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61in"/>
    </style:style>
    <style:style style:name="co2" style:family="table-column">
      <style:table-column-properties fo:break-before="auto" style:column-width="0.8256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7709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198in"/>
    </style:style>
    <style:style style:name="co9" style:family="table-column">
      <style:table-column-properties fo:break-before="auto" style:column-width="0.6917in"/>
    </style:style>
    <style:style style:name="co10" style:family="table-column">
      <style:table-column-properties fo:break-before="auto" style:column-width="0.7598in"/>
    </style:style>
    <style:style style:name="ro1" style:family="table-row">
      <style:table-row-properties style:row-height="1.4583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Calculation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0120">
      <style:table-cell-properties fo:background-color="#ffff00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 style:data-style-name="N10120"/>
    <style:style style:name="ce8" style:family="table-cell" style:parent-style-name="Default" style:data-style-name="N150"/>
    <style:style style:name="ce9" style:family="table-cell" style:parent-style-name="Default" style:data-style-name="N2"/>
    <style:style style:name="ce10" style:family="table-cell" style:parent-style-name="Default" style:data-style-name="N147"/>
    <style:style style:name="ce11" style:family="table-cell" style:parent-style-name="Default" style:data-style-name="N0"/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Calcul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5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99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OAA Solar Calculations - Change any of the highlighted cells to get solar position data for that location and date.</text:p>
          </table:table-cell>
          <table:covered-table-cell table:number-columns-repeated="2" table:style-name="ce3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Time (past local midnight)</text:p>
          </table:table-cell>
          <table:table-cell table:style-name="ce6" office:value-type="string" calcext:value-type="string">
            <text:p>Julian Day</text:p>
          </table:table-cell>
          <table:table-cell table:style-name="ce6" office:value-type="string" calcext:value-type="string">
            <text:p>Julian Century</text:p>
          </table:table-cell>
          <table:table-cell table:style-name="ce6"/>
          <table:table-cell table:style-name="ce6" office:value-type="string" calcext:value-type="string">
            <text:p>Geom Mean Long Sun (deg)</text:p>
          </table:table-cell>
          <table:table-cell table:style-name="ce6" office:value-type="string" calcext:value-type="string">
            <text:p>Geom Mean Anom Sun (deg)</text:p>
          </table:table-cell>
          <table:table-cell table:style-name="ce6" office:value-type="string" calcext:value-type="string">
            <text:p>Eccent Earth Orbit</text:p>
          </table:table-cell>
          <table:table-cell table:style-name="ce6" office:value-type="string" calcext:value-type="string">
            <text:p>Sun Eq of Ctr</text:p>
          </table:table-cell>
          <table:table-cell table:style-name="ce6" office:value-type="string" calcext:value-type="string">
            <text:p>Sun True Long (deg)</text:p>
          </table:table-cell>
          <table:table-cell table:style-name="ce6" office:value-type="string" calcext:value-type="string">
            <text:p>Sun True Anom (deg)</text:p>
          </table:table-cell>
          <table:table-cell table:style-name="ce6" office:value-type="string" calcext:value-type="string">
            <text:p>Sun Rad Vector (AUs)</text:p>
          </table:table-cell>
          <table:table-cell table:style-name="ce6" office:value-type="string" calcext:value-type="string">
            <text:p>Sun App Long (deg)</text:p>
          </table:table-cell>
          <table:table-cell table:style-name="ce6" office:value-type="string" calcext:value-type="string">
            <text:p>Mean Obliq Ecliptic (deg)</text:p>
          </table:table-cell>
          <table:table-cell table:style-name="ce6" office:value-type="string" calcext:value-type="string">
            <text:p>Obliq Corr (deg)</text:p>
          </table:table-cell>
          <table:table-cell table:style-name="ce6" office:value-type="string" calcext:value-type="string">
            <text:p>Sun Rt Ascen (deg)</text:p>
          </table:table-cell>
          <table:table-cell table:style-name="ce6" office:value-type="string" calcext:value-type="string">
            <text:p>Sun Declin (deg)</text:p>
          </table:table-cell>
          <table:table-cell table:style-name="ce6" office:value-type="string" calcext:value-type="string">
            <text:p>var y</text:p>
          </table:table-cell>
          <table:table-cell table:style-name="ce6" office:value-type="string" calcext:value-type="string">
            <text:p>Eq of Time (minutes)</text:p>
          </table:table-cell>
          <table:table-cell table:style-name="ce6" office:value-type="string" calcext:value-type="string">
            <text:p>HA Sunrise (deg)</text:p>
          </table:table-cell>
          <table:table-cell table:style-name="ce6" office:value-type="string" calcext:value-type="string">
            <text:p>Solar Noon (LST)</text:p>
          </table:table-cell>
          <table:table-cell table:style-name="ce6" office:value-type="string" calcext:value-type="string">
            <text:p>Sunrise Time (LST)</text:p>
          </table:table-cell>
          <table:table-cell table:style-name="ce6" office:value-type="string" calcext:value-type="string">
            <text:p>Sunset Time (LST)</text:p>
          </table:table-cell>
          <table:table-cell table:style-name="ce6" office:value-type="string" calcext:value-type="string">
            <text:p>Sunlight Duration (minutes)</text:p>
          </table:table-cell>
          <table:table-cell table:style-name="ce6" office:value-type="string" calcext:value-type="string">
            <text:p>True Solar Time (min)</text:p>
          </table:table-cell>
          <table:table-cell table:style-name="ce6" office:value-type="string" calcext:value-type="string">
            <text:p>Hour Angle (deg)</text:p>
          </table:table-cell>
          <table:table-cell table:style-name="ce6" office:value-type="string" calcext:value-type="string">
            <text:p>Solar Zenith Angle (deg)</text:p>
          </table:table-cell>
          <table:table-cell table:style-name="ce6" office:value-type="string" calcext:value-type="string">
            <text:p>Solar Elevation Angle (deg)</text:p>
          </table:table-cell>
          <table:table-cell table:style-name="ce6" office:value-type="string" calcext:value-type="string">
            <text:p>Approx Atmospheric Refraction (deg)</text:p>
          </table:table-cell>
          <table:table-cell table:style-name="ce6" office:value-type="string" calcext:value-type="string">
            <text:p>Solar Elevation corrected for atm refraction (deg)</text:p>
          </table:table-cell>
          <table:table-cell table:style-name="ce6" office:value-type="string" calcext:value-type="string">
            <text:p>Solar Azimuth Angle (deg cw from N)</text:p>
          </table:table-cell>
          <table:table-cell table:number-columns-repeated="990"/>
        </table:table-row>
        <table:table-row table:style-name="ro2">
          <table:table-cell table:style-name="ce2" table:number-columns-repeated="2"/>
          <table:table-cell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0.1/24" office:value-type="float" office:value="0.00416666666666667" calcext:value-type="float">
            <text:p>0:06:00</text:p>
          </table:table-cell>
          <table:table-cell table:style-name="ce9" table:formula="of:=[.D2]+2415018.5+[.E2]-[.$B$5]/24" office:value-type="float" office:value="2455368.79583333" calcext:value-type="float">
            <text:p>2455368.80</text:p>
          </table:table-cell>
          <table:table-cell table:style-name="ce10" table:formula="of:=([.F2]-2451545)/36525" office:value-type="float" office:value="0.104689824321243" calcext:value-type="float">
            <text:p>0.10468982</text:p>
          </table:table-cell>
          <table:table-cell/>
          <table:table-cell table:formula="of:=MOD(280.46646+[.G2]*(36000.76983+[.G2]*0.0003032);360)" office:value-type="float" office:value="89.3807322552648" calcext:value-type="float">
            <text:p>89.38</text:p>
          </table:table-cell>
          <table:table-cell table:formula="of:=357.52911+[.G2]*(35999.05029-0.0001537*[.G2])" office:value-type="float" office:value="4126.26335890715" calcext:value-type="float">
            <text:p>4126.26</text:p>
          </table:table-cell>
          <table:table-cell table:formula="of:=0.016708634-[.G2]*(0.000042037+0.0000001267*[.G2])" office:value-type="float" office:value="0.0167042317652282" calcext:value-type="float">
            <text:p>0.02</text:p>
          </table:table-cell>
          <table:table-cell table:formula="of:=SIN(RADIANS([.J2]))*(1.914602-[.G2]*(0.004817+0.000014*[.G2]))+SIN(RADIANS(2*[.J2]))*(0.019993-0.000101*[.G2])+SIN(RADIANS(3*[.J2]))*0.000289" office:value-type="float" office:value="0.4454922851935" calcext:value-type="float">
            <text:p>0.45</text:p>
          </table:table-cell>
          <table:table-cell table:formula="of:=[.I2]+[.L2]" office:value-type="float" office:value="89.8262245404583" calcext:value-type="float">
            <text:p>89.83</text:p>
          </table:table-cell>
          <table:table-cell table:formula="of:=[.J2]+[.L2]" office:value-type="float" office:value="4126.70885119234" calcext:value-type="float">
            <text:p>4126.71</text:p>
          </table:table-cell>
          <table:table-cell table:formula="of:=(1.000001018*(1-[.K2]*[.K2]))/(1+[.K2]*COS(RADIANS([.N2])))" office:value-type="float" office:value="1.01624284186237" calcext:value-type="float">
            <text:p>1.02</text:p>
          </table:table-cell>
          <table:table-cell table:formula="of:=[.M2]-0.00569-0.00478*SIN(RADIANS(125.04-1934.136*[.G2]))" office:value-type="float" office:value="89.8252002284535" calcext:value-type="float">
            <text:p>89.83</text:p>
          </table:table-cell>
          <table:table-cell table:formula="of:=23+(26+((21.448-[.G2]*(46.815+[.G2]*(0.00059-[.G2]*0.001813))))/60)/60" office:value-type="float" office:value="23.437929705969" calcext:value-type="float">
            <text:p>23.44</text:p>
          </table:table-cell>
          <table:table-cell table:formula="of:=[.Q2]+0.00256*COS(RADIANS(125.04-1934.136*[.G2]))" office:value-type="float" office:value="23.4384862182944" calcext:value-type="float">
            <text:p>23.44</text:p>
          </table:table-cell>
          <table:table-cell table:formula="of:=DEGREES(ATAN2(COS(RADIANS([.P2]));COS(RADIANS([.R2]))*SIN(RADIANS([.P2]))))" office:value-type="float" office:value="89.8094800844214" calcext:value-type="float">
            <text:p>89.81</text:p>
          </table:table-cell>
          <table:table-cell table:formula="of:=DEGREES(ASIN(SIN(RADIANS([.R2]))*SIN(RADIANS([.P2]))))" office:value-type="float" office:value="23.4383706192869" calcext:value-type="float">
            <text:p>23.44</text:p>
          </table:table-cell>
          <table:table-cell table:formula="of:=TAN(RADIANS([.R2]/2))*TAN(RADIANS([.R2]/2))" office:value-type="float" office:value="0.043031489687857" calcext:value-type="float">
            <text:p>0.04</text:p>
          </table:table-cell>
          <table:table-cell table:formula="of:=4*DEGREES([.U2]*SIN(2*RADIANS([.I2]))-2*[.K2]*SIN(RADIANS([.J2]))+4*[.K2]*[.U2]*SIN(RADIANS([.J2]))*COS(2*RADIANS([.I2]))-0.5*[.U2]*[.U2]*SIN(4*RADIANS([.I2]))-1.25*[.K2]*[.K2]*SIN(2*RADIANS([.J2])))" office:value-type="float" office:value="-1.71536757846953" calcext:value-type="float">
            <text:p>-1.72</text:p>
          </table:table-cell>
          <table:table-cell table:formula="of:=DEGREES(ACOS(COS(RADIANS(90.833))/(COS(RADIANS([.$B$3]))*COS(RADIANS([.T2])))-TAN(RADIANS([.$B$3]))*TAN(RADIANS([.T2]))))" office:value-type="float" office:value="112.610410069884" calcext:value-type="float">
            <text:p>112.61</text:p>
          </table:table-cell>
          <table:table-cell table:style-name="ce8" table:formula="of:=(720-4*[.$B$4]-[.V2]+[.$B$5]*60)/1440" office:value-type="float" office:value="0.501191227485047" calcext:value-type="float">
            <text:p>12:01:43</text:p>
          </table:table-cell>
          <table:table-cell table:style-name="ce8" table:formula="of:=[.X2]-[.W2]*4/1440" office:value-type="float" office:value="0.18838453284648" calcext:value-type="float">
            <text:p>4:31:16</text:p>
          </table:table-cell>
          <table:table-cell table:style-name="ce8" table:formula="of:=[.X2]+[.W2]*4/1440" office:value-type="float" office:value="0.813997922123615" calcext:value-type="float">
            <text:p>19:32:09</text:p>
          </table:table-cell>
          <table:table-cell table:style-name="ce11" table:formula="of:=8*[.W2]" office:value-type="float" office:value="900.883280559074" calcext:value-type="float">
            <text:p>900.88</text:p>
          </table:table-cell>
          <table:table-cell table:formula="of:=MOD([.E2]*1440+[.V2]+4*[.$B$4]-60*[.$B$5];1440)" office:value-type="float" office:value="4.28463242153049" calcext:value-type="float">
            <text:p>4.28</text:p>
          </table:table-cell>
          <table:table-cell table:formula="of:=IF([.AB2]/4&lt;0;[.AB2]/4+180;[.AB2]/4-180)" office:value-type="float" office:value="-178.928841894617" calcext:value-type="float">
            <text:p>-178.93</text:p>
          </table:table-cell>
          <table:table-cell table:formula="of:=DEGREES(ACOS(SIN(RADIANS([.$B$3]))*SIN(RADIANS([.T2]))+COS(RADIANS([.$B$3]))*COS(RADIANS([.T2]))*COS(RADIANS([.AC2]))))" office:value-type="float" office:value="116.553762119181" calcext:value-type="float">
            <text:p>116.55</text:p>
          </table:table-cell>
          <table:table-cell table:formula="of:=90-[.AD2]" office:value-type="float" office:value="-26.5537621191813" calcext:value-type="float">
            <text:p>-26.55</text:p>
          </table:table-cell>
          <table:table-cell table:formula="of:=IF([.AE2]&gt;85;0;IF([.AE2]&gt;5;58.1/TAN(RADIANS([.AE2]))-0.07/POWER(TAN(RADIANS([.AE2]));3)+0.000086/POWER(TAN(RADIANS([.AE2]));5);IF([.AE2]&gt;-0.575;1735+[.AE2]*(-518.2+[.AE2]*(103.4+[.AE2]*(-12.79+[.AE2]*0.711)));-20.772/TAN(RADIANS([.AE2])))))/3600" office:value-type="float" office:value="0.0115456865919242" calcext:value-type="float">
            <text:p>0.01</text:p>
          </table:table-cell>
          <table:table-cell table:formula="of:=[.AE2]+[.AF2]" office:value-type="float" office:value="-26.5422164325893" calcext:value-type="float">
            <text:p>-26.54</text:p>
          </table:table-cell>
          <table:table-cell table:formula="of:=IF([.AC2]&gt;0;MOD(DEGREES(ACOS(((SIN(RADIANS([.$B$3]))*COS(RADIANS([.AD2])))-SIN(RADIANS([.T2])))/(COS(RADIANS([.$B$3]))*SIN(RADIANS([.AD2])))))+180;360);MOD(540-DEGREES(ACOS(((SIN(RADIANS([.$B$3]))*COS(RADIANS([.AD2])))-SIN(RADIANS([.T2])))/(COS(RADIANS([.$B$3]))*SIN(RADIANS([.AD2])))));360))" office:value-type="float" office:value="1.09867118388445" calcext:value-type="float">
            <text:p>1.1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Latitude (+ to N)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]+0.1/24" office:value-type="float" office:value="0.00833333333333333" calcext:value-type="float">
            <text:p>0:12:00</text:p>
          </table:table-cell>
          <table:table-cell table:style-name="ce9" table:formula="of:=[.D3]+2415018.5+[.E3]-[.$B$5]/24" office:value-type="float" office:value="2455368.8" calcext:value-type="float">
            <text:p>2455368.80</text:p>
          </table:table-cell>
          <table:table-cell table:style-name="ce10" table:formula="of:=([.F3]-2451545)/36525" office:value-type="float" office:value="0.104689938398352" calcext:value-type="float">
            <text:p>0.10468994</text:p>
          </table:table-cell>
          <table:table-cell/>
          <table:table-cell table:formula="of:=MOD(280.46646+[.G3]*(36000.76983+[.G3]*0.0003032);360)" office:value-type="float" office:value="89.3848391190168" calcext:value-type="float">
            <text:p>89.38</text:p>
          </table:table-cell>
          <table:table-cell table:formula="of:=357.52911+[.G3]*(35999.05029-0.0001537*[.G3])" office:value-type="float" office:value="4126.26746557473" calcext:value-type="float">
            <text:p>4126.27</text:p>
          </table:table-cell>
          <table:table-cell table:formula="of:=0.016708634-[.G3]*(0.000042037+0.0000001267*[.G3])" office:value-type="float" office:value="0.0167042317604297" calcext:value-type="float">
            <text:p>0.02</text:p>
          </table:table-cell>
          <table:table-cell table:formula="of:=SIN(RADIANS([.J3]))*(1.914602-[.G3]*(0.004817+0.000014*[.G3]))+SIN(RADIANS(2*[.J3]))*(0.019993-0.000101*[.G3])+SIN(RADIANS(3*[.J3]))*0.000289" office:value-type="float" office:value="0.445361510043839" calcext:value-type="float">
            <text:p>0.45</text:p>
          </table:table-cell>
          <table:table-cell table:formula="of:=[.I3]+[.L3]" office:value-type="float" office:value="89.8302006290606" calcext:value-type="float">
            <text:p>89.83</text:p>
          </table:table-cell>
          <table:table-cell table:formula="of:=[.J3]+[.L3]" office:value-type="float" office:value="4126.71282708477" calcext:value-type="float">
            <text:p>4126.71</text:p>
          </table:table-cell>
          <table:table-cell table:formula="of:=(1.000001018*(1-[.K3]*[.K3]))/(1+[.K3]*COS(RADIANS([.N3])))" office:value-type="float" office:value="1.0162431171084" calcext:value-type="float">
            <text:p>1.02</text:p>
          </table:table-cell>
          <table:table-cell table:formula="of:=[.M3]-0.00569-0.00478*SIN(RADIANS(125.04-1934.136*[.G3]))" office:value-type="float" office:value="89.8291763210574" calcext:value-type="float">
            <text:p>89.83</text:p>
          </table:table-cell>
          <table:table-cell table:formula="of:=23+(26+((21.448-[.G3]*(46.815+[.G3]*(0.00059-[.G3]*0.001813))))/60)/60" office:value-type="float" office:value="23.4379297044855" calcext:value-type="float">
            <text:p>23.44</text:p>
          </table:table-cell>
          <table:table-cell table:formula="of:=[.Q3]+0.00256*COS(RADIANS(125.04-1934.136*[.G3]))" office:value-type="float" office:value="23.4384862071883" calcext:value-type="float">
            <text:p>23.44</text:p>
          </table:table-cell>
          <table:table-cell table:formula="of:=DEGREES(ATAN2(COS(RADIANS([.P3]));COS(RADIANS([.R3]))*SIN(RADIANS([.P3]))))" office:value-type="float" office:value="89.8138137512774" calcext:value-type="float">
            <text:p>89.81</text:p>
          </table:table-cell>
          <table:table-cell table:formula="of:=DEGREES(ASIN(SIN(RADIANS([.R3]))*SIN(RADIANS([.P3]))))" office:value-type="float" office:value="23.4383758073216" calcext:value-type="float">
            <text:p>23.44</text:p>
          </table:table-cell>
          <table:table-cell table:formula="of:=TAN(RADIANS([.R3]/2))*TAN(RADIANS([.R3]/2))" office:value-type="float" office:value="0.0430314896459171" calcext:value-type="float">
            <text:p>0.04</text:p>
          </table:table-cell>
          <table:table-cell table:formula="of:=4*DEGREES([.U3]*SIN(2*RADIANS([.I3]))-2*[.K3]*SIN(RADIANS([.J3]))+4*[.K3]*[.U3]*SIN(RADIANS([.J3]))*COS(2*RADIANS([.I3]))-0.5*[.U3]*[.U3]*SIN(4*RADIANS([.I3]))-1.25*[.K3]*[.K3]*SIN(2*RADIANS([.J3])))" office:value-type="float" office:value="-1.71627351001712" calcext:value-type="float">
            <text:p>-1.72</text:p>
          </table:table-cell>
          <table:table-cell table:formula="of:=DEGREES(ACOS(COS(RADIANS(90.833))/(COS(RADIANS([.$B$3]))*COS(RADIANS([.T3])))-TAN(RADIANS([.$B$3]))*TAN(RADIANS([.T3]))))" office:value-type="float" office:value="112.610415722338" calcext:value-type="float">
            <text:p>112.61</text:p>
          </table:table-cell>
          <table:table-cell table:style-name="ce8" table:formula="of:=(720-4*[.$B$4]-[.V3]+[.$B$5]*60)/1440" office:value-type="float" office:value="0.50119185660418" calcext:value-type="float">
            <text:p>12:01:43</text:p>
          </table:table-cell>
          <table:table-cell table:style-name="ce8" table:formula="of:=[.X3]-[.W3]*4/1440" office:value-type="float" office:value="0.188385146264351" calcext:value-type="float">
            <text:p>4:31:16</text:p>
          </table:table-cell>
          <table:table-cell table:style-name="ce8" table:formula="of:=[.X3]+[.W3]*4/1440" office:value-type="float" office:value="0.813998566944008" calcext:value-type="float">
            <text:p>19:32:09</text:p>
          </table:table-cell>
          <table:table-cell table:style-name="ce11" table:formula="of:=8*[.W3]" office:value-type="float" office:value="900.883325778707" calcext:value-type="float">
            <text:p>900.88</text:p>
          </table:table-cell>
          <table:table-cell table:formula="of:=MOD([.E3]*1440+[.V3]+4*[.$B$4]-60*[.$B$5];1440)" office:value-type="float" office:value="10.2837264899829" calcext:value-type="float">
            <text:p>10.28</text:p>
          </table:table-cell>
          <table:table-cell table:formula="of:=IF([.AB3]/4&lt;0;[.AB3]/4+180;[.AB3]/4-180)" office:value-type="float" office:value="-177.429068377504" calcext:value-type="float">
            <text:p>-177.43</text:p>
          </table:table-cell>
          <table:table-cell table:formula="of:=DEGREES(ACOS(SIN(RADIANS([.$B$3]))*SIN(RADIANS([.T3]))+COS(RADIANS([.$B$3]))*COS(RADIANS([.T3]))*COS(RADIANS([.AC3]))))" office:value-type="float" office:value="116.516317084679" calcext:value-type="float">
            <text:p>116.52</text:p>
          </table:table-cell>
          <table:table-cell table:formula="of:=90-[.AD3]" office:value-type="float" office:value="-26.5163170846795" calcext:value-type="float">
            <text:p>-26.52</text:p>
          </table:table-cell>
          <table:table-cell table:formula="of:=IF([.AE3]&gt;85;0;IF([.AE3]&gt;5;58.1/TAN(RADIANS([.AE3]))-0.07/POWER(TAN(RADIANS([.AE3]));3)+0.000086/POWER(TAN(RADIANS([.AE3]));5);IF([.AE3]&gt;-0.575;1735+[.AE3]*(-518.2+[.AE3]*(103.4+[.AE3]*(-12.79+[.AE3]*0.711)));-20.772/TAN(RADIANS([.AE3])))))/3600" office:value-type="float" office:value="0.011564580776472" calcext:value-type="float">
            <text:p>0.01</text:p>
          </table:table-cell>
          <table:table-cell table:formula="of:=[.AE3]+[.AF3]" office:value-type="float" office:value="-26.504752503903" calcext:value-type="float">
            <text:p>-26.5</text:p>
          </table:table-cell>
          <table:table-cell table:formula="of:=IF([.AC3]&gt;0;MOD(DEGREES(ACOS(((SIN(RADIANS([.$B$3]))*COS(RADIANS([.AD3])))-SIN(RADIANS([.T3])))/(COS(RADIANS([.$B$3]))*SIN(RADIANS([.AD3])))))+180;360);MOD(540-DEGREES(ACOS(((SIN(RADIANS([.$B$3]))*COS(RADIANS([.AD3])))-SIN(RADIANS([.T3])))/(COS(RADIANS([.$B$3]))*SIN(RADIANS([.AD3])))));360))" office:value-type="float" office:value="2.6361438658098" calcext:value-type="float">
            <text:p>2.64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Longitude (+ to E)</text:p>
          </table:table-cell>
          <table:table-cell table:style-name="ce4" office:value-type="float" office:value="-105" calcext:value-type="float">
            <text:p>-105</text:p>
          </table:table-cell>
          <table:table-cell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3]+0.1/24" office:value-type="float" office:value="0.0125" calcext:value-type="float">
            <text:p>0:18:00</text:p>
          </table:table-cell>
          <table:table-cell table:style-name="ce9" table:formula="of:=[.D4]+2415018.5+[.E4]-[.$B$5]/24" office:value-type="float" office:value="2455368.80416667" calcext:value-type="float">
            <text:p>2455368.80</text:p>
          </table:table-cell>
          <table:table-cell table:style-name="ce10" table:formula="of:=([.F4]-2451545)/36525" office:value-type="float" office:value="0.104690052475474" calcext:value-type="float">
            <text:p>0.10469005</text:p>
          </table:table-cell>
          <table:table-cell/>
          <table:table-cell table:formula="of:=MOD(280.46646+[.G4]*(36000.76983+[.G4]*0.0003032);360)" office:value-type="float" office:value="89.3889459832358" calcext:value-type="float">
            <text:p>89.39</text:p>
          </table:table-cell>
          <table:table-cell table:formula="of:=357.52911+[.G4]*(35999.05029-0.0001537*[.G4])" office:value-type="float" office:value="4126.27157224278" calcext:value-type="float">
            <text:p>4126.27</text:p>
          </table:table-cell>
          <table:table-cell table:formula="of:=0.016708634-[.G4]*(0.000042037+0.0000001267*[.G4])" office:value-type="float" office:value="0.0167042317556312" calcext:value-type="float">
            <text:p>0.02</text:p>
          </table:table-cell>
          <table:table-cell table:formula="of:=SIN(RADIANS([.J4]))*(1.914602-[.G4]*(0.004817+0.000014*[.G4]))+SIN(RADIANS(2*[.J4]))*(0.019993-0.000101*[.G4])+SIN(RADIANS(3*[.J4]))*0.000289" office:value-type="float" office:value="0.445230732725657" calcext:value-type="float">
            <text:p>0.45</text:p>
          </table:table-cell>
          <table:table-cell table:formula="of:=[.I4]+[.L4]" office:value-type="float" office:value="89.8341767159614" calcext:value-type="float">
            <text:p>89.83</text:p>
          </table:table-cell>
          <table:table-cell table:formula="of:=[.J4]+[.L4]" office:value-type="float" office:value="4126.7168029755" calcext:value-type="float">
            <text:p>4126.72</text:p>
          </table:table-cell>
          <table:table-cell table:formula="of:=(1.000001018*(1-[.K4]*[.K4]))/(1+[.K4]*COS(RADIANS([.N4])))" office:value-type="float" office:value="1.01624339227358" calcext:value-type="float">
            <text:p>1.02</text:p>
          </table:table-cell>
          <table:table-cell table:formula="of:=[.M4]-0.00569-0.00478*SIN(RADIANS(125.04-1934.136*[.G4]))" office:value-type="float" office:value="89.8331524119596" calcext:value-type="float">
            <text:p>89.83</text:p>
          </table:table-cell>
          <table:table-cell table:formula="of:=23+(26+((21.448-[.G4]*(46.815+[.G4]*(0.00059-[.G4]*0.001813))))/60)/60" office:value-type="float" office:value="23.437929703002" calcext:value-type="float">
            <text:p>23.44</text:p>
          </table:table-cell>
          <table:table-cell table:formula="of:=[.Q4]+0.00256*COS(RADIANS(125.04-1934.136*[.G4]))" office:value-type="float" office:value="23.4384861960823" calcext:value-type="float">
            <text:p>23.44</text:p>
          </table:table-cell>
          <table:table-cell table:formula="of:=DEGREES(ATAN2(COS(RADIANS([.P4]));COS(RADIANS([.R4]))*SIN(RADIANS([.P4]))))" office:value-type="float" office:value="89.8181474166152" calcext:value-type="float">
            <text:p>89.82</text:p>
          </table:table-cell>
          <table:table-cell table:formula="of:=DEGREES(ASIN(SIN(RADIANS([.R4]))*SIN(RADIANS([.P4]))))" office:value-type="float" office:value="23.4383808757317" calcext:value-type="float">
            <text:p>23.44</text:p>
          </table:table-cell>
          <table:table-cell table:formula="of:=TAN(RADIANS([.R4]/2))*TAN(RADIANS([.R4]/2))" office:value-type="float" office:value="0.0430314896039771" calcext:value-type="float">
            <text:p>0.04</text:p>
          </table:table-cell>
          <table:table-cell table:formula="of:=4*DEGREES([.U4]*SIN(2*RADIANS([.I4]))-2*[.K4]*SIN(RADIANS([.J4]))+4*[.K4]*[.U4]*SIN(RADIANS([.J4]))*COS(2*RADIANS([.I4]))-0.5*[.U4]*[.U4]*SIN(4*RADIANS([.I4]))-1.25*[.K4]*[.K4]*SIN(2*RADIANS([.J4])))" office:value-type="float" office:value="-1.71717943388594" calcext:value-type="float">
            <text:p>-1.72</text:p>
          </table:table-cell>
          <table:table-cell table:formula="of:=DEGREES(ACOS(COS(RADIANS(90.833))/(COS(RADIANS([.$B$3]))*COS(RADIANS([.T4])))-TAN(RADIANS([.$B$3]))*TAN(RADIANS([.T4]))))" office:value-type="float" office:value="112.61042124446" calcext:value-type="float">
            <text:p>112.61</text:p>
          </table:table-cell>
          <table:table-cell table:style-name="ce8" table:formula="of:=(720-4*[.$B$4]-[.V4]+[.$B$5]*60)/1440" office:value-type="float" office:value="0.501192485717978" calcext:value-type="float">
            <text:p>12:01:43</text:p>
          </table:table-cell>
          <table:table-cell table:style-name="ce8" table:formula="of:=[.X4]-[.W4]*4/1440" office:value-type="float" office:value="0.188385760038922" calcext:value-type="float">
            <text:p>4:31:17</text:p>
          </table:table-cell>
          <table:table-cell table:style-name="ce8" table:formula="of:=[.X4]+[.W4]*4/1440" office:value-type="float" office:value="0.813999211397033" calcext:value-type="float">
            <text:p>19:32:10</text:p>
          </table:table-cell>
          <table:table-cell table:style-name="ce11" table:formula="of:=8*[.W4]" office:value-type="float" office:value="900.883369955679" calcext:value-type="float">
            <text:p>900.88</text:p>
          </table:table-cell>
          <table:table-cell table:formula="of:=MOD([.E4]*1440+[.V4]+4*[.$B$4]-60*[.$B$5];1440)" office:value-type="float" office:value="16.2828205661141" calcext:value-type="float">
            <text:p>16.28</text:p>
          </table:table-cell>
          <table:table-cell table:formula="of:=IF([.AB4]/4&lt;0;[.AB4]/4+180;[.AB4]/4-180)" office:value-type="float" office:value="-175.929294858471" calcext:value-type="float">
            <text:p>-175.93</text:p>
          </table:table-cell>
          <table:table-cell table:formula="of:=DEGREES(ACOS(SIN(RADIANS([.$B$3]))*SIN(RADIANS([.T4]))+COS(RADIANS([.$B$3]))*COS(RADIANS([.T4]))*COS(RADIANS([.AC4]))))" office:value-type="float" office:value="116.448095627627" calcext:value-type="float">
            <text:p>116.45</text:p>
          </table:table-cell>
          <table:table-cell table:formula="of:=90-[.AD4]" office:value-type="float" office:value="-26.4480956276268" calcext:value-type="float">
            <text:p>-26.45</text:p>
          </table:table-cell>
          <table:table-cell table:formula="of:=IF([.AE4]&gt;85;0;IF([.AE4]&gt;5;58.1/TAN(RADIANS([.AE4]))-0.07/POWER(TAN(RADIANS([.AE4]));3)+0.000086/POWER(TAN(RADIANS([.AE4]));5);IF([.AE4]&gt;-0.575;1735+[.AE4]*(-518.2+[.AE4]*(103.4+[.AE4]*(-12.79+[.AE4]*0.711)));-20.772/TAN(RADIANS([.AE4])))))/3600" office:value-type="float" office:value="0.0115991318230735" calcext:value-type="float">
            <text:p>0.01</text:p>
          </table:table-cell>
          <table:table-cell table:formula="of:=[.AE4]+[.AF4]" office:value-type="float" office:value="-26.4364964958038" calcext:value-type="float">
            <text:p>-26.44</text:p>
          </table:table-cell>
          <table:table-cell table:formula="of:=IF([.AC4]&gt;0;MOD(DEGREES(ACOS(((SIN(RADIANS([.$B$3]))*COS(RADIANS([.AD4])))-SIN(RADIANS([.T4])))/(COS(RADIANS([.$B$3]))*SIN(RADIANS([.AD4])))))+180;360);MOD(540-DEGREES(ACOS(((SIN(RADIANS([.$B$3]))*COS(RADIANS([.AD4])))-SIN(RADIANS([.T4])))/(COS(RADIANS([.$B$3]))*SIN(RADIANS([.AD4])))));360))" office:value-type="float" office:value="4.17158831262998" calcext:value-type="float">
            <text:p>4.17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Time Zone (+ to E)</text:p>
          </table:table-cell>
          <table:table-cell table:style-name="ce4" office:value-type="float" office:value="-7" calcext:value-type="float">
            <text:p>-7</text:p>
          </table:table-cell>
          <table:table-cell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4]+0.1/24" office:value-type="float" office:value="0.0166666666666667" calcext:value-type="float">
            <text:p>0:24:00</text:p>
          </table:table-cell>
          <table:table-cell table:style-name="ce9" table:formula="of:=[.D5]+2415018.5+[.E5]-[.$B$5]/24" office:value-type="float" office:value="2455368.80833333" calcext:value-type="float">
            <text:p>2455368.81</text:p>
          </table:table-cell>
          <table:table-cell table:style-name="ce10" table:formula="of:=([.F5]-2451545)/36525" office:value-type="float" office:value="0.104690166552584" calcext:value-type="float">
            <text:p>0.10469017</text:p>
          </table:table-cell>
          <table:table-cell/>
          <table:table-cell table:formula="of:=MOD(280.46646+[.G5]*(36000.76983+[.G5]*0.0003032);360)" office:value-type="float" office:value="89.3930528470223" calcext:value-type="float">
            <text:p>89.39</text:p>
          </table:table-cell>
          <table:table-cell table:formula="of:=357.52911+[.G5]*(35999.05029-0.0001537*[.G5])" office:value-type="float" office:value="4126.27567891039" calcext:value-type="float">
            <text:p>4126.28</text:p>
          </table:table-cell>
          <table:table-cell table:formula="of:=0.016708634-[.G5]*(0.000042037+0.0000001267*[.G5])" office:value-type="float" office:value="0.0167042317508327" calcext:value-type="float">
            <text:p>0.02</text:p>
          </table:table-cell>
          <table:table-cell table:formula="of:=SIN(RADIANS([.J5]))*(1.914602-[.G5]*(0.004817+0.000014*[.G5]))+SIN(RADIANS(2*[.J5]))*(0.019993-0.000101*[.G5])+SIN(RADIANS(3*[.J5]))*0.000289" office:value-type="float" office:value="0.445099953268189" calcext:value-type="float">
            <text:p>0.45</text:p>
          </table:table-cell>
          <table:table-cell table:formula="of:=[.I5]+[.L5]" office:value-type="float" office:value="89.8381528002905" calcext:value-type="float">
            <text:p>89.84</text:p>
          </table:table-cell>
          <table:table-cell table:formula="of:=[.J5]+[.L5]" office:value-type="float" office:value="4126.72077886366" calcext:value-type="float">
            <text:p>4126.72</text:p>
          </table:table-cell>
          <table:table-cell table:formula="of:=(1.000001018*(1-[.K5]*[.K5]))/(1+[.K5]*COS(RADIANS([.N5])))" office:value-type="float" office:value="1.01624366735787" calcext:value-type="float">
            <text:p>1.02</text:p>
          </table:table-cell>
          <table:table-cell table:formula="of:=[.M5]-0.00569-0.00478*SIN(RADIANS(125.04-1934.136*[.G5]))" office:value-type="float" office:value="89.83712850029" calcext:value-type="float">
            <text:p>89.84</text:p>
          </table:table-cell>
          <table:table-cell table:formula="of:=23+(26+((21.448-[.G5]*(46.815+[.G5]*(0.00059-[.G5]*0.001813))))/60)/60" office:value-type="float" office:value="23.4379297015185" calcext:value-type="float">
            <text:p>23.44</text:p>
          </table:table-cell>
          <table:table-cell table:formula="of:=[.Q5]+0.00256*COS(RADIANS(125.04-1934.136*[.G5]))" office:value-type="float" office:value="23.4384861849762" calcext:value-type="float">
            <text:p>23.44</text:p>
          </table:table-cell>
          <table:table-cell table:formula="of:=DEGREES(ATAN2(COS(RADIANS([.P5]));COS(RADIANS([.R5]))*SIN(RADIANS([.P5]))))" office:value-type="float" office:value="89.8224810794783" calcext:value-type="float">
            <text:p>89.82</text:p>
          </table:table-cell>
          <table:table-cell table:formula="of:=DEGREES(ASIN(SIN(RADIANS([.R5]))*SIN(RADIANS([.P5]))))" office:value-type="float" office:value="23.4383858245162" calcext:value-type="float">
            <text:p>23.44</text:p>
          </table:table-cell>
          <table:table-cell table:formula="of:=TAN(RADIANS([.R5]/2))*TAN(RADIANS([.R5]/2))" office:value-type="float" office:value="0.0430314895620372" calcext:value-type="float">
            <text:p>0.04</text:p>
          </table:table-cell>
          <table:table-cell table:formula="of:=4*DEGREES([.U5]*SIN(2*RADIANS([.I5]))-2*[.K5]*SIN(RADIANS([.J5]))+4*[.K5]*[.U5]*SIN(RADIANS([.J5]))*COS(2*RADIANS([.I5]))-0.5*[.U5]*[.U5]*SIN(4*RADIANS([.I5]))-1.25*[.K5]*[.K5]*SIN(2*RADIANS([.J5])))" office:value-type="float" office:value="-1.71808534984891" calcext:value-type="float">
            <text:p>-1.72</text:p>
          </table:table-cell>
          <table:table-cell table:formula="of:=DEGREES(ACOS(COS(RADIANS(90.833))/(COS(RADIANS([.$B$3]))*COS(RADIANS([.T5])))-TAN(RADIANS([.$B$3]))*TAN(RADIANS([.T5]))))" office:value-type="float" office:value="112.610426636248" calcext:value-type="float">
            <text:p>112.61</text:p>
          </table:table-cell>
          <table:table-cell table:style-name="ce8" table:formula="of:=(720-4*[.$B$4]-[.V5]+[.$B$5]*60)/1440" office:value-type="float" office:value="0.501193114826282" calcext:value-type="float">
            <text:p>12:01:43</text:p>
          </table:table-cell>
          <table:table-cell table:style-name="ce8" table:formula="of:=[.X5]-[.W5]*4/1440" office:value-type="float" office:value="0.188386374170038" calcext:value-type="float">
            <text:p>4:31:17</text:p>
          </table:table-cell>
          <table:table-cell table:style-name="ce8" table:formula="of:=[.X5]+[.W5]*4/1440" office:value-type="float" office:value="0.813999855482526" calcext:value-type="float">
            <text:p>19:32:10</text:p>
          </table:table-cell>
          <table:table-cell table:style-name="ce11" table:formula="of:=8*[.W5]" office:value-type="float" office:value="900.883413089983" calcext:value-type="float">
            <text:p>900.88</text:p>
          </table:table-cell>
          <table:table-cell table:formula="of:=MOD([.E5]*1440+[.V5]+4*[.$B$4]-60*[.$B$5];1440)" office:value-type="float" office:value="22.2819146501511" calcext:value-type="float">
            <text:p>22.28</text:p>
          </table:table-cell>
          <table:table-cell table:formula="of:=IF([.AB5]/4&lt;0;[.AB5]/4+180;[.AB5]/4-180)" office:value-type="float" office:value="-174.429521337462" calcext:value-type="float">
            <text:p>-174.43</text:p>
          </table:table-cell>
          <table:table-cell table:formula="of:=DEGREES(ACOS(SIN(RADIANS([.$B$3]))*SIN(RADIANS([.T5]))+COS(RADIANS([.$B$3]))*COS(RADIANS([.T5]))*COS(RADIANS([.AC5]))))" office:value-type="float" office:value="116.349199015252" calcext:value-type="float">
            <text:p>116.35</text:p>
          </table:table-cell>
          <table:table-cell table:formula="of:=90-[.AD5]" office:value-type="float" office:value="-26.3491990152519" calcext:value-type="float">
            <text:p>-26.35</text:p>
          </table:table-cell>
          <table:table-cell table:formula="of:=IF([.AE5]&gt;85;0;IF([.AE5]&gt;5;58.1/TAN(RADIANS([.AE5]))-0.07/POWER(TAN(RADIANS([.AE5]));3)+0.000086/POWER(TAN(RADIANS([.AE5]));5);IF([.AE5]&gt;-0.575;1735+[.AE5]*(-518.2+[.AE5]*(103.4+[.AE5]*(-12.79+[.AE5]*0.711)));-20.772/TAN(RADIANS([.AE5])))))/3600" office:value-type="float" office:value="0.0116495131598086" calcext:value-type="float">
            <text:p>0.01</text:p>
          </table:table-cell>
          <table:table-cell table:formula="of:=[.AE5]+[.AF5]" office:value-type="float" office:value="-26.3375495020921" calcext:value-type="float">
            <text:p>-26.34</text:p>
          </table:table-cell>
          <table:table-cell table:formula="of:=IF([.AC5]&gt;0;MOD(DEGREES(ACOS(((SIN(RADIANS([.$B$3]))*COS(RADIANS([.AD5])))-SIN(RADIANS([.T5])))/(COS(RADIANS([.$B$3]))*SIN(RADIANS([.AD5])))))+180;360);MOD(540-DEGREES(ACOS(((SIN(RADIANS([.$B$3]))*COS(RADIANS([.AD5])))-SIN(RADIANS([.T5])))/(COS(RADIANS([.$B$3]))*SIN(RADIANS([.AD5])))));360))" office:value-type="float" office:value="5.70383603820028" calcext:value-type="float">
            <text:p>5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5]+0.1/24" office:value-type="float" office:value="0.0208333333333333" calcext:value-type="float">
            <text:p>0:30:00</text:p>
          </table:table-cell>
          <table:table-cell table:style-name="ce9" table:formula="of:=[.D6]+2415018.5+[.E6]-[.$B$5]/24" office:value-type="float" office:value="2455368.8125" calcext:value-type="float">
            <text:p>2455368.81</text:p>
          </table:table-cell>
          <table:table-cell table:style-name="ce10" table:formula="of:=([.F6]-2451545)/36525" office:value-type="float" office:value="0.104690280629706" calcext:value-type="float">
            <text:p>0.10469028</text:p>
          </table:table-cell>
          <table:table-cell/>
          <table:table-cell table:formula="of:=MOD(280.46646+[.G6]*(36000.76983+[.G6]*0.0003032);360)" office:value-type="float" office:value="89.3971597112418" calcext:value-type="float">
            <text:p>89.4</text:p>
          </table:table-cell>
          <table:table-cell table:formula="of:=357.52911+[.G6]*(35999.05029-0.0001537*[.G6])" office:value-type="float" office:value="4126.27978557844" calcext:value-type="float">
            <text:p>4126.28</text:p>
          </table:table-cell>
          <table:table-cell table:formula="of:=0.016708634-[.G6]*(0.000042037+0.0000001267*[.G6])" office:value-type="float" office:value="0.0167042317460342" calcext:value-type="float">
            <text:p>0.02</text:p>
          </table:table-cell>
          <table:table-cell table:formula="of:=SIN(RADIANS([.J6]))*(1.914602-[.G6]*(0.004817+0.000014*[.G6]))+SIN(RADIANS(2*[.J6]))*(0.019993-0.000101*[.G6])+SIN(RADIANS(3*[.J6]))*0.000289" office:value-type="float" office:value="0.444969171644532" calcext:value-type="float">
            <text:p>0.44</text:p>
          </table:table-cell>
          <table:table-cell table:formula="of:=[.I6]+[.L6]" office:value-type="float" office:value="89.8421288828863" calcext:value-type="float">
            <text:p>89.84</text:p>
          </table:table-cell>
          <table:table-cell table:formula="of:=[.J6]+[.L6]" office:value-type="float" office:value="4126.72475475008" calcext:value-type="float">
            <text:p>4126.72</text:p>
          </table:table-cell>
          <table:table-cell table:formula="of:=(1.000001018*(1-[.K6]*[.K6]))/(1+[.K6]*COS(RADIANS([.N6])))" office:value-type="float" office:value="1.01624394236132" calcext:value-type="float">
            <text:p>1.02</text:p>
          </table:table-cell>
          <table:table-cell table:formula="of:=[.M6]-0.00569-0.00478*SIN(RADIANS(125.04-1934.136*[.G6]))" office:value-type="float" office:value="89.8411045868871" calcext:value-type="float">
            <text:p>89.84</text:p>
          </table:table-cell>
          <table:table-cell table:formula="of:=23+(26+((21.448-[.G6]*(46.815+[.G6]*(0.00059-[.G6]*0.001813))))/60)/60" office:value-type="float" office:value="23.437929700035" calcext:value-type="float">
            <text:p>23.44</text:p>
          </table:table-cell>
          <table:table-cell table:formula="of:=[.Q6]+0.00256*COS(RADIANS(125.04-1934.136*[.G6]))" office:value-type="float" office:value="23.4384861738701" calcext:value-type="float">
            <text:p>23.44</text:p>
          </table:table-cell>
          <table:table-cell table:formula="of:=DEGREES(ATAN2(COS(RADIANS([.P6]));COS(RADIANS([.R6]))*SIN(RADIANS([.P6]))))" office:value-type="float" office:value="89.8268147407729" calcext:value-type="float">
            <text:p>89.83</text:p>
          </table:table-cell>
          <table:table-cell table:formula="of:=DEGREES(ASIN(SIN(RADIANS([.R6]))*SIN(RADIANS([.P6]))))" office:value-type="float" office:value="23.4383906536762" calcext:value-type="float">
            <text:p>23.44</text:p>
          </table:table-cell>
          <table:table-cell table:formula="of:=TAN(RADIANS([.R6]/2))*TAN(RADIANS([.R6]/2))" office:value-type="float" office:value="0.0430314895200972" calcext:value-type="float">
            <text:p>0.04</text:p>
          </table:table-cell>
          <table:table-cell table:formula="of:=4*DEGREES([.U6]*SIN(2*RADIANS([.I6]))-2*[.K6]*SIN(RADIANS([.J6]))+4*[.K6]*[.U6]*SIN(RADIANS([.J6]))*COS(2*RADIANS([.I6]))-0.5*[.U6]*[.U6]*SIN(4*RADIANS([.I6]))-1.25*[.K6]*[.K6]*SIN(2*RADIANS([.J6])))" office:value-type="float" office:value="-1.71899125806854" calcext:value-type="float">
            <text:p>-1.72</text:p>
          </table:table-cell>
          <table:table-cell table:formula="of:=DEGREES(ACOS(COS(RADIANS(90.833))/(COS(RADIANS([.$B$3]))*COS(RADIANS([.T6])))-TAN(RADIANS([.$B$3]))*TAN(RADIANS([.T6]))))" office:value-type="float" office:value="112.610431897704" calcext:value-type="float">
            <text:p>112.61</text:p>
          </table:table-cell>
          <table:table-cell table:style-name="ce8" table:formula="of:=(720-4*[.$B$4]-[.V6]+[.$B$5]*60)/1440" office:value-type="float" office:value="0.501193743929213" calcext:value-type="float">
            <text:p>12:01:43</text:p>
          </table:table-cell>
          <table:table-cell table:style-name="ce8" table:formula="of:=[.X6]-[.W6]*4/1440" office:value-type="float" office:value="0.188386988657814" calcext:value-type="float">
            <text:p>4:31:17</text:p>
          </table:table-cell>
          <table:table-cell table:style-name="ce8" table:formula="of:=[.X6]+[.W6]*4/1440" office:value-type="float" office:value="0.814000499200611" calcext:value-type="float">
            <text:p>19:32:10</text:p>
          </table:table-cell>
          <table:table-cell table:style-name="ce11" table:formula="of:=8*[.W6]" office:value-type="float" office:value="900.883455181628" calcext:value-type="float">
            <text:p>900.88</text:p>
          </table:table-cell>
          <table:table-cell table:formula="of:=MOD([.E6]*1440+[.V6]+4*[.$B$4]-60*[.$B$5];1440)" office:value-type="float" office:value="28.2810087419314" calcext:value-type="float">
            <text:p>28.28</text:p>
          </table:table-cell>
          <table:table-cell table:formula="of:=IF([.AB6]/4&lt;0;[.AB6]/4+180;[.AB6]/4-180)" office:value-type="float" office:value="-172.929747814517" calcext:value-type="float">
            <text:p>-172.93</text:p>
          </table:table-cell>
          <table:table-cell table:formula="of:=DEGREES(ACOS(SIN(RADIANS([.$B$3]))*SIN(RADIANS([.T6]))+COS(RADIANS([.$B$3]))*COS(RADIANS([.T6]))*COS(RADIANS([.AC6]))))" office:value-type="float" office:value="116.219773288054" calcext:value-type="float">
            <text:p>116.22</text:p>
          </table:table-cell>
          <table:table-cell table:formula="of:=90-[.AD6]" office:value-type="float" office:value="-26.2197732880544" calcext:value-type="float">
            <text:p>-26.22</text:p>
          </table:table-cell>
          <table:table-cell table:formula="of:=IF([.AE6]&gt;85;0;IF([.AE6]&gt;5;58.1/TAN(RADIANS([.AE6]))-0.07/POWER(TAN(RADIANS([.AE6]));3)+0.000086/POWER(TAN(RADIANS([.AE6]));5);IF([.AE6]&gt;-0.575;1735+[.AE6]*(-518.2+[.AE6]*(103.4+[.AE6]*(-12.79+[.AE6]*0.711)));-20.772/TAN(RADIANS([.AE6])))))/3600" office:value-type="float" office:value="0.0117159800332328" calcext:value-type="float">
            <text:p>0.01</text:p>
          </table:table-cell>
          <table:table-cell table:formula="of:=[.AE6]+[.AF6]" office:value-type="float" office:value="-26.2080573080211" calcext:value-type="float">
            <text:p>-26.21</text:p>
          </table:table-cell>
          <table:table-cell table:formula="of:=IF([.AC6]&gt;0;MOD(DEGREES(ACOS(((SIN(RADIANS([.$B$3]))*COS(RADIANS([.AD6])))-SIN(RADIANS([.T6])))/(COS(RADIANS([.$B$3]))*SIN(RADIANS([.AD6])))))+180;360);MOD(540-DEGREES(ACOS(((SIN(RADIANS([.$B$3]))*COS(RADIANS([.AD6])))-SIN(RADIANS([.T6])))/(COS(RADIANS([.$B$3]))*SIN(RADIANS([.AD6])))));360))" office:value-type="float" office:value="7.23173803789268" calcext:value-type="float">
            <text:p>7.23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Date</text:p>
          </table:table-cell>
          <table:table-cell table:style-name="ce5" office:value-type="date" office:date-value="2010-06-21" calcext:value-type="date">
            <text:p>6/21/2010</text:p>
          </table:table-cell>
          <table:table-cell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6]+0.1/24" office:value-type="float" office:value="0.025" calcext:value-type="float">
            <text:p>0:36:00</text:p>
          </table:table-cell>
          <table:table-cell table:style-name="ce9" table:formula="of:=[.D7]+2415018.5+[.E7]-[.$B$5]/24" office:value-type="float" office:value="2455368.81666667" calcext:value-type="float">
            <text:p>2455368.82</text:p>
          </table:table-cell>
          <table:table-cell table:style-name="ce10" table:formula="of:=([.F7]-2451545)/36525" office:value-type="float" office:value="0.104690394706815" calcext:value-type="float">
            <text:p>0.10469039</text:p>
          </table:table-cell>
          <table:table-cell/>
          <table:table-cell table:formula="of:=MOD(280.46646+[.G7]*(36000.76983+[.G7]*0.0003032);360)" office:value-type="float" office:value="89.4012665749929" calcext:value-type="float">
            <text:p>89.4</text:p>
          </table:table-cell>
          <table:table-cell table:formula="of:=357.52911+[.G7]*(35999.05029-0.0001537*[.G7])" office:value-type="float" office:value="4126.28389224602" calcext:value-type="float">
            <text:p>4126.28</text:p>
          </table:table-cell>
          <table:table-cell table:formula="of:=0.016708634-[.G7]*(0.000042037+0.0000001267*[.G7])" office:value-type="float" office:value="0.0167042317412357" calcext:value-type="float">
            <text:p>0.02</text:p>
          </table:table-cell>
          <table:table-cell table:formula="of:=SIN(RADIANS([.J7]))*(1.914602-[.G7]*(0.004817+0.000014*[.G7]))+SIN(RADIANS(2*[.J7]))*(0.019993-0.000101*[.G7])+SIN(RADIANS(3*[.J7]))*0.000289" office:value-type="float" office:value="0.444838387884026" calcext:value-type="float">
            <text:p>0.44</text:p>
          </table:table-cell>
          <table:table-cell table:formula="of:=[.I7]+[.L7]" office:value-type="float" office:value="89.8461049628769" calcext:value-type="float">
            <text:p>89.85</text:p>
          </table:table-cell>
          <table:table-cell table:formula="of:=[.J7]+[.L7]" office:value-type="float" office:value="4126.7287306339" calcext:value-type="float">
            <text:p>4126.73</text:p>
          </table:table-cell>
          <table:table-cell table:formula="of:=(1.000001018*(1-[.K7]*[.K7]))/(1+[.K7]*COS(RADIANS([.N7])))" office:value-type="float" office:value="1.01624421728386" calcext:value-type="float">
            <text:p>1.02</text:p>
          </table:table-cell>
          <table:table-cell table:formula="of:=[.M7]-0.00569-0.00478*SIN(RADIANS(125.04-1934.136*[.G7]))" office:value-type="float" office:value="89.8450806708789" calcext:value-type="float">
            <text:p>89.85</text:p>
          </table:table-cell>
          <table:table-cell table:formula="of:=23+(26+((21.448-[.G7]*(46.815+[.G7]*(0.00059-[.G7]*0.001813))))/60)/60" office:value-type="float" office:value="23.4379296985516" calcext:value-type="float">
            <text:p>23.44</text:p>
          </table:table-cell>
          <table:table-cell table:formula="of:=[.Q7]+0.00256*COS(RADIANS(125.04-1934.136*[.G7]))" office:value-type="float" office:value="23.4384861627641" calcext:value-type="float">
            <text:p>23.44</text:p>
          </table:table-cell>
          <table:table-cell table:formula="of:=DEGREES(ATAN2(COS(RADIANS([.P7]));COS(RADIANS([.R7]))*SIN(RADIANS([.P7]))))" office:value-type="float" office:value="89.8311483995406" calcext:value-type="float">
            <text:p>89.83</text:p>
          </table:table-cell>
          <table:table-cell table:formula="of:=DEGREES(ASIN(SIN(RADIANS([.R7]))*SIN(RADIANS([.P7]))))" office:value-type="float" office:value="23.4383953632109" calcext:value-type="float">
            <text:p>23.44</text:p>
          </table:table-cell>
          <table:table-cell table:formula="of:=TAN(RADIANS([.R7]/2))*TAN(RADIANS([.R7]/2))" office:value-type="float" office:value="0.0430314894781572" calcext:value-type="float">
            <text:p>0.04</text:p>
          </table:table-cell>
          <table:table-cell table:formula="of:=4*DEGREES([.U7]*SIN(2*RADIANS([.I7]))-2*[.K7]*SIN(RADIANS([.J7]))+4*[.K7]*[.U7]*SIN(RADIANS([.J7]))*COS(2*RADIANS([.I7]))-0.5*[.U7]*[.U7]*SIN(4*RADIANS([.I7]))-1.25*[.K7]*[.K7]*SIN(2*RADIANS([.J7])))" office:value-type="float" office:value="-1.71989715831757" calcext:value-type="float">
            <text:p>-1.72</text:p>
          </table:table-cell>
          <table:table-cell table:formula="of:=DEGREES(ACOS(COS(RADIANS(90.833))/(COS(RADIANS([.$B$3]))*COS(RADIANS([.T7])))-TAN(RADIANS([.$B$3]))*TAN(RADIANS([.T7]))))" office:value-type="float" office:value="112.610437028826" calcext:value-type="float">
            <text:p>112.61</text:p>
          </table:table-cell>
          <table:table-cell table:style-name="ce8" table:formula="of:=(720-4*[.$B$4]-[.V7]+[.$B$5]*60)/1440" office:value-type="float" office:value="0.50119437302661" calcext:value-type="float">
            <text:p>12:01:43</text:p>
          </table:table-cell>
          <table:table-cell table:style-name="ce8" table:formula="of:=[.X7]-[.W7]*4/1440" office:value-type="float" office:value="0.188387603502093" calcext:value-type="float">
            <text:p>4:31:17</text:p>
          </table:table-cell>
          <table:table-cell table:style-name="ce8" table:formula="of:=[.X7]+[.W7]*4/1440" office:value-type="float" office:value="0.814001142551126" calcext:value-type="float">
            <text:p>19:32:10</text:p>
          </table:table-cell>
          <table:table-cell table:style-name="ce11" table:formula="of:=8*[.W7]" office:value-type="float" office:value="900.883496230607" calcext:value-type="float">
            <text:p>900.88</text:p>
          </table:table-cell>
          <table:table-cell table:formula="of:=MOD([.E7]*1440+[.V7]+4*[.$B$4]-60*[.$B$5];1440)" office:value-type="float" office:value="34.2801028416824" calcext:value-type="float">
            <text:p>34.28</text:p>
          </table:table-cell>
          <table:table-cell table:formula="of:=IF([.AB7]/4&lt;0;[.AB7]/4+180;[.AB7]/4-180)" office:value-type="float" office:value="-171.429974289579" calcext:value-type="float">
            <text:p>-171.43</text:p>
          </table:table-cell>
          <table:table-cell table:formula="of:=DEGREES(ACOS(SIN(RADIANS([.$B$3]))*SIN(RADIANS([.T7]))+COS(RADIANS([.$B$3]))*COS(RADIANS([.T7]))*COS(RADIANS([.AC7]))))" office:value-type="float" office:value="116.060008219391" calcext:value-type="float">
            <text:p>116.06</text:p>
          </table:table-cell>
          <table:table-cell table:formula="of:=90-[.AD7]" office:value-type="float" office:value="-26.0600082193915" calcext:value-type="float">
            <text:p>-26.06</text:p>
          </table:table-cell>
          <table:table-cell table:formula="of:=IF([.AE7]&gt;85;0;IF([.AE7]&gt;5;58.1/TAN(RADIANS([.AE7]))-0.07/POWER(TAN(RADIANS([.AE7]));3)+0.000086/POWER(TAN(RADIANS([.AE7]));5);IF([.AE7]&gt;-0.575;1735+[.AE7]*(-518.2+[.AE7]*(103.4+[.AE7]*(-12.79+[.AE7]*0.711)));-20.772/TAN(RADIANS([.AE7])))))/3600" office:value-type="float" office:value="0.0117988734818643" calcext:value-type="float">
            <text:p>0.01</text:p>
          </table:table-cell>
          <table:table-cell table:formula="of:=[.AE7]+[.AF7]" office:value-type="float" office:value="-26.0482093459096" calcext:value-type="float">
            <text:p>-26.05</text:p>
          </table:table-cell>
          <table:table-cell table:formula="of:=IF([.AC7]&gt;0;MOD(DEGREES(ACOS(((SIN(RADIANS([.$B$3]))*COS(RADIANS([.AD7])))-SIN(RADIANS([.T7])))/(COS(RADIANS([.$B$3]))*SIN(RADIANS([.AD7])))))+180;360);MOD(540-DEGREES(ACOS(((SIN(RADIANS([.$B$3]))*COS(RADIANS([.AD7])))-SIN(RADIANS([.T7])))/(COS(RADIANS([.$B$3]))*SIN(RADIANS([.AD7])))));360))" office:value-type="float" office:value="8.75417155644425" calcext:value-type="float">
            <text:p>8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7]+0.1/24" office:value-type="float" office:value="0.0291666666666667" calcext:value-type="float">
            <text:p>0:42:00</text:p>
          </table:table-cell>
          <table:table-cell table:style-name="ce9" table:formula="of:=[.D8]+2415018.5+[.E8]-[.$B$5]/24" office:value-type="float" office:value="2455368.82083333" calcext:value-type="float">
            <text:p>2455368.82</text:p>
          </table:table-cell>
          <table:table-cell table:style-name="ce10" table:formula="of:=([.F8]-2451545)/36525" office:value-type="float" office:value="0.104690508783937" calcext:value-type="float">
            <text:p>0.10469051</text:p>
          </table:table-cell>
          <table:table-cell/>
          <table:table-cell table:formula="of:=MOD(280.46646+[.G8]*(36000.76983+[.G8]*0.0003032);360)" office:value-type="float" office:value="89.4053734392128" calcext:value-type="float">
            <text:p>89.41</text:p>
          </table:table-cell>
          <table:table-cell table:formula="of:=357.52911+[.G8]*(35999.05029-0.0001537*[.G8])" office:value-type="float" office:value="4126.28799891407" calcext:value-type="float">
            <text:p>4126.29</text:p>
          </table:table-cell>
          <table:table-cell table:formula="of:=0.016708634-[.G8]*(0.000042037+0.0000001267*[.G8])" office:value-type="float" office:value="0.0167042317364372" calcext:value-type="float">
            <text:p>0.02</text:p>
          </table:table-cell>
          <table:table-cell table:formula="of:=SIN(RADIANS([.J8]))*(1.914602-[.G8]*(0.004817+0.000014*[.G8]))+SIN(RADIANS(2*[.J8]))*(0.019993-0.000101*[.G8])+SIN(RADIANS(3*[.J8]))*0.000289" office:value-type="float" office:value="0.444707601957537" calcext:value-type="float">
            <text:p>0.44</text:p>
          </table:table-cell>
          <table:table-cell table:formula="of:=[.I8]+[.L8]" office:value-type="float" office:value="89.8500810411703" calcext:value-type="float">
            <text:p>89.85</text:p>
          </table:table-cell>
          <table:table-cell table:formula="of:=[.J8]+[.L8]" office:value-type="float" office:value="4126.73270651603" calcext:value-type="float">
            <text:p>4126.73</text:p>
          </table:table-cell>
          <table:table-cell table:formula="of:=(1.000001018*(1-[.K8]*[.K8]))/(1+[.K8]*COS(RADIANS([.N8])))" office:value-type="float" office:value="1.01624449212556" calcext:value-type="float">
            <text:p>1.02</text:p>
          </table:table-cell>
          <table:table-cell table:formula="of:=[.M8]-0.00569-0.00478*SIN(RADIANS(125.04-1934.136*[.G8]))" office:value-type="float" office:value="89.8490567531735" calcext:value-type="float">
            <text:p>89.85</text:p>
          </table:table-cell>
          <table:table-cell table:formula="of:=23+(26+((21.448-[.G8]*(46.815+[.G8]*(0.00059-[.G8]*0.001813))))/60)/60" office:value-type="float" office:value="23.4379296970681" calcext:value-type="float">
            <text:p>23.44</text:p>
          </table:table-cell>
          <table:table-cell table:formula="of:=[.Q8]+0.00256*COS(RADIANS(125.04-1934.136*[.G8]))" office:value-type="float" office:value="23.438486151658" calcext:value-type="float">
            <text:p>23.44</text:p>
          </table:table-cell>
          <table:table-cell table:formula="of:=DEGREES(ATAN2(COS(RADIANS([.P8]));COS(RADIANS([.R8]))*SIN(RADIANS([.P8]))))" office:value-type="float" office:value="89.8354820567634" calcext:value-type="float">
            <text:p>89.84</text:p>
          </table:table-cell>
          <table:table-cell table:formula="of:=DEGREES(ASIN(SIN(RADIANS([.R8]))*SIN(RADIANS([.P8]))))" office:value-type="float" office:value="23.4383999531216" calcext:value-type="float">
            <text:p>23.44</text:p>
          </table:table-cell>
          <table:table-cell table:formula="of:=TAN(RADIANS([.R8]/2))*TAN(RADIANS([.R8]/2))" office:value-type="float" office:value="0.0430314894362171" calcext:value-type="float">
            <text:p>0.04</text:p>
          </table:table-cell>
          <table:table-cell table:formula="of:=4*DEGREES([.U8]*SIN(2*RADIANS([.I8]))-2*[.K8]*SIN(RADIANS([.J8]))+4*[.K8]*[.U8]*SIN(RADIANS([.J8]))*COS(2*RADIANS([.I8]))-0.5*[.U8]*[.U8]*SIN(4*RADIANS([.I8]))-1.25*[.K8]*[.K8]*SIN(2*RADIANS([.J8])))" office:value-type="float" office:value="-1.7208030507746" calcext:value-type="float">
            <text:p>-1.72</text:p>
          </table:table-cell>
          <table:table-cell table:formula="of:=DEGREES(ACOS(COS(RADIANS(90.833))/(COS(RADIANS([.$B$3]))*COS(RADIANS([.T8])))-TAN(RADIANS([.$B$3]))*TAN(RADIANS([.T8]))))" office:value-type="float" office:value="112.610442029616" calcext:value-type="float">
            <text:p>112.61</text:p>
          </table:table-cell>
          <table:table-cell table:style-name="ce8" table:formula="of:=(720-4*[.$B$4]-[.V8]+[.$B$5]*60)/1440" office:value-type="float" office:value="0.501195002118594" calcext:value-type="float">
            <text:p>12:01:43</text:p>
          </table:table-cell>
          <table:table-cell table:style-name="ce8" table:formula="of:=[.X8]-[.W8]*4/1440" office:value-type="float" office:value="0.188388218702993" calcext:value-type="float">
            <text:p>4:31:17</text:p>
          </table:table-cell>
          <table:table-cell table:style-name="ce8" table:formula="of:=[.X8]+[.W8]*4/1440" office:value-type="float" office:value="0.814001785534194" calcext:value-type="float">
            <text:p>19:32:10</text:p>
          </table:table-cell>
          <table:table-cell table:style-name="ce11" table:formula="of:=8*[.W8]" office:value-type="float" office:value="900.883536236929" calcext:value-type="float">
            <text:p>900.88</text:p>
          </table:table-cell>
          <table:table-cell table:formula="of:=MOD([.E8]*1440+[.V8]+4*[.$B$4]-60*[.$B$5];1440)" office:value-type="float" office:value="40.2791969492254" calcext:value-type="float">
            <text:p>40.28</text:p>
          </table:table-cell>
          <table:table-cell table:formula="of:=IF([.AB8]/4&lt;0;[.AB8]/4+180;[.AB8]/4-180)" office:value-type="float" office:value="-169.930200762694" calcext:value-type="float">
            <text:p>-169.93</text:p>
          </table:table-cell>
          <table:table-cell table:formula="of:=DEGREES(ACOS(SIN(RADIANS([.$B$3]))*SIN(RADIANS([.T8]))+COS(RADIANS([.$B$3]))*COS(RADIANS([.T8]))*COS(RADIANS([.AC8]))))" office:value-type="float" office:value="115.870135979867" calcext:value-type="float">
            <text:p>115.87</text:p>
          </table:table-cell>
          <table:table-cell table:formula="of:=90-[.AD8]" office:value-type="float" office:value="-25.8701359798672" calcext:value-type="float">
            <text:p>-25.87</text:p>
          </table:table-cell>
          <table:table-cell table:formula="of:=IF([.AE8]&gt;85;0;IF([.AE8]&gt;5;58.1/TAN(RADIANS([.AE8]))-0.07/POWER(TAN(RADIANS([.AE8]));3)+0.000086/POWER(TAN(RADIANS([.AE8]));5);IF([.AE8]&gt;-0.575;1735+[.AE8]*(-518.2+[.AE8]*(103.4+[.AE8]*(-12.79+[.AE8]*0.711)));-20.772/TAN(RADIANS([.AE8])))))/3600" office:value-type="float" office:value="0.0118986257152028" calcext:value-type="float">
            <text:p>0.01</text:p>
          </table:table-cell>
          <table:table-cell table:formula="of:=[.AE8]+[.AF8]" office:value-type="float" office:value="-25.858237354152" calcext:value-type="float">
            <text:p>-25.86</text:p>
          </table:table-cell>
          <table:table-cell table:formula="of:=IF([.AC8]&gt;0;MOD(DEGREES(ACOS(((SIN(RADIANS([.$B$3]))*COS(RADIANS([.AD8])))-SIN(RADIANS([.T8])))/(COS(RADIANS([.$B$3]))*SIN(RADIANS([.AD8])))))+180;360);MOD(540-DEGREES(ACOS(((SIN(RADIANS([.$B$3]))*COS(RADIANS([.AD8])))-SIN(RADIANS([.T8])))/(COS(RADIANS([.$B$3]))*SIN(RADIANS([.AD8])))));360))" office:value-type="float" office:value="10.270046486808" calcext:value-type="float">
            <text:p>10.27</text:p>
          </table:table-cell>
          <table:table-cell table:number-columns-repeated="990"/>
        </table:table-row>
        <table:table-row table:style-name="ro2">
          <table:table-cell>
            <draw:frame table:end-cell-address="Calculations.C22" table:end-x="1.1965in" table:end-y="0.0094in" draw:z-index="0" draw:style-name="gr1" svg:width="3.2886in" svg:height="2.522in" svg:x="0in" svg:y="0.028in">
              <draw:object draw:notify-on-update-of-ranges="Calculations.AG2:Calculations.AG241 Calculations.AH1:Calculations.AH1 Calculations.AH2:Calculations.AH24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8]+0.1/24" office:value-type="float" office:value="0.0333333333333333" calcext:value-type="float">
            <text:p>0:48:00</text:p>
          </table:table-cell>
          <table:table-cell table:style-name="ce9" table:formula="of:=[.D9]+2415018.5+[.E9]-[.$B$5]/24" office:value-type="float" office:value="2455368.825" calcext:value-type="float">
            <text:p>2455368.83</text:p>
          </table:table-cell>
          <table:table-cell table:style-name="ce10" table:formula="of:=([.F9]-2451545)/36525" office:value-type="float" office:value="0.104690622861046" calcext:value-type="float">
            <text:p>0.10469062</text:p>
          </table:table-cell>
          <table:table-cell/>
          <table:table-cell table:formula="of:=MOD(280.46646+[.G9]*(36000.76983+[.G9]*0.0003032);360)" office:value-type="float" office:value="89.4094803029634" calcext:value-type="float">
            <text:p>89.41</text:p>
          </table:table-cell>
          <table:table-cell table:formula="of:=357.52911+[.G9]*(35999.05029-0.0001537*[.G9])" office:value-type="float" office:value="4126.29210558165" calcext:value-type="float">
            <text:p>4126.29</text:p>
          </table:table-cell>
          <table:table-cell table:formula="of:=0.016708634-[.G9]*(0.000042037+0.0000001267*[.G9])" office:value-type="float" office:value="0.0167042317316388" calcext:value-type="float">
            <text:p>0.02</text:p>
          </table:table-cell>
          <table:table-cell table:formula="of:=SIN(RADIANS([.J9]))*(1.914602-[.G9]*(0.004817+0.000014*[.G9]))+SIN(RADIANS(2*[.J9]))*(0.019993-0.000101*[.G9])+SIN(RADIANS(3*[.J9]))*0.000289" office:value-type="float" office:value="0.444576813895416" calcext:value-type="float">
            <text:p>0.44</text:p>
          </table:table-cell>
          <table:table-cell table:formula="of:=[.I9]+[.L9]" office:value-type="float" office:value="89.8540571168588" calcext:value-type="float">
            <text:p>89.85</text:p>
          </table:table-cell>
          <table:table-cell table:formula="of:=[.J9]+[.L9]" office:value-type="float" office:value="4126.73668239554" calcext:value-type="float">
            <text:p>4126.74</text:p>
          </table:table-cell>
          <table:table-cell table:formula="of:=(1.000001018*(1-[.K9]*[.K9]))/(1+[.K9]*COS(RADIANS([.N9])))" office:value-type="float" office:value="1.01624476688635" calcext:value-type="float">
            <text:p>1.02</text:p>
          </table:table-cell>
          <table:table-cell table:formula="of:=[.M9]-0.00569-0.00478*SIN(RADIANS(125.04-1934.136*[.G9]))" office:value-type="float" office:value="89.8530328328631" calcext:value-type="float">
            <text:p>89.85</text:p>
          </table:table-cell>
          <table:table-cell table:formula="of:=23+(26+((21.448-[.G9]*(46.815+[.G9]*(0.00059-[.G9]*0.001813))))/60)/60" office:value-type="float" office:value="23.4379296955846" calcext:value-type="float">
            <text:p>23.44</text:p>
          </table:table-cell>
          <table:table-cell table:formula="of:=[.Q9]+0.00256*COS(RADIANS(125.04-1934.136*[.G9]))" office:value-type="float" office:value="23.4384861405519" calcext:value-type="float">
            <text:p>23.44</text:p>
          </table:table-cell>
          <table:table-cell table:formula="of:=DEGREES(ATAN2(COS(RADIANS([.P9]));COS(RADIANS([.R9]))*SIN(RADIANS([.P9]))))" office:value-type="float" office:value="89.8398157114441" calcext:value-type="float">
            <text:p>89.84</text:p>
          </table:table-cell>
          <table:table-cell table:formula="of:=DEGREES(ASIN(SIN(RADIANS([.R9]))*SIN(RADIANS([.P9]))))" office:value-type="float" office:value="23.4384044234073" calcext:value-type="float">
            <text:p>23.44</text:p>
          </table:table-cell>
          <table:table-cell table:formula="of:=TAN(RADIANS([.R9]/2))*TAN(RADIANS([.R9]/2))" office:value-type="float" office:value="0.043031489394277" calcext:value-type="float">
            <text:p>0.04</text:p>
          </table:table-cell>
          <table:table-cell table:formula="of:=4*DEGREES([.U9]*SIN(2*RADIANS([.I9]))-2*[.K9]*SIN(RADIANS([.J9]))+4*[.K9]*[.U9]*SIN(RADIANS([.J9]))*COS(2*RADIANS([.I9]))-0.5*[.U9]*[.U9]*SIN(4*RADIANS([.I9]))-1.25*[.K9]*[.K9]*SIN(2*RADIANS([.J9])))" office:value-type="float" office:value="-1.72170893520354" calcext:value-type="float">
            <text:p>-1.72</text:p>
          </table:table-cell>
          <table:table-cell table:formula="of:=DEGREES(ACOS(COS(RADIANS(90.833))/(COS(RADIANS([.$B$3]))*COS(RADIANS([.T9])))-TAN(RADIANS([.$B$3]))*TAN(RADIANS([.T9]))))" office:value-type="float" office:value="112.610446900073" calcext:value-type="float">
            <text:p>112.61</text:p>
          </table:table-cell>
          <table:table-cell table:style-name="ce8" table:formula="of:=(720-4*[.$B$4]-[.V9]+[.$B$5]*60)/1440" office:value-type="float" office:value="0.501195631205005" calcext:value-type="float">
            <text:p>12:01:43</text:p>
          </table:table-cell>
          <table:table-cell table:style-name="ce8" table:formula="of:=[.X9]-[.W9]*4/1440" office:value-type="float" office:value="0.188388834260356" calcext:value-type="float">
            <text:p>4:31:17</text:p>
          </table:table-cell>
          <table:table-cell table:style-name="ce8" table:formula="of:=[.X9]+[.W9]*4/1440" office:value-type="float" office:value="0.814002428149653" calcext:value-type="float">
            <text:p>19:32:10</text:p>
          </table:table-cell>
          <table:table-cell table:style-name="ce11" table:formula="of:=8*[.W9]" office:value-type="float" office:value="900.883575200587" calcext:value-type="float">
            <text:p>900.88</text:p>
          </table:table-cell>
          <table:table-cell table:formula="of:=MOD([.E9]*1440+[.V9]+4*[.$B$4]-60*[.$B$5];1440)" office:value-type="float" office:value="46.2782910647964" calcext:value-type="float">
            <text:p>46.28</text:p>
          </table:table-cell>
          <table:table-cell table:formula="of:=IF([.AB9]/4&lt;0;[.AB9]/4+180;[.AB9]/4-180)" office:value-type="float" office:value="-168.430427233801" calcext:value-type="float">
            <text:p>-168.43</text:p>
          </table:table-cell>
          <table:table-cell table:formula="of:=DEGREES(ACOS(SIN(RADIANS([.$B$3]))*SIN(RADIANS([.T9]))+COS(RADIANS([.$B$3]))*COS(RADIANS([.T9]))*COS(RADIANS([.AC9]))))" office:value-type="float" office:value="115.65042952832" calcext:value-type="float">
            <text:p>115.65</text:p>
          </table:table-cell>
          <table:table-cell table:formula="of:=90-[.AD9]" office:value-type="float" office:value="-25.6504295283202" calcext:value-type="float">
            <text:p>-25.65</text:p>
          </table:table-cell>
          <table:table-cell table:formula="of:=IF([.AE9]&gt;85;0;IF([.AE9]&gt;5;58.1/TAN(RADIANS([.AE9]))-0.07/POWER(TAN(RADIANS([.AE9]));3)+0.000086/POWER(TAN(RADIANS([.AE9]));5);IF([.AE9]&gt;-0.575;1735+[.AE9]*(-518.2+[.AE9]*(103.4+[.AE9]*(-12.79+[.AE9]*0.711)));-20.772/TAN(RADIANS([.AE9])))))/3600" office:value-type="float" office:value="0.012015767045248" calcext:value-type="float">
            <text:p>0.01</text:p>
          </table:table-cell>
          <table:table-cell table:formula="of:=[.AE9]+[.AF9]" office:value-type="float" office:value="-25.6384137612749" calcext:value-type="float">
            <text:p>-25.64</text:p>
          </table:table-cell>
          <table:table-cell table:formula="of:=IF([.AC9]&gt;0;MOD(DEGREES(ACOS(((SIN(RADIANS([.$B$3]))*COS(RADIANS([.AD9])))-SIN(RADIANS([.T9])))/(COS(RADIANS([.$B$3]))*SIN(RADIANS([.AD9])))))+180;360);MOD(540-DEGREES(ACOS(((SIN(RADIANS([.$B$3]))*COS(RADIANS([.AD9])))-SIN(RADIANS([.T9])))/(COS(RADIANS([.$B$3]))*SIN(RADIANS([.AD9])))));360))" office:value-type="float" office:value="11.7783113192475" calcext:value-type="float">
            <text:p>11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9]+0.1/24" office:value-type="float" office:value="0.0375" calcext:value-type="float">
            <text:p>0:54:00</text:p>
          </table:table-cell>
          <table:table-cell table:style-name="ce9" table:formula="of:=[.D10]+2415018.5+[.E10]-[.$B$5]/24" office:value-type="float" office:value="2455368.82916667" calcext:value-type="float">
            <text:p>2455368.83</text:p>
          </table:table-cell>
          <table:table-cell table:style-name="ce10" table:formula="of:=([.F10]-2451545)/36525" office:value-type="float" office:value="0.104690736938169" calcext:value-type="float">
            <text:p>0.10469074</text:p>
          </table:table-cell>
          <table:table-cell/>
          <table:table-cell table:formula="of:=MOD(280.46646+[.G10]*(36000.76983+[.G10]*0.0003032);360)" office:value-type="float" office:value="89.4135871672188" calcext:value-type="float">
            <text:p>89.41</text:p>
          </table:table-cell>
          <table:table-cell table:formula="of:=357.52911+[.G10]*(35999.05029-0.0001537*[.G10])" office:value-type="float" office:value="4126.29621224973" calcext:value-type="float">
            <text:p>4126.3</text:p>
          </table:table-cell>
          <table:table-cell table:formula="of:=0.016708634-[.G10]*(0.000042037+0.0000001267*[.G10])" office:value-type="float" office:value="0.0167042317268403" calcext:value-type="float">
            <text:p>0.02</text:p>
          </table:table-cell>
          <table:table-cell table:formula="of:=SIN(RADIANS([.J10]))*(1.914602-[.G10]*(0.004817+0.000014*[.G10]))+SIN(RADIANS(2*[.J10]))*(0.019993-0.000101*[.G10])+SIN(RADIANS(3*[.J10]))*0.000289" office:value-type="float" office:value="0.44444602366744" calcext:value-type="float">
            <text:p>0.44</text:p>
          </table:table-cell>
          <table:table-cell table:formula="of:=[.I10]+[.L10]" office:value-type="float" office:value="89.8580331908862" calcext:value-type="float">
            <text:p>89.86</text:p>
          </table:table-cell>
          <table:table-cell table:formula="of:=[.J10]+[.L10]" office:value-type="float" office:value="4126.7406582734" calcext:value-type="float">
            <text:p>4126.74</text:p>
          </table:table-cell>
          <table:table-cell table:formula="of:=(1.000001018*(1-[.K10]*[.K10]))/(1+[.K10]*COS(RADIANS([.N10])))" office:value-type="float" office:value="1.01624504156629" calcext:value-type="float">
            <text:p>1.02</text:p>
          </table:table-cell>
          <table:table-cell table:formula="of:=[.M10]-0.00569-0.00478*SIN(RADIANS(125.04-1934.136*[.G10]))" office:value-type="float" office:value="89.8570089108915" calcext:value-type="float">
            <text:p>89.86</text:p>
          </table:table-cell>
          <table:table-cell table:formula="of:=23+(26+((21.448-[.G10]*(46.815+[.G10]*(0.00059-[.G10]*0.001813))))/60)/60" office:value-type="float" office:value="23.4379296941011" calcext:value-type="float">
            <text:p>23.44</text:p>
          </table:table-cell>
          <table:table-cell table:formula="of:=[.Q10]+0.00256*COS(RADIANS(125.04-1934.136*[.G10]))" office:value-type="float" office:value="23.4384861294458" calcext:value-type="float">
            <text:p>23.44</text:p>
          </table:table-cell>
          <table:table-cell table:formula="of:=DEGREES(ATAN2(COS(RADIANS([.P10]));COS(RADIANS([.R10]))*SIN(RADIANS([.P10]))))" office:value-type="float" office:value="89.8441493646034" calcext:value-type="float">
            <text:p>89.84</text:p>
          </table:table-cell>
          <table:table-cell table:formula="of:=DEGREES(ASIN(SIN(RADIANS([.R10]))*SIN(RADIANS([.P10]))))" office:value-type="float" office:value="23.4384087740692" calcext:value-type="float">
            <text:p>23.44</text:p>
          </table:table-cell>
          <table:table-cell table:formula="of:=TAN(RADIANS([.R10]/2))*TAN(RADIANS([.R10]/2))" office:value-type="float" office:value="0.0430314893523369" calcext:value-type="float">
            <text:p>0.04</text:p>
          </table:table-cell>
          <table:table-cell table:formula="of:=4*DEGREES([.U10]*SIN(2*RADIANS([.I10]))-2*[.K10]*SIN(RADIANS([.J10]))+4*[.K10]*[.U10]*SIN(RADIANS([.J10]))*COS(2*RADIANS([.I10]))-0.5*[.U10]*[.U10]*SIN(4*RADIANS([.I10]))-1.25*[.K10]*[.K10]*SIN(2*RADIANS([.J10])))" office:value-type="float" office:value="-1.72261481179147" calcext:value-type="float">
            <text:p>-1.72</text:p>
          </table:table-cell>
          <table:table-cell table:formula="of:=DEGREES(ACOS(COS(RADIANS(90.833))/(COS(RADIANS([.$B$3]))*COS(RADIANS([.T10])))-TAN(RADIANS([.$B$3]))*TAN(RADIANS([.T10]))))" office:value-type="float" office:value="112.610451640199" calcext:value-type="float">
            <text:p>112.61</text:p>
          </table:table-cell>
          <table:table-cell table:style-name="ce8" table:formula="of:=(720-4*[.$B$4]-[.V10]+[.$B$5]*60)/1440" office:value-type="float" office:value="0.501196260285963" calcext:value-type="float">
            <text:p>12:01:43</text:p>
          </table:table-cell>
          <table:table-cell table:style-name="ce8" table:formula="of:=[.X10]-[.W10]*4/1440" office:value-type="float" office:value="0.1883894501743" calcext:value-type="float">
            <text:p>4:31:17</text:p>
          </table:table-cell>
          <table:table-cell table:style-name="ce8" table:formula="of:=[.X10]+[.W10]*4/1440" office:value-type="float" office:value="0.814003070397627" calcext:value-type="float">
            <text:p>19:32:10</text:p>
          </table:table-cell>
          <table:table-cell table:style-name="ce11" table:formula="of:=8*[.W10]" office:value-type="float" office:value="900.883613121591" calcext:value-type="float">
            <text:p>900.88</text:p>
          </table:table-cell>
          <table:table-cell table:formula="of:=MOD([.E10]*1440+[.V10]+4*[.$B$4]-60*[.$B$5];1440)" office:value-type="float" office:value="52.2773851882085" calcext:value-type="float">
            <text:p>52.28</text:p>
          </table:table-cell>
          <table:table-cell table:formula="of:=IF([.AB10]/4&lt;0;[.AB10]/4+180;[.AB10]/4-180)" office:value-type="float" office:value="-166.930653702948" calcext:value-type="float">
            <text:p>-166.93</text:p>
          </table:table-cell>
          <table:table-cell table:formula="of:=DEGREES(ACOS(SIN(RADIANS([.$B$3]))*SIN(RADIANS([.T10]))+COS(RADIANS([.$B$3]))*COS(RADIANS([.T10]))*COS(RADIANS([.AC10]))))" office:value-type="float" office:value="115.401200755234" calcext:value-type="float">
            <text:p>115.4</text:p>
          </table:table-cell>
          <table:table-cell table:formula="of:=90-[.AD10]" office:value-type="float" office:value="-25.4012007552341" calcext:value-type="float">
            <text:p>-25.4</text:p>
          </table:table-cell>
          <table:table-cell table:formula="of:=IF([.AE10]&gt;85;0;IF([.AE10]&gt;5;58.1/TAN(RADIANS([.AE10]))-0.07/POWER(TAN(RADIANS([.AE10]));3)+0.000086/POWER(TAN(RADIANS([.AE10]));5);IF([.AE10]&gt;-0.575;1735+[.AE10]*(-518.2+[.AE10]*(103.4+[.AE10]*(-12.79+[.AE10]*0.711)));-20.772/TAN(RADIANS([.AE10])))))/3600" office:value-type="float" office:value="0.0121509345650883" calcext:value-type="float">
            <text:p>0.01</text:p>
          </table:table-cell>
          <table:table-cell table:formula="of:=[.AE10]+[.AF10]" office:value-type="float" office:value="-25.3890498206691" calcext:value-type="float">
            <text:p>-25.39</text:p>
          </table:table-cell>
          <table:table-cell table:formula="of:=IF([.AC10]&gt;0;MOD(DEGREES(ACOS(((SIN(RADIANS([.$B$3]))*COS(RADIANS([.AD10])))-SIN(RADIANS([.T10])))/(COS(RADIANS([.$B$3]))*SIN(RADIANS([.AD10])))))+180;360);MOD(540-DEGREES(ACOS(((SIN(RADIANS([.$B$3]))*COS(RADIANS([.AD10])))-SIN(RADIANS([.T10])))/(COS(RADIANS([.$B$3]))*SIN(RADIANS([.AD10])))));360))" office:value-type="float" office:value="13.2779585697826" calcext:value-type="float">
            <text:p>13.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0]+0.1/24" office:value-type="float" office:value="0.0416666666666667" calcext:value-type="float">
            <text:p>1:00:00</text:p>
          </table:table-cell>
          <table:table-cell table:style-name="ce9" table:formula="of:=[.D11]+2415018.5+[.E11]-[.$B$5]/24" office:value-type="float" office:value="2455368.83333333" calcext:value-type="float">
            <text:p>2455368.83</text:p>
          </table:table-cell>
          <table:table-cell table:style-name="ce10" table:formula="of:=([.F11]-2451545)/36525" office:value-type="float" office:value="0.104690851015278" calcext:value-type="float">
            <text:p>0.10469085</text:p>
          </table:table-cell>
          <table:table-cell/>
          <table:table-cell table:formula="of:=MOD(280.46646+[.G11]*(36000.76983+[.G11]*0.0003032);360)" office:value-type="float" office:value="89.4176940309699" calcext:value-type="float">
            <text:p>89.42</text:p>
          </table:table-cell>
          <table:table-cell table:formula="of:=357.52911+[.G11]*(35999.05029-0.0001537*[.G11])" office:value-type="float" office:value="4126.30031891731" calcext:value-type="float">
            <text:p>4126.3</text:p>
          </table:table-cell>
          <table:table-cell table:formula="of:=0.016708634-[.G11]*(0.000042037+0.0000001267*[.G11])" office:value-type="float" office:value="0.0167042317220418" calcext:value-type="float">
            <text:p>0.02</text:p>
          </table:table-cell>
          <table:table-cell table:formula="of:=SIN(RADIANS([.J11]))*(1.914602-[.G11]*(0.004817+0.000014*[.G11]))+SIN(RADIANS(2*[.J11]))*(0.019993-0.000101*[.G11])+SIN(RADIANS(3*[.J11]))*0.000289" office:value-type="float" office:value="0.444315231306243" calcext:value-type="float">
            <text:p>0.44</text:p>
          </table:table-cell>
          <table:table-cell table:formula="of:=[.I11]+[.L11]" office:value-type="float" office:value="89.8620092622761" calcext:value-type="float">
            <text:p>89.86</text:p>
          </table:table-cell>
          <table:table-cell table:formula="of:=[.J11]+[.L11]" office:value-type="float" office:value="4126.74463414862" calcext:value-type="float">
            <text:p>4126.74</text:p>
          </table:table-cell>
          <table:table-cell table:formula="of:=(1.000001018*(1-[.K11]*[.K11]))/(1+[.K11]*COS(RADIANS([.N11])))" office:value-type="float" office:value="1.01624531616533" calcext:value-type="float">
            <text:p>1.02</text:p>
          </table:table-cell>
          <table:table-cell table:formula="of:=[.M11]-0.00569-0.00478*SIN(RADIANS(125.04-1934.136*[.G11]))" office:value-type="float" office:value="89.8609849862823" calcext:value-type="float">
            <text:p>89.86</text:p>
          </table:table-cell>
          <table:table-cell table:formula="of:=23+(26+((21.448-[.G11]*(46.815+[.G11]*(0.00059-[.G11]*0.001813))))/60)/60" office:value-type="float" office:value="23.4379296926176" calcext:value-type="float">
            <text:p>23.44</text:p>
          </table:table-cell>
          <table:table-cell table:formula="of:=[.Q11]+0.00256*COS(RADIANS(125.04-1934.136*[.G11]))" office:value-type="float" office:value="23.4384861183397" calcext:value-type="float">
            <text:p>23.44</text:p>
          </table:table-cell>
          <table:table-cell table:formula="of:=DEGREES(ATAN2(COS(RADIANS([.P11]));COS(RADIANS([.R11]))*SIN(RADIANS([.P11]))))" office:value-type="float" office:value="89.8484830151694" calcext:value-type="float">
            <text:p>89.85</text:p>
          </table:table-cell>
          <table:table-cell table:formula="of:=DEGREES(ASIN(SIN(RADIANS([.R11]))*SIN(RADIANS([.P11]))))" office:value-type="float" office:value="23.4384130051065" calcext:value-type="float">
            <text:p>23.44</text:p>
          </table:table-cell>
          <table:table-cell table:formula="of:=TAN(RADIANS([.R11]/2))*TAN(RADIANS([.R11]/2))" office:value-type="float" office:value="0.0430314893103967" calcext:value-type="float">
            <text:p>0.04</text:p>
          </table:table-cell>
          <table:table-cell table:formula="of:=4*DEGREES([.U11]*SIN(2*RADIANS([.I11]))-2*[.K11]*SIN(RADIANS([.J11]))+4*[.K11]*[.U11]*SIN(RADIANS([.J11]))*COS(2*RADIANS([.I11]))-0.5*[.U11]*[.U11]*SIN(4*RADIANS([.I11]))-1.25*[.K11]*[.K11]*SIN(2*RADIANS([.J11])))" office:value-type="float" office:value="-1.72352068028678" calcext:value-type="float">
            <text:p>-1.72</text:p>
          </table:table-cell>
          <table:table-cell table:formula="of:=DEGREES(ACOS(COS(RADIANS(90.833))/(COS(RADIANS([.$B$3]))*COS(RADIANS([.T11])))-TAN(RADIANS([.$B$3]))*TAN(RADIANS([.T11]))))" office:value-type="float" office:value="112.610456249992" calcext:value-type="float">
            <text:p>112.61</text:p>
          </table:table-cell>
          <table:table-cell table:style-name="ce8" table:formula="of:=(720-4*[.$B$4]-[.V11]+[.$B$5]*60)/1440" office:value-type="float" office:value="0.501196889361309" calcext:value-type="float">
            <text:p>12:01:43</text:p>
          </table:table-cell>
          <table:table-cell table:style-name="ce8" table:formula="of:=[.X11]-[.W11]*4/1440" office:value-type="float" office:value="0.188390066444666" calcext:value-type="float">
            <text:p>4:31:17</text:p>
          </table:table-cell>
          <table:table-cell table:style-name="ce8" table:formula="of:=[.X11]+[.W11]*4/1440" office:value-type="float" office:value="0.814003712277953" calcext:value-type="float">
            <text:p>19:32:10</text:p>
          </table:table-cell>
          <table:table-cell table:style-name="ce11" table:formula="of:=8*[.W11]" office:value-type="float" office:value="900.883649999933" calcext:value-type="float">
            <text:p>900.88</text:p>
          </table:table-cell>
          <table:table-cell table:formula="of:=MOD([.E11]*1440+[.V11]+4*[.$B$4]-60*[.$B$5];1440)" office:value-type="float" office:value="58.2764793197133" calcext:value-type="float">
            <text:p>58.28</text:p>
          </table:table-cell>
          <table:table-cell table:formula="of:=IF([.AB11]/4&lt;0;[.AB11]/4+180;[.AB11]/4-180)" office:value-type="float" office:value="-165.430880170072" calcext:value-type="float">
            <text:p>-165.43</text:p>
          </table:table-cell>
          <table:table-cell table:formula="of:=DEGREES(ACOS(SIN(RADIANS([.$B$3]))*SIN(RADIANS([.T11]))+COS(RADIANS([.$B$3]))*COS(RADIANS([.T11]))*COS(RADIANS([.AC11]))))" office:value-type="float" office:value="115.122798407417" calcext:value-type="float">
            <text:p>115.12</text:p>
          </table:table-cell>
          <table:table-cell table:formula="of:=90-[.AD11]" office:value-type="float" office:value="-25.1227984074167" calcext:value-type="float">
            <text:p>-25.12</text:p>
          </table:table-cell>
          <table:table-cell table:formula="of:=IF([.AE11]&gt;85;0;IF([.AE11]&gt;5;58.1/TAN(RADIANS([.AE11]))-0.07/POWER(TAN(RADIANS([.AE11]));3)+0.000086/POWER(TAN(RADIANS([.AE11]));5);IF([.AE11]&gt;-0.575;1735+[.AE11]*(-518.2+[.AE11]*(103.4+[.AE11]*(-12.79+[.AE11]*0.711)));-20.772/TAN(RADIANS([.AE11])))))/3600" office:value-type="float" office:value="0.0123048828262748" calcext:value-type="float">
            <text:p>0.01</text:p>
          </table:table-cell>
          <table:table-cell table:formula="of:=[.AE11]+[.AF11]" office:value-type="float" office:value="-25.1104935245904" calcext:value-type="float">
            <text:p>-25.11</text:p>
          </table:table-cell>
          <table:table-cell table:formula="of:=IF([.AC11]&gt;0;MOD(DEGREES(ACOS(((SIN(RADIANS([.$B$3]))*COS(RADIANS([.AD11])))-SIN(RADIANS([.T11])))/(COS(RADIANS([.$B$3]))*SIN(RADIANS([.AD11])))))+180;360);MOD(540-DEGREES(ACOS(((SIN(RADIANS([.$B$3]))*COS(RADIANS([.AD11])))-SIN(RADIANS([.T11])))/(COS(RADIANS([.$B$3]))*SIN(RADIANS([.AD11])))));360))" office:value-type="float" office:value="14.768029631692" calcext:value-type="float">
            <text:p>14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1]+0.1/24" office:value-type="float" office:value="0.0458333333333333" calcext:value-type="float">
            <text:p>1:06:00</text:p>
          </table:table-cell>
          <table:table-cell table:style-name="ce9" table:formula="of:=[.D12]+2415018.5+[.E12]-[.$B$5]/24" office:value-type="float" office:value="2455368.8375" calcext:value-type="float">
            <text:p>2455368.84</text:p>
          </table:table-cell>
          <table:table-cell table:style-name="ce10" table:formula="of:=([.F12]-2451545)/36525" office:value-type="float" office:value="0.1046909650924" calcext:value-type="float">
            <text:p>0.10469097</text:p>
          </table:table-cell>
          <table:table-cell/>
          <table:table-cell table:formula="of:=MOD(280.46646+[.G12]*(36000.76983+[.G12]*0.0003032);360)" office:value-type="float" office:value="89.4218008951893" calcext:value-type="float">
            <text:p>89.42</text:p>
          </table:table-cell>
          <table:table-cell table:formula="of:=357.52911+[.G12]*(35999.05029-0.0001537*[.G12])" office:value-type="float" office:value="4126.30442558536" calcext:value-type="float">
            <text:p>4126.3</text:p>
          </table:table-cell>
          <table:table-cell table:formula="of:=0.016708634-[.G12]*(0.000042037+0.0000001267*[.G12])" office:value-type="float" office:value="0.0167042317172433" calcext:value-type="float">
            <text:p>0.02</text:p>
          </table:table-cell>
          <table:table-cell table:formula="of:=SIN(RADIANS([.J12]))*(1.914602-[.G12]*(0.004817+0.000014*[.G12]))+SIN(RADIANS(2*[.J12]))*(0.019993-0.000101*[.G12])+SIN(RADIANS(3*[.J12]))*0.000289" office:value-type="float" office:value="0.444184436781548" calcext:value-type="float">
            <text:p>0.44</text:p>
          </table:table-cell>
          <table:table-cell table:formula="of:=[.I12]+[.L12]" office:value-type="float" office:value="89.8659853319709" calcext:value-type="float">
            <text:p>89.87</text:p>
          </table:table-cell>
          <table:table-cell table:formula="of:=[.J12]+[.L12]" office:value-type="float" office:value="4126.74861002214" calcext:value-type="float">
            <text:p>4126.75</text:p>
          </table:table-cell>
          <table:table-cell table:formula="of:=(1.000001018*(1-[.K12]*[.K12]))/(1+[.K12]*COS(RADIANS([.N12])))" office:value-type="float" office:value="1.01624559068352" calcext:value-type="float">
            <text:p>1.02</text:p>
          </table:table-cell>
          <table:table-cell table:formula="of:=[.M12]-0.00569-0.00478*SIN(RADIANS(125.04-1934.136*[.G12]))" office:value-type="float" office:value="89.864961059978" calcext:value-type="float">
            <text:p>89.86</text:p>
          </table:table-cell>
          <table:table-cell table:formula="of:=23+(26+((21.448-[.G12]*(46.815+[.G12]*(0.00059-[.G12]*0.001813))))/60)/60" office:value-type="float" office:value="23.4379296911342" calcext:value-type="float">
            <text:p>23.44</text:p>
          </table:table-cell>
          <table:table-cell table:formula="of:=[.Q12]+0.00256*COS(RADIANS(125.04-1934.136*[.G12]))" office:value-type="float" office:value="23.4384861072336" calcext:value-type="float">
            <text:p>23.44</text:p>
          </table:table-cell>
          <table:table-cell table:formula="of:=DEGREES(ATAN2(COS(RADIANS([.P12]));COS(RADIANS([.R12]))*SIN(RADIANS([.P12]))))" office:value-type="float" office:value="89.8528166641612" calcext:value-type="float">
            <text:p>89.85</text:p>
          </table:table-cell>
          <table:table-cell table:formula="of:=DEGREES(ASIN(SIN(RADIANS([.R12]))*SIN(RADIANS([.P12]))))" office:value-type="float" office:value="23.4384171165203" calcext:value-type="float">
            <text:p>23.44</text:p>
          </table:table-cell>
          <table:table-cell table:formula="of:=TAN(RADIANS([.R12]/2))*TAN(RADIANS([.R12]/2))" office:value-type="float" office:value="0.0430314892684566" calcext:value-type="float">
            <text:p>0.04</text:p>
          </table:table-cell>
          <table:table-cell table:formula="of:=4*DEGREES([.U12]*SIN(2*RADIANS([.I12]))-2*[.K12]*SIN(RADIANS([.J12]))+4*[.K12]*[.U12]*SIN(RADIANS([.J12]))*COS(2*RADIANS([.I12]))-0.5*[.U12]*[.U12]*SIN(4*RADIANS([.I12]))-1.25*[.K12]*[.K12]*SIN(2*RADIANS([.J12])))" office:value-type="float" office:value="-1.72442654087581" calcext:value-type="float">
            <text:p>-1.72</text:p>
          </table:table-cell>
          <table:table-cell table:formula="of:=DEGREES(ACOS(COS(RADIANS(90.833))/(COS(RADIANS([.$B$3]))*COS(RADIANS([.T12])))-TAN(RADIANS([.$B$3]))*TAN(RADIANS([.T12]))))" office:value-type="float" office:value="112.610460729453" calcext:value-type="float">
            <text:p>112.61</text:p>
          </table:table-cell>
          <table:table-cell table:style-name="ce8" table:formula="of:=(720-4*[.$B$4]-[.V12]+[.$B$5]*60)/1440" office:value-type="float" office:value="0.501197518431163" calcext:value-type="float">
            <text:p>12:01:43</text:p>
          </table:table-cell>
          <table:table-cell table:style-name="ce8" table:formula="of:=[.X12]-[.W12]*4/1440" office:value-type="float" office:value="0.188390683071572" calcext:value-type="float">
            <text:p>4:31:17</text:p>
          </table:table-cell>
          <table:table-cell table:style-name="ce8" table:formula="of:=[.X12]+[.W12]*4/1440" office:value-type="float" office:value="0.814004353790755" calcext:value-type="float">
            <text:p>19:32:10</text:p>
          </table:table-cell>
          <table:table-cell table:style-name="ce11" table:formula="of:=8*[.W12]" office:value-type="float" office:value="900.883685835623" calcext:value-type="float">
            <text:p>900.88</text:p>
          </table:table-cell>
          <table:table-cell table:formula="of:=MOD([.E12]*1440+[.V12]+4*[.$B$4]-60*[.$B$5];1440)" office:value-type="float" office:value="64.2755734591241" calcext:value-type="float">
            <text:p>64.28</text:p>
          </table:table-cell>
          <table:table-cell table:formula="of:=IF([.AB12]/4&lt;0;[.AB12]/4+180;[.AB12]/4-180)" office:value-type="float" office:value="-163.931106635219" calcext:value-type="float">
            <text:p>-163.93</text:p>
          </table:table-cell>
          <table:table-cell table:formula="of:=DEGREES(ACOS(SIN(RADIANS([.$B$3]))*SIN(RADIANS([.T12]))+COS(RADIANS([.$B$3]))*COS(RADIANS([.T12]))*COS(RADIANS([.AC12]))))" office:value-type="float" office:value="114.815605825387" calcext:value-type="float">
            <text:p>114.82</text:p>
          </table:table-cell>
          <table:table-cell table:formula="of:=90-[.AD12]" office:value-type="float" office:value="-24.8156058253865" calcext:value-type="float">
            <text:p>-24.82</text:p>
          </table:table-cell>
          <table:table-cell table:formula="of:=IF([.AE12]&gt;85;0;IF([.AE12]&gt;5;58.1/TAN(RADIANS([.AE12]))-0.07/POWER(TAN(RADIANS([.AE12]));3)+0.000086/POWER(TAN(RADIANS([.AE12]));5);IF([.AE12]&gt;-0.575;1735+[.AE12]*(-518.2+[.AE12]*(103.4+[.AE12]*(-12.79+[.AE12]*0.711)));-20.772/TAN(RADIANS([.AE12])))))/3600" office:value-type="float" office:value="0.012478496836182" calcext:value-type="float">
            <text:p>0.01</text:p>
          </table:table-cell>
          <table:table-cell table:formula="of:=[.AE12]+[.AF12]" office:value-type="float" office:value="-24.8031273285504" calcext:value-type="float">
            <text:p>-24.8</text:p>
          </table:table-cell>
          <table:table-cell table:formula="of:=IF([.AC12]&gt;0;MOD(DEGREES(ACOS(((SIN(RADIANS([.$B$3]))*COS(RADIANS([.AD12])))-SIN(RADIANS([.T12])))/(COS(RADIANS([.$B$3]))*SIN(RADIANS([.AD12])))))+180;360);MOD(540-DEGREES(ACOS(((SIN(RADIANS([.$B$3]))*COS(RADIANS([.AD12])))-SIN(RADIANS([.T12])))/(COS(RADIANS([.$B$3]))*SIN(RADIANS([.AD12])))));360))" office:value-type="float" office:value="16.247619005852" calcext:value-type="float">
            <text:p>16.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2]+0.1/24" office:value-type="float" office:value="0.05" calcext:value-type="float">
            <text:p>1:12:00</text:p>
          </table:table-cell>
          <table:table-cell table:style-name="ce9" table:formula="of:=[.D13]+2415018.5+[.E13]-[.$B$5]/24" office:value-type="float" office:value="2455368.84166667" calcext:value-type="float">
            <text:p>2455368.84</text:p>
          </table:table-cell>
          <table:table-cell table:style-name="ce10" table:formula="of:=([.F13]-2451545)/36525" office:value-type="float" office:value="0.104691079169509" calcext:value-type="float">
            <text:p>0.10469108</text:p>
          </table:table-cell>
          <table:table-cell/>
          <table:table-cell table:formula="of:=MOD(280.46646+[.G13]*(36000.76983+[.G13]*0.0003032);360)" office:value-type="float" office:value="89.4259077589404" calcext:value-type="float">
            <text:p>89.43</text:p>
          </table:table-cell>
          <table:table-cell table:formula="of:=357.52911+[.G13]*(35999.05029-0.0001537*[.G13])" office:value-type="float" office:value="4126.30853225294" calcext:value-type="float">
            <text:p>4126.31</text:p>
          </table:table-cell>
          <table:table-cell table:formula="of:=0.016708634-[.G13]*(0.000042037+0.0000001267*[.G13])" office:value-type="float" office:value="0.0167042317124448" calcext:value-type="float">
            <text:p>0.02</text:p>
          </table:table-cell>
          <table:table-cell table:formula="of:=SIN(RADIANS([.J13]))*(1.914602-[.G13]*(0.004817+0.000014*[.G13]))+SIN(RADIANS(2*[.J13]))*(0.019993-0.000101*[.G13])+SIN(RADIANS(3*[.J13]))*0.000289" office:value-type="float" office:value="0.44405364012384" calcext:value-type="float">
            <text:p>0.44</text:p>
          </table:table-cell>
          <table:table-cell table:formula="of:=[.I13]+[.L13]" office:value-type="float" office:value="89.8699613990643" calcext:value-type="float">
            <text:p>89.87</text:p>
          </table:table-cell>
          <table:table-cell table:formula="of:=[.J13]+[.L13]" office:value-type="float" office:value="4126.75258589306" calcext:value-type="float">
            <text:p>4126.75</text:p>
          </table:table-cell>
          <table:table-cell table:formula="of:=(1.000001018*(1-[.K13]*[.K13]))/(1+[.K13]*COS(RADIANS([.N13])))" office:value-type="float" office:value="1.01624586512079" calcext:value-type="float">
            <text:p>1.02</text:p>
          </table:table-cell>
          <table:table-cell table:formula="of:=[.M13]-0.00569-0.00478*SIN(RADIANS(125.04-1934.136*[.G13]))" office:value-type="float" office:value="89.8689371310721" calcext:value-type="float">
            <text:p>89.87</text:p>
          </table:table-cell>
          <table:table-cell table:formula="of:=23+(26+((21.448-[.G13]*(46.815+[.G13]*(0.00059-[.G13]*0.001813))))/60)/60" office:value-type="float" office:value="23.4379296896507" calcext:value-type="float">
            <text:p>23.44</text:p>
          </table:table-cell>
          <table:table-cell table:formula="of:=[.Q13]+0.00256*COS(RADIANS(125.04-1934.136*[.G13]))" office:value-type="float" office:value="23.4384860961274" calcext:value-type="float">
            <text:p>23.44</text:p>
          </table:table-cell>
          <table:table-cell table:formula="of:=DEGREES(ATAN2(COS(RADIANS([.P13]));COS(RADIANS([.R13]))*SIN(RADIANS([.P13]))))" office:value-type="float" office:value="89.8571503105834" calcext:value-type="float">
            <text:p>89.86</text:p>
          </table:table-cell>
          <table:table-cell table:formula="of:=DEGREES(ASIN(SIN(RADIANS([.R13]))*SIN(RADIANS([.P13]))))" office:value-type="float" office:value="23.4384211083098" calcext:value-type="float">
            <text:p>23.44</text:p>
          </table:table-cell>
          <table:table-cell table:formula="of:=TAN(RADIANS([.R13]/2))*TAN(RADIANS([.R13]/2))" office:value-type="float" office:value="0.0430314892265163" calcext:value-type="float">
            <text:p>0.04</text:p>
          </table:table-cell>
          <table:table-cell table:formula="of:=4*DEGREES([.U13]*SIN(2*RADIANS([.I13]))-2*[.K13]*SIN(RADIANS([.J13]))+4*[.K13]*[.U13]*SIN(RADIANS([.J13]))*COS(2*RADIANS([.I13]))-0.5*[.U13]*[.U13]*SIN(4*RADIANS([.I13]))-1.25*[.K13]*[.K13]*SIN(2*RADIANS([.J13])))" office:value-type="float" office:value="-1.72533239332355" calcext:value-type="float">
            <text:p>-1.73</text:p>
          </table:table-cell>
          <table:table-cell table:formula="of:=DEGREES(ACOS(COS(RADIANS(90.833))/(COS(RADIANS([.$B$3]))*COS(RADIANS([.T13])))-TAN(RADIANS([.$B$3]))*TAN(RADIANS([.T13]))))" office:value-type="float" office:value="112.610465078582" calcext:value-type="float">
            <text:p>112.61</text:p>
          </table:table-cell>
          <table:table-cell table:style-name="ce8" table:formula="of:=(720-4*[.$B$4]-[.V13]+[.$B$5]*60)/1440" office:value-type="float" office:value="0.501198147495365" calcext:value-type="float">
            <text:p>12:01:44</text:p>
          </table:table-cell>
          <table:table-cell table:style-name="ce8" table:formula="of:=[.X13]-[.W13]*4/1440" office:value-type="float" office:value="0.188391300054861" calcext:value-type="float">
            <text:p>4:31:17</text:p>
          </table:table-cell>
          <table:table-cell table:style-name="ce8" table:formula="of:=[.X13]+[.W13]*4/1440" office:value-type="float" office:value="0.814004994935869" calcext:value-type="float">
            <text:p>19:32:10</text:p>
          </table:table-cell>
          <table:table-cell table:style-name="ce11" table:formula="of:=8*[.W13]" office:value-type="float" office:value="900.883720628653" calcext:value-type="float">
            <text:p>900.88</text:p>
          </table:table-cell>
          <table:table-cell table:formula="of:=MOD([.E13]*1440+[.V13]+4*[.$B$4]-60*[.$B$5];1440)" office:value-type="float" office:value="70.2746676066765" calcext:value-type="float">
            <text:p>70.27</text:p>
          </table:table-cell>
          <table:table-cell table:formula="of:=IF([.AB13]/4&lt;0;[.AB13]/4+180;[.AB13]/4-180)" office:value-type="float" office:value="-162.431333098331" calcext:value-type="float">
            <text:p>-162.43</text:p>
          </table:table-cell>
          <table:table-cell table:formula="of:=DEGREES(ACOS(SIN(RADIANS([.$B$3]))*SIN(RADIANS([.T13]))+COS(RADIANS([.$B$3]))*COS(RADIANS([.T13]))*COS(RADIANS([.AC13]))))" office:value-type="float" office:value="114.480038526258" calcext:value-type="float">
            <text:p>114.48</text:p>
          </table:table-cell>
          <table:table-cell table:formula="of:=90-[.AD13]" office:value-type="float" office:value="-24.4800385262579" calcext:value-type="float">
            <text:p>-24.48</text:p>
          </table:table-cell>
          <table:table-cell table:formula="of:=IF([.AE13]&gt;85;0;IF([.AE13]&gt;5;58.1/TAN(RADIANS([.AE13]))-0.07/POWER(TAN(RADIANS([.AE13]));3)+0.000086/POWER(TAN(RADIANS([.AE13]));5);IF([.AE13]&gt;-0.575;1735+[.AE13]*(-518.2+[.AE13]*(103.4+[.AE13]*(-12.79+[.AE13]*0.711)));-20.772/TAN(RADIANS([.AE13])))))/3600" office:value-type="float" office:value="0.012672807782883" calcext:value-type="float">
            <text:p>0.01</text:p>
          </table:table-cell>
          <table:table-cell table:formula="of:=[.AE13]+[.AF13]" office:value-type="float" office:value="-24.467365718475" calcext:value-type="float">
            <text:p>-24.47</text:p>
          </table:table-cell>
          <table:table-cell table:formula="of:=IF([.AC13]&gt;0;MOD(DEGREES(ACOS(((SIN(RADIANS([.$B$3]))*COS(RADIANS([.AD13])))-SIN(RADIANS([.T13])))/(COS(RADIANS([.$B$3]))*SIN(RADIANS([.AD13])))))+180;360);MOD(540-DEGREES(ACOS(((SIN(RADIANS([.$B$3]))*COS(RADIANS([.AD13])))-SIN(RADIANS([.T13])))/(COS(RADIANS([.$B$3]))*SIN(RADIANS([.AD13])))));360))" office:value-type="float" office:value="17.7158778816307" calcext:value-type="float">
            <text:p>17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3]+0.1/24" office:value-type="float" office:value="0.0541666666666667" calcext:value-type="float">
            <text:p>1:18:00</text:p>
          </table:table-cell>
          <table:table-cell table:style-name="ce9" table:formula="of:=[.D14]+2415018.5+[.E14]-[.$B$5]/24" office:value-type="float" office:value="2455368.84583333" calcext:value-type="float">
            <text:p>2455368.85</text:p>
          </table:table-cell>
          <table:table-cell table:style-name="ce10" table:formula="of:=([.F14]-2451545)/36525" office:value-type="float" office:value="0.104691193246631" calcext:value-type="float">
            <text:p>0.10469119</text:p>
          </table:table-cell>
          <table:table-cell/>
          <table:table-cell table:formula="of:=MOD(280.46646+[.G14]*(36000.76983+[.G14]*0.0003032);360)" office:value-type="float" office:value="89.4300146231599" calcext:value-type="float">
            <text:p>89.43</text:p>
          </table:table-cell>
          <table:table-cell table:formula="of:=357.52911+[.G14]*(35999.05029-0.0001537*[.G14])" office:value-type="float" office:value="4126.31263892099" calcext:value-type="float">
            <text:p>4126.31</text:p>
          </table:table-cell>
          <table:table-cell table:formula="of:=0.016708634-[.G14]*(0.000042037+0.0000001267*[.G14])" office:value-type="float" office:value="0.0167042317076463" calcext:value-type="float">
            <text:p>0.02</text:p>
          </table:table-cell>
          <table:table-cell table:formula="of:=SIN(RADIANS([.J14]))*(1.914602-[.G14]*(0.004817+0.000014*[.G14]))+SIN(RADIANS(2*[.J14]))*(0.019993-0.000101*[.G14])+SIN(RADIANS(3*[.J14]))*0.000289" office:value-type="float" office:value="0.443922841303902" calcext:value-type="float">
            <text:p>0.44</text:p>
          </table:table-cell>
          <table:table-cell table:formula="of:=[.I14]+[.L14]" office:value-type="float" office:value="89.8739374644638" calcext:value-type="float">
            <text:p>89.87</text:p>
          </table:table-cell>
          <table:table-cell table:formula="of:=[.J14]+[.L14]" office:value-type="float" office:value="4126.75656176229" calcext:value-type="float">
            <text:p>4126.76</text:p>
          </table:table-cell>
          <table:table-cell table:formula="of:=(1.000001018*(1-[.K14]*[.K14]))/(1+[.K14]*COS(RADIANS([.N14])))" office:value-type="float" office:value="1.01624613947722" calcext:value-type="float">
            <text:p>1.02</text:p>
          </table:table-cell>
          <table:table-cell table:formula="of:=[.M14]-0.00569-0.00478*SIN(RADIANS(125.04-1934.136*[.G14]))" office:value-type="float" office:value="89.8729132004724" calcext:value-type="float">
            <text:p>89.87</text:p>
          </table:table-cell>
          <table:table-cell table:formula="of:=23+(26+((21.448-[.G14]*(46.815+[.G14]*(0.00059-[.G14]*0.001813))))/60)/60" office:value-type="float" office:value="23.4379296881672" calcext:value-type="float">
            <text:p>23.44</text:p>
          </table:table-cell>
          <table:table-cell table:formula="of:=[.Q14]+0.00256*COS(RADIANS(125.04-1934.136*[.G14]))" office:value-type="float" office:value="23.4384860850213" calcext:value-type="float">
            <text:p>23.44</text:p>
          </table:table-cell>
          <table:table-cell table:formula="of:=DEGREES(ATAN2(COS(RADIANS([.P14]));COS(RADIANS([.R14]))*SIN(RADIANS([.P14]))))" office:value-type="float" office:value="89.8614839554172" calcext:value-type="float">
            <text:p>89.86</text:p>
          </table:table-cell>
          <table:table-cell table:formula="of:=DEGREES(ASIN(SIN(RADIANS([.R14]))*SIN(RADIANS([.P14]))))" office:value-type="float" office:value="23.4384249804762" calcext:value-type="float">
            <text:p>23.44</text:p>
          </table:table-cell>
          <table:table-cell table:formula="of:=TAN(RADIANS([.R14]/2))*TAN(RADIANS([.R14]/2))" office:value-type="float" office:value="0.0430314891845761" calcext:value-type="float">
            <text:p>0.04</text:p>
          </table:table-cell>
          <table:table-cell table:formula="of:=4*DEGREES([.U14]*SIN(2*RADIANS([.I14]))-2*[.K14]*SIN(RADIANS([.J14]))+4*[.K14]*[.U14]*SIN(RADIANS([.J14]))*COS(2*RADIANS([.I14]))-0.5*[.U14]*[.U14]*SIN(4*RADIANS([.I14]))-1.25*[.K14]*[.K14]*SIN(2*RADIANS([.J14])))" office:value-type="float" office:value="-1.72623823780808" calcext:value-type="float">
            <text:p>-1.73</text:p>
          </table:table-cell>
          <table:table-cell table:formula="of:=DEGREES(ACOS(COS(RADIANS(90.833))/(COS(RADIANS([.$B$3]))*COS(RADIANS([.T14])))-TAN(RADIANS([.$B$3]))*TAN(RADIANS([.T14]))))" office:value-type="float" office:value="112.610469297379" calcext:value-type="float">
            <text:p>112.61</text:p>
          </table:table-cell>
          <table:table-cell table:style-name="ce8" table:formula="of:=(720-4*[.$B$4]-[.V14]+[.$B$5]*60)/1440" office:value-type="float" office:value="0.501198776554035" calcext:value-type="float">
            <text:p>12:01:44</text:p>
          </table:table-cell>
          <table:table-cell table:style-name="ce8" table:formula="of:=[.X14]-[.W14]*4/1440" office:value-type="float" office:value="0.188391917394649" calcext:value-type="float">
            <text:p>4:31:17</text:p>
          </table:table-cell>
          <table:table-cell table:style-name="ce8" table:formula="of:=[.X14]+[.W14]*4/1440" office:value-type="float" office:value="0.814005635713421" calcext:value-type="float">
            <text:p>19:32:10</text:p>
          </table:table-cell>
          <table:table-cell table:style-name="ce11" table:formula="of:=8*[.W14]" office:value-type="float" office:value="900.883754379032" calcext:value-type="float">
            <text:p>900.88</text:p>
          </table:table-cell>
          <table:table-cell table:formula="of:=MOD([.E14]*1440+[.V14]+4*[.$B$4]-60*[.$B$5];1440)" office:value-type="float" office:value="76.273761762192" calcext:value-type="float">
            <text:p>76.27</text:p>
          </table:table-cell>
          <table:table-cell table:formula="of:=IF([.AB14]/4&lt;0;[.AB14]/4+180;[.AB14]/4-180)" office:value-type="float" office:value="-160.931559559452" calcext:value-type="float">
            <text:p>-160.93</text:p>
          </table:table-cell>
          <table:table-cell table:formula="of:=DEGREES(ACOS(SIN(RADIANS([.$B$3]))*SIN(RADIANS([.T14]))+COS(RADIANS([.$B$3]))*COS(RADIANS([.T14]))*COS(RADIANS([.AC14]))))" office:value-type="float" office:value="114.116541665956" calcext:value-type="float">
            <text:p>114.12</text:p>
          </table:table-cell>
          <table:table-cell table:formula="of:=90-[.AD14]" office:value-type="float" office:value="-24.1165416659562" calcext:value-type="float">
            <text:p>-24.12</text:p>
          </table:table-cell>
          <table:table-cell table:formula="of:=IF([.AE14]&gt;85;0;IF([.AE14]&gt;5;58.1/TAN(RADIANS([.AE14]))-0.07/POWER(TAN(RADIANS([.AE14]));3)+0.000086/POWER(TAN(RADIANS([.AE14]));5);IF([.AE14]&gt;-0.575;1735+[.AE14]*(-518.2+[.AE14]*(103.4+[.AE14]*(-12.79+[.AE14]*0.711)));-20.772/TAN(RADIANS([.AE14])))))/3600" office:value-type="float" office:value="0.0128890120030456" calcext:value-type="float">
            <text:p>0.01</text:p>
          </table:table-cell>
          <table:table-cell table:formula="of:=[.AE14]+[.AF14]" office:value-type="float" office:value="-24.1036526539532" calcext:value-type="float">
            <text:p>-24.1</text:p>
          </table:table-cell>
          <table:table-cell table:formula="of:=IF([.AC14]&gt;0;MOD(DEGREES(ACOS(((SIN(RADIANS([.$B$3]))*COS(RADIANS([.AD14])))-SIN(RADIANS([.T14])))/(COS(RADIANS([.$B$3]))*SIN(RADIANS([.AD14])))))+180;360);MOD(540-DEGREES(ACOS(((SIN(RADIANS([.$B$3]))*COS(RADIANS([.AD14])))-SIN(RADIANS([.T14])))/(COS(RADIANS([.$B$3]))*SIN(RADIANS([.AD14])))));360))" office:value-type="float" office:value="19.1720170524166" calcext:value-type="float">
            <text:p>19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4]+0.1/24" office:value-type="float" office:value="0.0583333333333333" calcext:value-type="float">
            <text:p>1:24:00</text:p>
          </table:table-cell>
          <table:table-cell table:style-name="ce9" table:formula="of:=[.D15]+2415018.5+[.E15]-[.$B$5]/24" office:value-type="float" office:value="2455368.85" calcext:value-type="float">
            <text:p>2455368.85</text:p>
          </table:table-cell>
          <table:table-cell table:style-name="ce10" table:formula="of:=([.F15]-2451545)/36525" office:value-type="float" office:value="0.104691307323741" calcext:value-type="float">
            <text:p>0.10469131</text:p>
          </table:table-cell>
          <table:table-cell/>
          <table:table-cell table:formula="of:=MOD(280.46646+[.G15]*(36000.76983+[.G15]*0.0003032);360)" office:value-type="float" office:value="89.4341214869469" calcext:value-type="float">
            <text:p>89.43</text:p>
          </table:table-cell>
          <table:table-cell table:formula="of:=357.52911+[.G15]*(35999.05029-0.0001537*[.G15])" office:value-type="float" office:value="4126.3167455886" calcext:value-type="float">
            <text:p>4126.32</text:p>
          </table:table-cell>
          <table:table-cell table:formula="of:=0.016708634-[.G15]*(0.000042037+0.0000001267*[.G15])" office:value-type="float" office:value="0.0167042317028478" calcext:value-type="float">
            <text:p>0.02</text:p>
          </table:table-cell>
          <table:table-cell table:formula="of:=SIN(RADIANS([.J15]))*(1.914602-[.G15]*(0.004817+0.000014*[.G15]))+SIN(RADIANS(2*[.J15]))*(0.019993-0.000101*[.G15])+SIN(RADIANS(3*[.J15]))*0.000289" office:value-type="float" office:value="0.443792040351054" calcext:value-type="float">
            <text:p>0.44</text:p>
          </table:table-cell>
          <table:table-cell table:formula="of:=[.I15]+[.L15]" office:value-type="float" office:value="89.8779135272979" calcext:value-type="float">
            <text:p>89.88</text:p>
          </table:table-cell>
          <table:table-cell table:formula="of:=[.J15]+[.L15]" office:value-type="float" office:value="4126.76053762896" calcext:value-type="float">
            <text:p>4126.76</text:p>
          </table:table-cell>
          <table:table-cell table:formula="of:=(1.000001018*(1-[.K15]*[.K15]))/(1+[.K15]*COS(RADIANS([.N15])))" office:value-type="float" office:value="1.01624641375273" calcext:value-type="float">
            <text:p>1.02</text:p>
          </table:table-cell>
          <table:table-cell table:formula="of:=[.M15]-0.00569-0.00478*SIN(RADIANS(125.04-1934.136*[.G15]))" office:value-type="float" office:value="89.8768892673072" calcext:value-type="float">
            <text:p>89.88</text:p>
          </table:table-cell>
          <table:table-cell table:formula="of:=23+(26+((21.448-[.G15]*(46.815+[.G15]*(0.00059-[.G15]*0.001813))))/60)/60" office:value-type="float" office:value="23.4379296866837" calcext:value-type="float">
            <text:p>23.44</text:p>
          </table:table-cell>
          <table:table-cell table:formula="of:=[.Q15]+0.00256*COS(RADIANS(125.04-1934.136*[.G15]))" office:value-type="float" office:value="23.4384860739151" calcext:value-type="float">
            <text:p>23.44</text:p>
          </table:table-cell>
          <table:table-cell table:formula="of:=DEGREES(ATAN2(COS(RADIANS([.P15]));COS(RADIANS([.R15]))*SIN(RADIANS([.P15]))))" office:value-type="float" office:value="89.8658175977048" calcext:value-type="float">
            <text:p>89.87</text:p>
          </table:table-cell>
          <table:table-cell table:formula="of:=DEGREES(ASIN(SIN(RADIANS([.R15]))*SIN(RADIANS([.P15]))))" office:value-type="float" office:value="23.4384287330187" calcext:value-type="float">
            <text:p>23.44</text:p>
          </table:table-cell>
          <table:table-cell table:formula="of:=TAN(RADIANS([.R15]/2))*TAN(RADIANS([.R15]/2))" office:value-type="float" office:value="0.0430314891426358" calcext:value-type="float">
            <text:p>0.04</text:p>
          </table:table-cell>
          <table:table-cell table:formula="of:=4*DEGREES([.U15]*SIN(2*RADIANS([.I15]))-2*[.K15]*SIN(RADIANS([.J15]))+4*[.K15]*[.U15]*SIN(RADIANS([.J15]))*COS(2*RADIANS([.I15]))-0.5*[.U15]*[.U15]*SIN(4*RADIANS([.I15]))-1.25*[.K15]*[.K15]*SIN(2*RADIANS([.J15])))" office:value-type="float" office:value="-1.72714407410221" calcext:value-type="float">
            <text:p>-1.73</text:p>
          </table:table-cell>
          <table:table-cell table:formula="of:=DEGREES(ACOS(COS(RADIANS(90.833))/(COS(RADIANS([.$B$3]))*COS(RADIANS([.T15])))-TAN(RADIANS([.$B$3]))*TAN(RADIANS([.T15]))))" office:value-type="float" office:value="112.610473385844" calcext:value-type="float">
            <text:p>112.61</text:p>
          </table:table-cell>
          <table:table-cell table:style-name="ce8" table:formula="of:=(720-4*[.$B$4]-[.V15]+[.$B$5]*60)/1440" office:value-type="float" office:value="0.501199405607014" calcext:value-type="float">
            <text:p>12:01:44</text:p>
          </table:table-cell>
          <table:table-cell table:style-name="ce8" table:formula="of:=[.X15]-[.W15]*4/1440" office:value-type="float" office:value="0.188392535090779" calcext:value-type="float">
            <text:p>4:31:17</text:p>
          </table:table-cell>
          <table:table-cell table:style-name="ce8" table:formula="of:=[.X15]+[.W15]*4/1440" office:value-type="float" office:value="0.814006276123248" calcext:value-type="float">
            <text:p>19:32:10</text:p>
          </table:table-cell>
          <table:table-cell table:style-name="ce11" table:formula="of:=8*[.W15]" office:value-type="float" office:value="900.883787086755" calcext:value-type="float">
            <text:p>900.88</text:p>
          </table:table-cell>
          <table:table-cell table:formula="of:=MOD([.E15]*1440+[.V15]+4*[.$B$4]-60*[.$B$5];1440)" office:value-type="float" office:value="82.2728559258978" calcext:value-type="float">
            <text:p>82.27</text:p>
          </table:table-cell>
          <table:table-cell table:formula="of:=IF([.AB15]/4&lt;0;[.AB15]/4+180;[.AB15]/4-180)" office:value-type="float" office:value="-159.431786018526" calcext:value-type="float">
            <text:p>-159.43</text:p>
          </table:table-cell>
          <table:table-cell table:formula="of:=DEGREES(ACOS(SIN(RADIANS([.$B$3]))*SIN(RADIANS([.T15]))+COS(RADIANS([.$B$3]))*COS(RADIANS([.T15]))*COS(RADIANS([.AC15]))))" office:value-type="float" office:value="113.725587414295" calcext:value-type="float">
            <text:p>113.73</text:p>
          </table:table-cell>
          <table:table-cell table:formula="of:=90-[.AD15]" office:value-type="float" office:value="-23.7255874142955" calcext:value-type="float">
            <text:p>-23.73</text:p>
          </table:table-cell>
          <table:table-cell table:formula="of:=IF([.AE15]&gt;85;0;IF([.AE15]&gt;5;58.1/TAN(RADIANS([.AE15]))-0.07/POWER(TAN(RADIANS([.AE15]));3)+0.000086/POWER(TAN(RADIANS([.AE15]));5);IF([.AE15]&gt;-0.575;1735+[.AE15]*(-518.2+[.AE15]*(103.4+[.AE15]*(-12.79+[.AE15]*0.711)));-20.772/TAN(RADIANS([.AE15])))))/3600" office:value-type="float" office:value="0.0131284938456791" calcext:value-type="float">
            <text:p>0.01</text:p>
          </table:table-cell>
          <table:table-cell table:formula="of:=[.AE15]+[.AF15]" office:value-type="float" office:value="-23.7124589204498" calcext:value-type="float">
            <text:p>-23.71</text:p>
          </table:table-cell>
          <table:table-cell table:formula="of:=IF([.AC15]&gt;0;MOD(DEGREES(ACOS(((SIN(RADIANS([.$B$3]))*COS(RADIANS([.AD15])))-SIN(RADIANS([.T15])))/(COS(RADIANS([.$B$3]))*SIN(RADIANS([.AD15])))))+180;360);MOD(540-DEGREES(ACOS(((SIN(RADIANS([.$B$3]))*COS(RADIANS([.AD15])))-SIN(RADIANS([.T15])))/(COS(RADIANS([.$B$3]))*SIN(RADIANS([.AD15])))));360))" office:value-type="float" office:value="20.6153091650949" calcext:value-type="float">
            <text:p>20.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5]+0.1/24" office:value-type="float" office:value="0.0625" calcext:value-type="float">
            <text:p>1:30:00</text:p>
          </table:table-cell>
          <table:table-cell table:style-name="ce9" table:formula="of:=[.D16]+2415018.5+[.E16]-[.$B$5]/24" office:value-type="float" office:value="2455368.85416667" calcext:value-type="float">
            <text:p>2455368.85</text:p>
          </table:table-cell>
          <table:table-cell table:style-name="ce10" table:formula="of:=([.F16]-2451545)/36525" office:value-type="float" office:value="0.104691421400863" calcext:value-type="float">
            <text:p>0.10469142</text:p>
          </table:table-cell>
          <table:table-cell/>
          <table:table-cell table:formula="of:=MOD(280.46646+[.G16]*(36000.76983+[.G16]*0.0003032);360)" office:value-type="float" office:value="89.4382283511663" calcext:value-type="float">
            <text:p>89.44</text:p>
          </table:table-cell>
          <table:table-cell table:formula="of:=357.52911+[.G16]*(35999.05029-0.0001537*[.G16])" office:value-type="float" office:value="4126.32085225665" calcext:value-type="float">
            <text:p>4126.32</text:p>
          </table:table-cell>
          <table:table-cell table:formula="of:=0.016708634-[.G16]*(0.000042037+0.0000001267*[.G16])" office:value-type="float" office:value="0.0167042316980494" calcext:value-type="float">
            <text:p>0.02</text:p>
          </table:table-cell>
          <table:table-cell table:formula="of:=SIN(RADIANS([.J16]))*(1.914602-[.G16]*(0.004817+0.000014*[.G16]))+SIN(RADIANS(2*[.J16]))*(0.019993-0.000101*[.G16])+SIN(RADIANS(3*[.J16]))*0.000289" office:value-type="float" office:value="0.443661237238361" calcext:value-type="float">
            <text:p>0.44</text:p>
          </table:table-cell>
          <table:table-cell table:formula="of:=[.I16]+[.L16]" office:value-type="float" office:value="89.8818895884047" calcext:value-type="float">
            <text:p>89.88</text:p>
          </table:table-cell>
          <table:table-cell table:formula="of:=[.J16]+[.L16]" office:value-type="float" office:value="4126.76451349389" calcext:value-type="float">
            <text:p>4126.76</text:p>
          </table:table-cell>
          <table:table-cell table:formula="of:=(1.000001018*(1-[.K16]*[.K16]))/(1+[.K16]*COS(RADIANS([.N16])))" office:value-type="float" office:value="1.01624668794739" calcext:value-type="float">
            <text:p>1.02</text:p>
          </table:table-cell>
          <table:table-cell table:formula="of:=[.M16]-0.00569-0.00478*SIN(RADIANS(125.04-1934.136*[.G16]))" office:value-type="float" office:value="89.8808653324145" calcext:value-type="float">
            <text:p>89.88</text:p>
          </table:table-cell>
          <table:table-cell table:formula="of:=23+(26+((21.448-[.G16]*(46.815+[.G16]*(0.00059-[.G16]*0.001813))))/60)/60" office:value-type="float" office:value="23.4379296852002" calcext:value-type="float">
            <text:p>23.44</text:p>
          </table:table-cell>
          <table:table-cell table:formula="of:=[.Q16]+0.00256*COS(RADIANS(125.04-1934.136*[.G16]))" office:value-type="float" office:value="23.438486062809" calcext:value-type="float">
            <text:p>23.44</text:p>
          </table:table-cell>
          <table:table-cell table:formula="of:=DEGREES(ATAN2(COS(RADIANS([.P16]));COS(RADIANS([.R16]))*SIN(RADIANS([.P16]))))" office:value-type="float" office:value="89.8701512383518" calcext:value-type="float">
            <text:p>89.87</text:p>
          </table:table-cell>
          <table:table-cell table:formula="of:=DEGREES(ASIN(SIN(RADIANS([.R16]))*SIN(RADIANS([.P16]))))" office:value-type="float" office:value="23.4384323659382" calcext:value-type="float">
            <text:p>23.44</text:p>
          </table:table-cell>
          <table:table-cell table:formula="of:=TAN(RADIANS([.R16]/2))*TAN(RADIANS([.R16]/2))" office:value-type="float" office:value="0.0430314891006955" calcext:value-type="float">
            <text:p>0.04</text:p>
          </table:table-cell>
          <table:table-cell table:formula="of:=4*DEGREES([.U16]*SIN(2*RADIANS([.I16]))-2*[.K16]*SIN(RADIANS([.J16]))+4*[.K16]*[.U16]*SIN(RADIANS([.J16]))*COS(2*RADIANS([.I16]))-0.5*[.U16]*[.U16]*SIN(4*RADIANS([.I16]))-1.25*[.K16]*[.K16]*SIN(2*RADIANS([.J16])))" office:value-type="float" office:value="-1.72804990236814" calcext:value-type="float">
            <text:p>-1.73</text:p>
          </table:table-cell>
          <table:table-cell table:formula="of:=DEGREES(ACOS(COS(RADIANS(90.833))/(COS(RADIANS([.$B$3]))*COS(RADIANS([.T16])))-TAN(RADIANS([.$B$3]))*TAN(RADIANS([.T16]))))" office:value-type="float" office:value="112.610477343979" calcext:value-type="float">
            <text:p>112.61</text:p>
          </table:table-cell>
          <table:table-cell table:style-name="ce8" table:formula="of:=(720-4*[.$B$4]-[.V16]+[.$B$5]*60)/1440" office:value-type="float" office:value="0.501200034654421" calcext:value-type="float">
            <text:p>12:01:44</text:p>
          </table:table-cell>
          <table:table-cell table:style-name="ce8" table:formula="of:=[.X16]-[.W16]*4/1440" office:value-type="float" office:value="0.188393153143369" calcext:value-type="float">
            <text:p>4:31:17</text:p>
          </table:table-cell>
          <table:table-cell table:style-name="ce8" table:formula="of:=[.X16]+[.W16]*4/1440" office:value-type="float" office:value="0.814006916165473" calcext:value-type="float">
            <text:p>19:32:10</text:p>
          </table:table-cell>
          <table:table-cell table:style-name="ce11" table:formula="of:=8*[.W16]" office:value-type="float" office:value="900.88381875183" calcext:value-type="float">
            <text:p>900.88</text:p>
          </table:table-cell>
          <table:table-cell table:formula="of:=MOD([.E16]*1440+[.V16]+4*[.$B$4]-60*[.$B$5];1440)" office:value-type="float" office:value="88.2719500976319" calcext:value-type="float">
            <text:p>88.27</text:p>
          </table:table-cell>
          <table:table-cell table:formula="of:=IF([.AB16]/4&lt;0;[.AB16]/4+180;[.AB16]/4-180)" office:value-type="float" office:value="-157.932012475592" calcext:value-type="float">
            <text:p>-157.93</text:p>
          </table:table-cell>
          <table:table-cell table:formula="of:=DEGREES(ACOS(SIN(RADIANS([.$B$3]))*SIN(RADIANS([.T16]))+COS(RADIANS([.$B$3]))*COS(RADIANS([.T16]))*COS(RADIANS([.AC16]))))" office:value-type="float" office:value="113.307672276052" calcext:value-type="float">
            <text:p>113.31</text:p>
          </table:table-cell>
          <table:table-cell table:formula="of:=90-[.AD16]" office:value-type="float" office:value="-23.3076722760519" calcext:value-type="float">
            <text:p>-23.31</text:p>
          </table:table-cell>
          <table:table-cell table:formula="of:=IF([.AE16]&gt;85;0;IF([.AE16]&gt;5;58.1/TAN(RADIANS([.AE16]))-0.07/POWER(TAN(RADIANS([.AE16]));3)+0.000086/POWER(TAN(RADIANS([.AE16]));5);IF([.AE16]&gt;-0.575;1735+[.AE16]*(-518.2+[.AE16]*(103.4+[.AE16]*(-12.79+[.AE16]*0.711)));-20.772/TAN(RADIANS([.AE16])))))/3600" office:value-type="float" office:value="0.0133928532601201" calcext:value-type="float">
            <text:p>0.01</text:p>
          </table:table-cell>
          <table:table-cell table:formula="of:=[.AE16]+[.AF16]" office:value-type="float" office:value="-23.2942794227917" calcext:value-type="float">
            <text:p>-23.29</text:p>
          </table:table-cell>
          <table:table-cell table:formula="of:=IF([.AC16]&gt;0;MOD(DEGREES(ACOS(((SIN(RADIANS([.$B$3]))*COS(RADIANS([.AD16])))-SIN(RADIANS([.T16])))/(COS(RADIANS([.$B$3]))*SIN(RADIANS([.AD16])))))+180;360);MOD(540-DEGREES(ACOS(((SIN(RADIANS([.$B$3]))*COS(RADIANS([.AD16])))-SIN(RADIANS([.T16])))/(COS(RADIANS([.$B$3]))*SIN(RADIANS([.AD16])))));360))" office:value-type="float" office:value="22.0450903137506" calcext:value-type="float">
            <text:p>22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6]+0.1/24" office:value-type="float" office:value="0.0666666666666667" calcext:value-type="float">
            <text:p>1:36:00</text:p>
          </table:table-cell>
          <table:table-cell table:style-name="ce9" table:formula="of:=[.D17]+2415018.5+[.E17]-[.$B$5]/24" office:value-type="float" office:value="2455368.85833333" calcext:value-type="float">
            <text:p>2455368.86</text:p>
          </table:table-cell>
          <table:table-cell table:style-name="ce10" table:formula="of:=([.F17]-2451545)/36525" office:value-type="float" office:value="0.104691535477985" calcext:value-type="float">
            <text:p>0.10469154</text:p>
          </table:table-cell>
          <table:table-cell/>
          <table:table-cell table:formula="of:=MOD(280.46646+[.G17]*(36000.76983+[.G17]*0.0003032);360)" office:value-type="float" office:value="89.4423352153854" calcext:value-type="float">
            <text:p>89.44</text:p>
          </table:table-cell>
          <table:table-cell table:formula="of:=357.52911+[.G17]*(35999.05029-0.0001537*[.G17])" office:value-type="float" office:value="4126.3249589247" calcext:value-type="float">
            <text:p>4126.32</text:p>
          </table:table-cell>
          <table:table-cell table:formula="of:=0.016708634-[.G17]*(0.000042037+0.0000001267*[.G17])" office:value-type="float" office:value="0.0167042316932509" calcext:value-type="float">
            <text:p>0.02</text:p>
          </table:table-cell>
          <table:table-cell table:formula="of:=SIN(RADIANS([.J17]))*(1.914602-[.G17]*(0.004817+0.000014*[.G17]))+SIN(RADIANS(2*[.J17]))*(0.019993-0.000101*[.G17])+SIN(RADIANS(3*[.J17]))*0.000289" office:value-type="float" office:value="0.443530431980254" calcext:value-type="float">
            <text:p>0.44</text:p>
          </table:table-cell>
          <table:table-cell table:formula="of:=[.I17]+[.L17]" office:value-type="float" office:value="89.8858656473656" calcext:value-type="float">
            <text:p>89.89</text:p>
          </table:table-cell>
          <table:table-cell table:formula="of:=[.J17]+[.L17]" office:value-type="float" office:value="4126.76848935668" calcext:value-type="float">
            <text:p>4126.77</text:p>
          </table:table-cell>
          <table:table-cell table:formula="of:=(1.000001018*(1-[.K17]*[.K17]))/(1+[.K17]*COS(RADIANS([.N17])))" office:value-type="float" office:value="1.01624696206116" calcext:value-type="float">
            <text:p>1.02</text:p>
          </table:table-cell>
          <table:table-cell table:formula="of:=[.M17]-0.00569-0.00478*SIN(RADIANS(125.04-1934.136*[.G17]))" office:value-type="float" office:value="89.884841395376" calcext:value-type="float">
            <text:p>89.88</text:p>
          </table:table-cell>
          <table:table-cell table:formula="of:=23+(26+((21.448-[.G17]*(46.815+[.G17]*(0.00059-[.G17]*0.001813))))/60)/60" office:value-type="float" office:value="23.4379296837168" calcext:value-type="float">
            <text:p>23.44</text:p>
          </table:table-cell>
          <table:table-cell table:formula="of:=[.Q17]+0.00256*COS(RADIANS(125.04-1934.136*[.G17]))" office:value-type="float" office:value="23.4384860517028" calcext:value-type="float">
            <text:p>23.44</text:p>
          </table:table-cell>
          <table:table-cell table:formula="of:=DEGREES(ATAN2(COS(RADIANS([.P17]));COS(RADIANS([.R17]))*SIN(RADIANS([.P17]))))" office:value-type="float" office:value="89.8744848768942" calcext:value-type="float">
            <text:p>89.87</text:p>
          </table:table-cell>
          <table:table-cell table:formula="of:=DEGREES(ASIN(SIN(RADIANS([.R17]))*SIN(RADIANS([.P17]))))" office:value-type="float" office:value="23.4384358792346" calcext:value-type="float">
            <text:p>23.44</text:p>
          </table:table-cell>
          <table:table-cell table:formula="of:=TAN(RADIANS([.R17]/2))*TAN(RADIANS([.R17]/2))" office:value-type="float" office:value="0.0430314890587552" calcext:value-type="float">
            <text:p>0.04</text:p>
          </table:table-cell>
          <table:table-cell table:formula="of:=4*DEGREES([.U17]*SIN(2*RADIANS([.I17]))-2*[.K17]*SIN(RADIANS([.J17]))+4*[.K17]*[.U17]*SIN(RADIANS([.J17]))*COS(2*RADIANS([.I17]))-0.5*[.U17]*[.U17]*SIN(4*RADIANS([.I17]))-1.25*[.K17]*[.K17]*SIN(2*RADIANS([.J17])))" office:value-type="float" office:value="-1.72895572248197" calcext:value-type="float">
            <text:p>-1.73</text:p>
          </table:table-cell>
          <table:table-cell table:formula="of:=DEGREES(ACOS(COS(RADIANS(90.833))/(COS(RADIANS([.$B$3]))*COS(RADIANS([.T17])))-TAN(RADIANS([.$B$3]))*TAN(RADIANS([.T17]))))" office:value-type="float" office:value="112.610481171782" calcext:value-type="float">
            <text:p>112.61</text:p>
          </table:table-cell>
          <table:table-cell table:style-name="ce8" table:formula="of:=(720-4*[.$B$4]-[.V17]+[.$B$5]*60)/1440" office:value-type="float" office:value="0.501200663696167" calcext:value-type="float">
            <text:p>12:01:44</text:p>
          </table:table-cell>
          <table:table-cell table:style-name="ce8" table:formula="of:=[.X17]-[.W17]*4/1440" office:value-type="float" office:value="0.188393771552329" calcext:value-type="float">
            <text:p>4:31:17</text:p>
          </table:table-cell>
          <table:table-cell table:style-name="ce8" table:formula="of:=[.X17]+[.W17]*4/1440" office:value-type="float" office:value="0.814007555840005" calcext:value-type="float">
            <text:p>19:32:10</text:p>
          </table:table-cell>
          <table:table-cell table:style-name="ce11" table:formula="of:=8*[.W17]" office:value-type="float" office:value="900.883849374254" calcext:value-type="float">
            <text:p>900.88</text:p>
          </table:table-cell>
          <table:table-cell table:formula="of:=MOD([.E17]*1440+[.V17]+4*[.$B$4]-60*[.$B$5];1440)" office:value-type="float" office:value="94.2710442775181" calcext:value-type="float">
            <text:p>94.27</text:p>
          </table:table-cell>
          <table:table-cell table:formula="of:=IF([.AB17]/4&lt;0;[.AB17]/4+180;[.AB17]/4-180)" office:value-type="float" office:value="-156.43223893062" calcext:value-type="float">
            <text:p>-156.43</text:p>
          </table:table-cell>
          <table:table-cell table:formula="of:=DEGREES(ACOS(SIN(RADIANS([.$B$3]))*SIN(RADIANS([.T17]))+COS(RADIANS([.$B$3]))*COS(RADIANS([.T17]))*COS(RADIANS([.AC17]))))" office:value-type="float" office:value="112.863314389462" calcext:value-type="float">
            <text:p>112.86</text:p>
          </table:table-cell>
          <table:table-cell table:formula="of:=90-[.AD17]" office:value-type="float" office:value="-22.8633143894617" calcext:value-type="float">
            <text:p>-22.86</text:p>
          </table:table-cell>
          <table:table-cell table:formula="of:=IF([.AE17]&gt;85;0;IF([.AE17]&gt;5;58.1/TAN(RADIANS([.AE17]))-0.07/POWER(TAN(RADIANS([.AE17]));3)+0.000086/POWER(TAN(RADIANS([.AE17]));5);IF([.AE17]&gt;-0.575;1735+[.AE17]*(-518.2+[.AE17]*(103.4+[.AE17]*(-12.79+[.AE17]*0.711)));-20.772/TAN(RADIANS([.AE17])))))/3600" office:value-type="float" office:value="0.0136839391641711" calcext:value-type="float">
            <text:p>0.01</text:p>
          </table:table-cell>
          <table:table-cell table:formula="of:=[.AE17]+[.AF17]" office:value-type="float" office:value="-22.8496304502975" calcext:value-type="float">
            <text:p>-22.85</text:p>
          </table:table-cell>
          <table:table-cell table:formula="of:=IF([.AC17]&gt;0;MOD(DEGREES(ACOS(((SIN(RADIANS([.$B$3]))*COS(RADIANS([.AD17])))-SIN(RADIANS([.T17])))/(COS(RADIANS([.$B$3]))*SIN(RADIANS([.AD17])))))+180;360);MOD(540-DEGREES(ACOS(((SIN(RADIANS([.$B$3]))*COS(RADIANS([.AD17])))-SIN(RADIANS([.T17])))/(COS(RADIANS([.$B$3]))*SIN(RADIANS([.AD17])))));360))" office:value-type="float" office:value="23.4607610007812" calcext:value-type="float">
            <text:p>23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7]+0.1/24" office:value-type="float" office:value="0.0708333333333333" calcext:value-type="float">
            <text:p>1:42:00</text:p>
          </table:table-cell>
          <table:table-cell table:style-name="ce9" table:formula="of:=[.D18]+2415018.5+[.E18]-[.$B$5]/24" office:value-type="float" office:value="2455368.8625" calcext:value-type="float">
            <text:p>2455368.86</text:p>
          </table:table-cell>
          <table:table-cell table:style-name="ce10" table:formula="of:=([.F18]-2451545)/36525" office:value-type="float" office:value="0.104691649555094" calcext:value-type="float">
            <text:p>0.10469165</text:p>
          </table:table-cell>
          <table:table-cell/>
          <table:table-cell table:formula="of:=MOD(280.46646+[.G18]*(36000.76983+[.G18]*0.0003032);360)" office:value-type="float" office:value="89.4464420791364" calcext:value-type="float">
            <text:p>89.45</text:p>
          </table:table-cell>
          <table:table-cell table:formula="of:=357.52911+[.G18]*(35999.05029-0.0001537*[.G18])" office:value-type="float" office:value="4126.32906559228" calcext:value-type="float">
            <text:p>4126.33</text:p>
          </table:table-cell>
          <table:table-cell table:formula="of:=0.016708634-[.G18]*(0.000042037+0.0000001267*[.G18])" office:value-type="float" office:value="0.0167042316884524" calcext:value-type="float">
            <text:p>0.02</text:p>
          </table:table-cell>
          <table:table-cell table:formula="of:=SIN(RADIANS([.J18]))*(1.914602-[.G18]*(0.004817+0.000014*[.G18]))+SIN(RADIANS(2*[.J18]))*(0.019993-0.000101*[.G18])+SIN(RADIANS(3*[.J18]))*0.000289" office:value-type="float" office:value="0.443399624592334" calcext:value-type="float">
            <text:p>0.44</text:p>
          </table:table-cell>
          <table:table-cell table:formula="of:=[.I18]+[.L18]" office:value-type="float" office:value="89.8898417037288" calcext:value-type="float">
            <text:p>89.89</text:p>
          </table:table-cell>
          <table:table-cell table:formula="of:=[.J18]+[.L18]" office:value-type="float" office:value="4126.77246521687" calcext:value-type="float">
            <text:p>4126.77</text:p>
          </table:table-cell>
          <table:table-cell table:formula="of:=(1.000001018*(1-[.K18]*[.K18]))/(1+[.K18]*COS(RADIANS([.N18])))" office:value-type="float" office:value="1.01624723609401" calcext:value-type="float">
            <text:p>1.02</text:p>
          </table:table-cell>
          <table:table-cell table:formula="of:=[.M18]-0.00569-0.00478*SIN(RADIANS(125.04-1934.136*[.G18]))" office:value-type="float" office:value="89.8888174557396" calcext:value-type="float">
            <text:p>89.89</text:p>
          </table:table-cell>
          <table:table-cell table:formula="of:=23+(26+((21.448-[.G18]*(46.815+[.G18]*(0.00059-[.G18]*0.001813))))/60)/60" office:value-type="float" office:value="23.4379296822333" calcext:value-type="float">
            <text:p>23.44</text:p>
          </table:table-cell>
          <table:table-cell table:formula="of:=[.Q18]+0.00256*COS(RADIANS(125.04-1934.136*[.G18]))" office:value-type="float" office:value="23.4384860405967" calcext:value-type="float">
            <text:p>23.44</text:p>
          </table:table-cell>
          <table:table-cell table:formula="of:=DEGREES(ATAN2(COS(RADIANS([.P18]));COS(RADIANS([.R18]))*SIN(RADIANS([.P18]))))" office:value-type="float" office:value="89.8788185128317" calcext:value-type="float">
            <text:p>89.88</text:p>
          </table:table-cell>
          <table:table-cell table:formula="of:=DEGREES(ASIN(SIN(RADIANS([.R18]))*SIN(RADIANS([.P18]))))" office:value-type="float" office:value="23.4384392729077" calcext:value-type="float">
            <text:p>23.44</text:p>
          </table:table-cell>
          <table:table-cell table:formula="of:=TAN(RADIANS([.R18]/2))*TAN(RADIANS([.R18]/2))" office:value-type="float" office:value="0.0430314890168148" calcext:value-type="float">
            <text:p>0.04</text:p>
          </table:table-cell>
          <table:table-cell table:formula="of:=4*DEGREES([.U18]*SIN(2*RADIANS([.I18]))-2*[.K18]*SIN(RADIANS([.J18]))+4*[.K18]*[.U18]*SIN(RADIANS([.J18]))*COS(2*RADIANS([.I18]))-0.5*[.U18]*[.U18]*SIN(4*RADIANS([.I18]))-1.25*[.K18]*[.K18]*SIN(2*RADIANS([.J18])))" office:value-type="float" office:value="-1.72986153431244" calcext:value-type="float">
            <text:p>-1.73</text:p>
          </table:table-cell>
          <table:table-cell table:formula="of:=DEGREES(ACOS(COS(RADIANS(90.833))/(COS(RADIANS([.$B$3]))*COS(RADIANS([.T18])))-TAN(RADIANS([.$B$3]))*TAN(RADIANS([.T18]))))" office:value-type="float" office:value="112.610484869253" calcext:value-type="float">
            <text:p>112.61</text:p>
          </table:table-cell>
          <table:table-cell table:style-name="ce8" table:formula="of:=(720-4*[.$B$4]-[.V18]+[.$B$5]*60)/1440" office:value-type="float" office:value="0.501201292732162" calcext:value-type="float">
            <text:p>12:01:44</text:p>
          </table:table-cell>
          <table:table-cell table:style-name="ce8" table:formula="of:=[.X18]-[.W18]*4/1440" office:value-type="float" office:value="0.18839439031757" calcext:value-type="float">
            <text:p>4:31:17</text:p>
          </table:table-cell>
          <table:table-cell table:style-name="ce8" table:formula="of:=[.X18]+[.W18]*4/1440" office:value-type="float" office:value="0.814008195146754" calcext:value-type="float">
            <text:p>19:32:10</text:p>
          </table:table-cell>
          <table:table-cell table:style-name="ce11" table:formula="of:=8*[.W18]" office:value-type="float" office:value="900.883878954024" calcext:value-type="float">
            <text:p>900.88</text:p>
          </table:table-cell>
          <table:table-cell table:formula="of:=MOD([.E18]*1440+[.V18]+4*[.$B$4]-60*[.$B$5];1440)" office:value-type="float" office:value="100.270138465688" calcext:value-type="float">
            <text:p>100.27</text:p>
          </table:table-cell>
          <table:table-cell table:formula="of:=IF([.AB18]/4&lt;0;[.AB18]/4+180;[.AB18]/4-180)" office:value-type="float" office:value="-154.932465383578" calcext:value-type="float">
            <text:p>-154.93</text:p>
          </table:table-cell>
          <table:table-cell table:formula="of:=DEGREES(ACOS(SIN(RADIANS([.$B$3]))*SIN(RADIANS([.T18]))+COS(RADIANS([.$B$3]))*COS(RADIANS([.T18]))*COS(RADIANS([.AC18]))))" office:value-type="float" office:value="112.393050831969" calcext:value-type="float">
            <text:p>112.39</text:p>
          </table:table-cell>
          <table:table-cell table:formula="of:=90-[.AD18]" office:value-type="float" office:value="-22.3930508319688" calcext:value-type="float">
            <text:p>-22.39</text:p>
          </table:table-cell>
          <table:table-cell table:formula="of:=IF([.AE18]&gt;85;0;IF([.AE18]&gt;5;58.1/TAN(RADIANS([.AE18]))-0.07/POWER(TAN(RADIANS([.AE18]));3)+0.000086/POWER(TAN(RADIANS([.AE18]));5);IF([.AE18]&gt;-0.575;1735+[.AE18]*(-518.2+[.AE18]*(103.4+[.AE18]*(-12.79+[.AE18]*0.711)));-20.772/TAN(RADIANS([.AE18])))))/3600" office:value-type="float" office:value="0.0140038899449321" calcext:value-type="float">
            <text:p>0.01</text:p>
          </table:table-cell>
          <table:table-cell table:formula="of:=[.AE18]+[.AF18]" office:value-type="float" office:value="-22.3790469420239" calcext:value-type="float">
            <text:p>-22.38</text:p>
          </table:table-cell>
          <table:table-cell table:formula="of:=IF([.AC18]&gt;0;MOD(DEGREES(ACOS(((SIN(RADIANS([.$B$3]))*COS(RADIANS([.AD18])))-SIN(RADIANS([.T18])))/(COS(RADIANS([.$B$3]))*SIN(RADIANS([.AD18])))))+180;360);MOD(540-DEGREES(ACOS(((SIN(RADIANS([.$B$3]))*COS(RADIANS([.AD18])))-SIN(RADIANS([.T18])))/(COS(RADIANS([.$B$3]))*SIN(RADIANS([.AD18])))));360))" office:value-type="float" office:value="24.8617864971126" calcext:value-type="float">
            <text:p>24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8]+0.1/24" office:value-type="float" office:value="0.075" calcext:value-type="float">
            <text:p>1:48:00</text:p>
          </table:table-cell>
          <table:table-cell table:style-name="ce9" table:formula="of:=[.D19]+2415018.5+[.E19]-[.$B$5]/24" office:value-type="float" office:value="2455368.86666667" calcext:value-type="float">
            <text:p>2455368.87</text:p>
          </table:table-cell>
          <table:table-cell table:style-name="ce10" table:formula="of:=([.F19]-2451545)/36525" office:value-type="float" office:value="0.104691763632216" calcext:value-type="float">
            <text:p>0.10469176</text:p>
          </table:table-cell>
          <table:table-cell/>
          <table:table-cell table:formula="of:=MOD(280.46646+[.G19]*(36000.76983+[.G19]*0.0003032);360)" office:value-type="float" office:value="89.4505489433559" calcext:value-type="float">
            <text:p>89.45</text:p>
          </table:table-cell>
          <table:table-cell table:formula="of:=357.52911+[.G19]*(35999.05029-0.0001537*[.G19])" office:value-type="float" office:value="4126.33317226033" calcext:value-type="float">
            <text:p>4126.33</text:p>
          </table:table-cell>
          <table:table-cell table:formula="of:=0.016708634-[.G19]*(0.000042037+0.0000001267*[.G19])" office:value-type="float" office:value="0.0167042316836539" calcext:value-type="float">
            <text:p>0.02</text:p>
          </table:table-cell>
          <table:table-cell table:formula="of:=SIN(RADIANS([.J19]))*(1.914602-[.G19]*(0.004817+0.000014*[.G19]))+SIN(RADIANS(2*[.J19]))*(0.019993-0.000101*[.G19])+SIN(RADIANS(3*[.J19]))*0.000289" office:value-type="float" office:value="0.443268815045332" calcext:value-type="float">
            <text:p>0.44</text:p>
          </table:table-cell>
          <table:table-cell table:formula="of:=[.I19]+[.L19]" office:value-type="float" office:value="89.8938177584012" calcext:value-type="float">
            <text:p>89.89</text:p>
          </table:table-cell>
          <table:table-cell table:formula="of:=[.J19]+[.L19]" office:value-type="float" office:value="4126.77644107537" calcext:value-type="float">
            <text:p>4126.78</text:p>
          </table:table-cell>
          <table:table-cell table:formula="of:=(1.000001018*(1-[.K19]*[.K19]))/(1+[.K19]*COS(RADIANS([.N19])))" office:value-type="float" office:value="1.01624751004601" calcext:value-type="float">
            <text:p>1.02</text:p>
          </table:table-cell>
          <table:table-cell table:formula="of:=[.M19]-0.00569-0.00478*SIN(RADIANS(125.04-1934.136*[.G19]))" office:value-type="float" office:value="89.8927935144124" calcext:value-type="float">
            <text:p>89.89</text:p>
          </table:table-cell>
          <table:table-cell table:formula="of:=23+(26+((21.448-[.G19]*(46.815+[.G19]*(0.00059-[.G19]*0.001813))))/60)/60" office:value-type="float" office:value="23.4379296807498" calcext:value-type="float">
            <text:p>23.44</text:p>
          </table:table-cell>
          <table:table-cell table:formula="of:=[.Q19]+0.00256*COS(RADIANS(125.04-1934.136*[.G19]))" office:value-type="float" office:value="23.4384860294905" calcext:value-type="float">
            <text:p>23.44</text:p>
          </table:table-cell>
          <table:table-cell table:formula="of:=DEGREES(ATAN2(COS(RADIANS([.P19]));COS(RADIANS([.R19]))*SIN(RADIANS([.P19]))))" office:value-type="float" office:value="89.883152147145" calcext:value-type="float">
            <text:p>89.88</text:p>
          </table:table-cell>
          <table:table-cell table:formula="of:=DEGREES(ASIN(SIN(RADIANS([.R19]))*SIN(RADIANS([.P19]))))" office:value-type="float" office:value="23.4384425469583" calcext:value-type="float">
            <text:p>23.44</text:p>
          </table:table-cell>
          <table:table-cell table:formula="of:=TAN(RADIANS([.R19]/2))*TAN(RADIANS([.R19]/2))" office:value-type="float" office:value="0.0430314889748744" calcext:value-type="float">
            <text:p>0.04</text:p>
          </table:table-cell>
          <table:table-cell table:formula="of:=4*DEGREES([.U19]*SIN(2*RADIANS([.I19]))-2*[.K19]*SIN(RADIANS([.J19]))+4*[.K19]*[.U19]*SIN(RADIANS([.J19]))*COS(2*RADIANS([.I19]))-0.5*[.U19]*[.U19]*SIN(4*RADIANS([.I19]))-1.25*[.K19]*[.K19]*SIN(2*RADIANS([.J19])))" office:value-type="float" office:value="-1.73076733803725" calcext:value-type="float">
            <text:p>-1.73</text:p>
          </table:table-cell>
          <table:table-cell table:formula="of:=DEGREES(ACOS(COS(RADIANS(90.833))/(COS(RADIANS([.$B$3]))*COS(RADIANS([.T19])))-TAN(RADIANS([.$B$3]))*TAN(RADIANS([.T19]))))" office:value-type="float" office:value="112.610488436394" calcext:value-type="float">
            <text:p>112.61</text:p>
          </table:table-cell>
          <table:table-cell table:style-name="ce8" table:formula="of:=(720-4*[.$B$4]-[.V19]+[.$B$5]*60)/1440" office:value-type="float" office:value="0.501201921762527" calcext:value-type="float">
            <text:p>12:01:44</text:p>
          </table:table-cell>
          <table:table-cell table:style-name="ce8" table:formula="of:=[.X19]-[.W19]*4/1440" office:value-type="float" office:value="0.188395009439211" calcext:value-type="float">
            <text:p>4:31:17</text:p>
          </table:table-cell>
          <table:table-cell table:style-name="ce8" table:formula="of:=[.X19]+[.W19]*4/1440" office:value-type="float" office:value="0.814008834085843" calcext:value-type="float">
            <text:p>19:32:10</text:p>
          </table:table-cell>
          <table:table-cell table:style-name="ce11" table:formula="of:=8*[.W19]" office:value-type="float" office:value="900.88390749115" calcext:value-type="float">
            <text:p>900.88</text:p>
          </table:table-cell>
          <table:table-cell table:formula="of:=MOD([.E19]*1440+[.V19]+4*[.$B$4]-60*[.$B$5];1440)" office:value-type="float" office:value="106.269232661963" calcext:value-type="float">
            <text:p>106.27</text:p>
          </table:table-cell>
          <table:table-cell table:formula="of:=IF([.AB19]/4&lt;0;[.AB19]/4+180;[.AB19]/4-180)" office:value-type="float" office:value="-153.432691834509" calcext:value-type="float">
            <text:p>-153.43</text:p>
          </table:table-cell>
          <table:table-cell table:formula="of:=DEGREES(ACOS(SIN(RADIANS([.$B$3]))*SIN(RADIANS([.T19]))+COS(RADIANS([.$B$3]))*COS(RADIANS([.T19]))*COS(RADIANS([.AC19]))))" office:value-type="float" office:value="111.897434960504" calcext:value-type="float">
            <text:p>111.9</text:p>
          </table:table-cell>
          <table:table-cell table:formula="of:=90-[.AD19]" office:value-type="float" office:value="-21.8974349605037" calcext:value-type="float">
            <text:p>-21.9</text:p>
          </table:table-cell>
          <table:table-cell table:formula="of:=IF([.AE19]&gt;85;0;IF([.AE19]&gt;5;58.1/TAN(RADIANS([.AE19]))-0.07/POWER(TAN(RADIANS([.AE19]));3)+0.000086/POWER(TAN(RADIANS([.AE19]));5);IF([.AE19]&gt;-0.575;1735+[.AE19]*(-518.2+[.AE19]*(103.4+[.AE19]*(-12.79+[.AE19]*0.711)));-20.772/TAN(RADIANS([.AE19])))))/3600" office:value-type="float" office:value="0.0143551828361332" calcext:value-type="float">
            <text:p>0.01</text:p>
          </table:table-cell>
          <table:table-cell table:formula="of:=[.AE19]+[.AF19]" office:value-type="float" office:value="-21.8830797776676" calcext:value-type="float">
            <text:p>-21.88</text:p>
          </table:table-cell>
          <table:table-cell table:formula="of:=IF([.AC19]&gt;0;MOD(DEGREES(ACOS(((SIN(RADIANS([.$B$3]))*COS(RADIANS([.AD19])))-SIN(RADIANS([.T19])))/(COS(RADIANS([.$B$3]))*SIN(RADIANS([.AD19])))))+180;360);MOD(540-DEGREES(ACOS(((SIN(RADIANS([.$B$3]))*COS(RADIANS([.AD19])))-SIN(RADIANS([.T19])))/(COS(RADIANS([.$B$3]))*SIN(RADIANS([.AD19])))));360))" office:value-type="float" office:value="26.247696642217" calcext:value-type="float">
            <text:p>26.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9]+0.1/24" office:value-type="float" office:value="0.0791666666666667" calcext:value-type="float">
            <text:p>1:54:00</text:p>
          </table:table-cell>
          <table:table-cell table:style-name="ce9" table:formula="of:=[.D20]+2415018.5+[.E20]-[.$B$5]/24" office:value-type="float" office:value="2455368.87083333" calcext:value-type="float">
            <text:p>2455368.87</text:p>
          </table:table-cell>
          <table:table-cell table:style-name="ce10" table:formula="of:=([.F20]-2451545)/36525" office:value-type="float" office:value="0.104691877709326" calcext:value-type="float">
            <text:p>0.10469188</text:p>
          </table:table-cell>
          <table:table-cell/>
          <table:table-cell table:formula="of:=MOD(280.46646+[.G20]*(36000.76983+[.G20]*0.0003032);360)" office:value-type="float" office:value="89.4546558071434" calcext:value-type="float">
            <text:p>89.45</text:p>
          </table:table-cell>
          <table:table-cell table:formula="of:=357.52911+[.G20]*(35999.05029-0.0001537*[.G20])" office:value-type="float" office:value="4126.33727892795" calcext:value-type="float">
            <text:p>4126.34</text:p>
          </table:table-cell>
          <table:table-cell table:formula="of:=0.016708634-[.G20]*(0.000042037+0.0000001267*[.G20])" office:value-type="float" office:value="0.0167042316788554" calcext:value-type="float">
            <text:p>0.02</text:p>
          </table:table-cell>
          <table:table-cell table:formula="of:=SIN(RADIANS([.J20]))*(1.914602-[.G20]*(0.004817+0.000014*[.G20]))+SIN(RADIANS(2*[.J20]))*(0.019993-0.000101*[.G20])+SIN(RADIANS(3*[.J20]))*0.000289" office:value-type="float" office:value="0.443138003368593" calcext:value-type="float">
            <text:p>0.44</text:p>
          </table:table-cell>
          <table:table-cell table:formula="of:=[.I20]+[.L20]" office:value-type="float" office:value="89.8977938105119" calcext:value-type="float">
            <text:p>89.9</text:p>
          </table:table-cell>
          <table:table-cell table:formula="of:=[.J20]+[.L20]" office:value-type="float" office:value="4126.78041693131" calcext:value-type="float">
            <text:p>4126.78</text:p>
          </table:table-cell>
          <table:table-cell table:formula="of:=(1.000001018*(1-[.K20]*[.K20]))/(1+[.K20]*COS(RADIANS([.N20])))" office:value-type="float" office:value="1.01624778391709" calcext:value-type="float">
            <text:p>1.02</text:p>
          </table:table-cell>
          <table:table-cell table:formula="of:=[.M20]-0.00569-0.00478*SIN(RADIANS(125.04-1934.136*[.G20]))" office:value-type="float" office:value="89.8967695705235" calcext:value-type="float">
            <text:p>89.9</text:p>
          </table:table-cell>
          <table:table-cell table:formula="of:=23+(26+((21.448-[.G20]*(46.815+[.G20]*(0.00059-[.G20]*0.001813))))/60)/60" office:value-type="float" office:value="23.4379296792663" calcext:value-type="float">
            <text:p>23.44</text:p>
          </table:table-cell>
          <table:table-cell table:formula="of:=[.Q20]+0.00256*COS(RADIANS(125.04-1934.136*[.G20]))" office:value-type="float" office:value="23.4384860183843" calcext:value-type="float">
            <text:p>23.44</text:p>
          </table:table-cell>
          <table:table-cell table:formula="of:=DEGREES(ATAN2(COS(RADIANS([.P20]));COS(RADIANS([.R20]))*SIN(RADIANS([.P20]))))" office:value-type="float" office:value="89.8874857788769" calcext:value-type="float">
            <text:p>89.89</text:p>
          </table:table-cell>
          <table:table-cell table:formula="of:=DEGREES(ASIN(SIN(RADIANS([.R20]))*SIN(RADIANS([.P20]))))" office:value-type="float" office:value="23.4384457013859" calcext:value-type="float">
            <text:p>23.44</text:p>
          </table:table-cell>
          <table:table-cell table:formula="of:=TAN(RADIANS([.R20]/2))*TAN(RADIANS([.R20]/2))" office:value-type="float" office:value="0.043031488932934" calcext:value-type="float">
            <text:p>0.04</text:p>
          </table:table-cell>
          <table:table-cell table:formula="of:=4*DEGREES([.U20]*SIN(2*RADIANS([.I20]))-2*[.K20]*SIN(RADIANS([.J20]))+4*[.K20]*[.U20]*SIN(RADIANS([.J20]))*COS(2*RADIANS([.I20]))-0.5*[.U20]*[.U20]*SIN(4*RADIANS([.I20]))-1.25*[.K20]*[.K20]*SIN(2*RADIANS([.J20])))" office:value-type="float" office:value="-1.73167313342948" calcext:value-type="float">
            <text:p>-1.73</text:p>
          </table:table-cell>
          <table:table-cell table:formula="of:=DEGREES(ACOS(COS(RADIANS(90.833))/(COS(RADIANS([.$B$3]))*COS(RADIANS([.T20])))-TAN(RADIANS([.$B$3]))*TAN(RADIANS([.T20]))))" office:value-type="float" office:value="112.610491873203" calcext:value-type="float">
            <text:p>112.61</text:p>
          </table:table-cell>
          <table:table-cell table:style-name="ce8" table:formula="of:=(720-4*[.$B$4]-[.V20]+[.$B$5]*60)/1440" office:value-type="float" office:value="0.501202550787101" calcext:value-type="float">
            <text:p>12:01:44</text:p>
          </table:table-cell>
          <table:table-cell table:style-name="ce8" table:formula="of:=[.X20]-[.W20]*4/1440" office:value-type="float" office:value="0.188395628917093" calcext:value-type="float">
            <text:p>4:31:17</text:p>
          </table:table-cell>
          <table:table-cell table:style-name="ce8" table:formula="of:=[.X20]+[.W20]*4/1440" office:value-type="float" office:value="0.81400947265711" calcext:value-type="float">
            <text:p>19:32:10</text:p>
          </table:table-cell>
          <table:table-cell table:style-name="ce11" table:formula="of:=8*[.W20]" office:value-type="float" office:value="900.883934985625" calcext:value-type="float">
            <text:p>900.88</text:p>
          </table:table-cell>
          <table:table-cell table:formula="of:=MOD([.E20]*1440+[.V20]+4*[.$B$4]-60*[.$B$5];1440)" office:value-type="float" office:value="112.268326866571" calcext:value-type="float">
            <text:p>112.27</text:p>
          </table:table-cell>
          <table:table-cell table:formula="of:=IF([.AB20]/4&lt;0;[.AB20]/4+180;[.AB20]/4-180)" office:value-type="float" office:value="-151.932918283357" calcext:value-type="float">
            <text:p>-151.93</text:p>
          </table:table-cell>
          <table:table-cell table:formula="of:=DEGREES(ACOS(SIN(RADIANS([.$B$3]))*SIN(RADIANS([.T20]))+COS(RADIANS([.$B$3]))*COS(RADIANS([.T20]))*COS(RADIANS([.AC20]))))" office:value-type="float" office:value="111.377033810825" calcext:value-type="float">
            <text:p>111.38</text:p>
          </table:table-cell>
          <table:table-cell table:formula="of:=90-[.AD20]" office:value-type="float" office:value="-21.3770338108252" calcext:value-type="float">
            <text:p>-21.38</text:p>
          </table:table-cell>
          <table:table-cell table:formula="of:=IF([.AE20]&gt;85;0;IF([.AE20]&gt;5;58.1/TAN(RADIANS([.AE20]))-0.07/POWER(TAN(RADIANS([.AE20]));3)+0.000086/POWER(TAN(RADIANS([.AE20]));5);IF([.AE20]&gt;-0.575;1735+[.AE20]*(-518.2+[.AE20]*(103.4+[.AE20]*(-12.79+[.AE20]*0.711)));-20.772/TAN(RADIANS([.AE20])))))/3600" office:value-type="float" office:value="0.0147406944362908" calcext:value-type="float">
            <text:p>0.01</text:p>
          </table:table-cell>
          <table:table-cell table:formula="of:=[.AE20]+[.AF20]" office:value-type="float" office:value="-21.3622931163889" calcext:value-type="float">
            <text:p>-21.36</text:p>
          </table:table-cell>
          <table:table-cell table:formula="of:=IF([.AC20]&gt;0;MOD(DEGREES(ACOS(((SIN(RADIANS([.$B$3]))*COS(RADIANS([.AD20])))-SIN(RADIANS([.T20])))/(COS(RADIANS([.$B$3]))*SIN(RADIANS([.AD20])))))+180;360);MOD(540-DEGREES(ACOS(((SIN(RADIANS([.$B$3]))*COS(RADIANS([.AD20])))-SIN(RADIANS([.T20])))/(COS(RADIANS([.$B$3]))*SIN(RADIANS([.AD20])))));360))" office:value-type="float" office:value="27.6180851311275" calcext:value-type="float">
            <text:p>27.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0]+0.1/24" office:value-type="float" office:value="0.0833333333333333" calcext:value-type="float">
            <text:p>2:00:00</text:p>
          </table:table-cell>
          <table:table-cell table:style-name="ce9" table:formula="of:=[.D21]+2415018.5+[.E21]-[.$B$5]/24" office:value-type="float" office:value="2455368.875" calcext:value-type="float">
            <text:p>2455368.88</text:p>
          </table:table-cell>
          <table:table-cell table:style-name="ce10" table:formula="of:=([.F21]-2451545)/36525" office:value-type="float" office:value="0.104691991786448" calcext:value-type="float">
            <text:p>0.10469199</text:p>
          </table:table-cell>
          <table:table-cell/>
          <table:table-cell table:formula="of:=MOD(280.46646+[.G21]*(36000.76983+[.G21]*0.0003032);360)" office:value-type="float" office:value="89.4587626713619" calcext:value-type="float">
            <text:p>89.46</text:p>
          </table:table-cell>
          <table:table-cell table:formula="of:=357.52911+[.G21]*(35999.05029-0.0001537*[.G21])" office:value-type="float" office:value="4126.34138559599" calcext:value-type="float">
            <text:p>4126.34</text:p>
          </table:table-cell>
          <table:table-cell table:formula="of:=0.016708634-[.G21]*(0.000042037+0.0000001267*[.G21])" office:value-type="float" office:value="0.0167042316740569" calcext:value-type="float">
            <text:p>0.02</text:p>
          </table:table-cell>
          <table:table-cell table:formula="of:=SIN(RADIANS([.J21]))*(1.914602-[.G21]*(0.004817+0.000014*[.G21]))+SIN(RADIANS(2*[.J21]))*(0.019993-0.000101*[.G21])+SIN(RADIANS(3*[.J21]))*0.000289" office:value-type="float" office:value="0.443007189535182" calcext:value-type="float">
            <text:p>0.44</text:p>
          </table:table-cell>
          <table:table-cell table:formula="of:=[.I21]+[.L21]" office:value-type="float" office:value="89.9017698608971" calcext:value-type="float">
            <text:p>89.9</text:p>
          </table:table-cell>
          <table:table-cell table:formula="of:=[.J21]+[.L21]" office:value-type="float" office:value="4126.78439278553" calcext:value-type="float">
            <text:p>4126.78</text:p>
          </table:table-cell>
          <table:table-cell table:formula="of:=(1.000001018*(1-[.K21]*[.K21]))/(1+[.K21]*COS(RADIANS([.N21])))" office:value-type="float" office:value="1.0162480577073" calcext:value-type="float">
            <text:p>1.02</text:p>
          </table:table-cell>
          <table:table-cell table:formula="of:=[.M21]-0.00569-0.00478*SIN(RADIANS(125.04-1934.136*[.G21]))" office:value-type="float" office:value="89.9007456249089" calcext:value-type="float">
            <text:p>89.9</text:p>
          </table:table-cell>
          <table:table-cell table:formula="of:=23+(26+((21.448-[.G21]*(46.815+[.G21]*(0.00059-[.G21]*0.001813))))/60)/60" office:value-type="float" office:value="23.4379296777828" calcext:value-type="float">
            <text:p>23.44</text:p>
          </table:table-cell>
          <table:table-cell table:formula="of:=[.Q21]+0.00256*COS(RADIANS(125.04-1934.136*[.G21]))" office:value-type="float" office:value="23.4384860072781" calcext:value-type="float">
            <text:p>23.44</text:p>
          </table:table-cell>
          <table:table-cell table:formula="of:=DEGREES(ATAN2(COS(RADIANS([.P21]));COS(RADIANS([.R21]))*SIN(RADIANS([.P21]))))" office:value-type="float" office:value="89.8918194089309" calcext:value-type="float">
            <text:p>89.89</text:p>
          </table:table-cell>
          <table:table-cell table:formula="of:=DEGREES(ASIN(SIN(RADIANS([.R21]))*SIN(RADIANS([.P21]))))" office:value-type="float" office:value="23.4384487361914" calcext:value-type="float">
            <text:p>23.44</text:p>
          </table:table-cell>
          <table:table-cell table:formula="of:=TAN(RADIANS([.R21]/2))*TAN(RADIANS([.R21]/2))" office:value-type="float" office:value="0.0430314888909935" calcext:value-type="float">
            <text:p>0.04</text:p>
          </table:table-cell>
          <table:table-cell table:formula="of:=4*DEGREES([.U21]*SIN(2*RADIANS([.I21]))-2*[.K21]*SIN(RADIANS([.J21]))+4*[.K21]*[.U21]*SIN(RADIANS([.J21]))*COS(2*RADIANS([.I21]))-0.5*[.U21]*[.U21]*SIN(4*RADIANS([.I21]))-1.25*[.K21]*[.K21]*SIN(2*RADIANS([.J21])))" office:value-type="float" office:value="-1.73257892065069" calcext:value-type="float">
            <text:p>-1.73</text:p>
          </table:table-cell>
          <table:table-cell table:formula="of:=DEGREES(ACOS(COS(RADIANS(90.833))/(COS(RADIANS([.$B$3]))*COS(RADIANS([.T21])))-TAN(RADIANS([.$B$3]))*TAN(RADIANS([.T21]))))" office:value-type="float" office:value="112.610495179682" calcext:value-type="float">
            <text:p>112.61</text:p>
          </table:table-cell>
          <table:table-cell table:style-name="ce8" table:formula="of:=(720-4*[.$B$4]-[.V21]+[.$B$5]*60)/1440" office:value-type="float" office:value="0.501203179806006" calcext:value-type="float">
            <text:p>12:01:44</text:p>
          </table:table-cell>
          <table:table-cell table:style-name="ce8" table:formula="of:=[.X21]-[.W21]*4/1440" office:value-type="float" office:value="0.188396248751333" calcext:value-type="float">
            <text:p>4:31:17</text:p>
          </table:table-cell>
          <table:table-cell table:style-name="ce8" table:formula="of:=[.X21]+[.W21]*4/1440" office:value-type="float" office:value="0.814010110860678" calcext:value-type="float">
            <text:p>19:32:10</text:p>
          </table:table-cell>
          <table:table-cell table:style-name="ce11" table:formula="of:=8*[.W21]" office:value-type="float" office:value="900.883961437458" calcext:value-type="float">
            <text:p>900.88</text:p>
          </table:table-cell>
          <table:table-cell table:formula="of:=MOD([.E21]*1440+[.V21]+4*[.$B$4]-60*[.$B$5];1440)" office:value-type="float" office:value="118.267421079349" calcext:value-type="float">
            <text:p>118.27</text:p>
          </table:table-cell>
          <table:table-cell table:formula="of:=IF([.AB21]/4&lt;0;[.AB21]/4+180;[.AB21]/4-180)" office:value-type="float" office:value="-150.433144730163" calcext:value-type="float">
            <text:p>-150.43</text:p>
          </table:table-cell>
          <table:table-cell table:formula="of:=DEGREES(ACOS(SIN(RADIANS([.$B$3]))*SIN(RADIANS([.T21]))+COS(RADIANS([.$B$3]))*COS(RADIANS([.T21]))*COS(RADIANS([.AC21]))))" office:value-type="float" office:value="110.832425577814" calcext:value-type="float">
            <text:p>110.83</text:p>
          </table:table-cell>
          <table:table-cell table:formula="of:=90-[.AD21]" office:value-type="float" office:value="-20.8324255778138" calcext:value-type="float">
            <text:p>-20.83</text:p>
          </table:table-cell>
          <table:table-cell table:formula="of:=IF([.AE21]&gt;85;0;IF([.AE21]&gt;5;58.1/TAN(RADIANS([.AE21]))-0.07/POWER(TAN(RADIANS([.AE21]));3)+0.000086/POWER(TAN(RADIANS([.AE21]));5);IF([.AE21]&gt;-0.575;1735+[.AE21]*(-518.2+[.AE21]*(103.4+[.AE21]*(-12.79+[.AE21]*0.711)));-20.772/TAN(RADIANS([.AE21])))))/3600" office:value-type="float" office:value="0.0151637753312794" calcext:value-type="float">
            <text:p>0.02</text:p>
          </table:table-cell>
          <table:table-cell table:formula="of:=[.AE21]+[.AF21]" office:value-type="float" office:value="-20.8172618024825" calcext:value-type="float">
            <text:p>-20.82</text:p>
          </table:table-cell>
          <table:table-cell table:formula="of:=IF([.AC21]&gt;0;MOD(DEGREES(ACOS(((SIN(RADIANS([.$B$3]))*COS(RADIANS([.AD21])))-SIN(RADIANS([.T21])))/(COS(RADIANS([.$B$3]))*SIN(RADIANS([.AD21])))))+180;360);MOD(540-DEGREES(ACOS(((SIN(RADIANS([.$B$3]))*COS(RADIANS([.AD21])))-SIN(RADIANS([.T21])))/(COS(RADIANS([.$B$3]))*SIN(RADIANS([.AD21])))));360))" office:value-type="float" office:value="28.972608339537" calcext:value-type="float">
            <text:p>28.97</text:p>
          </table:table-cell>
          <table:table-cell table:number-columns-repeated="990"/>
        </table:table-row>
        <table:table-row table:style-name="ro2">
          <table:table-cell>
            <draw:frame table:end-cell-address="Calculations.C34" table:end-x="1.1858in" table:end-y="0.1902in" draw:z-index="2" draw:style-name="gr1" svg:width="3.2465in" svg:height="2.4469in" svg:x="0.0315in" svg:y="0.0886in">
              <draw:object draw:notify-on-update-of-ranges="Calculations.E2:Calculations.E241 Calculations.T1:Calculations.T1 Calculations.T2:Calculations.T2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1]+0.1/24" office:value-type="float" office:value="0.0875" calcext:value-type="float">
            <text:p>2:06:00</text:p>
          </table:table-cell>
          <table:table-cell table:style-name="ce9" table:formula="of:=[.D22]+2415018.5+[.E22]-[.$B$5]/24" office:value-type="float" office:value="2455368.87916667" calcext:value-type="float">
            <text:p>2455368.88</text:p>
          </table:table-cell>
          <table:table-cell table:style-name="ce10" table:formula="of:=([.F22]-2451545)/36525" office:value-type="float" office:value="0.104692105863557" calcext:value-type="float">
            <text:p>0.10469211</text:p>
          </table:table-cell>
          <table:table-cell/>
          <table:table-cell table:formula="of:=MOD(280.46646+[.G22]*(36000.76983+[.G22]*0.0003032);360)" office:value-type="float" office:value="89.4628695351134" calcext:value-type="float">
            <text:p>89.46</text:p>
          </table:table-cell>
          <table:table-cell table:formula="of:=357.52911+[.G22]*(35999.05029-0.0001537*[.G22])" office:value-type="float" office:value="4126.34549226357" calcext:value-type="float">
            <text:p>4126.35</text:p>
          </table:table-cell>
          <table:table-cell table:formula="of:=0.016708634-[.G22]*(0.000042037+0.0000001267*[.G22])" office:value-type="float" office:value="0.0167042316692584" calcext:value-type="float">
            <text:p>0.02</text:p>
          </table:table-cell>
          <table:table-cell table:formula="of:=SIN(RADIANS([.J22]))*(1.914602-[.G22]*(0.004817+0.000014*[.G22]))+SIN(RADIANS(2*[.J22]))*(0.019993-0.000101*[.G22])+SIN(RADIANS(3*[.J22]))*0.000289" office:value-type="float" office:value="0.442876373574471" calcext:value-type="float">
            <text:p>0.44</text:p>
          </table:table-cell>
          <table:table-cell table:formula="of:=[.I22]+[.L22]" office:value-type="float" office:value="89.9057459086879" calcext:value-type="float">
            <text:p>89.91</text:p>
          </table:table-cell>
          <table:table-cell table:formula="of:=[.J22]+[.L22]" office:value-type="float" office:value="4126.78836863715" calcext:value-type="float">
            <text:p>4126.79</text:p>
          </table:table-cell>
          <table:table-cell table:formula="of:=(1.000001018*(1-[.K22]*[.K22]))/(1+[.K22]*COS(RADIANS([.N22])))" office:value-type="float" office:value="1.01624833141659" calcext:value-type="float">
            <text:p>1.02</text:p>
          </table:table-cell>
          <table:table-cell table:formula="of:=[.M22]-0.00569-0.00478*SIN(RADIANS(125.04-1934.136*[.G22]))" office:value-type="float" office:value="89.9047216766999" calcext:value-type="float">
            <text:p>89.9</text:p>
          </table:table-cell>
          <table:table-cell table:formula="of:=23+(26+((21.448-[.G22]*(46.815+[.G22]*(0.00059-[.G22]*0.001813))))/60)/60" office:value-type="float" office:value="23.4379296762994" calcext:value-type="float">
            <text:p>23.44</text:p>
          </table:table-cell>
          <table:table-cell table:formula="of:=[.Q22]+0.00256*COS(RADIANS(125.04-1934.136*[.G22]))" office:value-type="float" office:value="23.4384859961719" calcext:value-type="float">
            <text:p>23.44</text:p>
          </table:table-cell>
          <table:table-cell table:formula="of:=DEGREES(ATAN2(COS(RADIANS([.P22]));COS(RADIANS([.R22]))*SIN(RADIANS([.P22]))))" office:value-type="float" office:value="89.8961530363522" calcext:value-type="float">
            <text:p>89.9</text:p>
          </table:table-cell>
          <table:table-cell table:formula="of:=DEGREES(ASIN(SIN(RADIANS([.R22]))*SIN(RADIANS([.P22]))))" office:value-type="float" office:value="23.4384516513743" calcext:value-type="float">
            <text:p>23.44</text:p>
          </table:table-cell>
          <table:table-cell table:formula="of:=TAN(RADIANS([.R22]/2))*TAN(RADIANS([.R22]/2))" office:value-type="float" office:value="0.043031488849053" calcext:value-type="float">
            <text:p>0.04</text:p>
          </table:table-cell>
          <table:table-cell table:formula="of:=4*DEGREES([.U22]*SIN(2*RADIANS([.I22]))-2*[.K22]*SIN(RADIANS([.J22]))+4*[.K22]*[.U22]*SIN(RADIANS([.J22]))*COS(2*RADIANS([.I22]))-0.5*[.U22]*[.U22]*SIN(4*RADIANS([.I22]))-1.25*[.K22]*[.K22]*SIN(2*RADIANS([.J22])))" office:value-type="float" office:value="-1.73348469947489" calcext:value-type="float">
            <text:p>-1.73</text:p>
          </table:table-cell>
          <table:table-cell table:formula="of:=DEGREES(ACOS(COS(RADIANS(90.833))/(COS(RADIANS([.$B$3]))*COS(RADIANS([.T22])))-TAN(RADIANS([.$B$3]))*TAN(RADIANS([.T22]))))" office:value-type="float" office:value="112.61049835583" calcext:value-type="float">
            <text:p>112.61</text:p>
          </table:table-cell>
          <table:table-cell table:style-name="ce8" table:formula="of:=(720-4*[.$B$4]-[.V22]+[.$B$5]*60)/1440" office:value-type="float" office:value="0.50120380881908" calcext:value-type="float">
            <text:p>12:01:44</text:p>
          </table:table-cell>
          <table:table-cell table:style-name="ce8" table:formula="of:=[.X22]-[.W22]*4/1440" office:value-type="float" office:value="0.188396868941773" calcext:value-type="float">
            <text:p>4:31:17</text:p>
          </table:table-cell>
          <table:table-cell table:style-name="ce8" table:formula="of:=[.X22]+[.W22]*4/1440" office:value-type="float" office:value="0.814010748696386" calcext:value-type="float">
            <text:p>19:32:11</text:p>
          </table:table-cell>
          <table:table-cell table:style-name="ce11" table:formula="of:=8*[.W22]" office:value-type="float" office:value="900.883986846643" calcext:value-type="float">
            <text:p>900.88</text:p>
          </table:table-cell>
          <table:table-cell table:formula="of:=MOD([.E22]*1440+[.V22]+4*[.$B$4]-60*[.$B$5];1440)" office:value-type="float" office:value="124.266515300525" calcext:value-type="float">
            <text:p>124.27</text:p>
          </table:table-cell>
          <table:table-cell table:formula="of:=IF([.AB22]/4&lt;0;[.AB22]/4+180;[.AB22]/4-180)" office:value-type="float" office:value="-148.933371174869" calcext:value-type="float">
            <text:p>-148.93</text:p>
          </table:table-cell>
          <table:table-cell table:formula="of:=DEGREES(ACOS(SIN(RADIANS([.$B$3]))*SIN(RADIANS([.T22]))+COS(RADIANS([.$B$3]))*COS(RADIANS([.T22]))*COS(RADIANS([.AC22]))))" office:value-type="float" office:value="110.264197195092" calcext:value-type="float">
            <text:p>110.26</text:p>
          </table:table-cell>
          <table:table-cell table:formula="of:=90-[.AD22]" office:value-type="float" office:value="-20.2641971950924" calcext:value-type="float">
            <text:p>-20.26</text:p>
          </table:table-cell>
          <table:table-cell table:formula="of:=IF([.AE22]&gt;85;0;IF([.AE22]&gt;5;58.1/TAN(RADIANS([.AE22]))-0.07/POWER(TAN(RADIANS([.AE22]));3)+0.000086/POWER(TAN(RADIANS([.AE22]));5);IF([.AE22]&gt;-0.575;1735+[.AE22]*(-518.2+[.AE22]*(103.4+[.AE22]*(-12.79+[.AE22]*0.711)));-20.772/TAN(RADIANS([.AE22])))))/3600" office:value-type="float" office:value="0.0156283427351728" calcext:value-type="float">
            <text:p>0.02</text:p>
          </table:table-cell>
          <table:table-cell table:formula="of:=[.AE22]+[.AF22]" office:value-type="float" office:value="-20.2485688523572" calcext:value-type="float">
            <text:p>-20.25</text:p>
          </table:table-cell>
          <table:table-cell table:formula="of:=IF([.AC22]&gt;0;MOD(DEGREES(ACOS(((SIN(RADIANS([.$B$3]))*COS(RADIANS([.AD22])))-SIN(RADIANS([.T22])))/(COS(RADIANS([.$B$3]))*SIN(RADIANS([.AD22])))))+180;360);MOD(540-DEGREES(ACOS(((SIN(RADIANS([.$B$3]))*COS(RADIANS([.AD22])))-SIN(RADIANS([.T22])))/(COS(RADIANS([.$B$3]))*SIN(RADIANS([.AD22])))));360))" office:value-type="float" office:value="30.3109837424454" calcext:value-type="float">
            <text:p>30.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2]+0.1/24" office:value-type="float" office:value="0.0916666666666667" calcext:value-type="float">
            <text:p>2:12:00</text:p>
          </table:table-cell>
          <table:table-cell table:style-name="ce9" table:formula="of:=[.D23]+2415018.5+[.E23]-[.$B$5]/24" office:value-type="float" office:value="2455368.88333333" calcext:value-type="float">
            <text:p>2455368.88</text:p>
          </table:table-cell>
          <table:table-cell table:style-name="ce10" table:formula="of:=([.F23]-2451545)/36525" office:value-type="float" office:value="0.104692219940679" calcext:value-type="float">
            <text:p>0.10469222</text:p>
          </table:table-cell>
          <table:table-cell/>
          <table:table-cell table:formula="of:=MOD(280.46646+[.G23]*(36000.76983+[.G23]*0.0003032);360)" office:value-type="float" office:value="89.4669763993329" calcext:value-type="float">
            <text:p>89.47</text:p>
          </table:table-cell>
          <table:table-cell table:formula="of:=357.52911+[.G23]*(35999.05029-0.0001537*[.G23])" office:value-type="float" office:value="4126.34959893162" calcext:value-type="float">
            <text:p>4126.35</text:p>
          </table:table-cell>
          <table:table-cell table:formula="of:=0.016708634-[.G23]*(0.000042037+0.0000001267*[.G23])" office:value-type="float" office:value="0.01670423166446" calcext:value-type="float">
            <text:p>0.02</text:p>
          </table:table-cell>
          <table:table-cell table:formula="of:=SIN(RADIANS([.J23]))*(1.914602-[.G23]*(0.004817+0.000014*[.G23]))+SIN(RADIANS(2*[.J23]))*(0.019993-0.000101*[.G23])+SIN(RADIANS(3*[.J23]))*0.000289" office:value-type="float" office:value="0.442745555457242" calcext:value-type="float">
            <text:p>0.44</text:p>
          </table:table-cell>
          <table:table-cell table:formula="of:=[.I23]+[.L23]" office:value-type="float" office:value="89.9097219547901" calcext:value-type="float">
            <text:p>89.91</text:p>
          </table:table-cell>
          <table:table-cell table:formula="of:=[.J23]+[.L23]" office:value-type="float" office:value="4126.79234448708" calcext:value-type="float">
            <text:p>4126.79</text:p>
          </table:table-cell>
          <table:table-cell table:formula="of:=(1.000001018*(1-[.K23]*[.K23]))/(1+[.K23]*COS(RADIANS([.N23])))" office:value-type="float" office:value="1.01624860504502" calcext:value-type="float">
            <text:p>1.02</text:p>
          </table:table-cell>
          <table:table-cell table:formula="of:=[.M23]-0.00569-0.00478*SIN(RADIANS(125.04-1934.136*[.G23]))" office:value-type="float" office:value="89.9086977268022" calcext:value-type="float">
            <text:p>89.91</text:p>
          </table:table-cell>
          <table:table-cell table:formula="of:=23+(26+((21.448-[.G23]*(46.815+[.G23]*(0.00059-[.G23]*0.001813))))/60)/60" office:value-type="float" office:value="23.4379296748159" calcext:value-type="float">
            <text:p>23.44</text:p>
          </table:table-cell>
          <table:table-cell table:formula="of:=[.Q23]+0.00256*COS(RADIANS(125.04-1934.136*[.G23]))" office:value-type="float" office:value="23.4384859850657" calcext:value-type="float">
            <text:p>23.44</text:p>
          </table:table-cell>
          <table:table-cell table:formula="of:=DEGREES(ATAN2(COS(RADIANS([.P23]));COS(RADIANS([.R23]))*SIN(RADIANS([.P23]))))" office:value-type="float" office:value="89.9004866621204" calcext:value-type="float">
            <text:p>89.9</text:p>
          </table:table-cell>
          <table:table-cell table:formula="of:=DEGREES(ASIN(SIN(RADIANS([.R23]))*SIN(RADIANS([.P23]))))" office:value-type="float" office:value="23.4384544469354" calcext:value-type="float">
            <text:p>23.44</text:p>
          </table:table-cell>
          <table:table-cell table:formula="of:=TAN(RADIANS([.R23]/2))*TAN(RADIANS([.R23]/2))" office:value-type="float" office:value="0.0430314888071125" calcext:value-type="float">
            <text:p>0.04</text:p>
          </table:table-cell>
          <table:table-cell table:formula="of:=4*DEGREES([.U23]*SIN(2*RADIANS([.I23]))-2*[.K23]*SIN(RADIANS([.J23]))+4*[.K23]*[.U23]*SIN(RADIANS([.J23]))*COS(2*RADIANS([.I23]))-0.5*[.U23]*[.U23]*SIN(4*RADIANS([.I23]))-1.25*[.K23]*[.K23]*SIN(2*RADIANS([.J23])))" office:value-type="float" office:value="-1.7343904700795" calcext:value-type="float">
            <text:p>-1.73</text:p>
          </table:table-cell>
          <table:table-cell table:formula="of:=DEGREES(ACOS(COS(RADIANS(90.833))/(COS(RADIANS([.$B$3]))*COS(RADIANS([.T23])))-TAN(RADIANS([.$B$3]))*TAN(RADIANS([.T23]))))" office:value-type="float" office:value="112.610501401648" calcext:value-type="float">
            <text:p>112.61</text:p>
          </table:table-cell>
          <table:table-cell table:style-name="ce8" table:formula="of:=(720-4*[.$B$4]-[.V23]+[.$B$5]*60)/1440" office:value-type="float" office:value="0.501204437826444" calcext:value-type="float">
            <text:p>12:01:44</text:p>
          </table:table-cell>
          <table:table-cell table:style-name="ce8" table:formula="of:=[.X23]-[.W23]*4/1440" office:value-type="float" office:value="0.188397489488532" calcext:value-type="float">
            <text:p>4:31:18</text:p>
          </table:table-cell>
          <table:table-cell table:style-name="ce8" table:formula="of:=[.X23]+[.W23]*4/1440" office:value-type="float" office:value="0.814011386164357" calcext:value-type="float">
            <text:p>19:32:11</text:p>
          </table:table-cell>
          <table:table-cell table:style-name="ce11" table:formula="of:=8*[.W23]" office:value-type="float" office:value="900.884011213188" calcext:value-type="float">
            <text:p>900.88</text:p>
          </table:table-cell>
          <table:table-cell table:formula="of:=MOD([.E23]*1440+[.V23]+4*[.$B$4]-60*[.$B$5];1440)" office:value-type="float" office:value="130.265609529921" calcext:value-type="float">
            <text:p>130.27</text:p>
          </table:table-cell>
          <table:table-cell table:formula="of:=IF([.AB23]/4&lt;0;[.AB23]/4+180;[.AB23]/4-180)" office:value-type="float" office:value="-147.43359761752" calcext:value-type="float">
            <text:p>-147.43</text:p>
          </table:table-cell>
          <table:table-cell table:formula="of:=DEGREES(ACOS(SIN(RADIANS([.$B$3]))*SIN(RADIANS([.T23]))+COS(RADIANS([.$B$3]))*COS(RADIANS([.T23]))*COS(RADIANS([.AC23]))))" office:value-type="float" office:value="109.672942029751" calcext:value-type="float">
            <text:p>109.67</text:p>
          </table:table-cell>
          <table:table-cell table:formula="of:=90-[.AD23]" office:value-type="float" office:value="-19.6729420297511" calcext:value-type="float">
            <text:p>-19.67</text:p>
          </table:table-cell>
          <table:table-cell table:formula="of:=IF([.AE23]&gt;85;0;IF([.AE23]&gt;5;58.1/TAN(RADIANS([.AE23]))-0.07/POWER(TAN(RADIANS([.AE23]));3)+0.000086/POWER(TAN(RADIANS([.AE23]));5);IF([.AE23]&gt;-0.575;1735+[.AE23]*(-518.2+[.AE23]*(103.4+[.AE23]*(-12.79+[.AE23]*0.711)));-20.772/TAN(RADIANS([.AE23])))))/3600" office:value-type="float" office:value="0.0161389963673882" calcext:value-type="float">
            <text:p>0.02</text:p>
          </table:table-cell>
          <table:table-cell table:formula="of:=[.AE23]+[.AF23]" office:value-type="float" office:value="-19.6568030333837" calcext:value-type="float">
            <text:p>-19.66</text:p>
          </table:table-cell>
          <table:table-cell table:formula="of:=IF([.AC23]&gt;0;MOD(DEGREES(ACOS(((SIN(RADIANS([.$B$3]))*COS(RADIANS([.AD23])))-SIN(RADIANS([.T23])))/(COS(RADIANS([.$B$3]))*SIN(RADIANS([.AD23])))))+180;360);MOD(540-DEGREES(ACOS(((SIN(RADIANS([.$B$3]))*COS(RADIANS([.AD23])))-SIN(RADIANS([.T23])))/(COS(RADIANS([.$B$3]))*SIN(RADIANS([.AD23])))));360))" office:value-type="float" office:value="31.6329879818932" calcext:value-type="float">
            <text:p>31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3]+0.1/24" office:value-type="float" office:value="0.0958333333333333" calcext:value-type="float">
            <text:p>2:18:00</text:p>
          </table:table-cell>
          <table:table-cell table:style-name="ce9" table:formula="of:=[.D24]+2415018.5+[.E24]-[.$B$5]/24" office:value-type="float" office:value="2455368.8875" calcext:value-type="float">
            <text:p>2455368.89</text:p>
          </table:table-cell>
          <table:table-cell table:style-name="ce10" table:formula="of:=([.F24]-2451545)/36525" office:value-type="float" office:value="0.104692334017788" calcext:value-type="float">
            <text:p>0.10469233</text:p>
          </table:table-cell>
          <table:table-cell/>
          <table:table-cell table:formula="of:=MOD(280.46646+[.G24]*(36000.76983+[.G24]*0.0003032);360)" office:value-type="float" office:value="89.4710832630844" calcext:value-type="float">
            <text:p>89.47</text:p>
          </table:table-cell>
          <table:table-cell table:formula="of:=357.52911+[.G24]*(35999.05029-0.0001537*[.G24])" office:value-type="float" office:value="4126.3537055992" calcext:value-type="float">
            <text:p>4126.35</text:p>
          </table:table-cell>
          <table:table-cell table:formula="of:=0.016708634-[.G24]*(0.000042037+0.0000001267*[.G24])" office:value-type="float" office:value="0.0167042316596615" calcext:value-type="float">
            <text:p>0.02</text:p>
          </table:table-cell>
          <table:table-cell table:formula="of:=SIN(RADIANS([.J24]))*(1.914602-[.G24]*(0.004817+0.000014*[.G24]))+SIN(RADIANS(2*[.J24]))*(0.019993-0.000101*[.G24])+SIN(RADIANS(3*[.J24]))*0.000289" office:value-type="float" office:value="0.442614735213957" calcext:value-type="float">
            <text:p>0.44</text:p>
          </table:table-cell>
          <table:table-cell table:formula="of:=[.I24]+[.L24]" office:value-type="float" office:value="89.9136979982984" calcext:value-type="float">
            <text:p>89.91</text:p>
          </table:table-cell>
          <table:table-cell table:formula="of:=[.J24]+[.L24]" office:value-type="float" office:value="4126.79632033442" calcext:value-type="float">
            <text:p>4126.8</text:p>
          </table:table-cell>
          <table:table-cell table:formula="of:=(1.000001018*(1-[.K24]*[.K24]))/(1+[.K24]*COS(RADIANS([.N24])))" office:value-type="float" office:value="1.01624887859253" calcext:value-type="float">
            <text:p>1.02</text:p>
          </table:table-cell>
          <table:table-cell table:formula="of:=[.M24]-0.00569-0.00478*SIN(RADIANS(125.04-1934.136*[.G24]))" office:value-type="float" office:value="89.9126737743105" calcext:value-type="float">
            <text:p>89.91</text:p>
          </table:table-cell>
          <table:table-cell table:formula="of:=23+(26+((21.448-[.G24]*(46.815+[.G24]*(0.00059-[.G24]*0.001813))))/60)/60" office:value-type="float" office:value="23.4379296733324" calcext:value-type="float">
            <text:p>23.44</text:p>
          </table:table-cell>
          <table:table-cell table:formula="of:=[.Q24]+0.00256*COS(RADIANS(125.04-1934.136*[.G24]))" office:value-type="float" office:value="23.4384859739595" calcext:value-type="float">
            <text:p>23.44</text:p>
          </table:table-cell>
          <table:table-cell table:formula="of:=DEGREES(ATAN2(COS(RADIANS([.P24]));COS(RADIANS([.R24]))*SIN(RADIANS([.P24]))))" office:value-type="float" office:value="89.9048202852406" calcext:value-type="float">
            <text:p>89.9</text:p>
          </table:table-cell>
          <table:table-cell table:formula="of:=DEGREES(ASIN(SIN(RADIANS([.R24]))*SIN(RADIANS([.P24]))))" office:value-type="float" office:value="23.4384571228742" calcext:value-type="float">
            <text:p>23.44</text:p>
          </table:table-cell>
          <table:table-cell table:formula="of:=TAN(RADIANS([.R24]/2))*TAN(RADIANS([.R24]/2))" office:value-type="float" office:value="0.0430314887651719" calcext:value-type="float">
            <text:p>0.04</text:p>
          </table:table-cell>
          <table:table-cell table:formula="of:=4*DEGREES([.U24]*SIN(2*RADIANS([.I24]))-2*[.K24]*SIN(RADIANS([.J24]))+4*[.K24]*[.U24]*SIN(RADIANS([.J24]))*COS(2*RADIANS([.I24]))-0.5*[.U24]*[.U24]*SIN(4*RADIANS([.I24]))-1.25*[.K24]*[.K24]*SIN(2*RADIANS([.J24])))" office:value-type="float" office:value="-1.73529623222973" calcext:value-type="float">
            <text:p>-1.74</text:p>
          </table:table-cell>
          <table:table-cell table:formula="of:=DEGREES(ACOS(COS(RADIANS(90.833))/(COS(RADIANS([.$B$3]))*COS(RADIANS([.T24])))-TAN(RADIANS([.$B$3]))*TAN(RADIANS([.T24]))))" office:value-type="float" office:value="112.610504317136" calcext:value-type="float">
            <text:p>112.61</text:p>
          </table:table-cell>
          <table:table-cell table:style-name="ce8" table:formula="of:=(720-4*[.$B$4]-[.V24]+[.$B$5]*60)/1440" office:value-type="float" office:value="0.501205066827939" calcext:value-type="float">
            <text:p>12:01:44</text:p>
          </table:table-cell>
          <table:table-cell table:style-name="ce8" table:formula="of:=[.X24]-[.W24]*4/1440" office:value-type="float" office:value="0.18839811039145" calcext:value-type="float">
            <text:p>4:31:18</text:p>
          </table:table-cell>
          <table:table-cell table:style-name="ce8" table:formula="of:=[.X24]+[.W24]*4/1440" office:value-type="float" office:value="0.814012023264428" calcext:value-type="float">
            <text:p>19:32:11</text:p>
          </table:table-cell>
          <table:table-cell table:style-name="ce11" table:formula="of:=8*[.W24]" office:value-type="float" office:value="900.884034537088" calcext:value-type="float">
            <text:p>900.88</text:p>
          </table:table-cell>
          <table:table-cell table:formula="of:=MOD([.E24]*1440+[.V24]+4*[.$B$4]-60*[.$B$5];1440)" office:value-type="float" office:value="136.26470376777" calcext:value-type="float">
            <text:p>136.26</text:p>
          </table:table-cell>
          <table:table-cell table:formula="of:=IF([.AB24]/4&lt;0;[.AB24]/4+180;[.AB24]/4-180)" office:value-type="float" office:value="-145.933824058057" calcext:value-type="float">
            <text:p>-145.93</text:p>
          </table:table-cell>
          <table:table-cell table:formula="of:=DEGREES(ACOS(SIN(RADIANS([.$B$3]))*SIN(RADIANS([.T24]))+COS(RADIANS([.$B$3]))*COS(RADIANS([.T24]))*COS(RADIANS([.AC24]))))" office:value-type="float" office:value="109.059257704348" calcext:value-type="float">
            <text:p>109.06</text:p>
          </table:table-cell>
          <table:table-cell table:formula="of:=90-[.AD24]" office:value-type="float" office:value="-19.0592577043477" calcext:value-type="float">
            <text:p>-19.06</text:p>
          </table:table-cell>
          <table:table-cell table:formula="of:=IF([.AE24]&gt;85;0;IF([.AE24]&gt;5;58.1/TAN(RADIANS([.AE24]))-0.07/POWER(TAN(RADIANS([.AE24]));3)+0.000086/POWER(TAN(RADIANS([.AE24]));5);IF([.AE24]&gt;-0.575;1735+[.AE24]*(-518.2+[.AE24]*(103.4+[.AE24]*(-12.79+[.AE24]*0.711)));-20.772/TAN(RADIANS([.AE24])))))/3600" office:value-type="float" office:value="0.0167011645975054" calcext:value-type="float">
            <text:p>0.02</text:p>
          </table:table-cell>
          <table:table-cell table:formula="of:=[.AE24]+[.AF24]" office:value-type="float" office:value="-19.0425565397502" calcext:value-type="float">
            <text:p>-19.04</text:p>
          </table:table-cell>
          <table:table-cell table:formula="of:=IF([.AC24]&gt;0;MOD(DEGREES(ACOS(((SIN(RADIANS([.$B$3]))*COS(RADIANS([.AD24])))-SIN(RADIANS([.T24])))/(COS(RADIANS([.$B$3]))*SIN(RADIANS([.AD24])))))+180;360);MOD(540-DEGREES(ACOS(((SIN(RADIANS([.$B$3]))*COS(RADIANS([.AD24])))-SIN(RADIANS([.T24])))/(COS(RADIANS([.$B$3]))*SIN(RADIANS([.AD24])))));360))" office:value-type="float" office:value="32.9384546408682" calcext:value-type="float">
            <text:p>32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4]+0.1/24" office:value-type="float" office:value="0.1" calcext:value-type="float">
            <text:p>2:24:00</text:p>
          </table:table-cell>
          <table:table-cell table:style-name="ce9" table:formula="of:=[.D25]+2415018.5+[.E25]-[.$B$5]/24" office:value-type="float" office:value="2455368.89166667" calcext:value-type="float">
            <text:p>2455368.89</text:p>
          </table:table-cell>
          <table:table-cell table:style-name="ce10" table:formula="of:=([.F25]-2451545)/36525" office:value-type="float" office:value="0.10469244809491" calcext:value-type="float">
            <text:p>0.10469245</text:p>
          </table:table-cell>
          <table:table-cell/>
          <table:table-cell table:formula="of:=MOD(280.46646+[.G25]*(36000.76983+[.G25]*0.0003032);360)" office:value-type="float" office:value="89.475190127303" calcext:value-type="float">
            <text:p>89.48</text:p>
          </table:table-cell>
          <table:table-cell table:formula="of:=357.52911+[.G25]*(35999.05029-0.0001537*[.G25])" office:value-type="float" office:value="4126.35781226725" calcext:value-type="float">
            <text:p>4126.36</text:p>
          </table:table-cell>
          <table:table-cell table:formula="of:=0.016708634-[.G25]*(0.000042037+0.0000001267*[.G25])" office:value-type="float" office:value="0.016704231654863" calcext:value-type="float">
            <text:p>0.02</text:p>
          </table:table-cell>
          <table:table-cell table:formula="of:=SIN(RADIANS([.J25]))*(1.914602-[.G25]*(0.004817+0.000014*[.G25]))+SIN(RADIANS(2*[.J25]))*(0.019993-0.000101*[.G25])+SIN(RADIANS(3*[.J25]))*0.000289" office:value-type="float" office:value="0.442483912815422" calcext:value-type="float">
            <text:p>0.44</text:p>
          </table:table-cell>
          <table:table-cell table:formula="of:=[.I25]+[.L25]" office:value-type="float" office:value="89.9176740401184" calcext:value-type="float">
            <text:p>89.92</text:p>
          </table:table-cell>
          <table:table-cell table:formula="of:=[.J25]+[.L25]" office:value-type="float" office:value="4126.80029618007" calcext:value-type="float">
            <text:p>4126.8</text:p>
          </table:table-cell>
          <table:table-cell table:formula="of:=(1.000001018*(1-[.K25]*[.K25]))/(1+[.K25]*COS(RADIANS([.N25])))" office:value-type="float" office:value="1.01624915205917" calcext:value-type="float">
            <text:p>1.02</text:p>
          </table:table-cell>
          <table:table-cell table:formula="of:=[.M25]-0.00569-0.00478*SIN(RADIANS(125.04-1934.136*[.G25]))" office:value-type="float" office:value="89.9166498201305" calcext:value-type="float">
            <text:p>89.92</text:p>
          </table:table-cell>
          <table:table-cell table:formula="of:=23+(26+((21.448-[.G25]*(46.815+[.G25]*(0.00059-[.G25]*0.001813))))/60)/60" office:value-type="float" office:value="23.4379296718489" calcext:value-type="float">
            <text:p>23.44</text:p>
          </table:table-cell>
          <table:table-cell table:formula="of:=[.Q25]+0.00256*COS(RADIANS(125.04-1934.136*[.G25]))" office:value-type="float" office:value="23.4384859628533" calcext:value-type="float">
            <text:p>23.44</text:p>
          </table:table-cell>
          <table:table-cell table:formula="of:=DEGREES(ATAN2(COS(RADIANS([.P25]));COS(RADIANS([.R25]))*SIN(RADIANS([.P25]))))" office:value-type="float" office:value="89.9091539066922" calcext:value-type="float">
            <text:p>89.91</text:p>
          </table:table-cell>
          <table:table-cell table:formula="of:=DEGREES(ASIN(SIN(RADIANS([.R25]))*SIN(RADIANS([.P25]))))" office:value-type="float" office:value="23.4384596791916" calcext:value-type="float">
            <text:p>23.44</text:p>
          </table:table-cell>
          <table:table-cell table:formula="of:=TAN(RADIANS([.R25]/2))*TAN(RADIANS([.R25]/2))" office:value-type="float" office:value="0.0430314887232314" calcext:value-type="float">
            <text:p>0.04</text:p>
          </table:table-cell>
          <table:table-cell table:formula="of:=4*DEGREES([.U25]*SIN(2*RADIANS([.I25]))-2*[.K25]*SIN(RADIANS([.J25]))+4*[.K25]*[.U25]*SIN(RADIANS([.J25]))*COS(2*RADIANS([.I25]))-0.5*[.U25]*[.U25]*SIN(4*RADIANS([.I25]))-1.25*[.K25]*[.K25]*SIN(2*RADIANS([.J25])))" office:value-type="float" office:value="-1.73620198610312" calcext:value-type="float">
            <text:p>-1.74</text:p>
          </table:table-cell>
          <table:table-cell table:formula="of:=DEGREES(ACOS(COS(RADIANS(90.833))/(COS(RADIANS([.$B$3]))*COS(RADIANS([.T25])))-TAN(RADIANS([.$B$3]))*TAN(RADIANS([.T25]))))" office:value-type="float" office:value="112.610507102294" calcext:value-type="float">
            <text:p>112.61</text:p>
          </table:table-cell>
          <table:table-cell table:style-name="ce8" table:formula="of:=(720-4*[.$B$4]-[.V25]+[.$B$5]*60)/1440" office:value-type="float" office:value="0.501205695823685" calcext:value-type="float">
            <text:p>12:01:44</text:p>
          </table:table-cell>
          <table:table-cell table:style-name="ce8" table:formula="of:=[.X25]-[.W25]*4/1440" office:value-type="float" office:value="0.188398731650647" calcext:value-type="float">
            <text:p>4:31:18</text:p>
          </table:table-cell>
          <table:table-cell table:style-name="ce8" table:formula="of:=[.X25]+[.W25]*4/1440" office:value-type="float" office:value="0.814012659996723" calcext:value-type="float">
            <text:p>19:32:11</text:p>
          </table:table-cell>
          <table:table-cell table:style-name="ce11" table:formula="of:=8*[.W25]" office:value-type="float" office:value="900.88405681835" calcext:value-type="float">
            <text:p>900.88</text:p>
          </table:table-cell>
          <table:table-cell table:formula="of:=MOD([.E25]*1440+[.V25]+4*[.$B$4]-60*[.$B$5];1440)" office:value-type="float" office:value="142.263798013897" calcext:value-type="float">
            <text:p>142.26</text:p>
          </table:table-cell>
          <table:table-cell table:formula="of:=IF([.AB25]/4&lt;0;[.AB25]/4+180;[.AB25]/4-180)" office:value-type="float" office:value="-144.434050496526" calcext:value-type="float">
            <text:p>-144.43</text:p>
          </table:table-cell>
          <table:table-cell table:formula="of:=DEGREES(ACOS(SIN(RADIANS([.$B$3]))*SIN(RADIANS([.T25]))+COS(RADIANS([.$B$3]))*COS(RADIANS([.T25]))*COS(RADIANS([.AC25]))))" office:value-type="float" office:value="108.42374405598" calcext:value-type="float">
            <text:p>108.42</text:p>
          </table:table-cell>
          <table:table-cell table:formula="of:=90-[.AD25]" office:value-type="float" office:value="-18.42374405598" calcext:value-type="float">
            <text:p>-18.42</text:p>
          </table:table-cell>
          <table:table-cell table:formula="of:=IF([.AE25]&gt;85;0;IF([.AE25]&gt;5;58.1/TAN(RADIANS([.AE25]))-0.07/POWER(TAN(RADIANS([.AE25]));3)+0.000086/POWER(TAN(RADIANS([.AE25]));5);IF([.AE25]&gt;-0.575;1735+[.AE25]*(-518.2+[.AE25]*(103.4+[.AE25]*(-12.79+[.AE25]*0.711)));-20.772/TAN(RADIANS([.AE25])))))/3600" office:value-type="float" office:value="0.0173212904403528" calcext:value-type="float">
            <text:p>0.02</text:p>
          </table:table-cell>
          <table:table-cell table:formula="of:=[.AE25]+[.AF25]" office:value-type="float" office:value="-18.4064227655396" calcext:value-type="float">
            <text:p>-18.41</text:p>
          </table:table-cell>
          <table:table-cell table:formula="of:=IF([.AC25]&gt;0;MOD(DEGREES(ACOS(((SIN(RADIANS([.$B$3]))*COS(RADIANS([.AD25])))-SIN(RADIANS([.T25])))/(COS(RADIANS([.$B$3]))*SIN(RADIANS([.AD25])))))+180;360);MOD(540-DEGREES(ACOS(((SIN(RADIANS([.$B$3]))*COS(RADIANS([.AD25])))-SIN(RADIANS([.T25])))/(COS(RADIANS([.$B$3]))*SIN(RADIANS([.AD25])))));360))" office:value-type="float" office:value="34.2272717779082" calcext:value-type="float">
            <text:p>34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5]+0.1/24" office:value-type="float" office:value="0.104166666666667" calcext:value-type="float">
            <text:p>2:30:00</text:p>
          </table:table-cell>
          <table:table-cell table:style-name="ce9" table:formula="of:=[.D26]+2415018.5+[.E26]-[.$B$5]/24" office:value-type="float" office:value="2455368.89583333" calcext:value-type="float">
            <text:p>2455368.90</text:p>
          </table:table-cell>
          <table:table-cell table:style-name="ce10" table:formula="of:=([.F26]-2451545)/36525" office:value-type="float" office:value="0.10469256217202" calcext:value-type="float">
            <text:p>0.10469256</text:p>
          </table:table-cell>
          <table:table-cell/>
          <table:table-cell table:formula="of:=MOD(280.46646+[.G26]*(36000.76983+[.G26]*0.0003032);360)" office:value-type="float" office:value="89.47929699109" calcext:value-type="float">
            <text:p>89.48</text:p>
          </table:table-cell>
          <table:table-cell table:formula="of:=357.52911+[.G26]*(35999.05029-0.0001537*[.G26])" office:value-type="float" office:value="4126.36191893487" calcext:value-type="float">
            <text:p>4126.36</text:p>
          </table:table-cell>
          <table:table-cell table:formula="of:=0.016708634-[.G26]*(0.000042037+0.0000001267*[.G26])" office:value-type="float" office:value="0.0167042316500645" calcext:value-type="float">
            <text:p>0.02</text:p>
          </table:table-cell>
          <table:table-cell table:formula="of:=SIN(RADIANS([.J26]))*(1.914602-[.G26]*(0.004817+0.000014*[.G26]))+SIN(RADIANS(2*[.J26]))*(0.019993-0.000101*[.G26])+SIN(RADIANS(3*[.J26]))*0.000289" office:value-type="float" office:value="0.442353088290961" calcext:value-type="float">
            <text:p>0.44</text:p>
          </table:table-cell>
          <table:table-cell table:formula="of:=[.I26]+[.L26]" office:value-type="float" office:value="89.9216500793809" calcext:value-type="float">
            <text:p>89.92</text:p>
          </table:table-cell>
          <table:table-cell table:formula="of:=[.J26]+[.L26]" office:value-type="float" office:value="4126.80427202316" calcext:value-type="float">
            <text:p>4126.8</text:p>
          </table:table-cell>
          <table:table-cell table:formula="of:=(1.000001018*(1-[.K26]*[.K26]))/(1+[.K26]*COS(RADIANS([.N26])))" office:value-type="float" office:value="1.01624942544488" calcext:value-type="float">
            <text:p>1.02</text:p>
          </table:table-cell>
          <table:table-cell table:formula="of:=[.M26]-0.00569-0.00478*SIN(RADIANS(125.04-1934.136*[.G26]))" office:value-type="float" office:value="89.9206258633929" calcext:value-type="float">
            <text:p>89.92</text:p>
          </table:table-cell>
          <table:table-cell table:formula="of:=23+(26+((21.448-[.G26]*(46.815+[.G26]*(0.00059-[.G26]*0.001813))))/60)/60" office:value-type="float" office:value="23.4379296703654" calcext:value-type="float">
            <text:p>23.44</text:p>
          </table:table-cell>
          <table:table-cell table:formula="of:=[.Q26]+0.00256*COS(RADIANS(125.04-1934.136*[.G26]))" office:value-type="float" office:value="23.438485951747" calcext:value-type="float">
            <text:p>23.44</text:p>
          </table:table-cell>
          <table:table-cell table:formula="of:=DEGREES(ATAN2(COS(RADIANS([.P26]));COS(RADIANS([.R26]))*SIN(RADIANS([.P26]))))" office:value-type="float" office:value="89.91348752552" calcext:value-type="float">
            <text:p>89.91</text:p>
          </table:table-cell>
          <table:table-cell table:formula="of:=DEGREES(ASIN(SIN(RADIANS([.R26]))*SIN(RADIANS([.P26]))))" office:value-type="float" office:value="23.4384621158871" calcext:value-type="float">
            <text:p>23.44</text:p>
          </table:table-cell>
          <table:table-cell table:formula="of:=TAN(RADIANS([.R26]/2))*TAN(RADIANS([.R26]/2))" office:value-type="float" office:value="0.0430314886812907" calcext:value-type="float">
            <text:p>0.04</text:p>
          </table:table-cell>
          <table:table-cell table:formula="of:=4*DEGREES([.U26]*SIN(2*RADIANS([.I26]))-2*[.K26]*SIN(RADIANS([.J26]))+4*[.K26]*[.U26]*SIN(RADIANS([.J26]))*COS(2*RADIANS([.I26]))-0.5*[.U26]*[.U26]*SIN(4*RADIANS([.I26]))-1.25*[.K26]*[.K26]*SIN(2*RADIANS([.J26])))" office:value-type="float" office:value="-1.73710773147329" calcext:value-type="float">
            <text:p>-1.74</text:p>
          </table:table-cell>
          <table:table-cell table:formula="of:=DEGREES(ACOS(COS(RADIANS(90.833))/(COS(RADIANS([.$B$3]))*COS(RADIANS([.T26])))-TAN(RADIANS([.$B$3]))*TAN(RADIANS([.T26]))))" office:value-type="float" office:value="112.610509757121" calcext:value-type="float">
            <text:p>112.61</text:p>
          </table:table-cell>
          <table:table-cell table:style-name="ce8" table:formula="of:=(720-4*[.$B$4]-[.V26]+[.$B$5]*60)/1440" office:value-type="float" office:value="0.501206324813522" calcext:value-type="float">
            <text:p>12:01:44</text:p>
          </table:table-cell>
          <table:table-cell table:style-name="ce8" table:formula="of:=[.X26]-[.W26]*4/1440" office:value-type="float" office:value="0.188399353265963" calcext:value-type="float">
            <text:p>4:31:18</text:p>
          </table:table-cell>
          <table:table-cell table:style-name="ce8" table:formula="of:=[.X26]+[.W26]*4/1440" office:value-type="float" office:value="0.814013296361081" calcext:value-type="float">
            <text:p>19:32:11</text:p>
          </table:table-cell>
          <table:table-cell table:style-name="ce11" table:formula="of:=8*[.W26]" office:value-type="float" office:value="900.88407805697" calcext:value-type="float">
            <text:p>900.88</text:p>
          </table:table-cell>
          <table:table-cell table:formula="of:=MOD([.E26]*1440+[.V26]+4*[.$B$4]-60*[.$B$5];1440)" office:value-type="float" office:value="148.262892268527" calcext:value-type="float">
            <text:p>148.26</text:p>
          </table:table-cell>
          <table:table-cell table:formula="of:=IF([.AB26]/4&lt;0;[.AB26]/4+180;[.AB26]/4-180)" office:value-type="float" office:value="-142.934276932868" calcext:value-type="float">
            <text:p>-142.93</text:p>
          </table:table-cell>
          <table:table-cell table:formula="of:=DEGREES(ACOS(SIN(RADIANS([.$B$3]))*SIN(RADIANS([.T26]))+COS(RADIANS([.$B$3]))*COS(RADIANS([.T26]))*COS(RADIANS([.AC26]))))" office:value-type="float" office:value="107.767001238831" calcext:value-type="float">
            <text:p>107.77</text:p>
          </table:table-cell>
          <table:table-cell table:formula="of:=90-[.AD26]" office:value-type="float" office:value="-17.7670012388306" calcext:value-type="float">
            <text:p>-17.77</text:p>
          </table:table-cell>
          <table:table-cell table:formula="of:=IF([.AE26]&gt;85;0;IF([.AE26]&gt;5;58.1/TAN(RADIANS([.AE26]))-0.07/POWER(TAN(RADIANS([.AE26]));3)+0.000086/POWER(TAN(RADIANS([.AE26]));5);IF([.AE26]&gt;-0.575;1735+[.AE26]*(-518.2+[.AE26]*(103.4+[.AE26]*(-12.79+[.AE26]*0.711)));-20.772/TAN(RADIANS([.AE26])))))/3600" office:value-type="float" office:value="0.0180070706255903" calcext:value-type="float">
            <text:p>0.02</text:p>
          </table:table-cell>
          <table:table-cell table:formula="of:=[.AE26]+[.AF26]" office:value-type="float" office:value="-17.748994168205" calcext:value-type="float">
            <text:p>-17.75</text:p>
          </table:table-cell>
          <table:table-cell table:formula="of:=IF([.AC26]&gt;0;MOD(DEGREES(ACOS(((SIN(RADIANS([.$B$3]))*COS(RADIANS([.AD26])))-SIN(RADIANS([.T26])))/(COS(RADIANS([.$B$3]))*SIN(RADIANS([.AD26])))))+180;360);MOD(540-DEGREES(ACOS(((SIN(RADIANS([.$B$3]))*COS(RADIANS([.AD26])))-SIN(RADIANS([.T26])))/(COS(RADIANS([.$B$3]))*SIN(RADIANS([.AD26])))));360))" office:value-type="float" office:value="35.4993792762345" calcext:value-type="float">
            <text:p>35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6]+0.1/24" office:value-type="float" office:value="0.108333333333333" calcext:value-type="float">
            <text:p>2:36:00</text:p>
          </table:table-cell>
          <table:table-cell table:style-name="ce9" table:formula="of:=[.D27]+2415018.5+[.E27]-[.$B$5]/24" office:value-type="float" office:value="2455368.9" calcext:value-type="float">
            <text:p>2455368.90</text:p>
          </table:table-cell>
          <table:table-cell table:style-name="ce10" table:formula="of:=([.F27]-2451545)/36525" office:value-type="float" office:value="0.104692676249142" calcext:value-type="float">
            <text:p>0.10469268</text:p>
          </table:table-cell>
          <table:table-cell/>
          <table:table-cell table:formula="of:=MOD(280.46646+[.G27]*(36000.76983+[.G27]*0.0003032);360)" office:value-type="float" office:value="89.4834038553099" calcext:value-type="float">
            <text:p>89.48</text:p>
          </table:table-cell>
          <table:table-cell table:formula="of:=357.52911+[.G27]*(35999.05029-0.0001537*[.G27])" office:value-type="float" office:value="4126.36602560291" calcext:value-type="float">
            <text:p>4126.37</text:p>
          </table:table-cell>
          <table:table-cell table:formula="of:=0.016708634-[.G27]*(0.000042037+0.0000001267*[.G27])" office:value-type="float" office:value="0.016704231645266" calcext:value-type="float">
            <text:p>0.02</text:p>
          </table:table-cell>
          <table:table-cell table:formula="of:=SIN(RADIANS([.J27]))*(1.914602-[.G27]*(0.004817+0.000014*[.G27]))+SIN(RADIANS(2*[.J27]))*(0.019993-0.000101*[.G27])+SIN(RADIANS(3*[.J27]))*0.000289" office:value-type="float" office:value="0.442222261613635" calcext:value-type="float">
            <text:p>0.44</text:p>
          </table:table-cell>
          <table:table-cell table:formula="of:=[.I27]+[.L27]" office:value-type="float" office:value="89.9256261169236" calcext:value-type="float">
            <text:p>89.93</text:p>
          </table:table-cell>
          <table:table-cell table:formula="of:=[.J27]+[.L27]" office:value-type="float" office:value="4126.80824786453" calcext:value-type="float">
            <text:p>4126.81</text:p>
          </table:table-cell>
          <table:table-cell table:formula="of:=(1.000001018*(1-[.K27]*[.K27]))/(1+[.K27]*COS(RADIANS([.N27])))" office:value-type="float" office:value="1.01624969874972" calcext:value-type="float">
            <text:p>1.02</text:p>
          </table:table-cell>
          <table:table-cell table:formula="of:=[.M27]-0.00569-0.00478*SIN(RADIANS(125.04-1934.136*[.G27]))" office:value-type="float" office:value="89.9246019049354" calcext:value-type="float">
            <text:p>89.92</text:p>
          </table:table-cell>
          <table:table-cell table:formula="of:=23+(26+((21.448-[.G27]*(46.815+[.G27]*(0.00059-[.G27]*0.001813))))/60)/60" office:value-type="float" office:value="23.437929668882" calcext:value-type="float">
            <text:p>23.44</text:p>
          </table:table-cell>
          <table:table-cell table:formula="of:=[.Q27]+0.00256*COS(RADIANS(125.04-1934.136*[.G27]))" office:value-type="float" office:value="23.4384859406408" calcext:value-type="float">
            <text:p>23.44</text:p>
          </table:table-cell>
          <table:table-cell table:formula="of:=DEGREES(ATAN2(COS(RADIANS([.P27]));COS(RADIANS([.R27]))*SIN(RADIANS([.P27]))))" office:value-type="float" office:value="89.917821142629" calcext:value-type="float">
            <text:p>89.92</text:p>
          </table:table-cell>
          <table:table-cell table:formula="of:=DEGREES(ASIN(SIN(RADIANS([.R27]))*SIN(RADIANS([.P27]))))" office:value-type="float" office:value="23.4384644329614" calcext:value-type="float">
            <text:p>23.44</text:p>
          </table:table-cell>
          <table:table-cell table:formula="of:=TAN(RADIANS([.R27]/2))*TAN(RADIANS([.R27]/2))" office:value-type="float" office:value="0.0430314886393501" calcext:value-type="float">
            <text:p>0.04</text:p>
          </table:table-cell>
          <table:table-cell table:formula="of:=4*DEGREES([.U27]*SIN(2*RADIANS([.I27]))-2*[.K27]*SIN(RADIANS([.J27]))+4*[.K27]*[.U27]*SIN(RADIANS([.J27]))*COS(2*RADIANS([.I27]))-0.5*[.U27]*[.U27]*SIN(4*RADIANS([.I27]))-1.25*[.K27]*[.K27]*SIN(2*RADIANS([.J27])))" office:value-type="float" office:value="-1.73801346850228" calcext:value-type="float">
            <text:p>-1.74</text:p>
          </table:table-cell>
          <table:table-cell table:formula="of:=DEGREES(ACOS(COS(RADIANS(90.833))/(COS(RADIANS([.$B$3]))*COS(RADIANS([.T27])))-TAN(RADIANS([.$B$3]))*TAN(RADIANS([.T27]))))" office:value-type="float" office:value="112.610512281619" calcext:value-type="float">
            <text:p>112.61</text:p>
          </table:table-cell>
          <table:table-cell table:style-name="ce8" table:formula="of:=(720-4*[.$B$4]-[.V27]+[.$B$5]*60)/1440" office:value-type="float" office:value="0.50120695379757" calcext:value-type="float">
            <text:p>12:01:44</text:p>
          </table:table-cell>
          <table:table-cell table:style-name="ce8" table:formula="of:=[.X27]-[.W27]*4/1440" office:value-type="float" office:value="0.188399975237517" calcext:value-type="float">
            <text:p>4:31:18</text:p>
          </table:table-cell>
          <table:table-cell table:style-name="ce8" table:formula="of:=[.X27]+[.W27]*4/1440" office:value-type="float" office:value="0.814013932357624" calcext:value-type="float">
            <text:p>19:32:11</text:p>
          </table:table-cell>
          <table:table-cell table:style-name="ce11" table:formula="of:=8*[.W27]" office:value-type="float" office:value="900.884098252955" calcext:value-type="float">
            <text:p>900.88</text:p>
          </table:table-cell>
          <table:table-cell table:formula="of:=MOD([.E27]*1440+[.V27]+4*[.$B$4]-60*[.$B$5];1440)" office:value-type="float" office:value="154.261986531497" calcext:value-type="float">
            <text:p>154.26</text:p>
          </table:table-cell>
          <table:table-cell table:formula="of:=IF([.AB27]/4&lt;0;[.AB27]/4+180;[.AB27]/4-180)" office:value-type="float" office:value="-141.434503367126" calcext:value-type="float">
            <text:p>-141.43</text:p>
          </table:table-cell>
          <table:table-cell table:formula="of:=DEGREES(ACOS(SIN(RADIANS([.$B$3]))*SIN(RADIANS([.T27]))+COS(RADIANS([.$B$3]))*COS(RADIANS([.T27]))*COS(RADIANS([.AC27]))))" office:value-type="float" office:value="107.089627974652" calcext:value-type="float">
            <text:p>107.09</text:p>
          </table:table-cell>
          <table:table-cell table:formula="of:=90-[.AD27]" office:value-type="float" office:value="-17.0896279746518" calcext:value-type="float">
            <text:p>-17.09</text:p>
          </table:table-cell>
          <table:table-cell table:formula="of:=IF([.AE27]&gt;85;0;IF([.AE27]&gt;5;58.1/TAN(RADIANS([.AE27]))-0.07/POWER(TAN(RADIANS([.AE27]));3)+0.000086/POWER(TAN(RADIANS([.AE27]));5);IF([.AE27]&gt;-0.575;1735+[.AE27]*(-518.2+[.AE27]*(103.4+[.AE27]*(-12.79+[.AE27]*0.711)));-20.772/TAN(RADIANS([.AE27])))))/3600" office:value-type="float" office:value="0.0187677662388345" calcext:value-type="float">
            <text:p>0.02</text:p>
          </table:table-cell>
          <table:table-cell table:formula="of:=[.AE27]+[.AF27]" office:value-type="float" office:value="-17.070860208413" calcext:value-type="float">
            <text:p>-17.07</text:p>
          </table:table-cell>
          <table:table-cell table:formula="of:=IF([.AC27]&gt;0;MOD(DEGREES(ACOS(((SIN(RADIANS([.$B$3]))*COS(RADIANS([.AD27])))-SIN(RADIANS([.T27])))/(COS(RADIANS([.$B$3]))*SIN(RADIANS([.AD27])))))+180;360);MOD(540-DEGREES(ACOS(((SIN(RADIANS([.$B$3]))*COS(RADIANS([.AD27])))-SIN(RADIANS([.T27])))/(COS(RADIANS([.$B$3]))*SIN(RADIANS([.AD27])))));360))" office:value-type="float" office:value="36.7547660568476" calcext:value-type="float">
            <text:p>36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7]+0.1/24" office:value-type="float" office:value="0.1125" calcext:value-type="float">
            <text:p>2:42:00</text:p>
          </table:table-cell>
          <table:table-cell table:style-name="ce9" table:formula="of:=[.D28]+2415018.5+[.E28]-[.$B$5]/24" office:value-type="float" office:value="2455368.90416667" calcext:value-type="float">
            <text:p>2455368.90</text:p>
          </table:table-cell>
          <table:table-cell table:style-name="ce10" table:formula="of:=([.F28]-2451545)/36525" office:value-type="float" office:value="0.104692790326251" calcext:value-type="float">
            <text:p>0.10469279</text:p>
          </table:table-cell>
          <table:table-cell/>
          <table:table-cell table:formula="of:=MOD(280.46646+[.G28]*(36000.76983+[.G28]*0.0003032);360)" office:value-type="float" office:value="89.487510719061" calcext:value-type="float">
            <text:p>89.49</text:p>
          </table:table-cell>
          <table:table-cell table:formula="of:=357.52911+[.G28]*(35999.05029-0.0001537*[.G28])" office:value-type="float" office:value="4126.37013227049" calcext:value-type="float">
            <text:p>4126.37</text:p>
          </table:table-cell>
          <table:table-cell table:formula="of:=0.016708634-[.G28]*(0.000042037+0.0000001267*[.G28])" office:value-type="float" office:value="0.0167042316404675" calcext:value-type="float">
            <text:p>0.02</text:p>
          </table:table-cell>
          <table:table-cell table:formula="of:=SIN(RADIANS([.J28]))*(1.914602-[.G28]*(0.004817+0.000014*[.G28]))+SIN(RADIANS(2*[.J28]))*(0.019993-0.000101*[.G28])+SIN(RADIANS(3*[.J28]))*0.000289" office:value-type="float" office:value="0.442091432812819" calcext:value-type="float">
            <text:p>0.44</text:p>
          </table:table-cell>
          <table:table-cell table:formula="of:=[.I28]+[.L28]" office:value-type="float" office:value="89.9296021518738" calcext:value-type="float">
            <text:p>89.93</text:p>
          </table:table-cell>
          <table:table-cell table:formula="of:=[.J28]+[.L28]" office:value-type="float" office:value="4126.81222370331" calcext:value-type="float">
            <text:p>4126.81</text:p>
          </table:table-cell>
          <table:table-cell table:formula="of:=(1.000001018*(1-[.K28]*[.K28]))/(1+[.K28]*COS(RADIANS([.N28])))" office:value-type="float" office:value="1.01624997197364" calcext:value-type="float">
            <text:p>1.02</text:p>
          </table:table-cell>
          <table:table-cell table:formula="of:=[.M28]-0.00569-0.00478*SIN(RADIANS(125.04-1934.136*[.G28]))" office:value-type="float" office:value="89.9285779438854" calcext:value-type="float">
            <text:p>89.93</text:p>
          </table:table-cell>
          <table:table-cell table:formula="of:=23+(26+((21.448-[.G28]*(46.815+[.G28]*(0.00059-[.G28]*0.001813))))/60)/60" office:value-type="float" office:value="23.4379296673985" calcext:value-type="float">
            <text:p>23.44</text:p>
          </table:table-cell>
          <table:table-cell table:formula="of:=[.Q28]+0.00256*COS(RADIANS(125.04-1934.136*[.G28]))" office:value-type="float" office:value="23.4384859295345" calcext:value-type="float">
            <text:p>23.44</text:p>
          </table:table-cell>
          <table:table-cell table:formula="of:=DEGREES(ATAN2(COS(RADIANS([.P28]));COS(RADIANS([.R28]))*SIN(RADIANS([.P28]))))" office:value-type="float" office:value="89.9221547570605" calcext:value-type="float">
            <text:p>89.92</text:p>
          </table:table-cell>
          <table:table-cell table:formula="of:=DEGREES(ASIN(SIN(RADIANS([.R28]))*SIN(RADIANS([.P28]))))" office:value-type="float" office:value="23.4384666304142" calcext:value-type="float">
            <text:p>23.44</text:p>
          </table:table-cell>
          <table:table-cell table:formula="of:=TAN(RADIANS([.R28]/2))*TAN(RADIANS([.R28]/2))" office:value-type="float" office:value="0.0430314885974094" calcext:value-type="float">
            <text:p>0.04</text:p>
          </table:table-cell>
          <table:table-cell table:formula="of:=4*DEGREES([.U28]*SIN(2*RADIANS([.I28]))-2*[.K28]*SIN(RADIANS([.J28]))+4*[.K28]*[.U28]*SIN(RADIANS([.J28]))*COS(2*RADIANS([.I28]))-0.5*[.U28]*[.U28]*SIN(4*RADIANS([.I28]))-1.25*[.K28]*[.K28]*SIN(2*RADIANS([.J28])))" office:value-type="float" office:value="-1.73891919696281" calcext:value-type="float">
            <text:p>-1.74</text:p>
          </table:table-cell>
          <table:table-cell table:formula="of:=DEGREES(ACOS(COS(RADIANS(90.833))/(COS(RADIANS([.$B$3]))*COS(RADIANS([.T28])))-TAN(RADIANS([.$B$3]))*TAN(RADIANS([.T28]))))" office:value-type="float" office:value="112.610514675788" calcext:value-type="float">
            <text:p>112.61</text:p>
          </table:table-cell>
          <table:table-cell table:style-name="ce8" table:formula="of:=(720-4*[.$B$4]-[.V28]+[.$B$5]*60)/1440" office:value-type="float" office:value="0.50120758277567" calcext:value-type="float">
            <text:p>12:01:44</text:p>
          </table:table-cell>
          <table:table-cell table:style-name="ce8" table:formula="of:=[.X28]-[.W28]*4/1440" office:value-type="float" office:value="0.188400597565149" calcext:value-type="float">
            <text:p>4:31:18</text:p>
          </table:table-cell>
          <table:table-cell table:style-name="ce8" table:formula="of:=[.X28]+[.W28]*4/1440" office:value-type="float" office:value="0.814014567986191" calcext:value-type="float">
            <text:p>19:32:11</text:p>
          </table:table-cell>
          <table:table-cell table:style-name="ce11" table:formula="of:=8*[.W28]" office:value-type="float" office:value="900.8841174063" calcext:value-type="float">
            <text:p>900.88</text:p>
          </table:table-cell>
          <table:table-cell table:formula="of:=MOD([.E28]*1440+[.V28]+4*[.$B$4]-60*[.$B$5];1440)" office:value-type="float" office:value="160.261080803037" calcext:value-type="float">
            <text:p>160.26</text:p>
          </table:table-cell>
          <table:table-cell table:formula="of:=IF([.AB28]/4&lt;0;[.AB28]/4+180;[.AB28]/4-180)" office:value-type="float" office:value="-139.934729799241" calcext:value-type="float">
            <text:p>-139.93</text:p>
          </table:table-cell>
          <table:table-cell table:formula="of:=DEGREES(ACOS(SIN(RADIANS([.$B$3]))*SIN(RADIANS([.T28]))+COS(RADIANS([.$B$3]))*COS(RADIANS([.T28]))*COS(RADIANS([.AC28]))))" office:value-type="float" office:value="106.392219952679" calcext:value-type="float">
            <text:p>106.39</text:p>
          </table:table-cell>
          <table:table-cell table:formula="of:=90-[.AD28]" office:value-type="float" office:value="-16.3922199526786" calcext:value-type="float">
            <text:p>-16.39</text:p>
          </table:table-cell>
          <table:table-cell table:formula="of:=IF([.AE28]&gt;85;0;IF([.AE28]&gt;5;58.1/TAN(RADIANS([.AE28]))-0.07/POWER(TAN(RADIANS([.AE28]));3)+0.000086/POWER(TAN(RADIANS([.AE28]));5);IF([.AE28]&gt;-0.575;1735+[.AE28]*(-518.2+[.AE28]*(103.4+[.AE28]*(-12.79+[.AE28]*0.711)));-20.772/TAN(RADIANS([.AE28])))))/3600" office:value-type="float" office:value="0.0196146111935986" calcext:value-type="float">
            <text:p>0.02</text:p>
          </table:table-cell>
          <table:table-cell table:formula="of:=[.AE28]+[.AF28]" office:value-type="float" office:value="-16.372605341485" calcext:value-type="float">
            <text:p>-16.37</text:p>
          </table:table-cell>
          <table:table-cell table:formula="of:=IF([.AC28]&gt;0;MOD(DEGREES(ACOS(((SIN(RADIANS([.$B$3]))*COS(RADIANS([.AD28])))-SIN(RADIANS([.T28])))/(COS(RADIANS([.$B$3]))*SIN(RADIANS([.AD28])))))+180;360);MOD(540-DEGREES(ACOS(((SIN(RADIANS([.$B$3]))*COS(RADIANS([.AD28])))-SIN(RADIANS([.T28])))/(COS(RADIANS([.$B$3]))*SIN(RADIANS([.AD28])))));360))" office:value-type="float" office:value="37.9934672028208" calcext:value-type="float">
            <text:p>37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8]+0.1/24" office:value-type="float" office:value="0.116666666666667" calcext:value-type="float">
            <text:p>2:48:00</text:p>
          </table:table-cell>
          <table:table-cell table:style-name="ce9" table:formula="of:=[.D29]+2415018.5+[.E29]-[.$B$5]/24" office:value-type="float" office:value="2455368.90833333" calcext:value-type="float">
            <text:p>2455368.91</text:p>
          </table:table-cell>
          <table:table-cell table:style-name="ce10" table:formula="of:=([.F29]-2451545)/36525" office:value-type="float" office:value="0.104692904403373" calcext:value-type="float">
            <text:p>0.10469290</text:p>
          </table:table-cell>
          <table:table-cell/>
          <table:table-cell table:formula="of:=MOD(280.46646+[.G29]*(36000.76983+[.G29]*0.0003032);360)" office:value-type="float" office:value="89.4916175832796" calcext:value-type="float">
            <text:p>89.49</text:p>
          </table:table-cell>
          <table:table-cell table:formula="of:=357.52911+[.G29]*(35999.05029-0.0001537*[.G29])" office:value-type="float" office:value="4126.37423893854" calcext:value-type="float">
            <text:p>4126.37</text:p>
          </table:table-cell>
          <table:table-cell table:formula="of:=0.016708634-[.G29]*(0.000042037+0.0000001267*[.G29])" office:value-type="float" office:value="0.016704231635669" calcext:value-type="float">
            <text:p>0.02</text:p>
          </table:table-cell>
          <table:table-cell table:formula="of:=SIN(RADIANS([.J29]))*(1.914602-[.G29]*(0.004817+0.000014*[.G29]))+SIN(RADIANS(2*[.J29]))*(0.019993-0.000101*[.G29])+SIN(RADIANS(3*[.J29]))*0.000289" office:value-type="float" office:value="0.441960601859292" calcext:value-type="float">
            <text:p>0.44</text:p>
          </table:table-cell>
          <table:table-cell table:formula="of:=[.I29]+[.L29]" office:value-type="float" office:value="89.9335781851388" calcext:value-type="float">
            <text:p>89.93</text:p>
          </table:table-cell>
          <table:table-cell table:formula="of:=[.J29]+[.L29]" office:value-type="float" office:value="4126.8161995404" calcext:value-type="float">
            <text:p>4126.82</text:p>
          </table:table-cell>
          <table:table-cell table:formula="of:=(1.000001018*(1-[.K29]*[.K29]))/(1+[.K29]*COS(RADIANS([.N29])))" office:value-type="float" office:value="1.01625024511668" calcext:value-type="float">
            <text:p>1.02</text:p>
          </table:table-cell>
          <table:table-cell table:formula="of:=[.M29]-0.00569-0.00478*SIN(RADIANS(125.04-1934.136*[.G29]))" office:value-type="float" office:value="89.9325539811501" calcext:value-type="float">
            <text:p>89.93</text:p>
          </table:table-cell>
          <table:table-cell table:formula="of:=23+(26+((21.448-[.G29]*(46.815+[.G29]*(0.00059-[.G29]*0.001813))))/60)/60" office:value-type="float" office:value="23.437929665915" calcext:value-type="float">
            <text:p>23.44</text:p>
          </table:table-cell>
          <table:table-cell table:formula="of:=[.Q29]+0.00256*COS(RADIANS(125.04-1934.136*[.G29]))" office:value-type="float" office:value="23.4384859184283" calcext:value-type="float">
            <text:p>23.44</text:p>
          </table:table-cell>
          <table:table-cell table:formula="of:=DEGREES(ATAN2(COS(RADIANS([.P29]));COS(RADIANS([.R29]))*SIN(RADIANS([.P29]))))" office:value-type="float" office:value="89.9264883697953" calcext:value-type="float">
            <text:p>89.93</text:p>
          </table:table-cell>
          <table:table-cell table:formula="of:=DEGREES(ASIN(SIN(RADIANS([.R29]))*SIN(RADIANS([.P29]))))" office:value-type="float" office:value="23.4384687082462" calcext:value-type="float">
            <text:p>23.44</text:p>
          </table:table-cell>
          <table:table-cell table:formula="of:=TAN(RADIANS([.R29]/2))*TAN(RADIANS([.R29]/2))" office:value-type="float" office:value="0.0430314885554687" calcext:value-type="float">
            <text:p>0.04</text:p>
          </table:table-cell>
          <table:table-cell table:formula="of:=4*DEGREES([.U29]*SIN(2*RADIANS([.I29]))-2*[.K29]*SIN(RADIANS([.J29]))+4*[.K29]*[.U29]*SIN(RADIANS([.J29]))*COS(2*RADIANS([.I29]))-0.5*[.U29]*[.U29]*SIN(4*RADIANS([.I29]))-1.25*[.K29]*[.K29]*SIN(2*RADIANS([.J29])))" office:value-type="float" office:value="-1.73982491703279" calcext:value-type="float">
            <text:p>-1.74</text:p>
          </table:table-cell>
          <table:table-cell table:formula="of:=DEGREES(ACOS(COS(RADIANS(90.833))/(COS(RADIANS([.$B$3]))*COS(RADIANS([.T29])))-TAN(RADIANS([.$B$3]))*TAN(RADIANS([.T29]))))" office:value-type="float" office:value="112.610516939627" calcext:value-type="float">
            <text:p>112.61</text:p>
          </table:table-cell>
          <table:table-cell table:style-name="ce8" table:formula="of:=(720-4*[.$B$4]-[.V29]+[.$B$5]*60)/1440" office:value-type="float" office:value="0.501208211747941" calcext:value-type="float">
            <text:p>12:01:44</text:p>
          </table:table-cell>
          <table:table-cell table:style-name="ce8" table:formula="of:=[.X29]-[.W29]*4/1440" office:value-type="float" office:value="0.188401220248978" calcext:value-type="float">
            <text:p>4:31:18</text:p>
          </table:table-cell>
          <table:table-cell table:style-name="ce8" table:formula="of:=[.X29]+[.W29]*4/1440" office:value-type="float" office:value="0.814015203246904" calcext:value-type="float">
            <text:p>19:32:11</text:p>
          </table:table-cell>
          <table:table-cell table:style-name="ce11" table:formula="of:=8*[.W29]" office:value-type="float" office:value="900.884135517013" calcext:value-type="float">
            <text:p>900.88</text:p>
          </table:table-cell>
          <table:table-cell table:formula="of:=MOD([.E29]*1440+[.V29]+4*[.$B$4]-60*[.$B$5];1440)" office:value-type="float" office:value="166.260175082968" calcext:value-type="float">
            <text:p>166.26</text:p>
          </table:table-cell>
          <table:table-cell table:formula="of:=IF([.AB29]/4&lt;0;[.AB29]/4+180;[.AB29]/4-180)" office:value-type="float" office:value="-138.434956229258" calcext:value-type="float">
            <text:p>-138.43</text:p>
          </table:table-cell>
          <table:table-cell table:formula="of:=DEGREES(ACOS(SIN(RADIANS([.$B$3]))*SIN(RADIANS([.T29]))+COS(RADIANS([.$B$3]))*COS(RADIANS([.T29]))*COS(RADIANS([.AC29]))))" office:value-type="float" office:value="105.675368379061" calcext:value-type="float">
            <text:p>105.68</text:p>
          </table:table-cell>
          <table:table-cell table:formula="of:=90-[.AD29]" office:value-type="float" office:value="-15.6753683790614" calcext:value-type="float">
            <text:p>-15.68</text:p>
          </table:table-cell>
          <table:table-cell table:formula="of:=IF([.AE29]&gt;85;0;IF([.AE29]&gt;5;58.1/TAN(RADIANS([.AE29]))-0.07/POWER(TAN(RADIANS([.AE29]));3)+0.000086/POWER(TAN(RADIANS([.AE29]));5);IF([.AE29]&gt;-0.575;1735+[.AE29]*(-518.2+[.AE29]*(103.4+[.AE29]*(-12.79+[.AE29]*0.711)));-20.772/TAN(RADIANS([.AE29])))))/3600" office:value-type="float" office:value="0.0205613564194231" calcext:value-type="float">
            <text:p>0.02</text:p>
          </table:table-cell>
          <table:table-cell table:formula="of:=[.AE29]+[.AF29]" office:value-type="float" office:value="-15.6548070226419" calcext:value-type="float">
            <text:p>-15.65</text:p>
          </table:table-cell>
          <table:table-cell table:formula="of:=IF([.AC29]&gt;0;MOD(DEGREES(ACOS(((SIN(RADIANS([.$B$3]))*COS(RADIANS([.AD29])))-SIN(RADIANS([.T29])))/(COS(RADIANS([.$B$3]))*SIN(RADIANS([.AD29])))))+180;360);MOD(540-DEGREES(ACOS(((SIN(RADIANS([.$B$3]))*COS(RADIANS([.AD29])))-SIN(RADIANS([.T29])))/(COS(RADIANS([.$B$3]))*SIN(RADIANS([.AD29])))));360))" office:value-type="float" office:value="39.2155610366285" calcext:value-type="float">
            <text:p>39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9]+0.1/24" office:value-type="float" office:value="0.120833333333333" calcext:value-type="float">
            <text:p>2:54:00</text:p>
          </table:table-cell>
          <table:table-cell table:style-name="ce9" table:formula="of:=[.D30]+2415018.5+[.E30]-[.$B$5]/24" office:value-type="float" office:value="2455368.9125" calcext:value-type="float">
            <text:p>2455368.91</text:p>
          </table:table-cell>
          <table:table-cell table:style-name="ce10" table:formula="of:=([.F30]-2451545)/36525" office:value-type="float" office:value="0.104693018480483" calcext:value-type="float">
            <text:p>0.10469302</text:p>
          </table:table-cell>
          <table:table-cell/>
          <table:table-cell table:formula="of:=MOD(280.46646+[.G30]*(36000.76983+[.G30]*0.0003032);360)" office:value-type="float" office:value="89.4957244470675" calcext:value-type="float">
            <text:p>89.5</text:p>
          </table:table-cell>
          <table:table-cell table:formula="of:=357.52911+[.G30]*(35999.05029-0.0001537*[.G30])" office:value-type="float" office:value="4126.37834560616" calcext:value-type="float">
            <text:p>4126.38</text:p>
          </table:table-cell>
          <table:table-cell table:formula="of:=0.016708634-[.G30]*(0.000042037+0.0000001267*[.G30])" office:value-type="float" office:value="0.0167042316308706" calcext:value-type="float">
            <text:p>0.02</text:p>
          </table:table-cell>
          <table:table-cell table:formula="of:=SIN(RADIANS([.J30]))*(1.914602-[.G30]*(0.004817+0.000014*[.G30]))+SIN(RADIANS(2*[.J30]))*(0.019993-0.000101*[.G30])+SIN(RADIANS(3*[.J30]))*0.000289" office:value-type="float" office:value="0.441829768782352" calcext:value-type="float">
            <text:p>0.44</text:p>
          </table:table-cell>
          <table:table-cell table:formula="of:=[.I30]+[.L30]" office:value-type="float" office:value="89.9375542158498" calcext:value-type="float">
            <text:p>89.94</text:p>
          </table:table-cell>
          <table:table-cell table:formula="of:=[.J30]+[.L30]" office:value-type="float" office:value="4126.82017537494" calcext:value-type="float">
            <text:p>4126.82</text:p>
          </table:table-cell>
          <table:table-cell table:formula="of:=(1.000001018*(1-[.K30]*[.K30]))/(1+[.K30]*COS(RADIANS([.N30])))" office:value-type="float" office:value="1.01625051817879" calcext:value-type="float">
            <text:p>1.02</text:p>
          </table:table-cell>
          <table:table-cell table:formula="of:=[.M30]-0.00569-0.00478*SIN(RADIANS(125.04-1934.136*[.G30]))" office:value-type="float" office:value="89.9365300158607" calcext:value-type="float">
            <text:p>89.94</text:p>
          </table:table-cell>
          <table:table-cell table:formula="of:=23+(26+((21.448-[.G30]*(46.815+[.G30]*(0.00059-[.G30]*0.001813))))/60)/60" office:value-type="float" office:value="23.4379296644315" calcext:value-type="float">
            <text:p>23.44</text:p>
          </table:table-cell>
          <table:table-cell table:formula="of:=[.Q30]+0.00256*COS(RADIANS(125.04-1934.136*[.G30]))" office:value-type="float" office:value="23.438485907322" calcext:value-type="float">
            <text:p>23.44</text:p>
          </table:table-cell>
          <table:table-cell table:formula="of:=DEGREES(ATAN2(COS(RADIANS([.P30]));COS(RADIANS([.R30]))*SIN(RADIANS([.P30]))))" office:value-type="float" office:value="89.9308219798786" calcext:value-type="float">
            <text:p>89.93</text:p>
          </table:table-cell>
          <table:table-cell table:formula="of:=DEGREES(ASIN(SIN(RADIANS([.R30]))*SIN(RADIANS([.P30]))))" office:value-type="float" office:value="23.4384706664571" calcext:value-type="float">
            <text:p>23.44</text:p>
          </table:table-cell>
          <table:table-cell table:formula="of:=TAN(RADIANS([.R30]/2))*TAN(RADIANS([.R30]/2))" office:value-type="float" office:value="0.043031488513528" calcext:value-type="float">
            <text:p>0.04</text:p>
          </table:table-cell>
          <table:table-cell table:formula="of:=4*DEGREES([.U30]*SIN(2*RADIANS([.I30]))-2*[.K30]*SIN(RADIANS([.J30]))+4*[.K30]*[.U30]*SIN(RADIANS([.J30]))*COS(2*RADIANS([.I30]))-0.5*[.U30]*[.U30]*SIN(4*RADIANS([.I30]))-1.25*[.K30]*[.K30]*SIN(2*RADIANS([.J30])))" office:value-type="float" office:value="-1.7407306284859" calcext:value-type="float">
            <text:p>-1.74</text:p>
          </table:table-cell>
          <table:table-cell table:formula="of:=DEGREES(ACOS(COS(RADIANS(90.833))/(COS(RADIANS([.$B$3]))*COS(RADIANS([.T30])))-TAN(RADIANS([.$B$3]))*TAN(RADIANS([.T30]))))" office:value-type="float" office:value="112.610519073136" calcext:value-type="float">
            <text:p>112.61</text:p>
          </table:table-cell>
          <table:table-cell table:style-name="ce8" table:formula="of:=(720-4*[.$B$4]-[.V30]+[.$B$5]*60)/1440" office:value-type="float" office:value="0.501208840714224" calcext:value-type="float">
            <text:p>12:01:44</text:p>
          </table:table-cell>
          <table:table-cell table:style-name="ce8" table:formula="of:=[.X30]-[.W30]*4/1440" office:value-type="float" office:value="0.188401843288846" calcext:value-type="float">
            <text:p>4:31:18</text:p>
          </table:table-cell>
          <table:table-cell table:style-name="ce8" table:formula="of:=[.X30]+[.W30]*4/1440" office:value-type="float" office:value="0.814015838139603" calcext:value-type="float">
            <text:p>19:32:11</text:p>
          </table:table-cell>
          <table:table-cell table:style-name="ce11" table:formula="of:=8*[.W30]" office:value-type="float" office:value="900.88415258509" calcext:value-type="float">
            <text:p>900.88</text:p>
          </table:table-cell>
          <table:table-cell table:formula="of:=MOD([.E30]*1440+[.V30]+4*[.$B$4]-60*[.$B$5];1440)" office:value-type="float" office:value="172.259269371514" calcext:value-type="float">
            <text:p>172.26</text:p>
          </table:table-cell>
          <table:table-cell table:formula="of:=IF([.AB30]/4&lt;0;[.AB30]/4+180;[.AB30]/4-180)" office:value-type="float" office:value="-136.935182657122" calcext:value-type="float">
            <text:p>-136.94</text:p>
          </table:table-cell>
          <table:table-cell table:formula="of:=DEGREES(ACOS(SIN(RADIANS([.$B$3]))*SIN(RADIANS([.T30]))+COS(RADIANS([.$B$3]))*COS(RADIANS([.T30]))*COS(RADIANS([.AC30]))))" office:value-type="float" office:value="104.939658673424" calcext:value-type="float">
            <text:p>104.94</text:p>
          </table:table-cell>
          <table:table-cell table:formula="of:=90-[.AD30]" office:value-type="float" office:value="-14.9396586734244" calcext:value-type="float">
            <text:p>-14.94</text:p>
          </table:table-cell>
          <table:table-cell table:formula="of:=IF([.AE30]&gt;85;0;IF([.AE30]&gt;5;58.1/TAN(RADIANS([.AE30]))-0.07/POWER(TAN(RADIANS([.AE30]));3)+0.000086/POWER(TAN(RADIANS([.AE30]));5);IF([.AE30]&gt;-0.575;1735+[.AE30]*(-518.2+[.AE30]*(103.4+[.AE30]*(-12.79+[.AE30]*0.711)));-20.772/TAN(RADIANS([.AE30])))))/3600" office:value-type="float" office:value="0.0216250054085241" calcext:value-type="float">
            <text:p>0.02</text:p>
          </table:table-cell>
          <table:table-cell table:formula="of:=[.AE30]+[.AF30]" office:value-type="float" office:value="-14.9180336680159" calcext:value-type="float">
            <text:p>-14.92</text:p>
          </table:table-cell>
          <table:table-cell table:formula="of:=IF([.AC30]&gt;0;MOD(DEGREES(ACOS(((SIN(RADIANS([.$B$3]))*COS(RADIANS([.AD30])))-SIN(RADIANS([.T30])))/(COS(RADIANS([.$B$3]))*SIN(RADIANS([.AD30])))))+180;360);MOD(540-DEGREES(ACOS(((SIN(RADIANS([.$B$3]))*COS(RADIANS([.AD30])))-SIN(RADIANS([.T30])))/(COS(RADIANS([.$B$3]))*SIN(RADIANS([.AD30])))));360))" office:value-type="float" office:value="40.4211661893861" calcext:value-type="float">
            <text:p>40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30]+0.1/24" office:value-type="float" office:value="0.125" calcext:value-type="float">
            <text:p>3:00:00</text:p>
          </table:table-cell>
          <table:table-cell table:style-name="ce9" table:formula="of:=[.D31]+2415018.5+[.E31]-[.$B$5]/24" office:value-type="float" office:value="2455368.91666667" calcext:value-type="float">
            <text:p>2455368.92</text:p>
          </table:table-cell>
          <table:table-cell table:style-name="ce10" table:formula="of:=([.F31]-2451545)/36525" office:value-type="float" office:value="0.104693132557605" calcext:value-type="float">
            <text:p>0.10469313</text:p>
          </table:table-cell>
          <table:table-cell/>
          <table:table-cell table:formula="of:=MOD(280.46646+[.G31]*(36000.76983+[.G31]*0.0003032);360)" office:value-type="float" office:value="89.4998313112869" calcext:value-type="float">
            <text:p>89.5</text:p>
          </table:table-cell>
          <table:table-cell table:formula="of:=357.52911+[.G31]*(35999.05029-0.0001537*[.G31])" office:value-type="float" office:value="4126.38245227421" calcext:value-type="float">
            <text:p>4126.38</text:p>
          </table:table-cell>
          <table:table-cell table:formula="of:=0.016708634-[.G31]*(0.000042037+0.0000001267*[.G31])" office:value-type="float" office:value="0.0167042316260721" calcext:value-type="float">
            <text:p>0.02</text:p>
          </table:table-cell>
          <table:table-cell table:formula="of:=SIN(RADIANS([.J31]))*(1.914602-[.G31]*(0.004817+0.000014*[.G31]))+SIN(RADIANS(2*[.J31]))*(0.019993-0.000101*[.G31])+SIN(RADIANS(3*[.J31]))*0.000289" office:value-type="float" office:value="0.441698933555138" calcext:value-type="float">
            <text:p>0.44</text:p>
          </table:table-cell>
          <table:table-cell table:formula="of:=[.I31]+[.L31]" office:value-type="float" office:value="89.9415302448421" calcext:value-type="float">
            <text:p>89.94</text:p>
          </table:table-cell>
          <table:table-cell table:formula="of:=[.J31]+[.L31]" office:value-type="float" office:value="4126.82415120776" calcext:value-type="float">
            <text:p>4126.82</text:p>
          </table:table-cell>
          <table:table-cell table:formula="of:=(1.000001018*(1-[.K31]*[.K31]))/(1+[.K31]*COS(RADIANS([.N31])))" office:value-type="float" office:value="1.01625079116003" calcext:value-type="float">
            <text:p>1.02</text:p>
          </table:table-cell>
          <table:table-cell table:formula="of:=[.M31]-0.00569-0.00478*SIN(RADIANS(125.04-1934.136*[.G31]))" office:value-type="float" office:value="89.9405060488525" calcext:value-type="float">
            <text:p>89.94</text:p>
          </table:table-cell>
          <table:table-cell table:formula="of:=23+(26+((21.448-[.G31]*(46.815+[.G31]*(0.00059-[.G31]*0.001813))))/60)/60" office:value-type="float" office:value="23.437929662948" calcext:value-type="float">
            <text:p>23.44</text:p>
          </table:table-cell>
          <table:table-cell table:formula="of:=[.Q31]+0.00256*COS(RADIANS(125.04-1934.136*[.G31]))" office:value-type="float" office:value="23.4384858962157" calcext:value-type="float">
            <text:p>23.44</text:p>
          </table:table-cell>
          <table:table-cell table:formula="of:=DEGREES(ATAN2(COS(RADIANS([.P31]));COS(RADIANS([.R31]))*SIN(RADIANS([.P31]))))" office:value-type="float" office:value="89.9351555882131" calcext:value-type="float">
            <text:p>89.94</text:p>
          </table:table-cell>
          <table:table-cell table:formula="of:=DEGREES(ASIN(SIN(RADIANS([.R31]))*SIN(RADIANS([.P31]))))" office:value-type="float" office:value="23.4384725050474" calcext:value-type="float">
            <text:p>23.44</text:p>
          </table:table-cell>
          <table:table-cell table:formula="of:=TAN(RADIANS([.R31]/2))*TAN(RADIANS([.R31]/2))" office:value-type="float" office:value="0.0430314884715872" calcext:value-type="float">
            <text:p>0.04</text:p>
          </table:table-cell>
          <table:table-cell table:formula="of:=4*DEGREES([.U31]*SIN(2*RADIANS([.I31]))-2*[.K31]*SIN(RADIANS([.J31]))+4*[.K31]*[.U31]*SIN(RADIANS([.J31]))*COS(2*RADIANS([.I31]))-0.5*[.U31]*[.U31]*SIN(4*RADIANS([.I31]))-1.25*[.K31]*[.K31]*SIN(2*RADIANS([.J31])))" office:value-type="float" office:value="-1.74163633148369" calcext:value-type="float">
            <text:p>-1.74</text:p>
          </table:table-cell>
          <table:table-cell table:formula="of:=DEGREES(ACOS(COS(RADIANS(90.833))/(COS(RADIANS([.$B$3]))*COS(RADIANS([.T31])))-TAN(RADIANS([.$B$3]))*TAN(RADIANS([.T31]))))" office:value-type="float" office:value="112.610521076317" calcext:value-type="float">
            <text:p>112.61</text:p>
          </table:table-cell>
          <table:table-cell table:style-name="ce8" table:formula="of:=(720-4*[.$B$4]-[.V31]+[.$B$5]*60)/1440" office:value-type="float" office:value="0.50120946967464" calcext:value-type="float">
            <text:p>12:01:44</text:p>
          </table:table-cell>
          <table:table-cell table:style-name="ce8" table:formula="of:=[.X31]-[.W31]*4/1440" office:value-type="float" office:value="0.18840246668487" calcext:value-type="float">
            <text:p>4:31:18</text:p>
          </table:table-cell>
          <table:table-cell table:style-name="ce8" table:formula="of:=[.X31]+[.W31]*4/1440" office:value-type="float" office:value="0.814016472664409" calcext:value-type="float">
            <text:p>19:32:11</text:p>
          </table:table-cell>
          <table:table-cell table:style-name="ce11" table:formula="of:=8*[.W31]" office:value-type="float" office:value="900.884168610536" calcext:value-type="float">
            <text:p>900.88</text:p>
          </table:table-cell>
          <table:table-cell table:formula="of:=MOD([.E31]*1440+[.V31]+4*[.$B$4]-60*[.$B$5];1440)" office:value-type="float" office:value="178.258363668516" calcext:value-type="float">
            <text:p>178.26</text:p>
          </table:table-cell>
          <table:table-cell table:formula="of:=IF([.AB31]/4&lt;0;[.AB31]/4+180;[.AB31]/4-180)" office:value-type="float" office:value="-135.435409082871" calcext:value-type="float">
            <text:p>-135.44</text:p>
          </table:table-cell>
          <table:table-cell table:formula="of:=DEGREES(ACOS(SIN(RADIANS([.$B$3]))*SIN(RADIANS([.T31]))+COS(RADIANS([.$B$3]))*COS(RADIANS([.T31]))*COS(RADIANS([.AC31]))))" office:value-type="float" office:value="104.185669309354" calcext:value-type="float">
            <text:p>104.19</text:p>
          </table:table-cell>
          <table:table-cell table:formula="of:=90-[.AD31]" office:value-type="float" office:value="-14.1856693093535" calcext:value-type="float">
            <text:p>-14.19</text:p>
          </table:table-cell>
          <table:table-cell table:formula="of:=IF([.AE31]&gt;85;0;IF([.AE31]&gt;5;58.1/TAN(RADIANS([.AE31]))-0.07/POWER(TAN(RADIANS([.AE31]));3)+0.000086/POWER(TAN(RADIANS([.AE31]));5);IF([.AE31]&gt;-0.575;1735+[.AE31]*(-518.2+[.AE31]*(103.4+[.AE31]*(-12.79+[.AE31]*0.711)));-20.772/TAN(RADIANS([.AE31])))))/3600" office:value-type="float" office:value="0.022826824462027" calcext:value-type="float">
            <text:p>0.02</text:p>
          </table:table-cell>
          <table:table-cell table:formula="of:=[.AE31]+[.AF31]" office:value-type="float" office:value="-14.1628424848915" calcext:value-type="float">
            <text:p>-14.16</text:p>
          </table:table-cell>
          <table:table-cell table:formula="of:=IF([.AC31]&gt;0;MOD(DEGREES(ACOS(((SIN(RADIANS([.$B$3]))*COS(RADIANS([.AD31])))-SIN(RADIANS([.T31])))/(COS(RADIANS([.$B$3]))*SIN(RADIANS([.AD31])))))+180;360);MOD(540-DEGREES(ACOS(((SIN(RADIANS([.$B$3]))*COS(RADIANS([.AD31])))-SIN(RADIANS([.T31])))/(COS(RADIANS([.$B$3]))*SIN(RADIANS([.AD31])))));360))" office:value-type="float" office:value="41.6104386951082" calcext:value-type="float">
            <text:p>41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31]+0.1/24" office:value-type="float" office:value="0.129166666666667" calcext:value-type="float">
            <text:p>3:06:00</text:p>
          </table:table-cell>
          <table:table-cell table:style-name="ce9" table:formula="of:=[.D32]+2415018.5+[.E32]-[.$B$5]/24" office:value-type="float" office:value="2455368.92083333" calcext:value-type="float">
            <text:p>2455368.92</text:p>
          </table:table-cell>
          <table:table-cell table:style-name="ce10" table:formula="of:=([.F32]-2451545)/36525" office:value-type="float" office:value="0.104693246634727" calcext:value-type="float">
            <text:p>0.10469325</text:p>
          </table:table-cell>
          <table:table-cell/>
          <table:table-cell table:formula="of:=MOD(280.46646+[.G32]*(36000.76983+[.G32]*0.0003032);360)" office:value-type="float" office:value="89.5039381755064" calcext:value-type="float">
            <text:p>89.5</text:p>
          </table:table-cell>
          <table:table-cell table:formula="of:=357.52911+[.G32]*(35999.05029-0.0001537*[.G32])" office:value-type="float" office:value="4126.38655894226" calcext:value-type="float">
            <text:p>4126.39</text:p>
          </table:table-cell>
          <table:table-cell table:formula="of:=0.016708634-[.G32]*(0.000042037+0.0000001267*[.G32])" office:value-type="float" office:value="0.0167042316212736" calcext:value-type="float">
            <text:p>0.02</text:p>
          </table:table-cell>
          <table:table-cell table:formula="of:=SIN(RADIANS([.J32]))*(1.914602-[.G32]*(0.004817+0.000014*[.G32]))+SIN(RADIANS(2*[.J32]))*(0.019993-0.000101*[.G32])+SIN(RADIANS(3*[.J32]))*0.000289" office:value-type="float" office:value="0.441568096192031" calcext:value-type="float">
            <text:p>0.44</text:p>
          </table:table-cell>
          <table:table-cell table:formula="of:=[.I32]+[.L32]" office:value-type="float" office:value="89.9455062716984" calcext:value-type="float">
            <text:p>89.95</text:p>
          </table:table-cell>
          <table:table-cell table:formula="of:=[.J32]+[.L32]" office:value-type="float" office:value="4126.82812703845" calcext:value-type="float">
            <text:p>4126.83</text:p>
          </table:table-cell>
          <table:table-cell table:formula="of:=(1.000001018*(1-[.K32]*[.K32]))/(1+[.K32]*COS(RADIANS([.N32])))" office:value-type="float" office:value="1.01625106406036" calcext:value-type="float">
            <text:p>1.02</text:p>
          </table:table-cell>
          <table:table-cell table:formula="of:=[.M32]-0.00569-0.00478*SIN(RADIANS(125.04-1934.136*[.G32]))" office:value-type="float" office:value="89.9444820797083" calcext:value-type="float">
            <text:p>89.94</text:p>
          </table:table-cell>
          <table:table-cell table:formula="of:=23+(26+((21.448-[.G32]*(46.815+[.G32]*(0.00059-[.G32]*0.001813))))/60)/60" office:value-type="float" office:value="23.4379296614646" calcext:value-type="float">
            <text:p>23.44</text:p>
          </table:table-cell>
          <table:table-cell table:formula="of:=[.Q32]+0.00256*COS(RADIANS(125.04-1934.136*[.G32]))" office:value-type="float" office:value="23.4384858851094" calcext:value-type="float">
            <text:p>23.44</text:p>
          </table:table-cell>
          <table:table-cell table:formula="of:=DEGREES(ATAN2(COS(RADIANS([.P32]));COS(RADIANS([.R32]))*SIN(RADIANS([.P32]))))" office:value-type="float" office:value="89.9394891943362" calcext:value-type="float">
            <text:p>89.94</text:p>
          </table:table-cell>
          <table:table-cell table:formula="of:=DEGREES(ASIN(SIN(RADIANS([.R32]))*SIN(RADIANS([.P32]))))" office:value-type="float" office:value="23.4384742240172" calcext:value-type="float">
            <text:p>23.44</text:p>
          </table:table-cell>
          <table:table-cell table:formula="of:=TAN(RADIANS([.R32]/2))*TAN(RADIANS([.R32]/2))" office:value-type="float" office:value="0.0430314884296464" calcext:value-type="float">
            <text:p>0.04</text:p>
          </table:table-cell>
          <table:table-cell table:formula="of:=4*DEGREES([.U32]*SIN(2*RADIANS([.I32]))-2*[.K32]*SIN(RADIANS([.J32]))+4*[.K32]*[.U32]*SIN(RADIANS([.J32]))*COS(2*RADIANS([.I32]))-0.5*[.U32]*[.U32]*SIN(4*RADIANS([.I32]))-1.25*[.K32]*[.K32]*SIN(2*RADIANS([.J32])))" office:value-type="float" office:value="-1.74254202590254" calcext:value-type="float">
            <text:p>-1.74</text:p>
          </table:table-cell>
          <table:table-cell table:formula="of:=DEGREES(ACOS(COS(RADIANS(90.833))/(COS(RADIANS([.$B$3]))*COS(RADIANS([.T32])))-TAN(RADIANS([.$B$3]))*TAN(RADIANS([.T32]))))" office:value-type="float" office:value="112.610522949169" calcext:value-type="float">
            <text:p>112.61</text:p>
          </table:table-cell>
          <table:table-cell table:style-name="ce8" table:formula="of:=(720-4*[.$B$4]-[.V32]+[.$B$5]*60)/1440" office:value-type="float" office:value="0.501210098629098" calcext:value-type="float">
            <text:p>12:01:45</text:p>
          </table:table-cell>
          <table:table-cell table:style-name="ce8" table:formula="of:=[.X32]-[.W32]*4/1440" office:value-type="float" office:value="0.188403090436962" calcext:value-type="float">
            <text:p>4:31:18</text:p>
          </table:table-cell>
          <table:table-cell table:style-name="ce8" table:formula="of:=[.X32]+[.W32]*4/1440" office:value-type="float" office:value="0.814017106821233" calcext:value-type="float">
            <text:p>19:32:11</text:p>
          </table:table-cell>
          <table:table-cell table:style-name="ce11" table:formula="of:=8*[.W32]" office:value-type="float" office:value="900.884183593351" calcext:value-type="float">
            <text:p>900.88</text:p>
          </table:table-cell>
          <table:table-cell table:formula="of:=MOD([.E32]*1440+[.V32]+4*[.$B$4]-60*[.$B$5];1440)" office:value-type="float" office:value="184.257457974098" calcext:value-type="float">
            <text:p>184.26</text:p>
          </table:table-cell>
          <table:table-cell table:formula="of:=IF([.AB32]/4&lt;0;[.AB32]/4+180;[.AB32]/4-180)" office:value-type="float" office:value="-133.935635506476" calcext:value-type="float">
            <text:p>-133.94</text:p>
          </table:table-cell>
          <table:table-cell table:formula="of:=DEGREES(ACOS(SIN(RADIANS([.$B$3]))*SIN(RADIANS([.T32]))+COS(RADIANS([.$B$3]))*COS(RADIANS([.T32]))*COS(RADIANS([.AC32]))))" office:value-type="float" office:value="103.413970793638" calcext:value-type="float">
            <text:p>103.41</text:p>
          </table:table-cell>
          <table:table-cell table:formula="of:=90-[.AD32]" office:value-type="float" office:value="-13.4139707936379" calcext:value-type="float">
            <text:p>-13.41</text:p>
          </table:table-cell>
          <table:table-cell table:formula="of:=IF([.AE32]&gt;85;0;IF([.AE32]&gt;5;58.1/TAN(RADIANS([.AE32]))-0.07/POWER(TAN(RADIANS([.AE32]));3)+0.000086/POWER(TAN(RADIANS([.AE32]));5);IF([.AE32]&gt;-0.575;1735+[.AE32]*(-518.2+[.AE32]*(103.4+[.AE32]*(-12.79+[.AE32]*0.711)));-20.772/TAN(RADIANS([.AE32])))))/3600" office:value-type="float" office:value="0.024193755218532" calcext:value-type="float">
            <text:p>0.02</text:p>
          </table:table-cell>
          <table:table-cell table:formula="of:=[.AE32]+[.AF32]" office:value-type="float" office:value="-13.3897770384193" calcext:value-type="float">
            <text:p>-13.39</text:p>
          </table:table-cell>
          <table:table-cell table:formula="of:=IF([.AC32]&gt;0;MOD(DEGREES(ACOS(((SIN(RADIANS([.$B$3]))*COS(RADIANS([.AD32])))-SIN(RADIANS([.T32])))/(COS(RADIANS([.$B$3]))*SIN(RADIANS([.AD32])))))+180;360);MOD(540-DEGREES(ACOS(((SIN(RADIANS([.$B$3]))*COS(RADIANS([.AD32])))-SIN(RADIANS([.T32])))/(COS(RADIANS([.$B$3]))*SIN(RADIANS([.AD32])))));360))" office:value-type="float" office:value="42.7835691399641" calcext:value-type="float">
            <text:p>42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32]+0.1/24" office:value-type="float" office:value="0.133333333333333" calcext:value-type="float">
            <text:p>3:12:00</text:p>
          </table:table-cell>
          <table:table-cell table:style-name="ce9" table:formula="of:=[.D33]+2415018.5+[.E33]-[.$B$5]/24" office:value-type="float" office:value="2455368.925" calcext:value-type="float">
            <text:p>2455368.93</text:p>
          </table:table-cell>
          <table:table-cell table:style-name="ce10" table:formula="of:=([.F33]-2451545)/36525" office:value-type="float" office:value="0.104693360711836" calcext:value-type="float">
            <text:p>0.10469336</text:p>
          </table:table-cell>
          <table:table-cell/>
          <table:table-cell table:formula="of:=MOD(280.46646+[.G33]*(36000.76983+[.G33]*0.0003032);360)" office:value-type="float" office:value="89.5080450392566" calcext:value-type="float">
            <text:p>89.51</text:p>
          </table:table-cell>
          <table:table-cell table:formula="of:=357.52911+[.G33]*(35999.05029-0.0001537*[.G33])" office:value-type="float" office:value="4126.39066560984" calcext:value-type="float">
            <text:p>4126.39</text:p>
          </table:table-cell>
          <table:table-cell table:formula="of:=0.016708634-[.G33]*(0.000042037+0.0000001267*[.G33])" office:value-type="float" office:value="0.0167042316164751" calcext:value-type="float">
            <text:p>0.02</text:p>
          </table:table-cell>
          <table:table-cell table:formula="of:=SIN(RADIANS([.J33]))*(1.914602-[.G33]*(0.004817+0.000014*[.G33]))+SIN(RADIANS(2*[.J33]))*(0.019993-0.000101*[.G33])+SIN(RADIANS(3*[.J33]))*0.000289" office:value-type="float" office:value="0.441437256708584" calcext:value-type="float">
            <text:p>0.44</text:p>
          </table:table-cell>
          <table:table-cell table:formula="of:=[.I33]+[.L33]" office:value-type="float" office:value="89.9494822959651" calcext:value-type="float">
            <text:p>89.95</text:p>
          </table:table-cell>
          <table:table-cell table:formula="of:=[.J33]+[.L33]" office:value-type="float" office:value="4126.83210286654" calcext:value-type="float">
            <text:p>4126.83</text:p>
          </table:table-cell>
          <table:table-cell table:formula="of:=(1.000001018*(1-[.K33]*[.K33]))/(1+[.K33]*COS(RADIANS([.N33])))" office:value-type="float" office:value="1.01625133687975" calcext:value-type="float">
            <text:p>1.02</text:p>
          </table:table-cell>
          <table:table-cell table:formula="of:=[.M33]-0.00569-0.00478*SIN(RADIANS(125.04-1934.136*[.G33]))" office:value-type="float" office:value="89.9484581079745" calcext:value-type="float">
            <text:p>89.95</text:p>
          </table:table-cell>
          <table:table-cell table:formula="of:=23+(26+((21.448-[.G33]*(46.815+[.G33]*(0.00059-[.G33]*0.001813))))/60)/60" office:value-type="float" office:value="23.4379296599811" calcext:value-type="float">
            <text:p>23.44</text:p>
          </table:table-cell>
          <table:table-cell table:formula="of:=[.Q33]+0.00256*COS(RADIANS(125.04-1934.136*[.G33]))" office:value-type="float" office:value="23.4384858740031" calcext:value-type="float">
            <text:p>23.44</text:p>
          </table:table-cell>
          <table:table-cell table:formula="of:=DEGREES(ATAN2(COS(RADIANS([.P33]));COS(RADIANS([.R33]))*SIN(RADIANS([.P33]))))" office:value-type="float" office:value="89.9438227977454" calcext:value-type="float">
            <text:p>89.94</text:p>
          </table:table-cell>
          <table:table-cell table:formula="of:=DEGREES(ASIN(SIN(RADIANS([.R33]))*SIN(RADIANS([.P33]))))" office:value-type="float" office:value="23.4384758233665" calcext:value-type="float">
            <text:p>23.44</text:p>
          </table:table-cell>
          <table:table-cell table:formula="of:=TAN(RADIANS([.R33]/2))*TAN(RADIANS([.R33]/2))" office:value-type="float" office:value="0.0430314883877055" calcext:value-type="float">
            <text:p>0.04</text:p>
          </table:table-cell>
          <table:table-cell table:formula="of:=4*DEGREES([.U33]*SIN(2*RADIANS([.I33]))-2*[.K33]*SIN(RADIANS([.J33]))+4*[.K33]*[.U33]*SIN(RADIANS([.J33]))*COS(2*RADIANS([.I33]))-0.5*[.U33]*[.U33]*SIN(4*RADIANS([.I33]))-1.25*[.K33]*[.K33]*SIN(2*RADIANS([.J33])))" office:value-type="float" office:value="-1.74344771161031" calcext:value-type="float">
            <text:p>-1.74</text:p>
          </table:table-cell>
          <table:table-cell table:formula="of:=DEGREES(ACOS(COS(RADIANS(90.833))/(COS(RADIANS([.$B$3]))*COS(RADIANS([.T33])))-TAN(RADIANS([.$B$3]))*TAN(RADIANS([.T33]))))" office:value-type="float" office:value="112.610524691692" calcext:value-type="float">
            <text:p>112.61</text:p>
          </table:table-cell>
          <table:table-cell table:style-name="ce8" table:formula="of:=(720-4*[.$B$4]-[.V33]+[.$B$5]*60)/1440" office:value-type="float" office:value="0.501210727577508" calcext:value-type="float">
            <text:p>12:01:45</text:p>
          </table:table-cell>
          <table:table-cell table:style-name="ce8" table:formula="of:=[.X33]-[.W33]*4/1440" office:value-type="float" office:value="0.18840371454503" calcext:value-type="float">
            <text:p>4:31:18</text:p>
          </table:table-cell>
          <table:table-cell table:style-name="ce8" table:formula="of:=[.X33]+[.W33]*4/1440" office:value-type="float" office:value="0.814017740609985" calcext:value-type="float">
            <text:p>19:32:11</text:p>
          </table:table-cell>
          <table:table-cell table:style-name="ce11" table:formula="of:=8*[.W33]" office:value-type="float" office:value="900.884197533535" calcext:value-type="float">
            <text:p>900.88</text:p>
          </table:table-cell>
          <table:table-cell table:formula="of:=MOD([.E33]*1440+[.V33]+4*[.$B$4]-60*[.$B$5];1440)" office:value-type="float" office:value="190.256552288389" calcext:value-type="float">
            <text:p>190.26</text:p>
          </table:table-cell>
          <table:table-cell table:formula="of:=IF([.AB33]/4&lt;0;[.AB33]/4+180;[.AB33]/4-180)" office:value-type="float" office:value="-132.435861927903" calcext:value-type="float">
            <text:p>-132.44</text:p>
          </table:table-cell>
          <table:table-cell table:formula="of:=DEGREES(ACOS(SIN(RADIANS([.$B$3]))*SIN(RADIANS([.T33]))+COS(RADIANS([.$B$3]))*COS(RADIANS([.T33]))*COS(RADIANS([.AC33]))))" office:value-type="float" office:value="102.625124778721" calcext:value-type="float">
            <text:p>102.63</text:p>
          </table:table-cell>
          <table:table-cell table:formula="of:=90-[.AD33]" office:value-type="float" office:value="-12.6251247787211" calcext:value-type="float">
            <text:p>-12.63</text:p>
          </table:table-cell>
          <table:table-cell table:formula="of:=IF([.AE33]&gt;85;0;IF([.AE33]&gt;5;58.1/TAN(RADIANS([.AE33]))-0.07/POWER(TAN(RADIANS([.AE33]));3)+0.000086/POWER(TAN(RADIANS([.AE33]));5);IF([.AE33]&gt;-0.575;1735+[.AE33]*(-518.2+[.AE33]*(103.4+[.AE33]*(-12.79+[.AE33]*0.711)));-20.772/TAN(RADIANS([.AE33])))))/3600" office:value-type="float" office:value="0.0257604295843457" calcext:value-type="float">
            <text:p>0.03</text:p>
          </table:table-cell>
          <table:table-cell table:formula="of:=[.AE33]+[.AF33]" office:value-type="float" office:value="-12.5993643491368" calcext:value-type="float">
            <text:p>-12.6</text:p>
          </table:table-cell>
          <table:table-cell table:formula="of:=IF([.AC33]&gt;0;MOD(DEGREES(ACOS(((SIN(RADIANS([.$B$3]))*COS(RADIANS([.AD33])))-SIN(RADIANS([.T33])))/(COS(RADIANS([.$B$3]))*SIN(RADIANS([.AD33])))))+180;360);MOD(540-DEGREES(ACOS(((SIN(RADIANS([.$B$3]))*COS(RADIANS([.AD33])))-SIN(RADIANS([.T33])))/(COS(RADIANS([.$B$3]))*SIN(RADIANS([.AD33])))));360))" office:value-type="float" office:value="43.940779891086" calcext:value-type="float">
            <text:p>43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33]+0.1/24" office:value-type="float" office:value="0.1375" calcext:value-type="float">
            <text:p>3:18:00</text:p>
          </table:table-cell>
          <table:table-cell table:style-name="ce9" table:formula="of:=[.D34]+2415018.5+[.E34]-[.$B$5]/24" office:value-type="float" office:value="2455368.92916667" calcext:value-type="float">
            <text:p>2455368.93</text:p>
          </table:table-cell>
          <table:table-cell table:style-name="ce10" table:formula="of:=([.F34]-2451545)/36525" office:value-type="float" office:value="0.104693474788958" calcext:value-type="float">
            <text:p>0.10469347</text:p>
          </table:table-cell>
          <table:table-cell/>
          <table:table-cell table:formula="of:=MOD(280.46646+[.G34]*(36000.76983+[.G34]*0.0003032);360)" office:value-type="float" office:value="89.512151903476" calcext:value-type="float">
            <text:p>89.51</text:p>
          </table:table-cell>
          <table:table-cell table:formula="of:=357.52911+[.G34]*(35999.05029-0.0001537*[.G34])" office:value-type="float" office:value="4126.39477227788" calcext:value-type="float">
            <text:p>4126.39</text:p>
          </table:table-cell>
          <table:table-cell table:formula="of:=0.016708634-[.G34]*(0.000042037+0.0000001267*[.G34])" office:value-type="float" office:value="0.0167042316116766" calcext:value-type="float">
            <text:p>0.02</text:p>
          </table:table-cell>
          <table:table-cell table:formula="of:=SIN(RADIANS([.J34]))*(1.914602-[.G34]*(0.004817+0.000014*[.G34]))+SIN(RADIANS(2*[.J34]))*(0.019993-0.000101*[.G34])+SIN(RADIANS(3*[.J34]))*0.000289" office:value-type="float" office:value="0.441306415075574" calcext:value-type="float">
            <text:p>0.44</text:p>
          </table:table-cell>
          <table:table-cell table:formula="of:=[.I34]+[.L34]" office:value-type="float" office:value="89.9534583185516" calcext:value-type="float">
            <text:p>89.95</text:p>
          </table:table-cell>
          <table:table-cell table:formula="of:=[.J34]+[.L34]" office:value-type="float" office:value="4126.83607869296" calcext:value-type="float">
            <text:p>4126.84</text:p>
          </table:table-cell>
          <table:table-cell table:formula="of:=(1.000001018*(1-[.K34]*[.K34]))/(1+[.K34]*COS(RADIANS([.N34])))" office:value-type="float" office:value="1.01625160961827" calcext:value-type="float">
            <text:p>1.02</text:p>
          </table:table-cell>
          <table:table-cell table:formula="of:=[.M34]-0.00569-0.00478*SIN(RADIANS(125.04-1934.136*[.G34]))" office:value-type="float" office:value="89.9524341345603" calcext:value-type="float">
            <text:p>89.95</text:p>
          </table:table-cell>
          <table:table-cell table:formula="of:=23+(26+((21.448-[.G34]*(46.815+[.G34]*(0.00059-[.G34]*0.001813))))/60)/60" office:value-type="float" office:value="23.4379296584976" calcext:value-type="float">
            <text:p>23.44</text:p>
          </table:table-cell>
          <table:table-cell table:formula="of:=[.Q34]+0.00256*COS(RADIANS(125.04-1934.136*[.G34]))" office:value-type="float" office:value="23.4384858628968" calcext:value-type="float">
            <text:p>23.44</text:p>
          </table:table-cell>
          <table:table-cell table:formula="of:=DEGREES(ATAN2(COS(RADIANS([.P34]));COS(RADIANS([.R34]))*SIN(RADIANS([.P34]))))" office:value-type="float" office:value="89.9481563994242" calcext:value-type="float">
            <text:p>89.95</text:p>
          </table:table-cell>
          <table:table-cell table:formula="of:=DEGREES(ASIN(SIN(RADIANS([.R34]))*SIN(RADIANS([.P34]))))" office:value-type="float" office:value="23.4384773030958" calcext:value-type="float">
            <text:p>23.44</text:p>
          </table:table-cell>
          <table:table-cell table:formula="of:=TAN(RADIANS([.R34]/2))*TAN(RADIANS([.R34]/2))" office:value-type="float" office:value="0.0430314883457647" calcext:value-type="float">
            <text:p>0.04</text:p>
          </table:table-cell>
          <table:table-cell table:formula="of:=4*DEGREES([.U34]*SIN(2*RADIANS([.I34]))-2*[.K34]*SIN(RADIANS([.J34]))+4*[.K34]*[.U34]*SIN(RADIANS([.J34]))*COS(2*RADIANS([.I34]))-0.5*[.U34]*[.U34]*SIN(4*RADIANS([.I34]))-1.25*[.K34]*[.K34]*SIN(2*RADIANS([.J34])))" office:value-type="float" office:value="-1.74435338878573" calcext:value-type="float">
            <text:p>-1.74</text:p>
          </table:table-cell>
          <table:table-cell table:formula="of:=DEGREES(ACOS(COS(RADIANS(90.833))/(COS(RADIANS([.$B$3]))*COS(RADIANS([.T34])))-TAN(RADIANS([.$B$3]))*TAN(RADIANS([.T34]))))" office:value-type="float" office:value="112.610526303887" calcext:value-type="float">
            <text:p>112.61</text:p>
          </table:table-cell>
          <table:table-cell table:style-name="ce8" table:formula="of:=(720-4*[.$B$4]-[.V34]+[.$B$5]*60)/1440" office:value-type="float" office:value="0.501211356519991" calcext:value-type="float">
            <text:p>12:01:45</text:p>
          </table:table-cell>
          <table:table-cell table:style-name="ce8" table:formula="of:=[.X34]-[.W34]*4/1440" office:value-type="float" office:value="0.188404339009195" calcext:value-type="float">
            <text:p>4:31:18</text:p>
          </table:table-cell>
          <table:table-cell table:style-name="ce8" table:formula="of:=[.X34]+[.W34]*4/1440" office:value-type="float" office:value="0.814018374030787" calcext:value-type="float">
            <text:p>19:32:11</text:p>
          </table:table-cell>
          <table:table-cell table:style-name="ce11" table:formula="of:=8*[.W34]" office:value-type="float" office:value="900.884210431092" calcext:value-type="float">
            <text:p>900.88</text:p>
          </table:table-cell>
          <table:table-cell table:formula="of:=MOD([.E34]*1440+[.V34]+4*[.$B$4]-60*[.$B$5];1440)" office:value-type="float" office:value="196.255646611214" calcext:value-type="float">
            <text:p>196.26</text:p>
          </table:table-cell>
          <table:table-cell table:formula="of:=IF([.AB34]/4&lt;0;[.AB34]/4+180;[.AB34]/4-180)" office:value-type="float" office:value="-130.936088347196" calcext:value-type="float">
            <text:p>-130.94</text:p>
          </table:table-cell>
          <table:table-cell table:formula="of:=DEGREES(ACOS(SIN(RADIANS([.$B$3]))*SIN(RADIANS([.T34]))+COS(RADIANS([.$B$3]))*COS(RADIANS([.T34]))*COS(RADIANS([.AC34]))))" office:value-type="float" office:value="101.81968330166" calcext:value-type="float">
            <text:p>101.82</text:p>
          </table:table-cell>
          <table:table-cell table:formula="of:=90-[.AD34]" office:value-type="float" office:value="-11.8196833016598" calcext:value-type="float">
            <text:p>-11.82</text:p>
          </table:table-cell>
          <table:table-cell table:formula="of:=IF([.AE34]&gt;85;0;IF([.AE34]&gt;5;58.1/TAN(RADIANS([.AE34]))-0.07/POWER(TAN(RADIANS([.AE34]));3)+0.000086/POWER(TAN(RADIANS([.AE34]));5);IF([.AE34]&gt;-0.575;1735+[.AE34]*(-518.2+[.AE34]*(103.4+[.AE34]*(-12.79+[.AE34]*0.711)));-20.772/TAN(RADIANS([.AE34])))))/3600" office:value-type="float" office:value="0.027572109667802" calcext:value-type="float">
            <text:p>0.03</text:p>
          </table:table-cell>
          <table:table-cell table:formula="of:=[.AE34]+[.AF34]" office:value-type="float" office:value="-11.792111191992" calcext:value-type="float">
            <text:p>-11.79</text:p>
          </table:table-cell>
          <table:table-cell table:formula="of:=IF([.AC34]&gt;0;MOD(DEGREES(ACOS(((SIN(RADIANS([.$B$3]))*COS(RADIANS([.AD34])))-SIN(RADIANS([.T34])))/(COS(RADIANS([.$B$3]))*SIN(RADIANS([.AD34])))))+180;360);MOD(540-DEGREES(ACOS(((SIN(RADIANS([.$B$3]))*COS(RADIANS([.AD34])))-SIN(RADIANS([.T34])))/(COS(RADIANS([.$B$3]))*SIN(RADIANS([.AD34])))));360))" office:value-type="float" office:value="45.082322426053" calcext:value-type="float">
            <text:p>45.08</text:p>
          </table:table-cell>
          <table:table-cell table:number-columns-repeated="990"/>
        </table:table-row>
        <table:table-row table:style-name="ro2">
          <table:table-cell>
            <draw:frame table:end-cell-address="Calculations.C49" table:end-x="1.1756in" table:end-y="0.0031in" draw:z-index="1" draw:style-name="gr1" svg:width="3.2362in" svg:height="2.6531in" svg:x="0.0315in" svg:y="0.0862in">
              <draw:object draw:notify-on-update-of-ranges="Calculations.E2:Calculations.E241 Calculations.AG1:Calculations.AG1 Calculations.AG2:Calculations.AG24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34]+0.1/24" office:value-type="float" office:value="0.141666666666667" calcext:value-type="float">
            <text:p>3:24:00</text:p>
          </table:table-cell>
          <table:table-cell table:style-name="ce9" table:formula="of:=[.D35]+2415018.5+[.E35]-[.$B$5]/24" office:value-type="float" office:value="2455368.93333333" calcext:value-type="float">
            <text:p>2455368.93</text:p>
          </table:table-cell>
          <table:table-cell table:style-name="ce10" table:formula="of:=([.F35]-2451545)/36525" office:value-type="float" office:value="0.104693588866068" calcext:value-type="float">
            <text:p>0.10469359</text:p>
          </table:table-cell>
          <table:table-cell/>
          <table:table-cell table:formula="of:=MOD(280.46646+[.G35]*(36000.76983+[.G35]*0.0003032);360)" office:value-type="float" office:value="89.5162587672639" calcext:value-type="float">
            <text:p>89.52</text:p>
          </table:table-cell>
          <table:table-cell table:formula="of:=357.52911+[.G35]*(35999.05029-0.0001537*[.G35])" office:value-type="float" office:value="4126.3988789455" calcext:value-type="float">
            <text:p>4126.4</text:p>
          </table:table-cell>
          <table:table-cell table:formula="of:=0.016708634-[.G35]*(0.000042037+0.0000001267*[.G35])" office:value-type="float" office:value="0.0167042316068781" calcext:value-type="float">
            <text:p>0.02</text:p>
          </table:table-cell>
          <table:table-cell table:formula="of:=SIN(RADIANS([.J35]))*(1.914602-[.G35]*(0.004817+0.000014*[.G35]))+SIN(RADIANS(2*[.J35]))*(0.019993-0.000101*[.G35])+SIN(RADIANS(3*[.J35]))*0.000289" office:value-type="float" office:value="0.441175571322377" calcext:value-type="float">
            <text:p>0.44</text:p>
          </table:table-cell>
          <table:table-cell table:formula="of:=[.I35]+[.L35]" office:value-type="float" office:value="89.9574343385863" calcext:value-type="float">
            <text:p>89.96</text:p>
          </table:table-cell>
          <table:table-cell table:formula="of:=[.J35]+[.L35]" office:value-type="float" office:value="4126.84005451682" calcext:value-type="float">
            <text:p>4126.84</text:p>
          </table:table-cell>
          <table:table-cell table:formula="of:=(1.000001018*(1-[.K35]*[.K35]))/(1+[.K35]*COS(RADIANS([.N35])))" office:value-type="float" office:value="1.01625188227585" calcext:value-type="float">
            <text:p>1.02</text:p>
          </table:table-cell>
          <table:table-cell table:formula="of:=[.M35]-0.00569-0.00478*SIN(RADIANS(125.04-1934.136*[.G35]))" office:value-type="float" office:value="89.9564101585943" calcext:value-type="float">
            <text:p>89.96</text:p>
          </table:table-cell>
          <table:table-cell table:formula="of:=23+(26+((21.448-[.G35]*(46.815+[.G35]*(0.00059-[.G35]*0.001813))))/60)/60" office:value-type="float" office:value="23.4379296570141" calcext:value-type="float">
            <text:p>23.44</text:p>
          </table:table-cell>
          <table:table-cell table:formula="of:=[.Q35]+0.00256*COS(RADIANS(125.04-1934.136*[.G35]))" office:value-type="float" office:value="23.4384858517905" calcext:value-type="float">
            <text:p>23.44</text:p>
          </table:table-cell>
          <table:table-cell table:formula="of:=DEGREES(ATAN2(COS(RADIANS([.P35]));COS(RADIANS([.R35]))*SIN(RADIANS([.P35]))))" office:value-type="float" office:value="89.9524899984148" calcext:value-type="float">
            <text:p>89.95</text:p>
          </table:table-cell>
          <table:table-cell table:formula="of:=DEGREES(ASIN(SIN(RADIANS([.R35]))*SIN(RADIANS([.P35]))))" office:value-type="float" office:value="23.4384786632049" calcext:value-type="float">
            <text:p>23.44</text:p>
          </table:table-cell>
          <table:table-cell table:formula="of:=TAN(RADIANS([.R35]/2))*TAN(RADIANS([.R35]/2))" office:value-type="float" office:value="0.0430314883038238" calcext:value-type="float">
            <text:p>0.04</text:p>
          </table:table-cell>
          <table:table-cell table:formula="of:=4*DEGREES([.U35]*SIN(2*RADIANS([.I35]))-2*[.K35]*SIN(RADIANS([.J35]))+4*[.K35]*[.U35]*SIN(RADIANS([.J35]))*COS(2*RADIANS([.I35]))-0.5*[.U35]*[.U35]*SIN(4*RADIANS([.I35]))-1.25*[.K35]*[.K35]*SIN(2*RADIANS([.J35])))" office:value-type="float" office:value="-1.74525905720186" calcext:value-type="float">
            <text:p>-1.75</text:p>
          </table:table-cell>
          <table:table-cell table:formula="of:=DEGREES(ACOS(COS(RADIANS(90.833))/(COS(RADIANS([.$B$3]))*COS(RADIANS([.T35])))-TAN(RADIANS([.$B$3]))*TAN(RADIANS([.T35]))))" office:value-type="float" office:value="112.610527785753" calcext:value-type="float">
            <text:p>112.61</text:p>
          </table:table-cell>
          <table:table-cell table:style-name="ce8" table:formula="of:=(720-4*[.$B$4]-[.V35]+[.$B$5]*60)/1440" office:value-type="float" office:value="0.501211985456387" calcext:value-type="float">
            <text:p>12:01:45</text:p>
          </table:table-cell>
          <table:table-cell table:style-name="ce8" table:formula="of:=[.X35]-[.W35]*4/1440" office:value-type="float" office:value="0.188404963829296" calcext:value-type="float">
            <text:p>4:31:18</text:p>
          </table:table-cell>
          <table:table-cell table:style-name="ce8" table:formula="of:=[.X35]+[.W35]*4/1440" office:value-type="float" office:value="0.814019007083478" calcext:value-type="float">
            <text:p>19:32:11</text:p>
          </table:table-cell>
          <table:table-cell table:style-name="ce11" table:formula="of:=8*[.W35]" office:value-type="float" office:value="900.884222286022" calcext:value-type="float">
            <text:p>900.88</text:p>
          </table:table-cell>
          <table:table-cell table:formula="of:=MOD([.E35]*1440+[.V35]+4*[.$B$4]-60*[.$B$5];1440)" office:value-type="float" office:value="202.254740942799" calcext:value-type="float">
            <text:p>202.25</text:p>
          </table:table-cell>
          <table:table-cell table:formula="of:=IF([.AB35]/4&lt;0;[.AB35]/4+180;[.AB35]/4-180)" office:value-type="float" office:value="-129.4363147643" calcext:value-type="float">
            <text:p>-129.44</text:p>
          </table:table-cell>
          <table:table-cell table:formula="of:=DEGREES(ACOS(SIN(RADIANS([.$B$3]))*SIN(RADIANS([.T35]))+COS(RADIANS([.$B$3]))*COS(RADIANS([.T35]))*COS(RADIANS([.AC35]))))" office:value-type="float" office:value="100.998188142282" calcext:value-type="float">
            <text:p>101</text:p>
          </table:table-cell>
          <table:table-cell table:formula="of:=90-[.AD35]" office:value-type="float" office:value="-10.9981881422817" calcext:value-type="float">
            <text:p>-11</text:p>
          </table:table-cell>
          <table:table-cell table:formula="of:=IF([.AE35]&gt;85;0;IF([.AE35]&gt;5;58.1/TAN(RADIANS([.AE35]))-0.07/POWER(TAN(RADIANS([.AE35]));3)+0.000086/POWER(TAN(RADIANS([.AE35]));5);IF([.AE35]&gt;-0.575;1735+[.AE35]*(-518.2+[.AE35]*(103.4+[.AE35]*(-12.79+[.AE35]*0.711)));-20.772/TAN(RADIANS([.AE35])))))/3600" office:value-type="float" office:value="0.029689089124308" calcext:value-type="float">
            <text:p>0.03</text:p>
          </table:table-cell>
          <table:table-cell table:formula="of:=[.AE35]+[.AF35]" office:value-type="float" office:value="-10.9684990531574" calcext:value-type="float">
            <text:p>-10.97</text:p>
          </table:table-cell>
          <table:table-cell table:formula="of:=IF([.AC35]&gt;0;MOD(DEGREES(ACOS(((SIN(RADIANS([.$B$3]))*COS(RADIANS([.AD35])))-SIN(RADIANS([.T35])))/(COS(RADIANS([.$B$3]))*SIN(RADIANS([.AD35])))))+180;360);MOD(540-DEGREES(ACOS(((SIN(RADIANS([.$B$3]))*COS(RADIANS([.AD35])))-SIN(RADIANS([.T35])))/(COS(RADIANS([.$B$3]))*SIN(RADIANS([.AD35])))));360))" office:value-type="float" office:value="46.2084747803339" calcext:value-type="float">
            <text:p>46.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35]+0.1/24" office:value-type="float" office:value="0.145833333333333" calcext:value-type="float">
            <text:p>3:30:00</text:p>
          </table:table-cell>
          <table:table-cell table:style-name="ce9" table:formula="of:=[.D36]+2415018.5+[.E36]-[.$B$5]/24" office:value-type="float" office:value="2455368.9375" calcext:value-type="float">
            <text:p>2455368.94</text:p>
          </table:table-cell>
          <table:table-cell table:style-name="ce10" table:formula="of:=([.F36]-2451545)/36525" office:value-type="float" office:value="0.10469370294319" calcext:value-type="float">
            <text:p>0.10469370</text:p>
          </table:table-cell>
          <table:table-cell/>
          <table:table-cell table:formula="of:=MOD(280.46646+[.G36]*(36000.76983+[.G36]*0.0003032);360)" office:value-type="float" office:value="89.5203656314825" calcext:value-type="float">
            <text:p>89.52</text:p>
          </table:table-cell>
          <table:table-cell table:formula="of:=357.52911+[.G36]*(35999.05029-0.0001537*[.G36])" office:value-type="float" office:value="4126.40298561355" calcext:value-type="float">
            <text:p>4126.4</text:p>
          </table:table-cell>
          <table:table-cell table:formula="of:=0.016708634-[.G36]*(0.000042037+0.0000001267*[.G36])" office:value-type="float" office:value="0.0167042316020796" calcext:value-type="float">
            <text:p>0.02</text:p>
          </table:table-cell>
          <table:table-cell table:formula="of:=SIN(RADIANS([.J36]))*(1.914602-[.G36]*(0.004817+0.000014*[.G36]))+SIN(RADIANS(2*[.J36]))*(0.019993-0.000101*[.G36])+SIN(RADIANS(3*[.J36]))*0.000289" office:value-type="float" office:value="0.441044725422052" calcext:value-type="float">
            <text:p>0.44</text:p>
          </table:table-cell>
          <table:table-cell table:formula="of:=[.I36]+[.L36]" office:value-type="float" office:value="89.9614103569045" calcext:value-type="float">
            <text:p>89.96</text:p>
          </table:table-cell>
          <table:table-cell table:formula="of:=[.J36]+[.L36]" office:value-type="float" office:value="4126.84403033897" calcext:value-type="float">
            <text:p>4126.84</text:p>
          </table:table-cell>
          <table:table-cell table:formula="of:=(1.000001018*(1-[.K36]*[.K36]))/(1+[.K36]*COS(RADIANS([.N36])))" office:value-type="float" office:value="1.01625215485255" calcext:value-type="float">
            <text:p>1.02</text:p>
          </table:table-cell>
          <table:table-cell table:formula="of:=[.M36]-0.00569-0.00478*SIN(RADIANS(125.04-1934.136*[.G36]))" office:value-type="float" office:value="89.9603861809117" calcext:value-type="float">
            <text:p>89.96</text:p>
          </table:table-cell>
          <table:table-cell table:formula="of:=23+(26+((21.448-[.G36]*(46.815+[.G36]*(0.00059-[.G36]*0.001813))))/60)/60" office:value-type="float" office:value="23.4379296555306" calcext:value-type="float">
            <text:p>23.44</text:p>
          </table:table-cell>
          <table:table-cell table:formula="of:=[.Q36]+0.00256*COS(RADIANS(125.04-1934.136*[.G36]))" office:value-type="float" office:value="23.4384858406842" calcext:value-type="float">
            <text:p>23.44</text:p>
          </table:table-cell>
          <table:table-cell table:formula="of:=DEGREES(ATAN2(COS(RADIANS([.P36]));COS(RADIANS([.R36]))*SIN(RADIANS([.P36]))))" office:value-type="float" office:value="89.9568235956197" calcext:value-type="float">
            <text:p>89.96</text:p>
          </table:table-cell>
          <table:table-cell table:formula="of:=DEGREES(ASIN(SIN(RADIANS([.R36]))*SIN(RADIANS([.P36]))))" office:value-type="float" office:value="23.4384799036944" calcext:value-type="float">
            <text:p>23.44</text:p>
          </table:table-cell>
          <table:table-cell table:formula="of:=TAN(RADIANS([.R36]/2))*TAN(RADIANS([.R36]/2))" office:value-type="float" office:value="0.0430314882618829" calcext:value-type="float">
            <text:p>0.04</text:p>
          </table:table-cell>
          <table:table-cell table:formula="of:=4*DEGREES([.U36]*SIN(2*RADIANS([.I36]))-2*[.K36]*SIN(RADIANS([.J36]))+4*[.K36]*[.U36]*SIN(RADIANS([.J36]))*COS(2*RADIANS([.I36]))-0.5*[.U36]*[.U36]*SIN(4*RADIANS([.I36]))-1.25*[.K36]*[.K36]*SIN(2*RADIANS([.J36])))" office:value-type="float" office:value="-1.7461647170199" calcext:value-type="float">
            <text:p>-1.75</text:p>
          </table:table-cell>
          <table:table-cell table:formula="of:=DEGREES(ACOS(COS(RADIANS(90.833))/(COS(RADIANS([.$B$3]))*COS(RADIANS([.T36])))-TAN(RADIANS([.$B$3]))*TAN(RADIANS([.T36]))))" office:value-type="float" office:value="112.610529137291" calcext:value-type="float">
            <text:p>112.61</text:p>
          </table:table-cell>
          <table:table-cell table:style-name="ce8" table:formula="of:=(720-4*[.$B$4]-[.V36]+[.$B$5]*60)/1440" office:value-type="float" office:value="0.501212614386817" calcext:value-type="float">
            <text:p>12:01:45</text:p>
          </table:table-cell>
          <table:table-cell table:style-name="ce8" table:formula="of:=[.X36]-[.W36]*4/1440" office:value-type="float" office:value="0.188405589005454" calcext:value-type="float">
            <text:p>4:31:18</text:p>
          </table:table-cell>
          <table:table-cell table:style-name="ce8" table:formula="of:=[.X36]+[.W36]*4/1440" office:value-type="float" office:value="0.814019639768181" calcext:value-type="float">
            <text:p>19:32:11</text:p>
          </table:table-cell>
          <table:table-cell table:style-name="ce11" table:formula="of:=8*[.W36]" office:value-type="float" office:value="900.884233098327" calcext:value-type="float">
            <text:p>900.88</text:p>
          </table:table-cell>
          <table:table-cell table:formula="of:=MOD([.E36]*1440+[.V36]+4*[.$B$4]-60*[.$B$5];1440)" office:value-type="float" office:value="208.25383528298" calcext:value-type="float">
            <text:p>208.25</text:p>
          </table:table-cell>
          <table:table-cell table:formula="of:=IF([.AB36]/4&lt;0;[.AB36]/4+180;[.AB36]/4-180)" office:value-type="float" office:value="-127.936541179255" calcext:value-type="float">
            <text:p>-127.94</text:p>
          </table:table-cell>
          <table:table-cell table:formula="of:=DEGREES(ACOS(SIN(RADIANS([.$B$3]))*SIN(RADIANS([.T36]))+COS(RADIANS([.$B$3]))*COS(RADIANS([.T36]))*COS(RADIANS([.AC36]))))" office:value-type="float" office:value="100.161170293344" calcext:value-type="float">
            <text:p>100.16</text:p>
          </table:table-cell>
          <table:table-cell table:formula="of:=90-[.AD36]" office:value-type="float" office:value="-10.1611702933435" calcext:value-type="float">
            <text:p>-10.16</text:p>
          </table:table-cell>
          <table:table-cell table:formula="of:=IF([.AE36]&gt;85;0;IF([.AE36]&gt;5;58.1/TAN(RADIANS([.AE36]))-0.07/POWER(TAN(RADIANS([.AE36]));3)+0.000086/POWER(TAN(RADIANS([.AE36]));5);IF([.AE36]&gt;-0.575;1735+[.AE36]*(-518.2+[.AE36]*(103.4+[.AE36]*(-12.79+[.AE36]*0.711)));-20.772/TAN(RADIANS([.AE36])))))/3600" office:value-type="float" office:value="0.0321934799299532" calcext:value-type="float">
            <text:p>0.03</text:p>
          </table:table-cell>
          <table:table-cell table:formula="of:=[.AE36]+[.AF36]" office:value-type="float" office:value="-10.1289768134136" calcext:value-type="float">
            <text:p>-10.13</text:p>
          </table:table-cell>
          <table:table-cell table:formula="of:=IF([.AC36]&gt;0;MOD(DEGREES(ACOS(((SIN(RADIANS([.$B$3]))*COS(RADIANS([.AD36])))-SIN(RADIANS([.T36])))/(COS(RADIANS([.$B$3]))*SIN(RADIANS([.AD36])))))+180;360);MOD(540-DEGREES(ACOS(((SIN(RADIANS([.$B$3]))*COS(RADIANS([.AD36])))-SIN(RADIANS([.T36])))/(COS(RADIANS([.$B$3]))*SIN(RADIANS([.AD36])))));360))" office:value-type="float" office:value="47.3195391257445" calcext:value-type="float">
            <text:p>47.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36]+0.1/24" office:value-type="float" office:value="0.15" calcext:value-type="float">
            <text:p>3:36:00</text:p>
          </table:table-cell>
          <table:table-cell table:style-name="ce9" table:formula="of:=[.D37]+2415018.5+[.E37]-[.$B$5]/24" office:value-type="float" office:value="2455368.94166667" calcext:value-type="float">
            <text:p>2455368.94</text:p>
          </table:table-cell>
          <table:table-cell table:style-name="ce10" table:formula="of:=([.F37]-2451545)/36525" office:value-type="float" office:value="0.104693817020299" calcext:value-type="float">
            <text:p>0.10469382</text:p>
          </table:table-cell>
          <table:table-cell/>
          <table:table-cell table:formula="of:=MOD(280.46646+[.G37]*(36000.76983+[.G37]*0.0003032);360)" office:value-type="float" office:value="89.5244724952336" calcext:value-type="float">
            <text:p>89.52</text:p>
          </table:table-cell>
          <table:table-cell table:formula="of:=357.52911+[.G37]*(35999.05029-0.0001537*[.G37])" office:value-type="float" office:value="4126.40709228113" calcext:value-type="float">
            <text:p>4126.41</text:p>
          </table:table-cell>
          <table:table-cell table:formula="of:=0.016708634-[.G37]*(0.000042037+0.0000001267*[.G37])" office:value-type="float" office:value="0.0167042315972812" calcext:value-type="float">
            <text:p>0.02</text:p>
          </table:table-cell>
          <table:table-cell table:formula="of:=SIN(RADIANS([.J37]))*(1.914602-[.G37]*(0.004817+0.000014*[.G37]))+SIN(RADIANS(2*[.J37]))*(0.019993-0.000101*[.G37])+SIN(RADIANS(3*[.J37]))*0.000289" office:value-type="float" office:value="0.440913877403928" calcext:value-type="float">
            <text:p>0.44</text:p>
          </table:table-cell>
          <table:table-cell table:formula="of:=[.I37]+[.L37]" office:value-type="float" office:value="89.9653863726375" calcext:value-type="float">
            <text:p>89.97</text:p>
          </table:table-cell>
          <table:table-cell table:formula="of:=[.J37]+[.L37]" office:value-type="float" office:value="4126.84800615853" calcext:value-type="float">
            <text:p>4126.85</text:p>
          </table:table-cell>
          <table:table-cell table:formula="of:=(1.000001018*(1-[.K37]*[.K37]))/(1+[.K37]*COS(RADIANS([.N37])))" office:value-type="float" office:value="1.01625242734831" calcext:value-type="float">
            <text:p>1.02</text:p>
          </table:table-cell>
          <table:table-cell table:formula="of:=[.M37]-0.00569-0.00478*SIN(RADIANS(125.04-1934.136*[.G37]))" office:value-type="float" office:value="89.9643622006438" calcext:value-type="float">
            <text:p>89.96</text:p>
          </table:table-cell>
          <table:table-cell table:formula="of:=23+(26+((21.448-[.G37]*(46.815+[.G37]*(0.00059-[.G37]*0.001813))))/60)/60" office:value-type="float" office:value="23.4379296540472" calcext:value-type="float">
            <text:p>23.44</text:p>
          </table:table-cell>
          <table:table-cell table:formula="of:=[.Q37]+0.00256*COS(RADIANS(125.04-1934.136*[.G37]))" office:value-type="float" office:value="23.4384858295779" calcext:value-type="float">
            <text:p>23.44</text:p>
          </table:table-cell>
          <table:table-cell table:formula="of:=DEGREES(ATAN2(COS(RADIANS([.P37]));COS(RADIANS([.R37]))*SIN(RADIANS([.P37]))))" office:value-type="float" office:value="89.9611571900843" calcext:value-type="float">
            <text:p>89.96</text:p>
          </table:table-cell>
          <table:table-cell table:formula="of:=DEGREES(ASIN(SIN(RADIANS([.R37]))*SIN(RADIANS([.P37]))))" office:value-type="float" office:value="23.4384810245641" calcext:value-type="float">
            <text:p>23.44</text:p>
          </table:table-cell>
          <table:table-cell table:formula="of:=TAN(RADIANS([.R37]/2))*TAN(RADIANS([.R37]/2))" office:value-type="float" office:value="0.0430314882199419" calcext:value-type="float">
            <text:p>0.04</text:p>
          </table:table-cell>
          <table:table-cell table:formula="of:=4*DEGREES([.U37]*SIN(2*RADIANS([.I37]))-2*[.K37]*SIN(RADIANS([.J37]))+4*[.K37]*[.U37]*SIN(RADIANS([.J37]))*COS(2*RADIANS([.I37]))-0.5*[.U37]*[.U37]*SIN(4*RADIANS([.I37]))-1.25*[.K37]*[.K37]*SIN(2*RADIANS([.J37])))" office:value-type="float" office:value="-1.74707036801367" calcext:value-type="float">
            <text:p>-1.75</text:p>
          </table:table-cell>
          <table:table-cell table:formula="of:=DEGREES(ACOS(COS(RADIANS(90.833))/(COS(RADIANS([.$B$3]))*COS(RADIANS([.T37])))-TAN(RADIANS([.$B$3]))*TAN(RADIANS([.T37]))))" office:value-type="float" office:value="112.610530358501" calcext:value-type="float">
            <text:p>112.61</text:p>
          </table:table-cell>
          <table:table-cell table:style-name="ce8" table:formula="of:=(720-4*[.$B$4]-[.V37]+[.$B$5]*60)/1440" office:value-type="float" office:value="0.50121324331112" calcext:value-type="float">
            <text:p>12:01:45</text:p>
          </table:table-cell>
          <table:table-cell table:style-name="ce8" table:formula="of:=[.X37]-[.W37]*4/1440" office:value-type="float" office:value="0.188406214537506" calcext:value-type="float">
            <text:p>4:31:18</text:p>
          </table:table-cell>
          <table:table-cell table:style-name="ce8" table:formula="of:=[.X37]+[.W37]*4/1440" office:value-type="float" office:value="0.814020272084734" calcext:value-type="float">
            <text:p>19:32:11</text:p>
          </table:table-cell>
          <table:table-cell table:style-name="ce11" table:formula="of:=8*[.W37]" office:value-type="float" office:value="900.884242868008" calcext:value-type="float">
            <text:p>900.88</text:p>
          </table:table-cell>
          <table:table-cell table:formula="of:=MOD([.E37]*1440+[.V37]+4*[.$B$4]-60*[.$B$5];1440)" office:value-type="float" office:value="214.252929631986" calcext:value-type="float">
            <text:p>214.25</text:p>
          </table:table-cell>
          <table:table-cell table:formula="of:=IF([.AB37]/4&lt;0;[.AB37]/4+180;[.AB37]/4-180)" office:value-type="float" office:value="-126.436767592003" calcext:value-type="float">
            <text:p>-126.44</text:p>
          </table:table-cell>
          <table:table-cell table:formula="of:=DEGREES(ACOS(SIN(RADIANS([.$B$3]))*SIN(RADIANS([.T37]))+COS(RADIANS([.$B$3]))*COS(RADIANS([.T37]))*COS(RADIANS([.AC37]))))" office:value-type="float" office:value="99.3091495345422" calcext:value-type="float">
            <text:p>99.31</text:p>
          </table:table-cell>
          <table:table-cell table:formula="of:=90-[.AD37]" office:value-type="float" office:value="-9.3091495345422" calcext:value-type="float">
            <text:p>-9.31</text:p>
          </table:table-cell>
          <table:table-cell table:formula="of:=IF([.AE37]&gt;85;0;IF([.AE37]&gt;5;58.1/TAN(RADIANS([.AE37]))-0.07/POWER(TAN(RADIANS([.AE37]));3)+0.000086/POWER(TAN(RADIANS([.AE37]));5);IF([.AE37]&gt;-0.575;1735+[.AE37]*(-518.2+[.AE37]*(103.4+[.AE37]*(-12.79+[.AE37]*0.711)));-20.772/TAN(RADIANS([.AE37])))))/3600" office:value-type="float" office:value="0.0352000426066011" calcext:value-type="float">
            <text:p>0.04</text:p>
          </table:table-cell>
          <table:table-cell table:formula="of:=[.AE37]+[.AF37]" office:value-type="float" office:value="-9.2739494919356" calcext:value-type="float">
            <text:p>-9.27</text:p>
          </table:table-cell>
          <table:table-cell table:formula="of:=IF([.AC37]&gt;0;MOD(DEGREES(ACOS(((SIN(RADIANS([.$B$3]))*COS(RADIANS([.AD37])))-SIN(RADIANS([.T37])))/(COS(RADIANS([.$B$3]))*SIN(RADIANS([.AD37])))))+180;360);MOD(540-DEGREES(ACOS(((SIN(RADIANS([.$B$3]))*COS(RADIANS([.AD37])))-SIN(RADIANS([.T37])))/(COS(RADIANS([.$B$3]))*SIN(RADIANS([.AD37])))));360))" office:value-type="float" office:value="48.4158394908437" calcext:value-type="float">
            <text:p>48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37]+0.1/24" office:value-type="float" office:value="0.154166666666667" calcext:value-type="float">
            <text:p>3:42:00</text:p>
          </table:table-cell>
          <table:table-cell table:style-name="ce9" table:formula="of:=[.D38]+2415018.5+[.E38]-[.$B$5]/24" office:value-type="float" office:value="2455368.94583333" calcext:value-type="float">
            <text:p>2455368.95</text:p>
          </table:table-cell>
          <table:table-cell table:style-name="ce10" table:formula="of:=([.F38]-2451545)/36525" office:value-type="float" office:value="0.104693931097421" calcext:value-type="float">
            <text:p>0.10469393</text:p>
          </table:table-cell>
          <table:table-cell/>
          <table:table-cell table:formula="of:=MOD(280.46646+[.G38]*(36000.76983+[.G38]*0.0003032);360)" office:value-type="float" office:value="89.528579359453" calcext:value-type="float">
            <text:p>89.53</text:p>
          </table:table-cell>
          <table:table-cell table:formula="of:=357.52911+[.G38]*(35999.05029-0.0001537*[.G38])" office:value-type="float" office:value="4126.41119894918" calcext:value-type="float">
            <text:p>4126.41</text:p>
          </table:table-cell>
          <table:table-cell table:formula="of:=0.016708634-[.G38]*(0.000042037+0.0000001267*[.G38])" office:value-type="float" office:value="0.0167042315924827" calcext:value-type="float">
            <text:p>0.02</text:p>
          </table:table-cell>
          <table:table-cell table:formula="of:=SIN(RADIANS([.J38]))*(1.914602-[.G38]*(0.004817+0.000014*[.G38]))+SIN(RADIANS(2*[.J38]))*(0.019993-0.000101*[.G38])+SIN(RADIANS(3*[.J38]))*0.000289" office:value-type="float" office:value="0.440783027238804" calcext:value-type="float">
            <text:p>0.44</text:p>
          </table:table-cell>
          <table:table-cell table:formula="of:=[.I38]+[.L38]" office:value-type="float" office:value="89.9693623866918" calcext:value-type="float">
            <text:p>89.97</text:p>
          </table:table-cell>
          <table:table-cell table:formula="of:=[.J38]+[.L38]" office:value-type="float" office:value="4126.85198197641" calcext:value-type="float">
            <text:p>4126.85</text:p>
          </table:table-cell>
          <table:table-cell table:formula="of:=(1.000001018*(1-[.K38]*[.K38]))/(1+[.K38]*COS(RADIANS([.N38])))" office:value-type="float" office:value="1.01625269976318" calcext:value-type="float">
            <text:p>1.02</text:p>
          </table:table-cell>
          <table:table-cell table:formula="of:=[.M38]-0.00569-0.00478*SIN(RADIANS(125.04-1934.136*[.G38]))" office:value-type="float" office:value="89.9683382186972" calcext:value-type="float">
            <text:p>89.97</text:p>
          </table:table-cell>
          <table:table-cell table:formula="of:=23+(26+((21.448-[.G38]*(46.815+[.G38]*(0.00059-[.G38]*0.001813))))/60)/60" office:value-type="float" office:value="23.4379296525637" calcext:value-type="float">
            <text:p>23.44</text:p>
          </table:table-cell>
          <table:table-cell table:formula="of:=[.Q38]+0.00256*COS(RADIANS(125.04-1934.136*[.G38]))" office:value-type="float" office:value="23.4384858184716" calcext:value-type="float">
            <text:p>23.44</text:p>
          </table:table-cell>
          <table:table-cell table:formula="of:=DEGREES(ATAN2(COS(RADIANS([.P38]));COS(RADIANS([.R38]))*SIN(RADIANS([.P38]))))" office:value-type="float" office:value="89.9654907827887" calcext:value-type="float">
            <text:p>89.97</text:p>
          </table:table-cell>
          <table:table-cell table:formula="of:=DEGREES(ASIN(SIN(RADIANS([.R38]))*SIN(RADIANS([.P38]))))" office:value-type="float" office:value="23.4384820258145" calcext:value-type="float">
            <text:p>23.44</text:p>
          </table:table-cell>
          <table:table-cell table:formula="of:=TAN(RADIANS([.R38]/2))*TAN(RADIANS([.R38]/2))" office:value-type="float" office:value="0.0430314881780009" calcext:value-type="float">
            <text:p>0.04</text:p>
          </table:table-cell>
          <table:table-cell table:formula="of:=4*DEGREES([.U38]*SIN(2*RADIANS([.I38]))-2*[.K38]*SIN(RADIANS([.J38]))+4*[.K38]*[.U38]*SIN(RADIANS([.J38]))*COS(2*RADIANS([.I38]))-0.5*[.U38]*[.U38]*SIN(4*RADIANS([.I38]))-1.25*[.K38]*[.K38]*SIN(2*RADIANS([.J38])))" office:value-type="float" office:value="-1.74797601036099" calcext:value-type="float">
            <text:p>-1.75</text:p>
          </table:table-cell>
          <table:table-cell table:formula="of:=DEGREES(ACOS(COS(RADIANS(90.833))/(COS(RADIANS([.$B$3]))*COS(RADIANS([.T38])))-TAN(RADIANS([.$B$3]))*TAN(RADIANS([.T38]))))" office:value-type="float" office:value="112.610531449383" calcext:value-type="float">
            <text:p>112.61</text:p>
          </table:table-cell>
          <table:table-cell table:style-name="ce8" table:formula="of:=(720-4*[.$B$4]-[.V38]+[.$B$5]*60)/1440" office:value-type="float" office:value="0.501213872229417" calcext:value-type="float">
            <text:p>12:01:45</text:p>
          </table:table-cell>
          <table:table-cell table:style-name="ce8" table:formula="of:=[.X38]-[.W38]*4/1440" office:value-type="float" office:value="0.188406840425574" calcext:value-type="float">
            <text:p>4:31:18</text:p>
          </table:table-cell>
          <table:table-cell table:style-name="ce8" table:formula="of:=[.X38]+[.W38]*4/1440" office:value-type="float" office:value="0.81402090403326" calcext:value-type="float">
            <text:p>19:32:11</text:p>
          </table:table-cell>
          <table:table-cell table:style-name="ce11" table:formula="of:=8*[.W38]" office:value-type="float" office:value="900.884251595068" calcext:value-type="float">
            <text:p>900.88</text:p>
          </table:table-cell>
          <table:table-cell table:formula="of:=MOD([.E38]*1440+[.V38]+4*[.$B$4]-60*[.$B$5];1440)" office:value-type="float" office:value="220.252023989639" calcext:value-type="float">
            <text:p>220.25</text:p>
          </table:table-cell>
          <table:table-cell table:formula="of:=IF([.AB38]/4&lt;0;[.AB38]/4+180;[.AB38]/4-180)" office:value-type="float" office:value="-124.93699400259" calcext:value-type="float">
            <text:p>-124.94</text:p>
          </table:table-cell>
          <table:table-cell table:formula="of:=DEGREES(ACOS(SIN(RADIANS([.$B$3]))*SIN(RADIANS([.T38]))+COS(RADIANS([.$B$3]))*COS(RADIANS([.T38]))*COS(RADIANS([.AC38]))))" office:value-type="float" office:value="98.4426341030137" calcext:value-type="float">
            <text:p>98.44</text:p>
          </table:table-cell>
          <table:table-cell table:formula="of:=90-[.AD38]" office:value-type="float" office:value="-8.44263410301373" calcext:value-type="float">
            <text:p>-8.44</text:p>
          </table:table-cell>
          <table:table-cell table:formula="of:=IF([.AE38]&gt;85;0;IF([.AE38]&gt;5;58.1/TAN(RADIANS([.AE38]))-0.07/POWER(TAN(RADIANS([.AE38]));3)+0.000086/POWER(TAN(RADIANS([.AE38]));5);IF([.AE38]&gt;-0.575;1735+[.AE38]*(-518.2+[.AE38]*(103.4+[.AE38]*(-12.79+[.AE38]*0.711)));-20.772/TAN(RADIANS([.AE38])))))/3600" office:value-type="float" office:value="0.0388741801800296" calcext:value-type="float">
            <text:p>0.04</text:p>
          </table:table-cell>
          <table:table-cell table:formula="of:=[.AE38]+[.AF38]" office:value-type="float" office:value="-8.4037599228337" calcext:value-type="float">
            <text:p>-8.4</text:p>
          </table:table-cell>
          <table:table-cell table:formula="of:=IF([.AC38]&gt;0;MOD(DEGREES(ACOS(((SIN(RADIANS([.$B$3]))*COS(RADIANS([.AD38])))-SIN(RADIANS([.T38])))/(COS(RADIANS([.$B$3]))*SIN(RADIANS([.AD38])))))+180;360);MOD(540-DEGREES(ACOS(((SIN(RADIANS([.$B$3]))*COS(RADIANS([.AD38])))-SIN(RADIANS([.T38])))/(COS(RADIANS([.$B$3]))*SIN(RADIANS([.AD38])))));360))" office:value-type="float" office:value="49.4977196301484" calcext:value-type="float">
            <text:p>49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38]+0.1/24" office:value-type="float" office:value="0.158333333333333" calcext:value-type="float">
            <text:p>3:48:00</text:p>
          </table:table-cell>
          <table:table-cell table:style-name="ce9" table:formula="of:=[.D39]+2415018.5+[.E39]-[.$B$5]/24" office:value-type="float" office:value="2455368.95" calcext:value-type="float">
            <text:p>2455368.95</text:p>
          </table:table-cell>
          <table:table-cell table:style-name="ce10" table:formula="of:=([.F39]-2451545)/36525" office:value-type="float" office:value="0.10469404517453" calcext:value-type="float">
            <text:p>0.10469405</text:p>
          </table:table-cell>
          <table:table-cell/>
          <table:table-cell table:formula="of:=MOD(280.46646+[.G39]*(36000.76983+[.G39]*0.0003032);360)" office:value-type="float" office:value="89.5326862232041" calcext:value-type="float">
            <text:p>89.53</text:p>
          </table:table-cell>
          <table:table-cell table:formula="of:=357.52911+[.G39]*(35999.05029-0.0001537*[.G39])" office:value-type="float" office:value="4126.41530561676" calcext:value-type="float">
            <text:p>4126.42</text:p>
          </table:table-cell>
          <table:table-cell table:formula="of:=0.016708634-[.G39]*(0.000042037+0.0000001267*[.G39])" office:value-type="float" office:value="0.0167042315876842" calcext:value-type="float">
            <text:p>0.02</text:p>
          </table:table-cell>
          <table:table-cell table:formula="of:=SIN(RADIANS([.J39]))*(1.914602-[.G39]*(0.004817+0.000014*[.G39]))+SIN(RADIANS(2*[.J39]))*(0.019993-0.000101*[.G39])+SIN(RADIANS(3*[.J39]))*0.000289" office:value-type="float" office:value="0.440652174957124" calcext:value-type="float">
            <text:p>0.44</text:p>
          </table:table-cell>
          <table:table-cell table:formula="of:=[.I39]+[.L39]" office:value-type="float" office:value="89.9733383981612" calcext:value-type="float">
            <text:p>89.97</text:p>
          </table:table-cell>
          <table:table-cell table:formula="of:=[.J39]+[.L39]" office:value-type="float" office:value="4126.85595779171" calcext:value-type="float">
            <text:p>4126.86</text:p>
          </table:table-cell>
          <table:table-cell table:formula="of:=(1.000001018*(1-[.K39]*[.K39]))/(1+[.K39]*COS(RADIANS([.N39])))" office:value-type="float" office:value="1.01625297209711" calcext:value-type="float">
            <text:p>1.02</text:p>
          </table:table-cell>
          <table:table-cell table:formula="of:=[.M39]-0.00569-0.00478*SIN(RADIANS(125.04-1934.136*[.G39]))" office:value-type="float" office:value="89.9723142341656" calcext:value-type="float">
            <text:p>89.97</text:p>
          </table:table-cell>
          <table:table-cell table:formula="of:=23+(26+((21.448-[.G39]*(46.815+[.G39]*(0.00059-[.G39]*0.001813))))/60)/60" office:value-type="float" office:value="23.4379296510802" calcext:value-type="float">
            <text:p>23.44</text:p>
          </table:table-cell>
          <table:table-cell table:formula="of:=[.Q39]+0.00256*COS(RADIANS(125.04-1934.136*[.G39]))" office:value-type="float" office:value="23.4384858073652" calcext:value-type="float">
            <text:p>23.44</text:p>
          </table:table-cell>
          <table:table-cell table:formula="of:=DEGREES(ATAN2(COS(RADIANS([.P39]));COS(RADIANS([.R39]))*SIN(RADIANS([.P39]))))" office:value-type="float" office:value="89.9698243727374" calcext:value-type="float">
            <text:p>89.97</text:p>
          </table:table-cell>
          <table:table-cell table:formula="of:=DEGREES(ASIN(SIN(RADIANS([.R39]))*SIN(RADIANS([.P39]))))" office:value-type="float" office:value="23.4384829074455" calcext:value-type="float">
            <text:p>23.44</text:p>
          </table:table-cell>
          <table:table-cell table:formula="of:=TAN(RADIANS([.R39]/2))*TAN(RADIANS([.R39]/2))" office:value-type="float" office:value="0.0430314881360599" calcext:value-type="float">
            <text:p>0.04</text:p>
          </table:table-cell>
          <table:table-cell table:formula="of:=4*DEGREES([.U39]*SIN(2*RADIANS([.I39]))-2*[.K39]*SIN(RADIANS([.J39]))+4*[.K39]*[.U39]*SIN(RADIANS([.J39]))*COS(2*RADIANS([.I39]))-0.5*[.U39]*[.U39]*SIN(4*RADIANS([.I39]))-1.25*[.K39]*[.K39]*SIN(2*RADIANS([.J39])))" office:value-type="float" office:value="-1.74888164382668" calcext:value-type="float">
            <text:p>-1.75</text:p>
          </table:table-cell>
          <table:table-cell table:formula="of:=DEGREES(ACOS(COS(RADIANS(90.833))/(COS(RADIANS([.$B$3]))*COS(RADIANS([.T39])))-TAN(RADIANS([.$B$3]))*TAN(RADIANS([.T39]))))" office:value-type="float" office:value="112.610532409938" calcext:value-type="float">
            <text:p>112.61</text:p>
          </table:table-cell>
          <table:table-cell table:style-name="ce8" table:formula="of:=(720-4*[.$B$4]-[.V39]+[.$B$5]*60)/1440" office:value-type="float" office:value="0.501214501141548" calcext:value-type="float">
            <text:p>12:01:45</text:p>
          </table:table-cell>
          <table:table-cell table:style-name="ce8" table:formula="of:=[.X39]-[.W39]*4/1440" office:value-type="float" office:value="0.188407466669497" calcext:value-type="float">
            <text:p>4:31:18</text:p>
          </table:table-cell>
          <table:table-cell table:style-name="ce8" table:formula="of:=[.X39]+[.W39]*4/1440" office:value-type="float" office:value="0.814021535613599" calcext:value-type="float">
            <text:p>19:32:11</text:p>
          </table:table-cell>
          <table:table-cell table:style-name="ce11" table:formula="of:=8*[.W39]" office:value-type="float" office:value="900.884259279506" calcext:value-type="float">
            <text:p>900.88</text:p>
          </table:table-cell>
          <table:table-cell table:formula="of:=MOD([.E39]*1440+[.V39]+4*[.$B$4]-60*[.$B$5];1440)" office:value-type="float" office:value="226.251118356173" calcext:value-type="float">
            <text:p>226.25</text:p>
          </table:table-cell>
          <table:table-cell table:formula="of:=IF([.AB39]/4&lt;0;[.AB39]/4+180;[.AB39]/4-180)" office:value-type="float" office:value="-123.437220410957" calcext:value-type="float">
            <text:p>-123.44</text:p>
          </table:table-cell>
          <table:table-cell table:formula="of:=DEGREES(ACOS(SIN(RADIANS([.$B$3]))*SIN(RADIANS([.T39]))+COS(RADIANS([.$B$3]))*COS(RADIANS([.T39]))*COS(RADIANS([.AC39]))))" office:value-type="float" office:value="97.5621204521458" calcext:value-type="float">
            <text:p>97.56</text:p>
          </table:table-cell>
          <table:table-cell table:formula="of:=90-[.AD39]" office:value-type="float" office:value="-7.56212045214583" calcext:value-type="float">
            <text:p>-7.56</text:p>
          </table:table-cell>
          <table:table-cell table:formula="of:=IF([.AE39]&gt;85;0;IF([.AE39]&gt;5;58.1/TAN(RADIANS([.AE39]))-0.07/POWER(TAN(RADIANS([.AE39]));3)+0.000086/POWER(TAN(RADIANS([.AE39]));5);IF([.AE39]&gt;-0.575;1735+[.AE39]*(-518.2+[.AE39]*(103.4+[.AE39]*(-12.79+[.AE39]*0.711)));-20.772/TAN(RADIANS([.AE39])))))/3600" office:value-type="float" office:value="0.043463308985895" calcext:value-type="float">
            <text:p>0.04</text:p>
          </table:table-cell>
          <table:table-cell table:formula="of:=[.AE39]+[.AF39]" office:value-type="float" office:value="-7.51865714315994" calcext:value-type="float">
            <text:p>-7.52</text:p>
          </table:table-cell>
          <table:table-cell table:formula="of:=IF([.AC39]&gt;0;MOD(DEGREES(ACOS(((SIN(RADIANS([.$B$3]))*COS(RADIANS([.AD39])))-SIN(RADIANS([.T39])))/(COS(RADIANS([.$B$3]))*SIN(RADIANS([.AD39])))))+180;360);MOD(540-DEGREES(ACOS(((SIN(RADIANS([.$B$3]))*COS(RADIANS([.AD39])))-SIN(RADIANS([.T39])))/(COS(RADIANS([.$B$3]))*SIN(RADIANS([.AD39])))));360))" office:value-type="float" office:value="50.5655410477431" calcext:value-type="float">
            <text:p>50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39]+0.1/24" office:value-type="float" office:value="0.1625" calcext:value-type="float">
            <text:p>3:54:00</text:p>
          </table:table-cell>
          <table:table-cell table:style-name="ce9" table:formula="of:=[.D40]+2415018.5+[.E40]-[.$B$5]/24" office:value-type="float" office:value="2455368.95416667" calcext:value-type="float">
            <text:p>2455368.95</text:p>
          </table:table-cell>
          <table:table-cell table:style-name="ce10" table:formula="of:=([.F40]-2451545)/36525" office:value-type="float" office:value="0.104694159251652" calcext:value-type="float">
            <text:p>0.10469416</text:p>
          </table:table-cell>
          <table:table-cell/>
          <table:table-cell table:formula="of:=MOD(280.46646+[.G40]*(36000.76983+[.G40]*0.0003032);360)" office:value-type="float" office:value="89.536793087424" calcext:value-type="float">
            <text:p>89.54</text:p>
          </table:table-cell>
          <table:table-cell table:formula="of:=357.52911+[.G40]*(35999.05029-0.0001537*[.G40])" office:value-type="float" office:value="4126.4194122848" calcext:value-type="float">
            <text:p>4126.42</text:p>
          </table:table-cell>
          <table:table-cell table:formula="of:=0.016708634-[.G40]*(0.000042037+0.0000001267*[.G40])" office:value-type="float" office:value="0.0167042315828857" calcext:value-type="float">
            <text:p>0.02</text:p>
          </table:table-cell>
          <table:table-cell table:formula="of:=SIN(RADIANS([.J40]))*(1.914602-[.G40]*(0.004817+0.000014*[.G40]))+SIN(RADIANS(2*[.J40]))*(0.019993-0.000101*[.G40])+SIN(RADIANS(3*[.J40]))*0.000289" office:value-type="float" office:value="0.440521320529766" calcext:value-type="float">
            <text:p>0.44</text:p>
          </table:table-cell>
          <table:table-cell table:formula="of:=[.I40]+[.L40]" office:value-type="float" office:value="89.9773144079538" calcext:value-type="float">
            <text:p>89.98</text:p>
          </table:table-cell>
          <table:table-cell table:formula="of:=[.J40]+[.L40]" office:value-type="float" office:value="4126.85993360533" calcext:value-type="float">
            <text:p>4126.86</text:p>
          </table:table-cell>
          <table:table-cell table:formula="of:=(1.000001018*(1-[.K40]*[.K40]))/(1+[.K40]*COS(RADIANS([.N40])))" office:value-type="float" office:value="1.01625324435016" calcext:value-type="float">
            <text:p>1.02</text:p>
          </table:table-cell>
          <table:table-cell table:formula="of:=[.M40]-0.00569-0.00478*SIN(RADIANS(125.04-1934.136*[.G40]))" office:value-type="float" office:value="89.9762902479571" calcext:value-type="float">
            <text:p>89.98</text:p>
          </table:table-cell>
          <table:table-cell table:formula="of:=23+(26+((21.448-[.G40]*(46.815+[.G40]*(0.00059-[.G40]*0.001813))))/60)/60" office:value-type="float" office:value="23.4379296495967" calcext:value-type="float">
            <text:p>23.44</text:p>
          </table:table-cell>
          <table:table-cell table:formula="of:=[.Q40]+0.00256*COS(RADIANS(125.04-1934.136*[.G40]))" office:value-type="float" office:value="23.4384857962589" calcext:value-type="float">
            <text:p>23.44</text:p>
          </table:table-cell>
          <table:table-cell table:formula="of:=DEGREES(ATAN2(COS(RADIANS([.P40]));COS(RADIANS([.R40]))*SIN(RADIANS([.P40]))))" office:value-type="float" office:value="89.9741579609123" calcext:value-type="float">
            <text:p>89.97</text:p>
          </table:table-cell>
          <table:table-cell table:formula="of:=DEGREES(ASIN(SIN(RADIANS([.R40]))*SIN(RADIANS([.P40]))))" office:value-type="float" office:value="23.4384836694576" calcext:value-type="float">
            <text:p>23.44</text:p>
          </table:table-cell>
          <table:table-cell table:formula="of:=TAN(RADIANS([.R40]/2))*TAN(RADIANS([.R40]/2))" office:value-type="float" office:value="0.0430314880941188" calcext:value-type="float">
            <text:p>0.04</text:p>
          </table:table-cell>
          <table:table-cell table:formula="of:=4*DEGREES([.U40]*SIN(2*RADIANS([.I40]))-2*[.K40]*SIN(RADIANS([.J40]))+4*[.K40]*[.U40]*SIN(RADIANS([.J40]))*COS(2*RADIANS([.I40]))-0.5*[.U40]*[.U40]*SIN(4*RADIANS([.I40]))-1.25*[.K40]*[.K40]*SIN(2*RADIANS([.J40])))" office:value-type="float" office:value="-1.74978726858938" calcext:value-type="float">
            <text:p>-1.75</text:p>
          </table:table-cell>
          <table:table-cell table:formula="of:=DEGREES(ACOS(COS(RADIANS(90.833))/(COS(RADIANS([.$B$3]))*COS(RADIANS([.T40])))-TAN(RADIANS([.$B$3]))*TAN(RADIANS([.T40]))))" office:value-type="float" office:value="112.610533240166" calcext:value-type="float">
            <text:p>112.61</text:p>
          </table:table-cell>
          <table:table-cell table:style-name="ce8" table:formula="of:=(720-4*[.$B$4]-[.V40]+[.$B$5]*60)/1440" office:value-type="float" office:value="0.501215130047634" calcext:value-type="float">
            <text:p>12:01:45</text:p>
          </table:table-cell>
          <table:table-cell table:style-name="ce8" table:formula="of:=[.X40]-[.W40]*4/1440" office:value-type="float" office:value="0.188408093269396" calcext:value-type="float">
            <text:p>4:31:18</text:p>
          </table:table-cell>
          <table:table-cell table:style-name="ce8" table:formula="of:=[.X40]+[.W40]*4/1440" office:value-type="float" office:value="0.814022166825872" calcext:value-type="float">
            <text:p>19:32:12</text:p>
          </table:table-cell>
          <table:table-cell table:style-name="ce11" table:formula="of:=8*[.W40]" office:value-type="float" office:value="900.884265921326" calcext:value-type="float">
            <text:p>900.88</text:p>
          </table:table-cell>
          <table:table-cell table:formula="of:=MOD([.E40]*1440+[.V40]+4*[.$B$4]-60*[.$B$5];1440)" office:value-type="float" office:value="232.250212731411" calcext:value-type="float">
            <text:p>232.25</text:p>
          </table:table-cell>
          <table:table-cell table:formula="of:=IF([.AB40]/4&lt;0;[.AB40]/4+180;[.AB40]/4-180)" office:value-type="float" office:value="-121.937446817147" calcext:value-type="float">
            <text:p>-121.94</text:p>
          </table:table-cell>
          <table:table-cell table:formula="of:=DEGREES(ACOS(SIN(RADIANS([.$B$3]))*SIN(RADIANS([.T40]))+COS(RADIANS([.$B$3]))*COS(RADIANS([.T40]))*COS(RADIANS([.AC40]))))" office:value-type="float" office:value="96.6680930916027" calcext:value-type="float">
            <text:p>96.67</text:p>
          </table:table-cell>
          <table:table-cell table:formula="of:=90-[.AD40]" office:value-type="float" office:value="-6.66809309160273" calcext:value-type="float">
            <text:p>-6.67</text:p>
          </table:table-cell>
          <table:table-cell table:formula="of:=IF([.AE40]&gt;85;0;IF([.AE40]&gt;5;58.1/TAN(RADIANS([.AE40]))-0.07/POWER(TAN(RADIANS([.AE40]));3)+0.000086/POWER(TAN(RADIANS([.AE40]));5);IF([.AE40]&gt;-0.575;1735+[.AE40]*(-518.2+[.AE40]*(103.4+[.AE40]*(-12.79+[.AE40]*0.711)));-20.772/TAN(RADIANS([.AE40])))))/3600" office:value-type="float" office:value="0.0493548488289574" calcext:value-type="float">
            <text:p>0.05</text:p>
          </table:table-cell>
          <table:table-cell table:formula="of:=[.AE40]+[.AF40]" office:value-type="float" office:value="-6.61873824277377" calcext:value-type="float">
            <text:p>-6.62</text:p>
          </table:table-cell>
          <table:table-cell table:formula="of:=IF([.AC40]&gt;0;MOD(DEGREES(ACOS(((SIN(RADIANS([.$B$3]))*COS(RADIANS([.AD40])))-SIN(RADIANS([.T40])))/(COS(RADIANS([.$B$3]))*SIN(RADIANS([.AD40])))))+180;360);MOD(540-DEGREES(ACOS(((SIN(RADIANS([.$B$3]))*COS(RADIANS([.AD40])))-SIN(RADIANS([.T40])))/(COS(RADIANS([.$B$3]))*SIN(RADIANS([.AD40])))));360))" office:value-type="float" office:value="51.6196811774998" calcext:value-type="float">
            <text:p>51.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40]+0.1/24" office:value-type="float" office:value="0.166666666666667" calcext:value-type="float">
            <text:p>4:00:00</text:p>
          </table:table-cell>
          <table:table-cell table:style-name="ce9" table:formula="of:=[.D41]+2415018.5+[.E41]-[.$B$5]/24" office:value-type="float" office:value="2455368.95833333" calcext:value-type="float">
            <text:p>2455368.96</text:p>
          </table:table-cell>
          <table:table-cell table:style-name="ce10" table:formula="of:=([.F41]-2451545)/36525" office:value-type="float" office:value="0.104694273328762" calcext:value-type="float">
            <text:p>0.10469427</text:p>
          </table:table-cell>
          <table:table-cell/>
          <table:table-cell table:formula="of:=MOD(280.46646+[.G41]*(36000.76983+[.G41]*0.0003032);360)" office:value-type="float" office:value="89.5408999512106" calcext:value-type="float">
            <text:p>89.54</text:p>
          </table:table-cell>
          <table:table-cell table:formula="of:=357.52911+[.G41]*(35999.05029-0.0001537*[.G41])" office:value-type="float" office:value="4126.42351895242" calcext:value-type="float">
            <text:p>4126.42</text:p>
          </table:table-cell>
          <table:table-cell table:formula="of:=0.016708634-[.G41]*(0.000042037+0.0000001267*[.G41])" office:value-type="float" office:value="0.0167042315780872" calcext:value-type="float">
            <text:p>0.02</text:p>
          </table:table-cell>
          <table:table-cell table:formula="of:=SIN(RADIANS([.J41]))*(1.914602-[.G41]*(0.004817+0.000014*[.G41]))+SIN(RADIANS(2*[.J41]))*(0.019993-0.000101*[.G41])+SIN(RADIANS(3*[.J41]))*0.000289" office:value-type="float" office:value="0.440390463985954" calcext:value-type="float">
            <text:p>0.44</text:p>
          </table:table-cell>
          <table:table-cell table:formula="of:=[.I41]+[.L41]" office:value-type="float" office:value="89.9812904151965" calcext:value-type="float">
            <text:p>89.98</text:p>
          </table:table-cell>
          <table:table-cell table:formula="of:=[.J41]+[.L41]" office:value-type="float" office:value="4126.86390941641" calcext:value-type="float">
            <text:p>4126.86</text:p>
          </table:table-cell>
          <table:table-cell table:formula="of:=(1.000001018*(1-[.K41]*[.K41]))/(1+[.K41]*COS(RADIANS([.N41])))" office:value-type="float" office:value="1.01625351652226" calcext:value-type="float">
            <text:p>1.02</text:p>
          </table:table-cell>
          <table:table-cell table:formula="of:=[.M41]-0.00569-0.00478*SIN(RADIANS(125.04-1934.136*[.G41]))" office:value-type="float" office:value="89.9802662591987" calcext:value-type="float">
            <text:p>89.98</text:p>
          </table:table-cell>
          <table:table-cell table:formula="of:=23+(26+((21.448-[.G41]*(46.815+[.G41]*(0.00059-[.G41]*0.001813))))/60)/60" office:value-type="float" office:value="23.4379296481132" calcext:value-type="float">
            <text:p>23.44</text:p>
          </table:table-cell>
          <table:table-cell table:formula="of:=[.Q41]+0.00256*COS(RADIANS(125.04-1934.136*[.G41]))" office:value-type="float" office:value="23.4384857851525" calcext:value-type="float">
            <text:p>23.44</text:p>
          </table:table-cell>
          <table:table-cell table:formula="of:=DEGREES(ATAN2(COS(RADIANS([.P41]));COS(RADIANS([.R41]))*SIN(RADIANS([.P41]))))" office:value-type="float" office:value="89.9784915463541" calcext:value-type="float">
            <text:p>89.98</text:p>
          </table:table-cell>
          <table:table-cell table:formula="of:=DEGREES(ASIN(SIN(RADIANS([.R41]))*SIN(RADIANS([.P41]))))" office:value-type="float" office:value="23.4384843118507" calcext:value-type="float">
            <text:p>23.44</text:p>
          </table:table-cell>
          <table:table-cell table:formula="of:=TAN(RADIANS([.R41]/2))*TAN(RADIANS([.R41]/2))" office:value-type="float" office:value="0.0430314880521777" calcext:value-type="float">
            <text:p>0.04</text:p>
          </table:table-cell>
          <table:table-cell table:formula="of:=4*DEGREES([.U41]*SIN(2*RADIANS([.I41]))-2*[.K41]*SIN(RADIANS([.J41]))+4*[.K41]*[.U41]*SIN(RADIANS([.J41]))*COS(2*RADIANS([.I41]))-0.5*[.U41]*[.U41]*SIN(4*RADIANS([.I41]))-1.25*[.K41]*[.K41]*SIN(2*RADIANS([.J41])))" office:value-type="float" office:value="-1.750692884421" calcext:value-type="float">
            <text:p>-1.75</text:p>
          </table:table-cell>
          <table:table-cell table:formula="of:=DEGREES(ACOS(COS(RADIANS(90.833))/(COS(RADIANS([.$B$3]))*COS(RADIANS([.T41])))-TAN(RADIANS([.$B$3]))*TAN(RADIANS([.T41]))))" office:value-type="float" office:value="112.610533940066" calcext:value-type="float">
            <text:p>112.61</text:p>
          </table:table-cell>
          <table:table-cell table:style-name="ce8" table:formula="of:=(720-4*[.$B$4]-[.V41]+[.$B$5]*60)/1440" office:value-type="float" office:value="0.501215758947513" calcext:value-type="float">
            <text:p>12:01:45</text:p>
          </table:table-cell>
          <table:table-cell table:style-name="ce8" table:formula="of:=[.X41]-[.W41]*4/1440" office:value-type="float" office:value="0.188408720225108" calcext:value-type="float">
            <text:p>4:31:19</text:p>
          </table:table-cell>
          <table:table-cell table:style-name="ce8" table:formula="of:=[.X41]+[.W41]*4/1440" office:value-type="float" office:value="0.814022797669919" calcext:value-type="float">
            <text:p>19:32:12</text:p>
          </table:table-cell>
          <table:table-cell table:style-name="ce11" table:formula="of:=8*[.W41]" office:value-type="float" office:value="900.884271520528" calcext:value-type="float">
            <text:p>900.88</text:p>
          </table:table-cell>
          <table:table-cell table:formula="of:=MOD([.E41]*1440+[.V41]+4*[.$B$4]-60*[.$B$5];1440)" office:value-type="float" office:value="238.24930711558" calcext:value-type="float">
            <text:p>238.25</text:p>
          </table:table-cell>
          <table:table-cell table:formula="of:=IF([.AB41]/4&lt;0;[.AB41]/4+180;[.AB41]/4-180)" office:value-type="float" office:value="-120.437673221105" calcext:value-type="float">
            <text:p>-120.44</text:p>
          </table:table-cell>
          <table:table-cell table:formula="of:=DEGREES(ACOS(SIN(RADIANS([.$B$3]))*SIN(RADIANS([.T41]))+COS(RADIANS([.$B$3]))*COS(RADIANS([.T41]))*COS(RADIANS([.AC41]))))" office:value-type="float" office:value="95.7610245007777" calcext:value-type="float">
            <text:p>95.76</text:p>
          </table:table-cell>
          <table:table-cell table:formula="of:=90-[.AD41]" office:value-type="float" office:value="-5.76102450077767" calcext:value-type="float">
            <text:p>-5.76</text:p>
          </table:table-cell>
          <table:table-cell table:formula="of:=IF([.AE41]&gt;85;0;IF([.AE41]&gt;5;58.1/TAN(RADIANS([.AE41]))-0.07/POWER(TAN(RADIANS([.AE41]));3)+0.000086/POWER(TAN(RADIANS([.AE41]));5);IF([.AE41]&gt;-0.575;1735+[.AE41]*(-518.2+[.AE41]*(103.4+[.AE41]*(-12.79+[.AE41]*0.711)));-20.772/TAN(RADIANS([.AE41])))))/3600" office:value-type="float" office:value="0.0571915251602279" calcext:value-type="float">
            <text:p>0.06</text:p>
          </table:table-cell>
          <table:table-cell table:formula="of:=[.AE41]+[.AF41]" office:value-type="float" office:value="-5.70383297561744" calcext:value-type="float">
            <text:p>-5.7</text:p>
          </table:table-cell>
          <table:table-cell table:formula="of:=IF([.AC41]&gt;0;MOD(DEGREES(ACOS(((SIN(RADIANS([.$B$3]))*COS(RADIANS([.AD41])))-SIN(RADIANS([.T41])))/(COS(RADIANS([.$B$3]))*SIN(RADIANS([.AD41])))))+180;360);MOD(540-DEGREES(ACOS(((SIN(RADIANS([.$B$3]))*COS(RADIANS([.AD41])))-SIN(RADIANS([.T41])))/(COS(RADIANS([.$B$3]))*SIN(RADIANS([.AD41])))));360))" office:value-type="float" office:value="52.6605317215073" calcext:value-type="float">
            <text:p>52.6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41]+0.1/24" office:value-type="float" office:value="0.170833333333333" calcext:value-type="float">
            <text:p>4:06:00</text:p>
          </table:table-cell>
          <table:table-cell table:style-name="ce9" table:formula="of:=[.D42]+2415018.5+[.E42]-[.$B$5]/24" office:value-type="float" office:value="2455368.9625" calcext:value-type="float">
            <text:p>2455368.96</text:p>
          </table:table-cell>
          <table:table-cell table:style-name="ce10" table:formula="of:=([.F42]-2451545)/36525" office:value-type="float" office:value="0.104694387405884" calcext:value-type="float">
            <text:p>0.10469439</text:p>
          </table:table-cell>
          <table:table-cell/>
          <table:table-cell table:formula="of:=MOD(280.46646+[.G42]*(36000.76983+[.G42]*0.0003032);360)" office:value-type="float" office:value="89.54500681543" calcext:value-type="float">
            <text:p>89.55</text:p>
          </table:table-cell>
          <table:table-cell table:formula="of:=357.52911+[.G42]*(35999.05029-0.0001537*[.G42])" office:value-type="float" office:value="4126.42762562047" calcext:value-type="float">
            <text:p>4126.43</text:p>
          </table:table-cell>
          <table:table-cell table:formula="of:=0.016708634-[.G42]*(0.000042037+0.0000001267*[.G42])" office:value-type="float" office:value="0.0167042315732887" calcext:value-type="float">
            <text:p>0.02</text:p>
          </table:table-cell>
          <table:table-cell table:formula="of:=SIN(RADIANS([.J42]))*(1.914602-[.G42]*(0.004817+0.000014*[.G42]))+SIN(RADIANS(2*[.J42]))*(0.019993-0.000101*[.G42])+SIN(RADIANS(3*[.J42]))*0.000289" office:value-type="float" office:value="0.440259605298849" calcext:value-type="float">
            <text:p>0.44</text:p>
          </table:table-cell>
          <table:table-cell table:formula="of:=[.I42]+[.L42]" office:value-type="float" office:value="89.9852664207289" calcext:value-type="float">
            <text:p>89.99</text:p>
          </table:table-cell>
          <table:table-cell table:formula="of:=[.J42]+[.L42]" office:value-type="float" office:value="4126.86788522577" calcext:value-type="float">
            <text:p>4126.87</text:p>
          </table:table-cell>
          <table:table-cell table:formula="of:=(1.000001018*(1-[.K42]*[.K42]))/(1+[.K42]*COS(RADIANS([.N42])))" office:value-type="float" office:value="1.01625378861348" calcext:value-type="float">
            <text:p>1.02</text:p>
          </table:table-cell>
          <table:table-cell table:formula="of:=[.M42]-0.00569-0.00478*SIN(RADIANS(125.04-1934.136*[.G42]))" office:value-type="float" office:value="89.9842422687298" calcext:value-type="float">
            <text:p>89.98</text:p>
          </table:table-cell>
          <table:table-cell table:formula="of:=23+(26+((21.448-[.G42]*(46.815+[.G42]*(0.00059-[.G42]*0.001813))))/60)/60" office:value-type="float" office:value="23.4379296466298" calcext:value-type="float">
            <text:p>23.44</text:p>
          </table:table-cell>
          <table:table-cell table:formula="of:=[.Q42]+0.00256*COS(RADIANS(125.04-1934.136*[.G42]))" office:value-type="float" office:value="23.4384857740461" calcext:value-type="float">
            <text:p>23.44</text:p>
          </table:table-cell>
          <table:table-cell table:formula="of:=DEGREES(ATAN2(COS(RADIANS([.P42]));COS(RADIANS([.R42]))*SIN(RADIANS([.P42]))))" office:value-type="float" office:value="89.9828251299697" calcext:value-type="float">
            <text:p>89.98</text:p>
          </table:table-cell>
          <table:table-cell table:formula="of:=DEGREES(ASIN(SIN(RADIANS([.R42]))*SIN(RADIANS([.P42]))))" office:value-type="float" office:value="23.4384848346251" calcext:value-type="float">
            <text:p>23.44</text:p>
          </table:table-cell>
          <table:table-cell table:formula="of:=TAN(RADIANS([.R42]/2))*TAN(RADIANS([.R42]/2))" office:value-type="float" office:value="0.0430314880102366" calcext:value-type="float">
            <text:p>0.04</text:p>
          </table:table-cell>
          <table:table-cell table:formula="of:=4*DEGREES([.U42]*SIN(2*RADIANS([.I42]))-2*[.K42]*SIN(RADIANS([.J42]))+4*[.K42]*[.U42]*SIN(RADIANS([.J42]))*COS(2*RADIANS([.I42]))-0.5*[.U42]*[.U42]*SIN(4*RADIANS([.I42]))-1.25*[.K42]*[.K42]*SIN(2*RADIANS([.J42])))" office:value-type="float" office:value="-1.75159849148467" calcext:value-type="float">
            <text:p>-1.75</text:p>
          </table:table-cell>
          <table:table-cell table:formula="of:=DEGREES(ACOS(COS(RADIANS(90.833))/(COS(RADIANS([.$B$3]))*COS(RADIANS([.T42])))-TAN(RADIANS([.$B$3]))*TAN(RADIANS([.T42]))))" office:value-type="float" office:value="112.610534509639" calcext:value-type="float">
            <text:p>112.61</text:p>
          </table:table-cell>
          <table:table-cell table:style-name="ce8" table:formula="of:=(720-4*[.$B$4]-[.V42]+[.$B$5]*60)/1440" office:value-type="float" office:value="0.501216387841308" calcext:value-type="float">
            <text:p>12:01:45</text:p>
          </table:table-cell>
          <table:table-cell table:style-name="ce8" table:formula="of:=[.X42]-[.W42]*4/1440" office:value-type="float" office:value="0.188409347536754" calcext:value-type="float">
            <text:p>4:31:19</text:p>
          </table:table-cell>
          <table:table-cell table:style-name="ce8" table:formula="of:=[.X42]+[.W42]*4/1440" office:value-type="float" office:value="0.814023428145862" calcext:value-type="float">
            <text:p>19:32:12</text:p>
          </table:table-cell>
          <table:table-cell table:style-name="ce11" table:formula="of:=8*[.W42]" office:value-type="float" office:value="900.884276077115" calcext:value-type="float">
            <text:p>900.88</text:p>
          </table:table-cell>
          <table:table-cell table:formula="of:=MOD([.E42]*1440+[.V42]+4*[.$B$4]-60*[.$B$5];1440)" office:value-type="float" office:value="244.248401508515" calcext:value-type="float">
            <text:p>244.25</text:p>
          </table:table-cell>
          <table:table-cell table:formula="of:=IF([.AB42]/4&lt;0;[.AB42]/4+180;[.AB42]/4-180)" office:value-type="float" office:value="-118.937899622871" calcext:value-type="float">
            <text:p>-118.94</text:p>
          </table:table-cell>
          <table:table-cell table:formula="of:=DEGREES(ACOS(SIN(RADIANS([.$B$3]))*SIN(RADIANS([.T42]))+COS(RADIANS([.$B$3]))*COS(RADIANS([.T42]))*COS(RADIANS([.AC42]))))" office:value-type="float" office:value="94.8413751091492" calcext:value-type="float">
            <text:p>94.84</text:p>
          </table:table-cell>
          <table:table-cell table:formula="of:=90-[.AD42]" office:value-type="float" office:value="-4.84137510914923" calcext:value-type="float">
            <text:p>-4.84</text:p>
          </table:table-cell>
          <table:table-cell table:formula="of:=IF([.AE42]&gt;85;0;IF([.AE42]&gt;5;58.1/TAN(RADIANS([.AE42]))-0.07/POWER(TAN(RADIANS([.AE42]));3)+0.000086/POWER(TAN(RADIANS([.AE42]));5);IF([.AE42]&gt;-0.575;1735+[.AE42]*(-518.2+[.AE42]*(103.4+[.AE42]*(-12.79+[.AE42]*0.711)));-20.772/TAN(RADIANS([.AE42])))))/3600" office:value-type="float" office:value="0.0681230965276778" calcext:value-type="float">
            <text:p>0.07</text:p>
          </table:table-cell>
          <table:table-cell table:formula="of:=[.AE42]+[.AF42]" office:value-type="float" office:value="-4.77325201262155" calcext:value-type="float">
            <text:p>-4.77</text:p>
          </table:table-cell>
          <table:table-cell table:formula="of:=IF([.AC42]&gt;0;MOD(DEGREES(ACOS(((SIN(RADIANS([.$B$3]))*COS(RADIANS([.AD42])))-SIN(RADIANS([.T42])))/(COS(RADIANS([.$B$3]))*SIN(RADIANS([.AD42])))))+180;360);MOD(540-DEGREES(ACOS(((SIN(RADIANS([.$B$3]))*COS(RADIANS([.AD42])))-SIN(RADIANS([.T42])))/(COS(RADIANS([.$B$3]))*SIN(RADIANS([.AD42])))));360))" office:value-type="float" office:value="53.6884971456183" calcext:value-type="float">
            <text:p>53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42]+0.1/24" office:value-type="float" office:value="0.175" calcext:value-type="float">
            <text:p>4:12:00</text:p>
          </table:table-cell>
          <table:table-cell table:style-name="ce9" table:formula="of:=[.D43]+2415018.5+[.E43]-[.$B$5]/24" office:value-type="float" office:value="2455368.96666667" calcext:value-type="float">
            <text:p>2455368.97</text:p>
          </table:table-cell>
          <table:table-cell table:style-name="ce10" table:formula="of:=([.F43]-2451545)/36525" office:value-type="float" office:value="0.104694501482993" calcext:value-type="float">
            <text:p>0.10469450</text:p>
          </table:table-cell>
          <table:table-cell/>
          <table:table-cell table:formula="of:=MOD(280.46646+[.G43]*(36000.76983+[.G43]*0.0003032);360)" office:value-type="float" office:value="89.5491136791811" calcext:value-type="float">
            <text:p>89.55</text:p>
          </table:table-cell>
          <table:table-cell table:formula="of:=357.52911+[.G43]*(35999.05029-0.0001537*[.G43])" office:value-type="float" office:value="4126.43173228805" calcext:value-type="float">
            <text:p>4126.43</text:p>
          </table:table-cell>
          <table:table-cell table:formula="of:=0.016708634-[.G43]*(0.000042037+0.0000001267*[.G43])" office:value-type="float" office:value="0.0167042315684902" calcext:value-type="float">
            <text:p>0.02</text:p>
          </table:table-cell>
          <table:table-cell table:formula="of:=SIN(RADIANS([.J43]))*(1.914602-[.G43]*(0.004817+0.000014*[.G43]))+SIN(RADIANS(2*[.J43]))*(0.019993-0.000101*[.G43])+SIN(RADIANS(3*[.J43]))*0.000289" office:value-type="float" office:value="0.440128744497729" calcext:value-type="float">
            <text:p>0.44</text:p>
          </table:table-cell>
          <table:table-cell table:formula="of:=[.I43]+[.L43]" office:value-type="float" office:value="89.9892424236788" calcext:value-type="float">
            <text:p>89.99</text:p>
          </table:table-cell>
          <table:table-cell table:formula="of:=[.J43]+[.L43]" office:value-type="float" office:value="4126.87186103255" calcext:value-type="float">
            <text:p>4126.87</text:p>
          </table:table-cell>
          <table:table-cell table:formula="of:=(1.000001018*(1-[.K43]*[.K43]))/(1+[.K43]*COS(RADIANS([.N43])))" office:value-type="float" office:value="1.01625406062374" calcext:value-type="float">
            <text:p>1.02</text:p>
          </table:table-cell>
          <table:table-cell table:formula="of:=[.M43]-0.00569-0.00478*SIN(RADIANS(125.04-1934.136*[.G43]))" office:value-type="float" office:value="89.9882182756785" calcext:value-type="float">
            <text:p>89.99</text:p>
          </table:table-cell>
          <table:table-cell table:formula="of:=23+(26+((21.448-[.G43]*(46.815+[.G43]*(0.00059-[.G43]*0.001813))))/60)/60" office:value-type="float" office:value="23.4379296451463" calcext:value-type="float">
            <text:p>23.44</text:p>
          </table:table-cell>
          <table:table-cell table:formula="of:=[.Q43]+0.00256*COS(RADIANS(125.04-1934.136*[.G43]))" office:value-type="float" office:value="23.4384857629398" calcext:value-type="float">
            <text:p>23.44</text:p>
          </table:table-cell>
          <table:table-cell table:formula="of:=DEGREES(ATAN2(COS(RADIANS([.P43]));COS(RADIANS([.R43]))*SIN(RADIANS([.P43]))))" office:value-type="float" office:value="89.987158710801" calcext:value-type="float">
            <text:p>89.99</text:p>
          </table:table-cell>
          <table:table-cell table:formula="of:=DEGREES(ASIN(SIN(RADIANS([.R43]))*SIN(RADIANS([.P43]))))" office:value-type="float" office:value="23.438485237781" calcext:value-type="float">
            <text:p>23.44</text:p>
          </table:table-cell>
          <table:table-cell table:formula="of:=TAN(RADIANS([.R43]/2))*TAN(RADIANS([.R43]/2))" office:value-type="float" office:value="0.0430314879682955" calcext:value-type="float">
            <text:p>0.04</text:p>
          </table:table-cell>
          <table:table-cell table:formula="of:=4*DEGREES([.U43]*SIN(2*RADIANS([.I43]))-2*[.K43]*SIN(RADIANS([.J43]))+4*[.K43]*[.U43]*SIN(RADIANS([.J43]))*COS(2*RADIANS([.I43]))-0.5*[.U43]*[.U43]*SIN(4*RADIANS([.I43]))-1.25*[.K43]*[.K43]*SIN(2*RADIANS([.J43])))" office:value-type="float" office:value="-1.75250408955283" calcext:value-type="float">
            <text:p>-1.75</text:p>
          </table:table-cell>
          <table:table-cell table:formula="of:=DEGREES(ACOS(COS(RADIANS(90.833))/(COS(RADIANS([.$B$3]))*COS(RADIANS([.T43])))-TAN(RADIANS([.$B$3]))*TAN(RADIANS([.T43]))))" office:value-type="float" office:value="112.610534948886" calcext:value-type="float">
            <text:p>112.61</text:p>
          </table:table-cell>
          <table:table-cell table:style-name="ce8" table:formula="of:=(720-4*[.$B$4]-[.V43]+[.$B$5]*60)/1440" office:value-type="float" office:value="0.501217016728857" calcext:value-type="float">
            <text:p>12:01:45</text:p>
          </table:table-cell>
          <table:table-cell table:style-name="ce8" table:formula="of:=[.X43]-[.W43]*4/1440" office:value-type="float" office:value="0.188409975204174" calcext:value-type="float">
            <text:p>4:31:19</text:p>
          </table:table-cell>
          <table:table-cell table:style-name="ce8" table:formula="of:=[.X43]+[.W43]*4/1440" office:value-type="float" office:value="0.81402405825354" calcext:value-type="float">
            <text:p>19:32:12</text:p>
          </table:table-cell>
          <table:table-cell table:style-name="ce11" table:formula="of:=8*[.W43]" office:value-type="float" office:value="900.884279591087" calcext:value-type="float">
            <text:p>900.88</text:p>
          </table:table-cell>
          <table:table-cell table:formula="of:=MOD([.E43]*1440+[.V43]+4*[.$B$4]-60*[.$B$5];1440)" office:value-type="float" office:value="250.247495910447" calcext:value-type="float">
            <text:p>250.25</text:p>
          </table:table-cell>
          <table:table-cell table:formula="of:=IF([.AB43]/4&lt;0;[.AB43]/4+180;[.AB43]/4-180)" office:value-type="float" office:value="-117.438126022388" calcext:value-type="float">
            <text:p>-117.44</text:p>
          </table:table-cell>
          <table:table-cell table:formula="of:=DEGREES(ACOS(SIN(RADIANS([.$B$3]))*SIN(RADIANS([.T43]))+COS(RADIANS([.$B$3]))*COS(RADIANS([.T43]))*COS(RADIANS([.AC43]))))" office:value-type="float" office:value="93.9095933364354" calcext:value-type="float">
            <text:p>93.91</text:p>
          </table:table-cell>
          <table:table-cell table:formula="of:=90-[.AD43]" office:value-type="float" office:value="-3.90959333643538" calcext:value-type="float">
            <text:p>-3.91</text:p>
          </table:table-cell>
          <table:table-cell table:formula="of:=IF([.AE43]&gt;85;0;IF([.AE43]&gt;5;58.1/TAN(RADIANS([.AE43]))-0.07/POWER(TAN(RADIANS([.AE43]));3)+0.000086/POWER(TAN(RADIANS([.AE43]));5);IF([.AE43]&gt;-0.575;1735+[.AE43]*(-518.2+[.AE43]*(103.4+[.AE43]*(-12.79+[.AE43]*0.711)));-20.772/TAN(RADIANS([.AE43])))))/3600" office:value-type="float" office:value="0.0844290871764601" calcext:value-type="float">
            <text:p>0.08</text:p>
          </table:table-cell>
          <table:table-cell table:formula="of:=[.AE43]+[.AF43]" office:value-type="float" office:value="-3.82516424925892" calcext:value-type="float">
            <text:p>-3.83</text:p>
          </table:table-cell>
          <table:table-cell table:formula="of:=IF([.AC43]&gt;0;MOD(DEGREES(ACOS(((SIN(RADIANS([.$B$3]))*COS(RADIANS([.AD43])))-SIN(RADIANS([.T43])))/(COS(RADIANS([.$B$3]))*SIN(RADIANS([.AD43])))))+180;360);MOD(540-DEGREES(ACOS(((SIN(RADIANS([.$B$3]))*COS(RADIANS([.AD43])))-SIN(RADIANS([.T43])))/(COS(RADIANS([.$B$3]))*SIN(RADIANS([.AD43])))));360))" office:value-type="float" office:value="54.7039933309669" calcext:value-type="float">
            <text:p>54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43]+0.1/24" office:value-type="float" office:value="0.179166666666667" calcext:value-type="float">
            <text:p>4:18:00</text:p>
          </table:table-cell>
          <table:table-cell table:style-name="ce9" table:formula="of:=[.D44]+2415018.5+[.E44]-[.$B$5]/24" office:value-type="float" office:value="2455368.97083333" calcext:value-type="float">
            <text:p>2455368.97</text:p>
          </table:table-cell>
          <table:table-cell table:style-name="ce10" table:formula="of:=([.F44]-2451545)/36525" office:value-type="float" office:value="0.104694615560115" calcext:value-type="float">
            <text:p>0.10469462</text:p>
          </table:table-cell>
          <table:table-cell/>
          <table:table-cell table:formula="of:=MOD(280.46646+[.G44]*(36000.76983+[.G44]*0.0003032);360)" office:value-type="float" office:value="89.553220543401" calcext:value-type="float">
            <text:p>89.55</text:p>
          </table:table-cell>
          <table:table-cell table:formula="of:=357.52911+[.G44]*(35999.05029-0.0001537*[.G44])" office:value-type="float" office:value="4126.4358389561" calcext:value-type="float">
            <text:p>4126.44</text:p>
          </table:table-cell>
          <table:table-cell table:formula="of:=0.016708634-[.G44]*(0.000042037+0.0000001267*[.G44])" office:value-type="float" office:value="0.0167042315636917" calcext:value-type="float">
            <text:p>0.02</text:p>
          </table:table-cell>
          <table:table-cell table:formula="of:=SIN(RADIANS([.J44]))*(1.914602-[.G44]*(0.004817+0.000014*[.G44]))+SIN(RADIANS(2*[.J44]))*(0.019993-0.000101*[.G44])+SIN(RADIANS(3*[.J44]))*0.000289" office:value-type="float" office:value="0.439997881553442" calcext:value-type="float">
            <text:p>0.44</text:p>
          </table:table-cell>
          <table:table-cell table:formula="of:=[.I44]+[.L44]" office:value-type="float" office:value="89.9932184249545" calcext:value-type="float">
            <text:p>89.99</text:p>
          </table:table-cell>
          <table:table-cell table:formula="of:=[.J44]+[.L44]" office:value-type="float" office:value="4126.87583683765" calcext:value-type="float">
            <text:p>4126.88</text:p>
          </table:table-cell>
          <table:table-cell table:formula="of:=(1.000001018*(1-[.K44]*[.K44]))/(1+[.K44]*COS(RADIANS([.N44])))" office:value-type="float" office:value="1.01625433255311" calcext:value-type="float">
            <text:p>1.02</text:p>
          </table:table-cell>
          <table:table-cell table:formula="of:=[.M44]-0.00569-0.00478*SIN(RADIANS(125.04-1934.136*[.G44]))" office:value-type="float" office:value="89.9921942809528" calcext:value-type="float">
            <text:p>89.99</text:p>
          </table:table-cell>
          <table:table-cell table:formula="of:=23+(26+((21.448-[.G44]*(46.815+[.G44]*(0.00059-[.G44]*0.001813))))/60)/60" office:value-type="float" office:value="23.4379296436628" calcext:value-type="float">
            <text:p>23.44</text:p>
          </table:table-cell>
          <table:table-cell table:formula="of:=[.Q44]+0.00256*COS(RADIANS(125.04-1934.136*[.G44]))" office:value-type="float" office:value="23.4384857518334" calcext:value-type="float">
            <text:p>23.44</text:p>
          </table:table-cell>
          <table:table-cell table:formula="of:=DEGREES(ATAN2(COS(RADIANS([.P44]));COS(RADIANS([.R44]))*SIN(RADIANS([.P44]))))" office:value-type="float" office:value="89.9914922898299" calcext:value-type="float">
            <text:p>89.99</text:p>
          </table:table-cell>
          <table:table-cell table:formula="of:=DEGREES(ASIN(SIN(RADIANS([.R44]))*SIN(RADIANS([.P44]))))" office:value-type="float" office:value="23.4384855213186" calcext:value-type="float">
            <text:p>23.44</text:p>
          </table:table-cell>
          <table:table-cell table:formula="of:=TAN(RADIANS([.R44]/2))*TAN(RADIANS([.R44]/2))" office:value-type="float" office:value="0.0430314879263543" calcext:value-type="float">
            <text:p>0.04</text:p>
          </table:table-cell>
          <table:table-cell table:formula="of:=4*DEGREES([.U44]*SIN(2*RADIANS([.I44]))-2*[.K44]*SIN(RADIANS([.J44]))+4*[.K44]*[.U44]*SIN(RADIANS([.J44]))*COS(2*RADIANS([.I44]))-0.5*[.U44]*[.U44]*SIN(4*RADIANS([.I44]))-1.25*[.K44]*[.K44]*SIN(2*RADIANS([.J44])))" office:value-type="float" office:value="-1.75340967880402" calcext:value-type="float">
            <text:p>-1.75</text:p>
          </table:table-cell>
          <table:table-cell table:formula="of:=DEGREES(ACOS(COS(RADIANS(90.833))/(COS(RADIANS([.$B$3]))*COS(RADIANS([.T44])))-TAN(RADIANS([.$B$3]))*TAN(RADIANS([.T44]))))" office:value-type="float" office:value="112.610535257806" calcext:value-type="float">
            <text:p>112.61</text:p>
          </table:table-cell>
          <table:table-cell table:style-name="ce8" table:formula="of:=(720-4*[.$B$4]-[.V44]+[.$B$5]*60)/1440" office:value-type="float" office:value="0.501217645610282" calcext:value-type="float">
            <text:p>12:01:45</text:p>
          </table:table-cell>
          <table:table-cell table:style-name="ce8" table:formula="of:=[.X44]-[.W44]*4/1440" office:value-type="float" office:value="0.188410603227488" calcext:value-type="float">
            <text:p>4:31:19</text:p>
          </table:table-cell>
          <table:table-cell table:style-name="ce8" table:formula="of:=[.X44]+[.W44]*4/1440" office:value-type="float" office:value="0.814024687993076" calcext:value-type="float">
            <text:p>19:32:12</text:p>
          </table:table-cell>
          <table:table-cell table:style-name="ce11" table:formula="of:=8*[.W44]" office:value-type="float" office:value="900.884282062447" calcext:value-type="float">
            <text:p>900.88</text:p>
          </table:table-cell>
          <table:table-cell table:formula="of:=MOD([.E44]*1440+[.V44]+4*[.$B$4]-60*[.$B$5];1440)" office:value-type="float" office:value="256.246590321196" calcext:value-type="float">
            <text:p>256.25</text:p>
          </table:table-cell>
          <table:table-cell table:formula="of:=IF([.AB44]/4&lt;0;[.AB44]/4+180;[.AB44]/4-180)" office:value-type="float" office:value="-115.938352419701" calcext:value-type="float">
            <text:p>-115.94</text:p>
          </table:table-cell>
          <table:table-cell table:formula="of:=DEGREES(ACOS(SIN(RADIANS([.$B$3]))*SIN(RADIANS([.T44]))+COS(RADIANS([.$B$3]))*COS(RADIANS([.T44]))*COS(RADIANS([.AC44]))))" office:value-type="float" office:value="92.9661156867924" calcext:value-type="float">
            <text:p>92.97</text:p>
          </table:table-cell>
          <table:table-cell table:formula="of:=90-[.AD44]" office:value-type="float" office:value="-2.96611568679238" calcext:value-type="float">
            <text:p>-2.97</text:p>
          </table:table-cell>
          <table:table-cell table:formula="of:=IF([.AE44]&gt;85;0;IF([.AE44]&gt;5;58.1/TAN(RADIANS([.AE44]))-0.07/POWER(TAN(RADIANS([.AE44]));3)+0.000086/POWER(TAN(RADIANS([.AE44]));5);IF([.AE44]&gt;-0.575;1735+[.AE44]*(-518.2+[.AE44]*(103.4+[.AE44]*(-12.79+[.AE44]*0.711)));-20.772/TAN(RADIANS([.AE44])))))/3600" office:value-type="float" office:value="0.111358186776312" calcext:value-type="float">
            <text:p>0.11</text:p>
          </table:table-cell>
          <table:table-cell table:formula="of:=[.AE44]+[.AF44]" office:value-type="float" office:value="-2.85475750001607" calcext:value-type="float">
            <text:p>-2.85</text:p>
          </table:table-cell>
          <table:table-cell table:formula="of:=IF([.AC44]&gt;0;MOD(DEGREES(ACOS(((SIN(RADIANS([.$B$3]))*COS(RADIANS([.AD44])))-SIN(RADIANS([.T44])))/(COS(RADIANS([.$B$3]))*SIN(RADIANS([.AD44])))))+180;360);MOD(540-DEGREES(ACOS(((SIN(RADIANS([.$B$3]))*COS(RADIANS([.AD44])))-SIN(RADIANS([.T44])))/(COS(RADIANS([.$B$3]))*SIN(RADIANS([.AD44])))));360))" office:value-type="float" office:value="55.7074463782424" calcext:value-type="float">
            <text:p>55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44]+0.1/24" office:value-type="float" office:value="0.183333333333333" calcext:value-type="float">
            <text:p>4:24:00</text:p>
          </table:table-cell>
          <table:table-cell table:style-name="ce9" table:formula="of:=[.D45]+2415018.5+[.E45]-[.$B$5]/24" office:value-type="float" office:value="2455368.975" calcext:value-type="float">
            <text:p>2455368.98</text:p>
          </table:table-cell>
          <table:table-cell table:style-name="ce10" table:formula="of:=([.F45]-2451545)/36525" office:value-type="float" office:value="0.104694729637225" calcext:value-type="float">
            <text:p>0.10469473</text:p>
          </table:table-cell>
          <table:table-cell/>
          <table:table-cell table:formula="of:=MOD(280.46646+[.G45]*(36000.76983+[.G45]*0.0003032);360)" office:value-type="float" office:value="89.5573274071876" calcext:value-type="float">
            <text:p>89.56</text:p>
          </table:table-cell>
          <table:table-cell table:formula="of:=357.52911+[.G45]*(35999.05029-0.0001537*[.G45])" office:value-type="float" office:value="4126.43994562371" calcext:value-type="float">
            <text:p>4126.44</text:p>
          </table:table-cell>
          <table:table-cell table:formula="of:=0.016708634-[.G45]*(0.000042037+0.0000001267*[.G45])" office:value-type="float" office:value="0.0167042315588933" calcext:value-type="float">
            <text:p>0.02</text:p>
          </table:table-cell>
          <table:table-cell table:formula="of:=SIN(RADIANS([.J45]))*(1.914602-[.G45]*(0.004817+0.000014*[.G45]))+SIN(RADIANS(2*[.J45]))*(0.019993-0.000101*[.G45])+SIN(RADIANS(3*[.J45]))*0.000289" office:value-type="float" office:value="0.43986701649527" calcext:value-type="float">
            <text:p>0.44</text:p>
          </table:table-cell>
          <table:table-cell table:formula="of:=[.I45]+[.L45]" office:value-type="float" office:value="89.9971944236829" calcext:value-type="float">
            <text:p>90</text:p>
          </table:table-cell>
          <table:table-cell table:formula="of:=[.J45]+[.L45]" office:value-type="float" office:value="4126.87981264021" calcext:value-type="float">
            <text:p>4126.88</text:p>
          </table:table-cell>
          <table:table-cell table:formula="of:=(1.000001018*(1-[.K45]*[.K45]))/(1+[.K45]*COS(RADIANS([.N45])))" office:value-type="float" office:value="1.01625460440154" calcext:value-type="float">
            <text:p>1.02</text:p>
          </table:table-cell>
          <table:table-cell table:formula="of:=[.M45]-0.00569-0.00478*SIN(RADIANS(125.04-1934.136*[.G45]))" office:value-type="float" office:value="89.9961702836798" calcext:value-type="float">
            <text:p>90</text:p>
          </table:table-cell>
          <table:table-cell table:formula="of:=23+(26+((21.448-[.G45]*(46.815+[.G45]*(0.00059-[.G45]*0.001813))))/60)/60" office:value-type="float" office:value="23.4379296421793" calcext:value-type="float">
            <text:p>23.44</text:p>
          </table:table-cell>
          <table:table-cell table:formula="of:=[.Q45]+0.00256*COS(RADIANS(125.04-1934.136*[.G45]))" office:value-type="float" office:value="23.438485740727" calcext:value-type="float">
            <text:p>23.44</text:p>
          </table:table-cell>
          <table:table-cell table:formula="of:=DEGREES(ATAN2(COS(RADIANS([.P45]));COS(RADIANS([.R45]))*SIN(RADIANS([.P45]))))" office:value-type="float" office:value="89.995825866097" calcext:value-type="float">
            <text:p>90</text:p>
          </table:table-cell>
          <table:table-cell table:formula="of:=DEGREES(ASIN(SIN(RADIANS([.R45]))*SIN(RADIANS([.P45]))))" office:value-type="float" office:value="23.4384856852381" calcext:value-type="float">
            <text:p>23.44</text:p>
          </table:table-cell>
          <table:table-cell table:formula="of:=TAN(RADIANS([.R45]/2))*TAN(RADIANS([.R45]/2))" office:value-type="float" office:value="0.0430314878844131" calcext:value-type="float">
            <text:p>0.04</text:p>
          </table:table-cell>
          <table:table-cell table:formula="of:=4*DEGREES([.U45]*SIN(2*RADIANS([.I45]))-2*[.K45]*SIN(RADIANS([.J45]))+4*[.K45]*[.U45]*SIN(RADIANS([.J45]))*COS(2*RADIANS([.I45]))-0.5*[.U45]*[.U45]*SIN(4*RADIANS([.I45]))-1.25*[.K45]*[.K45]*SIN(2*RADIANS([.J45])))" office:value-type="float" office:value="-1.7543152590104" calcext:value-type="float">
            <text:p>-1.75</text:p>
          </table:table-cell>
          <table:table-cell table:formula="of:=DEGREES(ACOS(COS(RADIANS(90.833))/(COS(RADIANS([.$B$3]))*COS(RADIANS([.T45])))-TAN(RADIANS([.$B$3]))*TAN(RADIANS([.T45]))))" office:value-type="float" office:value="112.610535436399" calcext:value-type="float">
            <text:p>112.61</text:p>
          </table:table-cell>
          <table:table-cell table:style-name="ce8" table:formula="of:=(720-4*[.$B$4]-[.V45]+[.$B$5]*60)/1440" office:value-type="float" office:value="0.501218274485422" calcext:value-type="float">
            <text:p>12:01:45</text:p>
          </table:table-cell>
          <table:table-cell table:style-name="ce8" table:formula="of:=[.X45]-[.W45]*4/1440" office:value-type="float" office:value="0.188411231606534" calcext:value-type="float">
            <text:p>4:31:19</text:p>
          </table:table-cell>
          <table:table-cell table:style-name="ce8" table:formula="of:=[.X45]+[.W45]*4/1440" office:value-type="float" office:value="0.814025317364309" calcext:value-type="float">
            <text:p>19:32:12</text:p>
          </table:table-cell>
          <table:table-cell table:style-name="ce11" table:formula="of:=8*[.W45]" office:value-type="float" office:value="900.884283491195" calcext:value-type="float">
            <text:p>900.88</text:p>
          </table:table-cell>
          <table:table-cell table:formula="of:=MOD([.E45]*1440+[.V45]+4*[.$B$4]-60*[.$B$5];1440)" office:value-type="float" office:value="262.245684740989" calcext:value-type="float">
            <text:p>262.25</text:p>
          </table:table-cell>
          <table:table-cell table:formula="of:=IF([.AB45]/4&lt;0;[.AB45]/4+180;[.AB45]/4-180)" office:value-type="float" office:value="-114.438578814753" calcext:value-type="float">
            <text:p>-114.44</text:p>
          </table:table-cell>
          <table:table-cell table:formula="of:=DEGREES(ACOS(SIN(RADIANS([.$B$3]))*SIN(RADIANS([.T45]))+COS(RADIANS([.$B$3]))*COS(RADIANS([.T45]))*COS(RADIANS([.AC45]))))" office:value-type="float" office:value="92.0113668907615" calcext:value-type="float">
            <text:p>92.01</text:p>
          </table:table-cell>
          <table:table-cell table:formula="of:=90-[.AD45]" office:value-type="float" office:value="-2.01136689076155" calcext:value-type="float">
            <text:p>-2.01</text:p>
          </table:table-cell>
          <table:table-cell table:formula="of:=IF([.AE45]&gt;85;0;IF([.AE45]&gt;5;58.1/TAN(RADIANS([.AE45]))-0.07/POWER(TAN(RADIANS([.AE45]));3)+0.000086/POWER(TAN(RADIANS([.AE45]));5);IF([.AE45]&gt;-0.575;1735+[.AE45]*(-518.2+[.AE45]*(103.4+[.AE45]*(-12.79+[.AE45]*0.711)));-20.772/TAN(RADIANS([.AE45])))))/3600" office:value-type="float" office:value="0.164296645001689" calcext:value-type="float">
            <text:p>0.16</text:p>
          </table:table-cell>
          <table:table-cell table:formula="of:=[.AE45]+[.AF45]" office:value-type="float" office:value="-1.84707024575986" calcext:value-type="float">
            <text:p>-1.85</text:p>
          </table:table-cell>
          <table:table-cell table:formula="of:=IF([.AC45]&gt;0;MOD(DEGREES(ACOS(((SIN(RADIANS([.$B$3]))*COS(RADIANS([.AD45])))-SIN(RADIANS([.T45])))/(COS(RADIANS([.$B$3]))*SIN(RADIANS([.AD45])))))+180;360);MOD(540-DEGREES(ACOS(((SIN(RADIANS([.$B$3]))*COS(RADIANS([.AD45])))-SIN(RADIANS([.T45])))/(COS(RADIANS([.$B$3]))*SIN(RADIANS([.AD45])))));360))" office:value-type="float" office:value="56.6992915619218" calcext:value-type="float">
            <text:p>56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45]+0.1/24" office:value-type="float" office:value="0.1875" calcext:value-type="float">
            <text:p>4:30:00</text:p>
          </table:table-cell>
          <table:table-cell table:style-name="ce9" table:formula="of:=[.D46]+2415018.5+[.E46]-[.$B$5]/24" office:value-type="float" office:value="2455368.97916667" calcext:value-type="float">
            <text:p>2455368.98</text:p>
          </table:table-cell>
          <table:table-cell table:style-name="ce10" table:formula="of:=([.F46]-2451545)/36525" office:value-type="float" office:value="0.104694843714347" calcext:value-type="float">
            <text:p>0.10469484</text:p>
          </table:table-cell>
          <table:table-cell/>
          <table:table-cell table:formula="of:=MOD(280.46646+[.G46]*(36000.76983+[.G46]*0.0003032);360)" office:value-type="float" office:value="89.5614342714071" calcext:value-type="float">
            <text:p>89.56</text:p>
          </table:table-cell>
          <table:table-cell table:formula="of:=357.52911+[.G46]*(35999.05029-0.0001537*[.G46])" office:value-type="float" office:value="4126.44405229176" calcext:value-type="float">
            <text:p>4126.44</text:p>
          </table:table-cell>
          <table:table-cell table:formula="of:=0.016708634-[.G46]*(0.000042037+0.0000001267*[.G46])" office:value-type="float" office:value="0.0167042315540948" calcext:value-type="float">
            <text:p>0.02</text:p>
          </table:table-cell>
          <table:table-cell table:formula="of:=SIN(RADIANS([.J46]))*(1.914602-[.G46]*(0.004817+0.000014*[.G46]))+SIN(RADIANS(2*[.J46]))*(0.019993-0.000101*[.G46])+SIN(RADIANS(3*[.J46]))*0.000289" office:value-type="float" office:value="0.439736149296368" calcext:value-type="float">
            <text:p>0.44</text:p>
          </table:table-cell>
          <table:table-cell table:formula="of:=[.I46]+[.L46]" office:value-type="float" office:value="90.0011704207034" calcext:value-type="float">
            <text:p>90</text:p>
          </table:table-cell>
          <table:table-cell table:formula="of:=[.J46]+[.L46]" office:value-type="float" office:value="4126.88378844106" calcext:value-type="float">
            <text:p>4126.88</text:p>
          </table:table-cell>
          <table:table-cell table:formula="of:=(1.000001018*(1-[.K46]*[.K46]))/(1+[.K46]*COS(RADIANS([.N46])))" office:value-type="float" office:value="1.01625487616907" calcext:value-type="float">
            <text:p>1.02</text:p>
          </table:table-cell>
          <table:table-cell table:formula="of:=[.M46]-0.00569-0.00478*SIN(RADIANS(125.04-1934.136*[.G46]))" office:value-type="float" office:value="90.0001462846988" calcext:value-type="float">
            <text:p>90</text:p>
          </table:table-cell>
          <table:table-cell table:formula="of:=23+(26+((21.448-[.G46]*(46.815+[.G46]*(0.00059-[.G46]*0.001813))))/60)/60" office:value-type="float" office:value="23.4379296406958" calcext:value-type="float">
            <text:p>23.44</text:p>
          </table:table-cell>
          <table:table-cell table:formula="of:=[.Q46]+0.00256*COS(RADIANS(125.04-1934.136*[.G46]))" office:value-type="float" office:value="23.4384857296206" calcext:value-type="float">
            <text:p>23.44</text:p>
          </table:table-cell>
          <table:table-cell table:formula="of:=DEGREES(ATAN2(COS(RADIANS([.P46]));COS(RADIANS([.R46]))*SIN(RADIANS([.P46]))))" office:value-type="float" office:value="90.0001594405094" calcext:value-type="float">
            <text:p>90</text:p>
          </table:table-cell>
          <table:table-cell table:formula="of:=DEGREES(ASIN(SIN(RADIANS([.R46]))*SIN(RADIANS([.P46]))))" office:value-type="float" office:value="23.4384857295396" calcext:value-type="float">
            <text:p>23.44</text:p>
          </table:table-cell>
          <table:table-cell table:formula="of:=TAN(RADIANS([.R46]/2))*TAN(RADIANS([.R46]/2))" office:value-type="float" office:value="0.0430314878424719" calcext:value-type="float">
            <text:p>0.04</text:p>
          </table:table-cell>
          <table:table-cell table:formula="of:=4*DEGREES([.U46]*SIN(2*RADIANS([.I46]))-2*[.K46]*SIN(RADIANS([.J46]))+4*[.K46]*[.U46]*SIN(RADIANS([.J46]))*COS(2*RADIANS([.I46]))-0.5*[.U46]*[.U46]*SIN(4*RADIANS([.I46]))-1.25*[.K46]*[.K46]*SIN(2*RADIANS([.J46])))" office:value-type="float" office:value="-1.75522083033507" calcext:value-type="float">
            <text:p>-1.76</text:p>
          </table:table-cell>
          <table:table-cell table:formula="of:=DEGREES(ACOS(COS(RADIANS(90.833))/(COS(RADIANS([.$B$3]))*COS(RADIANS([.T46])))-TAN(RADIANS([.$B$3]))*TAN(RADIANS([.T46]))))" office:value-type="float" office:value="112.610535484667" calcext:value-type="float">
            <text:p>112.61</text:p>
          </table:table-cell>
          <table:table-cell table:style-name="ce8" table:formula="of:=(720-4*[.$B$4]-[.V46]+[.$B$5]*60)/1440" office:value-type="float" office:value="0.501218903354397" calcext:value-type="float">
            <text:p>12:01:45</text:p>
          </table:table-cell>
          <table:table-cell table:style-name="ce8" table:formula="of:=[.X46]-[.W46]*4/1440" office:value-type="float" office:value="0.188411860341434" calcext:value-type="float">
            <text:p>4:31:19</text:p>
          </table:table-cell>
          <table:table-cell table:style-name="ce8" table:formula="of:=[.X46]+[.W46]*4/1440" office:value-type="float" office:value="0.814025946367361" calcext:value-type="float">
            <text:p>19:32:12</text:p>
          </table:table-cell>
          <table:table-cell table:style-name="ce11" table:formula="of:=8*[.W46]" office:value-type="float" office:value="900.884283877335" calcext:value-type="float">
            <text:p>900.88</text:p>
          </table:table-cell>
          <table:table-cell table:formula="of:=MOD([.E46]*1440+[.V46]+4*[.$B$4]-60*[.$B$5];1440)" office:value-type="float" office:value="268.244779169665" calcext:value-type="float">
            <text:p>268.24</text:p>
          </table:table-cell>
          <table:table-cell table:formula="of:=IF([.AB46]/4&lt;0;[.AB46]/4+180;[.AB46]/4-180)" office:value-type="float" office:value="-112.938805207584" calcext:value-type="float">
            <text:p>-112.94</text:p>
          </table:table-cell>
          <table:table-cell table:formula="of:=DEGREES(ACOS(SIN(RADIANS([.$B$3]))*SIN(RADIANS([.T46]))+COS(RADIANS([.$B$3]))*COS(RADIANS([.T46]))*COS(RADIANS([.AC46]))))" office:value-type="float" office:value="91.0457600901009" calcext:value-type="float">
            <text:p>91.05</text:p>
          </table:table-cell>
          <table:table-cell table:formula="of:=90-[.AD46]" office:value-type="float" office:value="-1.04576009010086" calcext:value-type="float">
            <text:p>-1.05</text:p>
          </table:table-cell>
          <table:table-cell table:formula="of:=IF([.AE46]&gt;85;0;IF([.AE46]&gt;5;58.1/TAN(RADIANS([.AE46]))-0.07/POWER(TAN(RADIANS([.AE46]));3)+0.000086/POWER(TAN(RADIANS([.AE46]));5);IF([.AE46]&gt;-0.575;1735+[.AE46]*(-518.2+[.AE46]*(103.4+[.AE46]*(-12.79+[.AE46]*0.711)));-20.772/TAN(RADIANS([.AE46])))))/3600" office:value-type="float" office:value="0.316095382791785" calcext:value-type="float">
            <text:p>0.32</text:p>
          </table:table-cell>
          <table:table-cell table:formula="of:=[.AE46]+[.AF46]" office:value-type="float" office:value="-0.729664707309071" calcext:value-type="float">
            <text:p>-0.73</text:p>
          </table:table-cell>
          <table:table-cell table:formula="of:=IF([.AC46]&gt;0;MOD(DEGREES(ACOS(((SIN(RADIANS([.$B$3]))*COS(RADIANS([.AD46])))-SIN(RADIANS([.T46])))/(COS(RADIANS([.$B$3]))*SIN(RADIANS([.AD46])))))+180;360);MOD(540-DEGREES(ACOS(((SIN(RADIANS([.$B$3]))*COS(RADIANS([.AD46])))-SIN(RADIANS([.T46])))/(COS(RADIANS([.$B$3]))*SIN(RADIANS([.AD46])))));360))" office:value-type="float" office:value="57.6799724300864" calcext:value-type="float">
            <text:p>57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46]+0.1/24" office:value-type="float" office:value="0.191666666666667" calcext:value-type="float">
            <text:p>4:36:00</text:p>
          </table:table-cell>
          <table:table-cell table:style-name="ce9" table:formula="of:=[.D47]+2415018.5+[.E47]-[.$B$5]/24" office:value-type="float" office:value="2455368.98333333" calcext:value-type="float">
            <text:p>2455368.98</text:p>
          </table:table-cell>
          <table:table-cell table:style-name="ce10" table:formula="of:=([.F47]-2451545)/36525" office:value-type="float" office:value="0.104694957791469" calcext:value-type="float">
            <text:p>0.10469496</text:p>
          </table:table-cell>
          <table:table-cell/>
          <table:table-cell table:formula="of:=MOD(280.46646+[.G47]*(36000.76983+[.G47]*0.0003032);360)" office:value-type="float" office:value="89.5655411356261" calcext:value-type="float">
            <text:p>89.57</text:p>
          </table:table-cell>
          <table:table-cell table:formula="of:=357.52911+[.G47]*(35999.05029-0.0001537*[.G47])" office:value-type="float" office:value="4126.44815895981" calcext:value-type="float">
            <text:p>4126.45</text:p>
          </table:table-cell>
          <table:table-cell table:formula="of:=0.016708634-[.G47]*(0.000042037+0.0000001267*[.G47])" office:value-type="float" office:value="0.0167042315492963" calcext:value-type="float">
            <text:p>0.02</text:p>
          </table:table-cell>
          <table:table-cell table:formula="of:=SIN(RADIANS([.J47]))*(1.914602-[.G47]*(0.004817+0.000014*[.G47]))+SIN(RADIANS(2*[.J47]))*(0.019993-0.000101*[.G47])+SIN(RADIANS(3*[.J47]))*0.000289" office:value-type="float" office:value="0.439605279971072" calcext:value-type="float">
            <text:p>0.44</text:p>
          </table:table-cell>
          <table:table-cell table:formula="of:=[.I47]+[.L47]" office:value-type="float" office:value="90.0051464155971" calcext:value-type="float">
            <text:p>90.01</text:p>
          </table:table-cell>
          <table:table-cell table:formula="of:=[.J47]+[.L47]" office:value-type="float" office:value="4126.88776423978" calcext:value-type="float">
            <text:p>4126.89</text:p>
          </table:table-cell>
          <table:table-cell table:formula="of:=(1.000001018*(1-[.K47]*[.K47]))/(1+[.K47]*COS(RADIANS([.N47])))" office:value-type="float" office:value="1.01625514785567" calcext:value-type="float">
            <text:p>1.02</text:p>
          </table:table-cell>
          <table:table-cell table:formula="of:=[.M47]-0.00569-0.00478*SIN(RADIANS(125.04-1934.136*[.G47]))" office:value-type="float" office:value="90.004122283591" calcext:value-type="float">
            <text:p>90</text:p>
          </table:table-cell>
          <table:table-cell table:formula="of:=23+(26+((21.448-[.G47]*(46.815+[.G47]*(0.00059-[.G47]*0.001813))))/60)/60" office:value-type="float" office:value="23.4379296392124" calcext:value-type="float">
            <text:p>23.44</text:p>
          </table:table-cell>
          <table:table-cell table:formula="of:=[.Q47]+0.00256*COS(RADIANS(125.04-1934.136*[.G47]))" office:value-type="float" office:value="23.4384857185142" calcext:value-type="float">
            <text:p>23.44</text:p>
          </table:table-cell>
          <table:table-cell table:formula="of:=DEGREES(ATAN2(COS(RADIANS([.P47]));COS(RADIANS([.R47]))*SIN(RADIANS([.P47]))))" office:value-type="float" office:value="90.0044930126027" calcext:value-type="float">
            <text:p>90</text:p>
          </table:table-cell>
          <table:table-cell table:formula="of:=DEGREES(ASIN(SIN(RADIANS([.R47]))*SIN(RADIANS([.P47]))))" office:value-type="float" office:value="23.4384856542234" calcext:value-type="float">
            <text:p>23.44</text:p>
          </table:table-cell>
          <table:table-cell table:formula="of:=TAN(RADIANS([.R47]/2))*TAN(RADIANS([.R47]/2))" office:value-type="float" office:value="0.0430314878005306" calcext:value-type="float">
            <text:p>0.04</text:p>
          </table:table-cell>
          <table:table-cell table:formula="of:=4*DEGREES([.U47]*SIN(2*RADIANS([.I47]))-2*[.K47]*SIN(RADIANS([.J47]))+4*[.K47]*[.U47]*SIN(RADIANS([.J47]))*COS(2*RADIANS([.I47]))-0.5*[.U47]*[.U47]*SIN(4*RADIANS([.I47]))-1.25*[.K47]*[.K47]*SIN(2*RADIANS([.J47])))" office:value-type="float" office:value="-1.75612639265351" calcext:value-type="float">
            <text:p>-1.76</text:p>
          </table:table-cell>
          <table:table-cell table:formula="of:=DEGREES(ACOS(COS(RADIANS(90.833))/(COS(RADIANS([.$B$3]))*COS(RADIANS([.T47])))-TAN(RADIANS([.$B$3]))*TAN(RADIANS([.T47]))))" office:value-type="float" office:value="112.610535402608" calcext:value-type="float">
            <text:p>112.61</text:p>
          </table:table-cell>
          <table:table-cell table:style-name="ce8" table:formula="of:=(720-4*[.$B$4]-[.V47]+[.$B$5]*60)/1440" office:value-type="float" office:value="0.501219532217119" calcext:value-type="float">
            <text:p>12:01:45</text:p>
          </table:table-cell>
          <table:table-cell table:style-name="ce8" table:formula="of:=[.X47]-[.W47]*4/1440" office:value-type="float" office:value="0.188412489432096" calcext:value-type="float">
            <text:p>4:31:19</text:p>
          </table:table-cell>
          <table:table-cell table:style-name="ce8" table:formula="of:=[.X47]+[.W47]*4/1440" office:value-type="float" office:value="0.814026575002142" calcext:value-type="float">
            <text:p>19:32:12</text:p>
          </table:table-cell>
          <table:table-cell table:style-name="ce11" table:formula="of:=8*[.W47]" office:value-type="float" office:value="900.884283220866" calcext:value-type="float">
            <text:p>900.88</text:p>
          </table:table-cell>
          <table:table-cell table:formula="of:=MOD([.E47]*1440+[.V47]+4*[.$B$4]-60*[.$B$5];1440)" office:value-type="float" office:value="274.243873607347" calcext:value-type="float">
            <text:p>274.24</text:p>
          </table:table-cell>
          <table:table-cell table:formula="of:=IF([.AB47]/4&lt;0;[.AB47]/4+180;[.AB47]/4-180)" office:value-type="float" office:value="-111.439031598163" calcext:value-type="float">
            <text:p>-111.44</text:p>
          </table:table-cell>
          <table:table-cell table:formula="of:=DEGREES(ACOS(SIN(RADIANS([.$B$3]))*SIN(RADIANS([.T47]))+COS(RADIANS([.$B$3]))*COS(RADIANS([.T47]))*COS(RADIANS([.AC47]))))" office:value-type="float" office:value="90.0696970601019" calcext:value-type="float">
            <text:p>90.07</text:p>
          </table:table-cell>
          <table:table-cell table:formula="of:=90-[.AD47]" office:value-type="float" office:value="-0.0696970601018734" calcext:value-type="float">
            <text:p>-0.07</text:p>
          </table:table-cell>
          <table:table-cell table:formula="of:=IF([.AE47]&gt;85;0;IF([.AE47]&gt;5;58.1/TAN(RADIANS([.AE47]))-0.07/POWER(TAN(RADIANS([.AE47]));3)+0.000086/POWER(TAN(RADIANS([.AE47]));5);IF([.AE47]&gt;-0.575;1735+[.AE47]*(-518.2+[.AE47]*(103.4+[.AE47]*(-12.79+[.AE47]*0.711)));-20.772/TAN(RADIANS([.AE47])))))/3600" office:value-type="float" office:value="0.49211767992031" calcext:value-type="float">
            <text:p>0.49</text:p>
          </table:table-cell>
          <table:table-cell table:formula="of:=[.AE47]+[.AF47]" office:value-type="float" office:value="0.422420619818436" calcext:value-type="float">
            <text:p>0.42</text:p>
          </table:table-cell>
          <table:table-cell table:formula="of:=IF([.AC47]&gt;0;MOD(DEGREES(ACOS(((SIN(RADIANS([.$B$3]))*COS(RADIANS([.AD47])))-SIN(RADIANS([.T47])))/(COS(RADIANS([.$B$3]))*SIN(RADIANS([.AD47])))))+180;360);MOD(540-DEGREES(ACOS(((SIN(RADIANS([.$B$3]))*COS(RADIANS([.AD47])))-SIN(RADIANS([.T47])))/(COS(RADIANS([.$B$3]))*SIN(RADIANS([.AD47])))));360))" office:value-type="float" office:value="58.6499400462361" calcext:value-type="float">
            <text:p>58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47]+0.1/24" office:value-type="float" office:value="0.195833333333334" calcext:value-type="float">
            <text:p>4:42:00</text:p>
          </table:table-cell>
          <table:table-cell table:style-name="ce9" table:formula="of:=[.D48]+2415018.5+[.E48]-[.$B$5]/24" office:value-type="float" office:value="2455368.9875" calcext:value-type="float">
            <text:p>2455368.99</text:p>
          </table:table-cell>
          <table:table-cell table:style-name="ce10" table:formula="of:=([.F48]-2451545)/36525" office:value-type="float" office:value="0.104695071868578" calcext:value-type="float">
            <text:p>0.10469507</text:p>
          </table:table-cell>
          <table:table-cell/>
          <table:table-cell table:formula="of:=MOD(280.46646+[.G48]*(36000.76983+[.G48]*0.0003032);360)" office:value-type="float" office:value="89.5696479993776" calcext:value-type="float">
            <text:p>89.57</text:p>
          </table:table-cell>
          <table:table-cell table:formula="of:=357.52911+[.G48]*(35999.05029-0.0001537*[.G48])" office:value-type="float" office:value="4126.45226562739" calcext:value-type="float">
            <text:p>4126.45</text:p>
          </table:table-cell>
          <table:table-cell table:formula="of:=0.016708634-[.G48]*(0.000042037+0.0000001267*[.G48])" office:value-type="float" office:value="0.0167042315444978" calcext:value-type="float">
            <text:p>0.02</text:p>
          </table:table-cell>
          <table:table-cell table:formula="of:=SIN(RADIANS([.J48]))*(1.914602-[.G48]*(0.004817+0.000014*[.G48]))+SIN(RADIANS(2*[.J48]))*(0.019993-0.000101*[.G48])+SIN(RADIANS(3*[.J48]))*0.000289" office:value-type="float" office:value="0.439474408534962" calcext:value-type="float">
            <text:p>0.44</text:p>
          </table:table-cell>
          <table:table-cell table:formula="of:=[.I48]+[.L48]" office:value-type="float" office:value="90.0091224079126" calcext:value-type="float">
            <text:p>90.01</text:p>
          </table:table-cell>
          <table:table-cell table:formula="of:=[.J48]+[.L48]" office:value-type="float" office:value="4126.89174003592" calcext:value-type="float">
            <text:p>4126.89</text:p>
          </table:table-cell>
          <table:table-cell table:formula="of:=(1.000001018*(1-[.K48]*[.K48]))/(1+[.K48]*COS(RADIANS([.N48])))" office:value-type="float" office:value="1.01625541946132" calcext:value-type="float">
            <text:p>1.02</text:p>
          </table:table-cell>
          <table:table-cell table:formula="of:=[.M48]-0.00569-0.00478*SIN(RADIANS(125.04-1934.136*[.G48]))" office:value-type="float" office:value="90.0080982799048" calcext:value-type="float">
            <text:p>90.01</text:p>
          </table:table-cell>
          <table:table-cell table:formula="of:=23+(26+((21.448-[.G48]*(46.815+[.G48]*(0.00059-[.G48]*0.001813))))/60)/60" office:value-type="float" office:value="23.4379296377289" calcext:value-type="float">
            <text:p>23.44</text:p>
          </table:table-cell>
          <table:table-cell table:formula="of:=[.Q48]+0.00256*COS(RADIANS(125.04-1934.136*[.G48]))" office:value-type="float" office:value="23.4384857074078" calcext:value-type="float">
            <text:p>23.44</text:p>
          </table:table-cell>
          <table:table-cell table:formula="of:=DEGREES(ATAN2(COS(RADIANS([.P48]));COS(RADIANS([.R48]))*SIN(RADIANS([.P48]))))" office:value-type="float" office:value="90.0088265818768" calcext:value-type="float">
            <text:p>90.01</text:p>
          </table:table-cell>
          <table:table-cell table:formula="of:=DEGREES(ASIN(SIN(RADIANS([.R48]))*SIN(RADIANS([.P48]))))" office:value-type="float" office:value="23.4384854592897" calcext:value-type="float">
            <text:p>23.44</text:p>
          </table:table-cell>
          <table:table-cell table:formula="of:=TAN(RADIANS([.R48]/2))*TAN(RADIANS([.R48]/2))" office:value-type="float" office:value="0.0430314877585893" calcext:value-type="float">
            <text:p>0.04</text:p>
          </table:table-cell>
          <table:table-cell table:formula="of:=4*DEGREES([.U48]*SIN(2*RADIANS([.I48]))-2*[.K48]*SIN(RADIANS([.J48]))+4*[.K48]*[.U48]*SIN(RADIANS([.J48]))*COS(2*RADIANS([.I48]))-0.5*[.U48]*[.U48]*SIN(4*RADIANS([.I48]))-1.25*[.K48]*[.K48]*SIN(2*RADIANS([.J48])))" office:value-type="float" office:value="-1.75703194583457" calcext:value-type="float">
            <text:p>-1.76</text:p>
          </table:table-cell>
          <table:table-cell table:formula="of:=DEGREES(ACOS(COS(RADIANS(90.833))/(COS(RADIANS([.$B$3]))*COS(RADIANS([.T48])))-TAN(RADIANS([.$B$3]))*TAN(RADIANS([.T48]))))" office:value-type="float" office:value="112.610535190224" calcext:value-type="float">
            <text:p>112.61</text:p>
          </table:table-cell>
          <table:table-cell table:style-name="ce8" table:formula="of:=(720-4*[.$B$4]-[.V48]+[.$B$5]*60)/1440" office:value-type="float" office:value="0.501220161073496" calcext:value-type="float">
            <text:p>12:01:45</text:p>
          </table:table-cell>
          <table:table-cell table:style-name="ce8" table:formula="of:=[.X48]-[.W48]*4/1440" office:value-type="float" office:value="0.18841311887843" calcext:value-type="float">
            <text:p>4:31:19</text:p>
          </table:table-cell>
          <table:table-cell table:style-name="ce8" table:formula="of:=[.X48]+[.W48]*4/1440" office:value-type="float" office:value="0.814027203268563" calcext:value-type="float">
            <text:p>19:32:12</text:p>
          </table:table-cell>
          <table:table-cell table:style-name="ce11" table:formula="of:=8*[.W48]" office:value-type="float" office:value="900.884281521792" calcext:value-type="float">
            <text:p>900.88</text:p>
          </table:table-cell>
          <table:table-cell table:formula="of:=MOD([.E48]*1440+[.V48]+4*[.$B$4]-60*[.$B$5];1440)" office:value-type="float" office:value="280.242968054166" calcext:value-type="float">
            <text:p>280.24</text:p>
          </table:table-cell>
          <table:table-cell table:formula="of:=IF([.AB48]/4&lt;0;[.AB48]/4+180;[.AB48]/4-180)" office:value-type="float" office:value="-109.939257986458" calcext:value-type="float">
            <text:p>-109.94</text:p>
          </table:table-cell>
          <table:table-cell table:formula="of:=DEGREES(ACOS(SIN(RADIANS([.$B$3]))*SIN(RADIANS([.T48]))+COS(RADIANS([.$B$3]))*COS(RADIANS([.T48]))*COS(RADIANS([.AC48]))))" office:value-type="float" office:value="89.0835684653029" calcext:value-type="float">
            <text:p>89.08</text:p>
          </table:table-cell>
          <table:table-cell table:formula="of:=90-[.AD48]" office:value-type="float" office:value="0.916431534697082" calcext:value-type="float">
            <text:p>0.92</text:p>
          </table:table-cell>
          <table:table-cell table:formula="of:=IF([.AE48]&gt;85;0;IF([.AE48]&gt;5;58.1/TAN(RADIANS([.AE48]))-0.07/POWER(TAN(RADIANS([.AE48]));3)+0.000086/POWER(TAN(RADIANS([.AE48]));5);IF([.AE48]&gt;-0.575;1735+[.AE48]*(-518.2+[.AE48]*(103.4+[.AE48]*(-12.79+[.AE48]*0.711)));-20.772/TAN(RADIANS([.AE48])))))/3600" office:value-type="float" office:value="0.371556348440925" calcext:value-type="float">
            <text:p>0.37</text:p>
          </table:table-cell>
          <table:table-cell table:formula="of:=[.AE48]+[.AF48]" office:value-type="float" office:value="1.28798788313801" calcext:value-type="float">
            <text:p>1.29</text:p>
          </table:table-cell>
          <table:table-cell table:formula="of:=IF([.AC48]&gt;0;MOD(DEGREES(ACOS(((SIN(RADIANS([.$B$3]))*COS(RADIANS([.AD48])))-SIN(RADIANS([.T48])))/(COS(RADIANS([.$B$3]))*SIN(RADIANS([.AD48])))))+180;360);MOD(540-DEGREES(ACOS(((SIN(RADIANS([.$B$3]))*COS(RADIANS([.AD48])))-SIN(RADIANS([.T48])))/(COS(RADIANS([.$B$3]))*SIN(RADIANS([.AD48])))));360))" office:value-type="float" office:value="59.6096523684941" calcext:value-type="float">
            <text:p>59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48]+0.1/24" office:value-type="float" office:value="0.2" calcext:value-type="float">
            <text:p>4:48:00</text:p>
          </table:table-cell>
          <table:table-cell table:style-name="ce9" table:formula="of:=[.D49]+2415018.5+[.E49]-[.$B$5]/24" office:value-type="float" office:value="2455368.99166667" calcext:value-type="float">
            <text:p>2455368.99</text:p>
          </table:table-cell>
          <table:table-cell table:style-name="ce10" table:formula="of:=([.F49]-2451545)/36525" office:value-type="float" office:value="0.1046951859457" calcext:value-type="float">
            <text:p>0.10469519</text:p>
          </table:table-cell>
          <table:table-cell/>
          <table:table-cell table:formula="of:=MOD(280.46646+[.G49]*(36000.76983+[.G49]*0.0003032);360)" office:value-type="float" office:value="89.5737548635961" calcext:value-type="float">
            <text:p>89.57</text:p>
          </table:table-cell>
          <table:table-cell table:formula="of:=357.52911+[.G49]*(35999.05029-0.0001537*[.G49])" office:value-type="float" office:value="4126.45637229544" calcext:value-type="float">
            <text:p>4126.46</text:p>
          </table:table-cell>
          <table:table-cell table:formula="of:=0.016708634-[.G49]*(0.000042037+0.0000001267*[.G49])" office:value-type="float" office:value="0.0167042315396993" calcext:value-type="float">
            <text:p>0.02</text:p>
          </table:table-cell>
          <table:table-cell table:formula="of:=SIN(RADIANS([.J49]))*(1.914602-[.G49]*(0.004817+0.000014*[.G49]))+SIN(RADIANS(2*[.J49]))*(0.019993-0.000101*[.G49])+SIN(RADIANS(3*[.J49]))*0.000289" office:value-type="float" office:value="0.439343534958835" calcext:value-type="float">
            <text:p>0.44</text:p>
          </table:table-cell>
          <table:table-cell table:formula="of:=[.I49]+[.L49]" office:value-type="float" office:value="90.013098398555" calcext:value-type="float">
            <text:p>90.01</text:p>
          </table:table-cell>
          <table:table-cell table:formula="of:=[.J49]+[.L49]" office:value-type="float" office:value="4126.8957158304" calcext:value-type="float">
            <text:p>4126.9</text:p>
          </table:table-cell>
          <table:table-cell table:formula="of:=(1.000001018*(1-[.K49]*[.K49]))/(1+[.K49]*COS(RADIANS([.N49])))" office:value-type="float" office:value="1.01625569098608" calcext:value-type="float">
            <text:p>1.02</text:p>
          </table:table-cell>
          <table:table-cell table:formula="of:=[.M49]-0.00569-0.00478*SIN(RADIANS(125.04-1934.136*[.G49]))" office:value-type="float" office:value="90.0120742745455" calcext:value-type="float">
            <text:p>90.01</text:p>
          </table:table-cell>
          <table:table-cell table:formula="of:=23+(26+((21.448-[.G49]*(46.815+[.G49]*(0.00059-[.G49]*0.001813))))/60)/60" office:value-type="float" office:value="23.4379296362454" calcext:value-type="float">
            <text:p>23.44</text:p>
          </table:table-cell>
          <table:table-cell table:formula="of:=[.Q49]+0.00256*COS(RADIANS(125.04-1934.136*[.G49]))" office:value-type="float" office:value="23.4384856963013" calcext:value-type="float">
            <text:p>23.44</text:p>
          </table:table-cell>
          <table:table-cell table:formula="of:=DEGREES(ATAN2(COS(RADIANS([.P49]));COS(RADIANS([.R49]))*SIN(RADIANS([.P49]))))" office:value-type="float" office:value="90.0131601493107" calcext:value-type="float">
            <text:p>90.01</text:p>
          </table:table-cell>
          <table:table-cell table:formula="of:=DEGREES(ASIN(SIN(RADIANS([.R49]))*SIN(RADIANS([.P49]))))" office:value-type="float" office:value="23.4384851447385" calcext:value-type="float">
            <text:p>23.44</text:p>
          </table:table-cell>
          <table:table-cell table:formula="of:=TAN(RADIANS([.R49]/2))*TAN(RADIANS([.R49]/2))" office:value-type="float" office:value="0.043031487716648" calcext:value-type="float">
            <text:p>0.04</text:p>
          </table:table-cell>
          <table:table-cell table:formula="of:=4*DEGREES([.U49]*SIN(2*RADIANS([.I49]))-2*[.K49]*SIN(RADIANS([.J49]))+4*[.K49]*[.U49]*SIN(RADIANS([.J49]))*COS(2*RADIANS([.I49]))-0.5*[.U49]*[.U49]*SIN(4*RADIANS([.I49]))-1.25*[.K49]*[.K49]*SIN(2*RADIANS([.J49])))" office:value-type="float" office:value="-1.75793749005556" calcext:value-type="float">
            <text:p>-1.76</text:p>
          </table:table-cell>
          <table:table-cell table:formula="of:=DEGREES(ACOS(COS(RADIANS(90.833))/(COS(RADIANS([.$B$3]))*COS(RADIANS([.T49])))-TAN(RADIANS([.$B$3]))*TAN(RADIANS([.T49]))))" office:value-type="float" office:value="112.610534847514" calcext:value-type="float">
            <text:p>112.61</text:p>
          </table:table-cell>
          <table:table-cell table:style-name="ce8" table:formula="of:=(720-4*[.$B$4]-[.V49]+[.$B$5]*60)/1440" office:value-type="float" office:value="0.501220789923651" calcext:value-type="float">
            <text:p>12:01:45</text:p>
          </table:table-cell>
          <table:table-cell table:style-name="ce8" table:formula="of:=[.X49]-[.W49]*4/1440" office:value-type="float" office:value="0.188413748680556" calcext:value-type="float">
            <text:p>4:31:19</text:p>
          </table:table-cell>
          <table:table-cell table:style-name="ce8" table:formula="of:=[.X49]+[.W49]*4/1440" office:value-type="float" office:value="0.814027831166746" calcext:value-type="float">
            <text:p>19:32:12</text:p>
          </table:table-cell>
          <table:table-cell table:style-name="ce11" table:formula="of:=8*[.W49]" office:value-type="float" office:value="900.884278780114" calcext:value-type="float">
            <text:p>900.88</text:p>
          </table:table-cell>
          <table:table-cell table:formula="of:=MOD([.E49]*1440+[.V49]+4*[.$B$4]-60*[.$B$5];1440)" office:value-type="float" office:value="286.242062509944" calcext:value-type="float">
            <text:p>286.24</text:p>
          </table:table-cell>
          <table:table-cell table:formula="of:=IF([.AB49]/4&lt;0;[.AB49]/4+180;[.AB49]/4-180)" office:value-type="float" office:value="-108.439484372514" calcext:value-type="float">
            <text:p>-108.44</text:p>
          </table:table-cell>
          <table:table-cell table:formula="of:=DEGREES(ACOS(SIN(RADIANS([.$B$3]))*SIN(RADIANS([.T49]))+COS(RADIANS([.$B$3]))*COS(RADIANS([.T49]))*COS(RADIANS([.AC49]))))" office:value-type="float" office:value="88.0877541444313" calcext:value-type="float">
            <text:p>88.09</text:p>
          </table:table-cell>
          <table:table-cell table:formula="of:=90-[.AD49]" office:value-type="float" office:value="1.91224585556871" calcext:value-type="float">
            <text:p>1.91</text:p>
          </table:table-cell>
          <table:table-cell table:formula="of:=IF([.AE49]&gt;85;0;IF([.AE49]&gt;5;58.1/TAN(RADIANS([.AE49]))-0.07/POWER(TAN(RADIANS([.AE49]));3)+0.000086/POWER(TAN(RADIANS([.AE49]));5);IF([.AE49]&gt;-0.575;1735+[.AE49]*(-518.2+[.AE49]*(103.4+[.AE49]*(-12.79+[.AE49]*0.711)));-20.772/TAN(RADIANS([.AE49])))))/3600" office:value-type="float" office:value="0.289513488378715" calcext:value-type="float">
            <text:p>0.29</text:p>
          </table:table-cell>
          <table:table-cell table:formula="of:=[.AE49]+[.AF49]" office:value-type="float" office:value="2.20175934394743" calcext:value-type="float">
            <text:p>2.2</text:p>
          </table:table-cell>
          <table:table-cell table:formula="of:=IF([.AC49]&gt;0;MOD(DEGREES(ACOS(((SIN(RADIANS([.$B$3]))*COS(RADIANS([.AD49])))-SIN(RADIANS([.T49])))/(COS(RADIANS([.$B$3]))*SIN(RADIANS([.AD49])))))+180;360);MOD(540-DEGREES(ACOS(((SIN(RADIANS([.$B$3]))*COS(RADIANS([.AD49])))-SIN(RADIANS([.T49])))/(COS(RADIANS([.$B$3]))*SIN(RADIANS([.AD49])))));360))" office:value-type="float" office:value="60.5595737622039" calcext:value-type="float">
            <text:p>60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49]+0.1/24" office:value-type="float" office:value="0.204166666666667" calcext:value-type="float">
            <text:p>4:54:00</text:p>
          </table:table-cell>
          <table:table-cell table:style-name="ce9" table:formula="of:=[.D50]+2415018.5+[.E50]-[.$B$5]/24" office:value-type="float" office:value="2455368.99583333" calcext:value-type="float">
            <text:p>2455369.00</text:p>
          </table:table-cell>
          <table:table-cell table:style-name="ce10" table:formula="of:=([.F50]-2451545)/36525" office:value-type="float" office:value="0.104695300022809" calcext:value-type="float">
            <text:p>0.10469530</text:p>
          </table:table-cell>
          <table:table-cell/>
          <table:table-cell table:formula="of:=MOD(280.46646+[.G50]*(36000.76983+[.G50]*0.0003032);360)" office:value-type="float" office:value="89.5778617273477" calcext:value-type="float">
            <text:p>89.58</text:p>
          </table:table-cell>
          <table:table-cell table:formula="of:=357.52911+[.G50]*(35999.05029-0.0001537*[.G50])" office:value-type="float" office:value="4126.46047896302" calcext:value-type="float">
            <text:p>4126.46</text:p>
          </table:table-cell>
          <table:table-cell table:formula="of:=0.016708634-[.G50]*(0.000042037+0.0000001267*[.G50])" office:value-type="float" office:value="0.0167042315349008" calcext:value-type="float">
            <text:p>0.02</text:p>
          </table:table-cell>
          <table:table-cell table:formula="of:=SIN(RADIANS([.J50]))*(1.914602-[.G50]*(0.004817+0.000014*[.G50]))+SIN(RADIANS(2*[.J50]))*(0.019993-0.000101*[.G50])+SIN(RADIANS(3*[.J50]))*0.000289" office:value-type="float" office:value="0.439212659273138" calcext:value-type="float">
            <text:p>0.44</text:p>
          </table:table-cell>
          <table:table-cell table:formula="of:=[.I50]+[.L50]" office:value-type="float" office:value="90.0170743866208" calcext:value-type="float">
            <text:p>90.02</text:p>
          </table:table-cell>
          <table:table-cell table:formula="of:=[.J50]+[.L50]" office:value-type="float" office:value="4126.89969162229" calcext:value-type="float">
            <text:p>4126.9</text:p>
          </table:table-cell>
          <table:table-cell table:formula="of:=(1.000001018*(1-[.K50]*[.K50]))/(1+[.K50]*COS(RADIANS([.N50])))" office:value-type="float" office:value="1.01625596242987" calcext:value-type="float">
            <text:p>1.02</text:p>
          </table:table-cell>
          <table:table-cell table:formula="of:=[.M50]-0.00569-0.00478*SIN(RADIANS(125.04-1934.136*[.G50]))" office:value-type="float" office:value="90.0160502666096" calcext:value-type="float">
            <text:p>90.02</text:p>
          </table:table-cell>
          <table:table-cell table:formula="of:=23+(26+((21.448-[.G50]*(46.815+[.G50]*(0.00059-[.G50]*0.001813))))/60)/60" office:value-type="float" office:value="23.4379296347619" calcext:value-type="float">
            <text:p>23.44</text:p>
          </table:table-cell>
          <table:table-cell table:formula="of:=[.Q50]+0.00256*COS(RADIANS(125.04-1934.136*[.G50]))" office:value-type="float" office:value="23.4384856851949" calcext:value-type="float">
            <text:p>23.44</text:p>
          </table:table-cell>
          <table:table-cell table:formula="of:=DEGREES(ATAN2(COS(RADIANS([.P50]));COS(RADIANS([.R50]))*SIN(RADIANS([.P50]))))" office:value-type="float" office:value="90.0174937139117" calcext:value-type="float">
            <text:p>90.02</text:p>
          </table:table-cell>
          <table:table-cell table:formula="of:=DEGREES(ASIN(SIN(RADIANS([.R50]))*SIN(RADIANS([.P50]))))" office:value-type="float" office:value="23.4384847105702" calcext:value-type="float">
            <text:p>23.44</text:p>
          </table:table-cell>
          <table:table-cell table:formula="of:=TAN(RADIANS([.R50]/2))*TAN(RADIANS([.R50]/2))" office:value-type="float" office:value="0.0430314876747066" calcext:value-type="float">
            <text:p>0.04</text:p>
          </table:table-cell>
          <table:table-cell table:formula="of:=4*DEGREES([.U50]*SIN(2*RADIANS([.I50]))-2*[.K50]*SIN(RADIANS([.J50]))+4*[.K50]*[.U50]*SIN(RADIANS([.J50]))*COS(2*RADIANS([.I50]))-0.5*[.U50]*[.U50]*SIN(4*RADIANS([.I50]))-1.25*[.K50]*[.K50]*SIN(2*RADIANS([.J50])))" office:value-type="float" office:value="-1.7588430250823" calcext:value-type="float">
            <text:p>-1.76</text:p>
          </table:table-cell>
          <table:table-cell table:formula="of:=DEGREES(ACOS(COS(RADIANS(90.833))/(COS(RADIANS([.$B$3]))*COS(RADIANS([.T50])))-TAN(RADIANS([.$B$3]))*TAN(RADIANS([.T50]))))" office:value-type="float" office:value="112.610534374479" calcext:value-type="float">
            <text:p>112.61</text:p>
          </table:table-cell>
          <table:table-cell table:style-name="ce8" table:formula="of:=(720-4*[.$B$4]-[.V50]+[.$B$5]*60)/1440" office:value-type="float" office:value="0.501221418767421" calcext:value-type="float">
            <text:p>12:01:46</text:p>
          </table:table-cell>
          <table:table-cell table:style-name="ce8" table:formula="of:=[.X50]-[.W50]*4/1440" office:value-type="float" office:value="0.188414378838312" calcext:value-type="float">
            <text:p>4:31:19</text:p>
          </table:table-cell>
          <table:table-cell table:style-name="ce8" table:formula="of:=[.X50]+[.W50]*4/1440" office:value-type="float" office:value="0.814028458696529" calcext:value-type="float">
            <text:p>19:32:12</text:p>
          </table:table-cell>
          <table:table-cell table:style-name="ce11" table:formula="of:=8*[.W50]" office:value-type="float" office:value="900.884274995833" calcext:value-type="float">
            <text:p>900.88</text:p>
          </table:table-cell>
          <table:table-cell table:formula="of:=MOD([.E50]*1440+[.V50]+4*[.$B$4]-60*[.$B$5];1440)" office:value-type="float" office:value="292.241156974918" calcext:value-type="float">
            <text:p>292.24</text:p>
          </table:table-cell>
          <table:table-cell table:formula="of:=IF([.AB50]/4&lt;0;[.AB50]/4+180;[.AB50]/4-180)" office:value-type="float" office:value="-106.93971075627" calcext:value-type="float">
            <text:p>-106.94</text:p>
          </table:table-cell>
          <table:table-cell table:formula="of:=DEGREES(ACOS(SIN(RADIANS([.$B$3]))*SIN(RADIANS([.T50]))+COS(RADIANS([.$B$3]))*COS(RADIANS([.T50]))*COS(RADIANS([.AC50]))))" office:value-type="float" office:value="87.0826234207974" calcext:value-type="float">
            <text:p>87.08</text:p>
          </table:table-cell>
          <table:table-cell table:formula="of:=90-[.AD50]" office:value-type="float" office:value="2.91737657920258" calcext:value-type="float">
            <text:p>2.92</text:p>
          </table:table-cell>
          <table:table-cell table:formula="of:=IF([.AE50]&gt;85;0;IF([.AE50]&gt;5;58.1/TAN(RADIANS([.AE50]))-0.07/POWER(TAN(RADIANS([.AE50]));3)+0.000086/POWER(TAN(RADIANS([.AE50]));5);IF([.AE50]&gt;-0.575;1735+[.AE50]*(-518.2+[.AE50]*(103.4+[.AE50]*(-12.79+[.AE50]*0.711)));-20.772/TAN(RADIANS([.AE50])))))/3600" office:value-type="float" office:value="0.232552594906405" calcext:value-type="float">
            <text:p>0.23</text:p>
          </table:table-cell>
          <table:table-cell table:formula="of:=[.AE50]+[.AF50]" office:value-type="float" office:value="3.14992917410899" calcext:value-type="float">
            <text:p>3.15</text:p>
          </table:table-cell>
          <table:table-cell table:formula="of:=IF([.AC50]&gt;0;MOD(DEGREES(ACOS(((SIN(RADIANS([.$B$3]))*COS(RADIANS([.AD50])))-SIN(RADIANS([.T50])))/(COS(RADIANS([.$B$3]))*SIN(RADIANS([.AD50])))))+180;360);MOD(540-DEGREES(ACOS(((SIN(RADIANS([.$B$3]))*COS(RADIANS([.AD50])))-SIN(RADIANS([.T50])))/(COS(RADIANS([.$B$3]))*SIN(RADIANS([.AD50])))));360))" office:value-type="float" office:value="61.5001746421255" calcext:value-type="float">
            <text:p>61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50]+0.1/24" office:value-type="float" office:value="0.208333333333334" calcext:value-type="float">
            <text:p>5:00:00</text:p>
          </table:table-cell>
          <table:table-cell table:style-name="ce9" table:formula="of:=[.D51]+2415018.5+[.E51]-[.$B$5]/24" office:value-type="float" office:value="2455369" calcext:value-type="float">
            <text:p>2455369.00</text:p>
          </table:table-cell>
          <table:table-cell table:style-name="ce10" table:formula="of:=([.F51]-2451545)/36525" office:value-type="float" office:value="0.104695414099932" calcext:value-type="float">
            <text:p>0.10469541</text:p>
          </table:table-cell>
          <table:table-cell/>
          <table:table-cell table:formula="of:=MOD(280.46646+[.G51]*(36000.76983+[.G51]*0.0003032);360)" office:value-type="float" office:value="89.5819685916031" calcext:value-type="float">
            <text:p>89.58</text:p>
          </table:table-cell>
          <table:table-cell table:formula="of:=357.52911+[.G51]*(35999.05029-0.0001537*[.G51])" office:value-type="float" office:value="4126.4645856311" calcext:value-type="float">
            <text:p>4126.46</text:p>
          </table:table-cell>
          <table:table-cell table:formula="of:=0.016708634-[.G51]*(0.000042037+0.0000001267*[.G51])" office:value-type="float" office:value="0.0167042315301023" calcext:value-type="float">
            <text:p>0.02</text:p>
          </table:table-cell>
          <table:table-cell table:formula="of:=SIN(RADIANS([.J51]))*(1.914602-[.G51]*(0.004817+0.000014*[.G51]))+SIN(RADIANS(2*[.J51]))*(0.019993-0.000101*[.G51])+SIN(RADIANS(3*[.J51]))*0.000289" office:value-type="float" office:value="0.439081781447577" calcext:value-type="float">
            <text:p>0.44</text:p>
          </table:table-cell>
          <table:table-cell table:formula="of:=[.I51]+[.L51]" office:value-type="float" office:value="90.0210503730507" calcext:value-type="float">
            <text:p>90.02</text:p>
          </table:table-cell>
          <table:table-cell table:formula="of:=[.J51]+[.L51]" office:value-type="float" office:value="4126.90366741255" calcext:value-type="float">
            <text:p>4126.9</text:p>
          </table:table-cell>
          <table:table-cell table:formula="of:=(1.000001018*(1-[.K51]*[.K51]))/(1+[.K51]*COS(RADIANS([.N51])))" office:value-type="float" office:value="1.01625623379277" calcext:value-type="float">
            <text:p>1.02</text:p>
          </table:table-cell>
          <table:table-cell table:formula="of:=[.M51]-0.00569-0.00478*SIN(RADIANS(125.04-1934.136*[.G51]))" office:value-type="float" office:value="90.0200262570376" calcext:value-type="float">
            <text:p>90.02</text:p>
          </table:table-cell>
          <table:table-cell table:formula="of:=23+(26+((21.448-[.G51]*(46.815+[.G51]*(0.00059-[.G51]*0.001813))))/60)/60" office:value-type="float" office:value="23.4379296332784" calcext:value-type="float">
            <text:p>23.44</text:p>
          </table:table-cell>
          <table:table-cell table:formula="of:=[.Q51]+0.00256*COS(RADIANS(125.04-1934.136*[.G51]))" office:value-type="float" office:value="23.4384856740885" calcext:value-type="float">
            <text:p>23.44</text:p>
          </table:table-cell>
          <table:table-cell table:formula="of:=DEGREES(ATAN2(COS(RADIANS([.P51]));COS(RADIANS([.R51]))*SIN(RADIANS([.P51]))))" office:value-type="float" office:value="90.021827276697" calcext:value-type="float">
            <text:p>90.02</text:p>
          </table:table-cell>
          <table:table-cell table:formula="of:=DEGREES(ASIN(SIN(RADIANS([.R51]))*SIN(RADIANS([.P51]))))" office:value-type="float" office:value="23.438484156785" calcext:value-type="float">
            <text:p>23.44</text:p>
          </table:table-cell>
          <table:table-cell table:formula="of:=TAN(RADIANS([.R51]/2))*TAN(RADIANS([.R51]/2))" office:value-type="float" office:value="0.0430314876327652" calcext:value-type="float">
            <text:p>0.04</text:p>
          </table:table-cell>
          <table:table-cell table:formula="of:=4*DEGREES([.U51]*SIN(2*RADIANS([.I51]))-2*[.K51]*SIN(RADIANS([.J51]))+4*[.K51]*[.U51]*SIN(RADIANS([.J51]))*COS(2*RADIANS([.I51]))-0.5*[.U51]*[.U51]*SIN(4*RADIANS([.I51]))-1.25*[.K51]*[.K51]*SIN(2*RADIANS([.J51])))" office:value-type="float" office:value="-1.75974855110043" calcext:value-type="float">
            <text:p>-1.76</text:p>
          </table:table-cell>
          <table:table-cell table:formula="of:=DEGREES(ACOS(COS(RADIANS(90.833))/(COS(RADIANS([.$B$3]))*COS(RADIANS([.T51])))-TAN(RADIANS([.$B$3]))*TAN(RADIANS([.T51]))))" office:value-type="float" office:value="112.610533771119" calcext:value-type="float">
            <text:p>112.61</text:p>
          </table:table-cell>
          <table:table-cell table:style-name="ce8" table:formula="of:=(720-4*[.$B$4]-[.V51]+[.$B$5]*60)/1440" office:value-type="float" office:value="0.501222047604928" calcext:value-type="float">
            <text:p>12:01:46</text:p>
          </table:table-cell>
          <table:table-cell table:style-name="ce8" table:formula="of:=[.X51]-[.W51]*4/1440" office:value-type="float" office:value="0.188415009351821" calcext:value-type="float">
            <text:p>4:31:19</text:p>
          </table:table-cell>
          <table:table-cell table:style-name="ce8" table:formula="of:=[.X51]+[.W51]*4/1440" office:value-type="float" office:value="0.814029085858036" calcext:value-type="float">
            <text:p>19:32:12</text:p>
          </table:table-cell>
          <table:table-cell table:style-name="ce11" table:formula="of:=8*[.W51]" office:value-type="float" office:value="900.88427016895" calcext:value-type="float">
            <text:p>900.88</text:p>
          </table:table-cell>
          <table:table-cell table:formula="of:=MOD([.E51]*1440+[.V51]+4*[.$B$4]-60*[.$B$5];1440)" office:value-type="float" office:value="298.240251448901" calcext:value-type="float">
            <text:p>298.24</text:p>
          </table:table-cell>
          <table:table-cell table:formula="of:=IF([.AB51]/4&lt;0;[.AB51]/4+180;[.AB51]/4-180)" office:value-type="float" office:value="-105.439937137775" calcext:value-type="float">
            <text:p>-105.44</text:p>
          </table:table-cell>
          <table:table-cell table:formula="of:=DEGREES(ACOS(SIN(RADIANS([.$B$3]))*SIN(RADIANS([.T51]))+COS(RADIANS([.$B$3]))*COS(RADIANS([.T51]))*COS(RADIANS([.AC51]))))" office:value-type="float" office:value="86.0685354354002" calcext:value-type="float">
            <text:p>86.07</text:p>
          </table:table-cell>
          <table:table-cell table:formula="of:=90-[.AD51]" office:value-type="float" office:value="3.93146456459981" calcext:value-type="float">
            <text:p>3.93</text:p>
          </table:table-cell>
          <table:table-cell table:formula="of:=IF([.AE51]&gt;85;0;IF([.AE51]&gt;5;58.1/TAN(RADIANS([.AE51]))-0.07/POWER(TAN(RADIANS([.AE51]));3)+0.000086/POWER(TAN(RADIANS([.AE51]));5);IF([.AE51]&gt;-0.575;1735+[.AE51]*(-518.2+[.AE51]*(103.4+[.AE51]*(-12.79+[.AE51]*0.711)));-20.772/TAN(RADIANS([.AE51])))))/3600" office:value-type="float" office:value="0.191268090174542" calcext:value-type="float">
            <text:p>0.19</text:p>
          </table:table-cell>
          <table:table-cell table:formula="of:=[.AE51]+[.AF51]" office:value-type="float" office:value="4.12273265477435" calcext:value-type="float">
            <text:p>4.12</text:p>
          </table:table-cell>
          <table:table-cell table:formula="of:=IF([.AC51]&gt;0;MOD(DEGREES(ACOS(((SIN(RADIANS([.$B$3]))*COS(RADIANS([.AD51])))-SIN(RADIANS([.T51])))/(COS(RADIANS([.$B$3]))*SIN(RADIANS([.AD51])))))+180;360);MOD(540-DEGREES(ACOS(((SIN(RADIANS([.$B$3]))*COS(RADIANS([.AD51])))-SIN(RADIANS([.T51])))/(COS(RADIANS([.$B$3]))*SIN(RADIANS([.AD51])))));360))" office:value-type="float" office:value="62.4319312401588" calcext:value-type="float">
            <text:p>62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51]+0.1/24" office:value-type="float" office:value="0.2125" calcext:value-type="float">
            <text:p>5:06:00</text:p>
          </table:table-cell>
          <table:table-cell table:style-name="ce9" table:formula="of:=[.D52]+2415018.5+[.E52]-[.$B$5]/24" office:value-type="float" office:value="2455369.00416667" calcext:value-type="float">
            <text:p>2455369.00</text:p>
          </table:table-cell>
          <table:table-cell table:style-name="ce10" table:formula="of:=([.F52]-2451545)/36525" office:value-type="float" office:value="0.104695528177041" calcext:value-type="float">
            <text:p>0.10469553</text:p>
          </table:table-cell>
          <table:table-cell/>
          <table:table-cell table:formula="of:=MOD(280.46646+[.G52]*(36000.76983+[.G52]*0.0003032);360)" office:value-type="float" office:value="89.5860754553546" calcext:value-type="float">
            <text:p>89.59</text:p>
          </table:table-cell>
          <table:table-cell table:formula="of:=357.52911+[.G52]*(35999.05029-0.0001537*[.G52])" office:value-type="float" office:value="4126.46869229868" calcext:value-type="float">
            <text:p>4126.47</text:p>
          </table:table-cell>
          <table:table-cell table:formula="of:=0.016708634-[.G52]*(0.000042037+0.0000001267*[.G52])" office:value-type="float" office:value="0.0167042315253039" calcext:value-type="float">
            <text:p>0.02</text:p>
          </table:table-cell>
          <table:table-cell table:formula="of:=SIN(RADIANS([.J52]))*(1.914602-[.G52]*(0.004817+0.000014*[.G52]))+SIN(RADIANS(2*[.J52]))*(0.019993-0.000101*[.G52])+SIN(RADIANS(3*[.J52]))*0.000289" office:value-type="float" office:value="0.438950901514859" calcext:value-type="float">
            <text:p>0.44</text:p>
          </table:table-cell>
          <table:table-cell table:formula="of:=[.I52]+[.L52]" office:value-type="float" office:value="90.0250263568695" calcext:value-type="float">
            <text:p>90.03</text:p>
          </table:table-cell>
          <table:table-cell table:formula="of:=[.J52]+[.L52]" office:value-type="float" office:value="4126.9076432002" calcext:value-type="float">
            <text:p>4126.91</text:p>
          </table:table-cell>
          <table:table-cell table:formula="of:=(1.000001018*(1-[.K52]*[.K52]))/(1+[.K52]*COS(RADIANS([.N52])))" office:value-type="float" office:value="1.01625650507471" calcext:value-type="float">
            <text:p>1.02</text:p>
          </table:table-cell>
          <table:table-cell table:formula="of:=[.M52]-0.00569-0.00478*SIN(RADIANS(125.04-1934.136*[.G52]))" office:value-type="float" office:value="90.0240022448545" calcext:value-type="float">
            <text:p>90.02</text:p>
          </table:table-cell>
          <table:table-cell table:formula="of:=23+(26+((21.448-[.G52]*(46.815+[.G52]*(0.00059-[.G52]*0.001813))))/60)/60" office:value-type="float" office:value="23.437929631795" calcext:value-type="float">
            <text:p>23.44</text:p>
          </table:table-cell>
          <table:table-cell table:formula="of:=[.Q52]+0.00256*COS(RADIANS(125.04-1934.136*[.G52]))" office:value-type="float" office:value="23.438485662982" calcext:value-type="float">
            <text:p>23.44</text:p>
          </table:table-cell>
          <table:table-cell table:formula="of:=DEGREES(ATAN2(COS(RADIANS([.P52]));COS(RADIANS([.R52]))*SIN(RADIANS([.P52]))))" office:value-type="float" office:value="90.0261608365962" calcext:value-type="float">
            <text:p>90.03</text:p>
          </table:table-cell>
          <table:table-cell table:formula="of:=DEGREES(ASIN(SIN(RADIANS([.R52]))*SIN(RADIANS([.P52]))))" office:value-type="float" office:value="23.438483483383" calcext:value-type="float">
            <text:p>23.44</text:p>
          </table:table-cell>
          <table:table-cell table:formula="of:=TAN(RADIANS([.R52]/2))*TAN(RADIANS([.R52]/2))" office:value-type="float" office:value="0.0430314875908238" calcext:value-type="float">
            <text:p>0.04</text:p>
          </table:table-cell>
          <table:table-cell table:formula="of:=4*DEGREES([.U52]*SIN(2*RADIANS([.I52]))-2*[.K52]*SIN(RADIANS([.J52]))+4*[.K52]*[.U52]*SIN(RADIANS([.J52]))*COS(2*RADIANS([.I52]))-0.5*[.U52]*[.U52]*SIN(4*RADIANS([.I52]))-1.25*[.K52]*[.K52]*SIN(2*RADIANS([.J52])))" office:value-type="float" office:value="-1.7606540678591" calcext:value-type="float">
            <text:p>-1.76</text:p>
          </table:table-cell>
          <table:table-cell table:formula="of:=DEGREES(ACOS(COS(RADIANS(90.833))/(COS(RADIANS([.$B$3]))*COS(RADIANS([.T52])))-TAN(RADIANS([.$B$3]))*TAN(RADIANS([.T52]))))" office:value-type="float" office:value="112.610533037434" calcext:value-type="float">
            <text:p>112.61</text:p>
          </table:table-cell>
          <table:table-cell table:style-name="ce8" table:formula="of:=(720-4*[.$B$4]-[.V52]+[.$B$5]*60)/1440" office:value-type="float" office:value="0.501222676436013" calcext:value-type="float">
            <text:p>12:01:46</text:p>
          </table:table-cell>
          <table:table-cell table:style-name="ce8" table:formula="of:=[.X52]-[.W52]*4/1440" office:value-type="float" office:value="0.188415640220919" calcext:value-type="float">
            <text:p>4:31:19</text:p>
          </table:table-cell>
          <table:table-cell table:style-name="ce8" table:formula="of:=[.X52]+[.W52]*4/1440" office:value-type="float" office:value="0.814029712651106" calcext:value-type="float">
            <text:p>19:32:12</text:p>
          </table:table-cell>
          <table:table-cell table:style-name="ce11" table:formula="of:=8*[.W52]" office:value-type="float" office:value="900.88426429947" calcext:value-type="float">
            <text:p>900.88</text:p>
          </table:table-cell>
          <table:table-cell table:formula="of:=MOD([.E52]*1440+[.V52]+4*[.$B$4]-60*[.$B$5];1440)" office:value-type="float" office:value="304.239345932141" calcext:value-type="float">
            <text:p>304.24</text:p>
          </table:table-cell>
          <table:table-cell table:formula="of:=IF([.AB52]/4&lt;0;[.AB52]/4+180;[.AB52]/4-180)" office:value-type="float" office:value="-103.940163516965" calcext:value-type="float">
            <text:p>-103.94</text:p>
          </table:table-cell>
          <table:table-cell table:formula="of:=DEGREES(ACOS(SIN(RADIANS([.$B$3]))*SIN(RADIANS([.T52]))+COS(RADIANS([.$B$3]))*COS(RADIANS([.T52]))*COS(RADIANS([.AC52]))))" office:value-type="float" office:value="85.0458394994341" calcext:value-type="float">
            <text:p>85.05</text:p>
          </table:table-cell>
          <table:table-cell table:formula="of:=90-[.AD52]" office:value-type="float" office:value="4.95416050056591" calcext:value-type="float">
            <text:p>4.95</text:p>
          </table:table-cell>
          <table:table-cell table:formula="of:=IF([.AE52]&gt;85;0;IF([.AE52]&gt;5;58.1/TAN(RADIANS([.AE52]))-0.07/POWER(TAN(RADIANS([.AE52]));3)+0.000086/POWER(TAN(RADIANS([.AE52]));5);IF([.AE52]&gt;-0.575;1735+[.AE52]*(-518.2+[.AE52]*(103.4+[.AE52]*(-12.79+[.AE52]*0.711)));-20.772/TAN(RADIANS([.AE52])))))/3600" office:value-type="float" office:value="0.160748525639612" calcext:value-type="float">
            <text:p>0.16</text:p>
          </table:table-cell>
          <table:table-cell table:formula="of:=[.AE52]+[.AF52]" office:value-type="float" office:value="5.11490902620552" calcext:value-type="float">
            <text:p>5.11</text:p>
          </table:table-cell>
          <table:table-cell table:formula="of:=IF([.AC52]&gt;0;MOD(DEGREES(ACOS(((SIN(RADIANS([.$B$3]))*COS(RADIANS([.AD52])))-SIN(RADIANS([.T52])))/(COS(RADIANS([.$B$3]))*SIN(RADIANS([.AD52])))))+180;360);MOD(540-DEGREES(ACOS(((SIN(RADIANS([.$B$3]))*COS(RADIANS([.AD52])))-SIN(RADIANS([.T52])))/(COS(RADIANS([.$B$3]))*SIN(RADIANS([.AD52])))));360))" office:value-type="float" office:value="63.3553254958714" calcext:value-type="float">
            <text:p>63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52]+0.1/24" office:value-type="float" office:value="0.216666666666667" calcext:value-type="float">
            <text:p>5:12:00</text:p>
          </table:table-cell>
          <table:table-cell table:style-name="ce9" table:formula="of:=[.D53]+2415018.5+[.E53]-[.$B$5]/24" office:value-type="float" office:value="2455369.00833333" calcext:value-type="float">
            <text:p>2455369.01</text:p>
          </table:table-cell>
          <table:table-cell table:style-name="ce10" table:formula="of:=([.F53]-2451545)/36525" office:value-type="float" office:value="0.104695642254163" calcext:value-type="float">
            <text:p>0.10469564</text:p>
          </table:table-cell>
          <table:table-cell/>
          <table:table-cell table:formula="of:=MOD(280.46646+[.G53]*(36000.76983+[.G53]*0.0003032);360)" office:value-type="float" office:value="89.5901823195732" calcext:value-type="float">
            <text:p>89.59</text:p>
          </table:table-cell>
          <table:table-cell table:formula="of:=357.52911+[.G53]*(35999.05029-0.0001537*[.G53])" office:value-type="float" office:value="4126.47279896673" calcext:value-type="float">
            <text:p>4126.47</text:p>
          </table:table-cell>
          <table:table-cell table:formula="of:=0.016708634-[.G53]*(0.000042037+0.0000001267*[.G53])" office:value-type="float" office:value="0.0167042315205054" calcext:value-type="float">
            <text:p>0.02</text:p>
          </table:table-cell>
          <table:table-cell table:formula="of:=SIN(RADIANS([.J53]))*(1.914602-[.G53]*(0.004817+0.000014*[.G53]))+SIN(RADIANS(2*[.J53]))*(0.019993-0.000101*[.G53])+SIN(RADIANS(3*[.J53]))*0.000289" office:value-type="float" office:value="0.438820019444714" calcext:value-type="float">
            <text:p>0.44</text:p>
          </table:table-cell>
          <table:table-cell table:formula="of:=[.I53]+[.L53]" office:value-type="float" office:value="90.0290023390179" calcext:value-type="float">
            <text:p>90.03</text:p>
          </table:table-cell>
          <table:table-cell table:formula="of:=[.J53]+[.L53]" office:value-type="float" office:value="4126.91161898617" calcext:value-type="float">
            <text:p>4126.91</text:p>
          </table:table-cell>
          <table:table-cell table:formula="of:=(1.000001018*(1-[.K53]*[.K53]))/(1+[.K53]*COS(RADIANS([.N53])))" office:value-type="float" office:value="1.01625677627575" calcext:value-type="float">
            <text:p>1.02</text:p>
          </table:table-cell>
          <table:table-cell table:formula="of:=[.M53]-0.00569-0.00478*SIN(RADIANS(125.04-1934.136*[.G53]))" office:value-type="float" office:value="90.027978231001" calcext:value-type="float">
            <text:p>90.03</text:p>
          </table:table-cell>
          <table:table-cell table:formula="of:=23+(26+((21.448-[.G53]*(46.815+[.G53]*(0.00059-[.G53]*0.001813))))/60)/60" office:value-type="float" office:value="23.4379296303115" calcext:value-type="float">
            <text:p>23.44</text:p>
          </table:table-cell>
          <table:table-cell table:formula="of:=[.Q53]+0.00256*COS(RADIANS(125.04-1934.136*[.G53]))" office:value-type="float" office:value="23.4384856518756" calcext:value-type="float">
            <text:p>23.44</text:p>
          </table:table-cell>
          <table:table-cell table:formula="of:=DEGREES(ATAN2(COS(RADIANS([.P53]));COS(RADIANS([.R53]))*SIN(RADIANS([.P53]))))" office:value-type="float" office:value="90.0304943946267" calcext:value-type="float">
            <text:p>90.03</text:p>
          </table:table-cell>
          <table:table-cell table:formula="of:=DEGREES(ASIN(SIN(RADIANS([.R53]))*SIN(RADIANS([.P53]))))" office:value-type="float" office:value="23.4384826903643" calcext:value-type="float">
            <text:p>23.44</text:p>
          </table:table-cell>
          <table:table-cell table:formula="of:=TAN(RADIANS([.R53]/2))*TAN(RADIANS([.R53]/2))" office:value-type="float" office:value="0.0430314875488823" calcext:value-type="float">
            <text:p>0.04</text:p>
          </table:table-cell>
          <table:table-cell table:formula="of:=4*DEGREES([.U53]*SIN(2*RADIANS([.I53]))-2*[.K53]*SIN(RADIANS([.J53]))+4*[.K53]*[.U53]*SIN(RADIANS([.J53]))*COS(2*RADIANS([.I53]))-0.5*[.U53]*[.U53]*SIN(4*RADIANS([.I53]))-1.25*[.K53]*[.K53]*SIN(2*RADIANS([.J53])))" office:value-type="float" office:value="-1.76155957554407" calcext:value-type="float">
            <text:p>-1.76</text:p>
          </table:table-cell>
          <table:table-cell table:formula="of:=DEGREES(ACOS(COS(RADIANS(90.833))/(COS(RADIANS([.$B$3]))*COS(RADIANS([.T53])))-TAN(RADIANS([.$B$3]))*TAN(RADIANS([.T53]))))" office:value-type="float" office:value="112.610532173424" calcext:value-type="float">
            <text:p>112.61</text:p>
          </table:table-cell>
          <table:table-cell table:style-name="ce8" table:formula="of:=(720-4*[.$B$4]-[.V53]+[.$B$5]*60)/1440" office:value-type="float" office:value="0.501223305260794" calcext:value-type="float">
            <text:p>12:01:46</text:p>
          </table:table-cell>
          <table:table-cell table:style-name="ce8" table:formula="of:=[.X53]-[.W53]*4/1440" office:value-type="float" office:value="0.188416271445728" calcext:value-type="float">
            <text:p>4:31:19</text:p>
          </table:table-cell>
          <table:table-cell table:style-name="ce8" table:formula="of:=[.X53]+[.W53]*4/1440" office:value-type="float" office:value="0.81403033907586" calcext:value-type="float">
            <text:p>19:32:12</text:p>
          </table:table-cell>
          <table:table-cell table:style-name="ce11" table:formula="of:=8*[.W53]" office:value-type="float" office:value="900.884257387391" calcext:value-type="float">
            <text:p>900.88</text:p>
          </table:table-cell>
          <table:table-cell table:formula="of:=MOD([.E53]*1440+[.V53]+4*[.$B$4]-60*[.$B$5];1440)" office:value-type="float" office:value="310.238440424456" calcext:value-type="float">
            <text:p>310.24</text:p>
          </table:table-cell>
          <table:table-cell table:formula="of:=IF([.AB53]/4&lt;0;[.AB53]/4+180;[.AB53]/4-180)" office:value-type="float" office:value="-102.440389893886" calcext:value-type="float">
            <text:p>-102.44</text:p>
          </table:table-cell>
          <table:table-cell table:formula="of:=DEGREES(ACOS(SIN(RADIANS([.$B$3]))*SIN(RADIANS([.T53]))+COS(RADIANS([.$B$3]))*COS(RADIANS([.T53]))*COS(RADIANS([.AC53]))))" office:value-type="float" office:value="84.0148754644017" calcext:value-type="float">
            <text:p>84.01</text:p>
          </table:table-cell>
          <table:table-cell table:formula="of:=90-[.AD53]" office:value-type="float" office:value="5.98512453559826" calcext:value-type="float">
            <text:p>5.99</text:p>
          </table:table-cell>
          <table:table-cell table:formula="of:=IF([.AE53]&gt;85;0;IF([.AE53]&gt;5;58.1/TAN(RADIANS([.AE53]))-0.07/POWER(TAN(RADIANS([.AE53]));3)+0.000086/POWER(TAN(RADIANS([.AE53]));5);IF([.AE53]&gt;-0.575;1735+[.AE53]*(-518.2+[.AE53]*(103.4+[.AE53]*(-12.79+[.AE53]*0.711)));-20.772/TAN(RADIANS([.AE53])))))/3600" office:value-type="float" office:value="0.138948616949623" calcext:value-type="float">
            <text:p>0.14</text:p>
          </table:table-cell>
          <table:table-cell table:formula="of:=[.AE53]+[.AF53]" office:value-type="float" office:value="6.12407315254788" calcext:value-type="float">
            <text:p>6.12</text:p>
          </table:table-cell>
          <table:table-cell table:formula="of:=IF([.AC53]&gt;0;MOD(DEGREES(ACOS(((SIN(RADIANS([.$B$3]))*COS(RADIANS([.AD53])))-SIN(RADIANS([.T53])))/(COS(RADIANS([.$B$3]))*SIN(RADIANS([.AD53])))))+180;360);MOD(540-DEGREES(ACOS(((SIN(RADIANS([.$B$3]))*COS(RADIANS([.AD53])))-SIN(RADIANS([.T53])))/(COS(RADIANS([.$B$3]))*SIN(RADIANS([.AD53])))));360))" office:value-type="float" office:value="64.2708450665602" calcext:value-type="float">
            <text:p>64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53]+0.1/24" office:value-type="float" office:value="0.220833333333334" calcext:value-type="float">
            <text:p>5:18:00</text:p>
          </table:table-cell>
          <table:table-cell table:style-name="ce9" table:formula="of:=[.D54]+2415018.5+[.E54]-[.$B$5]/24" office:value-type="float" office:value="2455369.0125" calcext:value-type="float">
            <text:p>2455369.01</text:p>
          </table:table-cell>
          <table:table-cell table:style-name="ce10" table:formula="of:=([.F54]-2451545)/36525" office:value-type="float" office:value="0.104695756331272" calcext:value-type="float">
            <text:p>0.10469576</text:p>
          </table:table-cell>
          <table:table-cell/>
          <table:table-cell table:formula="of:=MOD(280.46646+[.G54]*(36000.76983+[.G54]*0.0003032);360)" office:value-type="float" office:value="89.5942891833247" calcext:value-type="float">
            <text:p>89.59</text:p>
          </table:table-cell>
          <table:table-cell table:formula="of:=357.52911+[.G54]*(35999.05029-0.0001537*[.G54])" office:value-type="float" office:value="4126.47690563431" calcext:value-type="float">
            <text:p>4126.48</text:p>
          </table:table-cell>
          <table:table-cell table:formula="of:=0.016708634-[.G54]*(0.000042037+0.0000001267*[.G54])" office:value-type="float" office:value="0.0167042315157069" calcext:value-type="float">
            <text:p>0.02</text:p>
          </table:table-cell>
          <table:table-cell table:formula="of:=SIN(RADIANS([.J54]))*(1.914602-[.G54]*(0.004817+0.000014*[.G54]))+SIN(RADIANS(2*[.J54]))*(0.019993-0.000101*[.G54])+SIN(RADIANS(3*[.J54]))*0.000289" office:value-type="float" office:value="0.438689135267514" calcext:value-type="float">
            <text:p>0.44</text:p>
          </table:table-cell>
          <table:table-cell table:formula="of:=[.I54]+[.L54]" office:value-type="float" office:value="90.0329783185922" calcext:value-type="float">
            <text:p>90.03</text:p>
          </table:table-cell>
          <table:table-cell table:formula="of:=[.J54]+[.L54]" office:value-type="float" office:value="4126.91559476958" calcext:value-type="float">
            <text:p>4126.92</text:p>
          </table:table-cell>
          <table:table-cell table:formula="of:=(1.000001018*(1-[.K54]*[.K54]))/(1+[.K54]*COS(RADIANS([.N54])))" office:value-type="float" office:value="1.01625704739582" calcext:value-type="float">
            <text:p>1.02</text:p>
          </table:table-cell>
          <table:table-cell table:formula="of:=[.M54]-0.00569-0.00478*SIN(RADIANS(125.04-1934.136*[.G54]))" office:value-type="float" office:value="90.0319542145733" calcext:value-type="float">
            <text:p>90.03</text:p>
          </table:table-cell>
          <table:table-cell table:formula="of:=23+(26+((21.448-[.G54]*(46.815+[.G54]*(0.00059-[.G54]*0.001813))))/60)/60" office:value-type="float" office:value="23.437929628828" calcext:value-type="float">
            <text:p>23.44</text:p>
          </table:table-cell>
          <table:table-cell table:formula="of:=[.Q54]+0.00256*COS(RADIANS(125.04-1934.136*[.G54]))" office:value-type="float" office:value="23.4384856407691" calcext:value-type="float">
            <text:p>23.44</text:p>
          </table:table-cell>
          <table:table-cell table:formula="of:=DEGREES(ATAN2(COS(RADIANS([.P54]));COS(RADIANS([.R54]))*SIN(RADIANS([.P54]))))" office:value-type="float" office:value="90.0348279497955" calcext:value-type="float">
            <text:p>90.03</text:p>
          </table:table-cell>
          <table:table-cell table:formula="of:=DEGREES(ASIN(SIN(RADIANS([.R54]))*SIN(RADIANS([.P54]))))" office:value-type="float" office:value="23.4384817777294" calcext:value-type="float">
            <text:p>23.44</text:p>
          </table:table-cell>
          <table:table-cell table:formula="of:=TAN(RADIANS([.R54]/2))*TAN(RADIANS([.R54]/2))" office:value-type="float" office:value="0.0430314875069408" calcext:value-type="float">
            <text:p>0.04</text:p>
          </table:table-cell>
          <table:table-cell table:formula="of:=4*DEGREES([.U54]*SIN(2*RADIANS([.I54]))-2*[.K54]*SIN(RADIANS([.J54]))+4*[.K54]*[.U54]*SIN(RADIANS([.J54]))*COS(2*RADIANS([.I54]))-0.5*[.U54]*[.U54]*SIN(4*RADIANS([.I54]))-1.25*[.K54]*[.K54]*SIN(2*RADIANS([.J54])))" office:value-type="float" office:value="-1.76246507392082" calcext:value-type="float">
            <text:p>-1.76</text:p>
          </table:table-cell>
          <table:table-cell table:formula="of:=DEGREES(ACOS(COS(RADIANS(90.833))/(COS(RADIANS([.$B$3]))*COS(RADIANS([.T54])))-TAN(RADIANS([.$B$3]))*TAN(RADIANS([.T54]))))" office:value-type="float" office:value="112.61053117909" calcext:value-type="float">
            <text:p>112.61</text:p>
          </table:table-cell>
          <table:table-cell table:style-name="ce8" table:formula="of:=(720-4*[.$B$4]-[.V54]+[.$B$5]*60)/1440" office:value-type="float" office:value="0.501223934079113" calcext:value-type="float">
            <text:p>12:01:46</text:p>
          </table:table-cell>
          <table:table-cell table:style-name="ce8" table:formula="of:=[.X54]-[.W54]*4/1440" office:value-type="float" office:value="0.188416903026086" calcext:value-type="float">
            <text:p>4:31:19</text:p>
          </table:table-cell>
          <table:table-cell table:style-name="ce8" table:formula="of:=[.X54]+[.W54]*4/1440" office:value-type="float" office:value="0.81403096513214" calcext:value-type="float">
            <text:p>19:32:12</text:p>
          </table:table-cell>
          <table:table-cell table:style-name="ce11" table:formula="of:=8*[.W54]" office:value-type="float" office:value="900.884249432718" calcext:value-type="float">
            <text:p>900.88</text:p>
          </table:table-cell>
          <table:table-cell table:formula="of:=MOD([.E54]*1440+[.V54]+4*[.$B$4]-60*[.$B$5];1440)" office:value-type="float" office:value="316.23753492608" calcext:value-type="float">
            <text:p>316.24</text:p>
          </table:table-cell>
          <table:table-cell table:formula="of:=IF([.AB54]/4&lt;0;[.AB54]/4+180;[.AB54]/4-180)" office:value-type="float" office:value="-100.94061626848" calcext:value-type="float">
            <text:p>-100.94</text:p>
          </table:table-cell>
          <table:table-cell table:formula="of:=DEGREES(ACOS(SIN(RADIANS([.$B$3]))*SIN(RADIANS([.T54]))+COS(RADIANS([.$B$3]))*COS(RADIANS([.T54]))*COS(RADIANS([.AC54]))))" office:value-type="float" office:value="82.9759741072535" calcext:value-type="float">
            <text:p>82.98</text:p>
          </table:table-cell>
          <table:table-cell table:formula="of:=90-[.AD54]" office:value-type="float" office:value="7.02402589274651" calcext:value-type="float">
            <text:p>7.02</text:p>
          </table:table-cell>
          <table:table-cell table:formula="of:=IF([.AE54]&gt;85;0;IF([.AE54]&gt;5;58.1/TAN(RADIANS([.AE54]))-0.07/POWER(TAN(RADIANS([.AE54]));3)+0.000086/POWER(TAN(RADIANS([.AE54]));5);IF([.AE54]&gt;-0.575;1735+[.AE54]*(-518.2+[.AE54]*(103.4+[.AE54]*(-12.79+[.AE54]*0.711)));-20.772/TAN(RADIANS([.AE54])))))/3600" office:value-type="float" office:value="0.12143217934602" calcext:value-type="float">
            <text:p>0.12</text:p>
          </table:table-cell>
          <table:table-cell table:formula="of:=[.AE54]+[.AF54]" office:value-type="float" office:value="7.14545807209253" calcext:value-type="float">
            <text:p>7.15</text:p>
          </table:table-cell>
          <table:table-cell table:formula="of:=IF([.AC54]&gt;0;MOD(DEGREES(ACOS(((SIN(RADIANS([.$B$3]))*COS(RADIANS([.AD54])))-SIN(RADIANS([.T54])))/(COS(RADIANS([.$B$3]))*SIN(RADIANS([.AD54])))))+180;360);MOD(540-DEGREES(ACOS(((SIN(RADIANS([.$B$3]))*COS(RADIANS([.AD54])))-SIN(RADIANS([.T54])))/(COS(RADIANS([.$B$3]))*SIN(RADIANS([.AD54])))));360))" office:value-type="float" office:value="65.1789834552447" calcext:value-type="float">
            <text:p>65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54]+0.1/24" office:value-type="float" office:value="0.225" calcext:value-type="float">
            <text:p>5:24:00</text:p>
          </table:table-cell>
          <table:table-cell table:style-name="ce9" table:formula="of:=[.D55]+2415018.5+[.E55]-[.$B$5]/24" office:value-type="float" office:value="2455369.01666667" calcext:value-type="float">
            <text:p>2455369.02</text:p>
          </table:table-cell>
          <table:table-cell table:style-name="ce10" table:formula="of:=([.F55]-2451545)/36525" office:value-type="float" office:value="0.104695870408394" calcext:value-type="float">
            <text:p>0.10469587</text:p>
          </table:table-cell>
          <table:table-cell/>
          <table:table-cell table:formula="of:=MOD(280.46646+[.G55]*(36000.76983+[.G55]*0.0003032);360)" office:value-type="float" office:value="89.5983960475442" calcext:value-type="float">
            <text:p>89.6</text:p>
          </table:table-cell>
          <table:table-cell table:formula="of:=357.52911+[.G55]*(35999.05029-0.0001537*[.G55])" office:value-type="float" office:value="4126.48101230236" calcext:value-type="float">
            <text:p>4126.48</text:p>
          </table:table-cell>
          <table:table-cell table:formula="of:=0.016708634-[.G55]*(0.000042037+0.0000001267*[.G55])" office:value-type="float" office:value="0.0167042315109084" calcext:value-type="float">
            <text:p>0.02</text:p>
          </table:table-cell>
          <table:table-cell table:formula="of:=SIN(RADIANS([.J55]))*(1.914602-[.G55]*(0.004817+0.000014*[.G55]))+SIN(RADIANS(2*[.J55]))*(0.019993-0.000101*[.G55])+SIN(RADIANS(3*[.J55]))*0.000289" office:value-type="float" office:value="0.438558248954105" calcext:value-type="float">
            <text:p>0.44</text:p>
          </table:table-cell>
          <table:table-cell table:formula="of:=[.I55]+[.L55]" office:value-type="float" office:value="90.0369542964983" calcext:value-type="float">
            <text:p>90.04</text:p>
          </table:table-cell>
          <table:table-cell table:formula="of:=[.J55]+[.L55]" office:value-type="float" office:value="4126.91957055131" calcext:value-type="float">
            <text:p>4126.92</text:p>
          </table:table-cell>
          <table:table-cell table:formula="of:=(1.000001018*(1-[.K55]*[.K55]))/(1+[.K55]*COS(RADIANS([.N55])))" office:value-type="float" office:value="1.01625731843499" calcext:value-type="float">
            <text:p>1.02</text:p>
          </table:table-cell>
          <table:table-cell table:formula="of:=[.M55]-0.00569-0.00478*SIN(RADIANS(125.04-1934.136*[.G55]))" office:value-type="float" office:value="90.0359301964772" calcext:value-type="float">
            <text:p>90.04</text:p>
          </table:table-cell>
          <table:table-cell table:formula="of:=23+(26+((21.448-[.G55]*(46.815+[.G55]*(0.00059-[.G55]*0.001813))))/60)/60" office:value-type="float" office:value="23.4379296273445" calcext:value-type="float">
            <text:p>23.44</text:p>
          </table:table-cell>
          <table:table-cell table:formula="of:=[.Q55]+0.00256*COS(RADIANS(125.04-1934.136*[.G55]))" office:value-type="float" office:value="23.4384856296626" calcext:value-type="float">
            <text:p>23.44</text:p>
          </table:table-cell>
          <table:table-cell table:formula="of:=DEGREES(ATAN2(COS(RADIANS([.P55]));COS(RADIANS([.R55]))*SIN(RADIANS([.P55]))))" office:value-type="float" office:value="90.0391615030822" calcext:value-type="float">
            <text:p>90.04</text:p>
          </table:table-cell>
          <table:table-cell table:formula="of:=DEGREES(ASIN(SIN(RADIANS([.R55]))*SIN(RADIANS([.P55]))))" office:value-type="float" office:value="23.4384807454781" calcext:value-type="float">
            <text:p>23.44</text:p>
          </table:table-cell>
          <table:table-cell table:formula="of:=TAN(RADIANS([.R55]/2))*TAN(RADIANS([.R55]/2))" office:value-type="float" office:value="0.0430314874649993" calcext:value-type="float">
            <text:p>0.04</text:p>
          </table:table-cell>
          <table:table-cell table:formula="of:=4*DEGREES([.U55]*SIN(2*RADIANS([.I55]))-2*[.K55]*SIN(RADIANS([.J55]))+4*[.K55]*[.U55]*SIN(RADIANS([.J55]))*COS(2*RADIANS([.I55]))-0.5*[.U55]*[.U55]*SIN(4*RADIANS([.I55]))-1.25*[.K55]*[.K55]*SIN(2*RADIANS([.J55])))" office:value-type="float" office:value="-1.76337056316704" calcext:value-type="float">
            <text:p>-1.76</text:p>
          </table:table-cell>
          <table:table-cell table:formula="of:=DEGREES(ACOS(COS(RADIANS(90.833))/(COS(RADIANS([.$B$3]))*COS(RADIANS([.T55])))-TAN(RADIANS([.$B$3]))*TAN(RADIANS([.T55]))))" office:value-type="float" office:value="112.610530054431" calcext:value-type="float">
            <text:p>112.61</text:p>
          </table:table-cell>
          <table:table-cell table:style-name="ce8" table:formula="of:=(720-4*[.$B$4]-[.V55]+[.$B$5]*60)/1440" office:value-type="float" office:value="0.50122456289109" calcext:value-type="float">
            <text:p>12:01:46</text:p>
          </table:table-cell>
          <table:table-cell table:style-name="ce8" table:formula="of:=[.X55]-[.W55]*4/1440" office:value-type="float" office:value="0.188417534962115" calcext:value-type="float">
            <text:p>4:31:19</text:p>
          </table:table-cell>
          <table:table-cell table:style-name="ce8" table:formula="of:=[.X55]+[.W55]*4/1440" office:value-type="float" office:value="0.814031590820066" calcext:value-type="float">
            <text:p>19:32:12</text:p>
          </table:table-cell>
          <table:table-cell table:style-name="ce11" table:formula="of:=8*[.W55]" office:value-type="float" office:value="900.88424043545" calcext:value-type="float">
            <text:p>900.88</text:p>
          </table:table-cell>
          <table:table-cell table:formula="of:=MOD([.E55]*1440+[.V55]+4*[.$B$4]-60*[.$B$5];1440)" office:value-type="float" office:value="322.236629436833" calcext:value-type="float">
            <text:p>322.24</text:p>
          </table:table-cell>
          <table:table-cell table:formula="of:=IF([.AB55]/4&lt;0;[.AB55]/4+180;[.AB55]/4-180)" office:value-type="float" office:value="-99.4408426407918" calcext:value-type="float">
            <text:p>-99.44</text:p>
          </table:table-cell>
          <table:table-cell table:formula="of:=DEGREES(ACOS(SIN(RADIANS([.$B$3]))*SIN(RADIANS([.T55]))+COS(RADIANS([.$B$3]))*COS(RADIANS([.T55]))*COS(RADIANS([.AC55]))))" office:value-type="float" office:value="81.9294575295051" calcext:value-type="float">
            <text:p>81.93</text:p>
          </table:table-cell>
          <table:table-cell table:formula="of:=90-[.AD55]" office:value-type="float" office:value="8.07054247049491" calcext:value-type="float">
            <text:p>8.07</text:p>
          </table:table-cell>
          <table:table-cell table:formula="of:=IF([.AE55]&gt;85;0;IF([.AE55]&gt;5;58.1/TAN(RADIANS([.AE55]))-0.07/POWER(TAN(RADIANS([.AE55]));3)+0.000086/POWER(TAN(RADIANS([.AE55]));5);IF([.AE55]&gt;-0.575;1735+[.AE55]*(-518.2+[.AE55]*(103.4+[.AE55]*(-12.79+[.AE55]*0.711)));-20.772/TAN(RADIANS([.AE55])))))/3600" office:value-type="float" office:value="0.107413725134879" calcext:value-type="float">
            <text:p>0.11</text:p>
          </table:table-cell>
          <table:table-cell table:formula="of:=[.AE55]+[.AF55]" office:value-type="float" office:value="8.17795619562979" calcext:value-type="float">
            <text:p>8.18</text:p>
          </table:table-cell>
          <table:table-cell table:formula="of:=IF([.AC55]&gt;0;MOD(DEGREES(ACOS(((SIN(RADIANS([.$B$3]))*COS(RADIANS([.AD55])))-SIN(RADIANS([.T55])))/(COS(RADIANS([.$B$3]))*SIN(RADIANS([.AD55])))))+180;360);MOD(540-DEGREES(ACOS(((SIN(RADIANS([.$B$3]))*COS(RADIANS([.AD55])))-SIN(RADIANS([.T55])))/(COS(RADIANS([.$B$3]))*SIN(RADIANS([.AD55])))));360))" office:value-type="float" office:value="66.0802402546083" calcext:value-type="float">
            <text:p>66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55]+0.1/24" office:value-type="float" office:value="0.229166666666667" calcext:value-type="float">
            <text:p>5:30:00</text:p>
          </table:table-cell>
          <table:table-cell table:style-name="ce9" table:formula="of:=[.D56]+2415018.5+[.E56]-[.$B$5]/24" office:value-type="float" office:value="2455369.02083333" calcext:value-type="float">
            <text:p>2455369.02</text:p>
          </table:table-cell>
          <table:table-cell table:style-name="ce10" table:formula="of:=([.F56]-2451545)/36525" office:value-type="float" office:value="0.104695984485504" calcext:value-type="float">
            <text:p>0.10469598</text:p>
          </table:table-cell>
          <table:table-cell/>
          <table:table-cell table:formula="of:=MOD(280.46646+[.G56]*(36000.76983+[.G56]*0.0003032);360)" office:value-type="float" office:value="89.6025029113316" calcext:value-type="float">
            <text:p>89.6</text:p>
          </table:table-cell>
          <table:table-cell table:formula="of:=357.52911+[.G56]*(35999.05029-0.0001537*[.G56])" office:value-type="float" office:value="4126.48511896998" calcext:value-type="float">
            <text:p>4126.49</text:p>
          </table:table-cell>
          <table:table-cell table:formula="of:=0.016708634-[.G56]*(0.000042037+0.0000001267*[.G56])" office:value-type="float" office:value="0.0167042315061099" calcext:value-type="float">
            <text:p>0.02</text:p>
          </table:table-cell>
          <table:table-cell table:formula="of:=SIN(RADIANS([.J56]))*(1.914602-[.G56]*(0.004817+0.000014*[.G56]))+SIN(RADIANS(2*[.J56]))*(0.019993-0.000101*[.G56])+SIN(RADIANS(3*[.J56]))*0.000289" office:value-type="float" office:value="0.438427360533849" calcext:value-type="float">
            <text:p>0.44</text:p>
          </table:table-cell>
          <table:table-cell table:formula="of:=[.I56]+[.L56]" office:value-type="float" office:value="90.0409302718655" calcext:value-type="float">
            <text:p>90.04</text:p>
          </table:table-cell>
          <table:table-cell table:formula="of:=[.J56]+[.L56]" office:value-type="float" office:value="4126.92354633051" calcext:value-type="float">
            <text:p>4126.92</text:p>
          </table:table-cell>
          <table:table-cell table:formula="of:=(1.000001018*(1-[.K56]*[.K56]))/(1+[.K56]*COS(RADIANS([.N56])))" office:value-type="float" office:value="1.01625758939319" calcext:value-type="float">
            <text:p>1.02</text:p>
          </table:table-cell>
          <table:table-cell table:formula="of:=[.M56]-0.00569-0.00478*SIN(RADIANS(125.04-1934.136*[.G56]))" office:value-type="float" office:value="90.0399061758423" calcext:value-type="float">
            <text:p>90.04</text:p>
          </table:table-cell>
          <table:table-cell table:formula="of:=23+(26+((21.448-[.G56]*(46.815+[.G56]*(0.00059-[.G56]*0.001813))))/60)/60" office:value-type="float" office:value="23.437929625861" calcext:value-type="float">
            <text:p>23.44</text:p>
          </table:table-cell>
          <table:table-cell table:formula="of:=[.Q56]+0.00256*COS(RADIANS(125.04-1934.136*[.G56]))" office:value-type="float" office:value="23.4384856185561" calcext:value-type="float">
            <text:p>23.44</text:p>
          </table:table-cell>
          <table:table-cell table:formula="of:=DEGREES(ATAN2(COS(RADIANS([.P56]));COS(RADIANS([.R56]))*SIN(RADIANS([.P56]))))" office:value-type="float" office:value="90.04349505353" calcext:value-type="float">
            <text:p>90.04</text:p>
          </table:table-cell>
          <table:table-cell table:formula="of:=DEGREES(ASIN(SIN(RADIANS([.R56]))*SIN(RADIANS([.P56]))))" office:value-type="float" office:value="23.438479593611" calcext:value-type="float">
            <text:p>23.44</text:p>
          </table:table-cell>
          <table:table-cell table:formula="of:=TAN(RADIANS([.R56]/2))*TAN(RADIANS([.R56]/2))" office:value-type="float" office:value="0.0430314874230578" calcext:value-type="float">
            <text:p>0.04</text:p>
          </table:table-cell>
          <table:table-cell table:formula="of:=4*DEGREES([.U56]*SIN(2*RADIANS([.I56]))-2*[.K56]*SIN(RADIANS([.J56]))+4*[.K56]*[.U56]*SIN(RADIANS([.J56]))*COS(2*RADIANS([.I56]))-0.5*[.U56]*[.U56]*SIN(4*RADIANS([.I56]))-1.25*[.K56]*[.K56]*SIN(2*RADIANS([.J56])))" office:value-type="float" office:value="-1.76427604305605" calcext:value-type="float">
            <text:p>-1.76</text:p>
          </table:table-cell>
          <table:table-cell table:formula="of:=DEGREES(ACOS(COS(RADIANS(90.833))/(COS(RADIANS([.$B$3]))*COS(RADIANS([.T56])))-TAN(RADIANS([.$B$3]))*TAN(RADIANS([.T56]))))" office:value-type="float" office:value="112.610528799449" calcext:value-type="float">
            <text:p>112.61</text:p>
          </table:table-cell>
          <table:table-cell table:style-name="ce8" table:formula="of:=(720-4*[.$B$4]-[.V56]+[.$B$5]*60)/1440" office:value-type="float" office:value="0.501225191696565" calcext:value-type="float">
            <text:p>12:01:46</text:p>
          </table:table-cell>
          <table:table-cell table:style-name="ce8" table:formula="of:=[.X56]-[.W56]*4/1440" office:value-type="float" office:value="0.188418167253651" calcext:value-type="float">
            <text:p>4:31:19</text:p>
          </table:table-cell>
          <table:table-cell table:style-name="ce8" table:formula="of:=[.X56]+[.W56]*4/1440" office:value-type="float" office:value="0.814032216139479" calcext:value-type="float">
            <text:p>19:32:12</text:p>
          </table:table-cell>
          <table:table-cell table:style-name="ce11" table:formula="of:=8*[.W56]" office:value-type="float" office:value="900.884230395591" calcext:value-type="float">
            <text:p>900.88</text:p>
          </table:table-cell>
          <table:table-cell table:formula="of:=MOD([.E56]*1440+[.V56]+4*[.$B$4]-60*[.$B$5];1440)" office:value-type="float" office:value="328.235723956944" calcext:value-type="float">
            <text:p>328.24</text:p>
          </table:table-cell>
          <table:table-cell table:formula="of:=IF([.AB56]/4&lt;0;[.AB56]/4+180;[.AB56]/4-180)" office:value-type="float" office:value="-97.9410690107639" calcext:value-type="float">
            <text:p>-97.94</text:p>
          </table:table-cell>
          <table:table-cell table:formula="of:=DEGREES(ACOS(SIN(RADIANS([.$B$3]))*SIN(RADIANS([.T56]))+COS(RADIANS([.$B$3]))*COS(RADIANS([.T56]))*COS(RADIANS([.AC56]))))" office:value-type="float" office:value="80.8756395684803" calcext:value-type="float">
            <text:p>80.88</text:p>
          </table:table-cell>
          <table:table-cell table:formula="of:=90-[.AD56]" office:value-type="float" office:value="9.12436043151973" calcext:value-type="float">
            <text:p>9.12</text:p>
          </table:table-cell>
          <table:table-cell table:formula="of:=IF([.AE56]&gt;85;0;IF([.AE56]&gt;5;58.1/TAN(RADIANS([.AE56]))-0.07/POWER(TAN(RADIANS([.AE56]));3)+0.000086/POWER(TAN(RADIANS([.AE56]));5);IF([.AE56]&gt;-0.575;1735+[.AE56]*(-518.2+[.AE56]*(103.4+[.AE56]*(-12.79+[.AE56]*0.711)));-20.772/TAN(RADIANS([.AE56])))))/3600" office:value-type="float" office:value="0.0960151057095287" calcext:value-type="float">
            <text:p>0.1</text:p>
          </table:table-cell>
          <table:table-cell table:formula="of:=[.AE56]+[.AF56]" office:value-type="float" office:value="9.22037553722926" calcext:value-type="float">
            <text:p>9.22</text:p>
          </table:table-cell>
          <table:table-cell table:formula="of:=IF([.AC56]&gt;0;MOD(DEGREES(ACOS(((SIN(RADIANS([.$B$3]))*COS(RADIANS([.AD56])))-SIN(RADIANS([.T56])))/(COS(RADIANS([.$B$3]))*SIN(RADIANS([.AD56])))))+180;360);MOD(540-DEGREES(ACOS(((SIN(RADIANS([.$B$3]))*COS(RADIANS([.AD56])))-SIN(RADIANS([.T56])))/(COS(RADIANS([.$B$3]))*SIN(RADIANS([.AD56])))));360))" office:value-type="float" office:value="66.9751215066817" calcext:value-type="float">
            <text:p>66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56]+0.1/24" office:value-type="float" office:value="0.233333333333334" calcext:value-type="float">
            <text:p>5:36:00</text:p>
          </table:table-cell>
          <table:table-cell table:style-name="ce9" table:formula="of:=[.D57]+2415018.5+[.E57]-[.$B$5]/24" office:value-type="float" office:value="2455369.025" calcext:value-type="float">
            <text:p>2455369.03</text:p>
          </table:table-cell>
          <table:table-cell table:style-name="ce10" table:formula="of:=([.F57]-2451545)/36525" office:value-type="float" office:value="0.104696098562626" calcext:value-type="float">
            <text:p>0.10469610</text:p>
          </table:table-cell>
          <table:table-cell/>
          <table:table-cell table:formula="of:=MOD(280.46646+[.G57]*(36000.76983+[.G57]*0.0003032);360)" office:value-type="float" office:value="89.6066097755502" calcext:value-type="float">
            <text:p>89.61</text:p>
          </table:table-cell>
          <table:table-cell table:formula="of:=357.52911+[.G57]*(35999.05029-0.0001537*[.G57])" office:value-type="float" office:value="4126.48922563802" calcext:value-type="float">
            <text:p>4126.49</text:p>
          </table:table-cell>
          <table:table-cell table:formula="of:=0.016708634-[.G57]*(0.000042037+0.0000001267*[.G57])" office:value-type="float" office:value="0.0167042315013114" calcext:value-type="float">
            <text:p>0.02</text:p>
          </table:table-cell>
          <table:table-cell table:formula="of:=SIN(RADIANS([.J57]))*(1.914602-[.G57]*(0.004817+0.000014*[.G57]))+SIN(RADIANS(2*[.J57]))*(0.019993-0.000101*[.G57])+SIN(RADIANS(3*[.J57]))*0.000289" office:value-type="float" office:value="0.43829646997982" calcext:value-type="float">
            <text:p>0.44</text:p>
          </table:table-cell>
          <table:table-cell table:formula="of:=[.I57]+[.L57]" office:value-type="float" office:value="90.04490624553" calcext:value-type="float">
            <text:p>90.04</text:p>
          </table:table-cell>
          <table:table-cell table:formula="of:=[.J57]+[.L57]" office:value-type="float" office:value="4126.927522108" calcext:value-type="float">
            <text:p>4126.93</text:p>
          </table:table-cell>
          <table:table-cell table:formula="of:=(1.000001018*(1-[.K57]*[.K57]))/(1+[.K57]*COS(RADIANS([.N57])))" office:value-type="float" office:value="1.01625786027049" calcext:value-type="float">
            <text:p>1.02</text:p>
          </table:table-cell>
          <table:table-cell table:formula="of:=[.M57]-0.00569-0.00478*SIN(RADIANS(125.04-1934.136*[.G57]))" office:value-type="float" office:value="90.0438821535045" calcext:value-type="float">
            <text:p>90.04</text:p>
          </table:table-cell>
          <table:table-cell table:formula="of:=23+(26+((21.448-[.G57]*(46.815+[.G57]*(0.00059-[.G57]*0.001813))))/60)/60" office:value-type="float" office:value="23.4379296243776" calcext:value-type="float">
            <text:p>23.44</text:p>
          </table:table-cell>
          <table:table-cell table:formula="of:=[.Q57]+0.00256*COS(RADIANS(125.04-1934.136*[.G57]))" office:value-type="float" office:value="23.4384856074497" calcext:value-type="float">
            <text:p>23.44</text:p>
          </table:table-cell>
          <table:table-cell table:formula="of:=DEGREES(ATAN2(COS(RADIANS([.P57]));COS(RADIANS([.R57]))*SIN(RADIANS([.P57]))))" office:value-type="float" office:value="90.0478286020425" calcext:value-type="float">
            <text:p>90.05</text:p>
          </table:table-cell>
          <table:table-cell table:formula="of:=DEGREES(ASIN(SIN(RADIANS([.R57]))*SIN(RADIANS([.P57]))))" office:value-type="float" office:value="23.438478322128" calcext:value-type="float">
            <text:p>23.44</text:p>
          </table:table-cell>
          <table:table-cell table:formula="of:=TAN(RADIANS([.R57]/2))*TAN(RADIANS([.R57]/2))" office:value-type="float" office:value="0.0430314873811162" calcext:value-type="float">
            <text:p>0.04</text:p>
          </table:table-cell>
          <table:table-cell table:formula="of:=4*DEGREES([.U57]*SIN(2*RADIANS([.I57]))-2*[.K57]*SIN(RADIANS([.J57]))+4*[.K57]*[.U57]*SIN(RADIANS([.J57]))*COS(2*RADIANS([.I57]))-0.5*[.U57]*[.U57]*SIN(4*RADIANS([.I57]))-1.25*[.K57]*[.K57]*SIN(2*RADIANS([.J57])))" office:value-type="float" office:value="-1.76518151374946" calcext:value-type="float">
            <text:p>-1.77</text:p>
          </table:table-cell>
          <table:table-cell table:formula="of:=DEGREES(ACOS(COS(RADIANS(90.833))/(COS(RADIANS([.$B$3]))*COS(RADIANS([.T57])))-TAN(RADIANS([.$B$3]))*TAN(RADIANS([.T57]))))" office:value-type="float" office:value="112.610527414143" calcext:value-type="float">
            <text:p>112.61</text:p>
          </table:table-cell>
          <table:table-cell table:style-name="ce8" table:formula="of:=(720-4*[.$B$4]-[.V57]+[.$B$5]*60)/1440" office:value-type="float" office:value="0.501225820495658" calcext:value-type="float">
            <text:p>12:01:46</text:p>
          </table:table-cell>
          <table:table-cell table:style-name="ce8" table:formula="of:=[.X57]-[.W57]*4/1440" office:value-type="float" office:value="0.188418799900818" calcext:value-type="float">
            <text:p>4:31:19</text:p>
          </table:table-cell>
          <table:table-cell table:style-name="ce8" table:formula="of:=[.X57]+[.W57]*4/1440" office:value-type="float" office:value="0.814032841090499" calcext:value-type="float">
            <text:p>19:32:12</text:p>
          </table:table-cell>
          <table:table-cell table:style-name="ce11" table:formula="of:=8*[.W57]" office:value-type="float" office:value="900.884219313141" calcext:value-type="float">
            <text:p>900.88</text:p>
          </table:table-cell>
          <table:table-cell table:formula="of:=MOD([.E57]*1440+[.V57]+4*[.$B$4]-60*[.$B$5];1440)" office:value-type="float" office:value="334.234818486252" calcext:value-type="float">
            <text:p>334.23</text:p>
          </table:table-cell>
          <table:table-cell table:formula="of:=IF([.AB57]/4&lt;0;[.AB57]/4+180;[.AB57]/4-180)" office:value-type="float" office:value="-96.4412953784371" calcext:value-type="float">
            <text:p>-96.44</text:p>
          </table:table-cell>
          <table:table-cell table:formula="of:=DEGREES(ACOS(SIN(RADIANS([.$B$3]))*SIN(RADIANS([.T57]))+COS(RADIANS([.$B$3]))*COS(RADIANS([.T57]))*COS(RADIANS([.AC57]))))" office:value-type="float" office:value="79.8148262203089" calcext:value-type="float">
            <text:p>79.81</text:p>
          </table:table-cell>
          <table:table-cell table:formula="of:=90-[.AD57]" office:value-type="float" office:value="10.1851737796911" calcext:value-type="float">
            <text:p>10.19</text:p>
          </table:table-cell>
          <table:table-cell table:formula="of:=IF([.AE57]&gt;85;0;IF([.AE57]&gt;5;58.1/TAN(RADIANS([.AE57]))-0.07/POWER(TAN(RADIANS([.AE57]));3)+0.000086/POWER(TAN(RADIANS([.AE57]));5);IF([.AE57]&gt;-0.575;1735+[.AE57]*(-518.2+[.AE57]*(103.4+[.AE57]*(-12.79+[.AE57]*0.711)));-20.772/TAN(RADIANS([.AE57])))))/3600" office:value-type="float" office:value="0.0866041712682323" calcext:value-type="float">
            <text:p>0.09</text:p>
          </table:table-cell>
          <table:table-cell table:formula="of:=[.AE57]+[.AF57]" office:value-type="float" office:value="10.2717779509594" calcext:value-type="float">
            <text:p>10.27</text:p>
          </table:table-cell>
          <table:table-cell table:formula="of:=IF([.AC57]&gt;0;MOD(DEGREES(ACOS(((SIN(RADIANS([.$B$3]))*COS(RADIANS([.AD57])))-SIN(RADIANS([.T57])))/(COS(RADIANS([.$B$3]))*SIN(RADIANS([.AD57])))))+180;360);MOD(540-DEGREES(ACOS(((SIN(RADIANS([.$B$3]))*COS(RADIANS([.AD57])))-SIN(RADIANS([.T57])))/(COS(RADIANS([.$B$3]))*SIN(RADIANS([.AD57])))));360))" office:value-type="float" office:value="67.8641401778854" calcext:value-type="float">
            <text:p>67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57]+0.1/24" office:value-type="float" office:value="0.2375" calcext:value-type="float">
            <text:p>5:42:00</text:p>
          </table:table-cell>
          <table:table-cell table:style-name="ce9" table:formula="of:=[.D58]+2415018.5+[.E58]-[.$B$5]/24" office:value-type="float" office:value="2455369.02916667" calcext:value-type="float">
            <text:p>2455369.03</text:p>
          </table:table-cell>
          <table:table-cell table:style-name="ce10" table:formula="of:=([.F58]-2451545)/36525" office:value-type="float" office:value="0.104696212639735" calcext:value-type="float">
            <text:p>0.10469621</text:p>
          </table:table-cell>
          <table:table-cell/>
          <table:table-cell table:formula="of:=MOD(280.46646+[.G58]*(36000.76983+[.G58]*0.0003032);360)" office:value-type="float" office:value="89.6107166393017" calcext:value-type="float">
            <text:p>89.61</text:p>
          </table:table-cell>
          <table:table-cell table:formula="of:=357.52911+[.G58]*(35999.05029-0.0001537*[.G58])" office:value-type="float" office:value="4126.4933323056" calcext:value-type="float">
            <text:p>4126.49</text:p>
          </table:table-cell>
          <table:table-cell table:formula="of:=0.016708634-[.G58]*(0.000042037+0.0000001267*[.G58])" office:value-type="float" office:value="0.0167042314965129" calcext:value-type="float">
            <text:p>0.02</text:p>
          </table:table-cell>
          <table:table-cell table:formula="of:=SIN(RADIANS([.J58]))*(1.914602-[.G58]*(0.004817+0.000014*[.G58]))+SIN(RADIANS(2*[.J58]))*(0.019993-0.000101*[.G58])+SIN(RADIANS(3*[.J58]))*0.000289" office:value-type="float" office:value="0.438165577321278" calcext:value-type="float">
            <text:p>0.44</text:p>
          </table:table-cell>
          <table:table-cell table:formula="of:=[.I58]+[.L58]" office:value-type="float" office:value="90.048882216623" calcext:value-type="float">
            <text:p>90.05</text:p>
          </table:table-cell>
          <table:table-cell table:formula="of:=[.J58]+[.L58]" office:value-type="float" office:value="4126.93149788292" calcext:value-type="float">
            <text:p>4126.93</text:p>
          </table:table-cell>
          <table:table-cell table:formula="of:=(1.000001018*(1-[.K58]*[.K58]))/(1+[.K58]*COS(RADIANS([.N58])))" office:value-type="float" office:value="1.01625813106682" calcext:value-type="float">
            <text:p>1.02</text:p>
          </table:table-cell>
          <table:table-cell table:formula="of:=[.M58]-0.00569-0.00478*SIN(RADIANS(125.04-1934.136*[.G58]))" office:value-type="float" office:value="90.0478581285952" calcext:value-type="float">
            <text:p>90.05</text:p>
          </table:table-cell>
          <table:table-cell table:formula="of:=23+(26+((21.448-[.G58]*(46.815+[.G58]*(0.00059-[.G58]*0.001813))))/60)/60" office:value-type="float" office:value="23.4379296228941" calcext:value-type="float">
            <text:p>23.44</text:p>
          </table:table-cell>
          <table:table-cell table:formula="of:=[.Q58]+0.00256*COS(RADIANS(125.04-1934.136*[.G58]))" office:value-type="float" office:value="23.4384855963432" calcext:value-type="float">
            <text:p>23.44</text:p>
          </table:table-cell>
          <table:table-cell table:formula="of:=DEGREES(ATAN2(COS(RADIANS([.P58]));COS(RADIANS([.R58]))*SIN(RADIANS([.P58]))))" office:value-type="float" office:value="90.0521621476648" calcext:value-type="float">
            <text:p>90.05</text:p>
          </table:table-cell>
          <table:table-cell table:formula="of:=DEGREES(ASIN(SIN(RADIANS([.R58]))*SIN(RADIANS([.P58]))))" office:value-type="float" office:value="23.4384769310296" calcext:value-type="float">
            <text:p>23.44</text:p>
          </table:table-cell>
          <table:table-cell table:formula="of:=TAN(RADIANS([.R58]/2))*TAN(RADIANS([.R58]/2))" office:value-type="float" office:value="0.0430314873391746" calcext:value-type="float">
            <text:p>0.04</text:p>
          </table:table-cell>
          <table:table-cell table:formula="of:=4*DEGREES([.U58]*SIN(2*RADIANS([.I58]))-2*[.K58]*SIN(RADIANS([.J58]))+4*[.K58]*[.U58]*SIN(RADIANS([.J58]))*COS(2*RADIANS([.I58]))-0.5*[.U58]*[.U58]*SIN(4*RADIANS([.I58]))-1.25*[.K58]*[.K58]*SIN(2*RADIANS([.J58])))" office:value-type="float" office:value="-1.76608697502079" calcext:value-type="float">
            <text:p>-1.77</text:p>
          </table:table-cell>
          <table:table-cell table:formula="of:=DEGREES(ACOS(COS(RADIANS(90.833))/(COS(RADIANS([.$B$3]))*COS(RADIANS([.T58])))-TAN(RADIANS([.$B$3]))*TAN(RADIANS([.T58]))))" office:value-type="float" office:value="112.610525898513" calcext:value-type="float">
            <text:p>112.61</text:p>
          </table:table-cell>
          <table:table-cell table:style-name="ce8" table:formula="of:=(720-4*[.$B$4]-[.V58]+[.$B$5]*60)/1440" office:value-type="float" office:value="0.501226449288209" calcext:value-type="float">
            <text:p>12:01:46</text:p>
          </table:table-cell>
          <table:table-cell table:style-name="ce8" table:formula="of:=[.X58]-[.W58]*4/1440" office:value-type="float" office:value="0.188419432903451" calcext:value-type="float">
            <text:p>4:31:19</text:p>
          </table:table-cell>
          <table:table-cell table:style-name="ce8" table:formula="of:=[.X58]+[.W58]*4/1440" office:value-type="float" office:value="0.814033465672968" calcext:value-type="float">
            <text:p>19:32:12</text:p>
          </table:table-cell>
          <table:table-cell table:style-name="ce11" table:formula="of:=8*[.W58]" office:value-type="float" office:value="900.884207188103" calcext:value-type="float">
            <text:p>900.88</text:p>
          </table:table-cell>
          <table:table-cell table:formula="of:=MOD([.E58]*1440+[.V58]+4*[.$B$4]-60*[.$B$5];1440)" office:value-type="float" office:value="340.233913024979" calcext:value-type="float">
            <text:p>340.23</text:p>
          </table:table-cell>
          <table:table-cell table:formula="of:=IF([.AB58]/4&lt;0;[.AB58]/4+180;[.AB58]/4-180)" office:value-type="float" office:value="-94.9415217437552" calcext:value-type="float">
            <text:p>-94.94</text:p>
          </table:table-cell>
          <table:table-cell table:formula="of:=DEGREES(ACOS(SIN(RADIANS([.$B$3]))*SIN(RADIANS([.T58]))+COS(RADIANS([.$B$3]))*COS(RADIANS([.T58]))*COS(RADIANS([.AC58]))))" office:value-type="float" office:value="78.7473160735097" calcext:value-type="float">
            <text:p>78.75</text:p>
          </table:table-cell>
          <table:table-cell table:formula="of:=90-[.AD58]" office:value-type="float" office:value="11.2526839264903" calcext:value-type="float">
            <text:p>11.25</text:p>
          </table:table-cell>
          <table:table-cell table:formula="of:=IF([.AE58]&gt;85;0;IF([.AE58]&gt;5;58.1/TAN(RADIANS([.AE58]))-0.07/POWER(TAN(RADIANS([.AE58]));3)+0.000086/POWER(TAN(RADIANS([.AE58]));5);IF([.AE58]&gt;-0.575;1735+[.AE58]*(-518.2+[.AE58]*(103.4+[.AE58]*(-12.79+[.AE58]*0.711)));-20.772/TAN(RADIANS([.AE58])))))/3600" office:value-type="float" office:value="0.0787236068847752" calcext:value-type="float">
            <text:p>0.08</text:p>
          </table:table-cell>
          <table:table-cell table:formula="of:=[.AE58]+[.AF58]" office:value-type="float" office:value="11.3314075333751" calcext:value-type="float">
            <text:p>11.33</text:p>
          </table:table-cell>
          <table:table-cell table:formula="of:=IF([.AC58]&gt;0;MOD(DEGREES(ACOS(((SIN(RADIANS([.$B$3]))*COS(RADIANS([.AD58])))-SIN(RADIANS([.T58])))/(COS(RADIANS([.$B$3]))*SIN(RADIANS([.AD58])))))+180;360);MOD(540-DEGREES(ACOS(((SIN(RADIANS([.$B$3]))*COS(RADIANS([.AD58])))-SIN(RADIANS([.T58])))/(COS(RADIANS([.$B$3]))*SIN(RADIANS([.AD58])))));360))" office:value-type="float" office:value="68.7478167509191" calcext:value-type="float">
            <text:p>68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58]+0.1/24" office:value-type="float" office:value="0.241666666666667" calcext:value-type="float">
            <text:p>5:48:00</text:p>
          </table:table-cell>
          <table:table-cell table:style-name="ce9" table:formula="of:=[.D59]+2415018.5+[.E59]-[.$B$5]/24" office:value-type="float" office:value="2455369.03333333" calcext:value-type="float">
            <text:p>2455369.03</text:p>
          </table:table-cell>
          <table:table-cell table:style-name="ce10" table:formula="of:=([.F59]-2451545)/36525" office:value-type="float" office:value="0.104696326716857" calcext:value-type="float">
            <text:p>0.10469633</text:p>
          </table:table-cell>
          <table:table-cell/>
          <table:table-cell table:formula="of:=MOD(280.46646+[.G59]*(36000.76983+[.G59]*0.0003032);360)" office:value-type="float" office:value="89.6148235035212" calcext:value-type="float">
            <text:p>89.61</text:p>
          </table:table-cell>
          <table:table-cell table:formula="of:=357.52911+[.G59]*(35999.05029-0.0001537*[.G59])" office:value-type="float" office:value="4126.49743897365" calcext:value-type="float">
            <text:p>4126.5</text:p>
          </table:table-cell>
          <table:table-cell table:formula="of:=0.016708634-[.G59]*(0.000042037+0.0000001267*[.G59])" office:value-type="float" office:value="0.0167042314917145" calcext:value-type="float">
            <text:p>0.02</text:p>
          </table:table-cell>
          <table:table-cell table:formula="of:=SIN(RADIANS([.J59]))*(1.914602-[.G59]*(0.004817+0.000014*[.G59]))+SIN(RADIANS(2*[.J59]))*(0.019993-0.000101*[.G59])+SIN(RADIANS(3*[.J59]))*0.000289" office:value-type="float" office:value="0.438034682529092" calcext:value-type="float">
            <text:p>0.44</text:p>
          </table:table-cell>
          <table:table-cell table:formula="of:=[.I59]+[.L59]" office:value-type="float" office:value="90.0528581860503" calcext:value-type="float">
            <text:p>90.05</text:p>
          </table:table-cell>
          <table:table-cell table:formula="of:=[.J59]+[.L59]" office:value-type="float" office:value="4126.93547365618" calcext:value-type="float">
            <text:p>4126.94</text:p>
          </table:table-cell>
          <table:table-cell table:formula="of:=(1.000001018*(1-[.K59]*[.K59]))/(1+[.K59]*COS(RADIANS([.N59])))" office:value-type="float" office:value="1.01625840178224" calcext:value-type="float">
            <text:p>1.02</text:p>
          </table:table-cell>
          <table:table-cell table:formula="of:=[.M59]-0.00569-0.00478*SIN(RADIANS(125.04-1934.136*[.G59]))" office:value-type="float" office:value="90.0518341020201" calcext:value-type="float">
            <text:p>90.05</text:p>
          </table:table-cell>
          <table:table-cell table:formula="of:=23+(26+((21.448-[.G59]*(46.815+[.G59]*(0.00059-[.G59]*0.001813))))/60)/60" office:value-type="float" office:value="23.4379296214106" calcext:value-type="float">
            <text:p>23.44</text:p>
          </table:table-cell>
          <table:table-cell table:formula="of:=[.Q59]+0.00256*COS(RADIANS(125.04-1934.136*[.G59]))" office:value-type="float" office:value="23.4384855852366" calcext:value-type="float">
            <text:p>23.44</text:p>
          </table:table-cell>
          <table:table-cell table:formula="of:=DEGREES(ATAN2(COS(RADIANS([.P59]));COS(RADIANS([.R59]))*SIN(RADIANS([.P59]))))" office:value-type="float" office:value="90.0564956913763" calcext:value-type="float">
            <text:p>90.06</text:p>
          </table:table-cell>
          <table:table-cell table:formula="of:=DEGREES(ASIN(SIN(RADIANS([.R59]))*SIN(RADIANS([.P59]))))" office:value-type="float" office:value="23.4384754203156" calcext:value-type="float">
            <text:p>23.44</text:p>
          </table:table-cell>
          <table:table-cell table:formula="of:=TAN(RADIANS([.R59]/2))*TAN(RADIANS([.R59]/2))" office:value-type="float" office:value="0.0430314872972329" calcext:value-type="float">
            <text:p>0.04</text:p>
          </table:table-cell>
          <table:table-cell table:formula="of:=4*DEGREES([.U59]*SIN(2*RADIANS([.I59]))-2*[.K59]*SIN(RADIANS([.J59]))+4*[.K59]*[.U59]*SIN(RADIANS([.J59]))*COS(2*RADIANS([.I59]))-0.5*[.U59]*[.U59]*SIN(4*RADIANS([.I59]))-1.25*[.K59]*[.K59]*SIN(2*RADIANS([.J59])))" office:value-type="float" office:value="-1.76699242704784" calcext:value-type="float">
            <text:p>-1.77</text:p>
          </table:table-cell>
          <table:table-cell table:formula="of:=DEGREES(ACOS(COS(RADIANS(90.833))/(COS(RADIANS([.$B$3]))*COS(RADIANS([.T59])))-TAN(RADIANS([.$B$3]))*TAN(RADIANS([.T59]))))" office:value-type="float" office:value="112.61052425256" calcext:value-type="float">
            <text:p>112.61</text:p>
          </table:table-cell>
          <table:table-cell table:style-name="ce8" table:formula="of:=(720-4*[.$B$4]-[.V59]+[.$B$5]*60)/1440" office:value-type="float" office:value="0.50122707807434" calcext:value-type="float">
            <text:p>12:01:46</text:p>
          </table:table-cell>
          <table:table-cell table:style-name="ce8" table:formula="of:=[.X59]-[.W59]*4/1440" office:value-type="float" office:value="0.188420066261674" calcext:value-type="float">
            <text:p>4:31:19</text:p>
          </table:table-cell>
          <table:table-cell table:style-name="ce8" table:formula="of:=[.X59]+[.W59]*4/1440" office:value-type="float" office:value="0.814034089887006" calcext:value-type="float">
            <text:p>19:32:13</text:p>
          </table:table-cell>
          <table:table-cell table:style-name="ce11" table:formula="of:=8*[.W59]" office:value-type="float" office:value="900.884194020479" calcext:value-type="float">
            <text:p>900.88</text:p>
          </table:table-cell>
          <table:table-cell table:formula="of:=MOD([.E59]*1440+[.V59]+4*[.$B$4]-60*[.$B$5];1440)" office:value-type="float" office:value="346.233007572953" calcext:value-type="float">
            <text:p>346.23</text:p>
          </table:table-cell>
          <table:table-cell table:formula="of:=IF([.AB59]/4&lt;0;[.AB59]/4+180;[.AB59]/4-180)" office:value-type="float" office:value="-93.4417481067618" calcext:value-type="float">
            <text:p>-93.44</text:p>
          </table:table-cell>
          <table:table-cell table:formula="of:=DEGREES(ACOS(SIN(RADIANS([.$B$3]))*SIN(RADIANS([.T59]))+COS(RADIANS([.$B$3]))*COS(RADIANS([.T59]))*COS(RADIANS([.AC59]))))" office:value-type="float" office:value="77.6734007534286" calcext:value-type="float">
            <text:p>77.67</text:p>
          </table:table-cell>
          <table:table-cell table:formula="of:=90-[.AD59]" office:value-type="float" office:value="12.3265992465714" calcext:value-type="float">
            <text:p>12.33</text:p>
          </table:table-cell>
          <table:table-cell table:formula="of:=IF([.AE59]&gt;85;0;IF([.AE59]&gt;5;58.1/TAN(RADIANS([.AE59]))-0.07/POWER(TAN(RADIANS([.AE59]));3)+0.000086/POWER(TAN(RADIANS([.AE59]));5);IF([.AE59]&gt;-0.575;1735+[.AE59]*(-518.2+[.AE59]*(103.4+[.AE59]*(-12.79+[.AE59]*0.711)));-20.772/TAN(RADIANS([.AE59])))))/3600" office:value-type="float" office:value="0.0720393988995035" calcext:value-type="float">
            <text:p>0.07</text:p>
          </table:table-cell>
          <table:table-cell table:formula="of:=[.AE59]+[.AF59]" office:value-type="float" office:value="12.3986386454709" calcext:value-type="float">
            <text:p>12.4</text:p>
          </table:table-cell>
          <table:table-cell table:formula="of:=IF([.AC59]&gt;0;MOD(DEGREES(ACOS(((SIN(RADIANS([.$B$3]))*COS(RADIANS([.AD59])))-SIN(RADIANS([.T59])))/(COS(RADIANS([.$B$3]))*SIN(RADIANS([.AD59])))))+180;360);MOD(540-DEGREES(ACOS(((SIN(RADIANS([.$B$3]))*COS(RADIANS([.AD59])))-SIN(RADIANS([.T59])))/(COS(RADIANS([.$B$3]))*SIN(RADIANS([.AD59])))));360))" office:value-type="float" office:value="69.6266799350142" calcext:value-type="float">
            <text:p>69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59]+0.1/24" office:value-type="float" office:value="0.245833333333334" calcext:value-type="float">
            <text:p>5:54:00</text:p>
          </table:table-cell>
          <table:table-cell table:style-name="ce9" table:formula="of:=[.D60]+2415018.5+[.E60]-[.$B$5]/24" office:value-type="float" office:value="2455369.0375" calcext:value-type="float">
            <text:p>2455369.04</text:p>
          </table:table-cell>
          <table:table-cell table:style-name="ce10" table:formula="of:=([.F60]-2451545)/36525" office:value-type="float" office:value="0.104696440793967" calcext:value-type="float">
            <text:p>0.10469644</text:p>
          </table:table-cell>
          <table:table-cell/>
          <table:table-cell table:formula="of:=MOD(280.46646+[.G60]*(36000.76983+[.G60]*0.0003032);360)" office:value-type="float" office:value="89.6189303673082" calcext:value-type="float">
            <text:p>89.62</text:p>
          </table:table-cell>
          <table:table-cell table:formula="of:=357.52911+[.G60]*(35999.05029-0.0001537*[.G60])" office:value-type="float" office:value="4126.50154564127" calcext:value-type="float">
            <text:p>4126.5</text:p>
          </table:table-cell>
          <table:table-cell table:formula="of:=0.016708634-[.G60]*(0.000042037+0.0000001267*[.G60])" office:value-type="float" office:value="0.016704231486916" calcext:value-type="float">
            <text:p>0.02</text:p>
          </table:table-cell>
          <table:table-cell table:formula="of:=SIN(RADIANS([.J60]))*(1.914602-[.G60]*(0.004817+0.000014*[.G60]))+SIN(RADIANS(2*[.J60]))*(0.019993-0.000101*[.G60])+SIN(RADIANS(3*[.J60]))*0.000289" office:value-type="float" office:value="0.437903785632547" calcext:value-type="float">
            <text:p>0.44</text:p>
          </table:table-cell>
          <table:table-cell table:formula="of:=[.I60]+[.L60]" office:value-type="float" office:value="90.0568341529407" calcext:value-type="float">
            <text:p>90.06</text:p>
          </table:table-cell>
          <table:table-cell table:formula="of:=[.J60]+[.L60]" office:value-type="float" office:value="4126.9394494269" calcext:value-type="float">
            <text:p>4126.94</text:p>
          </table:table-cell>
          <table:table-cell table:formula="of:=(1.000001018*(1-[.K60]*[.K60]))/(1+[.K60]*COS(RADIANS([.N60])))" office:value-type="float" office:value="1.01625867241669" calcext:value-type="float">
            <text:p>1.02</text:p>
          </table:table-cell>
          <table:table-cell table:formula="of:=[.M60]-0.00569-0.00478*SIN(RADIANS(125.04-1934.136*[.G60]))" office:value-type="float" office:value="90.0558100729081" calcext:value-type="float">
            <text:p>90.06</text:p>
          </table:table-cell>
          <table:table-cell table:formula="of:=23+(26+((21.448-[.G60]*(46.815+[.G60]*(0.00059-[.G60]*0.001813))))/60)/60" office:value-type="float" office:value="23.4379296199271" calcext:value-type="float">
            <text:p>23.44</text:p>
          </table:table-cell>
          <table:table-cell table:formula="of:=[.Q60]+0.00256*COS(RADIANS(125.04-1934.136*[.G60]))" office:value-type="float" office:value="23.4384855741301" calcext:value-type="float">
            <text:p>23.44</text:p>
          </table:table-cell>
          <table:table-cell table:formula="of:=DEGREES(ATAN2(COS(RADIANS([.P60]));COS(RADIANS([.R60]))*SIN(RADIANS([.P60]))))" office:value-type="float" office:value="90.0608292322198" calcext:value-type="float">
            <text:p>90.06</text:p>
          </table:table-cell>
          <table:table-cell table:formula="of:=DEGREES(ASIN(SIN(RADIANS([.R60]))*SIN(RADIANS([.P60]))))" office:value-type="float" office:value="23.4384737899866" calcext:value-type="float">
            <text:p>23.44</text:p>
          </table:table-cell>
          <table:table-cell table:formula="of:=TAN(RADIANS([.R60]/2))*TAN(RADIANS([.R60]/2))" office:value-type="float" office:value="0.0430314872552912" calcext:value-type="float">
            <text:p>0.04</text:p>
          </table:table-cell>
          <table:table-cell table:formula="of:=4*DEGREES([.U60]*SIN(2*RADIANS([.I60]))-2*[.K60]*SIN(RADIANS([.J60]))+4*[.K60]*[.U60]*SIN(RADIANS([.J60]))*COS(2*RADIANS([.I60]))-0.5*[.U60]*[.U60]*SIN(4*RADIANS([.I60]))-1.25*[.K60]*[.K60]*SIN(2*RADIANS([.J60])))" office:value-type="float" office:value="-1.76789786960344" calcext:value-type="float">
            <text:p>-1.77</text:p>
          </table:table-cell>
          <table:table-cell table:formula="of:=DEGREES(ACOS(COS(RADIANS(90.833))/(COS(RADIANS([.$B$3]))*COS(RADIANS([.T60])))-TAN(RADIANS([.$B$3]))*TAN(RADIANS([.T60]))))" office:value-type="float" office:value="112.610522476284" calcext:value-type="float">
            <text:p>112.61</text:p>
          </table:table-cell>
          <table:table-cell table:style-name="ce8" table:formula="of:=(720-4*[.$B$4]-[.V60]+[.$B$5]*60)/1440" office:value-type="float" office:value="0.501227706853889" calcext:value-type="float">
            <text:p>12:01:46</text:p>
          </table:table-cell>
          <table:table-cell table:style-name="ce8" table:formula="of:=[.X60]-[.W60]*4/1440" office:value-type="float" office:value="0.188420699975322" calcext:value-type="float">
            <text:p>4:31:20</text:p>
          </table:table-cell>
          <table:table-cell table:style-name="ce8" table:formula="of:=[.X60]+[.W60]*4/1440" office:value-type="float" office:value="0.814034713732455" calcext:value-type="float">
            <text:p>19:32:13</text:p>
          </table:table-cell>
          <table:table-cell table:style-name="ce11" table:formula="of:=8*[.W60]" office:value-type="float" office:value="900.884179810271" calcext:value-type="float">
            <text:p>900.88</text:p>
          </table:table-cell>
          <table:table-cell table:formula="of:=MOD([.E60]*1440+[.V60]+4*[.$B$4]-60*[.$B$5];1440)" office:value-type="float" office:value="352.232102130398" calcext:value-type="float">
            <text:p>352.23</text:p>
          </table:table-cell>
          <table:table-cell table:formula="of:=IF([.AB60]/4&lt;0;[.AB60]/4+180;[.AB60]/4-180)" office:value-type="float" office:value="-91.9419744674006" calcext:value-type="float">
            <text:p>-91.94</text:p>
          </table:table-cell>
          <table:table-cell table:formula="of:=DEGREES(ACOS(SIN(RADIANS([.$B$3]))*SIN(RADIANS([.T60]))+COS(RADIANS([.$B$3]))*COS(RADIANS([.T60]))*COS(RADIANS([.AC60]))))" office:value-type="float" office:value="76.5933653770039" calcext:value-type="float">
            <text:p>76.59</text:p>
          </table:table-cell>
          <table:table-cell table:formula="of:=90-[.AD60]" office:value-type="float" office:value="13.4066346229961" calcext:value-type="float">
            <text:p>13.41</text:p>
          </table:table-cell>
          <table:table-cell table:formula="of:=IF([.AE60]&gt;85;0;IF([.AE60]&gt;5;58.1/TAN(RADIANS([.AE60]))-0.07/POWER(TAN(RADIANS([.AE60]));3)+0.000086/POWER(TAN(RADIANS([.AE60]));5);IF([.AE60]&gt;-0.575;1735+[.AE60]*(-518.2+[.AE60]*(103.4+[.AE60]*(-12.79+[.AE60]*0.711)));-20.772/TAN(RADIANS([.AE60])))))/3600" office:value-type="float" office:value="0.0663043579205126" calcext:value-type="float">
            <text:p>0.07</text:p>
          </table:table-cell>
          <table:table-cell table:formula="of:=[.AE60]+[.AF60]" office:value-type="float" office:value="13.4729389809166" calcext:value-type="float">
            <text:p>13.47</text:p>
          </table:table-cell>
          <table:table-cell table:formula="of:=IF([.AC60]&gt;0;MOD(DEGREES(ACOS(((SIN(RADIANS([.$B$3]))*COS(RADIANS([.AD60])))-SIN(RADIANS([.T60])))/(COS(RADIANS([.$B$3]))*SIN(RADIANS([.AD60])))))+180;360);MOD(540-DEGREES(ACOS(((SIN(RADIANS([.$B$3]))*COS(RADIANS([.AD60])))-SIN(RADIANS([.T60])))/(COS(RADIANS([.$B$3]))*SIN(RADIANS([.AD60])))));360))" office:value-type="float" office:value="70.5012674980528" calcext:value-type="float">
            <text:p>70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60]+0.1/24" office:value-type="float" office:value="0.25" calcext:value-type="float">
            <text:p>6:00:00</text:p>
          </table:table-cell>
          <table:table-cell table:style-name="ce9" table:formula="of:=[.D61]+2415018.5+[.E61]-[.$B$5]/24" office:value-type="float" office:value="2455369.04166667" calcext:value-type="float">
            <text:p>2455369.04</text:p>
          </table:table-cell>
          <table:table-cell table:style-name="ce10" table:formula="of:=([.F61]-2451545)/36525" office:value-type="float" office:value="0.104696554871089" calcext:value-type="float">
            <text:p>0.10469655</text:p>
          </table:table-cell>
          <table:table-cell/>
          <table:table-cell table:formula="of:=MOD(280.46646+[.G61]*(36000.76983+[.G61]*0.0003032);360)" office:value-type="float" office:value="89.6230372315276" calcext:value-type="float">
            <text:p>89.62</text:p>
          </table:table-cell>
          <table:table-cell table:formula="of:=357.52911+[.G61]*(35999.05029-0.0001537*[.G61])" office:value-type="float" office:value="4126.50565230932" calcext:value-type="float">
            <text:p>4126.51</text:p>
          </table:table-cell>
          <table:table-cell table:formula="of:=0.016708634-[.G61]*(0.000042037+0.0000001267*[.G61])" office:value-type="float" office:value="0.0167042314821175" calcext:value-type="float">
            <text:p>0.02</text:p>
          </table:table-cell>
          <table:table-cell table:formula="of:=SIN(RADIANS([.J61]))*(1.914602-[.G61]*(0.004817+0.000014*[.G61]))+SIN(RADIANS(2*[.J61]))*(0.019993-0.000101*[.G61])+SIN(RADIANS(3*[.J61]))*0.000289" office:value-type="float" office:value="0.437772886604769" calcext:value-type="float">
            <text:p>0.44</text:p>
          </table:table-cell>
          <table:table-cell table:formula="of:=[.I61]+[.L61]" office:value-type="float" office:value="90.0608101181324" calcext:value-type="float">
            <text:p>90.06</text:p>
          </table:table-cell>
          <table:table-cell table:formula="of:=[.J61]+[.L61]" office:value-type="float" office:value="4126.94342519592" calcext:value-type="float">
            <text:p>4126.94</text:p>
          </table:table-cell>
          <table:table-cell table:formula="of:=(1.000001018*(1-[.K61]*[.K61]))/(1+[.K61]*COS(RADIANS([.N61])))" office:value-type="float" office:value="1.01625894297023" calcext:value-type="float">
            <text:p>1.02</text:p>
          </table:table-cell>
          <table:table-cell table:formula="of:=[.M61]-0.00569-0.00478*SIN(RADIANS(125.04-1934.136*[.G61]))" office:value-type="float" office:value="90.0597860420973" calcext:value-type="float">
            <text:p>90.06</text:p>
          </table:table-cell>
          <table:table-cell table:formula="of:=23+(26+((21.448-[.G61]*(46.815+[.G61]*(0.00059-[.G61]*0.001813))))/60)/60" office:value-type="float" office:value="23.4379296184436" calcext:value-type="float">
            <text:p>23.44</text:p>
          </table:table-cell>
          <table:table-cell table:formula="of:=[.Q61]+0.00256*COS(RADIANS(125.04-1934.136*[.G61]))" office:value-type="float" office:value="23.4384855630236" calcext:value-type="float">
            <text:p>23.44</text:p>
          </table:table-cell>
          <table:table-cell table:formula="of:=DEGREES(ATAN2(COS(RADIANS([.P61]));COS(RADIANS([.R61]))*SIN(RADIANS([.P61]))))" office:value-type="float" office:value="90.0651627711009" calcext:value-type="float">
            <text:p>90.07</text:p>
          </table:table-cell>
          <table:table-cell table:formula="of:=DEGREES(ASIN(SIN(RADIANS([.R61]))*SIN(RADIANS([.P61]))))" office:value-type="float" office:value="23.4384720400425" calcext:value-type="float">
            <text:p>23.44</text:p>
          </table:table-cell>
          <table:table-cell table:formula="of:=TAN(RADIANS([.R61]/2))*TAN(RADIANS([.R61]/2))" office:value-type="float" office:value="0.0430314872133495" calcext:value-type="float">
            <text:p>0.04</text:p>
          </table:table-cell>
          <table:table-cell table:formula="of:=4*DEGREES([.U61]*SIN(2*RADIANS([.I61]))-2*[.K61]*SIN(RADIANS([.J61]))+4*[.K61]*[.U61]*SIN(RADIANS([.J61]))*COS(2*RADIANS([.I61]))-0.5*[.U61]*[.U61]*SIN(4*RADIANS([.I61]))-1.25*[.K61]*[.K61]*SIN(2*RADIANS([.J61])))" office:value-type="float" office:value="-1.76880330285007" calcext:value-type="float">
            <text:p>-1.77</text:p>
          </table:table-cell>
          <table:table-cell table:formula="of:=DEGREES(ACOS(COS(RADIANS(90.833))/(COS(RADIANS([.$B$3]))*COS(RADIANS([.T61])))-TAN(RADIANS([.$B$3]))*TAN(RADIANS([.T61]))))" office:value-type="float" office:value="112.610520569685" calcext:value-type="float">
            <text:p>112.61</text:p>
          </table:table-cell>
          <table:table-cell table:style-name="ce8" table:formula="of:=(720-4*[.$B$4]-[.V61]+[.$B$5]*60)/1440" office:value-type="float" office:value="0.501228335626977" calcext:value-type="float">
            <text:p>12:01:46</text:p>
          </table:table-cell>
          <table:table-cell table:style-name="ce8" table:formula="of:=[.X61]-[.W61]*4/1440" office:value-type="float" office:value="0.188421334044519" calcext:value-type="float">
            <text:p>4:31:20</text:p>
          </table:table-cell>
          <table:table-cell table:style-name="ce8" table:formula="of:=[.X61]+[.W61]*4/1440" office:value-type="float" office:value="0.814035337209435" calcext:value-type="float">
            <text:p>19:32:13</text:p>
          </table:table-cell>
          <table:table-cell table:style-name="ce11" table:formula="of:=8*[.W61]" office:value-type="float" office:value="900.884164557479" calcext:value-type="float">
            <text:p>900.88</text:p>
          </table:table-cell>
          <table:table-cell table:formula="of:=MOD([.E61]*1440+[.V61]+4*[.$B$4]-60*[.$B$5];1440)" office:value-type="float" office:value="358.23119669715" calcext:value-type="float">
            <text:p>358.23</text:p>
          </table:table-cell>
          <table:table-cell table:formula="of:=IF([.AB61]/4&lt;0;[.AB61]/4+180;[.AB61]/4-180)" office:value-type="float" office:value="-90.4422008257125" calcext:value-type="float">
            <text:p>-90.44</text:p>
          </table:table-cell>
          <table:table-cell table:formula="of:=DEGREES(ACOS(SIN(RADIANS([.$B$3]))*SIN(RADIANS([.T61]))+COS(RADIANS([.$B$3]))*COS(RADIANS([.T61]))*COS(RADIANS([.AC61]))))" office:value-type="float" office:value="75.5074890187787" calcext:value-type="float">
            <text:p>75.51</text:p>
          </table:table-cell>
          <table:table-cell table:formula="of:=90-[.AD61]" office:value-type="float" office:value="14.4925109812213" calcext:value-type="float">
            <text:p>14.49</text:p>
          </table:table-cell>
          <table:table-cell table:formula="of:=IF([.AE61]&gt;85;0;IF([.AE61]&gt;5;58.1/TAN(RADIANS([.AE61]))-0.07/POWER(TAN(RADIANS([.AE61]));3)+0.000086/POWER(TAN(RADIANS([.AE61]));5);IF([.AE61]&gt;-0.575;1735+[.AE61]*(-518.2+[.AE61]*(103.4+[.AE61]*(-12.79+[.AE61]*0.711)));-20.772/TAN(RADIANS([.AE61])))))/3600" office:value-type="float" office:value="0.0613328615319297" calcext:value-type="float">
            <text:p>0.06</text:p>
          </table:table-cell>
          <table:table-cell table:formula="of:=[.AE61]+[.AF61]" office:value-type="float" office:value="14.5538438427532" calcext:value-type="float">
            <text:p>14.55</text:p>
          </table:table-cell>
          <table:table-cell table:formula="of:=IF([.AC61]&gt;0;MOD(DEGREES(ACOS(((SIN(RADIANS([.$B$3]))*COS(RADIANS([.AD61])))-SIN(RADIANS([.T61])))/(COS(RADIANS([.$B$3]))*SIN(RADIANS([.AD61])))))+180;360);MOD(540-DEGREES(ACOS(((SIN(RADIANS([.$B$3]))*COS(RADIANS([.AD61])))-SIN(RADIANS([.T61])))/(COS(RADIANS([.$B$3]))*SIN(RADIANS([.AD61])))));360))" office:value-type="float" office:value="71.3721272242721" calcext:value-type="float">
            <text:p>71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61]+0.1/24" office:value-type="float" office:value="0.254166666666667" calcext:value-type="float">
            <text:p>6:06:00</text:p>
          </table:table-cell>
          <table:table-cell table:style-name="ce9" table:formula="of:=[.D62]+2415018.5+[.E62]-[.$B$5]/24" office:value-type="float" office:value="2455369.04583333" calcext:value-type="float">
            <text:p>2455369.05</text:p>
          </table:table-cell>
          <table:table-cell table:style-name="ce10" table:formula="of:=([.F62]-2451545)/36525" office:value-type="float" office:value="0.104696668948211" calcext:value-type="float">
            <text:p>0.10469667</text:p>
          </table:table-cell>
          <table:table-cell/>
          <table:table-cell table:formula="of:=MOD(280.46646+[.G62]*(36000.76983+[.G62]*0.0003032);360)" office:value-type="float" office:value="89.6271440957462" calcext:value-type="float">
            <text:p>89.63</text:p>
          </table:table-cell>
          <table:table-cell table:formula="of:=357.52911+[.G62]*(35999.05029-0.0001537*[.G62])" office:value-type="float" office:value="4126.50975897736" calcext:value-type="float">
            <text:p>4126.51</text:p>
          </table:table-cell>
          <table:table-cell table:formula="of:=0.016708634-[.G62]*(0.000042037+0.0000001267*[.G62])" office:value-type="float" office:value="0.016704231477319" calcext:value-type="float">
            <text:p>0.02</text:p>
          </table:table-cell>
          <table:table-cell table:formula="of:=SIN(RADIANS([.J62]))*(1.914602-[.G62]*(0.004817+0.000014*[.G62]))+SIN(RADIANS(2*[.J62]))*(0.019993-0.000101*[.G62])+SIN(RADIANS(3*[.J62]))*0.000289" office:value-type="float" office:value="0.437641985460174" calcext:value-type="float">
            <text:p>0.44</text:p>
          </table:table-cell>
          <table:table-cell table:formula="of:=[.I62]+[.L62]" office:value-type="float" office:value="90.0647860812064" calcext:value-type="float">
            <text:p>90.06</text:p>
          </table:table-cell>
          <table:table-cell table:formula="of:=[.J62]+[.L62]" office:value-type="float" office:value="4126.94740096282" calcext:value-type="float">
            <text:p>4126.95</text:p>
          </table:table-cell>
          <table:table-cell table:formula="of:=(1.000001018*(1-[.K62]*[.K62]))/(1+[.K62]*COS(RADIANS([.N62])))" office:value-type="float" office:value="1.01625921344283" calcext:value-type="float">
            <text:p>1.02</text:p>
          </table:table-cell>
          <table:table-cell table:formula="of:=[.M62]-0.00569-0.00478*SIN(RADIANS(125.04-1934.136*[.G62]))" office:value-type="float" office:value="90.0637620091686" calcext:value-type="float">
            <text:p>90.06</text:p>
          </table:table-cell>
          <table:table-cell table:formula="of:=23+(26+((21.448-[.G62]*(46.815+[.G62]*(0.00059-[.G62]*0.001813))))/60)/60" office:value-type="float" office:value="23.4379296169602" calcext:value-type="float">
            <text:p>23.44</text:p>
          </table:table-cell>
          <table:table-cell table:formula="of:=[.Q62]+0.00256*COS(RADIANS(125.04-1934.136*[.G62]))" office:value-type="float" office:value="23.4384855519171" calcext:value-type="float">
            <text:p>23.44</text:p>
          </table:table-cell>
          <table:table-cell table:formula="of:=DEGREES(ATAN2(COS(RADIANS([.P62]));COS(RADIANS([.R62]))*SIN(RADIANS([.P62]))))" office:value-type="float" office:value="90.069496307555" calcext:value-type="float">
            <text:p>90.07</text:p>
          </table:table-cell>
          <table:table-cell table:formula="of:=DEGREES(ASIN(SIN(RADIANS([.R62]))*SIN(RADIANS([.P62]))))" office:value-type="float" office:value="23.4384701704835" calcext:value-type="float">
            <text:p>23.44</text:p>
          </table:table-cell>
          <table:table-cell table:formula="of:=TAN(RADIANS([.R62]/2))*TAN(RADIANS([.R62]/2))" office:value-type="float" office:value="0.0430314871714078" calcext:value-type="float">
            <text:p>0.04</text:p>
          </table:table-cell>
          <table:table-cell table:formula="of:=4*DEGREES([.U62]*SIN(2*RADIANS([.I62]))-2*[.K62]*SIN(RADIANS([.J62]))+4*[.K62]*[.U62]*SIN(RADIANS([.J62]))*COS(2*RADIANS([.I62]))-0.5*[.U62]*[.U62]*SIN(4*RADIANS([.I62]))-1.25*[.K62]*[.K62]*SIN(2*RADIANS([.J62])))" office:value-type="float" office:value="-1.76970872666357" calcext:value-type="float">
            <text:p>-1.77</text:p>
          </table:table-cell>
          <table:table-cell table:formula="of:=DEGREES(ACOS(COS(RADIANS(90.833))/(COS(RADIANS([.$B$3]))*COS(RADIANS([.T62])))-TAN(RADIANS([.$B$3]))*TAN(RADIANS([.T62]))))" office:value-type="float" office:value="112.610518532763" calcext:value-type="float">
            <text:p>112.61</text:p>
          </table:table-cell>
          <table:table-cell table:style-name="ce8" table:formula="of:=(720-4*[.$B$4]-[.V62]+[.$B$5]*60)/1440" office:value-type="float" office:value="0.501228964393515" calcext:value-type="float">
            <text:p>12:01:46</text:p>
          </table:table-cell>
          <table:table-cell table:style-name="ce8" table:formula="of:=[.X62]-[.W62]*4/1440" office:value-type="float" office:value="0.188421968469172" calcext:value-type="float">
            <text:p>4:31:20</text:p>
          </table:table-cell>
          <table:table-cell table:style-name="ce8" table:formula="of:=[.X62]+[.W62]*4/1440" office:value-type="float" office:value="0.814035960317857" calcext:value-type="float">
            <text:p>19:32:13</text:p>
          </table:table-cell>
          <table:table-cell table:style-name="ce11" table:formula="of:=8*[.W62]" office:value-type="float" office:value="900.884148262106" calcext:value-type="float">
            <text:p>900.88</text:p>
          </table:table-cell>
          <table:table-cell table:formula="of:=MOD([.E62]*1440+[.V62]+4*[.$B$4]-60*[.$B$5];1440)" office:value-type="float" office:value="364.230291273337" calcext:value-type="float">
            <text:p>364.23</text:p>
          </table:table-cell>
          <table:table-cell table:formula="of:=IF([.AB62]/4&lt;0;[.AB62]/4+180;[.AB62]/4-180)" office:value-type="float" office:value="-88.9424271816658" calcext:value-type="float">
            <text:p>-88.94</text:p>
          </table:table-cell>
          <table:table-cell table:formula="of:=DEGREES(ACOS(SIN(RADIANS([.$B$3]))*SIN(RADIANS([.T62]))+COS(RADIANS([.$B$3]))*COS(RADIANS([.T62]))*COS(RADIANS([.AC62]))))" office:value-type="float" office:value="74.4160451882808" calcext:value-type="float">
            <text:p>74.42</text:p>
          </table:table-cell>
          <table:table-cell table:formula="of:=90-[.AD62]" office:value-type="float" office:value="15.5839548117192" calcext:value-type="float">
            <text:p>15.58</text:p>
          </table:table-cell>
          <table:table-cell table:formula="of:=IF([.AE62]&gt;85;0;IF([.AE62]&gt;5;58.1/TAN(RADIANS([.AE62]))-0.07/POWER(TAN(RADIANS([.AE62]));3)+0.000086/POWER(TAN(RADIANS([.AE62]));5);IF([.AE62]&gt;-0.575;1735+[.AE62]*(-518.2+[.AE62]*(103.4+[.AE62]*(-12.79+[.AE62]*0.711)));-20.772/TAN(RADIANS([.AE62])))))/3600" office:value-type="float" office:value="0.0569834563028619" calcext:value-type="float">
            <text:p>0.06</text:p>
          </table:table-cell>
          <table:table-cell table:formula="of:=[.AE62]+[.AF62]" office:value-type="float" office:value="15.6409382680221" calcext:value-type="float">
            <text:p>15.64</text:p>
          </table:table-cell>
          <table:table-cell table:formula="of:=IF([.AC62]&gt;0;MOD(DEGREES(ACOS(((SIN(RADIANS([.$B$3]))*COS(RADIANS([.AD62])))-SIN(RADIANS([.T62])))/(COS(RADIANS([.$B$3]))*SIN(RADIANS([.AD62])))))+180;360);MOD(540-DEGREES(ACOS(((SIN(RADIANS([.$B$3]))*COS(RADIANS([.AD62])))-SIN(RADIANS([.T62])))/(COS(RADIANS([.$B$3]))*SIN(RADIANS([.AD62])))));360))" office:value-type="float" office:value="72.2398180034304" calcext:value-type="float">
            <text:p>72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62]+0.1/24" office:value-type="float" office:value="0.258333333333334" calcext:value-type="float">
            <text:p>6:12:00</text:p>
          </table:table-cell>
          <table:table-cell table:style-name="ce9" table:formula="of:=[.D63]+2415018.5+[.E63]-[.$B$5]/24" office:value-type="float" office:value="2455369.05" calcext:value-type="float">
            <text:p>2455369.05</text:p>
          </table:table-cell>
          <table:table-cell table:style-name="ce10" table:formula="of:=([.F63]-2451545)/36525" office:value-type="float" office:value="0.10469678302532" calcext:value-type="float">
            <text:p>0.10469678</text:p>
          </table:table-cell>
          <table:table-cell/>
          <table:table-cell table:formula="of:=MOD(280.46646+[.G63]*(36000.76983+[.G63]*0.0003032);360)" office:value-type="float" office:value="89.6312509594977" calcext:value-type="float">
            <text:p>89.63</text:p>
          </table:table-cell>
          <table:table-cell table:formula="of:=357.52911+[.G63]*(35999.05029-0.0001537*[.G63])" office:value-type="float" office:value="4126.51386564494" calcext:value-type="float">
            <text:p>4126.51</text:p>
          </table:table-cell>
          <table:table-cell table:formula="of:=0.016708634-[.G63]*(0.000042037+0.0000001267*[.G63])" office:value-type="float" office:value="0.0167042314725205" calcext:value-type="float">
            <text:p>0.02</text:p>
          </table:table-cell>
          <table:table-cell table:formula="of:=SIN(RADIANS([.J63]))*(1.914602-[.G63]*(0.004817+0.000014*[.G63]))+SIN(RADIANS(2*[.J63]))*(0.019993-0.000101*[.G63])+SIN(RADIANS(3*[.J63]))*0.000289" office:value-type="float" office:value="0.437511082214243" calcext:value-type="float">
            <text:p>0.44</text:p>
          </table:table-cell>
          <table:table-cell table:formula="of:=[.I63]+[.L63]" office:value-type="float" office:value="90.068762041712" calcext:value-type="float">
            <text:p>90.07</text:p>
          </table:table-cell>
          <table:table-cell table:formula="of:=[.J63]+[.L63]" office:value-type="float" office:value="4126.95137672716" calcext:value-type="float">
            <text:p>4126.95</text:p>
          </table:table-cell>
          <table:table-cell table:formula="of:=(1.000001018*(1-[.K63]*[.K63]))/(1+[.K63]*COS(RADIANS([.N63])))" office:value-type="float" office:value="1.01625948383445" calcext:value-type="float">
            <text:p>1.02</text:p>
          </table:table-cell>
          <table:table-cell table:formula="of:=[.M63]-0.00569-0.00478*SIN(RADIANS(125.04-1934.136*[.G63]))" office:value-type="float" office:value="90.0677379736716" calcext:value-type="float">
            <text:p>90.07</text:p>
          </table:table-cell>
          <table:table-cell table:formula="of:=23+(26+((21.448-[.G63]*(46.815+[.G63]*(0.00059-[.G63]*0.001813))))/60)/60" office:value-type="float" office:value="23.4379296154767" calcext:value-type="float">
            <text:p>23.44</text:p>
          </table:table-cell>
          <table:table-cell table:formula="of:=[.Q63]+0.00256*COS(RADIANS(125.04-1934.136*[.G63]))" office:value-type="float" office:value="23.4384855408105" calcext:value-type="float">
            <text:p>23.44</text:p>
          </table:table-cell>
          <table:table-cell table:formula="of:=DEGREES(ATAN2(COS(RADIANS([.P63]));COS(RADIANS([.R63]))*SIN(RADIANS([.P63]))))" office:value-type="float" office:value="90.0738298410831" calcext:value-type="float">
            <text:p>90.07</text:p>
          </table:table-cell>
          <table:table-cell table:formula="of:=DEGREES(ASIN(SIN(RADIANS([.R63]))*SIN(RADIANS([.P63]))))" office:value-type="float" office:value="23.4384681813102" calcext:value-type="float">
            <text:p>23.44</text:p>
          </table:table-cell>
          <table:table-cell table:formula="of:=TAN(RADIANS([.R63]/2))*TAN(RADIANS([.R63]/2))" office:value-type="float" office:value="0.043031487129466" calcext:value-type="float">
            <text:p>0.04</text:p>
          </table:table-cell>
          <table:table-cell table:formula="of:=4*DEGREES([.U63]*SIN(2*RADIANS([.I63]))-2*[.K63]*SIN(RADIANS([.J63]))+4*[.K63]*[.U63]*SIN(RADIANS([.J63]))*COS(2*RADIANS([.I63]))-0.5*[.U63]*[.U63]*SIN(4*RADIANS([.I63]))-1.25*[.K63]*[.K63]*SIN(2*RADIANS([.J63])))" office:value-type="float" office:value="-1.77061414091268" calcext:value-type="float">
            <text:p>-1.77</text:p>
          </table:table-cell>
          <table:table-cell table:formula="of:=DEGREES(ACOS(COS(RADIANS(90.833))/(COS(RADIANS([.$B$3]))*COS(RADIANS([.T63])))-TAN(RADIANS([.$B$3]))*TAN(RADIANS([.T63]))))" office:value-type="float" office:value="112.610516365519" calcext:value-type="float">
            <text:p>112.61</text:p>
          </table:table-cell>
          <table:table-cell table:style-name="ce8" table:formula="of:=(720-4*[.$B$4]-[.V63]+[.$B$5]*60)/1440" office:value-type="float" office:value="0.501229593153412" calcext:value-type="float">
            <text:p>12:01:46</text:p>
          </table:table-cell>
          <table:table-cell table:style-name="ce8" table:formula="of:=[.X63]-[.W63]*4/1440" office:value-type="float" office:value="0.188422603249191" calcext:value-type="float">
            <text:p>4:31:20</text:p>
          </table:table-cell>
          <table:table-cell table:style-name="ce8" table:formula="of:=[.X63]+[.W63]*4/1440" office:value-type="float" office:value="0.814036583057632" calcext:value-type="float">
            <text:p>19:32:13</text:p>
          </table:table-cell>
          <table:table-cell table:style-name="ce11" table:formula="of:=8*[.W63]" office:value-type="float" office:value="900.884130924156" calcext:value-type="float">
            <text:p>900.88</text:p>
          </table:table-cell>
          <table:table-cell table:formula="of:=MOD([.E63]*1440+[.V63]+4*[.$B$4]-60*[.$B$5];1440)" office:value-type="float" office:value="370.229385859088" calcext:value-type="float">
            <text:p>370.23</text:p>
          </table:table-cell>
          <table:table-cell table:formula="of:=IF([.AB63]/4&lt;0;[.AB63]/4+180;[.AB63]/4-180)" office:value-type="float" office:value="-87.4426535352279" calcext:value-type="float">
            <text:p>-87.44</text:p>
          </table:table-cell>
          <table:table-cell table:formula="of:=DEGREES(ACOS(SIN(RADIANS([.$B$3]))*SIN(RADIANS([.T63]))+COS(RADIANS([.$B$3]))*COS(RADIANS([.T63]))*COS(RADIANS([.AC63]))))" office:value-type="float" office:value="73.3193023202101" calcext:value-type="float">
            <text:p>73.32</text:p>
          </table:table-cell>
          <table:table-cell table:formula="of:=90-[.AD63]" office:value-type="float" office:value="16.6806976797899" calcext:value-type="float">
            <text:p>16.68</text:p>
          </table:table-cell>
          <table:table-cell table:formula="of:=IF([.AE63]&gt;85;0;IF([.AE63]&gt;5;58.1/TAN(RADIANS([.AE63]))-0.07/POWER(TAN(RADIANS([.AE63]));3)+0.000086/POWER(TAN(RADIANS([.AE63]));5);IF([.AE63]&gt;-0.575;1735+[.AE63]*(-518.2+[.AE63]*(103.4+[.AE63]*(-12.79+[.AE63]*0.711)));-20.772/TAN(RADIANS([.AE63])))))/3600" office:value-type="float" office:value="0.0531468122083126" calcext:value-type="float">
            <text:p>0.05</text:p>
          </table:table-cell>
          <table:table-cell table:formula="of:=[.AE63]+[.AF63]" office:value-type="float" office:value="16.7338444919982" calcext:value-type="float">
            <text:p>16.73</text:p>
          </table:table-cell>
          <table:table-cell table:formula="of:=IF([.AC63]&gt;0;MOD(DEGREES(ACOS(((SIN(RADIANS([.$B$3]))*COS(RADIANS([.AD63])))-SIN(RADIANS([.T63])))/(COS(RADIANS([.$B$3]))*SIN(RADIANS([.AD63])))))+180;360);MOD(540-DEGREES(ACOS(((SIN(RADIANS([.$B$3]))*COS(RADIANS([.AD63])))-SIN(RADIANS([.T63])))/(COS(RADIANS([.$B$3]))*SIN(RADIANS([.AD63])))));360))" office:value-type="float" office:value="73.1049110578653" calcext:value-type="float">
            <text:p>73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63]+0.1/24" office:value-type="float" office:value="0.2625" calcext:value-type="float">
            <text:p>6:18:00</text:p>
          </table:table-cell>
          <table:table-cell table:style-name="ce9" table:formula="of:=[.D64]+2415018.5+[.E64]-[.$B$5]/24" office:value-type="float" office:value="2455369.05416667" calcext:value-type="float">
            <text:p>2455369.05</text:p>
          </table:table-cell>
          <table:table-cell table:style-name="ce10" table:formula="of:=([.F64]-2451545)/36525" office:value-type="float" office:value="0.104696897102442" calcext:value-type="float">
            <text:p>0.10469690</text:p>
          </table:table-cell>
          <table:table-cell/>
          <table:table-cell table:formula="of:=MOD(280.46646+[.G64]*(36000.76983+[.G64]*0.0003032);360)" office:value-type="float" office:value="89.6353578237176" calcext:value-type="float">
            <text:p>89.64</text:p>
          </table:table-cell>
          <table:table-cell table:formula="of:=357.52911+[.G64]*(35999.05029-0.0001537*[.G64])" office:value-type="float" office:value="4126.51797231299" calcext:value-type="float">
            <text:p>4126.52</text:p>
          </table:table-cell>
          <table:table-cell table:formula="of:=0.016708634-[.G64]*(0.000042037+0.0000001267*[.G64])" office:value-type="float" office:value="0.016704231467722" calcext:value-type="float">
            <text:p>0.02</text:p>
          </table:table-cell>
          <table:table-cell table:formula="of:=SIN(RADIANS([.J64]))*(1.914602-[.G64]*(0.004817+0.000014*[.G64]))+SIN(RADIANS(2*[.J64]))*(0.019993-0.000101*[.G64])+SIN(RADIANS(3*[.J64]))*0.000289" office:value-type="float" office:value="0.437380176837867" calcext:value-type="float">
            <text:p>0.44</text:p>
          </table:table-cell>
          <table:table-cell table:formula="of:=[.I64]+[.L64]" office:value-type="float" office:value="90.0727380005555" calcext:value-type="float">
            <text:p>90.07</text:p>
          </table:table-cell>
          <table:table-cell table:formula="of:=[.J64]+[.L64]" office:value-type="float" office:value="4126.95535248983" calcext:value-type="float">
            <text:p>4126.96</text:p>
          </table:table-cell>
          <table:table-cell table:formula="of:=(1.000001018*(1-[.K64]*[.K64]))/(1+[.K64]*COS(RADIANS([.N64])))" office:value-type="float" office:value="1.01625975414516" calcext:value-type="float">
            <text:p>1.02</text:p>
          </table:table-cell>
          <table:table-cell table:formula="of:=[.M64]-0.00569-0.00478*SIN(RADIANS(125.04-1934.136*[.G64]))" office:value-type="float" office:value="90.0717139365124" calcext:value-type="float">
            <text:p>90.07</text:p>
          </table:table-cell>
          <table:table-cell table:formula="of:=23+(26+((21.448-[.G64]*(46.815+[.G64]*(0.00059-[.G64]*0.001813))))/60)/60" office:value-type="float" office:value="23.4379296139932" calcext:value-type="float">
            <text:p>23.44</text:p>
          </table:table-cell>
          <table:table-cell table:formula="of:=[.Q64]+0.00256*COS(RADIANS(125.04-1934.136*[.G64]))" office:value-type="float" office:value="23.438485529704" calcext:value-type="float">
            <text:p>23.44</text:p>
          </table:table-cell>
          <table:table-cell table:formula="of:=DEGREES(ATAN2(COS(RADIANS([.P64]));COS(RADIANS([.R64]))*SIN(RADIANS([.P64]))))" office:value-type="float" office:value="90.0781633726654" calcext:value-type="float">
            <text:p>90.08</text:p>
          </table:table-cell>
          <table:table-cell table:formula="of:=DEGREES(ASIN(SIN(RADIANS([.R64]))*SIN(RADIANS([.P64]))))" office:value-type="float" office:value="23.4384660725224" calcext:value-type="float">
            <text:p>23.44</text:p>
          </table:table-cell>
          <table:table-cell table:formula="of:=TAN(RADIANS([.R64]/2))*TAN(RADIANS([.R64]/2))" office:value-type="float" office:value="0.0430314870875242" calcext:value-type="float">
            <text:p>0.04</text:p>
          </table:table-cell>
          <table:table-cell table:formula="of:=4*DEGREES([.U64]*SIN(2*RADIANS([.I64]))-2*[.K64]*SIN(RADIANS([.J64]))+4*[.K64]*[.U64]*SIN(RADIANS([.J64]))*COS(2*RADIANS([.I64]))-0.5*[.U64]*[.U64]*SIN(4*RADIANS([.I64]))-1.25*[.K64]*[.K64]*SIN(2*RADIANS([.J64])))" office:value-type="float" office:value="-1.77151954577548" calcext:value-type="float">
            <text:p>-1.77</text:p>
          </table:table-cell>
          <table:table-cell table:formula="of:=DEGREES(ACOS(COS(RADIANS(90.833))/(COS(RADIANS([.$B$3]))*COS(RADIANS([.T64])))-TAN(RADIANS([.$B$3]))*TAN(RADIANS([.T64]))))" office:value-type="float" office:value="112.610514067953" calcext:value-type="float">
            <text:p>112.61</text:p>
          </table:table-cell>
          <table:table-cell table:style-name="ce8" table:formula="of:=(720-4*[.$B$4]-[.V64]+[.$B$5]*60)/1440" office:value-type="float" office:value="0.501230221906789" calcext:value-type="float">
            <text:p>12:01:46</text:p>
          </table:table-cell>
          <table:table-cell table:style-name="ce8" table:formula="of:=[.X64]-[.W64]*4/1440" office:value-type="float" office:value="0.188423238384696" calcext:value-type="float">
            <text:p>4:31:20</text:p>
          </table:table-cell>
          <table:table-cell table:style-name="ce8" table:formula="of:=[.X64]+[.W64]*4/1440" office:value-type="float" office:value="0.814037205428881" calcext:value-type="float">
            <text:p>19:32:13</text:p>
          </table:table-cell>
          <table:table-cell table:style-name="ce11" table:formula="of:=8*[.W64]" office:value-type="float" office:value="900.884112543627" calcext:value-type="float">
            <text:p>900.88</text:p>
          </table:table-cell>
          <table:table-cell table:formula="of:=MOD([.E64]*1440+[.V64]+4*[.$B$4]-60*[.$B$5];1440)" office:value-type="float" office:value="376.228480454224" calcext:value-type="float">
            <text:p>376.23</text:p>
          </table:table-cell>
          <table:table-cell table:formula="of:=IF([.AB64]/4&lt;0;[.AB64]/4+180;[.AB64]/4-180)" office:value-type="float" office:value="-85.9428798864439" calcext:value-type="float">
            <text:p>-85.94</text:p>
          </table:table-cell>
          <table:table-cell table:formula="of:=DEGREES(ACOS(SIN(RADIANS([.$B$3]))*SIN(RADIANS([.T64]))+COS(RADIANS([.$B$3]))*COS(RADIANS([.T64]))*COS(RADIANS([.AC64]))))" office:value-type="float" office:value="72.2175242786022" calcext:value-type="float">
            <text:p>72.22</text:p>
          </table:table-cell>
          <table:table-cell table:formula="of:=90-[.AD64]" office:value-type="float" office:value="17.7824757213978" calcext:value-type="float">
            <text:p>17.78</text:p>
          </table:table-cell>
          <table:table-cell table:formula="of:=IF([.AE64]&gt;85;0;IF([.AE64]&gt;5;58.1/TAN(RADIANS([.AE64]))-0.07/POWER(TAN(RADIANS([.AE64]));3)+0.000086/POWER(TAN(RADIANS([.AE64]));5);IF([.AE64]&gt;-0.575;1735+[.AE64]*(-518.2+[.AE64]*(103.4+[.AE64]*(-12.79+[.AE64]*0.711)));-20.772/TAN(RADIANS([.AE64])))))/3600" office:value-type="float" office:value="0.0497372961762133" calcext:value-type="float">
            <text:p>0.05</text:p>
          </table:table-cell>
          <table:table-cell table:formula="of:=[.AE64]+[.AF64]" office:value-type="float" office:value="17.832213017574" calcext:value-type="float">
            <text:p>17.83</text:p>
          </table:table-cell>
          <table:table-cell table:formula="of:=IF([.AC64]&gt;0;MOD(DEGREES(ACOS(((SIN(RADIANS([.$B$3]))*COS(RADIANS([.AD64])))-SIN(RADIANS([.T64])))/(COS(RADIANS([.$B$3]))*SIN(RADIANS([.AD64])))))+180;360);MOD(540-DEGREES(ACOS(((SIN(RADIANS([.$B$3]))*COS(RADIANS([.AD64])))-SIN(RADIANS([.T64])))/(COS(RADIANS([.$B$3]))*SIN(RADIANS([.AD64])))));360))" office:value-type="float" office:value="73.9679913158527" calcext:value-type="float">
            <text:p>73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64]+0.1/24" office:value-type="float" office:value="0.266666666666667" calcext:value-type="float">
            <text:p>6:24:00</text:p>
          </table:table-cell>
          <table:table-cell table:style-name="ce9" table:formula="of:=[.D65]+2415018.5+[.E65]-[.$B$5]/24" office:value-type="float" office:value="2455369.05833333" calcext:value-type="float">
            <text:p>2455369.06</text:p>
          </table:table-cell>
          <table:table-cell table:style-name="ce10" table:formula="of:=([.F65]-2451545)/36525" office:value-type="float" office:value="0.104697011179551" calcext:value-type="float">
            <text:p>0.10469701</text:p>
          </table:table-cell>
          <table:table-cell/>
          <table:table-cell table:formula="of:=MOD(280.46646+[.G65]*(36000.76983+[.G65]*0.0003032);360)" office:value-type="float" office:value="89.6394646874687" calcext:value-type="float">
            <text:p>89.64</text:p>
          </table:table-cell>
          <table:table-cell table:formula="of:=357.52911+[.G65]*(35999.05029-0.0001537*[.G65])" office:value-type="float" office:value="4126.52207898057" calcext:value-type="float">
            <text:p>4126.52</text:p>
          </table:table-cell>
          <table:table-cell table:formula="of:=0.016708634-[.G65]*(0.000042037+0.0000001267*[.G65])" office:value-type="float" office:value="0.0167042314629235" calcext:value-type="float">
            <text:p>0.02</text:p>
          </table:table-cell>
          <table:table-cell table:formula="of:=SIN(RADIANS([.J65]))*(1.914602-[.G65]*(0.004817+0.000014*[.G65]))+SIN(RADIANS(2*[.J65]))*(0.019993-0.000101*[.G65])+SIN(RADIANS(3*[.J65]))*0.000289" office:value-type="float" office:value="0.437249269361425" calcext:value-type="float">
            <text:p>0.44</text:p>
          </table:table-cell>
          <table:table-cell table:formula="of:=[.I65]+[.L65]" office:value-type="float" office:value="90.0767139568302" calcext:value-type="float">
            <text:p>90.08</text:p>
          </table:table-cell>
          <table:table-cell table:formula="of:=[.J65]+[.L65]" office:value-type="float" office:value="4126.95932824993" calcext:value-type="float">
            <text:p>4126.96</text:p>
          </table:table-cell>
          <table:table-cell table:formula="of:=(1.000001018*(1-[.K65]*[.K65]))/(1+[.K65]*COS(RADIANS([.N65])))" office:value-type="float" office:value="1.01626002437489" calcext:value-type="float">
            <text:p>1.02</text:p>
          </table:table-cell>
          <table:table-cell table:formula="of:=[.M65]-0.00569-0.00478*SIN(RADIANS(125.04-1934.136*[.G65]))" office:value-type="float" office:value="90.0756898967842" calcext:value-type="float">
            <text:p>90.08</text:p>
          </table:table-cell>
          <table:table-cell table:formula="of:=23+(26+((21.448-[.G65]*(46.815+[.G65]*(0.00059-[.G65]*0.001813))))/60)/60" office:value-type="float" office:value="23.4379296125097" calcext:value-type="float">
            <text:p>23.44</text:p>
          </table:table-cell>
          <table:table-cell table:formula="of:=[.Q65]+0.00256*COS(RADIANS(125.04-1934.136*[.G65]))" office:value-type="float" office:value="23.4384855185974" calcext:value-type="float">
            <text:p>23.44</text:p>
          </table:table-cell>
          <table:table-cell table:formula="of:=DEGREES(ATAN2(COS(RADIANS([.P65]));COS(RADIANS([.R65]))*SIN(RADIANS([.P65]))))" office:value-type="float" office:value="90.0824969013053" calcext:value-type="float">
            <text:p>90.08</text:p>
          </table:table-cell>
          <table:table-cell table:formula="of:=DEGREES(ASIN(SIN(RADIANS([.R65]))*SIN(RADIANS([.P65]))))" office:value-type="float" office:value="23.4384638441206" calcext:value-type="float">
            <text:p>23.44</text:p>
          </table:table-cell>
          <table:table-cell table:formula="of:=TAN(RADIANS([.R65]/2))*TAN(RADIANS([.R65]/2))" office:value-type="float" office:value="0.0430314870455824" calcext:value-type="float">
            <text:p>0.04</text:p>
          </table:table-cell>
          <table:table-cell table:formula="of:=4*DEGREES([.U65]*SIN(2*RADIANS([.I65]))-2*[.K65]*SIN(RADIANS([.J65]))+4*[.K65]*[.U65]*SIN(RADIANS([.J65]))*COS(2*RADIANS([.I65]))-0.5*[.U65]*[.U65]*SIN(4*RADIANS([.I65]))-1.25*[.K65]*[.K65]*SIN(2*RADIANS([.J65])))" office:value-type="float" office:value="-1.77242494101629" calcext:value-type="float">
            <text:p>-1.77</text:p>
          </table:table-cell>
          <table:table-cell table:formula="of:=DEGREES(ACOS(COS(RADIANS(90.833))/(COS(RADIANS([.$B$3]))*COS(RADIANS([.T65])))-TAN(RADIANS([.$B$3]))*TAN(RADIANS([.T65]))))" office:value-type="float" office:value="112.610511640066" calcext:value-type="float">
            <text:p>112.61</text:p>
          </table:table-cell>
          <table:table-cell table:style-name="ce8" table:formula="of:=(720-4*[.$B$4]-[.V65]+[.$B$5]*60)/1440" office:value-type="float" office:value="0.501230850653486" calcext:value-type="float">
            <text:p>12:01:46</text:p>
          </table:table-cell>
          <table:table-cell table:style-name="ce8" table:formula="of:=[.X65]-[.W65]*4/1440" office:value-type="float" office:value="0.188423873875526" calcext:value-type="float">
            <text:p>4:31:20</text:p>
          </table:table-cell>
          <table:table-cell table:style-name="ce8" table:formula="of:=[.X65]+[.W65]*4/1440" office:value-type="float" office:value="0.814037827431446" calcext:value-type="float">
            <text:p>19:32:13</text:p>
          </table:table-cell>
          <table:table-cell table:style-name="ce11" table:formula="of:=8*[.W65]" office:value-type="float" office:value="900.884093120526" calcext:value-type="float">
            <text:p>900.88</text:p>
          </table:table-cell>
          <table:table-cell table:formula="of:=MOD([.E65]*1440+[.V65]+4*[.$B$4]-60*[.$B$5];1440)" office:value-type="float" office:value="382.227575058984" calcext:value-type="float">
            <text:p>382.23</text:p>
          </table:table-cell>
          <table:table-cell table:formula="of:=IF([.AB65]/4&lt;0;[.AB65]/4+180;[.AB65]/4-180)" office:value-type="float" office:value="-84.443106235254" calcext:value-type="float">
            <text:p>-84.44</text:p>
          </table:table-cell>
          <table:table-cell table:formula="of:=DEGREES(ACOS(SIN(RADIANS([.$B$3]))*SIN(RADIANS([.T65]))+COS(RADIANS([.$B$3]))*COS(RADIANS([.T65]))*COS(RADIANS([.AC65]))))" office:value-type="float" office:value="71.1109708764625" calcext:value-type="float">
            <text:p>71.11</text:p>
          </table:table-cell>
          <table:table-cell table:formula="of:=90-[.AD65]" office:value-type="float" office:value="18.8890291235375" calcext:value-type="float">
            <text:p>18.89</text:p>
          </table:table-cell>
          <table:table-cell table:formula="of:=IF([.AE65]&gt;85;0;IF([.AE65]&gt;5;58.1/TAN(RADIANS([.AE65]))-0.07/POWER(TAN(RADIANS([.AE65]));3)+0.000086/POWER(TAN(RADIANS([.AE65]));5);IF([.AE65]&gt;-0.575;1735+[.AE65]*(-518.2+[.AE65]*(103.4+[.AE65]*(-12.79+[.AE65]*0.711)));-20.772/TAN(RADIANS([.AE65])))))/3600" office:value-type="float" office:value="0.0466870019935869" calcext:value-type="float">
            <text:p>0.05</text:p>
          </table:table-cell>
          <table:table-cell table:formula="of:=[.AE65]+[.AF65]" office:value-type="float" office:value="18.9357161255311" calcext:value-type="float">
            <text:p>18.94</text:p>
          </table:table-cell>
          <table:table-cell table:formula="of:=IF([.AC65]&gt;0;MOD(DEGREES(ACOS(((SIN(RADIANS([.$B$3]))*COS(RADIANS([.AD65])))-SIN(RADIANS([.T65])))/(COS(RADIANS([.$B$3]))*SIN(RADIANS([.AD65])))))+180;360);MOD(540-DEGREES(ACOS(((SIN(RADIANS([.$B$3]))*COS(RADIANS([.AD65])))-SIN(RADIANS([.T65])))/(COS(RADIANS([.$B$3]))*SIN(RADIANS([.AD65])))));360))" office:value-type="float" office:value="74.8296589413114" calcext:value-type="float">
            <text:p>74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65]+0.1/24" office:value-type="float" office:value="0.270833333333334" calcext:value-type="float">
            <text:p>6:30:00</text:p>
          </table:table-cell>
          <table:table-cell table:style-name="ce9" table:formula="of:=[.D66]+2415018.5+[.E66]-[.$B$5]/24" office:value-type="float" office:value="2455369.0625" calcext:value-type="float">
            <text:p>2455369.06</text:p>
          </table:table-cell>
          <table:table-cell table:style-name="ce10" table:formula="of:=([.F66]-2451545)/36525" office:value-type="float" office:value="0.104697125256674" calcext:value-type="float">
            <text:p>0.10469713</text:p>
          </table:table-cell>
          <table:table-cell/>
          <table:table-cell table:formula="of:=MOD(280.46646+[.G66]*(36000.76983+[.G66]*0.0003032);360)" office:value-type="float" office:value="89.6435715517232" calcext:value-type="float">
            <text:p>89.64</text:p>
          </table:table-cell>
          <table:table-cell table:formula="of:=357.52911+[.G66]*(35999.05029-0.0001537*[.G66])" office:value-type="float" office:value="4126.52618564866" calcext:value-type="float">
            <text:p>4126.53</text:p>
          </table:table-cell>
          <table:table-cell table:formula="of:=0.016708634-[.G66]*(0.000042037+0.0000001267*[.G66])" office:value-type="float" office:value="0.0167042314581251" calcext:value-type="float">
            <text:p>0.02</text:p>
          </table:table-cell>
          <table:table-cell table:formula="of:=SIN(RADIANS([.J66]))*(1.914602-[.G66]*(0.004817+0.000014*[.G66]))+SIN(RADIANS(2*[.J66]))*(0.019993-0.000101*[.G66])+SIN(RADIANS(3*[.J66]))*0.000289" office:value-type="float" office:value="0.437118359754641" calcext:value-type="float">
            <text:p>0.44</text:p>
          </table:table-cell>
          <table:table-cell table:formula="of:=[.I66]+[.L66]" office:value-type="float" office:value="90.0806899114778" calcext:value-type="float">
            <text:p>90.08</text:p>
          </table:table-cell>
          <table:table-cell table:formula="of:=[.J66]+[.L66]" office:value-type="float" office:value="4126.96330400841" calcext:value-type="float">
            <text:p>4126.96</text:p>
          </table:table-cell>
          <table:table-cell table:formula="of:=(1.000001018*(1-[.K66]*[.K66]))/(1+[.K66]*COS(RADIANS([.N66])))" office:value-type="float" office:value="1.0162602945237" calcext:value-type="float">
            <text:p>1.02</text:p>
          </table:table-cell>
          <table:table-cell table:formula="of:=[.M66]-0.00569-0.00478*SIN(RADIANS(125.04-1934.136*[.G66]))" office:value-type="float" office:value="90.079665855429" calcext:value-type="float">
            <text:p>90.08</text:p>
          </table:table-cell>
          <table:table-cell table:formula="of:=23+(26+((21.448-[.G66]*(46.815+[.G66]*(0.00059-[.G66]*0.001813))))/60)/60" office:value-type="float" office:value="23.4379296110262" calcext:value-type="float">
            <text:p>23.44</text:p>
          </table:table-cell>
          <table:table-cell table:formula="of:=[.Q66]+0.00256*COS(RADIANS(125.04-1934.136*[.G66]))" office:value-type="float" office:value="23.4384855074909" calcext:value-type="float">
            <text:p>23.44</text:p>
          </table:table-cell>
          <table:table-cell table:formula="of:=DEGREES(ATAN2(COS(RADIANS([.P66]));COS(RADIANS([.R66]))*SIN(RADIANS([.P66]))))" office:value-type="float" office:value="90.0868304280219" calcext:value-type="float">
            <text:p>90.09</text:p>
          </table:table-cell>
          <table:table-cell table:formula="of:=DEGREES(ASIN(SIN(RADIANS([.R66]))*SIN(RADIANS([.P66]))))" office:value-type="float" office:value="23.4384614961046" calcext:value-type="float">
            <text:p>23.44</text:p>
          </table:table-cell>
          <table:table-cell table:formula="of:=TAN(RADIANS([.R66]/2))*TAN(RADIANS([.R66]/2))" office:value-type="float" office:value="0.0430314870036405" calcext:value-type="float">
            <text:p>0.04</text:p>
          </table:table-cell>
          <table:table-cell table:formula="of:=4*DEGREES([.U66]*SIN(2*RADIANS([.I66]))-2*[.K66]*SIN(RADIANS([.J66]))+4*[.K66]*[.U66]*SIN(RADIANS([.J66]))*COS(2*RADIANS([.I66]))-0.5*[.U66]*[.U66]*SIN(4*RADIANS([.I66]))-1.25*[.K66]*[.K66]*SIN(2*RADIANS([.J66])))" office:value-type="float" office:value="-1.77333032682135" calcext:value-type="float">
            <text:p>-1.77</text:p>
          </table:table-cell>
          <table:table-cell table:formula="of:=DEGREES(ACOS(COS(RADIANS(90.833))/(COS(RADIANS([.$B$3]))*COS(RADIANS([.T66])))-TAN(RADIANS([.$B$3]))*TAN(RADIANS([.T66]))))" office:value-type="float" office:value="112.610509081856" calcext:value-type="float">
            <text:p>112.61</text:p>
          </table:table-cell>
          <table:table-cell table:style-name="ce8" table:formula="of:=(720-4*[.$B$4]-[.V66]+[.$B$5]*60)/1440" office:value-type="float" office:value="0.501231479393623" calcext:value-type="float">
            <text:p>12:01:46</text:p>
          </table:table-cell>
          <table:table-cell table:style-name="ce8" table:formula="of:=[.X66]-[.W66]*4/1440" office:value-type="float" office:value="0.188424509721801" calcext:value-type="float">
            <text:p>4:31:20</text:p>
          </table:table-cell>
          <table:table-cell table:style-name="ce8" table:formula="of:=[.X66]+[.W66]*4/1440" office:value-type="float" office:value="0.814038449065446" calcext:value-type="float">
            <text:p>19:32:13</text:p>
          </table:table-cell>
          <table:table-cell table:style-name="ce11" table:formula="of:=8*[.W66]" office:value-type="float" office:value="900.884072654849" calcext:value-type="float">
            <text:p>900.88</text:p>
          </table:table-cell>
          <table:table-cell table:formula="of:=MOD([.E66]*1440+[.V66]+4*[.$B$4]-60*[.$B$5];1440)" office:value-type="float" office:value="388.22666967318" calcext:value-type="float">
            <text:p>388.23</text:p>
          </table:table-cell>
          <table:table-cell table:formula="of:=IF([.AB66]/4&lt;0;[.AB66]/4+180;[.AB66]/4-180)" office:value-type="float" office:value="-82.9433325817051" calcext:value-type="float">
            <text:p>-82.94</text:p>
          </table:table-cell>
          <table:table-cell table:formula="of:=DEGREES(ACOS(SIN(RADIANS([.$B$3]))*SIN(RADIANS([.T66]))+COS(RADIANS([.$B$3]))*COS(RADIANS([.T66]))*COS(RADIANS([.AC66]))))" office:value-type="float" office:value="69.9998984134247" calcext:value-type="float">
            <text:p>70</text:p>
          </table:table-cell>
          <table:table-cell table:formula="of:=90-[.AD66]" office:value-type="float" office:value="20.0001015865753" calcext:value-type="float">
            <text:p>20</text:p>
          </table:table-cell>
          <table:table-cell table:formula="of:=IF([.AE66]&gt;85;0;IF([.AE66]&gt;5;58.1/TAN(RADIANS([.AE66]))-0.07/POWER(TAN(RADIANS([.AE66]));3)+0.000086/POWER(TAN(RADIANS([.AE66]));5);IF([.AE66]&gt;-0.575;1735+[.AE66]*(-518.2+[.AE66]*(103.4+[.AE66]*(-12.79+[.AE66]*0.711)));-20.772/TAN(RADIANS([.AE66])))))/3600" office:value-type="float" office:value="0.0439414628357872" calcext:value-type="float">
            <text:p>0.04</text:p>
          </table:table-cell>
          <table:table-cell table:formula="of:=[.AE66]+[.AF66]" office:value-type="float" office:value="20.0440430494111" calcext:value-type="float">
            <text:p>20.04</text:p>
          </table:table-cell>
          <table:table-cell table:formula="of:=IF([.AC66]&gt;0;MOD(DEGREES(ACOS(((SIN(RADIANS([.$B$3]))*COS(RADIANS([.AD66])))-SIN(RADIANS([.T66])))/(COS(RADIANS([.$B$3]))*SIN(RADIANS([.AD66])))))+180;360);MOD(540-DEGREES(ACOS(((SIN(RADIANS([.$B$3]))*COS(RADIANS([.AD66])))-SIN(RADIANS([.T66])))/(COS(RADIANS([.$B$3]))*SIN(RADIANS([.AD66])))));360))" office:value-type="float" office:value="75.6905310311766" calcext:value-type="float">
            <text:p>75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66]+0.1/24" office:value-type="float" office:value="0.275" calcext:value-type="float">
            <text:p>6:36:00</text:p>
          </table:table-cell>
          <table:table-cell table:style-name="ce9" table:formula="of:=[.D67]+2415018.5+[.E67]-[.$B$5]/24" office:value-type="float" office:value="2455369.06666667" calcext:value-type="float">
            <text:p>2455369.07</text:p>
          </table:table-cell>
          <table:table-cell table:style-name="ce10" table:formula="of:=([.F67]-2451545)/36525" office:value-type="float" office:value="0.104697239333783" calcext:value-type="float">
            <text:p>0.10469724</text:p>
          </table:table-cell>
          <table:table-cell/>
          <table:table-cell table:formula="of:=MOD(280.46646+[.G67]*(36000.76983+[.G67]*0.0003032);360)" office:value-type="float" office:value="89.6476784154752" calcext:value-type="float">
            <text:p>89.65</text:p>
          </table:table-cell>
          <table:table-cell table:formula="of:=357.52911+[.G67]*(35999.05029-0.0001537*[.G67])" office:value-type="float" office:value="4126.53029231624" calcext:value-type="float">
            <text:p>4126.53</text:p>
          </table:table-cell>
          <table:table-cell table:formula="of:=0.016708634-[.G67]*(0.000042037+0.0000001267*[.G67])" office:value-type="float" office:value="0.0167042314533266" calcext:value-type="float">
            <text:p>0.02</text:p>
          </table:table-cell>
          <table:table-cell table:formula="of:=SIN(RADIANS([.J67]))*(1.914602-[.G67]*(0.004817+0.000014*[.G67]))+SIN(RADIANS(2*[.J67]))*(0.019993-0.000101*[.G67])+SIN(RADIANS(3*[.J67]))*0.000289" office:value-type="float" office:value="0.436987448050229" calcext:value-type="float">
            <text:p>0.44</text:p>
          </table:table-cell>
          <table:table-cell table:formula="of:=[.I67]+[.L67]" office:value-type="float" office:value="90.0846658635254" calcext:value-type="float">
            <text:p>90.08</text:p>
          </table:table-cell>
          <table:table-cell table:formula="of:=[.J67]+[.L67]" office:value-type="float" office:value="4126.96727976429" calcext:value-type="float">
            <text:p>4126.97</text:p>
          </table:table-cell>
          <table:table-cell table:formula="of:=(1.000001018*(1-[.K67]*[.K67]))/(1+[.K67]*COS(RADIANS([.N67])))" office:value-type="float" office:value="1.01626056459153" calcext:value-type="float">
            <text:p>1.02</text:p>
          </table:table-cell>
          <table:table-cell table:formula="of:=[.M67]-0.00569-0.00478*SIN(RADIANS(125.04-1934.136*[.G67]))" office:value-type="float" office:value="90.0836418114737" calcext:value-type="float">
            <text:p>90.08</text:p>
          </table:table-cell>
          <table:table-cell table:formula="of:=23+(26+((21.448-[.G67]*(46.815+[.G67]*(0.00059-[.G67]*0.001813))))/60)/60" office:value-type="float" office:value="23.4379296095428" calcext:value-type="float">
            <text:p>23.44</text:p>
          </table:table-cell>
          <table:table-cell table:formula="of:=[.Q67]+0.00256*COS(RADIANS(125.04-1934.136*[.G67]))" office:value-type="float" office:value="23.4384854963843" calcext:value-type="float">
            <text:p>23.44</text:p>
          </table:table-cell>
          <table:table-cell table:formula="of:=DEGREES(ATAN2(COS(RADIANS([.P67]));COS(RADIANS([.R67]))*SIN(RADIANS([.P67]))))" office:value-type="float" office:value="90.0911639517465" calcext:value-type="float">
            <text:p>90.09</text:p>
          </table:table-cell>
          <table:table-cell table:formula="of:=DEGREES(ASIN(SIN(RADIANS([.R67]))*SIN(RADIANS([.P67]))))" office:value-type="float" office:value="23.4384590284751" calcext:value-type="float">
            <text:p>23.44</text:p>
          </table:table-cell>
          <table:table-cell table:formula="of:=TAN(RADIANS([.R67]/2))*TAN(RADIANS([.R67]/2))" office:value-type="float" office:value="0.0430314869616986" calcext:value-type="float">
            <text:p>0.04</text:p>
          </table:table-cell>
          <table:table-cell table:formula="of:=4*DEGREES([.U67]*SIN(2*RADIANS([.I67]))-2*[.K67]*SIN(RADIANS([.J67]))+4*[.K67]*[.U67]*SIN(RADIANS([.J67]))*COS(2*RADIANS([.I67]))-0.5*[.U67]*[.U67]*SIN(4*RADIANS([.I67]))-1.25*[.K67]*[.K67]*SIN(2*RADIANS([.J67])))" office:value-type="float" office:value="-1.77423570294052" calcext:value-type="float">
            <text:p>-1.77</text:p>
          </table:table-cell>
          <table:table-cell table:formula="of:=DEGREES(ACOS(COS(RADIANS(90.833))/(COS(RADIANS([.$B$3]))*COS(RADIANS([.T67])))-TAN(RADIANS([.$B$3]))*TAN(RADIANS([.T67]))))" office:value-type="float" office:value="112.610506393325" calcext:value-type="float">
            <text:p>112.61</text:p>
          </table:table-cell>
          <table:table-cell table:style-name="ce8" table:formula="of:=(720-4*[.$B$4]-[.V67]+[.$B$5]*60)/1440" office:value-type="float" office:value="0.501232108127041" calcext:value-type="float">
            <text:p>12:01:46</text:p>
          </table:table-cell>
          <table:table-cell table:style-name="ce8" table:formula="of:=[.X67]-[.W67]*4/1440" office:value-type="float" office:value="0.188425145923359" calcext:value-type="float">
            <text:p>4:31:20</text:p>
          </table:table-cell>
          <table:table-cell table:style-name="ce8" table:formula="of:=[.X67]+[.W67]*4/1440" office:value-type="float" office:value="0.814039070330723" calcext:value-type="float">
            <text:p>19:32:13</text:p>
          </table:table-cell>
          <table:table-cell table:style-name="ce11" table:formula="of:=8*[.W67]" office:value-type="float" office:value="900.884051146604" calcext:value-type="float">
            <text:p>900.88</text:p>
          </table:table-cell>
          <table:table-cell table:formula="of:=MOD([.E67]*1440+[.V67]+4*[.$B$4]-60*[.$B$5];1440)" office:value-type="float" office:value="394.225764297059" calcext:value-type="float">
            <text:p>394.23</text:p>
          </table:table-cell>
          <table:table-cell table:formula="of:=IF([.AB67]/4&lt;0;[.AB67]/4+180;[.AB67]/4-180)" office:value-type="float" office:value="-81.4435589257351" calcext:value-type="float">
            <text:p>-81.44</text:p>
          </table:table-cell>
          <table:table-cell table:formula="of:=DEGREES(ACOS(SIN(RADIANS([.$B$3]))*SIN(RADIANS([.T67]))+COS(RADIANS([.$B$3]))*COS(RADIANS([.T67]))*COS(RADIANS([.AC67]))))" office:value-type="float" office:value="68.8845602333014" calcext:value-type="float">
            <text:p>68.88</text:p>
          </table:table-cell>
          <table:table-cell table:formula="of:=90-[.AD67]" office:value-type="float" office:value="21.1154397666986" calcext:value-type="float">
            <text:p>21.12</text:p>
          </table:table-cell>
          <table:table-cell table:formula="of:=IF([.AE67]&gt;85;0;IF([.AE67]&gt;5;58.1/TAN(RADIANS([.AE67]))-0.07/POWER(TAN(RADIANS([.AE67]));3)+0.000086/POWER(TAN(RADIANS([.AE67]));5);IF([.AE67]&gt;-0.575;1735+[.AE67]*(-518.2+[.AE67]*(103.4+[.AE67]*(-12.79+[.AE67]*0.711)));-20.772/TAN(RADIANS([.AE67])))))/3600" office:value-type="float" office:value="0.0414565300975116" calcext:value-type="float">
            <text:p>0.04</text:p>
          </table:table-cell>
          <table:table-cell table:formula="of:=[.AE67]+[.AF67]" office:value-type="float" office:value="21.1568962967961" calcext:value-type="float">
            <text:p>21.16</text:p>
          </table:table-cell>
          <table:table-cell table:formula="of:=IF([.AC67]&gt;0;MOD(DEGREES(ACOS(((SIN(RADIANS([.$B$3]))*COS(RADIANS([.AD67])))-SIN(RADIANS([.T67])))/(COS(RADIANS([.$B$3]))*SIN(RADIANS([.AD67])))))+180;360);MOD(540-DEGREES(ACOS(((SIN(RADIANS([.$B$3]))*COS(RADIANS([.AD67])))-SIN(RADIANS([.T67])))/(COS(RADIANS([.$B$3]))*SIN(RADIANS([.AD67])))));360))" office:value-type="float" office:value="76.5512434945835" calcext:value-type="float">
            <text:p>76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67]+0.1/24" office:value-type="float" office:value="0.279166666666667" calcext:value-type="float">
            <text:p>6:42:00</text:p>
          </table:table-cell>
          <table:table-cell table:style-name="ce9" table:formula="of:=[.D68]+2415018.5+[.E68]-[.$B$5]/24" office:value-type="float" office:value="2455369.07083333" calcext:value-type="float">
            <text:p>2455369.07</text:p>
          </table:table-cell>
          <table:table-cell table:style-name="ce10" table:formula="of:=([.F68]-2451545)/36525" office:value-type="float" office:value="0.104697353410905" calcext:value-type="float">
            <text:p>0.10469735</text:p>
          </table:table-cell>
          <table:table-cell/>
          <table:table-cell table:formula="of:=MOD(280.46646+[.G68]*(36000.76983+[.G68]*0.0003032);360)" office:value-type="float" office:value="89.6517852796942" calcext:value-type="float">
            <text:p>89.65</text:p>
          </table:table-cell>
          <table:table-cell table:formula="of:=357.52911+[.G68]*(35999.05029-0.0001537*[.G68])" office:value-type="float" office:value="4126.53439898429" calcext:value-type="float">
            <text:p>4126.53</text:p>
          </table:table-cell>
          <table:table-cell table:formula="of:=0.016708634-[.G68]*(0.000042037+0.0000001267*[.G68])" office:value-type="float" office:value="0.0167042314485281" calcext:value-type="float">
            <text:p>0.02</text:p>
          </table:table-cell>
          <table:table-cell table:formula="of:=SIN(RADIANS([.J68]))*(1.914602-[.G68]*(0.004817+0.000014*[.G68]))+SIN(RADIANS(2*[.J68]))*(0.019993-0.000101*[.G68])+SIN(RADIANS(3*[.J68]))*0.000289" office:value-type="float" office:value="0.436856534217861" calcext:value-type="float">
            <text:p>0.44</text:p>
          </table:table-cell>
          <table:table-cell table:formula="of:=[.I68]+[.L68]" office:value-type="float" office:value="90.0886418139121" calcext:value-type="float">
            <text:p>90.09</text:p>
          </table:table-cell>
          <table:table-cell table:formula="of:=[.J68]+[.L68]" office:value-type="float" office:value="4126.9712555185" calcext:value-type="float">
            <text:p>4126.97</text:p>
          </table:table-cell>
          <table:table-cell table:formula="of:=(1.000001018*(1-[.K68]*[.K68]))/(1+[.K68]*COS(RADIANS([.N68])))" office:value-type="float" office:value="1.01626083457844" calcext:value-type="float">
            <text:p>1.02</text:p>
          </table:table-cell>
          <table:table-cell table:formula="of:=[.M68]-0.00569-0.00478*SIN(RADIANS(125.04-1934.136*[.G68]))" office:value-type="float" office:value="90.0876177658573" calcext:value-type="float">
            <text:p>90.09</text:p>
          </table:table-cell>
          <table:table-cell table:formula="of:=23+(26+((21.448-[.G68]*(46.815+[.G68]*(0.00059-[.G68]*0.001813))))/60)/60" office:value-type="float" office:value="23.4379296080593" calcext:value-type="float">
            <text:p>23.44</text:p>
          </table:table-cell>
          <table:table-cell table:formula="of:=[.Q68]+0.00256*COS(RADIANS(125.04-1934.136*[.G68]))" office:value-type="float" office:value="23.4384854852777" calcext:value-type="float">
            <text:p>23.44</text:p>
          </table:table-cell>
          <table:table-cell table:formula="of:=DEGREES(ATAN2(COS(RADIANS([.P68]));COS(RADIANS([.R68]))*SIN(RADIANS([.P68]))))" office:value-type="float" office:value="90.095497473495" calcext:value-type="float">
            <text:p>90.1</text:p>
          </table:table-cell>
          <table:table-cell table:formula="of:=DEGREES(ASIN(SIN(RADIANS([.R68]))*SIN(RADIANS([.P68]))))" office:value-type="float" office:value="23.4384564412319" calcext:value-type="float">
            <text:p>23.44</text:p>
          </table:table-cell>
          <table:table-cell table:formula="of:=TAN(RADIANS([.R68]/2))*TAN(RADIANS([.R68]/2))" office:value-type="float" office:value="0.0430314869197567" calcext:value-type="float">
            <text:p>0.04</text:p>
          </table:table-cell>
          <table:table-cell table:formula="of:=4*DEGREES([.U68]*SIN(2*RADIANS([.I68]))-2*[.K68]*SIN(RADIANS([.J68]))+4*[.K68]*[.U68]*SIN(RADIANS([.J68]))*COS(2*RADIANS([.I68]))-0.5*[.U68]*[.U68]*SIN(4*RADIANS([.I68]))-1.25*[.K68]*[.K68]*SIN(2*RADIANS([.J68])))" office:value-type="float" office:value="-1.77514106955878" calcext:value-type="float">
            <text:p>-1.78</text:p>
          </table:table-cell>
          <table:table-cell table:formula="of:=DEGREES(ACOS(COS(RADIANS(90.833))/(COS(RADIANS([.$B$3]))*COS(RADIANS([.T68])))-TAN(RADIANS([.$B$3]))*TAN(RADIANS([.T68]))))" office:value-type="float" office:value="112.610503574473" calcext:value-type="float">
            <text:p>112.61</text:p>
          </table:table-cell>
          <table:table-cell table:style-name="ce8" table:formula="of:=(720-4*[.$B$4]-[.V68]+[.$B$5]*60)/1440" office:value-type="float" office:value="0.50123273685386" calcext:value-type="float">
            <text:p>12:01:47</text:p>
          </table:table-cell>
          <table:table-cell table:style-name="ce8" table:formula="of:=[.X68]-[.W68]*4/1440" office:value-type="float" office:value="0.188425782480323" calcext:value-type="float">
            <text:p>4:31:20</text:p>
          </table:table-cell>
          <table:table-cell table:style-name="ce8" table:formula="of:=[.X68]+[.W68]*4/1440" office:value-type="float" office:value="0.814039691227397" calcext:value-type="float">
            <text:p>19:32:13</text:p>
          </table:table-cell>
          <table:table-cell table:style-name="ce11" table:formula="of:=8*[.W68]" office:value-type="float" office:value="900.884028595787" calcext:value-type="float">
            <text:p>900.88</text:p>
          </table:table-cell>
          <table:table-cell table:formula="of:=MOD([.E68]*1440+[.V68]+4*[.$B$4]-60*[.$B$5];1440)" office:value-type="float" office:value="400.224858930442" calcext:value-type="float">
            <text:p>400.22</text:p>
          </table:table-cell>
          <table:table-cell table:formula="of:=IF([.AB68]/4&lt;0;[.AB68]/4+180;[.AB68]/4-180)" office:value-type="float" office:value="-79.9437852673896" calcext:value-type="float">
            <text:p>-79.94</text:p>
          </table:table-cell>
          <table:table-cell table:formula="of:=DEGREES(ACOS(SIN(RADIANS([.$B$3]))*SIN(RADIANS([.T68]))+COS(RADIANS([.$B$3]))*COS(RADIANS([.T68]))*COS(RADIANS([.AC68]))))" office:value-type="float" office:value="67.7652073050848" calcext:value-type="float">
            <text:p>67.77</text:p>
          </table:table-cell>
          <table:table-cell table:formula="of:=90-[.AD68]" office:value-type="float" office:value="22.2347926949152" calcext:value-type="float">
            <text:p>22.23</text:p>
          </table:table-cell>
          <table:table-cell table:formula="of:=IF([.AE68]&gt;85;0;IF([.AE68]&gt;5;58.1/TAN(RADIANS([.AE68]))-0.07/POWER(TAN(RADIANS([.AE68]));3)+0.000086/POWER(TAN(RADIANS([.AE68]));5);IF([.AE68]&gt;-0.575;1735+[.AE68]*(-518.2+[.AE68]*(103.4+[.AE68]*(-12.79+[.AE68]*0.711)));-20.772/TAN(RADIANS([.AE68])))))/3600" office:value-type="float" office:value="0.0391960711111911" calcext:value-type="float">
            <text:p>0.04</text:p>
          </table:table-cell>
          <table:table-cell table:formula="of:=[.AE68]+[.AF68]" office:value-type="float" office:value="22.2739887660264" calcext:value-type="float">
            <text:p>22.27</text:p>
          </table:table-cell>
          <table:table-cell table:formula="of:=IF([.AC68]&gt;0;MOD(DEGREES(ACOS(((SIN(RADIANS([.$B$3]))*COS(RADIANS([.AD68])))-SIN(RADIANS([.T68])))/(COS(RADIANS([.$B$3]))*SIN(RADIANS([.AD68])))))+180;360);MOD(540-DEGREES(ACOS(((SIN(RADIANS([.$B$3]))*COS(RADIANS([.AD68])))-SIN(RADIANS([.T68])))/(COS(RADIANS([.$B$3]))*SIN(RADIANS([.AD68])))));360))" office:value-type="float" office:value="77.4124531292592" calcext:value-type="float">
            <text:p>77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68]+0.1/24" office:value-type="float" office:value="0.283333333333334" calcext:value-type="float">
            <text:p>6:48:00</text:p>
          </table:table-cell>
          <table:table-cell table:style-name="ce9" table:formula="of:=[.D69]+2415018.5+[.E69]-[.$B$5]/24" office:value-type="float" office:value="2455369.075" calcext:value-type="float">
            <text:p>2455369.08</text:p>
          </table:table-cell>
          <table:table-cell table:style-name="ce10" table:formula="of:=([.F69]-2451545)/36525" office:value-type="float" office:value="0.104697467488014" calcext:value-type="float">
            <text:p>0.10469747</text:p>
          </table:table-cell>
          <table:table-cell/>
          <table:table-cell table:formula="of:=MOD(280.46646+[.G69]*(36000.76983+[.G69]*0.0003032);360)" office:value-type="float" office:value="89.6558921434457" calcext:value-type="float">
            <text:p>89.66</text:p>
          </table:table-cell>
          <table:table-cell table:formula="of:=357.52911+[.G69]*(35999.05029-0.0001537*[.G69])" office:value-type="float" office:value="4126.53850565186" calcext:value-type="float">
            <text:p>4126.54</text:p>
          </table:table-cell>
          <table:table-cell table:formula="of:=0.016708634-[.G69]*(0.000042037+0.0000001267*[.G69])" office:value-type="float" office:value="0.0167042314437296" calcext:value-type="float">
            <text:p>0.02</text:p>
          </table:table-cell>
          <table:table-cell table:formula="of:=SIN(RADIANS([.J69]))*(1.914602-[.G69]*(0.004817+0.000014*[.G69]))+SIN(RADIANS(2*[.J69]))*(0.019993-0.000101*[.G69])+SIN(RADIANS(3*[.J69]))*0.000289" office:value-type="float" office:value="0.436725618288072" calcext:value-type="float">
            <text:p>0.44</text:p>
          </table:table-cell>
          <table:table-cell table:formula="of:=[.I69]+[.L69]" office:value-type="float" office:value="90.0926177617338" calcext:value-type="float">
            <text:p>90.09</text:p>
          </table:table-cell>
          <table:table-cell table:formula="of:=[.J69]+[.L69]" office:value-type="float" office:value="4126.97523127015" calcext:value-type="float">
            <text:p>4126.98</text:p>
          </table:table-cell>
          <table:table-cell table:formula="of:=(1.000001018*(1-[.K69]*[.K69]))/(1+[.K69]*COS(RADIANS([.N69])))" office:value-type="float" office:value="1.01626110448437" calcext:value-type="float">
            <text:p>1.02</text:p>
          </table:table-cell>
          <table:table-cell table:formula="of:=[.M69]-0.00569-0.00478*SIN(RADIANS(125.04-1934.136*[.G69]))" office:value-type="float" office:value="90.091593717676" calcext:value-type="float">
            <text:p>90.09</text:p>
          </table:table-cell>
          <table:table-cell table:formula="of:=23+(26+((21.448-[.G69]*(46.815+[.G69]*(0.00059-[.G69]*0.001813))))/60)/60" office:value-type="float" office:value="23.4379296065758" calcext:value-type="float">
            <text:p>23.44</text:p>
          </table:table-cell>
          <table:table-cell table:formula="of:=[.Q69]+0.00256*COS(RADIANS(125.04-1934.136*[.G69]))" office:value-type="float" office:value="23.4384854741711" calcext:value-type="float">
            <text:p>23.44</text:p>
          </table:table-cell>
          <table:table-cell table:formula="of:=DEGREES(ATAN2(COS(RADIANS([.P69]));COS(RADIANS([.R69]))*SIN(RADIANS([.P69]))))" office:value-type="float" office:value="90.0998309922743" calcext:value-type="float">
            <text:p>90.1</text:p>
          </table:table-cell>
          <table:table-cell table:formula="of:=DEGREES(ASIN(SIN(RADIANS([.R69]))*SIN(RADIANS([.P69]))))" office:value-type="float" office:value="23.4384537343756" calcext:value-type="float">
            <text:p>23.44</text:p>
          </table:table-cell>
          <table:table-cell table:formula="of:=TAN(RADIANS([.R69]/2))*TAN(RADIANS([.R69]/2))" office:value-type="float" office:value="0.0430314868778148" calcext:value-type="float">
            <text:p>0.04</text:p>
          </table:table-cell>
          <table:table-cell table:formula="of:=4*DEGREES([.U69]*SIN(2*RADIANS([.I69]))-2*[.K69]*SIN(RADIANS([.J69]))+4*[.K69]*[.U69]*SIN(RADIANS([.J69]))*COS(2*RADIANS([.I69]))-0.5*[.U69]*[.U69]*SIN(4*RADIANS([.I69]))-1.25*[.K69]*[.K69]*SIN(2*RADIANS([.J69])))" office:value-type="float" office:value="-1.77604642644217" calcext:value-type="float">
            <text:p>-1.78</text:p>
          </table:table-cell>
          <table:table-cell table:formula="of:=DEGREES(ACOS(COS(RADIANS(90.833))/(COS(RADIANS([.$B$3]))*COS(RADIANS([.T69])))-TAN(RADIANS([.$B$3]))*TAN(RADIANS([.T69]))))" office:value-type="float" office:value="112.610500625301" calcext:value-type="float">
            <text:p>112.61</text:p>
          </table:table-cell>
          <table:table-cell table:style-name="ce8" table:formula="of:=(720-4*[.$B$4]-[.V69]+[.$B$5]*60)/1440" office:value-type="float" office:value="0.50123336557392" calcext:value-type="float">
            <text:p>12:01:47</text:p>
          </table:table-cell>
          <table:table-cell table:style-name="ce8" table:formula="of:=[.X69]-[.W69]*4/1440" office:value-type="float" office:value="0.188426419392529" calcext:value-type="float">
            <text:p>4:31:20</text:p>
          </table:table-cell>
          <table:table-cell table:style-name="ce8" table:formula="of:=[.X69]+[.W69]*4/1440" office:value-type="float" office:value="0.81404031175531" calcext:value-type="float">
            <text:p>19:32:13</text:p>
          </table:table-cell>
          <table:table-cell table:style-name="ce11" table:formula="of:=8*[.W69]" office:value-type="float" office:value="900.884005002406" calcext:value-type="float">
            <text:p>900.88</text:p>
          </table:table-cell>
          <table:table-cell table:formula="of:=MOD([.E69]*1440+[.V69]+4*[.$B$4]-60*[.$B$5];1440)" office:value-type="float" office:value="406.223953573559" calcext:value-type="float">
            <text:p>406.22</text:p>
          </table:table-cell>
          <table:table-cell table:formula="of:=IF([.AB69]/4&lt;0;[.AB69]/4+180;[.AB69]/4-180)" office:value-type="float" office:value="-78.4440116066103" calcext:value-type="float">
            <text:p>-78.44</text:p>
          </table:table-cell>
          <table:table-cell table:formula="of:=DEGREES(ACOS(SIN(RADIANS([.$B$3]))*SIN(RADIANS([.T69]))+COS(RADIANS([.$B$3]))*COS(RADIANS([.T69]))*COS(RADIANS([.AC69]))))" office:value-type="float" office:value="66.6420888301575" calcext:value-type="float">
            <text:p>66.64</text:p>
          </table:table-cell>
          <table:table-cell table:formula="of:=90-[.AD69]" office:value-type="float" office:value="23.3579111698425" calcext:value-type="float">
            <text:p>23.36</text:p>
          </table:table-cell>
          <table:table-cell table:formula="of:=IF([.AE69]&gt;85;0;IF([.AE69]&gt;5;58.1/TAN(RADIANS([.AE69]))-0.07/POWER(TAN(RADIANS([.AE69]));3)+0.000086/POWER(TAN(RADIANS([.AE69]));5);IF([.AE69]&gt;-0.575;1735+[.AE69]*(-518.2+[.AE69]*(103.4+[.AE69]*(-12.79+[.AE69]*0.711)));-20.772/TAN(RADIANS([.AE69])))))/3600" office:value-type="float" office:value="0.0371302493998075" calcext:value-type="float">
            <text:p>0.04</text:p>
          </table:table-cell>
          <table:table-cell table:formula="of:=[.AE69]+[.AF69]" office:value-type="float" office:value="23.3950414192423" calcext:value-type="float">
            <text:p>23.4</text:p>
          </table:table-cell>
          <table:table-cell table:formula="of:=IF([.AC69]&gt;0;MOD(DEGREES(ACOS(((SIN(RADIANS([.$B$3]))*COS(RADIANS([.AD69])))-SIN(RADIANS([.T69])))/(COS(RADIANS([.$B$3]))*SIN(RADIANS([.AD69])))))+180;360);MOD(540-DEGREES(ACOS(((SIN(RADIANS([.$B$3]))*COS(RADIANS([.AD69])))-SIN(RADIANS([.T69])))/(COS(RADIANS([.$B$3]))*SIN(RADIANS([.AD69])))));360))" office:value-type="float" office:value="78.2748399139524" calcext:value-type="float">
            <text:p>78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69]+0.1/24" office:value-type="float" office:value="0.2875" calcext:value-type="float">
            <text:p>6:54:00</text:p>
          </table:table-cell>
          <table:table-cell table:style-name="ce9" table:formula="of:=[.D70]+2415018.5+[.E70]-[.$B$5]/24" office:value-type="float" office:value="2455369.07916667" calcext:value-type="float">
            <text:p>2455369.08</text:p>
          </table:table-cell>
          <table:table-cell table:style-name="ce10" table:formula="of:=([.F70]-2451545)/36525" office:value-type="float" office:value="0.104697581565136" calcext:value-type="float">
            <text:p>0.10469758</text:p>
          </table:table-cell>
          <table:table-cell/>
          <table:table-cell table:formula="of:=MOD(280.46646+[.G70]*(36000.76983+[.G70]*0.0003032);360)" office:value-type="float" office:value="89.6599990076643" calcext:value-type="float">
            <text:p>89.66</text:p>
          </table:table-cell>
          <table:table-cell table:formula="of:=357.52911+[.G70]*(35999.05029-0.0001537*[.G70])" office:value-type="float" office:value="4126.54261231991" calcext:value-type="float">
            <text:p>4126.54</text:p>
          </table:table-cell>
          <table:table-cell table:formula="of:=0.016708634-[.G70]*(0.000042037+0.0000001267*[.G70])" office:value-type="float" office:value="0.0167042314389311" calcext:value-type="float">
            <text:p>0.02</text:p>
          </table:table-cell>
          <table:table-cell table:formula="of:=SIN(RADIANS([.J70]))*(1.914602-[.G70]*(0.004817+0.000014*[.G70]))+SIN(RADIANS(2*[.J70]))*(0.019993-0.000101*[.G70])+SIN(RADIANS(3*[.J70]))*0.000289" office:value-type="float" office:value="0.436594700231544" calcext:value-type="float">
            <text:p>0.44</text:p>
          </table:table-cell>
          <table:table-cell table:formula="of:=[.I70]+[.L70]" office:value-type="float" office:value="90.0965937078958" calcext:value-type="float">
            <text:p>90.1</text:p>
          </table:table-cell>
          <table:table-cell table:formula="of:=[.J70]+[.L70]" office:value-type="float" office:value="4126.97920702014" calcext:value-type="float">
            <text:p>4126.98</text:p>
          </table:table-cell>
          <table:table-cell table:formula="of:=(1.000001018*(1-[.K70]*[.K70]))/(1+[.K70]*COS(RADIANS([.N70])))" office:value-type="float" office:value="1.01626137430938" calcext:value-type="float">
            <text:p>1.02</text:p>
          </table:table-cell>
          <table:table-cell table:formula="of:=[.M70]-0.00569-0.00478*SIN(RADIANS(125.04-1934.136*[.G70]))" office:value-type="float" office:value="90.0955696678349" calcext:value-type="float">
            <text:p>90.1</text:p>
          </table:table-cell>
          <table:table-cell table:formula="of:=23+(26+((21.448-[.G70]*(46.815+[.G70]*(0.00059-[.G70]*0.001813))))/60)/60" office:value-type="float" office:value="23.4379296050923" calcext:value-type="float">
            <text:p>23.44</text:p>
          </table:table-cell>
          <table:table-cell table:formula="of:=[.Q70]+0.00256*COS(RADIANS(125.04-1934.136*[.G70]))" office:value-type="float" office:value="23.4384854630645" calcext:value-type="float">
            <text:p>23.44</text:p>
          </table:table-cell>
          <table:table-cell table:formula="of:=DEGREES(ATAN2(COS(RADIANS([.P70]));COS(RADIANS([.R70]))*SIN(RADIANS([.P70]))))" office:value-type="float" office:value="90.104164509063" calcext:value-type="float">
            <text:p>90.1</text:p>
          </table:table-cell>
          <table:table-cell table:formula="of:=DEGREES(ASIN(SIN(RADIANS([.R70]))*SIN(RADIANS([.P70]))))" office:value-type="float" office:value="23.4384509079059" calcext:value-type="float">
            <text:p>23.44</text:p>
          </table:table-cell>
          <table:table-cell table:formula="of:=TAN(RADIANS([.R70]/2))*TAN(RADIANS([.R70]/2))" office:value-type="float" office:value="0.0430314868358728" calcext:value-type="float">
            <text:p>0.04</text:p>
          </table:table-cell>
          <table:table-cell table:formula="of:=4*DEGREES([.U70]*SIN(2*RADIANS([.I70]))-2*[.K70]*SIN(RADIANS([.J70]))+4*[.K70]*[.U70]*SIN(RADIANS([.J70]))*COS(2*RADIANS([.I70]))-0.5*[.U70]*[.U70]*SIN(4*RADIANS([.I70]))-1.25*[.K70]*[.K70]*SIN(2*RADIANS([.J70])))" office:value-type="float" office:value="-1.77695177376752" calcext:value-type="float">
            <text:p>-1.78</text:p>
          </table:table-cell>
          <table:table-cell table:formula="of:=DEGREES(ACOS(COS(RADIANS(90.833))/(COS(RADIANS([.$B$3]))*COS(RADIANS([.T70])))-TAN(RADIANS([.$B$3]))*TAN(RADIANS([.T70]))))" office:value-type="float" office:value="112.610497545807" calcext:value-type="float">
            <text:p>112.61</text:p>
          </table:table-cell>
          <table:table-cell table:style-name="ce8" table:formula="of:=(720-4*[.$B$4]-[.V70]+[.$B$5]*60)/1440" office:value-type="float" office:value="0.50123399428734" calcext:value-type="float">
            <text:p>12:01:47</text:p>
          </table:table-cell>
          <table:table-cell table:style-name="ce8" table:formula="of:=[.X70]-[.W70]*4/1440" office:value-type="float" office:value="0.188427056660098" calcext:value-type="float">
            <text:p>4:31:20</text:p>
          </table:table-cell>
          <table:table-cell table:style-name="ce8" table:formula="of:=[.X70]+[.W70]*4/1440" office:value-type="float" office:value="0.814040931914582" calcext:value-type="float">
            <text:p>19:32:13</text:p>
          </table:table-cell>
          <table:table-cell table:style-name="ce11" table:formula="of:=8*[.W70]" office:value-type="float" office:value="900.883980366458" calcext:value-type="float">
            <text:p>900.88</text:p>
          </table:table-cell>
          <table:table-cell table:formula="of:=MOD([.E70]*1440+[.V70]+4*[.$B$4]-60*[.$B$5];1440)" office:value-type="float" office:value="412.223048226233" calcext:value-type="float">
            <text:p>412.22</text:p>
          </table:table-cell>
          <table:table-cell table:formula="of:=IF([.AB70]/4&lt;0;[.AB70]/4+180;[.AB70]/4-180)" office:value-type="float" office:value="-76.9442379434419" calcext:value-type="float">
            <text:p>-76.94</text:p>
          </table:table-cell>
          <table:table-cell table:formula="of:=DEGREES(ACOS(SIN(RADIANS([.$B$3]))*SIN(RADIANS([.T70]))+COS(RADIANS([.$B$3]))*COS(RADIANS([.T70]))*COS(RADIANS([.AC70]))))" office:value-type="float" office:value="65.5154528802936" calcext:value-type="float">
            <text:p>65.52</text:p>
          </table:table-cell>
          <table:table-cell table:formula="of:=90-[.AD70]" office:value-type="float" office:value="24.4845471197064" calcext:value-type="float">
            <text:p>24.48</text:p>
          </table:table-cell>
          <table:table-cell table:formula="of:=IF([.AE70]&gt;85;0;IF([.AE70]&gt;5;58.1/TAN(RADIANS([.AE70]))-0.07/POWER(TAN(RADIANS([.AE70]));3)+0.000086/POWER(TAN(RADIANS([.AE70]));5);IF([.AE70]&gt;-0.575;1735+[.AE70]*(-518.2+[.AE70]*(103.4+[.AE70]*(-12.79+[.AE70]*0.711)));-20.772/TAN(RADIANS([.AE70])))))/3600" office:value-type="float" office:value="0.035234224700052" calcext:value-type="float">
            <text:p>0.04</text:p>
          </table:table-cell>
          <table:table-cell table:formula="of:=[.AE70]+[.AF70]" office:value-type="float" office:value="24.5197813444065" calcext:value-type="float">
            <text:p>24.52</text:p>
          </table:table-cell>
          <table:table-cell table:formula="of:=IF([.AC70]&gt;0;MOD(DEGREES(ACOS(((SIN(RADIANS([.$B$3]))*COS(RADIANS([.AD70])))-SIN(RADIANS([.T70])))/(COS(RADIANS([.$B$3]))*SIN(RADIANS([.AD70])))))+180;360);MOD(540-DEGREES(ACOS(((SIN(RADIANS([.$B$3]))*COS(RADIANS([.AD70])))-SIN(RADIANS([.T70])))/(COS(RADIANS([.$B$3]))*SIN(RADIANS([.AD70])))));360))" office:value-type="float" office:value="79.1391095375203" calcext:value-type="float">
            <text:p>79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70]+0.1/24" office:value-type="float" office:value="0.291666666666667" calcext:value-type="float">
            <text:p>7:00:00</text:p>
          </table:table-cell>
          <table:table-cell table:style-name="ce9" table:formula="of:=[.D71]+2415018.5+[.E71]-[.$B$5]/24" office:value-type="float" office:value="2455369.08333333" calcext:value-type="float">
            <text:p>2455369.08</text:p>
          </table:table-cell>
          <table:table-cell table:style-name="ce10" table:formula="of:=([.F71]-2451545)/36525" office:value-type="float" office:value="0.104697695642246" calcext:value-type="float">
            <text:p>0.10469770</text:p>
          </table:table-cell>
          <table:table-cell/>
          <table:table-cell table:formula="of:=MOD(280.46646+[.G71]*(36000.76983+[.G71]*0.0003032);360)" office:value-type="float" office:value="89.6641058714517" calcext:value-type="float">
            <text:p>89.66</text:p>
          </table:table-cell>
          <table:table-cell table:formula="of:=357.52911+[.G71]*(35999.05029-0.0001537*[.G71])" office:value-type="float" office:value="4126.54671898753" calcext:value-type="float">
            <text:p>4126.55</text:p>
          </table:table-cell>
          <table:table-cell table:formula="of:=0.016708634-[.G71]*(0.000042037+0.0000001267*[.G71])" office:value-type="float" office:value="0.0167042314341326" calcext:value-type="float">
            <text:p>0.02</text:p>
          </table:table-cell>
          <table:table-cell table:formula="of:=SIN(RADIANS([.J71]))*(1.914602-[.G71]*(0.004817+0.000014*[.G71]))+SIN(RADIANS(2*[.J71]))*(0.019993-0.000101*[.G71])+SIN(RADIANS(3*[.J71]))*0.000289" office:value-type="float" office:value="0.436463780077698" calcext:value-type="float">
            <text:p>0.44</text:p>
          </table:table-cell>
          <table:table-cell table:formula="of:=[.I71]+[.L71]" office:value-type="float" office:value="90.1005696515295" calcext:value-type="float">
            <text:p>90.1</text:p>
          </table:table-cell>
          <table:table-cell table:formula="of:=[.J71]+[.L71]" office:value-type="float" office:value="4126.98318276761" calcext:value-type="float">
            <text:p>4126.98</text:p>
          </table:table-cell>
          <table:table-cell table:formula="of:=(1.000001018*(1-[.K71]*[.K71]))/(1+[.K71]*COS(RADIANS([.N71])))" office:value-type="float" office:value="1.01626164405341" calcext:value-type="float">
            <text:p>1.02</text:p>
          </table:table-cell>
          <table:table-cell table:formula="of:=[.M71]-0.00569-0.00478*SIN(RADIANS(125.04-1934.136*[.G71]))" office:value-type="float" office:value="90.0995456154653" calcext:value-type="float">
            <text:p>90.1</text:p>
          </table:table-cell>
          <table:table-cell table:formula="of:=23+(26+((21.448-[.G71]*(46.815+[.G71]*(0.00059-[.G71]*0.001813))))/60)/60" office:value-type="float" office:value="23.4379296036089" calcext:value-type="float">
            <text:p>23.44</text:p>
          </table:table-cell>
          <table:table-cell table:formula="of:=[.Q71]+0.00256*COS(RADIANS(125.04-1934.136*[.G71]))" office:value-type="float" office:value="23.4384854519579" calcext:value-type="float">
            <text:p>23.44</text:p>
          </table:table-cell>
          <table:table-cell table:formula="of:=DEGREES(ATAN2(COS(RADIANS([.P71]));COS(RADIANS([.R71]))*SIN(RADIANS([.P71]))))" office:value-type="float" office:value="90.1084980229067" calcext:value-type="float">
            <text:p>90.11</text:p>
          </table:table-cell>
          <table:table-cell table:formula="of:=DEGREES(ASIN(SIN(RADIANS([.R71]))*SIN(RADIANS([.P71]))))" office:value-type="float" office:value="23.4384479618236" calcext:value-type="float">
            <text:p>23.44</text:p>
          </table:table-cell>
          <table:table-cell table:formula="of:=TAN(RADIANS([.R71]/2))*TAN(RADIANS([.R71]/2))" office:value-type="float" office:value="0.0430314867939307" calcext:value-type="float">
            <text:p>0.04</text:p>
          </table:table-cell>
          <table:table-cell table:formula="of:=4*DEGREES([.U71]*SIN(2*RADIANS([.I71]))-2*[.K71]*SIN(RADIANS([.J71]))+4*[.K71]*[.U71]*SIN(RADIANS([.J71]))*COS(2*RADIANS([.I71]))-0.5*[.U71]*[.U71]*SIN(4*RADIANS([.I71]))-1.25*[.K71]*[.K71]*SIN(2*RADIANS([.J71])))" office:value-type="float" office:value="-1.77785711130904" calcext:value-type="float">
            <text:p>-1.78</text:p>
          </table:table-cell>
          <table:table-cell table:formula="of:=DEGREES(ACOS(COS(RADIANS(90.833))/(COS(RADIANS([.$B$3]))*COS(RADIANS([.T71])))-TAN(RADIANS([.$B$3]))*TAN(RADIANS([.T71]))))" office:value-type="float" office:value="112.610494335994" calcext:value-type="float">
            <text:p>112.61</text:p>
          </table:table-cell>
          <table:table-cell table:style-name="ce8" table:formula="of:=(720-4*[.$B$4]-[.V71]+[.$B$5]*60)/1440" office:value-type="float" office:value="0.501234622993963" calcext:value-type="float">
            <text:p>12:01:47</text:p>
          </table:table-cell>
          <table:table-cell table:style-name="ce8" table:formula="of:=[.X71]-[.W71]*4/1440" office:value-type="float" office:value="0.188427694282869" calcext:value-type="float">
            <text:p>4:31:20</text:p>
          </table:table-cell>
          <table:table-cell table:style-name="ce8" table:formula="of:=[.X71]+[.W71]*4/1440" office:value-type="float" office:value="0.814041551705056" calcext:value-type="float">
            <text:p>19:32:13</text:p>
          </table:table-cell>
          <table:table-cell table:style-name="ce11" table:formula="of:=8*[.W71]" office:value-type="float" office:value="900.883954687949" calcext:value-type="float">
            <text:p>900.88</text:p>
          </table:table-cell>
          <table:table-cell table:formula="of:=MOD([.E71]*1440+[.V71]+4*[.$B$4]-60*[.$B$5];1440)" office:value-type="float" office:value="418.222142888691" calcext:value-type="float">
            <text:p>418.22</text:p>
          </table:table-cell>
          <table:table-cell table:formula="of:=IF([.AB71]/4&lt;0;[.AB71]/4+180;[.AB71]/4-180)" office:value-type="float" office:value="-75.4444642778271" calcext:value-type="float">
            <text:p>-75.44</text:p>
          </table:table-cell>
          <table:table-cell table:formula="of:=DEGREES(ACOS(SIN(RADIANS([.$B$3]))*SIN(RADIANS([.T71]))+COS(RADIANS([.$B$3]))*COS(RADIANS([.T71]))*COS(RADIANS([.AC71]))))" office:value-type="float" office:value="64.3855470703721" calcext:value-type="float">
            <text:p>64.39</text:p>
          </table:table-cell>
          <table:table-cell table:formula="of:=90-[.AD71]" office:value-type="float" office:value="25.6144529296279" calcext:value-type="float">
            <text:p>25.61</text:p>
          </table:table-cell>
          <table:table-cell table:formula="of:=IF([.AE71]&gt;85;0;IF([.AE71]&gt;5;58.1/TAN(RADIANS([.AE71]))-0.07/POWER(TAN(RADIANS([.AE71]));3)+0.000086/POWER(TAN(RADIANS([.AE71]));5);IF([.AE71]&gt;-0.575;1735+[.AE71]*(-518.2+[.AE71]*(103.4+[.AE71]*(-12.79+[.AE71]*0.711)));-20.772/TAN(RADIANS([.AE71])))))/3600" office:value-type="float" office:value="0.033487159246821" calcext:value-type="float">
            <text:p>0.03</text:p>
          </table:table-cell>
          <table:table-cell table:formula="of:=[.AE71]+[.AF71]" office:value-type="float" office:value="25.6479400888747" calcext:value-type="float">
            <text:p>25.65</text:p>
          </table:table-cell>
          <table:table-cell table:formula="of:=IF([.AC71]&gt;0;MOD(DEGREES(ACOS(((SIN(RADIANS([.$B$3]))*COS(RADIANS([.AD71])))-SIN(RADIANS([.T71])))/(COS(RADIANS([.$B$3]))*SIN(RADIANS([.AD71])))))+180;360);MOD(540-DEGREES(ACOS(((SIN(RADIANS([.$B$3]))*COS(RADIANS([.AD71])))-SIN(RADIANS([.T71])))/(COS(RADIANS([.$B$3]))*SIN(RADIANS([.AD71])))));360))" office:value-type="float" office:value="80.0059961893244" calcext:value-type="float">
            <text:p>80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71]+0.1/24" office:value-type="float" office:value="0.295833333333333" calcext:value-type="float">
            <text:p>7:06:00</text:p>
          </table:table-cell>
          <table:table-cell table:style-name="ce9" table:formula="of:=[.D72]+2415018.5+[.E72]-[.$B$5]/24" office:value-type="float" office:value="2455369.0875" calcext:value-type="float">
            <text:p>2455369.09</text:p>
          </table:table-cell>
          <table:table-cell table:style-name="ce10" table:formula="of:=([.F72]-2451545)/36525" office:value-type="float" office:value="0.104697809719368" calcext:value-type="float">
            <text:p>0.10469781</text:p>
          </table:table-cell>
          <table:table-cell/>
          <table:table-cell table:formula="of:=MOD(280.46646+[.G72]*(36000.76983+[.G72]*0.0003032);360)" office:value-type="float" office:value="89.6682127356712" calcext:value-type="float">
            <text:p>89.67</text:p>
          </table:table-cell>
          <table:table-cell table:formula="of:=357.52911+[.G72]*(35999.05029-0.0001537*[.G72])" office:value-type="float" office:value="4126.55082565558" calcext:value-type="float">
            <text:p>4126.55</text:p>
          </table:table-cell>
          <table:table-cell table:formula="of:=0.016708634-[.G72]*(0.000042037+0.0000001267*[.G72])" office:value-type="float" office:value="0.0167042314293341" calcext:value-type="float">
            <text:p>0.02</text:p>
          </table:table-cell>
          <table:table-cell table:formula="of:=SIN(RADIANS([.J72]))*(1.914602-[.G72]*(0.004817+0.000014*[.G72]))+SIN(RADIANS(2*[.J72]))*(0.019993-0.000101*[.G72])+SIN(RADIANS(3*[.J72]))*0.000289" office:value-type="float" office:value="0.436332857799578" calcext:value-type="float">
            <text:p>0.44</text:p>
          </table:table-cell>
          <table:table-cell table:formula="of:=[.I72]+[.L72]" office:value-type="float" office:value="90.1045455934708" calcext:value-type="float">
            <text:p>90.1</text:p>
          </table:table-cell>
          <table:table-cell table:formula="of:=[.J72]+[.L72]" office:value-type="float" office:value="4126.98715851338" calcext:value-type="float">
            <text:p>4126.99</text:p>
          </table:table-cell>
          <table:table-cell table:formula="of:=(1.000001018*(1-[.K72]*[.K72]))/(1+[.K72]*COS(RADIANS([.N72])))" office:value-type="float" office:value="1.01626191371651" calcext:value-type="float">
            <text:p>1.02</text:p>
          </table:table-cell>
          <table:table-cell table:formula="of:=[.M72]-0.00569-0.00478*SIN(RADIANS(125.04-1934.136*[.G72]))" office:value-type="float" office:value="90.1035215614033" calcext:value-type="float">
            <text:p>90.1</text:p>
          </table:table-cell>
          <table:table-cell table:formula="of:=23+(26+((21.448-[.G72]*(46.815+[.G72]*(0.00059-[.G72]*0.001813))))/60)/60" office:value-type="float" office:value="23.4379296021254" calcext:value-type="float">
            <text:p>23.44</text:p>
          </table:table-cell>
          <table:table-cell table:formula="of:=[.Q72]+0.00256*COS(RADIANS(125.04-1934.136*[.G72]))" office:value-type="float" office:value="23.4384854408513" calcext:value-type="float">
            <text:p>23.44</text:p>
          </table:table-cell>
          <table:table-cell table:formula="of:=DEGREES(ATAN2(COS(RADIANS([.P72]));COS(RADIANS([.R72]))*SIN(RADIANS([.P72]))))" office:value-type="float" office:value="90.1128315347087" calcext:value-type="float">
            <text:p>90.11</text:p>
          </table:table-cell>
          <table:table-cell table:formula="of:=DEGREES(ASIN(SIN(RADIANS([.R72]))*SIN(RADIANS([.P72]))))" office:value-type="float" office:value="23.4384448961283" calcext:value-type="float">
            <text:p>23.44</text:p>
          </table:table-cell>
          <table:table-cell table:formula="of:=TAN(RADIANS([.R72]/2))*TAN(RADIANS([.R72]/2))" office:value-type="float" office:value="0.0430314867519887" calcext:value-type="float">
            <text:p>0.04</text:p>
          </table:table-cell>
          <table:table-cell table:formula="of:=4*DEGREES([.U72]*SIN(2*RADIANS([.I72]))-2*[.K72]*SIN(RADIANS([.J72]))+4*[.K72]*[.U72]*SIN(RADIANS([.J72]))*COS(2*RADIANS([.I72]))-0.5*[.U72]*[.U72]*SIN(4*RADIANS([.I72]))-1.25*[.K72]*[.K72]*SIN(2*RADIANS([.J72])))" office:value-type="float" office:value="-1.77876243922821" calcext:value-type="float">
            <text:p>-1.78</text:p>
          </table:table-cell>
          <table:table-cell table:formula="of:=DEGREES(ACOS(COS(RADIANS(90.833))/(COS(RADIANS([.$B$3]))*COS(RADIANS([.T72])))-TAN(RADIANS([.$B$3]))*TAN(RADIANS([.T72]))))" office:value-type="float" office:value="112.61049099586" calcext:value-type="float">
            <text:p>112.61</text:p>
          </table:table-cell>
          <table:table-cell table:style-name="ce8" table:formula="of:=(720-4*[.$B$4]-[.V72]+[.$B$5]*60)/1440" office:value-type="float" office:value="0.501235251693907" calcext:value-type="float">
            <text:p>12:01:47</text:p>
          </table:table-cell>
          <table:table-cell table:style-name="ce8" table:formula="of:=[.X72]-[.W72]*4/1440" office:value-type="float" office:value="0.188428332260964" calcext:value-type="float">
            <text:p>4:31:20</text:p>
          </table:table-cell>
          <table:table-cell table:style-name="ce8" table:formula="of:=[.X72]+[.W72]*4/1440" office:value-type="float" office:value="0.81404217112685" calcext:value-type="float">
            <text:p>19:32:13</text:p>
          </table:table-cell>
          <table:table-cell table:style-name="ce11" table:formula="of:=8*[.W72]" office:value-type="float" office:value="900.883927966876" calcext:value-type="float">
            <text:p>900.88</text:p>
          </table:table-cell>
          <table:table-cell table:formula="of:=MOD([.E72]*1440+[.V72]+4*[.$B$4]-60*[.$B$5];1440)" office:value-type="float" office:value="424.221237560771" calcext:value-type="float">
            <text:p>424.22</text:p>
          </table:table-cell>
          <table:table-cell table:formula="of:=IF([.AB72]/4&lt;0;[.AB72]/4+180;[.AB72]/4-180)" office:value-type="float" office:value="-73.9446906098072" calcext:value-type="float">
            <text:p>-73.94</text:p>
          </table:table-cell>
          <table:table-cell table:formula="of:=DEGREES(ACOS(SIN(RADIANS([.$B$3]))*SIN(RADIANS([.T72]))+COS(RADIANS([.$B$3]))*COS(RADIANS([.T72]))*COS(RADIANS([.AC72]))))" office:value-type="float" office:value="63.2526192716532" calcext:value-type="float">
            <text:p>63.25</text:p>
          </table:table-cell>
          <table:table-cell table:formula="of:=90-[.AD72]" office:value-type="float" office:value="26.7473807283468" calcext:value-type="float">
            <text:p>26.75</text:p>
          </table:table-cell>
          <table:table-cell table:formula="of:=IF([.AE72]&gt;85;0;IF([.AE72]&gt;5;58.1/TAN(RADIANS([.AE72]))-0.07/POWER(TAN(RADIANS([.AE72]));3)+0.000086/POWER(TAN(RADIANS([.AE72]));5);IF([.AE72]&gt;-0.575;1735+[.AE72]*(-518.2+[.AE72]*(103.4+[.AE72]*(-12.79+[.AE72]*0.711)));-20.772/TAN(RADIANS([.AE72])))))/3600" office:value-type="float" office:value="0.031871450168873" calcext:value-type="float">
            <text:p>0.03</text:p>
          </table:table-cell>
          <table:table-cell table:formula="of:=[.AE72]+[.AF72]" office:value-type="float" office:value="26.7792521785157" calcext:value-type="float">
            <text:p>26.78</text:p>
          </table:table-cell>
          <table:table-cell table:formula="of:=IF([.AC72]&gt;0;MOD(DEGREES(ACOS(((SIN(RADIANS([.$B$3]))*COS(RADIANS([.AD72])))-SIN(RADIANS([.T72])))/(COS(RADIANS([.$B$3]))*SIN(RADIANS([.AD72])))))+180;360);MOD(540-DEGREES(ACOS(((SIN(RADIANS([.$B$3]))*COS(RADIANS([.AD72])))-SIN(RADIANS([.T72])))/(COS(RADIANS([.$B$3]))*SIN(RADIANS([.AD72])))));360))" office:value-type="float" office:value="80.8762656381347" calcext:value-type="float">
            <text:p>80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72]+0.1/24" office:value-type="float" office:value="0.3" calcext:value-type="float">
            <text:p>7:12:00</text:p>
          </table:table-cell>
          <table:table-cell table:style-name="ce9" table:formula="of:=[.D73]+2415018.5+[.E73]-[.$B$5]/24" office:value-type="float" office:value="2455369.09166667" calcext:value-type="float">
            <text:p>2455369.09</text:p>
          </table:table-cell>
          <table:table-cell table:style-name="ce10" table:formula="of:=([.F73]-2451545)/36525" office:value-type="float" office:value="0.104697923796477" calcext:value-type="float">
            <text:p>0.10469792</text:p>
          </table:table-cell>
          <table:table-cell/>
          <table:table-cell table:formula="of:=MOD(280.46646+[.G73]*(36000.76983+[.G73]*0.0003032);360)" office:value-type="float" office:value="89.6723195994227" calcext:value-type="float">
            <text:p>89.67</text:p>
          </table:table-cell>
          <table:table-cell table:formula="of:=357.52911+[.G73]*(35999.05029-0.0001537*[.G73])" office:value-type="float" office:value="4126.55493232316" calcext:value-type="float">
            <text:p>4126.55</text:p>
          </table:table-cell>
          <table:table-cell table:formula="of:=0.016708634-[.G73]*(0.000042037+0.0000001267*[.G73])" office:value-type="float" office:value="0.0167042314245356" calcext:value-type="float">
            <text:p>0.02</text:p>
          </table:table-cell>
          <table:table-cell table:formula="of:=SIN(RADIANS([.J73]))*(1.914602-[.G73]*(0.004817+0.000014*[.G73]))+SIN(RADIANS(2*[.J73]))*(0.019993-0.000101*[.G73])+SIN(RADIANS(3*[.J73]))*0.000289" office:value-type="float" office:value="0.436201933426526" calcext:value-type="float">
            <text:p>0.44</text:p>
          </table:table-cell>
          <table:table-cell table:formula="of:=[.I73]+[.L73]" office:value-type="float" office:value="90.1085215328493" calcext:value-type="float">
            <text:p>90.11</text:p>
          </table:table-cell>
          <table:table-cell table:formula="of:=[.J73]+[.L73]" office:value-type="float" office:value="4126.99113425658" calcext:value-type="float">
            <text:p>4126.99</text:p>
          </table:table-cell>
          <table:table-cell table:formula="of:=(1.000001018*(1-[.K73]*[.K73]))/(1+[.K73]*COS(RADIANS([.N73])))" office:value-type="float" office:value="1.01626218329862" calcext:value-type="float">
            <text:p>1.02</text:p>
          </table:table-cell>
          <table:table-cell table:formula="of:=[.M73]-0.00569-0.00478*SIN(RADIANS(125.04-1934.136*[.G73]))" office:value-type="float" office:value="90.1074975047785" calcext:value-type="float">
            <text:p>90.11</text:p>
          </table:table-cell>
          <table:table-cell table:formula="of:=23+(26+((21.448-[.G73]*(46.815+[.G73]*(0.00059-[.G73]*0.001813))))/60)/60" office:value-type="float" office:value="23.4379296006419" calcext:value-type="float">
            <text:p>23.44</text:p>
          </table:table-cell>
          <table:table-cell table:formula="of:=[.Q73]+0.00256*COS(RADIANS(125.04-1934.136*[.G73]))" office:value-type="float" office:value="23.4384854297447" calcext:value-type="float">
            <text:p>23.44</text:p>
          </table:table-cell>
          <table:table-cell table:formula="of:=DEGREES(ATAN2(COS(RADIANS([.P73]));COS(RADIANS([.R73]))*SIN(RADIANS([.P73]))))" office:value-type="float" office:value="90.1171650435122" calcext:value-type="float">
            <text:p>90.12</text:p>
          </table:table-cell>
          <table:table-cell table:formula="of:=DEGREES(ASIN(SIN(RADIANS([.R73]))*SIN(RADIANS([.P73]))))" office:value-type="float" office:value="23.4384417108209" calcext:value-type="float">
            <text:p>23.44</text:p>
          </table:table-cell>
          <table:table-cell table:formula="of:=TAN(RADIANS([.R73]/2))*TAN(RADIANS([.R73]/2))" office:value-type="float" office:value="0.0430314867100466" calcext:value-type="float">
            <text:p>0.04</text:p>
          </table:table-cell>
          <table:table-cell table:formula="of:=4*DEGREES([.U73]*SIN(2*RADIANS([.I73]))-2*[.K73]*SIN(RADIANS([.J73]))+4*[.K73]*[.U73]*SIN(RADIANS([.J73]))*COS(2*RADIANS([.I73]))-0.5*[.U73]*[.U73]*SIN(4*RADIANS([.I73]))-1.25*[.K73]*[.K73]*SIN(2*RADIANS([.J73])))" office:value-type="float" office:value="-1.77966775729826" calcext:value-type="float">
            <text:p>-1.78</text:p>
          </table:table-cell>
          <table:table-cell table:formula="of:=DEGREES(ACOS(COS(RADIANS(90.833))/(COS(RADIANS([.$B$3]))*COS(RADIANS([.T73])))-TAN(RADIANS([.$B$3]))*TAN(RADIANS([.T73]))))" office:value-type="float" office:value="112.610487525406" calcext:value-type="float">
            <text:p>112.61</text:p>
          </table:table-cell>
          <table:table-cell table:style-name="ce8" table:formula="of:=(720-4*[.$B$4]-[.V73]+[.$B$5]*60)/1440" office:value-type="float" office:value="0.501235880387013" calcext:value-type="float">
            <text:p>12:01:47</text:p>
          </table:table-cell>
          <table:table-cell table:style-name="ce8" table:formula="of:=[.X73]-[.W73]*4/1440" office:value-type="float" office:value="0.188428970594218" calcext:value-type="float">
            <text:p>4:31:20</text:p>
          </table:table-cell>
          <table:table-cell table:style-name="ce8" table:formula="of:=[.X73]+[.W73]*4/1440" office:value-type="float" office:value="0.814042790179808" calcext:value-type="float">
            <text:p>19:32:13</text:p>
          </table:table-cell>
          <table:table-cell table:style-name="ce11" table:formula="of:=8*[.W73]" office:value-type="float" office:value="900.883900203249" calcext:value-type="float">
            <text:p>900.88</text:p>
          </table:table-cell>
          <table:table-cell table:formula="of:=MOD([.E73]*1440+[.V73]+4*[.$B$4]-60*[.$B$5];1440)" office:value-type="float" office:value="430.220332242702" calcext:value-type="float">
            <text:p>430.22</text:p>
          </table:table-cell>
          <table:table-cell table:formula="of:=IF([.AB73]/4&lt;0;[.AB73]/4+180;[.AB73]/4-180)" office:value-type="float" office:value="-72.4449169393246" calcext:value-type="float">
            <text:p>-72.44</text:p>
          </table:table-cell>
          <table:table-cell table:formula="of:=DEGREES(ACOS(SIN(RADIANS([.$B$3]))*SIN(RADIANS([.T73]))+COS(RADIANS([.$B$3]))*COS(RADIANS([.T73]))*COS(RADIANS([.AC73]))))" office:value-type="float" office:value="62.1169183710125" calcext:value-type="float">
            <text:p>62.12</text:p>
          </table:table-cell>
          <table:table-cell table:formula="of:=90-[.AD73]" office:value-type="float" office:value="27.8830816289875" calcext:value-type="float">
            <text:p>27.88</text:p>
          </table:table-cell>
          <table:table-cell table:formula="of:=IF([.AE73]&gt;85;0;IF([.AE73]&gt;5;58.1/TAN(RADIANS([.AE73]))-0.07/POWER(TAN(RADIANS([.AE73]));3)+0.000086/POWER(TAN(RADIANS([.AE73]));5);IF([.AE73]&gt;-0.575;1735+[.AE73]*(-518.2+[.AE73]*(103.4+[.AE73]*(-12.79+[.AE73]*0.711)));-20.772/TAN(RADIANS([.AE73])))))/3600" office:value-type="float" office:value="0.03037213070549" calcext:value-type="float">
            <text:p>0.03</text:p>
          </table:table-cell>
          <table:table-cell table:formula="of:=[.AE73]+[.AF73]" office:value-type="float" office:value="27.9134537596929" calcext:value-type="float">
            <text:p>27.91</text:p>
          </table:table-cell>
          <table:table-cell table:formula="of:=IF([.AC73]&gt;0;MOD(DEGREES(ACOS(((SIN(RADIANS([.$B$3]))*COS(RADIANS([.AD73])))-SIN(RADIANS([.T73])))/(COS(RADIANS([.$B$3]))*SIN(RADIANS([.AD73])))))+180;360);MOD(540-DEGREES(ACOS(((SIN(RADIANS([.$B$3]))*COS(RADIANS([.AD73])))-SIN(RADIANS([.T73])))/(COS(RADIANS([.$B$3]))*SIN(RADIANS([.AD73])))));360))" office:value-type="float" office:value="81.7507186315735" calcext:value-type="float">
            <text:p>81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73]+0.1/24" office:value-type="float" office:value="0.304166666666667" calcext:value-type="float">
            <text:p>7:18:00</text:p>
          </table:table-cell>
          <table:table-cell table:style-name="ce9" table:formula="of:=[.D74]+2415018.5+[.E74]-[.$B$5]/24" office:value-type="float" office:value="2455369.09583333" calcext:value-type="float">
            <text:p>2455369.10</text:p>
          </table:table-cell>
          <table:table-cell table:style-name="ce10" table:formula="of:=([.F74]-2451545)/36525" office:value-type="float" office:value="0.104698037873599" calcext:value-type="float">
            <text:p>0.10469804</text:p>
          </table:table-cell>
          <table:table-cell/>
          <table:table-cell table:formula="of:=MOD(280.46646+[.G74]*(36000.76983+[.G74]*0.0003032);360)" office:value-type="float" office:value="89.6764264636413" calcext:value-type="float">
            <text:p>89.68</text:p>
          </table:table-cell>
          <table:table-cell table:formula="of:=357.52911+[.G74]*(35999.05029-0.0001537*[.G74])" office:value-type="float" office:value="4126.55903899121" calcext:value-type="float">
            <text:p>4126.56</text:p>
          </table:table-cell>
          <table:table-cell table:formula="of:=0.016708634-[.G74]*(0.000042037+0.0000001267*[.G74])" office:value-type="float" office:value="0.0167042314197372" calcext:value-type="float">
            <text:p>0.02</text:p>
          </table:table-cell>
          <table:table-cell table:formula="of:=SIN(RADIANS([.J74]))*(1.914602-[.G74]*(0.004817+0.000014*[.G74]))+SIN(RADIANS(2*[.J74]))*(0.019993-0.000101*[.G74])+SIN(RADIANS(3*[.J74]))*0.000289" office:value-type="float" office:value="0.436071006929326" calcext:value-type="float">
            <text:p>0.44</text:p>
          </table:table-cell>
          <table:table-cell table:formula="of:=[.I74]+[.L74]" office:value-type="float" office:value="90.1124974705706" calcext:value-type="float">
            <text:p>90.11</text:p>
          </table:table-cell>
          <table:table-cell table:formula="of:=[.J74]+[.L74]" office:value-type="float" office:value="4126.99510999813" calcext:value-type="float">
            <text:p>4127</text:p>
          </table:table-cell>
          <table:table-cell table:formula="of:=(1.000001018*(1-[.K74]*[.K74]))/(1+[.K74]*COS(RADIANS([.N74])))" office:value-type="float" office:value="1.0162624527998" calcext:value-type="float">
            <text:p>1.02</text:p>
          </table:table-cell>
          <table:table-cell table:formula="of:=[.M74]-0.00569-0.00478*SIN(RADIANS(125.04-1934.136*[.G74]))" office:value-type="float" office:value="90.1114734464964" calcext:value-type="float">
            <text:p>90.11</text:p>
          </table:table-cell>
          <table:table-cell table:formula="of:=23+(26+((21.448-[.G74]*(46.815+[.G74]*(0.00059-[.G74]*0.001813))))/60)/60" office:value-type="float" office:value="23.4379295991584" calcext:value-type="float">
            <text:p>23.44</text:p>
          </table:table-cell>
          <table:table-cell table:formula="of:=[.Q74]+0.00256*COS(RADIANS(125.04-1934.136*[.G74]))" office:value-type="float" office:value="23.4384854186381" calcext:value-type="float">
            <text:p>23.44</text:p>
          </table:table-cell>
          <table:table-cell table:formula="of:=DEGREES(ATAN2(COS(RADIANS([.P74]));COS(RADIANS([.R74]))*SIN(RADIANS([.P74]))))" office:value-type="float" office:value="90.1214985502967" calcext:value-type="float">
            <text:p>90.12</text:p>
          </table:table-cell>
          <table:table-cell table:formula="of:=DEGREES(ASIN(SIN(RADIANS([.R74]))*SIN(RADIANS([.P74]))))" office:value-type="float" office:value="23.4384384059009" calcext:value-type="float">
            <text:p>23.44</text:p>
          </table:table-cell>
          <table:table-cell table:formula="of:=TAN(RADIANS([.R74]/2))*TAN(RADIANS([.R74]/2))" office:value-type="float" office:value="0.0430314866681045" calcext:value-type="float">
            <text:p>0.04</text:p>
          </table:table-cell>
          <table:table-cell table:formula="of:=4*DEGREES([.U74]*SIN(2*RADIANS([.I74]))-2*[.K74]*SIN(RADIANS([.J74]))+4*[.K74]*[.U74]*SIN(RADIANS([.J74]))*COS(2*RADIANS([.I74]))-0.5*[.U74]*[.U74]*SIN(4*RADIANS([.I74]))-1.25*[.K74]*[.K74]*SIN(2*RADIANS([.J74])))" office:value-type="float" office:value="-1.78057306569665" calcext:value-type="float">
            <text:p>-1.78</text:p>
          </table:table-cell>
          <table:table-cell table:formula="of:=DEGREES(ACOS(COS(RADIANS(90.833))/(COS(RADIANS([.$B$3]))*COS(RADIANS([.T74])))-TAN(RADIANS([.$B$3]))*TAN(RADIANS([.T74]))))" office:value-type="float" office:value="112.610483924633" calcext:value-type="float">
            <text:p>112.61</text:p>
          </table:table-cell>
          <table:table-cell table:style-name="ce8" table:formula="of:=(720-4*[.$B$4]-[.V74]+[.$B$5]*60)/1440" office:value-type="float" office:value="0.501236509073401" calcext:value-type="float">
            <text:p>12:01:47</text:p>
          </table:table-cell>
          <table:table-cell table:style-name="ce8" table:formula="of:=[.X74]-[.W74]*4/1440" office:value-type="float" office:value="0.188429609282755" calcext:value-type="float">
            <text:p>4:31:20</text:p>
          </table:table-cell>
          <table:table-cell table:style-name="ce8" table:formula="of:=[.X74]+[.W74]*4/1440" office:value-type="float" office:value="0.814043408864047" calcext:value-type="float">
            <text:p>19:32:13</text:p>
          </table:table-cell>
          <table:table-cell table:style-name="ce11" table:formula="of:=8*[.W74]" office:value-type="float" office:value="900.883871397061" calcext:value-type="float">
            <text:p>900.88</text:p>
          </table:table-cell>
          <table:table-cell table:formula="of:=MOD([.E74]*1440+[.V74]+4*[.$B$4]-60*[.$B$5];1440)" office:value-type="float" office:value="436.219426934304" calcext:value-type="float">
            <text:p>436.22</text:p>
          </table:table-cell>
          <table:table-cell table:formula="of:=IF([.AB74]/4&lt;0;[.AB74]/4+180;[.AB74]/4-180)" office:value-type="float" office:value="-70.945143266424" calcext:value-type="float">
            <text:p>-70.95</text:p>
          </table:table-cell>
          <table:table-cell table:formula="of:=DEGREES(ACOS(SIN(RADIANS([.$B$3]))*SIN(RADIANS([.T74]))+COS(RADIANS([.$B$3]))*COS(RADIANS([.T74]))*COS(RADIANS([.AC74]))))" office:value-type="float" office:value="60.9786950836312" calcext:value-type="float">
            <text:p>60.98</text:p>
          </table:table-cell>
          <table:table-cell table:formula="of:=90-[.AD74]" office:value-type="float" office:value="29.0213049163688" calcext:value-type="float">
            <text:p>29.02</text:p>
          </table:table-cell>
          <table:table-cell table:formula="of:=IF([.AE74]&gt;85;0;IF([.AE74]&gt;5;58.1/TAN(RADIANS([.AE74]))-0.07/POWER(TAN(RADIANS([.AE74]));3)+0.000086/POWER(TAN(RADIANS([.AE74]));5);IF([.AE74]&gt;-0.575;1735+[.AE74]*(-518.2+[.AE74]*(103.4+[.AE74]*(-12.79+[.AE74]*0.711)));-20.772/TAN(RADIANS([.AE74])))))/3600" office:value-type="float" office:value="0.0289763988159828" calcext:value-type="float">
            <text:p>0.03</text:p>
          </table:table-cell>
          <table:table-cell table:formula="of:=[.AE74]+[.AF74]" office:value-type="float" office:value="29.0502813151848" calcext:value-type="float">
            <text:p>29.05</text:p>
          </table:table-cell>
          <table:table-cell table:formula="of:=IF([.AC74]&gt;0;MOD(DEGREES(ACOS(((SIN(RADIANS([.$B$3]))*COS(RADIANS([.AD74])))-SIN(RADIANS([.T74])))/(COS(RADIANS([.$B$3]))*SIN(RADIANS([.AD74])))))+180;360);MOD(540-DEGREES(ACOS(((SIN(RADIANS([.$B$3]))*COS(RADIANS([.AD74])))-SIN(RADIANS([.T74])))/(COS(RADIANS([.$B$3]))*SIN(RADIANS([.AD74])))));360))" office:value-type="float" office:value="82.6301946516571" calcext:value-type="float">
            <text:p>82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74]+0.1/24" office:value-type="float" office:value="0.308333333333333" calcext:value-type="float">
            <text:p>7:24:00</text:p>
          </table:table-cell>
          <table:table-cell table:style-name="ce9" table:formula="of:=[.D75]+2415018.5+[.E75]-[.$B$5]/24" office:value-type="float" office:value="2455369.1" calcext:value-type="float">
            <text:p>2455369.10</text:p>
          </table:table-cell>
          <table:table-cell table:style-name="ce10" table:formula="of:=([.F75]-2451545)/36525" office:value-type="float" office:value="0.104698151950708" calcext:value-type="float">
            <text:p>0.10469815</text:p>
          </table:table-cell>
          <table:table-cell/>
          <table:table-cell table:formula="of:=MOD(280.46646+[.G75]*(36000.76983+[.G75]*0.0003032);360)" office:value-type="float" office:value="89.6805333273924" calcext:value-type="float">
            <text:p>89.68</text:p>
          </table:table-cell>
          <table:table-cell table:formula="of:=357.52911+[.G75]*(35999.05029-0.0001537*[.G75])" office:value-type="float" office:value="4126.56314565879" calcext:value-type="float">
            <text:p>4126.56</text:p>
          </table:table-cell>
          <table:table-cell table:formula="of:=0.016708634-[.G75]*(0.000042037+0.0000001267*[.G75])" office:value-type="float" office:value="0.0167042314149387" calcext:value-type="float">
            <text:p>0.02</text:p>
          </table:table-cell>
          <table:table-cell table:formula="of:=SIN(RADIANS([.J75]))*(1.914602-[.G75]*(0.004817+0.000014*[.G75]))+SIN(RADIANS(2*[.J75]))*(0.019993-0.000101*[.G75])+SIN(RADIANS(3*[.J75]))*0.000289" office:value-type="float" office:value="0.435940078338467" calcext:value-type="float">
            <text:p>0.44</text:p>
          </table:table-cell>
          <table:table-cell table:formula="of:=[.I75]+[.L75]" office:value-type="float" office:value="90.1164734057308" calcext:value-type="float">
            <text:p>90.12</text:p>
          </table:table-cell>
          <table:table-cell table:formula="of:=[.J75]+[.L75]" office:value-type="float" office:value="4126.99908573712" calcext:value-type="float">
            <text:p>4127</text:p>
          </table:table-cell>
          <table:table-cell table:formula="of:=(1.000001018*(1-[.K75]*[.K75]))/(1+[.K75]*COS(RADIANS([.N75])))" office:value-type="float" office:value="1.01626272221999" calcext:value-type="float">
            <text:p>1.02</text:p>
          </table:table-cell>
          <table:table-cell table:formula="of:=[.M75]-0.00569-0.00478*SIN(RADIANS(125.04-1934.136*[.G75]))" office:value-type="float" office:value="90.1154493856531" calcext:value-type="float">
            <text:p>90.12</text:p>
          </table:table-cell>
          <table:table-cell table:formula="of:=23+(26+((21.448-[.G75]*(46.815+[.G75]*(0.00059-[.G75]*0.001813))))/60)/60" office:value-type="float" office:value="23.4379295976749" calcext:value-type="float">
            <text:p>23.44</text:p>
          </table:table-cell>
          <table:table-cell table:formula="of:=[.Q75]+0.00256*COS(RADIANS(125.04-1934.136*[.G75]))" office:value-type="float" office:value="23.4384854075314" calcext:value-type="float">
            <text:p>23.44</text:p>
          </table:table-cell>
          <table:table-cell table:formula="of:=DEGREES(ATAN2(COS(RADIANS([.P75]));COS(RADIANS([.R75]))*SIN(RADIANS([.P75]))))" office:value-type="float" office:value="90.125832054069" calcext:value-type="float">
            <text:p>90.13</text:p>
          </table:table-cell>
          <table:table-cell table:formula="of:=DEGREES(ASIN(SIN(RADIANS([.R75]))*SIN(RADIANS([.P75]))))" office:value-type="float" office:value="23.4384349813692" calcext:value-type="float">
            <text:p>23.44</text:p>
          </table:table-cell>
          <table:table-cell table:formula="of:=TAN(RADIANS([.R75]/2))*TAN(RADIANS([.R75]/2))" office:value-type="float" office:value="0.0430314866261624" calcext:value-type="float">
            <text:p>0.04</text:p>
          </table:table-cell>
          <table:table-cell table:formula="of:=4*DEGREES([.U75]*SIN(2*RADIANS([.I75]))-2*[.K75]*SIN(RADIANS([.J75]))+4*[.K75]*[.U75]*SIN(RADIANS([.J75]))*COS(2*RADIANS([.I75]))-0.5*[.U75]*[.U75]*SIN(4*RADIANS([.I75]))-1.25*[.K75]*[.K75]*SIN(2*RADIANS([.J75])))" office:value-type="float" office:value="-1.78147836418916" calcext:value-type="float">
            <text:p>-1.78</text:p>
          </table:table-cell>
          <table:table-cell table:formula="of:=DEGREES(ACOS(COS(RADIANS(90.833))/(COS(RADIANS([.$B$3]))*COS(RADIANS([.T75])))-TAN(RADIANS([.$B$3]))*TAN(RADIANS([.T75]))))" office:value-type="float" office:value="112.61048019354" calcext:value-type="float">
            <text:p>112.61</text:p>
          </table:table-cell>
          <table:table-cell table:style-name="ce8" table:formula="of:=(720-4*[.$B$4]-[.V75]+[.$B$5]*60)/1440" office:value-type="float" office:value="0.501237137752912" calcext:value-type="float">
            <text:p>12:01:47</text:p>
          </table:table-cell>
          <table:table-cell table:style-name="ce8" table:formula="of:=[.X75]-[.W75]*4/1440" office:value-type="float" office:value="0.188430248326411" calcext:value-type="float">
            <text:p>4:31:20</text:p>
          </table:table-cell>
          <table:table-cell table:style-name="ce8" table:formula="of:=[.X75]+[.W75]*4/1440" office:value-type="float" office:value="0.814044027179413" calcext:value-type="float">
            <text:p>19:32:13</text:p>
          </table:table-cell>
          <table:table-cell table:style-name="ce11" table:formula="of:=8*[.W75]" office:value-type="float" office:value="900.883841548322" calcext:value-type="float">
            <text:p>900.88</text:p>
          </table:table-cell>
          <table:table-cell table:formula="of:=MOD([.E75]*1440+[.V75]+4*[.$B$4]-60*[.$B$5];1440)" office:value-type="float" office:value="442.21852163581" calcext:value-type="float">
            <text:p>442.22</text:p>
          </table:table-cell>
          <table:table-cell table:formula="of:=IF([.AB75]/4&lt;0;[.AB75]/4+180;[.AB75]/4-180)" office:value-type="float" office:value="-69.4453695910474" calcext:value-type="float">
            <text:p>-69.45</text:p>
          </table:table-cell>
          <table:table-cell table:formula="of:=DEGREES(ACOS(SIN(RADIANS([.$B$3]))*SIN(RADIANS([.T75]))+COS(RADIANS([.$B$3]))*COS(RADIANS([.T75]))*COS(RADIANS([.AC75]))))" office:value-type="float" office:value="59.8382028264318" calcext:value-type="float">
            <text:p>59.84</text:p>
          </table:table-cell>
          <table:table-cell table:formula="of:=90-[.AD75]" office:value-type="float" office:value="30.1617971735682" calcext:value-type="float">
            <text:p>30.16</text:p>
          </table:table-cell>
          <table:table-cell table:formula="of:=IF([.AE75]&gt;85;0;IF([.AE75]&gt;5;58.1/TAN(RADIANS([.AE75]))-0.07/POWER(TAN(RADIANS([.AE75]));3)+0.000086/POWER(TAN(RADIANS([.AE75]));5);IF([.AE75]&gt;-0.575;1735+[.AE75]*(-518.2+[.AE75]*(103.4+[.AE75]*(-12.79+[.AE75]*0.711)));-20.772/TAN(RADIANS([.AE75])))))/3600" office:value-type="float" office:value="0.0276732428856631" calcext:value-type="float">
            <text:p>0.03</text:p>
          </table:table-cell>
          <table:table-cell table:formula="of:=[.AE75]+[.AF75]" office:value-type="float" office:value="30.1894704164539" calcext:value-type="float">
            <text:p>30.19</text:p>
          </table:table-cell>
          <table:table-cell table:formula="of:=IF([.AC75]&gt;0;MOD(DEGREES(ACOS(((SIN(RADIANS([.$B$3]))*COS(RADIANS([.AD75])))-SIN(RADIANS([.T75])))/(COS(RADIANS([.$B$3]))*SIN(RADIANS([.AD75])))))+180;360);MOD(540-DEGREES(ACOS(((SIN(RADIANS([.$B$3]))*COS(RADIANS([.AD75])))-SIN(RADIANS([.T75])))/(COS(RADIANS([.$B$3]))*SIN(RADIANS([.AD75])))));360))" office:value-type="float" office:value="83.5155760679082" calcext:value-type="float">
            <text:p>83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75]+0.1/24" office:value-type="float" office:value="0.3125" calcext:value-type="float">
            <text:p>7:30:00</text:p>
          </table:table-cell>
          <table:table-cell table:style-name="ce9" table:formula="of:=[.D76]+2415018.5+[.E76]-[.$B$5]/24" office:value-type="float" office:value="2455369.10416667" calcext:value-type="float">
            <text:p>2455369.10</text:p>
          </table:table-cell>
          <table:table-cell table:style-name="ce10" table:formula="of:=([.F76]-2451545)/36525" office:value-type="float" office:value="0.104698266027831" calcext:value-type="float">
            <text:p>0.10469827</text:p>
          </table:table-cell>
          <table:table-cell/>
          <table:table-cell table:formula="of:=MOD(280.46646+[.G76]*(36000.76983+[.G76]*0.0003032);360)" office:value-type="float" office:value="89.6846401916482" calcext:value-type="float">
            <text:p>89.68</text:p>
          </table:table-cell>
          <table:table-cell table:formula="of:=357.52911+[.G76]*(35999.05029-0.0001537*[.G76])" office:value-type="float" office:value="4126.56725232687" calcext:value-type="float">
            <text:p>4126.57</text:p>
          </table:table-cell>
          <table:table-cell table:formula="of:=0.016708634-[.G76]*(0.000042037+0.0000001267*[.G76])" office:value-type="float" office:value="0.0167042314101402" calcext:value-type="float">
            <text:p>0.02</text:p>
          </table:table-cell>
          <table:table-cell table:formula="of:=SIN(RADIANS([.J76]))*(1.914602-[.G76]*(0.004817+0.000014*[.G76]))+SIN(RADIANS(2*[.J76]))*(0.019993-0.000101*[.G76])+SIN(RADIANS(3*[.J76]))*0.000289" office:value-type="float" office:value="0.435809147623562" calcext:value-type="float">
            <text:p>0.44</text:p>
          </table:table-cell>
          <table:table-cell table:formula="of:=[.I76]+[.L76]" office:value-type="float" office:value="90.1204493392718" calcext:value-type="float">
            <text:p>90.12</text:p>
          </table:table-cell>
          <table:table-cell table:formula="of:=[.J76]+[.L76]" office:value-type="float" office:value="4127.00306147449" calcext:value-type="float">
            <text:p>4127</text:p>
          </table:table-cell>
          <table:table-cell table:formula="of:=(1.000001018*(1-[.K76]*[.K76]))/(1+[.K76]*COS(RADIANS([.N76])))" office:value-type="float" office:value="1.01626299155926" calcext:value-type="float">
            <text:p>1.02</text:p>
          </table:table-cell>
          <table:table-cell table:formula="of:=[.M76]-0.00569-0.00478*SIN(RADIANS(125.04-1934.136*[.G76]))" office:value-type="float" office:value="90.1194253231905" calcext:value-type="float">
            <text:p>90.12</text:p>
          </table:table-cell>
          <table:table-cell table:formula="of:=23+(26+((21.448-[.G76]*(46.815+[.G76]*(0.00059-[.G76]*0.001813))))/60)/60" office:value-type="float" office:value="23.4379295961914" calcext:value-type="float">
            <text:p>23.44</text:p>
          </table:table-cell>
          <table:table-cell table:formula="of:=[.Q76]+0.00256*COS(RADIANS(125.04-1934.136*[.G76]))" office:value-type="float" office:value="23.4384853964248" calcext:value-type="float">
            <text:p>23.44</text:p>
          </table:table-cell>
          <table:table-cell table:formula="of:=DEGREES(ATAN2(COS(RADIANS([.P76]));COS(RADIANS([.R76]))*SIN(RADIANS([.P76]))))" office:value-type="float" office:value="90.1301655558478" calcext:value-type="float">
            <text:p>90.13</text:p>
          </table:table-cell>
          <table:table-cell table:formula="of:=DEGREES(ASIN(SIN(RADIANS([.R76]))*SIN(RADIANS([.P76]))))" office:value-type="float" office:value="23.4384314372252" calcext:value-type="float">
            <text:p>23.44</text:p>
          </table:table-cell>
          <table:table-cell table:formula="of:=TAN(RADIANS([.R76]/2))*TAN(RADIANS([.R76]/2))" office:value-type="float" office:value="0.0430314865842202" calcext:value-type="float">
            <text:p>0.04</text:p>
          </table:table-cell>
          <table:table-cell table:formula="of:=4*DEGREES([.U76]*SIN(2*RADIANS([.I76]))-2*[.K76]*SIN(RADIANS([.J76]))+4*[.K76]*[.U76]*SIN(RADIANS([.J76]))*COS(2*RADIANS([.I76]))-0.5*[.U76]*[.U76]*SIN(4*RADIANS([.I76]))-1.25*[.K76]*[.K76]*SIN(2*RADIANS([.J76])))" office:value-type="float" office:value="-1.78238365296154" calcext:value-type="float">
            <text:p>-1.78</text:p>
          </table:table-cell>
          <table:table-cell table:formula="of:=DEGREES(ACOS(COS(RADIANS(90.833))/(COS(RADIANS([.$B$3]))*COS(RADIANS([.T76])))-TAN(RADIANS([.$B$3]))*TAN(RADIANS([.T76]))))" office:value-type="float" office:value="112.610476332128" calcext:value-type="float">
            <text:p>112.61</text:p>
          </table:table-cell>
          <table:table-cell table:style-name="ce8" table:formula="of:=(720-4*[.$B$4]-[.V76]+[.$B$5]*60)/1440" office:value-type="float" office:value="0.501237766425665" calcext:value-type="float">
            <text:p>12:01:47</text:p>
          </table:table-cell>
          <table:table-cell table:style-name="ce8" table:formula="of:=[.X76]-[.W76]*4/1440" office:value-type="float" office:value="0.188430887725309" calcext:value-type="float">
            <text:p>4:31:20</text:p>
          </table:table-cell>
          <table:table-cell table:style-name="ce8" table:formula="of:=[.X76]+[.W76]*4/1440" office:value-type="float" office:value="0.814044645126022" calcext:value-type="float">
            <text:p>19:32:13</text:p>
          </table:table-cell>
          <table:table-cell table:style-name="ce11" table:formula="of:=8*[.W76]" office:value-type="float" office:value="900.883810657027" calcext:value-type="float">
            <text:p>900.88</text:p>
          </table:table-cell>
          <table:table-cell table:formula="of:=MOD([.E76]*1440+[.V76]+4*[.$B$4]-60*[.$B$5];1440)" office:value-type="float" office:value="448.217616347039" calcext:value-type="float">
            <text:p>448.22</text:p>
          </table:table-cell>
          <table:table-cell table:formula="of:=IF([.AB76]/4&lt;0;[.AB76]/4+180;[.AB76]/4-180)" office:value-type="float" office:value="-67.9455959132404" calcext:value-type="float">
            <text:p>-67.95</text:p>
          </table:table-cell>
          <table:table-cell table:formula="of:=DEGREES(ACOS(SIN(RADIANS([.$B$3]))*SIN(RADIANS([.T76]))+COS(RADIANS([.$B$3]))*COS(RADIANS([.T76]))*COS(RADIANS([.AC76]))))" office:value-type="float" office:value="58.6956986619612" calcext:value-type="float">
            <text:p>58.7</text:p>
          </table:table-cell>
          <table:table-cell table:formula="of:=90-[.AD76]" office:value-type="float" office:value="31.3043013380388" calcext:value-type="float">
            <text:p>31.3</text:p>
          </table:table-cell>
          <table:table-cell table:formula="of:=IF([.AE76]&gt;85;0;IF([.AE76]&gt;5;58.1/TAN(RADIANS([.AE76]))-0.07/POWER(TAN(RADIANS([.AE76]));3)+0.000086/POWER(TAN(RADIANS([.AE76]));5);IF([.AE76]&gt;-0.575;1735+[.AE76]*(-518.2+[.AE76]*(103.4+[.AE76]*(-12.79+[.AE76]*0.711)));-20.772/TAN(RADIANS([.AE76])))))/3600" office:value-type="float" office:value="0.0264531421394818" calcext:value-type="float">
            <text:p>0.03</text:p>
          </table:table-cell>
          <table:table-cell table:formula="of:=[.AE76]+[.AF76]" office:value-type="float" office:value="31.3307544801783" calcext:value-type="float">
            <text:p>31.33</text:p>
          </table:table-cell>
          <table:table-cell table:formula="of:=IF([.AC76]&gt;0;MOD(DEGREES(ACOS(((SIN(RADIANS([.$B$3]))*COS(RADIANS([.AD76])))-SIN(RADIANS([.T76])))/(COS(RADIANS([.$B$3]))*SIN(RADIANS([.AD76])))))+180;360);MOD(540-DEGREES(ACOS(((SIN(RADIANS([.$B$3]))*COS(RADIANS([.AD76])))-SIN(RADIANS([.T76])))/(COS(RADIANS([.$B$3]))*SIN(RADIANS([.AD76])))));360))" office:value-type="float" office:value="84.4077927342673" calcext:value-type="float">
            <text:p>84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76]+0.1/24" office:value-type="float" office:value="0.316666666666667" calcext:value-type="float">
            <text:p>7:36:00</text:p>
          </table:table-cell>
          <table:table-cell table:style-name="ce9" table:formula="of:=[.D77]+2415018.5+[.E77]-[.$B$5]/24" office:value-type="float" office:value="2455369.10833333" calcext:value-type="float">
            <text:p>2455369.11</text:p>
          </table:table-cell>
          <table:table-cell table:style-name="ce10" table:formula="of:=([.F77]-2451545)/36525" office:value-type="float" office:value="0.104698380104953" calcext:value-type="float">
            <text:p>0.10469838</text:p>
          </table:table-cell>
          <table:table-cell/>
          <table:table-cell table:formula="of:=MOD(280.46646+[.G77]*(36000.76983+[.G77]*0.0003032);360)" office:value-type="float" office:value="89.6887470558677" calcext:value-type="float">
            <text:p>89.69</text:p>
          </table:table-cell>
          <table:table-cell table:formula="of:=357.52911+[.G77]*(35999.05029-0.0001537*[.G77])" office:value-type="float" office:value="4126.57135899492" calcext:value-type="float">
            <text:p>4126.57</text:p>
          </table:table-cell>
          <table:table-cell table:formula="of:=0.016708634-[.G77]*(0.000042037+0.0000001267*[.G77])" office:value-type="float" office:value="0.0167042314053417" calcext:value-type="float">
            <text:p>0.02</text:p>
          </table:table-cell>
          <table:table-cell table:formula="of:=SIN(RADIANS([.J77]))*(1.914602-[.G77]*(0.004817+0.000014*[.G77]))+SIN(RADIANS(2*[.J77]))*(0.019993-0.000101*[.G77])+SIN(RADIANS(3*[.J77]))*0.000289" office:value-type="float" office:value="0.435678214802483" calcext:value-type="float">
            <text:p>0.44</text:p>
          </table:table-cell>
          <table:table-cell table:formula="of:=[.I77]+[.L77]" office:value-type="float" office:value="90.1244252706702" calcext:value-type="float">
            <text:p>90.12</text:p>
          </table:table-cell>
          <table:table-cell table:formula="of:=[.J77]+[.L77]" office:value-type="float" office:value="4127.00703720972" calcext:value-type="float">
            <text:p>4127.01</text:p>
          </table:table-cell>
          <table:table-cell table:formula="of:=(1.000001018*(1-[.K77]*[.K77]))/(1+[.K77]*COS(RADIANS([.N77])))" office:value-type="float" office:value="1.01626326081756" calcext:value-type="float">
            <text:p>1.02</text:p>
          </table:table-cell>
          <table:table-cell table:formula="of:=[.M77]-0.00569-0.00478*SIN(RADIANS(125.04-1934.136*[.G77]))" office:value-type="float" office:value="90.1234012585853" calcext:value-type="float">
            <text:p>90.12</text:p>
          </table:table-cell>
          <table:table-cell table:formula="of:=23+(26+((21.448-[.G77]*(46.815+[.G77]*(0.00059-[.G77]*0.001813))))/60)/60" office:value-type="float" office:value="23.437929594708" calcext:value-type="float">
            <text:p>23.44</text:p>
          </table:table-cell>
          <table:table-cell table:formula="of:=[.Q77]+0.00256*COS(RADIANS(125.04-1934.136*[.G77]))" office:value-type="float" office:value="23.4384853853181" calcext:value-type="float">
            <text:p>23.44</text:p>
          </table:table-cell>
          <table:table-cell table:formula="of:=DEGREES(ATAN2(COS(RADIANS([.P77]));COS(RADIANS([.R77]))*SIN(RADIANS([.P77]))))" office:value-type="float" office:value="90.134499055055" calcext:value-type="float">
            <text:p>90.13</text:p>
          </table:table-cell>
          <table:table-cell table:formula="of:=DEGREES(ASIN(SIN(RADIANS([.R77]))*SIN(RADIANS([.P77]))))" office:value-type="float" office:value="23.4384277734697" calcext:value-type="float">
            <text:p>23.44</text:p>
          </table:table-cell>
          <table:table-cell table:formula="of:=TAN(RADIANS([.R77]/2))*TAN(RADIANS([.R77]/2))" office:value-type="float" office:value="0.043031486542278" calcext:value-type="float">
            <text:p>0.04</text:p>
          </table:table-cell>
          <table:table-cell table:formula="of:=4*DEGREES([.U77]*SIN(2*RADIANS([.I77]))-2*[.K77]*SIN(RADIANS([.J77]))+4*[.K77]*[.U77]*SIN(RADIANS([.J77]))*COS(2*RADIANS([.I77]))-0.5*[.U77]*[.U77]*SIN(4*RADIANS([.I77]))-1.25*[.K77]*[.K77]*SIN(2*RADIANS([.J77])))" office:value-type="float" office:value="-1.78328893186598" calcext:value-type="float">
            <text:p>-1.78</text:p>
          </table:table-cell>
          <table:table-cell table:formula="of:=DEGREES(ACOS(COS(RADIANS(90.833))/(COS(RADIANS([.$B$3]))*COS(RADIANS([.T77])))-TAN(RADIANS([.$B$3]))*TAN(RADIANS([.T77]))))" office:value-type="float" office:value="112.610472340398" calcext:value-type="float">
            <text:p>112.61</text:p>
          </table:table-cell>
          <table:table-cell table:style-name="ce8" table:formula="of:=(720-4*[.$B$4]-[.V77]+[.$B$5]*60)/1440" office:value-type="float" office:value="0.501238395091572" calcext:value-type="float">
            <text:p>12:01:47</text:p>
          </table:table-cell>
          <table:table-cell table:style-name="ce8" table:formula="of:=[.X77]-[.W77]*4/1440" office:value-type="float" office:value="0.188431527479355" calcext:value-type="float">
            <text:p>4:31:20</text:p>
          </table:table-cell>
          <table:table-cell table:style-name="ce8" table:formula="of:=[.X77]+[.W77]*4/1440" office:value-type="float" office:value="0.814045262703788" calcext:value-type="float">
            <text:p>19:32:14</text:p>
          </table:table-cell>
          <table:table-cell table:style-name="ce11" table:formula="of:=8*[.W77]" office:value-type="float" office:value="900.883778723183" calcext:value-type="float">
            <text:p>900.88</text:p>
          </table:table-cell>
          <table:table-cell table:formula="of:=MOD([.E77]*1440+[.V77]+4*[.$B$4]-60*[.$B$5];1440)" office:value-type="float" office:value="454.216711068135" calcext:value-type="float">
            <text:p>454.22</text:p>
          </table:table-cell>
          <table:table-cell table:formula="of:=IF([.AB77]/4&lt;0;[.AB77]/4+180;[.AB77]/4-180)" office:value-type="float" office:value="-66.4458222329664" calcext:value-type="float">
            <text:p>-66.45</text:p>
          </table:table-cell>
          <table:table-cell table:formula="of:=DEGREES(ACOS(SIN(RADIANS([.$B$3]))*SIN(RADIANS([.T77]))+COS(RADIANS([.$B$3]))*COS(RADIANS([.T77]))*COS(RADIANS([.AC77]))))" office:value-type="float" office:value="57.5514443225259" calcext:value-type="float">
            <text:p>57.55</text:p>
          </table:table-cell>
          <table:table-cell table:formula="of:=90-[.AD77]" office:value-type="float" office:value="32.4485556774741" calcext:value-type="float">
            <text:p>32.45</text:p>
          </table:table-cell>
          <table:table-cell table:formula="of:=IF([.AE77]&gt;85;0;IF([.AE77]&gt;5;58.1/TAN(RADIANS([.AE77]))-0.07/POWER(TAN(RADIANS([.AE77]));3)+0.000086/POWER(TAN(RADIANS([.AE77]));5);IF([.AE77]&gt;-0.575;1735+[.AE77]*(-518.2+[.AE77]*(103.4+[.AE77]*(-12.79+[.AE77]*0.711)));-20.772/TAN(RADIANS([.AE77])))))/3600" office:value-type="float" office:value="0.025307825049041" calcext:value-type="float">
            <text:p>0.03</text:p>
          </table:table-cell>
          <table:table-cell table:formula="of:=[.AE77]+[.AF77]" office:value-type="float" office:value="32.4738635025232" calcext:value-type="float">
            <text:p>32.47</text:p>
          </table:table-cell>
          <table:table-cell table:formula="of:=IF([.AC77]&gt;0;MOD(DEGREES(ACOS(((SIN(RADIANS([.$B$3]))*COS(RADIANS([.AD77])))-SIN(RADIANS([.T77])))/(COS(RADIANS([.$B$3]))*SIN(RADIANS([.AD77])))))+180;360);MOD(540-DEGREES(ACOS(((SIN(RADIANS([.$B$3]))*COS(RADIANS([.AD77])))-SIN(RADIANS([.T77])))/(COS(RADIANS([.$B$3]))*SIN(RADIANS([.AD77])))));360))" office:value-type="float" office:value="85.3078270833906" calcext:value-type="float">
            <text:p>85.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77]+0.1/24" office:value-type="float" office:value="0.320833333333333" calcext:value-type="float">
            <text:p>7:42:00</text:p>
          </table:table-cell>
          <table:table-cell table:style-name="ce9" table:formula="of:=[.D78]+2415018.5+[.E78]-[.$B$5]/24" office:value-type="float" office:value="2455369.1125" calcext:value-type="float">
            <text:p>2455369.11</text:p>
          </table:table-cell>
          <table:table-cell table:style-name="ce10" table:formula="of:=([.F78]-2451545)/36525" office:value-type="float" office:value="0.104698494182062" calcext:value-type="float">
            <text:p>0.10469849</text:p>
          </table:table-cell>
          <table:table-cell/>
          <table:table-cell table:formula="of:=MOD(280.46646+[.G78]*(36000.76983+[.G78]*0.0003032);360)" office:value-type="float" office:value="89.6928539196183" calcext:value-type="float">
            <text:p>89.69</text:p>
          </table:table-cell>
          <table:table-cell table:formula="of:=357.52911+[.G78]*(35999.05029-0.0001537*[.G78])" office:value-type="float" office:value="4126.5754656625" calcext:value-type="float">
            <text:p>4126.58</text:p>
          </table:table-cell>
          <table:table-cell table:formula="of:=0.016708634-[.G78]*(0.000042037+0.0000001267*[.G78])" office:value-type="float" office:value="0.0167042314005432" calcext:value-type="float">
            <text:p>0.02</text:p>
          </table:table-cell>
          <table:table-cell table:formula="of:=SIN(RADIANS([.J78]))*(1.914602-[.G78]*(0.004817+0.000014*[.G78]))+SIN(RADIANS(2*[.J78]))*(0.019993-0.000101*[.G78])+SIN(RADIANS(3*[.J78]))*0.000289" office:value-type="float" office:value="0.435547279889677" calcext:value-type="float">
            <text:p>0.44</text:p>
          </table:table-cell>
          <table:table-cell table:formula="of:=[.I78]+[.L78]" office:value-type="float" office:value="90.128401199508" calcext:value-type="float">
            <text:p>90.13</text:p>
          </table:table-cell>
          <table:table-cell table:formula="of:=[.J78]+[.L78]" office:value-type="float" office:value="4127.01101294239" calcext:value-type="float">
            <text:p>4127.01</text:p>
          </table:table-cell>
          <table:table-cell table:formula="of:=(1.000001018*(1-[.K78]*[.K78]))/(1+[.K78]*COS(RADIANS([.N78])))" office:value-type="float" office:value="1.01626352999487" calcext:value-type="float">
            <text:p>1.02</text:p>
          </table:table-cell>
          <table:table-cell table:formula="of:=[.M78]-0.00569-0.00478*SIN(RADIANS(125.04-1934.136*[.G78]))" office:value-type="float" office:value="90.1273771914194" calcext:value-type="float">
            <text:p>90.13</text:p>
          </table:table-cell>
          <table:table-cell table:formula="of:=23+(26+((21.448-[.G78]*(46.815+[.G78]*(0.00059-[.G78]*0.001813))))/60)/60" office:value-type="float" office:value="23.4379295932245" calcext:value-type="float">
            <text:p>23.44</text:p>
          </table:table-cell>
          <table:table-cell table:formula="of:=[.Q78]+0.00256*COS(RADIANS(125.04-1934.136*[.G78]))" office:value-type="float" office:value="23.4384853742115" calcext:value-type="float">
            <text:p>23.44</text:p>
          </table:table-cell>
          <table:table-cell table:formula="of:=DEGREES(ATAN2(COS(RADIANS([.P78]));COS(RADIANS([.R78]))*SIN(RADIANS([.P78]))))" office:value-type="float" office:value="90.1388325512271" calcext:value-type="float">
            <text:p>90.14</text:p>
          </table:table-cell>
          <table:table-cell table:formula="of:=DEGREES(ASIN(SIN(RADIANS([.R78]))*SIN(RADIANS([.P78]))))" office:value-type="float" office:value="23.4384239901032" calcext:value-type="float">
            <text:p>23.44</text:p>
          </table:table-cell>
          <table:table-cell table:formula="of:=TAN(RADIANS([.R78]/2))*TAN(RADIANS([.R78]/2))" office:value-type="float" office:value="0.0430314865003358" calcext:value-type="float">
            <text:p>0.04</text:p>
          </table:table-cell>
          <table:table-cell table:formula="of:=4*DEGREES([.U78]*SIN(2*RADIANS([.I78]))-2*[.K78]*SIN(RADIANS([.J78]))+4*[.K78]*[.U78]*SIN(RADIANS([.J78]))*COS(2*RADIANS([.I78]))-0.5*[.U78]*[.U78]*SIN(4*RADIANS([.I78]))-1.25*[.K78]*[.K78]*SIN(2*RADIANS([.J78])))" office:value-type="float" office:value="-1.78419420077878" calcext:value-type="float">
            <text:p>-1.78</text:p>
          </table:table-cell>
          <table:table-cell table:formula="of:=DEGREES(ACOS(COS(RADIANS(90.833))/(COS(RADIANS([.$B$3]))*COS(RADIANS([.T78])))-TAN(RADIANS([.$B$3]))*TAN(RADIANS([.T78]))))" office:value-type="float" office:value="112.610468218349" calcext:value-type="float">
            <text:p>112.61</text:p>
          </table:table-cell>
          <table:table-cell table:style-name="ce8" table:formula="of:=(720-4*[.$B$4]-[.V78]+[.$B$5]*60)/1440" office:value-type="float" office:value="0.50123902375054" calcext:value-type="float">
            <text:p>12:01:47</text:p>
          </table:table-cell>
          <table:table-cell table:style-name="ce8" table:formula="of:=[.X78]-[.W78]*4/1440" office:value-type="float" office:value="0.18843216758846" calcext:value-type="float">
            <text:p>4:31:21</text:p>
          </table:table-cell>
          <table:table-cell table:style-name="ce8" table:formula="of:=[.X78]+[.W78]*4/1440" office:value-type="float" office:value="0.814045879912622" calcext:value-type="float">
            <text:p>19:32:14</text:p>
          </table:table-cell>
          <table:table-cell table:style-name="ce11" table:formula="of:=8*[.W78]" office:value-type="float" office:value="900.883745746793" calcext:value-type="float">
            <text:p>900.88</text:p>
          </table:table-cell>
          <table:table-cell table:formula="of:=MOD([.E78]*1440+[.V78]+4*[.$B$4]-60*[.$B$5];1440)" office:value-type="float" office:value="460.215805799221" calcext:value-type="float">
            <text:p>460.22</text:p>
          </table:table-cell>
          <table:table-cell table:formula="of:=IF([.AB78]/4&lt;0;[.AB78]/4+180;[.AB78]/4-180)" office:value-type="float" office:value="-64.9460485501948" calcext:value-type="float">
            <text:p>-64.95</text:p>
          </table:table-cell>
          <table:table-cell table:formula="of:=DEGREES(ACOS(SIN(RADIANS([.$B$3]))*SIN(RADIANS([.T78]))+COS(RADIANS([.$B$3]))*COS(RADIANS([.T78]))*COS(RADIANS([.AC78]))))" office:value-type="float" office:value="56.4057073270821" calcext:value-type="float">
            <text:p>56.41</text:p>
          </table:table-cell>
          <table:table-cell table:formula="of:=90-[.AD78]" office:value-type="float" office:value="33.5942926729179" calcext:value-type="float">
            <text:p>33.59</text:p>
          </table:table-cell>
          <table:table-cell table:formula="of:=IF([.AE78]&gt;85;0;IF([.AE78]&gt;5;58.1/TAN(RADIANS([.AE78]))-0.07/POWER(TAN(RADIANS([.AE78]));3)+0.000086/POWER(TAN(RADIANS([.AE78]));5);IF([.AE78]&gt;-0.575;1735+[.AE78]*(-518.2+[.AE78]*(103.4+[.AE78]*(-12.79+[.AE78]*0.711)));-20.772/TAN(RADIANS([.AE78])))))/3600" office:value-type="float" office:value="0.0242300731384364" calcext:value-type="float">
            <text:p>0.02</text:p>
          </table:table-cell>
          <table:table-cell table:formula="of:=[.AE78]+[.AF78]" office:value-type="float" office:value="33.6185227460563" calcext:value-type="float">
            <text:p>33.62</text:p>
          </table:table-cell>
          <table:table-cell table:formula="of:=IF([.AC78]&gt;0;MOD(DEGREES(ACOS(((SIN(RADIANS([.$B$3]))*COS(RADIANS([.AD78])))-SIN(RADIANS([.T78])))/(COS(RADIANS([.$B$3]))*SIN(RADIANS([.AD78])))))+180;360);MOD(540-DEGREES(ACOS(((SIN(RADIANS([.$B$3]))*COS(RADIANS([.AD78])))-SIN(RADIANS([.T78])))/(COS(RADIANS([.$B$3]))*SIN(RADIANS([.AD78])))));360))" office:value-type="float" office:value="86.2167197783723" calcext:value-type="float">
            <text:p>86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78]+0.1/24" office:value-type="float" office:value="0.325" calcext:value-type="float">
            <text:p>7:48:00</text:p>
          </table:table-cell>
          <table:table-cell table:style-name="ce9" table:formula="of:=[.D79]+2415018.5+[.E79]-[.$B$5]/24" office:value-type="float" office:value="2455369.11666667" calcext:value-type="float">
            <text:p>2455369.12</text:p>
          </table:table-cell>
          <table:table-cell table:style-name="ce10" table:formula="of:=([.F79]-2451545)/36525" office:value-type="float" office:value="0.104698608259184" calcext:value-type="float">
            <text:p>0.10469861</text:p>
          </table:table-cell>
          <table:table-cell/>
          <table:table-cell table:formula="of:=MOD(280.46646+[.G79]*(36000.76983+[.G79]*0.0003032);360)" office:value-type="float" office:value="89.6969607838373" calcext:value-type="float">
            <text:p>89.7</text:p>
          </table:table-cell>
          <table:table-cell table:formula="of:=357.52911+[.G79]*(35999.05029-0.0001537*[.G79])" office:value-type="float" office:value="4126.57957233055" calcext:value-type="float">
            <text:p>4126.58</text:p>
          </table:table-cell>
          <table:table-cell table:formula="of:=0.016708634-[.G79]*(0.000042037+0.0000001267*[.G79])" office:value-type="float" office:value="0.0167042313957447" calcext:value-type="float">
            <text:p>0.02</text:p>
          </table:table-cell>
          <table:table-cell table:formula="of:=SIN(RADIANS([.J79]))*(1.914602-[.G79]*(0.004817+0.000014*[.G79]))+SIN(RADIANS(2*[.J79]))*(0.019993-0.000101*[.G79])+SIN(RADIANS(3*[.J79]))*0.000289" office:value-type="float" office:value="0.435416342855923" calcext:value-type="float">
            <text:p>0.44</text:p>
          </table:table-cell>
          <table:table-cell table:formula="of:=[.I79]+[.L79]" office:value-type="float" office:value="90.1323771266932" calcext:value-type="float">
            <text:p>90.13</text:p>
          </table:table-cell>
          <table:table-cell table:formula="of:=[.J79]+[.L79]" office:value-type="float" office:value="4127.0149886734" calcext:value-type="float">
            <text:p>4127.01</text:p>
          </table:table-cell>
          <table:table-cell table:formula="of:=(1.000001018*(1-[.K79]*[.K79]))/(1+[.K79]*COS(RADIANS([.N79])))" office:value-type="float" office:value="1.01626379909125" calcext:value-type="float">
            <text:p>1.02</text:p>
          </table:table-cell>
          <table:table-cell table:formula="of:=[.M79]-0.00569-0.00478*SIN(RADIANS(125.04-1934.136*[.G79]))" office:value-type="float" office:value="90.1313531226009" calcext:value-type="float">
            <text:p>90.13</text:p>
          </table:table-cell>
          <table:table-cell table:formula="of:=23+(26+((21.448-[.G79]*(46.815+[.G79]*(0.00059-[.G79]*0.001813))))/60)/60" office:value-type="float" office:value="23.437929591741" calcext:value-type="float">
            <text:p>23.44</text:p>
          </table:table-cell>
          <table:table-cell table:formula="of:=[.Q79]+0.00256*COS(RADIANS(125.04-1934.136*[.G79]))" office:value-type="float" office:value="23.4384853631048" calcext:value-type="float">
            <text:p>23.44</text:p>
          </table:table-cell>
          <table:table-cell table:formula="of:=DEGREES(ATAN2(COS(RADIANS([.P79]));COS(RADIANS([.R79]))*SIN(RADIANS([.P79]))))" office:value-type="float" office:value="90.1431660453459" calcext:value-type="float">
            <text:p>90.14</text:p>
          </table:table-cell>
          <table:table-cell table:formula="of:=DEGREES(ASIN(SIN(RADIANS([.R79]))*SIN(RADIANS([.P79]))))" office:value-type="float" office:value="23.4384200871251" calcext:value-type="float">
            <text:p>23.44</text:p>
          </table:table-cell>
          <table:table-cell table:formula="of:=TAN(RADIANS([.R79]/2))*TAN(RADIANS([.R79]/2))" office:value-type="float" office:value="0.0430314864583935" calcext:value-type="float">
            <text:p>0.04</text:p>
          </table:table-cell>
          <table:table-cell table:formula="of:=4*DEGREES([.U79]*SIN(2*RADIANS([.I79]))-2*[.K79]*SIN(RADIANS([.J79]))+4*[.K79]*[.U79]*SIN(RADIANS([.J79]))*COS(2*RADIANS([.I79]))-0.5*[.U79]*[.U79]*SIN(4*RADIANS([.I79]))-1.25*[.K79]*[.K79]*SIN(2*RADIANS([.J79])))" office:value-type="float" office:value="-1.7850994598782" calcext:value-type="float">
            <text:p>-1.79</text:p>
          </table:table-cell>
          <table:table-cell table:formula="of:=DEGREES(ACOS(COS(RADIANS(90.833))/(COS(RADIANS([.$B$3]))*COS(RADIANS([.T79])))-TAN(RADIANS([.$B$3]))*TAN(RADIANS([.T79]))))" office:value-type="float" office:value="112.610463965982" calcext:value-type="float">
            <text:p>112.61</text:p>
          </table:table-cell>
          <table:table-cell table:style-name="ce8" table:formula="of:=(720-4*[.$B$4]-[.V79]+[.$B$5]*60)/1440" office:value-type="float" office:value="0.501239652402693" calcext:value-type="float">
            <text:p>12:01:47</text:p>
          </table:table-cell>
          <table:table-cell table:style-name="ce8" table:formula="of:=[.X79]-[.W79]*4/1440" office:value-type="float" office:value="0.188432808052744" calcext:value-type="float">
            <text:p>4:31:21</text:p>
          </table:table-cell>
          <table:table-cell table:style-name="ce8" table:formula="of:=[.X79]+[.W79]*4/1440" office:value-type="float" office:value="0.814046496752643" calcext:value-type="float">
            <text:p>19:32:14</text:p>
          </table:table-cell>
          <table:table-cell table:style-name="ce11" table:formula="of:=8*[.W79]" office:value-type="float" office:value="900.883711727854" calcext:value-type="float">
            <text:p>900.88</text:p>
          </table:table-cell>
          <table:table-cell table:formula="of:=MOD([.E79]*1440+[.V79]+4*[.$B$4]-60*[.$B$5];1440)" office:value-type="float" office:value="466.214900540122" calcext:value-type="float">
            <text:p>466.21</text:p>
          </table:table-cell>
          <table:table-cell table:formula="of:=IF([.AB79]/4&lt;0;[.AB79]/4+180;[.AB79]/4-180)" office:value-type="float" office:value="-63.4462748649696" calcext:value-type="float">
            <text:p>-63.45</text:p>
          </table:table-cell>
          <table:table-cell table:formula="of:=DEGREES(ACOS(SIN(RADIANS([.$B$3]))*SIN(RADIANS([.T79]))+COS(RADIANS([.$B$3]))*COS(RADIANS([.T79]))*COS(RADIANS([.AC79]))))" office:value-type="float" office:value="55.2587622044614" calcext:value-type="float">
            <text:p>55.26</text:p>
          </table:table-cell>
          <table:table-cell table:formula="of:=90-[.AD79]" office:value-type="float" office:value="34.7412377955386" calcext:value-type="float">
            <text:p>34.74</text:p>
          </table:table-cell>
          <table:table-cell table:formula="of:=IF([.AE79]&gt;85;0;IF([.AE79]&gt;5;58.1/TAN(RADIANS([.AE79]))-0.07/POWER(TAN(RADIANS([.AE79]));3)+0.000086/POWER(TAN(RADIANS([.AE79]));5);IF([.AE79]&gt;-0.575;1735+[.AE79]*(-518.2+[.AE79]*(103.4+[.AE79]*(-12.79+[.AE79]*0.711)));-20.772/TAN(RADIANS([.AE79])))))/3600" office:value-type="float" office:value="0.0232135606117892" calcext:value-type="float">
            <text:p>0.02</text:p>
          </table:table-cell>
          <table:table-cell table:formula="of:=[.AE79]+[.AF79]" office:value-type="float" office:value="34.7644513561504" calcext:value-type="float">
            <text:p>34.76</text:p>
          </table:table-cell>
          <table:table-cell table:formula="of:=IF([.AC79]&gt;0;MOD(DEGREES(ACOS(((SIN(RADIANS([.$B$3]))*COS(RADIANS([.AD79])))-SIN(RADIANS([.T79])))/(COS(RADIANS([.$B$3]))*SIN(RADIANS([.AD79])))))+180;360);MOD(540-DEGREES(ACOS(((SIN(RADIANS([.$B$3]))*COS(RADIANS([.AD79])))-SIN(RADIANS([.T79])))/(COS(RADIANS([.$B$3]))*SIN(RADIANS([.AD79])))));360))" office:value-type="float" office:value="87.13557599074" calcext:value-type="float">
            <text:p>87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79]+0.1/24" office:value-type="float" office:value="0.329166666666667" calcext:value-type="float">
            <text:p>7:54:00</text:p>
          </table:table-cell>
          <table:table-cell table:style-name="ce9" table:formula="of:=[.D80]+2415018.5+[.E80]-[.$B$5]/24" office:value-type="float" office:value="2455369.12083333" calcext:value-type="float">
            <text:p>2455369.12</text:p>
          </table:table-cell>
          <table:table-cell table:style-name="ce10" table:formula="of:=([.F80]-2451545)/36525" office:value-type="float" office:value="0.104698722336293" calcext:value-type="float">
            <text:p>0.10469872</text:p>
          </table:table-cell>
          <table:table-cell/>
          <table:table-cell table:formula="of:=MOD(280.46646+[.G80]*(36000.76983+[.G80]*0.0003032);360)" office:value-type="float" office:value="89.7010676475889" calcext:value-type="float">
            <text:p>89.7</text:p>
          </table:table-cell>
          <table:table-cell table:formula="of:=357.52911+[.G80]*(35999.05029-0.0001537*[.G80])" office:value-type="float" office:value="4126.58367899813" calcext:value-type="float">
            <text:p>4126.58</text:p>
          </table:table-cell>
          <table:table-cell table:formula="of:=0.016708634-[.G80]*(0.000042037+0.0000001267*[.G80])" office:value-type="float" office:value="0.0167042313909462" calcext:value-type="float">
            <text:p>0.02</text:p>
          </table:table-cell>
          <table:table-cell table:formula="of:=SIN(RADIANS([.J80]))*(1.914602-[.G80]*(0.004817+0.000014*[.G80]))+SIN(RADIANS(2*[.J80]))*(0.019993-0.000101*[.G80])+SIN(RADIANS(3*[.J80]))*0.000289" office:value-type="float" office:value="0.435285403731661" calcext:value-type="float">
            <text:p>0.44</text:p>
          </table:table-cell>
          <table:table-cell table:formula="of:=[.I80]+[.L80]" office:value-type="float" office:value="90.1363530513205" calcext:value-type="float">
            <text:p>90.14</text:p>
          </table:table-cell>
          <table:table-cell table:formula="of:=[.J80]+[.L80]" office:value-type="float" office:value="4127.01896440186" calcext:value-type="float">
            <text:p>4127.02</text:p>
          </table:table-cell>
          <table:table-cell table:formula="of:=(1.000001018*(1-[.K80]*[.K80]))/(1+[.K80]*COS(RADIANS([.N80])))" office:value-type="float" office:value="1.01626406810663" calcext:value-type="float">
            <text:p>1.02</text:p>
          </table:table-cell>
          <table:table-cell table:formula="of:=[.M80]-0.00569-0.00478*SIN(RADIANS(125.04-1934.136*[.G80]))" office:value-type="float" office:value="90.1353290512243" calcext:value-type="float">
            <text:p>90.14</text:p>
          </table:table-cell>
          <table:table-cell table:formula="of:=23+(26+((21.448-[.G80]*(46.815+[.G80]*(0.00059-[.G80]*0.001813))))/60)/60" office:value-type="float" office:value="23.4379295902575" calcext:value-type="float">
            <text:p>23.44</text:p>
          </table:table-cell>
          <table:table-cell table:formula="of:=[.Q80]+0.00256*COS(RADIANS(125.04-1934.136*[.G80]))" office:value-type="float" office:value="23.4384853519981" calcext:value-type="float">
            <text:p>23.44</text:p>
          </table:table-cell>
          <table:table-cell table:formula="of:=DEGREES(ATAN2(COS(RADIANS([.P80]));COS(RADIANS([.R80]))*SIN(RADIANS([.P80]))))" office:value-type="float" office:value="90.1474995364167" calcext:value-type="float">
            <text:p>90.15</text:p>
          </table:table-cell>
          <table:table-cell table:formula="of:=DEGREES(ASIN(SIN(RADIANS([.R80]))*SIN(RADIANS([.P80]))))" office:value-type="float" office:value="23.4384160645365" calcext:value-type="float">
            <text:p>23.44</text:p>
          </table:table-cell>
          <table:table-cell table:formula="of:=TAN(RADIANS([.R80]/2))*TAN(RADIANS([.R80]/2))" office:value-type="float" office:value="0.0430314864164512" calcext:value-type="float">
            <text:p>0.04</text:p>
          </table:table-cell>
          <table:table-cell table:formula="of:=4*DEGREES([.U80]*SIN(2*RADIANS([.I80]))-2*[.K80]*SIN(RADIANS([.J80]))+4*[.K80]*[.U80]*SIN(RADIANS([.J80]))*COS(2*RADIANS([.I80]))-0.5*[.U80]*[.U80]*SIN(4*RADIANS([.I80]))-1.25*[.K80]*[.K80]*SIN(2*RADIANS([.J80])))" office:value-type="float" office:value="-1.78600470892933" calcext:value-type="float">
            <text:p>-1.79</text:p>
          </table:table-cell>
          <table:table-cell table:formula="of:=DEGREES(ACOS(COS(RADIANS(90.833))/(COS(RADIANS([.$B$3]))*COS(RADIANS([.T80])))-TAN(RADIANS([.$B$3]))*TAN(RADIANS([.T80]))))" office:value-type="float" office:value="112.610459583297" calcext:value-type="float">
            <text:p>112.61</text:p>
          </table:table-cell>
          <table:table-cell table:style-name="ce8" table:formula="of:=(720-4*[.$B$4]-[.V80]+[.$B$5]*60)/1440" office:value-type="float" office:value="0.50124028104787" calcext:value-type="float">
            <text:p>12:01:47</text:p>
          </table:table-cell>
          <table:table-cell table:style-name="ce8" table:formula="of:=[.X80]-[.W80]*4/1440" office:value-type="float" office:value="0.188433448872045" calcext:value-type="float">
            <text:p>4:31:21</text:p>
          </table:table-cell>
          <table:table-cell table:style-name="ce8" table:formula="of:=[.X80]+[.W80]*4/1440" office:value-type="float" office:value="0.814047113223695" calcext:value-type="float">
            <text:p>19:32:14</text:p>
          </table:table-cell>
          <table:table-cell table:style-name="ce11" table:formula="of:=8*[.W80]" office:value-type="float" office:value="900.883676666376" calcext:value-type="float">
            <text:p>900.88</text:p>
          </table:table-cell>
          <table:table-cell table:formula="of:=MOD([.E80]*1440+[.V80]+4*[.$B$4]-60*[.$B$5];1440)" office:value-type="float" office:value="472.213995291071" calcext:value-type="float">
            <text:p>472.21</text:p>
          </table:table-cell>
          <table:table-cell table:formula="of:=IF([.AB80]/4&lt;0;[.AB80]/4+180;[.AB80]/4-180)" office:value-type="float" office:value="-61.9465011772322" calcext:value-type="float">
            <text:p>-61.95</text:p>
          </table:table-cell>
          <table:table-cell table:formula="of:=DEGREES(ACOS(SIN(RADIANS([.$B$3]))*SIN(RADIANS([.T80]))+COS(RADIANS([.$B$3]))*COS(RADIANS([.T80]))*COS(RADIANS([.AC80]))))" office:value-type="float" office:value="54.1108918386821" calcext:value-type="float">
            <text:p>54.11</text:p>
          </table:table-cell>
          <table:table-cell table:formula="of:=90-[.AD80]" office:value-type="float" office:value="35.889108161318" calcext:value-type="float">
            <text:p>35.89</text:p>
          </table:table-cell>
          <table:table-cell table:formula="of:=IF([.AE80]&gt;85;0;IF([.AE80]&gt;5;58.1/TAN(RADIANS([.AE80]))-0.07/POWER(TAN(RADIANS([.AE80]));3)+0.000086/POWER(TAN(RADIANS([.AE80]));5);IF([.AE80]&gt;-0.575;1735+[.AE80]*(-518.2+[.AE80]*(103.4+[.AE80]*(-12.79+[.AE80]*0.711)));-20.772/TAN(RADIANS([.AE80])))))/3600" office:value-type="float" office:value="0.0222527224588171" calcext:value-type="float">
            <text:p>0.02</text:p>
          </table:table-cell>
          <table:table-cell table:formula="of:=[.AE80]+[.AF80]" office:value-type="float" office:value="35.9113608837768" calcext:value-type="float">
            <text:p>35.91</text:p>
          </table:table-cell>
          <table:table-cell table:formula="of:=IF([.AC80]&gt;0;MOD(DEGREES(ACOS(((SIN(RADIANS([.$B$3]))*COS(RADIANS([.AD80])))-SIN(RADIANS([.T80])))/(COS(RADIANS([.$B$3]))*SIN(RADIANS([.AD80])))))+180;360);MOD(540-DEGREES(ACOS(((SIN(RADIANS([.$B$3]))*COS(RADIANS([.AD80])))-SIN(RADIANS([.T80])))/(COS(RADIANS([.$B$3]))*SIN(RADIANS([.AD80])))));360))" office:value-type="float" office:value="88.0655723828974" calcext:value-type="float">
            <text:p>88.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80]+0.1/24" office:value-type="float" office:value="0.333333333333333" calcext:value-type="float">
            <text:p>8:00:00</text:p>
          </table:table-cell>
          <table:table-cell table:style-name="ce9" table:formula="of:=[.D81]+2415018.5+[.E81]-[.$B$5]/24" office:value-type="float" office:value="2455369.125" calcext:value-type="float">
            <text:p>2455369.13</text:p>
          </table:table-cell>
          <table:table-cell table:style-name="ce10" table:formula="of:=([.F81]-2451545)/36525" office:value-type="float" office:value="0.104698836413415" calcext:value-type="float">
            <text:p>0.10469884</text:p>
          </table:table-cell>
          <table:table-cell/>
          <table:table-cell table:formula="of:=MOD(280.46646+[.G81]*(36000.76983+[.G81]*0.0003032);360)" office:value-type="float" office:value="89.7051745118088" calcext:value-type="float">
            <text:p>89.71</text:p>
          </table:table-cell>
          <table:table-cell table:formula="of:=357.52911+[.G81]*(35999.05029-0.0001537*[.G81])" office:value-type="float" office:value="4126.58778566617" calcext:value-type="float">
            <text:p>4126.59</text:p>
          </table:table-cell>
          <table:table-cell table:formula="of:=0.016708634-[.G81]*(0.000042037+0.0000001267*[.G81])" office:value-type="float" office:value="0.0167042313861478" calcext:value-type="float">
            <text:p>0.02</text:p>
          </table:table-cell>
          <table:table-cell table:formula="of:=SIN(RADIANS([.J81]))*(1.914602-[.G81]*(0.004817+0.000014*[.G81]))+SIN(RADIANS(2*[.J81]))*(0.019993-0.000101*[.G81])+SIN(RADIANS(3*[.J81]))*0.000289" office:value-type="float" office:value="0.43515446248767" calcext:value-type="float">
            <text:p>0.44</text:p>
          </table:table-cell>
          <table:table-cell table:formula="of:=[.I81]+[.L81]" office:value-type="float" office:value="90.1403289742964" calcext:value-type="float">
            <text:p>90.14</text:p>
          </table:table-cell>
          <table:table-cell table:formula="of:=[.J81]+[.L81]" office:value-type="float" office:value="4127.02294012866" calcext:value-type="float">
            <text:p>4127.02</text:p>
          </table:table-cell>
          <table:table-cell table:formula="of:=(1.000001018*(1-[.K81]*[.K81]))/(1+[.K81]*COS(RADIANS([.N81])))" office:value-type="float" office:value="1.01626433704107" calcext:value-type="float">
            <text:p>1.02</text:p>
          </table:table-cell>
          <table:table-cell table:formula="of:=[.M81]-0.00569-0.00478*SIN(RADIANS(125.04-1934.136*[.G81]))" office:value-type="float" office:value="90.1393049781963" calcext:value-type="float">
            <text:p>90.14</text:p>
          </table:table-cell>
          <table:table-cell table:formula="of:=23+(26+((21.448-[.G81]*(46.815+[.G81]*(0.00059-[.G81]*0.001813))))/60)/60" office:value-type="float" office:value="23.4379295887741" calcext:value-type="float">
            <text:p>23.44</text:p>
          </table:table-cell>
          <table:table-cell table:formula="of:=[.Q81]+0.00256*COS(RADIANS(125.04-1934.136*[.G81]))" office:value-type="float" office:value="23.4384853408914" calcext:value-type="float">
            <text:p>23.44</text:p>
          </table:table-cell>
          <table:table-cell table:formula="of:=DEGREES(ATAN2(COS(RADIANS([.P81]));COS(RADIANS([.R81]))*SIN(RADIANS([.P81]))))" office:value-type="float" office:value="90.1518330254198" calcext:value-type="float">
            <text:p>90.15</text:p>
          </table:table-cell>
          <table:table-cell table:formula="of:=DEGREES(ASIN(SIN(RADIANS([.R81]))*SIN(RADIANS([.P81]))))" office:value-type="float" office:value="23.4384119223366" calcext:value-type="float">
            <text:p>23.44</text:p>
          </table:table-cell>
          <table:table-cell table:formula="of:=TAN(RADIANS([.R81]/2))*TAN(RADIANS([.R81]/2))" office:value-type="float" office:value="0.0430314863745089" calcext:value-type="float">
            <text:p>0.04</text:p>
          </table:table-cell>
          <table:table-cell table:formula="of:=4*DEGREES([.U81]*SIN(2*RADIANS([.I81]))-2*[.K81]*SIN(RADIANS([.J81]))+4*[.K81]*[.U81]*SIN(RADIANS([.J81]))*COS(2*RADIANS([.I81]))-0.5*[.U81]*[.U81]*SIN(4*RADIANS([.I81]))-1.25*[.K81]*[.K81]*SIN(2*RADIANS([.J81])))" office:value-type="float" office:value="-1.78690994810993" calcext:value-type="float">
            <text:p>-1.79</text:p>
          </table:table-cell>
          <table:table-cell table:formula="of:=DEGREES(ACOS(COS(RADIANS(90.833))/(COS(RADIANS([.$B$3]))*COS(RADIANS([.T81])))-TAN(RADIANS([.$B$3]))*TAN(RADIANS([.T81]))))" office:value-type="float" office:value="112.610455070294" calcext:value-type="float">
            <text:p>112.61</text:p>
          </table:table-cell>
          <table:table-cell table:style-name="ce8" table:formula="of:=(720-4*[.$B$4]-[.V81]+[.$B$5]*60)/1440" office:value-type="float" office:value="0.50124090968619" calcext:value-type="float">
            <text:p>12:01:47</text:p>
          </table:table-cell>
          <table:table-cell table:style-name="ce8" table:formula="of:=[.X81]-[.W81]*4/1440" office:value-type="float" office:value="0.188434090046485" calcext:value-type="float">
            <text:p>4:31:21</text:p>
          </table:table-cell>
          <table:table-cell table:style-name="ce8" table:formula="of:=[.X81]+[.W81]*4/1440" office:value-type="float" office:value="0.814047729325895" calcext:value-type="float">
            <text:p>19:32:14</text:p>
          </table:table-cell>
          <table:table-cell table:style-name="ce11" table:formula="of:=8*[.W81]" office:value-type="float" office:value="900.883640562352" calcext:value-type="float">
            <text:p>900.88</text:p>
          </table:table-cell>
          <table:table-cell table:formula="of:=MOD([.E81]*1440+[.V81]+4*[.$B$4]-60*[.$B$5];1440)" office:value-type="float" office:value="478.21309005189" calcext:value-type="float">
            <text:p>478.21</text:p>
          </table:table-cell>
          <table:table-cell table:formula="of:=IF([.AB81]/4&lt;0;[.AB81]/4+180;[.AB81]/4-180)" office:value-type="float" office:value="-60.4467274870276" calcext:value-type="float">
            <text:p>-60.45</text:p>
          </table:table-cell>
          <table:table-cell table:formula="of:=DEGREES(ACOS(SIN(RADIANS([.$B$3]))*SIN(RADIANS([.T81]))+COS(RADIANS([.$B$3]))*COS(RADIANS([.T81]))*COS(RADIANS([.AC81]))))" office:value-type="float" office:value="52.9623889552275" calcext:value-type="float">
            <text:p>52.96</text:p>
          </table:table-cell>
          <table:table-cell table:formula="of:=90-[.AD81]" office:value-type="float" office:value="37.0376110447725" calcext:value-type="float">
            <text:p>37.04</text:p>
          </table:table-cell>
          <table:table-cell table:formula="of:=IF([.AE81]&gt;85;0;IF([.AE81]&gt;5;58.1/TAN(RADIANS([.AE81]))-0.07/POWER(TAN(RADIANS([.AE81]));3)+0.000086/POWER(TAN(RADIANS([.AE81]));5);IF([.AE81]&gt;-0.575;1735+[.AE81]*(-518.2+[.AE81]*(103.4+[.AE81]*(-12.79+[.AE81]*0.711)));-20.772/TAN(RADIANS([.AE81])))))/3600" office:value-type="float" office:value="0.0213426453629826" calcext:value-type="float">
            <text:p>0.02</text:p>
          </table:table-cell>
          <table:table-cell table:formula="of:=[.AE81]+[.AF81]" office:value-type="float" office:value="37.0589536901355" calcext:value-type="float">
            <text:p>37.06</text:p>
          </table:table-cell>
          <table:table-cell table:formula="of:=IF([.AC81]&gt;0;MOD(DEGREES(ACOS(((SIN(RADIANS([.$B$3]))*COS(RADIANS([.AD81])))-SIN(RADIANS([.T81])))/(COS(RADIANS([.$B$3]))*SIN(RADIANS([.AD81])))))+180;360);MOD(540-DEGREES(ACOS(((SIN(RADIANS([.$B$3]))*COS(RADIANS([.AD81])))-SIN(RADIANS([.T81])))/(COS(RADIANS([.$B$3]))*SIN(RADIANS([.AD81])))));360))" office:value-type="float" office:value="89.0079648832438" calcext:value-type="float">
            <text:p>89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81]+0.1/24" office:value-type="float" office:value="0.3375" calcext:value-type="float">
            <text:p>8:06:00</text:p>
          </table:table-cell>
          <table:table-cell table:style-name="ce9" table:formula="of:=[.D82]+2415018.5+[.E82]-[.$B$5]/24" office:value-type="float" office:value="2455369.12916667" calcext:value-type="float">
            <text:p>2455369.13</text:p>
          </table:table-cell>
          <table:table-cell table:style-name="ce10" table:formula="of:=([.F82]-2451545)/36525" office:value-type="float" office:value="0.104698950490525" calcext:value-type="float">
            <text:p>0.10469895</text:p>
          </table:table-cell>
          <table:table-cell/>
          <table:table-cell table:formula="of:=MOD(280.46646+[.G82]*(36000.76983+[.G82]*0.0003032);360)" office:value-type="float" office:value="89.7092813755949" calcext:value-type="float">
            <text:p>89.71</text:p>
          </table:table-cell>
          <table:table-cell table:formula="of:=357.52911+[.G82]*(35999.05029-0.0001537*[.G82])" office:value-type="float" office:value="4126.59189233379" calcext:value-type="float">
            <text:p>4126.59</text:p>
          </table:table-cell>
          <table:table-cell table:formula="of:=0.016708634-[.G82]*(0.000042037+0.0000001267*[.G82])" office:value-type="float" office:value="0.0167042313813493" calcext:value-type="float">
            <text:p>0.02</text:p>
          </table:table-cell>
          <table:table-cell table:formula="of:=SIN(RADIANS([.J82]))*(1.914602-[.G82]*(0.004817+0.000014*[.G82]))+SIN(RADIANS(2*[.J82]))*(0.019993-0.000101*[.G82])+SIN(RADIANS(3*[.J82]))*0.000289" office:value-type="float" office:value="0.435023519153351" calcext:value-type="float">
            <text:p>0.44</text:p>
          </table:table-cell>
          <table:table-cell table:formula="of:=[.I82]+[.L82]" office:value-type="float" office:value="90.1443048947482" calcext:value-type="float">
            <text:p>90.14</text:p>
          </table:table-cell>
          <table:table-cell table:formula="of:=[.J82]+[.L82]" office:value-type="float" office:value="4127.02691585294" calcext:value-type="float">
            <text:p>4127.03</text:p>
          </table:table-cell>
          <table:table-cell table:formula="of:=(1.000001018*(1-[.K82]*[.K82]))/(1+[.K82]*COS(RADIANS([.N82])))" office:value-type="float" office:value="1.01626460589452" calcext:value-type="float">
            <text:p>1.02</text:p>
          </table:table-cell>
          <table:table-cell table:formula="of:=[.M82]-0.00569-0.00478*SIN(RADIANS(125.04-1934.136*[.G82]))" office:value-type="float" office:value="90.1432809026441" calcext:value-type="float">
            <text:p>90.14</text:p>
          </table:table-cell>
          <table:table-cell table:formula="of:=23+(26+((21.448-[.G82]*(46.815+[.G82]*(0.00059-[.G82]*0.001813))))/60)/60" office:value-type="float" office:value="23.4379295872906" calcext:value-type="float">
            <text:p>23.44</text:p>
          </table:table-cell>
          <table:table-cell table:formula="of:=[.Q82]+0.00256*COS(RADIANS(125.04-1934.136*[.G82]))" office:value-type="float" office:value="23.4384853297847" calcext:value-type="float">
            <text:p>23.44</text:p>
          </table:table-cell>
          <table:table-cell table:formula="of:=DEGREES(ATAN2(COS(RADIANS([.P82]));COS(RADIANS([.R82]))*SIN(RADIANS([.P82]))))" office:value-type="float" office:value="90.1561665113961" calcext:value-type="float">
            <text:p>90.16</text:p>
          </table:table-cell>
          <table:table-cell table:formula="of:=DEGREES(ASIN(SIN(RADIANS([.R82]))*SIN(RADIANS([.P82]))))" office:value-type="float" office:value="23.4384076605267" calcext:value-type="float">
            <text:p>23.44</text:p>
          </table:table-cell>
          <table:table-cell table:formula="of:=TAN(RADIANS([.R82]/2))*TAN(RADIANS([.R82]/2))" office:value-type="float" office:value="0.0430314863325665" calcext:value-type="float">
            <text:p>0.04</text:p>
          </table:table-cell>
          <table:table-cell table:formula="of:=4*DEGREES([.U82]*SIN(2*RADIANS([.I82]))-2*[.K82]*SIN(RADIANS([.J82]))+4*[.K82]*[.U82]*SIN(RADIANS([.J82]))*COS(2*RADIANS([.I82]))-0.5*[.U82]*[.U82]*SIN(4*RADIANS([.I82]))-1.25*[.K82]*[.K82]*SIN(2*RADIANS([.J82])))" office:value-type="float" office:value="-1.78781517719266" calcext:value-type="float">
            <text:p>-1.79</text:p>
          </table:table-cell>
          <table:table-cell table:formula="of:=DEGREES(ACOS(COS(RADIANS(90.833))/(COS(RADIANS([.$B$3]))*COS(RADIANS([.T82])))-TAN(RADIANS([.$B$3]))*TAN(RADIANS([.T82]))))" office:value-type="float" office:value="112.610450426974" calcext:value-type="float">
            <text:p>112.61</text:p>
          </table:table-cell>
          <table:table-cell table:style-name="ce8" table:formula="of:=(720-4*[.$B$4]-[.V82]+[.$B$5]*60)/1440" office:value-type="float" office:value="0.501241538317494" calcext:value-type="float">
            <text:p>12:01:47</text:p>
          </table:table-cell>
          <table:table-cell table:style-name="ce8" table:formula="of:=[.X82]-[.W82]*4/1440" office:value-type="float" office:value="0.188434731575899" calcext:value-type="float">
            <text:p>4:31:21</text:p>
          </table:table-cell>
          <table:table-cell table:style-name="ce8" table:formula="of:=[.X82]+[.W82]*4/1440" office:value-type="float" office:value="0.814048345059088" calcext:value-type="float">
            <text:p>19:32:14</text:p>
          </table:table-cell>
          <table:table-cell table:style-name="ce11" table:formula="of:=8*[.W82]" office:value-type="float" office:value="900.883603415792" calcext:value-type="float">
            <text:p>900.88</text:p>
          </table:table-cell>
          <table:table-cell table:formula="of:=MOD([.E82]*1440+[.V82]+4*[.$B$4]-60*[.$B$5];1440)" office:value-type="float" office:value="484.212184822807" calcext:value-type="float">
            <text:p>484.21</text:p>
          </table:table-cell>
          <table:table-cell table:formula="of:=IF([.AB82]/4&lt;0;[.AB82]/4+180;[.AB82]/4-180)" office:value-type="float" office:value="-58.9469537942982" calcext:value-type="float">
            <text:p>-58.95</text:p>
          </table:table-cell>
          <table:table-cell table:formula="of:=DEGREES(ACOS(SIN(RADIANS([.$B$3]))*SIN(RADIANS([.T82]))+COS(RADIANS([.$B$3]))*COS(RADIANS([.T82]))*COS(RADIANS([.AC82]))))" office:value-type="float" office:value="51.8135577689609" calcext:value-type="float">
            <text:p>51.81</text:p>
          </table:table-cell>
          <table:table-cell table:formula="of:=90-[.AD82]" office:value-type="float" office:value="38.1864422310391" calcext:value-type="float">
            <text:p>38.19</text:p>
          </table:table-cell>
          <table:table-cell table:formula="of:=IF([.AE82]&gt;85;0;IF([.AE82]&gt;5;58.1/TAN(RADIANS([.AE82]))-0.07/POWER(TAN(RADIANS([.AE82]));3)+0.000086/POWER(TAN(RADIANS([.AE82]));5);IF([.AE82]&gt;-0.575;1735+[.AE82]*(-518.2+[.AE82]*(103.4+[.AE82]*(-12.79+[.AE82]*0.711)));-20.772/TAN(RADIANS([.AE82])))))/3600" office:value-type="float" office:value="0.0204789769918212" calcext:value-type="float">
            <text:p>0.02</text:p>
          </table:table-cell>
          <table:table-cell table:formula="of:=[.AE82]+[.AF82]" office:value-type="float" office:value="38.2069212080309" calcext:value-type="float">
            <text:p>38.21</text:p>
          </table:table-cell>
          <table:table-cell table:formula="of:=IF([.AC82]&gt;0;MOD(DEGREES(ACOS(((SIN(RADIANS([.$B$3]))*COS(RADIANS([.AD82])))-SIN(RADIANS([.T82])))/(COS(RADIANS([.$B$3]))*SIN(RADIANS([.AD82])))))+180;360);MOD(540-DEGREES(ACOS(((SIN(RADIANS([.$B$3]))*COS(RADIANS([.AD82])))-SIN(RADIANS([.T82])))/(COS(RADIANS([.$B$3]))*SIN(RADIANS([.AD82])))));360))" office:value-type="float" office:value="89.9640973549547" calcext:value-type="float">
            <text:p>89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82]+0.1/24" office:value-type="float" office:value="0.341666666666667" calcext:value-type="float">
            <text:p>8:12:00</text:p>
          </table:table-cell>
          <table:table-cell table:style-name="ce9" table:formula="of:=[.D83]+2415018.5+[.E83]-[.$B$5]/24" office:value-type="float" office:value="2455369.13333333" calcext:value-type="float">
            <text:p>2455369.13</text:p>
          </table:table-cell>
          <table:table-cell table:style-name="ce10" table:formula="of:=([.F83]-2451545)/36525" office:value-type="float" office:value="0.104699064567647" calcext:value-type="float">
            <text:p>0.10469906</text:p>
          </table:table-cell>
          <table:table-cell/>
          <table:table-cell table:formula="of:=MOD(280.46646+[.G83]*(36000.76983+[.G83]*0.0003032);360)" office:value-type="float" office:value="89.7133882398143" calcext:value-type="float">
            <text:p>89.71</text:p>
          </table:table-cell>
          <table:table-cell table:formula="of:=357.52911+[.G83]*(35999.05029-0.0001537*[.G83])" office:value-type="float" office:value="4126.59599900184" calcext:value-type="float">
            <text:p>4126.6</text:p>
          </table:table-cell>
          <table:table-cell table:formula="of:=0.016708634-[.G83]*(0.000042037+0.0000001267*[.G83])" office:value-type="float" office:value="0.0167042313765508" calcext:value-type="float">
            <text:p>0.02</text:p>
          </table:table-cell>
          <table:table-cell table:formula="of:=SIN(RADIANS([.J83]))*(1.914602-[.G83]*(0.004817+0.000014*[.G83]))+SIN(RADIANS(2*[.J83]))*(0.019993-0.000101*[.G83])+SIN(RADIANS(3*[.J83]))*0.000289" office:value-type="float" office:value="0.434892573701716" calcext:value-type="float">
            <text:p>0.43</text:p>
          </table:table-cell>
          <table:table-cell table:formula="of:=[.I83]+[.L83]" office:value-type="float" office:value="90.148280813516" calcext:value-type="float">
            <text:p>90.15</text:p>
          </table:table-cell>
          <table:table-cell table:formula="of:=[.J83]+[.L83]" office:value-type="float" office:value="4127.03089157554" calcext:value-type="float">
            <text:p>4127.03</text:p>
          </table:table-cell>
          <table:table-cell table:formula="of:=(1.000001018*(1-[.K83]*[.K83]))/(1+[.K83]*COS(RADIANS([.N83])))" office:value-type="float" office:value="1.01626487466702" calcext:value-type="float">
            <text:p>1.02</text:p>
          </table:table-cell>
          <table:table-cell table:formula="of:=[.M83]-0.00569-0.00478*SIN(RADIANS(125.04-1934.136*[.G83]))" office:value-type="float" office:value="90.1472568254079" calcext:value-type="float">
            <text:p>90.15</text:p>
          </table:table-cell>
          <table:table-cell table:formula="of:=23+(26+((21.448-[.G83]*(46.815+[.G83]*(0.00059-[.G83]*0.001813))))/60)/60" office:value-type="float" office:value="23.4379295858071" calcext:value-type="float">
            <text:p>23.44</text:p>
          </table:table-cell>
          <table:table-cell table:formula="of:=[.Q83]+0.00256*COS(RADIANS(125.04-1934.136*[.G83]))" office:value-type="float" office:value="23.438485318678" calcext:value-type="float">
            <text:p>23.44</text:p>
          </table:table-cell>
          <table:table-cell table:formula="of:=DEGREES(ATAN2(COS(RADIANS([.P83]));COS(RADIANS([.R83]))*SIN(RADIANS([.P83]))))" office:value-type="float" office:value="90.1604999952536" calcext:value-type="float">
            <text:p>90.16</text:p>
          </table:table-cell>
          <table:table-cell table:formula="of:=DEGREES(ASIN(SIN(RADIANS([.R83]))*SIN(RADIANS([.P83]))))" office:value-type="float" office:value="23.4384032791061" calcext:value-type="float">
            <text:p>23.44</text:p>
          </table:table-cell>
          <table:table-cell table:formula="of:=TAN(RADIANS([.R83]/2))*TAN(RADIANS([.R83]/2))" office:value-type="float" office:value="0.0430314862906241" calcext:value-type="float">
            <text:p>0.04</text:p>
          </table:table-cell>
          <table:table-cell table:formula="of:=4*DEGREES([.U83]*SIN(2*RADIANS([.I83]))-2*[.K83]*SIN(RADIANS([.J83]))+4*[.K83]*[.U83]*SIN(RADIANS([.J83]))*COS(2*RADIANS([.I83]))-0.5*[.U83]*[.U83]*SIN(4*RADIANS([.I83]))-1.25*[.K83]*[.K83]*SIN(2*RADIANS([.J83])))" office:value-type="float" office:value="-1.78872039634032" calcext:value-type="float">
            <text:p>-1.79</text:p>
          </table:table-cell>
          <table:table-cell table:formula="of:=DEGREES(ACOS(COS(RADIANS(90.833))/(COS(RADIANS([.$B$3]))*COS(RADIANS([.T83])))-TAN(RADIANS([.$B$3]))*TAN(RADIANS([.T83]))))" office:value-type="float" office:value="112.610445653336" calcext:value-type="float">
            <text:p>112.61</text:p>
          </table:table-cell>
          <table:table-cell table:style-name="ce8" table:formula="of:=(720-4*[.$B$4]-[.V83]+[.$B$5]*60)/1440" office:value-type="float" office:value="0.501242166941902" calcext:value-type="float">
            <text:p>12:01:47</text:p>
          </table:table-cell>
          <table:table-cell table:style-name="ce8" table:formula="of:=[.X83]-[.W83]*4/1440" office:value-type="float" office:value="0.188435373460412" calcext:value-type="float">
            <text:p>4:31:21</text:p>
          </table:table-cell>
          <table:table-cell table:style-name="ce8" table:formula="of:=[.X83]+[.W83]*4/1440" office:value-type="float" office:value="0.814048960423393" calcext:value-type="float">
            <text:p>19:32:14</text:p>
          </table:table-cell>
          <table:table-cell table:style-name="ce11" table:formula="of:=8*[.W83]" office:value-type="float" office:value="900.883565226692" calcext:value-type="float">
            <text:p>900.88</text:p>
          </table:table-cell>
          <table:table-cell table:formula="of:=MOD([.E83]*1440+[.V83]+4*[.$B$4]-60*[.$B$5];1440)" office:value-type="float" office:value="490.21127960366" calcext:value-type="float">
            <text:p>490.21</text:p>
          </table:table-cell>
          <table:table-cell table:formula="of:=IF([.AB83]/4&lt;0;[.AB83]/4+180;[.AB83]/4-180)" office:value-type="float" office:value="-57.4471800990849" calcext:value-type="float">
            <text:p>-57.45</text:p>
          </table:table-cell>
          <table:table-cell table:formula="of:=DEGREES(ACOS(SIN(RADIANS([.$B$3]))*SIN(RADIANS([.T83]))+COS(RADIANS([.$B$3]))*COS(RADIANS([.T83]))*COS(RADIANS([.AC83]))))" office:value-type="float" office:value="50.6647158189756" calcext:value-type="float">
            <text:p>50.66</text:p>
          </table:table-cell>
          <table:table-cell table:formula="of:=90-[.AD83]" office:value-type="float" office:value="39.3352841810244" calcext:value-type="float">
            <text:p>39.34</text:p>
          </table:table-cell>
          <table:table-cell table:formula="of:=IF([.AE83]&gt;85;0;IF([.AE83]&gt;5;58.1/TAN(RADIANS([.AE83]))-0.07/POWER(TAN(RADIANS([.AE83]));3)+0.000086/POWER(TAN(RADIANS([.AE83]));5);IF([.AE83]&gt;-0.575;1735+[.AE83]*(-518.2+[.AE83]*(103.4+[.AE83]*(-12.79+[.AE83]*0.711)));-20.772/TAN(RADIANS([.AE83])))))/3600" office:value-type="float" office:value="0.0196578502040593" calcext:value-type="float">
            <text:p>0.02</text:p>
          </table:table-cell>
          <table:table-cell table:formula="of:=[.AE83]+[.AF83]" office:value-type="float" office:value="39.3549420312285" calcext:value-type="float">
            <text:p>39.35</text:p>
          </table:table-cell>
          <table:table-cell table:formula="of:=IF([.AC83]&gt;0;MOD(DEGREES(ACOS(((SIN(RADIANS([.$B$3]))*COS(RADIANS([.AD83])))-SIN(RADIANS([.T83])))/(COS(RADIANS([.$B$3]))*SIN(RADIANS([.AD83])))))+180;360);MOD(540-DEGREES(ACOS(((SIN(RADIANS([.$B$3]))*COS(RADIANS([.AD83])))-SIN(RADIANS([.T83])))/(COS(RADIANS([.$B$3]))*SIN(RADIANS([.AD83])))));360))" office:value-type="float" office:value="90.9354112718009" calcext:value-type="float">
            <text:p>90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83]+0.1/24" office:value-type="float" office:value="0.345833333333333" calcext:value-type="float">
            <text:p>8:18:00</text:p>
          </table:table-cell>
          <table:table-cell table:style-name="ce9" table:formula="of:=[.D84]+2415018.5+[.E84]-[.$B$5]/24" office:value-type="float" office:value="2455369.1375" calcext:value-type="float">
            <text:p>2455369.14</text:p>
          </table:table-cell>
          <table:table-cell table:style-name="ce10" table:formula="of:=([.F84]-2451545)/36525" office:value-type="float" office:value="0.104699178644756" calcext:value-type="float">
            <text:p>0.10469918</text:p>
          </table:table-cell>
          <table:table-cell/>
          <table:table-cell table:formula="of:=MOD(280.46646+[.G84]*(36000.76983+[.G84]*0.0003032);360)" office:value-type="float" office:value="89.7174951035658" calcext:value-type="float">
            <text:p>89.72</text:p>
          </table:table-cell>
          <table:table-cell table:formula="of:=357.52911+[.G84]*(35999.05029-0.0001537*[.G84])" office:value-type="float" office:value="4126.60010566942" calcext:value-type="float">
            <text:p>4126.6</text:p>
          </table:table-cell>
          <table:table-cell table:formula="of:=0.016708634-[.G84]*(0.000042037+0.0000001267*[.G84])" office:value-type="float" office:value="0.0167042313717523" calcext:value-type="float">
            <text:p>0.02</text:p>
          </table:table-cell>
          <table:table-cell table:formula="of:=SIN(RADIANS([.J84]))*(1.914602-[.G84]*(0.004817+0.000014*[.G84]))+SIN(RADIANS(2*[.J84]))*(0.019993-0.000101*[.G84])+SIN(RADIANS(3*[.J84]))*0.000289" office:value-type="float" office:value="0.434761626162192" calcext:value-type="float">
            <text:p>0.43</text:p>
          </table:table-cell>
          <table:table-cell table:formula="of:=[.I84]+[.L84]" office:value-type="float" office:value="90.152256729728" calcext:value-type="float">
            <text:p>90.15</text:p>
          </table:table-cell>
          <table:table-cell table:formula="of:=[.J84]+[.L84]" office:value-type="float" office:value="4127.03486729558" calcext:value-type="float">
            <text:p>4127.03</text:p>
          </table:table-cell>
          <table:table-cell table:formula="of:=(1.000001018*(1-[.K84]*[.K84]))/(1+[.K84]*COS(RADIANS([.N84])))" office:value-type="float" office:value="1.01626514335853" calcext:value-type="float">
            <text:p>1.02</text:p>
          </table:table-cell>
          <table:table-cell table:formula="of:=[.M84]-0.00569-0.00478*SIN(RADIANS(125.04-1934.136*[.G84]))" office:value-type="float" office:value="90.1512327456158" calcext:value-type="float">
            <text:p>90.15</text:p>
          </table:table-cell>
          <table:table-cell table:formula="of:=23+(26+((21.448-[.G84]*(46.815+[.G84]*(0.00059-[.G84]*0.001813))))/60)/60" office:value-type="float" office:value="23.4379295843236" calcext:value-type="float">
            <text:p>23.44</text:p>
          </table:table-cell>
          <table:table-cell table:formula="of:=[.Q84]+0.00256*COS(RADIANS(125.04-1934.136*[.G84]))" office:value-type="float" office:value="23.4384853075713" calcext:value-type="float">
            <text:p>23.44</text:p>
          </table:table-cell>
          <table:table-cell table:formula="of:=DEGREES(ATAN2(COS(RADIANS([.P84]));COS(RADIANS([.R84]))*SIN(RADIANS([.P84]))))" office:value-type="float" office:value="90.1648334760341" calcext:value-type="float">
            <text:p>90.16</text:p>
          </table:table-cell>
          <table:table-cell table:formula="of:=DEGREES(ASIN(SIN(RADIANS([.R84]))*SIN(RADIANS([.P84]))))" office:value-type="float" office:value="23.4383987780759" calcext:value-type="float">
            <text:p>23.44</text:p>
          </table:table-cell>
          <table:table-cell table:formula="of:=TAN(RADIANS([.R84]/2))*TAN(RADIANS([.R84]/2))" office:value-type="float" office:value="0.0430314862486817" calcext:value-type="float">
            <text:p>0.04</text:p>
          </table:table-cell>
          <table:table-cell table:formula="of:=4*DEGREES([.U84]*SIN(2*RADIANS([.I84]))-2*[.K84]*SIN(RADIANS([.J84]))+4*[.K84]*[.U84]*SIN(RADIANS([.J84]))*COS(2*RADIANS([.I84]))-0.5*[.U84]*[.U84]*SIN(4*RADIANS([.I84]))-1.25*[.K84]*[.K84]*SIN(2*RADIANS([.J84])))" office:value-type="float" office:value="-1.78962560532603" calcext:value-type="float">
            <text:p>-1.79</text:p>
          </table:table-cell>
          <table:table-cell table:formula="of:=DEGREES(ACOS(COS(RADIANS(90.833))/(COS(RADIANS([.$B$3]))*COS(RADIANS([.T84])))-TAN(RADIANS([.$B$3]))*TAN(RADIANS([.T84]))))" office:value-type="float" office:value="112.610440749383" calcext:value-type="float">
            <text:p>112.61</text:p>
          </table:table-cell>
          <table:table-cell table:style-name="ce8" table:formula="of:=(720-4*[.$B$4]-[.V84]+[.$B$5]*60)/1440" office:value-type="float" office:value="0.501242795559255" calcext:value-type="float">
            <text:p>12:01:47</text:p>
          </table:table-cell>
          <table:table-cell table:style-name="ce8" table:formula="of:=[.X84]-[.W84]*4/1440" office:value-type="float" office:value="0.188436015699859" calcext:value-type="float">
            <text:p>4:31:21</text:p>
          </table:table-cell>
          <table:table-cell table:style-name="ce8" table:formula="of:=[.X84]+[.W84]*4/1440" office:value-type="float" office:value="0.814049575418651" calcext:value-type="float">
            <text:p>19:32:14</text:p>
          </table:table-cell>
          <table:table-cell table:style-name="ce11" table:formula="of:=8*[.W84]" office:value-type="float" office:value="900.883525995061" calcext:value-type="float">
            <text:p>900.88</text:p>
          </table:table-cell>
          <table:table-cell table:formula="of:=MOD([.E84]*1440+[.V84]+4*[.$B$4]-60*[.$B$5];1440)" office:value-type="float" office:value="496.210374394674" calcext:value-type="float">
            <text:p>496.21</text:p>
          </table:table-cell>
          <table:table-cell table:formula="of:=IF([.AB84]/4&lt;0;[.AB84]/4+180;[.AB84]/4-180)" office:value-type="float" office:value="-55.9474064013316" calcext:value-type="float">
            <text:p>-55.95</text:p>
          </table:table-cell>
          <table:table-cell table:formula="of:=DEGREES(ACOS(SIN(RADIANS([.$B$3]))*SIN(RADIANS([.T84]))+COS(RADIANS([.$B$3]))*COS(RADIANS([.T84]))*COS(RADIANS([.AC84]))))" office:value-type="float" office:value="49.5161960183809" calcext:value-type="float">
            <text:p>49.52</text:p>
          </table:table-cell>
          <table:table-cell table:formula="of:=90-[.AD84]" office:value-type="float" office:value="40.4838039816191" calcext:value-type="float">
            <text:p>40.48</text:p>
          </table:table-cell>
          <table:table-cell table:formula="of:=IF([.AE84]&gt;85;0;IF([.AE84]&gt;5;58.1/TAN(RADIANS([.AE84]))-0.07/POWER(TAN(RADIANS([.AE84]));3)+0.000086/POWER(TAN(RADIANS([.AE84]));5);IF([.AE84]&gt;-0.575;1735+[.AE84]*(-518.2+[.AE84]*(103.4+[.AE84]*(-12.79+[.AE84]*0.711)));-20.772/TAN(RADIANS([.AE84])))))/3600" office:value-type="float" office:value="0.0188758194373265" calcext:value-type="float">
            <text:p>0.02</text:p>
          </table:table-cell>
          <table:table-cell table:formula="of:=[.AE84]+[.AF84]" office:value-type="float" office:value="40.5026798010564" calcext:value-type="float">
            <text:p>40.5</text:p>
          </table:table-cell>
          <table:table-cell table:formula="of:=IF([.AC84]&gt;0;MOD(DEGREES(ACOS(((SIN(RADIANS([.$B$3]))*COS(RADIANS([.AD84])))-SIN(RADIANS([.T84])))/(COS(RADIANS([.$B$3]))*SIN(RADIANS([.AD84])))))+180;360);MOD(540-DEGREES(ACOS(((SIN(RADIANS([.$B$3]))*COS(RADIANS([.AD84])))-SIN(RADIANS([.T84])))/(COS(RADIANS([.$B$3]))*SIN(RADIANS([.AD84])))));360))" office:value-type="float" office:value="91.9234565302883" calcext:value-type="float">
            <text:p>91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84]+0.1/24" office:value-type="float" office:value="0.35" calcext:value-type="float">
            <text:p>8:24:00</text:p>
          </table:table-cell>
          <table:table-cell table:style-name="ce9" table:formula="of:=[.D85]+2415018.5+[.E85]-[.$B$5]/24" office:value-type="float" office:value="2455369.14166667" calcext:value-type="float">
            <text:p>2455369.14</text:p>
          </table:table-cell>
          <table:table-cell table:style-name="ce10" table:formula="of:=([.F85]-2451545)/36525" office:value-type="float" office:value="0.104699292721878" calcext:value-type="float">
            <text:p>0.10469929</text:p>
          </table:table-cell>
          <table:table-cell/>
          <table:table-cell table:formula="of:=MOD(280.46646+[.G85]*(36000.76983+[.G85]*0.0003032);360)" office:value-type="float" office:value="89.7216019677853" calcext:value-type="float">
            <text:p>89.72</text:p>
          </table:table-cell>
          <table:table-cell table:formula="of:=357.52911+[.G85]*(35999.05029-0.0001537*[.G85])" office:value-type="float" office:value="4126.60421233747" calcext:value-type="float">
            <text:p>4126.6</text:p>
          </table:table-cell>
          <table:table-cell table:formula="of:=0.016708634-[.G85]*(0.000042037+0.0000001267*[.G85])" office:value-type="float" office:value="0.0167042313669538" calcext:value-type="float">
            <text:p>0.02</text:p>
          </table:table-cell>
          <table:table-cell table:formula="of:=SIN(RADIANS([.J85]))*(1.914602-[.G85]*(0.004817+0.000014*[.G85]))+SIN(RADIANS(2*[.J85]))*(0.019993-0.000101*[.G85])+SIN(RADIANS(3*[.J85]))*0.000289" office:value-type="float" office:value="0.434630676505453" calcext:value-type="float">
            <text:p>0.43</text:p>
          </table:table-cell>
          <table:table-cell table:formula="of:=[.I85]+[.L85]" office:value-type="float" office:value="90.1562326442908" calcext:value-type="float">
            <text:p>90.16</text:p>
          </table:table-cell>
          <table:table-cell table:formula="of:=[.J85]+[.L85]" office:value-type="float" office:value="4127.03884301397" calcext:value-type="float">
            <text:p>4127.04</text:p>
          </table:table-cell>
          <table:table-cell table:formula="of:=(1.000001018*(1-[.K85]*[.K85]))/(1+[.K85]*COS(RADIANS([.N85])))" office:value-type="float" office:value="1.01626541196909" calcext:value-type="float">
            <text:p>1.02</text:p>
          </table:table-cell>
          <table:table-cell table:formula="of:=[.M85]-0.00569-0.00478*SIN(RADIANS(125.04-1934.136*[.G85]))" office:value-type="float" office:value="90.1552086641744" calcext:value-type="float">
            <text:p>90.16</text:p>
          </table:table-cell>
          <table:table-cell table:formula="of:=23+(26+((21.448-[.G85]*(46.815+[.G85]*(0.00059-[.G85]*0.001813))))/60)/60" office:value-type="float" office:value="23.4379295828401" calcext:value-type="float">
            <text:p>23.44</text:p>
          </table:table-cell>
          <table:table-cell table:formula="of:=[.Q85]+0.00256*COS(RADIANS(125.04-1934.136*[.G85]))" office:value-type="float" office:value="23.4384852964646" calcext:value-type="float">
            <text:p>23.44</text:p>
          </table:table-cell>
          <table:table-cell table:formula="of:=DEGREES(ATAN2(COS(RADIANS([.P85]));COS(RADIANS([.R85]))*SIN(RADIANS([.P85]))))" office:value-type="float" office:value="90.1691669547178" calcext:value-type="float">
            <text:p>90.17</text:p>
          </table:table-cell>
          <table:table-cell table:formula="of:=DEGREES(ASIN(SIN(RADIANS([.R85]))*SIN(RADIANS([.P85]))))" office:value-type="float" office:value="23.4383941574353" calcext:value-type="float">
            <text:p>23.44</text:p>
          </table:table-cell>
          <table:table-cell table:formula="of:=TAN(RADIANS([.R85]/2))*TAN(RADIANS([.R85]/2))" office:value-type="float" office:value="0.0430314862067392" calcext:value-type="float">
            <text:p>0.04</text:p>
          </table:table-cell>
          <table:table-cell table:formula="of:=4*DEGREES([.U85]*SIN(2*RADIANS([.I85]))-2*[.K85]*SIN(RADIANS([.J85]))+4*[.K85]*[.U85]*SIN(RADIANS([.J85]))*COS(2*RADIANS([.I85]))-0.5*[.U85]*[.U85]*SIN(4*RADIANS([.I85]))-1.25*[.K85]*[.K85]*SIN(2*RADIANS([.J85])))" office:value-type="float" office:value="-1.79053080432707" calcext:value-type="float">
            <text:p>-1.79</text:p>
          </table:table-cell>
          <table:table-cell table:formula="of:=DEGREES(ACOS(COS(RADIANS(90.833))/(COS(RADIANS([.$B$3]))*COS(RADIANS([.T85])))-TAN(RADIANS([.$B$3]))*TAN(RADIANS([.T85]))))" office:value-type="float" office:value="112.610435715112" calcext:value-type="float">
            <text:p>112.61</text:p>
          </table:table-cell>
          <table:table-cell table:style-name="ce8" table:formula="of:=(720-4*[.$B$4]-[.V85]+[.$B$5]*60)/1440" office:value-type="float" office:value="0.501243424169673" calcext:value-type="float">
            <text:p>12:01:47</text:p>
          </table:table-cell>
          <table:table-cell table:style-name="ce8" table:formula="of:=[.X85]-[.W85]*4/1440" office:value-type="float" office:value="0.188436658294363" calcext:value-type="float">
            <text:p>4:31:21</text:p>
          </table:table-cell>
          <table:table-cell table:style-name="ce8" table:formula="of:=[.X85]+[.W85]*4/1440" office:value-type="float" office:value="0.814050190044983" calcext:value-type="float">
            <text:p>19:32:14</text:p>
          </table:table-cell>
          <table:table-cell table:style-name="ce11" table:formula="of:=8*[.W85]" office:value-type="float" office:value="900.883485720893" calcext:value-type="float">
            <text:p>900.88</text:p>
          </table:table-cell>
          <table:table-cell table:formula="of:=MOD([.E85]*1440+[.V85]+4*[.$B$4]-60*[.$B$5];1440)" office:value-type="float" office:value="502.209469195673" calcext:value-type="float">
            <text:p>502.21</text:p>
          </table:table-cell>
          <table:table-cell table:formula="of:=IF([.AB85]/4&lt;0;[.AB85]/4+180;[.AB85]/4-180)" office:value-type="float" office:value="-54.4476327010818" calcext:value-type="float">
            <text:p>-54.45</text:p>
          </table:table-cell>
          <table:table-cell table:formula="of:=DEGREES(ACOS(SIN(RADIANS([.$B$3]))*SIN(RADIANS([.T85]))+COS(RADIANS([.$B$3]))*COS(RADIANS([.T85]))*COS(RADIANS([.AC85]))))" office:value-type="float" office:value="48.3683489529105" calcext:value-type="float">
            <text:p>48.37</text:p>
          </table:table-cell>
          <table:table-cell table:formula="of:=90-[.AD85]" office:value-type="float" office:value="41.6316510470895" calcext:value-type="float">
            <text:p>41.63</text:p>
          </table:table-cell>
          <table:table-cell table:formula="of:=IF([.AE85]&gt;85;0;IF([.AE85]&gt;5;58.1/TAN(RADIANS([.AE85]))-0.07/POWER(TAN(RADIANS([.AE85]));3)+0.000086/POWER(TAN(RADIANS([.AE85]));5);IF([.AE85]&gt;-0.575;1735+[.AE85]*(-518.2+[.AE85]*(103.4+[.AE85]*(-12.79+[.AE85]*0.711)));-20.772/TAN(RADIANS([.AE85])))))/3600" office:value-type="float" office:value="0.0181298071045181" calcext:value-type="float">
            <text:p>0.02</text:p>
          </table:table-cell>
          <table:table-cell table:formula="of:=[.AE85]+[.AF85]" office:value-type="float" office:value="41.649780854194" calcext:value-type="float">
            <text:p>41.65</text:p>
          </table:table-cell>
          <table:table-cell table:formula="of:=IF([.AC85]&gt;0;MOD(DEGREES(ACOS(((SIN(RADIANS([.$B$3]))*COS(RADIANS([.AD85])))-SIN(RADIANS([.T85])))/(COS(RADIANS([.$B$3]))*SIN(RADIANS([.AD85])))))+180;360);MOD(540-DEGREES(ACOS(((SIN(RADIANS([.$B$3]))*COS(RADIANS([.AD85])))-SIN(RADIANS([.T85])))/(COS(RADIANS([.$B$3]))*SIN(RADIANS([.AD85])))));360))" office:value-type="float" office:value="92.9299035429493" calcext:value-type="float">
            <text:p>92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85]+0.1/24" office:value-type="float" office:value="0.354166666666667" calcext:value-type="float">
            <text:p>8:30:00</text:p>
          </table:table-cell>
          <table:table-cell table:style-name="ce9" table:formula="of:=[.D86]+2415018.5+[.E86]-[.$B$5]/24" office:value-type="float" office:value="2455369.14583333" calcext:value-type="float">
            <text:p>2455369.15</text:p>
          </table:table-cell>
          <table:table-cell table:style-name="ce10" table:formula="of:=([.F86]-2451545)/36525" office:value-type="float" office:value="0.104699406798988" calcext:value-type="float">
            <text:p>0.10469941</text:p>
          </table:table-cell>
          <table:table-cell/>
          <table:table-cell table:formula="of:=MOD(280.46646+[.G86]*(36000.76983+[.G86]*0.0003032);360)" office:value-type="float" office:value="89.7257088315719" calcext:value-type="float">
            <text:p>89.73</text:p>
          </table:table-cell>
          <table:table-cell table:formula="of:=357.52911+[.G86]*(35999.05029-0.0001537*[.G86])" office:value-type="float" office:value="4126.60831900508" calcext:value-type="float">
            <text:p>4126.61</text:p>
          </table:table-cell>
          <table:table-cell table:formula="of:=0.016708634-[.G86]*(0.000042037+0.0000001267*[.G86])" office:value-type="float" office:value="0.0167042313621553" calcext:value-type="float">
            <text:p>0.02</text:p>
          </table:table-cell>
          <table:table-cell table:formula="of:=SIN(RADIANS([.J86]))*(1.914602-[.G86]*(0.004817+0.000014*[.G86]))+SIN(RADIANS(2*[.J86]))*(0.019993-0.000101*[.G86])+SIN(RADIANS(3*[.J86]))*0.000289" office:value-type="float" office:value="0.434499724760928" calcext:value-type="float">
            <text:p>0.43</text:p>
          </table:table-cell>
          <table:table-cell table:formula="of:=[.I86]+[.L86]" office:value-type="float" office:value="90.1602085563328" calcext:value-type="float">
            <text:p>90.16</text:p>
          </table:table-cell>
          <table:table-cell table:formula="of:=[.J86]+[.L86]" office:value-type="float" office:value="4127.04281872984" calcext:value-type="float">
            <text:p>4127.04</text:p>
          </table:table-cell>
          <table:table-cell table:formula="of:=(1.000001018*(1-[.K86]*[.K86]))/(1+[.K86]*COS(RADIANS([.N86])))" office:value-type="float" office:value="1.01626568049865" calcext:value-type="float">
            <text:p>1.02</text:p>
          </table:table-cell>
          <table:table-cell table:formula="of:=[.M86]-0.00569-0.00478*SIN(RADIANS(125.04-1934.136*[.G86]))" office:value-type="float" office:value="90.1591845802121" calcext:value-type="float">
            <text:p>90.16</text:p>
          </table:table-cell>
          <table:table-cell table:formula="of:=23+(26+((21.448-[.G86]*(46.815+[.G86]*(0.00059-[.G86]*0.001813))))/60)/60" office:value-type="float" office:value="23.4379295813567" calcext:value-type="float">
            <text:p>23.44</text:p>
          </table:table-cell>
          <table:table-cell table:formula="of:=[.Q86]+0.00256*COS(RADIANS(125.04-1934.136*[.G86]))" office:value-type="float" office:value="23.4384852853578" calcext:value-type="float">
            <text:p>23.44</text:p>
          </table:table-cell>
          <table:table-cell table:formula="of:=DEGREES(ATAN2(COS(RADIANS([.P86]));COS(RADIANS([.R86]))*SIN(RADIANS([.P86]))))" office:value-type="float" office:value="90.1735004303471" calcext:value-type="float">
            <text:p>90.17</text:p>
          </table:table-cell>
          <table:table-cell table:formula="of:=DEGREES(ASIN(SIN(RADIANS([.R86]))*SIN(RADIANS([.P86]))))" office:value-type="float" office:value="23.4383894171856" calcext:value-type="float">
            <text:p>23.44</text:p>
          </table:table-cell>
          <table:table-cell table:formula="of:=TAN(RADIANS([.R86]/2))*TAN(RADIANS([.R86]/2))" office:value-type="float" office:value="0.0430314861647967" calcext:value-type="float">
            <text:p>0.04</text:p>
          </table:table-cell>
          <table:table-cell table:formula="of:=4*DEGREES([.U86]*SIN(2*RADIANS([.I86]))-2*[.K86]*SIN(RADIANS([.J86]))+4*[.K86]*[.U86]*SIN(RADIANS([.J86]))*COS(2*RADIANS([.I86]))-0.5*[.U86]*[.U86]*SIN(4*RADIANS([.I86]))-1.25*[.K86]*[.K86]*SIN(2*RADIANS([.J86])))" office:value-type="float" office:value="-1.79143599311674" calcext:value-type="float">
            <text:p>-1.79</text:p>
          </table:table-cell>
          <table:table-cell table:formula="of:=DEGREES(ACOS(COS(RADIANS(90.833))/(COS(RADIANS([.$B$3]))*COS(RADIANS([.T86])))-TAN(RADIANS([.$B$3]))*TAN(RADIANS([.T86]))))" office:value-type="float" office:value="112.610430550525" calcext:value-type="float">
            <text:p>112.61</text:p>
          </table:table-cell>
          <table:table-cell table:style-name="ce8" table:formula="of:=(720-4*[.$B$4]-[.V86]+[.$B$5]*60)/1440" office:value-type="float" office:value="0.501244052772996" calcext:value-type="float">
            <text:p>12:01:47</text:p>
          </table:table-cell>
          <table:table-cell table:style-name="ce8" table:formula="of:=[.X86]-[.W86]*4/1440" office:value-type="float" office:value="0.18843730124376" calcext:value-type="float">
            <text:p>4:31:21</text:p>
          </table:table-cell>
          <table:table-cell table:style-name="ce8" table:formula="of:=[.X86]+[.W86]*4/1440" office:value-type="float" office:value="0.814050804302232" calcext:value-type="float">
            <text:p>19:32:14</text:p>
          </table:table-cell>
          <table:table-cell table:style-name="ce11" table:formula="of:=8*[.W86]" office:value-type="float" office:value="900.8834444042" calcext:value-type="float">
            <text:p>900.88</text:p>
          </table:table-cell>
          <table:table-cell table:formula="of:=MOD([.E86]*1440+[.V86]+4*[.$B$4]-60*[.$B$5];1440)" office:value-type="float" office:value="508.208564006884" calcext:value-type="float">
            <text:p>508.21</text:p>
          </table:table-cell>
          <table:table-cell table:formula="of:=IF([.AB86]/4&lt;0;[.AB86]/4+180;[.AB86]/4-180)" office:value-type="float" office:value="-52.9478589982791" calcext:value-type="float">
            <text:p>-52.95</text:p>
          </table:table-cell>
          <table:table-cell table:formula="of:=DEGREES(ACOS(SIN(RADIANS([.$B$3]))*SIN(RADIANS([.T86]))+COS(RADIANS([.$B$3]))*COS(RADIANS([.T86]))*COS(RADIANS([.AC86]))))" office:value-type="float" office:value="47.2215454664564" calcext:value-type="float">
            <text:p>47.22</text:p>
          </table:table-cell>
          <table:table-cell table:formula="of:=90-[.AD86]" office:value-type="float" office:value="42.7784545335436" calcext:value-type="float">
            <text:p>42.78</text:p>
          </table:table-cell>
          <table:table-cell table:formula="of:=IF([.AE86]&gt;85;0;IF([.AE86]&gt;5;58.1/TAN(RADIANS([.AE86]))-0.07/POWER(TAN(RADIANS([.AE86]));3)+0.000086/POWER(TAN(RADIANS([.AE86]));5);IF([.AE86]&gt;-0.575;1735+[.AE86]*(-518.2+[.AE86]*(103.4+[.AE86]*(-12.79+[.AE86]*0.711)));-20.772/TAN(RADIANS([.AE86])))))/3600" office:value-type="float" office:value="0.0174170582636843" calcext:value-type="float">
            <text:p>0.02</text:p>
          </table:table-cell>
          <table:table-cell table:formula="of:=[.AE86]+[.AF86]" office:value-type="float" office:value="42.7958715918073" calcext:value-type="float">
            <text:p>42.8</text:p>
          </table:table-cell>
          <table:table-cell table:formula="of:=IF([.AC86]&gt;0;MOD(DEGREES(ACOS(((SIN(RADIANS([.$B$3]))*COS(RADIANS([.AD86])))-SIN(RADIANS([.T86])))/(COS(RADIANS([.$B$3]))*SIN(RADIANS([.AD86])))))+180;360);MOD(540-DEGREES(ACOS(((SIN(RADIANS([.$B$3]))*COS(RADIANS([.AD86])))-SIN(RADIANS([.T86])))/(COS(RADIANS([.$B$3]))*SIN(RADIANS([.AD86])))));360))" office:value-type="float" office:value="93.9565567767395" calcext:value-type="float">
            <text:p>93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86]+0.1/24" office:value-type="float" office:value="0.358333333333333" calcext:value-type="float">
            <text:p>8:36:00</text:p>
          </table:table-cell>
          <table:table-cell table:style-name="ce9" table:formula="of:=[.D87]+2415018.5+[.E87]-[.$B$5]/24" office:value-type="float" office:value="2455369.15" calcext:value-type="float">
            <text:p>2455369.15</text:p>
          </table:table-cell>
          <table:table-cell table:style-name="ce10" table:formula="of:=([.F87]-2451545)/36525" office:value-type="float" office:value="0.10469952087611" calcext:value-type="float">
            <text:p>0.10469952</text:p>
          </table:table-cell>
          <table:table-cell/>
          <table:table-cell table:formula="of:=MOD(280.46646+[.G87]*(36000.76983+[.G87]*0.0003032);360)" office:value-type="float" office:value="89.7298156957909" calcext:value-type="float">
            <text:p>89.73</text:p>
          </table:table-cell>
          <table:table-cell table:formula="of:=357.52911+[.G87]*(35999.05029-0.0001537*[.G87])" office:value-type="float" office:value="4126.61242567313" calcext:value-type="float">
            <text:p>4126.61</text:p>
          </table:table-cell>
          <table:table-cell table:formula="of:=0.016708634-[.G87]*(0.000042037+0.0000001267*[.G87])" office:value-type="float" office:value="0.0167042313573568" calcext:value-type="float">
            <text:p>0.02</text:p>
          </table:table-cell>
          <table:table-cell table:formula="of:=SIN(RADIANS([.J87]))*(1.914602-[.G87]*(0.004817+0.000014*[.G87]))+SIN(RADIANS(2*[.J87]))*(0.019993-0.000101*[.G87])+SIN(RADIANS(3*[.J87]))*0.000289" office:value-type="float" office:value="0.434368770901653" calcext:value-type="float">
            <text:p>0.43</text:p>
          </table:table-cell>
          <table:table-cell table:formula="of:=[.I87]+[.L87]" office:value-type="float" office:value="90.1641844666925" calcext:value-type="float">
            <text:p>90.16</text:p>
          </table:table-cell>
          <table:table-cell table:formula="of:=[.J87]+[.L87]" office:value-type="float" office:value="4127.04679444403" calcext:value-type="float">
            <text:p>4127.05</text:p>
          </table:table-cell>
          <table:table-cell table:formula="of:=(1.000001018*(1-[.K87]*[.K87]))/(1+[.K87]*COS(RADIANS([.N87])))" office:value-type="float" office:value="1.01626594894727" calcext:value-type="float">
            <text:p>1.02</text:p>
          </table:table-cell>
          <table:table-cell table:formula="of:=[.M87]-0.00569-0.00478*SIN(RADIANS(125.04-1934.136*[.G87]))" office:value-type="float" office:value="90.1631604945675" calcext:value-type="float">
            <text:p>90.16</text:p>
          </table:table-cell>
          <table:table-cell table:formula="of:=23+(26+((21.448-[.G87]*(46.815+[.G87]*(0.00059-[.G87]*0.001813))))/60)/60" office:value-type="float" office:value="23.4379295798732" calcext:value-type="float">
            <text:p>23.44</text:p>
          </table:table-cell>
          <table:table-cell table:formula="of:=[.Q87]+0.00256*COS(RADIANS(125.04-1934.136*[.G87]))" office:value-type="float" office:value="23.4384852742511" calcext:value-type="float">
            <text:p>23.44</text:p>
          </table:table-cell>
          <table:table-cell table:formula="of:=DEGREES(ATAN2(COS(RADIANS([.P87]));COS(RADIANS([.R87]))*SIN(RADIANS([.P87]))))" office:value-type="float" office:value="90.1778339038279" calcext:value-type="float">
            <text:p>90.18</text:p>
          </table:table-cell>
          <table:table-cell table:formula="of:=DEGREES(ASIN(SIN(RADIANS([.R87]))*SIN(RADIANS([.P87]))))" office:value-type="float" office:value="23.438384557326" calcext:value-type="float">
            <text:p>23.44</text:p>
          </table:table-cell>
          <table:table-cell table:formula="of:=TAN(RADIANS([.R87]/2))*TAN(RADIANS([.R87]/2))" office:value-type="float" office:value="0.0430314861228542" calcext:value-type="float">
            <text:p>0.04</text:p>
          </table:table-cell>
          <table:table-cell table:formula="of:=4*DEGREES([.U87]*SIN(2*RADIANS([.I87]))-2*[.K87]*SIN(RADIANS([.J87]))+4*[.K87]*[.U87]*SIN(RADIANS([.J87]))*COS(2*RADIANS([.I87]))-0.5*[.U87]*[.U87]*SIN(4*RADIANS([.I87]))-1.25*[.K87]*[.K87]*SIN(2*RADIANS([.J87])))" office:value-type="float" office:value="-1.79234117185728" calcext:value-type="float">
            <text:p>-1.79</text:p>
          </table:table-cell>
          <table:table-cell table:formula="of:=DEGREES(ACOS(COS(RADIANS(90.833))/(COS(RADIANS([.$B$3]))*COS(RADIANS([.T87])))-TAN(RADIANS([.$B$3]))*TAN(RADIANS([.T87]))))" office:value-type="float" office:value="112.610425255622" calcext:value-type="float">
            <text:p>112.61</text:p>
          </table:table-cell>
          <table:table-cell table:style-name="ce8" table:formula="of:=(720-4*[.$B$4]-[.V87]+[.$B$5]*60)/1440" office:value-type="float" office:value="0.501244681369344" calcext:value-type="float">
            <text:p>12:01:48</text:p>
          </table:table-cell>
          <table:table-cell table:style-name="ce8" table:formula="of:=[.X87]-[.W87]*4/1440" office:value-type="float" office:value="0.188437944548172" calcext:value-type="float">
            <text:p>4:31:21</text:p>
          </table:table-cell>
          <table:table-cell table:style-name="ce8" table:formula="of:=[.X87]+[.W87]*4/1440" office:value-type="float" office:value="0.814051418190515" calcext:value-type="float">
            <text:p>19:32:14</text:p>
          </table:table-cell>
          <table:table-cell table:style-name="ce11" table:formula="of:=8*[.W87]" office:value-type="float" office:value="900.883402044974" calcext:value-type="float">
            <text:p>900.88</text:p>
          </table:table-cell>
          <table:table-cell table:formula="of:=MOD([.E87]*1440+[.V87]+4*[.$B$4]-60*[.$B$5];1440)" office:value-type="float" office:value="514.207658828142" calcext:value-type="float">
            <text:p>514.21</text:p>
          </table:table-cell>
          <table:table-cell table:formula="of:=IF([.AB87]/4&lt;0;[.AB87]/4+180;[.AB87]/4-180)" office:value-type="float" office:value="-51.4480852929644" calcext:value-type="float">
            <text:p>-51.45</text:p>
          </table:table-cell>
          <table:table-cell table:formula="of:=DEGREES(ACOS(SIN(RADIANS([.$B$3]))*SIN(RADIANS([.T87]))+COS(RADIANS([.$B$3]))*COS(RADIANS([.T87]))*COS(RADIANS([.AC87]))))" office:value-type="float" office:value="46.0761795792613" calcext:value-type="float">
            <text:p>46.08</text:p>
          </table:table-cell>
          <table:table-cell table:formula="of:=90-[.AD87]" office:value-type="float" office:value="43.9238204207387" calcext:value-type="float">
            <text:p>43.92</text:p>
          </table:table-cell>
          <table:table-cell table:formula="of:=IF([.AE87]&gt;85;0;IF([.AE87]&gt;5;58.1/TAN(RADIANS([.AE87]))-0.07/POWER(TAN(RADIANS([.AE87]));3)+0.000086/POWER(TAN(RADIANS([.AE87]));5);IF([.AE87]&gt;-0.575;1735+[.AE87]*(-518.2+[.AE87]*(103.4+[.AE87]*(-12.79+[.AE87]*0.711)));-20.772/TAN(RADIANS([.AE87])))))/3600" office:value-type="float" office:value="0.0167351021698181" calcext:value-type="float">
            <text:p>0.02</text:p>
          </table:table-cell>
          <table:table-cell table:formula="of:=[.AE87]+[.AF87]" office:value-type="float" office:value="43.9405555229086" calcext:value-type="float">
            <text:p>43.94</text:p>
          </table:table-cell>
          <table:table-cell table:formula="of:=IF([.AC87]&gt;0;MOD(DEGREES(ACOS(((SIN(RADIANS([.$B$3]))*COS(RADIANS([.AD87])))-SIN(RADIANS([.T87])))/(COS(RADIANS([.$B$3]))*SIN(RADIANS([.AD87])))))+180;360);MOD(540-DEGREES(ACOS(((SIN(RADIANS([.$B$3]))*COS(RADIANS([.AD87])))-SIN(RADIANS([.T87])))/(COS(RADIANS([.$B$3]))*SIN(RADIANS([.AD87])))));360))" office:value-type="float" office:value="95.005369919115" calcext:value-type="float">
            <text:p>95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87]+0.1/24" office:value-type="float" office:value="0.3625" calcext:value-type="float">
            <text:p>8:42:00</text:p>
          </table:table-cell>
          <table:table-cell table:style-name="ce9" table:formula="of:=[.D88]+2415018.5+[.E88]-[.$B$5]/24" office:value-type="float" office:value="2455369.15416667" calcext:value-type="float">
            <text:p>2455369.15</text:p>
          </table:table-cell>
          <table:table-cell table:style-name="ce10" table:formula="of:=([.F88]-2451545)/36525" office:value-type="float" office:value="0.104699634953219" calcext:value-type="float">
            <text:p>0.10469963</text:p>
          </table:table-cell>
          <table:table-cell/>
          <table:table-cell table:formula="of:=MOD(280.46646+[.G88]*(36000.76983+[.G88]*0.0003032);360)" office:value-type="float" office:value="89.7339225595424" calcext:value-type="float">
            <text:p>89.73</text:p>
          </table:table-cell>
          <table:table-cell table:formula="of:=357.52911+[.G88]*(35999.05029-0.0001537*[.G88])" office:value-type="float" office:value="4126.61653234071" calcext:value-type="float">
            <text:p>4126.62</text:p>
          </table:table-cell>
          <table:table-cell table:formula="of:=0.016708634-[.G88]*(0.000042037+0.0000001267*[.G88])" office:value-type="float" office:value="0.0167042313525584" calcext:value-type="float">
            <text:p>0.02</text:p>
          </table:table-cell>
          <table:table-cell table:formula="of:=SIN(RADIANS([.J88]))*(1.914602-[.G88]*(0.004817+0.000014*[.G88]))+SIN(RADIANS(2*[.J88]))*(0.019993-0.000101*[.G88])+SIN(RADIANS(3*[.J88]))*0.000289" office:value-type="float" office:value="0.434237814956953" calcext:value-type="float">
            <text:p>0.43</text:p>
          </table:table-cell>
          <table:table-cell table:formula="of:=[.I88]+[.L88]" office:value-type="float" office:value="90.1681603744994" calcext:value-type="float">
            <text:p>90.17</text:p>
          </table:table-cell>
          <table:table-cell table:formula="of:=[.J88]+[.L88]" office:value-type="float" office:value="4127.05077015567" calcext:value-type="float">
            <text:p>4127.05</text:p>
          </table:table-cell>
          <table:table-cell table:formula="of:=(1.000001018*(1-[.K88]*[.K88]))/(1+[.K88]*COS(RADIANS([.N88])))" office:value-type="float" office:value="1.01626621731488" calcext:value-type="float">
            <text:p>1.02</text:p>
          </table:table-cell>
          <table:table-cell table:formula="of:=[.M88]-0.00569-0.00478*SIN(RADIANS(125.04-1934.136*[.G88]))" office:value-type="float" office:value="90.16713640637" calcext:value-type="float">
            <text:p>90.17</text:p>
          </table:table-cell>
          <table:table-cell table:formula="of:=23+(26+((21.448-[.G88]*(46.815+[.G88]*(0.00059-[.G88]*0.001813))))/60)/60" office:value-type="float" office:value="23.4379295783897" calcext:value-type="float">
            <text:p>23.44</text:p>
          </table:table-cell>
          <table:table-cell table:formula="of:=[.Q88]+0.00256*COS(RADIANS(125.04-1934.136*[.G88]))" office:value-type="float" office:value="23.4384852631444" calcext:value-type="float">
            <text:p>23.44</text:p>
          </table:table-cell>
          <table:table-cell table:formula="of:=DEGREES(ATAN2(COS(RADIANS([.P88]));COS(RADIANS([.R88]))*SIN(RADIANS([.P88]))))" office:value-type="float" office:value="90.1821673742036" calcext:value-type="float">
            <text:p>90.18</text:p>
          </table:table-cell>
          <table:table-cell table:formula="of:=DEGREES(ASIN(SIN(RADIANS([.R88]))*SIN(RADIANS([.P88]))))" office:value-type="float" office:value="23.4383795778577" calcext:value-type="float">
            <text:p>23.44</text:p>
          </table:table-cell>
          <table:table-cell table:formula="of:=TAN(RADIANS([.R88]/2))*TAN(RADIANS([.R88]/2))" office:value-type="float" office:value="0.0430314860809117" calcext:value-type="float">
            <text:p>0.04</text:p>
          </table:table-cell>
          <table:table-cell table:formula="of:=4*DEGREES([.U88]*SIN(2*RADIANS([.I88]))-2*[.K88]*SIN(RADIANS([.J88]))+4*[.K88]*[.U88]*SIN(RADIANS([.J88]))*COS(2*RADIANS([.I88]))-0.5*[.U88]*[.U88]*SIN(4*RADIANS([.I88]))-1.25*[.K88]*[.K88]*SIN(2*RADIANS([.J88])))" office:value-type="float" office:value="-1.79324634032185" calcext:value-type="float">
            <text:p>-1.79</text:p>
          </table:table-cell>
          <table:table-cell table:formula="of:=DEGREES(ACOS(COS(RADIANS(90.833))/(COS(RADIANS([.$B$3]))*COS(RADIANS([.T88])))-TAN(RADIANS([.$B$3]))*TAN(RADIANS([.T88]))))" office:value-type="float" office:value="112.610419830403" calcext:value-type="float">
            <text:p>112.61</text:p>
          </table:table-cell>
          <table:table-cell table:style-name="ce8" table:formula="of:=(720-4*[.$B$4]-[.V88]+[.$B$5]*60)/1440" office:value-type="float" office:value="0.501245309958557" calcext:value-type="float">
            <text:p>12:01:48</text:p>
          </table:table-cell>
          <table:table-cell table:style-name="ce8" table:formula="of:=[.X88]-[.W88]*4/1440" office:value-type="float" office:value="0.188438588207436" calcext:value-type="float">
            <text:p>4:31:21</text:p>
          </table:table-cell>
          <table:table-cell table:style-name="ce8" table:formula="of:=[.X88]+[.W88]*4/1440" office:value-type="float" office:value="0.814052031709678" calcext:value-type="float">
            <text:p>19:32:14</text:p>
          </table:table-cell>
          <table:table-cell table:style-name="ce11" table:formula="of:=8*[.W88]" office:value-type="float" office:value="900.883358643227" calcext:value-type="float">
            <text:p>900.88</text:p>
          </table:table-cell>
          <table:table-cell table:formula="of:=MOD([.E88]*1440+[.V88]+4*[.$B$4]-60*[.$B$5];1440)" office:value-type="float" office:value="520.206753659678" calcext:value-type="float">
            <text:p>520.21</text:p>
          </table:table-cell>
          <table:table-cell table:formula="of:=IF([.AB88]/4&lt;0;[.AB88]/4+180;[.AB88]/4-180)" office:value-type="float" office:value="-49.9483115850804" calcext:value-type="float">
            <text:p>-49.95</text:p>
          </table:table-cell>
          <table:table-cell table:formula="of:=DEGREES(ACOS(SIN(RADIANS([.$B$3]))*SIN(RADIANS([.T88]))+COS(RADIANS([.$B$3]))*COS(RADIANS([.T88]))*COS(RADIANS([.AC88]))))" office:value-type="float" office:value="44.9326717907637" calcext:value-type="float">
            <text:p>44.93</text:p>
          </table:table-cell>
          <table:table-cell table:formula="of:=90-[.AD88]" office:value-type="float" office:value="45.0673282092363" calcext:value-type="float">
            <text:p>45.07</text:p>
          </table:table-cell>
          <table:table-cell table:formula="of:=IF([.AE88]&gt;85;0;IF([.AE88]&gt;5;58.1/TAN(RADIANS([.AE88]))-0.07/POWER(TAN(RADIANS([.AE88]));3)+0.000086/POWER(TAN(RADIANS([.AE88]));5);IF([.AE88]&gt;-0.575;1735+[.AE88]*(-518.2+[.AE88]*(103.4+[.AE88]*(-12.79+[.AE88]*0.711)));-20.772/TAN(RADIANS([.AE88])))))/3600" office:value-type="float" office:value="0.016081719586222" calcext:value-type="float">
            <text:p>0.02</text:p>
          </table:table-cell>
          <table:table-cell table:formula="of:=[.AE88]+[.AF88]" office:value-type="float" office:value="45.0834099288226" calcext:value-type="float">
            <text:p>45.08</text:p>
          </table:table-cell>
          <table:table-cell table:formula="of:=IF([.AC88]&gt;0;MOD(DEGREES(ACOS(((SIN(RADIANS([.$B$3]))*COS(RADIANS([.AD88])))-SIN(RADIANS([.T88])))/(COS(RADIANS([.$B$3]))*SIN(RADIANS([.AD88])))))+180;360);MOD(540-DEGREES(ACOS(((SIN(RADIANS([.$B$3]))*COS(RADIANS([.AD88])))-SIN(RADIANS([.T88])))/(COS(RADIANS([.$B$3]))*SIN(RADIANS([.AD88])))));360))" office:value-type="float" office:value="96.0784628762019" calcext:value-type="float">
            <text:p>96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88]+0.1/24" office:value-type="float" office:value="0.366666666666667" calcext:value-type="float">
            <text:p>8:48:00</text:p>
          </table:table-cell>
          <table:table-cell table:style-name="ce9" table:formula="of:=[.D89]+2415018.5+[.E89]-[.$B$5]/24" office:value-type="float" office:value="2455369.15833333" calcext:value-type="float">
            <text:p>2455369.16</text:p>
          </table:table-cell>
          <table:table-cell table:style-name="ce10" table:formula="of:=([.F89]-2451545)/36525" office:value-type="float" office:value="0.104699749030341" calcext:value-type="float">
            <text:p>0.10469975</text:p>
          </table:table-cell>
          <table:table-cell/>
          <table:table-cell table:formula="of:=MOD(280.46646+[.G89]*(36000.76983+[.G89]*0.0003032);360)" office:value-type="float" office:value="89.7380294237619" calcext:value-type="float">
            <text:p>89.74</text:p>
          </table:table-cell>
          <table:table-cell table:formula="of:=357.52911+[.G89]*(35999.05029-0.0001537*[.G89])" office:value-type="float" office:value="4126.62063900876" calcext:value-type="float">
            <text:p>4126.62</text:p>
          </table:table-cell>
          <table:table-cell table:formula="of:=0.016708634-[.G89]*(0.000042037+0.0000001267*[.G89])" office:value-type="float" office:value="0.0167042313477599" calcext:value-type="float">
            <text:p>0.02</text:p>
          </table:table-cell>
          <table:table-cell table:formula="of:=SIN(RADIANS([.J89]))*(1.914602-[.G89]*(0.004817+0.000014*[.G89]))+SIN(RADIANS(2*[.J89]))*(0.019993-0.000101*[.G89])+SIN(RADIANS(3*[.J89]))*0.000289" office:value-type="float" office:value="0.434106856897682" calcext:value-type="float">
            <text:p>0.43</text:p>
          </table:table-cell>
          <table:table-cell table:formula="of:=[.I89]+[.L89]" office:value-type="float" office:value="90.1721362806596" calcext:value-type="float">
            <text:p>90.17</text:p>
          </table:table-cell>
          <table:table-cell table:formula="of:=[.J89]+[.L89]" office:value-type="float" office:value="4127.05474586566" calcext:value-type="float">
            <text:p>4127.05</text:p>
          </table:table-cell>
          <table:table-cell table:formula="of:=(1.000001018*(1-[.K89]*[.K89]))/(1+[.K89]*COS(RADIANS([.N89])))" office:value-type="float" office:value="1.01626648560155" calcext:value-type="float">
            <text:p>1.02</text:p>
          </table:table-cell>
          <table:table-cell table:formula="of:=[.M89]-0.00569-0.00478*SIN(RADIANS(125.04-1934.136*[.G89]))" office:value-type="float" office:value="90.1711123165257" calcext:value-type="float">
            <text:p>90.17</text:p>
          </table:table-cell>
          <table:table-cell table:formula="of:=23+(26+((21.448-[.G89]*(46.815+[.G89]*(0.00059-[.G89]*0.001813))))/60)/60" office:value-type="float" office:value="23.4379295769062" calcext:value-type="float">
            <text:p>23.44</text:p>
          </table:table-cell>
          <table:table-cell table:formula="of:=[.Q89]+0.00256*COS(RADIANS(125.04-1934.136*[.G89]))" office:value-type="float" office:value="23.4384852520376" calcext:value-type="float">
            <text:p>23.44</text:p>
          </table:table-cell>
          <table:table-cell table:formula="of:=DEGREES(ATAN2(COS(RADIANS([.P89]));COS(RADIANS([.R89]))*SIN(RADIANS([.P89]))))" office:value-type="float" office:value="90.186500842454" calcext:value-type="float">
            <text:p>90.19</text:p>
          </table:table-cell>
          <table:table-cell table:formula="of:=DEGREES(ASIN(SIN(RADIANS([.R89]))*SIN(RADIANS([.P89]))))" office:value-type="float" office:value="23.43837447878" calcext:value-type="float">
            <text:p>23.44</text:p>
          </table:table-cell>
          <table:table-cell table:formula="of:=TAN(RADIANS([.R89]/2))*TAN(RADIANS([.R89]/2))" office:value-type="float" office:value="0.0430314860389691" calcext:value-type="float">
            <text:p>0.04</text:p>
          </table:table-cell>
          <table:table-cell table:formula="of:=4*DEGREES([.U89]*SIN(2*RADIANS([.I89]))-2*[.K89]*SIN(RADIANS([.J89]))+4*[.K89]*[.U89]*SIN(RADIANS([.J89]))*COS(2*RADIANS([.I89]))-0.5*[.U89]*[.U89]*SIN(4*RADIANS([.I89]))-1.25*[.K89]*[.K89]*SIN(2*RADIANS([.J89])))" office:value-type="float" office:value="-1.79415149868837" calcext:value-type="float">
            <text:p>-1.79</text:p>
          </table:table-cell>
          <table:table-cell table:formula="of:=DEGREES(ACOS(COS(RADIANS(90.833))/(COS(RADIANS([.$B$3]))*COS(RADIANS([.T89])))-TAN(RADIANS([.$B$3]))*TAN(RADIANS([.T89]))))" office:value-type="float" office:value="112.610414274869" calcext:value-type="float">
            <text:p>112.61</text:p>
          </table:table-cell>
          <table:table-cell table:style-name="ce8" table:formula="of:=(720-4*[.$B$4]-[.V89]+[.$B$5]*60)/1440" office:value-type="float" office:value="0.501245938540756" calcext:value-type="float">
            <text:p>12:01:48</text:p>
          </table:table-cell>
          <table:table-cell table:style-name="ce8" table:formula="of:=[.X89]-[.W89]*4/1440" office:value-type="float" office:value="0.188439232221676" calcext:value-type="float">
            <text:p>4:31:21</text:p>
          </table:table-cell>
          <table:table-cell table:style-name="ce8" table:formula="of:=[.X89]+[.W89]*4/1440" office:value-type="float" office:value="0.814052644859837" calcext:value-type="float">
            <text:p>19:32:14</text:p>
          </table:table-cell>
          <table:table-cell table:style-name="ce11" table:formula="of:=8*[.W89]" office:value-type="float" office:value="900.883314198953" calcext:value-type="float">
            <text:p>900.88</text:p>
          </table:table-cell>
          <table:table-cell table:formula="of:=MOD([.E89]*1440+[.V89]+4*[.$B$4]-60*[.$B$5];1440)" office:value-type="float" office:value="526.205848501312" calcext:value-type="float">
            <text:p>526.21</text:p>
          </table:table-cell>
          <table:table-cell table:formula="of:=IF([.AB89]/4&lt;0;[.AB89]/4+180;[.AB89]/4-180)" office:value-type="float" office:value="-48.448537874672" calcext:value-type="float">
            <text:p>-48.45</text:p>
          </table:table-cell>
          <table:table-cell table:formula="of:=DEGREES(ACOS(SIN(RADIANS([.$B$3]))*SIN(RADIANS([.T89]))+COS(RADIANS([.$B$3]))*COS(RADIANS([.T89]))*COS(RADIANS([.AC89]))))" office:value-type="float" office:value="43.7914728291008" calcext:value-type="float">
            <text:p>43.79</text:p>
          </table:table-cell>
          <table:table-cell table:formula="of:=90-[.AD89]" office:value-type="float" office:value="46.2085271708992" calcext:value-type="float">
            <text:p>46.21</text:p>
          </table:table-cell>
          <table:table-cell table:formula="of:=IF([.AE89]&gt;85;0;IF([.AE89]&gt;5;58.1/TAN(RADIANS([.AE89]))-0.07/POWER(TAN(RADIANS([.AE89]));3)+0.000086/POWER(TAN(RADIANS([.AE89]));5);IF([.AE89]&gt;-0.575;1735+[.AE89]*(-518.2+[.AE89]*(103.4+[.AE89]*(-12.79+[.AE89]*0.711)));-20.772/TAN(RADIANS([.AE89])))))/3600" office:value-type="float" office:value="0.0154549149484363" calcext:value-type="float">
            <text:p>0.02</text:p>
          </table:table-cell>
          <table:table-cell table:formula="of:=[.AE89]+[.AF89]" office:value-type="float" office:value="46.2239820858477" calcext:value-type="float">
            <text:p>46.22</text:p>
          </table:table-cell>
          <table:table-cell table:formula="of:=IF([.AC89]&gt;0;MOD(DEGREES(ACOS(((SIN(RADIANS([.$B$3]))*COS(RADIANS([.AD89])))-SIN(RADIANS([.T89])))/(COS(RADIANS([.$B$3]))*SIN(RADIANS([.AD89])))))+180;360);MOD(540-DEGREES(ACOS(((SIN(RADIANS([.$B$3]))*COS(RADIANS([.AD89])))-SIN(RADIANS([.T89])))/(COS(RADIANS([.$B$3]))*SIN(RADIANS([.AD89])))));360))" office:value-type="float" office:value="97.1781408279003" calcext:value-type="float">
            <text:p>97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89]+0.1/24" office:value-type="float" office:value="0.370833333333333" calcext:value-type="float">
            <text:p>8:54:00</text:p>
          </table:table-cell>
          <table:table-cell table:style-name="ce9" table:formula="of:=[.D90]+2415018.5+[.E90]-[.$B$5]/24" office:value-type="float" office:value="2455369.1625" calcext:value-type="float">
            <text:p>2455369.16</text:p>
          </table:table-cell>
          <table:table-cell table:style-name="ce10" table:formula="of:=([.F90]-2451545)/36525" office:value-type="float" office:value="0.10469986310745" calcext:value-type="float">
            <text:p>0.10469986</text:p>
          </table:table-cell>
          <table:table-cell/>
          <table:table-cell table:formula="of:=MOD(280.46646+[.G90]*(36000.76983+[.G90]*0.0003032);360)" office:value-type="float" office:value="89.7421362875125" calcext:value-type="float">
            <text:p>89.74</text:p>
          </table:table-cell>
          <table:table-cell table:formula="of:=357.52911+[.G90]*(35999.05029-0.0001537*[.G90])" office:value-type="float" office:value="4126.62474567634" calcext:value-type="float">
            <text:p>4126.62</text:p>
          </table:table-cell>
          <table:table-cell table:formula="of:=0.016708634-[.G90]*(0.000042037+0.0000001267*[.G90])" office:value-type="float" office:value="0.0167042313429614" calcext:value-type="float">
            <text:p>0.02</text:p>
          </table:table-cell>
          <table:table-cell table:formula="of:=SIN(RADIANS([.J90]))*(1.914602-[.G90]*(0.004817+0.000014*[.G90]))+SIN(RADIANS(2*[.J90]))*(0.019993-0.000101*[.G90])+SIN(RADIANS(3*[.J90]))*0.000289" office:value-type="float" office:value="0.433975896754232" calcext:value-type="float">
            <text:p>0.43</text:p>
          </table:table-cell>
          <table:table-cell table:formula="of:=[.I90]+[.L90]" office:value-type="float" office:value="90.1761121842667" calcext:value-type="float">
            <text:p>90.18</text:p>
          </table:table-cell>
          <table:table-cell table:formula="of:=[.J90]+[.L90]" office:value-type="float" office:value="4127.05872157309" calcext:value-type="float">
            <text:p>4127.06</text:p>
          </table:table-cell>
          <table:table-cell table:formula="of:=(1.000001018*(1-[.K90]*[.K90]))/(1+[.K90]*COS(RADIANS([.N90])))" office:value-type="float" office:value="1.0162667538072" calcext:value-type="float">
            <text:p>1.02</text:p>
          </table:table-cell>
          <table:table-cell table:formula="of:=[.M90]-0.00569-0.00478*SIN(RADIANS(125.04-1934.136*[.G90]))" office:value-type="float" office:value="90.1750882241284" calcext:value-type="float">
            <text:p>90.18</text:p>
          </table:table-cell>
          <table:table-cell table:formula="of:=23+(26+((21.448-[.G90]*(46.815+[.G90]*(0.00059-[.G90]*0.001813))))/60)/60" office:value-type="float" office:value="23.4379295754227" calcext:value-type="float">
            <text:p>23.44</text:p>
          </table:table-cell>
          <table:table-cell table:formula="of:=[.Q90]+0.00256*COS(RADIANS(125.04-1934.136*[.G90]))" office:value-type="float" office:value="23.4384852409308" calcext:value-type="float">
            <text:p>23.44</text:p>
          </table:table-cell>
          <table:table-cell table:formula="of:=DEGREES(ATAN2(COS(RADIANS([.P90]));COS(RADIANS([.R90]))*SIN(RADIANS([.P90]))))" office:value-type="float" office:value="90.1908343075834" calcext:value-type="float">
            <text:p>90.19</text:p>
          </table:table-cell>
          <table:table-cell table:formula="of:=DEGREES(ASIN(SIN(RADIANS([.R90]))*SIN(RADIANS([.P90]))))" office:value-type="float" office:value="23.4383692600941" calcext:value-type="float">
            <text:p>23.44</text:p>
          </table:table-cell>
          <table:table-cell table:formula="of:=TAN(RADIANS([.R90]/2))*TAN(RADIANS([.R90]/2))" office:value-type="float" office:value="0.0430314859970265" calcext:value-type="float">
            <text:p>0.04</text:p>
          </table:table-cell>
          <table:table-cell table:formula="of:=4*DEGREES([.U90]*SIN(2*RADIANS([.I90]))-2*[.K90]*SIN(RADIANS([.J90]))+4*[.K90]*[.U90]*SIN(RADIANS([.J90]))*COS(2*RADIANS([.I90]))-0.5*[.U90]*[.U90]*SIN(4*RADIANS([.I90]))-1.25*[.K90]*[.K90]*SIN(2*RADIANS([.J90])))" office:value-type="float" office:value="-1.79505664672141" calcext:value-type="float">
            <text:p>-1.8</text:p>
          </table:table-cell>
          <table:table-cell table:formula="of:=DEGREES(ACOS(COS(RADIANS(90.833))/(COS(RADIANS([.$B$3]))*COS(RADIANS([.T90])))-TAN(RADIANS([.$B$3]))*TAN(RADIANS([.T90]))))" office:value-type="float" office:value="112.61040858902" calcext:value-type="float">
            <text:p>112.61</text:p>
          </table:table-cell>
          <table:table-cell table:style-name="ce8" table:formula="of:=(720-4*[.$B$4]-[.V90]+[.$B$5]*60)/1440" office:value-type="float" office:value="0.501246567115781" calcext:value-type="float">
            <text:p>12:01:48</text:p>
          </table:table-cell>
          <table:table-cell table:style-name="ce8" table:formula="of:=[.X90]-[.W90]*4/1440" office:value-type="float" office:value="0.188439876590725" calcext:value-type="float">
            <text:p>4:31:21</text:p>
          </table:table-cell>
          <table:table-cell table:style-name="ce8" table:formula="of:=[.X90]+[.W90]*4/1440" office:value-type="float" office:value="0.814053257640837" calcext:value-type="float">
            <text:p>19:32:14</text:p>
          </table:table-cell>
          <table:table-cell table:style-name="ce11" table:formula="of:=8*[.W90]" office:value-type="float" office:value="900.883268712162" calcext:value-type="float">
            <text:p>900.88</text:p>
          </table:table-cell>
          <table:table-cell table:formula="of:=MOD([.E90]*1440+[.V90]+4*[.$B$4]-60*[.$B$5];1440)" office:value-type="float" office:value="532.204943353278" calcext:value-type="float">
            <text:p>532.2</text:p>
          </table:table-cell>
          <table:table-cell table:formula="of:=IF([.AB90]/4&lt;0;[.AB90]/4+180;[.AB90]/4-180)" office:value-type="float" office:value="-46.9487641616805" calcext:value-type="float">
            <text:p>-46.95</text:p>
          </table:table-cell>
          <table:table-cell table:formula="of:=DEGREES(ACOS(SIN(RADIANS([.$B$3]))*SIN(RADIANS([.T90]))+COS(RADIANS([.$B$3]))*COS(RADIANS([.T90]))*COS(RADIANS([.AC90]))))" office:value-type="float" office:value="42.6530679182996" calcext:value-type="float">
            <text:p>42.65</text:p>
          </table:table-cell>
          <table:table-cell table:formula="of:=90-[.AD90]" office:value-type="float" office:value="47.3469320817005" calcext:value-type="float">
            <text:p>47.35</text:p>
          </table:table-cell>
          <table:table-cell table:formula="of:=IF([.AE90]&gt;85;0;IF([.AE90]&gt;5;58.1/TAN(RADIANS([.AE90]))-0.07/POWER(TAN(RADIANS([.AE90]));3)+0.000086/POWER(TAN(RADIANS([.AE90]));5);IF([.AE90]&gt;-0.575;1735+[.AE90]*(-518.2+[.AE90]*(103.4+[.AE90]*(-12.79+[.AE90]*0.711)));-20.772/TAN(RADIANS([.AE90])))))/3600" office:value-type="float" office:value="0.0148528926445961" calcext:value-type="float">
            <text:p>0.01</text:p>
          </table:table-cell>
          <table:table-cell table:formula="of:=[.AE90]+[.AF90]" office:value-type="float" office:value="47.3617849743451" calcext:value-type="float">
            <text:p>47.36</text:p>
          </table:table-cell>
          <table:table-cell table:formula="of:=IF([.AC90]&gt;0;MOD(DEGREES(ACOS(((SIN(RADIANS([.$B$3]))*COS(RADIANS([.AD90])))-SIN(RADIANS([.T90])))/(COS(RADIANS([.$B$3]))*SIN(RADIANS([.AD90])))))+180;360);MOD(540-DEGREES(ACOS(((SIN(RADIANS([.$B$3]))*COS(RADIANS([.AD90])))-SIN(RADIANS([.T90])))/(COS(RADIANS([.$B$3]))*SIN(RADIANS([.AD90])))));360))" office:value-type="float" office:value="98.3069155869781" calcext:value-type="float">
            <text:p>98.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90]+0.1/24" office:value-type="float" office:value="0.375" calcext:value-type="float">
            <text:p>9:00:00</text:p>
          </table:table-cell>
          <table:table-cell table:style-name="ce9" table:formula="of:=[.D91]+2415018.5+[.E91]-[.$B$5]/24" office:value-type="float" office:value="2455369.16666667" calcext:value-type="float">
            <text:p>2455369.17</text:p>
          </table:table-cell>
          <table:table-cell table:style-name="ce10" table:formula="of:=([.F91]-2451545)/36525" office:value-type="float" office:value="0.104699977184573" calcext:value-type="float">
            <text:p>0.10469998</text:p>
          </table:table-cell>
          <table:table-cell/>
          <table:table-cell table:formula="of:=MOD(280.46646+[.G91]*(36000.76983+[.G91]*0.0003032);360)" office:value-type="float" office:value="89.7462431517683" calcext:value-type="float">
            <text:p>89.75</text:p>
          </table:table-cell>
          <table:table-cell table:formula="of:=357.52911+[.G91]*(35999.05029-0.0001537*[.G91])" office:value-type="float" office:value="4126.62885234442" calcext:value-type="float">
            <text:p>4126.63</text:p>
          </table:table-cell>
          <table:table-cell table:formula="of:=0.016708634-[.G91]*(0.000042037+0.0000001267*[.G91])" office:value-type="float" office:value="0.0167042313381629" calcext:value-type="float">
            <text:p>0.02</text:p>
          </table:table-cell>
          <table:table-cell table:formula="of:=SIN(RADIANS([.J91]))*(1.914602-[.G91]*(0.004817+0.000014*[.G91]))+SIN(RADIANS(2*[.J91]))*(0.019993-0.000101*[.G91])+SIN(RADIANS(3*[.J91]))*0.000289" office:value-type="float" office:value="0.433844934496313" calcext:value-type="float">
            <text:p>0.43</text:p>
          </table:table-cell>
          <table:table-cell table:formula="of:=[.I91]+[.L91]" office:value-type="float" office:value="90.1800880862647" calcext:value-type="float">
            <text:p>90.18</text:p>
          </table:table-cell>
          <table:table-cell table:formula="of:=[.J91]+[.L91]" office:value-type="float" office:value="4127.06269727892" calcext:value-type="float">
            <text:p>4127.06</text:p>
          </table:table-cell>
          <table:table-cell table:formula="of:=(1.000001018*(1-[.K91]*[.K91]))/(1+[.K91]*COS(RADIANS([.N91])))" office:value-type="float" office:value="1.01626702193191" calcext:value-type="float">
            <text:p>1.02</text:p>
          </table:table-cell>
          <table:table-cell table:formula="of:=[.M91]-0.00569-0.00478*SIN(RADIANS(125.04-1934.136*[.G91]))" office:value-type="float" office:value="90.1790641301217" calcext:value-type="float">
            <text:p>90.18</text:p>
          </table:table-cell>
          <table:table-cell table:formula="of:=23+(26+((21.448-[.G91]*(46.815+[.G91]*(0.00059-[.G91]*0.001813))))/60)/60" office:value-type="float" office:value="23.4379295739393" calcext:value-type="float">
            <text:p>23.44</text:p>
          </table:table-cell>
          <table:table-cell table:formula="of:=[.Q91]+0.00256*COS(RADIANS(125.04-1934.136*[.G91]))" office:value-type="float" office:value="23.4384852298241" calcext:value-type="float">
            <text:p>23.44</text:p>
          </table:table-cell>
          <table:table-cell table:formula="of:=DEGREES(ATAN2(COS(RADIANS([.P91]));COS(RADIANS([.R91]))*SIN(RADIANS([.P91]))))" office:value-type="float" office:value="90.1951677706125" calcext:value-type="float">
            <text:p>90.2</text:p>
          </table:table-cell>
          <table:table-cell table:formula="of:=DEGREES(ASIN(SIN(RADIANS([.R91]))*SIN(RADIANS([.P91]))))" office:value-type="float" office:value="23.4383639217991" calcext:value-type="float">
            <text:p>23.44</text:p>
          </table:table-cell>
          <table:table-cell table:formula="of:=TAN(RADIANS([.R91]/2))*TAN(RADIANS([.R91]/2))" office:value-type="float" office:value="0.0430314859550838" calcext:value-type="float">
            <text:p>0.04</text:p>
          </table:table-cell>
          <table:table-cell table:formula="of:=4*DEGREES([.U91]*SIN(2*RADIANS([.I91]))-2*[.K91]*SIN(RADIANS([.J91]))+4*[.K91]*[.U91]*SIN(RADIANS([.J91]))*COS(2*RADIANS([.I91]))-0.5*[.U91]*[.U91]*SIN(4*RADIANS([.I91]))-1.25*[.K91]*[.K91]*SIN(2*RADIANS([.J91])))" office:value-type="float" office:value="-1.79596178460777" calcext:value-type="float">
            <text:p>-1.8</text:p>
          </table:table-cell>
          <table:table-cell table:formula="of:=DEGREES(ACOS(COS(RADIANS(90.833))/(COS(RADIANS([.$B$3]))*COS(RADIANS([.T91])))-TAN(RADIANS([.$B$3]))*TAN(RADIANS([.T91]))))" office:value-type="float" office:value="112.610402772856" calcext:value-type="float">
            <text:p>112.61</text:p>
          </table:table-cell>
          <table:table-cell table:style-name="ce8" table:formula="of:=(720-4*[.$B$4]-[.V91]+[.$B$5]*60)/1440" office:value-type="float" office:value="0.501247195683753" calcext:value-type="float">
            <text:p>12:01:48</text:p>
          </table:table-cell>
          <table:table-cell table:style-name="ce8" table:formula="of:=[.X91]-[.W91]*4/1440" office:value-type="float" office:value="0.188440521314708" calcext:value-type="float">
            <text:p>4:31:21</text:p>
          </table:table-cell>
          <table:table-cell table:style-name="ce8" table:formula="of:=[.X91]+[.W91]*4/1440" office:value-type="float" office:value="0.814053870052797" calcext:value-type="float">
            <text:p>19:32:14</text:p>
          </table:table-cell>
          <table:table-cell table:style-name="ce11" table:formula="of:=8*[.W91]" office:value-type="float" office:value="900.883222182848" calcext:value-type="float">
            <text:p>900.88</text:p>
          </table:table-cell>
          <table:table-cell table:formula="of:=MOD([.E91]*1440+[.V91]+4*[.$B$4]-60*[.$B$5];1440)" office:value-type="float" office:value="538.204038215392" calcext:value-type="float">
            <text:p>538.2</text:p>
          </table:table-cell>
          <table:table-cell table:formula="of:=IF([.AB91]/4&lt;0;[.AB91]/4+180;[.AB91]/4-180)" office:value-type="float" office:value="-45.448990446152" calcext:value-type="float">
            <text:p>-45.45</text:p>
          </table:table-cell>
          <table:table-cell table:formula="of:=DEGREES(ACOS(SIN(RADIANS([.$B$3]))*SIN(RADIANS([.T91]))+COS(RADIANS([.$B$3]))*COS(RADIANS([.T91]))*COS(RADIANS([.AC91]))))" office:value-type="float" office:value="41.5179816474086" calcext:value-type="float">
            <text:p>41.52</text:p>
          </table:table-cell>
          <table:table-cell table:formula="of:=90-[.AD91]" office:value-type="float" office:value="48.4820183525914" calcext:value-type="float">
            <text:p>48.48</text:p>
          </table:table-cell>
          <table:table-cell table:formula="of:=IF([.AE91]&gt;85;0;IF([.AE91]&gt;5;58.1/TAN(RADIANS([.AE91]))-0.07/POWER(TAN(RADIANS([.AE91]));3)+0.000086/POWER(TAN(RADIANS([.AE91]));5);IF([.AE91]&gt;-0.575;1735+[.AE91]*(-518.2+[.AE91]*(103.4+[.AE91]*(-12.79+[.AE91]*0.711)));-20.772/TAN(RADIANS([.AE91])))))/3600" office:value-type="float" office:value="0.0142740368152312" calcext:value-type="float">
            <text:p>0.01</text:p>
          </table:table-cell>
          <table:table-cell table:formula="of:=[.AE91]+[.AF91]" office:value-type="float" office:value="48.4962923894066" calcext:value-type="float">
            <text:p>48.5</text:p>
          </table:table-cell>
          <table:table-cell table:formula="of:=IF([.AC91]&gt;0;MOD(DEGREES(ACOS(((SIN(RADIANS([.$B$3]))*COS(RADIANS([.AD91])))-SIN(RADIANS([.T91])))/(COS(RADIANS([.$B$3]))*SIN(RADIANS([.AD91])))))+180;360);MOD(540-DEGREES(ACOS(((SIN(RADIANS([.$B$3]))*COS(RADIANS([.AD91])))-SIN(RADIANS([.T91])))/(COS(RADIANS([.$B$3]))*SIN(RADIANS([.AD91])))));360))" office:value-type="float" office:value="99.4675295274194" calcext:value-type="float">
            <text:p>99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91]+0.1/24" office:value-type="float" office:value="0.379166666666667" calcext:value-type="float">
            <text:p>9:06:00</text:p>
          </table:table-cell>
          <table:table-cell table:style-name="ce9" table:formula="of:=[.D92]+2415018.5+[.E92]-[.$B$5]/24" office:value-type="float" office:value="2455369.17083333" calcext:value-type="float">
            <text:p>2455369.17</text:p>
          </table:table-cell>
          <table:table-cell table:style-name="ce10" table:formula="of:=([.F92]-2451545)/36525" office:value-type="float" office:value="0.104700091261695" calcext:value-type="float">
            <text:p>0.10470009</text:p>
          </table:table-cell>
          <table:table-cell/>
          <table:table-cell table:formula="of:=MOD(280.46646+[.G92]*(36000.76983+[.G92]*0.0003032);360)" office:value-type="float" office:value="89.7503500159878" calcext:value-type="float">
            <text:p>89.75</text:p>
          </table:table-cell>
          <table:table-cell table:formula="of:=357.52911+[.G92]*(35999.05029-0.0001537*[.G92])" office:value-type="float" office:value="4126.63295901247" calcext:value-type="float">
            <text:p>4126.63</text:p>
          </table:table-cell>
          <table:table-cell table:formula="of:=0.016708634-[.G92]*(0.000042037+0.0000001267*[.G92])" office:value-type="float" office:value="0.0167042313333644" calcext:value-type="float">
            <text:p>0.02</text:p>
          </table:table-cell>
          <table:table-cell table:formula="of:=SIN(RADIANS([.J92]))*(1.914602-[.G92]*(0.004817+0.000014*[.G92]))+SIN(RADIANS(2*[.J92]))*(0.019993-0.000101*[.G92])+SIN(RADIANS(3*[.J92]))*0.000289" office:value-type="float" office:value="0.433713970141723" calcext:value-type="float">
            <text:p>0.43</text:p>
          </table:table-cell>
          <table:table-cell table:formula="of:=[.I92]+[.L92]" office:value-type="float" office:value="90.1840639861295" calcext:value-type="float">
            <text:p>90.18</text:p>
          </table:table-cell>
          <table:table-cell table:formula="of:=[.J92]+[.L92]" office:value-type="float" office:value="4127.06667298261" calcext:value-type="float">
            <text:p>4127.07</text:p>
          </table:table-cell>
          <table:table-cell table:formula="of:=(1.000001018*(1-[.K92]*[.K92]))/(1+[.K92]*COS(RADIANS([.N92])))" office:value-type="float" office:value="1.01626728997564" calcext:value-type="float">
            <text:p>1.02</text:p>
          </table:table-cell>
          <table:table-cell table:formula="of:=[.M92]-0.00569-0.00478*SIN(RADIANS(125.04-1934.136*[.G92]))" office:value-type="float" office:value="90.1830400339819" calcext:value-type="float">
            <text:p>90.18</text:p>
          </table:table-cell>
          <table:table-cell table:formula="of:=23+(26+((21.448-[.G92]*(46.815+[.G92]*(0.00059-[.G92]*0.001813))))/60)/60" office:value-type="float" office:value="23.4379295724558" calcext:value-type="float">
            <text:p>23.44</text:p>
          </table:table-cell>
          <table:table-cell table:formula="of:=[.Q92]+0.00256*COS(RADIANS(125.04-1934.136*[.G92]))" office:value-type="float" office:value="23.4384852187173" calcext:value-type="float">
            <text:p>23.44</text:p>
          </table:table-cell>
          <table:table-cell table:formula="of:=DEGREES(ATAN2(COS(RADIANS([.P92]));COS(RADIANS([.R92]))*SIN(RADIANS([.P92]))))" office:value-type="float" office:value="90.1995012309628" calcext:value-type="float">
            <text:p>90.2</text:p>
          </table:table-cell>
          <table:table-cell table:formula="of:=DEGREES(ASIN(SIN(RADIANS([.R92]))*SIN(RADIANS([.P92]))))" office:value-type="float" office:value="23.4383584638958" calcext:value-type="float">
            <text:p>23.44</text:p>
          </table:table-cell>
          <table:table-cell table:formula="of:=TAN(RADIANS([.R92]/2))*TAN(RADIANS([.R92]/2))" office:value-type="float" office:value="0.0430314859131412" calcext:value-type="float">
            <text:p>0.04</text:p>
          </table:table-cell>
          <table:table-cell table:formula="of:=4*DEGREES([.U92]*SIN(2*RADIANS([.I92]))-2*[.K92]*SIN(RADIANS([.J92]))+4*[.K92]*[.U92]*SIN(RADIANS([.J92]))*COS(2*RADIANS([.I92]))-0.5*[.U92]*[.U92]*SIN(4*RADIANS([.I92]))-1.25*[.K92]*[.K92]*SIN(2*RADIANS([.J92])))" office:value-type="float" office:value="-1.79686691219917" calcext:value-type="float">
            <text:p>-1.8</text:p>
          </table:table-cell>
          <table:table-cell table:formula="of:=DEGREES(ACOS(COS(RADIANS(90.833))/(COS(RADIANS([.$B$3]))*COS(RADIANS([.T92])))-TAN(RADIANS([.$B$3]))*TAN(RADIANS([.T92]))))" office:value-type="float" office:value="112.610396826377" calcext:value-type="float">
            <text:p>112.61</text:p>
          </table:table-cell>
          <table:table-cell table:style-name="ce8" table:formula="of:=(720-4*[.$B$4]-[.V92]+[.$B$5]*60)/1440" office:value-type="float" office:value="0.501247824244581" calcext:value-type="float">
            <text:p>12:01:48</text:p>
          </table:table-cell>
          <table:table-cell table:style-name="ce8" table:formula="of:=[.X92]-[.W92]*4/1440" office:value-type="float" office:value="0.188441166393533" calcext:value-type="float">
            <text:p>4:31:21</text:p>
          </table:table-cell>
          <table:table-cell table:style-name="ce8" table:formula="of:=[.X92]+[.W92]*4/1440" office:value-type="float" office:value="0.814054482095628" calcext:value-type="float">
            <text:p>19:32:14</text:p>
          </table:table-cell>
          <table:table-cell table:style-name="ce11" table:formula="of:=8*[.W92]" office:value-type="float" office:value="900.883174611018" calcext:value-type="float">
            <text:p>900.88</text:p>
          </table:table-cell>
          <table:table-cell table:formula="of:=MOD([.E92]*1440+[.V92]+4*[.$B$4]-60*[.$B$5];1440)" office:value-type="float" office:value="544.203133087801" calcext:value-type="float">
            <text:p>544.2</text:p>
          </table:table-cell>
          <table:table-cell table:formula="of:=IF([.AB92]/4&lt;0;[.AB92]/4+180;[.AB92]/4-180)" office:value-type="float" office:value="-43.9492167280497" calcext:value-type="float">
            <text:p>-43.95</text:p>
          </table:table-cell>
          <table:table-cell table:formula="of:=DEGREES(ACOS(SIN(RADIANS([.$B$3]))*SIN(RADIANS([.T92]))+COS(RADIANS([.$B$3]))*COS(RADIANS([.T92]))*COS(RADIANS([.AC92]))))" office:value-type="float" office:value="40.3867835384412" calcext:value-type="float">
            <text:p>40.39</text:p>
          </table:table-cell>
          <table:table-cell table:formula="of:=90-[.AD92]" office:value-type="float" office:value="49.6132164615588" calcext:value-type="float">
            <text:p>49.61</text:p>
          </table:table-cell>
          <table:table-cell table:formula="of:=IF([.AE92]&gt;85;0;IF([.AE92]&gt;5;58.1/TAN(RADIANS([.AE92]))-0.07/POWER(TAN(RADIANS([.AE92]));3)+0.000086/POWER(TAN(RADIANS([.AE92]));5);IF([.AE92]&gt;-0.575;1735+[.AE92]*(-518.2+[.AE92]*(103.4+[.AE92]*(-12.79+[.AE92]*0.711)));-20.772/TAN(RADIANS([.AE92])))))/3600" office:value-type="float" office:value="0.0137168941873834" calcext:value-type="float">
            <text:p>0.01</text:p>
          </table:table-cell>
          <table:table-cell table:formula="of:=[.AE92]+[.AF92]" office:value-type="float" office:value="49.6269333557462" calcext:value-type="float">
            <text:p>49.63</text:p>
          </table:table-cell>
          <table:table-cell table:formula="of:=IF([.AC92]&gt;0;MOD(DEGREES(ACOS(((SIN(RADIANS([.$B$3]))*COS(RADIANS([.AD92])))-SIN(RADIANS([.T92])))/(COS(RADIANS([.$B$3]))*SIN(RADIANS([.AD92])))))+180;360);MOD(540-DEGREES(ACOS(((SIN(RADIANS([.$B$3]))*COS(RADIANS([.AD92])))-SIN(RADIANS([.T92])))/(COS(RADIANS([.$B$3]))*SIN(RADIANS([.AD92])))));360))" office:value-type="float" office:value="100.662982363515" calcext:value-type="float">
            <text:p>100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92]+0.1/24" office:value-type="float" office:value="0.383333333333333" calcext:value-type="float">
            <text:p>9:12:00</text:p>
          </table:table-cell>
          <table:table-cell table:style-name="ce9" table:formula="of:=[.D93]+2415018.5+[.E93]-[.$B$5]/24" office:value-type="float" office:value="2455369.175" calcext:value-type="float">
            <text:p>2455369.18</text:p>
          </table:table-cell>
          <table:table-cell table:style-name="ce10" table:formula="of:=([.F93]-2451545)/36525" office:value-type="float" office:value="0.104700205338804" calcext:value-type="float">
            <text:p>0.10470021</text:p>
          </table:table-cell>
          <table:table-cell/>
          <table:table-cell table:formula="of:=MOD(280.46646+[.G93]*(36000.76983+[.G93]*0.0003032);360)" office:value-type="float" office:value="89.7544568797389" calcext:value-type="float">
            <text:p>89.75</text:p>
          </table:table-cell>
          <table:table-cell table:formula="of:=357.52911+[.G93]*(35999.05029-0.0001537*[.G93])" office:value-type="float" office:value="4126.63706568005" calcext:value-type="float">
            <text:p>4126.64</text:p>
          </table:table-cell>
          <table:table-cell table:formula="of:=0.016708634-[.G93]*(0.000042037+0.0000001267*[.G93])" office:value-type="float" office:value="0.0167042313285659" calcext:value-type="float">
            <text:p>0.02</text:p>
          </table:table-cell>
          <table:table-cell table:formula="of:=SIN(RADIANS([.J93]))*(1.914602-[.G93]*(0.004817+0.000014*[.G93]))+SIN(RADIANS(2*[.J93]))*(0.019993-0.000101*[.G93])+SIN(RADIANS(3*[.J93]))*0.000289" office:value-type="float" office:value="0.433583003704964" calcext:value-type="float">
            <text:p>0.43</text:p>
          </table:table-cell>
          <table:table-cell table:formula="of:=[.I93]+[.L93]" office:value-type="float" office:value="90.1880398834438" calcext:value-type="float">
            <text:p>90.19</text:p>
          </table:table-cell>
          <table:table-cell table:formula="of:=[.J93]+[.L93]" office:value-type="float" office:value="4127.07064868376" calcext:value-type="float">
            <text:p>4127.07</text:p>
          </table:table-cell>
          <table:table-cell table:formula="of:=(1.000001018*(1-[.K93]*[.K93]))/(1+[.K93]*COS(RADIANS([.N93])))" office:value-type="float" office:value="1.01626755793835" calcext:value-type="float">
            <text:p>1.02</text:p>
          </table:table-cell>
          <table:table-cell table:formula="of:=[.M93]-0.00569-0.00478*SIN(RADIANS(125.04-1934.136*[.G93]))" office:value-type="float" office:value="90.1870159352915" calcext:value-type="float">
            <text:p>90.19</text:p>
          </table:table-cell>
          <table:table-cell table:formula="of:=23+(26+((21.448-[.G93]*(46.815+[.G93]*(0.00059-[.G93]*0.001813))))/60)/60" office:value-type="float" office:value="23.4379295709723" calcext:value-type="float">
            <text:p>23.44</text:p>
          </table:table-cell>
          <table:table-cell table:formula="of:=[.Q93]+0.00256*COS(RADIANS(125.04-1934.136*[.G93]))" office:value-type="float" office:value="23.4384852076105" calcext:value-type="float">
            <text:p>23.44</text:p>
          </table:table-cell>
          <table:table-cell table:formula="of:=DEGREES(ATAN2(COS(RADIANS([.P93]));COS(RADIANS([.R93]))*SIN(RADIANS([.P93]))))" office:value-type="float" office:value="90.2038346881712" calcext:value-type="float">
            <text:p>90.2</text:p>
          </table:table-cell>
          <table:table-cell table:formula="of:=DEGREES(ASIN(SIN(RADIANS([.R93]))*SIN(RADIANS([.P93]))))" office:value-type="float" office:value="23.4383528863852" calcext:value-type="float">
            <text:p>23.44</text:p>
          </table:table-cell>
          <table:table-cell table:formula="of:=TAN(RADIANS([.R93]/2))*TAN(RADIANS([.R93]/2))" office:value-type="float" office:value="0.0430314858711985" calcext:value-type="float">
            <text:p>0.04</text:p>
          </table:table-cell>
          <table:table-cell table:formula="of:=4*DEGREES([.U93]*SIN(2*RADIANS([.I93]))-2*[.K93]*SIN(RADIANS([.J93]))+4*[.K93]*[.U93]*SIN(RADIANS([.J93]))*COS(2*RADIANS([.I93]))-0.5*[.U93]*[.U93]*SIN(4*RADIANS([.I93]))-1.25*[.K93]*[.K93]*SIN(2*RADIANS([.J93])))" office:value-type="float" office:value="-1.79777202937231" calcext:value-type="float">
            <text:p>-1.8</text:p>
          </table:table-cell>
          <table:table-cell table:formula="of:=DEGREES(ACOS(COS(RADIANS(90.833))/(COS(RADIANS([.$B$3]))*COS(RADIANS([.T93])))-TAN(RADIANS([.$B$3]))*TAN(RADIANS([.T93]))))" office:value-type="float" office:value="112.610390749585" calcext:value-type="float">
            <text:p>112.61</text:p>
          </table:table-cell>
          <table:table-cell table:style-name="ce8" table:formula="of:=(720-4*[.$B$4]-[.V93]+[.$B$5]*60)/1440" office:value-type="float" office:value="0.501248452798175" calcext:value-type="float">
            <text:p>12:01:48</text:p>
          </table:table-cell>
          <table:table-cell table:style-name="ce8" table:formula="of:=[.X93]-[.W93]*4/1440" office:value-type="float" office:value="0.188441811827106" calcext:value-type="float">
            <text:p>4:31:21</text:p>
          </table:table-cell>
          <table:table-cell table:style-name="ce8" table:formula="of:=[.X93]+[.W93]*4/1440" office:value-type="float" office:value="0.814055093769244" calcext:value-type="float">
            <text:p>19:32:14</text:p>
          </table:table-cell>
          <table:table-cell table:style-name="ce11" table:formula="of:=8*[.W93]" office:value-type="float" office:value="900.883125996679" calcext:value-type="float">
            <text:p>900.88</text:p>
          </table:table-cell>
          <table:table-cell table:formula="of:=MOD([.E93]*1440+[.V93]+4*[.$B$4]-60*[.$B$5];1440)" office:value-type="float" office:value="550.202227970627" calcext:value-type="float">
            <text:p>550.2</text:p>
          </table:table-cell>
          <table:table-cell table:formula="of:=IF([.AB93]/4&lt;0;[.AB93]/4+180;[.AB93]/4-180)" office:value-type="float" office:value="-42.4494430073432" calcext:value-type="float">
            <text:p>-42.45</text:p>
          </table:table-cell>
          <table:table-cell table:formula="of:=DEGREES(ACOS(SIN(RADIANS([.$B$3]))*SIN(RADIANS([.T93]))+COS(RADIANS([.$B$3]))*COS(RADIANS([.T93]))*COS(RADIANS([.AC93]))))" office:value-type="float" office:value="39.2600944271511" calcext:value-type="float">
            <text:p>39.26</text:p>
          </table:table-cell>
          <table:table-cell table:formula="of:=90-[.AD93]" office:value-type="float" office:value="50.7399055728489" calcext:value-type="float">
            <text:p>50.74</text:p>
          </table:table-cell>
          <table:table-cell table:formula="of:=IF([.AE93]&gt;85;0;IF([.AE93]&gt;5;58.1/TAN(RADIANS([.AE93]))-0.07/POWER(TAN(RADIANS([.AE93]));3)+0.000086/POWER(TAN(RADIANS([.AE93]));5);IF([.AE93]&gt;-0.575;1735+[.AE93]*(-518.2+[.AE93]*(103.4+[.AE93]*(-12.79+[.AE93]*0.711)));-20.772/TAN(RADIANS([.AE93])))))/3600" office:value-type="float" office:value="0.0131801595509419" calcext:value-type="float">
            <text:p>0.01</text:p>
          </table:table-cell>
          <table:table-cell table:formula="of:=[.AE93]+[.AF93]" office:value-type="float" office:value="50.7530857323999" calcext:value-type="float">
            <text:p>50.75</text:p>
          </table:table-cell>
          <table:table-cell table:formula="of:=IF([.AC93]&gt;0;MOD(DEGREES(ACOS(((SIN(RADIANS([.$B$3]))*COS(RADIANS([.AD93])))-SIN(RADIANS([.T93])))/(COS(RADIANS([.$B$3]))*SIN(RADIANS([.AD93])))))+180;360);MOD(540-DEGREES(ACOS(((SIN(RADIANS([.$B$3]))*COS(RADIANS([.AD93])))-SIN(RADIANS([.T93])))/(COS(RADIANS([.$B$3]))*SIN(RADIANS([.AD93])))));360))" office:value-type="float" office:value="101.896561067381" calcext:value-type="float">
            <text:p>101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93]+0.1/24" office:value-type="float" office:value="0.3875" calcext:value-type="float">
            <text:p>9:18:00</text:p>
          </table:table-cell>
          <table:table-cell table:style-name="ce9" table:formula="of:=[.D94]+2415018.5+[.E94]-[.$B$5]/24" office:value-type="float" office:value="2455369.17916667" calcext:value-type="float">
            <text:p>2455369.18</text:p>
          </table:table-cell>
          <table:table-cell table:style-name="ce10" table:formula="of:=([.F94]-2451545)/36525" office:value-type="float" office:value="0.104700319415926" calcext:value-type="float">
            <text:p>0.10470032</text:p>
          </table:table-cell>
          <table:table-cell/>
          <table:table-cell table:formula="of:=MOD(280.46646+[.G94]*(36000.76983+[.G94]*0.0003032);360)" office:value-type="float" office:value="89.7585637439574" calcext:value-type="float">
            <text:p>89.76</text:p>
          </table:table-cell>
          <table:table-cell table:formula="of:=357.52911+[.G94]*(35999.05029-0.0001537*[.G94])" office:value-type="float" office:value="4126.6411723481" calcext:value-type="float">
            <text:p>4126.64</text:p>
          </table:table-cell>
          <table:table-cell table:formula="of:=0.016708634-[.G94]*(0.000042037+0.0000001267*[.G94])" office:value-type="float" office:value="0.0167042313237674" calcext:value-type="float">
            <text:p>0.02</text:p>
          </table:table-cell>
          <table:table-cell table:formula="of:=SIN(RADIANS([.J94]))*(1.914602-[.G94]*(0.004817+0.000014*[.G94]))+SIN(RADIANS(2*[.J94]))*(0.019993-0.000101*[.G94])+SIN(RADIANS(3*[.J94]))*0.000289" office:value-type="float" office:value="0.433452035156706" calcext:value-type="float">
            <text:p>0.43</text:p>
          </table:table-cell>
          <table:table-cell table:formula="of:=[.I94]+[.L94]" office:value-type="float" office:value="90.1920157791141" calcext:value-type="float">
            <text:p>90.19</text:p>
          </table:table-cell>
          <table:table-cell table:formula="of:=[.J94]+[.L94]" office:value-type="float" office:value="4127.07462438326" calcext:value-type="float">
            <text:p>4127.07</text:p>
          </table:table-cell>
          <table:table-cell table:formula="of:=(1.000001018*(1-[.K94]*[.K94]))/(1+[.K94]*COS(RADIANS([.N94])))" office:value-type="float" office:value="1.01626782582012" calcext:value-type="float">
            <text:p>1.02</text:p>
          </table:table-cell>
          <table:table-cell table:formula="of:=[.M94]-0.00569-0.00478*SIN(RADIANS(125.04-1934.136*[.G94]))" office:value-type="float" office:value="90.190991834957" calcext:value-type="float">
            <text:p>90.19</text:p>
          </table:table-cell>
          <table:table-cell table:formula="of:=23+(26+((21.448-[.G94]*(46.815+[.G94]*(0.00059-[.G94]*0.001813))))/60)/60" office:value-type="float" office:value="23.4379295694888" calcext:value-type="float">
            <text:p>23.44</text:p>
          </table:table-cell>
          <table:table-cell table:formula="of:=[.Q94]+0.00256*COS(RADIANS(125.04-1934.136*[.G94]))" office:value-type="float" office:value="23.4384851965037" calcext:value-type="float">
            <text:p>23.44</text:p>
          </table:table-cell>
          <table:table-cell table:formula="of:=DEGREES(ATAN2(COS(RADIANS([.P94]));COS(RADIANS([.R94]))*SIN(RADIANS([.P94]))))" office:value-type="float" office:value="90.2081681432179" calcext:value-type="float">
            <text:p>90.21</text:p>
          </table:table-cell>
          <table:table-cell table:formula="of:=DEGREES(ASIN(SIN(RADIANS([.R94]))*SIN(RADIANS([.P94]))))" office:value-type="float" office:value="23.4383471892661" calcext:value-type="float">
            <text:p>23.44</text:p>
          </table:table-cell>
          <table:table-cell table:formula="of:=TAN(RADIANS([.R94]/2))*TAN(RADIANS([.R94]/2))" office:value-type="float" office:value="0.0430314858292558" calcext:value-type="float">
            <text:p>0.04</text:p>
          </table:table-cell>
          <table:table-cell table:formula="of:=4*DEGREES([.U94]*SIN(2*RADIANS([.I94]))-2*[.K94]*SIN(RADIANS([.J94]))+4*[.K94]*[.U94]*SIN(RADIANS([.J94]))*COS(2*RADIANS([.I94]))-0.5*[.U94]*[.U94]*SIN(4*RADIANS([.I94]))-1.25*[.K94]*[.K94]*SIN(2*RADIANS([.J94])))" office:value-type="float" office:value="-1.79867713630449" calcext:value-type="float">
            <text:p>-1.8</text:p>
          </table:table-cell>
          <table:table-cell table:formula="of:=DEGREES(ACOS(COS(RADIANS(90.833))/(COS(RADIANS([.$B$3]))*COS(RADIANS([.T94])))-TAN(RADIANS([.$B$3]))*TAN(RADIANS([.T94]))))" office:value-type="float" office:value="112.610384542478" calcext:value-type="float">
            <text:p>112.61</text:p>
          </table:table-cell>
          <table:table-cell table:style-name="ce8" table:formula="of:=(720-4*[.$B$4]-[.V94]+[.$B$5]*60)/1440" office:value-type="float" office:value="0.501249081344656" calcext:value-type="float">
            <text:p>12:01:48</text:p>
          </table:table-cell>
          <table:table-cell table:style-name="ce8" table:formula="of:=[.X94]-[.W94]*4/1440" office:value-type="float" office:value="0.188442457615551" calcext:value-type="float">
            <text:p>4:31:21</text:p>
          </table:table-cell>
          <table:table-cell table:style-name="ce8" table:formula="of:=[.X94]+[.W94]*4/1440" office:value-type="float" office:value="0.814055705073761" calcext:value-type="float">
            <text:p>19:32:14</text:p>
          </table:table-cell>
          <table:table-cell table:style-name="ce11" table:formula="of:=8*[.W94]" office:value-type="float" office:value="900.883076339824" calcext:value-type="float">
            <text:p>900.88</text:p>
          </table:table-cell>
          <table:table-cell table:formula="of:=MOD([.E94]*1440+[.V94]+4*[.$B$4]-60*[.$B$5];1440)" office:value-type="float" office:value="556.201322863696" calcext:value-type="float">
            <text:p>556.2</text:p>
          </table:table-cell>
          <table:table-cell table:formula="of:=IF([.AB94]/4&lt;0;[.AB94]/4+180;[.AB94]/4-180)" office:value-type="float" office:value="-40.9496692840761" calcext:value-type="float">
            <text:p>-40.95</text:p>
          </table:table-cell>
          <table:table-cell table:formula="of:=DEGREES(ACOS(SIN(RADIANS([.$B$3]))*SIN(RADIANS([.T94]))+COS(RADIANS([.$B$3]))*COS(RADIANS([.T94]))*COS(RADIANS([.AC94]))))" office:value-type="float" office:value="38.1385937882063" calcext:value-type="float">
            <text:p>38.14</text:p>
          </table:table-cell>
          <table:table-cell table:formula="of:=90-[.AD94]" office:value-type="float" office:value="51.8614062117937" calcext:value-type="float">
            <text:p>51.86</text:p>
          </table:table-cell>
          <table:table-cell table:formula="of:=IF([.AE94]&gt;85;0;IF([.AE94]&gt;5;58.1/TAN(RADIANS([.AE94]))-0.07/POWER(TAN(RADIANS([.AE94]));3)+0.000086/POWER(TAN(RADIANS([.AE94]));5);IF([.AE94]&gt;-0.575;1735+[.AE94]*(-518.2+[.AE94]*(103.4+[.AE94]*(-12.79+[.AE94]*0.711)));-20.772/TAN(RADIANS([.AE94])))))/3600" office:value-type="float" office:value="0.0126626635613121" calcext:value-type="float">
            <text:p>0.01</text:p>
          </table:table-cell>
          <table:table-cell table:formula="of:=[.AE94]+[.AF94]" office:value-type="float" office:value="51.8740688753551" calcext:value-type="float">
            <text:p>51.87</text:p>
          </table:table-cell>
          <table:table-cell table:formula="of:=IF([.AC94]&gt;0;MOD(DEGREES(ACOS(((SIN(RADIANS([.$B$3]))*COS(RADIANS([.AD94])))-SIN(RADIANS([.T94])))/(COS(RADIANS([.$B$3]))*SIN(RADIANS([.AD94])))))+180;360);MOD(540-DEGREES(ACOS(((SIN(RADIANS([.$B$3]))*COS(RADIANS([.AD94])))-SIN(RADIANS([.T94])))/(COS(RADIANS([.$B$3]))*SIN(RADIANS([.AD94])))));360))" office:value-type="float" office:value="103.171873207295" calcext:value-type="float">
            <text:p>103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94]+0.1/24" office:value-type="float" office:value="0.391666666666666" calcext:value-type="float">
            <text:p>9:24:00</text:p>
          </table:table-cell>
          <table:table-cell table:style-name="ce9" table:formula="of:=[.D95]+2415018.5+[.E95]-[.$B$5]/24" office:value-type="float" office:value="2455369.18333333" calcext:value-type="float">
            <text:p>2455369.18</text:p>
          </table:table-cell>
          <table:table-cell table:style-name="ce10" table:formula="of:=([.F95]-2451545)/36525" office:value-type="float" office:value="0.104700433493035" calcext:value-type="float">
            <text:p>0.10470043</text:p>
          </table:table-cell>
          <table:table-cell/>
          <table:table-cell table:formula="of:=MOD(280.46646+[.G95]*(36000.76983+[.G95]*0.0003032);360)" office:value-type="float" office:value="89.7626706077094" calcext:value-type="float">
            <text:p>89.76</text:p>
          </table:table-cell>
          <table:table-cell table:formula="of:=357.52911+[.G95]*(35999.05029-0.0001537*[.G95])" office:value-type="float" office:value="4126.64527901568" calcext:value-type="float">
            <text:p>4126.65</text:p>
          </table:table-cell>
          <table:table-cell table:formula="of:=0.016708634-[.G95]*(0.000042037+0.0000001267*[.G95])" office:value-type="float" office:value="0.0167042313189689" calcext:value-type="float">
            <text:p>0.02</text:p>
          </table:table-cell>
          <table:table-cell table:formula="of:=SIN(RADIANS([.J95]))*(1.914602-[.G95]*(0.004817+0.000014*[.G95]))+SIN(RADIANS(2*[.J95]))*(0.019993-0.000101*[.G95])+SIN(RADIANS(3*[.J95]))*0.000289" office:value-type="float" office:value="0.433321064527498" calcext:value-type="float">
            <text:p>0.43</text:p>
          </table:table-cell>
          <table:table-cell table:formula="of:=[.I95]+[.L95]" office:value-type="float" office:value="90.1959916722369" calcext:value-type="float">
            <text:p>90.2</text:p>
          </table:table-cell>
          <table:table-cell table:formula="of:=[.J95]+[.L95]" office:value-type="float" office:value="4127.07860008021" calcext:value-type="float">
            <text:p>4127.08</text:p>
          </table:table-cell>
          <table:table-cell table:formula="of:=(1.000001018*(1-[.K95]*[.K95]))/(1+[.K95]*COS(RADIANS([.N95])))" office:value-type="float" office:value="1.01626809362086" calcext:value-type="float">
            <text:p>1.02</text:p>
          </table:table-cell>
          <table:table-cell table:formula="of:=[.M95]-0.00569-0.00478*SIN(RADIANS(125.04-1934.136*[.G95]))" office:value-type="float" office:value="90.1949677320749" calcext:value-type="float">
            <text:p>90.19</text:p>
          </table:table-cell>
          <table:table-cell table:formula="of:=23+(26+((21.448-[.G95]*(46.815+[.G95]*(0.00059-[.G95]*0.001813))))/60)/60" office:value-type="float" office:value="23.4379295680053" calcext:value-type="float">
            <text:p>23.44</text:p>
          </table:table-cell>
          <table:table-cell table:formula="of:=[.Q95]+0.00256*COS(RADIANS(125.04-1934.136*[.G95]))" office:value-type="float" office:value="23.4384851853969" calcext:value-type="float">
            <text:p>23.44</text:p>
          </table:table-cell>
          <table:table-cell table:formula="of:=DEGREES(ATAN2(COS(RADIANS([.P95]));COS(RADIANS([.R95]))*SIN(RADIANS([.P95]))))" office:value-type="float" office:value="90.2125015951104" calcext:value-type="float">
            <text:p>90.21</text:p>
          </table:table-cell>
          <table:table-cell table:formula="of:=DEGREES(ASIN(SIN(RADIANS([.R95]))*SIN(RADIANS([.P95]))))" office:value-type="float" office:value="23.43834137254" calcext:value-type="float">
            <text:p>23.44</text:p>
          </table:table-cell>
          <table:table-cell table:formula="of:=TAN(RADIANS([.R95]/2))*TAN(RADIANS([.R95]/2))" office:value-type="float" office:value="0.043031485787313" calcext:value-type="float">
            <text:p>0.04</text:p>
          </table:table-cell>
          <table:table-cell table:formula="of:=4*DEGREES([.U95]*SIN(2*RADIANS([.I95]))-2*[.K95]*SIN(RADIANS([.J95]))+4*[.K95]*[.U95]*SIN(RADIANS([.J95]))*COS(2*RADIANS([.I95]))-0.5*[.U95]*[.U95]*SIN(4*RADIANS([.I95]))-1.25*[.K95]*[.K95]*SIN(2*RADIANS([.J95])))" office:value-type="float" office:value="-1.79958223276192" calcext:value-type="float">
            <text:p>-1.8</text:p>
          </table:table-cell>
          <table:table-cell table:formula="of:=DEGREES(ACOS(COS(RADIANS(90.833))/(COS(RADIANS([.$B$3]))*COS(RADIANS([.T95])))-TAN(RADIANS([.$B$3]))*TAN(RADIANS([.T95]))))" office:value-type="float" office:value="112.610378205058" calcext:value-type="float">
            <text:p>112.61</text:p>
          </table:table-cell>
          <table:table-cell table:style-name="ce8" table:formula="of:=(720-4*[.$B$4]-[.V95]+[.$B$5]*60)/1440" office:value-type="float" office:value="0.501249709883864" calcext:value-type="float">
            <text:p>12:01:48</text:p>
          </table:table-cell>
          <table:table-cell table:style-name="ce8" table:formula="of:=[.X95]-[.W95]*4/1440" office:value-type="float" office:value="0.188443103758703" calcext:value-type="float">
            <text:p>4:31:21</text:p>
          </table:table-cell>
          <table:table-cell table:style-name="ce8" table:formula="of:=[.X95]+[.W95]*4/1440" office:value-type="float" office:value="0.814056316009026" calcext:value-type="float">
            <text:p>19:32:14</text:p>
          </table:table-cell>
          <table:table-cell table:style-name="ce11" table:formula="of:=8*[.W95]" office:value-type="float" office:value="900.883025640465" calcext:value-type="float">
            <text:p>900.88</text:p>
          </table:table-cell>
          <table:table-cell table:formula="of:=MOD([.E95]*1440+[.V95]+4*[.$B$4]-60*[.$B$5];1440)" office:value-type="float" office:value="562.200417767237" calcext:value-type="float">
            <text:p>562.2</text:p>
          </table:table-cell>
          <table:table-cell table:formula="of:=IF([.AB95]/4&lt;0;[.AB95]/4+180;[.AB95]/4-180)" office:value-type="float" office:value="-39.4498955581907" calcext:value-type="float">
            <text:p>-39.45</text:p>
          </table:table-cell>
          <table:table-cell table:formula="of:=DEGREES(ACOS(SIN(RADIANS([.$B$3]))*SIN(RADIANS([.T95]))+COS(RADIANS([.$B$3]))*COS(RADIANS([.T95]))*COS(RADIANS([.AC95]))))" office:value-type="float" office:value="37.0230281570514" calcext:value-type="float">
            <text:p>37.02</text:p>
          </table:table-cell>
          <table:table-cell table:formula="of:=90-[.AD95]" office:value-type="float" office:value="52.9769718429486" calcext:value-type="float">
            <text:p>52.98</text:p>
          </table:table-cell>
          <table:table-cell table:formula="of:=IF([.AE95]&gt;85;0;IF([.AE95]&gt;5;58.1/TAN(RADIANS([.AE95]))-0.07/POWER(TAN(RADIANS([.AE95]));3)+0.000086/POWER(TAN(RADIANS([.AE95]));5);IF([.AE95]&gt;-0.575;1735+[.AE95]*(-518.2+[.AE95]*(103.4+[.AE95]*(-12.79+[.AE95]*0.711)));-20.772/TAN(RADIANS([.AE95])))))/3600" office:value-type="float" office:value="0.0121633626168274" calcext:value-type="float">
            <text:p>0.01</text:p>
          </table:table-cell>
          <table:table-cell table:formula="of:=[.AE95]+[.AF95]" office:value-type="float" office:value="52.9891352055654" calcext:value-type="float">
            <text:p>52.99</text:p>
          </table:table-cell>
          <table:table-cell table:formula="of:=IF([.AC95]&gt;0;MOD(DEGREES(ACOS(((SIN(RADIANS([.$B$3]))*COS(RADIANS([.AD95])))-SIN(RADIANS([.T95])))/(COS(RADIANS([.$B$3]))*SIN(RADIANS([.AD95])))))+180;360);MOD(540-DEGREES(ACOS(((SIN(RADIANS([.$B$3]))*COS(RADIANS([.AD95])))-SIN(RADIANS([.T95])))/(COS(RADIANS([.$B$3]))*SIN(RADIANS([.AD95])))));360))" office:value-type="float" office:value="104.492883962128" calcext:value-type="float">
            <text:p>104.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95]+0.1/24" office:value-type="float" office:value="0.395833333333333" calcext:value-type="float">
            <text:p>9:30:00</text:p>
          </table:table-cell>
          <table:table-cell table:style-name="ce9" table:formula="of:=[.D96]+2415018.5+[.E96]-[.$B$5]/24" office:value-type="float" office:value="2455369.1875" calcext:value-type="float">
            <text:p>2455369.19</text:p>
          </table:table-cell>
          <table:table-cell table:style-name="ce10" table:formula="of:=([.F96]-2451545)/36525" office:value-type="float" office:value="0.104700547570157" calcext:value-type="float">
            <text:p>0.10470055</text:p>
          </table:table-cell>
          <table:table-cell/>
          <table:table-cell table:formula="of:=MOD(280.46646+[.G96]*(36000.76983+[.G96]*0.0003032);360)" office:value-type="float" office:value="89.7667774719284" calcext:value-type="float">
            <text:p>89.77</text:p>
          </table:table-cell>
          <table:table-cell table:formula="of:=357.52911+[.G96]*(35999.05029-0.0001537*[.G96])" office:value-type="float" office:value="4126.64938568373" calcext:value-type="float">
            <text:p>4126.65</text:p>
          </table:table-cell>
          <table:table-cell table:formula="of:=0.016708634-[.G96]*(0.000042037+0.0000001267*[.G96])" office:value-type="float" office:value="0.0167042313141705" calcext:value-type="float">
            <text:p>0.02</text:p>
          </table:table-cell>
          <table:table-cell table:formula="of:=SIN(RADIANS([.J96]))*(1.914602-[.G96]*(0.004817+0.000014*[.G96]))+SIN(RADIANS(2*[.J96]))*(0.019993-0.000101*[.G96])+SIN(RADIANS(3*[.J96]))*0.000289" office:value-type="float" office:value="0.433190091788166" calcext:value-type="float">
            <text:p>0.43</text:p>
          </table:table-cell>
          <table:table-cell table:formula="of:=[.I96]+[.L96]" office:value-type="float" office:value="90.1999675637166" calcext:value-type="float">
            <text:p>90.2</text:p>
          </table:table-cell>
          <table:table-cell table:formula="of:=[.J96]+[.L96]" office:value-type="float" office:value="4127.08257577552" calcext:value-type="float">
            <text:p>4127.08</text:p>
          </table:table-cell>
          <table:table-cell table:formula="of:=(1.000001018*(1-[.K96]*[.K96]))/(1+[.K96]*COS(RADIANS([.N96])))" office:value-type="float" office:value="1.01626836134066" calcext:value-type="float">
            <text:p>1.02</text:p>
          </table:table-cell>
          <table:table-cell table:formula="of:=[.M96]-0.00569-0.00478*SIN(RADIANS(125.04-1934.136*[.G96]))" office:value-type="float" office:value="90.1989436275496" calcext:value-type="float">
            <text:p>90.2</text:p>
          </table:table-cell>
          <table:table-cell table:formula="of:=23+(26+((21.448-[.G96]*(46.815+[.G96]*(0.00059-[.G96]*0.001813))))/60)/60" office:value-type="float" office:value="23.4379295665219" calcext:value-type="float">
            <text:p>23.44</text:p>
          </table:table-cell>
          <table:table-cell table:formula="of:=[.Q96]+0.00256*COS(RADIANS(125.04-1934.136*[.G96]))" office:value-type="float" office:value="23.4384851742901" calcext:value-type="float">
            <text:p>23.44</text:p>
          </table:table-cell>
          <table:table-cell table:formula="of:=DEGREES(ATAN2(COS(RADIANS([.P96]));COS(RADIANS([.R96]))*SIN(RADIANS([.P96]))))" office:value-type="float" office:value="90.2168350448266" calcext:value-type="float">
            <text:p>90.22</text:p>
          </table:table-cell>
          <table:table-cell table:formula="of:=DEGREES(ASIN(SIN(RADIANS([.R96]))*SIN(RADIANS([.P96]))))" office:value-type="float" office:value="23.438335436206" calcext:value-type="float">
            <text:p>23.44</text:p>
          </table:table-cell>
          <table:table-cell table:formula="of:=TAN(RADIANS([.R96]/2))*TAN(RADIANS([.R96]/2))" office:value-type="float" office:value="0.0430314857453702" calcext:value-type="float">
            <text:p>0.04</text:p>
          </table:table-cell>
          <table:table-cell table:formula="of:=4*DEGREES([.U96]*SIN(2*RADIANS([.I96]))-2*[.K96]*SIN(RADIANS([.J96]))+4*[.K96]*[.U96]*SIN(RADIANS([.J96]))*COS(2*RADIANS([.I96]))-0.5*[.U96]*[.U96]*SIN(4*RADIANS([.I96]))-1.25*[.K96]*[.K96]*SIN(2*RADIANS([.J96])))" office:value-type="float" office:value="-1.80048731892175" calcext:value-type="float">
            <text:p>-1.8</text:p>
          </table:table-cell>
          <table:table-cell table:formula="of:=DEGREES(ACOS(COS(RADIANS(90.833))/(COS(RADIANS([.$B$3]))*COS(RADIANS([.T96])))-TAN(RADIANS([.$B$3]))*TAN(RADIANS([.T96]))))" office:value-type="float" office:value="112.610371737324" calcext:value-type="float">
            <text:p>112.61</text:p>
          </table:table-cell>
          <table:table-cell table:style-name="ce8" table:formula="of:=(720-4*[.$B$4]-[.V96]+[.$B$5]*60)/1440" office:value-type="float" office:value="0.50125033841592" calcext:value-type="float">
            <text:p>12:01:48</text:p>
          </table:table-cell>
          <table:table-cell table:style-name="ce8" table:formula="of:=[.X96]-[.W96]*4/1440" office:value-type="float" office:value="0.188443750256686" calcext:value-type="float">
            <text:p>4:31:22</text:p>
          </table:table-cell>
          <table:table-cell table:style-name="ce8" table:formula="of:=[.X96]+[.W96]*4/1440" office:value-type="float" office:value="0.814056926575154" calcext:value-type="float">
            <text:p>19:32:15</text:p>
          </table:table-cell>
          <table:table-cell table:style-name="ce11" table:formula="of:=8*[.W96]" office:value-type="float" office:value="900.882973898595" calcext:value-type="float">
            <text:p>900.88</text:p>
          </table:table-cell>
          <table:table-cell table:formula="of:=MOD([.E96]*1440+[.V96]+4*[.$B$4]-60*[.$B$5];1440)" office:value-type="float" office:value="568.199512681078" calcext:value-type="float">
            <text:p>568.2</text:p>
          </table:table-cell>
          <table:table-cell table:formula="of:=IF([.AB96]/4&lt;0;[.AB96]/4+180;[.AB96]/4-180)" office:value-type="float" office:value="-37.9501218297306" calcext:value-type="float">
            <text:p>-37.95</text:p>
          </table:table-cell>
          <table:table-cell table:formula="of:=DEGREES(ACOS(SIN(RADIANS([.$B$3]))*SIN(RADIANS([.T96]))+COS(RADIANS([.$B$3]))*COS(RADIANS([.T96]))*COS(RADIANS([.AC96]))))" office:value-type="float" office:value="35.9142208243051" calcext:value-type="float">
            <text:p>35.91</text:p>
          </table:table-cell>
          <table:table-cell table:formula="of:=90-[.AD96]" office:value-type="float" office:value="54.0857791756949" calcext:value-type="float">
            <text:p>54.09</text:p>
          </table:table-cell>
          <table:table-cell table:formula="of:=IF([.AE96]&gt;85;0;IF([.AE96]&gt;5;58.1/TAN(RADIANS([.AE96]))-0.07/POWER(TAN(RADIANS([.AE96]));3)+0.000086/POWER(TAN(RADIANS([.AE96]));5);IF([.AE96]&gt;-0.575;1735+[.AE96]*(-518.2+[.AE96]*(103.4+[.AE96]*(-12.79+[.AE96]*0.711)));-20.772/TAN(RADIANS([.AE96])))))/3600" office:value-type="float" office:value="0.0116813306140697" calcext:value-type="float">
            <text:p>0.01</text:p>
          </table:table-cell>
          <table:table-cell table:formula="of:=[.AE96]+[.AF96]" office:value-type="float" office:value="54.0974605063089" calcext:value-type="float">
            <text:p>54.1</text:p>
          </table:table-cell>
          <table:table-cell table:formula="of:=IF([.AC96]&gt;0;MOD(DEGREES(ACOS(((SIN(RADIANS([.$B$3]))*COS(RADIANS([.AD96])))-SIN(RADIANS([.T96])))/(COS(RADIANS([.$B$3]))*SIN(RADIANS([.AD96])))))+180;360);MOD(540-DEGREES(ACOS(((SIN(RADIANS([.$B$3]))*COS(RADIANS([.AD96])))-SIN(RADIANS([.T96])))/(COS(RADIANS([.$B$3]))*SIN(RADIANS([.AD96])))));360))" office:value-type="float" office:value="105.863957006781" calcext:value-type="float">
            <text:p>105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96]+0.1/24" office:value-type="float" office:value="0.4" calcext:value-type="float">
            <text:p>9:36:00</text:p>
          </table:table-cell>
          <table:table-cell table:style-name="ce9" table:formula="of:=[.D97]+2415018.5+[.E97]-[.$B$5]/24" office:value-type="float" office:value="2455369.19166667" calcext:value-type="float">
            <text:p>2455369.19</text:p>
          </table:table-cell>
          <table:table-cell table:style-name="ce10" table:formula="of:=([.F97]-2451545)/36525" office:value-type="float" office:value="0.104700661647267" calcext:value-type="float">
            <text:p>0.10470066</text:p>
          </table:table-cell>
          <table:table-cell/>
          <table:table-cell table:formula="of:=MOD(280.46646+[.G97]*(36000.76983+[.G97]*0.0003032);360)" office:value-type="float" office:value="89.7708843357159" calcext:value-type="float">
            <text:p>89.77</text:p>
          </table:table-cell>
          <table:table-cell table:formula="of:=357.52911+[.G97]*(35999.05029-0.0001537*[.G97])" office:value-type="float" office:value="4126.65349235135" calcext:value-type="float">
            <text:p>4126.65</text:p>
          </table:table-cell>
          <table:table-cell table:formula="of:=0.016708634-[.G97]*(0.000042037+0.0000001267*[.G97])" office:value-type="float" office:value="0.016704231309372" calcext:value-type="float">
            <text:p>0.02</text:p>
          </table:table-cell>
          <table:table-cell table:formula="of:=SIN(RADIANS([.J97]))*(1.914602-[.G97]*(0.004817+0.000014*[.G97]))+SIN(RADIANS(2*[.J97]))*(0.019993-0.000101*[.G97])+SIN(RADIANS(3*[.J97]))*0.000289" office:value-type="float" office:value="0.433059116967986" calcext:value-type="float">
            <text:p>0.43</text:p>
          </table:table-cell>
          <table:table-cell table:formula="of:=[.I97]+[.L97]" office:value-type="float" office:value="90.2039434526839" calcext:value-type="float">
            <text:p>90.2</text:p>
          </table:table-cell>
          <table:table-cell table:formula="of:=[.J97]+[.L97]" office:value-type="float" office:value="4127.08655146831" calcext:value-type="float">
            <text:p>4127.09</text:p>
          </table:table-cell>
          <table:table-cell table:formula="of:=(1.000001018*(1-[.K97]*[.K97]))/(1+[.K97]*COS(RADIANS([.N97])))" office:value-type="float" office:value="1.01626862897943" calcext:value-type="float">
            <text:p>1.02</text:p>
          </table:table-cell>
          <table:table-cell table:formula="of:=[.M97]-0.00569-0.00478*SIN(RADIANS(125.04-1934.136*[.G97]))" office:value-type="float" office:value="90.2029195205119" calcext:value-type="float">
            <text:p>90.2</text:p>
          </table:table-cell>
          <table:table-cell table:formula="of:=23+(26+((21.448-[.G97]*(46.815+[.G97]*(0.00059-[.G97]*0.001813))))/60)/60" office:value-type="float" office:value="23.4379295650384" calcext:value-type="float">
            <text:p>23.44</text:p>
          </table:table-cell>
          <table:table-cell table:formula="of:=[.Q97]+0.00256*COS(RADIANS(125.04-1934.136*[.G97]))" office:value-type="float" office:value="23.4384851631833" calcext:value-type="float">
            <text:p>23.44</text:p>
          </table:table-cell>
          <table:table-cell table:formula="of:=DEGREES(ATAN2(COS(RADIANS([.P97]));COS(RADIANS([.R97]))*SIN(RADIANS([.P97]))))" office:value-type="float" office:value="90.2211684914112" calcext:value-type="float">
            <text:p>90.22</text:p>
          </table:table-cell>
          <table:table-cell table:formula="of:=DEGREES(ASIN(SIN(RADIANS([.R97]))*SIN(RADIANS([.P97]))))" office:value-type="float" office:value="23.4383293802655" calcext:value-type="float">
            <text:p>23.44</text:p>
          </table:table-cell>
          <table:table-cell table:formula="of:=TAN(RADIANS([.R97]/2))*TAN(RADIANS([.R97]/2))" office:value-type="float" office:value="0.0430314857034274" calcext:value-type="float">
            <text:p>0.04</text:p>
          </table:table-cell>
          <table:table-cell table:formula="of:=4*DEGREES([.U97]*SIN(2*RADIANS([.I97]))-2*[.K97]*SIN(RADIANS([.J97]))+4*[.K97]*[.U97]*SIN(RADIANS([.J97]))*COS(2*RADIANS([.I97]))-0.5*[.U97]*[.U97]*SIN(4*RADIANS([.I97]))-1.25*[.K97]*[.K97]*SIN(2*RADIANS([.J97])))" office:value-type="float" office:value="-1.80139239455741" calcext:value-type="float">
            <text:p>-1.8</text:p>
          </table:table-cell>
          <table:table-cell table:formula="of:=DEGREES(ACOS(COS(RADIANS(90.833))/(COS(RADIANS([.$B$3]))*COS(RADIANS([.T97])))-TAN(RADIANS([.$B$3]))*TAN(RADIANS([.T97]))))" office:value-type="float" office:value="112.610365139278" calcext:value-type="float">
            <text:p>112.61</text:p>
          </table:table-cell>
          <table:table-cell table:style-name="ce8" table:formula="of:=(720-4*[.$B$4]-[.V97]+[.$B$5]*60)/1440" office:value-type="float" office:value="0.501250966940664" calcext:value-type="float">
            <text:p>12:01:48</text:p>
          </table:table-cell>
          <table:table-cell table:style-name="ce8" table:formula="of:=[.X97]-[.W97]*4/1440" office:value-type="float" office:value="0.188444397109335" calcext:value-type="float">
            <text:p>4:31:22</text:p>
          </table:table-cell>
          <table:table-cell table:style-name="ce8" table:formula="of:=[.X97]+[.W97]*4/1440" office:value-type="float" office:value="0.814057536771992" calcext:value-type="float">
            <text:p>19:32:15</text:p>
          </table:table-cell>
          <table:table-cell table:style-name="ce11" table:formula="of:=8*[.W97]" office:value-type="float" office:value="900.882921114225" calcext:value-type="float">
            <text:p>900.88</text:p>
          </table:table-cell>
          <table:table-cell table:formula="of:=MOD([.E97]*1440+[.V97]+4*[.$B$4]-60*[.$B$5];1440)" office:value-type="float" office:value="574.198607605443" calcext:value-type="float">
            <text:p>574.2</text:p>
          </table:table-cell>
          <table:table-cell table:formula="of:=IF([.AB97]/4&lt;0;[.AB97]/4+180;[.AB97]/4-180)" office:value-type="float" office:value="-36.4503480986394" calcext:value-type="float">
            <text:p>-36.45</text:p>
          </table:table-cell>
          <table:table-cell table:formula="of:=DEGREES(ACOS(SIN(RADIANS([.$B$3]))*SIN(RADIANS([.T97]))+COS(RADIANS([.$B$3]))*COS(RADIANS([.T97]))*COS(RADIANS([.AC97]))))" office:value-type="float" office:value="34.8130830022516" calcext:value-type="float">
            <text:p>34.81</text:p>
          </table:table-cell>
          <table:table-cell table:formula="of:=90-[.AD97]" office:value-type="float" office:value="55.1869169977484" calcext:value-type="float">
            <text:p>55.19</text:p>
          </table:table-cell>
          <table:table-cell table:formula="of:=IF([.AE97]&gt;85;0;IF([.AE97]&gt;5;58.1/TAN(RADIANS([.AE97]))-0.07/POWER(TAN(RADIANS([.AE97]));3)+0.000086/POWER(TAN(RADIANS([.AE97]));5);IF([.AE97]&gt;-0.575;1735+[.AE97]*(-518.2+[.AE97]*(103.4+[.AE97]*(-12.79+[.AE97]*0.711)));-20.772/TAN(RADIANS([.AE97])))))/3600" office:value-type="float" office:value="0.011215752430426" calcext:value-type="float">
            <text:p>0.01</text:p>
          </table:table-cell>
          <table:table-cell table:formula="of:=[.AE97]+[.AF97]" office:value-type="float" office:value="55.1981327501788" calcext:value-type="float">
            <text:p>55.2</text:p>
          </table:table-cell>
          <table:table-cell table:formula="of:=IF([.AC97]&gt;0;MOD(DEGREES(ACOS(((SIN(RADIANS([.$B$3]))*COS(RADIANS([.AD97])))-SIN(RADIANS([.T97])))/(COS(RADIANS([.$B$3]))*SIN(RADIANS([.AD97])))))+180;360);MOD(540-DEGREES(ACOS(((SIN(RADIANS([.$B$3]))*COS(RADIANS([.AD97])))-SIN(RADIANS([.T97])))/(COS(RADIANS([.$B$3]))*SIN(RADIANS([.AD97])))));360))" office:value-type="float" office:value="107.289899356067" calcext:value-type="float">
            <text:p>107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97]+0.1/24" office:value-type="float" office:value="0.404166666666666" calcext:value-type="float">
            <text:p>9:42:00</text:p>
          </table:table-cell>
          <table:table-cell table:style-name="ce9" table:formula="of:=[.D98]+2415018.5+[.E98]-[.$B$5]/24" office:value-type="float" office:value="2455369.19583333" calcext:value-type="float">
            <text:p>2455369.20</text:p>
          </table:table-cell>
          <table:table-cell table:style-name="ce10" table:formula="of:=([.F98]-2451545)/36525" office:value-type="float" office:value="0.104700775724389" calcext:value-type="float">
            <text:p>0.10470078</text:p>
          </table:table-cell>
          <table:table-cell/>
          <table:table-cell table:formula="of:=MOD(280.46646+[.G98]*(36000.76983+[.G98]*0.0003032);360)" office:value-type="float" office:value="89.7749911999344" calcext:value-type="float">
            <text:p>89.77</text:p>
          </table:table-cell>
          <table:table-cell table:formula="of:=357.52911+[.G98]*(35999.05029-0.0001537*[.G98])" office:value-type="float" office:value="4126.65759901939" calcext:value-type="float">
            <text:p>4126.66</text:p>
          </table:table-cell>
          <table:table-cell table:formula="of:=0.016708634-[.G98]*(0.000042037+0.0000001267*[.G98])" office:value-type="float" office:value="0.0167042313045735" calcext:value-type="float">
            <text:p>0.02</text:p>
          </table:table-cell>
          <table:table-cell table:formula="of:=SIN(RADIANS([.J98]))*(1.914602-[.G98]*(0.004817+0.000014*[.G98]))+SIN(RADIANS(2*[.J98]))*(0.019993-0.000101*[.G98])+SIN(RADIANS(3*[.J98]))*0.000289" office:value-type="float" office:value="0.432928140040042" calcext:value-type="float">
            <text:p>0.43</text:p>
          </table:table-cell>
          <table:table-cell table:formula="of:=[.I98]+[.L98]" office:value-type="float" office:value="90.2079193399745" calcext:value-type="float">
            <text:p>90.21</text:p>
          </table:table-cell>
          <table:table-cell table:formula="of:=[.J98]+[.L98]" office:value-type="float" office:value="4127.09052715943" calcext:value-type="float">
            <text:p>4127.09</text:p>
          </table:table-cell>
          <table:table-cell table:formula="of:=(1.000001018*(1-[.K98]*[.K98]))/(1+[.K98]*COS(RADIANS([.N98])))" office:value-type="float" office:value="1.01626889653725" calcext:value-type="float">
            <text:p>1.02</text:p>
          </table:table-cell>
          <table:table-cell table:formula="of:=[.M98]-0.00569-0.00478*SIN(RADIANS(125.04-1934.136*[.G98]))" office:value-type="float" office:value="90.2068954117974" calcext:value-type="float">
            <text:p>90.21</text:p>
          </table:table-cell>
          <table:table-cell table:formula="of:=23+(26+((21.448-[.G98]*(46.815+[.G98]*(0.00059-[.G98]*0.001813))))/60)/60" office:value-type="float" office:value="23.4379295635549" calcext:value-type="float">
            <text:p>23.44</text:p>
          </table:table-cell>
          <table:table-cell table:formula="of:=[.Q98]+0.00256*COS(RADIANS(125.04-1934.136*[.G98]))" office:value-type="float" office:value="23.4384851520764" calcext:value-type="float">
            <text:p>23.44</text:p>
          </table:table-cell>
          <table:table-cell table:formula="of:=DEGREES(ATAN2(COS(RADIANS([.P98]));COS(RADIANS([.R98]))*SIN(RADIANS([.P98]))))" office:value-type="float" office:value="90.2255019357671" calcext:value-type="float">
            <text:p>90.23</text:p>
          </table:table-cell>
          <table:table-cell table:formula="of:=DEGREES(ASIN(SIN(RADIANS([.R98]))*SIN(RADIANS([.P98]))))" office:value-type="float" office:value="23.4383232047175" calcext:value-type="float">
            <text:p>23.44</text:p>
          </table:table-cell>
          <table:table-cell table:formula="of:=TAN(RADIANS([.R98]/2))*TAN(RADIANS([.R98]/2))" office:value-type="float" office:value="0.0430314856614845" calcext:value-type="float">
            <text:p>0.04</text:p>
          </table:table-cell>
          <table:table-cell table:formula="of:=4*DEGREES([.U98]*SIN(2*RADIANS([.I98]))-2*[.K98]*SIN(RADIANS([.J98]))+4*[.K98]*[.U98]*SIN(RADIANS([.J98]))*COS(2*RADIANS([.I98]))-0.5*[.U98]*[.U98]*SIN(4*RADIANS([.I98]))-1.25*[.K98]*[.K98]*SIN(2*RADIANS([.J98])))" office:value-type="float" office:value="-1.8022974598304" calcext:value-type="float">
            <text:p>-1.8</text:p>
          </table:table-cell>
          <table:table-cell table:formula="of:=DEGREES(ACOS(COS(RADIANS(90.833))/(COS(RADIANS([.$B$3]))*COS(RADIANS([.T98])))-TAN(RADIANS([.$B$3]))*TAN(RADIANS([.T98]))))" office:value-type="float" office:value="112.610358410919" calcext:value-type="float">
            <text:p>112.61</text:p>
          </table:table-cell>
          <table:table-cell table:style-name="ce8" table:formula="of:=(720-4*[.$B$4]-[.V98]+[.$B$5]*60)/1440" office:value-type="float" office:value="0.501251595458215" calcext:value-type="float">
            <text:p>12:01:48</text:p>
          </table:table-cell>
          <table:table-cell table:style-name="ce8" table:formula="of:=[.X98]-[.W98]*4/1440" office:value-type="float" office:value="0.188445044316774" calcext:value-type="float">
            <text:p>4:31:22</text:p>
          </table:table-cell>
          <table:table-cell table:style-name="ce8" table:formula="of:=[.X98]+[.W98]*4/1440" office:value-type="float" office:value="0.814058146599655" calcext:value-type="float">
            <text:p>19:32:15</text:p>
          </table:table-cell>
          <table:table-cell table:style-name="ce11" table:formula="of:=8*[.W98]" office:value-type="float" office:value="900.882867287349" calcext:value-type="float">
            <text:p>900.88</text:p>
          </table:table-cell>
          <table:table-cell table:formula="of:=MOD([.E98]*1440+[.V98]+4*[.$B$4]-60*[.$B$5];1440)" office:value-type="float" office:value="580.197702540169" calcext:value-type="float">
            <text:p>580.2</text:p>
          </table:table-cell>
          <table:table-cell table:formula="of:=IF([.AB98]/4&lt;0;[.AB98]/4+180;[.AB98]/4-180)" office:value-type="float" office:value="-34.9505743649578" calcext:value-type="float">
            <text:p>-34.95</text:p>
          </table:table-cell>
          <table:table-cell table:formula="of:=DEGREES(ACOS(SIN(RADIANS([.$B$3]))*SIN(RADIANS([.T98]))+COS(RADIANS([.$B$3]))*COS(RADIANS([.T98]))*COS(RADIANS([.AC98]))))" office:value-type="float" office:value="33.7206266899316" calcext:value-type="float">
            <text:p>33.72</text:p>
          </table:table-cell>
          <table:table-cell table:formula="of:=90-[.AD98]" office:value-type="float" office:value="56.2793733100684" calcext:value-type="float">
            <text:p>56.28</text:p>
          </table:table-cell>
          <table:table-cell table:formula="of:=IF([.AE98]&gt;85;0;IF([.AE98]&gt;5;58.1/TAN(RADIANS([.AE98]))-0.07/POWER(TAN(RADIANS([.AE98]));3)+0.000086/POWER(TAN(RADIANS([.AE98]));5);IF([.AE98]&gt;-0.575;1735+[.AE98]*(-518.2+[.AE98]*(103.4+[.AE98]*(-12.79+[.AE98]*0.711)));-20.772/TAN(RADIANS([.AE98])))))/3600" office:value-type="float" office:value="0.0107659190240043" calcext:value-type="float">
            <text:p>0.01</text:p>
          </table:table-cell>
          <table:table-cell table:formula="of:=[.AE98]+[.AF98]" office:value-type="float" office:value="56.2901392290924" calcext:value-type="float">
            <text:p>56.29</text:p>
          </table:table-cell>
          <table:table-cell table:formula="of:=IF([.AC98]&gt;0;MOD(DEGREES(ACOS(((SIN(RADIANS([.$B$3]))*COS(RADIANS([.AD98])))-SIN(RADIANS([.T98])))/(COS(RADIANS([.$B$3]))*SIN(RADIANS([.AD98])))))+180;360);MOD(540-DEGREES(ACOS(((SIN(RADIANS([.$B$3]))*COS(RADIANS([.AD98])))-SIN(RADIANS([.T98])))/(COS(RADIANS([.$B$3]))*SIN(RADIANS([.AD98])))));360))" office:value-type="float" office:value="108.776010072348" calcext:value-type="float">
            <text:p>108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98]+0.1/24" office:value-type="float" office:value="0.408333333333333" calcext:value-type="float">
            <text:p>9:48:00</text:p>
          </table:table-cell>
          <table:table-cell table:style-name="ce9" table:formula="of:=[.D99]+2415018.5+[.E99]-[.$B$5]/24" office:value-type="float" office:value="2455369.2" calcext:value-type="float">
            <text:p>2455369.20</text:p>
          </table:table-cell>
          <table:table-cell table:style-name="ce10" table:formula="of:=([.F99]-2451545)/36525" office:value-type="float" office:value="0.104700889801498" calcext:value-type="float">
            <text:p>0.10470089</text:p>
          </table:table-cell>
          <table:table-cell/>
          <table:table-cell table:formula="of:=MOD(280.46646+[.G99]*(36000.76983+[.G99]*0.0003032);360)" office:value-type="float" office:value="89.7790980636864" calcext:value-type="float">
            <text:p>89.78</text:p>
          </table:table-cell>
          <table:table-cell table:formula="of:=357.52911+[.G99]*(35999.05029-0.0001537*[.G99])" office:value-type="float" office:value="4126.66170568697" calcext:value-type="float">
            <text:p>4126.66</text:p>
          </table:table-cell>
          <table:table-cell table:formula="of:=0.016708634-[.G99]*(0.000042037+0.0000001267*[.G99])" office:value-type="float" office:value="0.016704231299775" calcext:value-type="float">
            <text:p>0.02</text:p>
          </table:table-cell>
          <table:table-cell table:formula="of:=SIN(RADIANS([.J99]))*(1.914602-[.G99]*(0.004817+0.000014*[.G99]))+SIN(RADIANS(2*[.J99]))*(0.019993-0.000101*[.G99])+SIN(RADIANS(3*[.J99]))*0.000289" office:value-type="float" office:value="0.432797161033639" calcext:value-type="float">
            <text:p>0.43</text:p>
          </table:table-cell>
          <table:table-cell table:formula="of:=[.I99]+[.L99]" office:value-type="float" office:value="90.2118952247201" calcext:value-type="float">
            <text:p>90.21</text:p>
          </table:table-cell>
          <table:table-cell table:formula="of:=[.J99]+[.L99]" office:value-type="float" office:value="4127.09450284801" calcext:value-type="float">
            <text:p>4127.09</text:p>
          </table:table-cell>
          <table:table-cell table:formula="of:=(1.000001018*(1-[.K99]*[.K99]))/(1+[.K99]*COS(RADIANS([.N99])))" office:value-type="float" office:value="1.01626916401405" calcext:value-type="float">
            <text:p>1.02</text:p>
          </table:table-cell>
          <table:table-cell table:formula="of:=[.M99]-0.00569-0.00478*SIN(RADIANS(125.04-1934.136*[.G99]))" office:value-type="float" office:value="90.2108713005378" calcext:value-type="float">
            <text:p>90.21</text:p>
          </table:table-cell>
          <table:table-cell table:formula="of:=23+(26+((21.448-[.G99]*(46.815+[.G99]*(0.00059-[.G99]*0.001813))))/60)/60" office:value-type="float" office:value="23.4379295620714" calcext:value-type="float">
            <text:p>23.44</text:p>
          </table:table-cell>
          <table:table-cell table:formula="of:=[.Q99]+0.00256*COS(RADIANS(125.04-1934.136*[.G99]))" office:value-type="float" office:value="23.4384851409696" calcext:value-type="float">
            <text:p>23.44</text:p>
          </table:table-cell>
          <table:table-cell table:formula="of:=DEGREES(ATAN2(COS(RADIANS([.P99]));COS(RADIANS([.R99]))*SIN(RADIANS([.P99]))))" office:value-type="float" office:value="90.2298353769402" calcext:value-type="float">
            <text:p>90.23</text:p>
          </table:table-cell>
          <table:table-cell table:formula="of:=DEGREES(ASIN(SIN(RADIANS([.R99]))*SIN(RADIANS([.P99]))))" office:value-type="float" office:value="23.4383169095635" calcext:value-type="float">
            <text:p>23.44</text:p>
          </table:table-cell>
          <table:table-cell table:formula="of:=TAN(RADIANS([.R99]/2))*TAN(RADIANS([.R99]/2))" office:value-type="float" office:value="0.0430314856195416" calcext:value-type="float">
            <text:p>0.04</text:p>
          </table:table-cell>
          <table:table-cell table:formula="of:=4*DEGREES([.U99]*SIN(2*RADIANS([.I99]))-2*[.K99]*SIN(RADIANS([.J99]))+4*[.K99]*[.U99]*SIN(RADIANS([.J99]))*COS(2*RADIANS([.I99]))-0.5*[.U99]*[.U99]*SIN(4*RADIANS([.I99]))-1.25*[.K99]*[.K99]*SIN(2*RADIANS([.J99])))" office:value-type="float" office:value="-1.80320251451458" calcext:value-type="float">
            <text:p>-1.8</text:p>
          </table:table-cell>
          <table:table-cell table:formula="of:=DEGREES(ACOS(COS(RADIANS(90.833))/(COS(RADIANS([.$B$3]))*COS(RADIANS([.T99])))-TAN(RADIANS([.$B$3]))*TAN(RADIANS([.T99]))))" office:value-type="float" office:value="112.610351552248" calcext:value-type="float">
            <text:p>112.61</text:p>
          </table:table-cell>
          <table:table-cell table:style-name="ce8" table:formula="of:=(720-4*[.$B$4]-[.V99]+[.$B$5]*60)/1440" office:value-type="float" office:value="0.501252223968414" calcext:value-type="float">
            <text:p>12:01:48</text:p>
          </table:table-cell>
          <table:table-cell table:style-name="ce8" table:formula="of:=[.X99]-[.W99]*4/1440" office:value-type="float" office:value="0.188445691878837" calcext:value-type="float">
            <text:p>4:31:22</text:p>
          </table:table-cell>
          <table:table-cell table:style-name="ce8" table:formula="of:=[.X99]+[.W99]*4/1440" office:value-type="float" office:value="0.81405875605799" calcext:value-type="float">
            <text:p>19:32:15</text:p>
          </table:table-cell>
          <table:table-cell table:style-name="ce11" table:formula="of:=8*[.W99]" office:value-type="float" office:value="900.88281241798" calcext:value-type="float">
            <text:p>900.88</text:p>
          </table:table-cell>
          <table:table-cell table:formula="of:=MOD([.E99]*1440+[.V99]+4*[.$B$4]-60*[.$B$5];1440)" office:value-type="float" office:value="586.196797485485" calcext:value-type="float">
            <text:p>586.2</text:p>
          </table:table-cell>
          <table:table-cell table:formula="of:=IF([.AB99]/4&lt;0;[.AB99]/4+180;[.AB99]/4-180)" office:value-type="float" office:value="-33.4508006286288" calcext:value-type="float">
            <text:p>-33.45</text:p>
          </table:table-cell>
          <table:table-cell table:formula="of:=DEGREES(ACOS(SIN(RADIANS([.$B$3]))*SIN(RADIANS([.T99]))+COS(RADIANS([.$B$3]))*COS(RADIANS([.T99]))*COS(RADIANS([.AC99]))))" office:value-type="float" office:value="32.6379794871684" calcext:value-type="float">
            <text:p>32.64</text:p>
          </table:table-cell>
          <table:table-cell table:formula="of:=90-[.AD99]" office:value-type="float" office:value="57.3620205128317" calcext:value-type="float">
            <text:p>57.36</text:p>
          </table:table-cell>
          <table:table-cell table:formula="of:=IF([.AE99]&gt;85;0;IF([.AE99]&gt;5;58.1/TAN(RADIANS([.AE99]))-0.07/POWER(TAN(RADIANS([.AE99]));3)+0.000086/POWER(TAN(RADIANS([.AE99]));5);IF([.AE99]&gt;-0.575;1735+[.AE99]*(-518.2+[.AE99]*(103.4+[.AE99]*(-12.79+[.AE99]*0.711)));-20.772/TAN(RADIANS([.AE99])))))/3600" office:value-type="float" office:value="0.0103312240751815" calcext:value-type="float">
            <text:p>0.01</text:p>
          </table:table-cell>
          <table:table-cell table:formula="of:=[.AE99]+[.AF99]" office:value-type="float" office:value="57.3723517369068" calcext:value-type="float">
            <text:p>57.37</text:p>
          </table:table-cell>
          <table:table-cell table:formula="of:=IF([.AC99]&gt;0;MOD(DEGREES(ACOS(((SIN(RADIANS([.$B$3]))*COS(RADIANS([.AD99])))-SIN(RADIANS([.T99])))/(COS(RADIANS([.$B$3]))*SIN(RADIANS([.AD99])))))+180;360);MOD(540-DEGREES(ACOS(((SIN(RADIANS([.$B$3]))*COS(RADIANS([.AD99])))-SIN(RADIANS([.T99])))/(COS(RADIANS([.$B$3]))*SIN(RADIANS([.AD99])))));360))" office:value-type="float" office:value="110.328132458109" calcext:value-type="float">
            <text:p>110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99]+0.1/24" office:value-type="float" office:value="0.4125" calcext:value-type="float">
            <text:p>9:54:00</text:p>
          </table:table-cell>
          <table:table-cell table:style-name="ce9" table:formula="of:=[.D100]+2415018.5+[.E100]-[.$B$5]/24" office:value-type="float" office:value="2455369.20416667" calcext:value-type="float">
            <text:p>2455369.20</text:p>
          </table:table-cell>
          <table:table-cell table:style-name="ce10" table:formula="of:=([.F100]-2451545)/36525" office:value-type="float" office:value="0.10470100387862" calcext:value-type="float">
            <text:p>0.10470100</text:p>
          </table:table-cell>
          <table:table-cell/>
          <table:table-cell table:formula="of:=MOD(280.46646+[.G100]*(36000.76983+[.G100]*0.0003032);360)" office:value-type="float" office:value="89.783204927905" calcext:value-type="float">
            <text:p>89.78</text:p>
          </table:table-cell>
          <table:table-cell table:formula="of:=357.52911+[.G100]*(35999.05029-0.0001537*[.G100])" office:value-type="float" office:value="4126.66581235502" calcext:value-type="float">
            <text:p>4126.67</text:p>
          </table:table-cell>
          <table:table-cell table:formula="of:=0.016708634-[.G100]*(0.000042037+0.0000001267*[.G100])" office:value-type="float" office:value="0.0167042312949765" calcext:value-type="float">
            <text:p>0.02</text:p>
          </table:table-cell>
          <table:table-cell table:formula="of:=SIN(RADIANS([.J100]))*(1.914602-[.G100]*(0.004817+0.000014*[.G100]))+SIN(RADIANS(2*[.J100]))*(0.019993-0.000101*[.G100])+SIN(RADIANS(3*[.J100]))*0.000289" office:value-type="float" office:value="0.432666179919677" calcext:value-type="float">
            <text:p>0.43</text:p>
          </table:table-cell>
          <table:table-cell table:formula="of:=[.I100]+[.L100]" office:value-type="float" office:value="90.2158711078247" calcext:value-type="float">
            <text:p>90.22</text:p>
          </table:table-cell>
          <table:table-cell table:formula="of:=[.J100]+[.L100]" office:value-type="float" office:value="4127.09847853494" calcext:value-type="float">
            <text:p>4127.1</text:p>
          </table:table-cell>
          <table:table-cell table:formula="of:=(1.000001018*(1-[.K100]*[.K100]))/(1+[.K100]*COS(RADIANS([.N100])))" office:value-type="float" office:value="1.01626943140989" calcext:value-type="float">
            <text:p>1.02</text:p>
          </table:table-cell>
          <table:table-cell table:formula="of:=[.M100]-0.00569-0.00478*SIN(RADIANS(125.04-1934.136*[.G100]))" office:value-type="float" office:value="90.2148471876372" calcext:value-type="float">
            <text:p>90.21</text:p>
          </table:table-cell>
          <table:table-cell table:formula="of:=23+(26+((21.448-[.G100]*(46.815+[.G100]*(0.00059-[.G100]*0.001813))))/60)/60" office:value-type="float" office:value="23.4379295605879" calcext:value-type="float">
            <text:p>23.44</text:p>
          </table:table-cell>
          <table:table-cell table:formula="of:=[.Q100]+0.00256*COS(RADIANS(125.04-1934.136*[.G100]))" office:value-type="float" office:value="23.4384851298628" calcext:value-type="float">
            <text:p>23.44</text:p>
          </table:table-cell>
          <table:table-cell table:formula="of:=DEGREES(ATAN2(COS(RADIANS([.P100]));COS(RADIANS([.R100]))*SIN(RADIANS([.P100]))))" office:value-type="float" office:value="90.2341688159079" calcext:value-type="float">
            <text:p>90.23</text:p>
          </table:table-cell>
          <table:table-cell table:formula="of:=DEGREES(ASIN(SIN(RADIANS([.R100]))*SIN(RADIANS([.P100]))))" office:value-type="float" office:value="23.4383104948024" calcext:value-type="float">
            <text:p>23.44</text:p>
          </table:table-cell>
          <table:table-cell table:formula="of:=TAN(RADIANS([.R100]/2))*TAN(RADIANS([.R100]/2))" office:value-type="float" office:value="0.0430314855775987" calcext:value-type="float">
            <text:p>0.04</text:p>
          </table:table-cell>
          <table:table-cell table:formula="of:=4*DEGREES([.U100]*SIN(2*RADIANS([.I100]))-2*[.K100]*SIN(RADIANS([.J100]))+4*[.K100]*[.U100]*SIN(RADIANS([.J100]))*COS(2*RADIANS([.I100]))-0.5*[.U100]*[.U100]*SIN(4*RADIANS([.I100]))-1.25*[.K100]*[.K100]*SIN(2*RADIANS([.J100])))" office:value-type="float" office:value="-1.80410755878727" calcext:value-type="float">
            <text:p>-1.8</text:p>
          </table:table-cell>
          <table:table-cell table:formula="of:=DEGREES(ACOS(COS(RADIANS(90.833))/(COS(RADIANS([.$B$3]))*COS(RADIANS([.T100])))-TAN(RADIANS([.$B$3]))*TAN(RADIANS([.T100]))))" office:value-type="float" office:value="112.610344563264" calcext:value-type="float">
            <text:p>112.61</text:p>
          </table:table-cell>
          <table:table-cell table:style-name="ce8" table:formula="of:=(720-4*[.$B$4]-[.V100]+[.$B$5]*60)/1440" office:value-type="float" office:value="0.501252852471381" calcext:value-type="float">
            <text:p>12:01:48</text:p>
          </table:table-cell>
          <table:table-cell table:style-name="ce8" table:formula="of:=[.X100]-[.W100]*4/1440" office:value-type="float" office:value="0.188446339795649" calcext:value-type="float">
            <text:p>4:31:22</text:p>
          </table:table-cell>
          <table:table-cell table:style-name="ce8" table:formula="of:=[.X100]+[.W100]*4/1440" office:value-type="float" office:value="0.814059365147113" calcext:value-type="float">
            <text:p>19:32:15</text:p>
          </table:table-cell>
          <table:table-cell table:style-name="ce11" table:formula="of:=8*[.W100]" office:value-type="float" office:value="900.882756506109" calcext:value-type="float">
            <text:p>900.88</text:p>
          </table:table-cell>
          <table:table-cell table:formula="of:=MOD([.E100]*1440+[.V100]+4*[.$B$4]-60*[.$B$5];1440)" office:value-type="float" office:value="592.195892441213" calcext:value-type="float">
            <text:p>592.2</text:p>
          </table:table-cell>
          <table:table-cell table:formula="of:=IF([.AB100]/4&lt;0;[.AB100]/4+180;[.AB100]/4-180)" office:value-type="float" office:value="-31.9510268896968" calcext:value-type="float">
            <text:p>-31.95</text:p>
          </table:table-cell>
          <table:table-cell table:formula="of:=DEGREES(ACOS(SIN(RADIANS([.$B$3]))*SIN(RADIANS([.T100]))+COS(RADIANS([.$B$3]))*COS(RADIANS([.T100]))*COS(RADIANS([.AC100]))))" office:value-type="float" office:value="31.5664016304801" calcext:value-type="float">
            <text:p>31.57</text:p>
          </table:table-cell>
          <table:table-cell table:formula="of:=90-[.AD100]" office:value-type="float" office:value="58.4335983695199" calcext:value-type="float">
            <text:p>58.43</text:p>
          </table:table-cell>
          <table:table-cell table:formula="of:=IF([.AE100]&gt;85;0;IF([.AE100]&gt;5;58.1/TAN(RADIANS([.AE100]))-0.07/POWER(TAN(RADIANS([.AE100]));3)+0.000086/POWER(TAN(RADIANS([.AE100]));5);IF([.AE100]&gt;-0.575;1735+[.AE100]*(-518.2+[.AE100]*(103.4+[.AE100]*(-12.79+[.AE100]*0.711)));-20.772/TAN(RADIANS([.AE100])))))/3600" office:value-type="float" office:value="0.00991116212394213" calcext:value-type="float">
            <text:p>0.01</text:p>
          </table:table-cell>
          <table:table-cell table:formula="of:=[.AE100]+[.AF100]" office:value-type="float" office:value="58.4435095316438" calcext:value-type="float">
            <text:p>58.44</text:p>
          </table:table-cell>
          <table:table-cell table:formula="of:=IF([.AC100]&gt;0;MOD(DEGREES(ACOS(((SIN(RADIANS([.$B$3]))*COS(RADIANS([.AD100])))-SIN(RADIANS([.T100])))/(COS(RADIANS([.$B$3]))*SIN(RADIANS([.AD100])))))+180;360);MOD(540-DEGREES(ACOS(((SIN(RADIANS([.$B$3]))*COS(RADIANS([.AD100])))-SIN(RADIANS([.T100])))/(COS(RADIANS([.$B$3]))*SIN(RADIANS([.AD100])))));360))" office:value-type="float" office:value="111.952708918206" calcext:value-type="float">
            <text:p>111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00]+0.1/24" office:value-type="float" office:value="0.416666666666666" calcext:value-type="float">
            <text:p>10:00:00</text:p>
          </table:table-cell>
          <table:table-cell table:style-name="ce9" table:formula="of:=[.D101]+2415018.5+[.E101]-[.$B$5]/24" office:value-type="float" office:value="2455369.20833333" calcext:value-type="float">
            <text:p>2455369.21</text:p>
          </table:table-cell>
          <table:table-cell table:style-name="ce10" table:formula="of:=([.F101]-2451545)/36525" office:value-type="float" office:value="0.10470111795573" calcext:value-type="float">
            <text:p>0.10470112</text:p>
          </table:table-cell>
          <table:table-cell/>
          <table:table-cell table:formula="of:=MOD(280.46646+[.G101]*(36000.76983+[.G101]*0.0003032);360)" office:value-type="float" office:value="89.7873117916929" calcext:value-type="float">
            <text:p>89.79</text:p>
          </table:table-cell>
          <table:table-cell table:formula="of:=357.52911+[.G101]*(35999.05029-0.0001537*[.G101])" office:value-type="float" office:value="4126.66991902264" calcext:value-type="float">
            <text:p>4126.67</text:p>
          </table:table-cell>
          <table:table-cell table:formula="of:=0.016708634-[.G101]*(0.000042037+0.0000001267*[.G101])" office:value-type="float" office:value="0.016704231290178" calcext:value-type="float">
            <text:p>0.02</text:p>
          </table:table-cell>
          <table:table-cell table:formula="of:=SIN(RADIANS([.J101]))*(1.914602-[.G101]*(0.004817+0.000014*[.G101]))+SIN(RADIANS(2*[.J101]))*(0.019993-0.000101*[.G101])+SIN(RADIANS(3*[.J101]))*0.000289" office:value-type="float" office:value="0.432535196727384" calcext:value-type="float">
            <text:p>0.43</text:p>
          </table:table-cell>
          <table:table-cell table:formula="of:=[.I101]+[.L101]" office:value-type="float" office:value="90.2198469884203" calcext:value-type="float">
            <text:p>90.22</text:p>
          </table:table-cell>
          <table:table-cell table:formula="of:=[.J101]+[.L101]" office:value-type="float" office:value="4127.10245421936" calcext:value-type="float">
            <text:p>4127.1</text:p>
          </table:table-cell>
          <table:table-cell table:formula="of:=(1.000001018*(1-[.K101]*[.K101]))/(1+[.K101]*COS(RADIANS([.N101])))" office:value-type="float" office:value="1.01626969872471" calcext:value-type="float">
            <text:p>1.02</text:p>
          </table:table-cell>
          <table:table-cell table:formula="of:=[.M101]-0.00569-0.00478*SIN(RADIANS(125.04-1934.136*[.G101]))" office:value-type="float" office:value="90.2188230722275" calcext:value-type="float">
            <text:p>90.22</text:p>
          </table:table-cell>
          <table:table-cell table:formula="of:=23+(26+((21.448-[.G101]*(46.815+[.G101]*(0.00059-[.G101]*0.001813))))/60)/60" office:value-type="float" office:value="23.4379295591045" calcext:value-type="float">
            <text:p>23.44</text:p>
          </table:table-cell>
          <table:table-cell table:formula="of:=[.Q101]+0.00256*COS(RADIANS(125.04-1934.136*[.G101]))" office:value-type="float" office:value="23.4384851187559" calcext:value-type="float">
            <text:p>23.44</text:p>
          </table:table-cell>
          <table:table-cell table:formula="of:=DEGREES(ATAN2(COS(RADIANS([.P101]));COS(RADIANS([.R101]))*SIN(RADIANS([.P101]))))" office:value-type="float" office:value="90.2385022517163" calcext:value-type="float">
            <text:p>90.24</text:p>
          </table:table-cell>
          <table:table-cell table:formula="of:=DEGREES(ASIN(SIN(RADIANS([.R101]))*SIN(RADIANS([.P101]))))" office:value-type="float" office:value="23.4383039604358" calcext:value-type="float">
            <text:p>23.44</text:p>
          </table:table-cell>
          <table:table-cell table:formula="of:=TAN(RADIANS([.R101]/2))*TAN(RADIANS([.R101]/2))" office:value-type="float" office:value="0.0430314855356558" calcext:value-type="float">
            <text:p>0.04</text:p>
          </table:table-cell>
          <table:table-cell table:formula="of:=4*DEGREES([.U101]*SIN(2*RADIANS([.I101]))-2*[.K101]*SIN(RADIANS([.J101]))+4*[.K101]*[.U101]*SIN(RADIANS([.J101]))*COS(2*RADIANS([.I101]))-0.5*[.U101]*[.U101]*SIN(4*RADIANS([.I101]))-1.25*[.K101]*[.K101]*SIN(2*RADIANS([.J101])))" office:value-type="float" office:value="-1.80501259242218" calcext:value-type="float">
            <text:p>-1.81</text:p>
          </table:table-cell>
          <table:table-cell table:formula="of:=DEGREES(ACOS(COS(RADIANS(90.833))/(COS(RADIANS([.$B$3]))*COS(RADIANS([.T101])))-TAN(RADIANS([.$B$3]))*TAN(RADIANS([.T101]))))" office:value-type="float" office:value="112.610337443969" calcext:value-type="float">
            <text:p>112.61</text:p>
          </table:table-cell>
          <table:table-cell table:style-name="ce8" table:formula="of:=(720-4*[.$B$4]-[.V101]+[.$B$5]*60)/1440" office:value-type="float" office:value="0.501253480966957" calcext:value-type="float">
            <text:p>12:01:48</text:p>
          </table:table-cell>
          <table:table-cell table:style-name="ce8" table:formula="of:=[.X101]-[.W101]*4/1440" office:value-type="float" office:value="0.188446988067045" calcext:value-type="float">
            <text:p>4:31:22</text:p>
          </table:table-cell>
          <table:table-cell table:style-name="ce8" table:formula="of:=[.X101]+[.W101]*4/1440" office:value-type="float" office:value="0.81405997386687" calcext:value-type="float">
            <text:p>19:32:15</text:p>
          </table:table-cell>
          <table:table-cell table:style-name="ce11" table:formula="of:=8*[.W101]" office:value-type="float" office:value="900.882699551749" calcext:value-type="float">
            <text:p>900.88</text:p>
          </table:table-cell>
          <table:table-cell table:formula="of:=MOD([.E101]*1440+[.V101]+4*[.$B$4]-60*[.$B$5];1440)" office:value-type="float" office:value="598.194987407577" calcext:value-type="float">
            <text:p>598.19</text:p>
          </table:table-cell>
          <table:table-cell table:formula="of:=IF([.AB101]/4&lt;0;[.AB101]/4+180;[.AB101]/4-180)" office:value-type="float" office:value="-30.4512531481058" calcext:value-type="float">
            <text:p>-30.45</text:p>
          </table:table-cell>
          <table:table-cell table:formula="of:=DEGREES(ACOS(SIN(RADIANS([.$B$3]))*SIN(RADIANS([.T101]))+COS(RADIANS([.$B$3]))*COS(RADIANS([.T101]))*COS(RADIANS([.AC101]))))" office:value-type="float" office:value="30.5073055357477" calcext:value-type="float">
            <text:p>30.51</text:p>
          </table:table-cell>
          <table:table-cell table:formula="of:=90-[.AD101]" office:value-type="float" office:value="59.4926944642523" calcext:value-type="float">
            <text:p>59.49</text:p>
          </table:table-cell>
          <table:table-cell table:formula="of:=IF([.AE101]&gt;85;0;IF([.AE101]&gt;5;58.1/TAN(RADIANS([.AE101]))-0.07/POWER(TAN(RADIANS([.AE101]));3)+0.000086/POWER(TAN(RADIANS([.AE101]));5);IF([.AE101]&gt;-0.575;1735+[.AE101]*(-518.2+[.AE101]*(103.4+[.AE101]*(-12.79+[.AE101]*0.711)));-20.772/TAN(RADIANS([.AE101])))))/3600" office:value-type="float" office:value="0.00950532818026493" calcext:value-type="float">
            <text:p>0.01</text:p>
          </table:table-cell>
          <table:table-cell table:formula="of:=[.AE101]+[.AF101]" office:value-type="float" office:value="59.5021997924325" calcext:value-type="float">
            <text:p>59.5</text:p>
          </table:table-cell>
          <table:table-cell table:formula="of:=IF([.AC101]&gt;0;MOD(DEGREES(ACOS(((SIN(RADIANS([.$B$3]))*COS(RADIANS([.AD101])))-SIN(RADIANS([.T101])))/(COS(RADIANS([.$B$3]))*SIN(RADIANS([.AD101])))))+180;360);MOD(540-DEGREES(ACOS(((SIN(RADIANS([.$B$3]))*COS(RADIANS([.AD101])))-SIN(RADIANS([.T101])))/(COS(RADIANS([.$B$3]))*SIN(RADIANS([.AD101])))));360))" office:value-type="float" office:value="113.656837032381" calcext:value-type="float">
            <text:p>113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01]+0.1/24" office:value-type="float" office:value="0.420833333333333" calcext:value-type="float">
            <text:p>10:06:00</text:p>
          </table:table-cell>
          <table:table-cell table:style-name="ce9" table:formula="of:=[.D102]+2415018.5+[.E102]-[.$B$5]/24" office:value-type="float" office:value="2455369.2125" calcext:value-type="float">
            <text:p>2455369.21</text:p>
          </table:table-cell>
          <table:table-cell table:style-name="ce10" table:formula="of:=([.F102]-2451545)/36525" office:value-type="float" office:value="0.104701232032852" calcext:value-type="float">
            <text:p>0.10470123</text:p>
          </table:table-cell>
          <table:table-cell/>
          <table:table-cell table:formula="of:=MOD(280.46646+[.G102]*(36000.76983+[.G102]*0.0003032);360)" office:value-type="float" office:value="89.7914186559115" calcext:value-type="float">
            <text:p>89.79</text:p>
          </table:table-cell>
          <table:table-cell table:formula="of:=357.52911+[.G102]*(35999.05029-0.0001537*[.G102])" office:value-type="float" office:value="4126.67402569069" calcext:value-type="float">
            <text:p>4126.67</text:p>
          </table:table-cell>
          <table:table-cell table:formula="of:=0.016708634-[.G102]*(0.000042037+0.0000001267*[.G102])" office:value-type="float" office:value="0.0167042312853795" calcext:value-type="float">
            <text:p>0.02</text:p>
          </table:table-cell>
          <table:table-cell table:formula="of:=SIN(RADIANS([.J102]))*(1.914602-[.G102]*(0.004817+0.000014*[.G102]))+SIN(RADIANS(2*[.J102]))*(0.019993-0.000101*[.G102])+SIN(RADIANS(3*[.J102]))*0.000289" office:value-type="float" office:value="0.432404211429895" calcext:value-type="float">
            <text:p>0.43</text:p>
          </table:table-cell>
          <table:table-cell table:formula="of:=[.I102]+[.L102]" office:value-type="float" office:value="90.2238228673414" calcext:value-type="float">
            <text:p>90.22</text:p>
          </table:table-cell>
          <table:table-cell table:formula="of:=[.J102]+[.L102]" office:value-type="float" office:value="4127.10642990212" calcext:value-type="float">
            <text:p>4127.11</text:p>
          </table:table-cell>
          <table:table-cell table:formula="of:=(1.000001018*(1-[.K102]*[.K102]))/(1+[.K102]*COS(RADIANS([.N102])))" office:value-type="float" office:value="1.01626996595856" calcext:value-type="float">
            <text:p>1.02</text:p>
          </table:table-cell>
          <table:table-cell table:formula="of:=[.M102]-0.00569-0.00478*SIN(RADIANS(125.04-1934.136*[.G102]))" office:value-type="float" office:value="90.2227989551433" calcext:value-type="float">
            <text:p>90.22</text:p>
          </table:table-cell>
          <table:table-cell table:formula="of:=23+(26+((21.448-[.G102]*(46.815+[.G102]*(0.00059-[.G102]*0.001813))))/60)/60" office:value-type="float" office:value="23.437929557621" calcext:value-type="float">
            <text:p>23.44</text:p>
          </table:table-cell>
          <table:table-cell table:formula="of:=[.Q102]+0.00256*COS(RADIANS(125.04-1934.136*[.G102]))" office:value-type="float" office:value="23.4384851076491" calcext:value-type="float">
            <text:p>23.44</text:p>
          </table:table-cell>
          <table:table-cell table:formula="of:=DEGREES(ATAN2(COS(RADIANS([.P102]));COS(RADIANS([.R102]))*SIN(RADIANS([.P102]))))" office:value-type="float" office:value="90.2428356852671" calcext:value-type="float">
            <text:p>90.24</text:p>
          </table:table-cell>
          <table:table-cell table:formula="of:=DEGREES(ASIN(SIN(RADIANS([.R102]))*SIN(RADIANS([.P102]))))" office:value-type="float" office:value="23.4382973064626" calcext:value-type="float">
            <text:p>23.44</text:p>
          </table:table-cell>
          <table:table-cell table:formula="of:=TAN(RADIANS([.R102]/2))*TAN(RADIANS([.R102]/2))" office:value-type="float" office:value="0.0430314854937128" calcext:value-type="float">
            <text:p>0.04</text:p>
          </table:table-cell>
          <table:table-cell table:formula="of:=4*DEGREES([.U102]*SIN(2*RADIANS([.I102]))-2*[.K102]*SIN(RADIANS([.J102]))+4*[.K102]*[.U102]*SIN(RADIANS([.J102]))*COS(2*RADIANS([.I102]))-0.5*[.U102]*[.U102]*SIN(4*RADIANS([.I102]))-1.25*[.K102]*[.K102]*SIN(2*RADIANS([.J102])))" office:value-type="float" office:value="-1.80591761558051" calcext:value-type="float">
            <text:p>-1.81</text:p>
          </table:table-cell>
          <table:table-cell table:formula="of:=DEGREES(ACOS(COS(RADIANS(90.833))/(COS(RADIANS([.$B$3]))*COS(RADIANS([.T102])))-TAN(RADIANS([.$B$3]))*TAN(RADIANS([.T102]))))" office:value-type="float" office:value="112.610330194361" calcext:value-type="float">
            <text:p>112.61</text:p>
          </table:table-cell>
          <table:table-cell table:style-name="ce8" table:formula="of:=(720-4*[.$B$4]-[.V102]+[.$B$5]*60)/1440" office:value-type="float" office:value="0.501254109455262" calcext:value-type="float">
            <text:p>12:01:48</text:p>
          </table:table-cell>
          <table:table-cell table:style-name="ce8" table:formula="of:=[.X102]-[.W102]*4/1440" office:value-type="float" office:value="0.188447636693147" calcext:value-type="float">
            <text:p>4:31:22</text:p>
          </table:table-cell>
          <table:table-cell table:style-name="ce8" table:formula="of:=[.X102]+[.W102]*4/1440" office:value-type="float" office:value="0.814060582217377" calcext:value-type="float">
            <text:p>19:32:15</text:p>
          </table:table-cell>
          <table:table-cell table:style-name="ce11" table:formula="of:=8*[.W102]" office:value-type="float" office:value="900.882641554892" calcext:value-type="float">
            <text:p>900.88</text:p>
          </table:table-cell>
          <table:table-cell table:formula="of:=MOD([.E102]*1440+[.V102]+4*[.$B$4]-60*[.$B$5];1440)" office:value-type="float" office:value="604.194082384419" calcext:value-type="float">
            <text:p>604.19</text:p>
          </table:table-cell>
          <table:table-cell table:formula="of:=IF([.AB102]/4&lt;0;[.AB102]/4+180;[.AB102]/4-180)" office:value-type="float" office:value="-28.9514794038952" calcext:value-type="float">
            <text:p>-28.95</text:p>
          </table:table-cell>
          <table:table-cell table:formula="of:=DEGREES(ACOS(SIN(RADIANS([.$B$3]))*SIN(RADIANS([.T102]))+COS(RADIANS([.$B$3]))*COS(RADIANS([.T102]))*COS(RADIANS([.AC102]))))" office:value-type="float" office:value="29.4622781309931" calcext:value-type="float">
            <text:p>29.46</text:p>
          </table:table-cell>
          <table:table-cell table:formula="of:=90-[.AD102]" office:value-type="float" office:value="60.5377218690069" calcext:value-type="float">
            <text:p>60.54</text:p>
          </table:table-cell>
          <table:table-cell table:formula="of:=IF([.AE102]&gt;85;0;IF([.AE102]&gt;5;58.1/TAN(RADIANS([.AE102]))-0.07/POWER(TAN(RADIANS([.AE102]));3)+0.000086/POWER(TAN(RADIANS([.AE102]));5);IF([.AE102]&gt;-0.575;1735+[.AE102]*(-518.2+[.AE102]*(103.4+[.AE102]*(-12.79+[.AE102]*0.711)));-20.772/TAN(RADIANS([.AE102])))))/3600" office:value-type="float" office:value="0.00911341880173355" calcext:value-type="float">
            <text:p>0.01</text:p>
          </table:table-cell>
          <table:table-cell table:formula="of:=[.AE102]+[.AF102]" office:value-type="float" office:value="60.5468352878086" calcext:value-type="float">
            <text:p>60.55</text:p>
          </table:table-cell>
          <table:table-cell table:formula="of:=IF([.AC102]&gt;0;MOD(DEGREES(ACOS(((SIN(RADIANS([.$B$3]))*COS(RADIANS([.AD102])))-SIN(RADIANS([.T102])))/(COS(RADIANS([.$B$3]))*SIN(RADIANS([.AD102])))))+180;360);MOD(540-DEGREES(ACOS(((SIN(RADIANS([.$B$3]))*COS(RADIANS([.AD102])))-SIN(RADIANS([.T102])))/(COS(RADIANS([.$B$3]))*SIN(RADIANS([.AD102])))));360))" office:value-type="float" office:value="115.44832444001" calcext:value-type="float">
            <text:p>115.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02]+0.1/24" office:value-type="float" office:value="0.425" calcext:value-type="float">
            <text:p>10:12:00</text:p>
          </table:table-cell>
          <table:table-cell table:style-name="ce9" table:formula="of:=[.D103]+2415018.5+[.E103]-[.$B$5]/24" office:value-type="float" office:value="2455369.21666667" calcext:value-type="float">
            <text:p>2455369.22</text:p>
          </table:table-cell>
          <table:table-cell table:style-name="ce10" table:formula="of:=([.F103]-2451545)/36525" office:value-type="float" office:value="0.104701346109961" calcext:value-type="float">
            <text:p>0.10470135</text:p>
          </table:table-cell>
          <table:table-cell/>
          <table:table-cell table:formula="of:=MOD(280.46646+[.G103]*(36000.76983+[.G103]*0.0003032);360)" office:value-type="float" office:value="89.795525519663" calcext:value-type="float">
            <text:p>89.8</text:p>
          </table:table-cell>
          <table:table-cell table:formula="of:=357.52911+[.G103]*(35999.05029-0.0001537*[.G103])" office:value-type="float" office:value="4126.67813235827" calcext:value-type="float">
            <text:p>4126.68</text:p>
          </table:table-cell>
          <table:table-cell table:formula="of:=0.016708634-[.G103]*(0.000042037+0.0000001267*[.G103])" office:value-type="float" office:value="0.0167042312805811" calcext:value-type="float">
            <text:p>0.02</text:p>
          </table:table-cell>
          <table:table-cell table:formula="of:=SIN(RADIANS([.J103]))*(1.914602-[.G103]*(0.004817+0.000014*[.G103]))+SIN(RADIANS(2*[.J103]))*(0.019993-0.000101*[.G103])+SIN(RADIANS(3*[.J103]))*0.000289" office:value-type="float" office:value="0.43227322405654" calcext:value-type="float">
            <text:p>0.43</text:p>
          </table:table-cell>
          <table:table-cell table:formula="of:=[.I103]+[.L103]" office:value-type="float" office:value="90.2277987437195" calcext:value-type="float">
            <text:p>90.23</text:p>
          </table:table-cell>
          <table:table-cell table:formula="of:=[.J103]+[.L103]" office:value-type="float" office:value="4127.11040558232" calcext:value-type="float">
            <text:p>4127.11</text:p>
          </table:table-cell>
          <table:table-cell table:formula="of:=(1.000001018*(1-[.K103]*[.K103]))/(1+[.K103]*COS(RADIANS([.N103])))" office:value-type="float" office:value="1.01627023311139" calcext:value-type="float">
            <text:p>1.02</text:p>
          </table:table-cell>
          <table:table-cell table:formula="of:=[.M103]-0.00569-0.00478*SIN(RADIANS(125.04-1934.136*[.G103]))" office:value-type="float" office:value="90.226774835516" calcext:value-type="float">
            <text:p>90.23</text:p>
          </table:table-cell>
          <table:table-cell table:formula="of:=23+(26+((21.448-[.G103]*(46.815+[.G103]*(0.00059-[.G103]*0.001813))))/60)/60" office:value-type="float" office:value="23.4379295561375" calcext:value-type="float">
            <text:p>23.44</text:p>
          </table:table-cell>
          <table:table-cell table:formula="of:=[.Q103]+0.00256*COS(RADIANS(125.04-1934.136*[.G103]))" office:value-type="float" office:value="23.4384850965422" calcext:value-type="float">
            <text:p>23.44</text:p>
          </table:table-cell>
          <table:table-cell table:formula="of:=DEGREES(ATAN2(COS(RADIANS([.P103]));COS(RADIANS([.R103]))*SIN(RADIANS([.P103]))))" office:value-type="float" office:value="90.2471691156059" calcext:value-type="float">
            <text:p>90.25</text:p>
          </table:table-cell>
          <table:table-cell table:formula="of:=DEGREES(ASIN(SIN(RADIANS([.R103]))*SIN(RADIANS([.P103]))))" office:value-type="float" office:value="23.4382905328845" calcext:value-type="float">
            <text:p>23.44</text:p>
          </table:table-cell>
          <table:table-cell table:formula="of:=TAN(RADIANS([.R103]/2))*TAN(RADIANS([.R103]/2))" office:value-type="float" office:value="0.0430314854517698" calcext:value-type="float">
            <text:p>0.04</text:p>
          </table:table-cell>
          <table:table-cell table:formula="of:=4*DEGREES([.U103]*SIN(2*RADIANS([.I103]))-2*[.K103]*SIN(RADIANS([.J103]))+4*[.K103]*[.U103]*SIN(RADIANS([.J103]))*COS(2*RADIANS([.I103]))-0.5*[.U103]*[.U103]*SIN(4*RADIANS([.I103]))-1.25*[.K103]*[.K103]*SIN(2*RADIANS([.J103])))" office:value-type="float" office:value="-1.80682262803629" calcext:value-type="float">
            <text:p>-1.81</text:p>
          </table:table-cell>
          <table:table-cell table:formula="of:=DEGREES(ACOS(COS(RADIANS(90.833))/(COS(RADIANS([.$B$3]))*COS(RADIANS([.T103])))-TAN(RADIANS([.$B$3]))*TAN(RADIANS([.T103]))))" office:value-type="float" office:value="112.610322814444" calcext:value-type="float">
            <text:p>112.61</text:p>
          </table:table-cell>
          <table:table-cell table:style-name="ce8" table:formula="of:=(720-4*[.$B$4]-[.V103]+[.$B$5]*60)/1440" office:value-type="float" office:value="0.501254737936136" calcext:value-type="float">
            <text:p>12:01:48</text:p>
          </table:table-cell>
          <table:table-cell table:style-name="ce8" table:formula="of:=[.X103]-[.W103]*4/1440" office:value-type="float" office:value="0.188448285673792" calcext:value-type="float">
            <text:p>4:31:22</text:p>
          </table:table-cell>
          <table:table-cell table:style-name="ce8" table:formula="of:=[.X103]+[.W103]*4/1440" office:value-type="float" office:value="0.814061190198481" calcext:value-type="float">
            <text:p>19:32:15</text:p>
          </table:table-cell>
          <table:table-cell table:style-name="ce11" table:formula="of:=8*[.W103]" office:value-type="float" office:value="900.882582515552" calcext:value-type="float">
            <text:p>900.88</text:p>
          </table:table-cell>
          <table:table-cell table:formula="of:=MOD([.E103]*1440+[.V103]+4*[.$B$4]-60*[.$B$5];1440)" office:value-type="float" office:value="610.193177371964" calcext:value-type="float">
            <text:p>610.19</text:p>
          </table:table-cell>
          <table:table-cell table:formula="of:=IF([.AB103]/4&lt;0;[.AB103]/4+180;[.AB103]/4-180)" office:value-type="float" office:value="-27.4517056570091" calcext:value-type="float">
            <text:p>-27.45</text:p>
          </table:table-cell>
          <table:table-cell table:formula="of:=DEGREES(ACOS(SIN(RADIANS([.$B$3]))*SIN(RADIANS([.T103]))+COS(RADIANS([.$B$3]))*COS(RADIANS([.T103]))*COS(RADIANS([.AC103]))))" office:value-type="float" office:value="28.4331062315532" calcext:value-type="float">
            <text:p>28.43</text:p>
          </table:table-cell>
          <table:table-cell table:formula="of:=90-[.AD103]" office:value-type="float" office:value="61.5668937684468" calcext:value-type="float">
            <text:p>61.57</text:p>
          </table:table-cell>
          <table:table-cell table:formula="of:=IF([.AE103]&gt;85;0;IF([.AE103]&gt;5;58.1/TAN(RADIANS([.AE103]))-0.07/POWER(TAN(RADIANS([.AE103]));3)+0.000086/POWER(TAN(RADIANS([.AE103]));5);IF([.AE103]&gt;-0.575;1735+[.AE103]*(-518.2+[.AE103]*(103.4+[.AE103]*(-12.79+[.AE103]*0.711)));-20.772/TAN(RADIANS([.AE103])))))/3600" office:value-type="float" office:value="0.0087352346387377" calcext:value-type="float">
            <text:p>0.01</text:p>
          </table:table-cell>
          <table:table-cell table:formula="of:=[.AE103]+[.AF103]" office:value-type="float" office:value="61.5756290030855" calcext:value-type="float">
            <text:p>61.58</text:p>
          </table:table-cell>
          <table:table-cell table:formula="of:=IF([.AC103]&gt;0;MOD(DEGREES(ACOS(((SIN(RADIANS([.$B$3]))*COS(RADIANS([.AD103])))-SIN(RADIANS([.T103])))/(COS(RADIANS([.$B$3]))*SIN(RADIANS([.AD103])))))+180;360);MOD(540-DEGREES(ACOS(((SIN(RADIANS([.$B$3]))*COS(RADIANS([.AD103])))-SIN(RADIANS([.T103])))/(COS(RADIANS([.$B$3]))*SIN(RADIANS([.AD103])))));360))" office:value-type="float" office:value="117.335738807679" calcext:value-type="float">
            <text:p>117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03]+0.1/24" office:value-type="float" office:value="0.429166666666666" calcext:value-type="float">
            <text:p>10:18:00</text:p>
          </table:table-cell>
          <table:table-cell table:style-name="ce9" table:formula="of:=[.D104]+2415018.5+[.E104]-[.$B$5]/24" office:value-type="float" office:value="2455369.22083333" calcext:value-type="float">
            <text:p>2455369.22</text:p>
          </table:table-cell>
          <table:table-cell table:style-name="ce10" table:formula="of:=([.F104]-2451545)/36525" office:value-type="float" office:value="0.104701460187083" calcext:value-type="float">
            <text:p>0.10470146</text:p>
          </table:table-cell>
          <table:table-cell/>
          <table:table-cell table:formula="of:=MOD(280.46646+[.G104]*(36000.76983+[.G104]*0.0003032);360)" office:value-type="float" office:value="89.7996323838825" calcext:value-type="float">
            <text:p>89.8</text:p>
          </table:table-cell>
          <table:table-cell table:formula="of:=357.52911+[.G104]*(35999.05029-0.0001537*[.G104])" office:value-type="float" office:value="4126.68223902631" calcext:value-type="float">
            <text:p>4126.68</text:p>
          </table:table-cell>
          <table:table-cell table:formula="of:=0.016708634-[.G104]*(0.000042037+0.0000001267*[.G104])" office:value-type="float" office:value="0.0167042312757826" calcext:value-type="float">
            <text:p>0.02</text:p>
          </table:table-cell>
          <table:table-cell table:formula="of:=SIN(RADIANS([.J104]))*(1.914602-[.G104]*(0.004817+0.000014*[.G104]))+SIN(RADIANS(2*[.J104]))*(0.019993-0.000101*[.G104])+SIN(RADIANS(3*[.J104]))*0.000289" office:value-type="float" office:value="0.432142234578063" calcext:value-type="float">
            <text:p>0.43</text:p>
          </table:table-cell>
          <table:table-cell table:formula="of:=[.I104]+[.L104]" office:value-type="float" office:value="90.2317746184605" calcext:value-type="float">
            <text:p>90.23</text:p>
          </table:table-cell>
          <table:table-cell table:formula="of:=[.J104]+[.L104]" office:value-type="float" office:value="4127.11438126089" calcext:value-type="float">
            <text:p>4127.11</text:p>
          </table:table-cell>
          <table:table-cell table:formula="of:=(1.000001018*(1-[.K104]*[.K104]))/(1+[.K104]*COS(RADIANS([.N104])))" office:value-type="float" office:value="1.01627050018326" calcext:value-type="float">
            <text:p>1.02</text:p>
          </table:table-cell>
          <table:table-cell table:formula="of:=[.M104]-0.00569-0.00478*SIN(RADIANS(125.04-1934.136*[.G104]))" office:value-type="float" office:value="90.2307507142515" calcext:value-type="float">
            <text:p>90.23</text:p>
          </table:table-cell>
          <table:table-cell table:formula="of:=23+(26+((21.448-[.G104]*(46.815+[.G104]*(0.00059-[.G104]*0.001813))))/60)/60" office:value-type="float" office:value="23.437929554654" calcext:value-type="float">
            <text:p>23.44</text:p>
          </table:table-cell>
          <table:table-cell table:formula="of:=[.Q104]+0.00256*COS(RADIANS(125.04-1934.136*[.G104]))" office:value-type="float" office:value="23.4384850854353" calcext:value-type="float">
            <text:p>23.44</text:p>
          </table:table-cell>
          <table:table-cell table:formula="of:=DEGREES(ATAN2(COS(RADIANS([.P104]));COS(RADIANS([.R104]))*SIN(RADIANS([.P104]))))" office:value-type="float" office:value="90.2515025437122" calcext:value-type="float">
            <text:p>90.25</text:p>
          </table:table-cell>
          <table:table-cell table:formula="of:=DEGREES(ASIN(SIN(RADIANS([.R104]))*SIN(RADIANS([.P104]))))" office:value-type="float" office:value="23.4382836397002" calcext:value-type="float">
            <text:p>23.44</text:p>
          </table:table-cell>
          <table:table-cell table:formula="of:=TAN(RADIANS([.R104]/2))*TAN(RADIANS([.R104]/2))" office:value-type="float" office:value="0.0430314854098267" calcext:value-type="float">
            <text:p>0.04</text:p>
          </table:table-cell>
          <table:table-cell table:formula="of:=4*DEGREES([.U104]*SIN(2*RADIANS([.I104]))-2*[.K104]*SIN(RADIANS([.J104]))+4*[.K104]*[.U104]*SIN(RADIANS([.J104]))*COS(2*RADIANS([.I104]))-0.5*[.U104]*[.U104]*SIN(4*RADIANS([.I104]))-1.25*[.K104]*[.K104]*SIN(2*RADIANS([.J104])))" office:value-type="float" office:value="-1.80772762996677" calcext:value-type="float">
            <text:p>-1.81</text:p>
          </table:table-cell>
          <table:table-cell table:formula="of:=DEGREES(ACOS(COS(RADIANS(90.833))/(COS(RADIANS([.$B$3]))*COS(RADIANS([.T104])))-TAN(RADIANS([.$B$3]))*TAN(RADIANS([.T104]))))" office:value-type="float" office:value="112.610315304215" calcext:value-type="float">
            <text:p>112.61</text:p>
          </table:table-cell>
          <table:table-cell table:style-name="ce8" table:formula="of:=(720-4*[.$B$4]-[.V104]+[.$B$5]*60)/1440" office:value-type="float" office:value="0.5012553664097" calcext:value-type="float">
            <text:p>12:01:48</text:p>
          </table:table-cell>
          <table:table-cell table:style-name="ce8" table:formula="of:=[.X104]-[.W104]*4/1440" office:value-type="float" office:value="0.188448935009102" calcext:value-type="float">
            <text:p>4:31:22</text:p>
          </table:table-cell>
          <table:table-cell table:style-name="ce8" table:formula="of:=[.X104]+[.W104]*4/1440" office:value-type="float" office:value="0.814061797810297" calcext:value-type="float">
            <text:p>19:32:15</text:p>
          </table:table-cell>
          <table:table-cell table:style-name="ce11" table:formula="of:=8*[.W104]" office:value-type="float" office:value="900.88252243372" calcext:value-type="float">
            <text:p>900.88</text:p>
          </table:table-cell>
          <table:table-cell table:formula="of:=MOD([.E104]*1440+[.V104]+4*[.$B$4]-60*[.$B$5];1440)" office:value-type="float" office:value="616.192272370032" calcext:value-type="float">
            <text:p>616.19</text:p>
          </table:table-cell>
          <table:table-cell table:formula="of:=IF([.AB104]/4&lt;0;[.AB104]/4+180;[.AB104]/4-180)" office:value-type="float" office:value="-25.9519319074919" calcext:value-type="float">
            <text:p>-25.95</text:p>
          </table:table-cell>
          <table:table-cell table:formula="of:=DEGREES(ACOS(SIN(RADIANS([.$B$3]))*SIN(RADIANS([.T104]))+COS(RADIANS([.$B$3]))*COS(RADIANS([.T104]))*COS(RADIANS([.AC104]))))" office:value-type="float" office:value="27.4218051369694" calcext:value-type="float">
            <text:p>27.42</text:p>
          </table:table-cell>
          <table:table-cell table:formula="of:=90-[.AD104]" office:value-type="float" office:value="62.5781948630306" calcext:value-type="float">
            <text:p>62.58</text:p>
          </table:table-cell>
          <table:table-cell table:formula="of:=IF([.AE104]&gt;85;0;IF([.AE104]&gt;5;58.1/TAN(RADIANS([.AE104]))-0.07/POWER(TAN(RADIANS([.AE104]));3)+0.000086/POWER(TAN(RADIANS([.AE104]));5);IF([.AE104]&gt;-0.575;1735+[.AE104]*(-518.2+[.AE104]*(103.4+[.AE104]*(-12.79+[.AE104]*0.711)));-20.772/TAN(RADIANS([.AE104])))))/3600" office:value-type="float" office:value="0.00837068444066987" calcext:value-type="float">
            <text:p>0.01</text:p>
          </table:table-cell>
          <table:table-cell table:formula="of:=[.AE104]+[.AF104]" office:value-type="float" office:value="62.5865655474713" calcext:value-type="float">
            <text:p>62.59</text:p>
          </table:table-cell>
          <table:table-cell table:formula="of:=IF([.AC104]&gt;0;MOD(DEGREES(ACOS(((SIN(RADIANS([.$B$3]))*COS(RADIANS([.AD104])))-SIN(RADIANS([.T104])))/(COS(RADIANS([.$B$3]))*SIN(RADIANS([.AD104])))))+180;360);MOD(540-DEGREES(ACOS(((SIN(RADIANS([.$B$3]))*COS(RADIANS([.AD104])))-SIN(RADIANS([.T104])))/(COS(RADIANS([.$B$3]))*SIN(RADIANS([.AD104])))));360))" office:value-type="float" office:value="119.328447290672" calcext:value-type="float">
            <text:p>119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04]+0.1/24" office:value-type="float" office:value="0.433333333333333" calcext:value-type="float">
            <text:p>10:24:00</text:p>
          </table:table-cell>
          <table:table-cell table:style-name="ce9" table:formula="of:=[.D105]+2415018.5+[.E105]-[.$B$5]/24" office:value-type="float" office:value="2455369.225" calcext:value-type="float">
            <text:p>2455369.23</text:p>
          </table:table-cell>
          <table:table-cell table:style-name="ce10" table:formula="of:=([.F105]-2451545)/36525" office:value-type="float" office:value="0.104701574264192" calcext:value-type="float">
            <text:p>0.10470157</text:p>
          </table:table-cell>
          <table:table-cell/>
          <table:table-cell table:formula="of:=MOD(280.46646+[.G105]*(36000.76983+[.G105]*0.0003032);360)" office:value-type="float" office:value="89.803739247634" calcext:value-type="float">
            <text:p>89.8</text:p>
          </table:table-cell>
          <table:table-cell table:formula="of:=357.52911+[.G105]*(35999.05029-0.0001537*[.G105])" office:value-type="float" office:value="4126.68634569389" calcext:value-type="float">
            <text:p>4126.69</text:p>
          </table:table-cell>
          <table:table-cell table:formula="of:=0.016708634-[.G105]*(0.000042037+0.0000001267*[.G105])" office:value-type="float" office:value="0.0167042312709841" calcext:value-type="float">
            <text:p>0.02</text:p>
          </table:table-cell>
          <table:table-cell table:formula="of:=SIN(RADIANS([.J105]))*(1.914602-[.G105]*(0.004817+0.000014*[.G105]))+SIN(RADIANS(2*[.J105]))*(0.019993-0.000101*[.G105])+SIN(RADIANS(3*[.J105]))*0.000289" office:value-type="float" office:value="0.43201124302502" calcext:value-type="float">
            <text:p>0.43</text:p>
          </table:table-cell>
          <table:table-cell table:formula="of:=[.I105]+[.L105]" office:value-type="float" office:value="90.235750490659" calcext:value-type="float">
            <text:p>90.24</text:p>
          </table:table-cell>
          <table:table-cell table:formula="of:=[.J105]+[.L105]" office:value-type="float" office:value="4127.11835693692" calcext:value-type="float">
            <text:p>4127.12</text:p>
          </table:table-cell>
          <table:table-cell table:formula="of:=(1.000001018*(1-[.K105]*[.K105]))/(1+[.K105]*COS(RADIANS([.N105])))" office:value-type="float" office:value="1.01627076717409" calcext:value-type="float">
            <text:p>1.02</text:p>
          </table:table-cell>
          <table:table-cell table:formula="of:=[.M105]-0.00569-0.00478*SIN(RADIANS(125.04-1934.136*[.G105]))" office:value-type="float" office:value="90.2347265904444" calcext:value-type="float">
            <text:p>90.23</text:p>
          </table:table-cell>
          <table:table-cell table:formula="of:=23+(26+((21.448-[.G105]*(46.815+[.G105]*(0.00059-[.G105]*0.001813))))/60)/60" office:value-type="float" office:value="23.4379295531705" calcext:value-type="float">
            <text:p>23.44</text:p>
          </table:table-cell>
          <table:table-cell table:formula="of:=[.Q105]+0.00256*COS(RADIANS(125.04-1934.136*[.G105]))" office:value-type="float" office:value="23.4384850743284" calcext:value-type="float">
            <text:p>23.44</text:p>
          </table:table-cell>
          <table:table-cell table:formula="of:=DEGREES(ATAN2(COS(RADIANS([.P105]));COS(RADIANS([.R105]))*SIN(RADIANS([.P105]))))" office:value-type="float" office:value="90.2558359685912" calcext:value-type="float">
            <text:p>90.26</text:p>
          </table:table-cell>
          <table:table-cell table:formula="of:=DEGREES(ASIN(SIN(RADIANS([.R105]))*SIN(RADIANS([.P105]))))" office:value-type="float" office:value="23.4382766269114" calcext:value-type="float">
            <text:p>23.44</text:p>
          </table:table-cell>
          <table:table-cell table:formula="of:=TAN(RADIANS([.R105]/2))*TAN(RADIANS([.R105]/2))" office:value-type="float" office:value="0.0430314853678836" calcext:value-type="float">
            <text:p>0.04</text:p>
          </table:table-cell>
          <table:table-cell table:formula="of:=4*DEGREES([.U105]*SIN(2*RADIANS([.I105]))-2*[.K105]*SIN(RADIANS([.J105]))+4*[.K105]*[.U105]*SIN(RADIANS([.J105]))*COS(2*RADIANS([.I105]))-0.5*[.U105]*[.U105]*SIN(4*RADIANS([.I105]))-1.25*[.K105]*[.K105]*SIN(2*RADIANS([.J105])))" office:value-type="float" office:value="-1.80863262113755" calcext:value-type="float">
            <text:p>-1.81</text:p>
          </table:table-cell>
          <table:table-cell table:formula="of:=DEGREES(ACOS(COS(RADIANS(90.833))/(COS(RADIANS([.$B$3]))*COS(RADIANS([.T105])))-TAN(RADIANS([.$B$3]))*TAN(RADIANS([.T105]))))" office:value-type="float" office:value="112.610307663676" calcext:value-type="float">
            <text:p>112.61</text:p>
          </table:table-cell>
          <table:table-cell table:style-name="ce8" table:formula="of:=(720-4*[.$B$4]-[.V105]+[.$B$5]*60)/1440" office:value-type="float" office:value="0.501255994875792" calcext:value-type="float">
            <text:p>12:01:49</text:p>
          </table:table-cell>
          <table:table-cell table:style-name="ce8" table:formula="of:=[.X105]-[.W105]*4/1440" office:value-type="float" office:value="0.188449584698913" calcext:value-type="float">
            <text:p>4:31:22</text:p>
          </table:table-cell>
          <table:table-cell table:style-name="ce8" table:formula="of:=[.X105]+[.W105]*4/1440" office:value-type="float" office:value="0.814062405052671" calcext:value-type="float">
            <text:p>19:32:15</text:p>
          </table:table-cell>
          <table:table-cell table:style-name="ce11" table:formula="of:=8*[.W105]" office:value-type="float" office:value="900.882461309411" calcext:value-type="float">
            <text:p>900.88</text:p>
          </table:table-cell>
          <table:table-cell table:formula="of:=MOD([.E105]*1440+[.V105]+4*[.$B$4]-60*[.$B$5];1440)" office:value-type="float" office:value="622.191367378862" calcext:value-type="float">
            <text:p>622.19</text:p>
          </table:table-cell>
          <table:table-cell table:formula="of:=IF([.AB105]/4&lt;0;[.AB105]/4+180;[.AB105]/4-180)" office:value-type="float" office:value="-24.4521581552845" calcext:value-type="float">
            <text:p>-24.45</text:p>
          </table:table-cell>
          <table:table-cell table:formula="of:=DEGREES(ACOS(SIN(RADIANS([.$B$3]))*SIN(RADIANS([.T105]))+COS(RADIANS([.$B$3]))*COS(RADIANS([.T105]))*COS(RADIANS([.AC105]))))" office:value-type="float" office:value="26.4306504849335" calcext:value-type="float">
            <text:p>26.43</text:p>
          </table:table-cell>
          <table:table-cell table:formula="of:=90-[.AD105]" office:value-type="float" office:value="63.5693495150665" calcext:value-type="float">
            <text:p>63.57</text:p>
          </table:table-cell>
          <table:table-cell table:formula="of:=IF([.AE105]&gt;85;0;IF([.AE105]&gt;5;58.1/TAN(RADIANS([.AE105]))-0.07/POWER(TAN(RADIANS([.AE105]));3)+0.000086/POWER(TAN(RADIANS([.AE105]));5);IF([.AE105]&gt;-0.575;1735+[.AE105]*(-518.2+[.AE105]*(103.4+[.AE105]*(-12.79+[.AE105]*0.711)));-20.772/TAN(RADIANS([.AE105])))))/3600" office:value-type="float" office:value="0.00801979048814221" calcext:value-type="float">
            <text:p>0.01</text:p>
          </table:table-cell>
          <table:table-cell table:formula="of:=[.AE105]+[.AF105]" office:value-type="float" office:value="63.5773693055546" calcext:value-type="float">
            <text:p>63.58</text:p>
          </table:table-cell>
          <table:table-cell table:formula="of:=IF([.AC105]&gt;0;MOD(DEGREES(ACOS(((SIN(RADIANS([.$B$3]))*COS(RADIANS([.AD105])))-SIN(RADIANS([.T105])))/(COS(RADIANS([.$B$3]))*SIN(RADIANS([.AD105])))))+180;360);MOD(540-DEGREES(ACOS(((SIN(RADIANS([.$B$3]))*COS(RADIANS([.AD105])))-SIN(RADIANS([.T105])))/(COS(RADIANS([.$B$3]))*SIN(RADIANS([.AD105])))));360))" office:value-type="float" office:value="121.436637370036" calcext:value-type="float">
            <text:p>121.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05]+0.1/24" office:value-type="float" office:value="0.4375" calcext:value-type="float">
            <text:p>10:30:00</text:p>
          </table:table-cell>
          <table:table-cell table:style-name="ce9" table:formula="of:=[.D106]+2415018.5+[.E106]-[.$B$5]/24" office:value-type="float" office:value="2455369.22916667" calcext:value-type="float">
            <text:p>2455369.23</text:p>
          </table:table-cell>
          <table:table-cell table:style-name="ce10" table:formula="of:=([.F106]-2451545)/36525" office:value-type="float" office:value="0.104701688341314" calcext:value-type="float">
            <text:p>0.10470169</text:p>
          </table:table-cell>
          <table:table-cell/>
          <table:table-cell table:formula="of:=MOD(280.46646+[.G106]*(36000.76983+[.G106]*0.0003032);360)" office:value-type="float" office:value="89.8078461118525" calcext:value-type="float">
            <text:p>89.81</text:p>
          </table:table-cell>
          <table:table-cell table:formula="of:=357.52911+[.G106]*(35999.05029-0.0001537*[.G106])" office:value-type="float" office:value="4126.69045236194" calcext:value-type="float">
            <text:p>4126.69</text:p>
          </table:table-cell>
          <table:table-cell table:formula="of:=0.016708634-[.G106]*(0.000042037+0.0000001267*[.G106])" office:value-type="float" office:value="0.0167042312661856" calcext:value-type="float">
            <text:p>0.02</text:p>
          </table:table-cell>
          <table:table-cell table:formula="of:=SIN(RADIANS([.J106]))*(1.914602-[.G106]*(0.004817+0.000014*[.G106]))+SIN(RADIANS(2*[.J106]))*(0.019993-0.000101*[.G106])+SIN(RADIANS(3*[.J106]))*0.000289" office:value-type="float" office:value="0.43188024936815" calcext:value-type="float">
            <text:p>0.43</text:p>
          </table:table-cell>
          <table:table-cell table:formula="of:=[.I106]+[.L106]" office:value-type="float" office:value="90.2397263612207" calcext:value-type="float">
            <text:p>90.24</text:p>
          </table:table-cell>
          <table:table-cell table:formula="of:=[.J106]+[.L106]" office:value-type="float" office:value="4127.12233261131" calcext:value-type="float">
            <text:p>4127.12</text:p>
          </table:table-cell>
          <table:table-cell table:formula="of:=(1.000001018*(1-[.K106]*[.K106]))/(1+[.K106]*COS(RADIANS([.N106])))" office:value-type="float" office:value="1.01627103408396" calcext:value-type="float">
            <text:p>1.02</text:p>
          </table:table-cell>
          <table:table-cell table:formula="of:=[.M106]-0.00569-0.00478*SIN(RADIANS(125.04-1934.136*[.G106]))" office:value-type="float" office:value="90.2387024650005" calcext:value-type="float">
            <text:p>90.24</text:p>
          </table:table-cell>
          <table:table-cell table:formula="of:=23+(26+((21.448-[.G106]*(46.815+[.G106]*(0.00059-[.G106]*0.001813))))/60)/60" office:value-type="float" office:value="23.4379295516871" calcext:value-type="float">
            <text:p>23.44</text:p>
          </table:table-cell>
          <table:table-cell table:formula="of:=[.Q106]+0.00256*COS(RADIANS(125.04-1934.136*[.G106]))" office:value-type="float" office:value="23.4384850632215" calcext:value-type="float">
            <text:p>23.44</text:p>
          </table:table-cell>
          <table:table-cell table:formula="of:=DEGREES(ATAN2(COS(RADIANS([.P106]));COS(RADIANS([.R106]))*SIN(RADIANS([.P106]))))" office:value-type="float" office:value="90.2601693912224" calcext:value-type="float">
            <text:p>90.26</text:p>
          </table:table-cell>
          <table:table-cell table:formula="of:=DEGREES(ASIN(SIN(RADIANS([.R106]))*SIN(RADIANS([.P106]))))" office:value-type="float" office:value="23.4382694945168" calcext:value-type="float">
            <text:p>23.44</text:p>
          </table:table-cell>
          <table:table-cell table:formula="of:=TAN(RADIANS([.R106]/2))*TAN(RADIANS([.R106]/2))" office:value-type="float" office:value="0.0430314853259405" calcext:value-type="float">
            <text:p>0.04</text:p>
          </table:table-cell>
          <table:table-cell table:formula="of:=4*DEGREES([.U106]*SIN(2*RADIANS([.I106]))-2*[.K106]*SIN(RADIANS([.J106]))+4*[.K106]*[.U106]*SIN(RADIANS([.J106]))*COS(2*RADIANS([.I106]))-0.5*[.U106]*[.U106]*SIN(4*RADIANS([.I106]))-1.25*[.K106]*[.K106]*SIN(2*RADIANS([.J106])))" office:value-type="float" office:value="-1.80953760172591" calcext:value-type="float">
            <text:p>-1.81</text:p>
          </table:table-cell>
          <table:table-cell table:formula="of:=DEGREES(ACOS(COS(RADIANS(90.833))/(COS(RADIANS([.$B$3]))*COS(RADIANS([.T106])))-TAN(RADIANS([.$B$3]))*TAN(RADIANS([.T106]))))" office:value-type="float" office:value="112.610299892827" calcext:value-type="float">
            <text:p>112.61</text:p>
          </table:table-cell>
          <table:table-cell table:style-name="ce8" table:formula="of:=(720-4*[.$B$4]-[.V106]+[.$B$5]*60)/1440" office:value-type="float" office:value="0.501256623334535" calcext:value-type="float">
            <text:p>12:01:49</text:p>
          </table:table-cell>
          <table:table-cell table:style-name="ce8" table:formula="of:=[.X106]-[.W106]*4/1440" office:value-type="float" office:value="0.188450234743349" calcext:value-type="float">
            <text:p>4:31:22</text:p>
          </table:table-cell>
          <table:table-cell table:style-name="ce8" table:formula="of:=[.X106]+[.W106]*4/1440" office:value-type="float" office:value="0.81406301192572" calcext:value-type="float">
            <text:p>19:32:15</text:p>
          </table:table-cell>
          <table:table-cell table:style-name="ce11" table:formula="of:=8*[.W106]" office:value-type="float" office:value="900.882399142614" calcext:value-type="float">
            <text:p>900.88</text:p>
          </table:table-cell>
          <table:table-cell table:formula="of:=MOD([.E106]*1440+[.V106]+4*[.$B$4]-60*[.$B$5];1440)" office:value-type="float" office:value="628.190462398274" calcext:value-type="float">
            <text:p>628.19</text:p>
          </table:table-cell>
          <table:table-cell table:formula="of:=IF([.AB106]/4&lt;0;[.AB106]/4+180;[.AB106]/4-180)" office:value-type="float" office:value="-22.9523844004315" calcext:value-type="float">
            <text:p>-22.95</text:p>
          </table:table-cell>
          <table:table-cell table:formula="of:=DEGREES(ACOS(SIN(RADIANS([.$B$3]))*SIN(RADIANS([.T106]))+COS(RADIANS([.$B$3]))*COS(RADIANS([.T106]))*COS(RADIANS([.AC106]))))" office:value-type="float" office:value="25.4622131527988" calcext:value-type="float">
            <text:p>25.46</text:p>
          </table:table-cell>
          <table:table-cell table:formula="of:=90-[.AD106]" office:value-type="float" office:value="64.5377868472012" calcext:value-type="float">
            <text:p>64.54</text:p>
          </table:table-cell>
          <table:table-cell table:formula="of:=IF([.AE106]&gt;85;0;IF([.AE106]&gt;5;58.1/TAN(RADIANS([.AE106]))-0.07/POWER(TAN(RADIANS([.AE106]));3)+0.000086/POWER(TAN(RADIANS([.AE106]));5);IF([.AE106]&gt;-0.575;1735+[.AE106]*(-518.2+[.AE106]*(103.4+[.AE106]*(-12.79+[.AE106]*0.711)));-20.772/TAN(RADIANS([.AE106])))))/3600" office:value-type="float" office:value="0.00768269535883928" calcext:value-type="float">
            <text:p>0.01</text:p>
          </table:table-cell>
          <table:table-cell table:formula="of:=[.AE106]+[.AF106]" office:value-type="float" office:value="64.5454695425601" calcext:value-type="float">
            <text:p>64.55</text:p>
          </table:table-cell>
          <table:table-cell table:formula="of:=IF([.AC106]&gt;0;MOD(DEGREES(ACOS(((SIN(RADIANS([.$B$3]))*COS(RADIANS([.AD106])))-SIN(RADIANS([.T106])))/(COS(RADIANS([.$B$3]))*SIN(RADIANS([.AD106])))))+180;360);MOD(540-DEGREES(ACOS(((SIN(RADIANS([.$B$3]))*COS(RADIANS([.AD106])))-SIN(RADIANS([.T106])))/(COS(RADIANS([.$B$3]))*SIN(RADIANS([.AD106])))));360))" office:value-type="float" office:value="123.671307589172" calcext:value-type="float">
            <text:p>123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06]+0.1/24" office:value-type="float" office:value="0.441666666666666" calcext:value-type="float">
            <text:p>10:36:00</text:p>
          </table:table-cell>
          <table:table-cell table:style-name="ce9" table:formula="of:=[.D107]+2415018.5+[.E107]-[.$B$5]/24" office:value-type="float" office:value="2455369.23333333" calcext:value-type="float">
            <text:p>2455369.23</text:p>
          </table:table-cell>
          <table:table-cell table:style-name="ce10" table:formula="of:=([.F107]-2451545)/36525" office:value-type="float" office:value="0.104701802418437" calcext:value-type="float">
            <text:p>0.10470180</text:p>
          </table:table-cell>
          <table:table-cell/>
          <table:table-cell table:formula="of:=MOD(280.46646+[.G107]*(36000.76983+[.G107]*0.0003032);360)" office:value-type="float" office:value="89.8119529761079" calcext:value-type="float">
            <text:p>89.81</text:p>
          </table:table-cell>
          <table:table-cell table:formula="of:=357.52911+[.G107]*(35999.05029-0.0001537*[.G107])" office:value-type="float" office:value="4126.69455903003" calcext:value-type="float">
            <text:p>4126.69</text:p>
          </table:table-cell>
          <table:table-cell table:formula="of:=0.016708634-[.G107]*(0.000042037+0.0000001267*[.G107])" office:value-type="float" office:value="0.0167042312613871" calcext:value-type="float">
            <text:p>0.02</text:p>
          </table:table-cell>
          <table:table-cell table:formula="of:=SIN(RADIANS([.J107]))*(1.914602-[.G107]*(0.004817+0.000014*[.G107]))+SIN(RADIANS(2*[.J107]))*(0.019993-0.000101*[.G107])+SIN(RADIANS(3*[.J107]))*0.000289" office:value-type="float" office:value="0.431749253621882" calcext:value-type="float">
            <text:p>0.43</text:p>
          </table:table-cell>
          <table:table-cell table:formula="of:=[.I107]+[.L107]" office:value-type="float" office:value="90.2437022297298" calcext:value-type="float">
            <text:p>90.24</text:p>
          </table:table-cell>
          <table:table-cell table:formula="of:=[.J107]+[.L107]" office:value-type="float" office:value="4127.12630828365" calcext:value-type="float">
            <text:p>4127.13</text:p>
          </table:table-cell>
          <table:table-cell table:formula="of:=(1.000001018*(1-[.K107]*[.K107]))/(1+[.K107]*COS(RADIANS([.N107])))" office:value-type="float" office:value="1.01627130091284" calcext:value-type="float">
            <text:p>1.02</text:p>
          </table:table-cell>
          <table:table-cell table:formula="of:=[.M107]-0.00569-0.00478*SIN(RADIANS(125.04-1934.136*[.G107]))" office:value-type="float" office:value="90.2426783375039" calcext:value-type="float">
            <text:p>90.24</text:p>
          </table:table-cell>
          <table:table-cell table:formula="of:=23+(26+((21.448-[.G107]*(46.815+[.G107]*(0.00059-[.G107]*0.001813))))/60)/60" office:value-type="float" office:value="23.4379295502036" calcext:value-type="float">
            <text:p>23.44</text:p>
          </table:table-cell>
          <table:table-cell table:formula="of:=[.Q107]+0.00256*COS(RADIANS(125.04-1934.136*[.G107]))" office:value-type="float" office:value="23.4384850521146" calcext:value-type="float">
            <text:p>23.44</text:p>
          </table:table-cell>
          <table:table-cell table:formula="of:=DEGREES(ATAN2(COS(RADIANS([.P107]));COS(RADIANS([.R107]))*SIN(RADIANS([.P107]))))" office:value-type="float" office:value="90.2645028111447" calcext:value-type="float">
            <text:p>90.26</text:p>
          </table:table-cell>
          <table:table-cell table:formula="of:=DEGREES(ASIN(SIN(RADIANS([.R107]))*SIN(RADIANS([.P107]))))" office:value-type="float" office:value="23.4382622425175" calcext:value-type="float">
            <text:p>23.44</text:p>
          </table:table-cell>
          <table:table-cell table:formula="of:=TAN(RADIANS([.R107]/2))*TAN(RADIANS([.R107]/2))" office:value-type="float" office:value="0.0430314852839974" calcext:value-type="float">
            <text:p>0.04</text:p>
          </table:table-cell>
          <table:table-cell table:formula="of:=4*DEGREES([.U107]*SIN(2*RADIANS([.I107]))-2*[.K107]*SIN(RADIANS([.J107]))+4*[.K107]*[.U107]*SIN(RADIANS([.J107]))*COS(2*RADIANS([.I107]))-0.5*[.U107]*[.U107]*SIN(4*RADIANS([.I107]))-1.25*[.K107]*[.K107]*SIN(2*RADIANS([.J107])))" office:value-type="float" office:value="-1.81044257160889" calcext:value-type="float">
            <text:p>-1.81</text:p>
          </table:table-cell>
          <table:table-cell table:formula="of:=DEGREES(ACOS(COS(RADIANS(90.833))/(COS(RADIANS([.$B$3]))*COS(RADIANS([.T107])))-TAN(RADIANS([.$B$3]))*TAN(RADIANS([.T107]))))" office:value-type="float" office:value="112.610291991667" calcext:value-type="float">
            <text:p>112.61</text:p>
          </table:table-cell>
          <table:table-cell table:style-name="ce8" table:formula="of:=(720-4*[.$B$4]-[.V107]+[.$B$5]*60)/1440" office:value-type="float" office:value="0.501257251785837" calcext:value-type="float">
            <text:p>12:01:49</text:p>
          </table:table-cell>
          <table:table-cell table:style-name="ce8" table:formula="of:=[.X107]-[.W107]*4/1440" office:value-type="float" office:value="0.188450885142317" calcext:value-type="float">
            <text:p>4:31:22</text:p>
          </table:table-cell>
          <table:table-cell table:style-name="ce8" table:formula="of:=[.X107]+[.W107]*4/1440" office:value-type="float" office:value="0.814063618429357" calcext:value-type="float">
            <text:p>19:32:15</text:p>
          </table:table-cell>
          <table:table-cell table:style-name="ce11" table:formula="of:=8*[.W107]" office:value-type="float" office:value="900.882335933338" calcext:value-type="float">
            <text:p>900.88</text:p>
          </table:table-cell>
          <table:table-cell table:formula="of:=MOD([.E107]*1440+[.V107]+4*[.$B$4]-60*[.$B$5];1440)" office:value-type="float" office:value="634.18955742839" calcext:value-type="float">
            <text:p>634.19</text:p>
          </table:table-cell>
          <table:table-cell table:formula="of:=IF([.AB107]/4&lt;0;[.AB107]/4+180;[.AB107]/4-180)" office:value-type="float" office:value="-21.4526106429024" calcext:value-type="float">
            <text:p>-21.45</text:p>
          </table:table-cell>
          <table:table-cell table:formula="of:=DEGREES(ACOS(SIN(RADIANS([.$B$3]))*SIN(RADIANS([.T107]))+COS(RADIANS([.$B$3]))*COS(RADIANS([.T107]))*COS(RADIANS([.AC107]))))" office:value-type="float" office:value="24.519396600868" calcext:value-type="float">
            <text:p>24.52</text:p>
          </table:table-cell>
          <table:table-cell table:formula="of:=90-[.AD107]" office:value-type="float" office:value="65.480603399132" calcext:value-type="float">
            <text:p>65.48</text:p>
          </table:table-cell>
          <table:table-cell table:formula="of:=IF([.AE107]&gt;85;0;IF([.AE107]&gt;5;58.1/TAN(RADIANS([.AE107]))-0.07/POWER(TAN(RADIANS([.AE107]));3)+0.000086/POWER(TAN(RADIANS([.AE107]));5);IF([.AE107]&gt;-0.575;1735+[.AE107]*(-518.2+[.AE107]*(103.4+[.AE107]*(-12.79+[.AE107]*0.711)));-20.772/TAN(RADIANS([.AE107])))))/3600" office:value-type="float" office:value="0.0073596698337913" calcext:value-type="float">
            <text:p>0.01</text:p>
          </table:table-cell>
          <table:table-cell table:formula="of:=[.AE107]+[.AF107]" office:value-type="float" office:value="65.4879630689658" calcext:value-type="float">
            <text:p>65.49</text:p>
          </table:table-cell>
          <table:table-cell table:formula="of:=IF([.AC107]&gt;0;MOD(DEGREES(ACOS(((SIN(RADIANS([.$B$3]))*COS(RADIANS([.AD107])))-SIN(RADIANS([.T107])))/(COS(RADIANS([.$B$3]))*SIN(RADIANS([.AD107])))))+180;360);MOD(540-DEGREES(ACOS(((SIN(RADIANS([.$B$3]))*COS(RADIANS([.AD107])))-SIN(RADIANS([.T107])))/(COS(RADIANS([.$B$3]))*SIN(RADIANS([.AD107])))));360))" office:value-type="float" office:value="126.044212421206" calcext:value-type="float">
            <text:p>126.0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07]+0.1/24" office:value-type="float" office:value="0.445833333333333" calcext:value-type="float">
            <text:p>10:42:00</text:p>
          </table:table-cell>
          <table:table-cell table:style-name="ce9" table:formula="of:=[.D108]+2415018.5+[.E108]-[.$B$5]/24" office:value-type="float" office:value="2455369.2375" calcext:value-type="float">
            <text:p>2455369.24</text:p>
          </table:table-cell>
          <table:table-cell table:style-name="ce10" table:formula="of:=([.F108]-2451545)/36525" office:value-type="float" office:value="0.104701916495546" calcext:value-type="float">
            <text:p>0.10470192</text:p>
          </table:table-cell>
          <table:table-cell/>
          <table:table-cell table:formula="of:=MOD(280.46646+[.G108]*(36000.76983+[.G108]*0.0003032);360)" office:value-type="float" office:value="89.8160598398595" calcext:value-type="float">
            <text:p>89.82</text:p>
          </table:table-cell>
          <table:table-cell table:formula="of:=357.52911+[.G108]*(35999.05029-0.0001537*[.G108])" office:value-type="float" office:value="4126.69866569761" calcext:value-type="float">
            <text:p>4126.7</text:p>
          </table:table-cell>
          <table:table-cell table:formula="of:=0.016708634-[.G108]*(0.000042037+0.0000001267*[.G108])" office:value-type="float" office:value="0.0167042312565886" calcext:value-type="float">
            <text:p>0.02</text:p>
          </table:table-cell>
          <table:table-cell table:formula="of:=SIN(RADIANS([.J108]))*(1.914602-[.G108]*(0.004817+0.000014*[.G108]))+SIN(RADIANS(2*[.J108]))*(0.019993-0.000101*[.G108])+SIN(RADIANS(3*[.J108]))*0.000289" office:value-type="float" office:value="0.431618255804044" calcext:value-type="float">
            <text:p>0.43</text:p>
          </table:table-cell>
          <table:table-cell table:formula="of:=[.I108]+[.L108]" office:value-type="float" office:value="90.2476780956635" calcext:value-type="float">
            <text:p>90.25</text:p>
          </table:table-cell>
          <table:table-cell table:formula="of:=[.J108]+[.L108]" office:value-type="float" office:value="4127.13028395341" calcext:value-type="float">
            <text:p>4127.13</text:p>
          </table:table-cell>
          <table:table-cell table:formula="of:=(1.000001018*(1-[.K108]*[.K108]))/(1+[.K108]*COS(RADIANS([.N108])))" office:value-type="float" office:value="1.01627156766068" calcext:value-type="float">
            <text:p>1.02</text:p>
          </table:table-cell>
          <table:table-cell table:formula="of:=[.M108]-0.00569-0.00478*SIN(RADIANS(125.04-1934.136*[.G108]))" office:value-type="float" office:value="90.2466542074318" calcext:value-type="float">
            <text:p>90.25</text:p>
          </table:table-cell>
          <table:table-cell table:formula="of:=23+(26+((21.448-[.G108]*(46.815+[.G108]*(0.00059-[.G108]*0.001813))))/60)/60" office:value-type="float" office:value="23.4379295487201" calcext:value-type="float">
            <text:p>23.44</text:p>
          </table:table-cell>
          <table:table-cell table:formula="of:=[.Q108]+0.00256*COS(RADIANS(125.04-1934.136*[.G108]))" office:value-type="float" office:value="23.4384850410077" calcext:value-type="float">
            <text:p>23.44</text:p>
          </table:table-cell>
          <table:table-cell table:formula="of:=DEGREES(ATAN2(COS(RADIANS([.P108]));COS(RADIANS([.R108]))*SIN(RADIANS([.P108]))))" office:value-type="float" office:value="90.2688362277803" calcext:value-type="float">
            <text:p>90.27</text:p>
          </table:table-cell>
          <table:table-cell table:formula="of:=DEGREES(ASIN(SIN(RADIANS([.R108]))*SIN(RADIANS([.P108]))))" office:value-type="float" office:value="23.4382548709145" calcext:value-type="float">
            <text:p>23.44</text:p>
          </table:table-cell>
          <table:table-cell table:formula="of:=TAN(RADIANS([.R108]/2))*TAN(RADIANS([.R108]/2))" office:value-type="float" office:value="0.0430314852420542" calcext:value-type="float">
            <text:p>0.04</text:p>
          </table:table-cell>
          <table:table-cell table:formula="of:=4*DEGREES([.U108]*SIN(2*RADIANS([.I108]))-2*[.K108]*SIN(RADIANS([.J108]))+4*[.K108]*[.U108]*SIN(RADIANS([.J108]))*COS(2*RADIANS([.I108]))-0.5*[.U108]*[.U108]*SIN(4*RADIANS([.I108]))-1.25*[.K108]*[.K108]*SIN(2*RADIANS([.J108])))" office:value-type="float" office:value="-1.81134753063865" calcext:value-type="float">
            <text:p>-1.81</text:p>
          </table:table-cell>
          <table:table-cell table:formula="of:=DEGREES(ACOS(COS(RADIANS(90.833))/(COS(RADIANS([.$B$3]))*COS(RADIANS([.T108])))-TAN(RADIANS([.$B$3]))*TAN(RADIANS([.T108]))))" office:value-type="float" office:value="112.610283960199" calcext:value-type="float">
            <text:p>112.61</text:p>
          </table:table-cell>
          <table:table-cell table:style-name="ce8" table:formula="of:=(720-4*[.$B$4]-[.V108]+[.$B$5]*60)/1440" office:value-type="float" office:value="0.50125788022961" calcext:value-type="float">
            <text:p>12:01:49</text:p>
          </table:table-cell>
          <table:table-cell table:style-name="ce8" table:formula="of:=[.X108]-[.W108]*4/1440" office:value-type="float" office:value="0.188451535895723" calcext:value-type="float">
            <text:p>4:31:22</text:p>
          </table:table-cell>
          <table:table-cell table:style-name="ce8" table:formula="of:=[.X108]+[.W108]*4/1440" office:value-type="float" office:value="0.814064224563496" calcext:value-type="float">
            <text:p>19:32:15</text:p>
          </table:table-cell>
          <table:table-cell table:style-name="ce11" table:formula="of:=8*[.W108]" office:value-type="float" office:value="900.882271681594" calcext:value-type="float">
            <text:p>900.88</text:p>
          </table:table-cell>
          <table:table-cell table:formula="of:=MOD([.E108]*1440+[.V108]+4*[.$B$4]-60*[.$B$5];1440)" office:value-type="float" office:value="640.188652469361" calcext:value-type="float">
            <text:p>640.19</text:p>
          </table:table-cell>
          <table:table-cell table:formula="of:=IF([.AB108]/4&lt;0;[.AB108]/4+180;[.AB108]/4-180)" office:value-type="float" office:value="-19.9528368826598" calcext:value-type="float">
            <text:p>-19.95</text:p>
          </table:table-cell>
          <table:table-cell table:formula="of:=DEGREES(ACOS(SIN(RADIANS([.$B$3]))*SIN(RADIANS([.T108]))+COS(RADIANS([.$B$3]))*COS(RADIANS([.T108]))*COS(RADIANS([.AC108]))))" office:value-type="float" office:value="23.6054754499924" calcext:value-type="float">
            <text:p>23.61</text:p>
          </table:table-cell>
          <table:table-cell table:formula="of:=90-[.AD108]" office:value-type="float" office:value="66.3945245500076" calcext:value-type="float">
            <text:p>66.39</text:p>
          </table:table-cell>
          <table:table-cell table:formula="of:=IF([.AE108]&gt;85;0;IF([.AE108]&gt;5;58.1/TAN(RADIANS([.AE108]))-0.07/POWER(TAN(RADIANS([.AE108]));3)+0.000086/POWER(TAN(RADIANS([.AE108]));5);IF([.AE108]&gt;-0.575;1735+[.AE108]*(-518.2+[.AE108]*(103.4+[.AE108]*(-12.79+[.AE108]*0.711)));-20.772/TAN(RADIANS([.AE108])))))/3600" office:value-type="float" office:value="0.00705112159193651" calcext:value-type="float">
            <text:p>0.01</text:p>
          </table:table-cell>
          <table:table-cell table:formula="of:=[.AE108]+[.AF108]" office:value-type="float" office:value="66.4015756715995" calcext:value-type="float">
            <text:p>66.4</text:p>
          </table:table-cell>
          <table:table-cell table:formula="of:=IF([.AC108]&gt;0;MOD(DEGREES(ACOS(((SIN(RADIANS([.$B$3]))*COS(RADIANS([.AD108])))-SIN(RADIANS([.T108])))/(COS(RADIANS([.$B$3]))*SIN(RADIANS([.AD108])))))+180;360);MOD(540-DEGREES(ACOS(((SIN(RADIANS([.$B$3]))*COS(RADIANS([.AD108])))-SIN(RADIANS([.T108])))/(COS(RADIANS([.$B$3]))*SIN(RADIANS([.AD108])))));360))" office:value-type="float" office:value="128.567740264205" calcext:value-type="float">
            <text:p>128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08]+0.1/24" office:value-type="float" office:value="0.45" calcext:value-type="float">
            <text:p>10:48:00</text:p>
          </table:table-cell>
          <table:table-cell table:style-name="ce9" table:formula="of:=[.D109]+2415018.5+[.E109]-[.$B$5]/24" office:value-type="float" office:value="2455369.24166667" calcext:value-type="float">
            <text:p>2455369.24</text:p>
          </table:table-cell>
          <table:table-cell table:style-name="ce10" table:formula="of:=([.F109]-2451545)/36525" office:value-type="float" office:value="0.104702030572668" calcext:value-type="float">
            <text:p>0.10470203</text:p>
          </table:table-cell>
          <table:table-cell/>
          <table:table-cell table:formula="of:=MOD(280.46646+[.G109]*(36000.76983+[.G109]*0.0003032);360)" office:value-type="float" office:value="89.8201667040789" calcext:value-type="float">
            <text:p>89.82</text:p>
          </table:table-cell>
          <table:table-cell table:formula="of:=357.52911+[.G109]*(35999.05029-0.0001537*[.G109])" office:value-type="float" office:value="4126.70277236566" calcext:value-type="float">
            <text:p>4126.7</text:p>
          </table:table-cell>
          <table:table-cell table:formula="of:=0.016708634-[.G109]*(0.000042037+0.0000001267*[.G109])" office:value-type="float" office:value="0.0167042312517901" calcext:value-type="float">
            <text:p>0.02</text:p>
          </table:table-cell>
          <table:table-cell table:formula="of:=SIN(RADIANS([.J109]))*(1.914602-[.G109]*(0.004817+0.000014*[.G109]))+SIN(RADIANS(2*[.J109]))*(0.019993-0.000101*[.G109])+SIN(RADIANS(3*[.J109]))*0.000289" office:value-type="float" office:value="0.431487255884338" calcext:value-type="float">
            <text:p>0.43</text:p>
          </table:table-cell>
          <table:table-cell table:formula="of:=[.I109]+[.L109]" office:value-type="float" office:value="90.2516539599633" calcext:value-type="float">
            <text:p>90.25</text:p>
          </table:table-cell>
          <table:table-cell table:formula="of:=[.J109]+[.L109]" office:value-type="float" office:value="4127.13425962154" calcext:value-type="float">
            <text:p>4127.13</text:p>
          </table:table-cell>
          <table:table-cell table:formula="of:=(1.000001018*(1-[.K109]*[.K109]))/(1+[.K109]*COS(RADIANS([.N109])))" office:value-type="float" office:value="1.01627183432754" calcext:value-type="float">
            <text:p>1.02</text:p>
          </table:table-cell>
          <table:table-cell table:formula="of:=[.M109]-0.00569-0.00478*SIN(RADIANS(125.04-1934.136*[.G109]))" office:value-type="float" office:value="90.2506300757257" calcext:value-type="float">
            <text:p>90.25</text:p>
          </table:table-cell>
          <table:table-cell table:formula="of:=23+(26+((21.448-[.G109]*(46.815+[.G109]*(0.00059-[.G109]*0.001813))))/60)/60" office:value-type="float" office:value="23.4379295472366" calcext:value-type="float">
            <text:p>23.44</text:p>
          </table:table-cell>
          <table:table-cell table:formula="of:=[.Q109]+0.00256*COS(RADIANS(125.04-1934.136*[.G109]))" office:value-type="float" office:value="23.4384850299008" calcext:value-type="float">
            <text:p>23.44</text:p>
          </table:table-cell>
          <table:table-cell table:formula="of:=DEGREES(ATAN2(COS(RADIANS([.P109]));COS(RADIANS([.R109]))*SIN(RADIANS([.P109]))))" office:value-type="float" office:value="90.2731696421477" calcext:value-type="float">
            <text:p>90.27</text:p>
          </table:table-cell>
          <table:table-cell table:formula="of:=DEGREES(ASIN(SIN(RADIANS([.R109]))*SIN(RADIANS([.P109]))))" office:value-type="float" office:value="23.4382473797064" calcext:value-type="float">
            <text:p>23.44</text:p>
          </table:table-cell>
          <table:table-cell table:formula="of:=TAN(RADIANS([.R109]/2))*TAN(RADIANS([.R109]/2))" office:value-type="float" office:value="0.043031485200111" calcext:value-type="float">
            <text:p>0.04</text:p>
          </table:table-cell>
          <table:table-cell table:formula="of:=4*DEGREES([.U109]*SIN(2*RADIANS([.I109]))-2*[.K109]*SIN(RADIANS([.J109]))+4*[.K109]*[.U109]*SIN(RADIANS([.J109]))*COS(2*RADIANS([.I109]))-0.5*[.U109]*[.U109]*SIN(4*RADIANS([.I109]))-1.25*[.K109]*[.K109]*SIN(2*RADIANS([.J109])))" office:value-type="float" office:value="-1.81225247900116" calcext:value-type="float">
            <text:p>-1.81</text:p>
          </table:table-cell>
          <table:table-cell table:formula="of:=DEGREES(ACOS(COS(RADIANS(90.833))/(COS(RADIANS([.$B$3]))*COS(RADIANS([.T109])))-TAN(RADIANS([.$B$3]))*TAN(RADIANS([.T109]))))" office:value-type="float" office:value="112.610275798421" calcext:value-type="float">
            <text:p>112.61</text:p>
          </table:table-cell>
          <table:table-cell table:style-name="ce8" table:formula="of:=(720-4*[.$B$4]-[.V109]+[.$B$5]*60)/1440" office:value-type="float" office:value="0.501258508665973" calcext:value-type="float">
            <text:p>12:01:49</text:p>
          </table:table-cell>
          <table:table-cell table:style-name="ce8" table:formula="of:=[.X109]-[.W109]*4/1440" office:value-type="float" office:value="0.188452187003692" calcext:value-type="float">
            <text:p>4:31:22</text:p>
          </table:table-cell>
          <table:table-cell table:style-name="ce8" table:formula="of:=[.X109]+[.W109]*4/1440" office:value-type="float" office:value="0.814064830328254" calcext:value-type="float">
            <text:p>19:32:15</text:p>
          </table:table-cell>
          <table:table-cell table:style-name="ce11" table:formula="of:=8*[.W109]" office:value-type="float" office:value="900.88220638737" calcext:value-type="float">
            <text:p>900.88</text:p>
          </table:table-cell>
          <table:table-cell table:formula="of:=MOD([.E109]*1440+[.V109]+4*[.$B$4]-60*[.$B$5];1440)" office:value-type="float" office:value="646.187747520999" calcext:value-type="float">
            <text:p>646.19</text:p>
          </table:table-cell>
          <table:table-cell table:formula="of:=IF([.AB109]/4&lt;0;[.AB109]/4+180;[.AB109]/4-180)" office:value-type="float" office:value="-18.4530631197503" calcext:value-type="float">
            <text:p>-18.45</text:p>
          </table:table-cell>
          <table:table-cell table:formula="of:=DEGREES(ACOS(SIN(RADIANS([.$B$3]))*SIN(RADIANS([.T109]))+COS(RADIANS([.$B$3]))*COS(RADIANS([.T109]))*COS(RADIANS([.AC109]))))" office:value-type="float" office:value="22.7241332079034" calcext:value-type="float">
            <text:p>22.72</text:p>
          </table:table-cell>
          <table:table-cell table:formula="of:=90-[.AD109]" office:value-type="float" office:value="67.2758667920966" calcext:value-type="float">
            <text:p>67.28</text:p>
          </table:table-cell>
          <table:table-cell table:formula="of:=IF([.AE109]&gt;85;0;IF([.AE109]&gt;5;58.1/TAN(RADIANS([.AE109]))-0.07/POWER(TAN(RADIANS([.AE109]));3)+0.000086/POWER(TAN(RADIANS([.AE109]));5);IF([.AE109]&gt;-0.575;1735+[.AE109]*(-518.2+[.AE109]*(103.4+[.AE109]*(-12.79+[.AE109]*0.711)));-20.772/TAN(RADIANS([.AE109])))))/3600" office:value-type="float" office:value="0.00675760410353107" calcext:value-type="float">
            <text:p>0.01</text:p>
          </table:table-cell>
          <table:table-cell table:formula="of:=[.AE109]+[.AF109]" office:value-type="float" office:value="67.2826243962001" calcext:value-type="float">
            <text:p>67.28</text:p>
          </table:table-cell>
          <table:table-cell table:formula="of:=IF([.AC109]&gt;0;MOD(DEGREES(ACOS(((SIN(RADIANS([.$B$3]))*COS(RADIANS([.AD109])))-SIN(RADIANS([.T109])))/(COS(RADIANS([.$B$3]))*SIN(RADIANS([.AD109])))))+180;360);MOD(540-DEGREES(ACOS(((SIN(RADIANS([.$B$3]))*COS(RADIANS([.AD109])))-SIN(RADIANS([.T109])))/(COS(RADIANS([.$B$3]))*SIN(RADIANS([.AD109])))));360))" office:value-type="float" office:value="131.254697646958" calcext:value-type="float">
            <text:p>131.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09]+0.1/24" office:value-type="float" office:value="0.454166666666666" calcext:value-type="float">
            <text:p>10:54:00</text:p>
          </table:table-cell>
          <table:table-cell table:style-name="ce9" table:formula="of:=[.D110]+2415018.5+[.E110]-[.$B$5]/24" office:value-type="float" office:value="2455369.24583333" calcext:value-type="float">
            <text:p>2455369.25</text:p>
          </table:table-cell>
          <table:table-cell table:style-name="ce10" table:formula="of:=([.F110]-2451545)/36525" office:value-type="float" office:value="0.104702144649777" calcext:value-type="float">
            <text:p>0.10470214</text:p>
          </table:table-cell>
          <table:table-cell/>
          <table:table-cell table:formula="of:=MOD(280.46646+[.G110]*(36000.76983+[.G110]*0.0003032);360)" office:value-type="float" office:value="89.8242735678296" calcext:value-type="float">
            <text:p>89.82</text:p>
          </table:table-cell>
          <table:table-cell table:formula="of:=357.52911+[.G110]*(35999.05029-0.0001537*[.G110])" office:value-type="float" office:value="4126.70687903323" calcext:value-type="float">
            <text:p>4126.71</text:p>
          </table:table-cell>
          <table:table-cell table:formula="of:=0.016708634-[.G110]*(0.000042037+0.0000001267*[.G110])" office:value-type="float" office:value="0.0167042312469917" calcext:value-type="float">
            <text:p>0.02</text:p>
          </table:table-cell>
          <table:table-cell table:formula="of:=SIN(RADIANS([.J110]))*(1.914602-[.G110]*(0.004817+0.000014*[.G110]))+SIN(RADIANS(2*[.J110]))*(0.019993-0.000101*[.G110])+SIN(RADIANS(3*[.J110]))*0.000289" office:value-type="float" office:value="0.431356253893192" calcext:value-type="float">
            <text:p>0.43</text:p>
          </table:table-cell>
          <table:table-cell table:formula="of:=[.I110]+[.L110]" office:value-type="float" office:value="90.2556298217227" calcext:value-type="float">
            <text:p>90.26</text:p>
          </table:table-cell>
          <table:table-cell table:formula="of:=[.J110]+[.L110]" office:value-type="float" office:value="4127.13823528713" calcext:value-type="float">
            <text:p>4127.14</text:p>
          </table:table-cell>
          <table:table-cell table:formula="of:=(1.000001018*(1-[.K110]*[.K110]))/(1+[.K110]*COS(RADIANS([.N110])))" office:value-type="float" office:value="1.01627210091338" calcext:value-type="float">
            <text:p>1.02</text:p>
          </table:table-cell>
          <table:table-cell table:formula="of:=[.M110]-0.00569-0.00478*SIN(RADIANS(125.04-1934.136*[.G110]))" office:value-type="float" office:value="90.2546059414793" calcext:value-type="float">
            <text:p>90.25</text:p>
          </table:table-cell>
          <table:table-cell table:formula="of:=23+(26+((21.448-[.G110]*(46.815+[.G110]*(0.00059-[.G110]*0.001813))))/60)/60" office:value-type="float" office:value="23.4379295457531" calcext:value-type="float">
            <text:p>23.44</text:p>
          </table:table-cell>
          <table:table-cell table:formula="of:=[.Q110]+0.00256*COS(RADIANS(125.04-1934.136*[.G110]))" office:value-type="float" office:value="23.4384850187939" calcext:value-type="float">
            <text:p>23.44</text:p>
          </table:table-cell>
          <table:table-cell table:formula="of:=DEGREES(ATAN2(COS(RADIANS([.P110]));COS(RADIANS([.R110]))*SIN(RADIANS([.P110]))))" office:value-type="float" office:value="90.2775030532511" calcext:value-type="float">
            <text:p>90.28</text:p>
          </table:table-cell>
          <table:table-cell table:formula="of:=DEGREES(ASIN(SIN(RADIANS([.R110]))*SIN(RADIANS([.P110]))))" office:value-type="float" office:value="23.4382397688952" calcext:value-type="float">
            <text:p>23.44</text:p>
          </table:table-cell>
          <table:table-cell table:formula="of:=TAN(RADIANS([.R110]/2))*TAN(RADIANS([.R110]/2))" office:value-type="float" office:value="0.0430314851581678" calcext:value-type="float">
            <text:p>0.04</text:p>
          </table:table-cell>
          <table:table-cell table:formula="of:=4*DEGREES([.U110]*SIN(2*RADIANS([.I110]))-2*[.K110]*SIN(RADIANS([.J110]))+4*[.K110]*[.U110]*SIN(RADIANS([.J110]))*COS(2*RADIANS([.I110]))-0.5*[.U110]*[.U110]*SIN(4*RADIANS([.I110]))-1.25*[.K110]*[.K110]*SIN(2*RADIANS([.J110])))" office:value-type="float" office:value="-1.81315741646115" calcext:value-type="float">
            <text:p>-1.81</text:p>
          </table:table-cell>
          <table:table-cell table:formula="of:=DEGREES(ACOS(COS(RADIANS(90.833))/(COS(RADIANS([.$B$3]))*COS(RADIANS([.T110])))-TAN(RADIANS([.$B$3]))*TAN(RADIANS([.T110]))))" office:value-type="float" office:value="112.610267506335" calcext:value-type="float">
            <text:p>112.61</text:p>
          </table:table-cell>
          <table:table-cell table:style-name="ce8" table:formula="of:=(720-4*[.$B$4]-[.V110]+[.$B$5]*60)/1440" office:value-type="float" office:value="0.501259137094766" calcext:value-type="float">
            <text:p>12:01:49</text:p>
          </table:table-cell>
          <table:table-cell table:style-name="ce8" table:formula="of:=[.X110]-[.W110]*4/1440" office:value-type="float" office:value="0.188452838466057" calcext:value-type="float">
            <text:p>4:31:22</text:p>
          </table:table-cell>
          <table:table-cell table:style-name="ce8" table:formula="of:=[.X110]+[.W110]*4/1440" office:value-type="float" office:value="0.814065435723475" calcext:value-type="float">
            <text:p>19:32:15</text:p>
          </table:table-cell>
          <table:table-cell table:style-name="ce11" table:formula="of:=8*[.W110]" office:value-type="float" office:value="900.882140050683" calcext:value-type="float">
            <text:p>900.88</text:p>
          </table:table-cell>
          <table:table-cell table:formula="of:=MOD([.E110]*1440+[.V110]+4*[.$B$4]-60*[.$B$5];1440)" office:value-type="float" office:value="652.186842583538" calcext:value-type="float">
            <text:p>652.19</text:p>
          </table:table-cell>
          <table:table-cell table:formula="of:=IF([.AB110]/4&lt;0;[.AB110]/4+180;[.AB110]/4-180)" office:value-type="float" office:value="-16.9532893541155" calcext:value-type="float">
            <text:p>-16.95</text:p>
          </table:table-cell>
          <table:table-cell table:formula="of:=DEGREES(ACOS(SIN(RADIANS([.$B$3]))*SIN(RADIANS([.T110]))+COS(RADIANS([.$B$3]))*COS(RADIANS([.T110]))*COS(RADIANS([.AC110]))))" office:value-type="float" office:value="21.8794958407394" calcext:value-type="float">
            <text:p>21.88</text:p>
          </table:table-cell>
          <table:table-cell table:formula="of:=90-[.AD110]" office:value-type="float" office:value="68.1205041592606" calcext:value-type="float">
            <text:p>68.12</text:p>
          </table:table-cell>
          <table:table-cell table:formula="of:=IF([.AE110]&gt;85;0;IF([.AE110]&gt;5;58.1/TAN(RADIANS([.AE110]))-0.07/POWER(TAN(RADIANS([.AE110]));3)+0.000086/POWER(TAN(RADIANS([.AE110]));5);IF([.AE110]&gt;-0.575;1735+[.AE110]*(-518.2+[.AE110]*(103.4+[.AE110]*(-12.79+[.AE110]*0.711)));-20.772/TAN(RADIANS([.AE110])))))/3600" office:value-type="float" office:value="0.00647982479933465" calcext:value-type="float">
            <text:p>0.01</text:p>
          </table:table-cell>
          <table:table-cell table:formula="of:=[.AE110]+[.AF110]" office:value-type="float" office:value="68.1269839840599" calcext:value-type="float">
            <text:p>68.13</text:p>
          </table:table-cell>
          <table:table-cell table:formula="of:=IF([.AC110]&gt;0;MOD(DEGREES(ACOS(((SIN(RADIANS([.$B$3]))*COS(RADIANS([.AD110])))-SIN(RADIANS([.T110])))/(COS(RADIANS([.$B$3]))*SIN(RADIANS([.AD110])))))+180;360);MOD(540-DEGREES(ACOS(((SIN(RADIANS([.$B$3]))*COS(RADIANS([.AD110])))-SIN(RADIANS([.T110])))/(COS(RADIANS([.$B$3]))*SIN(RADIANS([.AD110])))));360))" office:value-type="float" office:value="134.117966859037" calcext:value-type="float">
            <text:p>134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10]+0.1/24" office:value-type="float" office:value="0.458333333333333" calcext:value-type="float">
            <text:p>11:00:00</text:p>
          </table:table-cell>
          <table:table-cell table:style-name="ce9" table:formula="of:=[.D111]+2415018.5+[.E111]-[.$B$5]/24" office:value-type="float" office:value="2455369.25" calcext:value-type="float">
            <text:p>2455369.25</text:p>
          </table:table-cell>
          <table:table-cell table:style-name="ce10" table:formula="of:=([.F111]-2451545)/36525" office:value-type="float" office:value="0.104702258726899" calcext:value-type="float">
            <text:p>0.10470226</text:p>
          </table:table-cell>
          <table:table-cell/>
          <table:table-cell table:formula="of:=MOD(280.46646+[.G111]*(36000.76983+[.G111]*0.0003032);360)" office:value-type="float" office:value="89.8283804320486" calcext:value-type="float">
            <text:p>89.83</text:p>
          </table:table-cell>
          <table:table-cell table:formula="of:=357.52911+[.G111]*(35999.05029-0.0001537*[.G111])" office:value-type="float" office:value="4126.71098570128" calcext:value-type="float">
            <text:p>4126.71</text:p>
          </table:table-cell>
          <table:table-cell table:formula="of:=0.016708634-[.G111]*(0.000042037+0.0000001267*[.G111])" office:value-type="float" office:value="0.0167042312421932" calcext:value-type="float">
            <text:p>0.02</text:p>
          </table:table-cell>
          <table:table-cell table:formula="of:=SIN(RADIANS([.J111]))*(1.914602-[.G111]*(0.004817+0.000014*[.G111]))+SIN(RADIANS(2*[.J111]))*(0.019993-0.000101*[.G111])+SIN(RADIANS(3*[.J111]))*0.000289" office:value-type="float" office:value="0.43122524980137" calcext:value-type="float">
            <text:p>0.43</text:p>
          </table:table-cell>
          <table:table-cell table:formula="of:=[.I111]+[.L111]" office:value-type="float" office:value="90.2596056818499" calcext:value-type="float">
            <text:p>90.26</text:p>
          </table:table-cell>
          <table:table-cell table:formula="of:=[.J111]+[.L111]" office:value-type="float" office:value="4127.14221095108" calcext:value-type="float">
            <text:p>4127.14</text:p>
          </table:table-cell>
          <table:table-cell table:formula="of:=(1.000001018*(1-[.K111]*[.K111]))/(1+[.K111]*COS(RADIANS([.N111])))" office:value-type="float" office:value="1.01627236741824" calcext:value-type="float">
            <text:p>1.02</text:p>
          </table:table-cell>
          <table:table-cell table:formula="of:=[.M111]-0.00569-0.00478*SIN(RADIANS(125.04-1934.136*[.G111]))" office:value-type="float" office:value="90.2585818056005" calcext:value-type="float">
            <text:p>90.26</text:p>
          </table:table-cell>
          <table:table-cell table:formula="of:=23+(26+((21.448-[.G111]*(46.815+[.G111]*(0.00059-[.G111]*0.001813))))/60)/60" office:value-type="float" office:value="23.4379295442697" calcext:value-type="float">
            <text:p>23.44</text:p>
          </table:table-cell>
          <table:table-cell table:formula="of:=[.Q111]+0.00256*COS(RADIANS(125.04-1934.136*[.G111]))" office:value-type="float" office:value="23.4384850076869" calcext:value-type="float">
            <text:p>23.44</text:p>
          </table:table-cell>
          <table:table-cell table:formula="of:=DEGREES(ATAN2(COS(RADIANS([.P111]));COS(RADIANS([.R111]))*SIN(RADIANS([.P111]))))" office:value-type="float" office:value="90.2818364620724" calcext:value-type="float">
            <text:p>90.28</text:p>
          </table:table-cell>
          <table:table-cell table:formula="of:=DEGREES(ASIN(SIN(RADIANS([.R111]))*SIN(RADIANS([.P111]))))" office:value-type="float" office:value="23.4382320384794" calcext:value-type="float">
            <text:p>23.44</text:p>
          </table:table-cell>
          <table:table-cell table:formula="of:=TAN(RADIANS([.R111]/2))*TAN(RADIANS([.R111]/2))" office:value-type="float" office:value="0.0430314851162245" calcext:value-type="float">
            <text:p>0.04</text:p>
          </table:table-cell>
          <table:table-cell table:formula="of:=4*DEGREES([.U111]*SIN(2*RADIANS([.I111]))-2*[.K111]*SIN(RADIANS([.J111]))+4*[.K111]*[.U111]*SIN(RADIANS([.J111]))*COS(2*RADIANS([.I111]))-0.5*[.U111]*[.U111]*SIN(4*RADIANS([.I111]))-1.25*[.K111]*[.K111]*SIN(2*RADIANS([.J111])))" office:value-type="float" office:value="-1.81406234319679" calcext:value-type="float">
            <text:p>-1.81</text:p>
          </table:table-cell>
          <table:table-cell table:formula="of:=DEGREES(ACOS(COS(RADIANS(90.833))/(COS(RADIANS([.$B$3]))*COS(RADIANS([.T111])))-TAN(RADIANS([.$B$3]))*TAN(RADIANS([.T111]))))" office:value-type="float" office:value="112.61025908394" calcext:value-type="float">
            <text:p>112.61</text:p>
          </table:table-cell>
          <table:table-cell table:style-name="ce8" table:formula="of:=(720-4*[.$B$4]-[.V111]+[.$B$5]*60)/1440" office:value-type="float" office:value="0.501259765516111" calcext:value-type="float">
            <text:p>12:01:49</text:p>
          </table:table-cell>
          <table:table-cell table:style-name="ce8" table:formula="of:=[.X111]-[.W111]*4/1440" office:value-type="float" office:value="0.188453490282944" calcext:value-type="float">
            <text:p>4:31:22</text:p>
          </table:table-cell>
          <table:table-cell table:style-name="ce8" table:formula="of:=[.X111]+[.W111]*4/1440" office:value-type="float" office:value="0.814066040749277" calcext:value-type="float">
            <text:p>19:32:15</text:p>
          </table:table-cell>
          <table:table-cell table:style-name="ce11" table:formula="of:=8*[.W111]" office:value-type="float" office:value="900.88207267152" calcext:value-type="float">
            <text:p>900.88</text:p>
          </table:table-cell>
          <table:table-cell table:formula="of:=MOD([.E111]*1440+[.V111]+4*[.$B$4]-60*[.$B$5];1440)" office:value-type="float" office:value="658.185937656803" calcext:value-type="float">
            <text:p>658.19</text:p>
          </table:table-cell>
          <table:table-cell table:formula="of:=IF([.AB111]/4&lt;0;[.AB111]/4+180;[.AB111]/4-180)" office:value-type="float" office:value="-15.4535155857993" calcext:value-type="float">
            <text:p>-15.45</text:p>
          </table:table-cell>
          <table:table-cell table:formula="of:=DEGREES(ACOS(SIN(RADIANS([.$B$3]))*SIN(RADIANS([.T111]))+COS(RADIANS([.$B$3]))*COS(RADIANS([.T111]))*COS(RADIANS([.AC111]))))" office:value-type="float" office:value="21.0761562888359" calcext:value-type="float">
            <text:p>21.08</text:p>
          </table:table-cell>
          <table:table-cell table:formula="of:=90-[.AD111]" office:value-type="float" office:value="68.9238437111641" calcext:value-type="float">
            <text:p>68.92</text:p>
          </table:table-cell>
          <table:table-cell table:formula="of:=IF([.AE111]&gt;85;0;IF([.AE111]&gt;5;58.1/TAN(RADIANS([.AE111]))-0.07/POWER(TAN(RADIANS([.AE111]));3)+0.000086/POWER(TAN(RADIANS([.AE111]));5);IF([.AE111]&gt;-0.575;1735+[.AE111]*(-518.2+[.AE111]*(103.4+[.AE111]*(-12.79+[.AE111]*0.711)));-20.772/TAN(RADIANS([.AE111])))))/3600" office:value-type="float" office:value="0.00621865115077102" calcext:value-type="float">
            <text:p>0.01</text:p>
          </table:table-cell>
          <table:table-cell table:formula="of:=[.AE111]+[.AF111]" office:value-type="float" office:value="68.9300623623149" calcext:value-type="float">
            <text:p>68.93</text:p>
          </table:table-cell>
          <table:table-cell table:formula="of:=IF([.AC111]&gt;0;MOD(DEGREES(ACOS(((SIN(RADIANS([.$B$3]))*COS(RADIANS([.AD111])))-SIN(RADIANS([.T111])))/(COS(RADIANS([.$B$3]))*SIN(RADIANS([.AD111])))))+180;360);MOD(540-DEGREES(ACOS(((SIN(RADIANS([.$B$3]))*COS(RADIANS([.AD111])))-SIN(RADIANS([.T111])))/(COS(RADIANS([.$B$3]))*SIN(RADIANS([.AD111])))));360))" office:value-type="float" office:value="137.169999908704" calcext:value-type="float">
            <text:p>137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11]+0.1/24" office:value-type="float" office:value="0.4625" calcext:value-type="float">
            <text:p>11:06:00</text:p>
          </table:table-cell>
          <table:table-cell table:style-name="ce9" table:formula="of:=[.D112]+2415018.5+[.E112]-[.$B$5]/24" office:value-type="float" office:value="2455369.25416667" calcext:value-type="float">
            <text:p>2455369.25</text:p>
          </table:table-cell>
          <table:table-cell table:style-name="ce10" table:formula="of:=([.F112]-2451545)/36525" office:value-type="float" office:value="0.104702372804009" calcext:value-type="float">
            <text:p>0.10470237</text:p>
          </table:table-cell>
          <table:table-cell/>
          <table:table-cell table:formula="of:=MOD(280.46646+[.G112]*(36000.76983+[.G112]*0.0003032);360)" office:value-type="float" office:value="89.8324872958365" calcext:value-type="float">
            <text:p>89.83</text:p>
          </table:table-cell>
          <table:table-cell table:formula="of:=357.52911+[.G112]*(35999.05029-0.0001537*[.G112])" office:value-type="float" office:value="4126.7150923689" calcext:value-type="float">
            <text:p>4126.72</text:p>
          </table:table-cell>
          <table:table-cell table:formula="of:=0.016708634-[.G112]*(0.000042037+0.0000001267*[.G112])" office:value-type="float" office:value="0.0167042312373947" calcext:value-type="float">
            <text:p>0.02</text:p>
          </table:table-cell>
          <table:table-cell table:formula="of:=SIN(RADIANS([.J112]))*(1.914602-[.G112]*(0.004817+0.000014*[.G112]))+SIN(RADIANS(2*[.J112]))*(0.019993-0.000101*[.G112])+SIN(RADIANS(3*[.J112]))*0.000289" office:value-type="float" office:value="0.431094243638261" calcext:value-type="float">
            <text:p>0.43</text:p>
          </table:table-cell>
          <table:table-cell table:formula="of:=[.I112]+[.L112]" office:value-type="float" office:value="90.2635815394747" calcext:value-type="float">
            <text:p>90.26</text:p>
          </table:table-cell>
          <table:table-cell table:formula="of:=[.J112]+[.L112]" office:value-type="float" office:value="4127.14618661254" calcext:value-type="float">
            <text:p>4127.15</text:p>
          </table:table-cell>
          <table:table-cell table:formula="of:=(1.000001018*(1-[.K112]*[.K112]))/(1+[.K112]*COS(RADIANS([.N112])))" office:value-type="float" office:value="1.01627263384207" calcext:value-type="float">
            <text:p>1.02</text:p>
          </table:table-cell>
          <table:table-cell table:formula="of:=[.M112]-0.00569-0.00478*SIN(RADIANS(125.04-1934.136*[.G112]))" office:value-type="float" office:value="90.2625576672192" calcext:value-type="float">
            <text:p>90.26</text:p>
          </table:table-cell>
          <table:table-cell table:formula="of:=23+(26+((21.448-[.G112]*(46.815+[.G112]*(0.00059-[.G112]*0.001813))))/60)/60" office:value-type="float" office:value="23.4379295427862" calcext:value-type="float">
            <text:p>23.44</text:p>
          </table:table-cell>
          <table:table-cell table:formula="of:=[.Q112]+0.00256*COS(RADIANS(125.04-1934.136*[.G112]))" office:value-type="float" office:value="23.43848499658" calcext:value-type="float">
            <text:p>23.44</text:p>
          </table:table-cell>
          <table:table-cell table:formula="of:=DEGREES(ATAN2(COS(RADIANS([.P112]));COS(RADIANS([.R112]))*SIN(RADIANS([.P112]))))" office:value-type="float" office:value="90.2861698676552" calcext:value-type="float">
            <text:p>90.29</text:p>
          </table:table-cell>
          <table:table-cell table:formula="of:=DEGREES(ASIN(SIN(RADIANS([.R112]))*SIN(RADIANS([.P112]))))" office:value-type="float" office:value="23.4382241884609" calcext:value-type="float">
            <text:p>23.44</text:p>
          </table:table-cell>
          <table:table-cell table:formula="of:=TAN(RADIANS([.R112]/2))*TAN(RADIANS([.R112]/2))" office:value-type="float" office:value="0.0430314850742812" calcext:value-type="float">
            <text:p>0.04</text:p>
          </table:table-cell>
          <table:table-cell table:formula="of:=4*DEGREES([.U112]*SIN(2*RADIANS([.I112]))-2*[.K112]*SIN(RADIANS([.J112]))+4*[.K112]*[.U112]*SIN(RADIANS([.J112]))*COS(2*RADIANS([.I112]))-0.5*[.U112]*[.U112]*SIN(4*RADIANS([.I112]))-1.25*[.K112]*[.K112]*SIN(2*RADIANS([.J112])))" office:value-type="float" office:value="-1.8149672589817" calcext:value-type="float">
            <text:p>-1.81</text:p>
          </table:table-cell>
          <table:table-cell table:formula="of:=DEGREES(ACOS(COS(RADIANS(90.833))/(COS(RADIANS([.$B$3]))*COS(RADIANS([.T112])))-TAN(RADIANS([.$B$3]))*TAN(RADIANS([.T112]))))" office:value-type="float" office:value="112.610250531237" calcext:value-type="float">
            <text:p>112.61</text:p>
          </table:table-cell>
          <table:table-cell table:style-name="ce8" table:formula="of:=(720-4*[.$B$4]-[.V112]+[.$B$5]*60)/1440" office:value-type="float" office:value="0.501260393929847" calcext:value-type="float">
            <text:p>12:01:49</text:p>
          </table:table-cell>
          <table:table-cell table:style-name="ce8" table:formula="of:=[.X112]-[.W112]*4/1440" office:value-type="float" office:value="0.188454142454187" calcext:value-type="float">
            <text:p>4:31:22</text:p>
          </table:table-cell>
          <table:table-cell table:style-name="ce8" table:formula="of:=[.X112]+[.W112]*4/1440" office:value-type="float" office:value="0.814066645405506" calcext:value-type="float">
            <text:p>19:32:15</text:p>
          </table:table-cell>
          <table:table-cell table:style-name="ce11" table:formula="of:=8*[.W112]" office:value-type="float" office:value="900.882004249899" calcext:value-type="float">
            <text:p>900.88</text:p>
          </table:table-cell>
          <table:table-cell table:formula="of:=MOD([.E112]*1440+[.V112]+4*[.$B$4]-60*[.$B$5];1440)" office:value-type="float" office:value="664.185032741018" calcext:value-type="float">
            <text:p>664.19</text:p>
          </table:table-cell>
          <table:table-cell table:formula="of:=IF([.AB112]/4&lt;0;[.AB112]/4+180;[.AB112]/4-180)" office:value-type="float" office:value="-13.9537418147454" calcext:value-type="float">
            <text:p>-13.95</text:p>
          </table:table-cell>
          <table:table-cell table:formula="of:=DEGREES(ACOS(SIN(RADIANS([.$B$3]))*SIN(RADIANS([.T112]))+COS(RADIANS([.$B$3]))*COS(RADIANS([.T112]))*COS(RADIANS([.AC112]))))" office:value-type="float" office:value="20.3191830782229" calcext:value-type="float">
            <text:p>20.32</text:p>
          </table:table-cell>
          <table:table-cell table:formula="of:=90-[.AD112]" office:value-type="float" office:value="69.6808169217771" calcext:value-type="float">
            <text:p>69.68</text:p>
          </table:table-cell>
          <table:table-cell table:formula="of:=IF([.AE112]&gt;85;0;IF([.AE112]&gt;5;58.1/TAN(RADIANS([.AE112]))-0.07/POWER(TAN(RADIANS([.AE112]));3)+0.000086/POWER(TAN(RADIANS([.AE112]));5);IF([.AE112]&gt;-0.575;1735+[.AE112]*(-518.2+[.AE112]*(103.4+[.AE112]*(-12.79+[.AE112]*0.711)));-20.772/TAN(RADIANS([.AE112])))))/3600" office:value-type="float" office:value="0.0059751127534591" calcext:value-type="float">
            <text:p>0.01</text:p>
          </table:table-cell>
          <table:table-cell table:formula="of:=[.AE112]+[.AF112]" office:value-type="float" office:value="69.6867920345306" calcext:value-type="float">
            <text:p>69.69</text:p>
          </table:table-cell>
          <table:table-cell table:formula="of:=IF([.AC112]&gt;0;MOD(DEGREES(ACOS(((SIN(RADIANS([.$B$3]))*COS(RADIANS([.AD112])))-SIN(RADIANS([.T112])))/(COS(RADIANS([.$B$3]))*SIN(RADIANS([.AD112])))))+180;360);MOD(540-DEGREES(ACOS(((SIN(RADIANS([.$B$3]))*COS(RADIANS([.AD112])))-SIN(RADIANS([.T112])))/(COS(RADIANS([.$B$3]))*SIN(RADIANS([.AD112])))));360))" office:value-type="float" office:value="140.422111632639" calcext:value-type="float">
            <text:p>140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12]+0.1/24" office:value-type="float" office:value="0.466666666666666" calcext:value-type="float">
            <text:p>11:12:00</text:p>
          </table:table-cell>
          <table:table-cell table:style-name="ce9" table:formula="of:=[.D113]+2415018.5+[.E113]-[.$B$5]/24" office:value-type="float" office:value="2455369.25833333" calcext:value-type="float">
            <text:p>2455369.26</text:p>
          </table:table-cell>
          <table:table-cell table:style-name="ce10" table:formula="of:=([.F113]-2451545)/36525" office:value-type="float" office:value="0.104702486881131" calcext:value-type="float">
            <text:p>0.10470249</text:p>
          </table:table-cell>
          <table:table-cell/>
          <table:table-cell table:formula="of:=MOD(280.46646+[.G113]*(36000.76983+[.G113]*0.0003032);360)" office:value-type="float" office:value="89.8365941600559" calcext:value-type="float">
            <text:p>89.84</text:p>
          </table:table-cell>
          <table:table-cell table:formula="of:=357.52911+[.G113]*(35999.05029-0.0001537*[.G113])" office:value-type="float" office:value="4126.71919903695" calcext:value-type="float">
            <text:p>4126.72</text:p>
          </table:table-cell>
          <table:table-cell table:formula="of:=0.016708634-[.G113]*(0.000042037+0.0000001267*[.G113])" office:value-type="float" office:value="0.0167042312325962" calcext:value-type="float">
            <text:p>0.02</text:p>
          </table:table-cell>
          <table:table-cell table:formula="of:=SIN(RADIANS([.J113]))*(1.914602-[.G113]*(0.004817+0.000014*[.G113]))+SIN(RADIANS(2*[.J113]))*(0.019993-0.000101*[.G113])+SIN(RADIANS(3*[.J113]))*0.000289" office:value-type="float" office:value="0.430963235376943" calcext:value-type="float">
            <text:p>0.43</text:p>
          </table:table-cell>
          <table:table-cell table:formula="of:=[.I113]+[.L113]" office:value-type="float" office:value="90.2675573954329" calcext:value-type="float">
            <text:p>90.27</text:p>
          </table:table-cell>
          <table:table-cell table:formula="of:=[.J113]+[.L113]" office:value-type="float" office:value="4127.15016227233" calcext:value-type="float">
            <text:p>4127.15</text:p>
          </table:table-cell>
          <table:table-cell table:formula="of:=(1.000001018*(1-[.K113]*[.K113]))/(1+[.K113]*COS(RADIANS([.N113])))" office:value-type="float" office:value="1.01627290018492" calcext:value-type="float">
            <text:p>1.02</text:p>
          </table:table-cell>
          <table:table-cell table:formula="of:=[.M113]-0.00569-0.00478*SIN(RADIANS(125.04-1934.136*[.G113]))" office:value-type="float" office:value="90.2665335271713" calcext:value-type="float">
            <text:p>90.27</text:p>
          </table:table-cell>
          <table:table-cell table:formula="of:=23+(26+((21.448-[.G113]*(46.815+[.G113]*(0.00059-[.G113]*0.001813))))/60)/60" office:value-type="float" office:value="23.4379295413027" calcext:value-type="float">
            <text:p>23.44</text:p>
          </table:table-cell>
          <table:table-cell table:formula="of:=[.Q113]+0.00256*COS(RADIANS(125.04-1934.136*[.G113]))" office:value-type="float" office:value="23.438484985473" calcext:value-type="float">
            <text:p>23.44</text:p>
          </table:table-cell>
          <table:table-cell table:formula="of:=DEGREES(ATAN2(COS(RADIANS([.P113]));COS(RADIANS([.R113]))*SIN(RADIANS([.P113]))))" office:value-type="float" office:value="90.2905032709028" calcext:value-type="float">
            <text:p>90.29</text:p>
          </table:table-cell>
          <table:table-cell table:formula="of:=DEGREES(ASIN(SIN(RADIANS([.R113]))*SIN(RADIANS([.P113]))))" office:value-type="float" office:value="23.4382162188382" calcext:value-type="float">
            <text:p>23.44</text:p>
          </table:table-cell>
          <table:table-cell table:formula="of:=TAN(RADIANS([.R113]/2))*TAN(RADIANS([.R113]/2))" office:value-type="float" office:value="0.0430314850323379" calcext:value-type="float">
            <text:p>0.04</text:p>
          </table:table-cell>
          <table:table-cell table:formula="of:=4*DEGREES([.U113]*SIN(2*RADIANS([.I113]))-2*[.K113]*SIN(RADIANS([.J113]))+4*[.K113]*[.U113]*SIN(RADIANS([.J113]))*COS(2*RADIANS([.I113]))-0.5*[.U113]*[.U113]*SIN(4*RADIANS([.I113]))-1.25*[.K113]*[.K113]*SIN(2*RADIANS([.J113])))" office:value-type="float" office:value="-1.81587216397731" calcext:value-type="float">
            <text:p>-1.82</text:p>
          </table:table-cell>
          <table:table-cell table:formula="of:=DEGREES(ACOS(COS(RADIANS(90.833))/(COS(RADIANS([.$B$3]))*COS(RADIANS([.T113])))-TAN(RADIANS([.$B$3]))*TAN(RADIANS([.T113]))))" office:value-type="float" office:value="112.610241848226" calcext:value-type="float">
            <text:p>112.61</text:p>
          </table:table-cell>
          <table:table-cell table:style-name="ce8" table:formula="of:=(720-4*[.$B$4]-[.V113]+[.$B$5]*60)/1440" office:value-type="float" office:value="0.501261022336094" calcext:value-type="float">
            <text:p>12:01:49</text:p>
          </table:table-cell>
          <table:table-cell table:style-name="ce8" table:formula="of:=[.X113]-[.W113]*4/1440" office:value-type="float" office:value="0.18845479497991" calcext:value-type="float">
            <text:p>4:31:22</text:p>
          </table:table-cell>
          <table:table-cell table:style-name="ce8" table:formula="of:=[.X113]+[.W113]*4/1440" office:value-type="float" office:value="0.814067249692278" calcext:value-type="float">
            <text:p>19:32:15</text:p>
          </table:table-cell>
          <table:table-cell table:style-name="ce11" table:formula="of:=8*[.W113]" office:value-type="float" office:value="900.881934785809" calcext:value-type="float">
            <text:p>900.88</text:p>
          </table:table-cell>
          <table:table-cell table:formula="of:=MOD([.E113]*1440+[.V113]+4*[.$B$4]-60*[.$B$5];1440)" office:value-type="float" office:value="670.184127836022" calcext:value-type="float">
            <text:p>670.18</text:p>
          </table:table-cell>
          <table:table-cell table:formula="of:=IF([.AB113]/4&lt;0;[.AB113]/4+180;[.AB113]/4-180)" office:value-type="float" office:value="-12.4539680409946" calcext:value-type="float">
            <text:p>-12.45</text:p>
          </table:table-cell>
          <table:table-cell table:formula="of:=DEGREES(ACOS(SIN(RADIANS([.$B$3]))*SIN(RADIANS([.T113]))+COS(RADIANS([.$B$3]))*COS(RADIANS([.T113]))*COS(RADIANS([.AC113]))))" office:value-type="float" office:value="19.6141040589645" calcext:value-type="float">
            <text:p>19.61</text:p>
          </table:table-cell>
          <table:table-cell table:formula="of:=90-[.AD113]" office:value-type="float" office:value="70.3858959410355" calcext:value-type="float">
            <text:p>70.39</text:p>
          </table:table-cell>
          <table:table-cell table:formula="of:=IF([.AE113]&gt;85;0;IF([.AE113]&gt;5;58.1/TAN(RADIANS([.AE113]))-0.07/POWER(TAN(RADIANS([.AE113]));3)+0.000086/POWER(TAN(RADIANS([.AE113]));5);IF([.AE113]&gt;-0.575;1735+[.AE113]*(-518.2+[.AE113]*(103.4+[.AE113]*(-12.79+[.AE113]*0.711)));-20.772/TAN(RADIANS([.AE113])))))/3600" office:value-type="float" office:value="0.00575039691107618" calcext:value-type="float">
            <text:p>0.01</text:p>
          </table:table-cell>
          <table:table-cell table:formula="of:=[.AE113]+[.AF113]" office:value-type="float" office:value="70.3916463379466" calcext:value-type="float">
            <text:p>70.39</text:p>
          </table:table-cell>
          <table:table-cell table:formula="of:=IF([.AC113]&gt;0;MOD(DEGREES(ACOS(((SIN(RADIANS([.$B$3]))*COS(RADIANS([.AD113])))-SIN(RADIANS([.T113])))/(COS(RADIANS([.$B$3]))*SIN(RADIANS([.AD113])))))+180;360);MOD(540-DEGREES(ACOS(((SIN(RADIANS([.$B$3]))*COS(RADIANS([.AD113])))-SIN(RADIANS([.T113])))/(COS(RADIANS([.$B$3]))*SIN(RADIANS([.AD113])))));360))" office:value-type="float" office:value="143.883543012357" calcext:value-type="float">
            <text:p>143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13]+0.1/24" office:value-type="float" office:value="0.470833333333333" calcext:value-type="float">
            <text:p>11:18:00</text:p>
          </table:table-cell>
          <table:table-cell table:style-name="ce9" table:formula="of:=[.D114]+2415018.5+[.E114]-[.$B$5]/24" office:value-type="float" office:value="2455369.2625" calcext:value-type="float">
            <text:p>2455369.26</text:p>
          </table:table-cell>
          <table:table-cell table:style-name="ce10" table:formula="of:=([.F114]-2451545)/36525" office:value-type="float" office:value="0.10470260095824" calcext:value-type="float">
            <text:p>0.10470260</text:p>
          </table:table-cell>
          <table:table-cell/>
          <table:table-cell table:formula="of:=MOD(280.46646+[.G114]*(36000.76983+[.G114]*0.0003032);360)" office:value-type="float" office:value="89.8407010238057" calcext:value-type="float">
            <text:p>89.84</text:p>
          </table:table-cell>
          <table:table-cell table:formula="of:=357.52911+[.G114]*(35999.05029-0.0001537*[.G114])" office:value-type="float" office:value="4126.72330570453" calcext:value-type="float">
            <text:p>4126.72</text:p>
          </table:table-cell>
          <table:table-cell table:formula="of:=0.016708634-[.G114]*(0.000042037+0.0000001267*[.G114])" office:value-type="float" office:value="0.0167042312277977" calcext:value-type="float">
            <text:p>0.02</text:p>
          </table:table-cell>
          <table:table-cell table:formula="of:=SIN(RADIANS([.J114]))*(1.914602-[.G114]*(0.004817+0.000014*[.G114]))+SIN(RADIANS(2*[.J114]))*(0.019993-0.000101*[.G114])+SIN(RADIANS(3*[.J114]))*0.000289" office:value-type="float" office:value="0.430832225046779" calcext:value-type="float">
            <text:p>0.43</text:p>
          </table:table-cell>
          <table:table-cell table:formula="of:=[.I114]+[.L114]" office:value-type="float" office:value="90.2715332488524" calcext:value-type="float">
            <text:p>90.27</text:p>
          </table:table-cell>
          <table:table-cell table:formula="of:=[.J114]+[.L114]" office:value-type="float" office:value="4127.15413792957" calcext:value-type="float">
            <text:p>4127.15</text:p>
          </table:table-cell>
          <table:table-cell table:formula="of:=(1.000001018*(1-[.K114]*[.K114]))/(1+[.K114]*COS(RADIANS([.N114])))" office:value-type="float" office:value="1.01627316644673" calcext:value-type="float">
            <text:p>1.02</text:p>
          </table:table-cell>
          <table:table-cell table:formula="of:=[.M114]-0.00569-0.00478*SIN(RADIANS(125.04-1934.136*[.G114]))" office:value-type="float" office:value="90.2705093845846" calcext:value-type="float">
            <text:p>90.27</text:p>
          </table:table-cell>
          <table:table-cell table:formula="of:=23+(26+((21.448-[.G114]*(46.815+[.G114]*(0.00059-[.G114]*0.001813))))/60)/60" office:value-type="float" office:value="23.4379295398192" calcext:value-type="float">
            <text:p>23.44</text:p>
          </table:table-cell>
          <table:table-cell table:formula="of:=[.Q114]+0.00256*COS(RADIANS(125.04-1934.136*[.G114]))" office:value-type="float" office:value="23.4384849743661" calcext:value-type="float">
            <text:p>23.44</text:p>
          </table:table-cell>
          <table:table-cell table:formula="of:=DEGREES(ATAN2(COS(RADIANS([.P114]));COS(RADIANS([.R114]))*SIN(RADIANS([.P114]))))" office:value-type="float" office:value="90.2948366708568" calcext:value-type="float">
            <text:p>90.29</text:p>
          </table:table-cell>
          <table:table-cell table:formula="of:=DEGREES(ASIN(SIN(RADIANS([.R114]))*SIN(RADIANS([.P114]))))" office:value-type="float" office:value="23.4382081296135" calcext:value-type="float">
            <text:p>23.44</text:p>
          </table:table-cell>
          <table:table-cell table:formula="of:=TAN(RADIANS([.R114]/2))*TAN(RADIANS([.R114]/2))" office:value-type="float" office:value="0.0430314849903946" calcext:value-type="float">
            <text:p>0.04</text:p>
          </table:table-cell>
          <table:table-cell table:formula="of:=4*DEGREES([.U114]*SIN(2*RADIANS([.I114]))-2*[.K114]*SIN(RADIANS([.J114]))+4*[.K114]*[.U114]*SIN(RADIANS([.J114]))*COS(2*RADIANS([.I114]))-0.5*[.U114]*[.U114]*SIN(4*RADIANS([.I114]))-1.25*[.K114]*[.K114]*SIN(2*RADIANS([.J114])))" office:value-type="float" office:value="-1.81677705795648" calcext:value-type="float">
            <text:p>-1.82</text:p>
          </table:table-cell>
          <table:table-cell table:formula="of:=DEGREES(ACOS(COS(RADIANS(90.833))/(COS(RADIANS([.$B$3]))*COS(RADIANS([.T114])))-TAN(RADIANS([.$B$3]))*TAN(RADIANS([.T114]))))" office:value-type="float" office:value="112.610233034908" calcext:value-type="float">
            <text:p>112.61</text:p>
          </table:table-cell>
          <table:table-cell table:style-name="ce8" table:formula="of:=(720-4*[.$B$4]-[.V114]+[.$B$5]*60)/1440" office:value-type="float" office:value="0.501261650734693" calcext:value-type="float">
            <text:p>12:01:49</text:p>
          </table:table-cell>
          <table:table-cell table:style-name="ce8" table:formula="of:=[.X114]-[.W114]*4/1440" office:value-type="float" office:value="0.188455447859947" calcext:value-type="float">
            <text:p>4:31:23</text:p>
          </table:table-cell>
          <table:table-cell table:style-name="ce8" table:formula="of:=[.X114]+[.W114]*4/1440" office:value-type="float" office:value="0.814067853609438" calcext:value-type="float">
            <text:p>19:32:15</text:p>
          </table:table-cell>
          <table:table-cell table:style-name="ce11" table:formula="of:=8*[.W114]" office:value-type="float" office:value="900.881864279267" calcext:value-type="float">
            <text:p>900.88</text:p>
          </table:table-cell>
          <table:table-cell table:formula="of:=MOD([.E114]*1440+[.V114]+4*[.$B$4]-60*[.$B$5];1440)" office:value-type="float" office:value="676.183222942043" calcext:value-type="float">
            <text:p>676.18</text:p>
          </table:table-cell>
          <table:table-cell table:formula="of:=IF([.AB114]/4&lt;0;[.AB114]/4+180;[.AB114]/4-180)" office:value-type="float" office:value="-10.9541942644892" calcext:value-type="float">
            <text:p>-10.95</text:p>
          </table:table-cell>
          <table:table-cell table:formula="of:=DEGREES(ACOS(SIN(RADIANS([.$B$3]))*SIN(RADIANS([.T114]))+COS(RADIANS([.$B$3]))*COS(RADIANS([.T114]))*COS(RADIANS([.AC114]))))" office:value-type="float" office:value="18.9668544169523" calcext:value-type="float">
            <text:p>18.97</text:p>
          </table:table-cell>
          <table:table-cell table:formula="of:=90-[.AD114]" office:value-type="float" office:value="71.0331455830477" calcext:value-type="float">
            <text:p>71.03</text:p>
          </table:table-cell>
          <table:table-cell table:formula="of:=IF([.AE114]&gt;85;0;IF([.AE114]&gt;5;58.1/TAN(RADIANS([.AE114]))-0.07/POWER(TAN(RADIANS([.AE114]));3)+0.000086/POWER(TAN(RADIANS([.AE114]));5);IF([.AE114]&gt;-0.575;1735+[.AE114]*(-518.2+[.AE114]*(103.4+[.AE114]*(-12.79+[.AE114]*0.711)));-20.772/TAN(RADIANS([.AE114])))))/3600" office:value-type="float" office:value="0.00554583468087144" calcext:value-type="float">
            <text:p>0.01</text:p>
          </table:table-cell>
          <table:table-cell table:formula="of:=[.AE114]+[.AF114]" office:value-type="float" office:value="71.0386914177286" calcext:value-type="float">
            <text:p>71.04</text:p>
          </table:table-cell>
          <table:table-cell table:formula="of:=IF([.AC114]&gt;0;MOD(DEGREES(ACOS(((SIN(RADIANS([.$B$3]))*COS(RADIANS([.AD114])))-SIN(RADIANS([.T114])))/(COS(RADIANS([.$B$3]))*SIN(RADIANS([.AD114])))))+180;360);MOD(540-DEGREES(ACOS(((SIN(RADIANS([.$B$3]))*COS(RADIANS([.AD114])))-SIN(RADIANS([.T114])))/(COS(RADIANS([.$B$3]))*SIN(RADIANS([.AD114])))));360))" office:value-type="float" office:value="147.560287671161" calcext:value-type="float">
            <text:p>147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14]+0.1/24" office:value-type="float" office:value="0.475" calcext:value-type="float">
            <text:p>11:24:00</text:p>
          </table:table-cell>
          <table:table-cell table:style-name="ce9" table:formula="of:=[.D115]+2415018.5+[.E115]-[.$B$5]/24" office:value-type="float" office:value="2455369.26666667" calcext:value-type="float">
            <text:p>2455369.27</text:p>
          </table:table-cell>
          <table:table-cell table:style-name="ce10" table:formula="of:=([.F115]-2451545)/36525" office:value-type="float" office:value="0.104702715035362" calcext:value-type="float">
            <text:p>0.10470272</text:p>
          </table:table-cell>
          <table:table-cell/>
          <table:table-cell table:formula="of:=MOD(280.46646+[.G115]*(36000.76983+[.G115]*0.0003032);360)" office:value-type="float" office:value="89.8448078880256" calcext:value-type="float">
            <text:p>89.84</text:p>
          </table:table-cell>
          <table:table-cell table:formula="of:=357.52911+[.G115]*(35999.05029-0.0001537*[.G115])" office:value-type="float" office:value="4126.72741237258" calcext:value-type="float">
            <text:p>4126.73</text:p>
          </table:table-cell>
          <table:table-cell table:formula="of:=0.016708634-[.G115]*(0.000042037+0.0000001267*[.G115])" office:value-type="float" office:value="0.0167042312229992" calcext:value-type="float">
            <text:p>0.02</text:p>
          </table:table-cell>
          <table:table-cell table:formula="of:=SIN(RADIANS([.J115]))*(1.914602-[.G115]*(0.004817+0.000014*[.G115]))+SIN(RADIANS(2*[.J115]))*(0.019993-0.000101*[.G115])+SIN(RADIANS(3*[.J115]))*0.000289" office:value-type="float" office:value="0.430701212618455" calcext:value-type="float">
            <text:p>0.43</text:p>
          </table:table-cell>
          <table:table-cell table:formula="of:=[.I115]+[.L115]" office:value-type="float" office:value="90.275509100644" calcext:value-type="float">
            <text:p>90.28</text:p>
          </table:table-cell>
          <table:table-cell table:formula="of:=[.J115]+[.L115]" office:value-type="float" office:value="4127.15811358519" calcext:value-type="float">
            <text:p>4127.16</text:p>
          </table:table-cell>
          <table:table-cell table:formula="of:=(1.000001018*(1-[.K115]*[.K115]))/(1+[.K115]*COS(RADIANS([.N115])))" office:value-type="float" office:value="1.01627343262756" calcext:value-type="float">
            <text:p>1.02</text:p>
          </table:table-cell>
          <table:table-cell table:formula="of:=[.M115]-0.00569-0.00478*SIN(RADIANS(125.04-1934.136*[.G115]))" office:value-type="float" office:value="90.27448524037" calcext:value-type="float">
            <text:p>90.27</text:p>
          </table:table-cell>
          <table:table-cell table:formula="of:=23+(26+((21.448-[.G115]*(46.815+[.G115]*(0.00059-[.G115]*0.001813))))/60)/60" office:value-type="float" office:value="23.4379295383357" calcext:value-type="float">
            <text:p>23.44</text:p>
          </table:table-cell>
          <table:table-cell table:formula="of:=[.Q115]+0.00256*COS(RADIANS(125.04-1934.136*[.G115]))" office:value-type="float" office:value="23.4384849632591" calcext:value-type="float">
            <text:p>23.44</text:p>
          </table:table-cell>
          <table:table-cell table:formula="of:=DEGREES(ATAN2(COS(RADIANS([.P115]));COS(RADIANS([.R115]))*SIN(RADIANS([.P115]))))" office:value-type="float" office:value="90.299170068502" calcext:value-type="float">
            <text:p>90.3</text:p>
          </table:table-cell>
          <table:table-cell table:formula="of:=DEGREES(ASIN(SIN(RADIANS([.R115]))*SIN(RADIANS([.P115]))))" office:value-type="float" office:value="23.4381999207851" calcext:value-type="float">
            <text:p>23.44</text:p>
          </table:table-cell>
          <table:table-cell table:formula="of:=TAN(RADIANS([.R115]/2))*TAN(RADIANS([.R115]/2))" office:value-type="float" office:value="0.0430314849484512" calcext:value-type="float">
            <text:p>0.04</text:p>
          </table:table-cell>
          <table:table-cell table:formula="of:=4*DEGREES([.U115]*SIN(2*RADIANS([.I115]))-2*[.K115]*SIN(RADIANS([.J115]))+4*[.K115]*[.U115]*SIN(RADIANS([.J115]))*COS(2*RADIANS([.I115]))-0.5*[.U115]*[.U115]*SIN(4*RADIANS([.I115]))-1.25*[.K115]*[.K115]*SIN(2*RADIANS([.J115])))" office:value-type="float" office:value="-1.81768194109802" calcext:value-type="float">
            <text:p>-1.82</text:p>
          </table:table-cell>
          <table:table-cell table:formula="of:=DEGREES(ACOS(COS(RADIANS(90.833))/(COS(RADIANS([.$B$3]))*COS(RADIANS([.T115])))-TAN(RADIANS([.$B$3]))*TAN(RADIANS([.T115]))))" office:value-type="float" office:value="112.610224091283" calcext:value-type="float">
            <text:p>112.61</text:p>
          </table:table-cell>
          <table:table-cell table:style-name="ce8" table:formula="of:=(720-4*[.$B$4]-[.V115]+[.$B$5]*60)/1440" office:value-type="float" office:value="0.501262279125764" calcext:value-type="float">
            <text:p>12:01:49</text:p>
          </table:table-cell>
          <table:table-cell table:style-name="ce8" table:formula="of:=[.X115]-[.W115]*4/1440" office:value-type="float" office:value="0.188456101094423" calcext:value-type="float">
            <text:p>4:31:23</text:p>
          </table:table-cell>
          <table:table-cell table:style-name="ce8" table:formula="of:=[.X115]+[.W115]*4/1440" office:value-type="float" office:value="0.814068457157104" calcext:value-type="float">
            <text:p>19:32:16</text:p>
          </table:table-cell>
          <table:table-cell table:style-name="ce11" table:formula="of:=8*[.W115]" office:value-type="float" office:value="900.881792730261" calcext:value-type="float">
            <text:p>900.88</text:p>
          </table:table-cell>
          <table:table-cell table:formula="of:=MOD([.E115]*1440+[.V115]+4*[.$B$4]-60*[.$B$5];1440)" office:value-type="float" office:value="682.182318058902" calcext:value-type="float">
            <text:p>682.18</text:p>
          </table:table-cell>
          <table:table-cell table:formula="of:=IF([.AB115]/4&lt;0;[.AB115]/4+180;[.AB115]/4-180)" office:value-type="float" office:value="-9.45442048527451" calcext:value-type="float">
            <text:p>-9.45</text:p>
          </table:table-cell>
          <table:table-cell table:formula="of:=DEGREES(ACOS(SIN(RADIANS([.$B$3]))*SIN(RADIANS([.T115]))+COS(RADIANS([.$B$3]))*COS(RADIANS([.T115]))*COS(RADIANS([.AC115]))))" office:value-type="float" office:value="18.3836772036391" calcext:value-type="float">
            <text:p>18.38</text:p>
          </table:table-cell>
          <table:table-cell table:formula="of:=90-[.AD115]" office:value-type="float" office:value="71.6163227963609" calcext:value-type="float">
            <text:p>71.62</text:p>
          </table:table-cell>
          <table:table-cell table:formula="of:=IF([.AE115]&gt;85;0;IF([.AE115]&gt;5;58.1/TAN(RADIANS([.AE115]))-0.07/POWER(TAN(RADIANS([.AE115]));3)+0.000086/POWER(TAN(RADIANS([.AE115]));5);IF([.AE115]&gt;-0.575;1735+[.AE115]*(-518.2+[.AE115]*(103.4+[.AE115]*(-12.79+[.AE115]*0.711)));-20.772/TAN(RADIANS([.AE115])))))/3600" office:value-type="float" office:value="0.00536287407376669" calcext:value-type="float">
            <text:p>0.01</text:p>
          </table:table-cell>
          <table:table-cell table:formula="of:=[.AE115]+[.AF115]" office:value-type="float" office:value="71.6216856704346" calcext:value-type="float">
            <text:p>71.62</text:p>
          </table:table-cell>
          <table:table-cell table:formula="of:=IF([.AC115]&gt;0;MOD(DEGREES(ACOS(((SIN(RADIANS([.$B$3]))*COS(RADIANS([.AD115])))-SIN(RADIANS([.T115])))/(COS(RADIANS([.$B$3]))*SIN(RADIANS([.AD115])))))+180;360);MOD(540-DEGREES(ACOS(((SIN(RADIANS([.$B$3]))*COS(RADIANS([.AD115])))-SIN(RADIANS([.T115])))/(COS(RADIANS([.$B$3]))*SIN(RADIANS([.AD115])))));360))" office:value-type="float" office:value="151.453715632979" calcext:value-type="float">
            <text:p>151.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15]+0.1/24" office:value-type="float" office:value="0.479166666666666" calcext:value-type="float">
            <text:p>11:30:00</text:p>
          </table:table-cell>
          <table:table-cell table:style-name="ce9" table:formula="of:=[.D116]+2415018.5+[.E116]-[.$B$5]/24" office:value-type="float" office:value="2455369.27083333" calcext:value-type="float">
            <text:p>2455369.27</text:p>
          </table:table-cell>
          <table:table-cell table:style-name="ce10" table:formula="of:=([.F116]-2451545)/36525" office:value-type="float" office:value="0.104702829112472" calcext:value-type="float">
            <text:p>0.10470283</text:p>
          </table:table-cell>
          <table:table-cell/>
          <table:table-cell table:formula="of:=MOD(280.46646+[.G116]*(36000.76983+[.G116]*0.0003032);360)" office:value-type="float" office:value="89.8489147518135" calcext:value-type="float">
            <text:p>89.85</text:p>
          </table:table-cell>
          <table:table-cell table:formula="of:=357.52911+[.G116]*(35999.05029-0.0001537*[.G116])" office:value-type="float" office:value="4126.73151904019" calcext:value-type="float">
            <text:p>4126.73</text:p>
          </table:table-cell>
          <table:table-cell table:formula="of:=0.016708634-[.G116]*(0.000042037+0.0000001267*[.G116])" office:value-type="float" office:value="0.0167042312182007" calcext:value-type="float">
            <text:p>0.02</text:p>
          </table:table-cell>
          <table:table-cell table:formula="of:=SIN(RADIANS([.J116]))*(1.914602-[.G116]*(0.004817+0.000014*[.G116]))+SIN(RADIANS(2*[.J116]))*(0.019993-0.000101*[.G116])+SIN(RADIANS(3*[.J116]))*0.000289" office:value-type="float" office:value="0.430570198121387" calcext:value-type="float">
            <text:p>0.43</text:p>
          </table:table-cell>
          <table:table-cell table:formula="of:=[.I116]+[.L116]" office:value-type="float" office:value="90.2794849499349" calcext:value-type="float">
            <text:p>90.28</text:p>
          </table:table-cell>
          <table:table-cell table:formula="of:=[.J116]+[.L116]" office:value-type="float" office:value="4127.16208923831" calcext:value-type="float">
            <text:p>4127.16</text:p>
          </table:table-cell>
          <table:table-cell table:formula="of:=(1.000001018*(1-[.K116]*[.K116]))/(1+[.K116]*COS(RADIANS([.N116])))" office:value-type="float" office:value="1.01627369872736" calcext:value-type="float">
            <text:p>1.02</text:p>
          </table:table-cell>
          <table:table-cell table:formula="of:=[.M116]-0.00569-0.00478*SIN(RADIANS(125.04-1934.136*[.G116]))" office:value-type="float" office:value="90.2784610936545" calcext:value-type="float">
            <text:p>90.28</text:p>
          </table:table-cell>
          <table:table-cell table:formula="of:=23+(26+((21.448-[.G116]*(46.815+[.G116]*(0.00059-[.G116]*0.001813))))/60)/60" office:value-type="float" office:value="23.4379295368523" calcext:value-type="float">
            <text:p>23.44</text:p>
          </table:table-cell>
          <table:table-cell table:formula="of:=[.Q116]+0.00256*COS(RADIANS(125.04-1934.136*[.G116]))" office:value-type="float" office:value="23.4384849521521" calcext:value-type="float">
            <text:p>23.44</text:p>
          </table:table-cell>
          <table:table-cell table:formula="of:=DEGREES(ATAN2(COS(RADIANS([.P116]));COS(RADIANS([.R116]))*SIN(RADIANS([.P116]))))" office:value-type="float" office:value="90.3035034628793" calcext:value-type="float">
            <text:p>90.3</text:p>
          </table:table-cell>
          <table:table-cell table:formula="of:=DEGREES(ASIN(SIN(RADIANS([.R116]))*SIN(RADIANS([.P116]))))" office:value-type="float" office:value="23.438191592355" calcext:value-type="float">
            <text:p>23.44</text:p>
          </table:table-cell>
          <table:table-cell table:formula="of:=TAN(RADIANS([.R116]/2))*TAN(RADIANS([.R116]/2))" office:value-type="float" office:value="0.0430314849065078" calcext:value-type="float">
            <text:p>0.04</text:p>
          </table:table-cell>
          <table:table-cell table:formula="of:=4*DEGREES([.U116]*SIN(2*RADIANS([.I116]))-2*[.K116]*SIN(RADIANS([.J116]))+4*[.K116]*[.U116]*SIN(RADIANS([.J116]))*COS(2*RADIANS([.I116]))-0.5*[.U116]*[.U116]*SIN(4*RADIANS([.I116]))-1.25*[.K116]*[.K116]*SIN(2*RADIANS([.J116])))" office:value-type="float" office:value="-1.81858681317467" calcext:value-type="float">
            <text:p>-1.82</text:p>
          </table:table-cell>
          <table:table-cell table:formula="of:=DEGREES(ACOS(COS(RADIANS(90.833))/(COS(RADIANS([.$B$3]))*COS(RADIANS([.T116])))-TAN(RADIANS([.$B$3]))*TAN(RADIANS([.T116]))))" office:value-type="float" office:value="112.610215017351" calcext:value-type="float">
            <text:p>112.61</text:p>
          </table:table-cell>
          <table:table-cell table:style-name="ce8" table:formula="of:=(720-4*[.$B$4]-[.V116]+[.$B$5]*60)/1440" office:value-type="float" office:value="0.501262907509146" calcext:value-type="float">
            <text:p>12:01:49</text:p>
          </table:table-cell>
          <table:table-cell table:style-name="ce8" table:formula="of:=[.X116]-[.W116]*4/1440" office:value-type="float" office:value="0.188456754683172" calcext:value-type="float">
            <text:p>4:31:23</text:p>
          </table:table-cell>
          <table:table-cell table:style-name="ce8" table:formula="of:=[.X116]+[.W116]*4/1440" office:value-type="float" office:value="0.814069060335121" calcext:value-type="float">
            <text:p>19:32:16</text:p>
          </table:table-cell>
          <table:table-cell table:style-name="ce11" table:formula="of:=8*[.W116]" office:value-type="float" office:value="900.881720138808" calcext:value-type="float">
            <text:p>900.88</text:p>
          </table:table-cell>
          <table:table-cell table:formula="of:=MOD([.E116]*1440+[.V116]+4*[.$B$4]-60*[.$B$5];1440)" office:value-type="float" office:value="688.181413186824" calcext:value-type="float">
            <text:p>688.18</text:p>
          </table:table-cell>
          <table:table-cell table:formula="of:=IF([.AB116]/4&lt;0;[.AB116]/4+180;[.AB116]/4-180)" office:value-type="float" office:value="-7.95464670329389" calcext:value-type="float">
            <text:p>-7.95</text:p>
          </table:table-cell>
          <table:table-cell table:formula="of:=DEGREES(ACOS(SIN(RADIANS([.$B$3]))*SIN(RADIANS([.T116]))+COS(RADIANS([.$B$3]))*COS(RADIANS([.T116]))*COS(RADIANS([.AC116]))))" office:value-type="float" office:value="17.8709658007051" calcext:value-type="float">
            <text:p>17.87</text:p>
          </table:table-cell>
          <table:table-cell table:formula="of:=90-[.AD116]" office:value-type="float" office:value="72.1290341992949" calcext:value-type="float">
            <text:p>72.13</text:p>
          </table:table-cell>
          <table:table-cell table:formula="of:=IF([.AE116]&gt;85;0;IF([.AE116]&gt;5;58.1/TAN(RADIANS([.AE116]))-0.07/POWER(TAN(RADIANS([.AE116]));3)+0.000086/POWER(TAN(RADIANS([.AE116]));5);IF([.AE116]&gt;-0.575;1735+[.AE116]*(-518.2+[.AE116]*(103.4+[.AE116]*(-12.79+[.AE116]*0.711)));-20.772/TAN(RADIANS([.AE116])))))/3600" office:value-type="float" office:value="0.00520303740537121" calcext:value-type="float">
            <text:p>0.01</text:p>
          </table:table-cell>
          <table:table-cell table:formula="of:=[.AE116]+[.AF116]" office:value-type="float" office:value="72.1342372367002" calcext:value-type="float">
            <text:p>72.13</text:p>
          </table:table-cell>
          <table:table-cell table:formula="of:=IF([.AC116]&gt;0;MOD(DEGREES(ACOS(((SIN(RADIANS([.$B$3]))*COS(RADIANS([.AD116])))-SIN(RADIANS([.T116])))/(COS(RADIANS([.$B$3]))*SIN(RADIANS([.AD116])))))+180;360);MOD(540-DEGREES(ACOS(((SIN(RADIANS([.$B$3]))*COS(RADIANS([.AD116])))-SIN(RADIANS([.T116])))/(COS(RADIANS([.$B$3]))*SIN(RADIANS([.AD116])))));360))" office:value-type="float" office:value="155.559091611415" calcext:value-type="float">
            <text:p>155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16]+0.1/24" office:value-type="float" office:value="0.483333333333333" calcext:value-type="float">
            <text:p>11:36:00</text:p>
          </table:table-cell>
          <table:table-cell table:style-name="ce9" table:formula="of:=[.D117]+2415018.5+[.E117]-[.$B$5]/24" office:value-type="float" office:value="2455369.275" calcext:value-type="float">
            <text:p>2455369.28</text:p>
          </table:table-cell>
          <table:table-cell table:style-name="ce10" table:formula="of:=([.F117]-2451545)/36525" office:value-type="float" office:value="0.104702943189594" calcext:value-type="float">
            <text:p>0.10470294</text:p>
          </table:table-cell>
          <table:table-cell/>
          <table:table-cell table:formula="of:=MOD(280.46646+[.G117]*(36000.76983+[.G117]*0.0003032);360)" office:value-type="float" office:value="89.853021616033" calcext:value-type="float">
            <text:p>89.85</text:p>
          </table:table-cell>
          <table:table-cell table:formula="of:=357.52911+[.G117]*(35999.05029-0.0001537*[.G117])" office:value-type="float" office:value="4126.73562570824" calcext:value-type="float">
            <text:p>4126.74</text:p>
          </table:table-cell>
          <table:table-cell table:formula="of:=0.016708634-[.G117]*(0.000042037+0.0000001267*[.G117])" office:value-type="float" office:value="0.0167042312134023" calcext:value-type="float">
            <text:p>0.02</text:p>
          </table:table-cell>
          <table:table-cell table:formula="of:=SIN(RADIANS([.J117]))*(1.914602-[.G117]*(0.004817+0.000014*[.G117]))+SIN(RADIANS(2*[.J117]))*(0.019993-0.000101*[.G117])+SIN(RADIANS(3*[.J117]))*0.000289" office:value-type="float" office:value="0.43043918152865" calcext:value-type="float">
            <text:p>0.43</text:p>
          </table:table-cell>
          <table:table-cell table:formula="of:=[.I117]+[.L117]" office:value-type="float" office:value="90.2834607975616" calcext:value-type="float">
            <text:p>90.28</text:p>
          </table:table-cell>
          <table:table-cell table:formula="of:=[.J117]+[.L117]" office:value-type="float" office:value="4127.16606488977" calcext:value-type="float">
            <text:p>4127.17</text:p>
          </table:table-cell>
          <table:table-cell table:formula="of:=(1.000001018*(1-[.K117]*[.K117]))/(1+[.K117]*COS(RADIANS([.N117])))" office:value-type="float" office:value="1.01627396474617" calcext:value-type="float">
            <text:p>1.02</text:p>
          </table:table-cell>
          <table:table-cell table:formula="of:=[.M117]-0.00569-0.00478*SIN(RADIANS(125.04-1934.136*[.G117]))" office:value-type="float" office:value="90.2824369452748" calcext:value-type="float">
            <text:p>90.28</text:p>
          </table:table-cell>
          <table:table-cell table:formula="of:=23+(26+((21.448-[.G117]*(46.815+[.G117]*(0.00059-[.G117]*0.001813))))/60)/60" office:value-type="float" office:value="23.4379295353688" calcext:value-type="float">
            <text:p>23.44</text:p>
          </table:table-cell>
          <table:table-cell table:formula="of:=[.Q117]+0.00256*COS(RADIANS(125.04-1934.136*[.G117]))" office:value-type="float" office:value="23.4384849410451" calcext:value-type="float">
            <text:p>23.44</text:p>
          </table:table-cell>
          <table:table-cell table:formula="of:=DEGREES(ATAN2(COS(RADIANS([.P117]));COS(RADIANS([.R117]))*SIN(RADIANS([.P117]))))" office:value-type="float" office:value="90.3078368548926" calcext:value-type="float">
            <text:p>90.31</text:p>
          </table:table-cell>
          <table:table-cell table:formula="of:=DEGREES(ASIN(SIN(RADIANS([.R117]))*SIN(RADIANS([.P117]))))" office:value-type="float" office:value="23.4381831443217" calcext:value-type="float">
            <text:p>23.44</text:p>
          </table:table-cell>
          <table:table-cell table:formula="of:=TAN(RADIANS([.R117]/2))*TAN(RADIANS([.R117]/2))" office:value-type="float" office:value="0.0430314848645643" calcext:value-type="float">
            <text:p>0.04</text:p>
          </table:table-cell>
          <table:table-cell table:formula="of:=4*DEGREES([.U117]*SIN(2*RADIANS([.I117]))-2*[.K117]*SIN(RADIANS([.J117]))+4*[.K117]*[.U117]*SIN(RADIANS([.J117]))*COS(2*RADIANS([.I117]))-0.5*[.U117]*[.U117]*SIN(4*RADIANS([.I117]))-1.25*[.K117]*[.K117]*SIN(2*RADIANS([.J117])))" office:value-type="float" office:value="-1.81949167434819" calcext:value-type="float">
            <text:p>-1.82</text:p>
          </table:table-cell>
          <table:table-cell table:formula="of:=DEGREES(ACOS(COS(RADIANS(90.833))/(COS(RADIANS([.$B$3]))*COS(RADIANS([.T117])))-TAN(RADIANS([.$B$3]))*TAN(RADIANS([.T117]))))" office:value-type="float" office:value="112.610205813112" calcext:value-type="float">
            <text:p>112.61</text:p>
          </table:table-cell>
          <table:table-cell table:style-name="ce8" table:formula="of:=(720-4*[.$B$4]-[.V117]+[.$B$5]*60)/1440" office:value-type="float" office:value="0.501263535884962" calcext:value-type="float">
            <text:p>12:01:49</text:p>
          </table:table-cell>
          <table:table-cell table:style-name="ce8" table:formula="of:=[.X117]-[.W117]*4/1440" office:value-type="float" office:value="0.188457408626318" calcext:value-type="float">
            <text:p>4:31:23</text:p>
          </table:table-cell>
          <table:table-cell table:style-name="ce8" table:formula="of:=[.X117]+[.W117]*4/1440" office:value-type="float" office:value="0.814069663143606" calcext:value-type="float">
            <text:p>19:32:16</text:p>
          </table:table-cell>
          <table:table-cell table:style-name="ce11" table:formula="of:=8*[.W117]" office:value-type="float" office:value="900.881646504895" calcext:value-type="float">
            <text:p>900.88</text:p>
          </table:table-cell>
          <table:table-cell table:formula="of:=MOD([.E117]*1440+[.V117]+4*[.$B$4]-60*[.$B$5];1440)" office:value-type="float" office:value="694.180508325651" calcext:value-type="float">
            <text:p>694.18</text:p>
          </table:table-cell>
          <table:table-cell table:formula="of:=IF([.AB117]/4&lt;0;[.AB117]/4+180;[.AB117]/4-180)" office:value-type="float" office:value="-6.45487291858714" calcext:value-type="float">
            <text:p>-6.45</text:p>
          </table:table-cell>
          <table:table-cell table:formula="of:=DEGREES(ACOS(SIN(RADIANS([.$B$3]))*SIN(RADIANS([.T117]))+COS(RADIANS([.$B$3]))*COS(RADIANS([.T117]))*COS(RADIANS([.AC117]))))" office:value-type="float" office:value="17.4350422707771" calcext:value-type="float">
            <text:p>17.44</text:p>
          </table:table-cell>
          <table:table-cell table:formula="of:=90-[.AD117]" office:value-type="float" office:value="72.5649577292229" calcext:value-type="float">
            <text:p>72.56</text:p>
          </table:table-cell>
          <table:table-cell table:formula="of:=IF([.AE117]&gt;85;0;IF([.AE117]&gt;5;58.1/TAN(RADIANS([.AE117]))-0.07/POWER(TAN(RADIANS([.AE117]));3)+0.000086/POWER(TAN(RADIANS([.AE117]));5);IF([.AE117]&gt;-0.575;1735+[.AE117]*(-518.2+[.AE117]*(103.4+[.AE117]*(-12.79+[.AE117]*0.711)));-20.772/TAN(RADIANS([.AE117])))))/3600" office:value-type="float" office:value="0.0050678610302198" calcext:value-type="float">
            <text:p>0.01</text:p>
          </table:table-cell>
          <table:table-cell table:formula="of:=[.AE117]+[.AF117]" office:value-type="float" office:value="72.5700255902531" calcext:value-type="float">
            <text:p>72.57</text:p>
          </table:table-cell>
          <table:table-cell table:formula="of:=IF([.AC117]&gt;0;MOD(DEGREES(ACOS(((SIN(RADIANS([.$B$3]))*COS(RADIANS([.AD117])))-SIN(RADIANS([.T117])))/(COS(RADIANS([.$B$3]))*SIN(RADIANS([.AD117])))))+180;360);MOD(540-DEGREES(ACOS(((SIN(RADIANS([.$B$3]))*COS(RADIANS([.AD117])))-SIN(RADIANS([.T117])))/(COS(RADIANS([.$B$3]))*SIN(RADIANS([.AD117])))));360))" office:value-type="float" office:value="159.864165906022" calcext:value-type="float">
            <text:p>159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17]+0.1/24" office:value-type="float" office:value="0.4875" calcext:value-type="float">
            <text:p>11:42:00</text:p>
          </table:table-cell>
          <table:table-cell table:style-name="ce9" table:formula="of:=[.D118]+2415018.5+[.E118]-[.$B$5]/24" office:value-type="float" office:value="2455369.27916667" calcext:value-type="float">
            <text:p>2455369.28</text:p>
          </table:table-cell>
          <table:table-cell table:style-name="ce10" table:formula="of:=([.F118]-2451545)/36525" office:value-type="float" office:value="0.104703057266703" calcext:value-type="float">
            <text:p>0.10470306</text:p>
          </table:table-cell>
          <table:table-cell/>
          <table:table-cell table:formula="of:=MOD(280.46646+[.G118]*(36000.76983+[.G118]*0.0003032);360)" office:value-type="float" office:value="89.8571284797831" calcext:value-type="float">
            <text:p>89.86</text:p>
          </table:table-cell>
          <table:table-cell table:formula="of:=357.52911+[.G118]*(35999.05029-0.0001537*[.G118])" office:value-type="float" office:value="4126.73973237582" calcext:value-type="float">
            <text:p>4126.74</text:p>
          </table:table-cell>
          <table:table-cell table:formula="of:=0.016708634-[.G118]*(0.000042037+0.0000001267*[.G118])" office:value-type="float" office:value="0.0167042312086038" calcext:value-type="float">
            <text:p>0.02</text:p>
          </table:table-cell>
          <table:table-cell table:formula="of:=SIN(RADIANS([.J118]))*(1.914602-[.G118]*(0.004817+0.000014*[.G118]))+SIN(RADIANS(2*[.J118]))*(0.019993-0.000101*[.G118])+SIN(RADIANS(3*[.J118]))*0.000289" office:value-type="float" office:value="0.43030816286961" calcext:value-type="float">
            <text:p>0.43</text:p>
          </table:table-cell>
          <table:table-cell table:formula="of:=[.I118]+[.L118]" office:value-type="float" office:value="90.2874366426527" calcext:value-type="float">
            <text:p>90.29</text:p>
          </table:table-cell>
          <table:table-cell table:formula="of:=[.J118]+[.L118]" office:value-type="float" office:value="4127.17004053869" calcext:value-type="float">
            <text:p>4127.17</text:p>
          </table:table-cell>
          <table:table-cell table:formula="of:=(1.000001018*(1-[.K118]*[.K118]))/(1+[.K118]*COS(RADIANS([.N118])))" office:value-type="float" office:value="1.01627423068394" calcext:value-type="float">
            <text:p>1.02</text:p>
          </table:table-cell>
          <table:table-cell table:formula="of:=[.M118]-0.00569-0.00478*SIN(RADIANS(125.04-1934.136*[.G118]))" office:value-type="float" office:value="90.2864127943595" calcext:value-type="float">
            <text:p>90.29</text:p>
          </table:table-cell>
          <table:table-cell table:formula="of:=23+(26+((21.448-[.G118]*(46.815+[.G118]*(0.00059-[.G118]*0.001813))))/60)/60" office:value-type="float" office:value="23.4379295338853" calcext:value-type="float">
            <text:p>23.44</text:p>
          </table:table-cell>
          <table:table-cell table:formula="of:=[.Q118]+0.00256*COS(RADIANS(125.04-1934.136*[.G118]))" office:value-type="float" office:value="23.4384849299381" calcext:value-type="float">
            <text:p>23.44</text:p>
          </table:table-cell>
          <table:table-cell table:formula="of:=DEGREES(ATAN2(COS(RADIANS([.P118]));COS(RADIANS([.R118]))*SIN(RADIANS([.P118]))))" office:value-type="float" office:value="90.3121702435843" calcext:value-type="float">
            <text:p>90.31</text:p>
          </table:table-cell>
          <table:table-cell table:formula="of:=DEGREES(ASIN(SIN(RADIANS([.R118]))*SIN(RADIANS([.P118]))))" office:value-type="float" office:value="23.4381745766874" calcext:value-type="float">
            <text:p>23.44</text:p>
          </table:table-cell>
          <table:table-cell table:formula="of:=TAN(RADIANS([.R118]/2))*TAN(RADIANS([.R118]/2))" office:value-type="float" office:value="0.0430314848226208" calcext:value-type="float">
            <text:p>0.04</text:p>
          </table:table-cell>
          <table:table-cell table:formula="of:=4*DEGREES([.U118]*SIN(2*RADIANS([.I118]))-2*[.K118]*SIN(RADIANS([.J118]))+4*[.K118]*[.U118]*SIN(RADIANS([.J118]))*COS(2*RADIANS([.I118]))-0.5*[.U118]*[.U118]*SIN(4*RADIANS([.I118]))-1.25*[.K118]*[.K118]*SIN(2*RADIANS([.J118])))" office:value-type="float" office:value="-1.82039652439162" calcext:value-type="float">
            <text:p>-1.82</text:p>
          </table:table-cell>
          <table:table-cell table:formula="of:=DEGREES(ACOS(COS(RADIANS(90.833))/(COS(RADIANS([.$B$3]))*COS(RADIANS([.T118])))-TAN(RADIANS([.$B$3]))*TAN(RADIANS([.T118]))))" office:value-type="float" office:value="112.610196478568" calcext:value-type="float">
            <text:p>112.61</text:p>
          </table:table-cell>
          <table:table-cell table:style-name="ce8" table:formula="of:=(720-4*[.$B$4]-[.V118]+[.$B$5]*60)/1440" office:value-type="float" office:value="0.50126416425305" calcext:value-type="float">
            <text:p>12:01:49</text:p>
          </table:table-cell>
          <table:table-cell table:style-name="ce8" table:formula="of:=[.X118]-[.W118]*4/1440" office:value-type="float" office:value="0.188458062923694" calcext:value-type="float">
            <text:p>4:31:23</text:p>
          </table:table-cell>
          <table:table-cell table:style-name="ce8" table:formula="of:=[.X118]+[.W118]*4/1440" office:value-type="float" office:value="0.814070265582405" calcext:value-type="float">
            <text:p>19:32:16</text:p>
          </table:table-cell>
          <table:table-cell table:style-name="ce11" table:formula="of:=8*[.W118]" office:value-type="float" office:value="900.881571828543" calcext:value-type="float">
            <text:p>900.88</text:p>
          </table:table-cell>
          <table:table-cell table:formula="of:=MOD([.E118]*1440+[.V118]+4*[.$B$4]-60*[.$B$5];1440)" office:value-type="float" office:value="700.179603475609" calcext:value-type="float">
            <text:p>700.18</text:p>
          </table:table-cell>
          <table:table-cell table:formula="of:=IF([.AB118]/4&lt;0;[.AB118]/4+180;[.AB118]/4-180)" office:value-type="float" office:value="-4.95509913109788" calcext:value-type="float">
            <text:p>-4.96</text:p>
          </table:table-cell>
          <table:table-cell table:formula="of:=DEGREES(ACOS(SIN(RADIANS([.$B$3]))*SIN(RADIANS([.T118]))+COS(RADIANS([.$B$3]))*COS(RADIANS([.T118]))*COS(RADIANS([.AC118]))))" office:value-type="float" office:value="17.0818744292421" calcext:value-type="float">
            <text:p>17.08</text:p>
          </table:table-cell>
          <table:table-cell table:formula="of:=90-[.AD118]" office:value-type="float" office:value="72.918125570758" calcext:value-type="float">
            <text:p>72.92</text:p>
          </table:table-cell>
          <table:table-cell table:formula="of:=IF([.AE118]&gt;85;0;IF([.AE118]&gt;5;58.1/TAN(RADIANS([.AE118]))-0.07/POWER(TAN(RADIANS([.AE118]));3)+0.000086/POWER(TAN(RADIANS([.AE118]));5);IF([.AE118]&gt;-0.575;1735+[.AE118]*(-518.2+[.AE118]*(103.4+[.AE118]*(-12.79+[.AE118]*0.711)));-20.772/TAN(RADIANS([.AE118])))))/3600" office:value-type="float" office:value="0.00495881813952739" calcext:value-type="float">
            <text:p>0</text:p>
          </table:table-cell>
          <table:table-cell table:formula="of:=[.AE118]+[.AF118]" office:value-type="float" office:value="72.9230843888975" calcext:value-type="float">
            <text:p>72.92</text:p>
          </table:table-cell>
          <table:table-cell table:formula="of:=IF([.AC118]&gt;0;MOD(DEGREES(ACOS(((SIN(RADIANS([.$B$3]))*COS(RADIANS([.AD118])))-SIN(RADIANS([.T118])))/(COS(RADIANS([.$B$3]))*SIN(RADIANS([.AD118])))))+180;360);MOD(540-DEGREES(ACOS(((SIN(RADIANS([.$B$3]))*COS(RADIANS([.AD118])))-SIN(RADIANS([.T118])))/(COS(RADIANS([.$B$3]))*SIN(RADIANS([.AD118])))));360))" office:value-type="float" office:value="164.348097266109" calcext:value-type="float">
            <text:p>164.3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18]+0.1/24" office:value-type="float" office:value="0.491666666666666" calcext:value-type="float">
            <text:p>11:48:00</text:p>
          </table:table-cell>
          <table:table-cell table:style-name="ce9" table:formula="of:=[.D119]+2415018.5+[.E119]-[.$B$5]/24" office:value-type="float" office:value="2455369.28333333" calcext:value-type="float">
            <text:p>2455369.28</text:p>
          </table:table-cell>
          <table:table-cell table:style-name="ce10" table:formula="of:=([.F119]-2451545)/36525" office:value-type="float" office:value="0.104703171343825" calcext:value-type="float">
            <text:p>0.10470317</text:p>
          </table:table-cell>
          <table:table-cell/>
          <table:table-cell table:formula="of:=MOD(280.46646+[.G119]*(36000.76983+[.G119]*0.0003032);360)" office:value-type="float" office:value="89.8612353440026" calcext:value-type="float">
            <text:p>89.86</text:p>
          </table:table-cell>
          <table:table-cell table:formula="of:=357.52911+[.G119]*(35999.05029-0.0001537*[.G119])" office:value-type="float" office:value="4126.74383904387" calcext:value-type="float">
            <text:p>4126.74</text:p>
          </table:table-cell>
          <table:table-cell table:formula="of:=0.016708634-[.G119]*(0.000042037+0.0000001267*[.G119])" office:value-type="float" office:value="0.0167042312038053" calcext:value-type="float">
            <text:p>0.02</text:p>
          </table:table-cell>
          <table:table-cell table:formula="of:=SIN(RADIANS([.J119]))*(1.914602-[.G119]*(0.004817+0.000014*[.G119]))+SIN(RADIANS(2*[.J119]))*(0.019993-0.000101*[.G119])+SIN(RADIANS(3*[.J119]))*0.000289" office:value-type="float" office:value="0.430177142114951" calcext:value-type="float">
            <text:p>0.43</text:p>
          </table:table-cell>
          <table:table-cell table:formula="of:=[.I119]+[.L119]" office:value-type="float" office:value="90.2914124861175" calcext:value-type="float">
            <text:p>90.29</text:p>
          </table:table-cell>
          <table:table-cell table:formula="of:=[.J119]+[.L119]" office:value-type="float" office:value="4127.17401618598" calcext:value-type="float">
            <text:p>4127.17</text:p>
          </table:table-cell>
          <table:table-cell table:formula="of:=(1.000001018*(1-[.K119]*[.K119]))/(1+[.K119]*COS(RADIANS([.N119])))" office:value-type="float" office:value="1.01627449654072" calcext:value-type="float">
            <text:p>1.02</text:p>
          </table:table-cell>
          <table:table-cell table:formula="of:=[.M119]-0.00569-0.00478*SIN(RADIANS(125.04-1934.136*[.G119]))" office:value-type="float" office:value="90.2903886418178" calcext:value-type="float">
            <text:p>90.29</text:p>
          </table:table-cell>
          <table:table-cell table:formula="of:=23+(26+((21.448-[.G119]*(46.815+[.G119]*(0.00059-[.G119]*0.001813))))/60)/60" office:value-type="float" office:value="23.4379295324018" calcext:value-type="float">
            <text:p>23.44</text:p>
          </table:table-cell>
          <table:table-cell table:formula="of:=[.Q119]+0.00256*COS(RADIANS(125.04-1934.136*[.G119]))" office:value-type="float" office:value="23.4384849188312" calcext:value-type="float">
            <text:p>23.44</text:p>
          </table:table-cell>
          <table:table-cell table:formula="of:=DEGREES(ATAN2(COS(RADIANS([.P119]));COS(RADIANS([.R119]))*SIN(RADIANS([.P119]))))" office:value-type="float" office:value="90.3165036299376" calcext:value-type="float">
            <text:p>90.32</text:p>
          </table:table-cell>
          <table:table-cell table:formula="of:=DEGREES(ASIN(SIN(RADIANS([.R119]))*SIN(RADIANS([.P119]))))" office:value-type="float" office:value="23.4381658894504" calcext:value-type="float">
            <text:p>23.44</text:p>
          </table:table-cell>
          <table:table-cell table:formula="of:=TAN(RADIANS([.R119]/2))*TAN(RADIANS([.R119]/2))" office:value-type="float" office:value="0.0430314847806773" calcext:value-type="float">
            <text:p>0.04</text:p>
          </table:table-cell>
          <table:table-cell table:formula="of:=4*DEGREES([.U119]*SIN(2*RADIANS([.I119]))-2*[.K119]*SIN(RADIANS([.J119]))+4*[.K119]*[.U119]*SIN(RADIANS([.J119]))*COS(2*RADIANS([.I119]))-0.5*[.U119]*[.U119]*SIN(4*RADIANS([.I119]))-1.25*[.K119]*[.K119]*SIN(2*RADIANS([.J119])))" office:value-type="float" office:value="-1.82130136348325" calcext:value-type="float">
            <text:p>-1.82</text:p>
          </table:table-cell>
          <table:table-cell table:formula="of:=DEGREES(ACOS(COS(RADIANS(90.833))/(COS(RADIANS([.$B$3]))*COS(RADIANS([.T119])))-TAN(RADIANS([.$B$3]))*TAN(RADIANS([.T119]))))" office:value-type="float" office:value="112.610187013717" calcext:value-type="float">
            <text:p>112.61</text:p>
          </table:table-cell>
          <table:table-cell table:style-name="ce8" table:formula="of:=(720-4*[.$B$4]-[.V119]+[.$B$5]*60)/1440" office:value-type="float" office:value="0.50126479261353" calcext:value-type="float">
            <text:p>12:01:49</text:p>
          </table:table-cell>
          <table:table-cell table:style-name="ce8" table:formula="of:=[.X119]-[.W119]*4/1440" office:value-type="float" office:value="0.188458717575427" calcext:value-type="float">
            <text:p>4:31:23</text:p>
          </table:table-cell>
          <table:table-cell table:style-name="ce8" table:formula="of:=[.X119]+[.W119]*4/1440" office:value-type="float" office:value="0.814070867651633" calcext:value-type="float">
            <text:p>19:32:16</text:p>
          </table:table-cell>
          <table:table-cell table:style-name="ce11" table:formula="of:=8*[.W119]" office:value-type="float" office:value="900.881496109737" calcext:value-type="float">
            <text:p>900.88</text:p>
          </table:table-cell>
          <table:table-cell table:formula="of:=MOD([.E119]*1440+[.V119]+4*[.$B$4]-60*[.$B$5];1440)" office:value-type="float" office:value="706.178698636516" calcext:value-type="float">
            <text:p>706.18</text:p>
          </table:table-cell>
          <table:table-cell table:formula="of:=IF([.AB119]/4&lt;0;[.AB119]/4+180;[.AB119]/4-180)" office:value-type="float" office:value="-3.45532534087104" calcext:value-type="float">
            <text:p>-3.46</text:p>
          </table:table-cell>
          <table:table-cell table:formula="of:=DEGREES(ACOS(SIN(RADIANS([.$B$3]))*SIN(RADIANS([.T119]))+COS(RADIANS([.$B$3]))*COS(RADIANS([.T119]))*COS(RADIANS([.AC119]))))" office:value-type="float" office:value="16.8167475875673" calcext:value-type="float">
            <text:p>16.82</text:p>
          </table:table-cell>
          <table:table-cell table:formula="of:=90-[.AD119]" office:value-type="float" office:value="73.1832524124327" calcext:value-type="float">
            <text:p>73.18</text:p>
          </table:table-cell>
          <table:table-cell table:formula="of:=IF([.AE119]&gt;85;0;IF([.AE119]&gt;5;58.1/TAN(RADIANS([.AE119]))-0.07/POWER(TAN(RADIANS([.AE119]));3)+0.000086/POWER(TAN(RADIANS([.AE119]));5);IF([.AE119]&gt;-0.575;1735+[.AE119]*(-518.2+[.AE119]*(103.4+[.AE119]*(-12.79+[.AE119]*0.711)));-20.772/TAN(RADIANS([.AE119])))))/3600" office:value-type="float" office:value="0.00487722893571546" calcext:value-type="float">
            <text:p>0</text:p>
          </table:table-cell>
          <table:table-cell table:formula="of:=[.AE119]+[.AF119]" office:value-type="float" office:value="73.1881296413684" calcext:value-type="float">
            <text:p>73.19</text:p>
          </table:table-cell>
          <table:table-cell table:formula="of:=IF([.AC119]&gt;0;MOD(DEGREES(ACOS(((SIN(RADIANS([.$B$3]))*COS(RADIANS([.AD119])))-SIN(RADIANS([.T119])))/(COS(RADIANS([.$B$3]))*SIN(RADIANS([.AD119])))))+180;360);MOD(540-DEGREES(ACOS(((SIN(RADIANS([.$B$3]))*COS(RADIANS([.AD119])))-SIN(RADIANS([.T119])))/(COS(RADIANS([.$B$3]))*SIN(RADIANS([.AD119])))));360))" office:value-type="float" office:value="168.981016568875" calcext:value-type="float">
            <text:p>168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19]+0.1/24" office:value-type="float" office:value="0.495833333333333" calcext:value-type="float">
            <text:p>11:54:00</text:p>
          </table:table-cell>
          <table:table-cell table:style-name="ce9" table:formula="of:=[.D120]+2415018.5+[.E120]-[.$B$5]/24" office:value-type="float" office:value="2455369.2875" calcext:value-type="float">
            <text:p>2455369.29</text:p>
          </table:table-cell>
          <table:table-cell table:style-name="ce10" table:formula="of:=([.F120]-2451545)/36525" office:value-type="float" office:value="0.104703285420934" calcext:value-type="float">
            <text:p>0.10470329</text:p>
          </table:table-cell>
          <table:table-cell/>
          <table:table-cell table:formula="of:=MOD(280.46646+[.G120]*(36000.76983+[.G120]*0.0003032);360)" office:value-type="float" office:value="89.8653422077537" calcext:value-type="float">
            <text:p>89.87</text:p>
          </table:table-cell>
          <table:table-cell table:formula="of:=357.52911+[.G120]*(35999.05029-0.0001537*[.G120])" office:value-type="float" office:value="4126.74794571145" calcext:value-type="float">
            <text:p>4126.75</text:p>
          </table:table-cell>
          <table:table-cell table:formula="of:=0.016708634-[.G120]*(0.000042037+0.0000001267*[.G120])" office:value-type="float" office:value="0.0167042311990068" calcext:value-type="float">
            <text:p>0.02</text:p>
          </table:table-cell>
          <table:table-cell table:formula="of:=SIN(RADIANS([.J120]))*(1.914602-[.G120]*(0.004817+0.000014*[.G120]))+SIN(RADIANS(2*[.J120]))*(0.019993-0.000101*[.G120])+SIN(RADIANS(3*[.J120]))*0.000289" office:value-type="float" office:value="0.430046119295287" calcext:value-type="float">
            <text:p>0.43</text:p>
          </table:table-cell>
          <table:table-cell table:formula="of:=[.I120]+[.L120]" office:value-type="float" office:value="90.2953883270489" calcext:value-type="float">
            <text:p>90.3</text:p>
          </table:table-cell>
          <table:table-cell table:formula="of:=[.J120]+[.L120]" office:value-type="float" office:value="4127.17799183074" calcext:value-type="float">
            <text:p>4127.18</text:p>
          </table:table-cell>
          <table:table-cell table:formula="of:=(1.000001018*(1-[.K120]*[.K120]))/(1+[.K120]*COS(RADIANS([.N120])))" office:value-type="float" office:value="1.01627476231646" calcext:value-type="float">
            <text:p>1.02</text:p>
          </table:table-cell>
          <table:table-cell table:formula="of:=[.M120]-0.00569-0.00478*SIN(RADIANS(125.04-1934.136*[.G120]))" office:value-type="float" office:value="90.2943644867425" calcext:value-type="float">
            <text:p>90.29</text:p>
          </table:table-cell>
          <table:table-cell table:formula="of:=23+(26+((21.448-[.G120]*(46.815+[.G120]*(0.00059-[.G120]*0.001813))))/60)/60" office:value-type="float" office:value="23.4379295309183" calcext:value-type="float">
            <text:p>23.44</text:p>
          </table:table-cell>
          <table:table-cell table:formula="of:=[.Q120]+0.00256*COS(RADIANS(125.04-1934.136*[.G120]))" office:value-type="float" office:value="23.4384849077241" calcext:value-type="float">
            <text:p>23.44</text:p>
          </table:table-cell>
          <table:table-cell table:formula="of:=DEGREES(ATAN2(COS(RADIANS([.P120]));COS(RADIANS([.R120]))*SIN(RADIANS([.P120]))))" office:value-type="float" office:value="90.320837012956" calcext:value-type="float">
            <text:p>90.32</text:p>
          </table:table-cell>
          <table:table-cell table:formula="of:=DEGREES(ASIN(SIN(RADIANS([.R120]))*SIN(RADIANS([.P120]))))" office:value-type="float" office:value="23.4381570826127" calcext:value-type="float">
            <text:p>23.44</text:p>
          </table:table-cell>
          <table:table-cell table:formula="of:=TAN(RADIANS([.R120]/2))*TAN(RADIANS([.R120]/2))" office:value-type="float" office:value="0.0430314847387338" calcext:value-type="float">
            <text:p>0.04</text:p>
          </table:table-cell>
          <table:table-cell table:formula="of:=4*DEGREES([.U120]*SIN(2*RADIANS([.I120]))-2*[.K120]*SIN(RADIANS([.J120]))+4*[.K120]*[.U120]*SIN(RADIANS([.J120]))*COS(2*RADIANS([.I120]))-0.5*[.U120]*[.U120]*SIN(4*RADIANS([.I120]))-1.25*[.K120]*[.K120]*SIN(2*RADIANS([.J120])))" office:value-type="float" office:value="-1.82220619138831" calcext:value-type="float">
            <text:p>-1.82</text:p>
          </table:table-cell>
          <table:table-cell table:formula="of:=DEGREES(ACOS(COS(RADIANS(90.833))/(COS(RADIANS([.$B$3]))*COS(RADIANS([.T120])))-TAN(RADIANS([.$B$3]))*TAN(RADIANS([.T120]))))" office:value-type="float" office:value="112.610177418562" calcext:value-type="float">
            <text:p>112.61</text:p>
          </table:table-cell>
          <table:table-cell table:style-name="ce8" table:formula="of:=(720-4*[.$B$4]-[.V120]+[.$B$5]*60)/1440" office:value-type="float" office:value="0.501265420966244" calcext:value-type="float">
            <text:p>12:01:49</text:p>
          </table:table-cell>
          <table:table-cell table:style-name="ce8" table:formula="of:=[.X120]-[.W120]*4/1440" office:value-type="float" office:value="0.188459372581349" calcext:value-type="float">
            <text:p>4:31:23</text:p>
          </table:table-cell>
          <table:table-cell table:style-name="ce8" table:formula="of:=[.X120]+[.W120]*4/1440" office:value-type="float" office:value="0.814071469351138" calcext:value-type="float">
            <text:p>19:32:16</text:p>
          </table:table-cell>
          <table:table-cell table:style-name="ce11" table:formula="of:=8*[.W120]" office:value-type="float" office:value="900.881419348496" calcext:value-type="float">
            <text:p>900.88</text:p>
          </table:table-cell>
          <table:table-cell table:formula="of:=MOD([.E120]*1440+[.V120]+4*[.$B$4]-60*[.$B$5];1440)" office:value-type="float" office:value="712.177793808611" calcext:value-type="float">
            <text:p>712.18</text:p>
          </table:table-cell>
          <table:table-cell table:formula="of:=IF([.AB120]/4&lt;0;[.AB120]/4+180;[.AB120]/4-180)" office:value-type="float" office:value="-1.95555154784719" calcext:value-type="float">
            <text:p>-1.96</text:p>
          </table:table-cell>
          <table:table-cell table:formula="of:=DEGREES(ACOS(SIN(RADIANS([.$B$3]))*SIN(RADIANS([.T120]))+COS(RADIANS([.$B$3]))*COS(RADIANS([.T120]))*COS(RADIANS([.AC120]))))" office:value-type="float" office:value="16.6439221370326" calcext:value-type="float">
            <text:p>16.64</text:p>
          </table:table-cell>
          <table:table-cell table:formula="of:=90-[.AD120]" office:value-type="float" office:value="73.3560778629674" calcext:value-type="float">
            <text:p>73.36</text:p>
          </table:table-cell>
          <table:table-cell table:formula="of:=IF([.AE120]&gt;85;0;IF([.AE120]&gt;5;58.1/TAN(RADIANS([.AE120]))-0.07/POWER(TAN(RADIANS([.AE120]));3)+0.000086/POWER(TAN(RADIANS([.AE120]));5);IF([.AE120]&gt;-0.575;1735+[.AE120]*(-518.2+[.AE120]*(103.4+[.AE120]*(-12.79+[.AE120]*0.711)));-20.772/TAN(RADIANS([.AE120])))))/3600" office:value-type="float" office:value="0.0048241667277656" calcext:value-type="float">
            <text:p>0</text:p>
          </table:table-cell>
          <table:table-cell table:formula="of:=[.AE120]+[.AF120]" office:value-type="float" office:value="73.3609020296951" calcext:value-type="float">
            <text:p>73.36</text:p>
          </table:table-cell>
          <table:table-cell table:formula="of:=IF([.AC120]&gt;0;MOD(DEGREES(ACOS(((SIN(RADIANS([.$B$3]))*COS(RADIANS([.AD120])))-SIN(RADIANS([.T120])))/(COS(RADIANS([.$B$3]))*SIN(RADIANS([.AD120])))))+180;360);MOD(540-DEGREES(ACOS(((SIN(RADIANS([.$B$3]))*COS(RADIANS([.AD120])))-SIN(RADIANS([.T120])))/(COS(RADIANS([.$B$3]))*SIN(RADIANS([.AD120])))));360))" office:value-type="float" office:value="173.724516981127" calcext:value-type="float">
            <text:p>173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20]+0.1/24" office:value-type="float" office:value="0.5" calcext:value-type="float">
            <text:p>12:00:00</text:p>
          </table:table-cell>
          <table:table-cell table:style-name="ce9" table:formula="of:=[.D121]+2415018.5+[.E121]-[.$B$5]/24" office:value-type="float" office:value="2455369.29166667" calcext:value-type="float">
            <text:p>2455369.29</text:p>
          </table:table-cell>
          <table:table-cell table:style-name="ce10" table:formula="of:=([.F121]-2451545)/36525" office:value-type="float" office:value="0.104703399498056" calcext:value-type="float">
            <text:p>0.10470340</text:p>
          </table:table-cell>
          <table:table-cell/>
          <table:table-cell table:formula="of:=MOD(280.46646+[.G121]*(36000.76983+[.G121]*0.0003032);360)" office:value-type="float" office:value="89.8694490719731" calcext:value-type="float">
            <text:p>89.87</text:p>
          </table:table-cell>
          <table:table-cell table:formula="of:=357.52911+[.G121]*(35999.05029-0.0001537*[.G121])" office:value-type="float" office:value="4126.7520523795" calcext:value-type="float">
            <text:p>4126.75</text:p>
          </table:table-cell>
          <table:table-cell table:formula="of:=0.016708634-[.G121]*(0.000042037+0.0000001267*[.G121])" office:value-type="float" office:value="0.0167042311942083" calcext:value-type="float">
            <text:p>0.02</text:p>
          </table:table-cell>
          <table:table-cell table:formula="of:=SIN(RADIANS([.J121]))*(1.914602-[.G121]*(0.004817+0.000014*[.G121]))+SIN(RADIANS(2*[.J121]))*(0.019993-0.000101*[.G121])+SIN(RADIANS(3*[.J121]))*0.000289" office:value-type="float" office:value="0.429915094381275" calcext:value-type="float">
            <text:p>0.43</text:p>
          </table:table-cell>
          <table:table-cell table:formula="of:=[.I121]+[.L121]" office:value-type="float" office:value="90.2993641663544" calcext:value-type="float">
            <text:p>90.3</text:p>
          </table:table-cell>
          <table:table-cell table:formula="of:=[.J121]+[.L121]" office:value-type="float" office:value="4127.18196747388" calcext:value-type="float">
            <text:p>4127.18</text:p>
          </table:table-cell>
          <table:table-cell table:formula="of:=(1.000001018*(1-[.K121]*[.K121]))/(1+[.K121]*COS(RADIANS([.N121])))" office:value-type="float" office:value="1.01627502801121" calcext:value-type="float">
            <text:p>1.02</text:p>
          </table:table-cell>
          <table:table-cell table:formula="of:=[.M121]-0.00569-0.00478*SIN(RADIANS(125.04-1934.136*[.G121]))" office:value-type="float" office:value="90.2983403300413" calcext:value-type="float">
            <text:p>90.3</text:p>
          </table:table-cell>
          <table:table-cell table:formula="of:=23+(26+((21.448-[.G121]*(46.815+[.G121]*(0.00059-[.G121]*0.001813))))/60)/60" office:value-type="float" office:value="23.4379295294349" calcext:value-type="float">
            <text:p>23.44</text:p>
          </table:table-cell>
          <table:table-cell table:formula="of:=[.Q121]+0.00256*COS(RADIANS(125.04-1934.136*[.G121]))" office:value-type="float" office:value="23.4384848966171" calcext:value-type="float">
            <text:p>23.44</text:p>
          </table:table-cell>
          <table:table-cell table:formula="of:=DEGREES(ATAN2(COS(RADIANS([.P121]));COS(RADIANS([.R121]))*SIN(RADIANS([.P121]))))" office:value-type="float" office:value="90.3251703936207" calcext:value-type="float">
            <text:p>90.33</text:p>
          </table:table-cell>
          <table:table-cell table:formula="of:=DEGREES(ASIN(SIN(RADIANS([.R121]))*SIN(RADIANS([.P121]))))" office:value-type="float" office:value="23.4381481561729" calcext:value-type="float">
            <text:p>23.44</text:p>
          </table:table-cell>
          <table:table-cell table:formula="of:=TAN(RADIANS([.R121]/2))*TAN(RADIANS([.R121]/2))" office:value-type="float" office:value="0.0430314846967902" calcext:value-type="float">
            <text:p>0.04</text:p>
          </table:table-cell>
          <table:table-cell table:formula="of:=4*DEGREES([.U121]*SIN(2*RADIANS([.I121]))-2*[.K121]*SIN(RADIANS([.J121]))+4*[.K121]*[.U121]*SIN(RADIANS([.J121]))*COS(2*RADIANS([.I121]))-0.5*[.U121]*[.U121]*SIN(4*RADIANS([.I121]))-1.25*[.K121]*[.K121]*SIN(2*RADIANS([.J121])))" office:value-type="float" office:value="-1.82311100828435" calcext:value-type="float">
            <text:p>-1.82</text:p>
          </table:table-cell>
          <table:table-cell table:formula="of:=DEGREES(ACOS(COS(RADIANS(90.833))/(COS(RADIANS([.$B$3]))*COS(RADIANS([.T121])))-TAN(RADIANS([.$B$3]))*TAN(RADIANS([.T121]))))" office:value-type="float" office:value="112.610167693101" calcext:value-type="float">
            <text:p>112.61</text:p>
          </table:table-cell>
          <table:table-cell table:style-name="ce8" table:formula="of:=(720-4*[.$B$4]-[.V121]+[.$B$5]*60)/1440" office:value-type="float" office:value="0.501266049311311" calcext:value-type="float">
            <text:p>12:01:49</text:p>
          </table:table-cell>
          <table:table-cell table:style-name="ce8" table:formula="of:=[.X121]-[.W121]*4/1440" office:value-type="float" office:value="0.188460027941587" calcext:value-type="float">
            <text:p>4:31:23</text:p>
          </table:table-cell>
          <table:table-cell table:style-name="ce8" table:formula="of:=[.X121]+[.W121]*4/1440" office:value-type="float" office:value="0.814072070681035" calcext:value-type="float">
            <text:p>19:32:16</text:p>
          </table:table-cell>
          <table:table-cell table:style-name="ce11" table:formula="of:=8*[.W121]" office:value-type="float" office:value="900.881341544807" calcext:value-type="float">
            <text:p>900.88</text:p>
          </table:table-cell>
          <table:table-cell table:formula="of:=MOD([.E121]*1440+[.V121]+4*[.$B$4]-60*[.$B$5];1440)" office:value-type="float" office:value="718.176888991716" calcext:value-type="float">
            <text:p>718.18</text:p>
          </table:table-cell>
          <table:table-cell table:formula="of:=IF([.AB121]/4&lt;0;[.AB121]/4+180;[.AB121]/4-180)" office:value-type="float" office:value="-0.4557777520711" calcext:value-type="float">
            <text:p>-0.46</text:p>
          </table:table-cell>
          <table:table-cell table:formula="of:=DEGREES(ACOS(SIN(RADIANS([.$B$3]))*SIN(RADIANS([.T121]))+COS(RADIANS([.$B$3]))*COS(RADIANS([.T121]))*COS(RADIANS([.AC121]))))" office:value-type="float" office:value="16.5663210281255" calcext:value-type="float">
            <text:p>16.57</text:p>
          </table:table-cell>
          <table:table-cell table:formula="of:=90-[.AD121]" office:value-type="float" office:value="73.4336789718745" calcext:value-type="float">
            <text:p>73.43</text:p>
          </table:table-cell>
          <table:table-cell table:formula="of:=IF([.AE121]&gt;85;0;IF([.AE121]&gt;5;58.1/TAN(RADIANS([.AE121]))-0.07/POWER(TAN(RADIANS([.AE121]));3)+0.000086/POWER(TAN(RADIANS([.AE121]));5);IF([.AE121]&gt;-0.575;1735+[.AE121]*(-518.2+[.AE121]*(103.4+[.AE121]*(-12.79+[.AE121]*0.711)));-20.772/TAN(RADIANS([.AE121])))))/3600" office:value-type="float" office:value="0.0048003720882411" calcext:value-type="float">
            <text:p>0</text:p>
          </table:table-cell>
          <table:table-cell table:formula="of:=[.AE121]+[.AF121]" office:value-type="float" office:value="73.4384793439627" calcext:value-type="float">
            <text:p>73.44</text:p>
          </table:table-cell>
          <table:table-cell table:formula="of:=IF([.AC121]&gt;0;MOD(DEGREES(ACOS(((SIN(RADIANS([.$B$3]))*COS(RADIANS([.AD121])))-SIN(RADIANS([.T121])))/(COS(RADIANS([.$B$3]))*SIN(RADIANS([.AD121])))))+180;360);MOD(540-DEGREES(ACOS(((SIN(RADIANS([.$B$3]))*COS(RADIANS([.AD121])))-SIN(RADIANS([.T121])))/(COS(RADIANS([.$B$3]))*SIN(RADIANS([.AD121])))));360))" office:value-type="float" office:value="178.533230037881" calcext:value-type="float">
            <text:p>178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21]+0.1/24" office:value-type="float" office:value="0.504166666666666" calcext:value-type="float">
            <text:p>12:06:00</text:p>
          </table:table-cell>
          <table:table-cell table:style-name="ce9" table:formula="of:=[.D122]+2415018.5+[.E122]-[.$B$5]/24" office:value-type="float" office:value="2455369.29583333" calcext:value-type="float">
            <text:p>2455369.30</text:p>
          </table:table-cell>
          <table:table-cell table:style-name="ce10" table:formula="of:=([.F122]-2451545)/36525" office:value-type="float" office:value="0.104703513575179" calcext:value-type="float">
            <text:p>0.10470351</text:p>
          </table:table-cell>
          <table:table-cell/>
          <table:table-cell table:formula="of:=MOD(280.46646+[.G122]*(36000.76983+[.G122]*0.0003032);360)" office:value-type="float" office:value="89.8735559362285" calcext:value-type="float">
            <text:p>89.87</text:p>
          </table:table-cell>
          <table:table-cell table:formula="of:=357.52911+[.G122]*(35999.05029-0.0001537*[.G122])" office:value-type="float" office:value="4126.75615904758" calcext:value-type="float">
            <text:p>4126.76</text:p>
          </table:table-cell>
          <table:table-cell table:formula="of:=0.016708634-[.G122]*(0.000042037+0.0000001267*[.G122])" office:value-type="float" office:value="0.0167042311894098" calcext:value-type="float">
            <text:p>0.02</text:p>
          </table:table-cell>
          <table:table-cell table:formula="of:=SIN(RADIANS([.J122]))*(1.914602-[.G122]*(0.004817+0.000014*[.G122]))+SIN(RADIANS(2*[.J122]))*(0.019993-0.000101*[.G122])+SIN(RADIANS(3*[.J122]))*0.000289" office:value-type="float" office:value="0.429784067387421" calcext:value-type="float">
            <text:p>0.43</text:p>
          </table:table-cell>
          <table:table-cell table:formula="of:=[.I122]+[.L122]" office:value-type="float" office:value="90.3033400036159" calcext:value-type="float">
            <text:p>90.3</text:p>
          </table:table-cell>
          <table:table-cell table:formula="of:=[.J122]+[.L122]" office:value-type="float" office:value="4127.18594311497" calcext:value-type="float">
            <text:p>4127.19</text:p>
          </table:table-cell>
          <table:table-cell table:formula="of:=(1.000001018*(1-[.K122]*[.K122]))/(1+[.K122]*COS(RADIANS([.N122])))" office:value-type="float" office:value="1.01627529362495" calcext:value-type="float">
            <text:p>1.02</text:p>
          </table:table-cell>
          <table:table-cell table:formula="of:=[.M122]-0.00569-0.00478*SIN(RADIANS(125.04-1934.136*[.G122]))" office:value-type="float" office:value="90.3023161712961" calcext:value-type="float">
            <text:p>90.3</text:p>
          </table:table-cell>
          <table:table-cell table:formula="of:=23+(26+((21.448-[.G122]*(46.815+[.G122]*(0.00059-[.G122]*0.001813))))/60)/60" office:value-type="float" office:value="23.4379295279514" calcext:value-type="float">
            <text:p>23.44</text:p>
          </table:table-cell>
          <table:table-cell table:formula="of:=[.Q122]+0.00256*COS(RADIANS(125.04-1934.136*[.G122]))" office:value-type="float" office:value="23.4384848855101" calcext:value-type="float">
            <text:p>23.44</text:p>
          </table:table-cell>
          <table:table-cell table:formula="of:=DEGREES(ATAN2(COS(RADIANS([.P122]));COS(RADIANS([.R122]))*SIN(RADIANS([.P122]))))" office:value-type="float" office:value="90.3295037714683" calcext:value-type="float">
            <text:p>90.33</text:p>
          </table:table-cell>
          <table:table-cell table:formula="of:=DEGREES(ASIN(SIN(RADIANS([.R122]))*SIN(RADIANS([.P122]))))" office:value-type="float" office:value="23.4381391101319" calcext:value-type="float">
            <text:p>23.44</text:p>
          </table:table-cell>
          <table:table-cell table:formula="of:=TAN(RADIANS([.R122]/2))*TAN(RADIANS([.R122]/2))" office:value-type="float" office:value="0.0430314846548466" calcext:value-type="float">
            <text:p>0.04</text:p>
          </table:table-cell>
          <table:table-cell table:formula="of:=4*DEGREES([.U122]*SIN(2*RADIANS([.I122]))-2*[.K122]*SIN(RADIANS([.J122]))+4*[.K122]*[.U122]*SIN(RADIANS([.J122]))*COS(2*RADIANS([.I122]))-0.5*[.U122]*[.U122]*SIN(4*RADIANS([.I122]))-1.25*[.K122]*[.K122]*SIN(2*RADIANS([.J122])))" office:value-type="float" office:value="-1.82401581404794" calcext:value-type="float">
            <text:p>-1.82</text:p>
          </table:table-cell>
          <table:table-cell table:formula="of:=DEGREES(ACOS(COS(RADIANS(90.833))/(COS(RADIANS([.$B$3]))*COS(RADIANS([.T122])))-TAN(RADIANS([.$B$3]))*TAN(RADIANS([.T122]))))" office:value-type="float" office:value="112.610157837335" calcext:value-type="float">
            <text:p>112.61</text:p>
          </table:table-cell>
          <table:table-cell table:style-name="ce8" table:formula="of:=(720-4*[.$B$4]-[.V122]+[.$B$5]*60)/1440" office:value-type="float" office:value="0.501266677648642" calcext:value-type="float">
            <text:p>12:01:49</text:p>
          </table:table-cell>
          <table:table-cell table:style-name="ce8" table:formula="of:=[.X122]-[.W122]*4/1440" office:value-type="float" office:value="0.188460683656044" calcext:value-type="float">
            <text:p>4:31:23</text:p>
          </table:table-cell>
          <table:table-cell table:style-name="ce8" table:formula="of:=[.X122]+[.W122]*4/1440" office:value-type="float" office:value="0.814072671641239" calcext:value-type="float">
            <text:p>19:32:16</text:p>
          </table:table-cell>
          <table:table-cell table:style-name="ce11" table:formula="of:=8*[.W122]" office:value-type="float" office:value="900.881262698679" calcext:value-type="float">
            <text:p>900.88</text:p>
          </table:table-cell>
          <table:table-cell table:formula="of:=MOD([.E122]*1440+[.V122]+4*[.$B$4]-60*[.$B$5];1440)" office:value-type="float" office:value="724.175984185951" calcext:value-type="float">
            <text:p>724.18</text:p>
          </table:table-cell>
          <table:table-cell table:formula="of:=IF([.AB122]/4&lt;0;[.AB122]/4+180;[.AB122]/4-180)" office:value-type="float" office:value="1.04399604648776" calcext:value-type="float">
            <text:p>1.04</text:p>
          </table:table-cell>
          <table:table-cell table:formula="of:=DEGREES(ACOS(SIN(RADIANS([.$B$3]))*SIN(RADIANS([.T122]))+COS(RADIANS([.$B$3]))*COS(RADIANS([.T122]))*COS(RADIANS([.AC122]))))" office:value-type="float" office:value="16.5852960652736" calcext:value-type="float">
            <text:p>16.59</text:p>
          </table:table-cell>
          <table:table-cell table:formula="of:=90-[.AD122]" office:value-type="float" office:value="73.4147039347264" calcext:value-type="float">
            <text:p>73.41</text:p>
          </table:table-cell>
          <table:table-cell table:formula="of:=IF([.AE122]&gt;85;0;IF([.AE122]&gt;5;58.1/TAN(RADIANS([.AE122]))-0.07/POWER(TAN(RADIANS([.AE122]));3)+0.000086/POWER(TAN(RADIANS([.AE122]));5);IF([.AE122]&gt;-0.575;1735+[.AE122]*(-518.2+[.AE122]*(103.4+[.AE122]*(-12.79+[.AE122]*0.711)));-20.772/TAN(RADIANS([.AE122])))))/3600" office:value-type="float" office:value="0.00480618859028959" calcext:value-type="float">
            <text:p>0</text:p>
          </table:table-cell>
          <table:table-cell table:formula="of:=[.AE122]+[.AF122]" office:value-type="float" office:value="73.4195101233167" calcext:value-type="float">
            <text:p>73.42</text:p>
          </table:table-cell>
          <table:table-cell table:formula="of:=IF([.AC122]&gt;0;MOD(DEGREES(ACOS(((SIN(RADIANS([.$B$3]))*COS(RADIANS([.AD122])))-SIN(RADIANS([.T122])))/(COS(RADIANS([.$B$3]))*SIN(RADIANS([.AD122])))))+180;360);MOD(540-DEGREES(ACOS(((SIN(RADIANS([.$B$3]))*COS(RADIANS([.AD122])))-SIN(RADIANS([.T122])))/(COS(RADIANS([.$B$3]))*SIN(RADIANS([.AD122])))));360))" office:value-type="float" office:value="183.3574244066" calcext:value-type="float">
            <text:p>183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22]+0.1/24" office:value-type="float" office:value="0.508333333333333" calcext:value-type="float">
            <text:p>12:12:00</text:p>
          </table:table-cell>
          <table:table-cell table:style-name="ce9" table:formula="of:=[.D123]+2415018.5+[.E123]-[.$B$5]/24" office:value-type="float" office:value="2455369.3" calcext:value-type="float">
            <text:p>2455369.30</text:p>
          </table:table-cell>
          <table:table-cell table:style-name="ce10" table:formula="of:=([.F123]-2451545)/36525" office:value-type="float" office:value="0.104703627652288" calcext:value-type="float">
            <text:p>0.10470363</text:p>
          </table:table-cell>
          <table:table-cell/>
          <table:table-cell table:formula="of:=MOD(280.46646+[.G123]*(36000.76983+[.G123]*0.0003032);360)" office:value-type="float" office:value="89.8776627999796" calcext:value-type="float">
            <text:p>89.88</text:p>
          </table:table-cell>
          <table:table-cell table:formula="of:=357.52911+[.G123]*(35999.05029-0.0001537*[.G123])" office:value-type="float" office:value="4126.76026571516" calcext:value-type="float">
            <text:p>4126.76</text:p>
          </table:table-cell>
          <table:table-cell table:formula="of:=0.016708634-[.G123]*(0.000042037+0.0000001267*[.G123])" office:value-type="float" office:value="0.0167042311846113" calcext:value-type="float">
            <text:p>0.02</text:p>
          </table:table-cell>
          <table:table-cell table:formula="of:=SIN(RADIANS([.J123]))*(1.914602-[.G123]*(0.004817+0.000014*[.G123]))+SIN(RADIANS(2*[.J123]))*(0.019993-0.000101*[.G123])+SIN(RADIANS(3*[.J123]))*0.000289" office:value-type="float" office:value="0.429653038331535" calcext:value-type="float">
            <text:p>0.43</text:p>
          </table:table-cell>
          <table:table-cell table:formula="of:=[.I123]+[.L123]" office:value-type="float" office:value="90.3073158383111" calcext:value-type="float">
            <text:p>90.31</text:p>
          </table:table-cell>
          <table:table-cell table:formula="of:=[.J123]+[.L123]" office:value-type="float" office:value="4127.18991875349" calcext:value-type="float">
            <text:p>4127.19</text:p>
          </table:table-cell>
          <table:table-cell table:formula="of:=(1.000001018*(1-[.K123]*[.K123]))/(1+[.K123]*COS(RADIANS([.N123])))" office:value-type="float" office:value="1.01627555915764" calcext:value-type="float">
            <text:p>1.02</text:p>
          </table:table-cell>
          <table:table-cell table:formula="of:=[.M123]-0.00569-0.00478*SIN(RADIANS(125.04-1934.136*[.G123]))" office:value-type="float" office:value="90.3062920099845" calcext:value-type="float">
            <text:p>90.31</text:p>
          </table:table-cell>
          <table:table-cell table:formula="of:=23+(26+((21.448-[.G123]*(46.815+[.G123]*(0.00059-[.G123]*0.001813))))/60)/60" office:value-type="float" office:value="23.4379295264679" calcext:value-type="float">
            <text:p>23.44</text:p>
          </table:table-cell>
          <table:table-cell table:formula="of:=[.Q123]+0.00256*COS(RADIANS(125.04-1934.136*[.G123]))" office:value-type="float" office:value="23.4384848744031" calcext:value-type="float">
            <text:p>23.44</text:p>
          </table:table-cell>
          <table:table-cell table:formula="of:=DEGREES(ATAN2(COS(RADIANS([.P123]));COS(RADIANS([.R123]))*SIN(RADIANS([.P123]))))" office:value-type="float" office:value="90.3338371459216" calcext:value-type="float">
            <text:p>90.33</text:p>
          </table:table-cell>
          <table:table-cell table:formula="of:=DEGREES(ASIN(SIN(RADIANS([.R123]))*SIN(RADIANS([.P123]))))" office:value-type="float" office:value="23.4381299444913" calcext:value-type="float">
            <text:p>23.44</text:p>
          </table:table-cell>
          <table:table-cell table:formula="of:=TAN(RADIANS([.R123]/2))*TAN(RADIANS([.R123]/2))" office:value-type="float" office:value="0.043031484612903" calcext:value-type="float">
            <text:p>0.04</text:p>
          </table:table-cell>
          <table:table-cell table:formula="of:=4*DEGREES([.U123]*SIN(2*RADIANS([.I123]))-2*[.K123]*SIN(RADIANS([.J123]))+4*[.K123]*[.U123]*SIN(RADIANS([.J123]))*COS(2*RADIANS([.I123]))-0.5*[.U123]*[.U123]*SIN(4*RADIANS([.I123]))-1.25*[.K123]*[.K123]*SIN(2*RADIANS([.J123])))" office:value-type="float" office:value="-1.82492060853133" calcext:value-type="float">
            <text:p>-1.82</text:p>
          </table:table-cell>
          <table:table-cell table:formula="of:=DEGREES(ACOS(COS(RADIANS(90.833))/(COS(RADIANS([.$B$3]))*COS(RADIANS([.T123])))-TAN(RADIANS([.$B$3]))*TAN(RADIANS([.T123]))))" office:value-type="float" office:value="112.610147851266" calcext:value-type="float">
            <text:p>112.61</text:p>
          </table:table-cell>
          <table:table-cell table:style-name="ce8" table:formula="of:=(720-4*[.$B$4]-[.V123]+[.$B$5]*60)/1440" office:value-type="float" office:value="0.501267305978146" calcext:value-type="float">
            <text:p>12:01:49</text:p>
          </table:table-cell>
          <table:table-cell table:style-name="ce8" table:formula="of:=[.X123]-[.W123]*4/1440" office:value-type="float" office:value="0.188461339724629" calcext:value-type="float">
            <text:p>4:31:23</text:p>
          </table:table-cell>
          <table:table-cell table:style-name="ce8" table:formula="of:=[.X123]+[.W123]*4/1440" office:value-type="float" office:value="0.814073272231663" calcext:value-type="float">
            <text:p>19:32:16</text:p>
          </table:table-cell>
          <table:table-cell table:style-name="ce11" table:formula="of:=8*[.W123]" office:value-type="float" office:value="900.881182810128" calcext:value-type="float">
            <text:p>900.88</text:p>
          </table:table-cell>
          <table:table-cell table:formula="of:=MOD([.E123]*1440+[.V123]+4*[.$B$4]-60*[.$B$5];1440)" office:value-type="float" office:value="730.175079391468" calcext:value-type="float">
            <text:p>730.18</text:p>
          </table:table-cell>
          <table:table-cell table:formula="of:=IF([.AB123]/4&lt;0;[.AB123]/4+180;[.AB123]/4-180)" office:value-type="float" office:value="2.54376984786708" calcext:value-type="float">
            <text:p>2.54</text:p>
          </table:table-cell>
          <table:table-cell table:formula="of:=DEGREES(ACOS(SIN(RADIANS([.$B$3]))*SIN(RADIANS([.T123]))+COS(RADIANS([.$B$3]))*COS(RADIANS([.T123]))*COS(RADIANS([.AC123]))))" office:value-type="float" office:value="16.7005144341973" calcext:value-type="float">
            <text:p>16.7</text:p>
          </table:table-cell>
          <table:table-cell table:formula="of:=90-[.AD123]" office:value-type="float" office:value="73.2994855658027" calcext:value-type="float">
            <text:p>73.3</text:p>
          </table:table-cell>
          <table:table-cell table:formula="of:=IF([.AE123]&gt;85;0;IF([.AE123]&gt;5;58.1/TAN(RADIANS([.AE123]))-0.07/POWER(TAN(RADIANS([.AE123]));3)+0.000086/POWER(TAN(RADIANS([.AE123]));5);IF([.AE123]&gt;-0.575;1735+[.AE123]*(-518.2+[.AE123]*(103.4+[.AE123]*(-12.79+[.AE123]*0.711)));-20.772/TAN(RADIANS([.AE123])))))/3600" office:value-type="float" office:value="0.00484153158705098" calcext:value-type="float">
            <text:p>0</text:p>
          </table:table-cell>
          <table:table-cell table:formula="of:=[.AE123]+[.AF123]" office:value-type="float" office:value="73.3043270973898" calcext:value-type="float">
            <text:p>73.3</text:p>
          </table:table-cell>
          <table:table-cell table:formula="of:=IF([.AC123]&gt;0;MOD(DEGREES(ACOS(((SIN(RADIANS([.$B$3]))*COS(RADIANS([.AD123])))-SIN(RADIANS([.T123])))/(COS(RADIANS([.$B$3]))*SIN(RADIANS([.AD123])))))+180;360);MOD(540-DEGREES(ACOS(((SIN(RADIANS([.$B$3]))*COS(RADIANS([.AD123])))-SIN(RADIANS([.T123])))/(COS(RADIANS([.$B$3]))*SIN(RADIANS([.AD123])))));360))" office:value-type="float" office:value="188.146304468252" calcext:value-type="float">
            <text:p>188.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23]+0.1/24" office:value-type="float" office:value="0.512499999999999" calcext:value-type="float">
            <text:p>12:18:00</text:p>
          </table:table-cell>
          <table:table-cell table:style-name="ce9" table:formula="of:=[.D124]+2415018.5+[.E124]-[.$B$5]/24" office:value-type="float" office:value="2455369.30416667" calcext:value-type="float">
            <text:p>2455369.30</text:p>
          </table:table-cell>
          <table:table-cell table:style-name="ce10" table:formula="of:=([.F124]-2451545)/36525" office:value-type="float" office:value="0.10470374172941" calcext:value-type="float">
            <text:p>0.10470374</text:p>
          </table:table-cell>
          <table:table-cell/>
          <table:table-cell table:formula="of:=MOD(280.46646+[.G124]*(36000.76983+[.G124]*0.0003032);360)" office:value-type="float" office:value="89.8817696641986" calcext:value-type="float">
            <text:p>89.88</text:p>
          </table:table-cell>
          <table:table-cell table:formula="of:=357.52911+[.G124]*(35999.05029-0.0001537*[.G124])" office:value-type="float" office:value="4126.76437238321" calcext:value-type="float">
            <text:p>4126.76</text:p>
          </table:table-cell>
          <table:table-cell table:formula="of:=0.016708634-[.G124]*(0.000042037+0.0000001267*[.G124])" office:value-type="float" office:value="0.0167042311798128" calcext:value-type="float">
            <text:p>0.02</text:p>
          </table:table-cell>
          <table:table-cell table:formula="of:=SIN(RADIANS([.J124]))*(1.914602-[.G124]*(0.004817+0.000014*[.G124]))+SIN(RADIANS(2*[.J124]))*(0.019993-0.000101*[.G124])+SIN(RADIANS(3*[.J124]))*0.000289" office:value-type="float" office:value="0.429522007183284" calcext:value-type="float">
            <text:p>0.43</text:p>
          </table:table-cell>
          <table:table-cell table:formula="of:=[.I124]+[.L124]" office:value-type="float" office:value="90.3112916713819" calcext:value-type="float">
            <text:p>90.31</text:p>
          </table:table-cell>
          <table:table-cell table:formula="of:=[.J124]+[.L124]" office:value-type="float" office:value="4127.19389439039" calcext:value-type="float">
            <text:p>4127.19</text:p>
          </table:table-cell>
          <table:table-cell table:formula="of:=(1.000001018*(1-[.K124]*[.K124]))/(1+[.K124]*COS(RADIANS([.N124])))" office:value-type="float" office:value="1.01627582460933" calcext:value-type="float">
            <text:p>1.02</text:p>
          </table:table-cell>
          <table:table-cell table:formula="of:=[.M124]-0.00569-0.00478*SIN(RADIANS(125.04-1934.136*[.G124]))" office:value-type="float" office:value="90.3102678470484" calcext:value-type="float">
            <text:p>90.31</text:p>
          </table:table-cell>
          <table:table-cell table:formula="of:=23+(26+((21.448-[.G124]*(46.815+[.G124]*(0.00059-[.G124]*0.001813))))/60)/60" office:value-type="float" office:value="23.4379295249844" calcext:value-type="float">
            <text:p>23.44</text:p>
          </table:table-cell>
          <table:table-cell table:formula="of:=[.Q124]+0.00256*COS(RADIANS(125.04-1934.136*[.G124]))" office:value-type="float" office:value="23.438484863296" calcext:value-type="float">
            <text:p>23.44</text:p>
          </table:table-cell>
          <table:table-cell table:formula="of:=DEGREES(ATAN2(COS(RADIANS([.P124]));COS(RADIANS([.R124]))*SIN(RADIANS([.P124]))))" office:value-type="float" office:value="90.3381705179993" calcext:value-type="float">
            <text:p>90.34</text:p>
          </table:table-cell>
          <table:table-cell table:formula="of:=DEGREES(ASIN(SIN(RADIANS([.R124]))*SIN(RADIANS([.P124]))))" office:value-type="float" office:value="23.4381206592491" calcext:value-type="float">
            <text:p>23.44</text:p>
          </table:table-cell>
          <table:table-cell table:formula="of:=TAN(RADIANS([.R124]/2))*TAN(RADIANS([.R124]/2))" office:value-type="float" office:value="0.0430314845709593" calcext:value-type="float">
            <text:p>0.04</text:p>
          </table:table-cell>
          <table:table-cell table:formula="of:=4*DEGREES([.U124]*SIN(2*RADIANS([.I124]))-2*[.K124]*SIN(RADIANS([.J124]))+4*[.K124]*[.U124]*SIN(RADIANS([.J124]))*COS(2*RADIANS([.I124]))-0.5*[.U124]*[.U124]*SIN(4*RADIANS([.I124]))-1.25*[.K124]*[.K124]*SIN(2*RADIANS([.J124])))" office:value-type="float" office:value="-1.82582539192049" calcext:value-type="float">
            <text:p>-1.83</text:p>
          </table:table-cell>
          <table:table-cell table:formula="of:=DEGREES(ACOS(COS(RADIANS(90.833))/(COS(RADIANS([.$B$3]))*COS(RADIANS([.T124])))-TAN(RADIANS([.$B$3]))*TAN(RADIANS([.T124]))))" office:value-type="float" office:value="112.610137734892" calcext:value-type="float">
            <text:p>112.61</text:p>
          </table:table-cell>
          <table:table-cell table:style-name="ce8" table:formula="of:=(720-4*[.$B$4]-[.V124]+[.$B$5]*60)/1440" office:value-type="float" office:value="0.501267934299944" calcext:value-type="float">
            <text:p>12:01:50</text:p>
          </table:table-cell>
          <table:table-cell table:style-name="ce8" table:formula="of:=[.X124]-[.W124]*4/1440" office:value-type="float" office:value="0.188461996147467" calcext:value-type="float">
            <text:p>4:31:23</text:p>
          </table:table-cell>
          <table:table-cell table:style-name="ce8" table:formula="of:=[.X124]+[.W124]*4/1440" office:value-type="float" office:value="0.814073872452422" calcext:value-type="float">
            <text:p>19:32:16</text:p>
          </table:table-cell>
          <table:table-cell table:style-name="ce11" table:formula="of:=8*[.W124]" office:value-type="float" office:value="900.881101879136" calcext:value-type="float">
            <text:p>900.88</text:p>
          </table:table-cell>
          <table:table-cell table:formula="of:=MOD([.E124]*1440+[.V124]+4*[.$B$4]-60*[.$B$5];1440)" office:value-type="float" office:value="736.174174608078" calcext:value-type="float">
            <text:p>736.17</text:p>
          </table:table-cell>
          <table:table-cell table:formula="of:=IF([.AB124]/4&lt;0;[.AB124]/4+180;[.AB124]/4-180)" office:value-type="float" office:value="4.04354365201954" calcext:value-type="float">
            <text:p>4.04</text:p>
          </table:table-cell>
          <table:table-cell table:formula="of:=DEGREES(ACOS(SIN(RADIANS([.$B$3]))*SIN(RADIANS([.T124]))+COS(RADIANS([.$B$3]))*COS(RADIANS([.T124]))*COS(RADIANS([.AC124]))))" office:value-type="float" office:value="16.9099869581811" calcext:value-type="float">
            <text:p>16.91</text:p>
          </table:table-cell>
          <table:table-cell table:formula="of:=90-[.AD124]" office:value-type="float" office:value="73.0900130418189" calcext:value-type="float">
            <text:p>73.09</text:p>
          </table:table-cell>
          <table:table-cell table:formula="of:=IF([.AE124]&gt;85;0;IF([.AE124]&gt;5;58.1/TAN(RADIANS([.AE124]))-0.07/POWER(TAN(RADIANS([.AE124]));3)+0.000086/POWER(TAN(RADIANS([.AE124]));5);IF([.AE124]&gt;-0.575;1735+[.AE124]*(-518.2+[.AE124]*(103.4+[.AE124]*(-12.79+[.AE124]*0.711)));-20.772/TAN(RADIANS([.AE124])))))/3600" office:value-type="float" office:value="0.00490589598712526" calcext:value-type="float">
            <text:p>0</text:p>
          </table:table-cell>
          <table:table-cell table:formula="of:=[.AE124]+[.AF124]" office:value-type="float" office:value="73.094918937806" calcext:value-type="float">
            <text:p>73.09</text:p>
          </table:table-cell>
          <table:table-cell table:formula="of:=IF([.AC124]&gt;0;MOD(DEGREES(ACOS(((SIN(RADIANS([.$B$3]))*COS(RADIANS([.AD124])))-SIN(RADIANS([.T124])))/(COS(RADIANS([.$B$3]))*SIN(RADIANS([.AD124])))))+180;360);MOD(540-DEGREES(ACOS(((SIN(RADIANS([.$B$3]))*COS(RADIANS([.AD124])))-SIN(RADIANS([.T124])))/(COS(RADIANS([.$B$3]))*SIN(RADIANS([.AD124])))));360))" office:value-type="float" office:value="192.851486254073" calcext:value-type="float">
            <text:p>192.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24]+0.1/24" office:value-type="float" office:value="0.516666666666666" calcext:value-type="float">
            <text:p>12:24:00</text:p>
          </table:table-cell>
          <table:table-cell table:style-name="ce9" table:formula="of:=[.D125]+2415018.5+[.E125]-[.$B$5]/24" office:value-type="float" office:value="2455369.30833333" calcext:value-type="float">
            <text:p>2455369.31</text:p>
          </table:table-cell>
          <table:table-cell table:style-name="ce10" table:formula="of:=([.F125]-2451545)/36525" office:value-type="float" office:value="0.104703855806519" calcext:value-type="float">
            <text:p>0.10470386</text:p>
          </table:table-cell>
          <table:table-cell/>
          <table:table-cell table:formula="of:=MOD(280.46646+[.G125]*(36000.76983+[.G125]*0.0003032);360)" office:value-type="float" office:value="89.8858765279501" calcext:value-type="float">
            <text:p>89.89</text:p>
          </table:table-cell>
          <table:table-cell table:formula="of:=357.52911+[.G125]*(35999.05029-0.0001537*[.G125])" office:value-type="float" office:value="4126.76847905079" calcext:value-type="float">
            <text:p>4126.77</text:p>
          </table:table-cell>
          <table:table-cell table:formula="of:=0.016708634-[.G125]*(0.000042037+0.0000001267*[.G125])" office:value-type="float" office:value="0.0167042311750144" calcext:value-type="float">
            <text:p>0.02</text:p>
          </table:table-cell>
          <table:table-cell table:formula="of:=SIN(RADIANS([.J125]))*(1.914602-[.G125]*(0.004817+0.000014*[.G125]))+SIN(RADIANS(2*[.J125]))*(0.019993-0.000101*[.G125])+SIN(RADIANS(3*[.J125]))*0.000289" office:value-type="float" office:value="0.429390973973181" calcext:value-type="float">
            <text:p>0.43</text:p>
          </table:table-cell>
          <table:table-cell table:formula="of:=[.I125]+[.L125]" office:value-type="float" office:value="90.3152675019233" calcext:value-type="float">
            <text:p>90.32</text:p>
          </table:table-cell>
          <table:table-cell table:formula="of:=[.J125]+[.L125]" office:value-type="float" office:value="4127.19787002476" calcext:value-type="float">
            <text:p>4127.2</text:p>
          </table:table-cell>
          <table:table-cell table:formula="of:=(1.000001018*(1-[.K125]*[.K125]))/(1+[.K125]*COS(RADIANS([.N125])))" office:value-type="float" office:value="1.01627608997998" calcext:value-type="float">
            <text:p>1.02</text:p>
          </table:table-cell>
          <table:table-cell table:formula="of:=[.M125]-0.00569-0.00478*SIN(RADIANS(125.04-1934.136*[.G125]))" office:value-type="float" office:value="90.3142436815829" calcext:value-type="float">
            <text:p>90.31</text:p>
          </table:table-cell>
          <table:table-cell table:formula="of:=23+(26+((21.448-[.G125]*(46.815+[.G125]*(0.00059-[.G125]*0.001813))))/60)/60" office:value-type="float" office:value="23.4379295235009" calcext:value-type="float">
            <text:p>23.44</text:p>
          </table:table-cell>
          <table:table-cell table:formula="of:=[.Q125]+0.00256*COS(RADIANS(125.04-1934.136*[.G125]))" office:value-type="float" office:value="23.438484852189" calcext:value-type="float">
            <text:p>23.44</text:p>
          </table:table-cell>
          <table:table-cell table:formula="of:=DEGREES(ATAN2(COS(RADIANS([.P125]));COS(RADIANS([.R125]))*SIN(RADIANS([.P125]))))" office:value-type="float" office:value="90.3425038867074" calcext:value-type="float">
            <text:p>90.34</text:p>
          </table:table-cell>
          <table:table-cell table:formula="of:=DEGREES(ASIN(SIN(RADIANS([.R125]))*SIN(RADIANS([.P125]))))" office:value-type="float" office:value="23.4381112544077" calcext:value-type="float">
            <text:p>23.44</text:p>
          </table:table-cell>
          <table:table-cell table:formula="of:=TAN(RADIANS([.R125]/2))*TAN(RADIANS([.R125]/2))" office:value-type="float" office:value="0.0430314845290156" calcext:value-type="float">
            <text:p>0.04</text:p>
          </table:table-cell>
          <table:table-cell table:formula="of:=4*DEGREES([.U125]*SIN(2*RADIANS([.I125]))-2*[.K125]*SIN(RADIANS([.J125]))+4*[.K125]*[.U125]*SIN(RADIANS([.J125]))*COS(2*RADIANS([.I125]))-0.5*[.U125]*[.U125]*SIN(4*RADIANS([.I125]))-1.25*[.K125]*[.K125]*SIN(2*RADIANS([.J125])))" office:value-type="float" office:value="-1.82673016398103" calcext:value-type="float">
            <text:p>-1.83</text:p>
          </table:table-cell>
          <table:table-cell table:formula="of:=DEGREES(ACOS(COS(RADIANS(90.833))/(COS(RADIANS([.$B$3]))*COS(RADIANS([.T125])))-TAN(RADIANS([.$B$3]))*TAN(RADIANS([.T125]))))" office:value-type="float" office:value="112.610127488216" calcext:value-type="float">
            <text:p>112.61</text:p>
          </table:table-cell>
          <table:table-cell table:style-name="ce8" table:formula="of:=(720-4*[.$B$4]-[.V125]+[.$B$5]*60)/1440" office:value-type="float" office:value="0.501268562613877" calcext:value-type="float">
            <text:p>12:01:50</text:p>
          </table:table-cell>
          <table:table-cell table:style-name="ce8" table:formula="of:=[.X125]-[.W125]*4/1440" office:value-type="float" office:value="0.18846265292439" calcext:value-type="float">
            <text:p>4:31:23</text:p>
          </table:table-cell>
          <table:table-cell table:style-name="ce8" table:formula="of:=[.X125]+[.W125]*4/1440" office:value-type="float" office:value="0.814074472303365" calcext:value-type="float">
            <text:p>19:32:16</text:p>
          </table:table-cell>
          <table:table-cell table:style-name="ce11" table:formula="of:=8*[.W125]" office:value-type="float" office:value="900.881019905724" calcext:value-type="float">
            <text:p>900.88</text:p>
          </table:table-cell>
          <table:table-cell table:formula="of:=MOD([.E125]*1440+[.V125]+4*[.$B$4]-60*[.$B$5];1440)" office:value-type="float" office:value="742.173269836018" calcext:value-type="float">
            <text:p>742.17</text:p>
          </table:table-cell>
          <table:table-cell table:formula="of:=IF([.AB125]/4&lt;0;[.AB125]/4+180;[.AB125]/4-180)" office:value-type="float" office:value="5.54331745900453" calcext:value-type="float">
            <text:p>5.54</text:p>
          </table:table-cell>
          <table:table-cell table:formula="of:=DEGREES(ACOS(SIN(RADIANS([.$B$3]))*SIN(RADIANS([.T125]))+COS(RADIANS([.$B$3]))*COS(RADIANS([.T125]))*COS(RADIANS([.AC125]))))" office:value-type="float" office:value="17.2102326482994" calcext:value-type="float">
            <text:p>17.21</text:p>
          </table:table-cell>
          <table:table-cell table:formula="of:=90-[.AD125]" office:value-type="float" office:value="72.7897673517006" calcext:value-type="float">
            <text:p>72.79</text:p>
          </table:table-cell>
          <table:table-cell table:formula="of:=IF([.AE125]&gt;85;0;IF([.AE125]&gt;5;58.1/TAN(RADIANS([.AE125]))-0.07/POWER(TAN(RADIANS([.AE125]));3)+0.000086/POWER(TAN(RADIANS([.AE125]));5);IF([.AE125]&gt;-0.575;1735+[.AE125]*(-518.2+[.AE125]*(103.4+[.AE125]*(-12.79+[.AE125]*0.711)));-20.772/TAN(RADIANS([.AE125])))))/3600" office:value-type="float" office:value="0.00499840152057372" calcext:value-type="float">
            <text:p>0</text:p>
          </table:table-cell>
          <table:table-cell table:formula="of:=[.AE125]+[.AF125]" office:value-type="float" office:value="72.7947657532212" calcext:value-type="float">
            <text:p>72.79</text:p>
          </table:table-cell>
          <table:table-cell table:formula="of:=IF([.AC125]&gt;0;MOD(DEGREES(ACOS(((SIN(RADIANS([.$B$3]))*COS(RADIANS([.AD125])))-SIN(RADIANS([.T125])))/(COS(RADIANS([.$B$3]))*SIN(RADIANS([.AD125])))))+180;360);MOD(540-DEGREES(ACOS(((SIN(RADIANS([.$B$3]))*COS(RADIANS([.AD125])))-SIN(RADIANS([.T125])))/(COS(RADIANS([.$B$3]))*SIN(RADIANS([.AD125])))));360))" office:value-type="float" office:value="197.430075203461" calcext:value-type="float">
            <text:p>197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25]+0.1/24" office:value-type="float" office:value="0.520833333333333" calcext:value-type="float">
            <text:p>12:30:00</text:p>
          </table:table-cell>
          <table:table-cell table:style-name="ce9" table:formula="of:=[.D126]+2415018.5+[.E126]-[.$B$5]/24" office:value-type="float" office:value="2455369.3125" calcext:value-type="float">
            <text:p>2455369.31</text:p>
          </table:table-cell>
          <table:table-cell table:style-name="ce10" table:formula="of:=([.F126]-2451545)/36525" office:value-type="float" office:value="0.104703969883641" calcext:value-type="float">
            <text:p>0.10470397</text:p>
          </table:table-cell>
          <table:table-cell/>
          <table:table-cell table:formula="of:=MOD(280.46646+[.G126]*(36000.76983+[.G126]*0.0003032);360)" office:value-type="float" office:value="89.8899833921696" calcext:value-type="float">
            <text:p>89.89</text:p>
          </table:table-cell>
          <table:table-cell table:formula="of:=357.52911+[.G126]*(35999.05029-0.0001537*[.G126])" office:value-type="float" office:value="4126.77258571884" calcext:value-type="float">
            <text:p>4126.77</text:p>
          </table:table-cell>
          <table:table-cell table:formula="of:=0.016708634-[.G126]*(0.000042037+0.0000001267*[.G126])" office:value-type="float" office:value="0.0167042311702159" calcext:value-type="float">
            <text:p>0.02</text:p>
          </table:table-cell>
          <table:table-cell table:formula="of:=SIN(RADIANS([.J126]))*(1.914602-[.G126]*(0.004817+0.000014*[.G126]))+SIN(RADIANS(2*[.J126]))*(0.019993-0.000101*[.G126])+SIN(RADIANS(3*[.J126]))*0.000289" office:value-type="float" office:value="0.429259938671907" calcext:value-type="float">
            <text:p>0.43</text:p>
          </table:table-cell>
          <table:table-cell table:formula="of:=[.I126]+[.L126]" office:value-type="float" office:value="90.3192433308415" calcext:value-type="float">
            <text:p>90.32</text:p>
          </table:table-cell>
          <table:table-cell table:formula="of:=[.J126]+[.L126]" office:value-type="float" office:value="4127.20184565751" calcext:value-type="float">
            <text:p>4127.2</text:p>
          </table:table-cell>
          <table:table-cell table:formula="of:=(1.000001018*(1-[.K126]*[.K126]))/(1+[.K126]*COS(RADIANS([.N126])))" office:value-type="float" office:value="1.01627635526963" calcext:value-type="float">
            <text:p>1.02</text:p>
          </table:table-cell>
          <table:table-cell table:formula="of:=[.M126]-0.00569-0.00478*SIN(RADIANS(125.04-1934.136*[.G126]))" office:value-type="float" office:value="90.318219514494" calcext:value-type="float">
            <text:p>90.32</text:p>
          </table:table-cell>
          <table:table-cell table:formula="of:=23+(26+((21.448-[.G126]*(46.815+[.G126]*(0.00059-[.G126]*0.001813))))/60)/60" office:value-type="float" office:value="23.4379295220175" calcext:value-type="float">
            <text:p>23.44</text:p>
          </table:table-cell>
          <table:table-cell table:formula="of:=[.Q126]+0.00256*COS(RADIANS(125.04-1934.136*[.G126]))" office:value-type="float" office:value="23.4384848410819" calcext:value-type="float">
            <text:p>23.44</text:p>
          </table:table-cell>
          <table:table-cell table:formula="of:=DEGREES(ATAN2(COS(RADIANS([.P126]));COS(RADIANS([.R126]))*SIN(RADIANS([.P126]))))" office:value-type="float" office:value="90.3468372530254" calcext:value-type="float">
            <text:p>90.35</text:p>
          </table:table-cell>
          <table:table-cell table:formula="of:=DEGREES(ASIN(SIN(RADIANS([.R126]))*SIN(RADIANS([.P126]))))" office:value-type="float" office:value="23.4381017299653" calcext:value-type="float">
            <text:p>23.44</text:p>
          </table:table-cell>
          <table:table-cell table:formula="of:=TAN(RADIANS([.R126]/2))*TAN(RADIANS([.R126]/2))" office:value-type="float" office:value="0.0430314844870719" calcext:value-type="float">
            <text:p>0.04</text:p>
          </table:table-cell>
          <table:table-cell table:formula="of:=4*DEGREES([.U126]*SIN(2*RADIANS([.I126]))-2*[.K126]*SIN(RADIANS([.J126]))+4*[.K126]*[.U126]*SIN(RADIANS([.J126]))*COS(2*RADIANS([.I126]))-0.5*[.U126]*[.U126]*SIN(4*RADIANS([.I126]))-1.25*[.K126]*[.K126]*SIN(2*RADIANS([.J126])))" office:value-type="float" office:value="-1.8276349248901" calcext:value-type="float">
            <text:p>-1.83</text:p>
          </table:table-cell>
          <table:table-cell table:formula="of:=DEGREES(ACOS(COS(RADIANS(90.833))/(COS(RADIANS([.$B$3]))*COS(RADIANS([.T126])))-TAN(RADIANS([.$B$3]))*TAN(RADIANS([.T126]))))" office:value-type="float" office:value="112.610117111235" calcext:value-type="float">
            <text:p>112.61</text:p>
          </table:table-cell>
          <table:table-cell table:style-name="ce8" table:formula="of:=(720-4*[.$B$4]-[.V126]+[.$B$5]*60)/1440" office:value-type="float" office:value="0.501269190920064" calcext:value-type="float">
            <text:p>12:01:50</text:p>
          </table:table-cell>
          <table:table-cell table:style-name="ce8" table:formula="of:=[.X126]-[.W126]*4/1440" office:value-type="float" office:value="0.188463310055524" calcext:value-type="float">
            <text:p>4:31:23</text:p>
          </table:table-cell>
          <table:table-cell table:style-name="ce8" table:formula="of:=[.X126]+[.W126]*4/1440" office:value-type="float" office:value="0.814075071784605" calcext:value-type="float">
            <text:p>19:32:16</text:p>
          </table:table-cell>
          <table:table-cell table:style-name="ce11" table:formula="of:=8*[.W126]" office:value-type="float" office:value="900.880936889878" calcext:value-type="float">
            <text:p>900.88</text:p>
          </table:table-cell>
          <table:table-cell table:formula="of:=MOD([.E126]*1440+[.V126]+4*[.$B$4]-60*[.$B$5];1440)" office:value-type="float" office:value="748.17236507511" calcext:value-type="float">
            <text:p>748.17</text:p>
          </table:table-cell>
          <table:table-cell table:formula="of:=IF([.AB126]/4&lt;0;[.AB126]/4+180;[.AB126]/4-180)" office:value-type="float" office:value="7.04309126877737" calcext:value-type="float">
            <text:p>7.04</text:p>
          </table:table-cell>
          <table:table-cell table:formula="of:=DEGREES(ACOS(SIN(RADIANS([.$B$3]))*SIN(RADIANS([.T126]))+COS(RADIANS([.$B$3]))*COS(RADIANS([.T126]))*COS(RADIANS([.AC126]))))" office:value-type="float" office:value="17.5965489869284" calcext:value-type="float">
            <text:p>17.6</text:p>
          </table:table-cell>
          <table:table-cell table:formula="of:=90-[.AD126]" office:value-type="float" office:value="72.4034510130716" calcext:value-type="float">
            <text:p>72.4</text:p>
          </table:table-cell>
          <table:table-cell table:formula="of:=IF([.AE126]&gt;85;0;IF([.AE126]&gt;5;58.1/TAN(RADIANS([.AE126]))-0.07/POWER(TAN(RADIANS([.AE126]));3)+0.000086/POWER(TAN(RADIANS([.AE126]));5);IF([.AE126]&gt;-0.575;1735+[.AE126]*(-518.2+[.AE126]*(103.4+[.AE126]*(-12.79+[.AE126]*0.711)));-20.772/TAN(RADIANS([.AE126])))))/3600" office:value-type="float" office:value="0.00511786703315849" calcext:value-type="float">
            <text:p>0.01</text:p>
          </table:table-cell>
          <table:table-cell table:formula="of:=[.AE126]+[.AF126]" office:value-type="float" office:value="72.4085688801047" calcext:value-type="float">
            <text:p>72.41</text:p>
          </table:table-cell>
          <table:table-cell table:formula="of:=IF([.AC126]&gt;0;MOD(DEGREES(ACOS(((SIN(RADIANS([.$B$3]))*COS(RADIANS([.AD126])))-SIN(RADIANS([.T126])))/(COS(RADIANS([.$B$3]))*SIN(RADIANS([.AD126])))))+180;360);MOD(540-DEGREES(ACOS(((SIN(RADIANS([.$B$3]))*COS(RADIANS([.AD126])))-SIN(RADIANS([.T126])))/(COS(RADIANS([.$B$3]))*SIN(RADIANS([.AD126])))));360))" office:value-type="float" office:value="201.846887993573" calcext:value-type="float">
            <text:p>201.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26]+0.1/24" office:value-type="float" office:value="0.524999999999999" calcext:value-type="float">
            <text:p>12:36:00</text:p>
          </table:table-cell>
          <table:table-cell table:style-name="ce9" table:formula="of:=[.D127]+2415018.5+[.E127]-[.$B$5]/24" office:value-type="float" office:value="2455369.31666667" calcext:value-type="float">
            <text:p>2455369.32</text:p>
          </table:table-cell>
          <table:table-cell table:style-name="ce10" table:formula="of:=([.F127]-2451545)/36525" office:value-type="float" office:value="0.104704083960751" calcext:value-type="float">
            <text:p>0.10470408</text:p>
          </table:table-cell>
          <table:table-cell/>
          <table:table-cell table:formula="of:=MOD(280.46646+[.G127]*(36000.76983+[.G127]*0.0003032);360)" office:value-type="float" office:value="89.8940902559566" calcext:value-type="float">
            <text:p>89.89</text:p>
          </table:table-cell>
          <table:table-cell table:formula="of:=357.52911+[.G127]*(35999.05029-0.0001537*[.G127])" office:value-type="float" office:value="4126.77669238645" calcext:value-type="float">
            <text:p>4126.78</text:p>
          </table:table-cell>
          <table:table-cell table:formula="of:=0.016708634-[.G127]*(0.000042037+0.0000001267*[.G127])" office:value-type="float" office:value="0.0167042311654174" calcext:value-type="float">
            <text:p>0.02</text:p>
          </table:table-cell>
          <table:table-cell table:formula="of:=SIN(RADIANS([.J127]))*(1.914602-[.G127]*(0.004817+0.000014*[.G127]))+SIN(RADIANS(2*[.J127]))*(0.019993-0.000101*[.G127])+SIN(RADIANS(3*[.J127]))*0.000289" office:value-type="float" office:value="0.429128901308908" calcext:value-type="float">
            <text:p>0.43</text:p>
          </table:table-cell>
          <table:table-cell table:formula="of:=[.I127]+[.L127]" office:value-type="float" office:value="90.3232191572655" calcext:value-type="float">
            <text:p>90.32</text:p>
          </table:table-cell>
          <table:table-cell table:formula="of:=[.J127]+[.L127]" office:value-type="float" office:value="4127.20582128776" calcext:value-type="float">
            <text:p>4127.21</text:p>
          </table:table-cell>
          <table:table-cell table:formula="of:=(1.000001018*(1-[.K127]*[.K127]))/(1+[.K127]*COS(RADIANS([.N127])))" office:value-type="float" office:value="1.01627662047823" calcext:value-type="float">
            <text:p>1.02</text:p>
          </table:table-cell>
          <table:table-cell table:formula="of:=[.M127]-0.00569-0.00478*SIN(RADIANS(125.04-1934.136*[.G127]))" office:value-type="float" office:value="90.3221953449109" calcext:value-type="float">
            <text:p>90.32</text:p>
          </table:table-cell>
          <table:table-cell table:formula="of:=23+(26+((21.448-[.G127]*(46.815+[.G127]*(0.00059-[.G127]*0.001813))))/60)/60" office:value-type="float" office:value="23.437929520534" calcext:value-type="float">
            <text:p>23.44</text:p>
          </table:table-cell>
          <table:table-cell table:formula="of:=[.Q127]+0.00256*COS(RADIANS(125.04-1934.136*[.G127]))" office:value-type="float" office:value="23.4384848299748" calcext:value-type="float">
            <text:p>23.44</text:p>
          </table:table-cell>
          <table:table-cell table:formula="of:=DEGREES(ATAN2(COS(RADIANS([.P127]));COS(RADIANS([.R127]))*SIN(RADIANS([.P127]))))" office:value-type="float" office:value="90.3511706159965" calcext:value-type="float">
            <text:p>90.35</text:p>
          </table:table-cell>
          <table:table-cell table:formula="of:=DEGREES(ASIN(SIN(RADIANS([.R127]))*SIN(RADIANS([.P127]))))" office:value-type="float" office:value="23.4380920859241" calcext:value-type="float">
            <text:p>23.44</text:p>
          </table:table-cell>
          <table:table-cell table:formula="of:=TAN(RADIANS([.R127]/2))*TAN(RADIANS([.R127]/2))" office:value-type="float" office:value="0.0430314844451281" calcext:value-type="float">
            <text:p>0.04</text:p>
          </table:table-cell>
          <table:table-cell table:formula="of:=4*DEGREES([.U127]*SIN(2*RADIANS([.I127]))-2*[.K127]*SIN(RADIANS([.J127]))+4*[.K127]*[.U127]*SIN(RADIANS([.J127]))*COS(2*RADIANS([.I127]))-0.5*[.U127]*[.U127]*SIN(4*RADIANS([.I127]))-1.25*[.K127]*[.K127]*SIN(2*RADIANS([.J127])))" office:value-type="float" office:value="-1.82853967442123" calcext:value-type="float">
            <text:p>-1.83</text:p>
          </table:table-cell>
          <table:table-cell table:formula="of:=DEGREES(ACOS(COS(RADIANS(90.833))/(COS(RADIANS([.$B$3]))*COS(RADIANS([.T127])))-TAN(RADIANS([.$B$3]))*TAN(RADIANS([.T127]))))" office:value-type="float" office:value="112.610106603952" calcext:value-type="float">
            <text:p>112.61</text:p>
          </table:table-cell>
          <table:table-cell table:style-name="ce8" table:formula="of:=(720-4*[.$B$4]-[.V127]+[.$B$5]*60)/1440" office:value-type="float" office:value="0.501269819218346" calcext:value-type="float">
            <text:p>12:01:50</text:p>
          </table:table-cell>
          <table:table-cell table:style-name="ce8" table:formula="of:=[.X127]-[.W127]*4/1440" office:value-type="float" office:value="0.188463967540701" calcext:value-type="float">
            <text:p>4:31:23</text:p>
          </table:table-cell>
          <table:table-cell table:style-name="ce8" table:formula="of:=[.X127]+[.W127]*4/1440" office:value-type="float" office:value="0.814075670895991" calcext:value-type="float">
            <text:p>19:32:16</text:p>
          </table:table-cell>
          <table:table-cell table:style-name="ce11" table:formula="of:=8*[.W127]" office:value-type="float" office:value="900.880852831618" calcext:value-type="float">
            <text:p>900.88</text:p>
          </table:table-cell>
          <table:table-cell table:formula="of:=MOD([.E127]*1440+[.V127]+4*[.$B$4]-60*[.$B$5];1440)" office:value-type="float" office:value="754.171460325577" calcext:value-type="float">
            <text:p>754.17</text:p>
          </table:table-cell>
          <table:table-cell table:formula="of:=IF([.AB127]/4&lt;0;[.AB127]/4+180;[.AB127]/4-180)" office:value-type="float" office:value="8.54286508139435" calcext:value-type="float">
            <text:p>8.54</text:p>
          </table:table-cell>
          <table:table-cell table:formula="of:=DEGREES(ACOS(SIN(RADIANS([.$B$3]))*SIN(RADIANS([.T127]))+COS(RADIANS([.$B$3]))*COS(RADIANS([.T127]))*COS(RADIANS([.AC127]))))" office:value-type="float" office:value="18.0633419835356" calcext:value-type="float">
            <text:p>18.06</text:p>
          </table:table-cell>
          <table:table-cell table:formula="of:=90-[.AD127]" office:value-type="float" office:value="71.9366580164644" calcext:value-type="float">
            <text:p>71.94</text:p>
          </table:table-cell>
          <table:table-cell table:formula="of:=IF([.AE127]&gt;85;0;IF([.AE127]&gt;5;58.1/TAN(RADIANS([.AE127]))-0.07/POWER(TAN(RADIANS([.AE127]));3)+0.000086/POWER(TAN(RADIANS([.AE127]));5);IF([.AE127]&gt;-0.575;1735+[.AE127]*(-518.2+[.AE127]*(103.4+[.AE127]*(-12.79+[.AE127]*0.711)));-20.772/TAN(RADIANS([.AE127])))))/3600" office:value-type="float" office:value="0.00526290109507537" calcext:value-type="float">
            <text:p>0.01</text:p>
          </table:table-cell>
          <table:table-cell table:formula="of:=[.AE127]+[.AF127]" office:value-type="float" office:value="71.9419209175595" calcext:value-type="float">
            <text:p>71.94</text:p>
          </table:table-cell>
          <table:table-cell table:formula="of:=IF([.AC127]&gt;0;MOD(DEGREES(ACOS(((SIN(RADIANS([.$B$3]))*COS(RADIANS([.AD127])))-SIN(RADIANS([.T127])))/(COS(RADIANS([.$B$3]))*SIN(RADIANS([.AD127])))))+180;360);MOD(540-DEGREES(ACOS(((SIN(RADIANS([.$B$3]))*COS(RADIANS([.AD127])))-SIN(RADIANS([.T127])))/(COS(RADIANS([.$B$3]))*SIN(RADIANS([.AD127])))));360))" office:value-type="float" office:value="206.075596047594" calcext:value-type="float">
            <text:p>206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27]+0.1/24" office:value-type="float" office:value="0.529166666666666" calcext:value-type="float">
            <text:p>12:42:00</text:p>
          </table:table-cell>
          <table:table-cell table:style-name="ce9" table:formula="of:=[.D128]+2415018.5+[.E128]-[.$B$5]/24" office:value-type="float" office:value="2455369.32083333" calcext:value-type="float">
            <text:p>2455369.32</text:p>
          </table:table-cell>
          <table:table-cell table:style-name="ce10" table:formula="of:=([.F128]-2451545)/36525" office:value-type="float" office:value="0.104704198037873" calcext:value-type="float">
            <text:p>0.10470420</text:p>
          </table:table-cell>
          <table:table-cell/>
          <table:table-cell table:formula="of:=MOD(280.46646+[.G128]*(36000.76983+[.G128]*0.0003032);360)" office:value-type="float" office:value="89.8981971201761" calcext:value-type="float">
            <text:p>89.9</text:p>
          </table:table-cell>
          <table:table-cell table:formula="of:=357.52911+[.G128]*(35999.05029-0.0001537*[.G128])" office:value-type="float" office:value="4126.7807990545" calcext:value-type="float">
            <text:p>4126.78</text:p>
          </table:table-cell>
          <table:table-cell table:formula="of:=0.016708634-[.G128]*(0.000042037+0.0000001267*[.G128])" office:value-type="float" office:value="0.0167042311606189" calcext:value-type="float">
            <text:p>0.02</text:p>
          </table:table-cell>
          <table:table-cell table:formula="of:=SIN(RADIANS([.J128]))*(1.914602-[.G128]*(0.004817+0.000014*[.G128]))+SIN(RADIANS(2*[.J128]))*(0.019993-0.000101*[.G128])+SIN(RADIANS(3*[.J128]))*0.000289" office:value-type="float" office:value="0.428997861857178" calcext:value-type="float">
            <text:p>0.43</text:p>
          </table:table-cell>
          <table:table-cell table:formula="of:=[.I128]+[.L128]" office:value-type="float" office:value="90.3271949820332" calcext:value-type="float">
            <text:p>90.33</text:p>
          </table:table-cell>
          <table:table-cell table:formula="of:=[.J128]+[.L128]" office:value-type="float" office:value="4127.20979691636" calcext:value-type="float">
            <text:p>4127.21</text:p>
          </table:table-cell>
          <table:table-cell table:formula="of:=(1.000001018*(1-[.K128]*[.K128]))/(1+[.K128]*COS(RADIANS([.N128])))" office:value-type="float" office:value="1.01627688560583" calcext:value-type="float">
            <text:p>1.02</text:p>
          </table:table-cell>
          <table:table-cell table:formula="of:=[.M128]-0.00569-0.00478*SIN(RADIANS(125.04-1934.136*[.G128]))" office:value-type="float" office:value="90.3261711736715" calcext:value-type="float">
            <text:p>90.33</text:p>
          </table:table-cell>
          <table:table-cell table:formula="of:=23+(26+((21.448-[.G128]*(46.815+[.G128]*(0.00059-[.G128]*0.001813))))/60)/60" office:value-type="float" office:value="23.4379295190505" calcext:value-type="float">
            <text:p>23.44</text:p>
          </table:table-cell>
          <table:table-cell table:formula="of:=[.Q128]+0.00256*COS(RADIANS(125.04-1934.136*[.G128]))" office:value-type="float" office:value="23.4384848188678" calcext:value-type="float">
            <text:p>23.44</text:p>
          </table:table-cell>
          <table:table-cell table:formula="of:=DEGREES(ATAN2(COS(RADIANS([.P128]));COS(RADIANS([.R128]))*SIN(RADIANS([.P128]))))" office:value-type="float" office:value="90.3555039765259" calcext:value-type="float">
            <text:p>90.36</text:p>
          </table:table-cell>
          <table:table-cell table:formula="of:=DEGREES(ASIN(SIN(RADIANS([.R128]))*SIN(RADIANS([.P128]))))" office:value-type="float" office:value="23.4380823222824" calcext:value-type="float">
            <text:p>23.44</text:p>
          </table:table-cell>
          <table:table-cell table:formula="of:=TAN(RADIANS([.R128]/2))*TAN(RADIANS([.R128]/2))" office:value-type="float" office:value="0.0430314844031843" calcext:value-type="float">
            <text:p>0.04</text:p>
          </table:table-cell>
          <table:table-cell table:formula="of:=4*DEGREES([.U128]*SIN(2*RADIANS([.I128]))-2*[.K128]*SIN(RADIANS([.J128]))+4*[.K128]*[.U128]*SIN(RADIANS([.J128]))*COS(2*RADIANS([.I128]))-0.5*[.U128]*[.U128]*SIN(4*RADIANS([.I128]))-1.25*[.K128]*[.K128]*SIN(2*RADIANS([.J128])))" office:value-type="float" office:value="-1.82944441273633" calcext:value-type="float">
            <text:p>-1.83</text:p>
          </table:table-cell>
          <table:table-cell table:formula="of:=DEGREES(ACOS(COS(RADIANS(90.833))/(COS(RADIANS([.$B$3]))*COS(RADIANS([.T128])))-TAN(RADIANS([.$B$3]))*TAN(RADIANS([.T128]))))" office:value-type="float" office:value="112.610095966366" calcext:value-type="float">
            <text:p>112.61</text:p>
          </table:table-cell>
          <table:table-cell table:style-name="ce8" table:formula="of:=(720-4*[.$B$4]-[.V128]+[.$B$5]*60)/1440" office:value-type="float" office:value="0.501270447508843" calcext:value-type="float">
            <text:p>12:01:50</text:p>
          </table:table-cell>
          <table:table-cell table:style-name="ce8" table:formula="of:=[.X128]-[.W128]*4/1440" office:value-type="float" office:value="0.188464625380048" calcext:value-type="float">
            <text:p>4:31:23</text:p>
          </table:table-cell>
          <table:table-cell table:style-name="ce8" table:formula="of:=[.X128]+[.W128]*4/1440" office:value-type="float" office:value="0.814076269637638" calcext:value-type="float">
            <text:p>19:32:16</text:p>
          </table:table-cell>
          <table:table-cell table:style-name="ce11" table:formula="of:=8*[.W128]" office:value-type="float" office:value="900.880767730929" calcext:value-type="float">
            <text:p>900.88</text:p>
          </table:table-cell>
          <table:table-cell table:formula="of:=MOD([.E128]*1440+[.V128]+4*[.$B$4]-60*[.$B$5];1440)" office:value-type="float" office:value="760.170555587263" calcext:value-type="float">
            <text:p>760.17</text:p>
          </table:table-cell>
          <table:table-cell table:formula="of:=IF([.AB128]/4&lt;0;[.AB128]/4+180;[.AB128]/4-180)" office:value-type="float" office:value="10.0426388968157" calcext:value-type="float">
            <text:p>10.04</text:p>
          </table:table-cell>
          <table:table-cell table:formula="of:=DEGREES(ACOS(SIN(RADIANS([.$B$3]))*SIN(RADIANS([.T128]))+COS(RADIANS([.$B$3]))*COS(RADIANS([.T128]))*COS(RADIANS([.AC128]))))" office:value-type="float" office:value="18.6044676905772" calcext:value-type="float">
            <text:p>18.6</text:p>
          </table:table-cell>
          <table:table-cell table:formula="of:=90-[.AD128]" office:value-type="float" office:value="71.3955323094229" calcext:value-type="float">
            <text:p>71.4</text:p>
          </table:table-cell>
          <table:table-cell table:formula="of:=IF([.AE128]&gt;85;0;IF([.AE128]&gt;5;58.1/TAN(RADIANS([.AE128]))-0.07/POWER(TAN(RADIANS([.AE128]));3)+0.000086/POWER(TAN(RADIANS([.AE128]));5);IF([.AE128]&gt;-0.575;1735+[.AE128]*(-518.2+[.AE128]*(103.4+[.AE128]*(-12.79+[.AE128]*0.711)));-20.772/TAN(RADIANS([.AE128])))))/3600" office:value-type="float" office:value="0.00543199558553399" calcext:value-type="float">
            <text:p>0.01</text:p>
          </table:table-cell>
          <table:table-cell table:formula="of:=[.AE128]+[.AF128]" office:value-type="float" office:value="71.4009643050084" calcext:value-type="float">
            <text:p>71.4</text:p>
          </table:table-cell>
          <table:table-cell table:formula="of:=IF([.AC128]&gt;0;MOD(DEGREES(ACOS(((SIN(RADIANS([.$B$3]))*COS(RADIANS([.AD128])))-SIN(RADIANS([.T128])))/(COS(RADIANS([.$B$3]))*SIN(RADIANS([.AD128])))))+180;360);MOD(540-DEGREES(ACOS(((SIN(RADIANS([.$B$3]))*COS(RADIANS([.AD128])))-SIN(RADIANS([.T128])))/(COS(RADIANS([.$B$3]))*SIN(RADIANS([.AD128])))));360))" office:value-type="float" office:value="210.098823729229" calcext:value-type="float">
            <text:p>210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28]+0.1/24" office:value-type="float" office:value="0.533333333333333" calcext:value-type="float">
            <text:p>12:48:00</text:p>
          </table:table-cell>
          <table:table-cell table:style-name="ce9" table:formula="of:=[.D129]+2415018.5+[.E129]-[.$B$5]/24" office:value-type="float" office:value="2455369.325" calcext:value-type="float">
            <text:p>2455369.33</text:p>
          </table:table-cell>
          <table:table-cell table:style-name="ce10" table:formula="of:=([.F129]-2451545)/36525" office:value-type="float" office:value="0.104704312114982" calcext:value-type="float">
            <text:p>0.10470431</text:p>
          </table:table-cell>
          <table:table-cell/>
          <table:table-cell table:formula="of:=MOD(280.46646+[.G129]*(36000.76983+[.G129]*0.0003032);360)" office:value-type="float" office:value="89.9023039839272" calcext:value-type="float">
            <text:p>89.9</text:p>
          </table:table-cell>
          <table:table-cell table:formula="of:=357.52911+[.G129]*(35999.05029-0.0001537*[.G129])" office:value-type="float" office:value="4126.78490572208" calcext:value-type="float">
            <text:p>4126.78</text:p>
          </table:table-cell>
          <table:table-cell table:formula="of:=0.016708634-[.G129]*(0.000042037+0.0000001267*[.G129])" office:value-type="float" office:value="0.0167042311558204" calcext:value-type="float">
            <text:p>0.02</text:p>
          </table:table-cell>
          <table:table-cell table:formula="of:=SIN(RADIANS([.J129]))*(1.914602-[.G129]*(0.004817+0.000014*[.G129]))+SIN(RADIANS(2*[.J129]))*(0.019993-0.000101*[.G129])+SIN(RADIANS(3*[.J129]))*0.000289" office:value-type="float" office:value="0.428866820346138" calcext:value-type="float">
            <text:p>0.43</text:p>
          </table:table-cell>
          <table:table-cell table:formula="of:=[.I129]+[.L129]" office:value-type="float" office:value="90.3311708042733" calcext:value-type="float">
            <text:p>90.33</text:p>
          </table:table-cell>
          <table:table-cell table:formula="of:=[.J129]+[.L129]" office:value-type="float" office:value="4127.21377254243" calcext:value-type="float">
            <text:p>4127.21</text:p>
          </table:table-cell>
          <table:table-cell table:formula="of:=(1.000001018*(1-[.K129]*[.K129]))/(1+[.K129]*COS(RADIANS([.N129])))" office:value-type="float" office:value="1.01627715065238" calcext:value-type="float">
            <text:p>1.02</text:p>
          </table:table-cell>
          <table:table-cell table:formula="of:=[.M129]-0.00569-0.00478*SIN(RADIANS(125.04-1934.136*[.G129]))" office:value-type="float" office:value="90.3301469999043" calcext:value-type="float">
            <text:p>90.33</text:p>
          </table:table-cell>
          <table:table-cell table:formula="of:=23+(26+((21.448-[.G129]*(46.815+[.G129]*(0.00059-[.G129]*0.001813))))/60)/60" office:value-type="float" office:value="23.437929517567" calcext:value-type="float">
            <text:p>23.44</text:p>
          </table:table-cell>
          <table:table-cell table:formula="of:=[.Q129]+0.00256*COS(RADIANS(125.04-1934.136*[.G129]))" office:value-type="float" office:value="23.4384848077607" calcext:value-type="float">
            <text:p>23.44</text:p>
          </table:table-cell>
          <table:table-cell table:formula="of:=DEGREES(ATAN2(COS(RADIANS([.P129]));COS(RADIANS([.R129]))*SIN(RADIANS([.P129]))))" office:value-type="float" office:value="90.359837333656" calcext:value-type="float">
            <text:p>90.36</text:p>
          </table:table-cell>
          <table:table-cell table:formula="of:=DEGREES(ASIN(SIN(RADIANS([.R129]))*SIN(RADIANS([.P129]))))" office:value-type="float" office:value="23.4380724390427" calcext:value-type="float">
            <text:p>23.44</text:p>
          </table:table-cell>
          <table:table-cell table:formula="of:=TAN(RADIANS([.R129]/2))*TAN(RADIANS([.R129]/2))" office:value-type="float" office:value="0.0430314843612405" calcext:value-type="float">
            <text:p>0.04</text:p>
          </table:table-cell>
          <table:table-cell table:formula="of:=4*DEGREES([.U129]*SIN(2*RADIANS([.I129]))-2*[.K129]*SIN(RADIANS([.J129]))+4*[.K129]*[.U129]*SIN(RADIANS([.J129]))*COS(2*RADIANS([.I129]))-0.5*[.U129]*[.U129]*SIN(4*RADIANS([.I129]))-1.25*[.K129]*[.K129]*SIN(2*RADIANS([.J129])))" office:value-type="float" office:value="-1.83034913960866" calcext:value-type="float">
            <text:p>-1.83</text:p>
          </table:table-cell>
          <table:table-cell table:formula="of:=DEGREES(ACOS(COS(RADIANS(90.833))/(COS(RADIANS([.$B$3]))*COS(RADIANS([.T129])))-TAN(RADIANS([.$B$3]))*TAN(RADIANS([.T129]))))" office:value-type="float" office:value="112.610085198479" calcext:value-type="float">
            <text:p>112.61</text:p>
          </table:table-cell>
          <table:table-cell table:style-name="ce8" table:formula="of:=(720-4*[.$B$4]-[.V129]+[.$B$5]*60)/1440" office:value-type="float" office:value="0.501271075791395" calcext:value-type="float">
            <text:p>12:01:50</text:p>
          </table:table-cell>
          <table:table-cell table:style-name="ce8" table:formula="of:=[.X129]-[.W129]*4/1440" office:value-type="float" office:value="0.188465283573397" calcext:value-type="float">
            <text:p>4:31:23</text:p>
          </table:table-cell>
          <table:table-cell table:style-name="ce8" table:formula="of:=[.X129]+[.W129]*4/1440" office:value-type="float" office:value="0.814076868009393" calcext:value-type="float">
            <text:p>19:32:16</text:p>
          </table:table-cell>
          <table:table-cell table:style-name="ce11" table:formula="of:=8*[.W129]" office:value-type="float" office:value="900.880681587834" calcext:value-type="float">
            <text:p>900.88</text:p>
          </table:table-cell>
          <table:table-cell table:formula="of:=MOD([.E129]*1440+[.V129]+4*[.$B$4]-60*[.$B$5];1440)" office:value-type="float" office:value="766.169650860391" calcext:value-type="float">
            <text:p>766.17</text:p>
          </table:table-cell>
          <table:table-cell table:formula="of:=IF([.AB129]/4&lt;0;[.AB129]/4+180;[.AB129]/4-180)" office:value-type="float" office:value="11.5424127150977" calcext:value-type="float">
            <text:p>11.54</text:p>
          </table:table-cell>
          <table:table-cell table:formula="of:=DEGREES(ACOS(SIN(RADIANS([.$B$3]))*SIN(RADIANS([.T129]))+COS(RADIANS([.$B$3]))*COS(RADIANS([.T129]))*COS(RADIANS([.AC129]))))" office:value-type="float" office:value="19.2135455428099" calcext:value-type="float">
            <text:p>19.21</text:p>
          </table:table-cell>
          <table:table-cell table:formula="of:=90-[.AD129]" office:value-type="float" office:value="70.7864544571901" calcext:value-type="float">
            <text:p>70.79</text:p>
          </table:table-cell>
          <table:table-cell table:formula="of:=IF([.AE129]&gt;85;0;IF([.AE129]&gt;5;58.1/TAN(RADIANS([.AE129]))-0.07/POWER(TAN(RADIANS([.AE129]));3)+0.000086/POWER(TAN(RADIANS([.AE129]));5);IF([.AE129]&gt;-0.575;1735+[.AE129]*(-518.2+[.AE129]*(103.4+[.AE129]*(-12.79+[.AE129]*0.711)));-20.772/TAN(RADIANS([.AE129])))))/3600" office:value-type="float" office:value="0.00562361134792776" calcext:value-type="float">
            <text:p>0.01</text:p>
          </table:table-cell>
          <table:table-cell table:formula="of:=[.AE129]+[.AF129]" office:value-type="float" office:value="70.792078068538" calcext:value-type="float">
            <text:p>70.79</text:p>
          </table:table-cell>
          <table:table-cell table:formula="of:=IF([.AC129]&gt;0;MOD(DEGREES(ACOS(((SIN(RADIANS([.$B$3]))*COS(RADIANS([.AD129])))-SIN(RADIANS([.T129])))/(COS(RADIANS([.$B$3]))*SIN(RADIANS([.AD129])))))+180;360);MOD(540-DEGREES(ACOS(((SIN(RADIANS([.$B$3]))*COS(RADIANS([.AD129])))-SIN(RADIANS([.T129])))/(COS(RADIANS([.$B$3]))*SIN(RADIANS([.AD129])))));360))" office:value-type="float" office:value="213.907423165861" calcext:value-type="float">
            <text:p>213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29]+0.1/24" office:value-type="float" office:value="0.537499999999999" calcext:value-type="float">
            <text:p>12:54:00</text:p>
          </table:table-cell>
          <table:table-cell table:style-name="ce9" table:formula="of:=[.D130]+2415018.5+[.E130]-[.$B$5]/24" office:value-type="float" office:value="2455369.32916667" calcext:value-type="float">
            <text:p>2455369.33</text:p>
          </table:table-cell>
          <table:table-cell table:style-name="ce10" table:formula="of:=([.F130]-2451545)/36525" office:value-type="float" office:value="0.104704426192104" calcext:value-type="float">
            <text:p>0.10470443</text:p>
          </table:table-cell>
          <table:table-cell/>
          <table:table-cell table:formula="of:=MOD(280.46646+[.G130]*(36000.76983+[.G130]*0.0003032);360)" office:value-type="float" office:value="89.9064108481466" calcext:value-type="float">
            <text:p>89.91</text:p>
          </table:table-cell>
          <table:table-cell table:formula="of:=357.52911+[.G130]*(35999.05029-0.0001537*[.G130])" office:value-type="float" office:value="4126.78901239013" calcext:value-type="float">
            <text:p>4126.79</text:p>
          </table:table-cell>
          <table:table-cell table:formula="of:=0.016708634-[.G130]*(0.000042037+0.0000001267*[.G130])" office:value-type="float" office:value="0.0167042311510219" calcext:value-type="float">
            <text:p>0.02</text:p>
          </table:table-cell>
          <table:table-cell table:formula="of:=SIN(RADIANS([.J130]))*(1.914602-[.G130]*(0.004817+0.000014*[.G130]))+SIN(RADIANS(2*[.J130]))*(0.019993-0.000101*[.G130])+SIN(RADIANS(3*[.J130]))*0.000289" office:value-type="float" office:value="0.428735776746521" calcext:value-type="float">
            <text:p>0.43</text:p>
          </table:table-cell>
          <table:table-cell table:formula="of:=[.I130]+[.L130]" office:value-type="float" office:value="90.3351466248931" calcext:value-type="float">
            <text:p>90.34</text:p>
          </table:table-cell>
          <table:table-cell table:formula="of:=[.J130]+[.L130]" office:value-type="float" office:value="4127.21774816688" calcext:value-type="float">
            <text:p>4127.22</text:p>
          </table:table-cell>
          <table:table-cell table:formula="of:=(1.000001018*(1-[.K130]*[.K130]))/(1+[.K130]*COS(RADIANS([.N130])))" office:value-type="float" office:value="1.01627741561793" calcext:value-type="float">
            <text:p>1.02</text:p>
          </table:table-cell>
          <table:table-cell table:formula="of:=[.M130]-0.00569-0.00478*SIN(RADIANS(125.04-1934.136*[.G130]))" office:value-type="float" office:value="90.3341228245169" calcext:value-type="float">
            <text:p>90.33</text:p>
          </table:table-cell>
          <table:table-cell table:formula="of:=23+(26+((21.448-[.G130]*(46.815+[.G130]*(0.00059-[.G130]*0.001813))))/60)/60" office:value-type="float" office:value="23.4379295160835" calcext:value-type="float">
            <text:p>23.44</text:p>
          </table:table-cell>
          <table:table-cell table:formula="of:=[.Q130]+0.00256*COS(RADIANS(125.04-1934.136*[.G130]))" office:value-type="float" office:value="23.4384847966536" calcext:value-type="float">
            <text:p>23.44</text:p>
          </table:table-cell>
          <table:table-cell table:formula="of:=DEGREES(ATAN2(COS(RADIANS([.P130]));COS(RADIANS([.R130]))*SIN(RADIANS([.P130]))))" office:value-type="float" office:value="90.3641706883681" calcext:value-type="float">
            <text:p>90.36</text:p>
          </table:table-cell>
          <table:table-cell table:formula="of:=DEGREES(ASIN(SIN(RADIANS([.R130]))*SIN(RADIANS([.P130]))))" office:value-type="float" office:value="23.4380624362028" calcext:value-type="float">
            <text:p>23.44</text:p>
          </table:table-cell>
          <table:table-cell table:formula="of:=TAN(RADIANS([.R130]/2))*TAN(RADIANS([.R130]/2))" office:value-type="float" office:value="0.0430314843192967" calcext:value-type="float">
            <text:p>0.04</text:p>
          </table:table-cell>
          <table:table-cell table:formula="of:=4*DEGREES([.U130]*SIN(2*RADIANS([.I130]))-2*[.K130]*SIN(RADIANS([.J130]))+4*[.K130]*[.U130]*SIN(RADIANS([.J130]))*COS(2*RADIANS([.I130]))-0.5*[.U130]*[.U130]*SIN(4*RADIANS([.I130]))-1.25*[.K130]*[.K130]*SIN(2*RADIANS([.J130])))" office:value-type="float" office:value="-1.83125385521608" calcext:value-type="float">
            <text:p>-1.83</text:p>
          </table:table-cell>
          <table:table-cell table:formula="of:=DEGREES(ACOS(COS(RADIANS(90.833))/(COS(RADIANS([.$B$3]))*COS(RADIANS([.T130])))-TAN(RADIANS([.$B$3]))*TAN(RADIANS([.T130]))))" office:value-type="float" office:value="112.610074300289" calcext:value-type="float">
            <text:p>112.61</text:p>
          </table:table-cell>
          <table:table-cell table:style-name="ce8" table:formula="of:=(720-4*[.$B$4]-[.V130]+[.$B$5]*60)/1440" office:value-type="float" office:value="0.501271704066123" calcext:value-type="float">
            <text:p>12:01:50</text:p>
          </table:table-cell>
          <table:table-cell table:style-name="ce8" table:formula="of:=[.X130]-[.W130]*4/1440" office:value-type="float" office:value="0.188465942120875" calcext:value-type="float">
            <text:p>4:31:23</text:p>
          </table:table-cell>
          <table:table-cell table:style-name="ce8" table:formula="of:=[.X130]+[.W130]*4/1440" office:value-type="float" office:value="0.814077466011371" calcext:value-type="float">
            <text:p>19:32:16</text:p>
          </table:table-cell>
          <table:table-cell table:style-name="ce11" table:formula="of:=8*[.W130]" office:value-type="float" office:value="900.880594402315" calcext:value-type="float">
            <text:p>900.88</text:p>
          </table:table-cell>
          <table:table-cell table:formula="of:=MOD([.E130]*1440+[.V130]+4*[.$B$4]-60*[.$B$5];1440)" office:value-type="float" office:value="772.168746144783" calcext:value-type="float">
            <text:p>772.17</text:p>
          </table:table-cell>
          <table:table-cell table:formula="of:=IF([.AB130]/4&lt;0;[.AB130]/4+180;[.AB130]/4-180)" office:value-type="float" office:value="13.0421865361956" calcext:value-type="float">
            <text:p>13.04</text:p>
          </table:table-cell>
          <table:table-cell table:formula="of:=DEGREES(ACOS(SIN(RADIANS([.$B$3]))*SIN(RADIANS([.T130]))+COS(RADIANS([.$B$3]))*COS(RADIANS([.T130]))*COS(RADIANS([.AC130]))))" office:value-type="float" office:value="19.8842183364951" calcext:value-type="float">
            <text:p>19.88</text:p>
          </table:table-cell>
          <table:table-cell table:formula="of:=90-[.AD130]" office:value-type="float" office:value="70.1157816635049" calcext:value-type="float">
            <text:p>70.12</text:p>
          </table:table-cell>
          <table:table-cell table:formula="of:=IF([.AE130]&gt;85;0;IF([.AE130]&gt;5;58.1/TAN(RADIANS([.AE130]))-0.07/POWER(TAN(RADIANS([.AE130]));3)+0.000086/POWER(TAN(RADIANS([.AE130]));5);IF([.AE130]&gt;-0.575;1735+[.AE130]*(-518.2+[.AE130]*(103.4+[.AE130]*(-12.79+[.AE130]*0.711)));-20.772/TAN(RADIANS([.AE130])))))/3600" office:value-type="float" office:value="0.00583624903723653" calcext:value-type="float">
            <text:p>0.01</text:p>
          </table:table-cell>
          <table:table-cell table:formula="of:=[.AE130]+[.AF130]" office:value-type="float" office:value="70.1216179125422" calcext:value-type="float">
            <text:p>70.12</text:p>
          </table:table-cell>
          <table:table-cell table:formula="of:=IF([.AC130]&gt;0;MOD(DEGREES(ACOS(((SIN(RADIANS([.$B$3]))*COS(RADIANS([.AD130])))-SIN(RADIANS([.T130])))/(COS(RADIANS([.$B$3]))*SIN(RADIANS([.AD130])))))+180;360);MOD(540-DEGREES(ACOS(((SIN(RADIANS([.$B$3]))*COS(RADIANS([.AD130])))-SIN(RADIANS([.T130])))/(COS(RADIANS([.$B$3]))*SIN(RADIANS([.AD130])))));360))" office:value-type="float" office:value="217.499231602808" calcext:value-type="float">
            <text:p>217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30]+0.1/24" office:value-type="float" office:value="0.541666666666666" calcext:value-type="float">
            <text:p>13:00:00</text:p>
          </table:table-cell>
          <table:table-cell table:style-name="ce9" table:formula="of:=[.D131]+2415018.5+[.E131]-[.$B$5]/24" office:value-type="float" office:value="2455369.33333333" calcext:value-type="float">
            <text:p>2455369.33</text:p>
          </table:table-cell>
          <table:table-cell table:style-name="ce10" table:formula="of:=([.F131]-2451545)/36525" office:value-type="float" office:value="0.104704540269214" calcext:value-type="float">
            <text:p>0.10470454</text:p>
          </table:table-cell>
          <table:table-cell/>
          <table:table-cell table:formula="of:=MOD(280.46646+[.G131]*(36000.76983+[.G131]*0.0003032);360)" office:value-type="float" office:value="89.9105177119336" calcext:value-type="float">
            <text:p>89.91</text:p>
          </table:table-cell>
          <table:table-cell table:formula="of:=357.52911+[.G131]*(35999.05029-0.0001537*[.G131])" office:value-type="float" office:value="4126.79311905775" calcext:value-type="float">
            <text:p>4126.79</text:p>
          </table:table-cell>
          <table:table-cell table:formula="of:=0.016708634-[.G131]*(0.000042037+0.0000001267*[.G131])" office:value-type="float" office:value="0.0167042311462234" calcext:value-type="float">
            <text:p>0.02</text:p>
          </table:table-cell>
          <table:table-cell table:formula="of:=SIN(RADIANS([.J131]))*(1.914602-[.G131]*(0.004817+0.000014*[.G131]))+SIN(RADIANS(2*[.J131]))*(0.019993-0.000101*[.G131])+SIN(RADIANS(3*[.J131]))*0.000289" office:value-type="float" office:value="0.428604731087671" calcext:value-type="float">
            <text:p>0.43</text:p>
          </table:table-cell>
          <table:table-cell table:formula="of:=[.I131]+[.L131]" office:value-type="float" office:value="90.3391224430213" calcext:value-type="float">
            <text:p>90.34</text:p>
          </table:table-cell>
          <table:table-cell table:formula="of:=[.J131]+[.L131]" office:value-type="float" office:value="4127.22172378884" calcext:value-type="float">
            <text:p>4127.22</text:p>
          </table:table-cell>
          <table:table-cell table:formula="of:=(1.000001018*(1-[.K131]*[.K131]))/(1+[.K131]*COS(RADIANS([.N131])))" office:value-type="float" office:value="1.01627768050242" calcext:value-type="float">
            <text:p>1.02</text:p>
          </table:table-cell>
          <table:table-cell table:formula="of:=[.M131]-0.00569-0.00478*SIN(RADIANS(125.04-1934.136*[.G131]))" office:value-type="float" office:value="90.3380986466377" calcext:value-type="float">
            <text:p>90.34</text:p>
          </table:table-cell>
          <table:table-cell table:formula="of:=23+(26+((21.448-[.G131]*(46.815+[.G131]*(0.00059-[.G131]*0.001813))))/60)/60" office:value-type="float" office:value="23.4379295146001" calcext:value-type="float">
            <text:p>23.44</text:p>
          </table:table-cell>
          <table:table-cell table:formula="of:=[.Q131]+0.00256*COS(RADIANS(125.04-1934.136*[.G131]))" office:value-type="float" office:value="23.4384847855465" calcext:value-type="float">
            <text:p>23.44</text:p>
          </table:table-cell>
          <table:table-cell table:formula="of:=DEGREES(ATAN2(COS(RADIANS([.P131]));COS(RADIANS([.R131]))*SIN(RADIANS([.P131]))))" office:value-type="float" office:value="90.3685040397045" calcext:value-type="float">
            <text:p>90.37</text:p>
          </table:table-cell>
          <table:table-cell table:formula="of:=DEGREES(ASIN(SIN(RADIANS([.R131]))*SIN(RADIANS([.P131]))))" office:value-type="float" office:value="23.4380523137653" calcext:value-type="float">
            <text:p>23.44</text:p>
          </table:table-cell>
          <table:table-cell table:formula="of:=TAN(RADIANS([.R131]/2))*TAN(RADIANS([.R131]/2))" office:value-type="float" office:value="0.0430314842773528" calcext:value-type="float">
            <text:p>0.04</text:p>
          </table:table-cell>
          <table:table-cell table:formula="of:=4*DEGREES([.U131]*SIN(2*RADIANS([.I131]))-2*[.K131]*SIN(RADIANS([.J131]))+4*[.K131]*[.U131]*SIN(RADIANS([.J131]))*COS(2*RADIANS([.I131]))-0.5*[.U131]*[.U131]*SIN(4*RADIANS([.I131]))-1.25*[.K131]*[.K131]*SIN(2*RADIANS([.J131])))" office:value-type="float" office:value="-1.83215855933154" calcext:value-type="float">
            <text:p>-1.83</text:p>
          </table:table-cell>
          <table:table-cell table:formula="of:=DEGREES(ACOS(COS(RADIANS(90.833))/(COS(RADIANS([.$B$3]))*COS(RADIANS([.T131])))-TAN(RADIANS([.$B$3]))*TAN(RADIANS([.T131]))))" office:value-type="float" office:value="112.610063271799" calcext:value-type="float">
            <text:p>112.61</text:p>
          </table:table-cell>
          <table:table-cell table:style-name="ce8" table:formula="of:=(720-4*[.$B$4]-[.V131]+[.$B$5]*60)/1440" office:value-type="float" office:value="0.501272332332866" calcext:value-type="float">
            <text:p>12:01:50</text:p>
          </table:table-cell>
          <table:table-cell table:style-name="ce8" table:formula="of:=[.X131]-[.W131]*4/1440" office:value-type="float" office:value="0.188466601022313" calcext:value-type="float">
            <text:p>4:31:24</text:p>
          </table:table-cell>
          <table:table-cell table:style-name="ce8" table:formula="of:=[.X131]+[.W131]*4/1440" office:value-type="float" office:value="0.81407806364342" calcext:value-type="float">
            <text:p>19:32:16</text:p>
          </table:table-cell>
          <table:table-cell table:style-name="ce11" table:formula="of:=8*[.W131]" office:value-type="float" office:value="900.880506174394" calcext:value-type="float">
            <text:p>900.88</text:p>
          </table:table-cell>
          <table:table-cell table:formula="of:=MOD([.E131]*1440+[.V131]+4*[.$B$4]-60*[.$B$5];1440)" office:value-type="float" office:value="778.167841440668" calcext:value-type="float">
            <text:p>778.17</text:p>
          </table:table-cell>
          <table:table-cell table:formula="of:=IF([.AB131]/4&lt;0;[.AB131]/4+180;[.AB131]/4-180)" office:value-type="float" office:value="14.5419603601669" calcext:value-type="float">
            <text:p>14.54</text:p>
          </table:table-cell>
          <table:table-cell table:formula="of:=DEGREES(ACOS(SIN(RADIANS([.$B$3]))*SIN(RADIANS([.T131]))+COS(RADIANS([.$B$3]))*COS(RADIANS([.T131]))*COS(RADIANS([.AC131]))))" office:value-type="float" office:value="20.6103484658347" calcext:value-type="float">
            <text:p>20.61</text:p>
          </table:table-cell>
          <table:table-cell table:formula="of:=90-[.AD131]" office:value-type="float" office:value="69.3896515341653" calcext:value-type="float">
            <text:p>69.39</text:p>
          </table:table-cell>
          <table:table-cell table:formula="of:=IF([.AE131]&gt;85;0;IF([.AE131]&gt;5;58.1/TAN(RADIANS([.AE131]))-0.07/POWER(TAN(RADIANS([.AE131]));3)+0.000086/POWER(TAN(RADIANS([.AE131]));5);IF([.AE131]&gt;-0.575;1735+[.AE131]*(-518.2+[.AE131]*(103.4+[.AE131]*(-12.79+[.AE131]*0.711)));-20.772/TAN(RADIANS([.AE131])))))/3600" office:value-type="float" office:value="0.00606850239048313" calcext:value-type="float">
            <text:p>0.01</text:p>
          </table:table-cell>
          <table:table-cell table:formula="of:=[.AE131]+[.AF131]" office:value-type="float" office:value="69.3957200365558" calcext:value-type="float">
            <text:p>69.4</text:p>
          </table:table-cell>
          <table:table-cell table:formula="of:=IF([.AC131]&gt;0;MOD(DEGREES(ACOS(((SIN(RADIANS([.$B$3]))*COS(RADIANS([.AD131])))-SIN(RADIANS([.T131])))/(COS(RADIANS([.$B$3]))*SIN(RADIANS([.AD131])))))+180;360);MOD(540-DEGREES(ACOS(((SIN(RADIANS([.$B$3]))*COS(RADIANS([.AD131])))-SIN(RADIANS([.T131])))/(COS(RADIANS([.$B$3]))*SIN(RADIANS([.AD131])))));360))" office:value-type="float" office:value="220.87760709305" calcext:value-type="float">
            <text:p>220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31]+0.1/24" office:value-type="float" office:value="0.545833333333333" calcext:value-type="float">
            <text:p>13:06:00</text:p>
          </table:table-cell>
          <table:table-cell table:style-name="ce9" table:formula="of:=[.D132]+2415018.5+[.E132]-[.$B$5]/24" office:value-type="float" office:value="2455369.3375" calcext:value-type="float">
            <text:p>2455369.34</text:p>
          </table:table-cell>
          <table:table-cell table:style-name="ce10" table:formula="of:=([.F132]-2451545)/36525" office:value-type="float" office:value="0.104704654346336" calcext:value-type="float">
            <text:p>0.10470465</text:p>
          </table:table-cell>
          <table:table-cell/>
          <table:table-cell table:formula="of:=MOD(280.46646+[.G132]*(36000.76983+[.G132]*0.0003032);360)" office:value-type="float" office:value="89.9146245761526" calcext:value-type="float">
            <text:p>89.91</text:p>
          </table:table-cell>
          <table:table-cell table:formula="of:=357.52911+[.G132]*(35999.05029-0.0001537*[.G132])" office:value-type="float" office:value="4126.79722572579" calcext:value-type="float">
            <text:p>4126.8</text:p>
          </table:table-cell>
          <table:table-cell table:formula="of:=0.016708634-[.G132]*(0.000042037+0.0000001267*[.G132])" office:value-type="float" office:value="0.016704231141425" calcext:value-type="float">
            <text:p>0.02</text:p>
          </table:table-cell>
          <table:table-cell table:formula="of:=SIN(RADIANS([.J132]))*(1.914602-[.G132]*(0.004817+0.000014*[.G132]))+SIN(RADIANS(2*[.J132]))*(0.019993-0.000101*[.G132])+SIN(RADIANS(3*[.J132]))*0.000289" office:value-type="float" office:value="0.428473683342709" calcext:value-type="float">
            <text:p>0.43</text:p>
          </table:table-cell>
          <table:table-cell table:formula="of:=[.I132]+[.L132]" office:value-type="float" office:value="90.3430982594953" calcext:value-type="float">
            <text:p>90.34</text:p>
          </table:table-cell>
          <table:table-cell table:formula="of:=[.J132]+[.L132]" office:value-type="float" office:value="4127.22569940914" calcext:value-type="float">
            <text:p>4127.23</text:p>
          </table:table-cell>
          <table:table-cell table:formula="of:=(1.000001018*(1-[.K132]*[.K132]))/(1+[.K132]*COS(RADIANS([.N132])))" office:value-type="float" office:value="1.01627794530591" calcext:value-type="float">
            <text:p>1.02</text:p>
          </table:table-cell>
          <table:table-cell table:formula="of:=[.M132]-0.00569-0.00478*SIN(RADIANS(125.04-1934.136*[.G132]))" office:value-type="float" office:value="90.3420744671043" calcext:value-type="float">
            <text:p>90.34</text:p>
          </table:table-cell>
          <table:table-cell table:formula="of:=23+(26+((21.448-[.G132]*(46.815+[.G132]*(0.00059-[.G132]*0.001813))))/60)/60" office:value-type="float" office:value="23.4379295131166" calcext:value-type="float">
            <text:p>23.44</text:p>
          </table:table-cell>
          <table:table-cell table:formula="of:=[.Q132]+0.00256*COS(RADIANS(125.04-1934.136*[.G132]))" office:value-type="float" office:value="23.4384847744394" calcext:value-type="float">
            <text:p>23.44</text:p>
          </table:table-cell>
          <table:table-cell table:formula="of:=DEGREES(ATAN2(COS(RADIANS([.P132]));COS(RADIANS([.R132]))*SIN(RADIANS([.P132]))))" office:value-type="float" office:value="90.3728373885703" calcext:value-type="float">
            <text:p>90.37</text:p>
          </table:table-cell>
          <table:table-cell table:formula="of:=DEGREES(ASIN(SIN(RADIANS([.R132]))*SIN(RADIANS([.P132]))))" office:value-type="float" office:value="23.4380420717283" calcext:value-type="float">
            <text:p>23.44</text:p>
          </table:table-cell>
          <table:table-cell table:formula="of:=TAN(RADIANS([.R132]/2))*TAN(RADIANS([.R132]/2))" office:value-type="float" office:value="0.0430314842354089" calcext:value-type="float">
            <text:p>0.04</text:p>
          </table:table-cell>
          <table:table-cell table:formula="of:=4*DEGREES([.U132]*SIN(2*RADIANS([.I132]))-2*[.K132]*SIN(RADIANS([.J132]))+4*[.K132]*[.U132]*SIN(RADIANS([.J132]))*COS(2*RADIANS([.I132]))-0.5*[.U132]*[.U132]*SIN(4*RADIANS([.I132]))-1.25*[.K132]*[.K132]*SIN(2*RADIANS([.J132])))" office:value-type="float" office:value="-1.83306325211731" calcext:value-type="float">
            <text:p>-1.83</text:p>
          </table:table-cell>
          <table:table-cell table:formula="of:=DEGREES(ACOS(COS(RADIANS(90.833))/(COS(RADIANS([.$B$3]))*COS(RADIANS([.T132])))-TAN(RADIANS([.$B$3]))*TAN(RADIANS([.T132]))))" office:value-type="float" office:value="112.610052113007" calcext:value-type="float">
            <text:p>112.61</text:p>
          </table:table-cell>
          <table:table-cell table:style-name="ce8" table:formula="of:=(720-4*[.$B$4]-[.V132]+[.$B$5]*60)/1440" office:value-type="float" office:value="0.501272960591746" calcext:value-type="float">
            <text:p>12:01:50</text:p>
          </table:table-cell>
          <table:table-cell table:style-name="ce8" table:formula="of:=[.X132]-[.W132]*4/1440" office:value-type="float" office:value="0.188467260277837" calcext:value-type="float">
            <text:p>4:31:24</text:p>
          </table:table-cell>
          <table:table-cell table:style-name="ce8" table:formula="of:=[.X132]+[.W132]*4/1440" office:value-type="float" office:value="0.814078660905655" calcext:value-type="float">
            <text:p>19:32:16</text:p>
          </table:table-cell>
          <table:table-cell table:style-name="ce11" table:formula="of:=8*[.W132]" office:value-type="float" office:value="900.880416904057" calcext:value-type="float">
            <text:p>900.88</text:p>
          </table:table-cell>
          <table:table-cell table:formula="of:=MOD([.E132]*1440+[.V132]+4*[.$B$4]-60*[.$B$5];1440)" office:value-type="float" office:value="784.166936747882" calcext:value-type="float">
            <text:p>784.17</text:p>
          </table:table-cell>
          <table:table-cell table:formula="of:=IF([.AB132]/4&lt;0;[.AB132]/4+180;[.AB132]/4-180)" office:value-type="float" office:value="16.0417341869706" calcext:value-type="float">
            <text:p>16.04</text:p>
          </table:table-cell>
          <table:table-cell table:formula="of:=DEGREES(ACOS(SIN(RADIANS([.$B$3]))*SIN(RADIANS([.T132]))+COS(RADIANS([.$B$3]))*COS(RADIANS([.T132]))*COS(RADIANS([.AC132]))))" office:value-type="float" office:value="21.3861516139531" calcext:value-type="float">
            <text:p>21.39</text:p>
          </table:table-cell>
          <table:table-cell table:formula="of:=90-[.AD132]" office:value-type="float" office:value="68.6138483860469" calcext:value-type="float">
            <text:p>68.61</text:p>
          </table:table-cell>
          <table:table-cell table:formula="of:=IF([.AE132]&gt;85;0;IF([.AE132]&gt;5;58.1/TAN(RADIANS([.AE132]))-0.07/POWER(TAN(RADIANS([.AE132]));3)+0.000086/POWER(TAN(RADIANS([.AE132]));5);IF([.AE132]&gt;-0.575;1735+[.AE132]*(-518.2+[.AE132]*(103.4+[.AE132]*(-12.79+[.AE132]*0.711)));-20.772/TAN(RADIANS([.AE132])))))/3600" office:value-type="float" office:value="0.00631909435310413" calcext:value-type="float">
            <text:p>0.01</text:p>
          </table:table-cell>
          <table:table-cell table:formula="of:=[.AE132]+[.AF132]" office:value-type="float" office:value="68.6201674804" calcext:value-type="float">
            <text:p>68.62</text:p>
          </table:table-cell>
          <table:table-cell table:formula="of:=IF([.AC132]&gt;0;MOD(DEGREES(ACOS(((SIN(RADIANS([.$B$3]))*COS(RADIANS([.AD132])))-SIN(RADIANS([.T132])))/(COS(RADIANS([.$B$3]))*SIN(RADIANS([.AD132])))))+180;360);MOD(540-DEGREES(ACOS(((SIN(RADIANS([.$B$3]))*COS(RADIANS([.AD132])))-SIN(RADIANS([.T132])))/(COS(RADIANS([.$B$3]))*SIN(RADIANS([.AD132])))));360))" office:value-type="float" office:value="224.049971675357" calcext:value-type="float">
            <text:p>224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32]+0.1/24" office:value-type="float" office:value="0.549999999999999" calcext:value-type="float">
            <text:p>13:12:00</text:p>
          </table:table-cell>
          <table:table-cell table:style-name="ce9" table:formula="of:=[.D133]+2415018.5+[.E133]-[.$B$5]/24" office:value-type="float" office:value="2455369.34166667" calcext:value-type="float">
            <text:p>2455369.34</text:p>
          </table:table-cell>
          <table:table-cell table:style-name="ce10" table:formula="of:=([.F133]-2451545)/36525" office:value-type="float" office:value="0.104704768423445" calcext:value-type="float">
            <text:p>0.10470477</text:p>
          </table:table-cell>
          <table:table-cell/>
          <table:table-cell table:formula="of:=MOD(280.46646+[.G133]*(36000.76983+[.G133]*0.0003032);360)" office:value-type="float" office:value="89.9187314399041" calcext:value-type="float">
            <text:p>89.92</text:p>
          </table:table-cell>
          <table:table-cell table:formula="of:=357.52911+[.G133]*(35999.05029-0.0001537*[.G133])" office:value-type="float" office:value="4126.80133239337" calcext:value-type="float">
            <text:p>4126.8</text:p>
          </table:table-cell>
          <table:table-cell table:formula="of:=0.016708634-[.G133]*(0.000042037+0.0000001267*[.G133])" office:value-type="float" office:value="0.0167042311366265" calcext:value-type="float">
            <text:p>0.02</text:p>
          </table:table-cell>
          <table:table-cell table:formula="of:=SIN(RADIANS([.J133]))*(1.914602-[.G133]*(0.004817+0.000014*[.G133]))+SIN(RADIANS(2*[.J133]))*(0.019993-0.000101*[.G133])+SIN(RADIANS(3*[.J133]))*0.000289" office:value-type="float" office:value="0.42834263354093" calcext:value-type="float">
            <text:p>0.43</text:p>
          </table:table-cell>
          <table:table-cell table:formula="of:=[.I133]+[.L133]" office:value-type="float" office:value="90.3470740734451" calcext:value-type="float">
            <text:p>90.35</text:p>
          </table:table-cell>
          <table:table-cell table:formula="of:=[.J133]+[.L133]" office:value-type="float" office:value="4127.22967502691" calcext:value-type="float">
            <text:p>4127.23</text:p>
          </table:table-cell>
          <table:table-cell table:formula="of:=(1.000001018*(1-[.K133]*[.K133]))/(1+[.K133]*COS(RADIANS([.N133])))" office:value-type="float" office:value="1.01627821002834" calcext:value-type="float">
            <text:p>1.02</text:p>
          </table:table-cell>
          <table:table-cell table:formula="of:=[.M133]-0.00569-0.00478*SIN(RADIANS(125.04-1934.136*[.G133]))" office:value-type="float" office:value="90.3460502850465" calcext:value-type="float">
            <text:p>90.35</text:p>
          </table:table-cell>
          <table:table-cell table:formula="of:=23+(26+((21.448-[.G133]*(46.815+[.G133]*(0.00059-[.G133]*0.001813))))/60)/60" office:value-type="float" office:value="23.4379295116331" calcext:value-type="float">
            <text:p>23.44</text:p>
          </table:table-cell>
          <table:table-cell table:formula="of:=[.Q133]+0.00256*COS(RADIANS(125.04-1934.136*[.G133]))" office:value-type="float" office:value="23.4384847633323" calcext:value-type="float">
            <text:p>23.44</text:p>
          </table:table-cell>
          <table:table-cell table:formula="of:=DEGREES(ATAN2(COS(RADIANS([.P133]));COS(RADIANS([.R133]))*SIN(RADIANS([.P133]))))" office:value-type="float" office:value="90.3771707340092" calcext:value-type="float">
            <text:p>90.38</text:p>
          </table:table-cell>
          <table:table-cell table:formula="of:=DEGREES(ASIN(SIN(RADIANS([.R133]))*SIN(RADIANS([.P133]))))" office:value-type="float" office:value="23.4380317100943" calcext:value-type="float">
            <text:p>23.44</text:p>
          </table:table-cell>
          <table:table-cell table:formula="of:=TAN(RADIANS([.R133]/2))*TAN(RADIANS([.R133]/2))" office:value-type="float" office:value="0.0430314841934649" calcext:value-type="float">
            <text:p>0.04</text:p>
          </table:table-cell>
          <table:table-cell table:formula="of:=4*DEGREES([.U133]*SIN(2*RADIANS([.I133]))-2*[.K133]*SIN(RADIANS([.J133]))+4*[.K133]*[.U133]*SIN(RADIANS([.J133]))*COS(2*RADIANS([.I133]))-0.5*[.U133]*[.U133]*SIN(4*RADIANS([.I133]))-1.25*[.K133]*[.K133]*SIN(2*RADIANS([.J133])))" office:value-type="float" office:value="-1.83396793334661" calcext:value-type="float">
            <text:p>-1.83</text:p>
          </table:table-cell>
          <table:table-cell table:formula="of:=DEGREES(ACOS(COS(RADIANS(90.833))/(COS(RADIANS([.$B$3]))*COS(RADIANS([.T133])))-TAN(RADIANS([.$B$3]))*TAN(RADIANS([.T133]))))" office:value-type="float" office:value="112.610040823916" calcext:value-type="float">
            <text:p>112.61</text:p>
          </table:table-cell>
          <table:table-cell table:style-name="ce8" table:formula="of:=(720-4*[.$B$4]-[.V133]+[.$B$5]*60)/1440" office:value-type="float" office:value="0.501273588842601" calcext:value-type="float">
            <text:p>12:01:50</text:p>
          </table:table-cell>
          <table:table-cell table:style-name="ce8" table:formula="of:=[.X133]-[.W133]*4/1440" office:value-type="float" office:value="0.18846791988728" calcext:value-type="float">
            <text:p>4:31:24</text:p>
          </table:table-cell>
          <table:table-cell table:style-name="ce8" table:formula="of:=[.X133]+[.W133]*4/1440" office:value-type="float" office:value="0.814079257797922" calcext:value-type="float">
            <text:p>19:32:16</text:p>
          </table:table-cell>
          <table:table-cell table:style-name="ce11" table:formula="of:=8*[.W133]" office:value-type="float" office:value="900.880326591325" calcext:value-type="float">
            <text:p>900.88</text:p>
          </table:table-cell>
          <table:table-cell table:formula="of:=MOD([.E133]*1440+[.V133]+4*[.$B$4]-60*[.$B$5];1440)" office:value-type="float" office:value="790.166032066652" calcext:value-type="float">
            <text:p>790.17</text:p>
          </table:table-cell>
          <table:table-cell table:formula="of:=IF([.AB133]/4&lt;0;[.AB133]/4+180;[.AB133]/4-180)" office:value-type="float" office:value="17.541508016663" calcext:value-type="float">
            <text:p>17.54</text:p>
          </table:table-cell>
          <table:table-cell table:formula="of:=DEGREES(ACOS(SIN(RADIANS([.$B$3]))*SIN(RADIANS([.T133]))+COS(RADIANS([.$B$3]))*COS(RADIANS([.T133]))*COS(RADIANS([.AC133]))))" office:value-type="float" office:value="22.206276205301" calcext:value-type="float">
            <text:p>22.21</text:p>
          </table:table-cell>
          <table:table-cell table:formula="of:=90-[.AD133]" office:value-type="float" office:value="67.793723794699" calcext:value-type="float">
            <text:p>67.79</text:p>
          </table:table-cell>
          <table:table-cell table:formula="of:=IF([.AE133]&gt;85;0;IF([.AE133]&gt;5;58.1/TAN(RADIANS([.AE133]))-0.07/POWER(TAN(RADIANS([.AE133]));3)+0.000086/POWER(TAN(RADIANS([.AE133]));5);IF([.AE133]&gt;-0.575;1735+[.AE133]*(-518.2+[.AE133]*(103.4+[.AE133]*(-12.79+[.AE133]*0.711)));-20.772/TAN(RADIANS([.AE133])))))/3600" office:value-type="float" office:value="0.00658689844708193" calcext:value-type="float">
            <text:p>0.01</text:p>
          </table:table-cell>
          <table:table-cell table:formula="of:=[.AE133]+[.AF133]" office:value-type="float" office:value="67.8003106931461" calcext:value-type="float">
            <text:p>67.8</text:p>
          </table:table-cell>
          <table:table-cell table:formula="of:=IF([.AC133]&gt;0;MOD(DEGREES(ACOS(((SIN(RADIANS([.$B$3]))*COS(RADIANS([.AD133])))-SIN(RADIANS([.T133])))/(COS(RADIANS([.$B$3]))*SIN(RADIANS([.AD133])))))+180;360);MOD(540-DEGREES(ACOS(((SIN(RADIANS([.$B$3]))*COS(RADIANS([.AD133])))-SIN(RADIANS([.T133])))/(COS(RADIANS([.$B$3]))*SIN(RADIANS([.AD133])))));360))" office:value-type="float" office:value="227.026507070553" calcext:value-type="float">
            <text:p>227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33]+0.1/24" office:value-type="float" office:value="0.554166666666666" calcext:value-type="float">
            <text:p>13:18:00</text:p>
          </table:table-cell>
          <table:table-cell table:style-name="ce9" table:formula="of:=[.D134]+2415018.5+[.E134]-[.$B$5]/24" office:value-type="float" office:value="2455369.34583333" calcext:value-type="float">
            <text:p>2455369.35</text:p>
          </table:table-cell>
          <table:table-cell table:style-name="ce10" table:formula="of:=([.F134]-2451545)/36525" office:value-type="float" office:value="0.104704882500567" calcext:value-type="float">
            <text:p>0.10470488</text:p>
          </table:table-cell>
          <table:table-cell/>
          <table:table-cell table:formula="of:=MOD(280.46646+[.G134]*(36000.76983+[.G134]*0.0003032);360)" office:value-type="float" office:value="89.9228383041236" calcext:value-type="float">
            <text:p>89.92</text:p>
          </table:table-cell>
          <table:table-cell table:formula="of:=357.52911+[.G134]*(35999.05029-0.0001537*[.G134])" office:value-type="float" office:value="4126.80543906142" calcext:value-type="float">
            <text:p>4126.81</text:p>
          </table:table-cell>
          <table:table-cell table:formula="of:=0.016708634-[.G134]*(0.000042037+0.0000001267*[.G134])" office:value-type="float" office:value="0.016704231131828" calcext:value-type="float">
            <text:p>0.02</text:p>
          </table:table-cell>
          <table:table-cell table:formula="of:=SIN(RADIANS([.J134]))*(1.914602-[.G134]*(0.004817+0.000014*[.G134]))+SIN(RADIANS(2*[.J134]))*(0.019993-0.000101*[.G134])+SIN(RADIANS(3*[.J134]))*0.000289" office:value-type="float" office:value="0.428211581653088" calcext:value-type="float">
            <text:p>0.43</text:p>
          </table:table-cell>
          <table:table-cell table:formula="of:=[.I134]+[.L134]" office:value-type="float" office:value="90.3510498857767" calcext:value-type="float">
            <text:p>90.35</text:p>
          </table:table-cell>
          <table:table-cell table:formula="of:=[.J134]+[.L134]" office:value-type="float" office:value="4127.23365064308" calcext:value-type="float">
            <text:p>4127.23</text:p>
          </table:table-cell>
          <table:table-cell table:formula="of:=(1.000001018*(1-[.K134]*[.K134]))/(1+[.K134]*COS(RADIANS([.N134])))" office:value-type="float" office:value="1.01627847466976" calcext:value-type="float">
            <text:p>1.02</text:p>
          </table:table-cell>
          <table:table-cell table:formula="of:=[.M134]-0.00569-0.00478*SIN(RADIANS(125.04-1934.136*[.G134]))" office:value-type="float" office:value="90.3500261013706" calcext:value-type="float">
            <text:p>90.35</text:p>
          </table:table-cell>
          <table:table-cell table:formula="of:=23+(26+((21.448-[.G134]*(46.815+[.G134]*(0.00059-[.G134]*0.001813))))/60)/60" office:value-type="float" office:value="23.4379295101496" calcext:value-type="float">
            <text:p>23.44</text:p>
          </table:table-cell>
          <table:table-cell table:formula="of:=[.Q134]+0.00256*COS(RADIANS(125.04-1934.136*[.G134]))" office:value-type="float" office:value="23.4384847522251" calcext:value-type="float">
            <text:p>23.44</text:p>
          </table:table-cell>
          <table:table-cell table:formula="of:=DEGREES(ATAN2(COS(RADIANS([.P134]));COS(RADIANS([.R134]))*SIN(RADIANS([.P134]))))" office:value-type="float" office:value="90.3815040770009" calcext:value-type="float">
            <text:p>90.38</text:p>
          </table:table-cell>
          <table:table-cell table:formula="of:=DEGREES(ASIN(SIN(RADIANS([.R134]))*SIN(RADIANS([.P134]))))" office:value-type="float" office:value="23.4380212288612" calcext:value-type="float">
            <text:p>23.44</text:p>
          </table:table-cell>
          <table:table-cell table:formula="of:=TAN(RADIANS([.R134]/2))*TAN(RADIANS([.R134]/2))" office:value-type="float" office:value="0.0430314841515209" calcext:value-type="float">
            <text:p>0.04</text:p>
          </table:table-cell>
          <table:table-cell table:formula="of:=4*DEGREES([.U134]*SIN(2*RADIANS([.I134]))-2*[.K134]*SIN(RADIANS([.J134]))+4*[.K134]*[.U134]*SIN(RADIANS([.J134]))*COS(2*RADIANS([.I134]))-0.5*[.U134]*[.U134]*SIN(4*RADIANS([.I134]))-1.25*[.K134]*[.K134]*SIN(2*RADIANS([.J134])))" office:value-type="float" office:value="-1.83487260319691" calcext:value-type="float">
            <text:p>-1.83</text:p>
          </table:table-cell>
          <table:table-cell table:formula="of:=DEGREES(ACOS(COS(RADIANS(90.833))/(COS(RADIANS([.$B$3]))*COS(RADIANS([.T134])))-TAN(RADIANS([.$B$3]))*TAN(RADIANS([.T134]))))" office:value-type="float" office:value="112.610029404523" calcext:value-type="float">
            <text:p>112.61</text:p>
          </table:table-cell>
          <table:table-cell table:style-name="ce8" table:formula="of:=(720-4*[.$B$4]-[.V134]+[.$B$5]*60)/1440" office:value-type="float" office:value="0.501274217085553" calcext:value-type="float">
            <text:p>12:01:50</text:p>
          </table:table-cell>
          <table:table-cell table:style-name="ce8" table:formula="of:=[.X134]-[.W134]*4/1440" office:value-type="float" office:value="0.188468579850768" calcext:value-type="float">
            <text:p>4:31:24</text:p>
          </table:table-cell>
          <table:table-cell table:style-name="ce8" table:formula="of:=[.X134]+[.W134]*4/1440" office:value-type="float" office:value="0.814079854320339" calcext:value-type="float">
            <text:p>19:32:16</text:p>
          </table:table-cell>
          <table:table-cell table:style-name="ce11" table:formula="of:=8*[.W134]" office:value-type="float" office:value="900.880235236182" calcext:value-type="float">
            <text:p>900.88</text:p>
          </table:table-cell>
          <table:table-cell table:formula="of:=MOD([.E134]*1440+[.V134]+4*[.$B$4]-60*[.$B$5];1440)" office:value-type="float" office:value="796.165127396802" calcext:value-type="float">
            <text:p>796.17</text:p>
          </table:table-cell>
          <table:table-cell table:formula="of:=IF([.AB134]/4&lt;0;[.AB134]/4+180;[.AB134]/4-180)" office:value-type="float" office:value="19.0412818492005" calcext:value-type="float">
            <text:p>19.04</text:p>
          </table:table-cell>
          <table:table-cell table:formula="of:=DEGREES(ACOS(SIN(RADIANS([.$B$3]))*SIN(RADIANS([.T134]))+COS(RADIANS([.$B$3]))*COS(RADIANS([.T134]))*COS(RADIANS([.AC134]))))" office:value-type="float" office:value="23.0658399913007" calcext:value-type="float">
            <text:p>23.07</text:p>
          </table:table-cell>
          <table:table-cell table:formula="of:=90-[.AD134]" office:value-type="float" office:value="66.9341600086993" calcext:value-type="float">
            <text:p>66.93</text:p>
          </table:table-cell>
          <table:table-cell table:formula="of:=IF([.AE134]&gt;85;0;IF([.AE134]&gt;5;58.1/TAN(RADIANS([.AE134]))-0.07/POWER(TAN(RADIANS([.AE134]));3)+0.000086/POWER(TAN(RADIANS([.AE134]));5);IF([.AE134]&gt;-0.575;1735+[.AE134]*(-518.2+[.AE134]*(103.4+[.AE134]*(-12.79+[.AE134]*0.711)));-20.772/TAN(RADIANS([.AE134])))))/3600" office:value-type="float" office:value="0.00687094859448603" calcext:value-type="float">
            <text:p>0.01</text:p>
          </table:table-cell>
          <table:table-cell table:formula="of:=[.AE134]+[.AF134]" office:value-type="float" office:value="66.9410309572938" calcext:value-type="float">
            <text:p>66.94</text:p>
          </table:table-cell>
          <table:table-cell table:formula="of:=IF([.AC134]&gt;0;MOD(DEGREES(ACOS(((SIN(RADIANS([.$B$3]))*COS(RADIANS([.AD134])))-SIN(RADIANS([.T134])))/(COS(RADIANS([.$B$3]))*SIN(RADIANS([.AD134])))))+180;360);MOD(540-DEGREES(ACOS(((SIN(RADIANS([.$B$3]))*COS(RADIANS([.AD134])))-SIN(RADIANS([.T134])))/(COS(RADIANS([.$B$3]))*SIN(RADIANS([.AD134])))));360))" office:value-type="float" office:value="229.819072793473" calcext:value-type="float">
            <text:p>229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34]+0.1/24" office:value-type="float" office:value="0.558333333333333" calcext:value-type="float">
            <text:p>13:24:00</text:p>
          </table:table-cell>
          <table:table-cell table:style-name="ce9" table:formula="of:=[.D135]+2415018.5+[.E135]-[.$B$5]/24" office:value-type="float" office:value="2455369.35" calcext:value-type="float">
            <text:p>2455369.35</text:p>
          </table:table-cell>
          <table:table-cell table:style-name="ce10" table:formula="of:=([.F135]-2451545)/36525" office:value-type="float" office:value="0.104704996577676" calcext:value-type="float">
            <text:p>0.10470500</text:p>
          </table:table-cell>
          <table:table-cell/>
          <table:table-cell table:formula="of:=MOD(280.46646+[.G135]*(36000.76983+[.G135]*0.0003032);360)" office:value-type="float" office:value="89.9269451678742" calcext:value-type="float">
            <text:p>89.93</text:p>
          </table:table-cell>
          <table:table-cell table:formula="of:=357.52911+[.G135]*(35999.05029-0.0001537*[.G135])" office:value-type="float" office:value="4126.809545729" calcext:value-type="float">
            <text:p>4126.81</text:p>
          </table:table-cell>
          <table:table-cell table:formula="of:=0.016708634-[.G135]*(0.000042037+0.0000001267*[.G135])" office:value-type="float" office:value="0.0167042311270295" calcext:value-type="float">
            <text:p>0.02</text:p>
          </table:table-cell>
          <table:table-cell table:formula="of:=SIN(RADIANS([.J135]))*(1.914602-[.G135]*(0.004817+0.000014*[.G135]))+SIN(RADIANS(2*[.J135]))*(0.019993-0.000101*[.G135])+SIN(RADIANS(3*[.J135]))*0.000289" office:value-type="float" office:value="0.428080527709727" calcext:value-type="float">
            <text:p>0.43</text:p>
          </table:table-cell>
          <table:table-cell table:formula="of:=[.I135]+[.L135]" office:value-type="float" office:value="90.355025695584" calcext:value-type="float">
            <text:p>90.36</text:p>
          </table:table-cell>
          <table:table-cell table:formula="of:=[.J135]+[.L135]" office:value-type="float" office:value="4127.23762625671" calcext:value-type="float">
            <text:p>4127.24</text:p>
          </table:table-cell>
          <table:table-cell table:formula="of:=(1.000001018*(1-[.K135]*[.K135]))/(1+[.K135]*COS(RADIANS([.N135])))" office:value-type="float" office:value="1.01627873923012" calcext:value-type="float">
            <text:p>1.02</text:p>
          </table:table-cell>
          <table:table-cell table:formula="of:=[.M135]-0.00569-0.00478*SIN(RADIANS(125.04-1934.136*[.G135]))" office:value-type="float" office:value="90.3540019151702" calcext:value-type="float">
            <text:p>90.35</text:p>
          </table:table-cell>
          <table:table-cell table:formula="of:=23+(26+((21.448-[.G135]*(46.815+[.G135]*(0.00059-[.G135]*0.001813))))/60)/60" office:value-type="float" office:value="23.4379295086661" calcext:value-type="float">
            <text:p>23.44</text:p>
          </table:table-cell>
          <table:table-cell table:formula="of:=[.Q135]+0.00256*COS(RADIANS(125.04-1934.136*[.G135]))" office:value-type="float" office:value="23.438484741118" calcext:value-type="float">
            <text:p>23.44</text:p>
          </table:table-cell>
          <table:table-cell table:formula="of:=DEGREES(ATAN2(COS(RADIANS([.P135]));COS(RADIANS([.R135]))*SIN(RADIANS([.P135]))))" office:value-type="float" office:value="90.3858374165499" calcext:value-type="float">
            <text:p>90.39</text:p>
          </table:table-cell>
          <table:table-cell table:formula="of:=DEGREES(ASIN(SIN(RADIANS([.R135]))*SIN(RADIANS([.P135]))))" office:value-type="float" office:value="23.4380106280317" calcext:value-type="float">
            <text:p>23.44</text:p>
          </table:table-cell>
          <table:table-cell table:formula="of:=TAN(RADIANS([.R135]/2))*TAN(RADIANS([.R135]/2))" office:value-type="float" office:value="0.0430314841095769" calcext:value-type="float">
            <text:p>0.04</text:p>
          </table:table-cell>
          <table:table-cell table:formula="of:=4*DEGREES([.U135]*SIN(2*RADIANS([.I135]))-2*[.K135]*SIN(RADIANS([.J135]))+4*[.K135]*[.U135]*SIN(RADIANS([.J135]))*COS(2*RADIANS([.I135]))-0.5*[.U135]*[.U135]*SIN(4*RADIANS([.I135]))-1.25*[.K135]*[.K135]*SIN(2*RADIANS([.J135])))" office:value-type="float" office:value="-1.83577726143345" calcext:value-type="float">
            <text:p>-1.84</text:p>
          </table:table-cell>
          <table:table-cell table:formula="of:=DEGREES(ACOS(COS(RADIANS(90.833))/(COS(RADIANS([.$B$3]))*COS(RADIANS([.T135])))-TAN(RADIANS([.$B$3]))*TAN(RADIANS([.T135]))))" office:value-type="float" office:value="112.610017854831" calcext:value-type="float">
            <text:p>112.61</text:p>
          </table:table-cell>
          <table:table-cell table:style-name="ce8" table:formula="of:=(720-4*[.$B$4]-[.V135]+[.$B$5]*60)/1440" office:value-type="float" office:value="0.501274845320442" calcext:value-type="float">
            <text:p>12:01:50</text:p>
          </table:table-cell>
          <table:table-cell table:style-name="ce8" table:formula="of:=[.X135]-[.W135]*4/1440" office:value-type="float" office:value="0.188469240168133" calcext:value-type="float">
            <text:p>4:31:24</text:p>
          </table:table-cell>
          <table:table-cell table:style-name="ce8" table:formula="of:=[.X135]+[.W135]*4/1440" office:value-type="float" office:value="0.814080450472751" calcext:value-type="float">
            <text:p>19:32:17</text:p>
          </table:table-cell>
          <table:table-cell table:style-name="ce11" table:formula="of:=8*[.W135]" office:value-type="float" office:value="900.88014283865" calcext:value-type="float">
            <text:p>900.88</text:p>
          </table:table-cell>
          <table:table-cell table:formula="of:=MOD([.E135]*1440+[.V135]+4*[.$B$4]-60*[.$B$5];1440)" office:value-type="float" office:value="802.164222738566" calcext:value-type="float">
            <text:p>802.16</text:p>
          </table:table-cell>
          <table:table-cell table:formula="of:=IF([.AB135]/4&lt;0;[.AB135]/4+180;[.AB135]/4-180)" office:value-type="float" office:value="20.5410556846415" calcext:value-type="float">
            <text:p>20.54</text:p>
          </table:table-cell>
          <table:table-cell table:formula="of:=DEGREES(ACOS(SIN(RADIANS([.$B$3]))*SIN(RADIANS([.T135]))+COS(RADIANS([.$B$3]))*COS(RADIANS([.T135]))*COS(RADIANS([.AC135]))))" office:value-type="float" office:value="23.9604353509835" calcext:value-type="float">
            <text:p>23.96</text:p>
          </table:table-cell>
          <table:table-cell table:formula="of:=90-[.AD135]" office:value-type="float" office:value="66.0395646490165" calcext:value-type="float">
            <text:p>66.04</text:p>
          </table:table-cell>
          <table:table-cell table:formula="of:=IF([.AE135]&gt;85;0;IF([.AE135]&gt;5;58.1/TAN(RADIANS([.AE135]))-0.07/POWER(TAN(RADIANS([.AE135]));3)+0.000086/POWER(TAN(RADIANS([.AE135]));5);IF([.AE135]&gt;-0.575;1735+[.AE135]*(-518.2+[.AE135]*(103.4+[.AE135]*(-12.79+[.AE135]*0.711)));-20.772/TAN(RADIANS([.AE135])))))/3600" office:value-type="float" office:value="0.00717044064762144" calcext:value-type="float">
            <text:p>0.01</text:p>
          </table:table-cell>
          <table:table-cell table:formula="of:=[.AE135]+[.AF135]" office:value-type="float" office:value="66.0467350896641" calcext:value-type="float">
            <text:p>66.05</text:p>
          </table:table-cell>
          <table:table-cell table:formula="of:=IF([.AC135]&gt;0;MOD(DEGREES(ACOS(((SIN(RADIANS([.$B$3]))*COS(RADIANS([.AD135])))-SIN(RADIANS([.T135])))/(COS(RADIANS([.$B$3]))*SIN(RADIANS([.AD135])))))+180;360);MOD(540-DEGREES(ACOS(((SIN(RADIANS([.$B$3]))*COS(RADIANS([.AD135])))-SIN(RADIANS([.T135])))/(COS(RADIANS([.$B$3]))*SIN(RADIANS([.AD135])))));360))" office:value-type="float" office:value="232.44036205765" calcext:value-type="float">
            <text:p>232.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35]+0.1/24" office:value-type="float" office:value="0.562499999999999" calcext:value-type="float">
            <text:p>13:30:00</text:p>
          </table:table-cell>
          <table:table-cell table:style-name="ce9" table:formula="of:=[.D136]+2415018.5+[.E136]-[.$B$5]/24" office:value-type="float" office:value="2455369.35416667" calcext:value-type="float">
            <text:p>2455369.35</text:p>
          </table:table-cell>
          <table:table-cell table:style-name="ce10" table:formula="of:=([.F136]-2451545)/36525" office:value-type="float" office:value="0.104705110654798" calcext:value-type="float">
            <text:p>0.10470511</text:p>
          </table:table-cell>
          <table:table-cell/>
          <table:table-cell table:formula="of:=MOD(280.46646+[.G136]*(36000.76983+[.G136]*0.0003032);360)" office:value-type="float" office:value="89.9310520320937" calcext:value-type="float">
            <text:p>89.93</text:p>
          </table:table-cell>
          <table:table-cell table:formula="of:=357.52911+[.G136]*(35999.05029-0.0001537*[.G136])" office:value-type="float" office:value="4126.81365239705" calcext:value-type="float">
            <text:p>4126.81</text:p>
          </table:table-cell>
          <table:table-cell table:formula="of:=0.016708634-[.G136]*(0.000042037+0.0000001267*[.G136])" office:value-type="float" office:value="0.016704231122231" calcext:value-type="float">
            <text:p>0.02</text:p>
          </table:table-cell>
          <table:table-cell table:formula="of:=SIN(RADIANS([.J136]))*(1.914602-[.G136]*(0.004817+0.000014*[.G136]))+SIN(RADIANS(2*[.J136]))*(0.019993-0.000101*[.G136])+SIN(RADIANS(3*[.J136]))*0.000289" office:value-type="float" office:value="0.427949471681652" calcext:value-type="float">
            <text:p>0.43</text:p>
          </table:table-cell>
          <table:table-cell table:formula="of:=[.I136]+[.L136]" office:value-type="float" office:value="90.3590015037754" calcext:value-type="float">
            <text:p>90.36</text:p>
          </table:table-cell>
          <table:table-cell table:formula="of:=[.J136]+[.L136]" office:value-type="float" office:value="4127.24160186873" calcext:value-type="float">
            <text:p>4127.24</text:p>
          </table:table-cell>
          <table:table-cell table:formula="of:=(1.000001018*(1-[.K136]*[.K136]))/(1+[.K136]*COS(RADIANS([.N136])))" office:value-type="float" office:value="1.01627900370948" calcext:value-type="float">
            <text:p>1.02</text:p>
          </table:table-cell>
          <table:table-cell table:formula="of:=[.M136]-0.00569-0.00478*SIN(RADIANS(125.04-1934.136*[.G136]))" office:value-type="float" office:value="90.3579777273539" calcext:value-type="float">
            <text:p>90.36</text:p>
          </table:table-cell>
          <table:table-cell table:formula="of:=23+(26+((21.448-[.G136]*(46.815+[.G136]*(0.00059-[.G136]*0.001813))))/60)/60" office:value-type="float" office:value="23.4379295071827" calcext:value-type="float">
            <text:p>23.44</text:p>
          </table:table-cell>
          <table:table-cell table:formula="of:=[.Q136]+0.00256*COS(RADIANS(125.04-1934.136*[.G136]))" office:value-type="float" office:value="23.4384847300109" calcext:value-type="float">
            <text:p>23.44</text:p>
          </table:table-cell>
          <table:table-cell table:formula="of:=DEGREES(ATAN2(COS(RADIANS([.P136]));COS(RADIANS([.R136]))*SIN(RADIANS([.P136]))))" office:value-type="float" office:value="90.3901707536387" calcext:value-type="float">
            <text:p>90.39</text:p>
          </table:table-cell>
          <table:table-cell table:formula="of:=DEGREES(ASIN(SIN(RADIANS([.R136]))*SIN(RADIANS([.P136]))))" office:value-type="float" office:value="23.4379999076035" calcext:value-type="float">
            <text:p>23.44</text:p>
          </table:table-cell>
          <table:table-cell table:formula="of:=TAN(RADIANS([.R136]/2))*TAN(RADIANS([.R136]/2))" office:value-type="float" office:value="0.0430314840676329" calcext:value-type="float">
            <text:p>0.04</text:p>
          </table:table-cell>
          <table:table-cell table:formula="of:=4*DEGREES([.U136]*SIN(2*RADIANS([.I136]))-2*[.K136]*SIN(RADIANS([.J136]))+4*[.K136]*[.U136]*SIN(RADIANS([.J136]))*COS(2*RADIANS([.I136]))-0.5*[.U136]*[.U136]*SIN(4*RADIANS([.I136]))-1.25*[.K136]*[.K136]*SIN(2*RADIANS([.J136])))" office:value-type="float" office:value="-1.83668190823475" calcext:value-type="float">
            <text:p>-1.84</text:p>
          </table:table-cell>
          <table:table-cell table:formula="of:=DEGREES(ACOS(COS(RADIANS(90.833))/(COS(RADIANS([.$B$3]))*COS(RADIANS([.T136])))-TAN(RADIANS([.$B$3]))*TAN(RADIANS([.T136]))))" office:value-type="float" office:value="112.610006174839" calcext:value-type="float">
            <text:p>112.61</text:p>
          </table:table-cell>
          <table:table-cell table:style-name="ce8" table:formula="of:=(720-4*[.$B$4]-[.V136]+[.$B$5]*60)/1440" office:value-type="float" office:value="0.501275473547387" calcext:value-type="float">
            <text:p>12:01:50</text:p>
          </table:table-cell>
          <table:table-cell table:style-name="ce8" table:formula="of:=[.X136]-[.W136]*4/1440" office:value-type="float" office:value="0.188469900839501" calcext:value-type="float">
            <text:p>4:31:24</text:p>
          </table:table-cell>
          <table:table-cell table:style-name="ce8" table:formula="of:=[.X136]+[.W136]*4/1440" office:value-type="float" office:value="0.814081046255274" calcext:value-type="float">
            <text:p>19:32:17</text:p>
          </table:table-cell>
          <table:table-cell table:style-name="ce11" table:formula="of:=8*[.W136]" office:value-type="float" office:value="900.880049398713" calcext:value-type="float">
            <text:p>900.88</text:p>
          </table:table-cell>
          <table:table-cell table:formula="of:=MOD([.E136]*1440+[.V136]+4*[.$B$4]-60*[.$B$5];1440)" office:value-type="float" office:value="808.163318091764" calcext:value-type="float">
            <text:p>808.16</text:p>
          </table:table-cell>
          <table:table-cell table:formula="of:=IF([.AB136]/4&lt;0;[.AB136]/4+180;[.AB136]/4-180)" office:value-type="float" office:value="22.040829522941" calcext:value-type="float">
            <text:p>22.04</text:p>
          </table:table-cell>
          <table:table-cell table:formula="of:=DEGREES(ACOS(SIN(RADIANS([.$B$3]))*SIN(RADIANS([.T136]))+COS(RADIANS([.$B$3]))*COS(RADIANS([.T136]))*COS(RADIANS([.AC136]))))" office:value-type="float" office:value="24.8861134876899" calcext:value-type="float">
            <text:p>24.89</text:p>
          </table:table-cell>
          <table:table-cell table:formula="of:=90-[.AD136]" office:value-type="float" office:value="65.1138865123101" calcext:value-type="float">
            <text:p>65.11</text:p>
          </table:table-cell>
          <table:table-cell table:formula="of:=IF([.AE136]&gt;85;0;IF([.AE136]&gt;5;58.1/TAN(RADIANS([.AE136]))-0.07/POWER(TAN(RADIANS([.AE136]));3)+0.000086/POWER(TAN(RADIANS([.AE136]));5);IF([.AE136]&gt;-0.575;1735+[.AE136]*(-518.2+[.AE136]*(103.4+[.AE136]*(-12.79+[.AE136]*0.711)));-20.772/TAN(RADIANS([.AE136])))))/3600" office:value-type="float" office:value="0.00748472847221807" calcext:value-type="float">
            <text:p>0.01</text:p>
          </table:table-cell>
          <table:table-cell table:formula="of:=[.AE136]+[.AF136]" office:value-type="float" office:value="65.1213712407823" calcext:value-type="float">
            <text:p>65.12</text:p>
          </table:table-cell>
          <table:table-cell table:formula="of:=IF([.AC136]&gt;0;MOD(DEGREES(ACOS(((SIN(RADIANS([.$B$3]))*COS(RADIANS([.AD136])))-SIN(RADIANS([.T136])))/(COS(RADIANS([.$B$3]))*SIN(RADIANS([.AD136])))))+180;360);MOD(540-DEGREES(ACOS(((SIN(RADIANS([.$B$3]))*COS(RADIANS([.AD136])))-SIN(RADIANS([.T136])))/(COS(RADIANS([.$B$3]))*SIN(RADIANS([.AD136])))));360))" office:value-type="float" office:value="234.90327784097" calcext:value-type="float">
            <text:p>234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36]+0.1/24" office:value-type="float" office:value="0.566666666666666" calcext:value-type="float">
            <text:p>13:36:00</text:p>
          </table:table-cell>
          <table:table-cell table:style-name="ce9" table:formula="of:=[.D137]+2415018.5+[.E137]-[.$B$5]/24" office:value-type="float" office:value="2455369.35833333" calcext:value-type="float">
            <text:p>2455369.36</text:p>
          </table:table-cell>
          <table:table-cell table:style-name="ce10" table:formula="of:=([.F137]-2451545)/36525" office:value-type="float" office:value="0.10470522473192" calcext:value-type="float">
            <text:p>0.10470522</text:p>
          </table:table-cell>
          <table:table-cell/>
          <table:table-cell table:formula="of:=MOD(280.46646+[.G137]*(36000.76983+[.G137]*0.0003032);360)" office:value-type="float" office:value="89.9351588963127" calcext:value-type="float">
            <text:p>89.94</text:p>
          </table:table-cell>
          <table:table-cell table:formula="of:=357.52911+[.G137]*(35999.05029-0.0001537*[.G137])" office:value-type="float" office:value="4126.8177590651" calcext:value-type="float">
            <text:p>4126.82</text:p>
          </table:table-cell>
          <table:table-cell table:formula="of:=0.016708634-[.G137]*(0.000042037+0.0000001267*[.G137])" office:value-type="float" office:value="0.0167042311174325" calcext:value-type="float">
            <text:p>0.02</text:p>
          </table:table-cell>
          <table:table-cell table:formula="of:=SIN(RADIANS([.J137]))*(1.914602-[.G137]*(0.004817+0.000014*[.G137]))+SIN(RADIANS(2*[.J137]))*(0.019993-0.000101*[.G137])+SIN(RADIANS(3*[.J137]))*0.000289" office:value-type="float" office:value="0.427818413584362" calcext:value-type="float">
            <text:p>0.43</text:p>
          </table:table-cell>
          <table:table-cell table:formula="of:=[.I137]+[.L137]" office:value-type="float" office:value="90.3629773098971" calcext:value-type="float">
            <text:p>90.36</text:p>
          </table:table-cell>
          <table:table-cell table:formula="of:=[.J137]+[.L137]" office:value-type="float" office:value="4127.24557747868" calcext:value-type="float">
            <text:p>4127.25</text:p>
          </table:table-cell>
          <table:table-cell table:formula="of:=(1.000001018*(1-[.K137]*[.K137]))/(1+[.K137]*COS(RADIANS([.N137])))" office:value-type="float" office:value="1.0162792681078" calcext:value-type="float">
            <text:p>1.02</text:p>
          </table:table-cell>
          <table:table-cell table:formula="of:=[.M137]-0.00569-0.00478*SIN(RADIANS(125.04-1934.136*[.G137]))" office:value-type="float" office:value="90.3619535374678" calcext:value-type="float">
            <text:p>90.36</text:p>
          </table:table-cell>
          <table:table-cell table:formula="of:=23+(26+((21.448-[.G137]*(46.815+[.G137]*(0.00059-[.G137]*0.001813))))/60)/60" office:value-type="float" office:value="23.4379295056992" calcext:value-type="float">
            <text:p>23.44</text:p>
          </table:table-cell>
          <table:table-cell table:formula="of:=[.Q137]+0.00256*COS(RADIANS(125.04-1934.136*[.G137]))" office:value-type="float" office:value="23.4384847189037" calcext:value-type="float">
            <text:p>23.44</text:p>
          </table:table-cell>
          <table:table-cell table:formula="of:=DEGREES(ATAN2(COS(RADIANS([.P137]));COS(RADIANS([.R137]))*SIN(RADIANS([.P137]))))" office:value-type="float" office:value="90.3945040877646" calcext:value-type="float">
            <text:p>90.39</text:p>
          </table:table-cell>
          <table:table-cell table:formula="of:=DEGREES(ASIN(SIN(RADIANS([.R137]))*SIN(RADIANS([.P137]))))" office:value-type="float" office:value="23.4379890675783" calcext:value-type="float">
            <text:p>23.44</text:p>
          </table:table-cell>
          <table:table-cell table:formula="of:=TAN(RADIANS([.R137]/2))*TAN(RADIANS([.R137]/2))" office:value-type="float" office:value="0.0430314840256888" calcext:value-type="float">
            <text:p>0.04</text:p>
          </table:table-cell>
          <table:table-cell table:formula="of:=4*DEGREES([.U137]*SIN(2*RADIANS([.I137]))-2*[.K137]*SIN(RADIANS([.J137]))+4*[.K137]*[.U137]*SIN(RADIANS([.J137]))*COS(2*RADIANS([.I137]))-0.5*[.U137]*[.U137]*SIN(4*RADIANS([.I137]))-1.25*[.K137]*[.K137]*SIN(2*RADIANS([.J137])))" office:value-type="float" office:value="-1.83758654346848" calcext:value-type="float">
            <text:p>-1.84</text:p>
          </table:table-cell>
          <table:table-cell table:formula="of:=DEGREES(ACOS(COS(RADIANS(90.833))/(COS(RADIANS([.$B$3]))*COS(RADIANS([.T137])))-TAN(RADIANS([.$B$3]))*TAN(RADIANS([.T137]))))" office:value-type="float" office:value="112.609994364548" calcext:value-type="float">
            <text:p>112.61</text:p>
          </table:table-cell>
          <table:table-cell table:style-name="ce8" table:formula="of:=(720-4*[.$B$4]-[.V137]+[.$B$5]*60)/1440" office:value-type="float" office:value="0.5012761017663" calcext:value-type="float">
            <text:p>12:01:50</text:p>
          </table:table-cell>
          <table:table-cell table:style-name="ce8" table:formula="of:=[.X137]-[.W137]*4/1440" office:value-type="float" office:value="0.188470561864778" calcext:value-type="float">
            <text:p>4:31:24</text:p>
          </table:table-cell>
          <table:table-cell table:style-name="ce8" table:formula="of:=[.X137]+[.W137]*4/1440" office:value-type="float" office:value="0.814081641667822" calcext:value-type="float">
            <text:p>19:32:17</text:p>
          </table:table-cell>
          <table:table-cell table:style-name="ce11" table:formula="of:=8*[.W137]" office:value-type="float" office:value="900.879954916383" calcext:value-type="float">
            <text:p>900.88</text:p>
          </table:table-cell>
          <table:table-cell table:formula="of:=MOD([.E137]*1440+[.V137]+4*[.$B$4]-60*[.$B$5];1440)" office:value-type="float" office:value="814.162413456531" calcext:value-type="float">
            <text:p>814.16</text:p>
          </table:table-cell>
          <table:table-cell table:formula="of:=IF([.AB137]/4&lt;0;[.AB137]/4+180;[.AB137]/4-180)" office:value-type="float" office:value="23.5406033641327" calcext:value-type="float">
            <text:p>23.54</text:p>
          </table:table-cell>
          <table:table-cell table:formula="of:=DEGREES(ACOS(SIN(RADIANS([.$B$3]))*SIN(RADIANS([.T137]))+COS(RADIANS([.$B$3]))*COS(RADIANS([.T137]))*COS(RADIANS([.AC137]))))" office:value-type="float" office:value="25.8393556582916" calcext:value-type="float">
            <text:p>25.84</text:p>
          </table:table-cell>
          <table:table-cell table:formula="of:=90-[.AD137]" office:value-type="float" office:value="64.1606443417084" calcext:value-type="float">
            <text:p>64.16</text:p>
          </table:table-cell>
          <table:table-cell table:formula="of:=IF([.AE137]&gt;85;0;IF([.AE137]&gt;5;58.1/TAN(RADIANS([.AE137]))-0.07/POWER(TAN(RADIANS([.AE137]));3)+0.000086/POWER(TAN(RADIANS([.AE137]));5);IF([.AE137]&gt;-0.575;1735+[.AE137]*(-518.2+[.AE137]*(103.4+[.AE137]*(-12.79+[.AE137]*0.711)));-20.772/TAN(RADIANS([.AE137])))))/3600" office:value-type="float" office:value="0.00781331685233802" calcext:value-type="float">
            <text:p>0.01</text:p>
          </table:table-cell>
          <table:table-cell table:formula="of:=[.AE137]+[.AF137]" office:value-type="float" office:value="64.1684576585607" calcext:value-type="float">
            <text:p>64.17</text:p>
          </table:table-cell>
          <table:table-cell table:formula="of:=IF([.AC137]&gt;0;MOD(DEGREES(ACOS(((SIN(RADIANS([.$B$3]))*COS(RADIANS([.AD137])))-SIN(RADIANS([.T137])))/(COS(RADIANS([.$B$3]))*SIN(RADIANS([.AD137])))))+180;360);MOD(540-DEGREES(ACOS(((SIN(RADIANS([.$B$3]))*COS(RADIANS([.AD137])))-SIN(RADIANS([.T137])))/(COS(RADIANS([.$B$3]))*SIN(RADIANS([.AD137])))));360))" office:value-type="float" office:value="237.220495626811" calcext:value-type="float">
            <text:p>237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37]+0.1/24" office:value-type="float" office:value="0.570833333333333" calcext:value-type="float">
            <text:p>13:42:00</text:p>
          </table:table-cell>
          <table:table-cell table:style-name="ce9" table:formula="of:=[.D138]+2415018.5+[.E138]-[.$B$5]/24" office:value-type="float" office:value="2455369.3625" calcext:value-type="float">
            <text:p>2455369.36</text:p>
          </table:table-cell>
          <table:table-cell table:style-name="ce10" table:formula="of:=([.F138]-2451545)/36525" office:value-type="float" office:value="0.10470533880903" calcext:value-type="float">
            <text:p>0.10470534</text:p>
          </table:table-cell>
          <table:table-cell/>
          <table:table-cell table:formula="of:=MOD(280.46646+[.G138]*(36000.76983+[.G138]*0.0003032);360)" office:value-type="float" office:value="89.9392657601002" calcext:value-type="float">
            <text:p>89.94</text:p>
          </table:table-cell>
          <table:table-cell table:formula="of:=357.52911+[.G138]*(35999.05029-0.0001537*[.G138])" office:value-type="float" office:value="4126.82186573272" calcext:value-type="float">
            <text:p>4126.82</text:p>
          </table:table-cell>
          <table:table-cell table:formula="of:=0.016708634-[.G138]*(0.000042037+0.0000001267*[.G138])" office:value-type="float" office:value="0.016704231112634" calcext:value-type="float">
            <text:p>0.02</text:p>
          </table:table-cell>
          <table:table-cell table:formula="of:=SIN(RADIANS([.J138]))*(1.914602-[.G138]*(0.004817+0.000014*[.G138]))+SIN(RADIANS(2*[.J138]))*(0.019993-0.000101*[.G138])+SIN(RADIANS(3*[.J138]))*0.000289" office:value-type="float" office:value="0.42768735343229" calcext:value-type="float">
            <text:p>0.43</text:p>
          </table:table-cell>
          <table:table-cell table:formula="of:=[.I138]+[.L138]" office:value-type="float" office:value="90.3669531135325" calcext:value-type="float">
            <text:p>90.37</text:p>
          </table:table-cell>
          <table:table-cell table:formula="of:=[.J138]+[.L138]" office:value-type="float" office:value="4127.24955308615" calcext:value-type="float">
            <text:p>4127.25</text:p>
          </table:table-cell>
          <table:table-cell table:formula="of:=(1.000001018*(1-[.K138]*[.K138]))/(1+[.K138]*COS(RADIANS([.N138])))" office:value-type="float" office:value="1.01627953242506" calcext:value-type="float">
            <text:p>1.02</text:p>
          </table:table-cell>
          <table:table-cell table:formula="of:=[.M138]-0.00569-0.00478*SIN(RADIANS(125.04-1934.136*[.G138]))" office:value-type="float" office:value="90.3659293450954" calcext:value-type="float">
            <text:p>90.37</text:p>
          </table:table-cell>
          <table:table-cell table:formula="of:=23+(26+((21.448-[.G138]*(46.815+[.G138]*(0.00059-[.G138]*0.001813))))/60)/60" office:value-type="float" office:value="23.4379295042157" calcext:value-type="float">
            <text:p>23.44</text:p>
          </table:table-cell>
          <table:table-cell table:formula="of:=[.Q138]+0.00256*COS(RADIANS(125.04-1934.136*[.G138]))" office:value-type="float" office:value="23.4384847077966" calcext:value-type="float">
            <text:p>23.44</text:p>
          </table:table-cell>
          <table:table-cell table:formula="of:=DEGREES(ATAN2(COS(RADIANS([.P138]));COS(RADIANS([.R138]))*SIN(RADIANS([.P138]))))" office:value-type="float" office:value="90.3988374184658" calcext:value-type="float">
            <text:p>90.4</text:p>
          </table:table-cell>
          <table:table-cell table:formula="of:=DEGREES(ASIN(SIN(RADIANS([.R138]))*SIN(RADIANS([.P138]))))" office:value-type="float" office:value="23.4379781079573" calcext:value-type="float">
            <text:p>23.44</text:p>
          </table:table-cell>
          <table:table-cell table:formula="of:=TAN(RADIANS([.R138]/2))*TAN(RADIANS([.R138]/2))" office:value-type="float" office:value="0.0430314839837447" calcext:value-type="float">
            <text:p>0.04</text:p>
          </table:table-cell>
          <table:table-cell table:formula="of:=4*DEGREES([.U138]*SIN(2*RADIANS([.I138]))-2*[.K138]*SIN(RADIANS([.J138]))+4*[.K138]*[.U138]*SIN(RADIANS([.J138]))*COS(2*RADIANS([.I138]))-0.5*[.U138]*[.U138]*SIN(4*RADIANS([.I138]))-1.25*[.K138]*[.K138]*SIN(2*RADIANS([.J138])))" office:value-type="float" office:value="-1.83849116701141" calcext:value-type="float">
            <text:p>-1.84</text:p>
          </table:table-cell>
          <table:table-cell table:formula="of:=DEGREES(ACOS(COS(RADIANS(90.833))/(COS(RADIANS([.$B$3]))*COS(RADIANS([.T138])))-TAN(RADIANS([.$B$3]))*TAN(RADIANS([.T138]))))" office:value-type="float" office:value="112.609982423959" calcext:value-type="float">
            <text:p>112.61</text:p>
          </table:table-cell>
          <table:table-cell table:style-name="ce8" table:formula="of:=(720-4*[.$B$4]-[.V138]+[.$B$5]*60)/1440" office:value-type="float" office:value="0.50127672997709" calcext:value-type="float">
            <text:p>12:01:50</text:p>
          </table:table-cell>
          <table:table-cell table:style-name="ce8" table:formula="of:=[.X138]-[.W138]*4/1440" office:value-type="float" office:value="0.18847122324387" calcext:value-type="float">
            <text:p>4:31:24</text:p>
          </table:table-cell>
          <table:table-cell table:style-name="ce8" table:formula="of:=[.X138]+[.W138]*4/1440" office:value-type="float" office:value="0.81408223671031" calcext:value-type="float">
            <text:p>19:32:17</text:p>
          </table:table-cell>
          <table:table-cell table:style-name="ce11" table:formula="of:=8*[.W138]" office:value-type="float" office:value="900.879859391674" calcext:value-type="float">
            <text:p>900.88</text:p>
          </table:table-cell>
          <table:table-cell table:formula="of:=MOD([.E138]*1440+[.V138]+4*[.$B$4]-60*[.$B$5];1440)" office:value-type="float" office:value="820.161508832988" calcext:value-type="float">
            <text:p>820.16</text:p>
          </table:table-cell>
          <table:table-cell table:formula="of:=IF([.AB138]/4&lt;0;[.AB138]/4+180;[.AB138]/4-180)" office:value-type="float" office:value="25.0403772082471" calcext:value-type="float">
            <text:p>25.04</text:p>
          </table:table-cell>
          <table:table-cell table:formula="of:=DEGREES(ACOS(SIN(RADIANS([.$B$3]))*SIN(RADIANS([.T138]))+COS(RADIANS([.$B$3]))*COS(RADIANS([.T138]))*COS(RADIANS([.AC138]))))" office:value-type="float" office:value="26.8170374841568" calcext:value-type="float">
            <text:p>26.82</text:p>
          </table:table-cell>
          <table:table-cell table:formula="of:=90-[.AD138]" office:value-type="float" office:value="63.1829625158432" calcext:value-type="float">
            <text:p>63.18</text:p>
          </table:table-cell>
          <table:table-cell table:formula="of:=IF([.AE138]&gt;85;0;IF([.AE138]&gt;5;58.1/TAN(RADIANS([.AE138]))-0.07/POWER(TAN(RADIANS([.AE138]));3)+0.000086/POWER(TAN(RADIANS([.AE138]));5);IF([.AE138]&gt;-0.575;1735+[.AE138]*(-518.2+[.AE138]*(103.4+[.AE138]*(-12.79+[.AE138]*0.711)));-20.772/TAN(RADIANS([.AE138])))))/3600" office:value-type="float" office:value="0.00815585290132756" calcext:value-type="float">
            <text:p>0.01</text:p>
          </table:table-cell>
          <table:table-cell table:formula="of:=[.AE138]+[.AF138]" office:value-type="float" office:value="63.1911183687445" calcext:value-type="float">
            <text:p>63.19</text:p>
          </table:table-cell>
          <table:table-cell table:formula="of:=IF([.AC138]&gt;0;MOD(DEGREES(ACOS(((SIN(RADIANS([.$B$3]))*COS(RADIANS([.AD138])))-SIN(RADIANS([.T138])))/(COS(RADIANS([.$B$3]))*SIN(RADIANS([.AD138])))))+180;360);MOD(540-DEGREES(ACOS(((SIN(RADIANS([.$B$3]))*COS(RADIANS([.AD138])))-SIN(RADIANS([.T138])))/(COS(RADIANS([.$B$3]))*SIN(RADIANS([.AD138])))));360))" office:value-type="float" office:value="239.40417494219" calcext:value-type="float">
            <text:p>239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38]+0.1/24" office:value-type="float" office:value="0.574999999999999" calcext:value-type="float">
            <text:p>13:48:00</text:p>
          </table:table-cell>
          <table:table-cell table:style-name="ce9" table:formula="of:=[.D139]+2415018.5+[.E139]-[.$B$5]/24" office:value-type="float" office:value="2455369.36666667" calcext:value-type="float">
            <text:p>2455369.37</text:p>
          </table:table-cell>
          <table:table-cell table:style-name="ce10" table:formula="of:=([.F139]-2451545)/36525" office:value-type="float" office:value="0.104705452886152" calcext:value-type="float">
            <text:p>0.10470545</text:p>
          </table:table-cell>
          <table:table-cell/>
          <table:table-cell table:formula="of:=MOD(280.46646+[.G139]*(36000.76983+[.G139]*0.0003032);360)" office:value-type="float" office:value="89.9433726243192" calcext:value-type="float">
            <text:p>89.94</text:p>
          </table:table-cell>
          <table:table-cell table:formula="of:=357.52911+[.G139]*(35999.05029-0.0001537*[.G139])" office:value-type="float" office:value="4126.82597240076" calcext:value-type="float">
            <text:p>4126.83</text:p>
          </table:table-cell>
          <table:table-cell table:formula="of:=0.016708634-[.G139]*(0.000042037+0.0000001267*[.G139])" office:value-type="float" office:value="0.0167042311078355" calcext:value-type="float">
            <text:p>0.02</text:p>
          </table:table-cell>
          <table:table-cell table:formula="of:=SIN(RADIANS([.J139]))*(1.914602-[.G139]*(0.004817+0.000014*[.G139]))+SIN(RADIANS(2*[.J139]))*(0.019993-0.000101*[.G139])+SIN(RADIANS(3*[.J139]))*0.000289" office:value-type="float" office:value="0.427556291198529" calcext:value-type="float">
            <text:p>0.43</text:p>
          </table:table-cell>
          <table:table-cell table:formula="of:=[.I139]+[.L139]" office:value-type="float" office:value="90.3709289155177" calcext:value-type="float">
            <text:p>90.37</text:p>
          </table:table-cell>
          <table:table-cell table:formula="of:=[.J139]+[.L139]" office:value-type="float" office:value="4127.25352869196" calcext:value-type="float">
            <text:p>4127.25</text:p>
          </table:table-cell>
          <table:table-cell table:formula="of:=(1.000001018*(1-[.K139]*[.K139]))/(1+[.K139]*COS(RADIANS([.N139])))" office:value-type="float" office:value="1.0162797966613" calcext:value-type="float">
            <text:p>1.02</text:p>
          </table:table-cell>
          <table:table-cell table:formula="of:=[.M139]-0.00569-0.00478*SIN(RADIANS(125.04-1934.136*[.G139]))" office:value-type="float" office:value="90.3699051510727" calcext:value-type="float">
            <text:p>90.37</text:p>
          </table:table-cell>
          <table:table-cell table:formula="of:=23+(26+((21.448-[.G139]*(46.815+[.G139]*(0.00059-[.G139]*0.001813))))/60)/60" office:value-type="float" office:value="23.4379295027322" calcext:value-type="float">
            <text:p>23.44</text:p>
          </table:table-cell>
          <table:table-cell table:formula="of:=[.Q139]+0.00256*COS(RADIANS(125.04-1934.136*[.G139]))" office:value-type="float" office:value="23.4384846966894" calcext:value-type="float">
            <text:p>23.44</text:p>
          </table:table-cell>
          <table:table-cell table:formula="of:=DEGREES(ATAN2(COS(RADIANS([.P139]));COS(RADIANS([.R139]))*SIN(RADIANS([.P139]))))" office:value-type="float" office:value="90.4031707466457" calcext:value-type="float">
            <text:p>90.4</text:p>
          </table:table-cell>
          <table:table-cell table:formula="of:=DEGREES(ASIN(SIN(RADIANS([.R139]))*SIN(RADIANS([.P139]))))" office:value-type="float" office:value="23.4379670287386" calcext:value-type="float">
            <text:p>23.44</text:p>
          </table:table-cell>
          <table:table-cell table:formula="of:=TAN(RADIANS([.R139]/2))*TAN(RADIANS([.R139]/2))" office:value-type="float" office:value="0.0430314839418006" calcext:value-type="float">
            <text:p>0.04</text:p>
          </table:table-cell>
          <table:table-cell table:formula="of:=4*DEGREES([.U139]*SIN(2*RADIANS([.I139]))-2*[.K139]*SIN(RADIANS([.J139]))+4*[.K139]*[.U139]*SIN(RADIANS([.J139]))*COS(2*RADIANS([.I139]))-0.5*[.U139]*[.U139]*SIN(4*RADIANS([.I139]))-1.25*[.K139]*[.K139]*SIN(2*RADIANS([.J139])))" office:value-type="float" office:value="-1.8393957790252" calcext:value-type="float">
            <text:p>-1.84</text:p>
          </table:table-cell>
          <table:table-cell table:formula="of:=DEGREES(ACOS(COS(RADIANS(90.833))/(COS(RADIANS([.$B$3]))*COS(RADIANS([.T139])))-TAN(RADIANS([.$B$3]))*TAN(RADIANS([.T139]))))" office:value-type="float" office:value="112.609970353071" calcext:value-type="float">
            <text:p>112.61</text:p>
          </table:table-cell>
          <table:table-cell table:style-name="ce8" table:formula="of:=(720-4*[.$B$4]-[.V139]+[.$B$5]*60)/1440" office:value-type="float" office:value="0.501277358179878" calcext:value-type="float">
            <text:p>12:01:50</text:p>
          </table:table-cell>
          <table:table-cell table:style-name="ce8" table:formula="of:=[.X139]-[.W139]*4/1440" office:value-type="float" office:value="0.188471884976903" calcext:value-type="float">
            <text:p>4:31:24</text:p>
          </table:table-cell>
          <table:table-cell table:style-name="ce8" table:formula="of:=[.X139]+[.W139]*4/1440" office:value-type="float" office:value="0.814082831382853" calcext:value-type="float">
            <text:p>19:32:17</text:p>
          </table:table-cell>
          <table:table-cell table:style-name="ce11" table:formula="of:=8*[.W139]" office:value-type="float" office:value="900.879762824569" calcext:value-type="float">
            <text:p>900.88</text:p>
          </table:table-cell>
          <table:table-cell table:formula="of:=MOD([.E139]*1440+[.V139]+4*[.$B$4]-60*[.$B$5];1440)" office:value-type="float" office:value="826.160604220974" calcext:value-type="float">
            <text:p>826.16</text:p>
          </table:table-cell>
          <table:table-cell table:formula="of:=IF([.AB139]/4&lt;0;[.AB139]/4+180;[.AB139]/4-180)" office:value-type="float" office:value="26.5401510552434" calcext:value-type="float">
            <text:p>26.54</text:p>
          </table:table-cell>
          <table:table-cell table:formula="of:=DEGREES(ACOS(SIN(RADIANS([.$B$3]))*SIN(RADIANS([.T139]))+COS(RADIANS([.$B$3]))*COS(RADIANS([.T139]))*COS(RADIANS([.AC139]))))" office:value-type="float" office:value="27.8163905727592" calcext:value-type="float">
            <text:p>27.82</text:p>
          </table:table-cell>
          <table:table-cell table:formula="of:=90-[.AD139]" office:value-type="float" office:value="62.1836094272408" calcext:value-type="float">
            <text:p>62.18</text:p>
          </table:table-cell>
          <table:table-cell table:formula="of:=IF([.AE139]&gt;85;0;IF([.AE139]&gt;5;58.1/TAN(RADIANS([.AE139]))-0.07/POWER(TAN(RADIANS([.AE139]));3)+0.000086/POWER(TAN(RADIANS([.AE139]));5);IF([.AE139]&gt;-0.575;1735+[.AE139]*(-518.2+[.AE139]*(103.4+[.AE139]*(-12.79+[.AE139]*0.711)));-20.772/TAN(RADIANS([.AE139])))))/3600" office:value-type="float" office:value="0.00851211715735764" calcext:value-type="float">
            <text:p>0.01</text:p>
          </table:table-cell>
          <table:table-cell table:formula="of:=[.AE139]+[.AF139]" office:value-type="float" office:value="62.1921215443981" calcext:value-type="float">
            <text:p>62.19</text:p>
          </table:table-cell>
          <table:table-cell table:formula="of:=IF([.AC139]&gt;0;MOD(DEGREES(ACOS(((SIN(RADIANS([.$B$3]))*COS(RADIANS([.AD139])))-SIN(RADIANS([.T139])))/(COS(RADIANS([.$B$3]))*SIN(RADIANS([.AD139])))))+180;360);MOD(540-DEGREES(ACOS(((SIN(RADIANS([.$B$3]))*COS(RADIANS([.AD139])))-SIN(RADIANS([.T139])))/(COS(RADIANS([.$B$3]))*SIN(RADIANS([.AD139])))));360))" office:value-type="float" office:value="241.465783962095" calcext:value-type="float">
            <text:p>241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39]+0.1/24" office:value-type="float" office:value="0.579166666666666" calcext:value-type="float">
            <text:p>13:54:00</text:p>
          </table:table-cell>
          <table:table-cell table:style-name="ce9" table:formula="of:=[.D140]+2415018.5+[.E140]-[.$B$5]/24" office:value-type="float" office:value="2455369.37083333" calcext:value-type="float">
            <text:p>2455369.37</text:p>
          </table:table-cell>
          <table:table-cell table:style-name="ce10" table:formula="of:=([.F140]-2451545)/36525" office:value-type="float" office:value="0.104705566963261" calcext:value-type="float">
            <text:p>0.10470557</text:p>
          </table:table-cell>
          <table:table-cell/>
          <table:table-cell table:formula="of:=MOD(280.46646+[.G140]*(36000.76983+[.G140]*0.0003032);360)" office:value-type="float" office:value="89.9474794880707" calcext:value-type="float">
            <text:p>89.95</text:p>
          </table:table-cell>
          <table:table-cell table:formula="of:=357.52911+[.G140]*(35999.05029-0.0001537*[.G140])" office:value-type="float" office:value="4126.83007906834" calcext:value-type="float">
            <text:p>4126.83</text:p>
          </table:table-cell>
          <table:table-cell table:formula="of:=0.016708634-[.G140]*(0.000042037+0.0000001267*[.G140])" office:value-type="float" office:value="0.0167042311030371" calcext:value-type="float">
            <text:p>0.02</text:p>
          </table:table-cell>
          <table:table-cell table:formula="of:=SIN(RADIANS([.J140]))*(1.914602-[.G140]*(0.004817+0.000014*[.G140]))+SIN(RADIANS(2*[.J140]))*(0.019993-0.000101*[.G140])+SIN(RADIANS(3*[.J140]))*0.000289" office:value-type="float" office:value="0.427425226912402" calcext:value-type="float">
            <text:p>0.43</text:p>
          </table:table-cell>
          <table:table-cell table:formula="of:=[.I140]+[.L140]" office:value-type="float" office:value="90.3749047149831" calcext:value-type="float">
            <text:p>90.37</text:p>
          </table:table-cell>
          <table:table-cell table:formula="of:=[.J140]+[.L140]" office:value-type="float" office:value="4127.25750429526" calcext:value-type="float">
            <text:p>4127.26</text:p>
          </table:table-cell>
          <table:table-cell table:formula="of:=(1.000001018*(1-[.K140]*[.K140]))/(1+[.K140]*COS(RADIANS([.N140])))" office:value-type="float" office:value="1.01628006081648" calcext:value-type="float">
            <text:p>1.02</text:p>
          </table:table-cell>
          <table:table-cell table:formula="of:=[.M140]-0.00569-0.00478*SIN(RADIANS(125.04-1934.136*[.G140]))" office:value-type="float" office:value="90.3738809545301" calcext:value-type="float">
            <text:p>90.37</text:p>
          </table:table-cell>
          <table:table-cell table:formula="of:=23+(26+((21.448-[.G140]*(46.815+[.G140]*(0.00059-[.G140]*0.001813))))/60)/60" office:value-type="float" office:value="23.4379295012487" calcext:value-type="float">
            <text:p>23.44</text:p>
          </table:table-cell>
          <table:table-cell table:formula="of:=[.Q140]+0.00256*COS(RADIANS(125.04-1934.136*[.G140]))" office:value-type="float" office:value="23.4384846855822" calcext:value-type="float">
            <text:p>23.44</text:p>
          </table:table-cell>
          <table:table-cell table:formula="of:=DEGREES(ATAN2(COS(RADIANS([.P140]));COS(RADIANS([.R140]))*SIN(RADIANS([.P140]))))" office:value-type="float" office:value="90.4075040713487" calcext:value-type="float">
            <text:p>90.41</text:p>
          </table:table-cell>
          <table:table-cell table:formula="of:=DEGREES(ASIN(SIN(RADIANS([.R140]))*SIN(RADIANS([.P140]))))" office:value-type="float" office:value="23.4379558299248" calcext:value-type="float">
            <text:p>23.44</text:p>
          </table:table-cell>
          <table:table-cell table:formula="of:=TAN(RADIANS([.R140]/2))*TAN(RADIANS([.R140]/2))" office:value-type="float" office:value="0.0430314838998564" calcext:value-type="float">
            <text:p>0.04</text:p>
          </table:table-cell>
          <table:table-cell table:formula="of:=4*DEGREES([.U140]*SIN(2*RADIANS([.I140]))-2*[.K140]*SIN(RADIANS([.J140]))+4*[.K140]*[.U140]*SIN(RADIANS([.J140]))*COS(2*RADIANS([.I140]))-0.5*[.U140]*[.U140]*SIN(4*RADIANS([.I140]))-1.25*[.K140]*[.K140]*SIN(2*RADIANS([.J140])))" office:value-type="float" office:value="-1.84030037928335" calcext:value-type="float">
            <text:p>-1.84</text:p>
          </table:table-cell>
          <table:table-cell table:formula="of:=DEGREES(ACOS(COS(RADIANS(90.833))/(COS(RADIANS([.$B$3]))*COS(RADIANS([.T140])))-TAN(RADIANS([.$B$3]))*TAN(RADIANS([.T140]))))" office:value-type="float" office:value="112.609958151887" calcext:value-type="float">
            <text:p>112.61</text:p>
          </table:table-cell>
          <table:table-cell table:style-name="ce8" table:formula="of:=(720-4*[.$B$4]-[.V140]+[.$B$5]*60)/1440" office:value-type="float" office:value="0.501277986374504" calcext:value-type="float">
            <text:p>12:01:50</text:p>
          </table:table-cell>
          <table:table-cell table:style-name="ce8" table:formula="of:=[.X140]-[.W140]*4/1440" office:value-type="float" office:value="0.188472547063708" calcext:value-type="float">
            <text:p>4:31:24</text:p>
          </table:table-cell>
          <table:table-cell table:style-name="ce8" table:formula="of:=[.X140]+[.W140]*4/1440" office:value-type="float" office:value="0.814083425685299" calcext:value-type="float">
            <text:p>19:32:17</text:p>
          </table:table-cell>
          <table:table-cell table:style-name="ce11" table:formula="of:=8*[.W140]" office:value-type="float" office:value="900.879665215092" calcext:value-type="float">
            <text:p>900.88</text:p>
          </table:table-cell>
          <table:table-cell table:formula="of:=MOD([.E140]*1440+[.V140]+4*[.$B$4]-60*[.$B$5];1440)" office:value-type="float" office:value="832.159699620716" calcext:value-type="float">
            <text:p>832.16</text:p>
          </table:table-cell>
          <table:table-cell table:formula="of:=IF([.AB140]/4&lt;0;[.AB140]/4+180;[.AB140]/4-180)" office:value-type="float" office:value="28.0399249051789" calcext:value-type="float">
            <text:p>28.04</text:p>
          </table:table-cell>
          <table:table-cell table:formula="of:=DEGREES(ACOS(SIN(RADIANS([.$B$3]))*SIN(RADIANS([.T140]))+COS(RADIANS([.$B$3]))*COS(RADIANS([.T140]))*COS(RADIANS([.AC140]))))" office:value-type="float" office:value="28.8349642314492" calcext:value-type="float">
            <text:p>28.83</text:p>
          </table:table-cell>
          <table:table-cell table:formula="of:=90-[.AD140]" office:value-type="float" office:value="61.1650357685508" calcext:value-type="float">
            <text:p>61.17</text:p>
          </table:table-cell>
          <table:table-cell table:formula="of:=IF([.AE140]&gt;85;0;IF([.AE140]&gt;5;58.1/TAN(RADIANS([.AE140]))-0.07/POWER(TAN(RADIANS([.AE140]));3)+0.000086/POWER(TAN(RADIANS([.AE140]));5);IF([.AE140]&gt;-0.575;1735+[.AE140]*(-518.2+[.AE140]*(103.4+[.AE140]*(-12.79+[.AE140]*0.711)));-20.772/TAN(RADIANS([.AE140])))))/3600" office:value-type="float" office:value="0.0088820151431864" calcext:value-type="float">
            <text:p>0.01</text:p>
          </table:table-cell>
          <table:table-cell table:formula="of:=[.AE140]+[.AF140]" office:value-type="float" office:value="61.173917783694" calcext:value-type="float">
            <text:p>61.17</text:p>
          </table:table-cell>
          <table:table-cell table:formula="of:=IF([.AC140]&gt;0;MOD(DEGREES(ACOS(((SIN(RADIANS([.$B$3]))*COS(RADIANS([.AD140])))-SIN(RADIANS([.T140])))/(COS(RADIANS([.$B$3]))*SIN(RADIANS([.AD140])))))+180;360);MOD(540-DEGREES(ACOS(((SIN(RADIANS([.$B$3]))*COS(RADIANS([.AD140])))-SIN(RADIANS([.T140])))/(COS(RADIANS([.$B$3]))*SIN(RADIANS([.AD140])))));360))" office:value-type="float" office:value="243.416006615862" calcext:value-type="float">
            <text:p>243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40]+0.1/24" office:value-type="float" office:value="0.583333333333332" calcext:value-type="float">
            <text:p>14:00:00</text:p>
          </table:table-cell>
          <table:table-cell table:style-name="ce9" table:formula="of:=[.D141]+2415018.5+[.E141]-[.$B$5]/24" office:value-type="float" office:value="2455369.375" calcext:value-type="float">
            <text:p>2455369.38</text:p>
          </table:table-cell>
          <table:table-cell table:style-name="ce10" table:formula="of:=([.F141]-2451545)/36525" office:value-type="float" office:value="0.104705681040383" calcext:value-type="float">
            <text:p>0.10470568</text:p>
          </table:table-cell>
          <table:table-cell/>
          <table:table-cell table:formula="of:=MOD(280.46646+[.G141]*(36000.76983+[.G141]*0.0003032);360)" office:value-type="float" office:value="89.9515863522902" calcext:value-type="float">
            <text:p>89.95</text:p>
          </table:table-cell>
          <table:table-cell table:formula="of:=357.52911+[.G141]*(35999.05029-0.0001537*[.G141])" office:value-type="float" office:value="4126.83418573639" calcext:value-type="float">
            <text:p>4126.83</text:p>
          </table:table-cell>
          <table:table-cell table:formula="of:=0.016708634-[.G141]*(0.000042037+0.0000001267*[.G141])" office:value-type="float" office:value="0.0167042310982386" calcext:value-type="float">
            <text:p>0.02</text:p>
          </table:table-cell>
          <table:table-cell table:formula="of:=SIN(RADIANS([.J141]))*(1.914602-[.G141]*(0.004817+0.000014*[.G141]))+SIN(RADIANS(2*[.J141]))*(0.019993-0.000101*[.G141])+SIN(RADIANS(3*[.J141]))*0.000289" office:value-type="float" office:value="0.427294160544713" calcext:value-type="float">
            <text:p>0.43</text:p>
          </table:table-cell>
          <table:table-cell table:formula="of:=[.I141]+[.L141]" office:value-type="float" office:value="90.3788805128349" calcext:value-type="float">
            <text:p>90.38</text:p>
          </table:table-cell>
          <table:table-cell table:formula="of:=[.J141]+[.L141]" office:value-type="float" office:value="4127.26147989694" calcext:value-type="float">
            <text:p>4127.26</text:p>
          </table:table-cell>
          <table:table-cell table:formula="of:=(1.000001018*(1-[.K141]*[.K141]))/(1+[.K141]*COS(RADIANS([.N141])))" office:value-type="float" office:value="1.01628032489064" calcext:value-type="float">
            <text:p>1.02</text:p>
          </table:table-cell>
          <table:table-cell table:formula="of:=[.M141]-0.00569-0.00478*SIN(RADIANS(125.04-1934.136*[.G141]))" office:value-type="float" office:value="90.3778567563738" calcext:value-type="float">
            <text:p>90.38</text:p>
          </table:table-cell>
          <table:table-cell table:formula="of:=23+(26+((21.448-[.G141]*(46.815+[.G141]*(0.00059-[.G141]*0.001813))))/60)/60" office:value-type="float" office:value="23.4379294997653" calcext:value-type="float">
            <text:p>23.44</text:p>
          </table:table-cell>
          <table:table-cell table:formula="of:=[.Q141]+0.00256*COS(RADIANS(125.04-1934.136*[.G141]))" office:value-type="float" office:value="23.438484674475" calcext:value-type="float">
            <text:p>23.44</text:p>
          </table:table-cell>
          <table:table-cell table:formula="of:=DEGREES(ATAN2(COS(RADIANS([.P141]));COS(RADIANS([.R141]))*SIN(RADIANS([.P141]))))" office:value-type="float" office:value="90.4118373935546" calcext:value-type="float">
            <text:p>90.41</text:p>
          </table:table-cell>
          <table:table-cell table:formula="of:=DEGREES(ASIN(SIN(RADIANS([.R141]))*SIN(RADIANS([.P141]))))" office:value-type="float" office:value="23.4379445115138" calcext:value-type="float">
            <text:p>23.44</text:p>
          </table:table-cell>
          <table:table-cell table:formula="of:=TAN(RADIANS([.R141]/2))*TAN(RADIANS([.R141]/2))" office:value-type="float" office:value="0.0430314838579122" calcext:value-type="float">
            <text:p>0.04</text:p>
          </table:table-cell>
          <table:table-cell table:formula="of:=4*DEGREES([.U141]*SIN(2*RADIANS([.I141]))-2*[.K141]*SIN(RADIANS([.J141]))+4*[.K141]*[.U141]*SIN(RADIANS([.J141]))*COS(2*RADIANS([.I141]))-0.5*[.U141]*[.U141]*SIN(4*RADIANS([.I141]))-1.25*[.K141]*[.K141]*SIN(2*RADIANS([.J141])))" office:value-type="float" office:value="-1.84120496796356" calcext:value-type="float">
            <text:p>-1.84</text:p>
          </table:table-cell>
          <table:table-cell table:formula="of:=DEGREES(ACOS(COS(RADIANS(90.833))/(COS(RADIANS([.$B$3]))*COS(RADIANS([.T141])))-TAN(RADIANS([.$B$3]))*TAN(RADIANS([.T141]))))" office:value-type="float" office:value="112.609945820403" calcext:value-type="float">
            <text:p>112.61</text:p>
          </table:table-cell>
          <table:table-cell table:style-name="ce8" table:formula="of:=(720-4*[.$B$4]-[.V141]+[.$B$5]*60)/1440" office:value-type="float" office:value="0.501278614561087" calcext:value-type="float">
            <text:p>12:01:50</text:p>
          </table:table-cell>
          <table:table-cell table:style-name="ce8" table:formula="of:=[.X141]-[.W141]*4/1440" office:value-type="float" office:value="0.188473209504412" calcext:value-type="float">
            <text:p>4:31:24</text:p>
          </table:table-cell>
          <table:table-cell table:style-name="ce8" table:formula="of:=[.X141]+[.W141]*4/1440" office:value-type="float" office:value="0.814084019617762" calcext:value-type="float">
            <text:p>19:32:17</text:p>
          </table:table-cell>
          <table:table-cell table:style-name="ce11" table:formula="of:=8*[.W141]" office:value-type="float" office:value="900.879566563225" calcext:value-type="float">
            <text:p>900.88</text:p>
          </table:table-cell>
          <table:table-cell table:formula="of:=MOD([.E141]*1440+[.V141]+4*[.$B$4]-60*[.$B$5];1440)" office:value-type="float" office:value="838.158795032035" calcext:value-type="float">
            <text:p>838.16</text:p>
          </table:table-cell>
          <table:table-cell table:formula="of:=IF([.AB141]/4&lt;0;[.AB141]/4+180;[.AB141]/4-180)" office:value-type="float" office:value="29.5396987580087" calcext:value-type="float">
            <text:p>29.54</text:p>
          </table:table-cell>
          <table:table-cell table:formula="of:=DEGREES(ACOS(SIN(RADIANS([.$B$3]))*SIN(RADIANS([.T141]))+COS(RADIANS([.$B$3]))*COS(RADIANS([.T141]))*COS(RADIANS([.AC141]))))" office:value-type="float" office:value="29.8705889769149" calcext:value-type="float">
            <text:p>29.87</text:p>
          </table:table-cell>
          <table:table-cell table:formula="of:=90-[.AD141]" office:value-type="float" office:value="60.1294110230851" calcext:value-type="float">
            <text:p>60.13</text:p>
          </table:table-cell>
          <table:table-cell table:formula="of:=IF([.AE141]&gt;85;0;IF([.AE141]&gt;5;58.1/TAN(RADIANS([.AE141]))-0.07/POWER(TAN(RADIANS([.AE141]));3)+0.000086/POWER(TAN(RADIANS([.AE141]));5);IF([.AE141]&gt;-0.575;1735+[.AE141]*(-518.2+[.AE141]*(103.4+[.AE141]*(-12.79+[.AE141]*0.711)));-20.772/TAN(RADIANS([.AE141])))))/3600" office:value-type="float" office:value="0.00926556987583" calcext:value-type="float">
            <text:p>0.01</text:p>
          </table:table-cell>
          <table:table-cell table:formula="of:=[.AE141]+[.AF141]" office:value-type="float" office:value="60.138676592961" calcext:value-type="float">
            <text:p>60.14</text:p>
          </table:table-cell>
          <table:table-cell table:formula="of:=IF([.AC141]&gt;0;MOD(DEGREES(ACOS(((SIN(RADIANS([.$B$3]))*COS(RADIANS([.AD141])))-SIN(RADIANS([.T141])))/(COS(RADIANS([.$B$3]))*SIN(RADIANS([.AD141])))))+180;360);MOD(540-DEGREES(ACOS(((SIN(RADIANS([.$B$3]))*COS(RADIANS([.AD141])))-SIN(RADIANS([.T141])))/(COS(RADIANS([.$B$3]))*SIN(RADIANS([.AD141])))));360))" office:value-type="float" office:value="245.264707646809" calcext:value-type="float">
            <text:p>245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41]+0.1/24" office:value-type="float" office:value="0.587499999999999" calcext:value-type="float">
            <text:p>14:06:00</text:p>
          </table:table-cell>
          <table:table-cell table:style-name="ce9" table:formula="of:=[.D142]+2415018.5+[.E142]-[.$B$5]/24" office:value-type="float" office:value="2455369.37916667" calcext:value-type="float">
            <text:p>2455369.38</text:p>
          </table:table-cell>
          <table:table-cell table:style-name="ce10" table:formula="of:=([.F142]-2451545)/36525" office:value-type="float" office:value="0.104705795117493" calcext:value-type="float">
            <text:p>0.10470580</text:p>
          </table:table-cell>
          <table:table-cell/>
          <table:table-cell table:formula="of:=MOD(280.46646+[.G142]*(36000.76983+[.G142]*0.0003032);360)" office:value-type="float" office:value="89.9556932160772" calcext:value-type="float">
            <text:p>89.96</text:p>
          </table:table-cell>
          <table:table-cell table:formula="of:=357.52911+[.G142]*(35999.05029-0.0001537*[.G142])" office:value-type="float" office:value="4126.83829240401" calcext:value-type="float">
            <text:p>4126.84</text:p>
          </table:table-cell>
          <table:table-cell table:formula="of:=0.016708634-[.G142]*(0.000042037+0.0000001267*[.G142])" office:value-type="float" office:value="0.0167042310934401" calcext:value-type="float">
            <text:p>0.02</text:p>
          </table:table-cell>
          <table:table-cell table:formula="of:=SIN(RADIANS([.J142]))*(1.914602-[.G142]*(0.004817+0.000014*[.G142]))+SIN(RADIANS(2*[.J142]))*(0.019993-0.000101*[.G142])+SIN(RADIANS(3*[.J142]))*0.000289" office:value-type="float" office:value="0.427163092124838" calcext:value-type="float">
            <text:p>0.43</text:p>
          </table:table-cell>
          <table:table-cell table:formula="of:=[.I142]+[.L142]" office:value-type="float" office:value="90.382856308202" calcext:value-type="float">
            <text:p>90.38</text:p>
          </table:table-cell>
          <table:table-cell table:formula="of:=[.J142]+[.L142]" office:value-type="float" office:value="4127.26545549613" calcext:value-type="float">
            <text:p>4127.27</text:p>
          </table:table-cell>
          <table:table-cell table:formula="of:=(1.000001018*(1-[.K142]*[.K142]))/(1+[.K142]*COS(RADIANS([.N142])))" office:value-type="float" office:value="1.01628058888373" calcext:value-type="float">
            <text:p>1.02</text:p>
          </table:table-cell>
          <table:table-cell table:formula="of:=[.M142]-0.00569-0.00478*SIN(RADIANS(125.04-1934.136*[.G142]))" office:value-type="float" office:value="90.3818325557328" calcext:value-type="float">
            <text:p>90.38</text:p>
          </table:table-cell>
          <table:table-cell table:formula="of:=23+(26+((21.448-[.G142]*(46.815+[.G142]*(0.00059-[.G142]*0.001813))))/60)/60" office:value-type="float" office:value="23.4379294982818" calcext:value-type="float">
            <text:p>23.44</text:p>
          </table:table-cell>
          <table:table-cell table:formula="of:=[.Q142]+0.00256*COS(RADIANS(125.04-1934.136*[.G142]))" office:value-type="float" office:value="23.4384846633678" calcext:value-type="float">
            <text:p>23.44</text:p>
          </table:table-cell>
          <table:table-cell table:formula="of:=DEGREES(ATAN2(COS(RADIANS([.P142]));COS(RADIANS([.R142]))*SIN(RADIANS([.P142]))))" office:value-type="float" office:value="90.4161707123062" calcext:value-type="float">
            <text:p>90.42</text:p>
          </table:table-cell>
          <table:table-cell table:formula="of:=DEGREES(ASIN(SIN(RADIANS([.R142]))*SIN(RADIANS([.P142]))))" office:value-type="float" office:value="23.4379330735081" calcext:value-type="float">
            <text:p>23.44</text:p>
          </table:table-cell>
          <table:table-cell table:formula="of:=TAN(RADIANS([.R142]/2))*TAN(RADIANS([.R142]/2))" office:value-type="float" office:value="0.043031483815968" calcext:value-type="float">
            <text:p>0.04</text:p>
          </table:table-cell>
          <table:table-cell table:formula="of:=4*DEGREES([.U142]*SIN(2*RADIANS([.I142]))-2*[.K142]*SIN(RADIANS([.J142]))+4*[.K142]*[.U142]*SIN(RADIANS([.J142]))*COS(2*RADIANS([.I142]))-0.5*[.U142]*[.U142]*SIN(4*RADIANS([.I142]))-1.25*[.K142]*[.K142]*SIN(2*RADIANS([.J142])))" office:value-type="float" office:value="-1.84210954483905" calcext:value-type="float">
            <text:p>-1.84</text:p>
          </table:table-cell>
          <table:table-cell table:formula="of:=DEGREES(ACOS(COS(RADIANS(90.833))/(COS(RADIANS([.$B$3]))*COS(RADIANS([.T142])))-TAN(RADIANS([.$B$3]))*TAN(RADIANS([.T142]))))" office:value-type="float" office:value="112.609933358624" calcext:value-type="float">
            <text:p>112.61</text:p>
          </table:table-cell>
          <table:table-cell table:style-name="ce8" table:formula="of:=(720-4*[.$B$4]-[.V142]+[.$B$5]*60)/1440" office:value-type="float" office:value="0.50127924273947" calcext:value-type="float">
            <text:p>12:01:51</text:p>
          </table:table-cell>
          <table:table-cell table:style-name="ce8" table:formula="of:=[.X142]-[.W142]*4/1440" office:value-type="float" office:value="0.188473872298848" calcext:value-type="float">
            <text:p>4:31:24</text:p>
          </table:table-cell>
          <table:table-cell table:style-name="ce8" table:formula="of:=[.X142]+[.W142]*4/1440" office:value-type="float" office:value="0.814084613180091" calcext:value-type="float">
            <text:p>19:32:17</text:p>
          </table:table-cell>
          <table:table-cell table:style-name="ce11" table:formula="of:=8*[.W142]" office:value-type="float" office:value="900.879466868991" calcext:value-type="float">
            <text:p>900.88</text:p>
          </table:table-cell>
          <table:table-cell table:formula="of:=MOD([.E142]*1440+[.V142]+4*[.$B$4]-60*[.$B$5];1440)" office:value-type="float" office:value="844.15789045516" calcext:value-type="float">
            <text:p>844.16</text:p>
          </table:table-cell>
          <table:table-cell table:formula="of:=IF([.AB142]/4&lt;0;[.AB142]/4+180;[.AB142]/4-180)" office:value-type="float" office:value="31.0394726137899" calcext:value-type="float">
            <text:p>31.04</text:p>
          </table:table-cell>
          <table:table-cell table:formula="of:=DEGREES(ACOS(SIN(RADIANS([.$B$3]))*SIN(RADIANS([.T142]))+COS(RADIANS([.$B$3]))*COS(RADIANS([.T142]))*COS(RADIANS([.AC142]))))" office:value-type="float" office:value="30.9213427833452" calcext:value-type="float">
            <text:p>30.92</text:p>
          </table:table-cell>
          <table:table-cell table:formula="of:=90-[.AD142]" office:value-type="float" office:value="59.0786572166548" calcext:value-type="float">
            <text:p>59.08</text:p>
          </table:table-cell>
          <table:table-cell table:formula="of:=IF([.AE142]&gt;85;0;IF([.AE142]&gt;5;58.1/TAN(RADIANS([.AE142]))-0.07/POWER(TAN(RADIANS([.AE142]));3)+0.000086/POWER(TAN(RADIANS([.AE142]));5);IF([.AE142]&gt;-0.575;1735+[.AE142]*(-518.2+[.AE142]*(103.4+[.AE142]*(-12.79+[.AE142]*0.711)));-20.772/TAN(RADIANS([.AE142])))))/3600" office:value-type="float" office:value="0.00966291560792704" calcext:value-type="float">
            <text:p>0.01</text:p>
          </table:table-cell>
          <table:table-cell table:formula="of:=[.AE142]+[.AF142]" office:value-type="float" office:value="59.0883201322627" calcext:value-type="float">
            <text:p>59.09</text:p>
          </table:table-cell>
          <table:table-cell table:formula="of:=IF([.AC142]&gt;0;MOD(DEGREES(ACOS(((SIN(RADIANS([.$B$3]))*COS(RADIANS([.AD142])))-SIN(RADIANS([.T142])))/(COS(RADIANS([.$B$3]))*SIN(RADIANS([.AD142])))))+180;360);MOD(540-DEGREES(ACOS(((SIN(RADIANS([.$B$3]))*COS(RADIANS([.AD142])))-SIN(RADIANS([.T142])))/(COS(RADIANS([.$B$3]))*SIN(RADIANS([.AD142])))));360))" office:value-type="float" office:value="247.020936780497" calcext:value-type="float">
            <text:p>247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42]+0.1/24" office:value-type="float" office:value="0.591666666666666" calcext:value-type="float">
            <text:p>14:12:00</text:p>
          </table:table-cell>
          <table:table-cell table:style-name="ce9" table:formula="of:=[.D143]+2415018.5+[.E143]-[.$B$5]/24" office:value-type="float" office:value="2455369.38333333" calcext:value-type="float">
            <text:p>2455369.38</text:p>
          </table:table-cell>
          <table:table-cell table:style-name="ce10" table:formula="of:=([.F143]-2451545)/36525" office:value-type="float" office:value="0.104705909194615" calcext:value-type="float">
            <text:p>0.10470591</text:p>
          </table:table-cell>
          <table:table-cell/>
          <table:table-cell table:formula="of:=MOD(280.46646+[.G143]*(36000.76983+[.G143]*0.0003032);360)" office:value-type="float" office:value="89.9598000802957" calcext:value-type="float">
            <text:p>89.96</text:p>
          </table:table-cell>
          <table:table-cell table:formula="of:=357.52911+[.G143]*(35999.05029-0.0001537*[.G143])" office:value-type="float" office:value="4126.84239907206" calcext:value-type="float">
            <text:p>4126.84</text:p>
          </table:table-cell>
          <table:table-cell table:formula="of:=0.016708634-[.G143]*(0.000042037+0.0000001267*[.G143])" office:value-type="float" office:value="0.0167042310886416" calcext:value-type="float">
            <text:p>0.02</text:p>
          </table:table-cell>
          <table:table-cell table:formula="of:=SIN(RADIANS([.J143]))*(1.914602-[.G143]*(0.004817+0.000014*[.G143]))+SIN(RADIANS(2*[.J143]))*(0.019993-0.000101*[.G143])+SIN(RADIANS(3*[.J143]))*0.000289" office:value-type="float" office:value="0.427032021625737" calcext:value-type="float">
            <text:p>0.43</text:p>
          </table:table-cell>
          <table:table-cell table:formula="of:=[.I143]+[.L143]" office:value-type="float" office:value="90.3868321019215" calcext:value-type="float">
            <text:p>90.39</text:p>
          </table:table-cell>
          <table:table-cell table:formula="of:=[.J143]+[.L143]" office:value-type="float" office:value="4127.26943109368" calcext:value-type="float">
            <text:p>4127.27</text:p>
          </table:table-cell>
          <table:table-cell table:formula="of:=(1.000001018*(1-[.K143]*[.K143]))/(1+[.K143]*COS(RADIANS([.N143])))" office:value-type="float" office:value="1.01628085279581" calcext:value-type="float">
            <text:p>1.02</text:p>
          </table:table-cell>
          <table:table-cell table:formula="of:=[.M143]-0.00569-0.00478*SIN(RADIANS(125.04-1934.136*[.G143]))" office:value-type="float" office:value="90.3858083534441" calcext:value-type="float">
            <text:p>90.39</text:p>
          </table:table-cell>
          <table:table-cell table:formula="of:=23+(26+((21.448-[.G143]*(46.815+[.G143]*(0.00059-[.G143]*0.001813))))/60)/60" office:value-type="float" office:value="23.4379294967983" calcext:value-type="float">
            <text:p>23.44</text:p>
          </table:table-cell>
          <table:table-cell table:formula="of:=[.Q143]+0.00256*COS(RADIANS(125.04-1934.136*[.G143]))" office:value-type="float" office:value="23.4384846522607" calcext:value-type="float">
            <text:p>23.44</text:p>
          </table:table-cell>
          <table:table-cell table:formula="of:=DEGREES(ATAN2(COS(RADIANS([.P143]));COS(RADIANS([.R143]))*SIN(RADIANS([.P143]))))" office:value-type="float" office:value="90.420504028508" calcext:value-type="float">
            <text:p>90.42</text:p>
          </table:table-cell>
          <table:table-cell table:formula="of:=DEGREES(ASIN(SIN(RADIANS([.R143]))*SIN(RADIANS([.P143]))))" office:value-type="float" office:value="23.4379215159057" calcext:value-type="float">
            <text:p>23.44</text:p>
          </table:table-cell>
          <table:table-cell table:formula="of:=TAN(RADIANS([.R143]/2))*TAN(RADIANS([.R143]/2))" office:value-type="float" office:value="0.0430314837740237" calcext:value-type="float">
            <text:p>0.04</text:p>
          </table:table-cell>
          <table:table-cell table:formula="of:=4*DEGREES([.U143]*SIN(2*RADIANS([.I143]))-2*[.K143]*SIN(RADIANS([.J143]))+4*[.K143]*[.U143]*SIN(RADIANS([.J143]))*COS(2*RADIANS([.I143]))-0.5*[.U143]*[.U143]*SIN(4*RADIANS([.I143]))-1.25*[.K143]*[.K143]*SIN(2*RADIANS([.J143])))" office:value-type="float" office:value="-1.84301411007126" calcext:value-type="float">
            <text:p>-1.84</text:p>
          </table:table-cell>
          <table:table-cell table:formula="of:=DEGREES(ACOS(COS(RADIANS(90.833))/(COS(RADIANS([.$B$3]))*COS(RADIANS([.T143])))-TAN(RADIANS([.$B$3]))*TAN(RADIANS([.T143]))))" office:value-type="float" office:value="112.609920766547" calcext:value-type="float">
            <text:p>112.61</text:p>
          </table:table-cell>
          <table:table-cell table:style-name="ce8" table:formula="of:=(720-4*[.$B$4]-[.V143]+[.$B$5]*60)/1440" office:value-type="float" office:value="0.50127987090977" calcext:value-type="float">
            <text:p>12:01:51</text:p>
          </table:table-cell>
          <table:table-cell table:style-name="ce8" table:formula="of:=[.X143]-[.W143]*4/1440" office:value-type="float" office:value="0.18847453544714" calcext:value-type="float">
            <text:p>4:31:24</text:p>
          </table:table-cell>
          <table:table-cell table:style-name="ce8" table:formula="of:=[.X143]+[.W143]*4/1440" office:value-type="float" office:value="0.8140852063724" calcext:value-type="float">
            <text:p>19:32:17</text:p>
          </table:table-cell>
          <table:table-cell table:style-name="ce11" table:formula="of:=8*[.W143]" office:value-type="float" office:value="900.879366132373" calcext:value-type="float">
            <text:p>900.88</text:p>
          </table:table-cell>
          <table:table-cell table:formula="of:=MOD([.E143]*1440+[.V143]+4*[.$B$4]-60*[.$B$5];1440)" office:value-type="float" office:value="850.156985889928" calcext:value-type="float">
            <text:p>850.16</text:p>
          </table:table-cell>
          <table:table-cell table:formula="of:=IF([.AB143]/4&lt;0;[.AB143]/4+180;[.AB143]/4-180)" office:value-type="float" office:value="32.5392464724819" calcext:value-type="float">
            <text:p>32.54</text:p>
          </table:table-cell>
          <table:table-cell table:formula="of:=DEGREES(ACOS(SIN(RADIANS([.$B$3]))*SIN(RADIANS([.T143]))+COS(RADIANS([.$B$3]))*COS(RADIANS([.T143]))*COS(RADIANS([.AC143]))))" office:value-type="float" office:value="31.9855204976999" calcext:value-type="float">
            <text:p>31.99</text:p>
          </table:table-cell>
          <table:table-cell table:formula="of:=90-[.AD143]" office:value-type="float" office:value="58.0144795023001" calcext:value-type="float">
            <text:p>58.01</text:p>
          </table:table-cell>
          <table:table-cell table:formula="of:=IF([.AE143]&gt;85;0;IF([.AE143]&gt;5;58.1/TAN(RADIANS([.AE143]))-0.07/POWER(TAN(RADIANS([.AE143]));3)+0.000086/POWER(TAN(RADIANS([.AE143]));5);IF([.AE143]&gt;-0.575;1735+[.AE143]*(-518.2+[.AE143]*(103.4+[.AE143]*(-12.79+[.AE143]*0.711)));-20.772/TAN(RADIANS([.AE143])))))/3600" office:value-type="float" office:value="0.010074292948183" calcext:value-type="float">
            <text:p>0.01</text:p>
          </table:table-cell>
          <table:table-cell table:formula="of:=[.AE143]+[.AF143]" office:value-type="float" office:value="58.0245537952483" calcext:value-type="float">
            <text:p>58.02</text:p>
          </table:table-cell>
          <table:table-cell table:formula="of:=IF([.AC143]&gt;0;MOD(DEGREES(ACOS(((SIN(RADIANS([.$B$3]))*COS(RADIANS([.AD143])))-SIN(RADIANS([.T143])))/(COS(RADIANS([.$B$3]))*SIN(RADIANS([.AD143])))))+180;360);MOD(540-DEGREES(ACOS(((SIN(RADIANS([.$B$3]))*COS(RADIANS([.AD143])))-SIN(RADIANS([.T143])))/(COS(RADIANS([.$B$3]))*SIN(RADIANS([.AD143])))));360))" office:value-type="float" office:value="248.692958031527" calcext:value-type="float">
            <text:p>248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43]+0.1/24" office:value-type="float" office:value="0.595833333333332" calcext:value-type="float">
            <text:p>14:18:00</text:p>
          </table:table-cell>
          <table:table-cell table:style-name="ce9" table:formula="of:=[.D144]+2415018.5+[.E144]-[.$B$5]/24" office:value-type="float" office:value="2455369.3875" calcext:value-type="float">
            <text:p>2455369.39</text:p>
          </table:table-cell>
          <table:table-cell table:style-name="ce10" table:formula="of:=([.F144]-2451545)/36525" office:value-type="float" office:value="0.104706023271724" calcext:value-type="float">
            <text:p>0.10470602</text:p>
          </table:table-cell>
          <table:table-cell/>
          <table:table-cell table:formula="of:=MOD(280.46646+[.G144]*(36000.76983+[.G144]*0.0003032);360)" office:value-type="float" office:value="89.9639069440477" calcext:value-type="float">
            <text:p>89.96</text:p>
          </table:table-cell>
          <table:table-cell table:formula="of:=357.52911+[.G144]*(35999.05029-0.0001537*[.G144])" office:value-type="float" office:value="4126.84650573964" calcext:value-type="float">
            <text:p>4126.85</text:p>
          </table:table-cell>
          <table:table-cell table:formula="of:=0.016708634-[.G144]*(0.000042037+0.0000001267*[.G144])" office:value-type="float" office:value="0.0167042310838431" calcext:value-type="float">
            <text:p>0.02</text:p>
          </table:table-cell>
          <table:table-cell table:formula="of:=SIN(RADIANS([.J144]))*(1.914602-[.G144]*(0.004817+0.000014*[.G144]))+SIN(RADIANS(2*[.J144]))*(0.019993-0.000101*[.G144])+SIN(RADIANS(3*[.J144]))*0.000289" office:value-type="float" office:value="0.426900949076841" calcext:value-type="float">
            <text:p>0.43</text:p>
          </table:table-cell>
          <table:table-cell table:formula="of:=[.I144]+[.L144]" office:value-type="float" office:value="90.3908078931246" calcext:value-type="float">
            <text:p>90.39</text:p>
          </table:table-cell>
          <table:table-cell table:formula="of:=[.J144]+[.L144]" office:value-type="float" office:value="4127.27340668871" calcext:value-type="float">
            <text:p>4127.27</text:p>
          </table:table-cell>
          <table:table-cell table:formula="of:=(1.000001018*(1-[.K144]*[.K144]))/(1+[.K144]*COS(RADIANS([.N144])))" office:value-type="float" office:value="1.01628111662681" calcext:value-type="float">
            <text:p>1.02</text:p>
          </table:table-cell>
          <table:table-cell table:formula="of:=[.M144]-0.00569-0.00478*SIN(RADIANS(125.04-1934.136*[.G144]))" office:value-type="float" office:value="90.3897841486389" calcext:value-type="float">
            <text:p>90.39</text:p>
          </table:table-cell>
          <table:table-cell table:formula="of:=23+(26+((21.448-[.G144]*(46.815+[.G144]*(0.00059-[.G144]*0.001813))))/60)/60" office:value-type="float" office:value="23.4379294953148" calcext:value-type="float">
            <text:p>23.44</text:p>
          </table:table-cell>
          <table:table-cell table:formula="of:=[.Q144]+0.00256*COS(RADIANS(125.04-1934.136*[.G144]))" office:value-type="float" office:value="23.4384846411534" calcext:value-type="float">
            <text:p>23.44</text:p>
          </table:table-cell>
          <table:table-cell table:formula="of:=DEGREES(ATAN2(COS(RADIANS([.P144]));COS(RADIANS([.R144]))*SIN(RADIANS([.P144]))))" office:value-type="float" office:value="90.4248373412052" calcext:value-type="float">
            <text:p>90.42</text:p>
          </table:table-cell>
          <table:table-cell table:formula="of:=DEGREES(ASIN(SIN(RADIANS([.R144]))*SIN(RADIANS([.P144]))))" office:value-type="float" office:value="23.4379098387095" calcext:value-type="float">
            <text:p>23.44</text:p>
          </table:table-cell>
          <table:table-cell table:formula="of:=TAN(RADIANS([.R144]/2))*TAN(RADIANS([.R144]/2))" office:value-type="float" office:value="0.0430314837320794" calcext:value-type="float">
            <text:p>0.04</text:p>
          </table:table-cell>
          <table:table-cell table:formula="of:=4*DEGREES([.U144]*SIN(2*RADIANS([.I144]))-2*[.K144]*SIN(RADIANS([.J144]))+4*[.K144]*[.U144]*SIN(RADIANS([.J144]))*COS(2*RADIANS([.I144]))-0.5*[.U144]*[.U144]*SIN(4*RADIANS([.I144]))-1.25*[.K144]*[.K144]*SIN(2*RADIANS([.J144])))" office:value-type="float" office:value="-1.84391866343447" calcext:value-type="float">
            <text:p>-1.84</text:p>
          </table:table-cell>
          <table:table-cell table:formula="of:=DEGREES(ACOS(COS(RADIANS(90.833))/(COS(RADIANS([.$B$3]))*COS(RADIANS([.T144])))-TAN(RADIANS([.$B$3]))*TAN(RADIANS([.T144]))))" office:value-type="float" office:value="112.609908044175" calcext:value-type="float">
            <text:p>112.61</text:p>
          </table:table-cell>
          <table:table-cell table:style-name="ce8" table:formula="of:=(720-4*[.$B$4]-[.V144]+[.$B$5]*60)/1440" office:value-type="float" office:value="0.50128049907183" calcext:value-type="float">
            <text:p>12:01:51</text:p>
          </table:table-cell>
          <table:table-cell table:style-name="ce8" table:formula="of:=[.X144]-[.W144]*4/1440" office:value-type="float" office:value="0.188475198949122" calcext:value-type="float">
            <text:p>4:31:24</text:p>
          </table:table-cell>
          <table:table-cell table:style-name="ce8" table:formula="of:=[.X144]+[.W144]*4/1440" office:value-type="float" office:value="0.814085799194537" calcext:value-type="float">
            <text:p>19:32:17</text:p>
          </table:table-cell>
          <table:table-cell table:style-name="ce11" table:formula="of:=8*[.W144]" office:value-type="float" office:value="900.879264353397" calcext:value-type="float">
            <text:p>900.88</text:p>
          </table:table-cell>
          <table:table-cell table:formula="of:=MOD([.E144]*1440+[.V144]+4*[.$B$4]-60*[.$B$5];1440)" office:value-type="float" office:value="856.156081336564" calcext:value-type="float">
            <text:p>856.16</text:p>
          </table:table-cell>
          <table:table-cell table:formula="of:=IF([.AB144]/4&lt;0;[.AB144]/4+180;[.AB144]/4-180)" office:value-type="float" office:value="34.0390203341409" calcext:value-type="float">
            <text:p>34.04</text:p>
          </table:table-cell>
          <table:table-cell table:formula="of:=DEGREES(ACOS(SIN(RADIANS([.$B$3]))*SIN(RADIANS([.T144]))+COS(RADIANS([.$B$3]))*COS(RADIANS([.T144]))*COS(RADIANS([.AC144]))))" office:value-type="float" office:value="33.0616065212082" calcext:value-type="float">
            <text:p>33.06</text:p>
          </table:table-cell>
          <table:table-cell table:formula="of:=90-[.AD144]" office:value-type="float" office:value="56.9383934787918" calcext:value-type="float">
            <text:p>56.94</text:p>
          </table:table-cell>
          <table:table-cell table:formula="of:=IF([.AE144]&gt;85;0;IF([.AE144]&gt;5;58.1/TAN(RADIANS([.AE144]))-0.07/POWER(TAN(RADIANS([.AE144]));3)+0.000086/POWER(TAN(RADIANS([.AE144]));5);IF([.AE144]&gt;-0.575;1735+[.AE144]*(-518.2+[.AE144]*(103.4+[.AE144]*(-12.79+[.AE144]*0.711)));-20.772/TAN(RADIANS([.AE144])))))/3600" office:value-type="float" office:value="0.0105000454267047" calcext:value-type="float">
            <text:p>0.01</text:p>
          </table:table-cell>
          <table:table-cell table:formula="of:=[.AE144]+[.AF144]" office:value-type="float" office:value="56.9488935242185" calcext:value-type="float">
            <text:p>56.95</text:p>
          </table:table-cell>
          <table:table-cell table:formula="of:=IF([.AC144]&gt;0;MOD(DEGREES(ACOS(((SIN(RADIANS([.$B$3]))*COS(RADIANS([.AD144])))-SIN(RADIANS([.T144])))/(COS(RADIANS([.$B$3]))*SIN(RADIANS([.AD144])))))+180;360);MOD(540-DEGREES(ACOS(((SIN(RADIANS([.$B$3]))*COS(RADIANS([.AD144])))-SIN(RADIANS([.T144])))/(COS(RADIANS([.$B$3]))*SIN(RADIANS([.AD144])))));360))" office:value-type="float" office:value="250.288294098721" calcext:value-type="float">
            <text:p>250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44]+0.1/24" office:value-type="float" office:value="0.599999999999999" calcext:value-type="float">
            <text:p>14:24:00</text:p>
          </table:table-cell>
          <table:table-cell table:style-name="ce9" table:formula="of:=[.D145]+2415018.5+[.E145]-[.$B$5]/24" office:value-type="float" office:value="2455369.39166667" calcext:value-type="float">
            <text:p>2455369.39</text:p>
          </table:table-cell>
          <table:table-cell table:style-name="ce10" table:formula="of:=([.F145]-2451545)/36525" office:value-type="float" office:value="0.104706137348846" calcext:value-type="float">
            <text:p>0.10470614</text:p>
          </table:table-cell>
          <table:table-cell/>
          <table:table-cell table:formula="of:=MOD(280.46646+[.G145]*(36000.76983+[.G145]*0.0003032);360)" office:value-type="float" office:value="89.9680138082672" calcext:value-type="float">
            <text:p>89.97</text:p>
          </table:table-cell>
          <table:table-cell table:formula="of:=357.52911+[.G145]*(35999.05029-0.0001537*[.G145])" office:value-type="float" office:value="4126.85061240768" calcext:value-type="float">
            <text:p>4126.85</text:p>
          </table:table-cell>
          <table:table-cell table:formula="of:=0.016708634-[.G145]*(0.000042037+0.0000001267*[.G145])" office:value-type="float" office:value="0.0167042310790446" calcext:value-type="float">
            <text:p>0.02</text:p>
          </table:table-cell>
          <table:table-cell table:formula="of:=SIN(RADIANS([.J145]))*(1.914602-[.G145]*(0.004817+0.000014*[.G145]))+SIN(RADIANS(2*[.J145]))*(0.019993-0.000101*[.G145])+SIN(RADIANS(3*[.J145]))*0.000289" office:value-type="float" office:value="0.42676987444895" calcext:value-type="float">
            <text:p>0.43</text:p>
          </table:table-cell>
          <table:table-cell table:formula="of:=[.I145]+[.L145]" office:value-type="float" office:value="90.3947836827161" calcext:value-type="float">
            <text:p>90.39</text:p>
          </table:table-cell>
          <table:table-cell table:formula="of:=[.J145]+[.L145]" office:value-type="float" office:value="4127.27738228213" calcext:value-type="float">
            <text:p>4127.28</text:p>
          </table:table-cell>
          <table:table-cell table:formula="of:=(1.000001018*(1-[.K145]*[.K145]))/(1+[.K145]*COS(RADIANS([.N145])))" office:value-type="float" office:value="1.0162813803768" calcext:value-type="float">
            <text:p>1.02</text:p>
          </table:table-cell>
          <table:table-cell table:formula="of:=[.M145]-0.00569-0.00478*SIN(RADIANS(125.04-1934.136*[.G145]))" office:value-type="float" office:value="90.3937599422221" calcext:value-type="float">
            <text:p>90.39</text:p>
          </table:table-cell>
          <table:table-cell table:formula="of:=23+(26+((21.448-[.G145]*(46.815+[.G145]*(0.00059-[.G145]*0.001813))))/60)/60" office:value-type="float" office:value="23.4379294938313" calcext:value-type="float">
            <text:p>23.44</text:p>
          </table:table-cell>
          <table:table-cell table:formula="of:=[.Q145]+0.00256*COS(RADIANS(125.04-1934.136*[.G145]))" office:value-type="float" office:value="23.4384846300462" calcext:value-type="float">
            <text:p>23.44</text:p>
          </table:table-cell>
          <table:table-cell table:formula="of:=DEGREES(ATAN2(COS(RADIANS([.P145]));COS(RADIANS([.R145]))*SIN(RADIANS([.P145]))))" office:value-type="float" office:value="90.4291706513762" calcext:value-type="float">
            <text:p>90.43</text:p>
          </table:table-cell>
          <table:table-cell table:formula="of:=DEGREES(ASIN(SIN(RADIANS([.R145]))*SIN(RADIANS([.P145]))))" office:value-type="float" office:value="23.4378980419169" calcext:value-type="float">
            <text:p>23.44</text:p>
          </table:table-cell>
          <table:table-cell table:formula="of:=TAN(RADIANS([.R145]/2))*TAN(RADIANS([.R145]/2))" office:value-type="float" office:value="0.0430314836901351" calcext:value-type="float">
            <text:p>0.04</text:p>
          </table:table-cell>
          <table:table-cell table:formula="of:=4*DEGREES([.U145]*SIN(2*RADIANS([.I145]))-2*[.K145]*SIN(RADIANS([.J145]))+4*[.K145]*[.U145]*SIN(RADIANS([.J145]))*COS(2*RADIANS([.I145]))-0.5*[.U145]*[.U145]*SIN(4*RADIANS([.I145]))-1.25*[.K145]*[.K145]*SIN(2*RADIANS([.J145])))" office:value-type="float" office:value="-1.84482320510587" calcext:value-type="float">
            <text:p>-1.84</text:p>
          </table:table-cell>
          <table:table-cell table:formula="of:=DEGREES(ACOS(COS(RADIANS(90.833))/(COS(RADIANS([.$B$3]))*COS(RADIANS([.T145])))-TAN(RADIANS([.$B$3]))*TAN(RADIANS([.T145]))))" office:value-type="float" office:value="112.609895191505" calcext:value-type="float">
            <text:p>112.61</text:p>
          </table:table-cell>
          <table:table-cell table:style-name="ce8" table:formula="of:=(720-4*[.$B$4]-[.V145]+[.$B$5]*60)/1440" office:value-type="float" office:value="0.501281127225768" calcext:value-type="float">
            <text:p>12:01:51</text:p>
          </table:table-cell>
          <table:table-cell table:style-name="ce8" table:formula="of:=[.X145]-[.W145]*4/1440" office:value-type="float" office:value="0.18847586280492" calcext:value-type="float">
            <text:p>4:31:24</text:p>
          </table:table-cell>
          <table:table-cell table:style-name="ce8" table:formula="of:=[.X145]+[.W145]*4/1440" office:value-type="float" office:value="0.814086391646616" calcext:value-type="float">
            <text:p>19:32:17</text:p>
          </table:table-cell>
          <table:table-cell table:style-name="ce11" table:formula="of:=8*[.W145]" office:value-type="float" office:value="900.879161532042" calcext:value-type="float">
            <text:p>900.88</text:p>
          </table:table-cell>
          <table:table-cell table:formula="of:=MOD([.E145]*1440+[.V145]+4*[.$B$4]-60*[.$B$5];1440)" office:value-type="float" office:value="862.155176794893" calcext:value-type="float">
            <text:p>862.16</text:p>
          </table:table-cell>
          <table:table-cell table:formula="of:=IF([.AB145]/4&lt;0;[.AB145]/4+180;[.AB145]/4-180)" office:value-type="float" office:value="35.5387941987232" calcext:value-type="float">
            <text:p>35.54</text:p>
          </table:table-cell>
          <table:table-cell table:formula="of:=DEGREES(ACOS(SIN(RADIANS([.$B$3]))*SIN(RADIANS([.T145]))+COS(RADIANS([.$B$3]))*COS(RADIANS([.T145]))*COS(RADIANS([.AC145]))))" office:value-type="float" office:value="34.1482506544688" calcext:value-type="float">
            <text:p>34.15</text:p>
          </table:table-cell>
          <table:table-cell table:formula="of:=90-[.AD145]" office:value-type="float" office:value="55.8517493455312" calcext:value-type="float">
            <text:p>55.85</text:p>
          </table:table-cell>
          <table:table-cell table:formula="of:=IF([.AE145]&gt;85;0;IF([.AE145]&gt;5;58.1/TAN(RADIANS([.AE145]))-0.07/POWER(TAN(RADIANS([.AE145]));3)+0.000086/POWER(TAN(RADIANS([.AE145]));5);IF([.AE145]&gt;-0.575;1735+[.AE145]*(-518.2+[.AE145]*(103.4+[.AE145]*(-12.79+[.AE145]*0.711)));-20.772/TAN(RADIANS([.AE145])))))/3600" office:value-type="float" office:value="0.0109406175258523" calcext:value-type="float">
            <text:p>0.01</text:p>
          </table:table-cell>
          <table:table-cell table:formula="of:=[.AE145]+[.AF145]" office:value-type="float" office:value="55.8626899630571" calcext:value-type="float">
            <text:p>55.86</text:p>
          </table:table-cell>
          <table:table-cell table:formula="of:=IF([.AC145]&gt;0;MOD(DEGREES(ACOS(((SIN(RADIANS([.$B$3]))*COS(RADIANS([.AD145])))-SIN(RADIANS([.T145])))/(COS(RADIANS([.$B$3]))*SIN(RADIANS([.AD145])))))+180;360);MOD(540-DEGREES(ACOS(((SIN(RADIANS([.$B$3]))*COS(RADIANS([.AD145])))-SIN(RADIANS([.T145])))/(COS(RADIANS([.$B$3]))*SIN(RADIANS([.AD145])))));360))" office:value-type="float" office:value="251.81377881183" calcext:value-type="float">
            <text:p>251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45]+0.1/24" office:value-type="float" office:value="0.604166666666666" calcext:value-type="float">
            <text:p>14:30:00</text:p>
          </table:table-cell>
          <table:table-cell table:style-name="ce9" table:formula="of:=[.D146]+2415018.5+[.E146]-[.$B$5]/24" office:value-type="float" office:value="2455369.39583333" calcext:value-type="float">
            <text:p>2455369.40</text:p>
          </table:table-cell>
          <table:table-cell table:style-name="ce10" table:formula="of:=([.F146]-2451545)/36525" office:value-type="float" office:value="0.104706251425955" calcext:value-type="float">
            <text:p>0.10470625</text:p>
          </table:table-cell>
          <table:table-cell/>
          <table:table-cell table:formula="of:=MOD(280.46646+[.G146]*(36000.76983+[.G146]*0.0003032);360)" office:value-type="float" office:value="89.9721206720183" calcext:value-type="float">
            <text:p>89.97</text:p>
          </table:table-cell>
          <table:table-cell table:formula="of:=357.52911+[.G146]*(35999.05029-0.0001537*[.G146])" office:value-type="float" office:value="4126.85471907526" calcext:value-type="float">
            <text:p>4126.85</text:p>
          </table:table-cell>
          <table:table-cell table:formula="of:=0.016708634-[.G146]*(0.000042037+0.0000001267*[.G146])" office:value-type="float" office:value="0.0167042310742461" calcext:value-type="float">
            <text:p>0.02</text:p>
          </table:table-cell>
          <table:table-cell table:formula="of:=SIN(RADIANS([.J146]))*(1.914602-[.G146]*(0.004817+0.000014*[.G146]))+SIN(RADIANS(2*[.J146]))*(0.019993-0.000101*[.G146])+SIN(RADIANS(3*[.J146]))*0.000289" office:value-type="float" office:value="0.426638797772483" calcext:value-type="float">
            <text:p>0.43</text:p>
          </table:table-cell>
          <table:table-cell table:formula="of:=[.I146]+[.L146]" office:value-type="float" office:value="90.3987594697908" calcext:value-type="float">
            <text:p>90.4</text:p>
          </table:table-cell>
          <table:table-cell table:formula="of:=[.J146]+[.L146]" office:value-type="float" office:value="4127.28135787304" calcext:value-type="float">
            <text:p>4127.28</text:p>
          </table:table-cell>
          <table:table-cell table:formula="of:=(1.000001018*(1-[.K146]*[.K146]))/(1+[.K146]*COS(RADIANS([.N146])))" office:value-type="float" office:value="1.01628164404571" calcext:value-type="float">
            <text:p>1.02</text:p>
          </table:table-cell>
          <table:table-cell table:formula="of:=[.M146]-0.00569-0.00478*SIN(RADIANS(125.04-1934.136*[.G146]))" office:value-type="float" office:value="90.3977357332883" calcext:value-type="float">
            <text:p>90.4</text:p>
          </table:table-cell>
          <table:table-cell table:formula="of:=23+(26+((21.448-[.G146]*(46.815+[.G146]*(0.00059-[.G146]*0.001813))))/60)/60" office:value-type="float" office:value="23.4379294923479" calcext:value-type="float">
            <text:p>23.44</text:p>
          </table:table-cell>
          <table:table-cell table:formula="of:=[.Q146]+0.00256*COS(RADIANS(125.04-1934.136*[.G146]))" office:value-type="float" office:value="23.438484618939" calcext:value-type="float">
            <text:p>23.44</text:p>
          </table:table-cell>
          <table:table-cell table:formula="of:=DEGREES(ATAN2(COS(RADIANS([.P146]));COS(RADIANS([.R146]))*SIN(RADIANS([.P146]))))" office:value-type="float" office:value="90.4335039580264" calcext:value-type="float">
            <text:p>90.43</text:p>
          </table:table-cell>
          <table:table-cell table:formula="of:=DEGREES(ASIN(SIN(RADIANS([.R146]))*SIN(RADIANS([.P146]))))" office:value-type="float" office:value="23.437886125531" calcext:value-type="float">
            <text:p>23.44</text:p>
          </table:table-cell>
          <table:table-cell table:formula="of:=TAN(RADIANS([.R146]/2))*TAN(RADIANS([.R146]/2))" office:value-type="float" office:value="0.0430314836481908" calcext:value-type="float">
            <text:p>0.04</text:p>
          </table:table-cell>
          <table:table-cell table:formula="of:=4*DEGREES([.U146]*SIN(2*RADIANS([.I146]))-2*[.K146]*SIN(RADIANS([.J146]))+4*[.K146]*[.U146]*SIN(RADIANS([.J146]))*COS(2*RADIANS([.I146]))-0.5*[.U146]*[.U146]*SIN(4*RADIANS([.I146]))-1.25*[.K146]*[.K146]*SIN(2*RADIANS([.J146])))" office:value-type="float" office:value="-1.8457277348505" calcext:value-type="float">
            <text:p>-1.85</text:p>
          </table:table-cell>
          <table:table-cell table:formula="of:=DEGREES(ACOS(COS(RADIANS(90.833))/(COS(RADIANS([.$B$3]))*COS(RADIANS([.T146])))-TAN(RADIANS([.$B$3]))*TAN(RADIANS([.T146]))))" office:value-type="float" office:value="112.609882208542" calcext:value-type="float">
            <text:p>112.61</text:p>
          </table:table-cell>
          <table:table-cell table:style-name="ce8" table:formula="of:=(720-4*[.$B$4]-[.V146]+[.$B$5]*60)/1440" office:value-type="float" office:value="0.501281755371426" calcext:value-type="float">
            <text:p>12:01:51</text:p>
          </table:table-cell>
          <table:table-cell table:style-name="ce8" table:formula="of:=[.X146]-[.W146]*4/1440" office:value-type="float" office:value="0.188476527014365" calcext:value-type="float">
            <text:p>4:31:24</text:p>
          </table:table-cell>
          <table:table-cell table:style-name="ce8" table:formula="of:=[.X146]+[.W146]*4/1440" office:value-type="float" office:value="0.814086983728487" calcext:value-type="float">
            <text:p>19:32:17</text:p>
          </table:table-cell>
          <table:table-cell table:style-name="ce11" table:formula="of:=8*[.W146]" office:value-type="float" office:value="900.879057668336" calcext:value-type="float">
            <text:p>900.88</text:p>
          </table:table-cell>
          <table:table-cell table:formula="of:=MOD([.E146]*1440+[.V146]+4*[.$B$4]-60*[.$B$5];1440)" office:value-type="float" office:value="868.154272265149" calcext:value-type="float">
            <text:p>868.15</text:p>
          </table:table-cell>
          <table:table-cell table:formula="of:=IF([.AB146]/4&lt;0;[.AB146]/4+180;[.AB146]/4-180)" office:value-type="float" office:value="37.0385680662872" calcext:value-type="float">
            <text:p>37.04</text:p>
          </table:table-cell>
          <table:table-cell table:formula="of:=DEGREES(ACOS(SIN(RADIANS([.$B$3]))*SIN(RADIANS([.T146]))+COS(RADIANS([.$B$3]))*COS(RADIANS([.T146]))*COS(RADIANS([.AC146]))))" office:value-type="float" office:value="35.2442468922083" calcext:value-type="float">
            <text:p>35.24</text:p>
          </table:table-cell>
          <table:table-cell table:formula="of:=90-[.AD146]" office:value-type="float" office:value="54.7557531077917" calcext:value-type="float">
            <text:p>54.76</text:p>
          </table:table-cell>
          <table:table-cell table:formula="of:=IF([.AE146]&gt;85;0;IF([.AE146]&gt;5;58.1/TAN(RADIANS([.AE146]))-0.07/POWER(TAN(RADIANS([.AE146]));3)+0.000086/POWER(TAN(RADIANS([.AE146]));5);IF([.AE146]&gt;-0.575;1735+[.AE146]*(-518.2+[.AE146]*(103.4+[.AE146]*(-12.79+[.AE146]*0.711)));-20.772/TAN(RADIANS([.AE146])))))/3600" office:value-type="float" office:value="0.0113965541786939" calcext:value-type="float">
            <text:p>0.01</text:p>
          </table:table-cell>
          <table:table-cell table:formula="of:=[.AE146]+[.AF146]" office:value-type="float" office:value="54.7671496619704" calcext:value-type="float">
            <text:p>54.77</text:p>
          </table:table-cell>
          <table:table-cell table:formula="of:=IF([.AC146]&gt;0;MOD(DEGREES(ACOS(((SIN(RADIANS([.$B$3]))*COS(RADIANS([.AD146])))-SIN(RADIANS([.T146])))/(COS(RADIANS([.$B$3]))*SIN(RADIANS([.AD146])))))+180;360);MOD(540-DEGREES(ACOS(((SIN(RADIANS([.$B$3]))*COS(RADIANS([.AD146])))-SIN(RADIANS([.T146])))/(COS(RADIANS([.$B$3]))*SIN(RADIANS([.AD146])))));360))" office:value-type="float" office:value="253.275612843348" calcext:value-type="float">
            <text:p>253.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46]+0.1/24" office:value-type="float" office:value="0.608333333333332" calcext:value-type="float">
            <text:p>14:36:00</text:p>
          </table:table-cell>
          <table:table-cell table:style-name="ce9" table:formula="of:=[.D147]+2415018.5+[.E147]-[.$B$5]/24" office:value-type="float" office:value="2455369.4" calcext:value-type="float">
            <text:p>2455369.40</text:p>
          </table:table-cell>
          <table:table-cell table:style-name="ce10" table:formula="of:=([.F147]-2451545)/36525" office:value-type="float" office:value="0.104706365503078" calcext:value-type="float">
            <text:p>0.10470637</text:p>
          </table:table-cell>
          <table:table-cell/>
          <table:table-cell table:formula="of:=MOD(280.46646+[.G147]*(36000.76983+[.G147]*0.0003032);360)" office:value-type="float" office:value="89.9762275362727" calcext:value-type="float">
            <text:p>89.98</text:p>
          </table:table-cell>
          <table:table-cell table:formula="of:=357.52911+[.G147]*(35999.05029-0.0001537*[.G147])" office:value-type="float" office:value="4126.85882574335" calcext:value-type="float">
            <text:p>4126.86</text:p>
          </table:table-cell>
          <table:table-cell table:formula="of:=0.016708634-[.G147]*(0.000042037+0.0000001267*[.G147])" office:value-type="float" office:value="0.0167042310694477" calcext:value-type="float">
            <text:p>0.02</text:p>
          </table:table-cell>
          <table:table-cell table:formula="of:=SIN(RADIANS([.J147]))*(1.914602-[.G147]*(0.004817+0.000014*[.G147]))+SIN(RADIANS(2*[.J147]))*(0.019993-0.000101*[.G147])+SIN(RADIANS(3*[.J147]))*0.000289" office:value-type="float" office:value="0.426507719017124" calcext:value-type="float">
            <text:p>0.43</text:p>
          </table:table-cell>
          <table:table-cell table:formula="of:=[.I147]+[.L147]" office:value-type="float" office:value="90.4027352552899" calcext:value-type="float">
            <text:p>90.4</text:p>
          </table:table-cell>
          <table:table-cell table:formula="of:=[.J147]+[.L147]" office:value-type="float" office:value="4127.28533346237" calcext:value-type="float">
            <text:p>4127.29</text:p>
          </table:table-cell>
          <table:table-cell table:formula="of:=(1.000001018*(1-[.K147]*[.K147]))/(1+[.K147]*COS(RADIANS([.N147])))" office:value-type="float" office:value="1.0162819076336" calcext:value-type="float">
            <text:p>1.02</text:p>
          </table:table-cell>
          <table:table-cell table:formula="of:=[.M147]-0.00569-0.00478*SIN(RADIANS(125.04-1934.136*[.G147]))" office:value-type="float" office:value="90.401711522779" calcext:value-type="float">
            <text:p>90.4</text:p>
          </table:table-cell>
          <table:table-cell table:formula="of:=23+(26+((21.448-[.G147]*(46.815+[.G147]*(0.00059-[.G147]*0.001813))))/60)/60" office:value-type="float" office:value="23.4379294908644" calcext:value-type="float">
            <text:p>23.44</text:p>
          </table:table-cell>
          <table:table-cell table:formula="of:=[.Q147]+0.00256*COS(RADIANS(125.04-1934.136*[.G147]))" office:value-type="float" office:value="23.4384846078318" calcext:value-type="float">
            <text:p>23.44</text:p>
          </table:table-cell>
          <table:table-cell table:formula="of:=DEGREES(ATAN2(COS(RADIANS([.P147]));COS(RADIANS([.R147]))*SIN(RADIANS([.P147]))))" office:value-type="float" office:value="90.4378372621739" calcext:value-type="float">
            <text:p>90.44</text:p>
          </table:table-cell>
          <table:table-cell table:formula="of:=DEGREES(ASIN(SIN(RADIANS([.R147]))*SIN(RADIANS([.P147]))))" office:value-type="float" office:value="23.4378740895492" calcext:value-type="float">
            <text:p>23.44</text:p>
          </table:table-cell>
          <table:table-cell table:formula="of:=TAN(RADIANS([.R147]/2))*TAN(RADIANS([.R147]/2))" office:value-type="float" office:value="0.0430314836062464" calcext:value-type="float">
            <text:p>0.04</text:p>
          </table:table-cell>
          <table:table-cell table:formula="of:=4*DEGREES([.U147]*SIN(2*RADIANS([.I147]))-2*[.K147]*SIN(RADIANS([.J147]))+4*[.K147]*[.U147]*SIN(RADIANS([.J147]))*COS(2*RADIANS([.I147]))-0.5*[.U147]*[.U147]*SIN(4*RADIANS([.I147]))-1.25*[.K147]*[.K147]*SIN(2*RADIANS([.J147])))" office:value-type="float" office:value="-1.84663225285421" calcext:value-type="float">
            <text:p>-1.85</text:p>
          </table:table-cell>
          <table:table-cell table:formula="of:=DEGREES(ACOS(COS(RADIANS(90.833))/(COS(RADIANS([.$B$3]))*COS(RADIANS([.T147])))-TAN(RADIANS([.$B$3]))*TAN(RADIANS([.T147]))))" office:value-type="float" office:value="112.609869095282" calcext:value-type="float">
            <text:p>112.61</text:p>
          </table:table-cell>
          <table:table-cell table:style-name="ce8" table:formula="of:=(720-4*[.$B$4]-[.V147]+[.$B$5]*60)/1440" office:value-type="float" office:value="0.501282383508924" calcext:value-type="float">
            <text:p>12:01:51</text:p>
          </table:table-cell>
          <table:table-cell table:style-name="ce8" table:formula="of:=[.X147]-[.W147]*4/1440" office:value-type="float" office:value="0.188477191577585" calcext:value-type="float">
            <text:p>4:31:24</text:p>
          </table:table-cell>
          <table:table-cell table:style-name="ce8" table:formula="of:=[.X147]+[.W147]*4/1440" office:value-type="float" office:value="0.814087575440263" calcext:value-type="float">
            <text:p>19:32:17</text:p>
          </table:table-cell>
          <table:table-cell table:style-name="ce11" table:formula="of:=8*[.W147]" office:value-type="float" office:value="900.878952762256" calcext:value-type="float">
            <text:p>900.88</text:p>
          </table:table-cell>
          <table:table-cell table:formula="of:=MOD([.E147]*1440+[.V147]+4*[.$B$4]-60*[.$B$5];1440)" office:value-type="float" office:value="874.153367747144" calcext:value-type="float">
            <text:p>874.15</text:p>
          </table:table-cell>
          <table:table-cell table:formula="of:=IF([.AB147]/4&lt;0;[.AB147]/4+180;[.AB147]/4-180)" office:value-type="float" office:value="38.538341936786" calcext:value-type="float">
            <text:p>38.54</text:p>
          </table:table-cell>
          <table:table-cell table:formula="of:=DEGREES(ACOS(SIN(RADIANS([.$B$3]))*SIN(RADIANS([.T147]))+COS(RADIANS([.$B$3]))*COS(RADIANS([.T147]))*COS(RADIANS([.AC147]))))" office:value-type="float" office:value="36.3485148983709" calcext:value-type="float">
            <text:p>36.35</text:p>
          </table:table-cell>
          <table:table-cell table:formula="of:=90-[.AD147]" office:value-type="float" office:value="53.6514851016291" calcext:value-type="float">
            <text:p>53.65</text:p>
          </table:table-cell>
          <table:table-cell table:formula="of:=IF([.AE147]&gt;85;0;IF([.AE147]&gt;5;58.1/TAN(RADIANS([.AE147]))-0.07/POWER(TAN(RADIANS([.AE147]));3)+0.000086/POWER(TAN(RADIANS([.AE147]));5);IF([.AE147]&gt;-0.575;1735+[.AE147]*(-518.2+[.AE147]*(103.4+[.AE147]*(-12.79+[.AE147]*0.711)));-20.772/TAN(RADIANS([.AE147])))))/3600" office:value-type="float" office:value="0.0118685017354739" calcext:value-type="float">
            <text:p>0.01</text:p>
          </table:table-cell>
          <table:table-cell table:formula="of:=[.AE147]+[.AF147]" office:value-type="float" office:value="53.6633536033645" calcext:value-type="float">
            <text:p>53.66</text:p>
          </table:table-cell>
          <table:table-cell table:formula="of:=IF([.AC147]&gt;0;MOD(DEGREES(ACOS(((SIN(RADIANS([.$B$3]))*COS(RADIANS([.AD147])))-SIN(RADIANS([.T147])))/(COS(RADIANS([.$B$3]))*SIN(RADIANS([.AD147])))))+180;360);MOD(540-DEGREES(ACOS(((SIN(RADIANS([.$B$3]))*COS(RADIANS([.AD147])))-SIN(RADIANS([.T147])))/(COS(RADIANS([.$B$3]))*SIN(RADIANS([.AD147])))));360))" office:value-type="float" office:value="254.679419532227" calcext:value-type="float">
            <text:p>254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47]+0.1/24" office:value-type="float" office:value="0.612499999999999" calcext:value-type="float">
            <text:p>14:42:00</text:p>
          </table:table-cell>
          <table:table-cell table:style-name="ce9" table:formula="of:=[.D148]+2415018.5+[.E148]-[.$B$5]/24" office:value-type="float" office:value="2455369.40416667" calcext:value-type="float">
            <text:p>2455369.40</text:p>
          </table:table-cell>
          <table:table-cell table:style-name="ce10" table:formula="of:=([.F148]-2451545)/36525" office:value-type="float" office:value="0.104706479580187" calcext:value-type="float">
            <text:p>0.10470648</text:p>
          </table:table-cell>
          <table:table-cell/>
          <table:table-cell table:formula="of:=MOD(280.46646+[.G148]*(36000.76983+[.G148]*0.0003032);360)" office:value-type="float" office:value="89.9803344000247" calcext:value-type="float">
            <text:p>89.98</text:p>
          </table:table-cell>
          <table:table-cell table:formula="of:=357.52911+[.G148]*(35999.05029-0.0001537*[.G148])" office:value-type="float" office:value="4126.86293241093" calcext:value-type="float">
            <text:p>4126.86</text:p>
          </table:table-cell>
          <table:table-cell table:formula="of:=0.016708634-[.G148]*(0.000042037+0.0000001267*[.G148])" office:value-type="float" office:value="0.0167042310646492" calcext:value-type="float">
            <text:p>0.02</text:p>
          </table:table-cell>
          <table:table-cell table:formula="of:=SIN(RADIANS([.J148]))*(1.914602-[.G148]*(0.004817+0.000014*[.G148]))+SIN(RADIANS(2*[.J148]))*(0.019993-0.000101*[.G148])+SIN(RADIANS(3*[.J148]))*0.000289" office:value-type="float" office:value="0.42637663821563" calcext:value-type="float">
            <text:p>0.43</text:p>
          </table:table-cell>
          <table:table-cell table:formula="of:=[.I148]+[.L148]" office:value-type="float" office:value="90.4067110382404" calcext:value-type="float">
            <text:p>90.41</text:p>
          </table:table-cell>
          <table:table-cell table:formula="of:=[.J148]+[.L148]" office:value-type="float" office:value="4127.28930904915" calcext:value-type="float">
            <text:p>4127.29</text:p>
          </table:table-cell>
          <table:table-cell table:formula="of:=(1.000001018*(1-[.K148]*[.K148]))/(1+[.K148]*COS(RADIANS([.N148])))" office:value-type="float" office:value="1.01628217114042" calcext:value-type="float">
            <text:p>1.02</text:p>
          </table:table-cell>
          <table:table-cell table:formula="of:=[.M148]-0.00569-0.00478*SIN(RADIANS(125.04-1934.136*[.G148]))" office:value-type="float" office:value="90.4056873097209" calcext:value-type="float">
            <text:p>90.41</text:p>
          </table:table-cell>
          <table:table-cell table:formula="of:=23+(26+((21.448-[.G148]*(46.815+[.G148]*(0.00059-[.G148]*0.001813))))/60)/60" office:value-type="float" office:value="23.4379294893809" calcext:value-type="float">
            <text:p>23.44</text:p>
          </table:table-cell>
          <table:table-cell table:formula="of:=[.Q148]+0.00256*COS(RADIANS(125.04-1934.136*[.G148]))" office:value-type="float" office:value="23.4384845967245" calcext:value-type="float">
            <text:p>23.44</text:p>
          </table:table-cell>
          <table:table-cell table:formula="of:=DEGREES(ATAN2(COS(RADIANS([.P148]));COS(RADIANS([.R148]))*SIN(RADIANS([.P148]))))" office:value-type="float" office:value="90.4421705627505" calcext:value-type="float">
            <text:p>90.44</text:p>
          </table:table-cell>
          <table:table-cell table:formula="of:=DEGREES(ASIN(SIN(RADIANS([.R148]))*SIN(RADIANS([.P148]))))" office:value-type="float" office:value="23.4378619339748" calcext:value-type="float">
            <text:p>23.44</text:p>
          </table:table-cell>
          <table:table-cell table:formula="of:=TAN(RADIANS([.R148]/2))*TAN(RADIANS([.R148]/2))" office:value-type="float" office:value="0.043031483564302" calcext:value-type="float">
            <text:p>0.04</text:p>
          </table:table-cell>
          <table:table-cell table:formula="of:=4*DEGREES([.U148]*SIN(2*RADIANS([.I148]))-2*[.K148]*SIN(RADIANS([.J148]))+4*[.K148]*[.U148]*SIN(RADIANS([.J148]))*COS(2*RADIANS([.I148]))-0.5*[.U148]*[.U148]*SIN(4*RADIANS([.I148]))-1.25*[.K148]*[.K148]*SIN(2*RADIANS([.J148])))" office:value-type="float" office:value="-1.8475367588671" calcext:value-type="float">
            <text:p>-1.85</text:p>
          </table:table-cell>
          <table:table-cell table:formula="of:=DEGREES(ACOS(COS(RADIANS(90.833))/(COS(RADIANS([.$B$3]))*COS(RADIANS([.T148])))-TAN(RADIANS([.$B$3]))*TAN(RADIANS([.T148]))))" office:value-type="float" office:value="112.609855851729" calcext:value-type="float">
            <text:p>112.61</text:p>
          </table:table-cell>
          <table:table-cell table:style-name="ce8" table:formula="of:=(720-4*[.$B$4]-[.V148]+[.$B$5]*60)/1440" office:value-type="float" office:value="0.501283011638101" calcext:value-type="float">
            <text:p>12:01:51</text:p>
          </table:table-cell>
          <table:table-cell table:style-name="ce8" table:formula="of:=[.X148]-[.W148]*4/1440" office:value-type="float" office:value="0.18847785649441" calcext:value-type="float">
            <text:p>4:31:24</text:p>
          </table:table-cell>
          <table:table-cell table:style-name="ce8" table:formula="of:=[.X148]+[.W148]*4/1440" office:value-type="float" office:value="0.814088166781793" calcext:value-type="float">
            <text:p>19:32:17</text:p>
          </table:table-cell>
          <table:table-cell table:style-name="ce11" table:formula="of:=8*[.W148]" office:value-type="float" office:value="900.878846813832" calcext:value-type="float">
            <text:p>900.88</text:p>
          </table:table-cell>
          <table:table-cell table:formula="of:=MOD([.E148]*1440+[.V148]+4*[.$B$4]-60*[.$B$5];1440)" office:value-type="float" office:value="880.152463241132" calcext:value-type="float">
            <text:p>880.15</text:p>
          </table:table-cell>
          <table:table-cell table:formula="of:=IF([.AB148]/4&lt;0;[.AB148]/4+180;[.AB148]/4-180)" office:value-type="float" office:value="40.0381158102829" calcext:value-type="float">
            <text:p>40.04</text:p>
          </table:table-cell>
          <table:table-cell table:formula="of:=DEGREES(ACOS(SIN(RADIANS([.$B$3]))*SIN(RADIANS([.T148]))+COS(RADIANS([.$B$3]))*COS(RADIANS([.T148]))*COS(RADIANS([.AC148]))))" office:value-type="float" office:value="37.4600838757848" calcext:value-type="float">
            <text:p>37.46</text:p>
          </table:table-cell>
          <table:table-cell table:formula="of:=90-[.AD148]" office:value-type="float" office:value="52.5399161242152" calcext:value-type="float">
            <text:p>52.54</text:p>
          </table:table-cell>
          <table:table-cell table:formula="of:=IF([.AE148]&gt;85;0;IF([.AE148]&gt;5;58.1/TAN(RADIANS([.AE148]))-0.07/POWER(TAN(RADIANS([.AE148]));3)+0.000086/POWER(TAN(RADIANS([.AE148]));5);IF([.AE148]&gt;-0.575;1735+[.AE148]*(-518.2+[.AE148]*(103.4+[.AE148]*(-12.79+[.AE148]*0.711)));-20.772/TAN(RADIANS([.AE148])))))/3600" office:value-type="float" office:value="0.0123572104098601" calcext:value-type="float">
            <text:p>0.01</text:p>
          </table:table-cell>
          <table:table-cell table:formula="of:=[.AE148]+[.AF148]" office:value-type="float" office:value="52.552273334625" calcext:value-type="float">
            <text:p>52.55</text:p>
          </table:table-cell>
          <table:table-cell table:formula="of:=IF([.AC148]&gt;0;MOD(DEGREES(ACOS(((SIN(RADIANS([.$B$3]))*COS(RADIANS([.AD148])))-SIN(RADIANS([.T148])))/(COS(RADIANS([.$B$3]))*SIN(RADIANS([.AD148])))))+180;360);MOD(540-DEGREES(ACOS(((SIN(RADIANS([.$B$3]))*COS(RADIANS([.AD148])))-SIN(RADIANS([.T148])))/(COS(RADIANS([.$B$3]))*SIN(RADIANS([.AD148])))));360))" office:value-type="float" office:value="256.030298831705" calcext:value-type="float">
            <text:p>256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48]+0.1/24" office:value-type="float" office:value="0.616666666666666" calcext:value-type="float">
            <text:p>14:48:00</text:p>
          </table:table-cell>
          <table:table-cell table:style-name="ce9" table:formula="of:=[.D149]+2415018.5+[.E149]-[.$B$5]/24" office:value-type="float" office:value="2455369.40833333" calcext:value-type="float">
            <text:p>2455369.41</text:p>
          </table:table-cell>
          <table:table-cell table:style-name="ce10" table:formula="of:=([.F149]-2451545)/36525" office:value-type="float" office:value="0.104706593657309" calcext:value-type="float">
            <text:p>0.10470659</text:p>
          </table:table-cell>
          <table:table-cell/>
          <table:table-cell table:formula="of:=MOD(280.46646+[.G149]*(36000.76983+[.G149]*0.0003032);360)" office:value-type="float" office:value="89.9844412642442" calcext:value-type="float">
            <text:p>89.98</text:p>
          </table:table-cell>
          <table:table-cell table:formula="of:=357.52911+[.G149]*(35999.05029-0.0001537*[.G149])" office:value-type="float" office:value="4126.86703907898" calcext:value-type="float">
            <text:p>4126.87</text:p>
          </table:table-cell>
          <table:table-cell table:formula="of:=0.016708634-[.G149]*(0.000042037+0.0000001267*[.G149])" office:value-type="float" office:value="0.0167042310598507" calcext:value-type="float">
            <text:p>0.02</text:p>
          </table:table-cell>
          <table:table-cell table:formula="of:=SIN(RADIANS([.J149]))*(1.914602-[.G149]*(0.004817+0.000014*[.G149]))+SIN(RADIANS(2*[.J149]))*(0.019993-0.000101*[.G149])+SIN(RADIANS(3*[.J149]))*0.000289" office:value-type="float" office:value="0.426245555337684" calcext:value-type="float">
            <text:p>0.43</text:p>
          </table:table-cell>
          <table:table-cell table:formula="of:=[.I149]+[.L149]" office:value-type="float" office:value="90.4106868195819" calcext:value-type="float">
            <text:p>90.41</text:p>
          </table:table-cell>
          <table:table-cell table:formula="of:=[.J149]+[.L149]" office:value-type="float" office:value="4127.29328463431" calcext:value-type="float">
            <text:p>4127.29</text:p>
          </table:table-cell>
          <table:table-cell table:formula="of:=(1.000001018*(1-[.K149]*[.K149]))/(1+[.K149]*COS(RADIANS([.N149])))" office:value-type="float" office:value="1.01628243456621" calcext:value-type="float">
            <text:p>1.02</text:p>
          </table:table-cell>
          <table:table-cell table:formula="of:=[.M149]-0.00569-0.00478*SIN(RADIANS(125.04-1934.136*[.G149]))" office:value-type="float" office:value="90.4096630950539" calcext:value-type="float">
            <text:p>90.41</text:p>
          </table:table-cell>
          <table:table-cell table:formula="of:=23+(26+((21.448-[.G149]*(46.815+[.G149]*(0.00059-[.G149]*0.001813))))/60)/60" office:value-type="float" office:value="23.4379294878974" calcext:value-type="float">
            <text:p>23.44</text:p>
          </table:table-cell>
          <table:table-cell table:formula="of:=[.Q149]+0.00256*COS(RADIANS(125.04-1934.136*[.G149]))" office:value-type="float" office:value="23.4384845856173" calcext:value-type="float">
            <text:p>23.44</text:p>
          </table:table-cell>
          <table:table-cell table:formula="of:=DEGREES(ATAN2(COS(RADIANS([.P149]));COS(RADIANS([.R149]))*SIN(RADIANS([.P149]))))" office:value-type="float" office:value="90.4465038607722" calcext:value-type="float">
            <text:p>90.45</text:p>
          </table:table-cell>
          <table:table-cell table:formula="of:=DEGREES(ASIN(SIN(RADIANS([.R149]))*SIN(RADIANS([.P149]))))" office:value-type="float" office:value="23.4378496588051" calcext:value-type="float">
            <text:p>23.44</text:p>
          </table:table-cell>
          <table:table-cell table:formula="of:=TAN(RADIANS([.R149]/2))*TAN(RADIANS([.R149]/2))" office:value-type="float" office:value="0.0430314835223575" calcext:value-type="float">
            <text:p>0.04</text:p>
          </table:table-cell>
          <table:table-cell table:formula="of:=4*DEGREES([.U149]*SIN(2*RADIANS([.I149]))-2*[.K149]*SIN(RADIANS([.J149]))+4*[.K149]*[.U149]*SIN(RADIANS([.J149]))*COS(2*RADIANS([.I149]))-0.5*[.U149]*[.U149]*SIN(4*RADIANS([.I149]))-1.25*[.K149]*[.K149]*SIN(2*RADIANS([.J149])))" office:value-type="float" office:value="-1.84844125307437" calcext:value-type="float">
            <text:p>-1.85</text:p>
          </table:table-cell>
          <table:table-cell table:formula="of:=DEGREES(ACOS(COS(RADIANS(90.833))/(COS(RADIANS([.$B$3]))*COS(RADIANS([.T149])))-TAN(RADIANS([.$B$3]))*TAN(RADIANS([.T149]))))" office:value-type="float" office:value="112.60984247788" calcext:value-type="float">
            <text:p>112.61</text:p>
          </table:table-cell>
          <table:table-cell table:style-name="ce8" table:formula="of:=(720-4*[.$B$4]-[.V149]+[.$B$5]*60)/1440" office:value-type="float" office:value="0.501283639759079" calcext:value-type="float">
            <text:p>12:01:51</text:p>
          </table:table-cell>
          <table:table-cell table:style-name="ce8" table:formula="of:=[.X149]-[.W149]*4/1440" office:value-type="float" office:value="0.188478521764967" calcext:value-type="float">
            <text:p>4:31:25</text:p>
          </table:table-cell>
          <table:table-cell table:style-name="ce8" table:formula="of:=[.X149]+[.W149]*4/1440" office:value-type="float" office:value="0.814088757753191" calcext:value-type="float">
            <text:p>19:32:17</text:p>
          </table:table-cell>
          <table:table-cell table:style-name="ce11" table:formula="of:=8*[.W149]" office:value-type="float" office:value="900.878739823042" calcext:value-type="float">
            <text:p>900.88</text:p>
          </table:table-cell>
          <table:table-cell table:formula="of:=MOD([.E149]*1440+[.V149]+4*[.$B$4]-60*[.$B$5];1440)" office:value-type="float" office:value="886.151558746925" calcext:value-type="float">
            <text:p>886.15</text:p>
          </table:table-cell>
          <table:table-cell table:formula="of:=IF([.AB149]/4&lt;0;[.AB149]/4+180;[.AB149]/4-180)" office:value-type="float" office:value="41.5378896867312" calcext:value-type="float">
            <text:p>41.54</text:p>
          </table:table-cell>
          <table:table-cell table:formula="of:=DEGREES(ACOS(SIN(RADIANS([.$B$3]))*SIN(RADIANS([.T149]))+COS(RADIANS([.$B$3]))*COS(RADIANS([.T149]))*COS(RADIANS([.AC149]))))" office:value-type="float" office:value="38.5780785480888" calcext:value-type="float">
            <text:p>38.58</text:p>
          </table:table-cell>
          <table:table-cell table:formula="of:=90-[.AD149]" office:value-type="float" office:value="51.4219214519112" calcext:value-type="float">
            <text:p>51.42</text:p>
          </table:table-cell>
          <table:table-cell table:formula="of:=IF([.AE149]&gt;85;0;IF([.AE149]&gt;5;58.1/TAN(RADIANS([.AE149]))-0.07/POWER(TAN(RADIANS([.AE149]));3)+0.000086/POWER(TAN(RADIANS([.AE149]));5);IF([.AE149]&gt;-0.575;1735+[.AE149]*(-518.2+[.AE149]*(103.4+[.AE149]*(-12.79+[.AE149]*0.711)));-20.772/TAN(RADIANS([.AE149])))))/3600" office:value-type="float" office:value="0.0128635382357332" calcext:value-type="float">
            <text:p>0.01</text:p>
          </table:table-cell>
          <table:table-cell table:formula="of:=[.AE149]+[.AF149]" office:value-type="float" office:value="51.4347849901469" calcext:value-type="float">
            <text:p>51.43</text:p>
          </table:table-cell>
          <table:table-cell table:formula="of:=IF([.AC149]&gt;0;MOD(DEGREES(ACOS(((SIN(RADIANS([.$B$3]))*COS(RADIANS([.AD149])))-SIN(RADIANS([.T149])))/(COS(RADIANS([.$B$3]))*SIN(RADIANS([.AD149])))))+180;360);MOD(540-DEGREES(ACOS(((SIN(RADIANS([.$B$3]))*COS(RADIANS([.AD149])))-SIN(RADIANS([.T149])))/(COS(RADIANS([.$B$3]))*SIN(RADIANS([.AD149])))));360))" office:value-type="float" office:value="257.332878203311" calcext:value-type="float">
            <text:p>257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49]+0.1/24" office:value-type="float" office:value="0.620833333333332" calcext:value-type="float">
            <text:p>14:54:00</text:p>
          </table:table-cell>
          <table:table-cell table:style-name="ce9" table:formula="of:=[.D150]+2415018.5+[.E150]-[.$B$5]/24" office:value-type="float" office:value="2455369.4125" calcext:value-type="float">
            <text:p>2455369.41</text:p>
          </table:table-cell>
          <table:table-cell table:style-name="ce10" table:formula="of:=([.F150]-2451545)/36525" office:value-type="float" office:value="0.104706707734418" calcext:value-type="float">
            <text:p>0.10470671</text:p>
          </table:table-cell>
          <table:table-cell/>
          <table:table-cell table:formula="of:=MOD(280.46646+[.G150]*(36000.76983+[.G150]*0.0003032);360)" office:value-type="float" office:value="89.9885481279953" calcext:value-type="float">
            <text:p>89.99</text:p>
          </table:table-cell>
          <table:table-cell table:formula="of:=357.52911+[.G150]*(35999.05029-0.0001537*[.G150])" office:value-type="float" office:value="4126.87114574656" calcext:value-type="float">
            <text:p>4126.87</text:p>
          </table:table-cell>
          <table:table-cell table:formula="of:=0.016708634-[.G150]*(0.000042037+0.0000001267*[.G150])" office:value-type="float" office:value="0.0167042310550522" calcext:value-type="float">
            <text:p>0.02</text:p>
          </table:table-cell>
          <table:table-cell table:formula="of:=SIN(RADIANS([.J150]))*(1.914602-[.G150]*(0.004817+0.000014*[.G150]))+SIN(RADIANS(2*[.J150]))*(0.019993-0.000101*[.G150])+SIN(RADIANS(3*[.J150]))*0.000289" office:value-type="float" office:value="0.426114470413706" calcext:value-type="float">
            <text:p>0.43</text:p>
          </table:table-cell>
          <table:table-cell table:formula="of:=[.I150]+[.L150]" office:value-type="float" office:value="90.414662598409" calcext:value-type="float">
            <text:p>90.41</text:p>
          </table:table-cell>
          <table:table-cell table:formula="of:=[.J150]+[.L150]" office:value-type="float" office:value="4127.29726021697" calcext:value-type="float">
            <text:p>4127.3</text:p>
          </table:table-cell>
          <table:table-cell table:formula="of:=(1.000001018*(1-[.K150]*[.K150]))/(1+[.K150]*COS(RADIANS([.N150])))" office:value-type="float" office:value="1.01628269791091" calcext:value-type="float">
            <text:p>1.02</text:p>
          </table:table-cell>
          <table:table-cell table:formula="of:=[.M150]-0.00569-0.00478*SIN(RADIANS(125.04-1934.136*[.G150]))" office:value-type="float" office:value="90.4136388778723" calcext:value-type="float">
            <text:p>90.41</text:p>
          </table:table-cell>
          <table:table-cell table:formula="of:=23+(26+((21.448-[.G150]*(46.815+[.G150]*(0.00059-[.G150]*0.001813))))/60)/60" office:value-type="float" office:value="23.4379294864139" calcext:value-type="float">
            <text:p>23.44</text:p>
          </table:table-cell>
          <table:table-cell table:formula="of:=[.Q150]+0.00256*COS(RADIANS(125.04-1934.136*[.G150]))" office:value-type="float" office:value="23.43848457451" calcext:value-type="float">
            <text:p>23.44</text:p>
          </table:table-cell>
          <table:table-cell table:formula="of:=DEGREES(ATAN2(COS(RADIANS([.P150]));COS(RADIANS([.R150]))*SIN(RADIANS([.P150]))))" office:value-type="float" office:value="90.4508371552445" calcext:value-type="float">
            <text:p>90.45</text:p>
          </table:table-cell>
          <table:table-cell table:formula="of:=DEGREES(ASIN(SIN(RADIANS([.R150]))*SIN(RADIANS([.P150]))))" office:value-type="float" office:value="23.4378372640433" calcext:value-type="float">
            <text:p>23.44</text:p>
          </table:table-cell>
          <table:table-cell table:formula="of:=TAN(RADIANS([.R150]/2))*TAN(RADIANS([.R150]/2))" office:value-type="float" office:value="0.0430314834804131" calcext:value-type="float">
            <text:p>0.04</text:p>
          </table:table-cell>
          <table:table-cell table:formula="of:=4*DEGREES([.U150]*SIN(2*RADIANS([.I150]))-2*[.K150]*SIN(RADIANS([.J150]))+4*[.K150]*[.U150]*SIN(RADIANS([.J150]))*COS(2*RADIANS([.I150]))-0.5*[.U150]*[.U150]*SIN(4*RADIANS([.I150]))-1.25*[.K150]*[.K150]*SIN(2*RADIANS([.J150])))" office:value-type="float" office:value="-1.84934573524106" calcext:value-type="float">
            <text:p>-1.85</text:p>
          </table:table-cell>
          <table:table-cell table:formula="of:=DEGREES(ACOS(COS(RADIANS(90.833))/(COS(RADIANS([.$B$3]))*COS(RADIANS([.T150])))-TAN(RADIANS([.$B$3]))*TAN(RADIANS([.T150]))))" office:value-type="float" office:value="112.609828973739" calcext:value-type="float">
            <text:p>112.61</text:p>
          </table:table-cell>
          <table:table-cell table:style-name="ce8" table:formula="of:=(720-4*[.$B$4]-[.V150]+[.$B$5]*60)/1440" office:value-type="float" office:value="0.501284267871697" calcext:value-type="float">
            <text:p>12:01:51</text:p>
          </table:table-cell>
          <table:table-cell table:style-name="ce8" table:formula="of:=[.X150]-[.W150]*4/1440" office:value-type="float" office:value="0.188479187389088" calcext:value-type="float">
            <text:p>4:31:25</text:p>
          </table:table-cell>
          <table:table-cell table:style-name="ce8" table:formula="of:=[.X150]+[.W150]*4/1440" office:value-type="float" office:value="0.814089348354306" calcext:value-type="float">
            <text:p>19:32:17</text:p>
          </table:table-cell>
          <table:table-cell table:style-name="ce11" table:formula="of:=8*[.W150]" office:value-type="float" office:value="900.878631789914" calcext:value-type="float">
            <text:p>900.88</text:p>
          </table:table-cell>
          <table:table-cell table:formula="of:=MOD([.E150]*1440+[.V150]+4*[.$B$4]-60*[.$B$5];1440)" office:value-type="float" office:value="892.150654264757" calcext:value-type="float">
            <text:p>892.15</text:p>
          </table:table-cell>
          <table:table-cell table:formula="of:=IF([.AB150]/4&lt;0;[.AB150]/4+180;[.AB150]/4-180)" office:value-type="float" office:value="43.0376635661893" calcext:value-type="float">
            <text:p>43.04</text:p>
          </table:table-cell>
          <table:table-cell table:formula="of:=DEGREES(ACOS(SIN(RADIANS([.$B$3]))*SIN(RADIANS([.T150]))+COS(RADIANS([.$B$3]))*COS(RADIANS([.T150]))*COS(RADIANS([.AC150]))))" office:value-type="float" office:value="39.7017069898979" calcext:value-type="float">
            <text:p>39.7</text:p>
          </table:table-cell>
          <table:table-cell table:formula="of:=90-[.AD150]" office:value-type="float" office:value="50.2982930101021" calcext:value-type="float">
            <text:p>50.3</text:p>
          </table:table-cell>
          <table:table-cell table:formula="of:=IF([.AE150]&gt;85;0;IF([.AE150]&gt;5;58.1/TAN(RADIANS([.AE150]))-0.07/POWER(TAN(RADIANS([.AE150]));3)+0.000086/POWER(TAN(RADIANS([.AE150]));5);IF([.AE150]&gt;-0.575;1735+[.AE150]*(-518.2+[.AE150]*(103.4+[.AE150]*(-12.79+[.AE150]*0.711)));-20.772/TAN(RADIANS([.AE150])))))/3600" office:value-type="float" office:value="0.0133884565917669" calcext:value-type="float">
            <text:p>0.01</text:p>
          </table:table-cell>
          <table:table-cell table:formula="of:=[.AE150]+[.AF150]" office:value-type="float" office:value="50.3116814666939" calcext:value-type="float">
            <text:p>50.31</text:p>
          </table:table-cell>
          <table:table-cell table:formula="of:=IF([.AC150]&gt;0;MOD(DEGREES(ACOS(((SIN(RADIANS([.$B$3]))*COS(RADIANS([.AD150])))-SIN(RADIANS([.T150])))/(COS(RADIANS([.$B$3]))*SIN(RADIANS([.AD150])))))+180;360);MOD(540-DEGREES(ACOS(((SIN(RADIANS([.$B$3]))*COS(RADIANS([.AD150])))-SIN(RADIANS([.T150])))/(COS(RADIANS([.$B$3]))*SIN(RADIANS([.AD150])))));360))" office:value-type="float" office:value="258.591359835366" calcext:value-type="float">
            <text:p>258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50]+0.1/24" office:value-type="float" office:value="0.624999999999999" calcext:value-type="float">
            <text:p>15:00:00</text:p>
          </table:table-cell>
          <table:table-cell table:style-name="ce9" table:formula="of:=[.D151]+2415018.5+[.E151]-[.$B$5]/24" office:value-type="float" office:value="2455369.41666667" calcext:value-type="float">
            <text:p>2455369.42</text:p>
          </table:table-cell>
          <table:table-cell table:style-name="ce10" table:formula="of:=([.F151]-2451545)/36525" office:value-type="float" office:value="0.10470682181154" calcext:value-type="float">
            <text:p>0.10470682</text:p>
          </table:table-cell>
          <table:table-cell/>
          <table:table-cell table:formula="of:=MOD(280.46646+[.G151]*(36000.76983+[.G151]*0.0003032);360)" office:value-type="float" office:value="89.9926549922134" calcext:value-type="float">
            <text:p>89.99</text:p>
          </table:table-cell>
          <table:table-cell table:formula="of:=357.52911+[.G151]*(35999.05029-0.0001537*[.G151])" office:value-type="float" office:value="4126.87525241461" calcext:value-type="float">
            <text:p>4126.88</text:p>
          </table:table-cell>
          <table:table-cell table:formula="of:=0.016708634-[.G151]*(0.000042037+0.0000001267*[.G151])" office:value-type="float" office:value="0.0167042310502537" calcext:value-type="float">
            <text:p>0.02</text:p>
          </table:table-cell>
          <table:table-cell table:formula="of:=SIN(RADIANS([.J151]))*(1.914602-[.G151]*(0.004817+0.000014*[.G151]))+SIN(RADIANS(2*[.J151]))*(0.019993-0.000101*[.G151])+SIN(RADIANS(3*[.J151]))*0.000289" office:value-type="float" office:value="0.425983383414521" calcext:value-type="float">
            <text:p>0.43</text:p>
          </table:table-cell>
          <table:table-cell table:formula="of:=[.I151]+[.L151]" office:value-type="float" office:value="90.4186383756279" calcext:value-type="float">
            <text:p>90.42</text:p>
          </table:table-cell>
          <table:table-cell table:formula="of:=[.J151]+[.L151]" office:value-type="float" office:value="4127.30123579802" calcext:value-type="float">
            <text:p>4127.3</text:p>
          </table:table-cell>
          <table:table-cell table:formula="of:=(1.000001018*(1-[.K151]*[.K151]))/(1+[.K151]*COS(RADIANS([.N151])))" office:value-type="float" office:value="1.0162829611746" calcext:value-type="float">
            <text:p>1.02</text:p>
          </table:table-cell>
          <table:table-cell table:formula="of:=[.M151]-0.00569-0.00478*SIN(RADIANS(125.04-1934.136*[.G151]))" office:value-type="float" office:value="90.4176146590824" calcext:value-type="float">
            <text:p>90.42</text:p>
          </table:table-cell>
          <table:table-cell table:formula="of:=23+(26+((21.448-[.G151]*(46.815+[.G151]*(0.00059-[.G151]*0.001813))))/60)/60" office:value-type="float" office:value="23.4379294849305" calcext:value-type="float">
            <text:p>23.44</text:p>
          </table:table-cell>
          <table:table-cell table:formula="of:=[.Q151]+0.00256*COS(RADIANS(125.04-1934.136*[.G151]))" office:value-type="float" office:value="23.4384845634028" calcext:value-type="float">
            <text:p>23.44</text:p>
          </table:table-cell>
          <table:table-cell table:formula="of:=DEGREES(ATAN2(COS(RADIANS([.P151]));COS(RADIANS([.R151]))*SIN(RADIANS([.P151]))))" office:value-type="float" office:value="90.4551704471472" calcext:value-type="float">
            <text:p>90.46</text:p>
          </table:table-cell>
          <table:table-cell table:formula="of:=DEGREES(ASIN(SIN(RADIANS([.R151]))*SIN(RADIANS([.P151]))))" office:value-type="float" office:value="23.4378247496867" calcext:value-type="float">
            <text:p>23.44</text:p>
          </table:table-cell>
          <table:table-cell table:formula="of:=TAN(RADIANS([.R151]/2))*TAN(RADIANS([.R151]/2))" office:value-type="float" office:value="0.0430314834384686" calcext:value-type="float">
            <text:p>0.04</text:p>
          </table:table-cell>
          <table:table-cell table:formula="of:=4*DEGREES([.U151]*SIN(2*RADIANS([.I151]))-2*[.K151]*SIN(RADIANS([.J151]))+4*[.K151]*[.U151]*SIN(RADIANS([.J151]))*COS(2*RADIANS([.I151]))-0.5*[.U151]*[.U151]*SIN(4*RADIANS([.I151]))-1.25*[.K151]*[.K151]*SIN(2*RADIANS([.J151])))" office:value-type="float" office:value="-1.85025020554496" calcext:value-type="float">
            <text:p>-1.85</text:p>
          </table:table-cell>
          <table:table-cell table:formula="of:=DEGREES(ACOS(COS(RADIANS(90.833))/(COS(RADIANS([.$B$3]))*COS(RADIANS([.T151])))-TAN(RADIANS([.$B$3]))*TAN(RADIANS([.T151]))))" office:value-type="float" office:value="112.609815339303" calcext:value-type="float">
            <text:p>112.61</text:p>
          </table:table-cell>
          <table:table-cell table:style-name="ce8" table:formula="of:=(720-4*[.$B$4]-[.V151]+[.$B$5]*60)/1440" office:value-type="float" office:value="0.501284895976075" calcext:value-type="float">
            <text:p>12:01:51</text:p>
          </table:table-cell>
          <table:table-cell table:style-name="ce8" table:formula="of:=[.X151]-[.W151]*4/1440" office:value-type="float" office:value="0.188479853366899" calcext:value-type="float">
            <text:p>4:31:25</text:p>
          </table:table-cell>
          <table:table-cell table:style-name="ce8" table:formula="of:=[.X151]+[.W151]*4/1440" office:value-type="float" office:value="0.814089938585251" calcext:value-type="float">
            <text:p>19:32:17</text:p>
          </table:table-cell>
          <table:table-cell table:style-name="ce11" table:formula="of:=8*[.W151]" office:value-type="float" office:value="900.878522714427" calcext:value-type="float">
            <text:p>900.88</text:p>
          </table:table-cell>
          <table:table-cell table:formula="of:=MOD([.E151]*1440+[.V151]+4*[.$B$4]-60*[.$B$5];1440)" office:value-type="float" office:value="898.149749794454" calcext:value-type="float">
            <text:p>898.15</text:p>
          </table:table-cell>
          <table:table-cell table:formula="of:=IF([.AB151]/4&lt;0;[.AB151]/4+180;[.AB151]/4-180)" office:value-type="float" office:value="44.5374374486134" calcext:value-type="float">
            <text:p>44.54</text:p>
          </table:table-cell>
          <table:table-cell table:formula="of:=DEGREES(ACOS(SIN(RADIANS([.$B$3]))*SIN(RADIANS([.T151]))+COS(RADIANS([.$B$3]))*COS(RADIANS([.T151]))*COS(RADIANS([.AC151]))))" office:value-type="float" office:value="40.8302500632549" calcext:value-type="float">
            <text:p>40.83</text:p>
          </table:table-cell>
          <table:table-cell table:formula="of:=90-[.AD151]" office:value-type="float" office:value="49.1697499367451" calcext:value-type="float">
            <text:p>49.17</text:p>
          </table:table-cell>
          <table:table-cell table:formula="of:=IF([.AE151]&gt;85;0;IF([.AE151]&gt;5;58.1/TAN(RADIANS([.AE151]))-0.07/POWER(TAN(RADIANS([.AE151]));3)+0.000086/POWER(TAN(RADIANS([.AE151]));5);IF([.AE151]&gt;-0.575;1735+[.AE151]*(-518.2+[.AE151]*(103.4+[.AE151]*(-12.79+[.AE151]*0.711)));-20.772/TAN(RADIANS([.AE151])))))/3600" office:value-type="float" office:value="0.0139330573819905" calcext:value-type="float">
            <text:p>0.01</text:p>
          </table:table-cell>
          <table:table-cell table:formula="of:=[.AE151]+[.AF151]" office:value-type="float" office:value="49.1836829941271" calcext:value-type="float">
            <text:p>49.18</text:p>
          </table:table-cell>
          <table:table-cell table:formula="of:=IF([.AC151]&gt;0;MOD(DEGREES(ACOS(((SIN(RADIANS([.$B$3]))*COS(RADIANS([.AD151])))-SIN(RADIANS([.T151])))/(COS(RADIANS([.$B$3]))*SIN(RADIANS([.AD151])))))+180;360);MOD(540-DEGREES(ACOS(((SIN(RADIANS([.$B$3]))*COS(RADIANS([.AD151])))-SIN(RADIANS([.T151])))/(COS(RADIANS([.$B$3]))*SIN(RADIANS([.AD151])))));360))" office:value-type="float" office:value="259.809563932718" calcext:value-type="float">
            <text:p>259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51]+0.1/24" office:value-type="float" office:value="0.629166666666666" calcext:value-type="float">
            <text:p>15:06:00</text:p>
          </table:table-cell>
          <table:table-cell table:style-name="ce9" table:formula="of:=[.D152]+2415018.5+[.E152]-[.$B$5]/24" office:value-type="float" office:value="2455369.42083333" calcext:value-type="float">
            <text:p>2455369.42</text:p>
          </table:table-cell>
          <table:table-cell table:style-name="ce10" table:formula="of:=([.F152]-2451545)/36525" office:value-type="float" office:value="0.104706935888662" calcext:value-type="float">
            <text:p>0.10470694</text:p>
          </table:table-cell>
          <table:table-cell/>
          <table:table-cell table:formula="of:=MOD(280.46646+[.G152]*(36000.76983+[.G152]*0.0003032);360)" office:value-type="float" office:value="89.9967618564333" calcext:value-type="float">
            <text:p>90</text:p>
          </table:table-cell>
          <table:table-cell table:formula="of:=357.52911+[.G152]*(35999.05029-0.0001537*[.G152])" office:value-type="float" office:value="4126.87935908265" calcext:value-type="float">
            <text:p>4126.88</text:p>
          </table:table-cell>
          <table:table-cell table:formula="of:=0.016708634-[.G152]*(0.000042037+0.0000001267*[.G152])" office:value-type="float" office:value="0.0167042310454552" calcext:value-type="float">
            <text:p>0.02</text:p>
          </table:table-cell>
          <table:table-cell table:formula="of:=SIN(RADIANS([.J152]))*(1.914602-[.G152]*(0.004817+0.000014*[.G152]))+SIN(RADIANS(2*[.J152]))*(0.019993-0.000101*[.G152])+SIN(RADIANS(3*[.J152]))*0.000289" office:value-type="float" office:value="0.425852294355709" calcext:value-type="float">
            <text:p>0.43</text:p>
          </table:table-cell>
          <table:table-cell table:formula="of:=[.I152]+[.L152]" office:value-type="float" office:value="90.422614150789" calcext:value-type="float">
            <text:p>90.42</text:p>
          </table:table-cell>
          <table:table-cell table:formula="of:=[.J152]+[.L152]" office:value-type="float" office:value="4127.30521137701" calcext:value-type="float">
            <text:p>4127.31</text:p>
          </table:table-cell>
          <table:table-cell table:formula="of:=(1.000001018*(1-[.K152]*[.K152]))/(1+[.K152]*COS(RADIANS([.N152])))" office:value-type="float" office:value="1.01628322435723" calcext:value-type="float">
            <text:p>1.02</text:p>
          </table:table-cell>
          <table:table-cell table:formula="of:=[.M152]-0.00569-0.00478*SIN(RADIANS(125.04-1934.136*[.G152]))" office:value-type="float" office:value="90.4215904382347" calcext:value-type="float">
            <text:p>90.42</text:p>
          </table:table-cell>
          <table:table-cell table:formula="of:=23+(26+((21.448-[.G152]*(46.815+[.G152]*(0.00059-[.G152]*0.001813))))/60)/60" office:value-type="float" office:value="23.437929483447" calcext:value-type="float">
            <text:p>23.44</text:p>
          </table:table-cell>
          <table:table-cell table:formula="of:=[.Q152]+0.00256*COS(RADIANS(125.04-1934.136*[.G152]))" office:value-type="float" office:value="23.4384845522955" calcext:value-type="float">
            <text:p>23.44</text:p>
          </table:table-cell>
          <table:table-cell table:formula="of:=DEGREES(ATAN2(COS(RADIANS([.P152]));COS(RADIANS([.R152]))*SIN(RADIANS([.P152]))))" office:value-type="float" office:value="90.4595037359825" calcext:value-type="float">
            <text:p>90.46</text:p>
          </table:table-cell>
          <table:table-cell table:formula="of:=DEGREES(ASIN(SIN(RADIANS([.R152]))*SIN(RADIANS([.P152]))))" office:value-type="float" office:value="23.4378121157371" calcext:value-type="float">
            <text:p>23.44</text:p>
          </table:table-cell>
          <table:table-cell table:formula="of:=TAN(RADIANS([.R152]/2))*TAN(RADIANS([.R152]/2))" office:value-type="float" office:value="0.043031483396524" calcext:value-type="float">
            <text:p>0.04</text:p>
          </table:table-cell>
          <table:table-cell table:formula="of:=4*DEGREES([.U152]*SIN(2*RADIANS([.I152]))-2*[.K152]*SIN(RADIANS([.J152]))+4*[.K152]*[.U152]*SIN(RADIANS([.J152]))*COS(2*RADIANS([.I152]))-0.5*[.U152]*[.U152]*SIN(4*RADIANS([.I152]))-1.25*[.K152]*[.K152]*SIN(2*RADIANS([.J152])))" office:value-type="float" office:value="-1.85115466385555" calcext:value-type="float">
            <text:p>-1.85</text:p>
          </table:table-cell>
          <table:table-cell table:formula="of:=DEGREES(ACOS(COS(RADIANS(90.833))/(COS(RADIANS([.$B$3]))*COS(RADIANS([.T152])))-TAN(RADIANS([.$B$3]))*TAN(RADIANS([.T152]))))" office:value-type="float" office:value="112.609801574574" calcext:value-type="float">
            <text:p>112.61</text:p>
          </table:table-cell>
          <table:table-cell table:style-name="ce8" table:formula="of:=(720-4*[.$B$4]-[.V152]+[.$B$5]*60)/1440" office:value-type="float" office:value="0.501285524072124" calcext:value-type="float">
            <text:p>12:01:51</text:p>
          </table:table-cell>
          <table:table-cell table:style-name="ce8" table:formula="of:=[.X152]-[.W152]*4/1440" office:value-type="float" office:value="0.188480519698307" calcext:value-type="float">
            <text:p>4:31:25</text:p>
          </table:table-cell>
          <table:table-cell table:style-name="ce8" table:formula="of:=[.X152]+[.W152]*4/1440" office:value-type="float" office:value="0.814090528445942" calcext:value-type="float">
            <text:p>19:32:17</text:p>
          </table:table-cell>
          <table:table-cell table:style-name="ce11" table:formula="of:=8*[.W152]" office:value-type="float" office:value="900.878412596595" calcext:value-type="float">
            <text:p>900.88</text:p>
          </table:table-cell>
          <table:table-cell table:formula="of:=MOD([.E152]*1440+[.V152]+4*[.$B$4]-60*[.$B$5];1440)" office:value-type="float" office:value="904.148845336144" calcext:value-type="float">
            <text:p>904.15</text:p>
          </table:table-cell>
          <table:table-cell table:formula="of:=IF([.AB152]/4&lt;0;[.AB152]/4+180;[.AB152]/4-180)" office:value-type="float" office:value="46.0372113340359" calcext:value-type="float">
            <text:p>46.04</text:p>
          </table:table-cell>
          <table:table-cell table:formula="of:=DEGREES(ACOS(SIN(RADIANS([.$B$3]))*SIN(RADIANS([.T152]))+COS(RADIANS([.$B$3]))*COS(RADIANS([.T152]))*COS(RADIANS([.AC152]))))" office:value-type="float" office:value="41.9630522451791" calcext:value-type="float">
            <text:p>41.96</text:p>
          </table:table-cell>
          <table:table-cell table:formula="of:=90-[.AD152]" office:value-type="float" office:value="48.0369477548209" calcext:value-type="float">
            <text:p>48.04</text:p>
          </table:table-cell>
          <table:table-cell table:formula="of:=IF([.AE152]&gt;85;0;IF([.AE152]&gt;5;58.1/TAN(RADIANS([.AE152]))-0.07/POWER(TAN(RADIANS([.AE152]));3)+0.000086/POWER(TAN(RADIANS([.AE152]));5);IF([.AE152]&gt;-0.575;1735+[.AE152]*(-518.2+[.AE152]*(103.4+[.AE152]*(-12.79+[.AE152]*0.711)));-20.772/TAN(RADIANS([.AE152])))))/3600" office:value-type="float" office:value="0.0144985619978577" calcext:value-type="float">
            <text:p>0.01</text:p>
          </table:table-cell>
          <table:table-cell table:formula="of:=[.AE152]+[.AF152]" office:value-type="float" office:value="48.0514463168187" calcext:value-type="float">
            <text:p>48.05</text:p>
          </table:table-cell>
          <table:table-cell table:formula="of:=IF([.AC152]&gt;0;MOD(DEGREES(ACOS(((SIN(RADIANS([.$B$3]))*COS(RADIANS([.AD152])))-SIN(RADIANS([.T152])))/(COS(RADIANS([.$B$3]))*SIN(RADIANS([.AD152])))))+180;360);MOD(540-DEGREES(ACOS(((SIN(RADIANS([.$B$3]))*COS(RADIANS([.AD152])))-SIN(RADIANS([.T152])))/(COS(RADIANS([.$B$3]))*SIN(RADIANS([.AD152])))));360))" office:value-type="float" office:value="260.990968065824" calcext:value-type="float">
            <text:p>260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52]+0.1/24" office:value-type="float" office:value="0.633333333333332" calcext:value-type="float">
            <text:p>15:12:00</text:p>
          </table:table-cell>
          <table:table-cell table:style-name="ce9" table:formula="of:=[.D153]+2415018.5+[.E153]-[.$B$5]/24" office:value-type="float" office:value="2455369.425" calcext:value-type="float">
            <text:p>2455369.43</text:p>
          </table:table-cell>
          <table:table-cell table:style-name="ce10" table:formula="of:=([.F153]-2451545)/36525" office:value-type="float" office:value="0.104707049965772" calcext:value-type="float">
            <text:p>0.10470705</text:p>
          </table:table-cell>
          <table:table-cell/>
          <table:table-cell table:formula="of:=MOD(280.46646+[.G153]*(36000.76983+[.G153]*0.0003032);360)" office:value-type="float" office:value="90.0008687202208" calcext:value-type="float">
            <text:p>90</text:p>
          </table:table-cell>
          <table:table-cell table:formula="of:=357.52911+[.G153]*(35999.05029-0.0001537*[.G153])" office:value-type="float" office:value="4126.88346575027" calcext:value-type="float">
            <text:p>4126.88</text:p>
          </table:table-cell>
          <table:table-cell table:formula="of:=0.016708634-[.G153]*(0.000042037+0.0000001267*[.G153])" office:value-type="float" office:value="0.0167042310406567" calcext:value-type="float">
            <text:p>0.02</text:p>
          </table:table-cell>
          <table:table-cell table:formula="of:=SIN(RADIANS([.J153]))*(1.914602-[.G153]*(0.004817+0.000014*[.G153]))+SIN(RADIANS(2*[.J153]))*(0.019993-0.000101*[.G153])+SIN(RADIANS(3*[.J153]))*0.000289" office:value-type="float" office:value="0.425721203251604" calcext:value-type="float">
            <text:p>0.43</text:p>
          </table:table-cell>
          <table:table-cell table:formula="of:=[.I153]+[.L153]" office:value-type="float" office:value="90.4265899234724" calcext:value-type="float">
            <text:p>90.43</text:p>
          </table:table-cell>
          <table:table-cell table:formula="of:=[.J153]+[.L153]" office:value-type="float" office:value="4127.30918695352" calcext:value-type="float">
            <text:p>4127.31</text:p>
          </table:table-cell>
          <table:table-cell table:formula="of:=(1.000001018*(1-[.K153]*[.K153]))/(1+[.K153]*COS(RADIANS([.N153])))" office:value-type="float" office:value="1.01628348745878" calcext:value-type="float">
            <text:p>1.02</text:p>
          </table:table-cell>
          <table:table-cell table:formula="of:=[.M153]-0.00569-0.00478*SIN(RADIANS(125.04-1934.136*[.G153]))" office:value-type="float" office:value="90.4255662149092" calcext:value-type="float">
            <text:p>90.43</text:p>
          </table:table-cell>
          <table:table-cell table:formula="of:=23+(26+((21.448-[.G153]*(46.815+[.G153]*(0.00059-[.G153]*0.001813))))/60)/60" office:value-type="float" office:value="23.4379294819635" calcext:value-type="float">
            <text:p>23.44</text:p>
          </table:table-cell>
          <table:table-cell table:formula="of:=[.Q153]+0.00256*COS(RADIANS(125.04-1934.136*[.G153]))" office:value-type="float" office:value="23.4384845411882" calcext:value-type="float">
            <text:p>23.44</text:p>
          </table:table-cell>
          <table:table-cell table:formula="of:=DEGREES(ATAN2(COS(RADIANS([.P153]));COS(RADIANS([.R153]))*SIN(RADIANS([.P153]))))" office:value-type="float" office:value="90.4638370212847" calcext:value-type="float">
            <text:p>90.46</text:p>
          </table:table-cell>
          <table:table-cell table:formula="of:=DEGREES(ASIN(SIN(RADIANS([.R153]))*SIN(RADIANS([.P153]))))" office:value-type="float" office:value="23.437799362196" calcext:value-type="float">
            <text:p>23.44</text:p>
          </table:table-cell>
          <table:table-cell table:formula="of:=TAN(RADIANS([.R153]/2))*TAN(RADIANS([.R153]/2))" office:value-type="float" office:value="0.0430314833545795" calcext:value-type="float">
            <text:p>0.04</text:p>
          </table:table-cell>
          <table:table-cell table:formula="of:=4*DEGREES([.U153]*SIN(2*RADIANS([.I153]))-2*[.K153]*SIN(RADIANS([.J153]))+4*[.K153]*[.U153]*SIN(RADIANS([.J153]))*COS(2*RADIANS([.I153]))-0.5*[.U153]*[.U153]*SIN(4*RADIANS([.I153]))-1.25*[.K153]*[.K153]*SIN(2*RADIANS([.J153])))" office:value-type="float" office:value="-1.85205911004805" calcext:value-type="float">
            <text:p>-1.85</text:p>
          </table:table-cell>
          <table:table-cell table:formula="of:=DEGREES(ACOS(COS(RADIANS(90.833))/(COS(RADIANS([.$B$3]))*COS(RADIANS([.T153])))-TAN(RADIANS([.$B$3]))*TAN(RADIANS([.T153]))))" office:value-type="float" office:value="112.609787679554" calcext:value-type="float">
            <text:p>112.61</text:p>
          </table:table-cell>
          <table:table-cell table:style-name="ce8" table:formula="of:=(720-4*[.$B$4]-[.V153]+[.$B$5]*60)/1440" office:value-type="float" office:value="0.501286152159755" calcext:value-type="float">
            <text:p>12:01:51</text:p>
          </table:table-cell>
          <table:table-cell table:style-name="ce8" table:formula="of:=[.X153]-[.W153]*4/1440" office:value-type="float" office:value="0.188481186383214" calcext:value-type="float">
            <text:p>4:31:25</text:p>
          </table:table-cell>
          <table:table-cell table:style-name="ce8" table:formula="of:=[.X153]+[.W153]*4/1440" office:value-type="float" office:value="0.814091117936295" calcext:value-type="float">
            <text:p>19:32:17</text:p>
          </table:table-cell>
          <table:table-cell table:style-name="ce11" table:formula="of:=8*[.W153]" office:value-type="float" office:value="900.878301436435" calcext:value-type="float">
            <text:p>900.88</text:p>
          </table:table-cell>
          <table:table-cell table:formula="of:=MOD([.E153]*1440+[.V153]+4*[.$B$4]-60*[.$B$5];1440)" office:value-type="float" office:value="910.14794088995" calcext:value-type="float">
            <text:p>910.15</text:p>
          </table:table-cell>
          <table:table-cell table:formula="of:=IF([.AB153]/4&lt;0;[.AB153]/4+180;[.AB153]/4-180)" office:value-type="float" office:value="47.5369852224875" calcext:value-type="float">
            <text:p>47.54</text:p>
          </table:table-cell>
          <table:table-cell table:formula="of:=DEGREES(ACOS(SIN(RADIANS([.$B$3]))*SIN(RADIANS([.T153]))+COS(RADIANS([.$B$3]))*COS(RADIANS([.T153]))*COS(RADIANS([.AC153]))))" office:value-type="float" office:value="43.0995136556005" calcext:value-type="float">
            <text:p>43.1</text:p>
          </table:table-cell>
          <table:table-cell table:formula="of:=90-[.AD153]" office:value-type="float" office:value="46.9004863443995" calcext:value-type="float">
            <text:p>46.9</text:p>
          </table:table-cell>
          <table:table-cell table:formula="of:=IF([.AE153]&gt;85;0;IF([.AE153]&gt;5;58.1/TAN(RADIANS([.AE153]))-0.07/POWER(TAN(RADIANS([.AE153]));3)+0.000086/POWER(TAN(RADIANS([.AE153]));5);IF([.AE153]&gt;-0.575;1735+[.AE153]*(-518.2+[.AE153]*(103.4+[.AE153]*(-12.79+[.AE153]*0.711)));-20.772/TAN(RADIANS([.AE153])))))/3600" office:value-type="float" office:value="0.0150863322295142" calcext:value-type="float">
            <text:p>0.02</text:p>
          </table:table-cell>
          <table:table-cell table:formula="of:=[.AE153]+[.AF153]" office:value-type="float" office:value="46.915572676629" calcext:value-type="float">
            <text:p>46.92</text:p>
          </table:table-cell>
          <table:table-cell table:formula="of:=IF([.AC153]&gt;0;MOD(DEGREES(ACOS(((SIN(RADIANS([.$B$3]))*COS(RADIANS([.AD153])))-SIN(RADIANS([.T153])))/(COS(RADIANS([.$B$3]))*SIN(RADIANS([.AD153])))))+180;360);MOD(540-DEGREES(ACOS(((SIN(RADIANS([.$B$3]))*COS(RADIANS([.AD153])))-SIN(RADIANS([.T153])))/(COS(RADIANS([.$B$3]))*SIN(RADIANS([.AD153])))));360))" office:value-type="float" office:value="262.138742715166" calcext:value-type="float">
            <text:p>262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53]+0.1/24" office:value-type="float" office:value="0.637499999999999" calcext:value-type="float">
            <text:p>15:18:00</text:p>
          </table:table-cell>
          <table:table-cell table:style-name="ce9" table:formula="of:=[.D154]+2415018.5+[.E154]-[.$B$5]/24" office:value-type="float" office:value="2455369.42916667" calcext:value-type="float">
            <text:p>2455369.43</text:p>
          </table:table-cell>
          <table:table-cell table:style-name="ce10" table:formula="of:=([.F154]-2451545)/36525" office:value-type="float" office:value="0.104707164042894" calcext:value-type="float">
            <text:p>0.10470716</text:p>
          </table:table-cell>
          <table:table-cell/>
          <table:table-cell table:formula="of:=MOD(280.46646+[.G154]*(36000.76983+[.G154]*0.0003032);360)" office:value-type="float" office:value="90.0049755844402" calcext:value-type="float">
            <text:p>90</text:p>
          </table:table-cell>
          <table:table-cell table:formula="of:=357.52911+[.G154]*(35999.05029-0.0001537*[.G154])" office:value-type="float" office:value="4126.88757241832" calcext:value-type="float">
            <text:p>4126.89</text:p>
          </table:table-cell>
          <table:table-cell table:formula="of:=0.016708634-[.G154]*(0.000042037+0.0000001267*[.G154])" office:value-type="float" office:value="0.0167042310358583" calcext:value-type="float">
            <text:p>0.02</text:p>
          </table:table-cell>
          <table:table-cell table:formula="of:=SIN(RADIANS([.J154]))*(1.914602-[.G154]*(0.004817+0.000014*[.G154]))+SIN(RADIANS(2*[.J154]))*(0.019993-0.000101*[.G154])+SIN(RADIANS(3*[.J154]))*0.000289" office:value-type="float" office:value="0.425590110075394" calcext:value-type="float">
            <text:p>0.43</text:p>
          </table:table-cell>
          <table:table-cell table:formula="of:=[.I154]+[.L154]" office:value-type="float" office:value="90.4305656945156" calcext:value-type="float">
            <text:p>90.43</text:p>
          </table:table-cell>
          <table:table-cell table:formula="of:=[.J154]+[.L154]" office:value-type="float" office:value="4127.31316252839" calcext:value-type="float">
            <text:p>4127.31</text:p>
          </table:table-cell>
          <table:table-cell table:formula="of:=(1.000001018*(1-[.K154]*[.K154]))/(1+[.K154]*COS(RADIANS([.N154])))" office:value-type="float" office:value="1.01628375047929" calcext:value-type="float">
            <text:p>1.02</text:p>
          </table:table-cell>
          <table:table-cell table:formula="of:=[.M154]-0.00569-0.00478*SIN(RADIANS(125.04-1934.136*[.G154]))" office:value-type="float" office:value="90.4295419899435" calcext:value-type="float">
            <text:p>90.43</text:p>
          </table:table-cell>
          <table:table-cell table:formula="of:=23+(26+((21.448-[.G154]*(46.815+[.G154]*(0.00059-[.G154]*0.001813))))/60)/60" office:value-type="float" office:value="23.43792948048" calcext:value-type="float">
            <text:p>23.44</text:p>
          </table:table-cell>
          <table:table-cell table:formula="of:=[.Q154]+0.00256*COS(RADIANS(125.04-1934.136*[.G154]))" office:value-type="float" office:value="23.4384845300809" calcext:value-type="float">
            <text:p>23.44</text:p>
          </table:table-cell>
          <table:table-cell table:formula="of:=DEGREES(ATAN2(COS(RADIANS([.P154]));COS(RADIANS([.R154]))*SIN(RADIANS([.P154]))))" office:value-type="float" office:value="90.468170303959" calcext:value-type="float">
            <text:p>90.47</text:p>
          </table:table-cell>
          <table:table-cell table:formula="of:=DEGREES(ASIN(SIN(RADIANS([.R154]))*SIN(RADIANS([.P154]))))" office:value-type="float" office:value="23.4377864890612" calcext:value-type="float">
            <text:p>23.44</text:p>
          </table:table-cell>
          <table:table-cell table:formula="of:=TAN(RADIANS([.R154]/2))*TAN(RADIANS([.R154]/2))" office:value-type="float" office:value="0.0430314833126349" calcext:value-type="float">
            <text:p>0.04</text:p>
          </table:table-cell>
          <table:table-cell table:formula="of:=4*DEGREES([.U154]*SIN(2*RADIANS([.I154]))-2*[.K154]*SIN(RADIANS([.J154]))+4*[.K154]*[.U154]*SIN(RADIANS([.J154]))*COS(2*RADIANS([.I154]))-0.5*[.U154]*[.U154]*SIN(4*RADIANS([.I154]))-1.25*[.K154]*[.K154]*SIN(2*RADIANS([.J154])))" office:value-type="float" office:value="-1.85296354428502" calcext:value-type="float">
            <text:p>-1.85</text:p>
          </table:table-cell>
          <table:table-cell table:formula="of:=DEGREES(ACOS(COS(RADIANS(90.833))/(COS(RADIANS([.$B$3]))*COS(RADIANS([.T154])))-TAN(RADIANS([.$B$3]))*TAN(RADIANS([.T154]))))" office:value-type="float" office:value="112.609773654241" calcext:value-type="float">
            <text:p>112.61</text:p>
          </table:table-cell>
          <table:table-cell table:style-name="ce8" table:formula="of:=(720-4*[.$B$4]-[.V154]+[.$B$5]*60)/1440" office:value-type="float" office:value="0.501286780239086" calcext:value-type="float">
            <text:p>12:01:51</text:p>
          </table:table-cell>
          <table:table-cell table:style-name="ce8" table:formula="of:=[.X154]-[.W154]*4/1440" office:value-type="float" office:value="0.18848185342175" calcext:value-type="float">
            <text:p>4:31:25</text:p>
          </table:table-cell>
          <table:table-cell table:style-name="ce8" table:formula="of:=[.X154]+[.W154]*4/1440" office:value-type="float" office:value="0.814091707056421" calcext:value-type="float">
            <text:p>19:32:18</text:p>
          </table:table-cell>
          <table:table-cell table:style-name="ce11" table:formula="of:=8*[.W154]" office:value-type="float" office:value="900.878189233926" calcext:value-type="float">
            <text:p>900.88</text:p>
          </table:table-cell>
          <table:table-cell table:formula="of:=MOD([.E154]*1440+[.V154]+4*[.$B$4]-60*[.$B$5];1440)" office:value-type="float" office:value="916.147036455714" calcext:value-type="float">
            <text:p>916.15</text:p>
          </table:table-cell>
          <table:table-cell table:formula="of:=IF([.AB154]/4&lt;0;[.AB154]/4+180;[.AB154]/4-180)" office:value-type="float" office:value="49.0367591139284" calcext:value-type="float">
            <text:p>49.04</text:p>
          </table:table-cell>
          <table:table-cell table:formula="of:=DEGREES(ACOS(SIN(RADIANS([.$B$3]))*SIN(RADIANS([.T154]))+COS(RADIANS([.$B$3]))*COS(RADIANS([.T154]))*COS(RADIANS([.AC154]))))" office:value-type="float" office:value="44.2390831197378" calcext:value-type="float">
            <text:p>44.24</text:p>
          </table:table-cell>
          <table:table-cell table:formula="of:=90-[.AD154]" office:value-type="float" office:value="45.7609168802622" calcext:value-type="float">
            <text:p>45.76</text:p>
          </table:table-cell>
          <table:table-cell table:formula="of:=IF([.AE154]&gt;85;0;IF([.AE154]&gt;5;58.1/TAN(RADIANS([.AE154]))-0.07/POWER(TAN(RADIANS([.AE154]));3)+0.000086/POWER(TAN(RADIANS([.AE154]));5);IF([.AE154]&gt;-0.575;1735+[.AE154]*(-518.2+[.AE154]*(103.4+[.AE154]*(-12.79+[.AE154]*0.711)));-20.772/TAN(RADIANS([.AE154])))))/3600" office:value-type="float" office:value="0.0156978833437702" calcext:value-type="float">
            <text:p>0.02</text:p>
          </table:table-cell>
          <table:table-cell table:formula="of:=[.AE154]+[.AF154]" office:value-type="float" office:value="45.7766147636059" calcext:value-type="float">
            <text:p>45.78</text:p>
          </table:table-cell>
          <table:table-cell table:formula="of:=IF([.AC154]&gt;0;MOD(DEGREES(ACOS(((SIN(RADIANS([.$B$3]))*COS(RADIANS([.AD154])))-SIN(RADIANS([.T154])))/(COS(RADIANS([.$B$3]))*SIN(RADIANS([.AD154])))))+180;360);MOD(540-DEGREES(ACOS(((SIN(RADIANS([.$B$3]))*COS(RADIANS([.AD154])))-SIN(RADIANS([.T154])))/(COS(RADIANS([.$B$3]))*SIN(RADIANS([.AD154])))));360))" office:value-type="float" office:value="263.255783234857" calcext:value-type="float">
            <text:p>263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54]+0.1/24" office:value-type="float" office:value="0.641666666666666" calcext:value-type="float">
            <text:p>15:24:00</text:p>
          </table:table-cell>
          <table:table-cell table:style-name="ce9" table:formula="of:=[.D155]+2415018.5+[.E155]-[.$B$5]/24" office:value-type="float" office:value="2455369.43333333" calcext:value-type="float">
            <text:p>2455369.43</text:p>
          </table:table-cell>
          <table:table-cell table:style-name="ce10" table:formula="of:=([.F155]-2451545)/36525" office:value-type="float" office:value="0.104707278120003" calcext:value-type="float">
            <text:p>0.10470728</text:p>
          </table:table-cell>
          <table:table-cell/>
          <table:table-cell table:formula="of:=MOD(280.46646+[.G155]*(36000.76983+[.G155]*0.0003032);360)" office:value-type="float" office:value="90.0090824481908" calcext:value-type="float">
            <text:p>90.01</text:p>
          </table:table-cell>
          <table:table-cell table:formula="of:=357.52911+[.G155]*(35999.05029-0.0001537*[.G155])" office:value-type="float" office:value="4126.8916790859" calcext:value-type="float">
            <text:p>4126.89</text:p>
          </table:table-cell>
          <table:table-cell table:formula="of:=0.016708634-[.G155]*(0.000042037+0.0000001267*[.G155])" office:value-type="float" office:value="0.0167042310310598" calcext:value-type="float">
            <text:p>0.02</text:p>
          </table:table-cell>
          <table:table-cell table:formula="of:=SIN(RADIANS([.J155]))*(1.914602-[.G155]*(0.004817+0.000014*[.G155]))+SIN(RADIANS(2*[.J155]))*(0.019993-0.000101*[.G155])+SIN(RADIANS(3*[.J155]))*0.000289" office:value-type="float" office:value="0.425459014856333" calcext:value-type="float">
            <text:p>0.43</text:p>
          </table:table-cell>
          <table:table-cell table:formula="of:=[.I155]+[.L155]" office:value-type="float" office:value="90.4345414630472" calcext:value-type="float">
            <text:p>90.43</text:p>
          </table:table-cell>
          <table:table-cell table:formula="of:=[.J155]+[.L155]" office:value-type="float" office:value="4127.31713810075" calcext:value-type="float">
            <text:p>4127.32</text:p>
          </table:table-cell>
          <table:table-cell table:formula="of:=(1.000001018*(1-[.K155]*[.K155]))/(1+[.K155]*COS(RADIANS([.N155])))" office:value-type="float" office:value="1.01628401341872" calcext:value-type="float">
            <text:p>1.02</text:p>
          </table:table-cell>
          <table:table-cell table:formula="of:=[.M155]-0.00569-0.00478*SIN(RADIANS(125.04-1934.136*[.G155]))" office:value-type="float" office:value="90.433517762466" calcext:value-type="float">
            <text:p>90.43</text:p>
          </table:table-cell>
          <table:table-cell table:formula="of:=23+(26+((21.448-[.G155]*(46.815+[.G155]*(0.00059-[.G155]*0.001813))))/60)/60" office:value-type="float" office:value="23.4379294789965" calcext:value-type="float">
            <text:p>23.44</text:p>
          </table:table-cell>
          <table:table-cell table:formula="of:=[.Q155]+0.00256*COS(RADIANS(125.04-1934.136*[.G155]))" office:value-type="float" office:value="23.4384845189736" calcext:value-type="float">
            <text:p>23.44</text:p>
          </table:table-cell>
          <table:table-cell table:formula="of:=DEGREES(ATAN2(COS(RADIANS([.P155]));COS(RADIANS([.R155]))*SIN(RADIANS([.P155]))))" office:value-type="float" office:value="90.4725035830476" calcext:value-type="float">
            <text:p>90.47</text:p>
          </table:table-cell>
          <table:table-cell table:formula="of:=DEGREES(ASIN(SIN(RADIANS([.R155]))*SIN(RADIANS([.P155]))))" office:value-type="float" office:value="23.4377734963356" calcext:value-type="float">
            <text:p>23.44</text:p>
          </table:table-cell>
          <table:table-cell table:formula="of:=TAN(RADIANS([.R155]/2))*TAN(RADIANS([.R155]/2))" office:value-type="float" office:value="0.0430314832706902" calcext:value-type="float">
            <text:p>0.04</text:p>
          </table:table-cell>
          <table:table-cell table:formula="of:=4*DEGREES([.U155]*SIN(2*RADIANS([.I155]))-2*[.K155]*SIN(RADIANS([.J155]))+4*[.K155]*[.U155]*SIN(RADIANS([.J155]))*COS(2*RADIANS([.I155]))-0.5*[.U155]*[.U155]*SIN(4*RADIANS([.I155]))-1.25*[.K155]*[.K155]*SIN(2*RADIANS([.J155])))" office:value-type="float" office:value="-1.85386796633901" calcext:value-type="float">
            <text:p>-1.85</text:p>
          </table:table-cell>
          <table:table-cell table:formula="of:=DEGREES(ACOS(COS(RADIANS(90.833))/(COS(RADIANS([.$B$3]))*COS(RADIANS([.T155])))-TAN(RADIANS([.$B$3]))*TAN(RADIANS([.T155]))))" office:value-type="float" office:value="112.609759498637" calcext:value-type="float">
            <text:p>112.61</text:p>
          </table:table-cell>
          <table:table-cell table:style-name="ce8" table:formula="of:=(720-4*[.$B$4]-[.V155]+[.$B$5]*60)/1440" office:value-type="float" office:value="0.501287408309958" calcext:value-type="float">
            <text:p>12:01:51</text:p>
          </table:table-cell>
          <table:table-cell table:style-name="ce8" table:formula="of:=[.X155]-[.W155]*4/1440" office:value-type="float" office:value="0.188482520813745" calcext:value-type="float">
            <text:p>4:31:25</text:p>
          </table:table-cell>
          <table:table-cell table:style-name="ce8" table:formula="of:=[.X155]+[.W155]*4/1440" office:value-type="float" office:value="0.814092295806172" calcext:value-type="float">
            <text:p>19:32:18</text:p>
          </table:table-cell>
          <table:table-cell table:style-name="ce11" table:formula="of:=8*[.W155]" office:value-type="float" office:value="900.878075989096" calcext:value-type="float">
            <text:p>900.88</text:p>
          </table:table-cell>
          <table:table-cell table:formula="of:=MOD([.E155]*1440+[.V155]+4*[.$B$4]-60*[.$B$5];1440)" office:value-type="float" office:value="922.14613203366" calcext:value-type="float">
            <text:p>922.15</text:p>
          </table:table-cell>
          <table:table-cell table:formula="of:=IF([.AB155]/4&lt;0;[.AB155]/4+180;[.AB155]/4-180)" office:value-type="float" office:value="50.536533008415" calcext:value-type="float">
            <text:p>50.54</text:p>
          </table:table-cell>
          <table:table-cell table:formula="of:=DEGREES(ACOS(SIN(RADIANS([.$B$3]))*SIN(RADIANS([.T155]))+COS(RADIANS([.$B$3]))*COS(RADIANS([.T155]))*COS(RADIANS([.AC155]))))" office:value-type="float" office:value="45.3812521210184" calcext:value-type="float">
            <text:p>45.38</text:p>
          </table:table-cell>
          <table:table-cell table:formula="of:=90-[.AD155]" office:value-type="float" office:value="44.6187478789816" calcext:value-type="float">
            <text:p>44.62</text:p>
          </table:table-cell>
          <table:table-cell table:formula="of:=IF([.AE155]&gt;85;0;IF([.AE155]&gt;5;58.1/TAN(RADIANS([.AE155]))-0.07/POWER(TAN(RADIANS([.AE155]));3)+0.000086/POWER(TAN(RADIANS([.AE155]));5);IF([.AE155]&gt;-0.575;1735+[.AE155]*(-518.2+[.AE155]*(103.4+[.AE155]*(-12.79+[.AE155]*0.711)));-20.772/TAN(RADIANS([.AE155])))))/3600" office:value-type="float" office:value="0.0163348996043385" calcext:value-type="float">
            <text:p>0.02</text:p>
          </table:table-cell>
          <table:table-cell table:formula="of:=[.AE155]+[.AF155]" office:value-type="float" office:value="44.6350827785859" calcext:value-type="float">
            <text:p>44.64</text:p>
          </table:table-cell>
          <table:table-cell table:formula="of:=IF([.AC155]&gt;0;MOD(DEGREES(ACOS(((SIN(RADIANS([.$B$3]))*COS(RADIANS([.AD155])))-SIN(RADIANS([.T155])))/(COS(RADIANS([.$B$3]))*SIN(RADIANS([.AD155])))))+180;360);MOD(540-DEGREES(ACOS(((SIN(RADIANS([.$B$3]))*COS(RADIANS([.AD155])))-SIN(RADIANS([.T155])))/(COS(RADIANS([.$B$3]))*SIN(RADIANS([.AD155])))));360))" office:value-type="float" office:value="264.34473850451" calcext:value-type="float">
            <text:p>264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55]+0.1/24" office:value-type="float" office:value="0.645833333333332" calcext:value-type="float">
            <text:p>15:30:00</text:p>
          </table:table-cell>
          <table:table-cell table:style-name="ce9" table:formula="of:=[.D156]+2415018.5+[.E156]-[.$B$5]/24" office:value-type="float" office:value="2455369.4375" calcext:value-type="float">
            <text:p>2455369.44</text:p>
          </table:table-cell>
          <table:table-cell table:style-name="ce10" table:formula="of:=([.F156]-2451545)/36525" office:value-type="float" office:value="0.104707392197125" calcext:value-type="float">
            <text:p>0.10470739</text:p>
          </table:table-cell>
          <table:table-cell/>
          <table:table-cell table:formula="of:=MOD(280.46646+[.G156]*(36000.76983+[.G156]*0.0003032);360)" office:value-type="float" office:value="90.0131893124103" calcext:value-type="float">
            <text:p>90.01</text:p>
          </table:table-cell>
          <table:table-cell table:formula="of:=357.52911+[.G156]*(35999.05029-0.0001537*[.G156])" office:value-type="float" office:value="4126.89578575395" calcext:value-type="float">
            <text:p>4126.9</text:p>
          </table:table-cell>
          <table:table-cell table:formula="of:=0.016708634-[.G156]*(0.000042037+0.0000001267*[.G156])" office:value-type="float" office:value="0.0167042310262613" calcext:value-type="float">
            <text:p>0.02</text:p>
          </table:table-cell>
          <table:table-cell table:formula="of:=SIN(RADIANS([.J156]))*(1.914602-[.G156]*(0.004817+0.000014*[.G156]))+SIN(RADIANS(2*[.J156]))*(0.019993-0.000101*[.G156])+SIN(RADIANS(3*[.J156]))*0.000289" office:value-type="float" office:value="0.425327917565217" calcext:value-type="float">
            <text:p>0.43</text:p>
          </table:table-cell>
          <table:table-cell table:formula="of:=[.I156]+[.L156]" office:value-type="float" office:value="90.4385172299755" calcext:value-type="float">
            <text:p>90.44</text:p>
          </table:table-cell>
          <table:table-cell table:formula="of:=[.J156]+[.L156]" office:value-type="float" office:value="4127.32111367151" calcext:value-type="float">
            <text:p>4127.32</text:p>
          </table:table-cell>
          <table:table-cell table:formula="of:=(1.000001018*(1-[.K156]*[.K156]))/(1+[.K156]*COS(RADIANS([.N156])))" office:value-type="float" office:value="1.01628427627712" calcext:value-type="float">
            <text:p>1.02</text:p>
          </table:table-cell>
          <table:table-cell table:formula="of:=[.M156]-0.00569-0.00478*SIN(RADIANS(125.04-1934.136*[.G156]))" office:value-type="float" office:value="90.4374935333853" calcext:value-type="float">
            <text:p>90.44</text:p>
          </table:table-cell>
          <table:table-cell table:formula="of:=23+(26+((21.448-[.G156]*(46.815+[.G156]*(0.00059-[.G156]*0.001813))))/60)/60" office:value-type="float" office:value="23.4379294775131" calcext:value-type="float">
            <text:p>23.44</text:p>
          </table:table-cell>
          <table:table-cell table:formula="of:=[.Q156]+0.00256*COS(RADIANS(125.04-1934.136*[.G156]))" office:value-type="float" office:value="23.4384845078663" calcext:value-type="float">
            <text:p>23.44</text:p>
          </table:table-cell>
          <table:table-cell table:formula="of:=DEGREES(ATAN2(COS(RADIANS([.P156]));COS(RADIANS([.R156]))*SIN(RADIANS([.P156]))))" office:value-type="float" office:value="90.4768368595329" calcext:value-type="float">
            <text:p>90.48</text:p>
          </table:table-cell>
          <table:table-cell table:formula="of:=DEGREES(ASIN(SIN(RADIANS([.R156]))*SIN(RADIANS([.P156]))))" office:value-type="float" office:value="23.4377603840167" calcext:value-type="float">
            <text:p>23.44</text:p>
          </table:table-cell>
          <table:table-cell table:formula="of:=TAN(RADIANS([.R156]/2))*TAN(RADIANS([.R156]/2))" office:value-type="float" office:value="0.0430314832287456" calcext:value-type="float">
            <text:p>0.04</text:p>
          </table:table-cell>
          <table:table-cell table:formula="of:=4*DEGREES([.U156]*SIN(2*RADIANS([.I156]))-2*[.K156]*SIN(RADIANS([.J156]))+4*[.K156]*[.U156]*SIN(RADIANS([.J156]))*COS(2*RADIANS([.I156]))-0.5*[.U156]*[.U156]*SIN(4*RADIANS([.I156]))-1.25*[.K156]*[.K156]*SIN(2*RADIANS([.J156])))" office:value-type="float" office:value="-1.85477237638849" calcext:value-type="float">
            <text:p>-1.85</text:p>
          </table:table-cell>
          <table:table-cell table:formula="of:=DEGREES(ACOS(COS(RADIANS(90.833))/(COS(RADIANS([.$B$3]))*COS(RADIANS([.T156])))-TAN(RADIANS([.$B$3]))*TAN(RADIANS([.T156]))))" office:value-type="float" office:value="112.60974521274" calcext:value-type="float">
            <text:p>112.61</text:p>
          </table:table-cell>
          <table:table-cell table:style-name="ce8" table:formula="of:=(720-4*[.$B$4]-[.V156]+[.$B$5]*60)/1440" office:value-type="float" office:value="0.501288036372493" calcext:value-type="float">
            <text:p>12:01:51</text:p>
          </table:table-cell>
          <table:table-cell table:style-name="ce8" table:formula="of:=[.X156]-[.W156]*4/1440" office:value-type="float" office:value="0.188483188559326" calcext:value-type="float">
            <text:p>4:31:25</text:p>
          </table:table-cell>
          <table:table-cell table:style-name="ce8" table:formula="of:=[.X156]+[.W156]*4/1440" office:value-type="float" office:value="0.814092884185661" calcext:value-type="float">
            <text:p>19:32:18</text:p>
          </table:table-cell>
          <table:table-cell table:style-name="ce11" table:formula="of:=8*[.W156]" office:value-type="float" office:value="900.877961701923" calcext:value-type="float">
            <text:p>900.88</text:p>
          </table:table-cell>
          <table:table-cell table:formula="of:=MOD([.E156]*1440+[.V156]+4*[.$B$4]-60*[.$B$5];1440)" office:value-type="float" office:value="928.14522762361" calcext:value-type="float">
            <text:p>928.15</text:p>
          </table:table-cell>
          <table:table-cell table:formula="of:=IF([.AB156]/4&lt;0;[.AB156]/4+180;[.AB156]/4-180)" office:value-type="float" office:value="52.0363069059024" calcext:value-type="float">
            <text:p>52.04</text:p>
          </table:table-cell>
          <table:table-cell table:formula="of:=DEGREES(ACOS(SIN(RADIANS([.$B$3]))*SIN(RADIANS([.T156]))+COS(RADIANS([.$B$3]))*COS(RADIANS([.T156]))*COS(RADIANS([.AC156]))))" office:value-type="float" office:value="46.5255495197633" calcext:value-type="float">
            <text:p>46.53</text:p>
          </table:table-cell>
          <table:table-cell table:formula="of:=90-[.AD156]" office:value-type="float" office:value="43.4744504802367" calcext:value-type="float">
            <text:p>43.47</text:p>
          </table:table-cell>
          <table:table-cell table:formula="of:=IF([.AE156]&gt;85;0;IF([.AE156]&gt;5;58.1/TAN(RADIANS([.AE156]))-0.07/POWER(TAN(RADIANS([.AE156]));3)+0.000086/POWER(TAN(RADIANS([.AE156]));5);IF([.AE156]&gt;-0.575;1735+[.AE156]*(-518.2+[.AE156]*(103.4+[.AE156]*(-12.79+[.AE156]*0.711)));-20.772/TAN(RADIANS([.AE156])))))/3600" office:value-type="float" office:value="0.0169992525783262" calcext:value-type="float">
            <text:p>0.02</text:p>
          </table:table-cell>
          <table:table-cell table:formula="of:=[.AE156]+[.AF156]" office:value-type="float" office:value="43.491449732815" calcext:value-type="float">
            <text:p>43.49</text:p>
          </table:table-cell>
          <table:table-cell table:formula="of:=IF([.AC156]&gt;0;MOD(DEGREES(ACOS(((SIN(RADIANS([.$B$3]))*COS(RADIANS([.AD156])))-SIN(RADIANS([.T156])))/(COS(RADIANS([.$B$3]))*SIN(RADIANS([.AD156])))))+180;360);MOD(540-DEGREES(ACOS(((SIN(RADIANS([.$B$3]))*COS(RADIANS([.AD156])))-SIN(RADIANS([.T156])))/(COS(RADIANS([.$B$3]))*SIN(RADIANS([.AD156])))));360))" office:value-type="float" office:value="265.408036555418" calcext:value-type="float">
            <text:p>265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56]+0.1/24" office:value-type="float" office:value="0.649999999999999" calcext:value-type="float">
            <text:p>15:36:00</text:p>
          </table:table-cell>
          <table:table-cell table:style-name="ce9" table:formula="of:=[.D157]+2415018.5+[.E157]-[.$B$5]/24" office:value-type="float" office:value="2455369.44166667" calcext:value-type="float">
            <text:p>2455369.44</text:p>
          </table:table-cell>
          <table:table-cell table:style-name="ce10" table:formula="of:=([.F157]-2451545)/36525" office:value-type="float" office:value="0.104707506274235" calcext:value-type="float">
            <text:p>0.10470751</text:p>
          </table:table-cell>
          <table:table-cell/>
          <table:table-cell table:formula="of:=MOD(280.46646+[.G157]*(36000.76983+[.G157]*0.0003032);360)" office:value-type="float" office:value="90.0172961761973" calcext:value-type="float">
            <text:p>90.02</text:p>
          </table:table-cell>
          <table:table-cell table:formula="of:=357.52911+[.G157]*(35999.05029-0.0001537*[.G157])" office:value-type="float" office:value="4126.89989242156" calcext:value-type="float">
            <text:p>4126.9</text:p>
          </table:table-cell>
          <table:table-cell table:formula="of:=0.016708634-[.G157]*(0.000042037+0.0000001267*[.G157])" office:value-type="float" office:value="0.0167042310214628" calcext:value-type="float">
            <text:p>0.02</text:p>
          </table:table-cell>
          <table:table-cell table:formula="of:=SIN(RADIANS([.J157]))*(1.914602-[.G157]*(0.004817+0.000014*[.G157]))+SIN(RADIANS(2*[.J157]))*(0.019993-0.000101*[.G157])+SIN(RADIANS(3*[.J157]))*0.000289" office:value-type="float" office:value="0.425196818231481" calcext:value-type="float">
            <text:p>0.43</text:p>
          </table:table-cell>
          <table:table-cell table:formula="of:=[.I157]+[.L157]" office:value-type="float" office:value="90.4424929944288" calcext:value-type="float">
            <text:p>90.44</text:p>
          </table:table-cell>
          <table:table-cell table:formula="of:=[.J157]+[.L157]" office:value-type="float" office:value="4127.32508923979" calcext:value-type="float">
            <text:p>4127.33</text:p>
          </table:table-cell>
          <table:table-cell table:formula="of:=(1.000001018*(1-[.K157]*[.K157]))/(1+[.K157]*COS(RADIANS([.N157])))" office:value-type="float" office:value="1.01628453905443" calcext:value-type="float">
            <text:p>1.02</text:p>
          </table:table-cell>
          <table:table-cell table:formula="of:=[.M157]-0.00569-0.00478*SIN(RADIANS(125.04-1934.136*[.G157]))" office:value-type="float" office:value="90.4414693018294" calcext:value-type="float">
            <text:p>90.44</text:p>
          </table:table-cell>
          <table:table-cell table:formula="of:=23+(26+((21.448-[.G157]*(46.815+[.G157]*(0.00059-[.G157]*0.001813))))/60)/60" office:value-type="float" office:value="23.4379294760296" calcext:value-type="float">
            <text:p>23.44</text:p>
          </table:table-cell>
          <table:table-cell table:formula="of:=[.Q157]+0.00256*COS(RADIANS(125.04-1934.136*[.G157]))" office:value-type="float" office:value="23.438484496759" calcext:value-type="float">
            <text:p>23.44</text:p>
          </table:table-cell>
          <table:table-cell table:formula="of:=DEGREES(ATAN2(COS(RADIANS([.P157]));COS(RADIANS([.R157]))*SIN(RADIANS([.P157]))))" office:value-type="float" office:value="90.4811701324567" calcext:value-type="float">
            <text:p>90.48</text:p>
          </table:table-cell>
          <table:table-cell table:formula="of:=DEGREES(ASIN(SIN(RADIANS([.R157]))*SIN(RADIANS([.P157]))))" office:value-type="float" office:value="23.4377471521075" calcext:value-type="float">
            <text:p>23.44</text:p>
          </table:table-cell>
          <table:table-cell table:formula="of:=TAN(RADIANS([.R157]/2))*TAN(RADIANS([.R157]/2))" office:value-type="float" office:value="0.0430314831868009" calcext:value-type="float">
            <text:p>0.04</text:p>
          </table:table-cell>
          <table:table-cell table:formula="of:=4*DEGREES([.U157]*SIN(2*RADIANS([.I157]))-2*[.K157]*SIN(RADIANS([.J157]))+4*[.K157]*[.U157]*SIN(RADIANS([.J157]))*COS(2*RADIANS([.I157]))-0.5*[.U157]*[.U157]*SIN(4*RADIANS([.I157]))-1.25*[.K157]*[.K157]*SIN(2*RADIANS([.J157])))" office:value-type="float" office:value="-1.85567677420664" calcext:value-type="float">
            <text:p>-1.86</text:p>
          </table:table-cell>
          <table:table-cell table:formula="of:=DEGREES(ACOS(COS(RADIANS(90.833))/(COS(RADIANS([.$B$3]))*COS(RADIANS([.T157])))-TAN(RADIANS([.$B$3]))*TAN(RADIANS([.T157]))))" office:value-type="float" office:value="112.609730796554" calcext:value-type="float">
            <text:p>112.61</text:p>
          </table:table-cell>
          <table:table-cell table:style-name="ce8" table:formula="of:=(720-4*[.$B$4]-[.V157]+[.$B$5]*60)/1440" office:value-type="float" office:value="0.50128866442653" calcext:value-type="float">
            <text:p>12:01:51</text:p>
          </table:table-cell>
          <table:table-cell table:style-name="ce8" table:formula="of:=[.X157]-[.W157]*4/1440" office:value-type="float" office:value="0.188483856658323" calcext:value-type="float">
            <text:p>4:31:25</text:p>
          </table:table-cell>
          <table:table-cell table:style-name="ce8" table:formula="of:=[.X157]+[.W157]*4/1440" office:value-type="float" office:value="0.814093472194737" calcext:value-type="float">
            <text:p>19:32:18</text:p>
          </table:table-cell>
          <table:table-cell table:style-name="ce11" table:formula="of:=8*[.W157]" office:value-type="float" office:value="900.877846372435" calcext:value-type="float">
            <text:p>900.88</text:p>
          </table:table-cell>
          <table:table-cell table:formula="of:=MOD([.E157]*1440+[.V157]+4*[.$B$4]-60*[.$B$5];1440)" office:value-type="float" office:value="934.144323225792" calcext:value-type="float">
            <text:p>934.14</text:p>
          </table:table-cell>
          <table:table-cell table:formula="of:=IF([.AB157]/4&lt;0;[.AB157]/4+180;[.AB157]/4-180)" office:value-type="float" office:value="53.536080806448" calcext:value-type="float">
            <text:p>53.54</text:p>
          </table:table-cell>
          <table:table-cell table:formula="of:=DEGREES(ACOS(SIN(RADIANS([.$B$3]))*SIN(RADIANS([.T157]))+COS(RADIANS([.$B$3]))*COS(RADIANS([.T157]))*COS(RADIANS([.AC157]))))" office:value-type="float" office:value="47.6715369312394" calcext:value-type="float">
            <text:p>47.67</text:p>
          </table:table-cell>
          <table:table-cell table:formula="of:=90-[.AD157]" office:value-type="float" office:value="42.3284630687606" calcext:value-type="float">
            <text:p>42.33</text:p>
          </table:table-cell>
          <table:table-cell table:formula="of:=IF([.AE157]&gt;85;0;IF([.AE157]&gt;5;58.1/TAN(RADIANS([.AE157]))-0.07/POWER(TAN(RADIANS([.AE157]));3)+0.000086/POWER(TAN(RADIANS([.AE157]));5);IF([.AE157]&gt;-0.575;1735+[.AE157]*(-518.2+[.AE157]*(103.4+[.AE157]*(-12.79+[.AE157]*0.711)));-20.772/TAN(RADIANS([.AE157])))))/3600" office:value-type="float" office:value="0.0176930226558723" calcext:value-type="float">
            <text:p>0.02</text:p>
          </table:table-cell>
          <table:table-cell table:formula="of:=[.AE157]+[.AF157]" office:value-type="float" office:value="42.3461560914165" calcext:value-type="float">
            <text:p>42.35</text:p>
          </table:table-cell>
          <table:table-cell table:formula="of:=IF([.AC157]&gt;0;MOD(DEGREES(ACOS(((SIN(RADIANS([.$B$3]))*COS(RADIANS([.AD157])))-SIN(RADIANS([.T157])))/(COS(RADIANS([.$B$3]))*SIN(RADIANS([.AD157])))))+180;360);MOD(540-DEGREES(ACOS(((SIN(RADIANS([.$B$3]))*COS(RADIANS([.AD157])))-SIN(RADIANS([.T157])))/(COS(RADIANS([.$B$3]))*SIN(RADIANS([.AD157])))));360))" office:value-type="float" office:value="266.447907458205" calcext:value-type="float">
            <text:p>266.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57]+0.1/24" office:value-type="float" office:value="0.654166666666666" calcext:value-type="float">
            <text:p>15:42:00</text:p>
          </table:table-cell>
          <table:table-cell table:style-name="ce9" table:formula="of:=[.D158]+2415018.5+[.E158]-[.$B$5]/24" office:value-type="float" office:value="2455369.44583333" calcext:value-type="float">
            <text:p>2455369.45</text:p>
          </table:table-cell>
          <table:table-cell table:style-name="ce10" table:formula="of:=([.F158]-2451545)/36525" office:value-type="float" office:value="0.104707620351357" calcext:value-type="float">
            <text:p>0.10470762</text:p>
          </table:table-cell>
          <table:table-cell/>
          <table:table-cell table:formula="of:=MOD(280.46646+[.G158]*(36000.76983+[.G158]*0.0003032);360)" office:value-type="float" office:value="90.0214030404172" calcext:value-type="float">
            <text:p>90.02</text:p>
          </table:table-cell>
          <table:table-cell table:formula="of:=357.52911+[.G158]*(35999.05029-0.0001537*[.G158])" office:value-type="float" office:value="4126.90399908961" calcext:value-type="float">
            <text:p>4126.9</text:p>
          </table:table-cell>
          <table:table-cell table:formula="of:=0.016708634-[.G158]*(0.000042037+0.0000001267*[.G158])" office:value-type="float" office:value="0.0167042310166643" calcext:value-type="float">
            <text:p>0.02</text:p>
          </table:table-cell>
          <table:table-cell table:formula="of:=SIN(RADIANS([.J158]))*(1.914602-[.G158]*(0.004817+0.000014*[.G158]))+SIN(RADIANS(2*[.J158]))*(0.019993-0.000101*[.G158])+SIN(RADIANS(3*[.J158]))*0.000289" office:value-type="float" office:value="0.425065716828028" calcext:value-type="float">
            <text:p>0.43</text:p>
          </table:table-cell>
          <table:table-cell table:formula="of:=[.I158]+[.L158]" office:value-type="float" office:value="90.4464687572453" calcext:value-type="float">
            <text:p>90.45</text:p>
          </table:table-cell>
          <table:table-cell table:formula="of:=[.J158]+[.L158]" office:value-type="float" office:value="4127.32906480644" calcext:value-type="float">
            <text:p>4127.33</text:p>
          </table:table-cell>
          <table:table-cell table:formula="of:=(1.000001018*(1-[.K158]*[.K158]))/(1+[.K158]*COS(RADIANS([.N158])))" office:value-type="float" office:value="1.01628480175071" calcext:value-type="float">
            <text:p>1.02</text:p>
          </table:table-cell>
          <table:table-cell table:formula="of:=[.M158]-0.00569-0.00478*SIN(RADIANS(125.04-1934.136*[.G158]))" office:value-type="float" office:value="90.4454450686366" calcext:value-type="float">
            <text:p>90.45</text:p>
          </table:table-cell>
          <table:table-cell table:formula="of:=23+(26+((21.448-[.G158]*(46.815+[.G158]*(0.00059-[.G158]*0.001813))))/60)/60" office:value-type="float" office:value="23.4379294745461" calcext:value-type="float">
            <text:p>23.44</text:p>
          </table:table-cell>
          <table:table-cell table:formula="of:=[.Q158]+0.00256*COS(RADIANS(125.04-1934.136*[.G158]))" office:value-type="float" office:value="23.4384844856517" calcext:value-type="float">
            <text:p>23.44</text:p>
          </table:table-cell>
          <table:table-cell table:formula="of:=DEGREES(ATAN2(COS(RADIANS([.P158]));COS(RADIANS([.R158]))*SIN(RADIANS([.P158]))))" office:value-type="float" office:value="90.4855034027249" calcext:value-type="float">
            <text:p>90.49</text:p>
          </table:table-cell>
          <table:table-cell table:formula="of:=DEGREES(ASIN(SIN(RADIANS([.R158]))*SIN(RADIANS([.P158]))))" office:value-type="float" office:value="23.4377338006055" calcext:value-type="float">
            <text:p>23.44</text:p>
          </table:table-cell>
          <table:table-cell table:formula="of:=TAN(RADIANS([.R158]/2))*TAN(RADIANS([.R158]/2))" office:value-type="float" office:value="0.0430314831448562" calcext:value-type="float">
            <text:p>0.04</text:p>
          </table:table-cell>
          <table:table-cell table:formula="of:=4*DEGREES([.U158]*SIN(2*RADIANS([.I158]))-2*[.K158]*SIN(RADIANS([.J158]))+4*[.K158]*[.U158]*SIN(RADIANS([.J158]))*COS(2*RADIANS([.I158]))-0.5*[.U158]*[.U158]*SIN(4*RADIANS([.I158]))-1.25*[.K158]*[.K158]*SIN(2*RADIANS([.J158])))" office:value-type="float" office:value="-1.85658115995511" calcext:value-type="float">
            <text:p>-1.86</text:p>
          </table:table-cell>
          <table:table-cell table:formula="of:=DEGREES(ACOS(COS(RADIANS(90.833))/(COS(RADIANS([.$B$3]))*COS(RADIANS([.T158])))-TAN(RADIANS([.$B$3]))*TAN(RADIANS([.T158]))))" office:value-type="float" office:value="112.609716250076" calcext:value-type="float">
            <text:p>112.61</text:p>
          </table:table-cell>
          <table:table-cell table:style-name="ce8" table:formula="of:=(720-4*[.$B$4]-[.V158]+[.$B$5]*60)/1440" office:value-type="float" office:value="0.501289292472189" calcext:value-type="float">
            <text:p>12:01:51</text:p>
          </table:table-cell>
          <table:table-cell table:style-name="ce8" table:formula="of:=[.X158]-[.W158]*4/1440" office:value-type="float" office:value="0.188484525110866" calcext:value-type="float">
            <text:p>4:31:25</text:p>
          </table:table-cell>
          <table:table-cell table:style-name="ce8" table:formula="of:=[.X158]+[.W158]*4/1440" office:value-type="float" office:value="0.814094059833513" calcext:value-type="float">
            <text:p>19:32:18</text:p>
          </table:table-cell>
          <table:table-cell table:style-name="ce11" table:formula="of:=8*[.W158]" office:value-type="float" office:value="900.877730000612" calcext:value-type="float">
            <text:p>900.88</text:p>
          </table:table-cell>
          <table:table-cell table:formula="of:=MOD([.E158]*1440+[.V158]+4*[.$B$4]-60*[.$B$5];1440)" office:value-type="float" office:value="940.143418840044" calcext:value-type="float">
            <text:p>940.14</text:p>
          </table:table-cell>
          <table:table-cell table:formula="of:=IF([.AB158]/4&lt;0;[.AB158]/4+180;[.AB158]/4-180)" office:value-type="float" office:value="55.035854710011" calcext:value-type="float">
            <text:p>55.04</text:p>
          </table:table-cell>
          <table:table-cell table:formula="of:=DEGREES(ACOS(SIN(RADIANS([.$B$3]))*SIN(RADIANS([.T158]))+COS(RADIANS([.$B$3]))*COS(RADIANS([.T158]))*COS(RADIANS([.AC158]))))" office:value-type="float" office:value="48.8188046706841" calcext:value-type="float">
            <text:p>48.82</text:p>
          </table:table-cell>
          <table:table-cell table:formula="of:=90-[.AD158]" office:value-type="float" office:value="41.1811953293159" calcext:value-type="float">
            <text:p>41.18</text:p>
          </table:table-cell>
          <table:table-cell table:formula="of:=IF([.AE158]&gt;85;0;IF([.AE158]&gt;5;58.1/TAN(RADIANS([.AE158]))-0.07/POWER(TAN(RADIANS([.AE158]));3)+0.000086/POWER(TAN(RADIANS([.AE158]));5);IF([.AE158]&gt;-0.575;1735+[.AE158]*(-518.2+[.AE158]*(103.4+[.AE158]*(-12.79+[.AE158]*0.711)));-20.772/TAN(RADIANS([.AE158])))))/3600" office:value-type="float" office:value="0.0184185243089347" calcext:value-type="float">
            <text:p>0.02</text:p>
          </table:table-cell>
          <table:table-cell table:formula="of:=[.AE158]+[.AF158]" office:value-type="float" office:value="41.1996138536249" calcext:value-type="float">
            <text:p>41.2</text:p>
          </table:table-cell>
          <table:table-cell table:formula="of:=IF([.AC158]&gt;0;MOD(DEGREES(ACOS(((SIN(RADIANS([.$B$3]))*COS(RADIANS([.AD158])))-SIN(RADIANS([.T158])))/(COS(RADIANS([.$B$3]))*SIN(RADIANS([.AD158])))))+180;360);MOD(540-DEGREES(ACOS(((SIN(RADIANS([.$B$3]))*COS(RADIANS([.AD158])))-SIN(RADIANS([.T158])))/(COS(RADIANS([.$B$3]))*SIN(RADIANS([.AD158])))));360))" office:value-type="float" office:value="267.466403747037" calcext:value-type="float">
            <text:p>267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58]+0.1/24" office:value-type="float" office:value="0.658333333333332" calcext:value-type="float">
            <text:p>15:48:00</text:p>
          </table:table-cell>
          <table:table-cell table:style-name="ce9" table:formula="of:=[.D159]+2415018.5+[.E159]-[.$B$5]/24" office:value-type="float" office:value="2455369.45" calcext:value-type="float">
            <text:p>2455369.45</text:p>
          </table:table-cell>
          <table:table-cell table:style-name="ce10" table:formula="of:=([.F159]-2451545)/36525" office:value-type="float" office:value="0.104707734428466" calcext:value-type="float">
            <text:p>0.10470773</text:p>
          </table:table-cell>
          <table:table-cell/>
          <table:table-cell table:formula="of:=MOD(280.46646+[.G159]*(36000.76983+[.G159]*0.0003032);360)" office:value-type="float" office:value="90.0255099041678" calcext:value-type="float">
            <text:p>90.03</text:p>
          </table:table-cell>
          <table:table-cell table:formula="of:=357.52911+[.G159]*(35999.05029-0.0001537*[.G159])" office:value-type="float" office:value="4126.90810575719" calcext:value-type="float">
            <text:p>4126.91</text:p>
          </table:table-cell>
          <table:table-cell table:formula="of:=0.016708634-[.G159]*(0.000042037+0.0000001267*[.G159])" office:value-type="float" office:value="0.0167042310118658" calcext:value-type="float">
            <text:p>0.02</text:p>
          </table:table-cell>
          <table:table-cell table:formula="of:=SIN(RADIANS([.J159]))*(1.914602-[.G159]*(0.004817+0.000014*[.G159]))+SIN(RADIANS(2*[.J159]))*(0.019993-0.000101*[.G159])+SIN(RADIANS(3*[.J159]))*0.000289" office:value-type="float" office:value="0.424934613384397" calcext:value-type="float">
            <text:p>0.42</text:p>
          </table:table-cell>
          <table:table-cell table:formula="of:=[.I159]+[.L159]" office:value-type="float" office:value="90.4504445175522" calcext:value-type="float">
            <text:p>90.45</text:p>
          </table:table-cell>
          <table:table-cell table:formula="of:=[.J159]+[.L159]" office:value-type="float" office:value="4127.33304037057" calcext:value-type="float">
            <text:p>4127.33</text:p>
          </table:table-cell>
          <table:table-cell table:formula="of:=(1.000001018*(1-[.K159]*[.K159]))/(1+[.K159]*COS(RADIANS([.N159])))" office:value-type="float" office:value="1.01628506436589" calcext:value-type="float">
            <text:p>1.02</text:p>
          </table:table-cell>
          <table:table-cell table:formula="of:=[.M159]-0.00569-0.00478*SIN(RADIANS(125.04-1934.136*[.G159]))" office:value-type="float" office:value="90.4494208329343" calcext:value-type="float">
            <text:p>90.45</text:p>
          </table:table-cell>
          <table:table-cell table:formula="of:=23+(26+((21.448-[.G159]*(46.815+[.G159]*(0.00059-[.G159]*0.001813))))/60)/60" office:value-type="float" office:value="23.4379294730626" calcext:value-type="float">
            <text:p>23.44</text:p>
          </table:table-cell>
          <table:table-cell table:formula="of:=[.Q159]+0.00256*COS(RADIANS(125.04-1934.136*[.G159]))" office:value-type="float" office:value="23.4384844745443" calcext:value-type="float">
            <text:p>23.44</text:p>
          </table:table-cell>
          <table:table-cell table:formula="of:=DEGREES(ATAN2(COS(RADIANS([.P159]));COS(RADIANS([.R159]))*SIN(RADIANS([.P159]))))" office:value-type="float" office:value="90.4898366693784" calcext:value-type="float">
            <text:p>90.49</text:p>
          </table:table-cell>
          <table:table-cell table:formula="of:=DEGREES(ASIN(SIN(RADIANS([.R159]))*SIN(RADIANS([.P159]))))" office:value-type="float" office:value="23.4377203295141" calcext:value-type="float">
            <text:p>23.44</text:p>
          </table:table-cell>
          <table:table-cell table:formula="of:=TAN(RADIANS([.R159]/2))*TAN(RADIANS([.R159]/2))" office:value-type="float" office:value="0.0430314831029114" calcext:value-type="float">
            <text:p>0.04</text:p>
          </table:table-cell>
          <table:table-cell table:formula="of:=4*DEGREES([.U159]*SIN(2*RADIANS([.I159]))-2*[.K159]*SIN(RADIANS([.J159]))+4*[.K159]*[.U159]*SIN(RADIANS([.J159]))*COS(2*RADIANS([.I159]))-0.5*[.U159]*[.U159]*SIN(4*RADIANS([.I159]))-1.25*[.K159]*[.K159]*SIN(2*RADIANS([.J159])))" office:value-type="float" office:value="-1.85748553340721" calcext:value-type="float">
            <text:p>-1.86</text:p>
          </table:table-cell>
          <table:table-cell table:formula="of:=DEGREES(ACOS(COS(RADIANS(90.833))/(COS(RADIANS([.$B$3]))*COS(RADIANS([.T159])))-TAN(RADIANS([.$B$3]))*TAN(RADIANS([.T159]))))" office:value-type="float" office:value="112.60970157331" calcext:value-type="float">
            <text:p>112.61</text:p>
          </table:table-cell>
          <table:table-cell table:style-name="ce8" table:formula="of:=(720-4*[.$B$4]-[.V159]+[.$B$5]*60)/1440" office:value-type="float" office:value="0.501289920509311" calcext:value-type="float">
            <text:p>12:01:51</text:p>
          </table:table-cell>
          <table:table-cell table:style-name="ce8" table:formula="of:=[.X159]-[.W159]*4/1440" office:value-type="float" office:value="0.188485193916782" calcext:value-type="float">
            <text:p>4:31:25</text:p>
          </table:table-cell>
          <table:table-cell table:style-name="ce8" table:formula="of:=[.X159]+[.W159]*4/1440" office:value-type="float" office:value="0.814094647101839" calcext:value-type="float">
            <text:p>19:32:18</text:p>
          </table:table-cell>
          <table:table-cell table:style-name="ce11" table:formula="of:=8*[.W159]" office:value-type="float" office:value="900.877612586482" calcext:value-type="float">
            <text:p>900.88</text:p>
          </table:table-cell>
          <table:table-cell table:formula="of:=MOD([.E159]*1440+[.V159]+4*[.$B$4]-60*[.$B$5];1440)" office:value-type="float" office:value="946.142514466591" calcext:value-type="float">
            <text:p>946.14</text:p>
          </table:table-cell>
          <table:table-cell table:formula="of:=IF([.AB159]/4&lt;0;[.AB159]/4+180;[.AB159]/4-180)" office:value-type="float" office:value="56.5356286166478" calcext:value-type="float">
            <text:p>56.54</text:p>
          </table:table-cell>
          <table:table-cell table:formula="of:=DEGREES(ACOS(SIN(RADIANS([.$B$3]))*SIN(RADIANS([.T159]))+COS(RADIANS([.$B$3]))*COS(RADIANS([.T159]))*COS(RADIANS([.AC159]))))" office:value-type="float" office:value="49.9669681871793" calcext:value-type="float">
            <text:p>49.97</text:p>
          </table:table-cell>
          <table:table-cell table:formula="of:=90-[.AD159]" office:value-type="float" office:value="40.0330318128207" calcext:value-type="float">
            <text:p>40.03</text:p>
          </table:table-cell>
          <table:table-cell table:formula="of:=IF([.AE159]&gt;85;0;IF([.AE159]&gt;5;58.1/TAN(RADIANS([.AE159]))-0.07/POWER(TAN(RADIANS([.AE159]));3)+0.000086/POWER(TAN(RADIANS([.AE159]));5);IF([.AE159]&gt;-0.575;1735+[.AE159]*(-518.2+[.AE159]*(103.4+[.AE159]*(-12.79+[.AE159]*0.711)));-20.772/TAN(RADIANS([.AE159])))))/3600" office:value-type="float" office:value="0.0191783357378652" calcext:value-type="float">
            <text:p>0.02</text:p>
          </table:table-cell>
          <table:table-cell table:formula="of:=[.AE159]+[.AF159]" office:value-type="float" office:value="40.0522101485586" calcext:value-type="float">
            <text:p>40.05</text:p>
          </table:table-cell>
          <table:table-cell table:formula="of:=IF([.AC159]&gt;0;MOD(DEGREES(ACOS(((SIN(RADIANS([.$B$3]))*COS(RADIANS([.AD159])))-SIN(RADIANS([.T159])))/(COS(RADIANS([.$B$3]))*SIN(RADIANS([.AD159])))))+180;360);MOD(540-DEGREES(ACOS(((SIN(RADIANS([.$B$3]))*COS(RADIANS([.AD159])))-SIN(RADIANS([.T159])))/(COS(RADIANS([.$B$3]))*SIN(RADIANS([.AD159])))));360))" office:value-type="float" office:value="268.465418639585" calcext:value-type="float">
            <text:p>268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59]+0.1/24" office:value-type="float" office:value="0.662499999999999" calcext:value-type="float">
            <text:p>15:54:00</text:p>
          </table:table-cell>
          <table:table-cell table:style-name="ce9" table:formula="of:=[.D160]+2415018.5+[.E160]-[.$B$5]/24" office:value-type="float" office:value="2455369.45416667" calcext:value-type="float">
            <text:p>2455369.45</text:p>
          </table:table-cell>
          <table:table-cell table:style-name="ce10" table:formula="of:=([.F160]-2451545)/36525" office:value-type="float" office:value="0.104707848505588" calcext:value-type="float">
            <text:p>0.10470785</text:p>
          </table:table-cell>
          <table:table-cell/>
          <table:table-cell table:formula="of:=MOD(280.46646+[.G160]*(36000.76983+[.G160]*0.0003032);360)" office:value-type="float" office:value="90.0296167683873" calcext:value-type="float">
            <text:p>90.03</text:p>
          </table:table-cell>
          <table:table-cell table:formula="of:=357.52911+[.G160]*(35999.05029-0.0001537*[.G160])" office:value-type="float" office:value="4126.91221242524" calcext:value-type="float">
            <text:p>4126.91</text:p>
          </table:table-cell>
          <table:table-cell table:formula="of:=0.016708634-[.G160]*(0.000042037+0.0000001267*[.G160])" office:value-type="float" office:value="0.0167042310070673" calcext:value-type="float">
            <text:p>0.02</text:p>
          </table:table-cell>
          <table:table-cell table:formula="of:=SIN(RADIANS([.J160]))*(1.914602-[.G160]*(0.004817+0.000014*[.G160]))+SIN(RADIANS(2*[.J160]))*(0.019993-0.000101*[.G160])+SIN(RADIANS(3*[.J160]))*0.000289" office:value-type="float" office:value="0.424803507871228" calcext:value-type="float">
            <text:p>0.42</text:p>
          </table:table-cell>
          <table:table-cell table:formula="of:=[.I160]+[.L160]" office:value-type="float" office:value="90.4544202762586" calcext:value-type="float">
            <text:p>90.45</text:p>
          </table:table-cell>
          <table:table-cell table:formula="of:=[.J160]+[.L160]" office:value-type="float" office:value="4127.33701593311" calcext:value-type="float">
            <text:p>4127.34</text:p>
          </table:table-cell>
          <table:table-cell table:formula="of:=(1.000001018*(1-[.K160]*[.K160]))/(1+[.K160]*COS(RADIANS([.N160])))" office:value-type="float" office:value="1.01628532690004" calcext:value-type="float">
            <text:p>1.02</text:p>
          </table:table-cell>
          <table:table-cell table:formula="of:=[.M160]-0.00569-0.00478*SIN(RADIANS(125.04-1934.136*[.G160]))" office:value-type="float" office:value="90.4533965956312" calcext:value-type="float">
            <text:p>90.45</text:p>
          </table:table-cell>
          <table:table-cell table:formula="of:=23+(26+((21.448-[.G160]*(46.815+[.G160]*(0.00059-[.G160]*0.001813))))/60)/60" office:value-type="float" office:value="23.4379294715791" calcext:value-type="float">
            <text:p>23.44</text:p>
          </table:table-cell>
          <table:table-cell table:formula="of:=[.Q160]+0.00256*COS(RADIANS(125.04-1934.136*[.G160]))" office:value-type="float" office:value="23.438484463437" calcext:value-type="float">
            <text:p>23.44</text:p>
          </table:table-cell>
          <table:table-cell table:formula="of:=DEGREES(ATAN2(COS(RADIANS([.P160]));COS(RADIANS([.R160]))*SIN(RADIANS([.P160]))))" office:value-type="float" office:value="90.4941699333999" calcext:value-type="float">
            <text:p>90.49</text:p>
          </table:table-cell>
          <table:table-cell table:formula="of:=DEGREES(ASIN(SIN(RADIANS([.R160]))*SIN(RADIANS([.P160]))))" office:value-type="float" office:value="23.4377067388303" calcext:value-type="float">
            <text:p>23.44</text:p>
          </table:table-cell>
          <table:table-cell table:formula="of:=TAN(RADIANS([.R160]/2))*TAN(RADIANS([.R160]/2))" office:value-type="float" office:value="0.0430314830609666" calcext:value-type="float">
            <text:p>0.04</text:p>
          </table:table-cell>
          <table:table-cell table:formula="of:=4*DEGREES([.U160]*SIN(2*RADIANS([.I160]))-2*[.K160]*SIN(RADIANS([.J160]))+4*[.K160]*[.U160]*SIN(RADIANS([.J160]))*COS(2*RADIANS([.I160]))-0.5*[.U160]*[.U160]*SIN(4*RADIANS([.I160]))-1.25*[.K160]*[.K160]*SIN(2*RADIANS([.J160])))" office:value-type="float" office:value="-1.85838989474088" calcext:value-type="float">
            <text:p>-1.86</text:p>
          </table:table-cell>
          <table:table-cell table:formula="of:=DEGREES(ACOS(COS(RADIANS(90.833))/(COS(RADIANS([.$B$3]))*COS(RADIANS([.T160])))-TAN(RADIANS([.$B$3]))*TAN(RADIANS([.T160]))))" office:value-type="float" office:value="112.609686766253" calcext:value-type="float">
            <text:p>112.61</text:p>
          </table:table-cell>
          <table:table-cell table:style-name="ce8" table:formula="of:=(720-4*[.$B$4]-[.V160]+[.$B$5]*60)/1440" office:value-type="float" office:value="0.501290548538015" calcext:value-type="float">
            <text:p>12:01:52</text:p>
          </table:table-cell>
          <table:table-cell table:style-name="ce8" table:formula="of:=[.X160]-[.W160]*4/1440" office:value-type="float" office:value="0.188485863076202" calcext:value-type="float">
            <text:p>4:31:25</text:p>
          </table:table-cell>
          <table:table-cell table:style-name="ce8" table:formula="of:=[.X160]+[.W160]*4/1440" office:value-type="float" office:value="0.814095233999828" calcext:value-type="float">
            <text:p>19:32:18</text:p>
          </table:table-cell>
          <table:table-cell table:style-name="ce11" table:formula="of:=8*[.W160]" office:value-type="float" office:value="900.877494130021" calcext:value-type="float">
            <text:p>900.88</text:p>
          </table:table-cell>
          <table:table-cell table:formula="of:=MOD([.E160]*1440+[.V160]+4*[.$B$4]-60*[.$B$5];1440)" office:value-type="float" office:value="952.141610105258" calcext:value-type="float">
            <text:p>952.14</text:p>
          </table:table-cell>
          <table:table-cell table:formula="of:=IF([.AB160]/4&lt;0;[.AB160]/4+180;[.AB160]/4-180)" office:value-type="float" office:value="58.0354025263144" calcext:value-type="float">
            <text:p>58.04</text:p>
          </table:table-cell>
          <table:table-cell table:formula="of:=DEGREES(ACOS(SIN(RADIANS([.$B$3]))*SIN(RADIANS([.T160]))+COS(RADIANS([.$B$3]))*COS(RADIANS([.T160]))*COS(RADIANS([.AC160]))))" office:value-type="float" office:value="51.1156649183623" calcext:value-type="float">
            <text:p>51.12</text:p>
          </table:table-cell>
          <table:table-cell table:formula="of:=90-[.AD160]" office:value-type="float" office:value="38.8843350816377" calcext:value-type="float">
            <text:p>38.88</text:p>
          </table:table-cell>
          <table:table-cell table:formula="of:=IF([.AE160]&gt;85;0;IF([.AE160]&gt;5;58.1/TAN(RADIANS([.AE160]))-0.07/POWER(TAN(RADIANS([.AE160]));3)+0.000086/POWER(TAN(RADIANS([.AE160]));5);IF([.AE160]&gt;-0.575;1735+[.AE160]*(-518.2+[.AE160]*(103.4+[.AE160]*(-12.79+[.AE160]*0.711)));-20.772/TAN(RADIANS([.AE160])))))/3600" office:value-type="float" office:value="0.0199753337041999" calcext:value-type="float">
            <text:p>0.02</text:p>
          </table:table-cell>
          <table:table-cell table:formula="of:=[.AE160]+[.AF160]" office:value-type="float" office:value="38.9043104153419" calcext:value-type="float">
            <text:p>38.9</text:p>
          </table:table-cell>
          <table:table-cell table:formula="of:=IF([.AC160]&gt;0;MOD(DEGREES(ACOS(((SIN(RADIANS([.$B$3]))*COS(RADIANS([.AD160])))-SIN(RADIANS([.T160])))/(COS(RADIANS([.$B$3]))*SIN(RADIANS([.AD160])))))+180;360);MOD(540-DEGREES(ACOS(((SIN(RADIANS([.$B$3]))*COS(RADIANS([.AD160])))-SIN(RADIANS([.T160])))/(COS(RADIANS([.$B$3]))*SIN(RADIANS([.AD160])))));360))" office:value-type="float" office:value="269.446702290497" calcext:value-type="float">
            <text:p>269.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60]+0.1/24" office:value-type="float" office:value="0.666666666666665" calcext:value-type="float">
            <text:p>16:00:00</text:p>
          </table:table-cell>
          <table:table-cell table:style-name="ce9" table:formula="of:=[.D161]+2415018.5+[.E161]-[.$B$5]/24" office:value-type="float" office:value="2455369.45833333" calcext:value-type="float">
            <text:p>2455369.46</text:p>
          </table:table-cell>
          <table:table-cell table:style-name="ce10" table:formula="of:=([.F161]-2451545)/36525" office:value-type="float" office:value="0.104707962582697" calcext:value-type="float">
            <text:p>0.10470796</text:p>
          </table:table-cell>
          <table:table-cell/>
          <table:table-cell table:formula="of:=MOD(280.46646+[.G161]*(36000.76983+[.G161]*0.0003032);360)" office:value-type="float" office:value="90.0337236321384" calcext:value-type="float">
            <text:p>90.03</text:p>
          </table:table-cell>
          <table:table-cell table:formula="of:=357.52911+[.G161]*(35999.05029-0.0001537*[.G161])" office:value-type="float" office:value="4126.91631909282" calcext:value-type="float">
            <text:p>4126.92</text:p>
          </table:table-cell>
          <table:table-cell table:formula="of:=0.016708634-[.G161]*(0.000042037+0.0000001267*[.G161])" office:value-type="float" office:value="0.0167042310022688" calcext:value-type="float">
            <text:p>0.02</text:p>
          </table:table-cell>
          <table:table-cell table:formula="of:=SIN(RADIANS([.J161]))*(1.914602-[.G161]*(0.004817+0.000014*[.G161]))+SIN(RADIANS(2*[.J161]))*(0.019993-0.000101*[.G161])+SIN(RADIANS(3*[.J161]))*0.000289" office:value-type="float" office:value="0.424672400319076" calcext:value-type="float">
            <text:p>0.42</text:p>
          </table:table-cell>
          <table:table-cell table:formula="of:=[.I161]+[.L161]" office:value-type="float" office:value="90.4583960324575" calcext:value-type="float">
            <text:p>90.46</text:p>
          </table:table-cell>
          <table:table-cell table:formula="of:=[.J161]+[.L161]" office:value-type="float" office:value="4127.34099149314" calcext:value-type="float">
            <text:p>4127.34</text:p>
          </table:table-cell>
          <table:table-cell table:formula="of:=(1.000001018*(1-[.K161]*[.K161]))/(1+[.K161]*COS(RADIANS([.N161])))" office:value-type="float" office:value="1.01628558935309" calcext:value-type="float">
            <text:p>1.02</text:p>
          </table:table-cell>
          <table:table-cell table:formula="of:=[.M161]-0.00569-0.00478*SIN(RADIANS(125.04-1934.136*[.G161]))" office:value-type="float" office:value="90.4573723558207" calcext:value-type="float">
            <text:p>90.46</text:p>
          </table:table-cell>
          <table:table-cell table:formula="of:=23+(26+((21.448-[.G161]*(46.815+[.G161]*(0.00059-[.G161]*0.001813))))/60)/60" office:value-type="float" office:value="23.4379294700957" calcext:value-type="float">
            <text:p>23.44</text:p>
          </table:table-cell>
          <table:table-cell table:formula="of:=[.Q161]+0.00256*COS(RADIANS(125.04-1934.136*[.G161]))" office:value-type="float" office:value="23.4384844523297" calcext:value-type="float">
            <text:p>23.44</text:p>
          </table:table-cell>
          <table:table-cell table:formula="of:=DEGREES(ATAN2(COS(RADIANS([.P161]));COS(RADIANS([.R161]))*SIN(RADIANS([.P161]))))" office:value-type="float" office:value="90.4985031937934" calcext:value-type="float">
            <text:p>90.5</text:p>
          </table:table-cell>
          <table:table-cell table:formula="of:=DEGREES(ASIN(SIN(RADIANS([.R161]))*SIN(RADIANS([.P161]))))" office:value-type="float" office:value="23.4376930285576" calcext:value-type="float">
            <text:p>23.44</text:p>
          </table:table-cell>
          <table:table-cell table:formula="of:=TAN(RADIANS([.R161]/2))*TAN(RADIANS([.R161]/2))" office:value-type="float" office:value="0.0430314830190218" calcext:value-type="float">
            <text:p>0.04</text:p>
          </table:table-cell>
          <table:table-cell table:formula="of:=4*DEGREES([.U161]*SIN(2*RADIANS([.I161]))-2*[.K161]*SIN(RADIANS([.J161]))+4*[.K161]*[.U161]*SIN(RADIANS([.J161]))*COS(2*RADIANS([.I161]))-0.5*[.U161]*[.U161]*SIN(4*RADIANS([.I161]))-1.25*[.K161]*[.K161]*SIN(2*RADIANS([.J161])))" office:value-type="float" office:value="-1.8592942437213" calcext:value-type="float">
            <text:p>-1.86</text:p>
          </table:table-cell>
          <table:table-cell table:formula="of:=DEGREES(ACOS(COS(RADIANS(90.833))/(COS(RADIANS([.$B$3]))*COS(RADIANS([.T161])))-TAN(RADIANS([.$B$3]))*TAN(RADIANS([.T161]))))" office:value-type="float" office:value="112.609671828908" calcext:value-type="float">
            <text:p>112.61</text:p>
          </table:table-cell>
          <table:table-cell table:style-name="ce8" table:formula="of:=(720-4*[.$B$4]-[.V161]+[.$B$5]*60)/1440" office:value-type="float" office:value="0.501291176558142" calcext:value-type="float">
            <text:p>12:01:52</text:p>
          </table:table-cell>
          <table:table-cell table:style-name="ce8" table:formula="of:=[.X161]-[.W161]*4/1440" office:value-type="float" office:value="0.188486532588954" calcext:value-type="float">
            <text:p>4:31:25</text:p>
          </table:table-cell>
          <table:table-cell table:style-name="ce8" table:formula="of:=[.X161]+[.W161]*4/1440" office:value-type="float" office:value="0.81409582052733" calcext:value-type="float">
            <text:p>19:32:18</text:p>
          </table:table-cell>
          <table:table-cell table:style-name="ce11" table:formula="of:=8*[.W161]" office:value-type="float" office:value="900.877374631262" calcext:value-type="float">
            <text:p>900.88</text:p>
          </table:table-cell>
          <table:table-cell table:formula="of:=MOD([.E161]*1440+[.V161]+4*[.$B$4]-60*[.$B$5];1440)" office:value-type="float" office:value="958.140705756276" calcext:value-type="float">
            <text:p>958.14</text:p>
          </table:table-cell>
          <table:table-cell table:formula="of:=IF([.AB161]/4&lt;0;[.AB161]/4+180;[.AB161]/4-180)" office:value-type="float" office:value="59.5351764390691" calcext:value-type="float">
            <text:p>59.54</text:p>
          </table:table-cell>
          <table:table-cell table:formula="of:=DEGREES(ACOS(SIN(RADIANS([.$B$3]))*SIN(RADIANS([.T161]))+COS(RADIANS([.$B$3]))*COS(RADIANS([.T161]))*COS(RADIANS([.AC161]))))" office:value-type="float" office:value="52.2645515087727" calcext:value-type="float">
            <text:p>52.26</text:p>
          </table:table-cell>
          <table:table-cell table:formula="of:=90-[.AD161]" office:value-type="float" office:value="37.7354484912273" calcext:value-type="float">
            <text:p>37.74</text:p>
          </table:table-cell>
          <table:table-cell table:formula="of:=IF([.AE161]&gt;85;0;IF([.AE161]&gt;5;58.1/TAN(RADIANS([.AE161]))-0.07/POWER(TAN(RADIANS([.AE161]));3)+0.000086/POWER(TAN(RADIANS([.AE161]));5);IF([.AE161]&gt;-0.575;1735+[.AE161]*(-518.2+[.AE161]*(103.4+[.AE161]*(-12.79+[.AE161]*0.711)));-20.772/TAN(RADIANS([.AE161])))))/3600" office:value-type="float" office:value="0.0208127345360032" calcext:value-type="float">
            <text:p>0.02</text:p>
          </table:table-cell>
          <table:table-cell table:formula="of:=[.AE161]+[.AF161]" office:value-type="float" office:value="37.7562612257633" calcext:value-type="float">
            <text:p>37.76</text:p>
          </table:table-cell>
          <table:table-cell table:formula="of:=IF([.AC161]&gt;0;MOD(DEGREES(ACOS(((SIN(RADIANS([.$B$3]))*COS(RADIANS([.AD161])))-SIN(RADIANS([.T161])))/(COS(RADIANS([.$B$3]))*SIN(RADIANS([.AD161])))))+180;360);MOD(540-DEGREES(ACOS(((SIN(RADIANS([.$B$3]))*COS(RADIANS([.AD161])))-SIN(RADIANS([.T161])))/(COS(RADIANS([.$B$3]))*SIN(RADIANS([.AD161])))));360))" office:value-type="float" office:value="270.411876295863" calcext:value-type="float">
            <text:p>270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61]+0.1/24" office:value-type="float" office:value="0.670833333333332" calcext:value-type="float">
            <text:p>16:06:00</text:p>
          </table:table-cell>
          <table:table-cell table:style-name="ce9" table:formula="of:=[.D162]+2415018.5+[.E162]-[.$B$5]/24" office:value-type="float" office:value="2455369.4625" calcext:value-type="float">
            <text:p>2455369.46</text:p>
          </table:table-cell>
          <table:table-cell table:style-name="ce10" table:formula="of:=([.F162]-2451545)/36525" office:value-type="float" office:value="0.104708076659819" calcext:value-type="float">
            <text:p>0.10470808</text:p>
          </table:table-cell>
          <table:table-cell/>
          <table:table-cell table:formula="of:=MOD(280.46646+[.G162]*(36000.76983+[.G162]*0.0003032);360)" office:value-type="float" office:value="90.0378304963579" calcext:value-type="float">
            <text:p>90.04</text:p>
          </table:table-cell>
          <table:table-cell table:formula="of:=357.52911+[.G162]*(35999.05029-0.0001537*[.G162])" office:value-type="float" office:value="4126.92042576087" calcext:value-type="float">
            <text:p>4126.92</text:p>
          </table:table-cell>
          <table:table-cell table:formula="of:=0.016708634-[.G162]*(0.000042037+0.0000001267*[.G162])" office:value-type="float" office:value="0.0167042309974704" calcext:value-type="float">
            <text:p>0.02</text:p>
          </table:table-cell>
          <table:table-cell table:formula="of:=SIN(RADIANS([.J162]))*(1.914602-[.G162]*(0.004817+0.000014*[.G162]))+SIN(RADIANS(2*[.J162]))*(0.019993-0.000101*[.G162])+SIN(RADIANS(3*[.J162]))*0.000289" office:value-type="float" office:value="0.424541290698683" calcext:value-type="float">
            <text:p>0.42</text:p>
          </table:table-cell>
          <table:table-cell table:formula="of:=[.I162]+[.L162]" office:value-type="float" office:value="90.4623717870565" calcext:value-type="float">
            <text:p>90.46</text:p>
          </table:table-cell>
          <table:table-cell table:formula="of:=[.J162]+[.L162]" office:value-type="float" office:value="4127.34496705157" calcext:value-type="float">
            <text:p>4127.34</text:p>
          </table:table-cell>
          <table:table-cell table:formula="of:=(1.000001018*(1-[.K162]*[.K162]))/(1+[.K162]*COS(RADIANS([.N162])))" office:value-type="float" office:value="1.01628585172511" calcext:value-type="float">
            <text:p>1.02</text:p>
          </table:table-cell>
          <table:table-cell table:formula="of:=[.M162]-0.00569-0.00478*SIN(RADIANS(125.04-1934.136*[.G162]))" office:value-type="float" office:value="90.4613481144103" calcext:value-type="float">
            <text:p>90.46</text:p>
          </table:table-cell>
          <table:table-cell table:formula="of:=23+(26+((21.448-[.G162]*(46.815+[.G162]*(0.00059-[.G162]*0.001813))))/60)/60" office:value-type="float" office:value="23.4379294686122" calcext:value-type="float">
            <text:p>23.44</text:p>
          </table:table-cell>
          <table:table-cell table:formula="of:=[.Q162]+0.00256*COS(RADIANS(125.04-1934.136*[.G162]))" office:value-type="float" office:value="23.4384844412223" calcext:value-type="float">
            <text:p>23.44</text:p>
          </table:table-cell>
          <table:table-cell table:formula="of:=DEGREES(ATAN2(COS(RADIANS([.P162]));COS(RADIANS([.R162]))*SIN(RADIANS([.P162]))))" office:value-type="float" office:value="90.5028364515402" calcext:value-type="float">
            <text:p>90.5</text:p>
          </table:table-cell>
          <table:table-cell table:formula="of:=DEGREES(ASIN(SIN(RADIANS([.R162]))*SIN(RADIANS([.P162]))))" office:value-type="float" office:value="23.4376791986931" calcext:value-type="float">
            <text:p>23.44</text:p>
          </table:table-cell>
          <table:table-cell table:formula="of:=TAN(RADIANS([.R162]/2))*TAN(RADIANS([.R162]/2))" office:value-type="float" office:value="0.043031482977077" calcext:value-type="float">
            <text:p>0.04</text:p>
          </table:table-cell>
          <table:table-cell table:formula="of:=4*DEGREES([.U162]*SIN(2*RADIANS([.I162]))-2*[.K162]*SIN(RADIANS([.J162]))+4*[.K162]*[.U162]*SIN(RADIANS([.J162]))*COS(2*RADIANS([.I162]))-0.5*[.U162]*[.U162]*SIN(4*RADIANS([.I162]))-1.25*[.K162]*[.K162]*SIN(2*RADIANS([.J162])))" office:value-type="float" office:value="-1.86019858052632" calcext:value-type="float">
            <text:p>-1.86</text:p>
          </table:table-cell>
          <table:table-cell table:formula="of:=DEGREES(ACOS(COS(RADIANS(90.833))/(COS(RADIANS([.$B$3]))*COS(RADIANS([.T162])))-TAN(RADIANS([.$B$3]))*TAN(RADIANS([.T162]))))" office:value-type="float" office:value="112.609656761272" calcext:value-type="float">
            <text:p>112.61</text:p>
          </table:table-cell>
          <table:table-cell table:style-name="ce8" table:formula="of:=(720-4*[.$B$4]-[.V162]+[.$B$5]*60)/1440" office:value-type="float" office:value="0.501291804569813" calcext:value-type="float">
            <text:p>12:01:52</text:p>
          </table:table-cell>
          <table:table-cell table:style-name="ce8" table:formula="of:=[.X162]-[.W162]*4/1440" office:value-type="float" office:value="0.188487202455167" calcext:value-type="float">
            <text:p>4:31:25</text:p>
          </table:table-cell>
          <table:table-cell table:style-name="ce8" table:formula="of:=[.X162]+[.W162]*4/1440" office:value-type="float" office:value="0.814096406684458" calcext:value-type="float">
            <text:p>19:32:18</text:p>
          </table:table-cell>
          <table:table-cell table:style-name="ce11" table:formula="of:=8*[.W162]" office:value-type="float" office:value="900.877254090179" calcext:value-type="float">
            <text:p>900.88</text:p>
          </table:table-cell>
          <table:table-cell table:formula="of:=MOD([.E162]*1440+[.V162]+4*[.$B$4]-60*[.$B$5];1440)" office:value-type="float" office:value="964.139801419472" calcext:value-type="float">
            <text:p>964.14</text:p>
          </table:table-cell>
          <table:table-cell table:formula="of:=IF([.AB162]/4&lt;0;[.AB162]/4+180;[.AB162]/4-180)" office:value-type="float" office:value="61.034950354868" calcext:value-type="float">
            <text:p>61.03</text:p>
          </table:table-cell>
          <table:table-cell table:formula="of:=DEGREES(ACOS(SIN(RADIANS([.$B$3]))*SIN(RADIANS([.T162]))+COS(RADIANS([.$B$3]))*COS(RADIANS([.T162]))*COS(RADIANS([.AC162]))))" office:value-type="float" office:value="53.4133013417206" calcext:value-type="float">
            <text:p>53.41</text:p>
          </table:table-cell>
          <table:table-cell table:formula="of:=90-[.AD162]" office:value-type="float" office:value="36.5866986582794" calcext:value-type="float">
            <text:p>36.59</text:p>
          </table:table-cell>
          <table:table-cell table:formula="of:=IF([.AE162]&gt;85;0;IF([.AE162]&gt;5;58.1/TAN(RADIANS([.AE162]))-0.07/POWER(TAN(RADIANS([.AE162]));3)+0.000086/POWER(TAN(RADIANS([.AE162]));5);IF([.AE162]&gt;-0.575;1735+[.AE162]*(-518.2+[.AE162]*(103.4+[.AE162]*(-12.79+[.AE162]*0.711)));-20.772/TAN(RADIANS([.AE162])))))/3600" office:value-type="float" office:value="0.0216941425260007" calcext:value-type="float">
            <text:p>0.02</text:p>
          </table:table-cell>
          <table:table-cell table:formula="of:=[.AE162]+[.AF162]" office:value-type="float" office:value="36.6083928008054" calcext:value-type="float">
            <text:p>36.61</text:p>
          </table:table-cell>
          <table:table-cell table:formula="of:=IF([.AC162]&gt;0;MOD(DEGREES(ACOS(((SIN(RADIANS([.$B$3]))*COS(RADIANS([.AD162])))-SIN(RADIANS([.T162])))/(COS(RADIANS([.$B$3]))*SIN(RADIANS([.AD162])))))+180;360);MOD(540-DEGREES(ACOS(((SIN(RADIANS([.$B$3]))*COS(RADIANS([.AD162])))-SIN(RADIANS([.T162])))/(COS(RADIANS([.$B$3]))*SIN(RADIANS([.AD162])))));360))" office:value-type="float" office:value="271.362446643729" calcext:value-type="float">
            <text:p>271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62]+0.1/24" office:value-type="float" office:value="0.674999999999999" calcext:value-type="float">
            <text:p>16:12:00</text:p>
          </table:table-cell>
          <table:table-cell table:style-name="ce9" table:formula="of:=[.D163]+2415018.5+[.E163]-[.$B$5]/24" office:value-type="float" office:value="2455369.46666667" calcext:value-type="float">
            <text:p>2455369.47</text:p>
          </table:table-cell>
          <table:table-cell table:style-name="ce10" table:formula="of:=([.F163]-2451545)/36525" office:value-type="float" office:value="0.104708190736929" calcext:value-type="float">
            <text:p>0.10470819</text:p>
          </table:table-cell>
          <table:table-cell/>
          <table:table-cell table:formula="of:=MOD(280.46646+[.G163]*(36000.76983+[.G163]*0.0003032);360)" office:value-type="float" office:value="90.0419373601449" calcext:value-type="float">
            <text:p>90.04</text:p>
          </table:table-cell>
          <table:table-cell table:formula="of:=357.52911+[.G163]*(35999.05029-0.0001537*[.G163])" office:value-type="float" office:value="4126.92453242848" calcext:value-type="float">
            <text:p>4126.92</text:p>
          </table:table-cell>
          <table:table-cell table:formula="of:=0.016708634-[.G163]*(0.000042037+0.0000001267*[.G163])" office:value-type="float" office:value="0.0167042309926719" calcext:value-type="float">
            <text:p>0.02</text:p>
          </table:table-cell>
          <table:table-cell table:formula="of:=SIN(RADIANS([.J163]))*(1.914602-[.G163]*(0.004817+0.000014*[.G163]))+SIN(RADIANS(2*[.J163]))*(0.019993-0.000101*[.G163])+SIN(RADIANS(3*[.J163]))*0.000289" office:value-type="float" office:value="0.424410179039409" calcext:value-type="float">
            <text:p>0.42</text:p>
          </table:table-cell>
          <table:table-cell table:formula="of:=[.I163]+[.L163]" office:value-type="float" office:value="90.4663475391843" calcext:value-type="float">
            <text:p>90.47</text:p>
          </table:table-cell>
          <table:table-cell table:formula="of:=[.J163]+[.L163]" office:value-type="float" office:value="4127.34894260752" calcext:value-type="float">
            <text:p>4127.35</text:p>
          </table:table-cell>
          <table:table-cell table:formula="of:=(1.000001018*(1-[.K163]*[.K163]))/(1+[.K163]*COS(RADIANS([.N163])))" office:value-type="float" office:value="1.01628611401603" calcext:value-type="float">
            <text:p>1.02</text:p>
          </table:table-cell>
          <table:table-cell table:formula="of:=[.M163]-0.00569-0.00478*SIN(RADIANS(125.04-1934.136*[.G163]))" office:value-type="float" office:value="90.4653238705284" calcext:value-type="float">
            <text:p>90.47</text:p>
          </table:table-cell>
          <table:table-cell table:formula="of:=23+(26+((21.448-[.G163]*(46.815+[.G163]*(0.00059-[.G163]*0.001813))))/60)/60" office:value-type="float" office:value="23.4379294671287" calcext:value-type="float">
            <text:p>23.44</text:p>
          </table:table-cell>
          <table:table-cell table:formula="of:=[.Q163]+0.00256*COS(RADIANS(125.04-1934.136*[.G163]))" office:value-type="float" office:value="23.4384844301149" calcext:value-type="float">
            <text:p>23.44</text:p>
          </table:table-cell>
          <table:table-cell table:formula="of:=DEGREES(ATAN2(COS(RADIANS([.P163]));COS(RADIANS([.R163]))*SIN(RADIANS([.P163]))))" office:value-type="float" office:value="90.5071697056825" calcext:value-type="float">
            <text:p>90.51</text:p>
          </table:table-cell>
          <table:table-cell table:formula="of:=DEGREES(ASIN(SIN(RADIANS([.R163]))*SIN(RADIANS([.P163]))))" office:value-type="float" office:value="23.4376652492402" calcext:value-type="float">
            <text:p>23.44</text:p>
          </table:table-cell>
          <table:table-cell table:formula="of:=TAN(RADIANS([.R163]/2))*TAN(RADIANS([.R163]/2))" office:value-type="float" office:value="0.0430314829351321" calcext:value-type="float">
            <text:p>0.04</text:p>
          </table:table-cell>
          <table:table-cell table:formula="of:=4*DEGREES([.U163]*SIN(2*RADIANS([.I163]))-2*[.K163]*SIN(RADIANS([.J163]))+4*[.K163]*[.U163]*SIN(RADIANS([.J163]))*COS(2*RADIANS([.I163]))-0.5*[.U163]*[.U163]*SIN(4*RADIANS([.I163]))-1.25*[.K163]*[.K163]*SIN(2*RADIANS([.J163])))" office:value-type="float" office:value="-1.861102904929" calcext:value-type="float">
            <text:p>-1.86</text:p>
          </table:table-cell>
          <table:table-cell table:formula="of:=DEGREES(ACOS(COS(RADIANS(90.833))/(COS(RADIANS([.$B$3]))*COS(RADIANS([.T163])))-TAN(RADIANS([.$B$3]))*TAN(RADIANS([.T163]))))" office:value-type="float" office:value="112.60964156335" calcext:value-type="float">
            <text:p>112.61</text:p>
          </table:table-cell>
          <table:table-cell table:style-name="ce8" table:formula="of:=(720-4*[.$B$4]-[.V163]+[.$B$5]*60)/1440" office:value-type="float" office:value="0.501292432572866" calcext:value-type="float">
            <text:p>12:01:52</text:p>
          </table:table-cell>
          <table:table-cell table:style-name="ce8" table:formula="of:=[.X163]-[.W163]*4/1440" office:value-type="float" office:value="0.188487872674671" calcext:value-type="float">
            <text:p>4:31:25</text:p>
          </table:table-cell>
          <table:table-cell table:style-name="ce8" table:formula="of:=[.X163]+[.W163]*4/1440" office:value-type="float" office:value="0.814096992471062" calcext:value-type="float">
            <text:p>19:32:18</text:p>
          </table:table-cell>
          <table:table-cell table:style-name="ce11" table:formula="of:=8*[.W163]" office:value-type="float" office:value="900.877132506803" calcext:value-type="float">
            <text:p>900.88</text:p>
          </table:table-cell>
          <table:table-cell table:formula="of:=MOD([.E163]*1440+[.V163]+4*[.$B$4]-60*[.$B$5];1440)" office:value-type="float" office:value="970.13889709507" calcext:value-type="float">
            <text:p>970.14</text:p>
          </table:table-cell>
          <table:table-cell table:formula="of:=IF([.AB163]/4&lt;0;[.AB163]/4+180;[.AB163]/4-180)" office:value-type="float" office:value="62.5347242737674" calcext:value-type="float">
            <text:p>62.53</text:p>
          </table:table-cell>
          <table:table-cell table:formula="of:=DEGREES(ACOS(SIN(RADIANS([.$B$3]))*SIN(RADIANS([.T163]))+COS(RADIANS([.$B$3]))*COS(RADIANS([.T163]))*COS(RADIANS([.AC163]))))" office:value-type="float" office:value="54.5616023427874" calcext:value-type="float">
            <text:p>54.56</text:p>
          </table:table-cell>
          <table:table-cell table:formula="of:=90-[.AD163]" office:value-type="float" office:value="35.4383976572126" calcext:value-type="float">
            <text:p>35.44</text:p>
          </table:table-cell>
          <table:table-cell table:formula="of:=IF([.AE163]&gt;85;0;IF([.AE163]&gt;5;58.1/TAN(RADIANS([.AE163]))-0.07/POWER(TAN(RADIANS([.AE163]));3)+0.000086/POWER(TAN(RADIANS([.AE163]));5);IF([.AE163]&gt;-0.575;1735+[.AE163]*(-518.2+[.AE163]*(103.4+[.AE163]*(-12.79+[.AE163]*0.711)));-20.772/TAN(RADIANS([.AE163])))))/3600" office:value-type="float" office:value="0.0226236072398812" calcext:value-type="float">
            <text:p>0.02</text:p>
          </table:table-cell>
          <table:table-cell table:formula="of:=[.AE163]+[.AF163]" office:value-type="float" office:value="35.4610212644525" calcext:value-type="float">
            <text:p>35.46</text:p>
          </table:table-cell>
          <table:table-cell table:formula="of:=IF([.AC163]&gt;0;MOD(DEGREES(ACOS(((SIN(RADIANS([.$B$3]))*COS(RADIANS([.AD163])))-SIN(RADIANS([.T163])))/(COS(RADIANS([.$B$3]))*SIN(RADIANS([.AD163])))))+180;360);MOD(540-DEGREES(ACOS(((SIN(RADIANS([.$B$3]))*COS(RADIANS([.AD163])))-SIN(RADIANS([.T163])))/(COS(RADIANS([.$B$3]))*SIN(RADIANS([.AD163])))));360))" office:value-type="float" office:value="272.299815286426" calcext:value-type="float">
            <text:p>272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63]+0.1/24" office:value-type="float" office:value="0.679166666666665" calcext:value-type="float">
            <text:p>16:18:00</text:p>
          </table:table-cell>
          <table:table-cell table:style-name="ce9" table:formula="of:=[.D164]+2415018.5+[.E164]-[.$B$5]/24" office:value-type="float" office:value="2455369.47083333" calcext:value-type="float">
            <text:p>2455369.47</text:p>
          </table:table-cell>
          <table:table-cell table:style-name="ce10" table:formula="of:=([.F164]-2451545)/36525" office:value-type="float" office:value="0.104708304814051" calcext:value-type="float">
            <text:p>0.10470830</text:p>
          </table:table-cell>
          <table:table-cell/>
          <table:table-cell table:formula="of:=MOD(280.46646+[.G164]*(36000.76983+[.G164]*0.0003032);360)" office:value-type="float" office:value="90.0460442243639" calcext:value-type="float">
            <text:p>90.05</text:p>
          </table:table-cell>
          <table:table-cell table:formula="of:=357.52911+[.G164]*(35999.05029-0.0001537*[.G164])" office:value-type="float" office:value="4126.92863909653" calcext:value-type="float">
            <text:p>4126.93</text:p>
          </table:table-cell>
          <table:table-cell table:formula="of:=0.016708634-[.G164]*(0.000042037+0.0000001267*[.G164])" office:value-type="float" office:value="0.0167042309878734" calcext:value-type="float">
            <text:p>0.02</text:p>
          </table:table-cell>
          <table:table-cell table:formula="of:=SIN(RADIANS([.J164]))*(1.914602-[.G164]*(0.004817+0.000014*[.G164]))+SIN(RADIANS(2*[.J164]))*(0.019993-0.000101*[.G164])+SIN(RADIANS(3*[.J164]))*0.000289" office:value-type="float" office:value="0.424279065314336" calcext:value-type="float">
            <text:p>0.42</text:p>
          </table:table-cell>
          <table:table-cell table:formula="of:=[.I164]+[.L164]" office:value-type="float" office:value="90.4703232896782" calcext:value-type="float">
            <text:p>90.47</text:p>
          </table:table-cell>
          <table:table-cell table:formula="of:=[.J164]+[.L164]" office:value-type="float" office:value="4127.35291816185" calcext:value-type="float">
            <text:p>4127.35</text:p>
          </table:table-cell>
          <table:table-cell table:formula="of:=(1.000001018*(1-[.K164]*[.K164]))/(1+[.K164]*COS(RADIANS([.N164])))" office:value-type="float" office:value="1.01628637622591" calcext:value-type="float">
            <text:p>1.02</text:p>
          </table:table-cell>
          <table:table-cell table:formula="of:=[.M164]-0.00569-0.00478*SIN(RADIANS(125.04-1934.136*[.G164]))" office:value-type="float" office:value="90.4692996250127" calcext:value-type="float">
            <text:p>90.47</text:p>
          </table:table-cell>
          <table:table-cell table:formula="of:=23+(26+((21.448-[.G164]*(46.815+[.G164]*(0.00059-[.G164]*0.001813))))/60)/60" office:value-type="float" office:value="23.4379294656452" calcext:value-type="float">
            <text:p>23.44</text:p>
          </table:table-cell>
          <table:table-cell table:formula="of:=[.Q164]+0.00256*COS(RADIANS(125.04-1934.136*[.G164]))" office:value-type="float" office:value="23.4384844190076" calcext:value-type="float">
            <text:p>23.44</text:p>
          </table:table-cell>
          <table:table-cell table:formula="of:=DEGREES(ATAN2(COS(RADIANS([.P164]));COS(RADIANS([.R164]))*SIN(RADIANS([.P164]))))" office:value-type="float" office:value="90.5115029571254" calcext:value-type="float">
            <text:p>90.51</text:p>
          </table:table-cell>
          <table:table-cell table:formula="of:=DEGREES(ASIN(SIN(RADIANS([.R164]))*SIN(RADIANS([.P164]))))" office:value-type="float" office:value="23.4376511801962" calcext:value-type="float">
            <text:p>23.44</text:p>
          </table:table-cell>
          <table:table-cell table:formula="of:=TAN(RADIANS([.R164]/2))*TAN(RADIANS([.R164]/2))" office:value-type="float" office:value="0.0430314828931872" calcext:value-type="float">
            <text:p>0.04</text:p>
          </table:table-cell>
          <table:table-cell table:formula="of:=4*DEGREES([.U164]*SIN(2*RADIANS([.I164]))-2*[.K164]*SIN(RADIANS([.J164]))+4*[.K164]*[.U164]*SIN(RADIANS([.J164]))*COS(2*RADIANS([.I164]))-0.5*[.U164]*[.U164]*SIN(4*RADIANS([.I164]))-1.25*[.K164]*[.K164]*SIN(2*RADIANS([.J164])))" office:value-type="float" office:value="-1.86200721709143" calcext:value-type="float">
            <text:p>-1.86</text:p>
          </table:table-cell>
          <table:table-cell table:formula="of:=DEGREES(ACOS(COS(RADIANS(90.833))/(COS(RADIANS([.$B$3]))*COS(RADIANS([.T164])))-TAN(RADIANS([.$B$3]))*TAN(RADIANS([.T164]))))" office:value-type="float" office:value="112.609626235139" calcext:value-type="float">
            <text:p>112.61</text:p>
          </table:table-cell>
          <table:table-cell table:style-name="ce8" table:formula="of:=(720-4*[.$B$4]-[.V164]+[.$B$5]*60)/1440" office:value-type="float" office:value="0.501293060567424" calcext:value-type="float">
            <text:p>12:01:52</text:p>
          </table:table-cell>
          <table:table-cell table:style-name="ce8" table:formula="of:=[.X164]-[.W164]*4/1440" office:value-type="float" office:value="0.188488543247594" calcext:value-type="float">
            <text:p>4:31:25</text:p>
          </table:table-cell>
          <table:table-cell table:style-name="ce8" table:formula="of:=[.X164]+[.W164]*4/1440" office:value-type="float" office:value="0.814097577887255" calcext:value-type="float">
            <text:p>19:32:18</text:p>
          </table:table-cell>
          <table:table-cell table:style-name="ce11" table:formula="of:=8*[.W164]" office:value-type="float" office:value="900.877009881112" calcext:value-type="float">
            <text:p>900.88</text:p>
          </table:table-cell>
          <table:table-cell table:formula="of:=MOD([.E164]*1440+[.V164]+4*[.$B$4]-60*[.$B$5];1440)" office:value-type="float" office:value="976.137992782906" calcext:value-type="float">
            <text:p>976.14</text:p>
          </table:table-cell>
          <table:table-cell table:formula="of:=IF([.AB164]/4&lt;0;[.AB164]/4+180;[.AB164]/4-180)" office:value-type="float" office:value="64.0344981957265" calcext:value-type="float">
            <text:p>64.03</text:p>
          </table:table-cell>
          <table:table-cell table:formula="of:=DEGREES(ACOS(SIN(RADIANS([.$B$3]))*SIN(RADIANS([.T164]))+COS(RADIANS([.$B$3]))*COS(RADIANS([.T164]))*COS(RADIANS([.AC164]))))" office:value-type="float" office:value="55.7091550178924" calcext:value-type="float">
            <text:p>55.71</text:p>
          </table:table-cell>
          <table:table-cell table:formula="of:=90-[.AD164]" office:value-type="float" office:value="34.2908449821076" calcext:value-type="float">
            <text:p>34.29</text:p>
          </table:table-cell>
          <table:table-cell table:formula="of:=IF([.AE164]&gt;85;0;IF([.AE164]&gt;5;58.1/TAN(RADIANS([.AE164]))-0.07/POWER(TAN(RADIANS([.AE164]));3)+0.000086/POWER(TAN(RADIANS([.AE164]));5);IF([.AE164]&gt;-0.575;1735+[.AE164]*(-518.2+[.AE164]*(103.4+[.AE164]*(-12.79+[.AE164]*0.711)));-20.772/TAN(RADIANS([.AE164])))))/3600" office:value-type="float" office:value="0.0236056916282377" calcext:value-type="float">
            <text:p>0.02</text:p>
          </table:table-cell>
          <table:table-cell table:formula="of:=[.AE164]+[.AF164]" office:value-type="float" office:value="34.3144506737358" calcext:value-type="float">
            <text:p>34.31</text:p>
          </table:table-cell>
          <table:table-cell table:formula="of:=IF([.AC164]&gt;0;MOD(DEGREES(ACOS(((SIN(RADIANS([.$B$3]))*COS(RADIANS([.AD164])))-SIN(RADIANS([.T164])))/(COS(RADIANS([.$B$3]))*SIN(RADIANS([.AD164])))))+180;360);MOD(540-DEGREES(ACOS(((SIN(RADIANS([.$B$3]))*COS(RADIANS([.AD164])))-SIN(RADIANS([.T164])))/(COS(RADIANS([.$B$3]))*SIN(RADIANS([.AD164])))));360))" office:value-type="float" office:value="273.225290490338" calcext:value-type="float">
            <text:p>273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64]+0.1/24" office:value-type="float" office:value="0.683333333333332" calcext:value-type="float">
            <text:p>16:24:00</text:p>
          </table:table-cell>
          <table:table-cell table:style-name="ce9" table:formula="of:=[.D165]+2415018.5+[.E165]-[.$B$5]/24" office:value-type="float" office:value="2455369.475" calcext:value-type="float">
            <text:p>2455369.48</text:p>
          </table:table-cell>
          <table:table-cell table:style-name="ce10" table:formula="of:=([.F165]-2451545)/36525" office:value-type="float" office:value="0.10470841889116" calcext:value-type="float">
            <text:p>0.10470842</text:p>
          </table:table-cell>
          <table:table-cell/>
          <table:table-cell table:formula="of:=MOD(280.46646+[.G165]*(36000.76983+[.G165]*0.0003032);360)" office:value-type="float" office:value="90.0501510881154" calcext:value-type="float">
            <text:p>90.05</text:p>
          </table:table-cell>
          <table:table-cell table:formula="of:=357.52911+[.G165]*(35999.05029-0.0001537*[.G165])" office:value-type="float" office:value="4126.93274576411" calcext:value-type="float">
            <text:p>4126.93</text:p>
          </table:table-cell>
          <table:table-cell table:formula="of:=0.016708634-[.G165]*(0.000042037+0.0000001267*[.G165])" office:value-type="float" office:value="0.0167042309830749" calcext:value-type="float">
            <text:p>0.02</text:p>
          </table:table-cell>
          <table:table-cell table:formula="of:=SIN(RADIANS([.J165]))*(1.914602-[.G165]*(0.004817+0.000014*[.G165]))+SIN(RADIANS(2*[.J165]))*(0.019993-0.000101*[.G165])+SIN(RADIANS(3*[.J165]))*0.000289" office:value-type="float" office:value="0.424147949552823" calcext:value-type="float">
            <text:p>0.42</text:p>
          </table:table-cell>
          <table:table-cell table:formula="of:=[.I165]+[.L165]" office:value-type="float" office:value="90.4742990376682" calcext:value-type="float">
            <text:p>90.47</text:p>
          </table:table-cell>
          <table:table-cell table:formula="of:=[.J165]+[.L165]" office:value-type="float" office:value="4127.35689371366" calcext:value-type="float">
            <text:p>4127.36</text:p>
          </table:table-cell>
          <table:table-cell table:formula="of:=(1.000001018*(1-[.K165]*[.K165]))/(1+[.K165]*COS(RADIANS([.N165])))" office:value-type="float" office:value="1.01628663835469" calcext:value-type="float">
            <text:p>1.02</text:p>
          </table:table-cell>
          <table:table-cell table:formula="of:=[.M165]-0.00569-0.00478*SIN(RADIANS(125.04-1934.136*[.G165]))" office:value-type="float" office:value="90.473275376993" calcext:value-type="float">
            <text:p>90.47</text:p>
          </table:table-cell>
          <table:table-cell table:formula="of:=23+(26+((21.448-[.G165]*(46.815+[.G165]*(0.00059-[.G165]*0.001813))))/60)/60" office:value-type="float" office:value="23.4379294641617" calcext:value-type="float">
            <text:p>23.44</text:p>
          </table:table-cell>
          <table:table-cell table:formula="of:=[.Q165]+0.00256*COS(RADIANS(125.04-1934.136*[.G165]))" office:value-type="float" office:value="23.4384844079002" calcext:value-type="float">
            <text:p>23.44</text:p>
          </table:table-cell>
          <table:table-cell table:formula="of:=DEGREES(ATAN2(COS(RADIANS([.P165]));COS(RADIANS([.R165]))*SIN(RADIANS([.P165]))))" office:value-type="float" office:value="90.5158362049127" calcext:value-type="float">
            <text:p>90.52</text:p>
          </table:table-cell>
          <table:table-cell table:formula="of:=DEGREES(ASIN(SIN(RADIANS([.R165]))*SIN(RADIANS([.P165]))))" office:value-type="float" office:value="23.4376369915644" calcext:value-type="float">
            <text:p>23.44</text:p>
          </table:table-cell>
          <table:table-cell table:formula="of:=TAN(RADIANS([.R165]/2))*TAN(RADIANS([.R165]/2))" office:value-type="float" office:value="0.0430314828512423" calcext:value-type="float">
            <text:p>0.04</text:p>
          </table:table-cell>
          <table:table-cell table:formula="of:=4*DEGREES([.U165]*SIN(2*RADIANS([.I165]))-2*[.K165]*SIN(RADIANS([.J165]))+4*[.K165]*[.U165]*SIN(RADIANS([.J165]))*COS(2*RADIANS([.I165]))-0.5*[.U165]*[.U165]*SIN(4*RADIANS([.I165]))-1.25*[.K165]*[.K165]*SIN(2*RADIANS([.J165])))" office:value-type="float" office:value="-1.86291151678713" calcext:value-type="float">
            <text:p>-1.86</text:p>
          </table:table-cell>
          <table:table-cell table:formula="of:=DEGREES(ACOS(COS(RADIANS(90.833))/(COS(RADIANS([.$B$3]))*COS(RADIANS([.T165])))-TAN(RADIANS([.$B$3]))*TAN(RADIANS([.T165]))))" office:value-type="float" office:value="112.609610776642" calcext:value-type="float">
            <text:p>112.61</text:p>
          </table:table-cell>
          <table:table-cell table:style-name="ce8" table:formula="of:=(720-4*[.$B$4]-[.V165]+[.$B$5]*60)/1440" office:value-type="float" office:value="0.501293688553325" calcext:value-type="float">
            <text:p>12:01:52</text:p>
          </table:table-cell>
          <table:table-cell table:style-name="ce8" table:formula="of:=[.X165]-[.W165]*4/1440" office:value-type="float" office:value="0.188489214173765" calcext:value-type="float">
            <text:p>4:31:25</text:p>
          </table:table-cell>
          <table:table-cell table:style-name="ce8" table:formula="of:=[.X165]+[.W165]*4/1440" office:value-type="float" office:value="0.814098162932886" calcext:value-type="float">
            <text:p>19:32:18</text:p>
          </table:table-cell>
          <table:table-cell table:style-name="ce11" table:formula="of:=8*[.W165]" office:value-type="float" office:value="900.876886213135" calcext:value-type="float">
            <text:p>900.88</text:p>
          </table:table-cell>
          <table:table-cell table:formula="of:=MOD([.E165]*1440+[.V165]+4*[.$B$4]-60*[.$B$5];1440)" office:value-type="float" office:value="982.137088483211" calcext:value-type="float">
            <text:p>982.14</text:p>
          </table:table-cell>
          <table:table-cell table:formula="of:=IF([.AB165]/4&lt;0;[.AB165]/4+180;[.AB165]/4-180)" office:value-type="float" office:value="65.5342721208027" calcext:value-type="float">
            <text:p>65.53</text:p>
          </table:table-cell>
          <table:table-cell table:formula="of:=DEGREES(ACOS(SIN(RADIANS([.$B$3]))*SIN(RADIANS([.T165]))+COS(RADIANS([.$B$3]))*COS(RADIANS([.T165]))*COS(RADIANS([.AC165]))))" office:value-type="float" office:value="56.8556706951461" calcext:value-type="float">
            <text:p>56.86</text:p>
          </table:table-cell>
          <table:table-cell table:formula="of:=90-[.AD165]" office:value-type="float" office:value="33.1443293048539" calcext:value-type="float">
            <text:p>33.14</text:p>
          </table:table-cell>
          <table:table-cell table:formula="of:=IF([.AE165]&gt;85;0;IF([.AE165]&gt;5;58.1/TAN(RADIANS([.AE165]))-0.07/POWER(TAN(RADIANS([.AE165]));3)+0.000086/POWER(TAN(RADIANS([.AE165]));5);IF([.AE165]&gt;-0.575;1735+[.AE165]*(-518.2+[.AE165]*(103.4+[.AE165]*(-12.79+[.AE165]*0.711)));-20.772/TAN(RADIANS([.AE165])))))/3600" office:value-type="float" office:value="0.0246455533194204" calcext:value-type="float">
            <text:p>0.02</text:p>
          </table:table-cell>
          <table:table-cell table:formula="of:=[.AE165]+[.AF165]" office:value-type="float" office:value="33.1689748581734" calcext:value-type="float">
            <text:p>33.17</text:p>
          </table:table-cell>
          <table:table-cell table:formula="of:=IF([.AC165]&gt;0;MOD(DEGREES(ACOS(((SIN(RADIANS([.$B$3]))*COS(RADIANS([.AD165])))-SIN(RADIANS([.T165])))/(COS(RADIANS([.$B$3]))*SIN(RADIANS([.AD165])))))+180;360);MOD(540-DEGREES(ACOS(((SIN(RADIANS([.$B$3]))*COS(RADIANS([.AD165])))-SIN(RADIANS([.T165])))/(COS(RADIANS([.$B$3]))*SIN(RADIANS([.AD165])))));360))" office:value-type="float" office:value="274.140096102264" calcext:value-type="float">
            <text:p>274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65]+0.1/24" office:value-type="float" office:value="0.687499999999999" calcext:value-type="float">
            <text:p>16:30:00</text:p>
          </table:table-cell>
          <table:table-cell table:style-name="ce9" table:formula="of:=[.D166]+2415018.5+[.E166]-[.$B$5]/24" office:value-type="float" office:value="2455369.47916667" calcext:value-type="float">
            <text:p>2455369.48</text:p>
          </table:table-cell>
          <table:table-cell table:style-name="ce10" table:formula="of:=([.F166]-2451545)/36525" office:value-type="float" office:value="0.104708532968282" calcext:value-type="float">
            <text:p>0.10470853</text:p>
          </table:table-cell>
          <table:table-cell/>
          <table:table-cell table:formula="of:=MOD(280.46646+[.G166]*(36000.76983+[.G166]*0.0003032);360)" office:value-type="float" office:value="90.0542579523349" calcext:value-type="float">
            <text:p>90.05</text:p>
          </table:table-cell>
          <table:table-cell table:formula="of:=357.52911+[.G166]*(35999.05029-0.0001537*[.G166])" office:value-type="float" office:value="4126.93685243216" calcext:value-type="float">
            <text:p>4126.94</text:p>
          </table:table-cell>
          <table:table-cell table:formula="of:=0.016708634-[.G166]*(0.000042037+0.0000001267*[.G166])" office:value-type="float" office:value="0.0167042309782764" calcext:value-type="float">
            <text:p>0.02</text:p>
          </table:table-cell>
          <table:table-cell table:formula="of:=SIN(RADIANS([.J166]))*(1.914602-[.G166]*(0.004817+0.000014*[.G166]))+SIN(RADIANS(2*[.J166]))*(0.019993-0.000101*[.G166])+SIN(RADIANS(3*[.J166]))*0.000289" office:value-type="float" office:value="0.424016831725613" calcext:value-type="float">
            <text:p>0.42</text:p>
          </table:table-cell>
          <table:table-cell table:formula="of:=[.I166]+[.L166]" office:value-type="float" office:value="90.4782747840605" calcext:value-type="float">
            <text:p>90.48</text:p>
          </table:table-cell>
          <table:table-cell table:formula="of:=[.J166]+[.L166]" office:value-type="float" office:value="4127.36086926388" calcext:value-type="float">
            <text:p>4127.36</text:p>
          </table:table-cell>
          <table:table-cell table:formula="of:=(1.000001018*(1-[.K166]*[.K166]))/(1+[.K166]*COS(RADIANS([.N166])))" office:value-type="float" office:value="1.01628690040242" calcext:value-type="float">
            <text:p>1.02</text:p>
          </table:table-cell>
          <table:table-cell table:formula="of:=[.M166]-0.00569-0.00478*SIN(RADIANS(125.04-1934.136*[.G166]))" office:value-type="float" office:value="90.4772511273755" calcext:value-type="float">
            <text:p>90.48</text:p>
          </table:table-cell>
          <table:table-cell table:formula="of:=23+(26+((21.448-[.G166]*(46.815+[.G166]*(0.00059-[.G166]*0.001813))))/60)/60" office:value-type="float" office:value="23.4379294626783" calcext:value-type="float">
            <text:p>23.44</text:p>
          </table:table-cell>
          <table:table-cell table:formula="of:=[.Q166]+0.00256*COS(RADIANS(125.04-1934.136*[.G166]))" office:value-type="float" office:value="23.4384843967928" calcext:value-type="float">
            <text:p>23.44</text:p>
          </table:table-cell>
          <table:table-cell table:formula="of:=DEGREES(ATAN2(COS(RADIANS([.P166]));COS(RADIANS([.R166]))*SIN(RADIANS([.P166]))))" office:value-type="float" office:value="90.5201694500242" calcext:value-type="float">
            <text:p>90.52</text:p>
          </table:table-cell>
          <table:table-cell table:formula="of:=DEGREES(ASIN(SIN(RADIANS([.R166]))*SIN(RADIANS([.P166]))))" office:value-type="float" office:value="23.437622683342" calcext:value-type="float">
            <text:p>23.44</text:p>
          </table:table-cell>
          <table:table-cell table:formula="of:=TAN(RADIANS([.R166]/2))*TAN(RADIANS([.R166]/2))" office:value-type="float" office:value="0.0430314828092973" calcext:value-type="float">
            <text:p>0.04</text:p>
          </table:table-cell>
          <table:table-cell table:formula="of:=4*DEGREES([.U166]*SIN(2*RADIANS([.I166]))-2*[.K166]*SIN(RADIANS([.J166]))+4*[.K166]*[.U166]*SIN(RADIANS([.J166]))*COS(2*RADIANS([.I166]))-0.5*[.U166]*[.U166]*SIN(4*RADIANS([.I166]))-1.25*[.K166]*[.K166]*SIN(2*RADIANS([.J166])))" office:value-type="float" office:value="-1.86381580419349" calcext:value-type="float">
            <text:p>-1.86</text:p>
          </table:table-cell>
          <table:table-cell table:formula="of:=DEGREES(ACOS(COS(RADIANS(90.833))/(COS(RADIANS([.$B$3]))*COS(RADIANS([.T166])))-TAN(RADIANS([.$B$3]))*TAN(RADIANS([.T166]))))" office:value-type="float" office:value="112.609595187856" calcext:value-type="float">
            <text:p>112.61</text:p>
          </table:table-cell>
          <table:table-cell table:style-name="ce8" table:formula="of:=(720-4*[.$B$4]-[.V166]+[.$B$5]*60)/1440" office:value-type="float" office:value="0.501294316530692" calcext:value-type="float">
            <text:p>12:01:52</text:p>
          </table:table-cell>
          <table:table-cell table:style-name="ce8" table:formula="of:=[.X166]-[.W166]*4/1440" office:value-type="float" office:value="0.188489885453313" calcext:value-type="float">
            <text:p>4:31:26</text:p>
          </table:table-cell>
          <table:table-cell table:style-name="ce8" table:formula="of:=[.X166]+[.W166]*4/1440" office:value-type="float" office:value="0.81409874760807" calcext:value-type="float">
            <text:p>19:32:18</text:p>
          </table:table-cell>
          <table:table-cell table:style-name="ce11" table:formula="of:=8*[.W166]" office:value-type="float" office:value="900.87676150285" calcext:value-type="float">
            <text:p>900.88</text:p>
          </table:table-cell>
          <table:table-cell table:formula="of:=MOD([.E166]*1440+[.V166]+4*[.$B$4]-60*[.$B$5];1440)" office:value-type="float" office:value="988.136184195805" calcext:value-type="float">
            <text:p>988.14</text:p>
          </table:table-cell>
          <table:table-cell table:formula="of:=IF([.AB166]/4&lt;0;[.AB166]/4+180;[.AB166]/4-180)" office:value-type="float" office:value="67.0340460489513" calcext:value-type="float">
            <text:p>67.03</text:p>
          </table:table-cell>
          <table:table-cell table:formula="of:=DEGREES(ACOS(SIN(RADIANS([.$B$3]))*SIN(RADIANS([.T166]))+COS(RADIANS([.$B$3]))*COS(RADIANS([.T166]))*COS(RADIANS([.AC166]))))" office:value-type="float" office:value="58.0008699429171" calcext:value-type="float">
            <text:p>58</text:p>
          </table:table-cell>
          <table:table-cell table:formula="of:=90-[.AD166]" office:value-type="float" office:value="31.9991300570829" calcext:value-type="float">
            <text:p>32</text:p>
          </table:table-cell>
          <table:table-cell table:formula="of:=IF([.AE166]&gt;85;0;IF([.AE166]&gt;5;58.1/TAN(RADIANS([.AE166]))-0.07/POWER(TAN(RADIANS([.AE166]));3)+0.000086/POWER(TAN(RADIANS([.AE166]));5);IF([.AE166]&gt;-0.575;1735+[.AE166]*(-518.2+[.AE166]*(103.4+[.AE166]*(-12.79+[.AE166]*0.711)));-20.772/TAN(RADIANS([.AE166])))))/3600" office:value-type="float" office:value="0.0257490420928904" calcext:value-type="float">
            <text:p>0.03</text:p>
          </table:table-cell>
          <table:table-cell table:formula="of:=[.AE166]+[.AF166]" office:value-type="float" office:value="32.0248790991758" calcext:value-type="float">
            <text:p>32.02</text:p>
          </table:table-cell>
          <table:table-cell table:formula="of:=IF([.AC166]&gt;0;MOD(DEGREES(ACOS(((SIN(RADIANS([.$B$3]))*COS(RADIANS([.AD166])))-SIN(RADIANS([.T166])))/(COS(RADIANS([.$B$3]))*SIN(RADIANS([.AD166])))))+180;360);MOD(540-DEGREES(ACOS(((SIN(RADIANS([.$B$3]))*COS(RADIANS([.AD166])))-SIN(RADIANS([.T166])))/(COS(RADIANS([.$B$3]))*SIN(RADIANS([.AD166])))));360))" office:value-type="float" office:value="275.045379854609" calcext:value-type="float">
            <text:p>275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66]+0.1/24" office:value-type="float" office:value="0.691666666666665" calcext:value-type="float">
            <text:p>16:36:00</text:p>
          </table:table-cell>
          <table:table-cell table:style-name="ce9" table:formula="of:=[.D167]+2415018.5+[.E167]-[.$B$5]/24" office:value-type="float" office:value="2455369.48333333" calcext:value-type="float">
            <text:p>2455369.48</text:p>
          </table:table-cell>
          <table:table-cell table:style-name="ce10" table:formula="of:=([.F167]-2451545)/36525" office:value-type="float" office:value="0.104708647045404" calcext:value-type="float">
            <text:p>0.10470865</text:p>
          </table:table-cell>
          <table:table-cell/>
          <table:table-cell table:formula="of:=MOD(280.46646+[.G167]*(36000.76983+[.G167]*0.0003032);360)" office:value-type="float" office:value="90.0583648165534" calcext:value-type="float">
            <text:p>90.06</text:p>
          </table:table-cell>
          <table:table-cell table:formula="of:=357.52911+[.G167]*(35999.05029-0.0001537*[.G167])" office:value-type="float" office:value="4126.94095910021" calcext:value-type="float">
            <text:p>4126.94</text:p>
          </table:table-cell>
          <table:table-cell table:formula="of:=0.016708634-[.G167]*(0.000042037+0.0000001267*[.G167])" office:value-type="float" office:value="0.0167042309734779" calcext:value-type="float">
            <text:p>0.02</text:p>
          </table:table-cell>
          <table:table-cell table:formula="of:=SIN(RADIANS([.J167]))*(1.914602-[.G167]*(0.004817+0.000014*[.G167]))+SIN(RADIANS(2*[.J167]))*(0.019993-0.000101*[.G167])+SIN(RADIANS(3*[.J167]))*0.000289" office:value-type="float" office:value="0.423885711848287" calcext:value-type="float">
            <text:p>0.42</text:p>
          </table:table-cell>
          <table:table-cell table:formula="of:=[.I167]+[.L167]" office:value-type="float" office:value="90.4822505284017" calcext:value-type="float">
            <text:p>90.48</text:p>
          </table:table-cell>
          <table:table-cell table:formula="of:=[.J167]+[.L167]" office:value-type="float" office:value="4127.36484481206" calcext:value-type="float">
            <text:p>4127.36</text:p>
          </table:table-cell>
          <table:table-cell table:formula="of:=(1.000001018*(1-[.K167]*[.K167]))/(1+[.K167]*COS(RADIANS([.N167])))" office:value-type="float" office:value="1.01628716236909" calcext:value-type="float">
            <text:p>1.02</text:p>
          </table:table-cell>
          <table:table-cell table:formula="of:=[.M167]-0.00569-0.00478*SIN(RADIANS(125.04-1934.136*[.G167]))" office:value-type="float" office:value="90.4812268757069" calcext:value-type="float">
            <text:p>90.48</text:p>
          </table:table-cell>
          <table:table-cell table:formula="of:=23+(26+((21.448-[.G167]*(46.815+[.G167]*(0.00059-[.G167]*0.001813))))/60)/60" office:value-type="float" office:value="23.4379294611948" calcext:value-type="float">
            <text:p>23.44</text:p>
          </table:table-cell>
          <table:table-cell table:formula="of:=[.Q167]+0.00256*COS(RADIANS(125.04-1934.136*[.G167]))" office:value-type="float" office:value="23.4384843856854" calcext:value-type="float">
            <text:p>23.44</text:p>
          </table:table-cell>
          <table:table-cell table:formula="of:=DEGREES(ATAN2(COS(RADIANS([.P167]));COS(RADIANS([.R167]))*SIN(RADIANS([.P167]))))" office:value-type="float" office:value="90.524502691958" calcext:value-type="float">
            <text:p>90.52</text:p>
          </table:table-cell>
          <table:table-cell table:formula="of:=DEGREES(ASIN(SIN(RADIANS([.R167]))*SIN(RADIANS([.P167]))))" office:value-type="float" office:value="23.4376082555308" calcext:value-type="float">
            <text:p>23.44</text:p>
          </table:table-cell>
          <table:table-cell table:formula="of:=TAN(RADIANS([.R167]/2))*TAN(RADIANS([.R167]/2))" office:value-type="float" office:value="0.0430314827673523" calcext:value-type="float">
            <text:p>0.04</text:p>
          </table:table-cell>
          <table:table-cell table:formula="of:=4*DEGREES([.U167]*SIN(2*RADIANS([.I167]))-2*[.K167]*SIN(RADIANS([.J167]))+4*[.K167]*[.U167]*SIN(RADIANS([.J167]))*COS(2*RADIANS([.I167]))-0.5*[.U167]*[.U167]*SIN(4*RADIANS([.I167]))-1.25*[.K167]*[.K167]*SIN(2*RADIANS([.J167])))" office:value-type="float" office:value="-1.86472007917874" calcext:value-type="float">
            <text:p>-1.86</text:p>
          </table:table-cell>
          <table:table-cell table:formula="of:=DEGREES(ACOS(COS(RADIANS(90.833))/(COS(RADIANS([.$B$3]))*COS(RADIANS([.T167])))-TAN(RADIANS([.$B$3]))*TAN(RADIANS([.T167]))))" office:value-type="float" office:value="112.609579468784" calcext:value-type="float">
            <text:p>112.61</text:p>
          </table:table-cell>
          <table:table-cell table:style-name="ce8" table:formula="of:=(720-4*[.$B$4]-[.V167]+[.$B$5]*60)/1440" office:value-type="float" office:value="0.501294944499432" calcext:value-type="float">
            <text:p>12:01:52</text:p>
          </table:table-cell>
          <table:table-cell table:style-name="ce8" table:formula="of:=[.X167]-[.W167]*4/1440" office:value-type="float" office:value="0.188490557086143" calcext:value-type="float">
            <text:p>4:31:26</text:p>
          </table:table-cell>
          <table:table-cell table:style-name="ce8" table:formula="of:=[.X167]+[.W167]*4/1440" office:value-type="float" office:value="0.81409933191272" calcext:value-type="float">
            <text:p>19:32:18</text:p>
          </table:table-cell>
          <table:table-cell table:style-name="ce11" table:formula="of:=8*[.W167]" office:value-type="float" office:value="900.876635750272" calcext:value-type="float">
            <text:p>900.88</text:p>
          </table:table-cell>
          <table:table-cell table:formula="of:=MOD([.E167]*1440+[.V167]+4*[.$B$4]-60*[.$B$5];1440)" office:value-type="float" office:value="994.135279920819" calcext:value-type="float">
            <text:p>994.14</text:p>
          </table:table-cell>
          <table:table-cell table:formula="of:=IF([.AB167]/4&lt;0;[.AB167]/4+180;[.AB167]/4-180)" office:value-type="float" office:value="68.5338199802048" calcext:value-type="float">
            <text:p>68.53</text:p>
          </table:table-cell>
          <table:table-cell table:formula="of:=DEGREES(ACOS(SIN(RADIANS([.$B$3]))*SIN(RADIANS([.T167]))+COS(RADIANS([.$B$3]))*COS(RADIANS([.T167]))*COS(RADIANS([.AC167]))))" office:value-type="float" office:value="59.1444811414064" calcext:value-type="float">
            <text:p>59.14</text:p>
          </table:table-cell>
          <table:table-cell table:formula="of:=90-[.AD167]" office:value-type="float" office:value="30.8555188585936" calcext:value-type="float">
            <text:p>30.86</text:p>
          </table:table-cell>
          <table:table-cell table:formula="of:=IF([.AE167]&gt;85;0;IF([.AE167]&gt;5;58.1/TAN(RADIANS([.AE167]))-0.07/POWER(TAN(RADIANS([.AE167]));3)+0.000086/POWER(TAN(RADIANS([.AE167]));5);IF([.AE167]&gt;-0.575;1735+[.AE167]*(-518.2+[.AE167]*(103.4+[.AE167]*(-12.79+[.AE167]*0.711)));-20.772/TAN(RADIANS([.AE167])))))/3600" office:value-type="float" office:value="0.0269228173439811" calcext:value-type="float">
            <text:p>0.03</text:p>
          </table:table-cell>
          <table:table-cell table:formula="of:=[.AE167]+[.AF167]" office:value-type="float" office:value="30.8824416759376" calcext:value-type="float">
            <text:p>30.88</text:p>
          </table:table-cell>
          <table:table-cell table:formula="of:=IF([.AC167]&gt;0;MOD(DEGREES(ACOS(((SIN(RADIANS([.$B$3]))*COS(RADIANS([.AD167])))-SIN(RADIANS([.T167])))/(COS(RADIANS([.$B$3]))*SIN(RADIANS([.AD167])))))+180;360);MOD(540-DEGREES(ACOS(((SIN(RADIANS([.$B$3]))*COS(RADIANS([.AD167])))-SIN(RADIANS([.T167])))/(COS(RADIANS([.$B$3]))*SIN(RADIANS([.AD167])))));360))" office:value-type="float" office:value="275.942220818358" calcext:value-type="float">
            <text:p>275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67]+0.1/24" office:value-type="float" office:value="0.695833333333332" calcext:value-type="float">
            <text:p>16:42:00</text:p>
          </table:table-cell>
          <table:table-cell table:style-name="ce9" table:formula="of:=[.D168]+2415018.5+[.E168]-[.$B$5]/24" office:value-type="float" office:value="2455369.4875" calcext:value-type="float">
            <text:p>2455369.49</text:p>
          </table:table-cell>
          <table:table-cell table:style-name="ce10" table:formula="of:=([.F168]-2451545)/36525" office:value-type="float" office:value="0.104708761122514" calcext:value-type="float">
            <text:p>0.10470876</text:p>
          </table:table-cell>
          <table:table-cell/>
          <table:table-cell table:formula="of:=MOD(280.46646+[.G168]*(36000.76983+[.G168]*0.0003032);360)" office:value-type="float" office:value="90.0624716803409" calcext:value-type="float">
            <text:p>90.06</text:p>
          </table:table-cell>
          <table:table-cell table:formula="of:=357.52911+[.G168]*(35999.05029-0.0001537*[.G168])" office:value-type="float" office:value="4126.94506576782" calcext:value-type="float">
            <text:p>4126.95</text:p>
          </table:table-cell>
          <table:table-cell table:formula="of:=0.016708634-[.G168]*(0.000042037+0.0000001267*[.G168])" office:value-type="float" office:value="0.0167042309686794" calcext:value-type="float">
            <text:p>0.02</text:p>
          </table:table-cell>
          <table:table-cell table:formula="of:=SIN(RADIANS([.J168]))*(1.914602-[.G168]*(0.004817+0.000014*[.G168]))+SIN(RADIANS(2*[.J168]))*(0.019993-0.000101*[.G168])+SIN(RADIANS(3*[.J168]))*0.000289" office:value-type="float" office:value="0.423754589935262" calcext:value-type="float">
            <text:p>0.42</text:p>
          </table:table-cell>
          <table:table-cell table:formula="of:=[.I168]+[.L168]" office:value-type="float" office:value="90.4862262702761" calcext:value-type="float">
            <text:p>90.49</text:p>
          </table:table-cell>
          <table:table-cell table:formula="of:=[.J168]+[.L168]" office:value-type="float" office:value="4127.36882035776" calcext:value-type="float">
            <text:p>4127.37</text:p>
          </table:table-cell>
          <table:table-cell table:formula="of:=(1.000001018*(1-[.K168]*[.K168]))/(1+[.K168]*COS(RADIANS([.N168])))" office:value-type="float" office:value="1.01628742425465" calcext:value-type="float">
            <text:p>1.02</text:p>
          </table:table-cell>
          <table:table-cell table:formula="of:=[.M168]-0.00569-0.00478*SIN(RADIANS(125.04-1934.136*[.G168]))" office:value-type="float" office:value="90.4852026215714" calcext:value-type="float">
            <text:p>90.49</text:p>
          </table:table-cell>
          <table:table-cell table:formula="of:=23+(26+((21.448-[.G168]*(46.815+[.G168]*(0.00059-[.G168]*0.001813))))/60)/60" office:value-type="float" office:value="23.4379294597113" calcext:value-type="float">
            <text:p>23.44</text:p>
          </table:table-cell>
          <table:table-cell table:formula="of:=[.Q168]+0.00256*COS(RADIANS(125.04-1934.136*[.G168]))" office:value-type="float" office:value="23.438484374578" calcext:value-type="float">
            <text:p>23.44</text:p>
          </table:table-cell>
          <table:table-cell table:formula="of:=DEGREES(ATAN2(COS(RADIANS([.P168]));COS(RADIANS([.R168]))*SIN(RADIANS([.P168]))))" office:value-type="float" office:value="90.528835930253" calcext:value-type="float">
            <text:p>90.53</text:p>
          </table:table-cell>
          <table:table-cell table:formula="of:=DEGREES(ASIN(SIN(RADIANS([.R168]))*SIN(RADIANS([.P168]))))" office:value-type="float" office:value="23.4375937081327" calcext:value-type="float">
            <text:p>23.44</text:p>
          </table:table-cell>
          <table:table-cell table:formula="of:=TAN(RADIANS([.R168]/2))*TAN(RADIANS([.R168]/2))" office:value-type="float" office:value="0.0430314827254072" calcext:value-type="float">
            <text:p>0.04</text:p>
          </table:table-cell>
          <table:table-cell table:formula="of:=4*DEGREES([.U168]*SIN(2*RADIANS([.I168]))-2*[.K168]*SIN(RADIANS([.J168]))+4*[.K168]*[.U168]*SIN(RADIANS([.J168]))*COS(2*RADIANS([.I168]))-0.5*[.U168]*[.U168]*SIN(4*RADIANS([.I168]))-1.25*[.K168]*[.K168]*SIN(2*RADIANS([.J168])))" office:value-type="float" office:value="-1.8656243416199" calcext:value-type="float">
            <text:p>-1.87</text:p>
          </table:table-cell>
          <table:table-cell table:formula="of:=DEGREES(ACOS(COS(RADIANS(90.833))/(COS(RADIANS([.$B$3]))*COS(RADIANS([.T168])))-TAN(RADIANS([.$B$3]))*TAN(RADIANS([.T168]))))" office:value-type="float" office:value="112.609563619427" calcext:value-type="float">
            <text:p>112.61</text:p>
          </table:table-cell>
          <table:table-cell table:style-name="ce8" table:formula="of:=(720-4*[.$B$4]-[.V168]+[.$B$5]*60)/1440" office:value-type="float" office:value="0.501295572459457" calcext:value-type="float">
            <text:p>12:01:52</text:p>
          </table:table-cell>
          <table:table-cell table:style-name="ce8" table:formula="of:=[.X168]-[.W168]*4/1440" office:value-type="float" office:value="0.188491229072158" calcext:value-type="float">
            <text:p>4:31:26</text:p>
          </table:table-cell>
          <table:table-cell table:style-name="ce8" table:formula="of:=[.X168]+[.W168]*4/1440" office:value-type="float" office:value="0.814099915846755" calcext:value-type="float">
            <text:p>19:32:18</text:p>
          </table:table-cell>
          <table:table-cell table:style-name="ce11" table:formula="of:=8*[.W168]" office:value-type="float" office:value="900.876508955419" calcext:value-type="float">
            <text:p>900.88</text:p>
          </table:table-cell>
          <table:table-cell table:formula="of:=MOD([.E168]*1440+[.V168]+4*[.$B$4]-60*[.$B$5];1440)" office:value-type="float" office:value="1000.13437565838" calcext:value-type="float">
            <text:p>1000.13</text:p>
          </table:table-cell>
          <table:table-cell table:formula="of:=IF([.AB168]/4&lt;0;[.AB168]/4+180;[.AB168]/4-180)" office:value-type="float" office:value="70.0335939145946" calcext:value-type="float">
            <text:p>70.03</text:p>
          </table:table-cell>
          <table:table-cell table:formula="of:=DEGREES(ACOS(SIN(RADIANS([.$B$3]))*SIN(RADIANS([.T168]))+COS(RADIANS([.$B$3]))*COS(RADIANS([.T168]))*COS(RADIANS([.AC168]))))" office:value-type="float" office:value="60.2862391871654" calcext:value-type="float">
            <text:p>60.29</text:p>
          </table:table-cell>
          <table:table-cell table:formula="of:=90-[.AD168]" office:value-type="float" office:value="29.7137608128346" calcext:value-type="float">
            <text:p>29.71</text:p>
          </table:table-cell>
          <table:table-cell table:formula="of:=IF([.AE168]&gt;85;0;IF([.AE168]&gt;5;58.1/TAN(RADIANS([.AE168]))-0.07/POWER(TAN(RADIANS([.AE168]));3)+0.000086/POWER(TAN(RADIANS([.AE168]));5);IF([.AE168]&gt;-0.575;1735+[.AE168]*(-518.2+[.AE168]*(103.4+[.AE168]*(-12.79+[.AE168]*0.711)));-20.772/TAN(RADIANS([.AE168])))))/3600" office:value-type="float" office:value="0.0281744904119376" calcext:value-type="float">
            <text:p>0.03</text:p>
          </table:table-cell>
          <table:table-cell table:formula="of:=[.AE168]+[.AF168]" office:value-type="float" office:value="29.7419353032465" calcext:value-type="float">
            <text:p>29.74</text:p>
          </table:table-cell>
          <table:table-cell table:formula="of:=IF([.AC168]&gt;0;MOD(DEGREES(ACOS(((SIN(RADIANS([.$B$3]))*COS(RADIANS([.AD168])))-SIN(RADIANS([.T168])))/(COS(RADIANS([.$B$3]))*SIN(RADIANS([.AD168])))))+180;360);MOD(540-DEGREES(ACOS(((SIN(RADIANS([.$B$3]))*COS(RADIANS([.AD168])))-SIN(RADIANS([.T168])))/(COS(RADIANS([.$B$3]))*SIN(RADIANS([.AD168])))));360))" office:value-type="float" office:value="276.831636099089" calcext:value-type="float">
            <text:p>276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68]+0.1/24" office:value-type="float" office:value="0.699999999999999" calcext:value-type="float">
            <text:p>16:48:00</text:p>
          </table:table-cell>
          <table:table-cell table:style-name="ce9" table:formula="of:=[.D169]+2415018.5+[.E169]-[.$B$5]/24" office:value-type="float" office:value="2455369.49166667" calcext:value-type="float">
            <text:p>2455369.49</text:p>
          </table:table-cell>
          <table:table-cell table:style-name="ce10" table:formula="of:=([.F169]-2451545)/36525" office:value-type="float" office:value="0.104708875199636" calcext:value-type="float">
            <text:p>0.10470888</text:p>
          </table:table-cell>
          <table:table-cell/>
          <table:table-cell table:formula="of:=MOD(280.46646+[.G169]*(36000.76983+[.G169]*0.0003032);360)" office:value-type="float" office:value="90.0665785445603" calcext:value-type="float">
            <text:p>90.07</text:p>
          </table:table-cell>
          <table:table-cell table:formula="of:=357.52911+[.G169]*(35999.05029-0.0001537*[.G169])" office:value-type="float" office:value="4126.94917243587" calcext:value-type="float">
            <text:p>4126.95</text:p>
          </table:table-cell>
          <table:table-cell table:formula="of:=0.016708634-[.G169]*(0.000042037+0.0000001267*[.G169])" office:value-type="float" office:value="0.016704230963881" calcext:value-type="float">
            <text:p>0.02</text:p>
          </table:table-cell>
          <table:table-cell table:formula="of:=SIN(RADIANS([.J169]))*(1.914602-[.G169]*(0.004817+0.000014*[.G169]))+SIN(RADIANS(2*[.J169]))*(0.019993-0.000101*[.G169])+SIN(RADIANS(3*[.J169]))*0.000289" office:value-type="float" office:value="0.423623465959616" calcext:value-type="float">
            <text:p>0.42</text:p>
          </table:table-cell>
          <table:table-cell table:formula="of:=[.I169]+[.L169]" office:value-type="float" office:value="90.49020201052" calcext:value-type="float">
            <text:p>90.49</text:p>
          </table:table-cell>
          <table:table-cell table:formula="of:=[.J169]+[.L169]" office:value-type="float" office:value="4127.37279590183" calcext:value-type="float">
            <text:p>4127.37</text:p>
          </table:table-cell>
          <table:table-cell table:formula="of:=(1.000001018*(1-[.K169]*[.K169]))/(1+[.K169]*COS(RADIANS([.N169])))" office:value-type="float" office:value="1.01628768605916" calcext:value-type="float">
            <text:p>1.02</text:p>
          </table:table-cell>
          <table:table-cell table:formula="of:=[.M169]-0.00569-0.00478*SIN(RADIANS(125.04-1934.136*[.G169]))" office:value-type="float" office:value="90.4891783658052" calcext:value-type="float">
            <text:p>90.49</text:p>
          </table:table-cell>
          <table:table-cell table:formula="of:=23+(26+((21.448-[.G169]*(46.815+[.G169]*(0.00059-[.G169]*0.001813))))/60)/60" office:value-type="float" office:value="23.4379294582278" calcext:value-type="float">
            <text:p>23.44</text:p>
          </table:table-cell>
          <table:table-cell table:formula="of:=[.Q169]+0.00256*COS(RADIANS(125.04-1934.136*[.G169]))" office:value-type="float" office:value="23.4384843634706" calcext:value-type="float">
            <text:p>23.44</text:p>
          </table:table-cell>
          <table:table-cell table:formula="of:=DEGREES(ATAN2(COS(RADIANS([.P169]));COS(RADIANS([.R169]))*SIN(RADIANS([.P169]))))" office:value-type="float" office:value="90.533169165813" calcext:value-type="float">
            <text:p>90.53</text:p>
          </table:table-cell>
          <table:table-cell table:formula="of:=DEGREES(ASIN(SIN(RADIANS([.R169]))*SIN(RADIANS([.P169]))))" office:value-type="float" office:value="23.4375790411449" calcext:value-type="float">
            <text:p>23.44</text:p>
          </table:table-cell>
          <table:table-cell table:formula="of:=TAN(RADIANS([.R169]/2))*TAN(RADIANS([.R169]/2))" office:value-type="float" office:value="0.0430314826834622" calcext:value-type="float">
            <text:p>0.04</text:p>
          </table:table-cell>
          <table:table-cell table:formula="of:=4*DEGREES([.U169]*SIN(2*RADIANS([.I169]))-2*[.K169]*SIN(RADIANS([.J169]))+4*[.K169]*[.U169]*SIN(RADIANS([.J169]))*COS(2*RADIANS([.I169]))-0.5*[.U169]*[.U169]*SIN(4*RADIANS([.I169]))-1.25*[.K169]*[.K169]*SIN(2*RADIANS([.J169])))" office:value-type="float" office:value="-1.86652859167857" calcext:value-type="float">
            <text:p>-1.87</text:p>
          </table:table-cell>
          <table:table-cell table:formula="of:=DEGREES(ACOS(COS(RADIANS(90.833))/(COS(RADIANS([.$B$3]))*COS(RADIANS([.T169])))-TAN(RADIANS([.$B$3]))*TAN(RADIANS([.T169]))))" office:value-type="float" office:value="112.609547639784" calcext:value-type="float">
            <text:p>112.61</text:p>
          </table:table-cell>
          <table:table-cell table:style-name="ce8" table:formula="of:=(720-4*[.$B$4]-[.V169]+[.$B$5]*60)/1440" office:value-type="float" office:value="0.501296200410887" calcext:value-type="float">
            <text:p>12:01:52</text:p>
          </table:table-cell>
          <table:table-cell table:style-name="ce8" table:formula="of:=[.X169]-[.W169]*4/1440" office:value-type="float" office:value="0.188491901411488" calcext:value-type="float">
            <text:p>4:31:26</text:p>
          </table:table-cell>
          <table:table-cell table:style-name="ce8" table:formula="of:=[.X169]+[.W169]*4/1440" office:value-type="float" office:value="0.814100499410286" calcext:value-type="float">
            <text:p>19:32:18</text:p>
          </table:table-cell>
          <table:table-cell table:style-name="ce11" table:formula="of:=8*[.W169]" office:value-type="float" office:value="900.876381118269" calcext:value-type="float">
            <text:p>900.88</text:p>
          </table:table-cell>
          <table:table-cell table:formula="of:=MOD([.E169]*1440+[.V169]+4*[.$B$4]-60*[.$B$5];1440)" office:value-type="float" office:value="1006.13347140832" calcext:value-type="float">
            <text:p>1006.13</text:p>
          </table:table-cell>
          <table:table-cell table:formula="of:=IF([.AB169]/4&lt;0;[.AB169]/4+180;[.AB169]/4-180)" office:value-type="float" office:value="71.53336785208" calcext:value-type="float">
            <text:p>71.53</text:p>
          </table:table-cell>
          <table:table-cell table:formula="of:=DEGREES(ACOS(SIN(RADIANS([.$B$3]))*SIN(RADIANS([.T169]))+COS(RADIANS([.$B$3]))*COS(RADIANS([.T169]))*COS(RADIANS([.AC169]))))" office:value-type="float" office:value="61.4258843133727" calcext:value-type="float">
            <text:p>61.43</text:p>
          </table:table-cell>
          <table:table-cell table:formula="of:=90-[.AD169]" office:value-type="float" office:value="28.5741156866273" calcext:value-type="float">
            <text:p>28.57</text:p>
          </table:table-cell>
          <table:table-cell table:formula="of:=IF([.AE169]&gt;85;0;IF([.AE169]&gt;5;58.1/TAN(RADIANS([.AE169]))-0.07/POWER(TAN(RADIANS([.AE169]));3)+0.000086/POWER(TAN(RADIANS([.AE169]));5);IF([.AE169]&gt;-0.575;1735+[.AE169]*(-518.2+[.AE169]*(103.4+[.AE169]*(-12.79+[.AE169]*0.711)));-20.772/TAN(RADIANS([.AE169])))))/3600" office:value-type="float" office:value="0.02951279804633" calcext:value-type="float">
            <text:p>0.03</text:p>
          </table:table-cell>
          <table:table-cell table:formula="of:=[.AE169]+[.AF169]" office:value-type="float" office:value="28.6036284846736" calcext:value-type="float">
            <text:p>28.6</text:p>
          </table:table-cell>
          <table:table-cell table:formula="of:=IF([.AC169]&gt;0;MOD(DEGREES(ACOS(((SIN(RADIANS([.$B$3]))*COS(RADIANS([.AD169])))-SIN(RADIANS([.T169])))/(COS(RADIANS([.$B$3]))*SIN(RADIANS([.AD169])))))+180;360);MOD(540-DEGREES(ACOS(((SIN(RADIANS([.$B$3]))*COS(RADIANS([.AD169])))-SIN(RADIANS([.T169])))/(COS(RADIANS([.$B$3]))*SIN(RADIANS([.AD169])))));360))" office:value-type="float" office:value="277.714586860496" calcext:value-type="float">
            <text:p>277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69]+0.1/24" office:value-type="float" office:value="0.704166666666665" calcext:value-type="float">
            <text:p>16:54:00</text:p>
          </table:table-cell>
          <table:table-cell table:style-name="ce9" table:formula="of:=[.D170]+2415018.5+[.E170]-[.$B$5]/24" office:value-type="float" office:value="2455369.49583333" calcext:value-type="float">
            <text:p>2455369.50</text:p>
          </table:table-cell>
          <table:table-cell table:style-name="ce10" table:formula="of:=([.F170]-2451545)/36525" office:value-type="float" office:value="0.104708989276745" calcext:value-type="float">
            <text:p>0.10470899</text:p>
          </table:table-cell>
          <table:table-cell/>
          <table:table-cell table:formula="of:=MOD(280.46646+[.G170]*(36000.76983+[.G170]*0.0003032);360)" office:value-type="float" office:value="90.0706854083114" calcext:value-type="float">
            <text:p>90.07</text:p>
          </table:table-cell>
          <table:table-cell table:formula="of:=357.52911+[.G170]*(35999.05029-0.0001537*[.G170])" office:value-type="float" office:value="4126.95327910345" calcext:value-type="float">
            <text:p>4126.95</text:p>
          </table:table-cell>
          <table:table-cell table:formula="of:=0.016708634-[.G170]*(0.000042037+0.0000001267*[.G170])" office:value-type="float" office:value="0.0167042309590825" calcext:value-type="float">
            <text:p>0.02</text:p>
          </table:table-cell>
          <table:table-cell table:formula="of:=SIN(RADIANS([.J170]))*(1.914602-[.G170]*(0.004817+0.000014*[.G170]))+SIN(RADIANS(2*[.J170]))*(0.019993-0.000101*[.G170])+SIN(RADIANS(3*[.J170]))*0.000289" office:value-type="float" office:value="0.423492339950712" calcext:value-type="float">
            <text:p>0.42</text:p>
          </table:table-cell>
          <table:table-cell table:formula="of:=[.I170]+[.L170]" office:value-type="float" office:value="90.4941777482621" calcext:value-type="float">
            <text:p>90.49</text:p>
          </table:table-cell>
          <table:table-cell table:formula="of:=[.J170]+[.L170]" office:value-type="float" office:value="4127.3767714434" calcext:value-type="float">
            <text:p>4127.38</text:p>
          </table:table-cell>
          <table:table-cell table:formula="of:=(1.000001018*(1-[.K170]*[.K170]))/(1+[.K170]*COS(RADIANS([.N170])))" office:value-type="float" office:value="1.01628794778257" calcext:value-type="float">
            <text:p>1.02</text:p>
          </table:table-cell>
          <table:table-cell table:formula="of:=[.M170]-0.00569-0.00478*SIN(RADIANS(125.04-1934.136*[.G170]))" office:value-type="float" office:value="90.4931541075373" calcext:value-type="float">
            <text:p>90.49</text:p>
          </table:table-cell>
          <table:table-cell table:formula="of:=23+(26+((21.448-[.G170]*(46.815+[.G170]*(0.00059-[.G170]*0.001813))))/60)/60" office:value-type="float" office:value="23.4379294567443" calcext:value-type="float">
            <text:p>23.44</text:p>
          </table:table-cell>
          <table:table-cell table:formula="of:=[.Q170]+0.00256*COS(RADIANS(125.04-1934.136*[.G170]))" office:value-type="float" office:value="23.4384843523632" calcext:value-type="float">
            <text:p>23.44</text:p>
          </table:table-cell>
          <table:table-cell table:formula="of:=DEGREES(ATAN2(COS(RADIANS([.P170]));COS(RADIANS([.R170]))*SIN(RADIANS([.P170]))))" office:value-type="float" office:value="90.5375023976806" calcext:value-type="float">
            <text:p>90.54</text:p>
          </table:table-cell>
          <table:table-cell table:formula="of:=DEGREES(ASIN(SIN(RADIANS([.R170]))*SIN(RADIANS([.P170]))))" office:value-type="float" office:value="23.4375642545708" calcext:value-type="float">
            <text:p>23.44</text:p>
          </table:table-cell>
          <table:table-cell table:formula="of:=TAN(RADIANS([.R170]/2))*TAN(RADIANS([.R170]/2))" office:value-type="float" office:value="0.0430314826415171" calcext:value-type="float">
            <text:p>0.04</text:p>
          </table:table-cell>
          <table:table-cell table:formula="of:=4*DEGREES([.U170]*SIN(2*RADIANS([.I170]))-2*[.K170]*SIN(RADIANS([.J170]))+4*[.K170]*[.U170]*SIN(RADIANS([.J170]))*COS(2*RADIANS([.I170]))-0.5*[.U170]*[.U170]*SIN(4*RADIANS([.I170]))-1.25*[.K170]*[.K170]*SIN(2*RADIANS([.J170])))" office:value-type="float" office:value="-1.86743282912796" calcext:value-type="float">
            <text:p>-1.87</text:p>
          </table:table-cell>
          <table:table-cell table:formula="of:=DEGREES(ACOS(COS(RADIANS(90.833))/(COS(RADIANS([.$B$3]))*COS(RADIANS([.T170])))-TAN(RADIANS([.$B$3]))*TAN(RADIANS([.T170]))))" office:value-type="float" office:value="112.609531529857" calcext:value-type="float">
            <text:p>112.61</text:p>
          </table:table-cell>
          <table:table-cell table:style-name="ce8" table:formula="of:=(720-4*[.$B$4]-[.V170]+[.$B$5]*60)/1440" office:value-type="float" office:value="0.501296828353562" calcext:value-type="float">
            <text:p>12:01:52</text:p>
          </table:table-cell>
          <table:table-cell table:style-name="ce8" table:formula="of:=[.X170]-[.W170]*4/1440" office:value-type="float" office:value="0.18849257410396" calcext:value-type="float">
            <text:p>4:31:26</text:p>
          </table:table-cell>
          <table:table-cell table:style-name="ce8" table:formula="of:=[.X170]+[.W170]*4/1440" office:value-type="float" office:value="0.814101082603163" calcext:value-type="float">
            <text:p>19:32:18</text:p>
          </table:table-cell>
          <table:table-cell table:style-name="ce11" table:formula="of:=8*[.W170]" office:value-type="float" office:value="900.876252238852" calcext:value-type="float">
            <text:p>900.88</text:p>
          </table:table-cell>
          <table:table-cell table:formula="of:=MOD([.E170]*1440+[.V170]+4*[.$B$4]-60*[.$B$5];1440)" office:value-type="float" office:value="1012.13256717087" calcext:value-type="float">
            <text:p>1012.13</text:p>
          </table:table-cell>
          <table:table-cell table:formula="of:=IF([.AB170]/4&lt;0;[.AB170]/4+180;[.AB170]/4-180)" office:value-type="float" office:value="73.0331417927174" calcext:value-type="float">
            <text:p>73.03</text:p>
          </table:table-cell>
          <table:table-cell table:formula="of:=DEGREES(ACOS(SIN(RADIANS([.$B$3]))*SIN(RADIANS([.T170]))+COS(RADIANS([.$B$3]))*COS(RADIANS([.T170]))*COS(RADIANS([.AC170]))))" office:value-type="float" office:value="62.5631610109826" calcext:value-type="float">
            <text:p>62.56</text:p>
          </table:table-cell>
          <table:table-cell table:formula="of:=90-[.AD170]" office:value-type="float" office:value="27.4368389890174" calcext:value-type="float">
            <text:p>27.44</text:p>
          </table:table-cell>
          <table:table-cell table:formula="of:=IF([.AE170]&gt;85;0;IF([.AE170]&gt;5;58.1/TAN(RADIANS([.AE170]))-0.07/POWER(TAN(RADIANS([.AE170]));3)+0.000086/POWER(TAN(RADIANS([.AE170]));5);IF([.AE170]&gt;-0.575;1735+[.AE170]*(-518.2+[.AE170]*(103.4+[.AE170]*(-12.79+[.AE170]*0.711)));-20.772/TAN(RADIANS([.AE170])))))/3600" office:value-type="float" office:value="0.0309478151555486" calcext:value-type="float">
            <text:p>0.03</text:p>
          </table:table-cell>
          <table:table-cell table:formula="of:=[.AE170]+[.AF170]" office:value-type="float" office:value="27.4677868041729" calcext:value-type="float">
            <text:p>27.47</text:p>
          </table:table-cell>
          <table:table-cell table:formula="of:=IF([.AC170]&gt;0;MOD(DEGREES(ACOS(((SIN(RADIANS([.$B$3]))*COS(RADIANS([.AD170])))-SIN(RADIANS([.T170])))/(COS(RADIANS([.$B$3]))*SIN(RADIANS([.AD170])))))+180;360);MOD(540-DEGREES(ACOS(((SIN(RADIANS([.$B$3]))*COS(RADIANS([.AD170])))-SIN(RADIANS([.T170])))/(COS(RADIANS([.$B$3]))*SIN(RADIANS([.AD170])))));360))" office:value-type="float" office:value="278.591983749817" calcext:value-type="float">
            <text:p>278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70]+0.1/24" office:value-type="float" office:value="0.708333333333332" calcext:value-type="float">
            <text:p>17:00:00</text:p>
          </table:table-cell>
          <table:table-cell table:style-name="ce9" table:formula="of:=[.D171]+2415018.5+[.E171]-[.$B$5]/24" office:value-type="float" office:value="2455369.5" calcext:value-type="float">
            <text:p>2455369.50</text:p>
          </table:table-cell>
          <table:table-cell table:style-name="ce10" table:formula="of:=([.F171]-2451545)/36525" office:value-type="float" office:value="0.104709103353867" calcext:value-type="float">
            <text:p>0.10470910</text:p>
          </table:table-cell>
          <table:table-cell/>
          <table:table-cell table:formula="of:=MOD(280.46646+[.G171]*(36000.76983+[.G171]*0.0003032);360)" office:value-type="float" office:value="90.0747922725304" calcext:value-type="float">
            <text:p>90.07</text:p>
          </table:table-cell>
          <table:table-cell table:formula="of:=357.52911+[.G171]*(35999.05029-0.0001537*[.G171])" office:value-type="float" office:value="4126.9573857715" calcext:value-type="float">
            <text:p>4126.96</text:p>
          </table:table-cell>
          <table:table-cell table:formula="of:=0.016708634-[.G171]*(0.000042037+0.0000001267*[.G171])" office:value-type="float" office:value="0.016704230954284" calcext:value-type="float">
            <text:p>0.02</text:p>
          </table:table-cell>
          <table:table-cell table:formula="of:=SIN(RADIANS([.J171]))*(1.914602-[.G171]*(0.004817+0.000014*[.G171]))+SIN(RADIANS(2*[.J171]))*(0.019993-0.000101*[.G171])+SIN(RADIANS(3*[.J171]))*0.000289" office:value-type="float" office:value="0.423361211879288" calcext:value-type="float">
            <text:p>0.42</text:p>
          </table:table-cell>
          <table:table-cell table:formula="of:=[.I171]+[.L171]" office:value-type="float" office:value="90.4981534844097" calcext:value-type="float">
            <text:p>90.5</text:p>
          </table:table-cell>
          <table:table-cell table:formula="of:=[.J171]+[.L171]" office:value-type="float" office:value="4127.38074698338" calcext:value-type="float">
            <text:p>4127.38</text:p>
          </table:table-cell>
          <table:table-cell table:formula="of:=(1.000001018*(1-[.K171]*[.K171]))/(1+[.K171]*COS(RADIANS([.N171])))" office:value-type="float" office:value="1.01628820942493" calcext:value-type="float">
            <text:p>1.02</text:p>
          </table:table-cell>
          <table:table-cell table:formula="of:=[.M171]-0.00569-0.00478*SIN(RADIANS(125.04-1934.136*[.G171]))" office:value-type="float" office:value="90.4971298476747" calcext:value-type="float">
            <text:p>90.5</text:p>
          </table:table-cell>
          <table:table-cell table:formula="of:=23+(26+((21.448-[.G171]*(46.815+[.G171]*(0.00059-[.G171]*0.001813))))/60)/60" office:value-type="float" office:value="23.4379294552609" calcext:value-type="float">
            <text:p>23.44</text:p>
          </table:table-cell>
          <table:table-cell table:formula="of:=[.Q171]+0.00256*COS(RADIANS(125.04-1934.136*[.G171]))" office:value-type="float" office:value="23.4384843412557" calcext:value-type="float">
            <text:p>23.44</text:p>
          </table:table-cell>
          <table:table-cell table:formula="of:=DEGREES(ATAN2(COS(RADIANS([.P171]));COS(RADIANS([.R171]))*SIN(RADIANS([.P171]))))" office:value-type="float" office:value="90.5418356268366" calcext:value-type="float">
            <text:p>90.54</text:p>
          </table:table-cell>
          <table:table-cell table:formula="of:=DEGREES(ASIN(SIN(RADIANS([.R171]))*SIN(RADIANS([.P171]))))" office:value-type="float" office:value="23.4375493484075" calcext:value-type="float">
            <text:p>23.44</text:p>
          </table:table-cell>
          <table:table-cell table:formula="of:=TAN(RADIANS([.R171]/2))*TAN(RADIANS([.R171]/2))" office:value-type="float" office:value="0.0430314825995719" calcext:value-type="float">
            <text:p>0.04</text:p>
          </table:table-cell>
          <table:table-cell table:formula="of:=4*DEGREES([.U171]*SIN(2*RADIANS([.I171]))-2*[.K171]*SIN(RADIANS([.J171]))+4*[.K171]*[.U171]*SIN(RADIANS([.J171]))*COS(2*RADIANS([.I171]))-0.5*[.U171]*[.U171]*SIN(4*RADIANS([.I171]))-1.25*[.K171]*[.K171]*SIN(2*RADIANS([.J171])))" office:value-type="float" office:value="-1.86833705414578" calcext:value-type="float">
            <text:p>-1.87</text:p>
          </table:table-cell>
          <table:table-cell table:formula="of:=DEGREES(ACOS(COS(RADIANS(90.833))/(COS(RADIANS([.$B$3]))*COS(RADIANS([.T171])))-TAN(RADIANS([.$B$3]))*TAN(RADIANS([.T171]))))" office:value-type="float" office:value="112.609515289643" calcext:value-type="float">
            <text:p>112.61</text:p>
          </table:table-cell>
          <table:table-cell table:style-name="ce8" table:formula="of:=(720-4*[.$B$4]-[.V171]+[.$B$5]*60)/1440" office:value-type="float" office:value="0.501297456287602" calcext:value-type="float">
            <text:p>12:01:52</text:p>
          </table:table-cell>
          <table:table-cell table:style-name="ce8" table:formula="of:=[.X171]-[.W171]*4/1440" office:value-type="float" office:value="0.188493247149705" calcext:value-type="float">
            <text:p>4:31:26</text:p>
          </table:table-cell>
          <table:table-cell table:style-name="ce8" table:formula="of:=[.X171]+[.W171]*4/1440" office:value-type="float" office:value="0.814101665425499" calcext:value-type="float">
            <text:p>19:32:18</text:p>
          </table:table-cell>
          <table:table-cell table:style-name="ce11" table:formula="of:=8*[.W171]" office:value-type="float" office:value="900.876122317144" calcext:value-type="float">
            <text:p>900.88</text:p>
          </table:table-cell>
          <table:table-cell table:formula="of:=MOD([.E171]*1440+[.V171]+4*[.$B$4]-60*[.$B$5];1440)" office:value-type="float" office:value="1018.13166294585" calcext:value-type="float">
            <text:p>1018.13</text:p>
          </table:table-cell>
          <table:table-cell table:formula="of:=IF([.AB171]/4&lt;0;[.AB171]/4+180;[.AB171]/4-180)" office:value-type="float" office:value="74.5329157364631" calcext:value-type="float">
            <text:p>74.53</text:p>
          </table:table-cell>
          <table:table-cell table:formula="of:=DEGREES(ACOS(SIN(RADIANS([.$B$3]))*SIN(RADIANS([.T171]))+COS(RADIANS([.$B$3]))*COS(RADIANS([.T171]))*COS(RADIANS([.AC171]))))" office:value-type="float" office:value="63.6978170372448" calcext:value-type="float">
            <text:p>63.7</text:p>
          </table:table-cell>
          <table:table-cell table:formula="of:=90-[.AD171]" office:value-type="float" office:value="26.3021829627552" calcext:value-type="float">
            <text:p>26.3</text:p>
          </table:table-cell>
          <table:table-cell table:formula="of:=IF([.AE171]&gt;85;0;IF([.AE171]&gt;5;58.1/TAN(RADIANS([.AE171]))-0.07/POWER(TAN(RADIANS([.AE171]));3)+0.000086/POWER(TAN(RADIANS([.AE171]));5);IF([.AE171]&gt;-0.575;1735+[.AE171]*(-518.2+[.AE171]*(103.4+[.AE171]*(-12.79+[.AE171]*0.711)));-20.772/TAN(RADIANS([.AE171])))))/3600" office:value-type="float" office:value="0.0324912174916384" calcext:value-type="float">
            <text:p>0.03</text:p>
          </table:table-cell>
          <table:table-cell table:formula="of:=[.AE171]+[.AF171]" office:value-type="float" office:value="26.3346741802468" calcext:value-type="float">
            <text:p>26.33</text:p>
          </table:table-cell>
          <table:table-cell table:formula="of:=IF([.AC171]&gt;0;MOD(DEGREES(ACOS(((SIN(RADIANS([.$B$3]))*COS(RADIANS([.AD171])))-SIN(RADIANS([.T171])))/(COS(RADIANS([.$B$3]))*SIN(RADIANS([.AD171])))))+180;360);MOD(540-DEGREES(ACOS(((SIN(RADIANS([.$B$3]))*COS(RADIANS([.AD171])))-SIN(RADIANS([.T171])))/(COS(RADIANS([.$B$3]))*SIN(RADIANS([.AD171])))));360))" office:value-type="float" office:value="279.464691790066" calcext:value-type="float">
            <text:p>279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71]+0.1/24" office:value-type="float" office:value="0.712499999999999" calcext:value-type="float">
            <text:p>17:06:00</text:p>
          </table:table-cell>
          <table:table-cell table:style-name="ce9" table:formula="of:=[.D172]+2415018.5+[.E172]-[.$B$5]/24" office:value-type="float" office:value="2455369.50416667" calcext:value-type="float">
            <text:p>2455369.50</text:p>
          </table:table-cell>
          <table:table-cell table:style-name="ce10" table:formula="of:=([.F172]-2451545)/36525" office:value-type="float" office:value="0.104709217430977" calcext:value-type="float">
            <text:p>0.10470922</text:p>
          </table:table-cell>
          <table:table-cell/>
          <table:table-cell table:formula="of:=MOD(280.46646+[.G172]*(36000.76983+[.G172]*0.0003032);360)" office:value-type="float" office:value="90.0788991363179" calcext:value-type="float">
            <text:p>90.08</text:p>
          </table:table-cell>
          <table:table-cell table:formula="of:=357.52911+[.G172]*(35999.05029-0.0001537*[.G172])" office:value-type="float" office:value="4126.96149243912" calcext:value-type="float">
            <text:p>4126.96</text:p>
          </table:table-cell>
          <table:table-cell table:formula="of:=0.016708634-[.G172]*(0.000042037+0.0000001267*[.G172])" office:value-type="float" office:value="0.0167042309494855" calcext:value-type="float">
            <text:p>0.02</text:p>
          </table:table-cell>
          <table:table-cell table:formula="of:=SIN(RADIANS([.J172]))*(1.914602-[.G172]*(0.004817+0.000014*[.G172]))+SIN(RADIANS(2*[.J172]))*(0.019993-0.000101*[.G172])+SIN(RADIANS(3*[.J172]))*0.000289" office:value-type="float" office:value="0.423230081774709" calcext:value-type="float">
            <text:p>0.42</text:p>
          </table:table-cell>
          <table:table-cell table:formula="of:=[.I172]+[.L172]" office:value-type="float" office:value="90.5021292180926" calcext:value-type="float">
            <text:p>90.5</text:p>
          </table:table-cell>
          <table:table-cell table:formula="of:=[.J172]+[.L172]" office:value-type="float" office:value="4127.38472252089" calcext:value-type="float">
            <text:p>4127.38</text:p>
          </table:table-cell>
          <table:table-cell table:formula="of:=(1.000001018*(1-[.K172]*[.K172]))/(1+[.K172]*COS(RADIANS([.N172])))" office:value-type="float" office:value="1.01628847098618" calcext:value-type="float">
            <text:p>1.02</text:p>
          </table:table-cell>
          <table:table-cell table:formula="of:=[.M172]-0.00569-0.00478*SIN(RADIANS(125.04-1934.136*[.G172]))" office:value-type="float" office:value="90.5011055853474" calcext:value-type="float">
            <text:p>90.5</text:p>
          </table:table-cell>
          <table:table-cell table:formula="of:=23+(26+((21.448-[.G172]*(46.815+[.G172]*(0.00059-[.G172]*0.001813))))/60)/60" office:value-type="float" office:value="23.4379294537774" calcext:value-type="float">
            <text:p>23.44</text:p>
          </table:table-cell>
          <table:table-cell table:formula="of:=[.Q172]+0.00256*COS(RADIANS(125.04-1934.136*[.G172]))" office:value-type="float" office:value="23.4384843301483" calcext:value-type="float">
            <text:p>23.44</text:p>
          </table:table-cell>
          <table:table-cell table:formula="of:=DEGREES(ATAN2(COS(RADIANS([.P172]));COS(RADIANS([.R172]))*SIN(RADIANS([.P172]))))" office:value-type="float" office:value="90.5461688523248" calcext:value-type="float">
            <text:p>90.55</text:p>
          </table:table-cell>
          <table:table-cell table:formula="of:=DEGREES(ASIN(SIN(RADIANS([.R172]))*SIN(RADIANS([.P172]))))" office:value-type="float" office:value="23.4375343226585" calcext:value-type="float">
            <text:p>23.44</text:p>
          </table:table-cell>
          <table:table-cell table:formula="of:=TAN(RADIANS([.R172]/2))*TAN(RADIANS([.R172]/2))" office:value-type="float" office:value="0.0430314825576268" calcext:value-type="float">
            <text:p>0.04</text:p>
          </table:table-cell>
          <table:table-cell table:formula="of:=4*DEGREES([.U172]*SIN(2*RADIANS([.I172]))-2*[.K172]*SIN(RADIANS([.J172]))+4*[.K172]*[.U172]*SIN(RADIANS([.J172]))*COS(2*RADIANS([.I172]))-0.5*[.U172]*[.U172]*SIN(4*RADIANS([.I172]))-1.25*[.K172]*[.K172]*SIN(2*RADIANS([.J172])))" office:value-type="float" office:value="-1.86924126650556" calcext:value-type="float">
            <text:p>-1.87</text:p>
          </table:table-cell>
          <table:table-cell table:formula="of:=DEGREES(ACOS(COS(RADIANS(90.833))/(COS(RADIANS([.$B$3]))*COS(RADIANS([.T172])))-TAN(RADIANS([.$B$3]))*TAN(RADIANS([.T172]))))" office:value-type="float" office:value="112.609498919147" calcext:value-type="float">
            <text:p>112.61</text:p>
          </table:table-cell>
          <table:table-cell table:style-name="ce8" table:formula="of:=(720-4*[.$B$4]-[.V172]+[.$B$5]*60)/1440" office:value-type="float" office:value="0.501298084212849" calcext:value-type="float">
            <text:p>12:01:52</text:p>
          </table:table-cell>
          <table:table-cell table:style-name="ce8" table:formula="of:=[.X172]-[.W172]*4/1440" office:value-type="float" office:value="0.188493920548552" calcext:value-type="float">
            <text:p>4:31:26</text:p>
          </table:table-cell>
          <table:table-cell table:style-name="ce8" table:formula="of:=[.X172]+[.W172]*4/1440" office:value-type="float" office:value="0.814102247877145" calcext:value-type="float">
            <text:p>19:32:18</text:p>
          </table:table-cell>
          <table:table-cell table:style-name="ce11" table:formula="of:=8*[.W172]" office:value-type="float" office:value="900.875991353175" calcext:value-type="float">
            <text:p>900.88</text:p>
          </table:table-cell>
          <table:table-cell table:formula="of:=MOD([.E172]*1440+[.V172]+4*[.$B$4]-60*[.$B$5];1440)" office:value-type="float" office:value="1024.13075873349" calcext:value-type="float">
            <text:p>1024.13</text:p>
          </table:table-cell>
          <table:table-cell table:formula="of:=IF([.AB172]/4&lt;0;[.AB172]/4+180;[.AB172]/4-180)" office:value-type="float" office:value="76.0326896833733" calcext:value-type="float">
            <text:p>76.03</text:p>
          </table:table-cell>
          <table:table-cell table:formula="of:=DEGREES(ACOS(SIN(RADIANS([.$B$3]))*SIN(RADIANS([.T172]))+COS(RADIANS([.$B$3]))*COS(RADIANS([.T172]))*COS(RADIANS([.AC172]))))" office:value-type="float" office:value="64.829602500801" calcext:value-type="float">
            <text:p>64.83</text:p>
          </table:table-cell>
          <table:table-cell table:formula="of:=90-[.AD172]" office:value-type="float" office:value="25.1703974991991" calcext:value-type="float">
            <text:p>25.17</text:p>
          </table:table-cell>
          <table:table-cell table:formula="of:=IF([.AE172]&gt;85;0;IF([.AE172]&gt;5;58.1/TAN(RADIANS([.AE172]))-0.07/POWER(TAN(RADIANS([.AE172]));3)+0.000086/POWER(TAN(RADIANS([.AE172]));5);IF([.AE172]&gt;-0.575;1735+[.AE172]*(-518.2+[.AE172]*(103.4+[.AE172]*(-12.79+[.AE172]*0.711)));-20.772/TAN(RADIANS([.AE172])))))/3600" office:value-type="float" office:value="0.034156608333419" calcext:value-type="float">
            <text:p>0.03</text:p>
          </table:table-cell>
          <table:table-cell table:formula="of:=[.AE172]+[.AF172]" office:value-type="float" office:value="25.2045541075325" calcext:value-type="float">
            <text:p>25.2</text:p>
          </table:table-cell>
          <table:table-cell table:formula="of:=IF([.AC172]&gt;0;MOD(DEGREES(ACOS(((SIN(RADIANS([.$B$3]))*COS(RADIANS([.AD172])))-SIN(RADIANS([.T172])))/(COS(RADIANS([.$B$3]))*SIN(RADIANS([.AD172])))))+180;360);MOD(540-DEGREES(ACOS(((SIN(RADIANS([.$B$3]))*COS(RADIANS([.AD172])))-SIN(RADIANS([.T172])))/(COS(RADIANS([.$B$3]))*SIN(RADIANS([.AD172])))));360))" office:value-type="float" office:value="280.333534797043" calcext:value-type="float">
            <text:p>280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72]+0.1/24" office:value-type="float" office:value="0.716666666666665" calcext:value-type="float">
            <text:p>17:12:00</text:p>
          </table:table-cell>
          <table:table-cell table:style-name="ce9" table:formula="of:=[.D173]+2415018.5+[.E173]-[.$B$5]/24" office:value-type="float" office:value="2455369.50833333" calcext:value-type="float">
            <text:p>2455369.51</text:p>
          </table:table-cell>
          <table:table-cell table:style-name="ce10" table:formula="of:=([.F173]-2451545)/36525" office:value-type="float" office:value="0.104709331508099" calcext:value-type="float">
            <text:p>0.10470933</text:p>
          </table:table-cell>
          <table:table-cell/>
          <table:table-cell table:formula="of:=MOD(280.46646+[.G173]*(36000.76983+[.G173]*0.0003032);360)" office:value-type="float" office:value="90.0830060005374" calcext:value-type="float">
            <text:p>90.08</text:p>
          </table:table-cell>
          <table:table-cell table:formula="of:=357.52911+[.G173]*(35999.05029-0.0001537*[.G173])" office:value-type="float" office:value="4126.96559910717" calcext:value-type="float">
            <text:p>4126.97</text:p>
          </table:table-cell>
          <table:table-cell table:formula="of:=0.016708634-[.G173]*(0.000042037+0.0000001267*[.G173])" office:value-type="float" office:value="0.016704230944687" calcext:value-type="float">
            <text:p>0.02</text:p>
          </table:table-cell>
          <table:table-cell table:formula="of:=SIN(RADIANS([.J173]))*(1.914602-[.G173]*(0.004817+0.000014*[.G173]))+SIN(RADIANS(2*[.J173]))*(0.019993-0.000101*[.G173])+SIN(RADIANS(3*[.J173]))*0.000289" office:value-type="float" office:value="0.423098949610026" calcext:value-type="float">
            <text:p>0.42</text:p>
          </table:table-cell>
          <table:table-cell table:formula="of:=[.I173]+[.L173]" office:value-type="float" office:value="90.5061049501474" calcext:value-type="float">
            <text:p>90.51</text:p>
          </table:table-cell>
          <table:table-cell table:formula="of:=[.J173]+[.L173]" office:value-type="float" office:value="4127.38869805678" calcext:value-type="float">
            <text:p>4127.39</text:p>
          </table:table-cell>
          <table:table-cell table:formula="of:=(1.000001018*(1-[.K173]*[.K173]))/(1+[.K173]*COS(RADIANS([.N173])))" office:value-type="float" office:value="1.01628873246638" calcext:value-type="float">
            <text:p>1.02</text:p>
          </table:table-cell>
          <table:table-cell table:formula="of:=[.M173]-0.00569-0.00478*SIN(RADIANS(125.04-1934.136*[.G173]))" office:value-type="float" office:value="90.5050813213919" calcext:value-type="float">
            <text:p>90.51</text:p>
          </table:table-cell>
          <table:table-cell table:formula="of:=23+(26+((21.448-[.G173]*(46.815+[.G173]*(0.00059-[.G173]*0.001813))))/60)/60" office:value-type="float" office:value="23.4379294522939" calcext:value-type="float">
            <text:p>23.44</text:p>
          </table:table-cell>
          <table:table-cell table:formula="of:=[.Q173]+0.00256*COS(RADIANS(125.04-1934.136*[.G173]))" office:value-type="float" office:value="23.4384843190409" calcext:value-type="float">
            <text:p>23.44</text:p>
          </table:table-cell>
          <table:table-cell table:formula="of:=DEGREES(ATAN2(COS(RADIANS([.P173]));COS(RADIANS([.R173]))*SIN(RADIANS([.P173]))))" office:value-type="float" office:value="90.5505020750493" calcext:value-type="float">
            <text:p>90.55</text:p>
          </table:table-cell>
          <table:table-cell table:formula="of:=DEGREES(ASIN(SIN(RADIANS([.R173]))*SIN(RADIANS([.P173]))))" office:value-type="float" office:value="23.4375191773209" calcext:value-type="float">
            <text:p>23.44</text:p>
          </table:table-cell>
          <table:table-cell table:formula="of:=TAN(RADIANS([.R173]/2))*TAN(RADIANS([.R173]/2))" office:value-type="float" office:value="0.0430314825156816" calcext:value-type="float">
            <text:p>0.04</text:p>
          </table:table-cell>
          <table:table-cell table:formula="of:=4*DEGREES([.U173]*SIN(2*RADIANS([.I173]))-2*[.K173]*SIN(RADIANS([.J173]))+4*[.K173]*[.U173]*SIN(RADIANS([.J173]))*COS(2*RADIANS([.I173]))-0.5*[.U173]*[.U173]*SIN(4*RADIANS([.I173]))-1.25*[.K173]*[.K173]*SIN(2*RADIANS([.J173])))" office:value-type="float" office:value="-1.87014546636894" calcext:value-type="float">
            <text:p>-1.87</text:p>
          </table:table-cell>
          <table:table-cell table:formula="of:=DEGREES(ACOS(COS(RADIANS(90.833))/(COS(RADIANS([.$B$3]))*COS(RADIANS([.T173])))-TAN(RADIANS([.$B$3]))*TAN(RADIANS([.T173]))))" office:value-type="float" office:value="112.609482418365" calcext:value-type="float">
            <text:p>112.61</text:p>
          </table:table-cell>
          <table:table-cell table:style-name="ce8" table:formula="of:=(720-4*[.$B$4]-[.V173]+[.$B$5]*60)/1440" office:value-type="float" office:value="0.501298712129421" calcext:value-type="float">
            <text:p>12:01:52</text:p>
          </table:table-cell>
          <table:table-cell table:style-name="ce8" table:formula="of:=[.X173]-[.W173]*4/1440" office:value-type="float" office:value="0.188494594300628" calcext:value-type="float">
            <text:p>4:31:26</text:p>
          </table:table-cell>
          <table:table-cell table:style-name="ce8" table:formula="of:=[.X173]+[.W173]*4/1440" office:value-type="float" office:value="0.814102829958213" calcext:value-type="float">
            <text:p>19:32:18</text:p>
          </table:table-cell>
          <table:table-cell table:style-name="ce11" table:formula="of:=8*[.W173]" office:value-type="float" office:value="900.875859346922" calcext:value-type="float">
            <text:p>900.88</text:p>
          </table:table-cell>
          <table:table-cell table:formula="of:=MOD([.E173]*1440+[.V173]+4*[.$B$4]-60*[.$B$5];1440)" office:value-type="float" office:value="1030.12985453363" calcext:value-type="float">
            <text:p>1030.13</text:p>
          </table:table-cell>
          <table:table-cell table:formula="of:=IF([.AB173]/4&lt;0;[.AB173]/4+180;[.AB173]/4-180)" office:value-type="float" office:value="77.5324636334072" calcext:value-type="float">
            <text:p>77.53</text:p>
          </table:table-cell>
          <table:table-cell table:formula="of:=DEGREES(ACOS(SIN(RADIANS([.$B$3]))*SIN(RADIANS([.T173]))+COS(RADIANS([.$B$3]))*COS(RADIANS([.T173]))*COS(RADIANS([.AC173]))))" office:value-type="float" office:value="65.9582690129147" calcext:value-type="float">
            <text:p>65.96</text:p>
          </table:table-cell>
          <table:table-cell table:formula="of:=90-[.AD173]" office:value-type="float" office:value="24.0417309870853" calcext:value-type="float">
            <text:p>24.04</text:p>
          </table:table-cell>
          <table:table-cell table:formula="of:=IF([.AE173]&gt;85;0;IF([.AE173]&gt;5;58.1/TAN(RADIANS([.AE173]))-0.07/POWER(TAN(RADIANS([.AE173]));3)+0.000086/POWER(TAN(RADIANS([.AE173]));5);IF([.AE173]&gt;-0.575;1735+[.AE173]*(-518.2+[.AE173]*(103.4+[.AE173]*(-12.79+[.AE173]*0.711)));-20.772/TAN(RADIANS([.AE173])))))/3600" office:value-type="float" office:value="0.035959927894664" calcext:value-type="float">
            <text:p>0.04</text:p>
          </table:table-cell>
          <table:table-cell table:formula="of:=[.AE173]+[.AF173]" office:value-type="float" office:value="24.07769091498" calcext:value-type="float">
            <text:p>24.08</text:p>
          </table:table-cell>
          <table:table-cell table:formula="of:=IF([.AC173]&gt;0;MOD(DEGREES(ACOS(((SIN(RADIANS([.$B$3]))*COS(RADIANS([.AD173])))-SIN(RADIANS([.T173])))/(COS(RADIANS([.$B$3]))*SIN(RADIANS([.AD173])))))+180;360);MOD(540-DEGREES(ACOS(((SIN(RADIANS([.$B$3]))*COS(RADIANS([.AD173])))-SIN(RADIANS([.T173])))/(COS(RADIANS([.$B$3]))*SIN(RADIANS([.AD173])))));360))" office:value-type="float" office:value="281.199299371094" calcext:value-type="float">
            <text:p>281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73]+0.1/24" office:value-type="float" office:value="0.720833333333332" calcext:value-type="float">
            <text:p>17:18:00</text:p>
          </table:table-cell>
          <table:table-cell table:style-name="ce9" table:formula="of:=[.D174]+2415018.5+[.E174]-[.$B$5]/24" office:value-type="float" office:value="2455369.5125" calcext:value-type="float">
            <text:p>2455369.51</text:p>
          </table:table-cell>
          <table:table-cell table:style-name="ce10" table:formula="of:=([.F174]-2451545)/36525" office:value-type="float" office:value="0.104709445585208" calcext:value-type="float">
            <text:p>0.10470945</text:p>
          </table:table-cell>
          <table:table-cell/>
          <table:table-cell table:formula="of:=MOD(280.46646+[.G174]*(36000.76983+[.G174]*0.0003032);360)" office:value-type="float" office:value="90.0871128642884" calcext:value-type="float">
            <text:p>90.09</text:p>
          </table:table-cell>
          <table:table-cell table:formula="of:=357.52911+[.G174]*(35999.05029-0.0001537*[.G174])" office:value-type="float" office:value="4126.96970577474" calcext:value-type="float">
            <text:p>4126.97</text:p>
          </table:table-cell>
          <table:table-cell table:formula="of:=0.016708634-[.G174]*(0.000042037+0.0000001267*[.G174])" office:value-type="float" office:value="0.0167042309398885" calcext:value-type="float">
            <text:p>0.02</text:p>
          </table:table-cell>
          <table:table-cell table:formula="of:=SIN(RADIANS([.J174]))*(1.914602-[.G174]*(0.004817+0.000014*[.G174]))+SIN(RADIANS(2*[.J174]))*(0.019993-0.000101*[.G174])+SIN(RADIANS(3*[.J174]))*0.000289" office:value-type="float" office:value="0.422967815414681" calcext:value-type="float">
            <text:p>0.42</text:p>
          </table:table-cell>
          <table:table-cell table:formula="of:=[.I174]+[.L174]" office:value-type="float" office:value="90.5100806797031" calcext:value-type="float">
            <text:p>90.51</text:p>
          </table:table-cell>
          <table:table-cell table:formula="of:=[.J174]+[.L174]" office:value-type="float" office:value="4127.39267359016" calcext:value-type="float">
            <text:p>4127.39</text:p>
          </table:table-cell>
          <table:table-cell table:formula="of:=(1.000001018*(1-[.K174]*[.K174]))/(1+[.K174]*COS(RADIANS([.N174])))" office:value-type="float" office:value="1.01628899386547" calcext:value-type="float">
            <text:p>1.02</text:p>
          </table:table-cell>
          <table:table-cell table:formula="of:=[.M174]-0.00569-0.00478*SIN(RADIANS(125.04-1934.136*[.G174]))" office:value-type="float" office:value="90.5090570549373" calcext:value-type="float">
            <text:p>90.51</text:p>
          </table:table-cell>
          <table:table-cell table:formula="of:=23+(26+((21.448-[.G174]*(46.815+[.G174]*(0.00059-[.G174]*0.001813))))/60)/60" office:value-type="float" office:value="23.4379294508104" calcext:value-type="float">
            <text:p>23.44</text:p>
          </table:table-cell>
          <table:table-cell table:formula="of:=[.Q174]+0.00256*COS(RADIANS(125.04-1934.136*[.G174]))" office:value-type="float" office:value="23.4384843079334" calcext:value-type="float">
            <text:p>23.44</text:p>
          </table:table-cell>
          <table:table-cell table:formula="of:=DEGREES(ATAN2(COS(RADIANS([.P174]));COS(RADIANS([.R174]))*SIN(RADIANS([.P174]))))" office:value-type="float" office:value="90.554835294053" calcext:value-type="float">
            <text:p>90.55</text:p>
          </table:table-cell>
          <table:table-cell table:formula="of:=DEGREES(ASIN(SIN(RADIANS([.R174]))*SIN(RADIANS([.P174]))))" office:value-type="float" office:value="23.4375039123983" calcext:value-type="float">
            <text:p>23.44</text:p>
          </table:table-cell>
          <table:table-cell table:formula="of:=TAN(RADIANS([.R174]/2))*TAN(RADIANS([.R174]/2))" office:value-type="float" office:value="0.0430314824737364" calcext:value-type="float">
            <text:p>0.04</text:p>
          </table:table-cell>
          <table:table-cell table:formula="of:=4*DEGREES([.U174]*SIN(2*RADIANS([.I174]))-2*[.K174]*SIN(RADIANS([.J174]))+4*[.K174]*[.U174]*SIN(RADIANS([.J174]))*COS(2*RADIANS([.I174]))-0.5*[.U174]*[.U174]*SIN(4*RADIANS([.I174]))-1.25*[.K174]*[.K174]*SIN(2*RADIANS([.J174])))" office:value-type="float" office:value="-1.8710496535095" calcext:value-type="float">
            <text:p>-1.87</text:p>
          </table:table-cell>
          <table:table-cell table:formula="of:=DEGREES(ACOS(COS(RADIANS(90.833))/(COS(RADIANS([.$B$3]))*COS(RADIANS([.T174])))-TAN(RADIANS([.$B$3]))*TAN(RADIANS([.T174]))))" office:value-type="float" office:value="112.609465787302" calcext:value-type="float">
            <text:p>112.61</text:p>
          </table:table-cell>
          <table:table-cell table:style-name="ce8" table:formula="of:=(720-4*[.$B$4]-[.V174]+[.$B$5]*60)/1440" office:value-type="float" office:value="0.501299340037159" calcext:value-type="float">
            <text:p>12:01:52</text:p>
          </table:table-cell>
          <table:table-cell table:style-name="ce8" table:formula="of:=[.X174]-[.W174]*4/1440" office:value-type="float" office:value="0.188495268405764" calcext:value-type="float">
            <text:p>4:31:26</text:p>
          </table:table-cell>
          <table:table-cell table:style-name="ce8" table:formula="of:=[.X174]+[.W174]*4/1440" office:value-type="float" office:value="0.814103411668554" calcext:value-type="float">
            <text:p>19:32:19</text:p>
          </table:table-cell>
          <table:table-cell table:style-name="ce11" table:formula="of:=8*[.W174]" office:value-type="float" office:value="900.875726298418" calcext:value-type="float">
            <text:p>900.88</text:p>
          </table:table-cell>
          <table:table-cell table:formula="of:=MOD([.E174]*1440+[.V174]+4*[.$B$4]-60*[.$B$5];1440)" office:value-type="float" office:value="1036.12895034649" calcext:value-type="float">
            <text:p>1036.13</text:p>
          </table:table-cell>
          <table:table-cell table:formula="of:=IF([.AB174]/4&lt;0;[.AB174]/4+180;[.AB174]/4-180)" office:value-type="float" office:value="79.0322375866222" calcext:value-type="float">
            <text:p>79.03</text:p>
          </table:table-cell>
          <table:table-cell table:formula="of:=DEGREES(ACOS(SIN(RADIANS([.$B$3]))*SIN(RADIANS([.T174]))+COS(RADIANS([.$B$3]))*COS(RADIANS([.T174]))*COS(RADIANS([.AC174]))))" office:value-type="float" office:value="67.0835688968067" calcext:value-type="float">
            <text:p>67.08</text:p>
          </table:table-cell>
          <table:table-cell table:formula="of:=90-[.AD174]" office:value-type="float" office:value="22.9164311031933" calcext:value-type="float">
            <text:p>22.92</text:p>
          </table:table-cell>
          <table:table-cell table:formula="of:=IF([.AE174]&gt;85;0;IF([.AE174]&gt;5;58.1/TAN(RADIANS([.AE174]))-0.07/POWER(TAN(RADIANS([.AE174]));3)+0.000086/POWER(TAN(RADIANS([.AE174]));5);IF([.AE174]&gt;-0.575;1735+[.AE174]*(-518.2+[.AE174]*(103.4+[.AE174]*(-12.79+[.AE174]*0.711)));-20.772/TAN(RADIANS([.AE174])))))/3600" office:value-type="float" office:value="0.0379199706430945" calcext:value-type="float">
            <text:p>0.04</text:p>
          </table:table-cell>
          <table:table-cell table:formula="of:=[.AE174]+[.AF174]" office:value-type="float" office:value="22.9543510738364" calcext:value-type="float">
            <text:p>22.95</text:p>
          </table:table-cell>
          <table:table-cell table:formula="of:=IF([.AC174]&gt;0;MOD(DEGREES(ACOS(((SIN(RADIANS([.$B$3]))*COS(RADIANS([.AD174])))-SIN(RADIANS([.T174])))/(COS(RADIANS([.$B$3]))*SIN(RADIANS([.AD174])))))+180;360);MOD(540-DEGREES(ACOS(((SIN(RADIANS([.$B$3]))*COS(RADIANS([.AD174])))-SIN(RADIANS([.T174])))/(COS(RADIANS([.$B$3]))*SIN(RADIANS([.AD174])))));360))" office:value-type="float" office:value="282.062738508514" calcext:value-type="float">
            <text:p>282.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74]+0.1/24" office:value-type="float" office:value="0.724999999999999" calcext:value-type="float">
            <text:p>17:24:00</text:p>
          </table:table-cell>
          <table:table-cell table:style-name="ce9" table:formula="of:=[.D175]+2415018.5+[.E175]-[.$B$5]/24" office:value-type="float" office:value="2455369.51666667" calcext:value-type="float">
            <text:p>2455369.52</text:p>
          </table:table-cell>
          <table:table-cell table:style-name="ce10" table:formula="of:=([.F175]-2451545)/36525" office:value-type="float" office:value="0.10470955966233" calcext:value-type="float">
            <text:p>0.10470956</text:p>
          </table:table-cell>
          <table:table-cell/>
          <table:table-cell table:formula="of:=MOD(280.46646+[.G175]*(36000.76983+[.G175]*0.0003032);360)" office:value-type="float" office:value="90.091219728507" calcext:value-type="float">
            <text:p>90.09</text:p>
          </table:table-cell>
          <table:table-cell table:formula="of:=357.52911+[.G175]*(35999.05029-0.0001537*[.G175])" office:value-type="float" office:value="4126.97381244279" calcext:value-type="float">
            <text:p>4126.97</text:p>
          </table:table-cell>
          <table:table-cell table:formula="of:=0.016708634-[.G175]*(0.000042037+0.0000001267*[.G175])" office:value-type="float" office:value="0.01670423093509" calcext:value-type="float">
            <text:p>0.02</text:p>
          </table:table-cell>
          <table:table-cell table:formula="of:=SIN(RADIANS([.J175]))*(1.914602-[.G175]*(0.004817+0.000014*[.G175]))+SIN(RADIANS(2*[.J175]))*(0.019993-0.000101*[.G175])+SIN(RADIANS(3*[.J175]))*0.000289" office:value-type="float" office:value="0.422836679159335" calcext:value-type="float">
            <text:p>0.42</text:p>
          </table:table-cell>
          <table:table-cell table:formula="of:=[.I175]+[.L175]" office:value-type="float" office:value="90.5140564076663" calcext:value-type="float">
            <text:p>90.51</text:p>
          </table:table-cell>
          <table:table-cell table:formula="of:=[.J175]+[.L175]" office:value-type="float" office:value="4127.39664912195" calcext:value-type="float">
            <text:p>4127.4</text:p>
          </table:table-cell>
          <table:table-cell table:formula="of:=(1.000001018*(1-[.K175]*[.K175]))/(1+[.K175]*COS(RADIANS([.N175])))" office:value-type="float" office:value="1.01628925518351" calcext:value-type="float">
            <text:p>1.02</text:p>
          </table:table-cell>
          <table:table-cell table:formula="of:=[.M175]-0.00569-0.00478*SIN(RADIANS(125.04-1934.136*[.G175]))" office:value-type="float" office:value="90.5130327868901" calcext:value-type="float">
            <text:p>90.51</text:p>
          </table:table-cell>
          <table:table-cell table:formula="of:=23+(26+((21.448-[.G175]*(46.815+[.G175]*(0.00059-[.G175]*0.001813))))/60)/60" office:value-type="float" office:value="23.4379294493269" calcext:value-type="float">
            <text:p>23.44</text:p>
          </table:table-cell>
          <table:table-cell table:formula="of:=[.Q175]+0.00256*COS(RADIANS(125.04-1934.136*[.G175]))" office:value-type="float" office:value="23.4384842968259" calcext:value-type="float">
            <text:p>23.44</text:p>
          </table:table-cell>
          <table:table-cell table:formula="of:=DEGREES(ATAN2(COS(RADIANS([.P175]));COS(RADIANS([.R175]))*SIN(RADIANS([.P175]))))" office:value-type="float" office:value="90.5591685103159" calcext:value-type="float">
            <text:p>90.56</text:p>
          </table:table-cell>
          <table:table-cell table:formula="of:=DEGREES(ASIN(SIN(RADIANS([.R175]))*SIN(RADIANS([.P175]))))" office:value-type="float" office:value="23.4374885278876" calcext:value-type="float">
            <text:p>23.44</text:p>
          </table:table-cell>
          <table:table-cell table:formula="of:=TAN(RADIANS([.R175]/2))*TAN(RADIANS([.R175]/2))" office:value-type="float" office:value="0.0430314824317911" calcext:value-type="float">
            <text:p>0.04</text:p>
          </table:table-cell>
          <table:table-cell table:formula="of:=4*DEGREES([.U175]*SIN(2*RADIANS([.I175]))-2*[.K175]*SIN(RADIANS([.J175]))+4*[.K175]*[.U175]*SIN(RADIANS([.J175]))*COS(2*RADIANS([.I175]))-0.5*[.U175]*[.U175]*SIN(4*RADIANS([.I175]))-1.25*[.K175]*[.K175]*SIN(2*RADIANS([.J175])))" office:value-type="float" office:value="-1.87195382810441" calcext:value-type="float">
            <text:p>-1.87</text:p>
          </table:table-cell>
          <table:table-cell table:formula="of:=DEGREES(ACOS(COS(RADIANS(90.833))/(COS(RADIANS([.$B$3]))*COS(RADIANS([.T175])))-TAN(RADIANS([.$B$3]))*TAN(RADIANS([.T175]))))" office:value-type="float" office:value="112.609449025955" calcext:value-type="float">
            <text:p>112.61</text:p>
          </table:table-cell>
          <table:table-cell table:style-name="ce8" table:formula="of:=(720-4*[.$B$4]-[.V175]+[.$B$5]*60)/1440" office:value-type="float" office:value="0.501299967936184" calcext:value-type="float">
            <text:p>12:01:52</text:p>
          </table:table-cell>
          <table:table-cell table:style-name="ce8" table:formula="of:=[.X175]-[.W175]*4/1440" office:value-type="float" office:value="0.188495942864088" calcext:value-type="float">
            <text:p>4:31:26</text:p>
          </table:table-cell>
          <table:table-cell table:style-name="ce8" table:formula="of:=[.X175]+[.W175]*4/1440" office:value-type="float" office:value="0.81410399300828" calcext:value-type="float">
            <text:p>19:32:19</text:p>
          </table:table-cell>
          <table:table-cell table:style-name="ce11" table:formula="of:=8*[.W175]" office:value-type="float" office:value="900.875592207637" calcext:value-type="float">
            <text:p>900.88</text:p>
          </table:table-cell>
          <table:table-cell table:formula="of:=MOD([.E175]*1440+[.V175]+4*[.$B$4]-60*[.$B$5];1440)" office:value-type="float" office:value="1042.12804617189" calcext:value-type="float">
            <text:p>1042.13</text:p>
          </table:table-cell>
          <table:table-cell table:formula="of:=IF([.AB175]/4&lt;0;[.AB175]/4+180;[.AB175]/4-180)" office:value-type="float" office:value="80.5320115429736" calcext:value-type="float">
            <text:p>80.53</text:p>
          </table:table-cell>
          <table:table-cell table:formula="of:=DEGREES(ACOS(SIN(RADIANS([.$B$3]))*SIN(RADIANS([.T175]))+COS(RADIANS([.$B$3]))*COS(RADIANS([.T175]))*COS(RADIANS([.AC175]))))" office:value-type="float" office:value="68.2052544470406" calcext:value-type="float">
            <text:p>68.21</text:p>
          </table:table-cell>
          <table:table-cell table:formula="of:=90-[.AD175]" office:value-type="float" office:value="21.7947455529594" calcext:value-type="float">
            <text:p>21.79</text:p>
          </table:table-cell>
          <table:table-cell table:formula="of:=IF([.AE175]&gt;85;0;IF([.AE175]&gt;5;58.1/TAN(RADIANS([.AE175]))-0.07/POWER(TAN(RADIANS([.AE175]));3)+0.000086/POWER(TAN(RADIANS([.AE175]));5);IF([.AE175]&gt;-0.575;1735+[.AE175]*(-518.2+[.AE175]*(103.4+[.AE175]*(-12.79+[.AE175]*0.711)));-20.772/TAN(RADIANS([.AE175])))))/3600" office:value-type="float" office:value="0.0400590447470998" calcext:value-type="float">
            <text:p>0.04</text:p>
          </table:table-cell>
          <table:table-cell table:formula="of:=[.AE175]+[.AF175]" office:value-type="float" office:value="21.8348045977065" calcext:value-type="float">
            <text:p>21.83</text:p>
          </table:table-cell>
          <table:table-cell table:formula="of:=IF([.AC175]&gt;0;MOD(DEGREES(ACOS(((SIN(RADIANS([.$B$3]))*COS(RADIANS([.AD175])))-SIN(RADIANS([.T175])))/(COS(RADIANS([.$B$3]))*SIN(RADIANS([.AD175])))))+180;360);MOD(540-DEGREES(ACOS(((SIN(RADIANS([.$B$3]))*COS(RADIANS([.AD175])))-SIN(RADIANS([.T175])))/(COS(RADIANS([.$B$3]))*SIN(RADIANS([.AD175])))));360))" office:value-type="float" office:value="282.924574871073" calcext:value-type="float">
            <text:p>282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75]+0.1/24" office:value-type="float" office:value="0.729166666666665" calcext:value-type="float">
            <text:p>17:30:00</text:p>
          </table:table-cell>
          <table:table-cell table:style-name="ce9" table:formula="of:=[.D176]+2415018.5+[.E176]-[.$B$5]/24" office:value-type="float" office:value="2455369.52083333" calcext:value-type="float">
            <text:p>2455369.52</text:p>
          </table:table-cell>
          <table:table-cell table:style-name="ce10" table:formula="of:=([.F176]-2451545)/36525" office:value-type="float" office:value="0.104709673739439" calcext:value-type="float">
            <text:p>0.10470967</text:p>
          </table:table-cell>
          <table:table-cell/>
          <table:table-cell table:formula="of:=MOD(280.46646+[.G176]*(36000.76983+[.G176]*0.0003032);360)" office:value-type="float" office:value="90.095326592259" calcext:value-type="float">
            <text:p>90.1</text:p>
          </table:table-cell>
          <table:table-cell table:formula="of:=357.52911+[.G176]*(35999.05029-0.0001537*[.G176])" office:value-type="float" office:value="4126.97791911037" calcext:value-type="float">
            <text:p>4126.98</text:p>
          </table:table-cell>
          <table:table-cell table:formula="of:=0.016708634-[.G176]*(0.000042037+0.0000001267*[.G176])" office:value-type="float" office:value="0.0167042309302915" calcext:value-type="float">
            <text:p>0.02</text:p>
          </table:table-cell>
          <table:table-cell table:formula="of:=SIN(RADIANS([.J176]))*(1.914602-[.G176]*(0.004817+0.000014*[.G176]))+SIN(RADIANS(2*[.J176]))*(0.019993-0.000101*[.G176])+SIN(RADIANS(3*[.J176]))*0.000289" office:value-type="float" office:value="0.422705540874548" calcext:value-type="float">
            <text:p>0.42</text:p>
          </table:table-cell>
          <table:table-cell table:formula="of:=[.I176]+[.L176]" office:value-type="float" office:value="90.5180321331335" calcext:value-type="float">
            <text:p>90.52</text:p>
          </table:table-cell>
          <table:table-cell table:formula="of:=[.J176]+[.L176]" office:value-type="float" office:value="4127.40062465125" calcext:value-type="float">
            <text:p>4127.4</text:p>
          </table:table-cell>
          <table:table-cell table:formula="of:=(1.000001018*(1-[.K176]*[.K176]))/(1+[.K176]*COS(RADIANS([.N176])))" office:value-type="float" office:value="1.01628951642043" calcext:value-type="float">
            <text:p>1.02</text:p>
          </table:table-cell>
          <table:table-cell table:formula="of:=[.M176]-0.00569-0.00478*SIN(RADIANS(125.04-1934.136*[.G176]))" office:value-type="float" office:value="90.5170085163468" calcext:value-type="float">
            <text:p>90.52</text:p>
          </table:table-cell>
          <table:table-cell table:formula="of:=23+(26+((21.448-[.G176]*(46.815+[.G176]*(0.00059-[.G176]*0.001813))))/60)/60" office:value-type="float" office:value="23.4379294478435" calcext:value-type="float">
            <text:p>23.44</text:p>
          </table:table-cell>
          <table:table-cell table:formula="of:=[.Q176]+0.00256*COS(RADIANS(125.04-1934.136*[.G176]))" office:value-type="float" office:value="23.4384842857185" calcext:value-type="float">
            <text:p>23.44</text:p>
          </table:table-cell>
          <table:table-cell table:formula="of:=DEGREES(ATAN2(COS(RADIANS([.P176]));COS(RADIANS([.R176]))*SIN(RADIANS([.P176]))))" office:value-type="float" office:value="90.5635017228456" calcext:value-type="float">
            <text:p>90.56</text:p>
          </table:table-cell>
          <table:table-cell table:formula="of:=DEGREES(ASIN(SIN(RADIANS([.R176]))*SIN(RADIANS([.P176]))))" office:value-type="float" office:value="23.4374730237926" calcext:value-type="float">
            <text:p>23.44</text:p>
          </table:table-cell>
          <table:table-cell table:formula="of:=TAN(RADIANS([.R176]/2))*TAN(RADIANS([.R176]/2))" office:value-type="float" office:value="0.0430314823898459" calcext:value-type="float">
            <text:p>0.04</text:p>
          </table:table-cell>
          <table:table-cell table:formula="of:=4*DEGREES([.U176]*SIN(2*RADIANS([.I176]))-2*[.K176]*SIN(RADIANS([.J176]))+4*[.K176]*[.U176]*SIN(RADIANS([.J176]))*COS(2*RADIANS([.I176]))-0.5*[.U176]*[.U176]*SIN(4*RADIANS([.I176]))-1.25*[.K176]*[.K176]*SIN(2*RADIANS([.J176])))" office:value-type="float" office:value="-1.87285798992004" calcext:value-type="float">
            <text:p>-1.87</text:p>
          </table:table-cell>
          <table:table-cell table:formula="of:=DEGREES(ACOS(COS(RADIANS(90.833))/(COS(RADIANS([.$B$3]))*COS(RADIANS([.T176])))-TAN(RADIANS([.$B$3]))*TAN(RADIANS([.T176]))))" office:value-type="float" office:value="112.609432134326" calcext:value-type="float">
            <text:p>112.61</text:p>
          </table:table-cell>
          <table:table-cell table:style-name="ce8" table:formula="of:=(720-4*[.$B$4]-[.V176]+[.$B$5]*60)/1440" office:value-type="float" office:value="0.501300595826335" calcext:value-type="float">
            <text:p>12:01:52</text:p>
          </table:table-cell>
          <table:table-cell table:style-name="ce8" table:formula="of:=[.X176]-[.W176]*4/1440" office:value-type="float" office:value="0.188496617675429" calcext:value-type="float">
            <text:p>4:31:26</text:p>
          </table:table-cell>
          <table:table-cell table:style-name="ce8" table:formula="of:=[.X176]+[.W176]*4/1440" office:value-type="float" office:value="0.814104573977242" calcext:value-type="float">
            <text:p>19:32:19</text:p>
          </table:table-cell>
          <table:table-cell table:style-name="ce11" table:formula="of:=8*[.W176]" office:value-type="float" office:value="900.875457074612" calcext:value-type="float">
            <text:p>900.88</text:p>
          </table:table-cell>
          <table:table-cell table:formula="of:=MOD([.E176]*1440+[.V176]+4*[.$B$4]-60*[.$B$5];1440)" office:value-type="float" office:value="1048.12714201008" calcext:value-type="float">
            <text:p>1048.13</text:p>
          </table:table-cell>
          <table:table-cell table:formula="of:=IF([.AB176]/4&lt;0;[.AB176]/4+180;[.AB176]/4-180)" office:value-type="float" office:value="82.0317855025194" calcext:value-type="float">
            <text:p>82.03</text:p>
          </table:table-cell>
          <table:table-cell table:formula="of:=DEGREES(ACOS(SIN(RADIANS([.$B$3]))*SIN(RADIANS([.T176]))+COS(RADIANS([.$B$3]))*COS(RADIANS([.T176]))*COS(RADIANS([.AC176]))))" office:value-type="float" office:value="69.3230772330016" calcext:value-type="float">
            <text:p>69.32</text:p>
          </table:table-cell>
          <table:table-cell table:formula="of:=90-[.AD176]" office:value-type="float" office:value="20.6769227669984" calcext:value-type="float">
            <text:p>20.68</text:p>
          </table:table-cell>
          <table:table-cell table:formula="of:=IF([.AE176]&gt;85;0;IF([.AE176]&gt;5;58.1/TAN(RADIANS([.AE176]))-0.07/POWER(TAN(RADIANS([.AE176]));3)+0.000086/POWER(TAN(RADIANS([.AE176]));5);IF([.AE176]&gt;-0.575;1735+[.AE176]*(-518.2+[.AE176]*(103.4+[.AE176]*(-12.79+[.AE176]*0.711)));-20.772/TAN(RADIANS([.AE176])))))/3600" office:value-type="float" office:value="0.0424038206463102" calcext:value-type="float">
            <text:p>0.04</text:p>
          </table:table-cell>
          <table:table-cell table:formula="of:=[.AE176]+[.AF176]" office:value-type="float" office:value="20.7193265876447" calcext:value-type="float">
            <text:p>20.72</text:p>
          </table:table-cell>
          <table:table-cell table:formula="of:=IF([.AC176]&gt;0;MOD(DEGREES(ACOS(((SIN(RADIANS([.$B$3]))*COS(RADIANS([.AD176])))-SIN(RADIANS([.T176])))/(COS(RADIANS([.$B$3]))*SIN(RADIANS([.AD176])))))+180;360);MOD(540-DEGREES(ACOS(((SIN(RADIANS([.$B$3]))*COS(RADIANS([.AD176])))-SIN(RADIANS([.T176])))/(COS(RADIANS([.$B$3]))*SIN(RADIANS([.AD176])))));360))" office:value-type="float" office:value="283.785503748376" calcext:value-type="float">
            <text:p>283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76]+0.1/24" office:value-type="float" office:value="0.733333333333332" calcext:value-type="float">
            <text:p>17:36:00</text:p>
          </table:table-cell>
          <table:table-cell table:style-name="ce9" table:formula="of:=[.D177]+2415018.5+[.E177]-[.$B$5]/24" office:value-type="float" office:value="2455369.525" calcext:value-type="float">
            <text:p>2455369.53</text:p>
          </table:table-cell>
          <table:table-cell table:style-name="ce10" table:formula="of:=([.F177]-2451545)/36525" office:value-type="float" office:value="0.104709787816561" calcext:value-type="float">
            <text:p>0.10470979</text:p>
          </table:table-cell>
          <table:table-cell/>
          <table:table-cell table:formula="of:=MOD(280.46646+[.G177]*(36000.76983+[.G177]*0.0003032);360)" office:value-type="float" office:value="90.0994334564784" calcext:value-type="float">
            <text:p>90.1</text:p>
          </table:table-cell>
          <table:table-cell table:formula="of:=357.52911+[.G177]*(35999.05029-0.0001537*[.G177])" office:value-type="float" office:value="4126.98202577842" calcext:value-type="float">
            <text:p>4126.98</text:p>
          </table:table-cell>
          <table:table-cell table:formula="of:=0.016708634-[.G177]*(0.000042037+0.0000001267*[.G177])" office:value-type="float" office:value="0.0167042309254931" calcext:value-type="float">
            <text:p>0.02</text:p>
          </table:table-cell>
          <table:table-cell table:formula="of:=SIN(RADIANS([.J177]))*(1.914602-[.G177]*(0.004817+0.000014*[.G177]))+SIN(RADIANS(2*[.J177]))*(0.019993-0.000101*[.G177])+SIN(RADIANS(3*[.J177]))*0.000289" office:value-type="float" office:value="0.422574400531029" calcext:value-type="float">
            <text:p>0.42</text:p>
          </table:table-cell>
          <table:table-cell table:formula="of:=[.I177]+[.L177]" office:value-type="float" office:value="90.5220078570095" calcext:value-type="float">
            <text:p>90.52</text:p>
          </table:table-cell>
          <table:table-cell table:formula="of:=[.J177]+[.L177]" office:value-type="float" office:value="4127.40460017895" calcext:value-type="float">
            <text:p>4127.4</text:p>
          </table:table-cell>
          <table:table-cell table:formula="of:=(1.000001018*(1-[.K177]*[.K177]))/(1+[.K177]*COS(RADIANS([.N177])))" office:value-type="float" office:value="1.0162897775763" calcext:value-type="float">
            <text:p>1.02</text:p>
          </table:table-cell>
          <table:table-cell table:formula="of:=[.M177]-0.00569-0.00478*SIN(RADIANS(125.04-1934.136*[.G177]))" office:value-type="float" office:value="90.5209842442122" calcext:value-type="float">
            <text:p>90.52</text:p>
          </table:table-cell>
          <table:table-cell table:formula="of:=23+(26+((21.448-[.G177]*(46.815+[.G177]*(0.00059-[.G177]*0.001813))))/60)/60" office:value-type="float" office:value="23.43792944636" calcext:value-type="float">
            <text:p>23.44</text:p>
          </table:table-cell>
          <table:table-cell table:formula="of:=[.Q177]+0.00256*COS(RADIANS(125.04-1934.136*[.G177]))" office:value-type="float" office:value="23.438484274611" calcext:value-type="float">
            <text:p>23.44</text:p>
          </table:table-cell>
          <table:table-cell table:formula="of:=DEGREES(ATAN2(COS(RADIANS([.P177]));COS(RADIANS([.R177]))*SIN(RADIANS([.P177]))))" office:value-type="float" office:value="90.5678349326203" calcext:value-type="float">
            <text:p>90.57</text:p>
          </table:table-cell>
          <table:table-cell table:formula="of:=DEGREES(ASIN(SIN(RADIANS([.R177]))*SIN(RADIANS([.P177]))))" office:value-type="float" office:value="23.4374574001099" calcext:value-type="float">
            <text:p>23.44</text:p>
          </table:table-cell>
          <table:table-cell table:formula="of:=TAN(RADIANS([.R177]/2))*TAN(RADIANS([.R177]/2))" office:value-type="float" office:value="0.0430314823479006" calcext:value-type="float">
            <text:p>0.04</text:p>
          </table:table-cell>
          <table:table-cell table:formula="of:=4*DEGREES([.U177]*SIN(2*RADIANS([.I177]))-2*[.K177]*SIN(RADIANS([.J177]))+4*[.K177]*[.U177]*SIN(RADIANS([.J177]))*COS(2*RADIANS([.I177]))-0.5*[.U177]*[.U177]*SIN(4*RADIANS([.I177]))-1.25*[.K177]*[.K177]*SIN(2*RADIANS([.J177])))" office:value-type="float" office:value="-1.87376213913313" calcext:value-type="float">
            <text:p>-1.87</text:p>
          </table:table-cell>
          <table:table-cell table:formula="of:=DEGREES(ACOS(COS(RADIANS(90.833))/(COS(RADIANS([.$B$3]))*COS(RADIANS([.T177])))-TAN(RADIANS([.$B$3]))*TAN(RADIANS([.T177]))))" office:value-type="float" office:value="112.609415112415" calcext:value-type="float">
            <text:p>112.61</text:p>
          </table:table-cell>
          <table:table-cell table:style-name="ce8" table:formula="of:=(720-4*[.$B$4]-[.V177]+[.$B$5]*60)/1440" office:value-type="float" office:value="0.501301223707734" calcext:value-type="float">
            <text:p>12:01:52</text:p>
          </table:table-cell>
          <table:table-cell table:style-name="ce8" table:formula="of:=[.X177]-[.W177]*4/1440" office:value-type="float" office:value="0.188497292839916" calcext:value-type="float">
            <text:p>4:31:26</text:p>
          </table:table-cell>
          <table:table-cell table:style-name="ce8" table:formula="of:=[.X177]+[.W177]*4/1440" office:value-type="float" office:value="0.814105154575552" calcext:value-type="float">
            <text:p>19:32:19</text:p>
          </table:table-cell>
          <table:table-cell table:style-name="ce11" table:formula="of:=8*[.W177]" office:value-type="float" office:value="900.875320899316" calcext:value-type="float">
            <text:p>900.88</text:p>
          </table:table-cell>
          <table:table-cell table:formula="of:=MOD([.E177]*1440+[.V177]+4*[.$B$4]-60*[.$B$5];1440)" office:value-type="float" office:value="1054.12623786087" calcext:value-type="float">
            <text:p>1054.13</text:p>
          </table:table-cell>
          <table:table-cell table:formula="of:=IF([.AB177]/4&lt;0;[.AB177]/4+180;[.AB177]/4-180)" office:value-type="float" office:value="83.5315594652163" calcext:value-type="float">
            <text:p>83.53</text:p>
          </table:table-cell>
          <table:table-cell table:formula="of:=DEGREES(ACOS(SIN(RADIANS([.$B$3]))*SIN(RADIANS([.T177]))+COS(RADIANS([.$B$3]))*COS(RADIANS([.T177]))*COS(RADIANS([.AC177]))))" office:value-type="float" office:value="70.4367874401989" calcext:value-type="float">
            <text:p>70.44</text:p>
          </table:table-cell>
          <table:table-cell table:formula="of:=90-[.AD177]" office:value-type="float" office:value="19.5632125598011" calcext:value-type="float">
            <text:p>19.56</text:p>
          </table:table-cell>
          <table:table-cell table:formula="of:=IF([.AE177]&gt;85;0;IF([.AE177]&gt;5;58.1/TAN(RADIANS([.AE177]))-0.07/POWER(TAN(RADIANS([.AE177]));3)+0.000086/POWER(TAN(RADIANS([.AE177]));5);IF([.AE177]&gt;-0.575;1735+[.AE177]*(-518.2+[.AE177]*(103.4+[.AE177]*(-12.79+[.AE177]*0.711)));-20.772/TAN(RADIANS([.AE177])))))/3600" office:value-type="float" office:value="0.0449864340262701" calcext:value-type="float">
            <text:p>0.04</text:p>
          </table:table-cell>
          <table:table-cell table:formula="of:=[.AE177]+[.AF177]" office:value-type="float" office:value="19.6081989938274" calcext:value-type="float">
            <text:p>19.61</text:p>
          </table:table-cell>
          <table:table-cell table:formula="of:=IF([.AC177]&gt;0;MOD(DEGREES(ACOS(((SIN(RADIANS([.$B$3]))*COS(RADIANS([.AD177])))-SIN(RADIANS([.T177])))/(COS(RADIANS([.$B$3]))*SIN(RADIANS([.AD177])))))+180;360);MOD(540-DEGREES(ACOS(((SIN(RADIANS([.$B$3]))*COS(RADIANS([.AD177])))-SIN(RADIANS([.T177])))/(COS(RADIANS([.$B$3]))*SIN(RADIANS([.AD177])))));360))" office:value-type="float" office:value="284.646195742523" calcext:value-type="float">
            <text:p>284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77]+0.1/24" office:value-type="float" office:value="0.737499999999999" calcext:value-type="float">
            <text:p>17:42:00</text:p>
          </table:table-cell>
          <table:table-cell table:style-name="ce9" table:formula="of:=[.D178]+2415018.5+[.E178]-[.$B$5]/24" office:value-type="float" office:value="2455369.52916667" calcext:value-type="float">
            <text:p>2455369.53</text:p>
          </table:table-cell>
          <table:table-cell table:style-name="ce10" table:formula="of:=([.F178]-2451545)/36525" office:value-type="float" office:value="0.104709901893671" calcext:value-type="float">
            <text:p>0.10470990</text:p>
          </table:table-cell>
          <table:table-cell/>
          <table:table-cell table:formula="of:=MOD(280.46646+[.G178]*(36000.76983+[.G178]*0.0003032);360)" office:value-type="float" office:value="90.1035403202654" calcext:value-type="float">
            <text:p>90.1</text:p>
          </table:table-cell>
          <table:table-cell table:formula="of:=357.52911+[.G178]*(35999.05029-0.0001537*[.G178])" office:value-type="float" office:value="4126.98613244604" calcext:value-type="float">
            <text:p>4126.99</text:p>
          </table:table-cell>
          <table:table-cell table:formula="of:=0.016708634-[.G178]*(0.000042037+0.0000001267*[.G178])" office:value-type="float" office:value="0.0167042309206946" calcext:value-type="float">
            <text:p>0.02</text:p>
          </table:table-cell>
          <table:table-cell table:formula="of:=SIN(RADIANS([.J178]))*(1.914602-[.G178]*(0.004817+0.000014*[.G178]))+SIN(RADIANS(2*[.J178]))*(0.019993-0.000101*[.G178])+SIN(RADIANS(3*[.J178]))*0.000289" office:value-type="float" office:value="0.422443258158225" calcext:value-type="float">
            <text:p>0.42</text:p>
          </table:table-cell>
          <table:table-cell table:formula="of:=[.I178]+[.L178]" office:value-type="float" office:value="90.5259835784237" calcext:value-type="float">
            <text:p>90.53</text:p>
          </table:table-cell>
          <table:table-cell table:formula="of:=[.J178]+[.L178]" office:value-type="float" office:value="4127.4085757042" calcext:value-type="float">
            <text:p>4127.41</text:p>
          </table:table-cell>
          <table:table-cell table:formula="of:=(1.000001018*(1-[.K178]*[.K178]))/(1+[.K178]*COS(RADIANS([.N178])))" office:value-type="float" office:value="1.01629003865105" calcext:value-type="float">
            <text:p>1.02</text:p>
          </table:table-cell>
          <table:table-cell table:formula="of:=[.M178]-0.00569-0.00478*SIN(RADIANS(125.04-1934.136*[.G178]))" office:value-type="float" office:value="90.5249599696158" calcext:value-type="float">
            <text:p>90.52</text:p>
          </table:table-cell>
          <table:table-cell table:formula="of:=23+(26+((21.448-[.G178]*(46.815+[.G178]*(0.00059-[.G178]*0.001813))))/60)/60" office:value-type="float" office:value="23.4379294448765" calcext:value-type="float">
            <text:p>23.44</text:p>
          </table:table-cell>
          <table:table-cell table:formula="of:=[.Q178]+0.00256*COS(RADIANS(125.04-1934.136*[.G178]))" office:value-type="float" office:value="23.4384842635035" calcext:value-type="float">
            <text:p>23.44</text:p>
          </table:table-cell>
          <table:table-cell table:formula="of:=DEGREES(ATAN2(COS(RADIANS([.P178]));COS(RADIANS([.R178]))*SIN(RADIANS([.P178]))))" office:value-type="float" office:value="90.5721681386835" calcext:value-type="float">
            <text:p>90.57</text:p>
          </table:table-cell>
          <table:table-cell table:formula="of:=DEGREES(ASIN(SIN(RADIANS([.R178]))*SIN(RADIANS([.P178]))))" office:value-type="float" office:value="23.4374416568435" calcext:value-type="float">
            <text:p>23.44</text:p>
          </table:table-cell>
          <table:table-cell table:formula="of:=TAN(RADIANS([.R178]/2))*TAN(RADIANS([.R178]/2))" office:value-type="float" office:value="0.0430314823059552" calcext:value-type="float">
            <text:p>0.04</text:p>
          </table:table-cell>
          <table:table-cell table:formula="of:=4*DEGREES([.U178]*SIN(2*RADIANS([.I178]))-2*[.K178]*SIN(RADIANS([.J178]))+4*[.K178]*[.U178]*SIN(RADIANS([.J178]))*COS(2*RADIANS([.I178]))-0.5*[.U178]*[.U178]*SIN(4*RADIANS([.I178]))-1.25*[.K178]*[.K178]*SIN(2*RADIANS([.J178])))" office:value-type="float" office:value="-1.87466627551742" calcext:value-type="float">
            <text:p>-1.87</text:p>
          </table:table-cell>
          <table:table-cell table:formula="of:=DEGREES(ACOS(COS(RADIANS(90.833))/(COS(RADIANS([.$B$3]))*COS(RADIANS([.T178])))-TAN(RADIANS([.$B$3]))*TAN(RADIANS([.T178]))))" office:value-type="float" office:value="112.609397960223" calcext:value-type="float">
            <text:p>112.61</text:p>
          </table:table-cell>
          <table:table-cell table:style-name="ce8" table:formula="of:=(720-4*[.$B$4]-[.V178]+[.$B$5]*60)/1440" office:value-type="float" office:value="0.501301851580219" calcext:value-type="float">
            <text:p>12:01:52</text:p>
          </table:table-cell>
          <table:table-cell table:style-name="ce8" table:formula="of:=[.X178]-[.W178]*4/1440" office:value-type="float" office:value="0.188497968357378" calcext:value-type="float">
            <text:p>4:31:26</text:p>
          </table:table-cell>
          <table:table-cell table:style-name="ce8" table:formula="of:=[.X178]+[.W178]*4/1440" office:value-type="float" office:value="0.814105734803061" calcext:value-type="float">
            <text:p>19:32:19</text:p>
          </table:table-cell>
          <table:table-cell table:style-name="ce11" table:formula="of:=8*[.W178]" office:value-type="float" office:value="900.875183681784" calcext:value-type="float">
            <text:p>900.88</text:p>
          </table:table-cell>
          <table:table-cell table:formula="of:=MOD([.E178]*1440+[.V178]+4*[.$B$4]-60*[.$B$5];1440)" office:value-type="float" office:value="1060.12533372448" calcext:value-type="float">
            <text:p>1060.13</text:p>
          </table:table-cell>
          <table:table-cell table:formula="of:=IF([.AB178]/4&lt;0;[.AB178]/4+180;[.AB178]/4-180)" office:value-type="float" office:value="85.0313334311203" calcext:value-type="float">
            <text:p>85.03</text:p>
          </table:table-cell>
          <table:table-cell table:formula="of:=DEGREES(ACOS(SIN(RADIANS([.$B$3]))*SIN(RADIANS([.T178]))+COS(RADIANS([.$B$3]))*COS(RADIANS([.T178]))*COS(RADIANS([.AC178]))))" office:value-type="float" office:value="71.5461332450157" calcext:value-type="float">
            <text:p>71.55</text:p>
          </table:table-cell>
          <table:table-cell table:formula="of:=90-[.AD178]" office:value-type="float" office:value="18.4538667549843" calcext:value-type="float">
            <text:p>18.45</text:p>
          </table:table-cell>
          <table:table-cell table:formula="of:=IF([.AE178]&gt;85;0;IF([.AE178]&gt;5;58.1/TAN(RADIANS([.AE178]))-0.07/POWER(TAN(RADIANS([.AE178]));3)+0.000086/POWER(TAN(RADIANS([.AE178]));5);IF([.AE178]&gt;-0.575;1735+[.AE178]*(-518.2+[.AE178]*(103.4+[.AE178]*(-12.79+[.AE178]*0.711)));-20.772/TAN(RADIANS([.AE178])))))/3600" office:value-type="float" office:value="0.0478459349640831" calcext:value-type="float">
            <text:p>0.05</text:p>
          </table:table-cell>
          <table:table-cell table:formula="of:=[.AE178]+[.AF178]" office:value-type="float" office:value="18.5017126899484" calcext:value-type="float">
            <text:p>18.5</text:p>
          </table:table-cell>
          <table:table-cell table:formula="of:=IF([.AC178]&gt;0;MOD(DEGREES(ACOS(((SIN(RADIANS([.$B$3]))*COS(RADIANS([.AD178])))-SIN(RADIANS([.T178])))/(COS(RADIANS([.$B$3]))*SIN(RADIANS([.AD178])))))+180;360);MOD(540-DEGREES(ACOS(((SIN(RADIANS([.$B$3]))*COS(RADIANS([.AD178])))-SIN(RADIANS([.T178])))/(COS(RADIANS([.$B$3]))*SIN(RADIANS([.AD178])))));360))" office:value-type="float" office:value="285.507299201828" calcext:value-type="float">
            <text:p>285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78]+0.1/24" office:value-type="float" office:value="0.741666666666665" calcext:value-type="float">
            <text:p>17:48:00</text:p>
          </table:table-cell>
          <table:table-cell table:style-name="ce9" table:formula="of:=[.D179]+2415018.5+[.E179]-[.$B$5]/24" office:value-type="float" office:value="2455369.53333333" calcext:value-type="float">
            <text:p>2455369.53</text:p>
          </table:table-cell>
          <table:table-cell table:style-name="ce10" table:formula="of:=([.F179]-2451545)/36525" office:value-type="float" office:value="0.104710015970793" calcext:value-type="float">
            <text:p>0.10471002</text:p>
          </table:table-cell>
          <table:table-cell/>
          <table:table-cell table:formula="of:=MOD(280.46646+[.G179]*(36000.76983+[.G179]*0.0003032);360)" office:value-type="float" office:value="90.107647184484" calcext:value-type="float">
            <text:p>90.11</text:p>
          </table:table-cell>
          <table:table-cell table:formula="of:=357.52911+[.G179]*(35999.05029-0.0001537*[.G179])" office:value-type="float" office:value="4126.99023911409" calcext:value-type="float">
            <text:p>4126.99</text:p>
          </table:table-cell>
          <table:table-cell table:formula="of:=0.016708634-[.G179]*(0.000042037+0.0000001267*[.G179])" office:value-type="float" office:value="0.0167042309158961" calcext:value-type="float">
            <text:p>0.02</text:p>
          </table:table-cell>
          <table:table-cell table:formula="of:=SIN(RADIANS([.J179]))*(1.914602-[.G179]*(0.004817+0.000014*[.G179]))+SIN(RADIANS(2*[.J179]))*(0.019993-0.000101*[.G179])+SIN(RADIANS(3*[.J179]))*0.000289" office:value-type="float" office:value="0.422312113729132" calcext:value-type="float">
            <text:p>0.42</text:p>
          </table:table-cell>
          <table:table-cell table:formula="of:=[.I179]+[.L179]" office:value-type="float" office:value="90.5299592982131" calcext:value-type="float">
            <text:p>90.53</text:p>
          </table:table-cell>
          <table:table-cell table:formula="of:=[.J179]+[.L179]" office:value-type="float" office:value="4127.41255122781" calcext:value-type="float">
            <text:p>4127.41</text:p>
          </table:table-cell>
          <table:table-cell table:formula="of:=(1.000001018*(1-[.K179]*[.K179]))/(1+[.K179]*COS(RADIANS([.N179])))" office:value-type="float" office:value="1.01629029964474" calcext:value-type="float">
            <text:p>1.02</text:p>
          </table:table-cell>
          <table:table-cell table:formula="of:=[.M179]-0.00569-0.00478*SIN(RADIANS(125.04-1934.136*[.G179]))" office:value-type="float" office:value="90.5289356933946" calcext:value-type="float">
            <text:p>90.53</text:p>
          </table:table-cell>
          <table:table-cell table:formula="of:=23+(26+((21.448-[.G179]*(46.815+[.G179]*(0.00059-[.G179]*0.001813))))/60)/60" office:value-type="float" office:value="23.437929443393" calcext:value-type="float">
            <text:p>23.44</text:p>
          </table:table-cell>
          <table:table-cell table:formula="of:=[.Q179]+0.00256*COS(RADIANS(125.04-1934.136*[.G179]))" office:value-type="float" office:value="23.438484252396" calcext:value-type="float">
            <text:p>23.44</text:p>
          </table:table-cell>
          <table:table-cell table:formula="of:=DEGREES(ATAN2(COS(RADIANS([.P179]));COS(RADIANS([.R179]))*SIN(RADIANS([.P179]))))" office:value-type="float" office:value="90.5765013419395" calcext:value-type="float">
            <text:p>90.58</text:p>
          </table:table-cell>
          <table:table-cell table:formula="of:=DEGREES(ASIN(SIN(RADIANS([.R179]))*SIN(RADIANS([.P179]))))" office:value-type="float" office:value="23.4374257939901" calcext:value-type="float">
            <text:p>23.44</text:p>
          </table:table-cell>
          <table:table-cell table:formula="of:=TAN(RADIANS([.R179]/2))*TAN(RADIANS([.R179]/2))" office:value-type="float" office:value="0.0430314822640098" calcext:value-type="float">
            <text:p>0.04</text:p>
          </table:table-cell>
          <table:table-cell table:formula="of:=4*DEGREES([.U179]*SIN(2*RADIANS([.I179]))-2*[.K179]*SIN(RADIANS([.J179]))+4*[.K179]*[.U179]*SIN(RADIANS([.J179]))*COS(2*RADIANS([.I179]))-0.5*[.U179]*[.U179]*SIN(4*RADIANS([.I179]))-1.25*[.K179]*[.K179]*SIN(2*RADIANS([.J179])))" office:value-type="float" office:value="-1.87557039923448" calcext:value-type="float">
            <text:p>-1.88</text:p>
          </table:table-cell>
          <table:table-cell table:formula="of:=DEGREES(ACOS(COS(RADIANS(90.833))/(COS(RADIANS([.$B$3]))*COS(RADIANS([.T179])))-TAN(RADIANS([.$B$3]))*TAN(RADIANS([.T179]))))" office:value-type="float" office:value="112.609380677749" calcext:value-type="float">
            <text:p>112.61</text:p>
          </table:table-cell>
          <table:table-cell table:style-name="ce8" table:formula="of:=(720-4*[.$B$4]-[.V179]+[.$B$5]*60)/1440" office:value-type="float" office:value="0.501302479443912" calcext:value-type="float">
            <text:p>12:01:53</text:p>
          </table:table-cell>
          <table:table-cell table:style-name="ce8" table:formula="of:=[.X179]-[.W179]*4/1440" office:value-type="float" office:value="0.188498644227944" calcext:value-type="float">
            <text:p>4:31:26</text:p>
          </table:table-cell>
          <table:table-cell table:style-name="ce8" table:formula="of:=[.X179]+[.W179]*4/1440" office:value-type="float" office:value="0.814106314659881" calcext:value-type="float">
            <text:p>19:32:19</text:p>
          </table:table-cell>
          <table:table-cell table:style-name="ce11" table:formula="of:=8*[.W179]" office:value-type="float" office:value="900.875045421989" calcext:value-type="float">
            <text:p>900.88</text:p>
          </table:table-cell>
          <table:table-cell table:formula="of:=MOD([.E179]*1440+[.V179]+4*[.$B$4]-60*[.$B$5];1440)" office:value-type="float" office:value="1066.12442960076" calcext:value-type="float">
            <text:p>1066.12</text:p>
          </table:table-cell>
          <table:table-cell table:formula="of:=IF([.AB179]/4&lt;0;[.AB179]/4+180;[.AB179]/4-180)" office:value-type="float" office:value="86.5311074001908" calcext:value-type="float">
            <text:p>86.53</text:p>
          </table:table-cell>
          <table:table-cell table:formula="of:=DEGREES(ACOS(SIN(RADIANS([.$B$3]))*SIN(RADIANS([.T179]))+COS(RADIANS([.$B$3]))*COS(RADIANS([.T179]))*COS(RADIANS([.AC179]))))" office:value-type="float" office:value="72.6508602180367" calcext:value-type="float">
            <text:p>72.65</text:p>
          </table:table-cell>
          <table:table-cell table:formula="of:=90-[.AD179]" office:value-type="float" office:value="17.3491397819633" calcext:value-type="float">
            <text:p>17.35</text:p>
          </table:table-cell>
          <table:table-cell table:formula="of:=IF([.AE179]&gt;85;0;IF([.AE179]&gt;5;58.1/TAN(RADIANS([.AE179]))-0.07/POWER(TAN(RADIANS([.AE179]));3)+0.000086/POWER(TAN(RADIANS([.AE179]));5);IF([.AE179]&gt;-0.575;1735+[.AE179]*(-518.2+[.AE179]*(103.4+[.AE179]*(-12.79+[.AE179]*0.711)));-20.772/TAN(RADIANS([.AE179])))))/3600" office:value-type="float" office:value="0.0510302138356113" calcext:value-type="float">
            <text:p>0.05</text:p>
          </table:table-cell>
          <table:table-cell table:formula="of:=[.AE179]+[.AF179]" office:value-type="float" office:value="17.4001699957989" calcext:value-type="float">
            <text:p>17.4</text:p>
          </table:table-cell>
          <table:table-cell table:formula="of:=IF([.AC179]&gt;0;MOD(DEGREES(ACOS(((SIN(RADIANS([.$B$3]))*COS(RADIANS([.AD179])))-SIN(RADIANS([.T179])))/(COS(RADIANS([.$B$3]))*SIN(RADIANS([.AD179])))))+180;360);MOD(540-DEGREES(ACOS(((SIN(RADIANS([.$B$3]))*COS(RADIANS([.AD179])))-SIN(RADIANS([.T179])))/(COS(RADIANS([.$B$3]))*SIN(RADIANS([.AD179])))));360))" office:value-type="float" office:value="286.36944242603" calcext:value-type="float">
            <text:p>286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79]+0.1/24" office:value-type="float" office:value="0.745833333333332" calcext:value-type="float">
            <text:p>17:54:00</text:p>
          </table:table-cell>
          <table:table-cell table:style-name="ce9" table:formula="of:=[.D180]+2415018.5+[.E180]-[.$B$5]/24" office:value-type="float" office:value="2455369.5375" calcext:value-type="float">
            <text:p>2455369.54</text:p>
          </table:table-cell>
          <table:table-cell table:style-name="ce10" table:formula="of:=([.F180]-2451545)/36525" office:value-type="float" office:value="0.104710130047902" calcext:value-type="float">
            <text:p>0.10471013</text:p>
          </table:table-cell>
          <table:table-cell/>
          <table:table-cell table:formula="of:=MOD(280.46646+[.G180]*(36000.76983+[.G180]*0.0003032);360)" office:value-type="float" office:value="90.111754048236" calcext:value-type="float">
            <text:p>90.11</text:p>
          </table:table-cell>
          <table:table-cell table:formula="of:=357.52911+[.G180]*(35999.05029-0.0001537*[.G180])" office:value-type="float" office:value="4126.99434578167" calcext:value-type="float">
            <text:p>4126.99</text:p>
          </table:table-cell>
          <table:table-cell table:formula="of:=0.016708634-[.G180]*(0.000042037+0.0000001267*[.G180])" office:value-type="float" office:value="0.0167042309110976" calcext:value-type="float">
            <text:p>0.02</text:p>
          </table:table-cell>
          <table:table-cell table:formula="of:=SIN(RADIANS([.J180]))*(1.914602-[.G180]*(0.004817+0.000014*[.G180]))+SIN(RADIANS(2*[.J180]))*(0.019993-0.000101*[.G180])+SIN(RADIANS(3*[.J180]))*0.000289" office:value-type="float" office:value="0.422180967273117" calcext:value-type="float">
            <text:p>0.42</text:p>
          </table:table-cell>
          <table:table-cell table:formula="of:=[.I180]+[.L180]" office:value-type="float" office:value="90.5339350155091" calcext:value-type="float">
            <text:p>90.53</text:p>
          </table:table-cell>
          <table:table-cell table:formula="of:=[.J180]+[.L180]" office:value-type="float" office:value="4127.41652674894" calcext:value-type="float">
            <text:p>4127.42</text:p>
          </table:table-cell>
          <table:table-cell table:formula="of:=(1.000001018*(1-[.K180]*[.K180]))/(1+[.K180]*COS(RADIANS([.N180])))" office:value-type="float" office:value="1.01629056055732" calcext:value-type="float">
            <text:p>1.02</text:p>
          </table:table-cell>
          <table:table-cell table:formula="of:=[.M180]-0.00569-0.00478*SIN(RADIANS(125.04-1934.136*[.G180]))" office:value-type="float" office:value="90.5329114146798" calcext:value-type="float">
            <text:p>90.53</text:p>
          </table:table-cell>
          <table:table-cell table:formula="of:=23+(26+((21.448-[.G180]*(46.815+[.G180]*(0.00059-[.G180]*0.001813))))/60)/60" office:value-type="float" office:value="23.4379294419095" calcext:value-type="float">
            <text:p>23.44</text:p>
          </table:table-cell>
          <table:table-cell table:formula="of:=[.Q180]+0.00256*COS(RADIANS(125.04-1934.136*[.G180]))" office:value-type="float" office:value="23.4384842412885" calcext:value-type="float">
            <text:p>23.44</text:p>
          </table:table-cell>
          <table:table-cell table:formula="of:=DEGREES(ATAN2(COS(RADIANS([.P180]));COS(RADIANS([.R180]))*SIN(RADIANS([.P180]))))" office:value-type="float" office:value="90.5808345414336" calcext:value-type="float">
            <text:p>90.58</text:p>
          </table:table-cell>
          <table:table-cell table:formula="of:=DEGREES(ASIN(SIN(RADIANS([.R180]))*SIN(RADIANS([.P180]))))" office:value-type="float" office:value="23.4374098115537" calcext:value-type="float">
            <text:p>23.44</text:p>
          </table:table-cell>
          <table:table-cell table:formula="of:=TAN(RADIANS([.R180]/2))*TAN(RADIANS([.R180]/2))" office:value-type="float" office:value="0.0430314822220644" calcext:value-type="float">
            <text:p>0.04</text:p>
          </table:table-cell>
          <table:table-cell table:formula="of:=4*DEGREES([.U180]*SIN(2*RADIANS([.I180]))-2*[.K180]*SIN(RADIANS([.J180]))+4*[.K180]*[.U180]*SIN(RADIANS([.J180]))*COS(2*RADIANS([.I180]))-0.5*[.U180]*[.U180]*SIN(4*RADIANS([.I180]))-1.25*[.K180]*[.K180]*SIN(2*RADIANS([.J180])))" office:value-type="float" office:value="-1.87647451005836" calcext:value-type="float">
            <text:p>-1.88</text:p>
          </table:table-cell>
          <table:table-cell table:formula="of:=DEGREES(ACOS(COS(RADIANS(90.833))/(COS(RADIANS([.$B$3]))*COS(RADIANS([.T180])))-TAN(RADIANS([.$B$3]))*TAN(RADIANS([.T180]))))" office:value-type="float" office:value="112.609363264996" calcext:value-type="float">
            <text:p>112.61</text:p>
          </table:table-cell>
          <table:table-cell table:style-name="ce8" table:formula="of:=(720-4*[.$B$4]-[.V180]+[.$B$5]*60)/1440" office:value-type="float" office:value="0.501303107298653" calcext:value-type="float">
            <text:p>12:01:53</text:p>
          </table:table-cell>
          <table:table-cell table:style-name="ce8" table:formula="of:=[.X180]-[.W180]*4/1440" office:value-type="float" office:value="0.188499320451442" calcext:value-type="float">
            <text:p>4:31:26</text:p>
          </table:table-cell>
          <table:table-cell table:style-name="ce8" table:formula="of:=[.X180]+[.W180]*4/1440" office:value-type="float" office:value="0.814106894145863" calcext:value-type="float">
            <text:p>19:32:19</text:p>
          </table:table-cell>
          <table:table-cell table:style-name="ce11" table:formula="of:=8*[.W180]" office:value-type="float" office:value="900.874906119967" calcext:value-type="float">
            <text:p>900.87</text:p>
          </table:table-cell>
          <table:table-cell table:formula="of:=MOD([.E180]*1440+[.V180]+4*[.$B$4]-60*[.$B$5];1440)" office:value-type="float" office:value="1072.12352548994" calcext:value-type="float">
            <text:p>1072.12</text:p>
          </table:table-cell>
          <table:table-cell table:formula="of:=IF([.AB180]/4&lt;0;[.AB180]/4+180;[.AB180]/4-180)" office:value-type="float" office:value="88.0308813724849" calcext:value-type="float">
            <text:p>88.03</text:p>
          </table:table-cell>
          <table:table-cell table:formula="of:=DEGREES(ACOS(SIN(RADIANS([.$B$3]))*SIN(RADIANS([.T180]))+COS(RADIANS([.$B$3]))*COS(RADIANS([.T180]))*COS(RADIANS([.AC180]))))" office:value-type="float" office:value="73.7507107527828" calcext:value-type="float">
            <text:p>73.75</text:p>
          </table:table-cell>
          <table:table-cell table:formula="of:=90-[.AD180]" office:value-type="float" office:value="16.2492892472173" calcext:value-type="float">
            <text:p>16.25</text:p>
          </table:table-cell>
          <table:table-cell table:formula="of:=IF([.AE180]&gt;85;0;IF([.AE180]&gt;5;58.1/TAN(RADIANS([.AE180]))-0.07/POWER(TAN(RADIANS([.AE180]));3)+0.000086/POWER(TAN(RADIANS([.AE180]));5);IF([.AE180]&gt;-0.575;1735+[.AE180]*(-518.2+[.AE180]*(103.4+[.AE180]*(-12.79+[.AE180]*0.711)));-20.772/TAN(RADIANS([.AE180])))))/3600" office:value-type="float" office:value="0.0545985921791096" calcext:value-type="float">
            <text:p>0.05</text:p>
          </table:table-cell>
          <table:table-cell table:formula="of:=[.AE180]+[.AF180]" office:value-type="float" office:value="16.3038878393964" calcext:value-type="float">
            <text:p>16.3</text:p>
          </table:table-cell>
          <table:table-cell table:formula="of:=IF([.AC180]&gt;0;MOD(DEGREES(ACOS(((SIN(RADIANS([.$B$3]))*COS(RADIANS([.AD180])))-SIN(RADIANS([.T180])))/(COS(RADIANS([.$B$3]))*SIN(RADIANS([.AD180])))))+180;360);MOD(540-DEGREES(ACOS(((SIN(RADIANS([.$B$3]))*COS(RADIANS([.AD180])))-SIN(RADIANS([.T180])))/(COS(RADIANS([.$B$3]))*SIN(RADIANS([.AD180])))));360))" office:value-type="float" office:value="287.233235663462" calcext:value-type="float">
            <text:p>287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80]+0.1/24" office:value-type="float" office:value="0.749999999999999" calcext:value-type="float">
            <text:p>18:00:00</text:p>
          </table:table-cell>
          <table:table-cell table:style-name="ce9" table:formula="of:=[.D181]+2415018.5+[.E181]-[.$B$5]/24" office:value-type="float" office:value="2455369.54166667" calcext:value-type="float">
            <text:p>2455369.54</text:p>
          </table:table-cell>
          <table:table-cell table:style-name="ce10" table:formula="of:=([.F181]-2451545)/36525" office:value-type="float" office:value="0.104710244125024" calcext:value-type="float">
            <text:p>0.10471024</text:p>
          </table:table-cell>
          <table:table-cell/>
          <table:table-cell table:formula="of:=MOD(280.46646+[.G181]*(36000.76983+[.G181]*0.0003032);360)" office:value-type="float" office:value="90.115860912455" calcext:value-type="float">
            <text:p>90.12</text:p>
          </table:table-cell>
          <table:table-cell table:formula="of:=357.52911+[.G181]*(35999.05029-0.0001537*[.G181])" office:value-type="float" office:value="4126.99845244971" calcext:value-type="float">
            <text:p>4127</text:p>
          </table:table-cell>
          <table:table-cell table:formula="of:=0.016708634-[.G181]*(0.000042037+0.0000001267*[.G181])" office:value-type="float" office:value="0.0167042309062991" calcext:value-type="float">
            <text:p>0.02</text:p>
          </table:table-cell>
          <table:table-cell table:formula="of:=SIN(RADIANS([.J181]))*(1.914602-[.G181]*(0.004817+0.000014*[.G181]))+SIN(RADIANS(2*[.J181]))*(0.019993-0.000101*[.G181])+SIN(RADIANS(3*[.J181]))*0.000289" office:value-type="float" office:value="0.422049818760992" calcext:value-type="float">
            <text:p>0.42</text:p>
          </table:table-cell>
          <table:table-cell table:formula="of:=[.I181]+[.L181]" office:value-type="float" office:value="90.537910731216" calcext:value-type="float">
            <text:p>90.54</text:p>
          </table:table-cell>
          <table:table-cell table:formula="of:=[.J181]+[.L181]" office:value-type="float" office:value="4127.42050226847" calcext:value-type="float">
            <text:p>4127.42</text:p>
          </table:table-cell>
          <table:table-cell table:formula="of:=(1.000001018*(1-[.K181]*[.K181]))/(1+[.K181]*COS(RADIANS([.N181])))" office:value-type="float" office:value="1.01629082138883" calcext:value-type="float">
            <text:p>1.02</text:p>
          </table:table-cell>
          <table:table-cell table:formula="of:=[.M181]-0.00569-0.00478*SIN(RADIANS(125.04-1934.136*[.G181]))" office:value-type="float" office:value="90.5368871343759" calcext:value-type="float">
            <text:p>90.54</text:p>
          </table:table-cell>
          <table:table-cell table:formula="of:=23+(26+((21.448-[.G181]*(46.815+[.G181]*(0.00059-[.G181]*0.001813))))/60)/60" office:value-type="float" office:value="23.4379294404261" calcext:value-type="float">
            <text:p>23.44</text:p>
          </table:table-cell>
          <table:table-cell table:formula="of:=[.Q181]+0.00256*COS(RADIANS(125.04-1934.136*[.G181]))" office:value-type="float" office:value="23.438484230181" calcext:value-type="float">
            <text:p>23.44</text:p>
          </table:table-cell>
          <table:table-cell table:formula="of:=DEGREES(ATAN2(COS(RADIANS([.P181]));COS(RADIANS([.R181]))*SIN(RADIANS([.P181]))))" office:value-type="float" office:value="90.5851677381438" calcext:value-type="float">
            <text:p>90.59</text:p>
          </table:table-cell>
          <table:table-cell table:formula="of:=DEGREES(ASIN(SIN(RADIANS([.R181]))*SIN(RADIANS([.P181]))))" office:value-type="float" office:value="23.4373937095308" calcext:value-type="float">
            <text:p>23.44</text:p>
          </table:table-cell>
          <table:table-cell table:formula="of:=TAN(RADIANS([.R181]/2))*TAN(RADIANS([.R181]/2))" office:value-type="float" office:value="0.043031482180119" calcext:value-type="float">
            <text:p>0.04</text:p>
          </table:table-cell>
          <table:table-cell table:formula="of:=4*DEGREES([.U181]*SIN(2*RADIANS([.I181]))-2*[.K181]*SIN(RADIANS([.J181]))+4*[.K181]*[.U181]*SIN(RADIANS([.J181]))*COS(2*RADIANS([.I181]))-0.5*[.U181]*[.U181]*SIN(4*RADIANS([.I181]))-1.25*[.K181]*[.K181]*SIN(2*RADIANS([.J181])))" office:value-type="float" office:value="-1.8773786081661" calcext:value-type="float">
            <text:p>-1.88</text:p>
          </table:table-cell>
          <table:table-cell table:formula="of:=DEGREES(ACOS(COS(RADIANS(90.833))/(COS(RADIANS([.$B$3]))*COS(RADIANS([.T181])))-TAN(RADIANS([.$B$3]))*TAN(RADIANS([.T181]))))" office:value-type="float" office:value="112.609345721961" calcext:value-type="float">
            <text:p>112.61</text:p>
          </table:table-cell>
          <table:table-cell table:style-name="ce8" table:formula="of:=(720-4*[.$B$4]-[.V181]+[.$B$5]*60)/1440" office:value-type="float" office:value="0.501303735144561" calcext:value-type="float">
            <text:p>12:01:53</text:p>
          </table:table-cell>
          <table:table-cell table:style-name="ce8" table:formula="of:=[.X181]-[.W181]*4/1440" office:value-type="float" office:value="0.188499997028003" calcext:value-type="float">
            <text:p>4:31:26</text:p>
          </table:table-cell>
          <table:table-cell table:style-name="ce8" table:formula="of:=[.X181]+[.W181]*4/1440" office:value-type="float" office:value="0.814107473261119" calcext:value-type="float">
            <text:p>19:32:19</text:p>
          </table:table-cell>
          <table:table-cell table:style-name="ce11" table:formula="of:=8*[.W181]" office:value-type="float" office:value="900.874765775688" calcext:value-type="float">
            <text:p>900.87</text:p>
          </table:table-cell>
          <table:table-cell table:formula="of:=MOD([.E181]*1440+[.V181]+4*[.$B$4]-60*[.$B$5];1440)" office:value-type="float" office:value="1078.12262139183" calcext:value-type="float">
            <text:p>1078.12</text:p>
          </table:table-cell>
          <table:table-cell table:formula="of:=IF([.AB181]/4&lt;0;[.AB181]/4+180;[.AB181]/4-180)" office:value-type="float" office:value="89.5306553479582" calcext:value-type="float">
            <text:p>89.53</text:p>
          </table:table-cell>
          <table:table-cell table:formula="of:=DEGREES(ACOS(SIN(RADIANS([.$B$3]))*SIN(RADIANS([.T181]))+COS(RADIANS([.$B$3]))*COS(RADIANS([.T181]))*COS(RADIANS([.AC181]))))" office:value-type="float" office:value="74.845423516096" calcext:value-type="float">
            <text:p>74.85</text:p>
          </table:table-cell>
          <table:table-cell table:formula="of:=90-[.AD181]" office:value-type="float" office:value="15.154576483904" calcext:value-type="float">
            <text:p>15.15</text:p>
          </table:table-cell>
          <table:table-cell table:formula="of:=IF([.AE181]&gt;85;0;IF([.AE181]&gt;5;58.1/TAN(RADIANS([.AE181]))-0.07/POWER(TAN(RADIANS([.AE181]));3)+0.000086/POWER(TAN(RADIANS([.AE181]));5);IF([.AE181]&gt;-0.575;1735+[.AE181]*(-518.2+[.AE181]*(103.4+[.AE181]*(-12.79+[.AE181]*0.711)));-20.772/TAN(RADIANS([.AE181])))))/3600" office:value-type="float" office:value="0.0586253531258712" calcext:value-type="float">
            <text:p>0.06</text:p>
          </table:table-cell>
          <table:table-cell table:formula="of:=[.AE181]+[.AF181]" office:value-type="float" office:value="15.2132018370298" calcext:value-type="float">
            <text:p>15.21</text:p>
          </table:table-cell>
          <table:table-cell table:formula="of:=IF([.AC181]&gt;0;MOD(DEGREES(ACOS(((SIN(RADIANS([.$B$3]))*COS(RADIANS([.AD181])))-SIN(RADIANS([.T181])))/(COS(RADIANS([.$B$3]))*SIN(RADIANS([.AD181])))))+180;360);MOD(540-DEGREES(ACOS(((SIN(RADIANS([.$B$3]))*COS(RADIANS([.AD181])))-SIN(RADIANS([.T181])))/(COS(RADIANS([.$B$3]))*SIN(RADIANS([.AD181])))));360))" office:value-type="float" office:value="288.099272917031" calcext:value-type="float">
            <text:p>288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81]+0.1/24" office:value-type="float" office:value="0.754166666666665" calcext:value-type="float">
            <text:p>18:06:00</text:p>
          </table:table-cell>
          <table:table-cell table:style-name="ce9" table:formula="of:=[.D182]+2415018.5+[.E182]-[.$B$5]/24" office:value-type="float" office:value="2455369.54583333" calcext:value-type="float">
            <text:p>2455369.55</text:p>
          </table:table-cell>
          <table:table-cell table:style-name="ce10" table:formula="of:=([.F182]-2451545)/36525" office:value-type="float" office:value="0.104710358202146" calcext:value-type="float">
            <text:p>0.10471036</text:p>
          </table:table-cell>
          <table:table-cell/>
          <table:table-cell table:formula="of:=MOD(280.46646+[.G182]*(36000.76983+[.G182]*0.0003032);360)" office:value-type="float" office:value="90.1199677766745" calcext:value-type="float">
            <text:p>90.12</text:p>
          </table:table-cell>
          <table:table-cell table:formula="of:=357.52911+[.G182]*(35999.05029-0.0001537*[.G182])" office:value-type="float" office:value="4127.00255911776" calcext:value-type="float">
            <text:p>4127</text:p>
          </table:table-cell>
          <table:table-cell table:formula="of:=0.016708634-[.G182]*(0.000042037+0.0000001267*[.G182])" office:value-type="float" office:value="0.0167042309015006" calcext:value-type="float">
            <text:p>0.02</text:p>
          </table:table-cell>
          <table:table-cell table:formula="of:=SIN(RADIANS([.J182]))*(1.914602-[.G182]*(0.004817+0.000014*[.G182]))+SIN(RADIANS(2*[.J182]))*(0.019993-0.000101*[.G182])+SIN(RADIANS(3*[.J182]))*0.000289" office:value-type="float" office:value="0.42191866820824" calcext:value-type="float">
            <text:p>0.42</text:p>
          </table:table-cell>
          <table:table-cell table:formula="of:=[.I182]+[.L182]" office:value-type="float" office:value="90.5418864448827" calcext:value-type="float">
            <text:p>90.54</text:p>
          </table:table-cell>
          <table:table-cell table:formula="of:=[.J182]+[.L182]" office:value-type="float" office:value="4127.42447778597" calcext:value-type="float">
            <text:p>4127.42</text:p>
          </table:table-cell>
          <table:table-cell table:formula="of:=(1.000001018*(1-[.K182]*[.K182]))/(1+[.K182]*COS(RADIANS([.N182])))" office:value-type="float" office:value="1.01629108213925" calcext:value-type="float">
            <text:p>1.02</text:p>
          </table:table-cell>
          <table:table-cell table:formula="of:=[.M182]-0.00569-0.00478*SIN(RADIANS(125.04-1934.136*[.G182]))" office:value-type="float" office:value="90.5408628520317" calcext:value-type="float">
            <text:p>90.54</text:p>
          </table:table-cell>
          <table:table-cell table:formula="of:=23+(26+((21.448-[.G182]*(46.815+[.G182]*(0.00059-[.G182]*0.001813))))/60)/60" office:value-type="float" office:value="23.4379294389426" calcext:value-type="float">
            <text:p>23.44</text:p>
          </table:table-cell>
          <table:table-cell table:formula="of:=[.Q182]+0.00256*COS(RADIANS(125.04-1934.136*[.G182]))" office:value-type="float" office:value="23.4384842190735" calcext:value-type="float">
            <text:p>23.44</text:p>
          </table:table-cell>
          <table:table-cell table:formula="of:=DEGREES(ATAN2(COS(RADIANS([.P182]));COS(RADIANS([.R182]))*SIN(RADIANS([.P182]))))" office:value-type="float" office:value="90.5895009315706" calcext:value-type="float">
            <text:p>90.59</text:p>
          </table:table-cell>
          <table:table-cell table:formula="of:=DEGREES(ASIN(SIN(RADIANS([.R182]))*SIN(RADIANS([.P182]))))" office:value-type="float" office:value="23.4373774879236" calcext:value-type="float">
            <text:p>23.44</text:p>
          </table:table-cell>
          <table:table-cell table:formula="of:=TAN(RADIANS([.R182]/2))*TAN(RADIANS([.R182]/2))" office:value-type="float" office:value="0.0430314821381735" calcext:value-type="float">
            <text:p>0.04</text:p>
          </table:table-cell>
          <table:table-cell table:formula="of:=4*DEGREES([.U182]*SIN(2*RADIANS([.I182]))-2*[.K182]*SIN(RADIANS([.J182]))+4*[.K182]*[.U182]*SIN(RADIANS([.J182]))*COS(2*RADIANS([.I182]))-0.5*[.U182]*[.U182]*SIN(4*RADIANS([.I182]))-1.25*[.K182]*[.K182]*SIN(2*RADIANS([.J182])))" office:value-type="float" office:value="-1.87828269342631" calcext:value-type="float">
            <text:p>-1.88</text:p>
          </table:table-cell>
          <table:table-cell table:formula="of:=DEGREES(ACOS(COS(RADIANS(90.833))/(COS(RADIANS([.$B$3]))*COS(RADIANS([.T182])))-TAN(RADIANS([.$B$3]))*TAN(RADIANS([.T182]))))" office:value-type="float" office:value="112.609328048647" calcext:value-type="float">
            <text:p>112.61</text:p>
          </table:table-cell>
          <table:table-cell table:style-name="ce8" table:formula="of:=(720-4*[.$B$4]-[.V182]+[.$B$5]*60)/1440" office:value-type="float" office:value="0.501304362981548" calcext:value-type="float">
            <text:p>12:01:53</text:p>
          </table:table-cell>
          <table:table-cell table:style-name="ce8" table:formula="of:=[.X182]-[.W182]*4/1440" office:value-type="float" office:value="0.18850067395753" calcext:value-type="float">
            <text:p>4:31:26</text:p>
          </table:table-cell>
          <table:table-cell table:style-name="ce8" table:formula="of:=[.X182]+[.W182]*4/1440" office:value-type="float" office:value="0.814108052005566" calcext:value-type="float">
            <text:p>19:32:19</text:p>
          </table:table-cell>
          <table:table-cell table:style-name="ce11" table:formula="of:=8*[.W182]" office:value-type="float" office:value="900.874624389174" calcext:value-type="float">
            <text:p>900.87</text:p>
          </table:table-cell>
          <table:table-cell table:formula="of:=MOD([.E182]*1440+[.V182]+4*[.$B$4]-60*[.$B$5];1440)" office:value-type="float" office:value="1084.12171730657" calcext:value-type="float">
            <text:p>1084.12</text:p>
          </table:table-cell>
          <table:table-cell table:formula="of:=IF([.AB182]/4&lt;0;[.AB182]/4+180;[.AB182]/4-180)" office:value-type="float" office:value="91.0304293266428" calcext:value-type="float">
            <text:p>91.03</text:p>
          </table:table-cell>
          <table:table-cell table:formula="of:=DEGREES(ACOS(SIN(RADIANS([.$B$3]))*SIN(RADIANS([.T182]))+COS(RADIANS([.$B$3]))*COS(RADIANS([.T182]))*COS(RADIANS([.AC182]))))" office:value-type="float" office:value="75.9347329179724" calcext:value-type="float">
            <text:p>75.93</text:p>
          </table:table-cell>
          <table:table-cell table:formula="of:=90-[.AD182]" office:value-type="float" office:value="14.0652670820276" calcext:value-type="float">
            <text:p>14.07</text:p>
          </table:table-cell>
          <table:table-cell table:formula="of:=IF([.AE182]&gt;85;0;IF([.AE182]&gt;5;58.1/TAN(RADIANS([.AE182]))-0.07/POWER(TAN(RADIANS([.AE182]));3)+0.000086/POWER(TAN(RADIANS([.AE182]));5);IF([.AE182]&gt;-0.575;1735+[.AE182]*(-518.2+[.AE182]*(103.4+[.AE182]*(-12.79+[.AE182]*0.711)));-20.772/TAN(RADIANS([.AE182])))))/3600" office:value-type="float" office:value="0.0632046168908027" calcext:value-type="float">
            <text:p>0.06</text:p>
          </table:table-cell>
          <table:table-cell table:formula="of:=[.AE182]+[.AF182]" office:value-type="float" office:value="14.1284716989184" calcext:value-type="float">
            <text:p>14.13</text:p>
          </table:table-cell>
          <table:table-cell table:formula="of:=IF([.AC182]&gt;0;MOD(DEGREES(ACOS(((SIN(RADIANS([.$B$3]))*COS(RADIANS([.AD182])))-SIN(RADIANS([.T182])))/(COS(RADIANS([.$B$3]))*SIN(RADIANS([.AD182])))))+180;360);MOD(540-DEGREES(ACOS(((SIN(RADIANS([.$B$3]))*COS(RADIANS([.AD182])))-SIN(RADIANS([.T182])))/(COS(RADIANS([.$B$3]))*SIN(RADIANS([.AD182])))));360))" office:value-type="float" office:value="288.968133574497" calcext:value-type="float">
            <text:p>288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82]+0.1/24" office:value-type="float" office:value="0.758333333333332" calcext:value-type="float">
            <text:p>18:12:00</text:p>
          </table:table-cell>
          <table:table-cell table:style-name="ce9" table:formula="of:=[.D183]+2415018.5+[.E183]-[.$B$5]/24" office:value-type="float" office:value="2455369.55" calcext:value-type="float">
            <text:p>2455369.55</text:p>
          </table:table-cell>
          <table:table-cell table:style-name="ce10" table:formula="of:=([.F183]-2451545)/36525" office:value-type="float" office:value="0.104710472279256" calcext:value-type="float">
            <text:p>0.10471047</text:p>
          </table:table-cell>
          <table:table-cell/>
          <table:table-cell table:formula="of:=MOD(280.46646+[.G183]*(36000.76983+[.G183]*0.0003032);360)" office:value-type="float" office:value="90.124074640461" calcext:value-type="float">
            <text:p>90.12</text:p>
          </table:table-cell>
          <table:table-cell table:formula="of:=357.52911+[.G183]*(35999.05029-0.0001537*[.G183])" office:value-type="float" office:value="4127.00666578538" calcext:value-type="float">
            <text:p>4127.01</text:p>
          </table:table-cell>
          <table:table-cell table:formula="of:=0.016708634-[.G183]*(0.000042037+0.0000001267*[.G183])" office:value-type="float" office:value="0.0167042308967021" calcext:value-type="float">
            <text:p>0.02</text:p>
          </table:table-cell>
          <table:table-cell table:formula="of:=SIN(RADIANS([.J183]))*(1.914602-[.G183]*(0.004817+0.000014*[.G183]))+SIN(RADIANS(2*[.J183]))*(0.019993-0.000101*[.G183])+SIN(RADIANS(3*[.J183]))*0.000289" office:value-type="float" office:value="0.421787515629384" calcext:value-type="float">
            <text:p>0.42</text:p>
          </table:table-cell>
          <table:table-cell table:formula="of:=[.I183]+[.L183]" office:value-type="float" office:value="90.5458621560904" calcext:value-type="float">
            <text:p>90.55</text:p>
          </table:table-cell>
          <table:table-cell table:formula="of:=[.J183]+[.L183]" office:value-type="float" office:value="4127.42845330101" calcext:value-type="float">
            <text:p>4127.43</text:p>
          </table:table-cell>
          <table:table-cell table:formula="of:=(1.000001018*(1-[.K183]*[.K183]))/(1+[.K183]*COS(RADIANS([.N183])))" office:value-type="float" office:value="1.01629134280856" calcext:value-type="float">
            <text:p>1.02</text:p>
          </table:table-cell>
          <table:table-cell table:formula="of:=[.M183]-0.00569-0.00478*SIN(RADIANS(125.04-1934.136*[.G183]))" office:value-type="float" office:value="90.5448385672284" calcext:value-type="float">
            <text:p>90.54</text:p>
          </table:table-cell>
          <table:table-cell table:formula="of:=23+(26+((21.448-[.G183]*(46.815+[.G183]*(0.00059-[.G183]*0.001813))))/60)/60" office:value-type="float" office:value="23.4379294374591" calcext:value-type="float">
            <text:p>23.44</text:p>
          </table:table-cell>
          <table:table-cell table:formula="of:=[.Q183]+0.00256*COS(RADIANS(125.04-1934.136*[.G183]))" office:value-type="float" office:value="23.4384842079659" calcext:value-type="float">
            <text:p>23.44</text:p>
          </table:table-cell>
          <table:table-cell table:formula="of:=DEGREES(ATAN2(COS(RADIANS([.P183]));COS(RADIANS([.R183]))*SIN(RADIANS([.P183]))))" office:value-type="float" office:value="90.5938341212495" calcext:value-type="float">
            <text:p>90.59</text:p>
          </table:table-cell>
          <table:table-cell table:formula="of:=DEGREES(ASIN(SIN(RADIANS([.R183]))*SIN(RADIANS([.P183]))))" office:value-type="float" office:value="23.4373611467342" calcext:value-type="float">
            <text:p>23.44</text:p>
          </table:table-cell>
          <table:table-cell table:formula="of:=TAN(RADIANS([.R183]/2))*TAN(RADIANS([.R183]/2))" office:value-type="float" office:value="0.043031482096228" calcext:value-type="float">
            <text:p>0.04</text:p>
          </table:table-cell>
          <table:table-cell table:formula="of:=4*DEGREES([.U183]*SIN(2*RADIANS([.I183]))-2*[.K183]*SIN(RADIANS([.J183]))+4*[.K183]*[.U183]*SIN(RADIANS([.J183]))*COS(2*RADIANS([.I183]))-0.5*[.U183]*[.U183]*SIN(4*RADIANS([.I183]))-1.25*[.K183]*[.K183]*SIN(2*RADIANS([.J183])))" office:value-type="float" office:value="-1.87918676571535" calcext:value-type="float">
            <text:p>-1.88</text:p>
          </table:table-cell>
          <table:table-cell table:formula="of:=DEGREES(ACOS(COS(RADIANS(90.833))/(COS(RADIANS([.$B$3]))*COS(RADIANS([.T183])))-TAN(RADIANS([.$B$3]))*TAN(RADIANS([.T183]))))" office:value-type="float" office:value="112.609310245055" calcext:value-type="float">
            <text:p>112.61</text:p>
          </table:table-cell>
          <table:table-cell table:style-name="ce8" table:formula="of:=(720-4*[.$B$4]-[.V183]+[.$B$5]*60)/1440" office:value-type="float" office:value="0.501304990809523" calcext:value-type="float">
            <text:p>12:01:53</text:p>
          </table:table-cell>
          <table:table-cell table:style-name="ce8" table:formula="of:=[.X183]-[.W183]*4/1440" office:value-type="float" office:value="0.188501351239925" calcext:value-type="float">
            <text:p>4:31:27</text:p>
          </table:table-cell>
          <table:table-cell table:style-name="ce8" table:formula="of:=[.X183]+[.W183]*4/1440" office:value-type="float" office:value="0.814108630379121" calcext:value-type="float">
            <text:p>19:32:19</text:p>
          </table:table-cell>
          <table:table-cell table:style-name="ce11" table:formula="of:=8*[.W183]" office:value-type="float" office:value="900.874481960441" calcext:value-type="float">
            <text:p>900.87</text:p>
          </table:table-cell>
          <table:table-cell table:formula="of:=MOD([.E183]*1440+[.V183]+4*[.$B$4]-60*[.$B$5];1440)" office:value-type="float" office:value="1090.12081323428" calcext:value-type="float">
            <text:p>1090.12</text:p>
          </table:table-cell>
          <table:table-cell table:formula="of:=IF([.AB183]/4&lt;0;[.AB183]/4+180;[.AB183]/4-180)" office:value-type="float" office:value="92.5302033085707" calcext:value-type="float">
            <text:p>92.53</text:p>
          </table:table-cell>
          <table:table-cell table:formula="of:=DEGREES(ACOS(SIN(RADIANS([.$B$3]))*SIN(RADIANS([.T183]))+COS(RADIANS([.$B$3]))*COS(RADIANS([.T183]))*COS(RADIANS([.AC183]))))" office:value-type="float" office:value="77.0183685980882" calcext:value-type="float">
            <text:p>77.02</text:p>
          </table:table-cell>
          <table:table-cell table:formula="of:=90-[.AD183]" office:value-type="float" office:value="12.9816314019118" calcext:value-type="float">
            <text:p>12.98</text:p>
          </table:table-cell>
          <table:table-cell table:formula="of:=IF([.AE183]&gt;85;0;IF([.AE183]&gt;5;58.1/TAN(RADIANS([.AE183]))-0.07/POWER(TAN(RADIANS([.AE183]));3)+0.000086/POWER(TAN(RADIANS([.AE183]));5);IF([.AE183]&gt;-0.575;1735+[.AE183]*(-518.2+[.AE183]*(103.4+[.AE183]*(-12.79+[.AE183]*0.711)));-20.772/TAN(RADIANS([.AE183])))))/3600" office:value-type="float" office:value="0.0684571661910798" calcext:value-type="float">
            <text:p>0.07</text:p>
          </table:table-cell>
          <table:table-cell table:formula="of:=[.AE183]+[.AF183]" office:value-type="float" office:value="13.0500885681029" calcext:value-type="float">
            <text:p>13.05</text:p>
          </table:table-cell>
          <table:table-cell table:formula="of:=IF([.AC183]&gt;0;MOD(DEGREES(ACOS(((SIN(RADIANS([.$B$3]))*COS(RADIANS([.AD183])))-SIN(RADIANS([.T183])))/(COS(RADIANS([.$B$3]))*SIN(RADIANS([.AD183])))))+180;360);MOD(540-DEGREES(ACOS(((SIN(RADIANS([.$B$3]))*COS(RADIANS([.AD183])))-SIN(RADIANS([.T183])))/(COS(RADIANS([.$B$3]))*SIN(RADIANS([.AD183])))));360))" office:value-type="float" office:value="289.8403838755" calcext:value-type="float">
            <text:p>289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83]+0.1/24" office:value-type="float" office:value="0.762499999999999" calcext:value-type="float">
            <text:p>18:18:00</text:p>
          </table:table-cell>
          <table:table-cell table:style-name="ce9" table:formula="of:=[.D184]+2415018.5+[.E184]-[.$B$5]/24" office:value-type="float" office:value="2455369.55416667" calcext:value-type="float">
            <text:p>2455369.55</text:p>
          </table:table-cell>
          <table:table-cell table:style-name="ce10" table:formula="of:=([.F184]-2451545)/36525" office:value-type="float" office:value="0.104710586356378" calcext:value-type="float">
            <text:p>0.10471059</text:p>
          </table:table-cell>
          <table:table-cell/>
          <table:table-cell table:formula="of:=MOD(280.46646+[.G184]*(36000.76983+[.G184]*0.0003032);360)" office:value-type="float" office:value="90.1281815046805" calcext:value-type="float">
            <text:p>90.13</text:p>
          </table:table-cell>
          <table:table-cell table:formula="of:=357.52911+[.G184]*(35999.05029-0.0001537*[.G184])" office:value-type="float" office:value="4127.01077245343" calcext:value-type="float">
            <text:p>4127.01</text:p>
          </table:table-cell>
          <table:table-cell table:formula="of:=0.016708634-[.G184]*(0.000042037+0.0000001267*[.G184])" office:value-type="float" office:value="0.0167042308919037" calcext:value-type="float">
            <text:p>0.02</text:p>
          </table:table-cell>
          <table:table-cell table:formula="of:=SIN(RADIANS([.J184]))*(1.914602-[.G184]*(0.004817+0.000014*[.G184]))+SIN(RADIANS(2*[.J184]))*(0.019993-0.000101*[.G184])+SIN(RADIANS(3*[.J184]))*0.000289" office:value-type="float" office:value="0.421656360997418" calcext:value-type="float">
            <text:p>0.42</text:p>
          </table:table-cell>
          <table:table-cell table:formula="of:=[.I184]+[.L184]" office:value-type="float" office:value="90.5498378656779" calcext:value-type="float">
            <text:p>90.55</text:p>
          </table:table-cell>
          <table:table-cell table:formula="of:=[.J184]+[.L184]" office:value-type="float" office:value="4127.43242881442" calcext:value-type="float">
            <text:p>4127.43</text:p>
          </table:table-cell>
          <table:table-cell table:formula="of:=(1.000001018*(1-[.K184]*[.K184]))/(1+[.K184]*COS(RADIANS([.N184])))" office:value-type="float" office:value="1.01629160339679" calcext:value-type="float">
            <text:p>1.02</text:p>
          </table:table-cell>
          <table:table-cell table:formula="of:=[.M184]-0.00569-0.00478*SIN(RADIANS(125.04-1934.136*[.G184]))" office:value-type="float" office:value="90.5488142808049" calcext:value-type="float">
            <text:p>90.55</text:p>
          </table:table-cell>
          <table:table-cell table:formula="of:=23+(26+((21.448-[.G184]*(46.815+[.G184]*(0.00059-[.G184]*0.001813))))/60)/60" office:value-type="float" office:value="23.4379294359756" calcext:value-type="float">
            <text:p>23.44</text:p>
          </table:table-cell>
          <table:table-cell table:formula="of:=[.Q184]+0.00256*COS(RADIANS(125.04-1934.136*[.G184]))" office:value-type="float" office:value="23.4384841968584" calcext:value-type="float">
            <text:p>23.44</text:p>
          </table:table-cell>
          <table:table-cell table:formula="of:=DEGREES(ATAN2(COS(RADIANS([.P184]));COS(RADIANS([.R184]))*SIN(RADIANS([.P184]))))" office:value-type="float" office:value="90.598167308087" calcext:value-type="float">
            <text:p>90.6</text:p>
          </table:table-cell>
          <table:table-cell table:formula="of:=DEGREES(ASIN(SIN(RADIANS([.R184]))*SIN(RADIANS([.P184]))))" office:value-type="float" office:value="23.4373446859593" calcext:value-type="float">
            <text:p>23.44</text:p>
          </table:table-cell>
          <table:table-cell table:formula="of:=TAN(RADIANS([.R184]/2))*TAN(RADIANS([.R184]/2))" office:value-type="float" office:value="0.0430314820542825" calcext:value-type="float">
            <text:p>0.04</text:p>
          </table:table-cell>
          <table:table-cell table:formula="of:=4*DEGREES([.U184]*SIN(2*RADIANS([.I184]))-2*[.K184]*SIN(RADIANS([.J184]))+4*[.K184]*[.U184]*SIN(RADIANS([.J184]))*COS(2*RADIANS([.I184]))-0.5*[.U184]*[.U184]*SIN(4*RADIANS([.I184]))-1.25*[.K184]*[.K184]*SIN(2*RADIANS([.J184])))" office:value-type="float" office:value="-1.88009082519543" calcext:value-type="float">
            <text:p>-1.88</text:p>
          </table:table-cell>
          <table:table-cell table:formula="of:=DEGREES(ACOS(COS(RADIANS(90.833))/(COS(RADIANS([.$B$3]))*COS(RADIANS([.T184])))-TAN(RADIANS([.$B$3]))*TAN(RADIANS([.T184]))))" office:value-type="float" office:value="112.609292311183" calcext:value-type="float">
            <text:p>112.61</text:p>
          </table:table-cell>
          <table:table-cell table:style-name="ce8" table:formula="of:=(720-4*[.$B$4]-[.V184]+[.$B$5]*60)/1440" office:value-type="float" office:value="0.501305618628606" calcext:value-type="float">
            <text:p>12:01:53</text:p>
          </table:table-cell>
          <table:table-cell table:style-name="ce8" table:formula="of:=[.X184]-[.W184]*4/1440" office:value-type="float" office:value="0.18850202887532" calcext:value-type="float">
            <text:p>4:31:27</text:p>
          </table:table-cell>
          <table:table-cell table:style-name="ce8" table:formula="of:=[.X184]+[.W184]*4/1440" office:value-type="float" office:value="0.814109208381893" calcext:value-type="float">
            <text:p>19:32:19</text:p>
          </table:table-cell>
          <table:table-cell table:style-name="ce11" table:formula="of:=8*[.W184]" office:value-type="float" office:value="900.874338489466" calcext:value-type="float">
            <text:p>900.87</text:p>
          </table:table-cell>
          <table:table-cell table:formula="of:=MOD([.E184]*1440+[.V184]+4*[.$B$4]-60*[.$B$5];1440)" office:value-type="float" office:value="1096.1199091748" calcext:value-type="float">
            <text:p>1096.12</text:p>
          </table:table-cell>
          <table:table-cell table:formula="of:=IF([.AB184]/4&lt;0;[.AB184]/4+180;[.AB184]/4-180)" office:value-type="float" office:value="94.0299772937008" calcext:value-type="float">
            <text:p>94.03</text:p>
          </table:table-cell>
          <table:table-cell table:formula="of:=DEGREES(ACOS(SIN(RADIANS([.$B$3]))*SIN(RADIANS([.T184]))+COS(RADIANS([.$B$3]))*COS(RADIANS([.T184]))*COS(RADIANS([.AC184]))))" office:value-type="float" office:value="78.0960549272856" calcext:value-type="float">
            <text:p>78.1</text:p>
          </table:table-cell>
          <table:table-cell table:formula="of:=90-[.AD184]" office:value-type="float" office:value="11.9039450727144" calcext:value-type="float">
            <text:p>11.9</text:p>
          </table:table-cell>
          <table:table-cell table:formula="of:=IF([.AE184]&gt;85;0;IF([.AE184]&gt;5;58.1/TAN(RADIANS([.AE184]))-0.07/POWER(TAN(RADIANS([.AE184]));3)+0.000086/POWER(TAN(RADIANS([.AE184]));5);IF([.AE184]&gt;-0.575;1735+[.AE184]*(-518.2+[.AE184]*(103.4+[.AE184]*(-12.79+[.AE184]*0.711)));-20.772/TAN(RADIANS([.AE184])))))/3600" office:value-type="float" office:value="0.0745401298382696" calcext:value-type="float">
            <text:p>0.07</text:p>
          </table:table-cell>
          <table:table-cell table:formula="of:=[.AE184]+[.AF184]" office:value-type="float" office:value="11.9784852025527" calcext:value-type="float">
            <text:p>11.98</text:p>
          </table:table-cell>
          <table:table-cell table:formula="of:=IF([.AC184]&gt;0;MOD(DEGREES(ACOS(((SIN(RADIANS([.$B$3]))*COS(RADIANS([.AD184])))-SIN(RADIANS([.T184])))/(COS(RADIANS([.$B$3]))*SIN(RADIANS([.AD184])))))+180;360);MOD(540-DEGREES(ACOS(((SIN(RADIANS([.$B$3]))*COS(RADIANS([.AD184])))-SIN(RADIANS([.T184])))/(COS(RADIANS([.$B$3]))*SIN(RADIANS([.AD184])))));360))" office:value-type="float" office:value="290.716578226499" calcext:value-type="float">
            <text:p>290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84]+0.1/24" office:value-type="float" office:value="0.766666666666665" calcext:value-type="float">
            <text:p>18:24:00</text:p>
          </table:table-cell>
          <table:table-cell table:style-name="ce9" table:formula="of:=[.D185]+2415018.5+[.E185]-[.$B$5]/24" office:value-type="float" office:value="2455369.55833333" calcext:value-type="float">
            <text:p>2455369.56</text:p>
          </table:table-cell>
          <table:table-cell table:style-name="ce10" table:formula="of:=([.F185]-2451545)/36525" office:value-type="float" office:value="0.104710700433487" calcext:value-type="float">
            <text:p>0.10471070</text:p>
          </table:table-cell>
          <table:table-cell/>
          <table:table-cell table:formula="of:=MOD(280.46646+[.G185]*(36000.76983+[.G185]*0.0003032);360)" office:value-type="float" office:value="90.132288368432" calcext:value-type="float">
            <text:p>90.13</text:p>
          </table:table-cell>
          <table:table-cell table:formula="of:=357.52911+[.G185]*(35999.05029-0.0001537*[.G185])" office:value-type="float" office:value="4127.01487912101" calcext:value-type="float">
            <text:p>4127.01</text:p>
          </table:table-cell>
          <table:table-cell table:formula="of:=0.016708634-[.G185]*(0.000042037+0.0000001267*[.G185])" office:value-type="float" office:value="0.0167042308871052" calcext:value-type="float">
            <text:p>0.02</text:p>
          </table:table-cell>
          <table:table-cell table:formula="of:=SIN(RADIANS([.J185]))*(1.914602-[.G185]*(0.004817+0.000014*[.G185]))+SIN(RADIANS(2*[.J185]))*(0.019993-0.000101*[.G185])+SIN(RADIANS(3*[.J185]))*0.000289" office:value-type="float" office:value="0.421525204341712" calcext:value-type="float">
            <text:p>0.42</text:p>
          </table:table-cell>
          <table:table-cell table:formula="of:=[.I185]+[.L185]" office:value-type="float" office:value="90.5538135727737" calcext:value-type="float">
            <text:p>90.55</text:p>
          </table:table-cell>
          <table:table-cell table:formula="of:=[.J185]+[.L185]" office:value-type="float" office:value="4127.43640432535" calcext:value-type="float">
            <text:p>4127.44</text:p>
          </table:table-cell>
          <table:table-cell table:formula="of:=(1.000001018*(1-[.K185]*[.K185]))/(1+[.K185]*COS(RADIANS([.N185])))" office:value-type="float" office:value="1.0162918639039" calcext:value-type="float">
            <text:p>1.02</text:p>
          </table:table-cell>
          <table:table-cell table:formula="of:=[.M185]-0.00569-0.00478*SIN(RADIANS(125.04-1934.136*[.G185]))" office:value-type="float" office:value="90.5527899918896" calcext:value-type="float">
            <text:p>90.55</text:p>
          </table:table-cell>
          <table:table-cell table:formula="of:=23+(26+((21.448-[.G185]*(46.815+[.G185]*(0.00059-[.G185]*0.001813))))/60)/60" office:value-type="float" office:value="23.4379294344921" calcext:value-type="float">
            <text:p>23.44</text:p>
          </table:table-cell>
          <table:table-cell table:formula="of:=[.Q185]+0.00256*COS(RADIANS(125.04-1934.136*[.G185]))" office:value-type="float" office:value="23.4384841857509" calcext:value-type="float">
            <text:p>23.44</text:p>
          </table:table-cell>
          <table:table-cell table:formula="of:=DEGREES(ATAN2(COS(RADIANS([.P185]));COS(RADIANS([.R185]))*SIN(RADIANS([.P185]))))" office:value-type="float" office:value="90.6025004911255" calcext:value-type="float">
            <text:p>90.6</text:p>
          </table:table-cell>
          <table:table-cell table:formula="of:=DEGREES(ASIN(SIN(RADIANS([.R185]))*SIN(RADIANS([.P185]))))" office:value-type="float" office:value="23.4373281056029" calcext:value-type="float">
            <text:p>23.44</text:p>
          </table:table-cell>
          <table:table-cell table:formula="of:=TAN(RADIANS([.R185]/2))*TAN(RADIANS([.R185]/2))" office:value-type="float" office:value="0.0430314820123369" calcext:value-type="float">
            <text:p>0.04</text:p>
          </table:table-cell>
          <table:table-cell table:formula="of:=4*DEGREES([.U185]*SIN(2*RADIANS([.I185]))-2*[.K185]*SIN(RADIANS([.J185]))+4*[.K185]*[.U185]*SIN(RADIANS([.J185]))*COS(2*RADIANS([.I185]))-0.5*[.U185]*[.U185]*SIN(4*RADIANS([.I185]))-1.25*[.K185]*[.K185]*SIN(2*RADIANS([.J185])))" office:value-type="float" office:value="-1.88099487163962" calcext:value-type="float">
            <text:p>-1.88</text:p>
          </table:table-cell>
          <table:table-cell table:formula="of:=DEGREES(ACOS(COS(RADIANS(90.833))/(COS(RADIANS([.$B$3]))*COS(RADIANS([.T185])))-TAN(RADIANS([.$B$3]))*TAN(RADIANS([.T185]))))" office:value-type="float" office:value="112.609274247035" calcext:value-type="float">
            <text:p>112.61</text:p>
          </table:table-cell>
          <table:table-cell table:style-name="ce8" table:formula="of:=(720-4*[.$B$4]-[.V185]+[.$B$5]*60)/1440" office:value-type="float" office:value="0.501306246438639" calcext:value-type="float">
            <text:p>12:01:53</text:p>
          </table:table-cell>
          <table:table-cell table:style-name="ce8" table:formula="of:=[.X185]-[.W185]*4/1440" office:value-type="float" office:value="0.188502706863541" calcext:value-type="float">
            <text:p>4:31:27</text:p>
          </table:table-cell>
          <table:table-cell table:style-name="ce8" table:formula="of:=[.X185]+[.W185]*4/1440" office:value-type="float" office:value="0.814109786013737" calcext:value-type="float">
            <text:p>19:32:19</text:p>
          </table:table-cell>
          <table:table-cell table:style-name="ce11" table:formula="of:=8*[.W185]" office:value-type="float" office:value="900.874193976282" calcext:value-type="float">
            <text:p>900.87</text:p>
          </table:table-cell>
          <table:table-cell table:formula="of:=MOD([.E185]*1440+[.V185]+4*[.$B$4]-60*[.$B$5];1440)" office:value-type="float" office:value="1102.11900512836" calcext:value-type="float">
            <text:p>1102.12</text:p>
          </table:table-cell>
          <table:table-cell table:formula="of:=IF([.AB185]/4&lt;0;[.AB185]/4+180;[.AB185]/4-180)" office:value-type="float" office:value="95.5297512820895" calcext:value-type="float">
            <text:p>95.53</text:p>
          </table:table-cell>
          <table:table-cell table:formula="of:=DEGREES(ACOS(SIN(RADIANS([.$B$3]))*SIN(RADIANS([.T185]))+COS(RADIANS([.$B$3]))*COS(RADIANS([.T185]))*COS(RADIANS([.AC185]))))" office:value-type="float" office:value="79.1675105226227" calcext:value-type="float">
            <text:p>79.17</text:p>
          </table:table-cell>
          <table:table-cell table:formula="of:=90-[.AD185]" office:value-type="float" office:value="10.8324894773773" calcext:value-type="float">
            <text:p>10.83</text:p>
          </table:table-cell>
          <table:table-cell table:formula="of:=IF([.AE185]&gt;85;0;IF([.AE185]&gt;5;58.1/TAN(RADIANS([.AE185]))-0.07/POWER(TAN(RADIANS([.AE185]));3)+0.000086/POWER(TAN(RADIANS([.AE185]));5);IF([.AE185]&gt;-0.575;1735+[.AE185]*(-518.2+[.AE185]*(103.4+[.AE185]*(-12.79+[.AE185]*0.711)));-20.772/TAN(RADIANS([.AE185])))))/3600" office:value-type="float" office:value="0.0816608874603192" calcext:value-type="float">
            <text:p>0.08</text:p>
          </table:table-cell>
          <table:table-cell table:formula="of:=[.AE185]+[.AF185]" office:value-type="float" office:value="10.9141503648376" calcext:value-type="float">
            <text:p>10.91</text:p>
          </table:table-cell>
          <table:table-cell table:formula="of:=IF([.AC185]&gt;0;MOD(DEGREES(ACOS(((SIN(RADIANS([.$B$3]))*COS(RADIANS([.AD185])))-SIN(RADIANS([.T185])))/(COS(RADIANS([.$B$3]))*SIN(RADIANS([.AD185])))))+180;360);MOD(540-DEGREES(ACOS(((SIN(RADIANS([.$B$3]))*COS(RADIANS([.AD185])))-SIN(RADIANS([.T185])))/(COS(RADIANS([.$B$3]))*SIN(RADIANS([.AD185])))));360))" office:value-type="float" office:value="291.597260372981" calcext:value-type="float">
            <text:p>291.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85]+0.1/24" office:value-type="float" office:value="0.770833333333332" calcext:value-type="float">
            <text:p>18:30:00</text:p>
          </table:table-cell>
          <table:table-cell table:style-name="ce9" table:formula="of:=[.D186]+2415018.5+[.E186]-[.$B$5]/24" office:value-type="float" office:value="2455369.5625" calcext:value-type="float">
            <text:p>2455369.56</text:p>
          </table:table-cell>
          <table:table-cell table:style-name="ce10" table:formula="of:=([.F186]-2451545)/36525" office:value-type="float" office:value="0.104710814510609" calcext:value-type="float">
            <text:p>0.10471081</text:p>
          </table:table-cell>
          <table:table-cell/>
          <table:table-cell table:formula="of:=MOD(280.46646+[.G186]*(36000.76983+[.G186]*0.0003032);360)" office:value-type="float" office:value="90.1363952326515" calcext:value-type="float">
            <text:p>90.14</text:p>
          </table:table-cell>
          <table:table-cell table:formula="of:=357.52911+[.G186]*(35999.05029-0.0001537*[.G186])" office:value-type="float" office:value="4127.01898578905" calcext:value-type="float">
            <text:p>4127.02</text:p>
          </table:table-cell>
          <table:table-cell table:formula="of:=0.016708634-[.G186]*(0.000042037+0.0000001267*[.G186])" office:value-type="float" office:value="0.0167042308823067" calcext:value-type="float">
            <text:p>0.02</text:p>
          </table:table-cell>
          <table:table-cell table:formula="of:=SIN(RADIANS([.J186]))*(1.914602-[.G186]*(0.004817+0.000014*[.G186]))+SIN(RADIANS(2*[.J186]))*(0.019993-0.000101*[.G186])+SIN(RADIANS(3*[.J186]))*0.000289" office:value-type="float" office:value="0.421394045633049" calcext:value-type="float">
            <text:p>0.42</text:p>
          </table:table-cell>
          <table:table-cell table:formula="of:=[.I186]+[.L186]" office:value-type="float" office:value="90.5577892782845" calcext:value-type="float">
            <text:p>90.56</text:p>
          </table:table-cell>
          <table:table-cell table:formula="of:=[.J186]+[.L186]" office:value-type="float" office:value="4127.44037983469" calcext:value-type="float">
            <text:p>4127.44</text:p>
          </table:table-cell>
          <table:table-cell table:formula="of:=(1.000001018*(1-[.K186]*[.K186]))/(1+[.K186]*COS(RADIANS([.N186])))" office:value-type="float" office:value="1.01629212432995" calcext:value-type="float">
            <text:p>1.02</text:p>
          </table:table-cell>
          <table:table-cell table:formula="of:=[.M186]-0.00569-0.00478*SIN(RADIANS(125.04-1934.136*[.G186]))" office:value-type="float" office:value="90.5567657013892" calcext:value-type="float">
            <text:p>90.56</text:p>
          </table:table-cell>
          <table:table-cell table:formula="of:=23+(26+((21.448-[.G186]*(46.815+[.G186]*(0.00059-[.G186]*0.001813))))/60)/60" office:value-type="float" office:value="23.4379294330087" calcext:value-type="float">
            <text:p>23.44</text:p>
          </table:table-cell>
          <table:table-cell table:formula="of:=[.Q186]+0.00256*COS(RADIANS(125.04-1934.136*[.G186]))" office:value-type="float" office:value="23.4384841746433" calcext:value-type="float">
            <text:p>23.44</text:p>
          </table:table-cell>
          <table:table-cell table:formula="of:=DEGREES(ATAN2(COS(RADIANS([.P186]));COS(RADIANS([.R186]))*SIN(RADIANS([.P186]))))" office:value-type="float" office:value="90.6068336713453" calcext:value-type="float">
            <text:p>90.61</text:p>
          </table:table-cell>
          <table:table-cell table:formula="of:=DEGREES(ASIN(SIN(RADIANS([.R186]))*SIN(RADIANS([.P186]))))" office:value-type="float" office:value="23.4373114056616" calcext:value-type="float">
            <text:p>23.44</text:p>
          </table:table-cell>
          <table:table-cell table:formula="of:=TAN(RADIANS([.R186]/2))*TAN(RADIANS([.R186]/2))" office:value-type="float" office:value="0.0430314819703913" calcext:value-type="float">
            <text:p>0.04</text:p>
          </table:table-cell>
          <table:table-cell table:formula="of:=4*DEGREES([.U186]*SIN(2*RADIANS([.I186]))-2*[.K186]*SIN(RADIANS([.J186]))+4*[.K186]*[.U186]*SIN(RADIANS([.J186]))*COS(2*RADIANS([.I186]))-0.5*[.U186]*[.U186]*SIN(4*RADIANS([.I186]))-1.25*[.K186]*[.K186]*SIN(2*RADIANS([.J186])))" office:value-type="float" office:value="-1.88189890522566" calcext:value-type="float">
            <text:p>-1.88</text:p>
          </table:table-cell>
          <table:table-cell table:formula="of:=DEGREES(ACOS(COS(RADIANS(90.833))/(COS(RADIANS([.$B$3]))*COS(RADIANS([.T186])))-TAN(RADIANS([.$B$3]))*TAN(RADIANS([.T186]))))" office:value-type="float" office:value="112.609256052608" calcext:value-type="float">
            <text:p>112.61</text:p>
          </table:table-cell>
          <table:table-cell table:style-name="ce8" table:formula="of:=(720-4*[.$B$4]-[.V186]+[.$B$5]*60)/1440" office:value-type="float" office:value="0.501306874239741" calcext:value-type="float">
            <text:p>12:01:53</text:p>
          </table:table-cell>
          <table:table-cell table:style-name="ce8" table:formula="of:=[.X186]-[.W186]*4/1440" office:value-type="float" office:value="0.18850338520472" calcext:value-type="float">
            <text:p>4:31:27</text:p>
          </table:table-cell>
          <table:table-cell table:style-name="ce8" table:formula="of:=[.X186]+[.W186]*4/1440" office:value-type="float" office:value="0.814110363274762" calcext:value-type="float">
            <text:p>19:32:19</text:p>
          </table:table-cell>
          <table:table-cell table:style-name="ce11" table:formula="of:=8*[.W186]" office:value-type="float" office:value="900.874048420861" calcext:value-type="float">
            <text:p>900.87</text:p>
          </table:table-cell>
          <table:table-cell table:formula="of:=MOD([.E186]*1440+[.V186]+4*[.$B$4]-60*[.$B$5];1440)" office:value-type="float" office:value="1108.11810109477" calcext:value-type="float">
            <text:p>1108.12</text:p>
          </table:table-cell>
          <table:table-cell table:formula="of:=IF([.AB186]/4&lt;0;[.AB186]/4+180;[.AB186]/4-180)" office:value-type="float" office:value="97.0295252736931" calcext:value-type="float">
            <text:p>97.03</text:p>
          </table:table-cell>
          <table:table-cell table:formula="of:=DEGREES(ACOS(SIN(RADIANS([.$B$3]))*SIN(RADIANS([.T186]))+COS(RADIANS([.$B$3]))*COS(RADIANS([.T186]))*COS(RADIANS([.AC186]))))" office:value-type="float" office:value="80.2324477743728" calcext:value-type="float">
            <text:p>80.23</text:p>
          </table:table-cell>
          <table:table-cell table:formula="of:=90-[.AD186]" office:value-type="float" office:value="9.76755222562716" calcext:value-type="float">
            <text:p>9.77</text:p>
          </table:table-cell>
          <table:table-cell table:formula="of:=IF([.AE186]&gt;85;0;IF([.AE186]&gt;5;58.1/TAN(RADIANS([.AE186]))-0.07/POWER(TAN(RADIANS([.AE186]));3)+0.000086/POWER(TAN(RADIANS([.AE186]));5);IF([.AE186]&gt;-0.575;1735+[.AE186]*(-518.2+[.AE186]*(103.4+[.AE186]*(-12.79+[.AE186]*0.711)));-20.772/TAN(RADIANS([.AE186])))))/3600" office:value-type="float" office:value="0.0900972102888089" calcext:value-type="float">
            <text:p>0.09</text:p>
          </table:table-cell>
          <table:table-cell table:formula="of:=[.AE186]+[.AF186]" office:value-type="float" office:value="9.85764943591597" calcext:value-type="float">
            <text:p>9.86</text:p>
          </table:table-cell>
          <table:table-cell table:formula="of:=IF([.AC186]&gt;0;MOD(DEGREES(ACOS(((SIN(RADIANS([.$B$3]))*COS(RADIANS([.AD186])))-SIN(RADIANS([.T186])))/(COS(RADIANS([.$B$3]))*SIN(RADIANS([.AD186])))))+180;360);MOD(540-DEGREES(ACOS(((SIN(RADIANS([.$B$3]))*COS(RADIANS([.AD186])))-SIN(RADIANS([.T186])))/(COS(RADIANS([.$B$3]))*SIN(RADIANS([.AD186])))));360))" office:value-type="float" office:value="292.482964436248" calcext:value-type="float">
            <text:p>292.4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86]+0.1/24" office:value-type="float" office:value="0.774999999999998" calcext:value-type="float">
            <text:p>18:36:00</text:p>
          </table:table-cell>
          <table:table-cell table:style-name="ce9" table:formula="of:=[.D187]+2415018.5+[.E187]-[.$B$5]/24" office:value-type="float" office:value="2455369.56666667" calcext:value-type="float">
            <text:p>2455369.57</text:p>
          </table:table-cell>
          <table:table-cell table:style-name="ce10" table:formula="of:=([.F187]-2451545)/36525" office:value-type="float" office:value="0.104710928587719" calcext:value-type="float">
            <text:p>0.10471093</text:p>
          </table:table-cell>
          <table:table-cell/>
          <table:table-cell table:formula="of:=MOD(280.46646+[.G187]*(36000.76983+[.G187]*0.0003032);360)" office:value-type="float" office:value="90.140502096438" calcext:value-type="float">
            <text:p>90.14</text:p>
          </table:table-cell>
          <table:table-cell table:formula="of:=357.52911+[.G187]*(35999.05029-0.0001537*[.G187])" office:value-type="float" office:value="4127.02309245667" calcext:value-type="float">
            <text:p>4127.02</text:p>
          </table:table-cell>
          <table:table-cell table:formula="of:=0.016708634-[.G187]*(0.000042037+0.0000001267*[.G187])" office:value-type="float" office:value="0.0167042308775082" calcext:value-type="float">
            <text:p>0.02</text:p>
          </table:table-cell>
          <table:table-cell table:formula="of:=SIN(RADIANS([.J187]))*(1.914602-[.G187]*(0.004817+0.000014*[.G187]))+SIN(RADIANS(2*[.J187]))*(0.019993-0.000101*[.G187])+SIN(RADIANS(3*[.J187]))*0.000289" office:value-type="float" office:value="0.4212628849008" calcext:value-type="float">
            <text:p>0.42</text:p>
          </table:table-cell>
          <table:table-cell table:formula="of:=[.I187]+[.L187]" office:value-type="float" office:value="90.5617649813388" calcext:value-type="float">
            <text:p>90.56</text:p>
          </table:table-cell>
          <table:table-cell table:formula="of:=[.J187]+[.L187]" office:value-type="float" office:value="4127.44435534157" calcext:value-type="float">
            <text:p>4127.44</text:p>
          </table:table-cell>
          <table:table-cell table:formula="of:=(1.000001018*(1-[.K187]*[.K187]))/(1+[.K187]*COS(RADIANS([.N187])))" office:value-type="float" office:value="1.01629238467487" calcext:value-type="float">
            <text:p>1.02</text:p>
          </table:table-cell>
          <table:table-cell table:formula="of:=[.M187]-0.00569-0.00478*SIN(RADIANS(125.04-1934.136*[.G187]))" office:value-type="float" office:value="90.5607414084323" calcext:value-type="float">
            <text:p>90.56</text:p>
          </table:table-cell>
          <table:table-cell table:formula="of:=23+(26+((21.448-[.G187]*(46.815+[.G187]*(0.00059-[.G187]*0.001813))))/60)/60" office:value-type="float" office:value="23.4379294315252" calcext:value-type="float">
            <text:p>23.44</text:p>
          </table:table-cell>
          <table:table-cell table:formula="of:=[.Q187]+0.00256*COS(RADIANS(125.04-1934.136*[.G187]))" office:value-type="float" office:value="23.4384841635357" calcext:value-type="float">
            <text:p>23.44</text:p>
          </table:table-cell>
          <table:table-cell table:formula="of:=DEGREES(ATAN2(COS(RADIANS([.P187]));COS(RADIANS([.R187]))*SIN(RADIANS([.P187]))))" office:value-type="float" office:value="90.6111668477886" calcext:value-type="float">
            <text:p>90.61</text:p>
          </table:table-cell>
          <table:table-cell table:formula="of:=DEGREES(ASIN(SIN(RADIANS([.R187]))*SIN(RADIANS([.P187]))))" office:value-type="float" office:value="23.4372945861392" calcext:value-type="float">
            <text:p>23.44</text:p>
          </table:table-cell>
          <table:table-cell table:formula="of:=TAN(RADIANS([.R187]/2))*TAN(RADIANS([.R187]/2))" office:value-type="float" office:value="0.0430314819284457" calcext:value-type="float">
            <text:p>0.04</text:p>
          </table:table-cell>
          <table:table-cell table:formula="of:=4*DEGREES([.U187]*SIN(2*RADIANS([.I187]))-2*[.K187]*SIN(RADIANS([.J187]))+4*[.K187]*[.U187]*SIN(RADIANS([.J187]))*COS(2*RADIANS([.I187]))-0.5*[.U187]*[.U187]*SIN(4*RADIANS([.I187]))-1.25*[.K187]*[.K187]*SIN(2*RADIANS([.J187])))" office:value-type="float" office:value="-1.88280292572665" calcext:value-type="float">
            <text:p>-1.88</text:p>
          </table:table-cell>
          <table:table-cell table:formula="of:=DEGREES(ACOS(COS(RADIANS(90.833))/(COS(RADIANS([.$B$3]))*COS(RADIANS([.T187])))-TAN(RADIANS([.$B$3]))*TAN(RADIANS([.T187]))))" office:value-type="float" office:value="112.609237727905" calcext:value-type="float">
            <text:p>112.61</text:p>
          </table:table-cell>
          <table:table-cell table:style-name="ce8" table:formula="of:=(720-4*[.$B$4]-[.V187]+[.$B$5]*60)/1440" office:value-type="float" office:value="0.501307502031752" calcext:value-type="float">
            <text:p>12:01:53</text:p>
          </table:table-cell>
          <table:table-cell table:style-name="ce8" table:formula="of:=[.X187]-[.W187]*4/1440" office:value-type="float" office:value="0.188504063898683" calcext:value-type="float">
            <text:p>4:31:27</text:p>
          </table:table-cell>
          <table:table-cell table:style-name="ce8" table:formula="of:=[.X187]+[.W187]*4/1440" office:value-type="float" office:value="0.814110940164821" calcext:value-type="float">
            <text:p>19:32:19</text:p>
          </table:table-cell>
          <table:table-cell table:style-name="ce11" table:formula="of:=8*[.W187]" office:value-type="float" office:value="900.873901823238" calcext:value-type="float">
            <text:p>900.87</text:p>
          </table:table-cell>
          <table:table-cell table:formula="of:=MOD([.E187]*1440+[.V187]+4*[.$B$4]-60*[.$B$5];1440)" office:value-type="float" office:value="1114.11719707427" calcext:value-type="float">
            <text:p>1114.12</text:p>
          </table:table-cell>
          <table:table-cell table:formula="of:=IF([.AB187]/4&lt;0;[.AB187]/4+180;[.AB187]/4-180)" office:value-type="float" office:value="98.5292992685676" calcext:value-type="float">
            <text:p>98.53</text:p>
          </table:table-cell>
          <table:table-cell table:formula="of:=DEGREES(ACOS(SIN(RADIANS([.$B$3]))*SIN(RADIANS([.T187]))+COS(RADIANS([.$B$3]))*COS(RADIANS([.T187]))*COS(RADIANS([.AC187]))))" office:value-type="float" office:value="81.2905723846191" calcext:value-type="float">
            <text:p>81.29</text:p>
          </table:table-cell>
          <table:table-cell table:formula="of:=90-[.AD187]" office:value-type="float" office:value="8.70942761538089" calcext:value-type="float">
            <text:p>8.71</text:p>
          </table:table-cell>
          <table:table-cell table:formula="of:=IF([.AE187]&gt;85;0;IF([.AE187]&gt;5;58.1/TAN(RADIANS([.AE187]))-0.07/POWER(TAN(RADIANS([.AE187]));3)+0.000086/POWER(TAN(RADIANS([.AE187]));5);IF([.AE187]&gt;-0.575;1735+[.AE187]*(-518.2+[.AE187]*(103.4+[.AE187]*(-12.79+[.AE187]*0.711)));-20.772/TAN(RADIANS([.AE187])))))/3600" office:value-type="float" office:value="0.100226487680801" calcext:value-type="float">
            <text:p>0.1</text:p>
          </table:table-cell>
          <table:table-cell table:formula="of:=[.AE187]+[.AF187]" office:value-type="float" office:value="8.80965410306169" calcext:value-type="float">
            <text:p>8.81</text:p>
          </table:table-cell>
          <table:table-cell table:formula="of:=IF([.AC187]&gt;0;MOD(DEGREES(ACOS(((SIN(RADIANS([.$B$3]))*COS(RADIANS([.AD187])))-SIN(RADIANS([.T187])))/(COS(RADIANS([.$B$3]))*SIN(RADIANS([.AD187])))))+180;360);MOD(540-DEGREES(ACOS(((SIN(RADIANS([.$B$3]))*COS(RADIANS([.AD187])))-SIN(RADIANS([.T187])))/(COS(RADIANS([.$B$3]))*SIN(RADIANS([.AD187])))));360))" office:value-type="float" office:value="293.374215821494" calcext:value-type="float">
            <text:p>293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87]+0.1/24" office:value-type="float" office:value="0.779166666666665" calcext:value-type="float">
            <text:p>18:42:00</text:p>
          </table:table-cell>
          <table:table-cell table:style-name="ce9" table:formula="of:=[.D188]+2415018.5+[.E188]-[.$B$5]/24" office:value-type="float" office:value="2455369.57083333" calcext:value-type="float">
            <text:p>2455369.57</text:p>
          </table:table-cell>
          <table:table-cell table:style-name="ce10" table:formula="of:=([.F188]-2451545)/36525" office:value-type="float" office:value="0.104711042664841" calcext:value-type="float">
            <text:p>0.10471104</text:p>
          </table:table-cell>
          <table:table-cell/>
          <table:table-cell table:formula="of:=MOD(280.46646+[.G188]*(36000.76983+[.G188]*0.0003032);360)" office:value-type="float" office:value="90.1446089606575" calcext:value-type="float">
            <text:p>90.14</text:p>
          </table:table-cell>
          <table:table-cell table:formula="of:=357.52911+[.G188]*(35999.05029-0.0001537*[.G188])" office:value-type="float" office:value="4127.02719912472" calcext:value-type="float">
            <text:p>4127.03</text:p>
          </table:table-cell>
          <table:table-cell table:formula="of:=0.016708634-[.G188]*(0.000042037+0.0000001267*[.G188])" office:value-type="float" office:value="0.0167042308727097" calcext:value-type="float">
            <text:p>0.02</text:p>
          </table:table-cell>
          <table:table-cell table:formula="of:=SIN(RADIANS([.J188]))*(1.914602-[.G188]*(0.004817+0.000014*[.G188]))+SIN(RADIANS(2*[.J188]))*(0.019993-0.000101*[.G188])+SIN(RADIANS(3*[.J188]))*0.000289" office:value-type="float" office:value="0.421131722117985" calcext:value-type="float">
            <text:p>0.42</text:p>
          </table:table-cell>
          <table:table-cell table:formula="of:=[.I188]+[.L188]" office:value-type="float" office:value="90.5657406827755" calcext:value-type="float">
            <text:p>90.57</text:p>
          </table:table-cell>
          <table:table-cell table:formula="of:=[.J188]+[.L188]" office:value-type="float" office:value="4127.44833084684" calcext:value-type="float">
            <text:p>4127.45</text:p>
          </table:table-cell>
          <table:table-cell table:formula="of:=(1.000001018*(1-[.K188]*[.K188]))/(1+[.K188]*COS(RADIANS([.N188])))" office:value-type="float" office:value="1.01629264493872" calcext:value-type="float">
            <text:p>1.02</text:p>
          </table:table-cell>
          <table:table-cell table:formula="of:=[.M188]-0.00569-0.00478*SIN(RADIANS(125.04-1934.136*[.G188]))" office:value-type="float" office:value="90.5647171138577" calcext:value-type="float">
            <text:p>90.56</text:p>
          </table:table-cell>
          <table:table-cell table:formula="of:=23+(26+((21.448-[.G188]*(46.815+[.G188]*(0.00059-[.G188]*0.001813))))/60)/60" office:value-type="float" office:value="23.4379294300417" calcext:value-type="float">
            <text:p>23.44</text:p>
          </table:table-cell>
          <table:table-cell table:formula="of:=[.Q188]+0.00256*COS(RADIANS(125.04-1934.136*[.G188]))" office:value-type="float" office:value="23.4384841524282" calcext:value-type="float">
            <text:p>23.44</text:p>
          </table:table-cell>
          <table:table-cell table:formula="of:=DEGREES(ATAN2(COS(RADIANS([.P188]));COS(RADIANS([.R188]))*SIN(RADIANS([.P188]))))" office:value-type="float" office:value="90.615500021362" calcext:value-type="float">
            <text:p>90.62</text:p>
          </table:table-cell>
          <table:table-cell table:formula="of:=DEGREES(ASIN(SIN(RADIANS([.R188]))*SIN(RADIANS([.P188]))))" office:value-type="float" office:value="23.4372776470326" calcext:value-type="float">
            <text:p>23.44</text:p>
          </table:table-cell>
          <table:table-cell table:formula="of:=TAN(RADIANS([.R188]/2))*TAN(RADIANS([.R188]/2))" office:value-type="float" office:value="0.0430314818865001" calcext:value-type="float">
            <text:p>0.04</text:p>
          </table:table-cell>
          <table:table-cell table:formula="of:=4*DEGREES([.U188]*SIN(2*RADIANS([.I188]))-2*[.K188]*SIN(RADIANS([.J188]))+4*[.K188]*[.U188]*SIN(RADIANS([.J188]))*COS(2*RADIANS([.I188]))-0.5*[.U188]*[.U188]*SIN(4*RADIANS([.I188]))-1.25*[.K188]*[.K188]*SIN(2*RADIANS([.J188])))" office:value-type="float" office:value="-1.8837069333049" calcext:value-type="float">
            <text:p>-1.88</text:p>
          </table:table-cell>
          <table:table-cell table:formula="of:=DEGREES(ACOS(COS(RADIANS(90.833))/(COS(RADIANS([.$B$3]))*COS(RADIANS([.T188])))-TAN(RADIANS([.$B$3]))*TAN(RADIANS([.T188]))))" office:value-type="float" office:value="112.609219272923" calcext:value-type="float">
            <text:p>112.61</text:p>
          </table:table-cell>
          <table:table-cell table:style-name="ce8" table:formula="of:=(720-4*[.$B$4]-[.V188]+[.$B$5]*60)/1440" office:value-type="float" office:value="0.501308129814793" calcext:value-type="float">
            <text:p>12:01:53</text:p>
          </table:table-cell>
          <table:table-cell table:style-name="ce8" table:formula="of:=[.X188]-[.W188]*4/1440" office:value-type="float" office:value="0.188504742945561" calcext:value-type="float">
            <text:p>4:31:27</text:p>
          </table:table-cell>
          <table:table-cell table:style-name="ce8" table:formula="of:=[.X188]+[.W188]*4/1440" office:value-type="float" office:value="0.814111516684025" calcext:value-type="float">
            <text:p>19:32:19</text:p>
          </table:table-cell>
          <table:table-cell table:style-name="ce11" table:formula="of:=8*[.W188]" office:value-type="float" office:value="900.873754183387" calcext:value-type="float">
            <text:p>900.87</text:p>
          </table:table-cell>
          <table:table-cell table:formula="of:=MOD([.E188]*1440+[.V188]+4*[.$B$4]-60*[.$B$5];1440)" office:value-type="float" office:value="1120.11629306669" calcext:value-type="float">
            <text:p>1120.12</text:p>
          </table:table-cell>
          <table:table-cell table:formula="of:=IF([.AB188]/4&lt;0;[.AB188]/4+180;[.AB188]/4-180)" office:value-type="float" office:value="100.029073266673" calcext:value-type="float">
            <text:p>100.03</text:p>
          </table:table-cell>
          <table:table-cell table:formula="of:=DEGREES(ACOS(SIN(RADIANS([.$B$3]))*SIN(RADIANS([.T188]))+COS(RADIANS([.$B$3]))*COS(RADIANS([.T188]))*COS(RADIANS([.AC188]))))" office:value-type="float" office:value="82.341582916368" calcext:value-type="float">
            <text:p>82.34</text:p>
          </table:table-cell>
          <table:table-cell table:formula="of:=90-[.AD188]" office:value-type="float" office:value="7.65841708363202" calcext:value-type="float">
            <text:p>7.66</text:p>
          </table:table-cell>
          <table:table-cell table:formula="of:=IF([.AE188]&gt;85;0;IF([.AE188]&gt;5;58.1/TAN(RADIANS([.AE188]))-0.07/POWER(TAN(RADIANS([.AE188]));3)+0.000086/POWER(TAN(RADIANS([.AE188]));5);IF([.AE188]&gt;-0.575;1735+[.AE188]*(-518.2+[.AE188]*(103.4+[.AE188]*(-12.79+[.AE188]*0.711)));-20.772/TAN(RADIANS([.AE188])))))/3600" office:value-type="float" office:value="0.112567668136152" calcext:value-type="float">
            <text:p>0.11</text:p>
          </table:table-cell>
          <table:table-cell table:formula="of:=[.AE188]+[.AF188]" office:value-type="float" office:value="7.77098475176817" calcext:value-type="float">
            <text:p>7.77</text:p>
          </table:table-cell>
          <table:table-cell table:formula="of:=IF([.AC188]&gt;0;MOD(DEGREES(ACOS(((SIN(RADIANS([.$B$3]))*COS(RADIANS([.AD188])))-SIN(RADIANS([.T188])))/(COS(RADIANS([.$B$3]))*SIN(RADIANS([.AD188])))))+180;360);MOD(540-DEGREES(ACOS(((SIN(RADIANS([.$B$3]))*COS(RADIANS([.AD188])))-SIN(RADIANS([.T188])))/(COS(RADIANS([.$B$3]))*SIN(RADIANS([.AD188])))));360))" office:value-type="float" office:value="294.2715320016" calcext:value-type="float">
            <text:p>294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88]+0.1/24" office:value-type="float" office:value="0.783333333333332" calcext:value-type="float">
            <text:p>18:48:00</text:p>
          </table:table-cell>
          <table:table-cell table:style-name="ce9" table:formula="of:=[.D189]+2415018.5+[.E189]-[.$B$5]/24" office:value-type="float" office:value="2455369.575" calcext:value-type="float">
            <text:p>2455369.58</text:p>
          </table:table-cell>
          <table:table-cell table:style-name="ce10" table:formula="of:=([.F189]-2451545)/36525" office:value-type="float" office:value="0.10471115674195" calcext:value-type="float">
            <text:p>0.10471116</text:p>
          </table:table-cell>
          <table:table-cell/>
          <table:table-cell table:formula="of:=MOD(280.46646+[.G189]*(36000.76983+[.G189]*0.0003032);360)" office:value-type="float" office:value="90.1487158244086" calcext:value-type="float">
            <text:p>90.15</text:p>
          </table:table-cell>
          <table:table-cell table:formula="of:=357.52911+[.G189]*(35999.05029-0.0001537*[.G189])" office:value-type="float" office:value="4127.0313057923" calcext:value-type="float">
            <text:p>4127.03</text:p>
          </table:table-cell>
          <table:table-cell table:formula="of:=0.016708634-[.G189]*(0.000042037+0.0000001267*[.G189])" office:value-type="float" office:value="0.0167042308679112" calcext:value-type="float">
            <text:p>0.02</text:p>
          </table:table-cell>
          <table:table-cell table:formula="of:=SIN(RADIANS([.J189]))*(1.914602-[.G189]*(0.004817+0.000014*[.G189]))+SIN(RADIANS(2*[.J189]))*(0.019993-0.000101*[.G189])+SIN(RADIANS(3*[.J189]))*0.000289" office:value-type="float" office:value="0.421000557314002" calcext:value-type="float">
            <text:p>0.42</text:p>
          </table:table-cell>
          <table:table-cell table:formula="of:=[.I189]+[.L189]" office:value-type="float" office:value="90.5697163817226" calcext:value-type="float">
            <text:p>90.57</text:p>
          </table:table-cell>
          <table:table-cell table:formula="of:=[.J189]+[.L189]" office:value-type="float" office:value="4127.45230634961" calcext:value-type="float">
            <text:p>4127.45</text:p>
          </table:table-cell>
          <table:table-cell table:formula="of:=(1.000001018*(1-[.K189]*[.K189]))/(1+[.K189]*COS(RADIANS([.N189])))" office:value-type="float" office:value="1.01629290512144" calcext:value-type="float">
            <text:p>1.02</text:p>
          </table:table-cell>
          <table:table-cell table:formula="of:=[.M189]-0.00569-0.00478*SIN(RADIANS(125.04-1934.136*[.G189]))" office:value-type="float" office:value="90.5686928167934" calcext:value-type="float">
            <text:p>90.57</text:p>
          </table:table-cell>
          <table:table-cell table:formula="of:=23+(26+((21.448-[.G189]*(46.815+[.G189]*(0.00059-[.G189]*0.001813))))/60)/60" office:value-type="float" office:value="23.4379294285582" calcext:value-type="float">
            <text:p>23.44</text:p>
          </table:table-cell>
          <table:table-cell table:formula="of:=[.Q189]+0.00256*COS(RADIANS(125.04-1934.136*[.G189]))" office:value-type="float" office:value="23.4384841413206" calcext:value-type="float">
            <text:p>23.44</text:p>
          </table:table-cell>
          <table:table-cell table:formula="of:=DEGREES(ATAN2(COS(RADIANS([.P189]));COS(RADIANS([.R189]))*SIN(RADIANS([.P189]))))" office:value-type="float" office:value="90.6198331911072" calcext:value-type="float">
            <text:p>90.62</text:p>
          </table:table-cell>
          <table:table-cell table:formula="of:=DEGREES(ASIN(SIN(RADIANS([.R189]))*SIN(RADIANS([.P189]))))" office:value-type="float" office:value="23.4372605883458" calcext:value-type="float">
            <text:p>23.44</text:p>
          </table:table-cell>
          <table:table-cell table:formula="of:=TAN(RADIANS([.R189]/2))*TAN(RADIANS([.R189]/2))" office:value-type="float" office:value="0.0430314818445544" calcext:value-type="float">
            <text:p>0.04</text:p>
          </table:table-cell>
          <table:table-cell table:formula="of:=4*DEGREES([.U189]*SIN(2*RADIANS([.I189]))-2*[.K189]*SIN(RADIANS([.J189]))+4*[.K189]*[.U189]*SIN(RADIANS([.J189]))*COS(2*RADIANS([.I189]))-0.5*[.U189]*[.U189]*SIN(4*RADIANS([.I189]))-1.25*[.K189]*[.K189]*SIN(2*RADIANS([.J189])))" office:value-type="float" office:value="-1.88461092773345" calcext:value-type="float">
            <text:p>-1.88</text:p>
          </table:table-cell>
          <table:table-cell table:formula="of:=DEGREES(ACOS(COS(RADIANS(90.833))/(COS(RADIANS([.$B$3]))*COS(RADIANS([.T189])))-TAN(RADIANS([.$B$3]))*TAN(RADIANS([.T189]))))" office:value-type="float" office:value="112.609200687668" calcext:value-type="float">
            <text:p>112.61</text:p>
          </table:table-cell>
          <table:table-cell table:style-name="ce8" table:formula="of:=(720-4*[.$B$4]-[.V189]+[.$B$5]*60)/1440" office:value-type="float" office:value="0.501308757588703" calcext:value-type="float">
            <text:p>12:01:53</text:p>
          </table:table-cell>
          <table:table-cell table:style-name="ce8" table:formula="of:=[.X189]-[.W189]*4/1440" office:value-type="float" office:value="0.188505422345181" calcext:value-type="float">
            <text:p>4:31:27</text:p>
          </table:table-cell>
          <table:table-cell table:style-name="ce8" table:formula="of:=[.X189]+[.W189]*4/1440" office:value-type="float" office:value="0.814112092832226" calcext:value-type="float">
            <text:p>19:32:19</text:p>
          </table:table-cell>
          <table:table-cell table:style-name="ce11" table:formula="of:=8*[.W189]" office:value-type="float" office:value="900.873605501344" calcext:value-type="float">
            <text:p>900.87</text:p>
          </table:table-cell>
          <table:table-cell table:formula="of:=MOD([.E189]*1440+[.V189]+4*[.$B$4]-60*[.$B$5];1440)" office:value-type="float" office:value="1126.11538907226" calcext:value-type="float">
            <text:p>1126.12</text:p>
          </table:table-cell>
          <table:table-cell table:formula="of:=IF([.AB189]/4&lt;0;[.AB189]/4+180;[.AB189]/4-180)" office:value-type="float" office:value="101.528847268066" calcext:value-type="float">
            <text:p>101.53</text:p>
          </table:table-cell>
          <table:table-cell table:formula="of:=DEGREES(ACOS(SIN(RADIANS([.$B$3]))*SIN(RADIANS([.T189]))+COS(RADIANS([.$B$3]))*COS(RADIANS([.T189]))*COS(RADIANS([.AC189]))))" office:value-type="float" office:value="83.3851703534742" calcext:value-type="float">
            <text:p>83.39</text:p>
          </table:table-cell>
          <table:table-cell table:formula="of:=90-[.AD189]" office:value-type="float" office:value="6.61482964652585" calcext:value-type="float">
            <text:p>6.61</text:p>
          </table:table-cell>
          <table:table-cell table:formula="of:=IF([.AE189]&gt;85;0;IF([.AE189]&gt;5;58.1/TAN(RADIANS([.AE189]))-0.07/POWER(TAN(RADIANS([.AE189]));3)+0.000086/POWER(TAN(RADIANS([.AE189]));5);IF([.AE189]&gt;-0.575;1735+[.AE189]*(-518.2+[.AE189]*(103.4+[.AE189]*(-12.79+[.AE189]*0.711)));-20.772/TAN(RADIANS([.AE189])))))/3600" office:value-type="float" office:value="0.127839771509382" calcext:value-type="float">
            <text:p>0.13</text:p>
          </table:table-cell>
          <table:table-cell table:formula="of:=[.AE189]+[.AF189]" office:value-type="float" office:value="6.74266941803523" calcext:value-type="float">
            <text:p>6.74</text:p>
          </table:table-cell>
          <table:table-cell table:formula="of:=IF([.AC189]&gt;0;MOD(DEGREES(ACOS(((SIN(RADIANS([.$B$3]))*COS(RADIANS([.AD189])))-SIN(RADIANS([.T189])))/(COS(RADIANS([.$B$3]))*SIN(RADIANS([.AD189])))))+180;360);MOD(540-DEGREES(ACOS(((SIN(RADIANS([.$B$3]))*COS(RADIANS([.AD189])))-SIN(RADIANS([.T189])))/(COS(RADIANS([.$B$3]))*SIN(RADIANS([.AD189])))));360))" office:value-type="float" office:value="295.17542318087" calcext:value-type="float">
            <text:p>295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89]+0.1/24" office:value-type="float" office:value="0.787499999999998" calcext:value-type="float">
            <text:p>18:54:00</text:p>
          </table:table-cell>
          <table:table-cell table:style-name="ce9" table:formula="of:=[.D190]+2415018.5+[.E190]-[.$B$5]/24" office:value-type="float" office:value="2455369.57916667" calcext:value-type="float">
            <text:p>2455369.58</text:p>
          </table:table-cell>
          <table:table-cell table:style-name="ce10" table:formula="of:=([.F190]-2451545)/36525" office:value-type="float" office:value="0.104711270819072" calcext:value-type="float">
            <text:p>0.10471127</text:p>
          </table:table-cell>
          <table:table-cell/>
          <table:table-cell table:formula="of:=MOD(280.46646+[.G190]*(36000.76983+[.G190]*0.0003032);360)" office:value-type="float" office:value="90.1528226886285" calcext:value-type="float">
            <text:p>90.15</text:p>
          </table:table-cell>
          <table:table-cell table:formula="of:=357.52911+[.G190]*(35999.05029-0.0001537*[.G190])" office:value-type="float" office:value="4127.03541246035" calcext:value-type="float">
            <text:p>4127.04</text:p>
          </table:table-cell>
          <table:table-cell table:formula="of:=0.016708634-[.G190]*(0.000042037+0.0000001267*[.G190])" office:value-type="float" office:value="0.0167042308631127" calcext:value-type="float">
            <text:p>0.02</text:p>
          </table:table-cell>
          <table:table-cell table:formula="of:=SIN(RADIANS([.J190]))*(1.914602-[.G190]*(0.004817+0.000014*[.G190]))+SIN(RADIANS(2*[.J190]))*(0.019993-0.000101*[.G190])+SIN(RADIANS(3*[.J190]))*0.000289" office:value-type="float" office:value="0.420869390459553" calcext:value-type="float">
            <text:p>0.42</text:p>
          </table:table-cell>
          <table:table-cell table:formula="of:=[.I190]+[.L190]" office:value-type="float" office:value="90.573692079088" calcext:value-type="float">
            <text:p>90.57</text:p>
          </table:table-cell>
          <table:table-cell table:formula="of:=[.J190]+[.L190]" office:value-type="float" office:value="4127.45628185081" calcext:value-type="float">
            <text:p>4127.46</text:p>
          </table:table-cell>
          <table:table-cell table:formula="of:=(1.000001018*(1-[.K190]*[.K190]))/(1+[.K190]*COS(RADIANS([.N190])))" office:value-type="float" office:value="1.01629316522309" calcext:value-type="float">
            <text:p>1.02</text:p>
          </table:table-cell>
          <table:table-cell table:formula="of:=[.M190]-0.00569-0.00478*SIN(RADIANS(125.04-1934.136*[.G190]))" office:value-type="float" office:value="90.5726685181474" calcext:value-type="float">
            <text:p>90.57</text:p>
          </table:table-cell>
          <table:table-cell table:formula="of:=23+(26+((21.448-[.G190]*(46.815+[.G190]*(0.00059-[.G190]*0.001813))))/60)/60" office:value-type="float" office:value="23.4379294270747" calcext:value-type="float">
            <text:p>23.44</text:p>
          </table:table-cell>
          <table:table-cell table:formula="of:=[.Q190]+0.00256*COS(RADIANS(125.04-1934.136*[.G190]))" office:value-type="float" office:value="23.438484130213" calcext:value-type="float">
            <text:p>23.44</text:p>
          </table:table-cell>
          <table:table-cell table:formula="of:=DEGREES(ATAN2(COS(RADIANS([.P190]));COS(RADIANS([.R190]))*SIN(RADIANS([.P190]))))" office:value-type="float" office:value="90.6241663580061" calcext:value-type="float">
            <text:p>90.62</text:p>
          </table:table-cell>
          <table:table-cell table:formula="of:=DEGREES(ASIN(SIN(RADIANS([.R190]))*SIN(RADIANS([.P190]))))" office:value-type="float" office:value="23.4372434100752" calcext:value-type="float">
            <text:p>23.44</text:p>
          </table:table-cell>
          <table:table-cell table:formula="of:=TAN(RADIANS([.R190]/2))*TAN(RADIANS([.R190]/2))" office:value-type="float" office:value="0.0430314818026087" calcext:value-type="float">
            <text:p>0.04</text:p>
          </table:table-cell>
          <table:table-cell table:formula="of:=4*DEGREES([.U190]*SIN(2*RADIANS([.I190]))-2*[.K190]*SIN(RADIANS([.J190]))+4*[.K190]*[.U190]*SIN(RADIANS([.J190]))*COS(2*RADIANS([.I190]))-0.5*[.U190]*[.U190]*SIN(4*RADIANS([.I190]))-1.25*[.K190]*[.K190]*SIN(2*RADIANS([.J190])))" office:value-type="float" office:value="-1.88551490919017" calcext:value-type="float">
            <text:p>-1.89</text:p>
          </table:table-cell>
          <table:table-cell table:formula="of:=DEGREES(ACOS(COS(RADIANS(90.833))/(COS(RADIANS([.$B$3]))*COS(RADIANS([.T190])))-TAN(RADIANS([.$B$3]))*TAN(RADIANS([.T190]))))" office:value-type="float" office:value="112.609181972135" calcext:value-type="float">
            <text:p>112.61</text:p>
          </table:table-cell>
          <table:table-cell table:style-name="ce8" table:formula="of:=(720-4*[.$B$4]-[.V190]+[.$B$5]*60)/1440" office:value-type="float" office:value="0.501309385353604" calcext:value-type="float">
            <text:p>12:01:53</text:p>
          </table:table-cell>
          <table:table-cell table:style-name="ce8" table:formula="of:=[.X190]-[.W190]*4/1440" office:value-type="float" office:value="0.188506102097674" calcext:value-type="float">
            <text:p>4:31:27</text:p>
          </table:table-cell>
          <table:table-cell table:style-name="ce8" table:formula="of:=[.X190]+[.W190]*4/1440" office:value-type="float" office:value="0.814112668609535" calcext:value-type="float">
            <text:p>19:32:19</text:p>
          </table:table-cell>
          <table:table-cell table:style-name="ce11" table:formula="of:=8*[.W190]" office:value-type="float" office:value="900.873455777079" calcext:value-type="float">
            <text:p>900.87</text:p>
          </table:table-cell>
          <table:table-cell table:formula="of:=MOD([.E190]*1440+[.V190]+4*[.$B$4]-60*[.$B$5];1440)" office:value-type="float" office:value="1132.11448509081" calcext:value-type="float">
            <text:p>1132.11</text:p>
          </table:table-cell>
          <table:table-cell table:formula="of:=IF([.AB190]/4&lt;0;[.AB190]/4+180;[.AB190]/4-180)" office:value-type="float" office:value="103.028621272702" calcext:value-type="float">
            <text:p>103.03</text:p>
          </table:table-cell>
          <table:table-cell table:formula="of:=DEGREES(ACOS(SIN(RADIANS([.$B$3]))*SIN(RADIANS([.T190]))+COS(RADIANS([.$B$3]))*COS(RADIANS([.T190]))*COS(RADIANS([.AC190]))))" office:value-type="float" office:value="84.4210176709595" calcext:value-type="float">
            <text:p>84.42</text:p>
          </table:table-cell>
          <table:table-cell table:formula="of:=90-[.AD190]" office:value-type="float" office:value="5.57898232904051" calcext:value-type="float">
            <text:p>5.58</text:p>
          </table:table-cell>
          <table:table-cell table:formula="of:=IF([.AE190]&gt;85;0;IF([.AE190]&gt;5;58.1/TAN(RADIANS([.AE190]))-0.07/POWER(TAN(RADIANS([.AE190]));3)+0.000086/POWER(TAN(RADIANS([.AE190]));5);IF([.AE190]&gt;-0.575;1735+[.AE190]*(-518.2+[.AE190]*(103.4+[.AE190]*(-12.79+[.AE190]*0.711)));-20.772/TAN(RADIANS([.AE190])))))/3600" office:value-type="float" office:value="0.147044720396381" calcext:value-type="float">
            <text:p>0.15</text:p>
          </table:table-cell>
          <table:table-cell table:formula="of:=[.AE190]+[.AF190]" office:value-type="float" office:value="5.7260270494369" calcext:value-type="float">
            <text:p>5.73</text:p>
          </table:table-cell>
          <table:table-cell table:formula="of:=IF([.AC190]&gt;0;MOD(DEGREES(ACOS(((SIN(RADIANS([.$B$3]))*COS(RADIANS([.AD190])))-SIN(RADIANS([.T190])))/(COS(RADIANS([.$B$3]))*SIN(RADIANS([.AD190])))))+180;360);MOD(540-DEGREES(ACOS(((SIN(RADIANS([.$B$3]))*COS(RADIANS([.AD190])))-SIN(RADIANS([.T190])))/(COS(RADIANS([.$B$3]))*SIN(RADIANS([.AD190])))));360))" office:value-type="float" office:value="296.086392840823" calcext:value-type="float">
            <text:p>296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90]+0.1/24" office:value-type="float" office:value="0.791666666666665" calcext:value-type="float">
            <text:p>19:00:00</text:p>
          </table:table-cell>
          <table:table-cell table:style-name="ce9" table:formula="of:=[.D191]+2415018.5+[.E191]-[.$B$5]/24" office:value-type="float" office:value="2455369.58333333" calcext:value-type="float">
            <text:p>2455369.58</text:p>
          </table:table-cell>
          <table:table-cell table:style-name="ce10" table:formula="of:=([.F191]-2451545)/36525" office:value-type="float" office:value="0.104711384896181" calcext:value-type="float">
            <text:p>0.10471138</text:p>
          </table:table-cell>
          <table:table-cell/>
          <table:table-cell table:formula="of:=MOD(280.46646+[.G191]*(36000.76983+[.G191]*0.0003032);360)" office:value-type="float" office:value="90.1569295523796" calcext:value-type="float">
            <text:p>90.16</text:p>
          </table:table-cell>
          <table:table-cell table:formula="of:=357.52911+[.G191]*(35999.05029-0.0001537*[.G191])" office:value-type="float" office:value="4127.03951912793" calcext:value-type="float">
            <text:p>4127.04</text:p>
          </table:table-cell>
          <table:table-cell table:formula="of:=0.016708634-[.G191]*(0.000042037+0.0000001267*[.G191])" office:value-type="float" office:value="0.0167042308583142" calcext:value-type="float">
            <text:p>0.02</text:p>
          </table:table-cell>
          <table:table-cell table:formula="of:=SIN(RADIANS([.J191]))*(1.914602-[.G191]*(0.004817+0.000014*[.G191]))+SIN(RADIANS(2*[.J191]))*(0.019993-0.000101*[.G191])+SIN(RADIANS(3*[.J191]))*0.000289" office:value-type="float" office:value="0.420738221585235" calcext:value-type="float">
            <text:p>0.42</text:p>
          </table:table-cell>
          <table:table-cell table:formula="of:=[.I191]+[.L191]" office:value-type="float" office:value="90.5776677739648" calcext:value-type="float">
            <text:p>90.58</text:p>
          </table:table-cell>
          <table:table-cell table:formula="of:=[.J191]+[.L191]" office:value-type="float" office:value="4127.46025734951" calcext:value-type="float">
            <text:p>4127.46</text:p>
          </table:table-cell>
          <table:table-cell table:formula="of:=(1.000001018*(1-[.K191]*[.K191]))/(1+[.K191]*COS(RADIANS([.N191])))" office:value-type="float" office:value="1.01629342524361" calcext:value-type="float">
            <text:p>1.02</text:p>
          </table:table-cell>
          <table:table-cell table:formula="of:=[.M191]-0.00569-0.00478*SIN(RADIANS(125.04-1934.136*[.G191]))" office:value-type="float" office:value="90.5766442170126" calcext:value-type="float">
            <text:p>90.58</text:p>
          </table:table-cell>
          <table:table-cell table:formula="of:=23+(26+((21.448-[.G191]*(46.815+[.G191]*(0.00059-[.G191]*0.001813))))/60)/60" office:value-type="float" office:value="23.4379294255913" calcext:value-type="float">
            <text:p>23.44</text:p>
          </table:table-cell>
          <table:table-cell table:formula="of:=[.Q191]+0.00256*COS(RADIANS(125.04-1934.136*[.G191]))" office:value-type="float" office:value="23.4384841191054" calcext:value-type="float">
            <text:p>23.44</text:p>
          </table:table-cell>
          <table:table-cell table:formula="of:=DEGREES(ATAN2(COS(RADIANS([.P191]));COS(RADIANS([.R191]))*SIN(RADIANS([.P191]))))" office:value-type="float" office:value="90.6284995210621" calcext:value-type="float">
            <text:p>90.63</text:p>
          </table:table-cell>
          <table:table-cell table:formula="of:=DEGREES(ASIN(SIN(RADIANS([.R191]))*SIN(RADIANS([.P191]))))" office:value-type="float" office:value="23.4372261122251" calcext:value-type="float">
            <text:p>23.44</text:p>
          </table:table-cell>
          <table:table-cell table:formula="of:=TAN(RADIANS([.R191]/2))*TAN(RADIANS([.R191]/2))" office:value-type="float" office:value="0.0430314817606629" calcext:value-type="float">
            <text:p>0.04</text:p>
          </table:table-cell>
          <table:table-cell table:formula="of:=4*DEGREES([.U191]*SIN(2*RADIANS([.I191]))-2*[.K191]*SIN(RADIANS([.J191]))+4*[.K191]*[.U191]*SIN(RADIANS([.J191]))*COS(2*RADIANS([.I191]))-0.5*[.U191]*[.U191]*SIN(4*RADIANS([.I191]))-1.25*[.K191]*[.K191]*SIN(2*RADIANS([.J191])))" office:value-type="float" office:value="-1.88641887744027" calcext:value-type="float">
            <text:p>-1.89</text:p>
          </table:table-cell>
          <table:table-cell table:formula="of:=DEGREES(ACOS(COS(RADIANS(90.833))/(COS(RADIANS([.$B$3]))*COS(RADIANS([.T191])))-TAN(RADIANS([.$B$3]))*TAN(RADIANS([.T191]))))" office:value-type="float" office:value="112.609163126329" calcext:value-type="float">
            <text:p>112.61</text:p>
          </table:table-cell>
          <table:table-cell table:style-name="ce8" table:formula="of:=(720-4*[.$B$4]-[.V191]+[.$B$5]*60)/1440" office:value-type="float" office:value="0.501310013109335" calcext:value-type="float">
            <text:p>12:01:53</text:p>
          </table:table-cell>
          <table:table-cell table:style-name="ce8" table:formula="of:=[.X191]-[.W191]*4/1440" office:value-type="float" office:value="0.188506782202867" calcext:value-type="float">
            <text:p>4:31:27</text:p>
          </table:table-cell>
          <table:table-cell table:style-name="ce8" table:formula="of:=[.X191]+[.W191]*4/1440" office:value-type="float" office:value="0.814113244015804" calcext:value-type="float">
            <text:p>19:32:19</text:p>
          </table:table-cell>
          <table:table-cell table:style-name="ce11" table:formula="of:=8*[.W191]" office:value-type="float" office:value="900.87330501063" calcext:value-type="float">
            <text:p>900.87</text:p>
          </table:table-cell>
          <table:table-cell table:formula="of:=MOD([.E191]*1440+[.V191]+4*[.$B$4]-60*[.$B$5];1440)" office:value-type="float" office:value="1138.11358112256" calcext:value-type="float">
            <text:p>1138.11</text:p>
          </table:table-cell>
          <table:table-cell table:formula="of:=IF([.AB191]/4&lt;0;[.AB191]/4+180;[.AB191]/4-180)" office:value-type="float" office:value="104.528395280639" calcext:value-type="float">
            <text:p>104.53</text:p>
          </table:table-cell>
          <table:table-cell table:formula="of:=DEGREES(ACOS(SIN(RADIANS([.$B$3]))*SIN(RADIANS([.T191]))+COS(RADIANS([.$B$3]))*COS(RADIANS([.T191]))*COS(RADIANS([.AC191]))))" office:value-type="float" office:value="85.4487994166512" calcext:value-type="float">
            <text:p>85.45</text:p>
          </table:table-cell>
          <table:table-cell table:formula="of:=90-[.AD191]" office:value-type="float" office:value="4.55120058334884" calcext:value-type="float">
            <text:p>4.55</text:p>
          </table:table-cell>
          <table:table-cell table:formula="of:=IF([.AE191]&gt;85;0;IF([.AE191]&gt;5;58.1/TAN(RADIANS([.AE191]))-0.07/POWER(TAN(RADIANS([.AE191]));3)+0.000086/POWER(TAN(RADIANS([.AE191]));5);IF([.AE191]&gt;-0.575;1735+[.AE191]*(-518.2+[.AE191]*(103.4+[.AE191]*(-12.79+[.AE191]*0.711)));-20.772/TAN(RADIANS([.AE191])))))/3600" office:value-type="float" office:value="0.171572873989848" calcext:value-type="float">
            <text:p>0.17</text:p>
          </table:table-cell>
          <table:table-cell table:formula="of:=[.AE191]+[.AF191]" office:value-type="float" office:value="4.72277345733869" calcext:value-type="float">
            <text:p>4.72</text:p>
          </table:table-cell>
          <table:table-cell table:formula="of:=IF([.AC191]&gt;0;MOD(DEGREES(ACOS(((SIN(RADIANS([.$B$3]))*COS(RADIANS([.AD191])))-SIN(RADIANS([.T191])))/(COS(RADIANS([.$B$3]))*SIN(RADIANS([.AD191])))))+180;360);MOD(540-DEGREES(ACOS(((SIN(RADIANS([.$B$3]))*COS(RADIANS([.AD191])))-SIN(RADIANS([.T191])))/(COS(RADIANS([.$B$3]))*SIN(RADIANS([.AD191])))));360))" office:value-type="float" office:value="297.004938170146" calcext:value-type="float">
            <text:p>2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91]+0.1/24" office:value-type="float" office:value="0.795833333333332" calcext:value-type="float">
            <text:p>19:06:00</text:p>
          </table:table-cell>
          <table:table-cell table:style-name="ce9" table:formula="of:=[.D192]+2415018.5+[.E192]-[.$B$5]/24" office:value-type="float" office:value="2455369.5875" calcext:value-type="float">
            <text:p>2455369.59</text:p>
          </table:table-cell>
          <table:table-cell table:style-name="ce10" table:formula="of:=([.F192]-2451545)/36525" office:value-type="float" office:value="0.104711498973303" calcext:value-type="float">
            <text:p>0.10471150</text:p>
          </table:table-cell>
          <table:table-cell/>
          <table:table-cell table:formula="of:=MOD(280.46646+[.G192]*(36000.76983+[.G192]*0.0003032);360)" office:value-type="float" office:value="90.1610364165981" calcext:value-type="float">
            <text:p>90.16</text:p>
          </table:table-cell>
          <table:table-cell table:formula="of:=357.52911+[.G192]*(35999.05029-0.0001537*[.G192])" office:value-type="float" office:value="4127.04362579598" calcext:value-type="float">
            <text:p>4127.04</text:p>
          </table:table-cell>
          <table:table-cell table:formula="of:=0.016708634-[.G192]*(0.000042037+0.0000001267*[.G192])" office:value-type="float" office:value="0.0167042308535158" calcext:value-type="float">
            <text:p>0.02</text:p>
          </table:table-cell>
          <table:table-cell table:formula="of:=SIN(RADIANS([.J192]))*(1.914602-[.G192]*(0.004817+0.000014*[.G192]))+SIN(RADIANS(2*[.J192]))*(0.019993-0.000101*[.G192])+SIN(RADIANS(3*[.J192]))*0.000289" office:value-type="float" office:value="0.420607050661723" calcext:value-type="float">
            <text:p>0.42</text:p>
          </table:table-cell>
          <table:table-cell table:formula="of:=[.I192]+[.L192]" office:value-type="float" office:value="90.5816434672598" calcext:value-type="float">
            <text:p>90.58</text:p>
          </table:table-cell>
          <table:table-cell table:formula="of:=[.J192]+[.L192]" office:value-type="float" office:value="4127.46423284664" calcext:value-type="float">
            <text:p>4127.46</text:p>
          </table:table-cell>
          <table:table-cell table:formula="of:=(1.000001018*(1-[.K192]*[.K192]))/(1+[.K192]*COS(RADIANS([.N192])))" office:value-type="float" office:value="1.01629368518305" calcext:value-type="float">
            <text:p>1.02</text:p>
          </table:table-cell>
          <table:table-cell table:formula="of:=[.M192]-0.00569-0.00478*SIN(RADIANS(125.04-1934.136*[.G192]))" office:value-type="float" office:value="90.5806199142961" calcext:value-type="float">
            <text:p>90.58</text:p>
          </table:table-cell>
          <table:table-cell table:formula="of:=23+(26+((21.448-[.G192]*(46.815+[.G192]*(0.00059-[.G192]*0.001813))))/60)/60" office:value-type="float" office:value="23.4379294241078" calcext:value-type="float">
            <text:p>23.44</text:p>
          </table:table-cell>
          <table:table-cell table:formula="of:=[.Q192]+0.00256*COS(RADIANS(125.04-1934.136*[.G192]))" office:value-type="float" office:value="23.4384841079978" calcext:value-type="float">
            <text:p>23.44</text:p>
          </table:table-cell>
          <table:table-cell table:formula="of:=DEGREES(ATAN2(COS(RADIANS([.P192]));COS(RADIANS([.R192]))*SIN(RADIANS([.P192]))))" office:value-type="float" office:value="90.6328326812558" calcext:value-type="float">
            <text:p>90.63</text:p>
          </table:table-cell>
          <table:table-cell table:formula="of:=DEGREES(ASIN(SIN(RADIANS([.R192]))*SIN(RADIANS([.P192]))))" office:value-type="float" office:value="23.4372086947917" calcext:value-type="float">
            <text:p>23.44</text:p>
          </table:table-cell>
          <table:table-cell table:formula="of:=TAN(RADIANS([.R192]/2))*TAN(RADIANS([.R192]/2))" office:value-type="float" office:value="0.0430314817187171" calcext:value-type="float">
            <text:p>0.04</text:p>
          </table:table-cell>
          <table:table-cell table:formula="of:=4*DEGREES([.U192]*SIN(2*RADIANS([.I192]))-2*[.K192]*SIN(RADIANS([.J192]))+4*[.K192]*[.U192]*SIN(RADIANS([.J192]))*COS(2*RADIANS([.I192]))-0.5*[.U192]*[.U192]*SIN(4*RADIANS([.I192]))-1.25*[.K192]*[.K192]*SIN(2*RADIANS([.J192])))" office:value-type="float" office:value="-1.88732283266118" calcext:value-type="float">
            <text:p>-1.89</text:p>
          </table:table-cell>
          <table:table-cell table:formula="of:=DEGREES(ACOS(COS(RADIANS(90.833))/(COS(RADIANS([.$B$3]))*COS(RADIANS([.T192])))-TAN(RADIANS([.$B$3]))*TAN(RADIANS([.T192]))))" office:value-type="float" office:value="112.609144150246" calcext:value-type="float">
            <text:p>112.61</text:p>
          </table:table-cell>
          <table:table-cell table:style-name="ce8" table:formula="of:=(720-4*[.$B$4]-[.V192]+[.$B$5]*60)/1440" office:value-type="float" office:value="0.501310640856017" calcext:value-type="float">
            <text:p>12:01:53</text:p>
          </table:table-cell>
          <table:table-cell table:style-name="ce8" table:formula="of:=[.X192]-[.W192]*4/1440" office:value-type="float" office:value="0.18850746266089" calcext:value-type="float">
            <text:p>4:31:27</text:p>
          </table:table-cell>
          <table:table-cell table:style-name="ce8" table:formula="of:=[.X192]+[.W192]*4/1440" office:value-type="float" office:value="0.814113819051144" calcext:value-type="float">
            <text:p>19:32:19</text:p>
          </table:table-cell>
          <table:table-cell table:style-name="ce11" table:formula="of:=8*[.W192]" office:value-type="float" office:value="900.873153201967" calcext:value-type="float">
            <text:p>900.87</text:p>
          </table:table-cell>
          <table:table-cell table:formula="of:=MOD([.E192]*1440+[.V192]+4*[.$B$4]-60*[.$B$5];1440)" office:value-type="float" office:value="1144.11267716734" calcext:value-type="float">
            <text:p>1144.11</text:p>
          </table:table-cell>
          <table:table-cell table:formula="of:=IF([.AB192]/4&lt;0;[.AB192]/4+180;[.AB192]/4-180)" office:value-type="float" office:value="106.028169291834" calcext:value-type="float">
            <text:p>106.03</text:p>
          </table:table-cell>
          <table:table-cell table:formula="of:=DEGREES(ACOS(SIN(RADIANS([.$B$3]))*SIN(RADIANS([.T192]))+COS(RADIANS([.$B$3]))*COS(RADIANS([.T192]))*COS(RADIANS([.AC192]))))" office:value-type="float" office:value="86.4681813043511" calcext:value-type="float">
            <text:p>86.47</text:p>
          </table:table-cell>
          <table:table-cell table:formula="of:=90-[.AD192]" office:value-type="float" office:value="3.53181869564894" calcext:value-type="float">
            <text:p>3.53</text:p>
          </table:table-cell>
          <table:table-cell table:formula="of:=IF([.AE192]&gt;85;0;IF([.AE192]&gt;5;58.1/TAN(RADIANS([.AE192]))-0.07/POWER(TAN(RADIANS([.AE192]));3)+0.000086/POWER(TAN(RADIANS([.AE192]));5);IF([.AE192]&gt;-0.575;1735+[.AE192]*(-518.2+[.AE192]*(103.4+[.AE192]*(-12.79+[.AE192]*0.711)));-20.772/TAN(RADIANS([.AE192])))))/3600" office:value-type="float" office:value="0.206044635847084" calcext:value-type="float">
            <text:p>0.21</text:p>
          </table:table-cell>
          <table:table-cell table:formula="of:=[.AE192]+[.AF192]" office:value-type="float" office:value="3.73786333149602" calcext:value-type="float">
            <text:p>3.74</text:p>
          </table:table-cell>
          <table:table-cell table:formula="of:=IF([.AC192]&gt;0;MOD(DEGREES(ACOS(((SIN(RADIANS([.$B$3]))*COS(RADIANS([.AD192])))-SIN(RADIANS([.T192])))/(COS(RADIANS([.$B$3]))*SIN(RADIANS([.AD192])))))+180;360);MOD(540-DEGREES(ACOS(((SIN(RADIANS([.$B$3]))*COS(RADIANS([.AD192])))-SIN(RADIANS([.T192])))/(COS(RADIANS([.$B$3]))*SIN(RADIANS([.AD192])))));360))" office:value-type="float" office:value="297.931550378918" calcext:value-type="float">
            <text:p>297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92]+0.1/24" office:value-type="float" office:value="0.799999999999998" calcext:value-type="float">
            <text:p>19:12:00</text:p>
          </table:table-cell>
          <table:table-cell table:style-name="ce9" table:formula="of:=[.D193]+2415018.5+[.E193]-[.$B$5]/24" office:value-type="float" office:value="2455369.59166667" calcext:value-type="float">
            <text:p>2455369.59</text:p>
          </table:table-cell>
          <table:table-cell table:style-name="ce10" table:formula="of:=([.F193]-2451545)/36525" office:value-type="float" office:value="0.104711613050413" calcext:value-type="float">
            <text:p>0.10471161</text:p>
          </table:table-cell>
          <table:table-cell/>
          <table:table-cell table:formula="of:=MOD(280.46646+[.G193]*(36000.76983+[.G193]*0.0003032);360)" office:value-type="float" office:value="90.1651432803856" calcext:value-type="float">
            <text:p>90.17</text:p>
          </table:table-cell>
          <table:table-cell table:formula="of:=357.52911+[.G193]*(35999.05029-0.0001537*[.G193])" office:value-type="float" office:value="4127.04773246359" calcext:value-type="float">
            <text:p>4127.05</text:p>
          </table:table-cell>
          <table:table-cell table:formula="of:=0.016708634-[.G193]*(0.000042037+0.0000001267*[.G193])" office:value-type="float" office:value="0.0167042308487173" calcext:value-type="float">
            <text:p>0.02</text:p>
          </table:table-cell>
          <table:table-cell table:formula="of:=SIN(RADIANS([.J193]))*(1.914602-[.G193]*(0.004817+0.000014*[.G193]))+SIN(RADIANS(2*[.J193]))*(0.019993-0.000101*[.G193])+SIN(RADIANS(3*[.J193]))*0.000289" office:value-type="float" office:value="0.420475877718495" calcext:value-type="float">
            <text:p>0.42</text:p>
          </table:table-cell>
          <table:table-cell table:formula="of:=[.I193]+[.L193]" office:value-type="float" office:value="90.5856191581041" calcext:value-type="float">
            <text:p>90.59</text:p>
          </table:table-cell>
          <table:table-cell table:formula="of:=[.J193]+[.L193]" office:value-type="float" office:value="4127.46820834131" calcext:value-type="float">
            <text:p>4127.47</text:p>
          </table:table-cell>
          <table:table-cell table:formula="of:=(1.000001018*(1-[.K193]*[.K193]))/(1+[.K193]*COS(RADIANS([.N193])))" office:value-type="float" office:value="1.01629394504136" calcext:value-type="float">
            <text:p>1.02</text:p>
          </table:table-cell>
          <table:table-cell table:formula="of:=[.M193]-0.00569-0.00478*SIN(RADIANS(125.04-1934.136*[.G193]))" office:value-type="float" office:value="90.5845956091286" calcext:value-type="float">
            <text:p>90.58</text:p>
          </table:table-cell>
          <table:table-cell table:formula="of:=23+(26+((21.448-[.G193]*(46.815+[.G193]*(0.00059-[.G193]*0.001813))))/60)/60" office:value-type="float" office:value="23.4379294226243" calcext:value-type="float">
            <text:p>23.44</text:p>
          </table:table-cell>
          <table:table-cell table:formula="of:=[.Q193]+0.00256*COS(RADIANS(125.04-1934.136*[.G193]))" office:value-type="float" office:value="23.4384840968902" calcext:value-type="float">
            <text:p>23.44</text:p>
          </table:table-cell>
          <table:table-cell table:formula="of:=DEGREES(ATAN2(COS(RADIANS([.P193]));COS(RADIANS([.R193]))*SIN(RADIANS([.P193]))))" office:value-type="float" office:value="90.6371658376324" calcext:value-type="float">
            <text:p>90.64</text:p>
          </table:table-cell>
          <table:table-cell table:formula="of:=DEGREES(ASIN(SIN(RADIANS([.R193]))*SIN(RADIANS([.P193]))))" office:value-type="float" office:value="23.4371911577793" calcext:value-type="float">
            <text:p>23.44</text:p>
          </table:table-cell>
          <table:table-cell table:formula="of:=TAN(RADIANS([.R193]/2))*TAN(RADIANS([.R193]/2))" office:value-type="float" office:value="0.0430314816767713" calcext:value-type="float">
            <text:p>0.04</text:p>
          </table:table-cell>
          <table:table-cell table:formula="of:=4*DEGREES([.U193]*SIN(2*RADIANS([.I193]))-2*[.K193]*SIN(RADIANS([.J193]))+4*[.K193]*[.U193]*SIN(RADIANS([.J193]))*COS(2*RADIANS([.I193]))-0.5*[.U193]*[.U193]*SIN(4*RADIANS([.I193]))-1.25*[.K193]*[.K193]*SIN(2*RADIANS([.J193])))" office:value-type="float" office:value="-1.88822677462726" calcext:value-type="float">
            <text:p>-1.89</text:p>
          </table:table-cell>
          <table:table-cell table:formula="of:=DEGREES(ACOS(COS(RADIANS(90.833))/(COS(RADIANS([.$B$3]))*COS(RADIANS([.T193])))-TAN(RADIANS([.$B$3]))*TAN(RADIANS([.T193]))))" office:value-type="float" office:value="112.609125043891" calcext:value-type="float">
            <text:p>112.61</text:p>
          </table:table-cell>
          <table:table-cell table:style-name="ce8" table:formula="of:=(720-4*[.$B$4]-[.V193]+[.$B$5]*60)/1440" office:value-type="float" office:value="0.50131126859349" calcext:value-type="float">
            <text:p>12:01:53</text:p>
          </table:table-cell>
          <table:table-cell table:style-name="ce8" table:formula="of:=[.X193]-[.W193]*4/1440" office:value-type="float" office:value="0.188508143471571" calcext:value-type="float">
            <text:p>4:31:27</text:p>
          </table:table-cell>
          <table:table-cell table:style-name="ce8" table:formula="of:=[.X193]+[.W193]*4/1440" office:value-type="float" office:value="0.814114393715409" calcext:value-type="float">
            <text:p>19:32:19</text:p>
          </table:table-cell>
          <table:table-cell table:style-name="ce11" table:formula="of:=8*[.W193]" office:value-type="float" office:value="900.873000351127" calcext:value-type="float">
            <text:p>900.87</text:p>
          </table:table-cell>
          <table:table-cell table:formula="of:=MOD([.E193]*1440+[.V193]+4*[.$B$4]-60*[.$B$5];1440)" office:value-type="float" office:value="1150.11177322537" calcext:value-type="float">
            <text:p>1150.11</text:p>
          </table:table-cell>
          <table:table-cell table:formula="of:=IF([.AB193]/4&lt;0;[.AB193]/4+180;[.AB193]/4-180)" office:value-type="float" office:value="107.527943306342" calcext:value-type="float">
            <text:p>107.53</text:p>
          </table:table-cell>
          <table:table-cell table:formula="of:=DEGREES(ACOS(SIN(RADIANS([.$B$3]))*SIN(RADIANS([.T193]))+COS(RADIANS([.$B$3]))*COS(RADIANS([.T193]))*COS(RADIANS([.AC193]))))" office:value-type="float" office:value="87.4788198201352" calcext:value-type="float">
            <text:p>87.48</text:p>
          </table:table-cell>
          <table:table-cell table:formula="of:=90-[.AD193]" office:value-type="float" office:value="2.52118017986481" calcext:value-type="float">
            <text:p>2.52</text:p>
          </table:table-cell>
          <table:table-cell table:formula="of:=IF([.AE193]&gt;85;0;IF([.AE193]&gt;5;58.1/TAN(RADIANS([.AE193]))-0.07/POWER(TAN(RADIANS([.AE193]));3)+0.000086/POWER(TAN(RADIANS([.AE193]));5);IF([.AE193]&gt;-0.575;1735+[.AE193]*(-518.2+[.AE193]*(103.4+[.AE193]*(-12.79+[.AE193]*0.711)));-20.772/TAN(RADIANS([.AE193])))))/3600" office:value-type="float" office:value="0.252647626083664" calcext:value-type="float">
            <text:p>0.25</text:p>
          </table:table-cell>
          <table:table-cell table:formula="of:=[.AE193]+[.AF193]" office:value-type="float" office:value="2.77382780594848" calcext:value-type="float">
            <text:p>2.77</text:p>
          </table:table-cell>
          <table:table-cell table:formula="of:=IF([.AC193]&gt;0;MOD(DEGREES(ACOS(((SIN(RADIANS([.$B$3]))*COS(RADIANS([.AD193])))-SIN(RADIANS([.T193])))/(COS(RADIANS([.$B$3]))*SIN(RADIANS([.AD193])))))+180;360);MOD(540-DEGREES(ACOS(((SIN(RADIANS([.$B$3]))*COS(RADIANS([.AD193])))-SIN(RADIANS([.T193])))/(COS(RADIANS([.$B$3]))*SIN(RADIANS([.AD193])))));360))" office:value-type="float" office:value="298.866714897435" calcext:value-type="float">
            <text:p>298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93]+0.1/24" office:value-type="float" office:value="0.804166666666665" calcext:value-type="float">
            <text:p>19:18:00</text:p>
          </table:table-cell>
          <table:table-cell table:style-name="ce9" table:formula="of:=[.D194]+2415018.5+[.E194]-[.$B$5]/24" office:value-type="float" office:value="2455369.59583333" calcext:value-type="float">
            <text:p>2455369.60</text:p>
          </table:table-cell>
          <table:table-cell table:style-name="ce10" table:formula="of:=([.F194]-2451545)/36525" office:value-type="float" office:value="0.104711727127535" calcext:value-type="float">
            <text:p>0.10471173</text:p>
          </table:table-cell>
          <table:table-cell/>
          <table:table-cell table:formula="of:=MOD(280.46646+[.G194]*(36000.76983+[.G194]*0.0003032);360)" office:value-type="float" office:value="90.1692501446055" calcext:value-type="float">
            <text:p>90.17</text:p>
          </table:table-cell>
          <table:table-cell table:formula="of:=357.52911+[.G194]*(35999.05029-0.0001537*[.G194])" office:value-type="float" office:value="4127.05183913164" calcext:value-type="float">
            <text:p>4127.05</text:p>
          </table:table-cell>
          <table:table-cell table:formula="of:=0.016708634-[.G194]*(0.000042037+0.0000001267*[.G194])" office:value-type="float" office:value="0.0167042308439188" calcext:value-type="float">
            <text:p>0.02</text:p>
          </table:table-cell>
          <table:table-cell table:formula="of:=SIN(RADIANS([.J194]))*(1.914602-[.G194]*(0.004817+0.000014*[.G194]))+SIN(RADIANS(2*[.J194]))*(0.019993-0.000101*[.G194])+SIN(RADIANS(3*[.J194]))*0.000289" office:value-type="float" office:value="0.420344702728465" calcext:value-type="float">
            <text:p>0.42</text:p>
          </table:table-cell>
          <table:table-cell table:formula="of:=[.I194]+[.L194]" office:value-type="float" office:value="90.589594847334" calcext:value-type="float">
            <text:p>90.59</text:p>
          </table:table-cell>
          <table:table-cell table:formula="of:=[.J194]+[.L194]" office:value-type="float" office:value="4127.47218383437" calcext:value-type="float">
            <text:p>4127.47</text:p>
          </table:table-cell>
          <table:table-cell table:formula="of:=(1.000001018*(1-[.K194]*[.K194]))/(1+[.K194]*COS(RADIANS([.N194])))" office:value-type="float" office:value="1.0162942048186" calcext:value-type="float">
            <text:p>1.02</text:p>
          </table:table-cell>
          <table:table-cell table:formula="of:=[.M194]-0.00569-0.00478*SIN(RADIANS(125.04-1934.136*[.G194]))" office:value-type="float" office:value="90.5885713023468" calcext:value-type="float">
            <text:p>90.59</text:p>
          </table:table-cell>
          <table:table-cell table:formula="of:=23+(26+((21.448-[.G194]*(46.815+[.G194]*(0.00059-[.G194]*0.001813))))/60)/60" office:value-type="float" office:value="23.4379294211408" calcext:value-type="float">
            <text:p>23.44</text:p>
          </table:table-cell>
          <table:table-cell table:formula="of:=[.Q194]+0.00256*COS(RADIANS(125.04-1934.136*[.G194]))" office:value-type="float" office:value="23.4384840857826" calcext:value-type="float">
            <text:p>23.44</text:p>
          </table:table-cell>
          <table:table-cell table:formula="of:=DEGREES(ATAN2(COS(RADIANS([.P194]));COS(RADIANS([.R194]))*SIN(RADIANS([.P194]))))" office:value-type="float" office:value="90.6414989910956" calcext:value-type="float">
            <text:p>90.64</text:p>
          </table:table-cell>
          <table:table-cell table:formula="of:=DEGREES(ASIN(SIN(RADIANS([.R194]))*SIN(RADIANS([.P194]))))" office:value-type="float" office:value="23.4371735011844" calcext:value-type="float">
            <text:p>23.44</text:p>
          </table:table-cell>
          <table:table-cell table:formula="of:=TAN(RADIANS([.R194]/2))*TAN(RADIANS([.R194]/2))" office:value-type="float" office:value="0.0430314816348255" calcext:value-type="float">
            <text:p>0.04</text:p>
          </table:table-cell>
          <table:table-cell table:formula="of:=4*DEGREES([.U194]*SIN(2*RADIANS([.I194]))-2*[.K194]*SIN(RADIANS([.J194]))+4*[.K194]*[.U194]*SIN(RADIANS([.J194]))*COS(2*RADIANS([.I194]))-0.5*[.U194]*[.U194]*SIN(4*RADIANS([.I194]))-1.25*[.K194]*[.K194]*SIN(2*RADIANS([.J194])))" office:value-type="float" office:value="-1.88913070349955" calcext:value-type="float">
            <text:p>-1.89</text:p>
          </table:table-cell>
          <table:table-cell table:formula="of:=DEGREES(ACOS(COS(RADIANS(90.833))/(COS(RADIANS([.$B$3]))*COS(RADIANS([.T194])))-TAN(RADIANS([.$B$3]))*TAN(RADIANS([.T194]))))" office:value-type="float" office:value="112.60910580726" calcext:value-type="float">
            <text:p>112.61</text:p>
          </table:table-cell>
          <table:table-cell table:style-name="ce8" table:formula="of:=(720-4*[.$B$4]-[.V194]+[.$B$5]*60)/1440" office:value-type="float" office:value="0.501311896321874" calcext:value-type="float">
            <text:p>12:01:53</text:p>
          </table:table-cell>
          <table:table-cell table:style-name="ce8" table:formula="of:=[.X194]-[.W194]*4/1440" office:value-type="float" office:value="0.18850882463504" calcext:value-type="float">
            <text:p>4:31:27</text:p>
          </table:table-cell>
          <table:table-cell table:style-name="ce8" table:formula="of:=[.X194]+[.W194]*4/1440" office:value-type="float" office:value="0.814114968008707" calcext:value-type="float">
            <text:p>19:32:20</text:p>
          </table:table-cell>
          <table:table-cell table:style-name="ce11" table:formula="of:=8*[.W194]" office:value-type="float" office:value="900.872846458081" calcext:value-type="float">
            <text:p>900.87</text:p>
          </table:table-cell>
          <table:table-cell table:formula="of:=MOD([.E194]*1440+[.V194]+4*[.$B$4]-60*[.$B$5];1440)" office:value-type="float" office:value="1156.1108692965" calcext:value-type="float">
            <text:p>1156.11</text:p>
          </table:table-cell>
          <table:table-cell table:formula="of:=IF([.AB194]/4&lt;0;[.AB194]/4+180;[.AB194]/4-180)" office:value-type="float" office:value="109.027717324125" calcext:value-type="float">
            <text:p>109.03</text:p>
          </table:table-cell>
          <table:table-cell table:formula="of:=DEGREES(ACOS(SIN(RADIANS([.$B$3]))*SIN(RADIANS([.T194]))+COS(RADIANS([.$B$3]))*COS(RADIANS([.T194]))*COS(RADIANS([.AC194]))))" office:value-type="float" office:value="88.4803618426824" calcext:value-type="float">
            <text:p>88.48</text:p>
          </table:table-cell>
          <table:table-cell table:formula="of:=90-[.AD194]" office:value-type="float" office:value="1.51963815731764" calcext:value-type="float">
            <text:p>1.52</text:p>
          </table:table-cell>
          <table:table-cell table:formula="of:=IF([.AE194]&gt;85;0;IF([.AE194]&gt;5;58.1/TAN(RADIANS([.AE194]))-0.07/POWER(TAN(RADIANS([.AE194]));3)+0.000086/POWER(TAN(RADIANS([.AE194]));5);IF([.AE194]&gt;-0.575;1735+[.AE194]*(-518.2+[.AE194]*(103.4+[.AE194]*(-12.79+[.AE194]*0.711)));-20.772/TAN(RADIANS([.AE194])))))/3600" office:value-type="float" office:value="0.318114681708044" calcext:value-type="float">
            <text:p>0.32</text:p>
          </table:table-cell>
          <table:table-cell table:formula="of:=[.AE194]+[.AF194]" office:value-type="float" office:value="1.83775283902569" calcext:value-type="float">
            <text:p>1.84</text:p>
          </table:table-cell>
          <table:table-cell table:formula="of:=IF([.AC194]&gt;0;MOD(DEGREES(ACOS(((SIN(RADIANS([.$B$3]))*COS(RADIANS([.AD194])))-SIN(RADIANS([.T194])))/(COS(RADIANS([.$B$3]))*SIN(RADIANS([.AD194])))))+180;360);MOD(540-DEGREES(ACOS(((SIN(RADIANS([.$B$3]))*COS(RADIANS([.AD194])))-SIN(RADIANS([.T194])))/(COS(RADIANS([.$B$3]))*SIN(RADIANS([.AD194])))));360))" office:value-type="float" office:value="299.81091145807" calcext:value-type="float">
            <text:p>299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94]+0.1/24" office:value-type="float" office:value="0.808333333333332" calcext:value-type="float">
            <text:p>19:24:00</text:p>
          </table:table-cell>
          <table:table-cell table:style-name="ce9" table:formula="of:=[.D195]+2415018.5+[.E195]-[.$B$5]/24" office:value-type="float" office:value="2455369.6" calcext:value-type="float">
            <text:p>2455369.60</text:p>
          </table:table-cell>
          <table:table-cell table:style-name="ce10" table:formula="of:=([.F195]-2451545)/36525" office:value-type="float" office:value="0.104711841204644" calcext:value-type="float">
            <text:p>0.10471184</text:p>
          </table:table-cell>
          <table:table-cell/>
          <table:table-cell table:formula="of:=MOD(280.46646+[.G195]*(36000.76983+[.G195]*0.0003032);360)" office:value-type="float" office:value="90.1733570083566" calcext:value-type="float">
            <text:p>90.17</text:p>
          </table:table-cell>
          <table:table-cell table:formula="of:=357.52911+[.G195]*(35999.05029-0.0001537*[.G195])" office:value-type="float" office:value="4127.05594579922" calcext:value-type="float">
            <text:p>4127.06</text:p>
          </table:table-cell>
          <table:table-cell table:formula="of:=0.016708634-[.G195]*(0.000042037+0.0000001267*[.G195])" office:value-type="float" office:value="0.0167042308391203" calcext:value-type="float">
            <text:p>0.02</text:p>
          </table:table-cell>
          <table:table-cell table:formula="of:=SIN(RADIANS([.J195]))*(1.914602-[.G195]*(0.004817+0.000014*[.G195]))+SIN(RADIANS(2*[.J195]))*(0.019993-0.000101*[.G195])+SIN(RADIANS(3*[.J195]))*0.000289" office:value-type="float" office:value="0.420213525721084" calcext:value-type="float">
            <text:p>0.42</text:p>
          </table:table-cell>
          <table:table-cell table:formula="of:=[.I195]+[.L195]" office:value-type="float" office:value="90.5935705340776" calcext:value-type="float">
            <text:p>90.59</text:p>
          </table:table-cell>
          <table:table-cell table:formula="of:=[.J195]+[.L195]" office:value-type="float" office:value="4127.47615932494" calcext:value-type="float">
            <text:p>4127.48</text:p>
          </table:table-cell>
          <table:table-cell table:formula="of:=(1.000001018*(1-[.K195]*[.K195]))/(1+[.K195]*COS(RADIANS([.N195])))" office:value-type="float" office:value="1.01629446451469" calcext:value-type="float">
            <text:p>1.02</text:p>
          </table:table-cell>
          <table:table-cell table:formula="of:=[.M195]-0.00569-0.00478*SIN(RADIANS(125.04-1934.136*[.G195]))" office:value-type="float" office:value="90.5925469930787" calcext:value-type="float">
            <text:p>90.59</text:p>
          </table:table-cell>
          <table:table-cell table:formula="of:=23+(26+((21.448-[.G195]*(46.815+[.G195]*(0.00059-[.G195]*0.001813))))/60)/60" office:value-type="float" office:value="23.4379294196573" calcext:value-type="float">
            <text:p>23.44</text:p>
          </table:table-cell>
          <table:table-cell table:formula="of:=[.Q195]+0.00256*COS(RADIANS(125.04-1934.136*[.G195]))" office:value-type="float" office:value="23.438484074675" calcext:value-type="float">
            <text:p>23.44</text:p>
          </table:table-cell>
          <table:table-cell table:formula="of:=DEGREES(ATAN2(COS(RADIANS([.P195]));COS(RADIANS([.R195]))*SIN(RADIANS([.P195]))))" office:value-type="float" office:value="90.6458321406873" calcext:value-type="float">
            <text:p>90.65</text:p>
          </table:table-cell>
          <table:table-cell table:formula="of:=DEGREES(ASIN(SIN(RADIANS([.R195]))*SIN(RADIANS([.P195]))))" office:value-type="float" office:value="23.4371557250112" calcext:value-type="float">
            <text:p>23.44</text:p>
          </table:table-cell>
          <table:table-cell table:formula="of:=TAN(RADIANS([.R195]/2))*TAN(RADIANS([.R195]/2))" office:value-type="float" office:value="0.0430314815928796" calcext:value-type="float">
            <text:p>0.04</text:p>
          </table:table-cell>
          <table:table-cell table:formula="of:=4*DEGREES([.U195]*SIN(2*RADIANS([.I195]))-2*[.K195]*SIN(RADIANS([.J195]))+4*[.K195]*[.U195]*SIN(RADIANS([.J195]))*COS(2*RADIANS([.I195]))-0.5*[.U195]*[.U195]*SIN(4*RADIANS([.I195]))-1.25*[.K195]*[.K195]*SIN(2*RADIANS([.J195])))" office:value-type="float" office:value="-1.89003461905134" calcext:value-type="float">
            <text:p>-1.89</text:p>
          </table:table-cell>
          <table:table-cell table:formula="of:=DEGREES(ACOS(COS(RADIANS(90.833))/(COS(RADIANS([.$B$3]))*COS(RADIANS([.T195])))-TAN(RADIANS([.$B$3]))*TAN(RADIANS([.T195]))))" office:value-type="float" office:value="112.609086440358" calcext:value-type="float">
            <text:p>112.61</text:p>
          </table:table-cell>
          <table:table-cell table:style-name="ce8" table:formula="of:=(720-4*[.$B$4]-[.V195]+[.$B$5]*60)/1440" office:value-type="float" office:value="0.501312524041009" calcext:value-type="float">
            <text:p>12:01:53</text:p>
          </table:table-cell>
          <table:table-cell table:style-name="ce8" table:formula="of:=[.X195]-[.W195]*4/1440" office:value-type="float" office:value="0.188509506151124" calcext:value-type="float">
            <text:p>4:31:27</text:p>
          </table:table-cell>
          <table:table-cell table:style-name="ce8" table:formula="of:=[.X195]+[.W195]*4/1440" office:value-type="float" office:value="0.814115541930893" calcext:value-type="float">
            <text:p>19:32:20</text:p>
          </table:table-cell>
          <table:table-cell table:style-name="ce11" table:formula="of:=8*[.W195]" office:value-type="float" office:value="900.872691522868" calcext:value-type="float">
            <text:p>900.87</text:p>
          </table:table-cell>
          <table:table-cell table:formula="of:=MOD([.E195]*1440+[.V195]+4*[.$B$4]-60*[.$B$5];1440)" office:value-type="float" office:value="1162.10996538095" calcext:value-type="float">
            <text:p>1162.11</text:p>
          </table:table-cell>
          <table:table-cell table:formula="of:=IF([.AB195]/4&lt;0;[.AB195]/4+180;[.AB195]/4-180)" office:value-type="float" office:value="110.527491345237" calcext:value-type="float">
            <text:p>110.53</text:p>
          </table:table-cell>
          <table:table-cell table:formula="of:=DEGREES(ACOS(SIN(RADIANS([.$B$3]))*SIN(RADIANS([.T195]))+COS(RADIANS([.$B$3]))*COS(RADIANS([.T195]))*COS(RADIANS([.AC195]))))" office:value-type="float" office:value="89.4724442798974" calcext:value-type="float">
            <text:p>89.47</text:p>
          </table:table-cell>
          <table:table-cell table:formula="of:=90-[.AD195]" office:value-type="float" office:value="0.527555720102569" calcext:value-type="float">
            <text:p>0.53</text:p>
          </table:table-cell>
          <table:table-cell table:formula="of:=IF([.AE195]&gt;85;0;IF([.AE195]&gt;5;58.1/TAN(RADIANS([.AE195]))-0.07/POWER(TAN(RADIANS([.AE195]));3)+0.000086/POWER(TAN(RADIANS([.AE195]));5);IF([.AE195]&gt;-0.575;1735+[.AE195]*(-518.2+[.AE195]*(103.4+[.AE195]*(-12.79+[.AE195]*0.711)));-20.772/TAN(RADIANS([.AE195])))))/3600" office:value-type="float" office:value="0.413493211366457" calcext:value-type="float">
            <text:p>0.41</text:p>
          </table:table-cell>
          <table:table-cell table:formula="of:=[.AE195]+[.AF195]" office:value-type="float" office:value="0.941048931469026" calcext:value-type="float">
            <text:p>0.94</text:p>
          </table:table-cell>
          <table:table-cell table:formula="of:=IF([.AC195]&gt;0;MOD(DEGREES(ACOS(((SIN(RADIANS([.$B$3]))*COS(RADIANS([.AD195])))-SIN(RADIANS([.T195])))/(COS(RADIANS([.$B$3]))*SIN(RADIANS([.AD195])))))+180;360);MOD(540-DEGREES(ACOS(((SIN(RADIANS([.$B$3]))*COS(RADIANS([.AD195])))-SIN(RADIANS([.T195])))/(COS(RADIANS([.$B$3]))*SIN(RADIANS([.AD195])))));360))" office:value-type="float" office:value="300.76461405897" calcext:value-type="float">
            <text:p>300.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95]+0.1/24" office:value-type="float" office:value="0.812499999999998" calcext:value-type="float">
            <text:p>19:30:00</text:p>
          </table:table-cell>
          <table:table-cell table:style-name="ce9" table:formula="of:=[.D196]+2415018.5+[.E196]-[.$B$5]/24" office:value-type="float" office:value="2455369.60416667" calcext:value-type="float">
            <text:p>2455369.60</text:p>
          </table:table-cell>
          <table:table-cell table:style-name="ce10" table:formula="of:=([.F196]-2451545)/36525" office:value-type="float" office:value="0.104711955281766" calcext:value-type="float">
            <text:p>0.10471196</text:p>
          </table:table-cell>
          <table:table-cell/>
          <table:table-cell table:formula="of:=MOD(280.46646+[.G196]*(36000.76983+[.G196]*0.0003032);360)" office:value-type="float" office:value="90.1774638725751" calcext:value-type="float">
            <text:p>90.18</text:p>
          </table:table-cell>
          <table:table-cell table:formula="of:=357.52911+[.G196]*(35999.05029-0.0001537*[.G196])" office:value-type="float" office:value="4127.06005246727" calcext:value-type="float">
            <text:p>4127.06</text:p>
          </table:table-cell>
          <table:table-cell table:formula="of:=0.016708634-[.G196]*(0.000042037+0.0000001267*[.G196])" office:value-type="float" office:value="0.0167042308343218" calcext:value-type="float">
            <text:p>0.02</text:p>
          </table:table-cell>
          <table:table-cell table:formula="of:=SIN(RADIANS([.J196]))*(1.914602-[.G196]*(0.004817+0.000014*[.G196]))+SIN(RADIANS(2*[.J196]))*(0.019993-0.000101*[.G196])+SIN(RADIANS(3*[.J196]))*0.000289" office:value-type="float" office:value="0.420082346667132" calcext:value-type="float">
            <text:p>0.42</text:p>
          </table:table-cell>
          <table:table-cell table:formula="of:=[.I196]+[.L196]" office:value-type="float" office:value="90.5975462192422" calcext:value-type="float">
            <text:p>90.6</text:p>
          </table:table-cell>
          <table:table-cell table:formula="of:=[.J196]+[.L196]" office:value-type="float" office:value="4127.48013481393" calcext:value-type="float">
            <text:p>4127.48</text:p>
          </table:table-cell>
          <table:table-cell table:formula="of:=(1.000001018*(1-[.K196]*[.K196]))/(1+[.K196]*COS(RADIANS([.N196])))" office:value-type="float" office:value="1.01629472412971" calcext:value-type="float">
            <text:p>1.02</text:p>
          </table:table-cell>
          <table:table-cell table:formula="of:=[.M196]-0.00569-0.00478*SIN(RADIANS(125.04-1934.136*[.G196]))" office:value-type="float" office:value="90.5965226822314" calcext:value-type="float">
            <text:p>90.6</text:p>
          </table:table-cell>
          <table:table-cell table:formula="of:=23+(26+((21.448-[.G196]*(46.815+[.G196]*(0.00059-[.G196]*0.001813))))/60)/60" office:value-type="float" office:value="23.4379294181739" calcext:value-type="float">
            <text:p>23.44</text:p>
          </table:table-cell>
          <table:table-cell table:formula="of:=[.Q196]+0.00256*COS(RADIANS(125.04-1934.136*[.G196]))" office:value-type="float" office:value="23.4384840635673" calcext:value-type="float">
            <text:p>23.44</text:p>
          </table:table-cell>
          <table:table-cell table:formula="of:=DEGREES(ATAN2(COS(RADIANS([.P196]));COS(RADIANS([.R196]))*SIN(RADIANS([.P196]))))" office:value-type="float" office:value="90.6501652873883" calcext:value-type="float">
            <text:p>90.65</text:p>
          </table:table-cell>
          <table:table-cell table:formula="of:=DEGREES(ASIN(SIN(RADIANS([.R196]))*SIN(RADIANS([.P196]))))" office:value-type="float" office:value="23.4371378292561" calcext:value-type="float">
            <text:p>23.44</text:p>
          </table:table-cell>
          <table:table-cell table:formula="of:=TAN(RADIANS([.R196]/2))*TAN(RADIANS([.R196]/2))" office:value-type="float" office:value="0.0430314815509337" calcext:value-type="float">
            <text:p>0.04</text:p>
          </table:table-cell>
          <table:table-cell table:formula="of:=4*DEGREES([.U196]*SIN(2*RADIANS([.I196]))-2*[.K196]*SIN(RADIANS([.J196]))+4*[.K196]*[.U196]*SIN(RADIANS([.J196]))*COS(2*RADIANS([.I196]))-0.5*[.U196]*[.U196]*SIN(4*RADIANS([.I196]))-1.25*[.K196]*[.K196]*SIN(2*RADIANS([.J196])))" office:value-type="float" office:value="-1.89093852146051" calcext:value-type="float">
            <text:p>-1.89</text:p>
          </table:table-cell>
          <table:table-cell table:formula="of:=DEGREES(ACOS(COS(RADIANS(90.833))/(COS(RADIANS([.$B$3]))*COS(RADIANS([.T196])))-TAN(RADIANS([.$B$3]))*TAN(RADIANS([.T196]))))" office:value-type="float" office:value="112.609066943182" calcext:value-type="float">
            <text:p>112.61</text:p>
          </table:table-cell>
          <table:table-cell table:style-name="ce8" table:formula="of:=(720-4*[.$B$4]-[.V196]+[.$B$5]*60)/1440" office:value-type="float" office:value="0.501313151751015" calcext:value-type="float">
            <text:p>12:01:53</text:p>
          </table:table-cell>
          <table:table-cell table:style-name="ce8" table:formula="of:=[.X196]-[.W196]*4/1440" office:value-type="float" office:value="0.188510188019954" calcext:value-type="float">
            <text:p>4:31:27</text:p>
          </table:table-cell>
          <table:table-cell table:style-name="ce8" table:formula="of:=[.X196]+[.W196]*4/1440" office:value-type="float" office:value="0.814116115482076" calcext:value-type="float">
            <text:p>19:32:20</text:p>
          </table:table-cell>
          <table:table-cell table:style-name="ce11" table:formula="of:=8*[.W196]" office:value-type="float" office:value="900.872535545456" calcext:value-type="float">
            <text:p>900.87</text:p>
          </table:table-cell>
          <table:table-cell table:formula="of:=MOD([.E196]*1440+[.V196]+4*[.$B$4]-60*[.$B$5];1440)" office:value-type="float" office:value="1168.10906147854" calcext:value-type="float">
            <text:p>1168.11</text:p>
          </table:table-cell>
          <table:table-cell table:formula="of:=IF([.AB196]/4&lt;0;[.AB196]/4+180;[.AB196]/4-180)" office:value-type="float" office:value="112.027265369634" calcext:value-type="float">
            <text:p>112.03</text:p>
          </table:table-cell>
          <table:table-cell table:formula="of:=DEGREES(ACOS(SIN(RADIANS([.$B$3]))*SIN(RADIANS([.T196]))+COS(RADIANS([.$B$3]))*COS(RADIANS([.T196]))*COS(RADIANS([.AC196]))))" office:value-type="float" office:value="90.4546937234887" calcext:value-type="float">
            <text:p>90.45</text:p>
          </table:table-cell>
          <table:table-cell table:formula="of:=90-[.AD196]" office:value-type="float" office:value="-0.454693723488674" calcext:value-type="float">
            <text:p>-0.45</text:p>
          </table:table-cell>
          <table:table-cell table:formula="of:=IF([.AE196]&gt;85;0;IF([.AE196]&gt;5;58.1/TAN(RADIANS([.AE196]))-0.07/POWER(TAN(RADIANS([.AE196]));3)+0.000086/POWER(TAN(RADIANS([.AE196]));5);IF([.AE196]&gt;-0.575;1735+[.AE196]*(-518.2+[.AE196]*(103.4+[.AE196]*(-12.79+[.AE196]*0.711)));-20.772/TAN(RADIANS([.AE196])))))/3600" office:value-type="float" office:value="0.553675720780992" calcext:value-type="float">
            <text:p>0.55</text:p>
          </table:table-cell>
          <table:table-cell table:formula="of:=[.AE196]+[.AF196]" office:value-type="float" office:value="0.0989819972923182" calcext:value-type="float">
            <text:p>0.1</text:p>
          </table:table-cell>
          <table:table-cell table:formula="of:=IF([.AC196]&gt;0;MOD(DEGREES(ACOS(((SIN(RADIANS([.$B$3]))*COS(RADIANS([.AD196])))-SIN(RADIANS([.T196])))/(COS(RADIANS([.$B$3]))*SIN(RADIANS([.AD196])))))+180;360);MOD(540-DEGREES(ACOS(((SIN(RADIANS([.$B$3]))*COS(RADIANS([.AD196])))-SIN(RADIANS([.T196])))/(COS(RADIANS([.$B$3]))*SIN(RADIANS([.AD196])))));360))" office:value-type="float" office:value="301.72829080667" calcext:value-type="float">
            <text:p>301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96]+0.1/24" office:value-type="float" office:value="0.816666666666665" calcext:value-type="float">
            <text:p>19:36:00</text:p>
          </table:table-cell>
          <table:table-cell table:style-name="ce9" table:formula="of:=[.D197]+2415018.5+[.E197]-[.$B$5]/24" office:value-type="float" office:value="2455369.60833333" calcext:value-type="float">
            <text:p>2455369.61</text:p>
          </table:table-cell>
          <table:table-cell table:style-name="ce10" table:formula="of:=([.F197]-2451545)/36525" office:value-type="float" office:value="0.104712069358888" calcext:value-type="float">
            <text:p>0.10471207</text:p>
          </table:table-cell>
          <table:table-cell/>
          <table:table-cell table:formula="of:=MOD(280.46646+[.G197]*(36000.76983+[.G197]*0.0003032);360)" office:value-type="float" office:value="90.1815707367946" calcext:value-type="float">
            <text:p>90.18</text:p>
          </table:table-cell>
          <table:table-cell table:formula="of:=357.52911+[.G197]*(35999.05029-0.0001537*[.G197])" office:value-type="float" office:value="4127.06415913532" calcext:value-type="float">
            <text:p>4127.06</text:p>
          </table:table-cell>
          <table:table-cell table:formula="of:=0.016708634-[.G197]*(0.000042037+0.0000001267*[.G197])" office:value-type="float" office:value="0.0167042308295233" calcext:value-type="float">
            <text:p>0.02</text:p>
          </table:table-cell>
          <table:table-cell table:formula="of:=SIN(RADIANS([.J197]))*(1.914602-[.G197]*(0.004817+0.000014*[.G197]))+SIN(RADIANS(2*[.J197]))*(0.019993-0.000101*[.G197])+SIN(RADIANS(3*[.J197]))*0.000289" office:value-type="float" office:value="0.419951165582121" calcext:value-type="float">
            <text:p>0.42</text:p>
          </table:table-cell>
          <table:table-cell table:formula="of:=[.I197]+[.L197]" office:value-type="float" office:value="90.6015219023767" calcext:value-type="float">
            <text:p>90.6</text:p>
          </table:table-cell>
          <table:table-cell table:formula="of:=[.J197]+[.L197]" office:value-type="float" office:value="4127.4841103009" calcext:value-type="float">
            <text:p>4127.48</text:p>
          </table:table-cell>
          <table:table-cell table:formula="of:=(1.000001018*(1-[.K197]*[.K197]))/(1+[.K197]*COS(RADIANS([.N197])))" office:value-type="float" office:value="1.01629498366362" calcext:value-type="float">
            <text:p>1.02</text:p>
          </table:table-cell>
          <table:table-cell table:formula="of:=[.M197]-0.00569-0.00478*SIN(RADIANS(125.04-1934.136*[.G197]))" office:value-type="float" office:value="90.600498369354" calcext:value-type="float">
            <text:p>90.6</text:p>
          </table:table-cell>
          <table:table-cell table:formula="of:=23+(26+((21.448-[.G197]*(46.815+[.G197]*(0.00059-[.G197]*0.001813))))/60)/60" office:value-type="float" office:value="23.4379294166904" calcext:value-type="float">
            <text:p>23.44</text:p>
          </table:table-cell>
          <table:table-cell table:formula="of:=[.Q197]+0.00256*COS(RADIANS(125.04-1934.136*[.G197]))" office:value-type="float" office:value="23.4384840524597" calcext:value-type="float">
            <text:p>23.44</text:p>
          </table:table-cell>
          <table:table-cell table:formula="of:=DEGREES(ATAN2(COS(RADIANS([.P197]));COS(RADIANS([.R197]))*SIN(RADIANS([.P197]))))" office:value-type="float" office:value="90.6544984306993" calcext:value-type="float">
            <text:p>90.65</text:p>
          </table:table-cell>
          <table:table-cell table:formula="of:=DEGREES(ASIN(SIN(RADIANS([.R197]))*SIN(RADIANS([.P197]))))" office:value-type="float" office:value="23.4371198139213" calcext:value-type="float">
            <text:p>23.44</text:p>
          </table:table-cell>
          <table:table-cell table:formula="of:=TAN(RADIANS([.R197]/2))*TAN(RADIANS([.R197]/2))" office:value-type="float" office:value="0.0430314815089878" calcext:value-type="float">
            <text:p>0.04</text:p>
          </table:table-cell>
          <table:table-cell table:formula="of:=4*DEGREES([.U197]*SIN(2*RADIANS([.I197]))-2*[.K197]*SIN(RADIANS([.J197]))+4*[.K197]*[.U197]*SIN(RADIANS([.J197]))*COS(2*RADIANS([.I197]))-0.5*[.U197]*[.U197]*SIN(4*RADIANS([.I197]))-1.25*[.K197]*[.K197]*SIN(2*RADIANS([.J197])))" office:value-type="float" office:value="-1.89184241059579" calcext:value-type="float">
            <text:p>-1.89</text:p>
          </table:table-cell>
          <table:table-cell table:formula="of:=DEGREES(ACOS(COS(RADIANS(90.833))/(COS(RADIANS([.$B$3]))*COS(RADIANS([.T197])))-TAN(RADIANS([.$B$3]))*TAN(RADIANS([.T197]))))" office:value-type="float" office:value="112.609047315733" calcext:value-type="float">
            <text:p>112.61</text:p>
          </table:table-cell>
          <table:table-cell table:style-name="ce8" table:formula="of:=(720-4*[.$B$4]-[.V197]+[.$B$5]*60)/1440" office:value-type="float" office:value="0.501313779451804" calcext:value-type="float">
            <text:p>12:01:54</text:p>
          </table:table-cell>
          <table:table-cell table:style-name="ce8" table:formula="of:=[.X197]-[.W197]*4/1440" office:value-type="float" office:value="0.188510870241434" calcext:value-type="float">
            <text:p>4:31:27</text:p>
          </table:table-cell>
          <table:table-cell table:style-name="ce8" table:formula="of:=[.X197]+[.W197]*4/1440" office:value-type="float" office:value="0.814116688662175" calcext:value-type="float">
            <text:p>19:32:20</text:p>
          </table:table-cell>
          <table:table-cell table:style-name="ce11" table:formula="of:=8*[.W197]" office:value-type="float" office:value="900.872378525867" calcext:value-type="float">
            <text:p>900.87</text:p>
          </table:table-cell>
          <table:table-cell table:formula="of:=MOD([.E197]*1440+[.V197]+4*[.$B$4]-60*[.$B$5];1440)" office:value-type="float" office:value="1174.1081575894" calcext:value-type="float">
            <text:p>1174.11</text:p>
          </table:table-cell>
          <table:table-cell table:formula="of:=IF([.AB197]/4&lt;0;[.AB197]/4+180;[.AB197]/4-180)" office:value-type="float" office:value="113.527039397351" calcext:value-type="float">
            <text:p>113.53</text:p>
          </table:table-cell>
          <table:table-cell table:formula="of:=DEGREES(ACOS(SIN(RADIANS([.$B$3]))*SIN(RADIANS([.T197]))+COS(RADIANS([.$B$3]))*COS(RADIANS([.T197]))*COS(RADIANS([.AC197]))))" office:value-type="float" office:value="91.4267261244937" calcext:value-type="float">
            <text:p>91.43</text:p>
          </table:table-cell>
          <table:table-cell table:formula="of:=90-[.AD197]" office:value-type="float" office:value="-1.42672612449374" calcext:value-type="float">
            <text:p>-1.43</text:p>
          </table:table-cell>
          <table:table-cell table:formula="of:=IF([.AE197]&gt;85;0;IF([.AE197]&gt;5;58.1/TAN(RADIANS([.AE197]))-0.07/POWER(TAN(RADIANS([.AE197]));3)+0.000086/POWER(TAN(RADIANS([.AE197]));5);IF([.AE197]&gt;-0.575;1735+[.AE197]*(-518.2+[.AE197]*(103.4+[.AE197]*(-12.79+[.AE197]*0.711)));-20.772/TAN(RADIANS([.AE197])))))/3600" office:value-type="float" office:value="0.231669070201132" calcext:value-type="float">
            <text:p>0.23</text:p>
          </table:table-cell>
          <table:table-cell table:formula="of:=[.AE197]+[.AF197]" office:value-type="float" office:value="-1.19505705429261" calcext:value-type="float">
            <text:p>-1.2</text:p>
          </table:table-cell>
          <table:table-cell table:formula="of:=IF([.AC197]&gt;0;MOD(DEGREES(ACOS(((SIN(RADIANS([.$B$3]))*COS(RADIANS([.AD197])))-SIN(RADIANS([.T197])))/(COS(RADIANS([.$B$3]))*SIN(RADIANS([.AD197])))))+180;360);MOD(540-DEGREES(ACOS(((SIN(RADIANS([.$B$3]))*COS(RADIANS([.AD197])))-SIN(RADIANS([.T197])))/(COS(RADIANS([.$B$3]))*SIN(RADIANS([.AD197])))));360))" office:value-type="float" office:value="302.70240363522" calcext:value-type="float">
            <text:p>302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97]+0.1/24" office:value-type="float" office:value="0.820833333333332" calcext:value-type="float">
            <text:p>19:42:00</text:p>
          </table:table-cell>
          <table:table-cell table:style-name="ce9" table:formula="of:=[.D198]+2415018.5+[.E198]-[.$B$5]/24" office:value-type="float" office:value="2455369.6125" calcext:value-type="float">
            <text:p>2455369.61</text:p>
          </table:table-cell>
          <table:table-cell table:style-name="ce10" table:formula="of:=([.F198]-2451545)/36525" office:value-type="float" office:value="0.104712183435998" calcext:value-type="float">
            <text:p>0.10471218</text:p>
          </table:table-cell>
          <table:table-cell/>
          <table:table-cell table:formula="of:=MOD(280.46646+[.G198]*(36000.76983+[.G198]*0.0003032);360)" office:value-type="float" office:value="90.185677600582" calcext:value-type="float">
            <text:p>90.19</text:p>
          </table:table-cell>
          <table:table-cell table:formula="of:=357.52911+[.G198]*(35999.05029-0.0001537*[.G198])" office:value-type="float" office:value="4127.06826580293" calcext:value-type="float">
            <text:p>4127.07</text:p>
          </table:table-cell>
          <table:table-cell table:formula="of:=0.016708634-[.G198]*(0.000042037+0.0000001267*[.G198])" office:value-type="float" office:value="0.0167042308247248" calcext:value-type="float">
            <text:p>0.02</text:p>
          </table:table-cell>
          <table:table-cell table:formula="of:=SIN(RADIANS([.J198]))*(1.914602-[.G198]*(0.004817+0.000014*[.G198]))+SIN(RADIANS(2*[.J198]))*(0.019993-0.000101*[.G198])+SIN(RADIANS(3*[.J198]))*0.000289" office:value-type="float" office:value="0.419819982480524" calcext:value-type="float">
            <text:p>0.42</text:p>
          </table:table-cell>
          <table:table-cell table:formula="of:=[.I198]+[.L198]" office:value-type="float" office:value="90.6054975830626" calcext:value-type="float">
            <text:p>90.61</text:p>
          </table:table-cell>
          <table:table-cell table:formula="of:=[.J198]+[.L198]" office:value-type="float" office:value="4127.48808578541" calcext:value-type="float">
            <text:p>4127.49</text:p>
          </table:table-cell>
          <table:table-cell table:formula="of:=(1.000001018*(1-[.K198]*[.K198]))/(1+[.K198]*COS(RADIANS([.N198])))" office:value-type="float" office:value="1.01629524311639" calcext:value-type="float">
            <text:p>1.02</text:p>
          </table:table-cell>
          <table:table-cell table:formula="of:=[.M198]-0.00569-0.00478*SIN(RADIANS(125.04-1934.136*[.G198]))" office:value-type="float" office:value="90.6044740540278" calcext:value-type="float">
            <text:p>90.6</text:p>
          </table:table-cell>
          <table:table-cell table:formula="of:=23+(26+((21.448-[.G198]*(46.815+[.G198]*(0.00059-[.G198]*0.001813))))/60)/60" office:value-type="float" office:value="23.4379294152069" calcext:value-type="float">
            <text:p>23.44</text:p>
          </table:table-cell>
          <table:table-cell table:formula="of:=[.Q198]+0.00256*COS(RADIANS(125.04-1934.136*[.G198]))" office:value-type="float" office:value="23.438484041352" calcext:value-type="float">
            <text:p>23.44</text:p>
          </table:table-cell>
          <table:table-cell table:formula="of:=DEGREES(ATAN2(COS(RADIANS([.P198]));COS(RADIANS([.R198]))*SIN(RADIANS([.P198]))))" office:value-type="float" office:value="90.6588315701562" calcext:value-type="float">
            <text:p>90.66</text:p>
          </table:table-cell>
          <table:table-cell table:formula="of:=DEGREES(ASIN(SIN(RADIANS([.R198]))*SIN(RADIANS([.P198]))))" office:value-type="float" office:value="23.437101679009" calcext:value-type="float">
            <text:p>23.44</text:p>
          </table:table-cell>
          <table:table-cell table:formula="of:=TAN(RADIANS([.R198]/2))*TAN(RADIANS([.R198]/2))" office:value-type="float" office:value="0.0430314814670418" calcext:value-type="float">
            <text:p>0.04</text:p>
          </table:table-cell>
          <table:table-cell table:formula="of:=4*DEGREES([.U198]*SIN(2*RADIANS([.I198]))-2*[.K198]*SIN(RADIANS([.J198]))+4*[.K198]*[.U198]*SIN(RADIANS([.J198]))*COS(2*RADIANS([.I198]))-0.5*[.U198]*[.U198]*SIN(4*RADIANS([.I198]))-1.25*[.K198]*[.K198]*SIN(2*RADIANS([.J198])))" office:value-type="float" office:value="-1.89274628633351" calcext:value-type="float">
            <text:p>-1.89</text:p>
          </table:table-cell>
          <table:table-cell table:formula="of:=DEGREES(ACOS(COS(RADIANS(90.833))/(COS(RADIANS([.$B$3]))*COS(RADIANS([.T198])))-TAN(RADIANS([.$B$3]))*TAN(RADIANS([.T198]))))" office:value-type="float" office:value="112.609027558015" calcext:value-type="float">
            <text:p>112.61</text:p>
          </table:table-cell>
          <table:table-cell table:style-name="ce8" table:formula="of:=(720-4*[.$B$4]-[.V198]+[.$B$5]*60)/1440" office:value-type="float" office:value="0.501314407143285" calcext:value-type="float">
            <text:p>12:01:54</text:p>
          </table:table-cell>
          <table:table-cell table:style-name="ce8" table:formula="of:=[.X198]-[.W198]*4/1440" office:value-type="float" office:value="0.188511552815465" calcext:value-type="float">
            <text:p>4:31:27</text:p>
          </table:table-cell>
          <table:table-cell table:style-name="ce8" table:formula="of:=[.X198]+[.W198]*4/1440" office:value-type="float" office:value="0.814117261471105" calcext:value-type="float">
            <text:p>19:32:20</text:p>
          </table:table-cell>
          <table:table-cell table:style-name="ce11" table:formula="of:=8*[.W198]" office:value-type="float" office:value="900.872220464122" calcext:value-type="float">
            <text:p>900.87</text:p>
          </table:table-cell>
          <table:table-cell table:formula="of:=MOD([.E198]*1440+[.V198]+4*[.$B$4]-60*[.$B$5];1440)" office:value-type="float" office:value="1180.10725371366" calcext:value-type="float">
            <text:p>1180.11</text:p>
          </table:table-cell>
          <table:table-cell table:formula="of:=IF([.AB198]/4&lt;0;[.AB198]/4+180;[.AB198]/4-180)" office:value-type="float" office:value="115.026813428416" calcext:value-type="float">
            <text:p>115.03</text:p>
          </table:table-cell>
          <table:table-cell table:formula="of:=DEGREES(ACOS(SIN(RADIANS([.$B$3]))*SIN(RADIANS([.T198]))+COS(RADIANS([.$B$3]))*COS(RADIANS([.T198]))*COS(RADIANS([.AC198]))))" office:value-type="float" office:value="92.3881464922877" calcext:value-type="float">
            <text:p>92.39</text:p>
          </table:table-cell>
          <table:table-cell table:formula="of:=90-[.AD198]" office:value-type="float" office:value="-2.3881464922877" calcext:value-type="float">
            <text:p>-2.39</text:p>
          </table:table-cell>
          <table:table-cell table:formula="of:=IF([.AE198]&gt;85;0;IF([.AE198]&gt;5;58.1/TAN(RADIANS([.AE198]))-0.07/POWER(TAN(RADIANS([.AE198]));3)+0.000086/POWER(TAN(RADIANS([.AE198]));5);IF([.AE198]&gt;-0.575;1735+[.AE198]*(-518.2+[.AE198]*(103.4+[.AE198]*(-12.79+[.AE198]*0.711)));-20.772/TAN(RADIANS([.AE198])))))/3600" office:value-type="float" office:value="0.138352139347016" calcext:value-type="float">
            <text:p>0.14</text:p>
          </table:table-cell>
          <table:table-cell table:formula="of:=[.AE198]+[.AF198]" office:value-type="float" office:value="-2.24979435294069" calcext:value-type="float">
            <text:p>-2.25</text:p>
          </table:table-cell>
          <table:table-cell table:formula="of:=IF([.AC198]&gt;0;MOD(DEGREES(ACOS(((SIN(RADIANS([.$B$3]))*COS(RADIANS([.AD198])))-SIN(RADIANS([.T198])))/(COS(RADIANS([.$B$3]))*SIN(RADIANS([.AD198])))))+180;360);MOD(540-DEGREES(ACOS(((SIN(RADIANS([.$B$3]))*COS(RADIANS([.AD198])))-SIN(RADIANS([.T198])))/(COS(RADIANS([.$B$3]))*SIN(RADIANS([.AD198])))));360))" office:value-type="float" office:value="303.687407897954" calcext:value-type="float">
            <text:p>303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98]+0.1/24" office:value-type="float" office:value="0.824999999999998" calcext:value-type="float">
            <text:p>19:48:00</text:p>
          </table:table-cell>
          <table:table-cell table:style-name="ce9" table:formula="of:=[.D199]+2415018.5+[.E199]-[.$B$5]/24" office:value-type="float" office:value="2455369.61666667" calcext:value-type="float">
            <text:p>2455369.62</text:p>
          </table:table-cell>
          <table:table-cell table:style-name="ce10" table:formula="of:=([.F199]-2451545)/36525" office:value-type="float" office:value="0.10471229751312" calcext:value-type="float">
            <text:p>0.10471230</text:p>
          </table:table-cell>
          <table:table-cell/>
          <table:table-cell table:formula="of:=MOD(280.46646+[.G199]*(36000.76983+[.G199]*0.0003032);360)" office:value-type="float" office:value="90.1897844648011" calcext:value-type="float">
            <text:p>90.19</text:p>
          </table:table-cell>
          <table:table-cell table:formula="of:=357.52911+[.G199]*(35999.05029-0.0001537*[.G199])" office:value-type="float" office:value="4127.07237247098" calcext:value-type="float">
            <text:p>4127.07</text:p>
          </table:table-cell>
          <table:table-cell table:formula="of:=0.016708634-[.G199]*(0.000042037+0.0000001267*[.G199])" office:value-type="float" office:value="0.0167042308199264" calcext:value-type="float">
            <text:p>0.02</text:p>
          </table:table-cell>
          <table:table-cell table:formula="of:=SIN(RADIANS([.J199]))*(1.914602-[.G199]*(0.004817+0.000014*[.G199]))+SIN(RADIANS(2*[.J199]))*(0.019993-0.000101*[.G199])+SIN(RADIANS(3*[.J199]))*0.000289" office:value-type="float" office:value="0.419688797335356" calcext:value-type="float">
            <text:p>0.42</text:p>
          </table:table-cell>
          <table:table-cell table:formula="of:=[.I199]+[.L199]" office:value-type="float" office:value="90.6094732621364" calcext:value-type="float">
            <text:p>90.61</text:p>
          </table:table-cell>
          <table:table-cell table:formula="of:=[.J199]+[.L199]" office:value-type="float" office:value="4127.49206126832" calcext:value-type="float">
            <text:p>4127.49</text:p>
          </table:table-cell>
          <table:table-cell table:formula="of:=(1.000001018*(1-[.K199]*[.K199]))/(1+[.K199]*COS(RADIANS([.N199])))" office:value-type="float" office:value="1.01629550248808" calcext:value-type="float">
            <text:p>1.02</text:p>
          </table:table-cell>
          <table:table-cell table:formula="of:=[.M199]-0.00569-0.00478*SIN(RADIANS(125.04-1934.136*[.G199]))" office:value-type="float" office:value="90.6084497370896" calcext:value-type="float">
            <text:p>90.61</text:p>
          </table:table-cell>
          <table:table-cell table:formula="of:=23+(26+((21.448-[.G199]*(46.815+[.G199]*(0.00059-[.G199]*0.001813))))/60)/60" office:value-type="float" office:value="23.4379294137234" calcext:value-type="float">
            <text:p>23.44</text:p>
          </table:table-cell>
          <table:table-cell table:formula="of:=[.Q199]+0.00256*COS(RADIANS(125.04-1934.136*[.G199]))" office:value-type="float" office:value="23.4384840302444" calcext:value-type="float">
            <text:p>23.44</text:p>
          </table:table-cell>
          <table:table-cell table:formula="of:=DEGREES(ATAN2(COS(RADIANS([.P199]));COS(RADIANS([.R199]))*SIN(RADIANS([.P199]))))" office:value-type="float" office:value="90.663164706663" calcext:value-type="float">
            <text:p>90.66</text:p>
          </table:table-cell>
          <table:table-cell table:formula="of:=DEGREES(ASIN(SIN(RADIANS([.R199]))*SIN(RADIANS([.P199]))))" office:value-type="float" office:value="23.4370834245158" calcext:value-type="float">
            <text:p>23.44</text:p>
          </table:table-cell>
          <table:table-cell table:formula="of:=TAN(RADIANS([.R199]/2))*TAN(RADIANS([.R199]/2))" office:value-type="float" office:value="0.0430314814250958" calcext:value-type="float">
            <text:p>0.04</text:p>
          </table:table-cell>
          <table:table-cell table:formula="of:=4*DEGREES([.U199]*SIN(2*RADIANS([.I199]))-2*[.K199]*SIN(RADIANS([.J199]))+4*[.K199]*[.U199]*SIN(RADIANS([.J199]))*COS(2*RADIANS([.I199]))-0.5*[.U199]*[.U199]*SIN(4*RADIANS([.I199]))-1.25*[.K199]*[.K199]*SIN(2*RADIANS([.J199])))" office:value-type="float" office:value="-1.89365014883512" calcext:value-type="float">
            <text:p>-1.89</text:p>
          </table:table-cell>
          <table:table-cell table:formula="of:=DEGREES(ACOS(COS(RADIANS(90.833))/(COS(RADIANS([.$B$3]))*COS(RADIANS([.T199])))-TAN(RADIANS([.$B$3]))*TAN(RADIANS([.T199]))))" office:value-type="float" office:value="112.609007670024" calcext:value-type="float">
            <text:p>112.61</text:p>
          </table:table-cell>
          <table:table-cell table:style-name="ce8" table:formula="of:=(720-4*[.$B$4]-[.V199]+[.$B$5]*60)/1440" office:value-type="float" office:value="0.501315034825578" calcext:value-type="float">
            <text:p>12:01:54</text:p>
          </table:table-cell>
          <table:table-cell table:style-name="ce8" table:formula="of:=[.X199]-[.W199]*4/1440" office:value-type="float" office:value="0.188512235742179" calcext:value-type="float">
            <text:p>4:31:27</text:p>
          </table:table-cell>
          <table:table-cell table:style-name="ce8" table:formula="of:=[.X199]+[.W199]*4/1440" office:value-type="float" office:value="0.814117833908978" calcext:value-type="float">
            <text:p>19:32:20</text:p>
          </table:table-cell>
          <table:table-cell table:style-name="ce11" table:formula="of:=8*[.W199]" office:value-type="float" office:value="900.872061360191" calcext:value-type="float">
            <text:p>900.87</text:p>
          </table:table-cell>
          <table:table-cell table:formula="of:=MOD([.E199]*1440+[.V199]+4*[.$B$4]-60*[.$B$5];1440)" office:value-type="float" office:value="1186.10634985116" calcext:value-type="float">
            <text:p>1186.11</text:p>
          </table:table-cell>
          <table:table-cell table:formula="of:=IF([.AB199]/4&lt;0;[.AB199]/4+180;[.AB199]/4-180)" office:value-type="float" office:value="116.526587462791" calcext:value-type="float">
            <text:p>116.53</text:p>
          </table:table-cell>
          <table:table-cell table:formula="of:=DEGREES(ACOS(SIN(RADIANS([.$B$3]))*SIN(RADIANS([.T199]))+COS(RADIANS([.$B$3]))*COS(RADIANS([.T199]))*COS(RADIANS([.AC199]))))" office:value-type="float" office:value="93.3385486205817" calcext:value-type="float">
            <text:p>93.34</text:p>
          </table:table-cell>
          <table:table-cell table:formula="of:=90-[.AD199]" office:value-type="float" office:value="-3.33854862058168" calcext:value-type="float">
            <text:p>-3.34</text:p>
          </table:table-cell>
          <table:table-cell table:formula="of:=IF([.AE199]&gt;85;0;IF([.AE199]&gt;5;58.1/TAN(RADIANS([.AE199]))-0.07/POWER(TAN(RADIANS([.AE199]));3)+0.000086/POWER(TAN(RADIANS([.AE199]));5);IF([.AE199]&gt;-0.575;1735+[.AE199]*(-518.2+[.AE199]*(103.4+[.AE199]*(-12.79+[.AE199]*0.711)));-20.772/TAN(RADIANS([.AE199])))))/3600" office:value-type="float" office:value="0.0989119672156309" calcext:value-type="float">
            <text:p>0.1</text:p>
          </table:table-cell>
          <table:table-cell table:formula="of:=[.AE199]+[.AF199]" office:value-type="float" office:value="-3.23963665336605" calcext:value-type="float">
            <text:p>-3.24</text:p>
          </table:table-cell>
          <table:table-cell table:formula="of:=IF([.AC199]&gt;0;MOD(DEGREES(ACOS(((SIN(RADIANS([.$B$3]))*COS(RADIANS([.AD199])))-SIN(RADIANS([.T199])))/(COS(RADIANS([.$B$3]))*SIN(RADIANS([.AD199])))))+180;360);MOD(540-DEGREES(ACOS(((SIN(RADIANS([.$B$3]))*COS(RADIANS([.AD199])))-SIN(RADIANS([.T199])))/(COS(RADIANS([.$B$3]))*SIN(RADIANS([.AD199])))));360))" office:value-type="float" office:value="304.683751828306" calcext:value-type="float">
            <text:p>304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199]+0.1/24" office:value-type="float" office:value="0.829166666666665" calcext:value-type="float">
            <text:p>19:54:00</text:p>
          </table:table-cell>
          <table:table-cell table:style-name="ce9" table:formula="of:=[.D200]+2415018.5+[.E200]-[.$B$5]/24" office:value-type="float" office:value="2455369.62083333" calcext:value-type="float">
            <text:p>2455369.62</text:p>
          </table:table-cell>
          <table:table-cell table:style-name="ce10" table:formula="of:=([.F200]-2451545)/36525" office:value-type="float" office:value="0.104712411590229" calcext:value-type="float">
            <text:p>0.10471241</text:p>
          </table:table-cell>
          <table:table-cell/>
          <table:table-cell table:formula="of:=MOD(280.46646+[.G200]*(36000.76983+[.G200]*0.0003032);360)" office:value-type="float" office:value="90.1938913285521" calcext:value-type="float">
            <text:p>90.19</text:p>
          </table:table-cell>
          <table:table-cell table:formula="of:=357.52911+[.G200]*(35999.05029-0.0001537*[.G200])" office:value-type="float" office:value="4127.07647913856" calcext:value-type="float">
            <text:p>4127.08</text:p>
          </table:table-cell>
          <table:table-cell table:formula="of:=0.016708634-[.G200]*(0.000042037+0.0000001267*[.G200])" office:value-type="float" office:value="0.0167042308151279" calcext:value-type="float">
            <text:p>0.02</text:p>
          </table:table-cell>
          <table:table-cell table:formula="of:=SIN(RADIANS([.J200]))*(1.914602-[.G200]*(0.004817+0.000014*[.G200]))+SIN(RADIANS(2*[.J200]))*(0.019993-0.000101*[.G200])+SIN(RADIANS(3*[.J200]))*0.000289" office:value-type="float" office:value="0.419557610175968" calcext:value-type="float">
            <text:p>0.42</text:p>
          </table:table-cell>
          <table:table-cell table:formula="of:=[.I200]+[.L200]" office:value-type="float" office:value="90.6134489387281" calcext:value-type="float">
            <text:p>90.61</text:p>
          </table:table-cell>
          <table:table-cell table:formula="of:=[.J200]+[.L200]" office:value-type="float" office:value="4127.49603674874" calcext:value-type="float">
            <text:p>4127.5</text:p>
          </table:table-cell>
          <table:table-cell table:formula="of:=(1.000001018*(1-[.K200]*[.K200]))/(1+[.K200]*COS(RADIANS([.N200])))" office:value-type="float" office:value="1.01629576177862" calcext:value-type="float">
            <text:p>1.02</text:p>
          </table:table-cell>
          <table:table-cell table:formula="of:=[.M200]-0.00569-0.00478*SIN(RADIANS(125.04-1934.136*[.G200]))" office:value-type="float" office:value="90.6124254176691" calcext:value-type="float">
            <text:p>90.61</text:p>
          </table:table-cell>
          <table:table-cell table:formula="of:=23+(26+((21.448-[.G200]*(46.815+[.G200]*(0.00059-[.G200]*0.001813))))/60)/60" office:value-type="float" office:value="23.4379294122399" calcext:value-type="float">
            <text:p>23.44</text:p>
          </table:table-cell>
          <table:table-cell table:formula="of:=[.Q200]+0.00256*COS(RADIANS(125.04-1934.136*[.G200]))" office:value-type="float" office:value="23.4384840191367" calcext:value-type="float">
            <text:p>23.44</text:p>
          </table:table-cell>
          <table:table-cell table:formula="of:=DEGREES(ATAN2(COS(RADIANS([.P200]));COS(RADIANS([.R200]))*SIN(RADIANS([.P200]))))" office:value-type="float" office:value="90.6674978392637" calcext:value-type="float">
            <text:p>90.67</text:p>
          </table:table-cell>
          <table:table-cell table:formula="of:=DEGREES(ASIN(SIN(RADIANS([.R200]))*SIN(RADIANS([.P200]))))" office:value-type="float" office:value="23.437065050446" calcext:value-type="float">
            <text:p>23.44</text:p>
          </table:table-cell>
          <table:table-cell table:formula="of:=TAN(RADIANS([.R200]/2))*TAN(RADIANS([.R200]/2))" office:value-type="float" office:value="0.0430314813831498" calcext:value-type="float">
            <text:p>0.04</text:p>
          </table:table-cell>
          <table:table-cell table:formula="of:=4*DEGREES([.U200]*SIN(2*RADIANS([.I200]))-2*[.K200]*SIN(RADIANS([.J200]))+4*[.K200]*[.U200]*SIN(RADIANS([.J200]))*COS(2*RADIANS([.I200]))-0.5*[.U200]*[.U200]*SIN(4*RADIANS([.I200]))-1.25*[.K200]*[.K200]*SIN(2*RADIANS([.J200])))" office:value-type="float" office:value="-1.89455399787415" calcext:value-type="float">
            <text:p>-1.89</text:p>
          </table:table-cell>
          <table:table-cell table:formula="of:=DEGREES(ACOS(COS(RADIANS(90.833))/(COS(RADIANS([.$B$3]))*COS(RADIANS([.T200])))-TAN(RADIANS([.$B$3]))*TAN(RADIANS([.T200]))))" office:value-type="float" office:value="112.608987651764" calcext:value-type="float">
            <text:p>112.61</text:p>
          </table:table-cell>
          <table:table-cell table:style-name="ce8" table:formula="of:=(720-4*[.$B$4]-[.V200]+[.$B$5]*60)/1440" office:value-type="float" office:value="0.501315662498524" calcext:value-type="float">
            <text:p>12:01:54</text:p>
          </table:table-cell>
          <table:table-cell table:style-name="ce8" table:formula="of:=[.X200]-[.W200]*4/1440" office:value-type="float" office:value="0.188512919021401" calcext:value-type="float">
            <text:p>4:31:28</text:p>
          </table:table-cell>
          <table:table-cell table:style-name="ce8" table:formula="of:=[.X200]+[.W200]*4/1440" office:value-type="float" office:value="0.814118405975647" calcext:value-type="float">
            <text:p>19:32:20</text:p>
          </table:table-cell>
          <table:table-cell table:style-name="ce11" table:formula="of:=8*[.W200]" office:value-type="float" office:value="900.871901214114" calcext:value-type="float">
            <text:p>900.87</text:p>
          </table:table-cell>
          <table:table-cell table:formula="of:=MOD([.E200]*1440+[.V200]+4*[.$B$4]-60*[.$B$5];1440)" office:value-type="float" office:value="1192.10544600212" calcext:value-type="float">
            <text:p>1192.11</text:p>
          </table:table-cell>
          <table:table-cell table:formula="of:=IF([.AB200]/4&lt;0;[.AB200]/4+180;[.AB200]/4-180)" office:value-type="float" office:value="118.026361500531" calcext:value-type="float">
            <text:p>118.03</text:p>
          </table:table-cell>
          <table:table-cell table:formula="of:=DEGREES(ACOS(SIN(RADIANS([.$B$3]))*SIN(RADIANS([.T200]))+COS(RADIANS([.$B$3]))*COS(RADIANS([.T200]))*COS(RADIANS([.AC200]))))" office:value-type="float" office:value="94.2775148443002" calcext:value-type="float">
            <text:p>94.28</text:p>
          </table:table-cell>
          <table:table-cell table:formula="of:=90-[.AD200]" office:value-type="float" office:value="-4.27751484430017" calcext:value-type="float">
            <text:p>-4.28</text:p>
          </table:table-cell>
          <table:table-cell table:formula="of:=IF([.AE200]&gt;85;0;IF([.AE200]&gt;5;58.1/TAN(RADIANS([.AE200]))-0.07/POWER(TAN(RADIANS([.AE200]));3)+0.000086/POWER(TAN(RADIANS([.AE200]));5);IF([.AE200]&gt;-0.575;1735+[.AE200]*(-518.2+[.AE200]*(103.4+[.AE200]*(-12.79+[.AE200]*0.711)));-20.772/TAN(RADIANS([.AE200])))))/3600" office:value-type="float" office:value="0.0771434405612348" calcext:value-type="float">
            <text:p>0.08</text:p>
          </table:table-cell>
          <table:table-cell table:formula="of:=[.AE200]+[.AF200]" office:value-type="float" office:value="-4.20037140373894" calcext:value-type="float">
            <text:p>-4.2</text:p>
          </table:table-cell>
          <table:table-cell table:formula="of:=IF([.AC200]&gt;0;MOD(DEGREES(ACOS(((SIN(RADIANS([.$B$3]))*COS(RADIANS([.AD200])))-SIN(RADIANS([.T200])))/(COS(RADIANS([.$B$3]))*SIN(RADIANS([.AD200])))))+180;360);MOD(540-DEGREES(ACOS(((SIN(RADIANS([.$B$3]))*COS(RADIANS([.AD200])))-SIN(RADIANS([.T200])))/(COS(RADIANS([.$B$3]))*SIN(RADIANS([.AD200])))));360))" office:value-type="float" office:value="305.691875865777" calcext:value-type="float">
            <text:p>305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00]+0.1/24" office:value-type="float" office:value="0.833333333333332" calcext:value-type="float">
            <text:p>20:00:00</text:p>
          </table:table-cell>
          <table:table-cell table:style-name="ce9" table:formula="of:=[.D201]+2415018.5+[.E201]-[.$B$5]/24" office:value-type="float" office:value="2455369.625" calcext:value-type="float">
            <text:p>2455369.63</text:p>
          </table:table-cell>
          <table:table-cell table:style-name="ce10" table:formula="of:=([.F201]-2451545)/36525" office:value-type="float" office:value="0.104712525667351" calcext:value-type="float">
            <text:p>0.10471253</text:p>
          </table:table-cell>
          <table:table-cell/>
          <table:table-cell table:formula="of:=MOD(280.46646+[.G201]*(36000.76983+[.G201]*0.0003032);360)" office:value-type="float" office:value="90.1979981927716" calcext:value-type="float">
            <text:p>90.2</text:p>
          </table:table-cell>
          <table:table-cell table:formula="of:=357.52911+[.G201]*(35999.05029-0.0001537*[.G201])" office:value-type="float" office:value="4127.08058580661" calcext:value-type="float">
            <text:p>4127.08</text:p>
          </table:table-cell>
          <table:table-cell table:formula="of:=0.016708634-[.G201]*(0.000042037+0.0000001267*[.G201])" office:value-type="float" office:value="0.0167042308103294" calcext:value-type="float">
            <text:p>0.02</text:p>
          </table:table-cell>
          <table:table-cell table:formula="of:=SIN(RADIANS([.J201]))*(1.914602-[.G201]*(0.004817+0.000014*[.G201]))+SIN(RADIANS(2*[.J201]))*(0.019993-0.000101*[.G201])+SIN(RADIANS(3*[.J201]))*0.000289" office:value-type="float" office:value="0.419426420973213" calcext:value-type="float">
            <text:p>0.42</text:p>
          </table:table-cell>
          <table:table-cell table:formula="of:=[.I201]+[.L201]" office:value-type="float" office:value="90.6174246137448" calcext:value-type="float">
            <text:p>90.62</text:p>
          </table:table-cell>
          <table:table-cell table:formula="of:=[.J201]+[.L201]" office:value-type="float" office:value="4127.50001222758" calcext:value-type="float">
            <text:p>4127.5</text:p>
          </table:table-cell>
          <table:table-cell table:formula="of:=(1.000001018*(1-[.K201]*[.K201]))/(1+[.K201]*COS(RADIANS([.N201])))" office:value-type="float" office:value="1.01629602098808" calcext:value-type="float">
            <text:p>1.02</text:p>
          </table:table-cell>
          <table:table-cell table:formula="of:=[.M201]-0.00569-0.00478*SIN(RADIANS(125.04-1934.136*[.G201]))" office:value-type="float" office:value="90.6164010966736" calcext:value-type="float">
            <text:p>90.62</text:p>
          </table:table-cell>
          <table:table-cell table:formula="of:=23+(26+((21.448-[.G201]*(46.815+[.G201]*(0.00059-[.G201]*0.001813))))/60)/60" office:value-type="float" office:value="23.4379294107565" calcext:value-type="float">
            <text:p>23.44</text:p>
          </table:table-cell>
          <table:table-cell table:formula="of:=[.Q201]+0.00256*COS(RADIANS(125.04-1934.136*[.G201]))" office:value-type="float" office:value="23.438484008029" calcext:value-type="float">
            <text:p>23.44</text:p>
          </table:table-cell>
          <table:table-cell table:formula="of:=DEGREES(ATAN2(COS(RADIANS([.P201]));COS(RADIANS([.R201]))*SIN(RADIANS([.P201]))))" office:value-type="float" office:value="90.6718309689389" calcext:value-type="float">
            <text:p>90.67</text:p>
          </table:table-cell>
          <table:table-cell table:formula="of:=DEGREES(ASIN(SIN(RADIANS([.R201]))*SIN(RADIANS([.P201]))))" office:value-type="float" office:value="23.4370465567957" calcext:value-type="float">
            <text:p>23.44</text:p>
          </table:table-cell>
          <table:table-cell table:formula="of:=TAN(RADIANS([.R201]/2))*TAN(RADIANS([.R201]/2))" office:value-type="float" office:value="0.0430314813412037" calcext:value-type="float">
            <text:p>0.04</text:p>
          </table:table-cell>
          <table:table-cell table:formula="of:=4*DEGREES([.U201]*SIN(2*RADIANS([.I201]))-2*[.K201]*SIN(RADIANS([.J201]))+4*[.K201]*[.U201]*SIN(RADIANS([.J201]))*COS(2*RADIANS([.I201]))-0.5*[.U201]*[.U201]*SIN(4*RADIANS([.I201]))-1.25*[.K201]*[.K201]*SIN(2*RADIANS([.J201])))" office:value-type="float" office:value="-1.89545783362877" calcext:value-type="float">
            <text:p>-1.9</text:p>
          </table:table-cell>
          <table:table-cell table:formula="of:=DEGREES(ACOS(COS(RADIANS(90.833))/(COS(RADIANS([.$B$3]))*COS(RADIANS([.T201])))-TAN(RADIANS([.$B$3]))*TAN(RADIANS([.T201]))))" office:value-type="float" office:value="112.608967503232" calcext:value-type="float">
            <text:p>112.61</text:p>
          </table:table-cell>
          <table:table-cell table:style-name="ce8" table:formula="of:=(720-4*[.$B$4]-[.V201]+[.$B$5]*60)/1440" office:value-type="float" office:value="0.501316290162243" calcext:value-type="float">
            <text:p>12:01:54</text:p>
          </table:table-cell>
          <table:table-cell table:style-name="ce8" table:formula="of:=[.X201]-[.W201]*4/1440" office:value-type="float" office:value="0.188513602653265" calcext:value-type="float">
            <text:p>4:31:28</text:p>
          </table:table-cell>
          <table:table-cell table:style-name="ce8" table:formula="of:=[.X201]+[.W201]*4/1440" office:value-type="float" office:value="0.814118977671221" calcext:value-type="float">
            <text:p>19:32:20</text:p>
          </table:table-cell>
          <table:table-cell table:style-name="ce11" table:formula="of:=8*[.W201]" office:value-type="float" office:value="900.871740025858" calcext:value-type="float">
            <text:p>900.87</text:p>
          </table:table-cell>
          <table:table-cell table:formula="of:=MOD([.E201]*1440+[.V201]+4*[.$B$4]-60*[.$B$5];1440)" office:value-type="float" office:value="1198.10454216637" calcext:value-type="float">
            <text:p>1198.1</text:p>
          </table:table-cell>
          <table:table-cell table:formula="of:=IF([.AB201]/4&lt;0;[.AB201]/4+180;[.AB201]/4-180)" office:value-type="float" office:value="119.526135541592" calcext:value-type="float">
            <text:p>119.53</text:p>
          </table:table-cell>
          <table:table-cell table:formula="of:=DEGREES(ACOS(SIN(RADIANS([.$B$3]))*SIN(RADIANS([.T201]))+COS(RADIANS([.$B$3]))*COS(RADIANS([.T201]))*COS(RADIANS([.AC201]))))" office:value-type="float" office:value="95.2046158311874" calcext:value-type="float">
            <text:p>95.2</text:p>
          </table:table-cell>
          <table:table-cell table:formula="of:=90-[.AD201]" office:value-type="float" office:value="-5.20461583118737" calcext:value-type="float">
            <text:p>-5.2</text:p>
          </table:table-cell>
          <table:table-cell table:formula="of:=IF([.AE201]&gt;85;0;IF([.AE201]&gt;5;58.1/TAN(RADIANS([.AE201]))-0.07/POWER(TAN(RADIANS([.AE201]));3)+0.000086/POWER(TAN(RADIANS([.AE201]));5);IF([.AE201]&gt;-0.575;1735+[.AE201]*(-518.2+[.AE201]*(103.4+[.AE201]*(-12.79+[.AE201]*0.711)));-20.772/TAN(RADIANS([.AE201])))))/3600" office:value-type="float" office:value="0.0633450870349529" calcext:value-type="float">
            <text:p>0.06</text:p>
          </table:table-cell>
          <table:table-cell table:formula="of:=[.AE201]+[.AF201]" office:value-type="float" office:value="-5.14127074415242" calcext:value-type="float">
            <text:p>-5.14</text:p>
          </table:table-cell>
          <table:table-cell table:formula="of:=IF([.AC201]&gt;0;MOD(DEGREES(ACOS(((SIN(RADIANS([.$B$3]))*COS(RADIANS([.AD201])))-SIN(RADIANS([.T201])))/(COS(RADIANS([.$B$3]))*SIN(RADIANS([.AD201])))))+180;360);MOD(540-DEGREES(ACOS(((SIN(RADIANS([.$B$3]))*COS(RADIANS([.AD201])))-SIN(RADIANS([.T201])))/(COS(RADIANS([.$B$3]))*SIN(RADIANS([.AD201])))));360))" office:value-type="float" office:value="306.712211842429" calcext:value-type="float">
            <text:p>306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01]+0.1/24" office:value-type="float" office:value="0.837499999999998" calcext:value-type="float">
            <text:p>20:06:00</text:p>
          </table:table-cell>
          <table:table-cell table:style-name="ce9" table:formula="of:=[.D202]+2415018.5+[.E202]-[.$B$5]/24" office:value-type="float" office:value="2455369.62916667" calcext:value-type="float">
            <text:p>2455369.63</text:p>
          </table:table-cell>
          <table:table-cell table:style-name="ce10" table:formula="of:=([.F202]-2451545)/36525" office:value-type="float" office:value="0.10471263974446" calcext:value-type="float">
            <text:p>0.10471264</text:p>
          </table:table-cell>
          <table:table-cell/>
          <table:table-cell table:formula="of:=MOD(280.46646+[.G202]*(36000.76983+[.G202]*0.0003032);360)" office:value-type="float" office:value="90.2021050565227" calcext:value-type="float">
            <text:p>90.2</text:p>
          </table:table-cell>
          <table:table-cell table:formula="of:=357.52911+[.G202]*(35999.05029-0.0001537*[.G202])" office:value-type="float" office:value="4127.08469247419" calcext:value-type="float">
            <text:p>4127.08</text:p>
          </table:table-cell>
          <table:table-cell table:formula="of:=0.016708634-[.G202]*(0.000042037+0.0000001267*[.G202])" office:value-type="float" office:value="0.0167042308055309" calcext:value-type="float">
            <text:p>0.02</text:p>
          </table:table-cell>
          <table:table-cell table:formula="of:=SIN(RADIANS([.J202]))*(1.914602-[.G202]*(0.004817+0.000014*[.G202]))+SIN(RADIANS(2*[.J202]))*(0.019993-0.000101*[.G202])+SIN(RADIANS(3*[.J202]))*0.000289" office:value-type="float" office:value="0.419295229757512" calcext:value-type="float">
            <text:p>0.42</text:p>
          </table:table-cell>
          <table:table-cell table:formula="of:=[.I202]+[.L202]" office:value-type="float" office:value="90.6214002862802" calcext:value-type="float">
            <text:p>90.62</text:p>
          </table:table-cell>
          <table:table-cell table:formula="of:=[.J202]+[.L202]" office:value-type="float" office:value="4127.50398770395" calcext:value-type="float">
            <text:p>4127.5</text:p>
          </table:table-cell>
          <table:table-cell table:formula="of:=(1.000001018*(1-[.K202]*[.K202]))/(1+[.K202]*COS(RADIANS([.N202])))" office:value-type="float" office:value="1.01629628011639" calcext:value-type="float">
            <text:p>1.02</text:p>
          </table:table-cell>
          <table:table-cell table:formula="of:=[.M202]-0.00569-0.00478*SIN(RADIANS(125.04-1934.136*[.G202]))" office:value-type="float" office:value="90.6203767731967" calcext:value-type="float">
            <text:p>90.62</text:p>
          </table:table-cell>
          <table:table-cell table:formula="of:=23+(26+((21.448-[.G202]*(46.815+[.G202]*(0.00059-[.G202]*0.001813))))/60)/60" office:value-type="float" office:value="23.437929409273" calcext:value-type="float">
            <text:p>23.44</text:p>
          </table:table-cell>
          <table:table-cell table:formula="of:=[.Q202]+0.00256*COS(RADIANS(125.04-1934.136*[.G202]))" office:value-type="float" office:value="23.4384839969213" calcext:value-type="float">
            <text:p>23.44</text:p>
          </table:table-cell>
          <table:table-cell table:formula="of:=DEGREES(ATAN2(COS(RADIANS([.P202]));COS(RADIANS([.R202]))*SIN(RADIANS([.P202]))))" office:value-type="float" office:value="90.676164094693" calcext:value-type="float">
            <text:p>90.68</text:p>
          </table:table-cell>
          <table:table-cell table:formula="of:=DEGREES(ASIN(SIN(RADIANS([.R202]))*SIN(RADIANS([.P202]))))" office:value-type="float" office:value="23.4370279435695" calcext:value-type="float">
            <text:p>23.44</text:p>
          </table:table-cell>
          <table:table-cell table:formula="of:=TAN(RADIANS([.R202]/2))*TAN(RADIANS([.R202]/2))" office:value-type="float" office:value="0.0430314812992577" calcext:value-type="float">
            <text:p>0.04</text:p>
          </table:table-cell>
          <table:table-cell table:formula="of:=4*DEGREES([.U202]*SIN(2*RADIANS([.I202]))-2*[.K202]*SIN(RADIANS([.J202]))+4*[.K202]*[.U202]*SIN(RADIANS([.J202]))*COS(2*RADIANS([.I202]))-0.5*[.U202]*[.U202]*SIN(4*RADIANS([.I202]))-1.25*[.K202]*[.K202]*SIN(2*RADIANS([.J202])))" office:value-type="float" office:value="-1.89636165586377" calcext:value-type="float">
            <text:p>-1.9</text:p>
          </table:table-cell>
          <table:table-cell table:formula="of:=DEGREES(ACOS(COS(RADIANS(90.833))/(COS(RADIANS([.$B$3]))*COS(RADIANS([.T202])))-TAN(RADIANS([.$B$3]))*TAN(RADIANS([.T202]))))" office:value-type="float" office:value="112.608947224433" calcext:value-type="float">
            <text:p>112.61</text:p>
          </table:table-cell>
          <table:table-cell table:style-name="ce8" table:formula="of:=(720-4*[.$B$4]-[.V202]+[.$B$5]*60)/1440" office:value-type="float" office:value="0.501316917816575" calcext:value-type="float">
            <text:p>12:01:54</text:p>
          </table:table-cell>
          <table:table-cell table:style-name="ce8" table:formula="of:=[.X202]-[.W202]*4/1440" office:value-type="float" office:value="0.188514286637595" calcext:value-type="float">
            <text:p>4:31:28</text:p>
          </table:table-cell>
          <table:table-cell table:style-name="ce8" table:formula="of:=[.X202]+[.W202]*4/1440" office:value-type="float" office:value="0.814119548995555" calcext:value-type="float">
            <text:p>19:32:20</text:p>
          </table:table-cell>
          <table:table-cell table:style-name="ce11" table:formula="of:=8*[.W202]" office:value-type="float" office:value="900.871577795464" calcext:value-type="float">
            <text:p>900.87</text:p>
          </table:table-cell>
          <table:table-cell table:formula="of:=MOD([.E202]*1440+[.V202]+4*[.$B$4]-60*[.$B$5];1440)" office:value-type="float" office:value="1204.10363834413" calcext:value-type="float">
            <text:p>1204.1</text:p>
          </table:table-cell>
          <table:table-cell table:formula="of:=IF([.AB202]/4&lt;0;[.AB202]/4+180;[.AB202]/4-180)" office:value-type="float" office:value="121.025909586033" calcext:value-type="float">
            <text:p>121.03</text:p>
          </table:table-cell>
          <table:table-cell table:formula="of:=DEGREES(ACOS(SIN(RADIANS([.$B$3]))*SIN(RADIANS([.T202]))+COS(RADIANS([.$B$3]))*COS(RADIANS([.T202]))*COS(RADIANS([.AC202]))))" office:value-type="float" office:value="96.1194104132317" calcext:value-type="float">
            <text:p>96.12</text:p>
          </table:table-cell>
          <table:table-cell table:formula="of:=90-[.AD202]" office:value-type="float" office:value="-6.11941041323171" calcext:value-type="float">
            <text:p>-6.12</text:p>
          </table:table-cell>
          <table:table-cell table:formula="of:=IF([.AE202]&gt;85;0;IF([.AE202]&gt;5;58.1/TAN(RADIANS([.AE202]))-0.07/POWER(TAN(RADIANS([.AE202]));3)+0.000086/POWER(TAN(RADIANS([.AE202]));5);IF([.AE202]&gt;-0.575;1735+[.AE202]*(-518.2+[.AE202]*(103.4+[.AE202]*(-12.79+[.AE202]*0.711)));-20.772/TAN(RADIANS([.AE202])))))/3600" office:value-type="float" office:value="0.0538186888608148" calcext:value-type="float">
            <text:p>0.05</text:p>
          </table:table-cell>
          <table:table-cell table:formula="of:=[.AE202]+[.AF202]" office:value-type="float" office:value="-6.06559172437089" calcext:value-type="float">
            <text:p>-6.07</text:p>
          </table:table-cell>
          <table:table-cell table:formula="of:=IF([.AC202]&gt;0;MOD(DEGREES(ACOS(((SIN(RADIANS([.$B$3]))*COS(RADIANS([.AD202])))-SIN(RADIANS([.T202])))/(COS(RADIANS([.$B$3]))*SIN(RADIANS([.AD202])))))+180;360);MOD(540-DEGREES(ACOS(((SIN(RADIANS([.$B$3]))*COS(RADIANS([.AD202])))-SIN(RADIANS([.T202])))/(COS(RADIANS([.$B$3]))*SIN(RADIANS([.AD202])))));360))" office:value-type="float" office:value="307.745182026279" calcext:value-type="float">
            <text:p>307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02]+0.1/24" office:value-type="float" office:value="0.841666666666665" calcext:value-type="float">
            <text:p>20:12:00</text:p>
          </table:table-cell>
          <table:table-cell table:style-name="ce9" table:formula="of:=[.D203]+2415018.5+[.E203]-[.$B$5]/24" office:value-type="float" office:value="2455369.63333333" calcext:value-type="float">
            <text:p>2455369.63</text:p>
          </table:table-cell>
          <table:table-cell table:style-name="ce10" table:formula="of:=([.F203]-2451545)/36525" office:value-type="float" office:value="0.104712753821583" calcext:value-type="float">
            <text:p>0.10471275</text:p>
          </table:table-cell>
          <table:table-cell/>
          <table:table-cell table:formula="of:=MOD(280.46646+[.G203]*(36000.76983+[.G203]*0.0003032);360)" office:value-type="float" office:value="90.2062119207781" calcext:value-type="float">
            <text:p>90.21</text:p>
          </table:table-cell>
          <table:table-cell table:formula="of:=357.52911+[.G203]*(35999.05029-0.0001537*[.G203])" office:value-type="float" office:value="4127.08879914227" calcext:value-type="float">
            <text:p>4127.09</text:p>
          </table:table-cell>
          <table:table-cell table:formula="of:=0.016708634-[.G203]*(0.000042037+0.0000001267*[.G203])" office:value-type="float" office:value="0.0167042308007324" calcext:value-type="float">
            <text:p>0.02</text:p>
          </table:table-cell>
          <table:table-cell table:formula="of:=SIN(RADIANS([.J203]))*(1.914602-[.G203]*(0.004817+0.000014*[.G203]))+SIN(RADIANS(2*[.J203]))*(0.019993-0.000101*[.G203])+SIN(RADIANS(3*[.J203]))*0.000289" office:value-type="float" office:value="0.419164036498546" calcext:value-type="float">
            <text:p>0.42</text:p>
          </table:table-cell>
          <table:table-cell table:formula="of:=[.I203]+[.L203]" office:value-type="float" office:value="90.6253759572766" calcext:value-type="float">
            <text:p>90.63</text:p>
          </table:table-cell>
          <table:table-cell table:formula="of:=[.J203]+[.L203]" office:value-type="float" office:value="4127.50796317877" calcext:value-type="float">
            <text:p>4127.51</text:p>
          </table:table-cell>
          <table:table-cell table:formula="of:=(1.000001018*(1-[.K203]*[.K203]))/(1+[.K203]*COS(RADIANS([.N203])))" office:value-type="float" office:value="1.01629653916362" calcext:value-type="float">
            <text:p>1.02</text:p>
          </table:table-cell>
          <table:table-cell table:formula="of:=[.M203]-0.00569-0.00478*SIN(RADIANS(125.04-1934.136*[.G203]))" office:value-type="float" office:value="90.6243524481808" calcext:value-type="float">
            <text:p>90.62</text:p>
          </table:table-cell>
          <table:table-cell table:formula="of:=23+(26+((21.448-[.G203]*(46.815+[.G203]*(0.00059-[.G203]*0.001813))))/60)/60" office:value-type="float" office:value="23.4379294077895" calcext:value-type="float">
            <text:p>23.44</text:p>
          </table:table-cell>
          <table:table-cell table:formula="of:=[.Q203]+0.00256*COS(RADIANS(125.04-1934.136*[.G203]))" office:value-type="float" office:value="23.4384839858137" calcext:value-type="float">
            <text:p>23.44</text:p>
          </table:table-cell>
          <table:table-cell table:formula="of:=DEGREES(ATAN2(COS(RADIANS([.P203]));COS(RADIANS([.R203]))*SIN(RADIANS([.P203]))))" office:value-type="float" office:value="90.6804972175454" calcext:value-type="float">
            <text:p>90.68</text:p>
          </table:table-cell>
          <table:table-cell table:formula="of:=DEGREES(ASIN(SIN(RADIANS([.R203]))*SIN(RADIANS([.P203]))))" office:value-type="float" office:value="23.4370092107632" calcext:value-type="float">
            <text:p>23.44</text:p>
          </table:table-cell>
          <table:table-cell table:formula="of:=TAN(RADIANS([.R203]/2))*TAN(RADIANS([.R203]/2))" office:value-type="float" office:value="0.0430314812573115" calcext:value-type="float">
            <text:p>0.04</text:p>
          </table:table-cell>
          <table:table-cell table:formula="of:=4*DEGREES([.U203]*SIN(2*RADIANS([.I203]))-2*[.K203]*SIN(RADIANS([.J203]))+4*[.K203]*[.U203]*SIN(RADIANS([.J203]))*COS(2*RADIANS([.I203]))-0.5*[.U203]*[.U203]*SIN(4*RADIANS([.I203]))-1.25*[.K203]*[.K203]*SIN(2*RADIANS([.J203])))" office:value-type="float" office:value="-1.89726546476529" calcext:value-type="float">
            <text:p>-1.9</text:p>
          </table:table-cell>
          <table:table-cell table:formula="of:=DEGREES(ACOS(COS(RADIANS(90.833))/(COS(RADIANS([.$B$3]))*COS(RADIANS([.T203])))-TAN(RADIANS([.$B$3]))*TAN(RADIANS([.T203]))))" office:value-type="float" office:value="112.608926815362" calcext:value-type="float">
            <text:p>112.61</text:p>
          </table:table-cell>
          <table:table-cell table:style-name="ce8" table:formula="of:=(720-4*[.$B$4]-[.V203]+[.$B$5]*60)/1440" office:value-type="float" office:value="0.50131754546164" calcext:value-type="float">
            <text:p>12:01:54</text:p>
          </table:table-cell>
          <table:table-cell table:style-name="ce8" table:formula="of:=[.X203]-[.W203]*4/1440" office:value-type="float" office:value="0.188514970974523" calcext:value-type="float">
            <text:p>4:31:28</text:p>
          </table:table-cell>
          <table:table-cell table:style-name="ce8" table:formula="of:=[.X203]+[.W203]*4/1440" office:value-type="float" office:value="0.814120119948757" calcext:value-type="float">
            <text:p>19:32:20</text:p>
          </table:table-cell>
          <table:table-cell table:style-name="ce11" table:formula="of:=8*[.W203]" office:value-type="float" office:value="900.871414522897" calcext:value-type="float">
            <text:p>900.87</text:p>
          </table:table-cell>
          <table:table-cell table:formula="of:=MOD([.E203]*1440+[.V203]+4*[.$B$4]-60*[.$B$5];1440)" office:value-type="float" office:value="1210.10273453523" calcext:value-type="float">
            <text:p>1210.1</text:p>
          </table:table-cell>
          <table:table-cell table:formula="of:=IF([.AB203]/4&lt;0;[.AB203]/4+180;[.AB203]/4-180)" office:value-type="float" office:value="122.525683633808" calcext:value-type="float">
            <text:p>122.53</text:p>
          </table:table-cell>
          <table:table-cell table:formula="of:=DEGREES(ACOS(SIN(RADIANS([.$B$3]))*SIN(RADIANS([.T203]))+COS(RADIANS([.$B$3]))*COS(RADIANS([.T203]))*COS(RADIANS([.AC203]))))" office:value-type="float" office:value="97.0214454625388" calcext:value-type="float">
            <text:p>97.02</text:p>
          </table:table-cell>
          <table:table-cell table:formula="of:=90-[.AD203]" office:value-type="float" office:value="-7.02144546253876" calcext:value-type="float">
            <text:p>-7.02</text:p>
          </table:table-cell>
          <table:table-cell table:formula="of:=IF([.AE203]&gt;85;0;IF([.AE203]&gt;5;58.1/TAN(RADIANS([.AE203]))-0.07/POWER(TAN(RADIANS([.AE203]));3)+0.000086/POWER(TAN(RADIANS([.AE203]));5);IF([.AE203]&gt;-0.575;1735+[.AE203]*(-518.2+[.AE203]*(103.4+[.AE203]*(-12.79+[.AE203]*0.711)));-20.772/TAN(RADIANS([.AE203])))))/3600" office:value-type="float" office:value="0.0468479090040819" calcext:value-type="float">
            <text:p>0.05</text:p>
          </table:table-cell>
          <table:table-cell table:formula="of:=[.AE203]+[.AF203]" office:value-type="float" office:value="-6.97459755353468" calcext:value-type="float">
            <text:p>-6.97</text:p>
          </table:table-cell>
          <table:table-cell table:formula="of:=IF([.AC203]&gt;0;MOD(DEGREES(ACOS(((SIN(RADIANS([.$B$3]))*COS(RADIANS([.AD203])))-SIN(RADIANS([.T203])))/(COS(RADIANS([.$B$3]))*SIN(RADIANS([.AD203])))))+180;360);MOD(540-DEGREES(ACOS(((SIN(RADIANS([.$B$3]))*COS(RADIANS([.AD203])))-SIN(RADIANS([.T203])))/(COS(RADIANS([.$B$3]))*SIN(RADIANS([.AD203])))));360))" office:value-type="float" office:value="308.791198016968" calcext:value-type="float">
            <text:p>308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03]+0.1/24" office:value-type="float" office:value="0.845833333333331" calcext:value-type="float">
            <text:p>20:18:00</text:p>
          </table:table-cell>
          <table:table-cell table:style-name="ce9" table:formula="of:=[.D204]+2415018.5+[.E204]-[.$B$5]/24" office:value-type="float" office:value="2455369.6375" calcext:value-type="float">
            <text:p>2455369.64</text:p>
          </table:table-cell>
          <table:table-cell table:style-name="ce10" table:formula="of:=([.F204]-2451545)/36525" office:value-type="float" office:value="0.104712867898692" calcext:value-type="float">
            <text:p>0.10471287</text:p>
          </table:table-cell>
          <table:table-cell/>
          <table:table-cell table:formula="of:=MOD(280.46646+[.G204]*(36000.76983+[.G204]*0.0003032);360)" office:value-type="float" office:value="90.2103187845291" calcext:value-type="float">
            <text:p>90.21</text:p>
          </table:table-cell>
          <table:table-cell table:formula="of:=357.52911+[.G204]*(35999.05029-0.0001537*[.G204])" office:value-type="float" office:value="4127.09290580985" calcext:value-type="float">
            <text:p>4127.09</text:p>
          </table:table-cell>
          <table:table-cell table:formula="of:=0.016708634-[.G204]*(0.000042037+0.0000001267*[.G204])" office:value-type="float" office:value="0.0167042307959339" calcext:value-type="float">
            <text:p>0.02</text:p>
          </table:table-cell>
          <table:table-cell table:formula="of:=SIN(RADIANS([.J204]))*(1.914602-[.G204]*(0.004817+0.000014*[.G204]))+SIN(RADIANS(2*[.J204]))*(0.019993-0.000101*[.G204])+SIN(RADIANS(3*[.J204]))*0.000289" office:value-type="float" office:value="0.41903284122905" calcext:value-type="float">
            <text:p>0.42</text:p>
          </table:table-cell>
          <table:table-cell table:formula="of:=[.I204]+[.L204]" office:value-type="float" office:value="90.6293516257582" calcext:value-type="float">
            <text:p>90.63</text:p>
          </table:table-cell>
          <table:table-cell table:formula="of:=[.J204]+[.L204]" office:value-type="float" office:value="4127.51193865108" calcext:value-type="float">
            <text:p>4127.51</text:p>
          </table:table-cell>
          <table:table-cell table:formula="of:=(1.000001018*(1-[.K204]*[.K204]))/(1+[.K204]*COS(RADIANS([.N204])))" office:value-type="float" office:value="1.0162967981297" calcext:value-type="float">
            <text:p>1.02</text:p>
          </table:table-cell>
          <table:table-cell table:formula="of:=[.M204]-0.00569-0.00478*SIN(RADIANS(125.04-1934.136*[.G204]))" office:value-type="float" office:value="90.62832812065" calcext:value-type="float">
            <text:p>90.63</text:p>
          </table:table-cell>
          <table:table-cell table:formula="of:=23+(26+((21.448-[.G204]*(46.815+[.G204]*(0.00059-[.G204]*0.001813))))/60)/60" office:value-type="float" office:value="23.437929406306" calcext:value-type="float">
            <text:p>23.44</text:p>
          </table:table-cell>
          <table:table-cell table:formula="of:=[.Q204]+0.00256*COS(RADIANS(125.04-1934.136*[.G204]))" office:value-type="float" office:value="23.438483974706" calcext:value-type="float">
            <text:p>23.44</text:p>
          </table:table-cell>
          <table:table-cell table:formula="of:=DEGREES(ATAN2(COS(RADIANS([.P204]));COS(RADIANS([.R204]))*SIN(RADIANS([.P204]))))" office:value-type="float" office:value="90.6848303364246" calcext:value-type="float">
            <text:p>90.68</text:p>
          </table:table-cell>
          <table:table-cell table:formula="of:=DEGREES(ASIN(SIN(RADIANS([.R204]))*SIN(RADIANS([.P204]))))" office:value-type="float" office:value="23.4369903583818" calcext:value-type="float">
            <text:p>23.44</text:p>
          </table:table-cell>
          <table:table-cell table:formula="of:=TAN(RADIANS([.R204]/2))*TAN(RADIANS([.R204]/2))" office:value-type="float" office:value="0.0430314812153654" calcext:value-type="float">
            <text:p>0.04</text:p>
          </table:table-cell>
          <table:table-cell table:formula="of:=4*DEGREES([.U204]*SIN(2*RADIANS([.I204]))-2*[.K204]*SIN(RADIANS([.J204]))+4*[.K204]*[.U204]*SIN(RADIANS([.J204]))*COS(2*RADIANS([.I204]))-0.5*[.U204]*[.U204]*SIN(4*RADIANS([.I204]))-1.25*[.K204]*[.K204]*SIN(2*RADIANS([.J204])))" office:value-type="float" office:value="-1.89816926008239" calcext:value-type="float">
            <text:p>-1.9</text:p>
          </table:table-cell>
          <table:table-cell table:formula="of:=DEGREES(ACOS(COS(RADIANS(90.833))/(COS(RADIANS([.$B$3]))*COS(RADIANS([.T204])))-TAN(RADIANS([.$B$3]))*TAN(RADIANS([.T204]))))" office:value-type="float" office:value="112.608906276025" calcext:value-type="float">
            <text:p>112.61</text:p>
          </table:table-cell>
          <table:table-cell table:style-name="ce8" table:formula="of:=(720-4*[.$B$4]-[.V204]+[.$B$5]*60)/1440" office:value-type="float" office:value="0.501318173097279" calcext:value-type="float">
            <text:p>12:01:54</text:p>
          </table:table-cell>
          <table:table-cell table:style-name="ce8" table:formula="of:=[.X204]-[.W204]*4/1440" office:value-type="float" office:value="0.188515655663875" calcext:value-type="float">
            <text:p>4:31:28</text:p>
          </table:table-cell>
          <table:table-cell table:style-name="ce8" table:formula="of:=[.X204]+[.W204]*4/1440" office:value-type="float" office:value="0.814120690530683" calcext:value-type="float">
            <text:p>19:32:20</text:p>
          </table:table-cell>
          <table:table-cell table:style-name="ce11" table:formula="of:=8*[.W204]" office:value-type="float" office:value="900.871250208203" calcext:value-type="float">
            <text:p>900.87</text:p>
          </table:table-cell>
          <table:table-cell table:formula="of:=MOD([.E204]*1440+[.V204]+4*[.$B$4]-60*[.$B$5];1440)" office:value-type="float" office:value="1216.10183073991" calcext:value-type="float">
            <text:p>1216.1</text:p>
          </table:table-cell>
          <table:table-cell table:formula="of:=IF([.AB204]/4&lt;0;[.AB204]/4+180;[.AB204]/4-180)" office:value-type="float" office:value="124.025457684979" calcext:value-type="float">
            <text:p>124.03</text:p>
          </table:table-cell>
          <table:table-cell table:formula="of:=DEGREES(ACOS(SIN(RADIANS([.$B$3]))*SIN(RADIANS([.T204]))+COS(RADIANS([.$B$3]))*COS(RADIANS([.T204]))*COS(RADIANS([.AC204]))))" office:value-type="float" office:value="97.9102558176546" calcext:value-type="float">
            <text:p>97.91</text:p>
          </table:table-cell>
          <table:table-cell table:formula="of:=90-[.AD204]" office:value-type="float" office:value="-7.91025581765462" calcext:value-type="float">
            <text:p>-7.91</text:p>
          </table:table-cell>
          <table:table-cell table:formula="of:=IF([.AE204]&gt;85;0;IF([.AE204]&gt;5;58.1/TAN(RADIANS([.AE204]))-0.07/POWER(TAN(RADIANS([.AE204]));3)+0.000086/POWER(TAN(RADIANS([.AE204]));5);IF([.AE204]&gt;-0.575;1735+[.AE204]*(-518.2+[.AE204]*(103.4+[.AE204]*(-12.79+[.AE204]*0.711)));-20.772/TAN(RADIANS([.AE204])))))/3600" office:value-type="float" office:value="0.0415275470703615" calcext:value-type="float">
            <text:p>0.04</text:p>
          </table:table-cell>
          <table:table-cell table:formula="of:=[.AE204]+[.AF204]" office:value-type="float" office:value="-7.86872827058425" calcext:value-type="float">
            <text:p>-7.87</text:p>
          </table:table-cell>
          <table:table-cell table:formula="of:=IF([.AC204]&gt;0;MOD(DEGREES(ACOS(((SIN(RADIANS([.$B$3]))*COS(RADIANS([.AD204])))-SIN(RADIANS([.T204])))/(COS(RADIANS([.$B$3]))*SIN(RADIANS([.AD204])))))+180;360);MOD(540-DEGREES(ACOS(((SIN(RADIANS([.$B$3]))*COS(RADIANS([.AD204])))-SIN(RADIANS([.T204])))/(COS(RADIANS([.$B$3]))*SIN(RADIANS([.AD204])))));360))" office:value-type="float" office:value="309.850659490673" calcext:value-type="float">
            <text:p>309.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04]+0.1/24" office:value-type="float" office:value="0.849999999999998" calcext:value-type="float">
            <text:p>20:24:00</text:p>
          </table:table-cell>
          <table:table-cell table:style-name="ce9" table:formula="of:=[.D205]+2415018.5+[.E205]-[.$B$5]/24" office:value-type="float" office:value="2455369.64166667" calcext:value-type="float">
            <text:p>2455369.64</text:p>
          </table:table-cell>
          <table:table-cell table:style-name="ce10" table:formula="of:=([.F205]-2451545)/36525" office:value-type="float" office:value="0.104712981975814" calcext:value-type="float">
            <text:p>0.10471298</text:p>
          </table:table-cell>
          <table:table-cell/>
          <table:table-cell table:formula="of:=MOD(280.46646+[.G205]*(36000.76983+[.G205]*0.0003032);360)" office:value-type="float" office:value="90.2144256487486" calcext:value-type="float">
            <text:p>90.21</text:p>
          </table:table-cell>
          <table:table-cell table:formula="of:=357.52911+[.G205]*(35999.05029-0.0001537*[.G205])" office:value-type="float" office:value="4127.0970124779" calcext:value-type="float">
            <text:p>4127.1</text:p>
          </table:table-cell>
          <table:table-cell table:formula="of:=0.016708634-[.G205]*(0.000042037+0.0000001267*[.G205])" office:value-type="float" office:value="0.0167042307911354" calcext:value-type="float">
            <text:p>0.02</text:p>
          </table:table-cell>
          <table:table-cell table:formula="of:=SIN(RADIANS([.J205]))*(1.914602-[.G205]*(0.004817+0.000014*[.G205]))+SIN(RADIANS(2*[.J205]))*(0.019993-0.000101*[.G205])+SIN(RADIANS(3*[.J205]))*0.000289" office:value-type="float" office:value="0.418901643918655" calcext:value-type="float">
            <text:p>0.42</text:p>
          </table:table-cell>
          <table:table-cell table:formula="of:=[.I205]+[.L205]" office:value-type="float" office:value="90.6333272926673" calcext:value-type="float">
            <text:p>90.63</text:p>
          </table:table-cell>
          <table:table-cell table:formula="of:=[.J205]+[.L205]" office:value-type="float" office:value="4127.51591412182" calcext:value-type="float">
            <text:p>4127.52</text:p>
          </table:table-cell>
          <table:table-cell table:formula="of:=(1.000001018*(1-[.K205]*[.K205]))/(1+[.K205]*COS(RADIANS([.N205])))" office:value-type="float" office:value="1.01629705701469" calcext:value-type="float">
            <text:p>1.02</text:p>
          </table:table-cell>
          <table:table-cell table:formula="of:=[.M205]-0.00569-0.00478*SIN(RADIANS(125.04-1934.136*[.G205]))" office:value-type="float" office:value="90.6323037915466" calcext:value-type="float">
            <text:p>90.63</text:p>
          </table:table-cell>
          <table:table-cell table:formula="of:=23+(26+((21.448-[.G205]*(46.815+[.G205]*(0.00059-[.G205]*0.001813))))/60)/60" office:value-type="float" office:value="23.4379294048225" calcext:value-type="float">
            <text:p>23.44</text:p>
          </table:table-cell>
          <table:table-cell table:formula="of:=[.Q205]+0.00256*COS(RADIANS(125.04-1934.136*[.G205]))" office:value-type="float" office:value="23.4384839635982" calcext:value-type="float">
            <text:p>23.44</text:p>
          </table:table-cell>
          <table:table-cell table:formula="of:=DEGREES(ATAN2(COS(RADIANS([.P205]));COS(RADIANS([.R205]))*SIN(RADIANS([.P205]))))" office:value-type="float" office:value="90.6891634523497" calcext:value-type="float">
            <text:p>90.69</text:p>
          </table:table-cell>
          <table:table-cell table:formula="of:=DEGREES(ASIN(SIN(RADIANS([.R205]))*SIN(RADIANS([.P205]))))" office:value-type="float" office:value="23.4369713864212" calcext:value-type="float">
            <text:p>23.44</text:p>
          </table:table-cell>
          <table:table-cell table:formula="of:=TAN(RADIANS([.R205]/2))*TAN(RADIANS([.R205]/2))" office:value-type="float" office:value="0.0430314811734192" calcext:value-type="float">
            <text:p>0.04</text:p>
          </table:table-cell>
          <table:table-cell table:formula="of:=4*DEGREES([.U205]*SIN(2*RADIANS([.I205]))-2*[.K205]*SIN(RADIANS([.J205]))+4*[.K205]*[.U205]*SIN(RADIANS([.J205]))*COS(2*RADIANS([.I205]))-0.5*[.U205]*[.U205]*SIN(4*RADIANS([.I205]))-1.25*[.K205]*[.K205]*SIN(2*RADIANS([.J205])))" office:value-type="float" office:value="-1.89907304200099" calcext:value-type="float">
            <text:p>-1.9</text:p>
          </table:table-cell>
          <table:table-cell table:formula="of:=DEGREES(ACOS(COS(RADIANS(90.833))/(COS(RADIANS([.$B$3]))*COS(RADIANS([.T205])))-TAN(RADIANS([.$B$3]))*TAN(RADIANS([.T205]))))" office:value-type="float" office:value="112.608885606418" calcext:value-type="float">
            <text:p>112.61</text:p>
          </table:table-cell>
          <table:table-cell table:style-name="ce8" table:formula="of:=(720-4*[.$B$4]-[.V205]+[.$B$5]*60)/1440" office:value-type="float" office:value="0.501318800723611" calcext:value-type="float">
            <text:p>12:01:54</text:p>
          </table:table-cell>
          <table:table-cell table:style-name="ce8" table:formula="of:=[.X205]-[.W205]*4/1440" office:value-type="float" office:value="0.188516340705783" calcext:value-type="float">
            <text:p>4:31:28</text:p>
          </table:table-cell>
          <table:table-cell table:style-name="ce8" table:formula="of:=[.X205]+[.W205]*4/1440" office:value-type="float" office:value="0.81412126074144" calcext:value-type="float">
            <text:p>19:32:20</text:p>
          </table:table-cell>
          <table:table-cell table:style-name="ce11" table:formula="of:=8*[.W205]" office:value-type="float" office:value="900.871084851346" calcext:value-type="float">
            <text:p>900.87</text:p>
          </table:table-cell>
          <table:table-cell table:formula="of:=MOD([.E205]*1440+[.V205]+4*[.$B$4]-60*[.$B$5];1440)" office:value-type="float" office:value="1222.100926958" calcext:value-type="float">
            <text:p>1222.1</text:p>
          </table:table-cell>
          <table:table-cell table:formula="of:=IF([.AB205]/4&lt;0;[.AB205]/4+180;[.AB205]/4-180)" office:value-type="float" office:value="125.525231739499" calcext:value-type="float">
            <text:p>125.53</text:p>
          </table:table-cell>
          <table:table-cell table:formula="of:=DEGREES(ACOS(SIN(RADIANS([.$B$3]))*SIN(RADIANS([.T205]))+COS(RADIANS([.$B$3]))*COS(RADIANS([.T205]))*COS(RADIANS([.AC205]))))" office:value-type="float" office:value="98.7853642658516" calcext:value-type="float">
            <text:p>98.79</text:p>
          </table:table-cell>
          <table:table-cell table:formula="of:=90-[.AD205]" office:value-type="float" office:value="-8.7853642658516" calcext:value-type="float">
            <text:p>-8.79</text:p>
          </table:table-cell>
          <table:table-cell table:formula="of:=IF([.AE205]&gt;85;0;IF([.AE205]&gt;5;58.1/TAN(RADIANS([.AE205]))-0.07/POWER(TAN(RADIANS([.AE205]));3)+0.000086/POWER(TAN(RADIANS([.AE205]));5);IF([.AE205]&gt;-0.575;1735+[.AE205]*(-518.2+[.AE205]*(103.4+[.AE205]*(-12.79+[.AE205]*0.711)));-20.772/TAN(RADIANS([.AE205])))))/3600" office:value-type="float" office:value="0.0373350111429508" calcext:value-type="float">
            <text:p>0.04</text:p>
          </table:table-cell>
          <table:table-cell table:formula="of:=[.AE205]+[.AF205]" office:value-type="float" office:value="-8.74802925470865" calcext:value-type="float">
            <text:p>-8.75</text:p>
          </table:table-cell>
          <table:table-cell table:formula="of:=IF([.AC205]&gt;0;MOD(DEGREES(ACOS(((SIN(RADIANS([.$B$3]))*COS(RADIANS([.AD205])))-SIN(RADIANS([.T205])))/(COS(RADIANS([.$B$3]))*SIN(RADIANS([.AD205])))))+180;360);MOD(540-DEGREES(ACOS(((SIN(RADIANS([.$B$3]))*COS(RADIANS([.AD205])))-SIN(RADIANS([.T205])))/(COS(RADIANS([.$B$3]))*SIN(RADIANS([.AD205])))));360))" office:value-type="float" office:value="310.923952790492" calcext:value-type="float">
            <text:p>310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05]+0.1/24" office:value-type="float" office:value="0.854166666666665" calcext:value-type="float">
            <text:p>20:30:00</text:p>
          </table:table-cell>
          <table:table-cell table:style-name="ce9" table:formula="of:=[.D206]+2415018.5+[.E206]-[.$B$5]/24" office:value-type="float" office:value="2455369.64583333" calcext:value-type="float">
            <text:p>2455369.65</text:p>
          </table:table-cell>
          <table:table-cell table:style-name="ce10" table:formula="of:=([.F206]-2451545)/36525" office:value-type="float" office:value="0.104713096052923" calcext:value-type="float">
            <text:p>0.10471310</text:p>
          </table:table-cell>
          <table:table-cell/>
          <table:table-cell table:formula="of:=MOD(280.46646+[.G206]*(36000.76983+[.G206]*0.0003032);360)" office:value-type="float" office:value="90.2185325124997" calcext:value-type="float">
            <text:p>90.22</text:p>
          </table:table-cell>
          <table:table-cell table:formula="of:=357.52911+[.G206]*(35999.05029-0.0001537*[.G206])" office:value-type="float" office:value="4127.10111914548" calcext:value-type="float">
            <text:p>4127.1</text:p>
          </table:table-cell>
          <table:table-cell table:formula="of:=0.016708634-[.G206]*(0.000042037+0.0000001267*[.G206])" office:value-type="float" office:value="0.0167042307863369" calcext:value-type="float">
            <text:p>0.02</text:p>
          </table:table-cell>
          <table:table-cell table:formula="of:=SIN(RADIANS([.J206]))*(1.914602-[.G206]*(0.004817+0.000014*[.G206]))+SIN(RADIANS(2*[.J206]))*(0.019993-0.000101*[.G206])+SIN(RADIANS(3*[.J206]))*0.000289" office:value-type="float" office:value="0.418770444597962" calcext:value-type="float">
            <text:p>0.42</text:p>
          </table:table-cell>
          <table:table-cell table:formula="of:=[.I206]+[.L206]" office:value-type="float" office:value="90.6373029570976" calcext:value-type="float">
            <text:p>90.64</text:p>
          </table:table-cell>
          <table:table-cell table:formula="of:=[.J206]+[.L206]" office:value-type="float" office:value="4127.51988959008" calcext:value-type="float">
            <text:p>4127.52</text:p>
          </table:table-cell>
          <table:table-cell table:formula="of:=(1.000001018*(1-[.K206]*[.K206]))/(1+[.K206]*COS(RADIANS([.N206])))" office:value-type="float" office:value="1.01629731581853" calcext:value-type="float">
            <text:p>1.02</text:p>
          </table:table-cell>
          <table:table-cell table:formula="of:=[.M206]-0.00569-0.00478*SIN(RADIANS(125.04-1934.136*[.G206]))" office:value-type="float" office:value="90.6362794599644" calcext:value-type="float">
            <text:p>90.64</text:p>
          </table:table-cell>
          <table:table-cell table:formula="of:=23+(26+((21.448-[.G206]*(46.815+[.G206]*(0.00059-[.G206]*0.001813))))/60)/60" office:value-type="float" office:value="23.4379294033391" calcext:value-type="float">
            <text:p>23.44</text:p>
          </table:table-cell>
          <table:table-cell table:formula="of:=[.Q206]+0.00256*COS(RADIANS(125.04-1934.136*[.G206]))" office:value-type="float" office:value="23.4384839524905" calcext:value-type="float">
            <text:p>23.44</text:p>
          </table:table-cell>
          <table:table-cell table:formula="of:=DEGREES(ATAN2(COS(RADIANS([.P206]));COS(RADIANS([.R206]))*SIN(RADIANS([.P206]))))" office:value-type="float" office:value="90.6934965643253" calcext:value-type="float">
            <text:p>90.69</text:p>
          </table:table-cell>
          <table:table-cell table:formula="of:=DEGREES(ASIN(SIN(RADIANS([.R206]))*SIN(RADIANS([.P206]))))" office:value-type="float" office:value="23.4369522948859" calcext:value-type="float">
            <text:p>23.44</text:p>
          </table:table-cell>
          <table:table-cell table:formula="of:=TAN(RADIANS([.R206]/2))*TAN(RADIANS([.R206]/2))" office:value-type="float" office:value="0.043031481131473" calcext:value-type="float">
            <text:p>0.04</text:p>
          </table:table-cell>
          <table:table-cell table:formula="of:=4*DEGREES([.U206]*SIN(2*RADIANS([.I206]))-2*[.K206]*SIN(RADIANS([.J206]))+4*[.K206]*[.U206]*SIN(RADIANS([.J206]))*COS(2*RADIANS([.I206]))-0.5*[.U206]*[.U206]*SIN(4*RADIANS([.I206]))-1.25*[.K206]*[.K206]*SIN(2*RADIANS([.J206])))" office:value-type="float" office:value="-1.89997681028667" calcext:value-type="float">
            <text:p>-1.9</text:p>
          </table:table-cell>
          <table:table-cell table:formula="of:=DEGREES(ACOS(COS(RADIANS(90.833))/(COS(RADIANS([.$B$3]))*COS(RADIANS([.T206])))-TAN(RADIANS([.$B$3]))*TAN(RADIANS([.T206]))))" office:value-type="float" office:value="112.608864806546" calcext:value-type="float">
            <text:p>112.61</text:p>
          </table:table-cell>
          <table:table-cell table:style-name="ce8" table:formula="of:=(720-4*[.$B$4]-[.V206]+[.$B$5]*60)/1440" office:value-type="float" office:value="0.501319428340478" calcext:value-type="float">
            <text:p>12:01:54</text:p>
          </table:table-cell>
          <table:table-cell table:style-name="ce8" table:formula="of:=[.X206]-[.W206]*4/1440" office:value-type="float" office:value="0.188517026100073" calcext:value-type="float">
            <text:p>4:31:28</text:p>
          </table:table-cell>
          <table:table-cell table:style-name="ce8" table:formula="of:=[.X206]+[.W206]*4/1440" office:value-type="float" office:value="0.814121830580884" calcext:value-type="float">
            <text:p>19:32:20</text:p>
          </table:table-cell>
          <table:table-cell table:style-name="ce11" table:formula="of:=8*[.W206]" office:value-type="float" office:value="900.870918452368" calcext:value-type="float">
            <text:p>900.87</text:p>
          </table:table-cell>
          <table:table-cell table:formula="of:=MOD([.E206]*1440+[.V206]+4*[.$B$4]-60*[.$B$5];1440)" office:value-type="float" office:value="1228.10002318971" calcext:value-type="float">
            <text:p>1228.1</text:p>
          </table:table-cell>
          <table:table-cell table:formula="of:=IF([.AB206]/4&lt;0;[.AB206]/4+180;[.AB206]/4-180)" office:value-type="float" office:value="127.025005797428" calcext:value-type="float">
            <text:p>127.03</text:p>
          </table:table-cell>
          <table:table-cell table:formula="of:=DEGREES(ACOS(SIN(RADIANS([.$B$3]))*SIN(RADIANS([.T206]))+COS(RADIANS([.$B$3]))*COS(RADIANS([.T206]))*COS(RADIANS([.AC206]))))" office:value-type="float" office:value="99.6462815882287" calcext:value-type="float">
            <text:p>99.65</text:p>
          </table:table-cell>
          <table:table-cell table:formula="of:=90-[.AD206]" office:value-type="float" office:value="-9.64628158822873" calcext:value-type="float">
            <text:p>-9.65</text:p>
          </table:table-cell>
          <table:table-cell table:formula="of:=IF([.AE206]&gt;85;0;IF([.AE206]&gt;5;58.1/TAN(RADIANS([.AE206]))-0.07/POWER(TAN(RADIANS([.AE206]));3)+0.000086/POWER(TAN(RADIANS([.AE206]));5);IF([.AE206]&gt;-0.575;1735+[.AE206]*(-518.2+[.AE206]*(103.4+[.AE206]*(-12.79+[.AE206]*0.711)));-20.772/TAN(RADIANS([.AE206])))))/3600" office:value-type="float" office:value="0.0339475011531073" calcext:value-type="float">
            <text:p>0.03</text:p>
          </table:table-cell>
          <table:table-cell table:formula="of:=[.AE206]+[.AF206]" office:value-type="float" office:value="-9.61233408707562" calcext:value-type="float">
            <text:p>-9.61</text:p>
          </table:table-cell>
          <table:table-cell table:formula="of:=IF([.AC206]&gt;0;MOD(DEGREES(ACOS(((SIN(RADIANS([.$B$3]))*COS(RADIANS([.AD206])))-SIN(RADIANS([.T206])))/(COS(RADIANS([.$B$3]))*SIN(RADIANS([.AD206])))))+180;360);MOD(540-DEGREES(ACOS(((SIN(RADIANS([.$B$3]))*COS(RADIANS([.AD206])))-SIN(RADIANS([.T206])))/(COS(RADIANS([.$B$3]))*SIN(RADIANS([.AD206])))));360))" office:value-type="float" office:value="312.011449360657" calcext:value-type="float">
            <text:p>312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06]+0.1/24" office:value-type="float" office:value="0.858333333333331" calcext:value-type="float">
            <text:p>20:36:00</text:p>
          </table:table-cell>
          <table:table-cell table:style-name="ce9" table:formula="of:=[.D207]+2415018.5+[.E207]-[.$B$5]/24" office:value-type="float" office:value="2455369.65" calcext:value-type="float">
            <text:p>2455369.65</text:p>
          </table:table-cell>
          <table:table-cell table:style-name="ce10" table:formula="of:=([.F207]-2451545)/36525" office:value-type="float" office:value="0.104713210130045" calcext:value-type="float">
            <text:p>0.10471321</text:p>
          </table:table-cell>
          <table:table-cell/>
          <table:table-cell table:formula="of:=MOD(280.46646+[.G207]*(36000.76983+[.G207]*0.0003032);360)" office:value-type="float" office:value="90.2226393767191" calcext:value-type="float">
            <text:p>90.22</text:p>
          </table:table-cell>
          <table:table-cell table:formula="of:=357.52911+[.G207]*(35999.05029-0.0001537*[.G207])" office:value-type="float" office:value="4127.10522581353" calcext:value-type="float">
            <text:p>4127.11</text:p>
          </table:table-cell>
          <table:table-cell table:formula="of:=0.016708634-[.G207]*(0.000042037+0.0000001267*[.G207])" office:value-type="float" office:value="0.0167042307815385" calcext:value-type="float">
            <text:p>0.02</text:p>
          </table:table-cell>
          <table:table-cell table:formula="of:=SIN(RADIANS([.J207]))*(1.914602-[.G207]*(0.004817+0.000014*[.G207]))+SIN(RADIANS(2*[.J207]))*(0.019993-0.000101*[.G207])+SIN(RADIANS(3*[.J207]))*0.000289" office:value-type="float" office:value="0.418639243237589" calcext:value-type="float">
            <text:p>0.42</text:p>
          </table:table-cell>
          <table:table-cell table:formula="of:=[.I207]+[.L207]" office:value-type="float" office:value="90.6412786199567" calcext:value-type="float">
            <text:p>90.64</text:p>
          </table:table-cell>
          <table:table-cell table:formula="of:=[.J207]+[.L207]" office:value-type="float" office:value="4127.52386505677" calcext:value-type="float">
            <text:p>4127.52</text:p>
          </table:table-cell>
          <table:table-cell table:formula="of:=(1.000001018*(1-[.K207]*[.K207]))/(1+[.K207]*COS(RADIANS([.N207])))" office:value-type="float" office:value="1.01629757454128" calcext:value-type="float">
            <text:p>1.02</text:p>
          </table:table-cell>
          <table:table-cell table:formula="of:=[.M207]-0.00569-0.00478*SIN(RADIANS(125.04-1934.136*[.G207]))" office:value-type="float" office:value="90.6402551268109" calcext:value-type="float">
            <text:p>90.64</text:p>
          </table:table-cell>
          <table:table-cell table:formula="of:=23+(26+((21.448-[.G207]*(46.815+[.G207]*(0.00059-[.G207]*0.001813))))/60)/60" office:value-type="float" office:value="23.4379294018556" calcext:value-type="float">
            <text:p>23.44</text:p>
          </table:table-cell>
          <table:table-cell table:formula="of:=[.Q207]+0.00256*COS(RADIANS(125.04-1934.136*[.G207]))" office:value-type="float" office:value="23.4384839413828" calcext:value-type="float">
            <text:p>23.44</text:p>
          </table:table-cell>
          <table:table-cell table:formula="of:=DEGREES(ATAN2(COS(RADIANS([.P207]));COS(RADIANS([.R207]))*SIN(RADIANS([.P207]))))" office:value-type="float" office:value="90.6978296733325" calcext:value-type="float">
            <text:p>90.7</text:p>
          </table:table-cell>
          <table:table-cell table:formula="of:=DEGREES(ASIN(SIN(RADIANS([.R207]))*SIN(RADIANS([.P207]))))" office:value-type="float" office:value="23.436933083772" calcext:value-type="float">
            <text:p>23.44</text:p>
          </table:table-cell>
          <table:table-cell table:formula="of:=TAN(RADIANS([.R207]/2))*TAN(RADIANS([.R207]/2))" office:value-type="float" office:value="0.0430314810895268" calcext:value-type="float">
            <text:p>0.04</text:p>
          </table:table-cell>
          <table:table-cell table:formula="of:=4*DEGREES([.U207]*SIN(2*RADIANS([.I207]))-2*[.K207]*SIN(RADIANS([.J207]))+4*[.K207]*[.U207]*SIN(RADIANS([.J207]))*COS(2*RADIANS([.I207]))-0.5*[.U207]*[.U207]*SIN(4*RADIANS([.I207]))-1.25*[.K207]*[.K207]*SIN(2*RADIANS([.J207])))" office:value-type="float" office:value="-1.90088056511674" calcext:value-type="float">
            <text:p>-1.9</text:p>
          </table:table-cell>
          <table:table-cell table:formula="of:=DEGREES(ACOS(COS(RADIANS(90.833))/(COS(RADIANS([.$B$3]))*COS(RADIANS([.T207])))-TAN(RADIANS([.$B$3]))*TAN(RADIANS([.T207]))))" office:value-type="float" office:value="112.608843876404" calcext:value-type="float">
            <text:p>112.61</text:p>
          </table:table-cell>
          <table:table-cell table:style-name="ce8" table:formula="of:=(720-4*[.$B$4]-[.V207]+[.$B$5]*60)/1440" office:value-type="float" office:value="0.501320055948" calcext:value-type="float">
            <text:p>12:01:54</text:p>
          </table:table-cell>
          <table:table-cell table:style-name="ce8" table:formula="of:=[.X207]-[.W207]*4/1440" office:value-type="float" office:value="0.188517711846877" calcext:value-type="float">
            <text:p>4:31:28</text:p>
          </table:table-cell>
          <table:table-cell table:style-name="ce8" table:formula="of:=[.X207]+[.W207]*4/1440" office:value-type="float" office:value="0.814122400049123" calcext:value-type="float">
            <text:p>19:32:20</text:p>
          </table:table-cell>
          <table:table-cell table:style-name="ce11" table:formula="of:=8*[.W207]" office:value-type="float" office:value="900.870751011236" calcext:value-type="float">
            <text:p>900.87</text:p>
          </table:table-cell>
          <table:table-cell table:formula="of:=MOD([.E207]*1440+[.V207]+4*[.$B$4]-60*[.$B$5];1440)" office:value-type="float" office:value="1234.09911943488" calcext:value-type="float">
            <text:p>1234.1</text:p>
          </table:table-cell>
          <table:table-cell table:formula="of:=IF([.AB207]/4&lt;0;[.AB207]/4+180;[.AB207]/4-180)" office:value-type="float" office:value="128.52477985872" calcext:value-type="float">
            <text:p>128.52</text:p>
          </table:table-cell>
          <table:table-cell table:formula="of:=DEGREES(ACOS(SIN(RADIANS([.$B$3]))*SIN(RADIANS([.T207]))+COS(RADIANS([.$B$3]))*COS(RADIANS([.T207]))*COS(RADIANS([.AC207]))))" office:value-type="float" office:value="100.492506673962" calcext:value-type="float">
            <text:p>100.49</text:p>
          </table:table-cell>
          <table:table-cell table:formula="of:=90-[.AD207]" office:value-type="float" office:value="-10.4925066739621" calcext:value-type="float">
            <text:p>-10.49</text:p>
          </table:table-cell>
          <table:table-cell table:formula="of:=IF([.AE207]&gt;85;0;IF([.AE207]&gt;5;58.1/TAN(RADIANS([.AE207]))-0.07/POWER(TAN(RADIANS([.AE207]));3)+0.000086/POWER(TAN(RADIANS([.AE207]));5);IF([.AE207]&gt;-0.575;1735+[.AE207]*(-518.2+[.AE207]*(103.4+[.AE207]*(-12.79+[.AE207]*0.711)));-20.772/TAN(RADIANS([.AE207])))))/3600" office:value-type="float" office:value="0.0311548729350334" calcext:value-type="float">
            <text:p>0.03</text:p>
          </table:table-cell>
          <table:table-cell table:formula="of:=[.AE207]+[.AF207]" office:value-type="float" office:value="-10.4613518010271" calcext:value-type="float">
            <text:p>-10.46</text:p>
          </table:table-cell>
          <table:table-cell table:formula="of:=IF([.AC207]&gt;0;MOD(DEGREES(ACOS(((SIN(RADIANS([.$B$3]))*COS(RADIANS([.AD207])))-SIN(RADIANS([.T207])))/(COS(RADIANS([.$B$3]))*SIN(RADIANS([.AD207])))))+180;360);MOD(540-DEGREES(ACOS(((SIN(RADIANS([.$B$3]))*COS(RADIANS([.AD207])))-SIN(RADIANS([.T207])))/(COS(RADIANS([.$B$3]))*SIN(RADIANS([.AD207])))));360))" office:value-type="float" office:value="313.113504022618" calcext:value-type="float">
            <text:p>313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07]+0.1/24" office:value-type="float" office:value="0.862499999999998" calcext:value-type="float">
            <text:p>20:42:00</text:p>
          </table:table-cell>
          <table:table-cell table:style-name="ce9" table:formula="of:=[.D208]+2415018.5+[.E208]-[.$B$5]/24" office:value-type="float" office:value="2455369.65416667" calcext:value-type="float">
            <text:p>2455369.65</text:p>
          </table:table-cell>
          <table:table-cell table:style-name="ce10" table:formula="of:=([.F208]-2451545)/36525" office:value-type="float" office:value="0.104713324207155" calcext:value-type="float">
            <text:p>0.10471332</text:p>
          </table:table-cell>
          <table:table-cell/>
          <table:table-cell table:formula="of:=MOD(280.46646+[.G208]*(36000.76983+[.G208]*0.0003032);360)" office:value-type="float" office:value="90.2267462405061" calcext:value-type="float">
            <text:p>90.23</text:p>
          </table:table-cell>
          <table:table-cell table:formula="of:=357.52911+[.G208]*(35999.05029-0.0001537*[.G208])" office:value-type="float" office:value="4127.10933248115" calcext:value-type="float">
            <text:p>4127.11</text:p>
          </table:table-cell>
          <table:table-cell table:formula="of:=0.016708634-[.G208]*(0.000042037+0.0000001267*[.G208])" office:value-type="float" office:value="0.01670423077674" calcext:value-type="float">
            <text:p>0.02</text:p>
          </table:table-cell>
          <table:table-cell table:formula="of:=SIN(RADIANS([.J208]))*(1.914602-[.G208]*(0.004817+0.000014*[.G208]))+SIN(RADIANS(2*[.J208]))*(0.019993-0.000101*[.G208])+SIN(RADIANS(3*[.J208]))*0.000289" office:value-type="float" office:value="0.418508039867021" calcext:value-type="float">
            <text:p>0.42</text:p>
          </table:table-cell>
          <table:table-cell table:formula="of:=[.I208]+[.L208]" office:value-type="float" office:value="90.6452542803732" calcext:value-type="float">
            <text:p>90.65</text:p>
          </table:table-cell>
          <table:table-cell table:formula="of:=[.J208]+[.L208]" office:value-type="float" office:value="4127.52784052101" calcext:value-type="float">
            <text:p>4127.53</text:p>
          </table:table-cell>
          <table:table-cell table:formula="of:=(1.000001018*(1-[.K208]*[.K208]))/(1+[.K208]*COS(RADIANS([.N208])))" office:value-type="float" office:value="1.01629783318288" calcext:value-type="float">
            <text:p>1.02</text:p>
          </table:table-cell>
          <table:table-cell table:formula="of:=[.M208]-0.00569-0.00478*SIN(RADIANS(125.04-1934.136*[.G208]))" office:value-type="float" office:value="90.6442307912146" calcext:value-type="float">
            <text:p>90.64</text:p>
          </table:table-cell>
          <table:table-cell table:formula="of:=23+(26+((21.448-[.G208]*(46.815+[.G208]*(0.00059-[.G208]*0.001813))))/60)/60" office:value-type="float" office:value="23.4379294003721" calcext:value-type="float">
            <text:p>23.44</text:p>
          </table:table-cell>
          <table:table-cell table:formula="of:=[.Q208]+0.00256*COS(RADIANS(125.04-1934.136*[.G208]))" office:value-type="float" office:value="23.4384839302751" calcext:value-type="float">
            <text:p>23.44</text:p>
          </table:table-cell>
          <table:table-cell table:formula="of:=DEGREES(ATAN2(COS(RADIANS([.P208]));COS(RADIANS([.R208]))*SIN(RADIANS([.P208]))))" office:value-type="float" office:value="90.7021627784138" calcext:value-type="float">
            <text:p>90.7</text:p>
          </table:table-cell>
          <table:table-cell table:formula="of:=DEGREES(ASIN(SIN(RADIANS([.R208]))*SIN(RADIANS([.P208]))))" office:value-type="float" office:value="23.436913753084" calcext:value-type="float">
            <text:p>23.44</text:p>
          </table:table-cell>
          <table:table-cell table:formula="of:=TAN(RADIANS([.R208]/2))*TAN(RADIANS([.R208]/2))" office:value-type="float" office:value="0.0430314810475805" calcext:value-type="float">
            <text:p>0.04</text:p>
          </table:table-cell>
          <table:table-cell table:formula="of:=4*DEGREES([.U208]*SIN(2*RADIANS([.I208]))-2*[.K208]*SIN(RADIANS([.J208]))+4*[.K208]*[.U208]*SIN(RADIANS([.J208]))*COS(2*RADIANS([.I208]))-0.5*[.U208]*[.U208]*SIN(4*RADIANS([.I208]))-1.25*[.K208]*[.K208]*SIN(2*RADIANS([.J208])))" office:value-type="float" office:value="-1.90178430626482" calcext:value-type="float">
            <text:p>-1.9</text:p>
          </table:table-cell>
          <table:table-cell table:formula="of:=DEGREES(ACOS(COS(RADIANS(90.833))/(COS(RADIANS([.$B$3]))*COS(RADIANS([.T208])))-TAN(RADIANS([.$B$3]))*TAN(RADIANS([.T208]))))" office:value-type="float" office:value="112.608822815999" calcext:value-type="float">
            <text:p>112.61</text:p>
          </table:table-cell>
          <table:table-cell table:style-name="ce8" table:formula="of:=(720-4*[.$B$4]-[.V208]+[.$B$5]*60)/1440" office:value-type="float" office:value="0.501320683546016" calcext:value-type="float">
            <text:p>12:01:54</text:p>
          </table:table-cell>
          <table:table-cell table:style-name="ce8" table:formula="of:=[.X208]-[.W208]*4/1440" office:value-type="float" office:value="0.188518397946019" calcext:value-type="float">
            <text:p>4:31:28</text:p>
          </table:table-cell>
          <table:table-cell table:style-name="ce8" table:formula="of:=[.X208]+[.W208]*4/1440" office:value-type="float" office:value="0.814122969146012" calcext:value-type="float">
            <text:p>19:32:20</text:p>
          </table:table-cell>
          <table:table-cell table:style-name="ce11" table:formula="of:=8*[.W208]" office:value-type="float" office:value="900.87058252799" calcext:value-type="float">
            <text:p>900.87</text:p>
          </table:table-cell>
          <table:table-cell table:formula="of:=MOD([.E208]*1440+[.V208]+4*[.$B$4]-60*[.$B$5];1440)" office:value-type="float" office:value="1240.09821569373" calcext:value-type="float">
            <text:p>1240.1</text:p>
          </table:table-cell>
          <table:table-cell table:formula="of:=IF([.AB208]/4&lt;0;[.AB208]/4+180;[.AB208]/4-180)" office:value-type="float" office:value="130.024553923433" calcext:value-type="float">
            <text:p>130.02</text:p>
          </table:table-cell>
          <table:table-cell table:formula="of:=DEGREES(ACOS(SIN(RADIANS([.$B$3]))*SIN(RADIANS([.T208]))+COS(RADIANS([.$B$3]))*COS(RADIANS([.T208]))*COS(RADIANS([.AC208]))))" office:value-type="float" office:value="101.323526711264" calcext:value-type="float">
            <text:p>101.32</text:p>
          </table:table-cell>
          <table:table-cell table:formula="of:=90-[.AD208]" office:value-type="float" office:value="-11.3235267112642" calcext:value-type="float">
            <text:p>-11.32</text:p>
          </table:table-cell>
          <table:table-cell table:formula="of:=IF([.AE208]&gt;85;0;IF([.AE208]&gt;5;58.1/TAN(RADIANS([.AE208]))-0.07/POWER(TAN(RADIANS([.AE208]));3)+0.000086/POWER(TAN(RADIANS([.AE208]));5);IF([.AE208]&gt;-0.575;1735+[.AE208]*(-518.2+[.AE208]*(103.4+[.AE208]*(-12.79+[.AE208]*0.711)));-20.772/TAN(RADIANS([.AE208])))))/3600" office:value-type="float" office:value="0.028814447800489" calcext:value-type="float">
            <text:p>0.03</text:p>
          </table:table-cell>
          <table:table-cell table:formula="of:=[.AE208]+[.AF208]" office:value-type="float" office:value="-11.2947122634637" calcext:value-type="float">
            <text:p>-11.29</text:p>
          </table:table-cell>
          <table:table-cell table:formula="of:=IF([.AC208]&gt;0;MOD(DEGREES(ACOS(((SIN(RADIANS([.$B$3]))*COS(RADIANS([.AD208])))-SIN(RADIANS([.T208])))/(COS(RADIANS([.$B$3]))*SIN(RADIANS([.AD208])))))+180;360);MOD(540-DEGREES(ACOS(((SIN(RADIANS([.$B$3]))*COS(RADIANS([.AD208])))-SIN(RADIANS([.T208])))/(COS(RADIANS([.$B$3]))*SIN(RADIANS([.AD208])))));360))" office:value-type="float" office:value="314.230453093714" calcext:value-type="float">
            <text:p>314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08]+0.1/24" office:value-type="float" office:value="0.866666666666665" calcext:value-type="float">
            <text:p>20:48:00</text:p>
          </table:table-cell>
          <table:table-cell table:style-name="ce9" table:formula="of:=[.D209]+2415018.5+[.E209]-[.$B$5]/24" office:value-type="float" office:value="2455369.65833333" calcext:value-type="float">
            <text:p>2455369.66</text:p>
          </table:table-cell>
          <table:table-cell table:style-name="ce10" table:formula="of:=([.F209]-2451545)/36525" office:value-type="float" office:value="0.104713438284277" calcext:value-type="float">
            <text:p>0.10471344</text:p>
          </table:table-cell>
          <table:table-cell/>
          <table:table-cell table:formula="of:=MOD(280.46646+[.G209]*(36000.76983+[.G209]*0.0003032);360)" office:value-type="float" office:value="90.2308531047256" calcext:value-type="float">
            <text:p>90.23</text:p>
          </table:table-cell>
          <table:table-cell table:formula="of:=357.52911+[.G209]*(35999.05029-0.0001537*[.G209])" office:value-type="float" office:value="4127.11343914919" calcext:value-type="float">
            <text:p>4127.11</text:p>
          </table:table-cell>
          <table:table-cell table:formula="of:=0.016708634-[.G209]*(0.000042037+0.0000001267*[.G209])" office:value-type="float" office:value="0.0167042307719415" calcext:value-type="float">
            <text:p>0.02</text:p>
          </table:table-cell>
          <table:table-cell table:formula="of:=SIN(RADIANS([.J209]))*(1.914602-[.G209]*(0.004817+0.000014*[.G209]))+SIN(RADIANS(2*[.J209]))*(0.019993-0.000101*[.G209])+SIN(RADIANS(3*[.J209]))*0.000289" office:value-type="float" office:value="0.418376834459216" calcext:value-type="float">
            <text:p>0.42</text:p>
          </table:table-cell>
          <table:table-cell table:formula="of:=[.I209]+[.L209]" office:value-type="float" office:value="90.6492299391848" calcext:value-type="float">
            <text:p>90.65</text:p>
          </table:table-cell>
          <table:table-cell table:formula="of:=[.J209]+[.L209]" office:value-type="float" office:value="4127.53181598365" calcext:value-type="float">
            <text:p>4127.53</text:p>
          </table:table-cell>
          <table:table-cell table:formula="of:=(1.000001018*(1-[.K209]*[.K209]))/(1+[.K209]*COS(RADIANS([.N209])))" office:value-type="float" office:value="1.01629809174338" calcext:value-type="float">
            <text:p>1.02</text:p>
          </table:table-cell>
          <table:table-cell table:formula="of:=[.M209]-0.00569-0.00478*SIN(RADIANS(125.04-1934.136*[.G209]))" office:value-type="float" office:value="90.6482064540135" calcext:value-type="float">
            <text:p>90.65</text:p>
          </table:table-cell>
          <table:table-cell table:formula="of:=23+(26+((21.448-[.G209]*(46.815+[.G209]*(0.00059-[.G209]*0.001813))))/60)/60" office:value-type="float" office:value="23.4379293988886" calcext:value-type="float">
            <text:p>23.44</text:p>
          </table:table-cell>
          <table:table-cell table:formula="of:=[.Q209]+0.00256*COS(RADIANS(125.04-1934.136*[.G209]))" office:value-type="float" office:value="23.4384839191673" calcext:value-type="float">
            <text:p>23.44</text:p>
          </table:table-cell>
          <table:table-cell table:formula="of:=DEGREES(ATAN2(COS(RADIANS([.P209]));COS(RADIANS([.R209]))*SIN(RADIANS([.P209]))))" office:value-type="float" office:value="90.7064958804745" calcext:value-type="float">
            <text:p>90.71</text:p>
          </table:table-cell>
          <table:table-cell table:formula="of:=DEGREES(ASIN(SIN(RADIANS([.R209]))*SIN(RADIANS([.P209]))))" office:value-type="float" office:value="23.4368943028181" calcext:value-type="float">
            <text:p>23.44</text:p>
          </table:table-cell>
          <table:table-cell table:formula="of:=TAN(RADIANS([.R209]/2))*TAN(RADIANS([.R209]/2))" office:value-type="float" office:value="0.0430314810056342" calcext:value-type="float">
            <text:p>0.04</text:p>
          </table:table-cell>
          <table:table-cell table:formula="of:=4*DEGREES([.U209]*SIN(2*RADIANS([.I209]))-2*[.K209]*SIN(RADIANS([.J209]))+4*[.K209]*[.U209]*SIN(RADIANS([.J209]))*COS(2*RADIANS([.I209]))-0.5*[.U209]*[.U209]*SIN(4*RADIANS([.I209]))-1.25*[.K209]*[.K209]*SIN(2*RADIANS([.J209])))" office:value-type="float" office:value="-1.9026880338926" calcext:value-type="float">
            <text:p>-1.9</text:p>
          </table:table-cell>
          <table:table-cell table:formula="of:=DEGREES(ACOS(COS(RADIANS(90.833))/(COS(RADIANS([.$B$3]))*COS(RADIANS([.T209])))-TAN(RADIANS([.$B$3]))*TAN(RADIANS([.T209]))))" office:value-type="float" office:value="112.608801625325" calcext:value-type="float">
            <text:p>112.61</text:p>
          </table:table-cell>
          <table:table-cell table:style-name="ce8" table:formula="of:=(720-4*[.$B$4]-[.V209]+[.$B$5]*60)/1440" office:value-type="float" office:value="0.501321311134646" calcext:value-type="float">
            <text:p>12:01:54</text:p>
          </table:table-cell>
          <table:table-cell table:style-name="ce8" table:formula="of:=[.X209]-[.W209]*4/1440" office:value-type="float" office:value="0.188519084397633" calcext:value-type="float">
            <text:p>4:31:28</text:p>
          </table:table-cell>
          <table:table-cell table:style-name="ce8" table:formula="of:=[.X209]+[.W209]*4/1440" office:value-type="float" office:value="0.81412353787166" calcext:value-type="float">
            <text:p>19:32:20</text:p>
          </table:table-cell>
          <table:table-cell table:style-name="ce11" table:formula="of:=8*[.W209]" office:value-type="float" office:value="900.870413002599" calcext:value-type="float">
            <text:p>900.87</text:p>
          </table:table-cell>
          <table:table-cell table:formula="of:=MOD([.E209]*1440+[.V209]+4*[.$B$4]-60*[.$B$5];1440)" office:value-type="float" office:value="1246.09731196611" calcext:value-type="float">
            <text:p>1246.1</text:p>
          </table:table-cell>
          <table:table-cell table:formula="of:=IF([.AB209]/4&lt;0;[.AB209]/4+180;[.AB209]/4-180)" office:value-type="float" office:value="131.524327991526" calcext:value-type="float">
            <text:p>131.52</text:p>
          </table:table-cell>
          <table:table-cell table:formula="of:=DEGREES(ACOS(SIN(RADIANS([.$B$3]))*SIN(RADIANS([.T209]))+COS(RADIANS([.$B$3]))*COS(RADIANS([.T209]))*COS(RADIANS([.AC209]))))" office:value-type="float" office:value="102.138817462059" calcext:value-type="float">
            <text:p>102.14</text:p>
          </table:table-cell>
          <table:table-cell table:formula="of:=90-[.AD209]" office:value-type="float" office:value="-12.1388174620591" calcext:value-type="float">
            <text:p>-12.14</text:p>
          </table:table-cell>
          <table:table-cell table:formula="of:=IF([.AE209]&gt;85;0;IF([.AE209]&gt;5;58.1/TAN(RADIANS([.AE209]))-0.07/POWER(TAN(RADIANS([.AE209]));3)+0.000086/POWER(TAN(RADIANS([.AE209]));5);IF([.AE209]&gt;-0.575;1735+[.AE209]*(-518.2+[.AE209]*(103.4+[.AE209]*(-12.79+[.AE209]*0.711)));-20.772/TAN(RADIANS([.AE209])))))/3600" office:value-type="float" office:value="0.0268259602460994" calcext:value-type="float">
            <text:p>0.03</text:p>
          </table:table-cell>
          <table:table-cell table:formula="of:=[.AE209]+[.AF209]" office:value-type="float" office:value="-12.111991501813" calcext:value-type="float">
            <text:p>-12.11</text:p>
          </table:table-cell>
          <table:table-cell table:formula="of:=IF([.AC209]&gt;0;MOD(DEGREES(ACOS(((SIN(RADIANS([.$B$3]))*COS(RADIANS([.AD209])))-SIN(RADIANS([.T209])))/(COS(RADIANS([.$B$3]))*SIN(RADIANS([.AD209])))))+180;360);MOD(540-DEGREES(ACOS(((SIN(RADIANS([.$B$3]))*COS(RADIANS([.AD209])))-SIN(RADIANS([.T209])))/(COS(RADIANS([.$B$3]))*SIN(RADIANS([.AD209])))));360))" office:value-type="float" office:value="315.362612349445" calcext:value-type="float">
            <text:p>315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09]+0.1/24" office:value-type="float" office:value="0.870833333333331" calcext:value-type="float">
            <text:p>20:54:00</text:p>
          </table:table-cell>
          <table:table-cell table:style-name="ce9" table:formula="of:=[.D210]+2415018.5+[.E210]-[.$B$5]/24" office:value-type="float" office:value="2455369.6625" calcext:value-type="float">
            <text:p>2455369.66</text:p>
          </table:table-cell>
          <table:table-cell table:style-name="ce10" table:formula="of:=([.F210]-2451545)/36525" office:value-type="float" office:value="0.104713552361386" calcext:value-type="float">
            <text:p>0.10471355</text:p>
          </table:table-cell>
          <table:table-cell/>
          <table:table-cell table:formula="of:=MOD(280.46646+[.G210]*(36000.76983+[.G210]*0.0003032);360)" office:value-type="float" office:value="90.2349599684767" calcext:value-type="float">
            <text:p>90.23</text:p>
          </table:table-cell>
          <table:table-cell table:formula="of:=357.52911+[.G210]*(35999.05029-0.0001537*[.G210])" office:value-type="float" office:value="4127.11754581677" calcext:value-type="float">
            <text:p>4127.12</text:p>
          </table:table-cell>
          <table:table-cell table:formula="of:=0.016708634-[.G210]*(0.000042037+0.0000001267*[.G210])" office:value-type="float" office:value="0.016704230767143" calcext:value-type="float">
            <text:p>0.02</text:p>
          </table:table-cell>
          <table:table-cell table:formula="of:=SIN(RADIANS([.J210]))*(1.914602-[.G210]*(0.004817+0.000014*[.G210]))+SIN(RADIANS(2*[.J210]))*(0.019993-0.000101*[.G210])+SIN(RADIANS(3*[.J210]))*0.000289" office:value-type="float" office:value="0.418245627043659" calcext:value-type="float">
            <text:p>0.42</text:p>
          </table:table-cell>
          <table:table-cell table:formula="of:=[.I210]+[.L210]" office:value-type="float" office:value="90.6532055955204" calcext:value-type="float">
            <text:p>90.65</text:p>
          </table:table-cell>
          <table:table-cell table:formula="of:=[.J210]+[.L210]" office:value-type="float" office:value="4127.53579144382" calcext:value-type="float">
            <text:p>4127.54</text:p>
          </table:table-cell>
          <table:table-cell table:formula="of:=(1.000001018*(1-[.K210]*[.K210]))/(1+[.K210]*COS(RADIANS([.N210])))" office:value-type="float" office:value="1.01629835022273" calcext:value-type="float">
            <text:p>1.02</text:p>
          </table:table-cell>
          <table:table-cell table:formula="of:=[.M210]-0.00569-0.00478*SIN(RADIANS(125.04-1934.136*[.G210]))" office:value-type="float" office:value="90.6521821143362" calcext:value-type="float">
            <text:p>90.65</text:p>
          </table:table-cell>
          <table:table-cell table:formula="of:=23+(26+((21.448-[.G210]*(46.815+[.G210]*(0.00059-[.G210]*0.001813))))/60)/60" office:value-type="float" office:value="23.4379293974051" calcext:value-type="float">
            <text:p>23.44</text:p>
          </table:table-cell>
          <table:table-cell table:formula="of:=[.Q210]+0.00256*COS(RADIANS(125.04-1934.136*[.G210]))" office:value-type="float" office:value="23.4384839080596" calcext:value-type="float">
            <text:p>23.44</text:p>
          </table:table-cell>
          <table:table-cell table:formula="of:=DEGREES(ATAN2(COS(RADIANS([.P210]));COS(RADIANS([.R210]))*SIN(RADIANS([.P210]))))" office:value-type="float" office:value="90.7108289785572" calcext:value-type="float">
            <text:p>90.71</text:p>
          </table:table-cell>
          <table:table-cell table:formula="of:=DEGREES(ASIN(SIN(RADIANS([.R210]))*SIN(RADIANS([.P210]))))" office:value-type="float" office:value="23.436874732979" calcext:value-type="float">
            <text:p>23.44</text:p>
          </table:table-cell>
          <table:table-cell table:formula="of:=TAN(RADIANS([.R210]/2))*TAN(RADIANS([.R210]/2))" office:value-type="float" office:value="0.0430314809636878" calcext:value-type="float">
            <text:p>0.04</text:p>
          </table:table-cell>
          <table:table-cell table:formula="of:=4*DEGREES([.U210]*SIN(2*RADIANS([.I210]))-2*[.K210]*SIN(RADIANS([.J210]))+4*[.K210]*[.U210]*SIN(RADIANS([.J210]))*COS(2*RADIANS([.I210]))-0.5*[.U210]*[.U210]*SIN(4*RADIANS([.I210]))-1.25*[.K210]*[.K210]*SIN(2*RADIANS([.J210])))" office:value-type="float" office:value="-1.90359174777372" calcext:value-type="float">
            <text:p>-1.9</text:p>
          </table:table-cell>
          <table:table-cell table:formula="of:=DEGREES(ACOS(COS(RADIANS(90.833))/(COS(RADIANS([.$B$3]))*COS(RADIANS([.T210])))-TAN(RADIANS([.$B$3]))*TAN(RADIANS([.T210]))))" office:value-type="float" office:value="112.608780304388" calcext:value-type="float">
            <text:p>112.61</text:p>
          </table:table-cell>
          <table:table-cell table:style-name="ce8" table:formula="of:=(720-4*[.$B$4]-[.V210]+[.$B$5]*60)/1440" office:value-type="float" office:value="0.501321938713732" calcext:value-type="float">
            <text:p>12:01:54</text:p>
          </table:table-cell>
          <table:table-cell table:style-name="ce8" table:formula="of:=[.X210]-[.W210]*4/1440" office:value-type="float" office:value="0.188519771201543" calcext:value-type="float">
            <text:p>4:31:28</text:p>
          </table:table-cell>
          <table:table-cell table:style-name="ce8" table:formula="of:=[.X210]+[.W210]*4/1440" office:value-type="float" office:value="0.814124106225921" calcext:value-type="float">
            <text:p>19:32:20</text:p>
          </table:table-cell>
          <table:table-cell table:style-name="ce11" table:formula="of:=8*[.W210]" office:value-type="float" office:value="900.870242435104" calcext:value-type="float">
            <text:p>900.87</text:p>
          </table:table-cell>
          <table:table-cell table:formula="of:=MOD([.E210]*1440+[.V210]+4*[.$B$4]-60*[.$B$5];1440)" office:value-type="float" office:value="1252.09640825222" calcext:value-type="float">
            <text:p>1252.1</text:p>
          </table:table-cell>
          <table:table-cell table:formula="of:=IF([.AB210]/4&lt;0;[.AB210]/4+180;[.AB210]/4-180)" office:value-type="float" office:value="133.024102063056" calcext:value-type="float">
            <text:p>133.02</text:p>
          </table:table-cell>
          <table:table-cell table:formula="of:=DEGREES(ACOS(SIN(RADIANS([.$B$3]))*SIN(RADIANS([.T210]))+COS(RADIANS([.$B$3]))*COS(RADIANS([.T210]))*COS(RADIANS([.AC210]))))" office:value-type="float" office:value="102.937843628411" calcext:value-type="float">
            <text:p>102.94</text:p>
          </table:table-cell>
          <table:table-cell table:formula="of:=90-[.AD210]" office:value-type="float" office:value="-12.9378436284112" calcext:value-type="float">
            <text:p>-12.94</text:p>
          </table:table-cell>
          <table:table-cell table:formula="of:=IF([.AE210]&gt;85;0;IF([.AE210]&gt;5;58.1/TAN(RADIANS([.AE210]))-0.07/POWER(TAN(RADIANS([.AE210]));3)+0.000086/POWER(TAN(RADIANS([.AE210]));5);IF([.AE210]&gt;-0.575;1735+[.AE210]*(-518.2+[.AE210]*(103.4+[.AE210]*(-12.79+[.AE210]*0.711)));-20.772/TAN(RADIANS([.AE210])))))/3600" office:value-type="float" office:value="0.0251168978620103" calcext:value-type="float">
            <text:p>0.03</text:p>
          </table:table-cell>
          <table:table-cell table:formula="of:=[.AE210]+[.AF210]" office:value-type="float" office:value="-12.9127267305492" calcext:value-type="float">
            <text:p>-12.91</text:p>
          </table:table-cell>
          <table:table-cell table:formula="of:=IF([.AC210]&gt;0;MOD(DEGREES(ACOS(((SIN(RADIANS([.$B$3]))*COS(RADIANS([.AD210])))-SIN(RADIANS([.T210])))/(COS(RADIANS([.$B$3]))*SIN(RADIANS([.AD210])))))+180;360);MOD(540-DEGREES(ACOS(((SIN(RADIANS([.$B$3]))*COS(RADIANS([.AD210])))-SIN(RADIANS([.T210])))/(COS(RADIANS([.$B$3]))*SIN(RADIANS([.AD210])))));360))" office:value-type="float" office:value="316.510274833605" calcext:value-type="float">
            <text:p>316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10]+0.1/24" office:value-type="float" office:value="0.874999999999998" calcext:value-type="float">
            <text:p>21:00:00</text:p>
          </table:table-cell>
          <table:table-cell table:style-name="ce9" table:formula="of:=[.D211]+2415018.5+[.E211]-[.$B$5]/24" office:value-type="float" office:value="2455369.66666667" calcext:value-type="float">
            <text:p>2455369.67</text:p>
          </table:table-cell>
          <table:table-cell table:style-name="ce10" table:formula="of:=([.F211]-2451545)/36525" office:value-type="float" office:value="0.104713666438508" calcext:value-type="float">
            <text:p>0.10471367</text:p>
          </table:table-cell>
          <table:table-cell/>
          <table:table-cell table:formula="of:=MOD(280.46646+[.G211]*(36000.76983+[.G211]*0.0003032);360)" office:value-type="float" office:value="90.2390668326962" calcext:value-type="float">
            <text:p>90.24</text:p>
          </table:table-cell>
          <table:table-cell table:formula="of:=357.52911+[.G211]*(35999.05029-0.0001537*[.G211])" office:value-type="float" office:value="4127.12165248482" calcext:value-type="float">
            <text:p>4127.12</text:p>
          </table:table-cell>
          <table:table-cell table:formula="of:=0.016708634-[.G211]*(0.000042037+0.0000001267*[.G211])" office:value-type="float" office:value="0.0167042307623445" calcext:value-type="float">
            <text:p>0.02</text:p>
          </table:table-cell>
          <table:table-cell table:formula="of:=SIN(RADIANS([.J211]))*(1.914602-[.G211]*(0.004817+0.000014*[.G211]))+SIN(RADIANS(2*[.J211]))*(0.019993-0.000101*[.G211])+SIN(RADIANS(3*[.J211]))*0.000289" office:value-type="float" office:value="0.418114417590993" calcext:value-type="float">
            <text:p>0.42</text:p>
          </table:table-cell>
          <table:table-cell table:formula="of:=[.I211]+[.L211]" office:value-type="float" office:value="90.6571812502872" calcext:value-type="float">
            <text:p>90.66</text:p>
          </table:table-cell>
          <table:table-cell table:formula="of:=[.J211]+[.L211]" office:value-type="float" office:value="4127.53976690241" calcext:value-type="float">
            <text:p>4127.54</text:p>
          </table:table-cell>
          <table:table-cell table:formula="of:=(1.000001018*(1-[.K211]*[.K211]))/(1+[.K211]*COS(RADIANS([.N211])))" office:value-type="float" office:value="1.01629860862098" calcext:value-type="float">
            <text:p>1.02</text:p>
          </table:table-cell>
          <table:table-cell table:formula="of:=[.M211]-0.00569-0.00478*SIN(RADIANS(125.04-1934.136*[.G211]))" office:value-type="float" office:value="90.6561577730901" calcext:value-type="float">
            <text:p>90.66</text:p>
          </table:table-cell>
          <table:table-cell table:formula="of:=23+(26+((21.448-[.G211]*(46.815+[.G211]*(0.00059-[.G211]*0.001813))))/60)/60" office:value-type="float" office:value="23.4379293959217" calcext:value-type="float">
            <text:p>23.44</text:p>
          </table:table-cell>
          <table:table-cell table:formula="of:=[.Q211]+0.00256*COS(RADIANS(125.04-1934.136*[.G211]))" office:value-type="float" office:value="23.4384838969518" calcext:value-type="float">
            <text:p>23.44</text:p>
          </table:table-cell>
          <table:table-cell table:formula="of:=DEGREES(ATAN2(COS(RADIANS([.P211]));COS(RADIANS([.R211]))*SIN(RADIANS([.P211]))))" office:value-type="float" office:value="90.7151620736429" calcext:value-type="float">
            <text:p>90.72</text:p>
          </table:table-cell>
          <table:table-cell table:formula="of:=DEGREES(ASIN(SIN(RADIANS([.R211]))*SIN(RADIANS([.P211]))))" office:value-type="float" office:value="23.4368550435625" calcext:value-type="float">
            <text:p>23.44</text:p>
          </table:table-cell>
          <table:table-cell table:formula="of:=TAN(RADIANS([.R211]/2))*TAN(RADIANS([.R211]/2))" office:value-type="float" office:value="0.0430314809217415" calcext:value-type="float">
            <text:p>0.04</text:p>
          </table:table-cell>
          <table:table-cell table:formula="of:=4*DEGREES([.U211]*SIN(2*RADIANS([.I211]))-2*[.K211]*SIN(RADIANS([.J211]))+4*[.K211]*[.U211]*SIN(RADIANS([.J211]))*COS(2*RADIANS([.I211]))-0.5*[.U211]*[.U211]*SIN(4*RADIANS([.I211]))-1.25*[.K211]*[.K211]*SIN(2*RADIANS([.J211])))" office:value-type="float" office:value="-1.90449544808559" calcext:value-type="float">
            <text:p>-1.9</text:p>
          </table:table-cell>
          <table:table-cell table:formula="of:=DEGREES(ACOS(COS(RADIANS(90.833))/(COS(RADIANS([.$B$3]))*COS(RADIANS([.T211])))-TAN(RADIANS([.$B$3]))*TAN(RADIANS([.T211]))))" office:value-type="float" office:value="112.608758853184" calcext:value-type="float">
            <text:p>112.61</text:p>
          </table:table-cell>
          <table:table-cell table:style-name="ce8" table:formula="of:=(720-4*[.$B$4]-[.V211]+[.$B$5]*60)/1440" office:value-type="float" office:value="0.501322566283394" calcext:value-type="float">
            <text:p>12:01:54</text:p>
          </table:table-cell>
          <table:table-cell table:style-name="ce8" table:formula="of:=[.X211]-[.W211]*4/1440" office:value-type="float" office:value="0.188520458357883" calcext:value-type="float">
            <text:p>4:31:28</text:p>
          </table:table-cell>
          <table:table-cell table:style-name="ce8" table:formula="of:=[.X211]+[.W211]*4/1440" office:value-type="float" office:value="0.814124674208905" calcext:value-type="float">
            <text:p>19:32:20</text:p>
          </table:table-cell>
          <table:table-cell table:style-name="ce11" table:formula="of:=8*[.W211]" office:value-type="float" office:value="900.870070825472" calcext:value-type="float">
            <text:p>900.87</text:p>
          </table:table-cell>
          <table:table-cell table:formula="of:=MOD([.E211]*1440+[.V211]+4*[.$B$4]-60*[.$B$5];1440)" office:value-type="float" office:value="1258.09550455191" calcext:value-type="float">
            <text:p>1258.1</text:p>
          </table:table-cell>
          <table:table-cell table:formula="of:=IF([.AB211]/4&lt;0;[.AB211]/4+180;[.AB211]/4-180)" office:value-type="float" office:value="134.523876137978" calcext:value-type="float">
            <text:p>134.52</text:p>
          </table:table-cell>
          <table:table-cell table:formula="of:=DEGREES(ACOS(SIN(RADIANS([.$B$3]))*SIN(RADIANS([.T211]))+COS(RADIANS([.$B$3]))*COS(RADIANS([.T211]))*COS(RADIANS([.AC211]))))" office:value-type="float" office:value="103.720059318096" calcext:value-type="float">
            <text:p>103.72</text:p>
          </table:table-cell>
          <table:table-cell table:formula="of:=90-[.AD211]" office:value-type="float" office:value="-13.7200593180956" calcext:value-type="float">
            <text:p>-13.72</text:p>
          </table:table-cell>
          <table:table-cell table:formula="of:=IF([.AE211]&gt;85;0;IF([.AE211]&gt;5;58.1/TAN(RADIANS([.AE211]))-0.07/POWER(TAN(RADIANS([.AE211]));3)+0.000086/POWER(TAN(RADIANS([.AE211]));5);IF([.AE211]&gt;-0.575;1735+[.AE211]*(-518.2+[.AE211]*(103.4+[.AE211]*(-12.79+[.AE211]*0.711)));-20.772/TAN(RADIANS([.AE211])))))/3600" office:value-type="float" office:value="0.023633529322072" calcext:value-type="float">
            <text:p>0.02</text:p>
          </table:table-cell>
          <table:table-cell table:formula="of:=[.AE211]+[.AF211]" office:value-type="float" office:value="-13.6964257887735" calcext:value-type="float">
            <text:p>-13.7</text:p>
          </table:table-cell>
          <table:table-cell table:formula="of:=IF([.AC211]&gt;0;MOD(DEGREES(ACOS(((SIN(RADIANS([.$B$3]))*COS(RADIANS([.AD211])))-SIN(RADIANS([.T211])))/(COS(RADIANS([.$B$3]))*SIN(RADIANS([.AD211])))))+180;360);MOD(540-DEGREES(ACOS(((SIN(RADIANS([.$B$3]))*COS(RADIANS([.AD211])))-SIN(RADIANS([.T211])))/(COS(RADIANS([.$B$3]))*SIN(RADIANS([.AD211])))));360))" office:value-type="float" office:value="317.673708521563" calcext:value-type="float">
            <text:p>317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11]+0.1/24" office:value-type="float" office:value="0.879166666666665" calcext:value-type="float">
            <text:p>21:06:00</text:p>
          </table:table-cell>
          <table:table-cell table:style-name="ce9" table:formula="of:=[.D212]+2415018.5+[.E212]-[.$B$5]/24" office:value-type="float" office:value="2455369.67083333" calcext:value-type="float">
            <text:p>2455369.67</text:p>
          </table:table-cell>
          <table:table-cell table:style-name="ce10" table:formula="of:=([.F212]-2451545)/36525" office:value-type="float" office:value="0.10471378051563" calcext:value-type="float">
            <text:p>0.10471378</text:p>
          </table:table-cell>
          <table:table-cell/>
          <table:table-cell table:formula="of:=MOD(280.46646+[.G212]*(36000.76983+[.G212]*0.0003032);360)" office:value-type="float" office:value="90.2431736969147" calcext:value-type="float">
            <text:p>90.24</text:p>
          </table:table-cell>
          <table:table-cell table:formula="of:=357.52911+[.G212]*(35999.05029-0.0001537*[.G212])" office:value-type="float" office:value="4127.12575915287" calcext:value-type="float">
            <text:p>4127.13</text:p>
          </table:table-cell>
          <table:table-cell table:formula="of:=0.016708634-[.G212]*(0.000042037+0.0000001267*[.G212])" office:value-type="float" office:value="0.016704230757546" calcext:value-type="float">
            <text:p>0.02</text:p>
          </table:table-cell>
          <table:table-cell table:formula="of:=SIN(RADIANS([.J212]))*(1.914602-[.G212]*(0.004817+0.000014*[.G212]))+SIN(RADIANS(2*[.J212]))*(0.019993-0.000101*[.G212])+SIN(RADIANS(3*[.J212]))*0.000289" office:value-type="float" office:value="0.417983206116812" calcext:value-type="float">
            <text:p>0.42</text:p>
          </table:table-cell>
          <table:table-cell table:formula="of:=[.I212]+[.L212]" office:value-type="float" office:value="90.6611569030315" calcext:value-type="float">
            <text:p>90.66</text:p>
          </table:table-cell>
          <table:table-cell table:formula="of:=[.J212]+[.L212]" office:value-type="float" office:value="4127.54374235899" calcext:value-type="float">
            <text:p>4127.54</text:p>
          </table:table-cell>
          <table:table-cell table:formula="of:=(1.000001018*(1-[.K212]*[.K212]))/(1+[.K212]*COS(RADIANS([.N212])))" office:value-type="float" office:value="1.0162988669381" calcext:value-type="float">
            <text:p>1.02</text:p>
          </table:table-cell>
          <table:table-cell table:formula="of:=[.M212]-0.00569-0.00478*SIN(RADIANS(125.04-1934.136*[.G212]))" office:value-type="float" office:value="90.6601334298215" calcext:value-type="float">
            <text:p>90.66</text:p>
          </table:table-cell>
          <table:table-cell table:formula="of:=23+(26+((21.448-[.G212]*(46.815+[.G212]*(0.00059-[.G212]*0.001813))))/60)/60" office:value-type="float" office:value="23.4379293944382" calcext:value-type="float">
            <text:p>23.44</text:p>
          </table:table-cell>
          <table:table-cell table:formula="of:=[.Q212]+0.00256*COS(RADIANS(125.04-1934.136*[.G212]))" office:value-type="float" office:value="23.438483885844" calcext:value-type="float">
            <text:p>23.44</text:p>
          </table:table-cell>
          <table:table-cell table:formula="of:=DEGREES(ATAN2(COS(RADIANS([.P212]));COS(RADIANS([.R212]))*SIN(RADIANS([.P212]))))" office:value-type="float" office:value="90.7194951652294" calcext:value-type="float">
            <text:p>90.72</text:p>
          </table:table-cell>
          <table:table-cell table:formula="of:=DEGREES(ASIN(SIN(RADIANS([.R212]))*SIN(RADIANS([.P212]))))" office:value-type="float" office:value="23.4368352345712" calcext:value-type="float">
            <text:p>23.44</text:p>
          </table:table-cell>
          <table:table-cell table:formula="of:=TAN(RADIANS([.R212]/2))*TAN(RADIANS([.R212]/2))" office:value-type="float" office:value="0.0430314808797951" calcext:value-type="float">
            <text:p>0.04</text:p>
          </table:table-cell>
          <table:table-cell table:formula="of:=4*DEGREES([.U212]*SIN(2*RADIANS([.I212]))-2*[.K212]*SIN(RADIANS([.J212]))+4*[.K212]*[.U212]*SIN(RADIANS([.J212]))*COS(2*RADIANS([.I212]))-0.5*[.U212]*[.U212]*SIN(4*RADIANS([.I212]))-1.25*[.K212]*[.K212]*SIN(2*RADIANS([.J212])))" office:value-type="float" office:value="-1.90539913469635" calcext:value-type="float">
            <text:p>-1.91</text:p>
          </table:table-cell>
          <table:table-cell table:formula="of:=DEGREES(ACOS(COS(RADIANS(90.833))/(COS(RADIANS([.$B$3]))*COS(RADIANS([.T212])))-TAN(RADIANS([.$B$3]))*TAN(RADIANS([.T212]))))" office:value-type="float" office:value="112.608737271716" calcext:value-type="float">
            <text:p>112.61</text:p>
          </table:table-cell>
          <table:table-cell table:style-name="ce8" table:formula="of:=(720-4*[.$B$4]-[.V212]+[.$B$5]*60)/1440" office:value-type="float" office:value="0.501323193843541" calcext:value-type="float">
            <text:p>12:01:54</text:p>
          </table:table-cell>
          <table:table-cell table:style-name="ce8" table:formula="of:=[.X212]-[.W212]*4/1440" office:value-type="float" office:value="0.188521145866553" calcext:value-type="float">
            <text:p>4:31:28</text:p>
          </table:table-cell>
          <table:table-cell table:style-name="ce8" table:formula="of:=[.X212]+[.W212]*4/1440" office:value-type="float" office:value="0.814125241820529" calcext:value-type="float">
            <text:p>19:32:20</text:p>
          </table:table-cell>
          <table:table-cell table:style-name="ce11" table:formula="of:=8*[.W212]" office:value-type="float" office:value="900.869898173726" calcext:value-type="float">
            <text:p>900.87</text:p>
          </table:table-cell>
          <table:table-cell table:formula="of:=MOD([.E212]*1440+[.V212]+4*[.$B$4]-60*[.$B$5];1440)" office:value-type="float" office:value="1264.0946008653" calcext:value-type="float">
            <text:p>1264.09</text:p>
          </table:table-cell>
          <table:table-cell table:formula="of:=IF([.AB212]/4&lt;0;[.AB212]/4+180;[.AB212]/4-180)" office:value-type="float" office:value="136.023650216325" calcext:value-type="float">
            <text:p>136.02</text:p>
          </table:table-cell>
          <table:table-cell table:formula="of:=DEGREES(ACOS(SIN(RADIANS([.$B$3]))*SIN(RADIANS([.T212]))+COS(RADIANS([.$B$3]))*COS(RADIANS([.T212]))*COS(RADIANS([.AC212]))))" office:value-type="float" office:value="104.484908617462" calcext:value-type="float">
            <text:p>104.48</text:p>
          </table:table-cell>
          <table:table-cell table:formula="of:=90-[.AD212]" office:value-type="float" office:value="-14.4849086174624" calcext:value-type="float">
            <text:p>-14.48</text:p>
          </table:table-cell>
          <table:table-cell table:formula="of:=IF([.AE212]&gt;85;0;IF([.AE212]&gt;5;58.1/TAN(RADIANS([.AE212]))-0.07/POWER(TAN(RADIANS([.AE212]));3)+0.000086/POWER(TAN(RADIANS([.AE212]));5);IF([.AE212]&gt;-0.575;1735+[.AE212]*(-518.2+[.AE212]*(103.4+[.AE212]*(-12.79+[.AE212]*0.711)));-20.772/TAN(RADIANS([.AE212])))))/3600" office:value-type="float" office:value="0.0223352020820083" calcext:value-type="float">
            <text:p>0.02</text:p>
          </table:table-cell>
          <table:table-cell table:formula="of:=[.AE212]+[.AF212]" office:value-type="float" office:value="-14.4625734153804" calcext:value-type="float">
            <text:p>-14.46</text:p>
          </table:table-cell>
          <table:table-cell table:formula="of:=IF([.AC212]&gt;0;MOD(DEGREES(ACOS(((SIN(RADIANS([.$B$3]))*COS(RADIANS([.AD212])))-SIN(RADIANS([.T212])))/(COS(RADIANS([.$B$3]))*SIN(RADIANS([.AD212])))))+180;360);MOD(540-DEGREES(ACOS(((SIN(RADIANS([.$B$3]))*COS(RADIANS([.AD212])))-SIN(RADIANS([.T212])))/(COS(RADIANS([.$B$3]))*SIN(RADIANS([.AD212])))));360))" office:value-type="float" office:value="318.853153845855" calcext:value-type="float">
            <text:p>318.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12]+0.1/24" office:value-type="float" office:value="0.883333333333331" calcext:value-type="float">
            <text:p>21:12:00</text:p>
          </table:table-cell>
          <table:table-cell table:style-name="ce9" table:formula="of:=[.D213]+2415018.5+[.E213]-[.$B$5]/24" office:value-type="float" office:value="2455369.675" calcext:value-type="float">
            <text:p>2455369.68</text:p>
          </table:table-cell>
          <table:table-cell table:style-name="ce10" table:formula="of:=([.F213]-2451545)/36525" office:value-type="float" office:value="0.10471389459274" calcext:value-type="float">
            <text:p>0.10471389</text:p>
          </table:table-cell>
          <table:table-cell/>
          <table:table-cell table:formula="of:=MOD(280.46646+[.G213]*(36000.76983+[.G213]*0.0003032);360)" office:value-type="float" office:value="90.2472805607017" calcext:value-type="float">
            <text:p>90.25</text:p>
          </table:table-cell>
          <table:table-cell table:formula="of:=357.52911+[.G213]*(35999.05029-0.0001537*[.G213])" office:value-type="float" office:value="4127.12986582049" calcext:value-type="float">
            <text:p>4127.13</text:p>
          </table:table-cell>
          <table:table-cell table:formula="of:=0.016708634-[.G213]*(0.000042037+0.0000001267*[.G213])" office:value-type="float" office:value="0.0167042307527475" calcext:value-type="float">
            <text:p>0.02</text:p>
          </table:table-cell>
          <table:table-cell table:formula="of:=SIN(RADIANS([.J213]))*(1.914602-[.G213]*(0.004817+0.000014*[.G213]))+SIN(RADIANS(2*[.J213]))*(0.019993-0.000101*[.G213])+SIN(RADIANS(3*[.J213]))*0.000289" office:value-type="float" office:value="0.417851992635618" calcext:value-type="float">
            <text:p>0.42</text:p>
          </table:table-cell>
          <table:table-cell table:formula="of:=[.I213]+[.L213]" office:value-type="float" office:value="90.6651325533373" calcext:value-type="float">
            <text:p>90.67</text:p>
          </table:table-cell>
          <table:table-cell table:formula="of:=[.J213]+[.L213]" office:value-type="float" office:value="4127.54771781312" calcext:value-type="float">
            <text:p>4127.55</text:p>
          </table:table-cell>
          <table:table-cell table:formula="of:=(1.000001018*(1-[.K213]*[.K213]))/(1+[.K213]*COS(RADIANS([.N213])))" office:value-type="float" office:value="1.01629912517407" calcext:value-type="float">
            <text:p>1.02</text:p>
          </table:table-cell>
          <table:table-cell table:formula="of:=[.M213]-0.00569-0.00478*SIN(RADIANS(125.04-1934.136*[.G213]))" office:value-type="float" office:value="90.6641090841143" calcext:value-type="float">
            <text:p>90.66</text:p>
          </table:table-cell>
          <table:table-cell table:formula="of:=23+(26+((21.448-[.G213]*(46.815+[.G213]*(0.00059-[.G213]*0.001813))))/60)/60" office:value-type="float" office:value="23.4379293929547" calcext:value-type="float">
            <text:p>23.44</text:p>
          </table:table-cell>
          <table:table-cell table:formula="of:=[.Q213]+0.00256*COS(RADIANS(125.04-1934.136*[.G213]))" office:value-type="float" office:value="23.4384838747363" calcext:value-type="float">
            <text:p>23.44</text:p>
          </table:table-cell>
          <table:table-cell table:formula="of:=DEGREES(ATAN2(COS(RADIANS([.P213]));COS(RADIANS([.R213]))*SIN(RADIANS([.P213]))))" office:value-type="float" office:value="90.7238282528552" calcext:value-type="float">
            <text:p>90.72</text:p>
          </table:table-cell>
          <table:table-cell table:formula="of:=DEGREES(ASIN(SIN(RADIANS([.R213]))*SIN(RADIANS([.P213]))))" office:value-type="float" office:value="23.4368153060075" calcext:value-type="float">
            <text:p>23.44</text:p>
          </table:table-cell>
          <table:table-cell table:formula="of:=TAN(RADIANS([.R213]/2))*TAN(RADIANS([.R213]/2))" office:value-type="float" office:value="0.0430314808378486" calcext:value-type="float">
            <text:p>0.04</text:p>
          </table:table-cell>
          <table:table-cell table:formula="of:=4*DEGREES([.U213]*SIN(2*RADIANS([.I213]))-2*[.K213]*SIN(RADIANS([.J213]))+4*[.K213]*[.U213]*SIN(RADIANS([.J213]))*COS(2*RADIANS([.I213]))-0.5*[.U213]*[.U213]*SIN(4*RADIANS([.I213]))-1.25*[.K213]*[.K213]*SIN(2*RADIANS([.J213])))" office:value-type="float" office:value="-1.90630280748327" calcext:value-type="float">
            <text:p>-1.91</text:p>
          </table:table-cell>
          <table:table-cell table:formula="of:=DEGREES(ACOS(COS(RADIANS(90.833))/(COS(RADIANS([.$B$3]))*COS(RADIANS([.T213])))-TAN(RADIANS([.$B$3]))*TAN(RADIANS([.T213]))))" office:value-type="float" office:value="112.608715559986" calcext:value-type="float">
            <text:p>112.61</text:p>
          </table:table-cell>
          <table:table-cell table:style-name="ce8" table:formula="of:=(720-4*[.$B$4]-[.V213]+[.$B$5]*60)/1440" office:value-type="float" office:value="0.501323821394083" calcext:value-type="float">
            <text:p>12:01:54</text:p>
          </table:table-cell>
          <table:table-cell table:style-name="ce8" table:formula="of:=[.X213]-[.W213]*4/1440" office:value-type="float" office:value="0.188521833727456" calcext:value-type="float">
            <text:p>4:31:28</text:p>
          </table:table-cell>
          <table:table-cell table:style-name="ce8" table:formula="of:=[.X213]+[.W213]*4/1440" office:value-type="float" office:value="0.814125809060711" calcext:value-type="float">
            <text:p>19:32:20</text:p>
          </table:table-cell>
          <table:table-cell table:style-name="ce11" table:formula="of:=8*[.W213]" office:value-type="float" office:value="900.869724479888" calcext:value-type="float">
            <text:p>900.87</text:p>
          </table:table-cell>
          <table:table-cell table:formula="of:=MOD([.E213]*1440+[.V213]+4*[.$B$4]-60*[.$B$5];1440)" office:value-type="float" office:value="1270.09369719251" calcext:value-type="float">
            <text:p>1270.09</text:p>
          </table:table-cell>
          <table:table-cell table:formula="of:=IF([.AB213]/4&lt;0;[.AB213]/4+180;[.AB213]/4-180)" office:value-type="float" office:value="137.523424298128" calcext:value-type="float">
            <text:p>137.52</text:p>
          </table:table-cell>
          <table:table-cell table:formula="of:=DEGREES(ACOS(SIN(RADIANS([.$B$3]))*SIN(RADIANS([.T213]))+COS(RADIANS([.$B$3]))*COS(RADIANS([.T213]))*COS(RADIANS([.AC213]))))" office:value-type="float" office:value="105.231826278978" calcext:value-type="float">
            <text:p>105.23</text:p>
          </table:table-cell>
          <table:table-cell table:formula="of:=90-[.AD213]" office:value-type="float" office:value="-15.2318262789778" calcext:value-type="float">
            <text:p>-15.23</text:p>
          </table:table-cell>
          <table:table-cell table:formula="of:=IF([.AE213]&gt;85;0;IF([.AE213]&gt;5;58.1/TAN(RADIANS([.AE213]))-0.07/POWER(TAN(RADIANS([.AE213]));3)+0.000086/POWER(TAN(RADIANS([.AE213]));5);IF([.AE213]&gt;-0.575;1735+[.AE213]*(-518.2+[.AE213]*(103.4+[.AE213]*(-12.79+[.AE213]*0.711)));-20.772/TAN(RADIANS([.AE213])))))/3600" office:value-type="float" office:value="0.0211905992232556" calcext:value-type="float">
            <text:p>0.02</text:p>
          </table:table-cell>
          <table:table-cell table:formula="of:=[.AE213]+[.AF213]" office:value-type="float" office:value="-15.2106356797546" calcext:value-type="float">
            <text:p>-15.21</text:p>
          </table:table-cell>
          <table:table-cell table:formula="of:=IF([.AC213]&gt;0;MOD(DEGREES(ACOS(((SIN(RADIANS([.$B$3]))*COS(RADIANS([.AD213])))-SIN(RADIANS([.T213])))/(COS(RADIANS([.$B$3]))*SIN(RADIANS([.AD213])))))+180;360);MOD(540-DEGREES(ACOS(((SIN(RADIANS([.$B$3]))*COS(RADIANS([.AD213])))-SIN(RADIANS([.T213])))/(COS(RADIANS([.$B$3]))*SIN(RADIANS([.AD213])))));360))" office:value-type="float" office:value="320.04882109513" calcext:value-type="float">
            <text:p>320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13]+0.1/24" office:value-type="float" office:value="0.887499999999998" calcext:value-type="float">
            <text:p>21:18:00</text:p>
          </table:table-cell>
          <table:table-cell table:style-name="ce9" table:formula="of:=[.D214]+2415018.5+[.E214]-[.$B$5]/24" office:value-type="float" office:value="2455369.67916667" calcext:value-type="float">
            <text:p>2455369.68</text:p>
          </table:table-cell>
          <table:table-cell table:style-name="ce10" table:formula="of:=([.F214]-2451545)/36525" office:value-type="float" office:value="0.104714008669862" calcext:value-type="float">
            <text:p>0.10471401</text:p>
          </table:table-cell>
          <table:table-cell/>
          <table:table-cell table:formula="of:=MOD(280.46646+[.G214]*(36000.76983+[.G214]*0.0003032);360)" office:value-type="float" office:value="90.2513874249216" calcext:value-type="float">
            <text:p>90.25</text:p>
          </table:table-cell>
          <table:table-cell table:formula="of:=357.52911+[.G214]*(35999.05029-0.0001537*[.G214])" office:value-type="float" office:value="4127.13397248854" calcext:value-type="float">
            <text:p>4127.13</text:p>
          </table:table-cell>
          <table:table-cell table:formula="of:=0.016708634-[.G214]*(0.000042037+0.0000001267*[.G214])" office:value-type="float" office:value="0.0167042307479491" calcext:value-type="float">
            <text:p>0.02</text:p>
          </table:table-cell>
          <table:table-cell table:formula="of:=SIN(RADIANS([.J214]))*(1.914602-[.G214]*(0.004817+0.000014*[.G214]))+SIN(RADIANS(2*[.J214]))*(0.019993-0.000101*[.G214])+SIN(RADIANS(3*[.J214]))*0.000289" office:value-type="float" office:value="0.417720777120367" calcext:value-type="float">
            <text:p>0.42</text:p>
          </table:table-cell>
          <table:table-cell table:formula="of:=[.I214]+[.L214]" office:value-type="float" office:value="90.669108202042" calcext:value-type="float">
            <text:p>90.67</text:p>
          </table:table-cell>
          <table:table-cell table:formula="of:=[.J214]+[.L214]" office:value-type="float" office:value="4127.55169326566" calcext:value-type="float">
            <text:p>4127.55</text:p>
          </table:table-cell>
          <table:table-cell table:formula="of:=(1.000001018*(1-[.K214]*[.K214]))/(1+[.K214]*COS(RADIANS([.N214])))" office:value-type="float" office:value="1.01629938332893" calcext:value-type="float">
            <text:p>1.02</text:p>
          </table:table-cell>
          <table:table-cell table:formula="of:=[.M214]-0.00569-0.00478*SIN(RADIANS(125.04-1934.136*[.G214]))" office:value-type="float" office:value="90.6680847368058" calcext:value-type="float">
            <text:p>90.67</text:p>
          </table:table-cell>
          <table:table-cell table:formula="of:=23+(26+((21.448-[.G214]*(46.815+[.G214]*(0.00059-[.G214]*0.001813))))/60)/60" office:value-type="float" office:value="23.4379293914712" calcext:value-type="float">
            <text:p>23.44</text:p>
          </table:table-cell>
          <table:table-cell table:formula="of:=[.Q214]+0.00256*COS(RADIANS(125.04-1934.136*[.G214]))" office:value-type="float" office:value="23.4384838636285" calcext:value-type="float">
            <text:p>23.44</text:p>
          </table:table-cell>
          <table:table-cell table:formula="of:=DEGREES(ATAN2(COS(RADIANS([.P214]));COS(RADIANS([.R214]))*SIN(RADIANS([.P214]))))" office:value-type="float" office:value="90.7281613374252" calcext:value-type="float">
            <text:p>90.73</text:p>
          </table:table-cell>
          <table:table-cell table:formula="of:=DEGREES(ASIN(SIN(RADIANS([.R214]))*SIN(RADIANS([.P214]))))" office:value-type="float" office:value="23.4367952578675" calcext:value-type="float">
            <text:p>23.44</text:p>
          </table:table-cell>
          <table:table-cell table:formula="of:=TAN(RADIANS([.R214]/2))*TAN(RADIANS([.R214]/2))" office:value-type="float" office:value="0.0430314807959022" calcext:value-type="float">
            <text:p>0.04</text:p>
          </table:table-cell>
          <table:table-cell table:formula="of:=4*DEGREES([.U214]*SIN(2*RADIANS([.I214]))-2*[.K214]*SIN(RADIANS([.J214]))+4*[.K214]*[.U214]*SIN(RADIANS([.J214]))*COS(2*RADIANS([.I214]))-0.5*[.U214]*[.U214]*SIN(4*RADIANS([.I214]))-1.25*[.K214]*[.K214]*SIN(2*RADIANS([.J214])))" office:value-type="float" office:value="-1.90720646660786" calcext:value-type="float">
            <text:p>-1.91</text:p>
          </table:table-cell>
          <table:table-cell table:formula="of:=DEGREES(ACOS(COS(RADIANS(90.833))/(COS(RADIANS([.$B$3]))*COS(RADIANS([.T214])))-TAN(RADIANS([.$B$3]))*TAN(RADIANS([.T214]))))" office:value-type="float" office:value="112.608693717991" calcext:value-type="float">
            <text:p>112.61</text:p>
          </table:table-cell>
          <table:table-cell table:style-name="ce8" table:formula="of:=(720-4*[.$B$4]-[.V214]+[.$B$5]*60)/1440" office:value-type="float" office:value="0.501324448935143" calcext:value-type="float">
            <text:p>12:01:54</text:p>
          </table:table-cell>
          <table:table-cell table:style-name="ce8" table:formula="of:=[.X214]-[.W214]*4/1440" office:value-type="float" office:value="0.188522521940724" calcext:value-type="float">
            <text:p>4:31:28</text:p>
          </table:table-cell>
          <table:table-cell table:style-name="ce8" table:formula="of:=[.X214]+[.W214]*4/1440" office:value-type="float" office:value="0.814126375929561" calcext:value-type="float">
            <text:p>19:32:21</text:p>
          </table:table-cell>
          <table:table-cell table:style-name="ce11" table:formula="of:=8*[.W214]" office:value-type="float" office:value="900.869549743926" calcext:value-type="float">
            <text:p>900.87</text:p>
          </table:table-cell>
          <table:table-cell table:formula="of:=MOD([.E214]*1440+[.V214]+4*[.$B$4]-60*[.$B$5];1440)" office:value-type="float" office:value="1276.09279353339" calcext:value-type="float">
            <text:p>1276.09</text:p>
          </table:table-cell>
          <table:table-cell table:formula="of:=IF([.AB214]/4&lt;0;[.AB214]/4+180;[.AB214]/4-180)" office:value-type="float" office:value="139.023198383347" calcext:value-type="float">
            <text:p>139.02</text:p>
          </table:table-cell>
          <table:table-cell table:formula="of:=DEGREES(ACOS(SIN(RADIANS([.$B$3]))*SIN(RADIANS([.T214]))+COS(RADIANS([.$B$3]))*COS(RADIANS([.T214]))*COS(RADIANS([.AC214]))))" office:value-type="float" office:value="105.960238530983" calcext:value-type="float">
            <text:p>105.96</text:p>
          </table:table-cell>
          <table:table-cell table:formula="of:=90-[.AD214]" office:value-type="float" office:value="-15.9602385309831" calcext:value-type="float">
            <text:p>-15.96</text:p>
          </table:table-cell>
          <table:table-cell table:formula="of:=IF([.AE214]&gt;85;0;IF([.AE214]&gt;5;58.1/TAN(RADIANS([.AE214]))-0.07/POWER(TAN(RADIANS([.AE214]));3)+0.000086/POWER(TAN(RADIANS([.AE214]));5);IF([.AE214]&gt;-0.575;1735+[.AE214]*(-518.2+[.AE214]*(103.4+[.AE214]*(-12.79+[.AE214]*0.711)));-20.772/TAN(RADIANS([.AE214])))))/3600" office:value-type="float" office:value="0.0201752127089355" calcext:value-type="float">
            <text:p>0.02</text:p>
          </table:table-cell>
          <table:table-cell table:formula="of:=[.AE214]+[.AF214]" office:value-type="float" office:value="-15.9400633182741" calcext:value-type="float">
            <text:p>-15.94</text:p>
          </table:table-cell>
          <table:table-cell table:formula="of:=IF([.AC214]&gt;0;MOD(DEGREES(ACOS(((SIN(RADIANS([.$B$3]))*COS(RADIANS([.AD214])))-SIN(RADIANS([.T214])))/(COS(RADIANS([.$B$3]))*SIN(RADIANS([.AD214])))))+180;360);MOD(540-DEGREES(ACOS(((SIN(RADIANS([.$B$3]))*COS(RADIANS([.AD214])))-SIN(RADIANS([.T214])))/(COS(RADIANS([.$B$3]))*SIN(RADIANS([.AD214])))));360))" office:value-type="float" office:value="321.260887701558" calcext:value-type="float">
            <text:p>321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14]+0.1/24" office:value-type="float" office:value="0.891666666666665" calcext:value-type="float">
            <text:p>21:24:00</text:p>
          </table:table-cell>
          <table:table-cell table:style-name="ce9" table:formula="of:=[.D215]+2415018.5+[.E215]-[.$B$5]/24" office:value-type="float" office:value="2455369.68333333" calcext:value-type="float">
            <text:p>2455369.68</text:p>
          </table:table-cell>
          <table:table-cell table:style-name="ce10" table:formula="of:=([.F215]-2451545)/36525" office:value-type="float" office:value="0.104714122746971" calcext:value-type="float">
            <text:p>0.10471412</text:p>
          </table:table-cell>
          <table:table-cell/>
          <table:table-cell table:formula="of:=MOD(280.46646+[.G215]*(36000.76983+[.G215]*0.0003032);360)" office:value-type="float" office:value="90.2554942886732" calcext:value-type="float">
            <text:p>90.26</text:p>
          </table:table-cell>
          <table:table-cell table:formula="of:=357.52911+[.G215]*(35999.05029-0.0001537*[.G215])" office:value-type="float" office:value="4127.13807915611" calcext:value-type="float">
            <text:p>4127.14</text:p>
          </table:table-cell>
          <table:table-cell table:formula="of:=0.016708634-[.G215]*(0.000042037+0.0000001267*[.G215])" office:value-type="float" office:value="0.0167042307431506" calcext:value-type="float">
            <text:p>0.02</text:p>
          </table:table-cell>
          <table:table-cell table:formula="of:=SIN(RADIANS([.J215]))*(1.914602-[.G215]*(0.004817+0.000014*[.G215]))+SIN(RADIANS(2*[.J215]))*(0.019993-0.000101*[.G215])+SIN(RADIANS(3*[.J215]))*0.000289" office:value-type="float" office:value="0.417589559600548" calcext:value-type="float">
            <text:p>0.42</text:p>
          </table:table-cell>
          <table:table-cell table:formula="of:=[.I215]+[.L215]" office:value-type="float" office:value="90.6730838482737" calcext:value-type="float">
            <text:p>90.67</text:p>
          </table:table-cell>
          <table:table-cell table:formula="of:=[.J215]+[.L215]" office:value-type="float" office:value="4127.55566871572" calcext:value-type="float">
            <text:p>4127.56</text:p>
          </table:table-cell>
          <table:table-cell table:formula="of:=(1.000001018*(1-[.K215]*[.K215]))/(1+[.K215]*COS(RADIANS([.N215])))" office:value-type="float" office:value="1.01629964140264" calcext:value-type="float">
            <text:p>1.02</text:p>
          </table:table-cell>
          <table:table-cell table:formula="of:=[.M215]-0.00569-0.00478*SIN(RADIANS(125.04-1934.136*[.G215]))" office:value-type="float" office:value="90.6720603870243" calcext:value-type="float">
            <text:p>90.67</text:p>
          </table:table-cell>
          <table:table-cell table:formula="of:=23+(26+((21.448-[.G215]*(46.815+[.G215]*(0.00059-[.G215]*0.001813))))/60)/60" office:value-type="float" office:value="23.4379293899878" calcext:value-type="float">
            <text:p>23.44</text:p>
          </table:table-cell>
          <table:table-cell table:formula="of:=[.Q215]+0.00256*COS(RADIANS(125.04-1934.136*[.G215]))" office:value-type="float" office:value="23.4384838525207" calcext:value-type="float">
            <text:p>23.44</text:p>
          </table:table-cell>
          <table:table-cell table:formula="of:=DEGREES(ATAN2(COS(RADIANS([.P215]));COS(RADIANS([.R215]))*SIN(RADIANS([.P215]))))" office:value-type="float" office:value="90.7324944179814" calcext:value-type="float">
            <text:p>90.73</text:p>
          </table:table-cell>
          <table:table-cell table:formula="of:=DEGREES(ASIN(SIN(RADIANS([.R215]))*SIN(RADIANS([.P215]))))" office:value-type="float" office:value="23.4367750901559" calcext:value-type="float">
            <text:p>23.44</text:p>
          </table:table-cell>
          <table:table-cell table:formula="of:=TAN(RADIANS([.R215]/2))*TAN(RADIANS([.R215]/2))" office:value-type="float" office:value="0.0430314807539557" calcext:value-type="float">
            <text:p>0.04</text:p>
          </table:table-cell>
          <table:table-cell table:formula="of:=4*DEGREES([.U215]*SIN(2*RADIANS([.I215]))-2*[.K215]*SIN(RADIANS([.J215]))+4*[.K215]*[.U215]*SIN(RADIANS([.J215]))*COS(2*RADIANS([.I215]))-0.5*[.U215]*[.U215]*SIN(4*RADIANS([.I215]))-1.25*[.K215]*[.K215]*SIN(2*RADIANS([.J215])))" office:value-type="float" office:value="-1.90811011184362" calcext:value-type="float">
            <text:p>-1.91</text:p>
          </table:table-cell>
          <table:table-cell table:formula="of:=DEGREES(ACOS(COS(RADIANS(90.833))/(COS(RADIANS([.$B$3]))*COS(RADIANS([.T215])))-TAN(RADIANS([.$B$3]))*TAN(RADIANS([.T215]))))" office:value-type="float" office:value="112.608671745735" calcext:value-type="float">
            <text:p>112.61</text:p>
          </table:table-cell>
          <table:table-cell table:style-name="ce8" table:formula="of:=(720-4*[.$B$4]-[.V215]+[.$B$5]*60)/1440" office:value-type="float" office:value="0.501325076466558" calcext:value-type="float">
            <text:p>12:01:54</text:p>
          </table:table-cell>
          <table:table-cell table:style-name="ce8" table:formula="of:=[.X215]-[.W215]*4/1440" office:value-type="float" office:value="0.188523210506182" calcext:value-type="float">
            <text:p>4:31:28</text:p>
          </table:table-cell>
          <table:table-cell table:style-name="ce8" table:formula="of:=[.X215]+[.W215]*4/1440" office:value-type="float" office:value="0.814126942426934" calcext:value-type="float">
            <text:p>19:32:21</text:p>
          </table:table-cell>
          <table:table-cell table:style-name="ce11" table:formula="of:=8*[.W215]" office:value-type="float" office:value="900.869373965882" calcext:value-type="float">
            <text:p>900.87</text:p>
          </table:table-cell>
          <table:table-cell table:formula="of:=MOD([.E215]*1440+[.V215]+4*[.$B$4]-60*[.$B$5];1440)" office:value-type="float" office:value="1282.09188988815" calcext:value-type="float">
            <text:p>1282.09</text:p>
          </table:table-cell>
          <table:table-cell table:formula="of:=IF([.AB215]/4&lt;0;[.AB215]/4+180;[.AB215]/4-180)" office:value-type="float" office:value="140.522972472039" calcext:value-type="float">
            <text:p>140.52</text:p>
          </table:table-cell>
          <table:table-cell table:formula="of:=DEGREES(ACOS(SIN(RADIANS([.$B$3]))*SIN(RADIANS([.T215]))+COS(RADIANS([.$B$3]))*COS(RADIANS([.T215]))*COS(RADIANS([.AC215]))))" office:value-type="float" office:value="106.669564016726" calcext:value-type="float">
            <text:p>106.67</text:p>
          </table:table-cell>
          <table:table-cell table:formula="of:=90-[.AD215]" office:value-type="float" office:value="-16.6695640167257" calcext:value-type="float">
            <text:p>-16.67</text:p>
          </table:table-cell>
          <table:table-cell table:formula="of:=IF([.AE215]&gt;85;0;IF([.AE215]&gt;5;58.1/TAN(RADIANS([.AE215]))-0.07/POWER(TAN(RADIANS([.AE215]));3)+0.000086/POWER(TAN(RADIANS([.AE215]));5);IF([.AE215]&gt;-0.575;1735+[.AE215]*(-518.2+[.AE215]*(103.4+[.AE215]*(-12.79+[.AE215]*0.711)));-20.772/TAN(RADIANS([.AE215])))))/3600" office:value-type="float" office:value="0.0192695955909811" calcext:value-type="float">
            <text:p>0.02</text:p>
          </table:table-cell>
          <table:table-cell table:formula="of:=[.AE215]+[.AF215]" office:value-type="float" office:value="-16.6502944211347" calcext:value-type="float">
            <text:p>-16.65</text:p>
          </table:table-cell>
          <table:table-cell table:formula="of:=IF([.AC215]&gt;0;MOD(DEGREES(ACOS(((SIN(RADIANS([.$B$3]))*COS(RADIANS([.AD215])))-SIN(RADIANS([.T215])))/(COS(RADIANS([.$B$3]))*SIN(RADIANS([.AD215])))))+180;360);MOD(540-DEGREES(ACOS(((SIN(RADIANS([.$B$3]))*COS(RADIANS([.AD215])))-SIN(RADIANS([.T215])))/(COS(RADIANS([.$B$3]))*SIN(RADIANS([.AD215])))));360))" office:value-type="float" office:value="322.489495435437" calcext:value-type="float">
            <text:p>322.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15]+0.1/24" office:value-type="float" office:value="0.895833333333331" calcext:value-type="float">
            <text:p>21:30:00</text:p>
          </table:table-cell>
          <table:table-cell table:style-name="ce9" table:formula="of:=[.D216]+2415018.5+[.E216]-[.$B$5]/24" office:value-type="float" office:value="2455369.6875" calcext:value-type="float">
            <text:p>2455369.69</text:p>
          </table:table-cell>
          <table:table-cell table:style-name="ce10" table:formula="of:=([.F216]-2451545)/36525" office:value-type="float" office:value="0.104714236824093" calcext:value-type="float">
            <text:p>0.10471424</text:p>
          </table:table-cell>
          <table:table-cell/>
          <table:table-cell table:formula="of:=MOD(280.46646+[.G216]*(36000.76983+[.G216]*0.0003032);360)" office:value-type="float" office:value="90.2596011528917" calcext:value-type="float">
            <text:p>90.26</text:p>
          </table:table-cell>
          <table:table-cell table:formula="of:=357.52911+[.G216]*(35999.05029-0.0001537*[.G216])" office:value-type="float" office:value="4127.14218582416" calcext:value-type="float">
            <text:p>4127.14</text:p>
          </table:table-cell>
          <table:table-cell table:formula="of:=0.016708634-[.G216]*(0.000042037+0.0000001267*[.G216])" office:value-type="float" office:value="0.0167042307383521" calcext:value-type="float">
            <text:p>0.02</text:p>
          </table:table-cell>
          <table:table-cell table:formula="of:=SIN(RADIANS([.J216]))*(1.914602-[.G216]*(0.004817+0.000014*[.G216]))+SIN(RADIANS(2*[.J216]))*(0.019993-0.000101*[.G216])+SIN(RADIANS(3*[.J216]))*0.000289" office:value-type="float" office:value="0.417458340046773" calcext:value-type="float">
            <text:p>0.42</text:p>
          </table:table-cell>
          <table:table-cell table:formula="of:=[.I216]+[.L216]" office:value-type="float" office:value="90.6770594929385" calcext:value-type="float">
            <text:p>90.68</text:p>
          </table:table-cell>
          <table:table-cell table:formula="of:=[.J216]+[.L216]" office:value-type="float" office:value="4127.55964416421" calcext:value-type="float">
            <text:p>4127.56</text:p>
          </table:table-cell>
          <table:table-cell table:formula="of:=(1.000001018*(1-[.K216]*[.K216]))/(1+[.K216]*COS(RADIANS([.N216])))" office:value-type="float" office:value="1.01629989939524" calcext:value-type="float">
            <text:p>1.02</text:p>
          </table:table-cell>
          <table:table-cell table:formula="of:=[.M216]-0.00569-0.00478*SIN(RADIANS(125.04-1934.136*[.G216]))" office:value-type="float" office:value="90.6760360356759" calcext:value-type="float">
            <text:p>90.68</text:p>
          </table:table-cell>
          <table:table-cell table:formula="of:=23+(26+((21.448-[.G216]*(46.815+[.G216]*(0.00059-[.G216]*0.001813))))/60)/60" office:value-type="float" office:value="23.4379293885043" calcext:value-type="float">
            <text:p>23.44</text:p>
          </table:table-cell>
          <table:table-cell table:formula="of:=[.Q216]+0.00256*COS(RADIANS(125.04-1934.136*[.G216]))" office:value-type="float" office:value="23.4384838414129" calcext:value-type="float">
            <text:p>23.44</text:p>
          </table:table-cell>
          <table:table-cell table:formula="of:=DEGREES(ATAN2(COS(RADIANS([.P216]));COS(RADIANS([.R216]))*SIN(RADIANS([.P216]))))" office:value-type="float" office:value="90.7368274955035" calcext:value-type="float">
            <text:p>90.74</text:p>
          </table:table-cell>
          <table:table-cell table:formula="of:=DEGREES(ASIN(SIN(RADIANS([.R216]))*SIN(RADIANS([.P216]))))" office:value-type="float" office:value="23.4367548028685" calcext:value-type="float">
            <text:p>23.44</text:p>
          </table:table-cell>
          <table:table-cell table:formula="of:=TAN(RADIANS([.R216]/2))*TAN(RADIANS([.R216]/2))" office:value-type="float" office:value="0.0430314807120092" calcext:value-type="float">
            <text:p>0.04</text:p>
          </table:table-cell>
          <table:table-cell table:formula="of:=4*DEGREES([.U216]*SIN(2*RADIANS([.I216]))-2*[.K216]*SIN(RADIANS([.J216]))+4*[.K216]*[.U216]*SIN(RADIANS([.J216]))*COS(2*RADIANS([.I216]))-0.5*[.U216]*[.U216]*SIN(4*RADIANS([.I216]))-1.25*[.K216]*[.K216]*SIN(2*RADIANS([.J216])))" office:value-type="float" office:value="-1.90901374336733" calcext:value-type="float">
            <text:p>-1.91</text:p>
          </table:table-cell>
          <table:table-cell table:formula="of:=DEGREES(ACOS(COS(RADIANS(90.833))/(COS(RADIANS([.$B$3]))*COS(RADIANS([.T216])))-TAN(RADIANS([.$B$3]))*TAN(RADIANS([.T216]))))" office:value-type="float" office:value="112.608649643215" calcext:value-type="float">
            <text:p>112.61</text:p>
          </table:table-cell>
          <table:table-cell table:style-name="ce8" table:formula="of:=(720-4*[.$B$4]-[.V216]+[.$B$5]*60)/1440" office:value-type="float" office:value="0.50132570398845" calcext:value-type="float">
            <text:p>12:01:55</text:p>
          </table:table-cell>
          <table:table-cell table:style-name="ce8" table:formula="of:=[.X216]-[.W216]*4/1440" office:value-type="float" office:value="0.188523899423963" calcext:value-type="float">
            <text:p>4:31:28</text:p>
          </table:table-cell>
          <table:table-cell table:style-name="ce8" table:formula="of:=[.X216]+[.W216]*4/1440" office:value-type="float" office:value="0.814127508552937" calcext:value-type="float">
            <text:p>19:32:21</text:p>
          </table:table-cell>
          <table:table-cell table:style-name="ce11" table:formula="of:=8*[.W216]" office:value-type="float" office:value="900.869197145722" calcext:value-type="float">
            <text:p>900.87</text:p>
          </table:table-cell>
          <table:table-cell table:formula="of:=MOD([.E216]*1440+[.V216]+4*[.$B$4]-60*[.$B$5];1440)" office:value-type="float" office:value="1288.09098625663" calcext:value-type="float">
            <text:p>1288.09</text:p>
          </table:table-cell>
          <table:table-cell table:formula="of:=IF([.AB216]/4&lt;0;[.AB216]/4+180;[.AB216]/4-180)" office:value-type="float" office:value="142.022746564157" calcext:value-type="float">
            <text:p>142.02</text:p>
          </table:table-cell>
          <table:table-cell table:formula="of:=DEGREES(ACOS(SIN(RADIANS([.$B$3]))*SIN(RADIANS([.T216]))+COS(RADIANS([.$B$3]))*COS(RADIANS([.T216]))*COS(RADIANS([.AC216]))))" office:value-type="float" office:value="107.359214868744" calcext:value-type="float">
            <text:p>107.36</text:p>
          </table:table-cell>
          <table:table-cell table:formula="of:=90-[.AD216]" office:value-type="float" office:value="-17.3592148687442" calcext:value-type="float">
            <text:p>-17.36</text:p>
          </table:table-cell>
          <table:table-cell table:formula="of:=IF([.AE216]&gt;85;0;IF([.AE216]&gt;5;58.1/TAN(RADIANS([.AE216]))-0.07/POWER(TAN(RADIANS([.AE216]));3)+0.000086/POWER(TAN(RADIANS([.AE216]));5);IF([.AE216]&gt;-0.575;1735+[.AE216]*(-518.2+[.AE216]*(103.4+[.AE216]*(-12.79+[.AE216]*0.711)));-20.772/TAN(RADIANS([.AE216])))))/3600" office:value-type="float" office:value="0.0184581267237191" calcext:value-type="float">
            <text:p>0.02</text:p>
          </table:table-cell>
          <table:table-cell table:formula="of:=[.AE216]+[.AF216]" office:value-type="float" office:value="-17.3407567420205" calcext:value-type="float">
            <text:p>-17.34</text:p>
          </table:table-cell>
          <table:table-cell table:formula="of:=IF([.AC216]&gt;0;MOD(DEGREES(ACOS(((SIN(RADIANS([.$B$3]))*COS(RADIANS([.AD216])))-SIN(RADIANS([.T216])))/(COS(RADIANS([.$B$3]))*SIN(RADIANS([.AD216])))))+180;360);MOD(540-DEGREES(ACOS(((SIN(RADIANS([.$B$3]))*COS(RADIANS([.AD216])))-SIN(RADIANS([.T216])))/(COS(RADIANS([.$B$3]))*SIN(RADIANS([.AD216])))));360))" office:value-type="float" office:value="323.734747529018" calcext:value-type="float">
            <text:p>323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16]+0.1/24" office:value-type="float" office:value="0.899999999999998" calcext:value-type="float">
            <text:p>21:36:00</text:p>
          </table:table-cell>
          <table:table-cell table:style-name="ce9" table:formula="of:=[.D217]+2415018.5+[.E217]-[.$B$5]/24" office:value-type="float" office:value="2455369.69166667" calcext:value-type="float">
            <text:p>2455369.69</text:p>
          </table:table-cell>
          <table:table-cell table:style-name="ce10" table:formula="of:=([.F217]-2451545)/36525" office:value-type="float" office:value="0.104714350901202" calcext:value-type="float">
            <text:p>0.10471435</text:p>
          </table:table-cell>
          <table:table-cell/>
          <table:table-cell table:formula="of:=MOD(280.46646+[.G217]*(36000.76983+[.G217]*0.0003032);360)" office:value-type="float" office:value="90.2637080166432" calcext:value-type="float">
            <text:p>90.26</text:p>
          </table:table-cell>
          <table:table-cell table:formula="of:=357.52911+[.G217]*(35999.05029-0.0001537*[.G217])" office:value-type="float" office:value="4127.14629249174" calcext:value-type="float">
            <text:p>4127.15</text:p>
          </table:table-cell>
          <table:table-cell table:formula="of:=0.016708634-[.G217]*(0.000042037+0.0000001267*[.G217])" office:value-type="float" office:value="0.0167042307335536" calcext:value-type="float">
            <text:p>0.02</text:p>
          </table:table-cell>
          <table:table-cell table:formula="of:=SIN(RADIANS([.J217]))*(1.914602-[.G217]*(0.004817+0.000014*[.G217]))+SIN(RADIANS(2*[.J217]))*(0.019993-0.000101*[.G217])+SIN(RADIANS(3*[.J217]))*0.000289" office:value-type="float" office:value="0.417327118489677" calcext:value-type="float">
            <text:p>0.42</text:p>
          </table:table-cell>
          <table:table-cell table:formula="of:=[.I217]+[.L217]" office:value-type="float" office:value="90.6810351351329" calcext:value-type="float">
            <text:p>90.68</text:p>
          </table:table-cell>
          <table:table-cell table:formula="of:=[.J217]+[.L217]" office:value-type="float" office:value="4127.56361961023" calcext:value-type="float">
            <text:p>4127.56</text:p>
          </table:table-cell>
          <table:table-cell table:formula="of:=(1.000001018*(1-[.K217]*[.K217]))/(1+[.K217]*COS(RADIANS([.N217])))" office:value-type="float" office:value="1.01630015730668" calcext:value-type="float">
            <text:p>1.02</text:p>
          </table:table-cell>
          <table:table-cell table:formula="of:=[.M217]-0.00569-0.00478*SIN(RADIANS(125.04-1934.136*[.G217]))" office:value-type="float" office:value="90.680011681857" calcext:value-type="float">
            <text:p>90.68</text:p>
          </table:table-cell>
          <table:table-cell table:formula="of:=23+(26+((21.448-[.G217]*(46.815+[.G217]*(0.00059-[.G217]*0.001813))))/60)/60" office:value-type="float" office:value="23.4379293870208" calcext:value-type="float">
            <text:p>23.44</text:p>
          </table:table-cell>
          <table:table-cell table:formula="of:=[.Q217]+0.00256*COS(RADIANS(125.04-1934.136*[.G217]))" office:value-type="float" office:value="23.4384838303051" calcext:value-type="float">
            <text:p>23.44</text:p>
          </table:table-cell>
          <table:table-cell table:formula="of:=DEGREES(ATAN2(COS(RADIANS([.P217]));COS(RADIANS([.R217]))*SIN(RADIANS([.P217]))))" office:value-type="float" office:value="90.7411605689989" calcext:value-type="float">
            <text:p>90.74</text:p>
          </table:table-cell>
          <table:table-cell table:formula="of:=DEGREES(ASIN(SIN(RADIANS([.R217]))*SIN(RADIANS([.P217]))))" office:value-type="float" office:value="23.4367343960103" calcext:value-type="float">
            <text:p>23.44</text:p>
          </table:table-cell>
          <table:table-cell table:formula="of:=TAN(RADIANS([.R217]/2))*TAN(RADIANS([.R217]/2))" office:value-type="float" office:value="0.0430314806700626" calcext:value-type="float">
            <text:p>0.04</text:p>
          </table:table-cell>
          <table:table-cell table:formula="of:=4*DEGREES([.U217]*SIN(2*RADIANS([.I217]))-2*[.K217]*SIN(RADIANS([.J217]))+4*[.K217]*[.U217]*SIN(RADIANS([.J217]))*COS(2*RADIANS([.I217]))-0.5*[.U217]*[.U217]*SIN(4*RADIANS([.I217]))-1.25*[.K217]*[.K217]*SIN(2*RADIANS([.J217])))" office:value-type="float" office:value="-1.9099173609457" calcext:value-type="float">
            <text:p>-1.91</text:p>
          </table:table-cell>
          <table:table-cell table:formula="of:=DEGREES(ACOS(COS(RADIANS(90.833))/(COS(RADIANS([.$B$3]))*COS(RADIANS([.T217])))-TAN(RADIANS([.$B$3]))*TAN(RADIANS([.T217]))))" office:value-type="float" office:value="112.608627410436" calcext:value-type="float">
            <text:p>112.61</text:p>
          </table:table-cell>
          <table:table-cell table:style-name="ce8" table:formula="of:=(720-4*[.$B$4]-[.V217]+[.$B$5]*60)/1440" office:value-type="float" office:value="0.501326331500659" calcext:value-type="float">
            <text:p>12:01:55</text:p>
          </table:table-cell>
          <table:table-cell table:style-name="ce8" table:formula="of:=[.X217]-[.W217]*4/1440" office:value-type="float" office:value="0.188524588693892" calcext:value-type="float">
            <text:p>4:31:29</text:p>
          </table:table-cell>
          <table:table-cell table:style-name="ce8" table:formula="of:=[.X217]+[.W217]*4/1440" office:value-type="float" office:value="0.814128074307426" calcext:value-type="float">
            <text:p>19:32:21</text:p>
          </table:table-cell>
          <table:table-cell table:style-name="ce11" table:formula="of:=8*[.W217]" office:value-type="float" office:value="900.86901928349" calcext:value-type="float">
            <text:p>900.87</text:p>
          </table:table-cell>
          <table:table-cell table:formula="of:=MOD([.E217]*1440+[.V217]+4*[.$B$4]-60*[.$B$5];1440)" office:value-type="float" office:value="1294.09008263905" calcext:value-type="float">
            <text:p>1294.09</text:p>
          </table:table-cell>
          <table:table-cell table:formula="of:=IF([.AB217]/4&lt;0;[.AB217]/4+180;[.AB217]/4-180)" office:value-type="float" office:value="143.522520659763" calcext:value-type="float">
            <text:p>143.52</text:p>
          </table:table-cell>
          <table:table-cell table:formula="of:=DEGREES(ACOS(SIN(RADIANS([.$B$3]))*SIN(RADIANS([.T217]))+COS(RADIANS([.$B$3]))*COS(RADIANS([.T217]))*COS(RADIANS([.AC217]))))" office:value-type="float" office:value="108.02859792438" calcext:value-type="float">
            <text:p>108.03</text:p>
          </table:table-cell>
          <table:table-cell table:formula="of:=90-[.AD217]" office:value-type="float" office:value="-18.0285979243802" calcext:value-type="float">
            <text:p>-18.03</text:p>
          </table:table-cell>
          <table:table-cell table:formula="of:=IF([.AE217]&gt;85;0;IF([.AE217]&gt;5;58.1/TAN(RADIANS([.AE217]))-0.07/POWER(TAN(RADIANS([.AE217]));3)+0.000086/POWER(TAN(RADIANS([.AE217]));5);IF([.AE217]&gt;-0.575;1735+[.AE217]*(-518.2+[.AE217]*(103.4+[.AE217]*(-12.79+[.AE217]*0.711)));-20.772/TAN(RADIANS([.AE217])))))/3600" office:value-type="float" office:value="0.0177281208469103" calcext:value-type="float">
            <text:p>0.02</text:p>
          </table:table-cell>
          <table:table-cell table:formula="of:=[.AE217]+[.AF217]" office:value-type="float" office:value="-18.0108698035333" calcext:value-type="float">
            <text:p>-18.01</text:p>
          </table:table-cell>
          <table:table-cell table:formula="of:=IF([.AC217]&gt;0;MOD(DEGREES(ACOS(((SIN(RADIANS([.$B$3]))*COS(RADIANS([.AD217])))-SIN(RADIANS([.T217])))/(COS(RADIANS([.$B$3]))*SIN(RADIANS([.AD217])))))+180;360);MOD(540-DEGREES(ACOS(((SIN(RADIANS([.$B$3]))*COS(RADIANS([.AD217])))-SIN(RADIANS([.T217])))/(COS(RADIANS([.$B$3]))*SIN(RADIANS([.AD217])))));360))" office:value-type="float" office:value="324.996705756921" calcext:value-type="float">
            <text:p>3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17]+0.1/24" office:value-type="float" office:value="0.904166666666665" calcext:value-type="float">
            <text:p>21:42:00</text:p>
          </table:table-cell>
          <table:table-cell table:style-name="ce9" table:formula="of:=[.D218]+2415018.5+[.E218]-[.$B$5]/24" office:value-type="float" office:value="2455369.69583333" calcext:value-type="float">
            <text:p>2455369.70</text:p>
          </table:table-cell>
          <table:table-cell table:style-name="ce10" table:formula="of:=([.F218]-2451545)/36525" office:value-type="float" office:value="0.104714464978324" calcext:value-type="float">
            <text:p>0.10471446</text:p>
          </table:table-cell>
          <table:table-cell/>
          <table:table-cell table:formula="of:=MOD(280.46646+[.G218]*(36000.76983+[.G218]*0.0003032);360)" office:value-type="float" office:value="90.2678148808627" calcext:value-type="float">
            <text:p>90.27</text:p>
          </table:table-cell>
          <table:table-cell table:formula="of:=357.52911+[.G218]*(35999.05029-0.0001537*[.G218])" office:value-type="float" office:value="4127.15039915979" calcext:value-type="float">
            <text:p>4127.15</text:p>
          </table:table-cell>
          <table:table-cell table:formula="of:=0.016708634-[.G218]*(0.000042037+0.0000001267*[.G218])" office:value-type="float" office:value="0.0167042307287551" calcext:value-type="float">
            <text:p>0.02</text:p>
          </table:table-cell>
          <table:table-cell table:formula="of:=SIN(RADIANS([.J218]))*(1.914602-[.G218]*(0.004817+0.000014*[.G218]))+SIN(RADIANS(2*[.J218]))*(0.019993-0.000101*[.G218])+SIN(RADIANS(3*[.J218]))*0.000289" office:value-type="float" office:value="0.41719589489995" calcext:value-type="float">
            <text:p>0.42</text:p>
          </table:table-cell>
          <table:table-cell table:formula="of:=[.I218]+[.L218]" office:value-type="float" office:value="90.6850107757627" calcext:value-type="float">
            <text:p>90.69</text:p>
          </table:table-cell>
          <table:table-cell table:formula="of:=[.J218]+[.L218]" office:value-type="float" office:value="4127.56759505469" calcext:value-type="float">
            <text:p>4127.57</text:p>
          </table:table-cell>
          <table:table-cell table:formula="of:=(1.000001018*(1-[.K218]*[.K218]))/(1+[.K218]*COS(RADIANS([.N218])))" office:value-type="float" office:value="1.01630041513701" calcext:value-type="float">
            <text:p>1.02</text:p>
          </table:table-cell>
          <table:table-cell table:formula="of:=[.M218]-0.00569-0.00478*SIN(RADIANS(125.04-1934.136*[.G218]))" office:value-type="float" office:value="90.6839873264734" calcext:value-type="float">
            <text:p>90.68</text:p>
          </table:table-cell>
          <table:table-cell table:formula="of:=23+(26+((21.448-[.G218]*(46.815+[.G218]*(0.00059-[.G218]*0.001813))))/60)/60" office:value-type="float" office:value="23.4379293855373" calcext:value-type="float">
            <text:p>23.44</text:p>
          </table:table-cell>
          <table:table-cell table:formula="of:=[.Q218]+0.00256*COS(RADIANS(125.04-1934.136*[.G218]))" office:value-type="float" office:value="23.4384838191973" calcext:value-type="float">
            <text:p>23.44</text:p>
          </table:table-cell>
          <table:table-cell table:formula="of:=DEGREES(ATAN2(COS(RADIANS([.P218]));COS(RADIANS([.R218]))*SIN(RADIANS([.P218]))))" office:value-type="float" office:value="90.745493639447" calcext:value-type="float">
            <text:p>90.75</text:p>
          </table:table-cell>
          <table:table-cell table:formula="of:=DEGREES(ASIN(SIN(RADIANS([.R218]))*SIN(RADIANS([.P218]))))" office:value-type="float" office:value="23.4367138695769" calcext:value-type="float">
            <text:p>23.44</text:p>
          </table:table-cell>
          <table:table-cell table:formula="of:=TAN(RADIANS([.R218]/2))*TAN(RADIANS([.R218]/2))" office:value-type="float" office:value="0.043031480628116" calcext:value-type="float">
            <text:p>0.04</text:p>
          </table:table-cell>
          <table:table-cell table:formula="of:=4*DEGREES([.U218]*SIN(2*RADIANS([.I218]))-2*[.K218]*SIN(RADIANS([.J218]))+4*[.K218]*[.U218]*SIN(RADIANS([.J218]))*COS(2*RADIANS([.I218]))-0.5*[.U218]*[.U218]*SIN(4*RADIANS([.I218]))-1.25*[.K218]*[.K218]*SIN(2*RADIANS([.J218])))" office:value-type="float" office:value="-1.91082096475571" calcext:value-type="float">
            <text:p>-1.91</text:p>
          </table:table-cell>
          <table:table-cell table:formula="of:=DEGREES(ACOS(COS(RADIANS(90.833))/(COS(RADIANS([.$B$3]))*COS(RADIANS([.T218])))-TAN(RADIANS([.$B$3]))*TAN(RADIANS([.T218]))))" office:value-type="float" office:value="112.608605047394" calcext:value-type="float">
            <text:p>112.61</text:p>
          </table:table-cell>
          <table:table-cell table:style-name="ce8" table:formula="of:=(720-4*[.$B$4]-[.V218]+[.$B$5]*60)/1440" office:value-type="float" office:value="0.501326959003305" calcext:value-type="float">
            <text:p>12:01:55</text:p>
          </table:table-cell>
          <table:table-cell table:style-name="ce8" table:formula="of:=[.X218]-[.W218]*4/1440" office:value-type="float" office:value="0.188525278316101" calcext:value-type="float">
            <text:p>4:31:29</text:p>
          </table:table-cell>
          <table:table-cell table:style-name="ce8" table:formula="of:=[.X218]+[.W218]*4/1440" office:value-type="float" office:value="0.81412863969051" calcext:value-type="float">
            <text:p>19:32:21</text:p>
          </table:table-cell>
          <table:table-cell table:style-name="ce11" table:formula="of:=8*[.W218]" office:value-type="float" office:value="900.868840379149" calcext:value-type="float">
            <text:p>900.87</text:p>
          </table:table-cell>
          <table:table-cell table:formula="of:=MOD([.E218]*1440+[.V218]+4*[.$B$4]-60*[.$B$5];1440)" office:value-type="float" office:value="1300.08917903524" calcext:value-type="float">
            <text:p>1300.09</text:p>
          </table:table-cell>
          <table:table-cell table:formula="of:=IF([.AB218]/4&lt;0;[.AB218]/4+180;[.AB218]/4-180)" office:value-type="float" office:value="145.022294758811" calcext:value-type="float">
            <text:p>145.02</text:p>
          </table:table-cell>
          <table:table-cell table:formula="of:=DEGREES(ACOS(SIN(RADIANS([.$B$3]))*SIN(RADIANS([.T218]))+COS(RADIANS([.$B$3]))*COS(RADIANS([.T218]))*COS(RADIANS([.AC218]))))" office:value-type="float" office:value="108.677116086457" calcext:value-type="float">
            <text:p>108.68</text:p>
          </table:table-cell>
          <table:table-cell table:formula="of:=90-[.AD218]" office:value-type="float" office:value="-18.6771160864567" calcext:value-type="float">
            <text:p>-18.68</text:p>
          </table:table-cell>
          <table:table-cell table:formula="of:=IF([.AE218]&gt;85;0;IF([.AE218]&gt;5;58.1/TAN(RADIANS([.AE218]))-0.07/POWER(TAN(RADIANS([.AE218]));3)+0.000086/POWER(TAN(RADIANS([.AE218]));5);IF([.AE218]&gt;-0.575;1735+[.AE218]*(-518.2+[.AE218]*(103.4+[.AE218]*(-12.79+[.AE218]*0.711)));-20.772/TAN(RADIANS([.AE218])))))/3600" office:value-type="float" office:value="0.017069176424006" calcext:value-type="float">
            <text:p>0.02</text:p>
          </table:table-cell>
          <table:table-cell table:formula="of:=[.AE218]+[.AF218]" office:value-type="float" office:value="-18.6600469100327" calcext:value-type="float">
            <text:p>-18.66</text:p>
          </table:table-cell>
          <table:table-cell table:formula="of:=IF([.AC218]&gt;0;MOD(DEGREES(ACOS(((SIN(RADIANS([.$B$3]))*COS(RADIANS([.AD218])))-SIN(RADIANS([.T218])))/(COS(RADIANS([.$B$3]))*SIN(RADIANS([.AD218])))))+180;360);MOD(540-DEGREES(ACOS(((SIN(RADIANS([.$B$3]))*COS(RADIANS([.AD218])))-SIN(RADIANS([.T218])))/(COS(RADIANS([.$B$3]))*SIN(RADIANS([.AD218])))));360))" office:value-type="float" office:value="326.275387503496" calcext:value-type="float">
            <text:p>326.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18]+0.1/24" office:value-type="float" office:value="0.908333333333331" calcext:value-type="float">
            <text:p>21:48:00</text:p>
          </table:table-cell>
          <table:table-cell table:style-name="ce9" table:formula="of:=[.D219]+2415018.5+[.E219]-[.$B$5]/24" office:value-type="float" office:value="2455369.7" calcext:value-type="float">
            <text:p>2455369.70</text:p>
          </table:table-cell>
          <table:table-cell table:style-name="ce10" table:formula="of:=([.F219]-2451545)/36525" office:value-type="float" office:value="0.104714579055434" calcext:value-type="float">
            <text:p>0.10471458</text:p>
          </table:table-cell>
          <table:table-cell/>
          <table:table-cell table:formula="of:=MOD(280.46646+[.G219]*(36000.76983+[.G219]*0.0003032);360)" office:value-type="float" office:value="90.2719217446502" calcext:value-type="float">
            <text:p>90.27</text:p>
          </table:table-cell>
          <table:table-cell table:formula="of:=357.52911+[.G219]*(35999.05029-0.0001537*[.G219])" office:value-type="float" office:value="4127.15450582741" calcext:value-type="float">
            <text:p>4127.15</text:p>
          </table:table-cell>
          <table:table-cell table:formula="of:=0.016708634-[.G219]*(0.000042037+0.0000001267*[.G219])" office:value-type="float" office:value="0.0167042307239566" calcext:value-type="float">
            <text:p>0.02</text:p>
          </table:table-cell>
          <table:table-cell table:formula="of:=SIN(RADIANS([.J219]))*(1.914602-[.G219]*(0.004817+0.000014*[.G219]))+SIN(RADIANS(2*[.J219]))*(0.019993-0.000101*[.G219])+SIN(RADIANS(3*[.J219]))*0.000289" office:value-type="float" office:value="0.417064669307003" calcext:value-type="float">
            <text:p>0.42</text:p>
          </table:table-cell>
          <table:table-cell table:formula="of:=[.I219]+[.L219]" office:value-type="float" office:value="90.6889864139572" calcext:value-type="float">
            <text:p>90.69</text:p>
          </table:table-cell>
          <table:table-cell table:formula="of:=[.J219]+[.L219]" office:value-type="float" office:value="4127.57157049671" calcext:value-type="float">
            <text:p>4127.57</text:p>
          </table:table-cell>
          <table:table-cell table:formula="of:=(1.000001018*(1-[.K219]*[.K219]))/(1+[.K219]*COS(RADIANS([.N219])))" office:value-type="float" office:value="1.01630067288618" calcext:value-type="float">
            <text:p>1.02</text:p>
          </table:table-cell>
          <table:table-cell table:formula="of:=[.M219]-0.00569-0.00478*SIN(RADIANS(125.04-1934.136*[.G219]))" office:value-type="float" office:value="90.6879629686544" calcext:value-type="float">
            <text:p>90.69</text:p>
          </table:table-cell>
          <table:table-cell table:formula="of:=23+(26+((21.448-[.G219]*(46.815+[.G219]*(0.00059-[.G219]*0.001813))))/60)/60" office:value-type="float" office:value="23.4379293840538" calcext:value-type="float">
            <text:p>23.44</text:p>
          </table:table-cell>
          <table:table-cell table:formula="of:=[.Q219]+0.00256*COS(RADIANS(125.04-1934.136*[.G219]))" office:value-type="float" office:value="23.4384838080895" calcext:value-type="float">
            <text:p>23.44</text:p>
          </table:table-cell>
          <table:table-cell table:formula="of:=DEGREES(ATAN2(COS(RADIANS([.P219]));COS(RADIANS([.R219]))*SIN(RADIANS([.P219]))))" office:value-type="float" office:value="90.749826705891" calcext:value-type="float">
            <text:p>90.75</text:p>
          </table:table-cell>
          <table:table-cell table:formula="of:=DEGREES(ASIN(SIN(RADIANS([.R219]))*SIN(RADIANS([.P219]))))" office:value-type="float" office:value="23.4366932235732" calcext:value-type="float">
            <text:p>23.44</text:p>
          </table:table-cell>
          <table:table-cell table:formula="of:=TAN(RADIANS([.R219]/2))*TAN(RADIANS([.R219]/2))" office:value-type="float" office:value="0.0430314805861694" calcext:value-type="float">
            <text:p>0.04</text:p>
          </table:table-cell>
          <table:table-cell table:formula="of:=4*DEGREES([.U219]*SIN(2*RADIANS([.I219]))-2*[.K219]*SIN(RADIANS([.J219]))+4*[.K219]*[.U219]*SIN(RADIANS([.J219]))*COS(2*RADIANS([.I219]))-0.5*[.U219]*[.U219]*SIN(4*RADIANS([.I219]))-1.25*[.K219]*[.K219]*SIN(2*RADIANS([.J219])))" office:value-type="float" office:value="-1.911724554571" calcext:value-type="float">
            <text:p>-1.91</text:p>
          </table:table-cell>
          <table:table-cell table:formula="of:=DEGREES(ACOS(COS(RADIANS(90.833))/(COS(RADIANS([.$B$3]))*COS(RADIANS([.T219])))-TAN(RADIANS([.$B$3]))*TAN(RADIANS([.T219]))))" office:value-type="float" office:value="112.608582554093" calcext:value-type="float">
            <text:p>112.61</text:p>
          </table:table-cell>
          <table:table-cell table:style-name="ce8" table:formula="of:=(720-4*[.$B$4]-[.V219]+[.$B$5]*60)/1440" office:value-type="float" office:value="0.501327586496229" calcext:value-type="float">
            <text:p>12:01:55</text:p>
          </table:table-cell>
          <table:table-cell table:style-name="ce8" table:formula="of:=[.X219]-[.W219]*4/1440" office:value-type="float" office:value="0.188525968290415" calcext:value-type="float">
            <text:p>4:31:29</text:p>
          </table:table-cell>
          <table:table-cell table:style-name="ce8" table:formula="of:=[.X219]+[.W219]*4/1440" office:value-type="float" office:value="0.814129204702043" calcext:value-type="float">
            <text:p>19:32:21</text:p>
          </table:table-cell>
          <table:table-cell table:style-name="ce11" table:formula="of:=8*[.W219]" office:value-type="float" office:value="900.868660432744" calcext:value-type="float">
            <text:p>900.87</text:p>
          </table:table-cell>
          <table:table-cell table:formula="of:=MOD([.E219]*1440+[.V219]+4*[.$B$4]-60*[.$B$5];1440)" office:value-type="float" office:value="1306.08827544543" calcext:value-type="float">
            <text:p>1306.09</text:p>
          </table:table-cell>
          <table:table-cell table:formula="of:=IF([.AB219]/4&lt;0;[.AB219]/4+180;[.AB219]/4-180)" office:value-type="float" office:value="146.522068861356" calcext:value-type="float">
            <text:p>146.52</text:p>
          </table:table-cell>
          <table:table-cell table:formula="of:=DEGREES(ACOS(SIN(RADIANS([.$B$3]))*SIN(RADIANS([.T219]))+COS(RADIANS([.$B$3]))*COS(RADIANS([.T219]))*COS(RADIANS([.AC219]))))" office:value-type="float" office:value="109.304169832437" calcext:value-type="float">
            <text:p>109.3</text:p>
          </table:table-cell>
          <table:table-cell table:formula="of:=90-[.AD219]" office:value-type="float" office:value="-19.3041698324366" calcext:value-type="float">
            <text:p>-19.3</text:p>
          </table:table-cell>
          <table:table-cell table:formula="of:=IF([.AE219]&gt;85;0;IF([.AE219]&gt;5;58.1/TAN(RADIANS([.AE219]))-0.07/POWER(TAN(RADIANS([.AE219]));3)+0.000086/POWER(TAN(RADIANS([.AE219]));5);IF([.AE219]&gt;-0.575;1735+[.AE219]*(-518.2+[.AE219]*(103.4+[.AE219]*(-12.79+[.AE219]*0.711)));-20.772/TAN(RADIANS([.AE219])))))/3600" office:value-type="float" office:value="0.0164726903122417" calcext:value-type="float">
            <text:p>0.02</text:p>
          </table:table-cell>
          <table:table-cell table:formula="of:=[.AE219]+[.AF219]" office:value-type="float" office:value="-19.2876971421243" calcext:value-type="float">
            <text:p>-19.29</text:p>
          </table:table-cell>
          <table:table-cell table:formula="of:=IF([.AC219]&gt;0;MOD(DEGREES(ACOS(((SIN(RADIANS([.$B$3]))*COS(RADIANS([.AD219])))-SIN(RADIANS([.T219])))/(COS(RADIANS([.$B$3]))*SIN(RADIANS([.AD219])))))+180;360);MOD(540-DEGREES(ACOS(((SIN(RADIANS([.$B$3]))*COS(RADIANS([.AD219])))-SIN(RADIANS([.T219])))/(COS(RADIANS([.$B$3]))*SIN(RADIANS([.AD219])))));360))" office:value-type="float" office:value="327.570762853396" calcext:value-type="float">
            <text:p>327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19]+0.1/24" office:value-type="float" office:value="0.912499999999998" calcext:value-type="float">
            <text:p>21:54:00</text:p>
          </table:table-cell>
          <table:table-cell table:style-name="ce9" table:formula="of:=[.D220]+2415018.5+[.E220]-[.$B$5]/24" office:value-type="float" office:value="2455369.70416667" calcext:value-type="float">
            <text:p>2455369.70</text:p>
          </table:table-cell>
          <table:table-cell table:style-name="ce10" table:formula="of:=([.F220]-2451545)/36525" office:value-type="float" office:value="0.104714693132556" calcext:value-type="float">
            <text:p>0.10471469</text:p>
          </table:table-cell>
          <table:table-cell/>
          <table:table-cell table:formula="of:=MOD(280.46646+[.G220]*(36000.76983+[.G220]*0.0003032);360)" office:value-type="float" office:value="90.2760286088687" calcext:value-type="float">
            <text:p>90.28</text:p>
          </table:table-cell>
          <table:table-cell table:formula="of:=357.52911+[.G220]*(35999.05029-0.0001537*[.G220])" office:value-type="float" office:value="4127.15861249546" calcext:value-type="float">
            <text:p>4127.16</text:p>
          </table:table-cell>
          <table:table-cell table:formula="of:=0.016708634-[.G220]*(0.000042037+0.0000001267*[.G220])" office:value-type="float" office:value="0.0167042307191581" calcext:value-type="float">
            <text:p>0.02</text:p>
          </table:table-cell>
          <table:table-cell table:formula="of:=SIN(RADIANS([.J220]))*(1.914602-[.G220]*(0.004817+0.000014*[.G220]))+SIN(RADIANS(2*[.J220]))*(0.019993-0.000101*[.G220])+SIN(RADIANS(3*[.J220]))*0.000289" office:value-type="float" office:value="0.416933441683843" calcext:value-type="float">
            <text:p>0.42</text:p>
          </table:table-cell>
          <table:table-cell table:formula="of:=[.I220]+[.L220]" office:value-type="float" office:value="90.6929620505526" calcext:value-type="float">
            <text:p>90.69</text:p>
          </table:table-cell>
          <table:table-cell table:formula="of:=[.J220]+[.L220]" office:value-type="float" office:value="4127.57554593714" calcext:value-type="float">
            <text:p>4127.58</text:p>
          </table:table-cell>
          <table:table-cell table:formula="of:=(1.000001018*(1-[.K220]*[.K220]))/(1+[.K220]*COS(RADIANS([.N220])))" office:value-type="float" office:value="1.01630093055424" calcext:value-type="float">
            <text:p>1.02</text:p>
          </table:table-cell>
          <table:table-cell table:formula="of:=[.M220]-0.00569-0.00478*SIN(RADIANS(125.04-1934.136*[.G220]))" office:value-type="float" office:value="90.6919386092363" calcext:value-type="float">
            <text:p>90.69</text:p>
          </table:table-cell>
          <table:table-cell table:formula="of:=23+(26+((21.448-[.G220]*(46.815+[.G220]*(0.00059-[.G220]*0.001813))))/60)/60" office:value-type="float" office:value="23.4379293825703" calcext:value-type="float">
            <text:p>23.44</text:p>
          </table:table-cell>
          <table:table-cell table:formula="of:=[.Q220]+0.00256*COS(RADIANS(125.04-1934.136*[.G220]))" office:value-type="float" office:value="23.4384837969816" calcext:value-type="float">
            <text:p>23.44</text:p>
          </table:table-cell>
          <table:table-cell table:formula="of:=DEGREES(ATAN2(COS(RADIANS([.P220]));COS(RADIANS([.R220]))*SIN(RADIANS([.P220]))))" office:value-type="float" office:value="90.7541597692344" calcext:value-type="float">
            <text:p>90.75</text:p>
          </table:table-cell>
          <table:table-cell table:formula="of:=DEGREES(ASIN(SIN(RADIANS([.R220]))*SIN(RADIANS([.P220]))))" office:value-type="float" office:value="23.4366724579951" calcext:value-type="float">
            <text:p>23.44</text:p>
          </table:table-cell>
          <table:table-cell table:formula="of:=TAN(RADIANS([.R220]/2))*TAN(RADIANS([.R220]/2))" office:value-type="float" office:value="0.0430314805442228" calcext:value-type="float">
            <text:p>0.04</text:p>
          </table:table-cell>
          <table:table-cell table:formula="of:=4*DEGREES([.U220]*SIN(2*RADIANS([.I220]))-2*[.K220]*SIN(RADIANS([.J220]))+4*[.K220]*[.U220]*SIN(RADIANS([.J220]))*COS(2*RADIANS([.I220]))-0.5*[.U220]*[.U220]*SIN(4*RADIANS([.I220]))-1.25*[.K220]*[.K220]*SIN(2*RADIANS([.J220])))" office:value-type="float" office:value="-1.9126281305528" calcext:value-type="float">
            <text:p>-1.91</text:p>
          </table:table-cell>
          <table:table-cell table:formula="of:=DEGREES(ACOS(COS(RADIANS(90.833))/(COS(RADIANS([.$B$3]))*COS(RADIANS([.T220])))-TAN(RADIANS([.$B$3]))*TAN(RADIANS([.T220]))))" office:value-type="float" office:value="112.60855993053" calcext:value-type="float">
            <text:p>112.61</text:p>
          </table:table-cell>
          <table:table-cell table:style-name="ce8" table:formula="of:=(720-4*[.$B$4]-[.V220]+[.$B$5]*60)/1440" office:value-type="float" office:value="0.50132821397955" calcext:value-type="float">
            <text:p>12:01:55</text:p>
          </table:table-cell>
          <table:table-cell table:style-name="ce8" table:formula="of:=[.X220]-[.W220]*4/1440" office:value-type="float" office:value="0.188526658616967" calcext:value-type="float">
            <text:p>4:31:29</text:p>
          </table:table-cell>
          <table:table-cell table:style-name="ce8" table:formula="of:=[.X220]+[.W220]*4/1440" office:value-type="float" office:value="0.814129769342133" calcext:value-type="float">
            <text:p>19:32:21</text:p>
          </table:table-cell>
          <table:table-cell table:style-name="ce11" table:formula="of:=8*[.W220]" office:value-type="float" office:value="900.86847944424" calcext:value-type="float">
            <text:p>900.87</text:p>
          </table:table-cell>
          <table:table-cell table:formula="of:=MOD([.E220]*1440+[.V220]+4*[.$B$4]-60*[.$B$5];1440)" office:value-type="float" office:value="1312.08737186944" calcext:value-type="float">
            <text:p>1312.09</text:p>
          </table:table-cell>
          <table:table-cell table:formula="of:=IF([.AB220]/4&lt;0;[.AB220]/4+180;[.AB220]/4-180)" office:value-type="float" office:value="148.021842967361" calcext:value-type="float">
            <text:p>148.02</text:p>
          </table:table-cell>
          <table:table-cell table:formula="of:=DEGREES(ACOS(SIN(RADIANS([.$B$3]))*SIN(RADIANS([.T220]))+COS(RADIANS([.$B$3]))*COS(RADIANS([.T220]))*COS(RADIANS([.AC220]))))" office:value-type="float" office:value="109.909158873135" calcext:value-type="float">
            <text:p>109.91</text:p>
          </table:table-cell>
          <table:table-cell table:formula="of:=90-[.AD220]" office:value-type="float" office:value="-19.9091588731351" calcext:value-type="float">
            <text:p>-19.91</text:p>
          </table:table-cell>
          <table:table-cell table:formula="of:=IF([.AE220]&gt;85;0;IF([.AE220]&gt;5;58.1/TAN(RADIANS([.AE220]))-0.07/POWER(TAN(RADIANS([.AE220]));3)+0.000086/POWER(TAN(RADIANS([.AE220]));5);IF([.AE220]&gt;-0.575;1735+[.AE220]*(-518.2+[.AE220]*(103.4+[.AE220]*(-12.79+[.AE220]*0.711)));-20.772/TAN(RADIANS([.AE220])))))/3600" office:value-type="float" office:value="0.0159314915354376" calcext:value-type="float">
            <text:p>0.02</text:p>
          </table:table-cell>
          <table:table-cell table:formula="of:=[.AE220]+[.AF220]" office:value-type="float" office:value="-19.8932273815996" calcext:value-type="float">
            <text:p>-19.89</text:p>
          </table:table-cell>
          <table:table-cell table:formula="of:=IF([.AC220]&gt;0;MOD(DEGREES(ACOS(((SIN(RADIANS([.$B$3]))*COS(RADIANS([.AD220])))-SIN(RADIANS([.T220])))/(COS(RADIANS([.$B$3]))*SIN(RADIANS([.AD220])))))+180;360);MOD(540-DEGREES(ACOS(((SIN(RADIANS([.$B$3]))*COS(RADIANS([.AD220])))-SIN(RADIANS([.T220])))/(COS(RADIANS([.$B$3]))*SIN(RADIANS([.AD220])))));360))" office:value-type="float" office:value="328.882751744546" calcext:value-type="float">
            <text:p>328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20]+0.1/24" office:value-type="float" office:value="0.916666666666665" calcext:value-type="float">
            <text:p>22:00:00</text:p>
          </table:table-cell>
          <table:table-cell table:style-name="ce9" table:formula="of:=[.D221]+2415018.5+[.E221]-[.$B$5]/24" office:value-type="float" office:value="2455369.70833333" calcext:value-type="float">
            <text:p>2455369.71</text:p>
          </table:table-cell>
          <table:table-cell table:style-name="ce10" table:formula="of:=([.F221]-2451545)/36525" office:value-type="float" office:value="0.104714807209665" calcext:value-type="float">
            <text:p>0.10471481</text:p>
          </table:table-cell>
          <table:table-cell/>
          <table:table-cell table:formula="of:=MOD(280.46646+[.G221]*(36000.76983+[.G221]*0.0003032);360)" office:value-type="float" office:value="90.2801354726203" calcext:value-type="float">
            <text:p>90.28</text:p>
          </table:table-cell>
          <table:table-cell table:formula="of:=357.52911+[.G221]*(35999.05029-0.0001537*[.G221])" office:value-type="float" office:value="4127.16271916304" calcext:value-type="float">
            <text:p>4127.16</text:p>
          </table:table-cell>
          <table:table-cell table:formula="of:=0.016708634-[.G221]*(0.000042037+0.0000001267*[.G221])" office:value-type="float" office:value="0.0167042307143596" calcext:value-type="float">
            <text:p>0.02</text:p>
          </table:table-cell>
          <table:table-cell table:formula="of:=SIN(RADIANS([.J221]))*(1.914602-[.G221]*(0.004817+0.000014*[.G221]))+SIN(RADIANS(2*[.J221]))*(0.019993-0.000101*[.G221])+SIN(RADIANS(3*[.J221]))*0.000289" office:value-type="float" office:value="0.416802212059855" calcext:value-type="float">
            <text:p>0.42</text:p>
          </table:table-cell>
          <table:table-cell table:formula="of:=[.I221]+[.L221]" office:value-type="float" office:value="90.6969376846801" calcext:value-type="float">
            <text:p>90.7</text:p>
          </table:table-cell>
          <table:table-cell table:formula="of:=[.J221]+[.L221]" office:value-type="float" office:value="4127.5795213751" calcext:value-type="float">
            <text:p>4127.58</text:p>
          </table:table-cell>
          <table:table-cell table:formula="of:=(1.000001018*(1-[.K221]*[.K221]))/(1+[.K221]*COS(RADIANS([.N221])))" office:value-type="float" office:value="1.01630118814113" calcext:value-type="float">
            <text:p>1.02</text:p>
          </table:table-cell>
          <table:table-cell table:formula="of:=[.M221]-0.00569-0.00478*SIN(RADIANS(125.04-1934.136*[.G221]))" office:value-type="float" office:value="90.6959142473502" calcext:value-type="float">
            <text:p>90.7</text:p>
          </table:table-cell>
          <table:table-cell table:formula="of:=23+(26+((21.448-[.G221]*(46.815+[.G221]*(0.00059-[.G221]*0.001813))))/60)/60" office:value-type="float" office:value="23.4379293810869" calcext:value-type="float">
            <text:p>23.44</text:p>
          </table:table-cell>
          <table:table-cell table:formula="of:=[.Q221]+0.00256*COS(RADIANS(125.04-1934.136*[.G221]))" office:value-type="float" office:value="23.4384837858738" calcext:value-type="float">
            <text:p>23.44</text:p>
          </table:table-cell>
          <table:table-cell table:formula="of:=DEGREES(ATAN2(COS(RADIANS([.P221]));COS(RADIANS([.R221]))*SIN(RADIANS([.P221]))))" office:value-type="float" office:value="90.7584928285225" calcext:value-type="float">
            <text:p>90.76</text:p>
          </table:table-cell>
          <table:table-cell table:formula="of:=DEGREES(ASIN(SIN(RADIANS([.R221]))*SIN(RADIANS([.P221]))))" office:value-type="float" office:value="23.4366515728475" calcext:value-type="float">
            <text:p>23.44</text:p>
          </table:table-cell>
          <table:table-cell table:formula="of:=TAN(RADIANS([.R221]/2))*TAN(RADIANS([.R221]/2))" office:value-type="float" office:value="0.0430314805022761" calcext:value-type="float">
            <text:p>0.04</text:p>
          </table:table-cell>
          <table:table-cell table:formula="of:=4*DEGREES([.U221]*SIN(2*RADIANS([.I221]))-2*[.K221]*SIN(RADIANS([.J221]))+4*[.K221]*[.U221]*SIN(RADIANS([.J221]))*COS(2*RADIANS([.I221]))-0.5*[.U221]*[.U221]*SIN(4*RADIANS([.I221]))-1.25*[.K221]*[.K221]*SIN(2*RADIANS([.J221])))" office:value-type="float" office:value="-1.91353169247531" calcext:value-type="float">
            <text:p>-1.91</text:p>
          </table:table-cell>
          <table:table-cell table:formula="of:=DEGREES(ACOS(COS(RADIANS(90.833))/(COS(RADIANS([.$B$3]))*COS(RADIANS([.T221])))-TAN(RADIANS([.$B$3]))*TAN(RADIANS([.T221]))))" office:value-type="float" office:value="112.60853717671" calcext:value-type="float">
            <text:p>112.61</text:p>
          </table:table-cell>
          <table:table-cell table:style-name="ce8" table:formula="of:=(720-4*[.$B$4]-[.V221]+[.$B$5]*60)/1440" office:value-type="float" office:value="0.501328841453109" calcext:value-type="float">
            <text:p>12:01:55</text:p>
          </table:table-cell>
          <table:table-cell table:style-name="ce8" table:formula="of:=[.X221]-[.W221]*4/1440" office:value-type="float" office:value="0.188527349295581" calcext:value-type="float">
            <text:p>4:31:29</text:p>
          </table:table-cell>
          <table:table-cell table:style-name="ce8" table:formula="of:=[.X221]+[.W221]*4/1440" office:value-type="float" office:value="0.814130333610637" calcext:value-type="float">
            <text:p>19:32:21</text:p>
          </table:table-cell>
          <table:table-cell table:style-name="ce11" table:formula="of:=8*[.W221]" office:value-type="float" office:value="900.868297413682" calcext:value-type="float">
            <text:p>900.87</text:p>
          </table:table-cell>
          <table:table-cell table:formula="of:=MOD([.E221]*1440+[.V221]+4*[.$B$4]-60*[.$B$5];1440)" office:value-type="float" office:value="1318.08646830752" calcext:value-type="float">
            <text:p>1318.09</text:p>
          </table:table-cell>
          <table:table-cell table:formula="of:=IF([.AB221]/4&lt;0;[.AB221]/4+180;[.AB221]/4-180)" office:value-type="float" office:value="149.521617076881" calcext:value-type="float">
            <text:p>149.52</text:p>
          </table:table-cell>
          <table:table-cell table:formula="of:=DEGREES(ACOS(SIN(RADIANS([.$B$3]))*SIN(RADIANS([.T221]))+COS(RADIANS([.$B$3]))*COS(RADIANS([.T221]))*COS(RADIANS([.AC221]))))" office:value-type="float" office:value="110.491483960737" calcext:value-type="float">
            <text:p>110.49</text:p>
          </table:table-cell>
          <table:table-cell table:formula="of:=90-[.AD221]" office:value-type="float" office:value="-20.4914839607369" calcext:value-type="float">
            <text:p>-20.49</text:p>
          </table:table-cell>
          <table:table-cell table:formula="of:=IF([.AE221]&gt;85;0;IF([.AE221]&gt;5;58.1/TAN(RADIANS([.AE221]))-0.07/POWER(TAN(RADIANS([.AE221]));3)+0.000086/POWER(TAN(RADIANS([.AE221]));5);IF([.AE221]&gt;-0.575;1735+[.AE221]*(-518.2+[.AE221]*(103.4+[.AE221]*(-12.79+[.AE221]*0.711)));-20.772/TAN(RADIANS([.AE221])))))/3600" office:value-type="float" office:value="0.0154395614260452" calcext:value-type="float">
            <text:p>0.02</text:p>
          </table:table-cell>
          <table:table-cell table:formula="of:=[.AE221]+[.AF221]" office:value-type="float" office:value="-20.4760443993109" calcext:value-type="float">
            <text:p>-20.48</text:p>
          </table:table-cell>
          <table:table-cell table:formula="of:=IF([.AC221]&gt;0;MOD(DEGREES(ACOS(((SIN(RADIANS([.$B$3]))*COS(RADIANS([.AD221])))-SIN(RADIANS([.T221])))/(COS(RADIANS([.$B$3]))*SIN(RADIANS([.AD221])))))+180;360);MOD(540-DEGREES(ACOS(((SIN(RADIANS([.$B$3]))*COS(RADIANS([.AD221])))-SIN(RADIANS([.T221])))/(COS(RADIANS([.$B$3]))*SIN(RADIANS([.AD221])))));360))" office:value-type="float" office:value="330.211221228355" calcext:value-type="float">
            <text:p>330.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21]+0.1/24" office:value-type="float" office:value="0.920833333333331" calcext:value-type="float">
            <text:p>22:06:00</text:p>
          </table:table-cell>
          <table:table-cell table:style-name="ce9" table:formula="of:=[.D222]+2415018.5+[.E222]-[.$B$5]/24" office:value-type="float" office:value="2455369.7125" calcext:value-type="float">
            <text:p>2455369.71</text:p>
          </table:table-cell>
          <table:table-cell table:style-name="ce10" table:formula="of:=([.F222]-2451545)/36525" office:value-type="float" office:value="0.104714921286787" calcext:value-type="float">
            <text:p>0.10471492</text:p>
          </table:table-cell>
          <table:table-cell/>
          <table:table-cell table:formula="of:=MOD(280.46646+[.G222]*(36000.76983+[.G222]*0.0003032);360)" office:value-type="float" office:value="90.2842423368397" calcext:value-type="float">
            <text:p>90.28</text:p>
          </table:table-cell>
          <table:table-cell table:formula="of:=357.52911+[.G222]*(35999.05029-0.0001537*[.G222])" office:value-type="float" office:value="4127.16682583108" calcext:value-type="float">
            <text:p>4127.17</text:p>
          </table:table-cell>
          <table:table-cell table:formula="of:=0.016708634-[.G222]*(0.000042037+0.0000001267*[.G222])" office:value-type="float" office:value="0.0167042307095612" calcext:value-type="float">
            <text:p>0.02</text:p>
          </table:table-cell>
          <table:table-cell table:formula="of:=SIN(RADIANS([.J222]))*(1.914602-[.G222]*(0.004817+0.000014*[.G222]))+SIN(RADIANS(2*[.J222]))*(0.019993-0.000101*[.G222])+SIN(RADIANS(3*[.J222]))*0.000289" office:value-type="float" office:value="0.416670980405807" calcext:value-type="float">
            <text:p>0.42</text:p>
          </table:table-cell>
          <table:table-cell table:formula="of:=[.I222]+[.L222]" office:value-type="float" office:value="90.7009133172455" calcext:value-type="float">
            <text:p>90.7</text:p>
          </table:table-cell>
          <table:table-cell table:formula="of:=[.J222]+[.L222]" office:value-type="float" office:value="4127.58349681149" calcext:value-type="float">
            <text:p>4127.58</text:p>
          </table:table-cell>
          <table:table-cell table:formula="of:=(1.000001018*(1-[.K222]*[.K222]))/(1+[.K222]*COS(RADIANS([.N222])))" office:value-type="float" office:value="1.01630144564692" calcext:value-type="float">
            <text:p>1.02</text:p>
          </table:table-cell>
          <table:table-cell table:formula="of:=[.M222]-0.00569-0.00478*SIN(RADIANS(125.04-1934.136*[.G222]))" office:value-type="float" office:value="90.699889883902" calcext:value-type="float">
            <text:p>90.7</text:p>
          </table:table-cell>
          <table:table-cell table:formula="of:=23+(26+((21.448-[.G222]*(46.815+[.G222]*(0.00059-[.G222]*0.001813))))/60)/60" office:value-type="float" office:value="23.4379293796034" calcext:value-type="float">
            <text:p>23.44</text:p>
          </table:table-cell>
          <table:table-cell table:formula="of:=[.Q222]+0.00256*COS(RADIANS(125.04-1934.136*[.G222]))" office:value-type="float" office:value="23.4384837747659" calcext:value-type="float">
            <text:p>23.44</text:p>
          </table:table-cell>
          <table:table-cell table:formula="of:=DEGREES(ATAN2(COS(RADIANS([.P222]));COS(RADIANS([.R222]))*SIN(RADIANS([.P222]))))" office:value-type="float" office:value="90.7628258847347" calcext:value-type="float">
            <text:p>90.76</text:p>
          </table:table-cell>
          <table:table-cell table:formula="of:=DEGREES(ASIN(SIN(RADIANS([.R222]))*SIN(RADIANS([.P222]))))" office:value-type="float" office:value="23.4366305681261" calcext:value-type="float">
            <text:p>23.44</text:p>
          </table:table-cell>
          <table:table-cell table:formula="of:=TAN(RADIANS([.R222]/2))*TAN(RADIANS([.R222]/2))" office:value-type="float" office:value="0.0430314804603294" calcext:value-type="float">
            <text:p>0.04</text:p>
          </table:table-cell>
          <table:table-cell table:formula="of:=4*DEGREES([.U222]*SIN(2*RADIANS([.I222]))-2*[.K222]*SIN(RADIANS([.J222]))+4*[.K222]*[.U222]*SIN(RADIANS([.J222]))*COS(2*RADIANS([.I222]))-0.5*[.U222]*[.U222]*SIN(4*RADIANS([.I222]))-1.25*[.K222]*[.K222]*SIN(2*RADIANS([.J222])))" office:value-type="float" office:value="-1.91443524051583" calcext:value-type="float">
            <text:p>-1.91</text:p>
          </table:table-cell>
          <table:table-cell table:formula="of:=DEGREES(ACOS(COS(RADIANS(90.833))/(COS(RADIANS([.$B$3]))*COS(RADIANS([.T222])))-TAN(RADIANS([.$B$3]))*TAN(RADIANS([.T222]))))" office:value-type="float" office:value="112.608514292629" calcext:value-type="float">
            <text:p>112.61</text:p>
          </table:table-cell>
          <table:table-cell table:style-name="ce8" table:formula="of:=(720-4*[.$B$4]-[.V222]+[.$B$5]*60)/1440" office:value-type="float" office:value="0.501329468917027" calcext:value-type="float">
            <text:p>12:01:55</text:p>
          </table:table-cell>
          <table:table-cell table:style-name="ce8" table:formula="of:=[.X222]-[.W222]*4/1440" office:value-type="float" office:value="0.18852804032639" calcext:value-type="float">
            <text:p>4:31:29</text:p>
          </table:table-cell>
          <table:table-cell table:style-name="ce8" table:formula="of:=[.X222]+[.W222]*4/1440" office:value-type="float" office:value="0.814130897507663" calcext:value-type="float">
            <text:p>19:32:21</text:p>
          </table:table-cell>
          <table:table-cell table:style-name="ce11" table:formula="of:=8*[.W222]" office:value-type="float" office:value="900.868114341032" calcext:value-type="float">
            <text:p>900.87</text:p>
          </table:table-cell>
          <table:table-cell table:formula="of:=MOD([.E222]*1440+[.V222]+4*[.$B$4]-60*[.$B$5];1440)" office:value-type="float" office:value="1324.08556475948" calcext:value-type="float">
            <text:p>1324.09</text:p>
          </table:table-cell>
          <table:table-cell table:formula="of:=IF([.AB222]/4&lt;0;[.AB222]/4+180;[.AB222]/4-180)" office:value-type="float" office:value="151.02139118987" calcext:value-type="float">
            <text:p>151.02</text:p>
          </table:table-cell>
          <table:table-cell table:formula="of:=DEGREES(ACOS(SIN(RADIANS([.$B$3]))*SIN(RADIANS([.T222]))+COS(RADIANS([.$B$3]))*COS(RADIANS([.T222]))*COS(RADIANS([.AC222]))))" office:value-type="float" office:value="111.05054884316" calcext:value-type="float">
            <text:p>111.05</text:p>
          </table:table-cell>
          <table:table-cell table:formula="of:=90-[.AD222]" office:value-type="float" office:value="-21.0505488431599" calcext:value-type="float">
            <text:p>-21.05</text:p>
          </table:table-cell>
          <table:table-cell table:formula="of:=IF([.AE222]&gt;85;0;IF([.AE222]&gt;5;58.1/TAN(RADIANS([.AE222]))-0.07/POWER(TAN(RADIANS([.AE222]));3)+0.000086/POWER(TAN(RADIANS([.AE222]));5);IF([.AE222]&gt;-0.575;1735+[.AE222]*(-518.2+[.AE222]*(103.4+[.AE222]*(-12.79+[.AE222]*0.711)));-20.772/TAN(RADIANS([.AE222])))))/3600" office:value-type="float" office:value="0.0149918173000641" calcext:value-type="float">
            <text:p>0.01</text:p>
          </table:table-cell>
          <table:table-cell table:formula="of:=[.AE222]+[.AF222]" office:value-type="float" office:value="-21.0355570258599" calcext:value-type="float">
            <text:p>-21.04</text:p>
          </table:table-cell>
          <table:table-cell table:formula="of:=IF([.AC222]&gt;0;MOD(DEGREES(ACOS(((SIN(RADIANS([.$B$3]))*COS(RADIANS([.AD222])))-SIN(RADIANS([.T222])))/(COS(RADIANS([.$B$3]))*SIN(RADIANS([.AD222])))))+180;360);MOD(540-DEGREES(ACOS(((SIN(RADIANS([.$B$3]))*COS(RADIANS([.AD222])))-SIN(RADIANS([.T222])))/(COS(RADIANS([.$B$3]))*SIN(RADIANS([.AD222])))));360))" office:value-type="float" office:value="331.555982884499" calcext:value-type="float">
            <text:p>331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22]+0.1/24" office:value-type="float" office:value="0.924999999999998" calcext:value-type="float">
            <text:p>22:12:00</text:p>
          </table:table-cell>
          <table:table-cell table:style-name="ce9" table:formula="of:=[.D223]+2415018.5+[.E223]-[.$B$5]/24" office:value-type="float" office:value="2455369.71666667" calcext:value-type="float">
            <text:p>2455369.72</text:p>
          </table:table-cell>
          <table:table-cell table:style-name="ce10" table:formula="of:=([.F223]-2451545)/36525" office:value-type="float" office:value="0.104715035363897" calcext:value-type="float">
            <text:p>0.10471504</text:p>
          </table:table-cell>
          <table:table-cell/>
          <table:table-cell table:formula="of:=MOD(280.46646+[.G223]*(36000.76983+[.G223]*0.0003032);360)" office:value-type="float" office:value="90.2883492006267" calcext:value-type="float">
            <text:p>90.29</text:p>
          </table:table-cell>
          <table:table-cell table:formula="of:=357.52911+[.G223]*(35999.05029-0.0001537*[.G223])" office:value-type="float" office:value="4127.1709324987" calcext:value-type="float">
            <text:p>4127.17</text:p>
          </table:table-cell>
          <table:table-cell table:formula="of:=0.016708634-[.G223]*(0.000042037+0.0000001267*[.G223])" office:value-type="float" office:value="0.0167042307047627" calcext:value-type="float">
            <text:p>0.02</text:p>
          </table:table-cell>
          <table:table-cell table:formula="of:=SIN(RADIANS([.J223]))*(1.914602-[.G223]*(0.004817+0.000014*[.G223]))+SIN(RADIANS(2*[.J223]))*(0.019993-0.000101*[.G223])+SIN(RADIANS(3*[.J223]))*0.000289" office:value-type="float" office:value="0.416539746751086" calcext:value-type="float">
            <text:p>0.42</text:p>
          </table:table-cell>
          <table:table-cell table:formula="of:=[.I223]+[.L223]" office:value-type="float" office:value="90.7048889473778" calcext:value-type="float">
            <text:p>90.7</text:p>
          </table:table-cell>
          <table:table-cell table:formula="of:=[.J223]+[.L223]" office:value-type="float" office:value="4127.58747224545" calcext:value-type="float">
            <text:p>4127.59</text:p>
          </table:table-cell>
          <table:table-cell table:formula="of:=(1.000001018*(1-[.K223]*[.K223]))/(1+[.K223]*COS(RADIANS([.N223])))" office:value-type="float" office:value="1.01630170307153" calcext:value-type="float">
            <text:p>1.02</text:p>
          </table:table-cell>
          <table:table-cell table:formula="of:=[.M223]-0.00569-0.00478*SIN(RADIANS(125.04-1934.136*[.G223]))" office:value-type="float" office:value="90.7038655180205" calcext:value-type="float">
            <text:p>90.7</text:p>
          </table:table-cell>
          <table:table-cell table:formula="of:=23+(26+((21.448-[.G223]*(46.815+[.G223]*(0.00059-[.G223]*0.001813))))/60)/60" office:value-type="float" office:value="23.4379293781199" calcext:value-type="float">
            <text:p>23.44</text:p>
          </table:table-cell>
          <table:table-cell table:formula="of:=[.Q223]+0.00256*COS(RADIANS(125.04-1934.136*[.G223]))" office:value-type="float" office:value="23.4384837636581" calcext:value-type="float">
            <text:p>23.44</text:p>
          </table:table-cell>
          <table:table-cell table:formula="of:=DEGREES(ATAN2(COS(RADIANS([.P223]));COS(RADIANS([.R223]))*SIN(RADIANS([.P223]))))" office:value-type="float" office:value="90.7671589369138" calcext:value-type="float">
            <text:p>90.77</text:p>
          </table:table-cell>
          <table:table-cell table:formula="of:=DEGREES(ASIN(SIN(RADIANS([.R223]))*SIN(RADIANS([.P223]))))" office:value-type="float" office:value="23.4366094438357" calcext:value-type="float">
            <text:p>23.44</text:p>
          </table:table-cell>
          <table:table-cell table:formula="of:=TAN(RADIANS([.R223]/2))*TAN(RADIANS([.R223]/2))" office:value-type="float" office:value="0.0430314804183826" calcext:value-type="float">
            <text:p>0.04</text:p>
          </table:table-cell>
          <table:table-cell table:formula="of:=4*DEGREES([.U223]*SIN(2*RADIANS([.I223]))-2*[.K223]*SIN(RADIANS([.J223]))+4*[.K223]*[.U223]*SIN(RADIANS([.J223]))*COS(2*RADIANS([.I223]))-0.5*[.U223]*[.U223]*SIN(4*RADIANS([.I223]))-1.25*[.K223]*[.K223]*SIN(2*RADIANS([.J223])))" office:value-type="float" office:value="-1.91533877444772" calcext:value-type="float">
            <text:p>-1.92</text:p>
          </table:table-cell>
          <table:table-cell table:formula="of:=DEGREES(ACOS(COS(RADIANS(90.833))/(COS(RADIANS([.$B$3]))*COS(RADIANS([.T223])))-TAN(RADIANS([.$B$3]))*TAN(RADIANS([.T223]))))" office:value-type="float" office:value="112.608491278292" calcext:value-type="float">
            <text:p>112.61</text:p>
          </table:table-cell>
          <table:table-cell table:style-name="ce8" table:formula="of:=(720-4*[.$B$4]-[.V223]+[.$B$5]*60)/1440" office:value-type="float" office:value="0.501330096371142" calcext:value-type="float">
            <text:p>12:01:55</text:p>
          </table:table-cell>
          <table:table-cell table:style-name="ce8" table:formula="of:=[.X223]-[.W223]*4/1440" office:value-type="float" office:value="0.188528731709219" calcext:value-type="float">
            <text:p>4:31:29</text:p>
          </table:table-cell>
          <table:table-cell table:style-name="ce8" table:formula="of:=[.X223]+[.W223]*4/1440" office:value-type="float" office:value="0.814131461033065" calcext:value-type="float">
            <text:p>19:32:21</text:p>
          </table:table-cell>
          <table:table-cell table:style-name="ce11" table:formula="of:=8*[.W223]" office:value-type="float" office:value="900.867930226337" calcext:value-type="float">
            <text:p>900.87</text:p>
          </table:table-cell>
          <table:table-cell table:formula="of:=MOD([.E223]*1440+[.V223]+4*[.$B$4]-60*[.$B$5];1440)" office:value-type="float" office:value="1330.08466122555" calcext:value-type="float">
            <text:p>1330.08</text:p>
          </table:table-cell>
          <table:table-cell table:formula="of:=IF([.AB223]/4&lt;0;[.AB223]/4+180;[.AB223]/4-180)" office:value-type="float" office:value="152.521165306387" calcext:value-type="float">
            <text:p>152.52</text:p>
          </table:table-cell>
          <table:table-cell table:formula="of:=DEGREES(ACOS(SIN(RADIANS([.$B$3]))*SIN(RADIANS([.T223]))+COS(RADIANS([.$B$3]))*COS(RADIANS([.T223]))*COS(RADIANS([.AC223]))))" office:value-type="float" office:value="111.585762359895" calcext:value-type="float">
            <text:p>111.59</text:p>
          </table:table-cell>
          <table:table-cell table:formula="of:=90-[.AD223]" office:value-type="float" office:value="-21.5857623598947" calcext:value-type="float">
            <text:p>-21.59</text:p>
          </table:table-cell>
          <table:table-cell table:formula="of:=IF([.AE223]&gt;85;0;IF([.AE223]&gt;5;58.1/TAN(RADIANS([.AE223]))-0.07/POWER(TAN(RADIANS([.AE223]));3)+0.000086/POWER(TAN(RADIANS([.AE223]));5);IF([.AE223]&gt;-0.575;1735+[.AE223]*(-518.2+[.AE223]*(103.4+[.AE223]*(-12.79+[.AE223]*0.711)));-20.772/TAN(RADIANS([.AE223])))))/3600" office:value-type="float" office:value="0.0145839434816917" calcext:value-type="float">
            <text:p>0.01</text:p>
          </table:table-cell>
          <table:table-cell table:formula="of:=[.AE223]+[.AF223]" office:value-type="float" office:value="-21.571178416413" calcext:value-type="float">
            <text:p>-21.57</text:p>
          </table:table-cell>
          <table:table-cell table:formula="of:=IF([.AC223]&gt;0;MOD(DEGREES(ACOS(((SIN(RADIANS([.$B$3]))*COS(RADIANS([.AD223])))-SIN(RADIANS([.T223])))/(COS(RADIANS([.$B$3]))*SIN(RADIANS([.AD223])))))+180;360);MOD(540-DEGREES(ACOS(((SIN(RADIANS([.$B$3]))*COS(RADIANS([.AD223])))-SIN(RADIANS([.T223])))/(COS(RADIANS([.$B$3]))*SIN(RADIANS([.AD223])))));360))" office:value-type="float" office:value="332.916790442393" calcext:value-type="float">
            <text:p>332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23]+0.1/24" office:value-type="float" office:value="0.929166666666665" calcext:value-type="float">
            <text:p>22:18:00</text:p>
          </table:table-cell>
          <table:table-cell table:style-name="ce9" table:formula="of:=[.D224]+2415018.5+[.E224]-[.$B$5]/24" office:value-type="float" office:value="2455369.72083333" calcext:value-type="float">
            <text:p>2455369.72</text:p>
          </table:table-cell>
          <table:table-cell table:style-name="ce10" table:formula="of:=([.F224]-2451545)/36525" office:value-type="float" office:value="0.104715149441019" calcext:value-type="float">
            <text:p>0.10471515</text:p>
          </table:table-cell>
          <table:table-cell/>
          <table:table-cell table:formula="of:=MOD(280.46646+[.G224]*(36000.76983+[.G224]*0.0003032);360)" office:value-type="float" office:value="90.2924560648457" calcext:value-type="float">
            <text:p>90.29</text:p>
          </table:table-cell>
          <table:table-cell table:formula="of:=357.52911+[.G224]*(35999.05029-0.0001537*[.G224])" office:value-type="float" office:value="4127.17503916675" calcext:value-type="float">
            <text:p>4127.18</text:p>
          </table:table-cell>
          <table:table-cell table:formula="of:=0.016708634-[.G224]*(0.000042037+0.0000001267*[.G224])" office:value-type="float" office:value="0.0167042306999642" calcext:value-type="float">
            <text:p>0.02</text:p>
          </table:table-cell>
          <table:table-cell table:formula="of:=SIN(RADIANS([.J224]))*(1.914602-[.G224]*(0.004817+0.000014*[.G224]))+SIN(RADIANS(2*[.J224]))*(0.019993-0.000101*[.G224])+SIN(RADIANS(3*[.J224]))*0.000289" office:value-type="float" office:value="0.416408511068669" calcext:value-type="float">
            <text:p>0.42</text:p>
          </table:table-cell>
          <table:table-cell table:formula="of:=[.I224]+[.L224]" office:value-type="float" office:value="90.7088645759144" calcext:value-type="float">
            <text:p>90.71</text:p>
          </table:table-cell>
          <table:table-cell table:formula="of:=[.J224]+[.L224]" office:value-type="float" office:value="4127.59144767782" calcext:value-type="float">
            <text:p>4127.59</text:p>
          </table:table-cell>
          <table:table-cell table:formula="of:=(1.000001018*(1-[.K224]*[.K224]))/(1+[.K224]*COS(RADIANS([.N224])))" office:value-type="float" office:value="1.01630196041503" calcext:value-type="float">
            <text:p>1.02</text:p>
          </table:table-cell>
          <table:table-cell table:formula="of:=[.M224]-0.00569-0.00478*SIN(RADIANS(125.04-1934.136*[.G224]))" office:value-type="float" office:value="90.7078411505433" calcext:value-type="float">
            <text:p>90.71</text:p>
          </table:table-cell>
          <table:table-cell table:formula="of:=23+(26+((21.448-[.G224]*(46.815+[.G224]*(0.00059-[.G224]*0.001813))))/60)/60" office:value-type="float" office:value="23.4379293766364" calcext:value-type="float">
            <text:p>23.44</text:p>
          </table:table-cell>
          <table:table-cell table:formula="of:=[.Q224]+0.00256*COS(RADIANS(125.04-1934.136*[.G224]))" office:value-type="float" office:value="23.4384837525502" calcext:value-type="float">
            <text:p>23.44</text:p>
          </table:table-cell>
          <table:table-cell table:formula="of:=DEGREES(ATAN2(COS(RADIANS([.P224]));COS(RADIANS([.R224]))*SIN(RADIANS([.P224]))))" office:value-type="float" office:value="90.7714919859647" calcext:value-type="float">
            <text:p>90.77</text:p>
          </table:table-cell>
          <table:table-cell table:formula="of:=DEGREES(ASIN(SIN(RADIANS([.R224]))*SIN(RADIANS([.P224]))))" office:value-type="float" office:value="23.4365881999722" calcext:value-type="float">
            <text:p>23.44</text:p>
          </table:table-cell>
          <table:table-cell table:formula="of:=TAN(RADIANS([.R224]/2))*TAN(RADIANS([.R224]/2))" office:value-type="float" office:value="0.0430314803764359" calcext:value-type="float">
            <text:p>0.04</text:p>
          </table:table-cell>
          <table:table-cell table:formula="of:=4*DEGREES([.U224]*SIN(2*RADIANS([.I224]))-2*[.K224]*SIN(RADIANS([.J224]))+4*[.K224]*[.U224]*SIN(RADIANS([.J224]))*COS(2*RADIANS([.I224]))-0.5*[.U224]*[.U224]*SIN(4*RADIANS([.I224]))-1.25*[.K224]*[.K224]*SIN(2*RADIANS([.J224])))" office:value-type="float" office:value="-1.91624229443261" calcext:value-type="float">
            <text:p>-1.92</text:p>
          </table:table-cell>
          <table:table-cell table:formula="of:=DEGREES(ACOS(COS(RADIANS(90.833))/(COS(RADIANS([.$B$3]))*COS(RADIANS([.T224])))-TAN(RADIANS([.$B$3]))*TAN(RADIANS([.T224]))))" office:value-type="float" office:value="112.608468133695" calcext:value-type="float">
            <text:p>112.61</text:p>
          </table:table-cell>
          <table:table-cell table:style-name="ce8" table:formula="of:=(720-4*[.$B$4]-[.V224]+[.$B$5]*60)/1440" office:value-type="float" office:value="0.501330723815576" calcext:value-type="float">
            <text:p>12:01:55</text:p>
          </table:table-cell>
          <table:table-cell table:style-name="ce8" table:formula="of:=[.X224]-[.W224]*4/1440" office:value-type="float" office:value="0.188529423444201" calcext:value-type="float">
            <text:p>4:31:29</text:p>
          </table:table-cell>
          <table:table-cell table:style-name="ce8" table:formula="of:=[.X224]+[.W224]*4/1440" office:value-type="float" office:value="0.814132024186952" calcext:value-type="float">
            <text:p>19:32:21</text:p>
          </table:table-cell>
          <table:table-cell table:style-name="ce11" table:formula="of:=8*[.W224]" office:value-type="float" office:value="900.867745069561" calcext:value-type="float">
            <text:p>900.87</text:p>
          </table:table-cell>
          <table:table-cell table:formula="of:=MOD([.E224]*1440+[.V224]+4*[.$B$4]-60*[.$B$5];1440)" office:value-type="float" office:value="1336.08375770557" calcext:value-type="float">
            <text:p>1336.08</text:p>
          </table:table-cell>
          <table:table-cell table:formula="of:=IF([.AB224]/4&lt;0;[.AB224]/4+180;[.AB224]/4-180)" office:value-type="float" office:value="154.020939426391" calcext:value-type="float">
            <text:p>154.02</text:p>
          </table:table-cell>
          <table:table-cell table:formula="of:=DEGREES(ACOS(SIN(RADIANS([.$B$3]))*SIN(RADIANS([.T224]))+COS(RADIANS([.$B$3]))*COS(RADIANS([.T224]))*COS(RADIANS([.AC224]))))" office:value-type="float" office:value="112.096540671295" calcext:value-type="float">
            <text:p>112.1</text:p>
          </table:table-cell>
          <table:table-cell table:formula="of:=90-[.AD224]" office:value-type="float" office:value="-22.0965406712951" calcext:value-type="float">
            <text:p>-22.1</text:p>
          </table:table-cell>
          <table:table-cell table:formula="of:=IF([.AE224]&gt;85;0;IF([.AE224]&gt;5;58.1/TAN(RADIANS([.AE224]))-0.07/POWER(TAN(RADIANS([.AE224]));3)+0.000086/POWER(TAN(RADIANS([.AE224]));5);IF([.AE224]&gt;-0.575;1735+[.AE224]*(-518.2+[.AE224]*(103.4+[.AE224]*(-12.79+[.AE224]*0.711)));-20.772/TAN(RADIANS([.AE224])))))/3600" office:value-type="float" office:value="0.0142122580451819" calcext:value-type="float">
            <text:p>0.01</text:p>
          </table:table-cell>
          <table:table-cell table:formula="of:=[.AE224]+[.AF224]" office:value-type="float" office:value="-22.08232841325" calcext:value-type="float">
            <text:p>-22.08</text:p>
          </table:table-cell>
          <table:table-cell table:formula="of:=IF([.AC224]&gt;0;MOD(DEGREES(ACOS(((SIN(RADIANS([.$B$3]))*COS(RADIANS([.AD224])))-SIN(RADIANS([.T224])))/(COS(RADIANS([.$B$3]))*SIN(RADIANS([.AD224])))))+180;360);MOD(540-DEGREES(ACOS(((SIN(RADIANS([.$B$3]))*COS(RADIANS([.AD224])))-SIN(RADIANS([.T224])))/(COS(RADIANS([.$B$3]))*SIN(RADIANS([.AD224])))));360))" office:value-type="float" office:value="334.293337662684" calcext:value-type="float">
            <text:p>334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24]+0.1/24" office:value-type="float" office:value="0.933333333333331" calcext:value-type="float">
            <text:p>22:24:00</text:p>
          </table:table-cell>
          <table:table-cell table:style-name="ce9" table:formula="of:=[.D225]+2415018.5+[.E225]-[.$B$5]/24" office:value-type="float" office:value="2455369.725" calcext:value-type="float">
            <text:p>2455369.73</text:p>
          </table:table-cell>
          <table:table-cell table:style-name="ce10" table:formula="of:=([.F225]-2451545)/36525" office:value-type="float" office:value="0.104715263518128" calcext:value-type="float">
            <text:p>0.10471526</text:p>
          </table:table-cell>
          <table:table-cell/>
          <table:table-cell table:formula="of:=MOD(280.46646+[.G225]*(36000.76983+[.G225]*0.0003032);360)" office:value-type="float" office:value="90.2965629285968" calcext:value-type="float">
            <text:p>90.3</text:p>
          </table:table-cell>
          <table:table-cell table:formula="of:=357.52911+[.G225]*(35999.05029-0.0001537*[.G225])" office:value-type="float" office:value="4127.17914583433" calcext:value-type="float">
            <text:p>4127.18</text:p>
          </table:table-cell>
          <table:table-cell table:formula="of:=0.016708634-[.G225]*(0.000042037+0.0000001267*[.G225])" office:value-type="float" office:value="0.0167042306951657" calcext:value-type="float">
            <text:p>0.02</text:p>
          </table:table-cell>
          <table:table-cell table:formula="of:=SIN(RADIANS([.J225]))*(1.914602-[.G225]*(0.004817+0.000014*[.G225]))+SIN(RADIANS(2*[.J225]))*(0.019993-0.000101*[.G225])+SIN(RADIANS(3*[.J225]))*0.000289" office:value-type="float" office:value="0.41627727338805" calcext:value-type="float">
            <text:p>0.42</text:p>
          </table:table-cell>
          <table:table-cell table:formula="of:=[.I225]+[.L225]" office:value-type="float" office:value="90.7128402019849" calcext:value-type="float">
            <text:p>90.71</text:p>
          </table:table-cell>
          <table:table-cell table:formula="of:=[.J225]+[.L225]" office:value-type="float" office:value="4127.59542310772" calcext:value-type="float">
            <text:p>4127.6</text:p>
          </table:table-cell>
          <table:table-cell table:formula="of:=(1.000001018*(1-[.K225]*[.K225]))/(1+[.K225]*COS(RADIANS([.N225])))" office:value-type="float" office:value="1.01630221767736" calcext:value-type="float">
            <text:p>1.02</text:p>
          </table:table-cell>
          <table:table-cell table:formula="of:=[.M225]-0.00569-0.00478*SIN(RADIANS(125.04-1934.136*[.G225]))" office:value-type="float" office:value="90.7118167805999" calcext:value-type="float">
            <text:p>90.71</text:p>
          </table:table-cell>
          <table:table-cell table:formula="of:=23+(26+((21.448-[.G225]*(46.815+[.G225]*(0.00059-[.G225]*0.001813))))/60)/60" office:value-type="float" office:value="23.437929375153" calcext:value-type="float">
            <text:p>23.44</text:p>
          </table:table-cell>
          <table:table-cell table:formula="of:=[.Q225]+0.00256*COS(RADIANS(125.04-1934.136*[.G225]))" office:value-type="float" office:value="23.4384837414423" calcext:value-type="float">
            <text:p>23.44</text:p>
          </table:table-cell>
          <table:table-cell table:formula="of:=DEGREES(ATAN2(COS(RADIANS([.P225]));COS(RADIANS([.R225]))*SIN(RADIANS([.P225]))))" office:value-type="float" office:value="90.7758250309308" calcext:value-type="float">
            <text:p>90.78</text:p>
          </table:table-cell>
          <table:table-cell table:formula="of:=DEGREES(ASIN(SIN(RADIANS([.R225]))*SIN(RADIANS([.P225]))))" office:value-type="float" office:value="23.4365668365407" calcext:value-type="float">
            <text:p>23.44</text:p>
          </table:table-cell>
          <table:table-cell table:formula="of:=TAN(RADIANS([.R225]/2))*TAN(RADIANS([.R225]/2))" office:value-type="float" office:value="0.0430314803344891" calcext:value-type="float">
            <text:p>0.04</text:p>
          </table:table-cell>
          <table:table-cell table:formula="of:=4*DEGREES([.U225]*SIN(2*RADIANS([.I225]))-2*[.K225]*SIN(RADIANS([.J225]))+4*[.K225]*[.U225]*SIN(RADIANS([.J225]))*COS(2*RADIANS([.I225]))-0.5*[.U225]*[.U225]*SIN(4*RADIANS([.I225]))-1.25*[.K225]*[.K225]*SIN(2*RADIANS([.J225])))" office:value-type="float" office:value="-1.91714580024447" calcext:value-type="float">
            <text:p>-1.92</text:p>
          </table:table-cell>
          <table:table-cell table:formula="of:=DEGREES(ACOS(COS(RADIANS(90.833))/(COS(RADIANS([.$B$3]))*COS(RADIANS([.T225])))-TAN(RADIANS([.$B$3]))*TAN(RADIANS([.T225]))))" office:value-type="float" office:value="112.608444858844" calcext:value-type="float">
            <text:p>112.61</text:p>
          </table:table-cell>
          <table:table-cell table:style-name="ce8" table:formula="of:=(720-4*[.$B$4]-[.V225]+[.$B$5]*60)/1440" office:value-type="float" office:value="0.50133135125017" calcext:value-type="float">
            <text:p>12:01:55</text:p>
          </table:table-cell>
          <table:table-cell table:style-name="ce8" table:formula="of:=[.X225]-[.W225]*4/1440" office:value-type="float" office:value="0.18853011553116" calcext:value-type="float">
            <text:p>4:31:29</text:p>
          </table:table-cell>
          <table:table-cell table:style-name="ce8" table:formula="of:=[.X225]+[.W225]*4/1440" office:value-type="float" office:value="0.81413258696918" calcext:value-type="float">
            <text:p>19:32:21</text:p>
          </table:table-cell>
          <table:table-cell table:style-name="ce11" table:formula="of:=8*[.W225]" office:value-type="float" office:value="900.867558870749" calcext:value-type="float">
            <text:p>900.87</text:p>
          </table:table-cell>
          <table:table-cell table:formula="of:=MOD([.E225]*1440+[.V225]+4*[.$B$4]-60*[.$B$5];1440)" office:value-type="float" office:value="1342.08285419975" calcext:value-type="float">
            <text:p>1342.08</text:p>
          </table:table-cell>
          <table:table-cell table:formula="of:=IF([.AB225]/4&lt;0;[.AB225]/4+180;[.AB225]/4-180)" office:value-type="float" office:value="155.520713549938" calcext:value-type="float">
            <text:p>155.52</text:p>
          </table:table-cell>
          <table:table-cell table:formula="of:=DEGREES(ACOS(SIN(RADIANS([.$B$3]))*SIN(RADIANS([.T225]))+COS(RADIANS([.$B$3]))*COS(RADIANS([.T225]))*COS(RADIANS([.AC225]))))" office:value-type="float" office:value="112.582309610913" calcext:value-type="float">
            <text:p>112.58</text:p>
          </table:table-cell>
          <table:table-cell table:formula="of:=90-[.AD225]" office:value-type="float" office:value="-22.5823096109126" calcext:value-type="float">
            <text:p>-22.58</text:p>
          </table:table-cell>
          <table:table-cell table:formula="of:=IF([.AE225]&gt;85;0;IF([.AE225]&gt;5;58.1/TAN(RADIANS([.AE225]))-0.07/POWER(TAN(RADIANS([.AE225]));3)+0.000086/POWER(TAN(RADIANS([.AE225]));5);IF([.AE225]&gt;-0.575;1735+[.AE225]*(-518.2+[.AE225]*(103.4+[.AE225]*(-12.79+[.AE225]*0.711)));-20.772/TAN(RADIANS([.AE225])))))/3600" office:value-type="float" office:value="0.0138736068016053" calcext:value-type="float">
            <text:p>0.01</text:p>
          </table:table-cell>
          <table:table-cell table:formula="of:=[.AE225]+[.AF225]" office:value-type="float" office:value="-22.568436004111" calcext:value-type="float">
            <text:p>-22.57</text:p>
          </table:table-cell>
          <table:table-cell table:formula="of:=IF([.AC225]&gt;0;MOD(DEGREES(ACOS(((SIN(RADIANS([.$B$3]))*COS(RADIANS([.AD225])))-SIN(RADIANS([.T225])))/(COS(RADIANS([.$B$3]))*SIN(RADIANS([.AD225])))))+180;360);MOD(540-DEGREES(ACOS(((SIN(RADIANS([.$B$3]))*COS(RADIANS([.AD225])))-SIN(RADIANS([.T225])))/(COS(RADIANS([.$B$3]))*SIN(RADIANS([.AD225])))));360))" office:value-type="float" office:value="335.685256535334" calcext:value-type="float">
            <text:p>335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25]+0.1/24" office:value-type="float" office:value="0.937499999999998" calcext:value-type="float">
            <text:p>22:30:00</text:p>
          </table:table-cell>
          <table:table-cell table:style-name="ce9" table:formula="of:=[.D226]+2415018.5+[.E226]-[.$B$5]/24" office:value-type="float" office:value="2455369.72916667" calcext:value-type="float">
            <text:p>2455369.73</text:p>
          </table:table-cell>
          <table:table-cell table:style-name="ce10" table:formula="of:=([.F226]-2451545)/36525" office:value-type="float" office:value="0.10471537759525" calcext:value-type="float">
            <text:p>0.10471538</text:p>
          </table:table-cell>
          <table:table-cell/>
          <table:table-cell table:formula="of:=MOD(280.46646+[.G226]*(36000.76983+[.G226]*0.0003032);360)" office:value-type="float" office:value="90.3006697928163" calcext:value-type="float">
            <text:p>90.3</text:p>
          </table:table-cell>
          <table:table-cell table:formula="of:=357.52911+[.G226]*(35999.05029-0.0001537*[.G226])" office:value-type="float" office:value="4127.18325250238" calcext:value-type="float">
            <text:p>4127.18</text:p>
          </table:table-cell>
          <table:table-cell table:formula="of:=0.016708634-[.G226]*(0.000042037+0.0000001267*[.G226])" office:value-type="float" office:value="0.0167042306903672" calcext:value-type="float">
            <text:p>0.02</text:p>
          </table:table-cell>
          <table:table-cell table:formula="of:=SIN(RADIANS([.J226]))*(1.914602-[.G226]*(0.004817+0.000014*[.G226]))+SIN(RADIANS(2*[.J226]))*(0.019993-0.000101*[.G226])+SIN(RADIANS(3*[.J226]))*0.000289" office:value-type="float" office:value="0.416146033679863" calcext:value-type="float">
            <text:p>0.42</text:p>
          </table:table-cell>
          <table:table-cell table:formula="of:=[.I226]+[.L226]" office:value-type="float" office:value="90.7168158264961" calcext:value-type="float">
            <text:p>90.72</text:p>
          </table:table-cell>
          <table:table-cell table:formula="of:=[.J226]+[.L226]" office:value-type="float" office:value="4127.59939853606" calcext:value-type="float">
            <text:p>4127.6</text:p>
          </table:table-cell>
          <table:table-cell table:formula="of:=(1.000001018*(1-[.K226]*[.K226]))/(1+[.K226]*COS(RADIANS([.N226])))" office:value-type="float" office:value="1.01630247485857" calcext:value-type="float">
            <text:p>1.02</text:p>
          </table:table-cell>
          <table:table-cell table:formula="of:=[.M226]-0.00569-0.00478*SIN(RADIANS(125.04-1934.136*[.G226]))" office:value-type="float" office:value="90.7157924090973" calcext:value-type="float">
            <text:p>90.72</text:p>
          </table:table-cell>
          <table:table-cell table:formula="of:=23+(26+((21.448-[.G226]*(46.815+[.G226]*(0.00059-[.G226]*0.001813))))/60)/60" office:value-type="float" office:value="23.4379293736695" calcext:value-type="float">
            <text:p>23.44</text:p>
          </table:table-cell>
          <table:table-cell table:formula="of:=[.Q226]+0.00256*COS(RADIANS(125.04-1934.136*[.G226]))" office:value-type="float" office:value="23.4384837303345" calcext:value-type="float">
            <text:p>23.44</text:p>
          </table:table-cell>
          <table:table-cell table:formula="of:=DEGREES(ATAN2(COS(RADIANS([.P226]));COS(RADIANS([.R226]))*SIN(RADIANS([.P226]))))" office:value-type="float" office:value="90.7801580727929" calcext:value-type="float">
            <text:p>90.78</text:p>
          </table:table-cell>
          <table:table-cell table:formula="of:=DEGREES(ASIN(SIN(RADIANS([.R226]))*SIN(RADIANS([.P226]))))" office:value-type="float" office:value="23.4365453535365" calcext:value-type="float">
            <text:p>23.44</text:p>
          </table:table-cell>
          <table:table-cell table:formula="of:=TAN(RADIANS([.R226]/2))*TAN(RADIANS([.R226]/2))" office:value-type="float" office:value="0.0430314802925422" calcext:value-type="float">
            <text:p>0.04</text:p>
          </table:table-cell>
          <table:table-cell table:formula="of:=4*DEGREES([.U226]*SIN(2*RADIANS([.I226]))-2*[.K226]*SIN(RADIANS([.J226]))+4*[.K226]*[.U226]*SIN(RADIANS([.J226]))*COS(2*RADIANS([.I226]))-0.5*[.U226]*[.U226]*SIN(4*RADIANS([.I226]))-1.25*[.K226]*[.K226]*SIN(2*RADIANS([.J226])))" office:value-type="float" office:value="-1.91804929206054" calcext:value-type="float">
            <text:p>-1.92</text:p>
          </table:table-cell>
          <table:table-cell table:formula="of:=DEGREES(ACOS(COS(RADIANS(90.833))/(COS(RADIANS([.$B$3]))*COS(RADIANS([.T226])))-TAN(RADIANS([.$B$3]))*TAN(RADIANS([.T226]))))" office:value-type="float" office:value="112.608421453733" calcext:value-type="float">
            <text:p>112.61</text:p>
          </table:table-cell>
          <table:table-cell table:style-name="ce8" table:formula="of:=(720-4*[.$B$4]-[.V226]+[.$B$5]*60)/1440" office:value-type="float" office:value="0.501331978675043" calcext:value-type="float">
            <text:p>12:01:55</text:p>
          </table:table-cell>
          <table:table-cell table:style-name="ce8" table:formula="of:=[.X226]-[.W226]*4/1440" office:value-type="float" office:value="0.188530807970229" calcext:value-type="float">
            <text:p>4:31:29</text:p>
          </table:table-cell>
          <table:table-cell table:style-name="ce8" table:formula="of:=[.X226]+[.W226]*4/1440" office:value-type="float" office:value="0.814133149379856" calcext:value-type="float">
            <text:p>19:32:21</text:p>
          </table:table-cell>
          <table:table-cell table:style-name="ce11" table:formula="of:=8*[.W226]" office:value-type="float" office:value="900.867371629863" calcext:value-type="float">
            <text:p>900.87</text:p>
          </table:table-cell>
          <table:table-cell table:formula="of:=MOD([.E226]*1440+[.V226]+4*[.$B$4]-60*[.$B$5];1440)" office:value-type="float" office:value="1348.08195070794" calcext:value-type="float">
            <text:p>1348.08</text:p>
          </table:table-cell>
          <table:table-cell table:formula="of:=IF([.AB226]/4&lt;0;[.AB226]/4+180;[.AB226]/4-180)" office:value-type="float" office:value="157.020487676984" calcext:value-type="float">
            <text:p>157.02</text:p>
          </table:table-cell>
          <table:table-cell table:formula="of:=DEGREES(ACOS(SIN(RADIANS([.$B$3]))*SIN(RADIANS([.T226]))+COS(RADIANS([.$B$3]))*COS(RADIANS([.T226]))*COS(RADIANS([.AC226]))))" office:value-type="float" office:value="113.042507147021" calcext:value-type="float">
            <text:p>113.04</text:p>
          </table:table-cell>
          <table:table-cell table:formula="of:=90-[.AD226]" office:value-type="float" office:value="-23.0425071470209" calcext:value-type="float">
            <text:p>-23.04</text:p>
          </table:table-cell>
          <table:table-cell table:formula="of:=IF([.AE226]&gt;85;0;IF([.AE226]&gt;5;58.1/TAN(RADIANS([.AE226]))-0.07/POWER(TAN(RADIANS([.AE226]));3)+0.000086/POWER(TAN(RADIANS([.AE226]));5);IF([.AE226]&gt;-0.575;1735+[.AE226]*(-518.2+[.AE226]*(103.4+[.AE226]*(-12.79+[.AE226]*0.711)));-20.772/TAN(RADIANS([.AE226])))))/3600" office:value-type="float" office:value="0.0135652782857687" calcext:value-type="float">
            <text:p>0.01</text:p>
          </table:table-cell>
          <table:table-cell table:formula="of:=[.AE226]+[.AF226]" office:value-type="float" office:value="-23.0289418687351" calcext:value-type="float">
            <text:p>-23.03</text:p>
          </table:table-cell>
          <table:table-cell table:formula="of:=IF([.AC226]&gt;0;MOD(DEGREES(ACOS(((SIN(RADIANS([.$B$3]))*COS(RADIANS([.AD226])))-SIN(RADIANS([.T226])))/(COS(RADIANS([.$B$3]))*SIN(RADIANS([.AD226])))))+180;360);MOD(540-DEGREES(ACOS(((SIN(RADIANS([.$B$3]))*COS(RADIANS([.AD226])))-SIN(RADIANS([.T226])))/(COS(RADIANS([.$B$3]))*SIN(RADIANS([.AD226])))));360))" office:value-type="float" office:value="337.092115850051" calcext:value-type="float">
            <text:p>337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26]+0.1/24" office:value-type="float" office:value="0.941666666666665" calcext:value-type="float">
            <text:p>22:36:00</text:p>
          </table:table-cell>
          <table:table-cell table:style-name="ce9" table:formula="of:=[.D227]+2415018.5+[.E227]-[.$B$5]/24" office:value-type="float" office:value="2455369.73333333" calcext:value-type="float">
            <text:p>2455369.73</text:p>
          </table:table-cell>
          <table:table-cell table:style-name="ce10" table:formula="of:=([.F227]-2451545)/36525" office:value-type="float" office:value="0.104715491672372" calcext:value-type="float">
            <text:p>0.10471549</text:p>
          </table:table-cell>
          <table:table-cell/>
          <table:table-cell table:formula="of:=MOD(280.46646+[.G227]*(36000.76983+[.G227]*0.0003032);360)" office:value-type="float" office:value="90.3047766570362" calcext:value-type="float">
            <text:p>90.3</text:p>
          </table:table-cell>
          <table:table-cell table:formula="of:=357.52911+[.G227]*(35999.05029-0.0001537*[.G227])" office:value-type="float" office:value="4127.18735917043" calcext:value-type="float">
            <text:p>4127.19</text:p>
          </table:table-cell>
          <table:table-cell table:formula="of:=0.016708634-[.G227]*(0.000042037+0.0000001267*[.G227])" office:value-type="float" office:value="0.0167042306855687" calcext:value-type="float">
            <text:p>0.02</text:p>
          </table:table-cell>
          <table:table-cell table:formula="of:=SIN(RADIANS([.J227]))*(1.914602-[.G227]*(0.004817+0.000014*[.G227]))+SIN(RADIANS(2*[.J227]))*(0.019993-0.000101*[.G227])+SIN(RADIANS(3*[.J227]))*0.000289" office:value-type="float" office:value="0.41601479195968" calcext:value-type="float">
            <text:p>0.42</text:p>
          </table:table-cell>
          <table:table-cell table:formula="of:=[.I227]+[.L227]" office:value-type="float" office:value="90.7207914489959" calcext:value-type="float">
            <text:p>90.72</text:p>
          </table:table-cell>
          <table:table-cell table:formula="of:=[.J227]+[.L227]" office:value-type="float" office:value="4127.60337396238" calcext:value-type="float">
            <text:p>4127.6</text:p>
          </table:table-cell>
          <table:table-cell table:formula="of:=(1.000001018*(1-[.K227]*[.K227]))/(1+[.K227]*COS(RADIANS([.N227])))" office:value-type="float" office:value="1.01630273195864" calcext:value-type="float">
            <text:p>1.02</text:p>
          </table:table-cell>
          <table:table-cell table:formula="of:=[.M227]-0.00569-0.00478*SIN(RADIANS(125.04-1934.136*[.G227]))" office:value-type="float" office:value="90.719768035583" calcext:value-type="float">
            <text:p>90.72</text:p>
          </table:table-cell>
          <table:table-cell table:formula="of:=23+(26+((21.448-[.G227]*(46.815+[.G227]*(0.00059-[.G227]*0.001813))))/60)/60" office:value-type="float" office:value="23.437929372186" calcext:value-type="float">
            <text:p>23.44</text:p>
          </table:table-cell>
          <table:table-cell table:formula="of:=[.Q227]+0.00256*COS(RADIANS(125.04-1934.136*[.G227]))" office:value-type="float" office:value="23.4384837192266" calcext:value-type="float">
            <text:p>23.44</text:p>
          </table:table-cell>
          <table:table-cell table:formula="of:=DEGREES(ATAN2(COS(RADIANS([.P227]));COS(RADIANS([.R227]))*SIN(RADIANS([.P227]))))" office:value-type="float" office:value="90.78449111105" calcext:value-type="float">
            <text:p>90.78</text:p>
          </table:table-cell>
          <table:table-cell table:formula="of:=DEGREES(ASIN(SIN(RADIANS([.R227]))*SIN(RADIANS([.P227]))))" office:value-type="float" office:value="23.4365237509626" calcext:value-type="float">
            <text:p>23.44</text:p>
          </table:table-cell>
          <table:table-cell table:formula="of:=TAN(RADIANS([.R227]/2))*TAN(RADIANS([.R227]/2))" office:value-type="float" office:value="0.0430314802505954" calcext:value-type="float">
            <text:p>0.04</text:p>
          </table:table-cell>
          <table:table-cell table:formula="of:=4*DEGREES([.U227]*SIN(2*RADIANS([.I227]))-2*[.K227]*SIN(RADIANS([.J227]))+4*[.K227]*[.U227]*SIN(RADIANS([.J227]))*COS(2*RADIANS([.I227]))-0.5*[.U227]*[.U227]*SIN(4*RADIANS([.I227]))-1.25*[.K227]*[.K227]*SIN(2*RADIANS([.J227])))" office:value-type="float" office:value="-1.91895276974935" calcext:value-type="float">
            <text:p>-1.92</text:p>
          </table:table-cell>
          <table:table-cell table:formula="of:=DEGREES(ACOS(COS(RADIANS(90.833))/(COS(RADIANS([.$B$3]))*COS(RADIANS([.T227])))-TAN(RADIANS([.$B$3]))*TAN(RADIANS([.T227]))))" office:value-type="float" office:value="112.608397918366" calcext:value-type="float">
            <text:p>112.61</text:p>
          </table:table-cell>
          <table:table-cell table:style-name="ce8" table:formula="of:=(720-4*[.$B$4]-[.V227]+[.$B$5]*60)/1440" office:value-type="float" office:value="0.501332606090105" calcext:value-type="float">
            <text:p>12:01:55</text:p>
          </table:table-cell>
          <table:table-cell table:style-name="ce8" table:formula="of:=[.X227]-[.W227]*4/1440" office:value-type="float" office:value="0.18853150076131" calcext:value-type="float">
            <text:p>4:31:29</text:p>
          </table:table-cell>
          <table:table-cell table:style-name="ce8" table:formula="of:=[.X227]+[.W227]*4/1440" office:value-type="float" office:value="0.814133711418899" calcext:value-type="float">
            <text:p>19:32:21</text:p>
          </table:table-cell>
          <table:table-cell table:style-name="ce11" table:formula="of:=8*[.W227]" office:value-type="float" office:value="900.867183346929" calcext:value-type="float">
            <text:p>900.87</text:p>
          </table:table-cell>
          <table:table-cell table:formula="of:=MOD([.E227]*1440+[.V227]+4*[.$B$4]-60*[.$B$5];1440)" office:value-type="float" office:value="1354.08104723025" calcext:value-type="float">
            <text:p>1354.08</text:p>
          </table:table-cell>
          <table:table-cell table:formula="of:=IF([.AB227]/4&lt;0;[.AB227]/4+180;[.AB227]/4-180)" office:value-type="float" office:value="158.520261807562" calcext:value-type="float">
            <text:p>158.52</text:p>
          </table:table-cell>
          <table:table-cell table:formula="of:=DEGREES(ACOS(SIN(RADIANS([.$B$3]))*SIN(RADIANS([.T227]))+COS(RADIANS([.$B$3]))*COS(RADIANS([.T227]))*COS(RADIANS([.AC227]))))" office:value-type="float" office:value="113.476585936791" calcext:value-type="float">
            <text:p>113.48</text:p>
          </table:table-cell>
          <table:table-cell table:formula="of:=90-[.AD227]" office:value-type="float" office:value="-23.4765859367914" calcext:value-type="float">
            <text:p>-23.48</text:p>
          </table:table-cell>
          <table:table-cell table:formula="of:=IF([.AE227]&gt;85;0;IF([.AE227]&gt;5;58.1/TAN(RADIANS([.AE227]))-0.07/POWER(TAN(RADIANS([.AE227]));3)+0.000086/POWER(TAN(RADIANS([.AE227]));5);IF([.AE227]&gt;-0.575;1735+[.AE227]*(-518.2+[.AE227]*(103.4+[.AE227]*(-12.79+[.AE227]*0.711)));-20.772/TAN(RADIANS([.AE227])))))/3600" office:value-type="float" office:value="0.0132849350887509" calcext:value-type="float">
            <text:p>0.01</text:p>
          </table:table-cell>
          <table:table-cell table:formula="of:=[.AE227]+[.AF227]" office:value-type="float" office:value="-23.4633010017026" calcext:value-type="float">
            <text:p>-23.46</text:p>
          </table:table-cell>
          <table:table-cell table:formula="of:=IF([.AC227]&gt;0;MOD(DEGREES(ACOS(((SIN(RADIANS([.$B$3]))*COS(RADIANS([.AD227])))-SIN(RADIANS([.T227])))/(COS(RADIANS([.$B$3]))*SIN(RADIANS([.AD227])))))+180;360);MOD(540-DEGREES(ACOS(((SIN(RADIANS([.$B$3]))*COS(RADIANS([.AD227])))-SIN(RADIANS([.T227])))/(COS(RADIANS([.$B$3]))*SIN(RADIANS([.AD227])))));360))" office:value-type="float" office:value="338.513420195657" calcext:value-type="float">
            <text:p>338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27]+0.1/24" office:value-type="float" office:value="0.945833333333331" calcext:value-type="float">
            <text:p>22:42:00</text:p>
          </table:table-cell>
          <table:table-cell table:style-name="ce9" table:formula="of:=[.D228]+2415018.5+[.E228]-[.$B$5]/24" office:value-type="float" office:value="2455369.7375" calcext:value-type="float">
            <text:p>2455369.74</text:p>
          </table:table-cell>
          <table:table-cell table:style-name="ce10" table:formula="of:=([.F228]-2451545)/36525" office:value-type="float" office:value="0.104715605749482" calcext:value-type="float">
            <text:p>0.10471561</text:p>
          </table:table-cell>
          <table:table-cell/>
          <table:table-cell table:formula="of:=MOD(280.46646+[.G228]*(36000.76983+[.G228]*0.0003032);360)" office:value-type="float" office:value="90.3088835208223" calcext:value-type="float">
            <text:p>90.31</text:p>
          </table:table-cell>
          <table:table-cell table:formula="of:=357.52911+[.G228]*(35999.05029-0.0001537*[.G228])" office:value-type="float" office:value="4127.19146583804" calcext:value-type="float">
            <text:p>4127.19</text:p>
          </table:table-cell>
          <table:table-cell table:formula="of:=0.016708634-[.G228]*(0.000042037+0.0000001267*[.G228])" office:value-type="float" office:value="0.0167042306807702" calcext:value-type="float">
            <text:p>0.02</text:p>
          </table:table-cell>
          <table:table-cell table:formula="of:=SIN(RADIANS([.J228]))*(1.914602-[.G228]*(0.004817+0.000014*[.G228]))+SIN(RADIANS(2*[.J228]))*(0.019993-0.000101*[.G228])+SIN(RADIANS(3*[.J228]))*0.000289" office:value-type="float" office:value="0.415883548242085" calcext:value-type="float">
            <text:p>0.42</text:p>
          </table:table-cell>
          <table:table-cell table:formula="of:=[.I228]+[.L228]" office:value-type="float" office:value="90.7247670690644" calcext:value-type="float">
            <text:p>90.72</text:p>
          </table:table-cell>
          <table:table-cell table:formula="of:=[.J228]+[.L228]" office:value-type="float" office:value="4127.60734938628" calcext:value-type="float">
            <text:p>4127.61</text:p>
          </table:table-cell>
          <table:table-cell table:formula="of:=(1.000001018*(1-[.K228]*[.K228]))/(1+[.K228]*COS(RADIANS([.N228])))" office:value-type="float" office:value="1.01630298897753" calcext:value-type="float">
            <text:p>1.02</text:p>
          </table:table-cell>
          <table:table-cell table:formula="of:=[.M228]-0.00569-0.00478*SIN(RADIANS(125.04-1934.136*[.G228]))" office:value-type="float" office:value="90.7237436596374" calcext:value-type="float">
            <text:p>90.72</text:p>
          </table:table-cell>
          <table:table-cell table:formula="of:=23+(26+((21.448-[.G228]*(46.815+[.G228]*(0.00059-[.G228]*0.001813))))/60)/60" office:value-type="float" office:value="23.4379293707025" calcext:value-type="float">
            <text:p>23.44</text:p>
          </table:table-cell>
          <table:table-cell table:formula="of:=[.Q228]+0.00256*COS(RADIANS(125.04-1934.136*[.G228]))" office:value-type="float" office:value="23.4384837081187" calcext:value-type="float">
            <text:p>23.44</text:p>
          </table:table-cell>
          <table:table-cell table:formula="of:=DEGREES(ATAN2(COS(RADIANS([.P228]));COS(RADIANS([.R228]))*SIN(RADIANS([.P228]))))" office:value-type="float" office:value="90.7888241452369" calcext:value-type="float">
            <text:p>90.79</text:p>
          </table:table-cell>
          <table:table-cell table:formula="of:=DEGREES(ASIN(SIN(RADIANS([.R228]))*SIN(RADIANS([.P228]))))" office:value-type="float" office:value="23.4365020288215" calcext:value-type="float">
            <text:p>23.44</text:p>
          </table:table-cell>
          <table:table-cell table:formula="of:=TAN(RADIANS([.R228]/2))*TAN(RADIANS([.R228]/2))" office:value-type="float" office:value="0.0430314802086485" calcext:value-type="float">
            <text:p>0.04</text:p>
          </table:table-cell>
          <table:table-cell table:formula="of:=4*DEGREES([.U228]*SIN(2*RADIANS([.I228]))-2*[.K228]*SIN(RADIANS([.J228]))+4*[.K228]*[.U228]*SIN(RADIANS([.J228]))*COS(2*RADIANS([.I228]))-0.5*[.U228]*[.U228]*SIN(4*RADIANS([.I228]))-1.25*[.K228]*[.K228]*SIN(2*RADIANS([.J228])))" office:value-type="float" office:value="-1.91985623318723" calcext:value-type="float">
            <text:p>-1.92</text:p>
          </table:table-cell>
          <table:table-cell table:formula="of:=DEGREES(ACOS(COS(RADIANS(90.833))/(COS(RADIANS([.$B$3]))*COS(RADIANS([.T228])))-TAN(RADIANS([.$B$3]))*TAN(RADIANS([.T228]))))" office:value-type="float" office:value="112.608374252746" calcext:value-type="float">
            <text:p>112.61</text:p>
          </table:table-cell>
          <table:table-cell table:style-name="ce8" table:formula="of:=(720-4*[.$B$4]-[.V228]+[.$B$5]*60)/1440" office:value-type="float" office:value="0.501333233495266" calcext:value-type="float">
            <text:p>12:01:55</text:p>
          </table:table-cell>
          <table:table-cell table:style-name="ce8" table:formula="of:=[.X228]-[.W228]*4/1440" office:value-type="float" office:value="0.188532193904304" calcext:value-type="float">
            <text:p>4:31:29</text:p>
          </table:table-cell>
          <table:table-cell table:style-name="ce8" table:formula="of:=[.X228]+[.W228]*4/1440" office:value-type="float" office:value="0.814134273086229" calcext:value-type="float">
            <text:p>19:32:21</text:p>
          </table:table-cell>
          <table:table-cell table:style-name="ce11" table:formula="of:=8*[.W228]" office:value-type="float" office:value="900.866994021972" calcext:value-type="float">
            <text:p>900.87</text:p>
          </table:table-cell>
          <table:table-cell table:formula="of:=MOD([.E228]*1440+[.V228]+4*[.$B$4]-60*[.$B$5];1440)" office:value-type="float" office:value="1360.08014376681" calcext:value-type="float">
            <text:p>1360.08</text:p>
          </table:table-cell>
          <table:table-cell table:formula="of:=IF([.AB228]/4&lt;0;[.AB228]/4+180;[.AB228]/4-180)" office:value-type="float" office:value="160.020035941702" calcext:value-type="float">
            <text:p>160.02</text:p>
          </table:table-cell>
          <table:table-cell table:formula="of:=DEGREES(ACOS(SIN(RADIANS([.$B$3]))*SIN(RADIANS([.T228]))+COS(RADIANS([.$B$3]))*COS(RADIANS([.T228]))*COS(RADIANS([.AC228]))))" office:value-type="float" office:value="113.884015953131" calcext:value-type="float">
            <text:p>113.88</text:p>
          </table:table-cell>
          <table:table-cell table:formula="of:=90-[.AD228]" office:value-type="float" office:value="-23.8840159531308" calcext:value-type="float">
            <text:p>-23.88</text:p>
          </table:table-cell>
          <table:table-cell table:formula="of:=IF([.AE228]&gt;85;0;IF([.AE228]&gt;5;58.1/TAN(RADIANS([.AE228]))-0.07/POWER(TAN(RADIANS([.AE228]));3)+0.000086/POWER(TAN(RADIANS([.AE228]));5);IF([.AE228]&gt;-0.575;1735+[.AE228]*(-518.2+[.AE228]*(103.4+[.AE228]*(-12.79+[.AE228]*0.711)));-20.772/TAN(RADIANS([.AE228])))))/3600" office:value-type="float" office:value="0.0130305580317371" calcext:value-type="float">
            <text:p>0.01</text:p>
          </table:table-cell>
          <table:table-cell table:formula="of:=[.AE228]+[.AF228]" office:value-type="float" office:value="-23.870985395099" calcext:value-type="float">
            <text:p>-23.87</text:p>
          </table:table-cell>
          <table:table-cell table:formula="of:=IF([.AC228]&gt;0;MOD(DEGREES(ACOS(((SIN(RADIANS([.$B$3]))*COS(RADIANS([.AD228])))-SIN(RADIANS([.T228])))/(COS(RADIANS([.$B$3]))*SIN(RADIANS([.AD228])))))+180;360);MOD(540-DEGREES(ACOS(((SIN(RADIANS([.$B$3]))*COS(RADIANS([.AD228])))-SIN(RADIANS([.T228])))/(COS(RADIANS([.$B$3]))*SIN(RADIANS([.AD228])))));360))" office:value-type="float" office:value="339.948609441545" calcext:value-type="float">
            <text:p>339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28]+0.1/24" office:value-type="float" office:value="0.949999999999998" calcext:value-type="float">
            <text:p>22:48:00</text:p>
          </table:table-cell>
          <table:table-cell table:style-name="ce9" table:formula="of:=[.D229]+2415018.5+[.E229]-[.$B$5]/24" office:value-type="float" office:value="2455369.74166667" calcext:value-type="float">
            <text:p>2455369.74</text:p>
          </table:table-cell>
          <table:table-cell table:style-name="ce10" table:formula="of:=([.F229]-2451545)/36525" office:value-type="float" office:value="0.104715719826604" calcext:value-type="float">
            <text:p>0.10471572</text:p>
          </table:table-cell>
          <table:table-cell/>
          <table:table-cell table:formula="of:=MOD(280.46646+[.G229]*(36000.76983+[.G229]*0.0003032);360)" office:value-type="float" office:value="90.3129903850418" calcext:value-type="float">
            <text:p>90.31</text:p>
          </table:table-cell>
          <table:table-cell table:formula="of:=357.52911+[.G229]*(35999.05029-0.0001537*[.G229])" office:value-type="float" office:value="4127.19557250609" calcext:value-type="float">
            <text:p>4127.2</text:p>
          </table:table-cell>
          <table:table-cell table:formula="of:=0.016708634-[.G229]*(0.000042037+0.0000001267*[.G229])" office:value-type="float" office:value="0.0167042306759718" calcext:value-type="float">
            <text:p>0.02</text:p>
          </table:table-cell>
          <table:table-cell table:formula="of:=SIN(RADIANS([.J229]))*(1.914602-[.G229]*(0.004817+0.000014*[.G229]))+SIN(RADIANS(2*[.J229]))*(0.019993-0.000101*[.G229])+SIN(RADIANS(3*[.J229]))*0.000289" office:value-type="float" office:value="0.41575230249995" calcext:value-type="float">
            <text:p>0.42</text:p>
          </table:table-cell>
          <table:table-cell table:formula="of:=[.I229]+[.L229]" office:value-type="float" office:value="90.7287426875417" calcext:value-type="float">
            <text:p>90.73</text:p>
          </table:table-cell>
          <table:table-cell table:formula="of:=[.J229]+[.L229]" office:value-type="float" office:value="4127.61132480859" calcext:value-type="float">
            <text:p>4127.61</text:p>
          </table:table-cell>
          <table:table-cell table:formula="of:=(1.000001018*(1-[.K229]*[.K229]))/(1+[.K229]*COS(RADIANS([.N229])))" office:value-type="float" office:value="1.0163032459153" calcext:value-type="float">
            <text:p>1.02</text:p>
          </table:table-cell>
          <table:table-cell table:formula="of:=[.M229]-0.00569-0.00478*SIN(RADIANS(125.04-1934.136*[.G229]))" office:value-type="float" office:value="90.7277192821006" calcext:value-type="float">
            <text:p>90.73</text:p>
          </table:table-cell>
          <table:table-cell table:formula="of:=23+(26+((21.448-[.G229]*(46.815+[.G229]*(0.00059-[.G229]*0.001813))))/60)/60" office:value-type="float" office:value="23.437929369219" calcext:value-type="float">
            <text:p>23.44</text:p>
          </table:table-cell>
          <table:table-cell table:formula="of:=[.Q229]+0.00256*COS(RADIANS(125.04-1934.136*[.G229]))" office:value-type="float" office:value="23.4384836970108" calcext:value-type="float">
            <text:p>23.44</text:p>
          </table:table-cell>
          <table:table-cell table:formula="of:=DEGREES(ATAN2(COS(RADIANS([.P229]));COS(RADIANS([.R229]))*SIN(RADIANS([.P229]))))" office:value-type="float" office:value="90.7931571762613" calcext:value-type="float">
            <text:p>90.79</text:p>
          </table:table-cell>
          <table:table-cell table:formula="of:=DEGREES(ASIN(SIN(RADIANS([.R229]))*SIN(RADIANS([.P229]))))" office:value-type="float" office:value="23.4364801871089" calcext:value-type="float">
            <text:p>23.44</text:p>
          </table:table-cell>
          <table:table-cell table:formula="of:=TAN(RADIANS([.R229]/2))*TAN(RADIANS([.R229]/2))" office:value-type="float" office:value="0.0430314801667015" calcext:value-type="float">
            <text:p>0.04</text:p>
          </table:table-cell>
          <table:table-cell table:formula="of:=4*DEGREES([.U229]*SIN(2*RADIANS([.I229]))-2*[.K229]*SIN(RADIANS([.J229]))+4*[.K229]*[.U229]*SIN(RADIANS([.J229]))*COS(2*RADIANS([.I229]))-0.5*[.U229]*[.U229]*SIN(4*RADIANS([.I229]))-1.25*[.K229]*[.K229]*SIN(2*RADIANS([.J229])))" office:value-type="float" office:value="-1.9207596825363" calcext:value-type="float">
            <text:p>-1.92</text:p>
          </table:table-cell>
          <table:table-cell table:formula="of:=DEGREES(ACOS(COS(RADIANS(90.833))/(COS(RADIANS([.$B$3]))*COS(RADIANS([.T229])))-TAN(RADIANS([.$B$3]))*TAN(RADIANS([.T229]))))" office:value-type="float" office:value="112.608350456869" calcext:value-type="float">
            <text:p>112.61</text:p>
          </table:table-cell>
          <table:table-cell table:style-name="ce8" table:formula="of:=(720-4*[.$B$4]-[.V229]+[.$B$5]*60)/1440" office:value-type="float" office:value="0.501333860890648" calcext:value-type="float">
            <text:p>12:01:55</text:p>
          </table:table-cell>
          <table:table-cell table:style-name="ce8" table:formula="of:=[.X229]-[.W229]*4/1440" office:value-type="float" office:value="0.188532887399344" calcext:value-type="float">
            <text:p>4:31:29</text:p>
          </table:table-cell>
          <table:table-cell table:style-name="ce8" table:formula="of:=[.X229]+[.W229]*4/1440" office:value-type="float" office:value="0.814134834381953" calcext:value-type="float">
            <text:p>19:32:21</text:p>
          </table:table-cell>
          <table:table-cell table:style-name="ce11" table:formula="of:=8*[.W229]" office:value-type="float" office:value="900.866803654956" calcext:value-type="float">
            <text:p>900.87</text:p>
          </table:table-cell>
          <table:table-cell table:formula="of:=MOD([.E229]*1440+[.V229]+4*[.$B$4]-60*[.$B$5];1440)" office:value-type="float" office:value="1366.07924031746" calcext:value-type="float">
            <text:p>1366.08</text:p>
          </table:table-cell>
          <table:table-cell table:formula="of:=IF([.AB229]/4&lt;0;[.AB229]/4+180;[.AB229]/4-180)" office:value-type="float" office:value="161.519810079365" calcext:value-type="float">
            <text:p>161.52</text:p>
          </table:table-cell>
          <table:table-cell table:formula="of:=DEGREES(ACOS(SIN(RADIANS([.$B$3]))*SIN(RADIANS([.T229]))+COS(RADIANS([.$B$3]))*COS(RADIANS([.T229]))*COS(RADIANS([.AC229]))))" office:value-type="float" office:value="114.264287161391" calcext:value-type="float">
            <text:p>114.26</text:p>
          </table:table-cell>
          <table:table-cell table:formula="of:=90-[.AD229]" office:value-type="float" office:value="-24.2642871613907" calcext:value-type="float">
            <text:p>-24.26</text:p>
          </table:table-cell>
          <table:table-cell table:formula="of:=IF([.AE229]&gt;85;0;IF([.AE229]&gt;5;58.1/TAN(RADIANS([.AE229]))-0.07/POWER(TAN(RADIANS([.AE229]));3)+0.000086/POWER(TAN(RADIANS([.AE229]));5);IF([.AE229]&gt;-0.575;1735+[.AE229]*(-518.2+[.AE229]*(103.4+[.AE229]*(-12.79+[.AE229]*0.711)));-20.772/TAN(RADIANS([.AE229])))))/3600" office:value-type="float" office:value="0.0128004005177967" calcext:value-type="float">
            <text:p>0.01</text:p>
          </table:table-cell>
          <table:table-cell table:formula="of:=[.AE229]+[.AF229]" office:value-type="float" office:value="-24.2514867608729" calcext:value-type="float">
            <text:p>-24.25</text:p>
          </table:table-cell>
          <table:table-cell table:formula="of:=IF([.AC229]&gt;0;MOD(DEGREES(ACOS(((SIN(RADIANS([.$B$3]))*COS(RADIANS([.AD229])))-SIN(RADIANS([.T229])))/(COS(RADIANS([.$B$3]))*SIN(RADIANS([.AD229])))))+180;360);MOD(540-DEGREES(ACOS(((SIN(RADIANS([.$B$3]))*COS(RADIANS([.AD229])))-SIN(RADIANS([.T229])))/(COS(RADIANS([.$B$3]))*SIN(RADIANS([.AD229])))));360))" office:value-type="float" office:value="341.397058751513" calcext:value-type="float">
            <text:p>341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29]+0.1/24" office:value-type="float" office:value="0.954166666666665" calcext:value-type="float">
            <text:p>22:54:00</text:p>
          </table:table-cell>
          <table:table-cell table:style-name="ce9" table:formula="of:=[.D230]+2415018.5+[.E230]-[.$B$5]/24" office:value-type="float" office:value="2455369.74583333" calcext:value-type="float">
            <text:p>2455369.75</text:p>
          </table:table-cell>
          <table:table-cell table:style-name="ce10" table:formula="of:=([.F230]-2451545)/36525" office:value-type="float" office:value="0.104715833903713" calcext:value-type="float">
            <text:p>0.10471583</text:p>
          </table:table-cell>
          <table:table-cell/>
          <table:table-cell table:formula="of:=MOD(280.46646+[.G230]*(36000.76983+[.G230]*0.0003032);360)" office:value-type="float" office:value="90.3170972487933" calcext:value-type="float">
            <text:p>90.32</text:p>
          </table:table-cell>
          <table:table-cell table:formula="of:=357.52911+[.G230]*(35999.05029-0.0001537*[.G230])" office:value-type="float" office:value="4127.19967917367" calcext:value-type="float">
            <text:p>4127.2</text:p>
          </table:table-cell>
          <table:table-cell table:formula="of:=0.016708634-[.G230]*(0.000042037+0.0000001267*[.G230])" office:value-type="float" office:value="0.0167042306711733" calcext:value-type="float">
            <text:p>0.02</text:p>
          </table:table-cell>
          <table:table-cell table:formula="of:=SIN(RADIANS([.J230]))*(1.914602-[.G230]*(0.004817+0.000014*[.G230]))+SIN(RADIANS(2*[.J230]))*(0.019993-0.000101*[.G230])+SIN(RADIANS(3*[.J230]))*0.000289" office:value-type="float" office:value="0.415621054762796" calcext:value-type="float">
            <text:p>0.42</text:p>
          </table:table-cell>
          <table:table-cell table:formula="of:=[.I230]+[.L230]" office:value-type="float" office:value="90.7327183035561" calcext:value-type="float">
            <text:p>90.73</text:p>
          </table:table-cell>
          <table:table-cell table:formula="of:=[.J230]+[.L230]" office:value-type="float" office:value="4127.61530022843" calcext:value-type="float">
            <text:p>4127.62</text:p>
          </table:table-cell>
          <table:table-cell table:formula="of:=(1.000001018*(1-[.K230]*[.K230]))/(1+[.K230]*COS(RADIANS([.N230])))" office:value-type="float" office:value="1.01630350277189" calcext:value-type="float">
            <text:p>1.02</text:p>
          </table:table-cell>
          <table:table-cell table:formula="of:=[.M230]-0.00569-0.00478*SIN(RADIANS(125.04-1934.136*[.G230]))" office:value-type="float" office:value="90.7316949021007" calcext:value-type="float">
            <text:p>90.73</text:p>
          </table:table-cell>
          <table:table-cell table:formula="of:=23+(26+((21.448-[.G230]*(46.815+[.G230]*(0.00059-[.G230]*0.001813))))/60)/60" office:value-type="float" office:value="23.4379293677356" calcext:value-type="float">
            <text:p>23.44</text:p>
          </table:table-cell>
          <table:table-cell table:formula="of:=[.Q230]+0.00256*COS(RADIANS(125.04-1934.136*[.G230]))" office:value-type="float" office:value="23.4384836859028" calcext:value-type="float">
            <text:p>23.44</text:p>
          </table:table-cell>
          <table:table-cell table:formula="of:=DEGREES(ATAN2(COS(RADIANS([.P230]));COS(RADIANS([.R230]))*SIN(RADIANS([.P230]))))" office:value-type="float" office:value="90.7974902031652" calcext:value-type="float">
            <text:p>90.8</text:p>
          </table:table-cell>
          <table:table-cell table:formula="of:=DEGREES(ASIN(SIN(RADIANS([.R230]))*SIN(RADIANS([.P230]))))" office:value-type="float" office:value="23.4364582258301" calcext:value-type="float">
            <text:p>23.44</text:p>
          </table:table-cell>
          <table:table-cell table:formula="of:=TAN(RADIANS([.R230]/2))*TAN(RADIANS([.R230]/2))" office:value-type="float" office:value="0.0430314801247546" calcext:value-type="float">
            <text:p>0.04</text:p>
          </table:table-cell>
          <table:table-cell table:formula="of:=4*DEGREES([.U230]*SIN(2*RADIANS([.I230]))-2*[.K230]*SIN(RADIANS([.J230]))+4*[.K230]*[.U230]*SIN(RADIANS([.J230]))*COS(2*RADIANS([.I230]))-0.5*[.U230]*[.U230]*SIN(4*RADIANS([.I230]))-1.25*[.K230]*[.K230]*SIN(2*RADIANS([.J230])))" office:value-type="float" office:value="-1.92166311757021" calcext:value-type="float">
            <text:p>-1.92</text:p>
          </table:table-cell>
          <table:table-cell table:formula="of:=DEGREES(ACOS(COS(RADIANS(90.833))/(COS(RADIANS([.$B$3]))*COS(RADIANS([.T230])))-TAN(RADIANS([.$B$3]))*TAN(RADIANS([.T230]))))" office:value-type="float" office:value="112.608326530741" calcext:value-type="float">
            <text:p>112.61</text:p>
          </table:table-cell>
          <table:table-cell table:style-name="ce8" table:formula="of:=(720-4*[.$B$4]-[.V230]+[.$B$5]*60)/1440" office:value-type="float" office:value="0.50133448827609" calcext:value-type="float">
            <text:p>12:01:55</text:p>
          </table:table-cell>
          <table:table-cell table:style-name="ce8" table:formula="of:=[.X230]-[.W230]*4/1440" office:value-type="float" office:value="0.188533581246254" calcext:value-type="float">
            <text:p>4:31:29</text:p>
          </table:table-cell>
          <table:table-cell table:style-name="ce8" table:formula="of:=[.X230]+[.W230]*4/1440" office:value-type="float" office:value="0.814135395305926" calcext:value-type="float">
            <text:p>19:32:21</text:p>
          </table:table-cell>
          <table:table-cell table:style-name="ce11" table:formula="of:=8*[.W230]" office:value-type="float" office:value="900.866612245928" calcext:value-type="float">
            <text:p>900.87</text:p>
          </table:table-cell>
          <table:table-cell table:formula="of:=MOD([.E230]*1440+[.V230]+4*[.$B$4]-60*[.$B$5];1440)" office:value-type="float" office:value="1372.07833688243" calcext:value-type="float">
            <text:p>1372.08</text:p>
          </table:table-cell>
          <table:table-cell table:formula="of:=IF([.AB230]/4&lt;0;[.AB230]/4+180;[.AB230]/4-180)" office:value-type="float" office:value="163.019584220607" calcext:value-type="float">
            <text:p>163.02</text:p>
          </table:table-cell>
          <table:table-cell table:formula="of:=DEGREES(ACOS(SIN(RADIANS([.$B$3]))*SIN(RADIANS([.T230]))+COS(RADIANS([.$B$3]))*COS(RADIANS([.T230]))*COS(RADIANS([.AC230]))))" office:value-type="float" office:value="114.616912220257" calcext:value-type="float">
            <text:p>114.62</text:p>
          </table:table-cell>
          <table:table-cell table:formula="of:=90-[.AD230]" office:value-type="float" office:value="-24.6169122202573" calcext:value-type="float">
            <text:p>-24.62</text:p>
          </table:table-cell>
          <table:table-cell table:formula="of:=IF([.AE230]&gt;85;0;IF([.AE230]&gt;5;58.1/TAN(RADIANS([.AE230]))-0.07/POWER(TAN(RADIANS([.AE230]));3)+0.000086/POWER(TAN(RADIANS([.AE230]));5);IF([.AE230]&gt;-0.575;1735+[.AE230]*(-518.2+[.AE230]*(103.4+[.AE230]*(-12.79+[.AE230]*0.711)));-20.772/TAN(RADIANS([.AE230])))))/3600" office:value-type="float" office:value="0.0125929510202361" calcext:value-type="float">
            <text:p>0.01</text:p>
          </table:table-cell>
          <table:table-cell table:formula="of:=[.AE230]+[.AF230]" office:value-type="float" office:value="-24.6043192692371" calcext:value-type="float">
            <text:p>-24.6</text:p>
          </table:table-cell>
          <table:table-cell table:formula="of:=IF([.AC230]&gt;0;MOD(DEGREES(ACOS(((SIN(RADIANS([.$B$3]))*COS(RADIANS([.AD230])))-SIN(RADIANS([.T230])))/(COS(RADIANS([.$B$3]))*SIN(RADIANS([.AD230])))))+180;360);MOD(540-DEGREES(ACOS(((SIN(RADIANS([.$B$3]))*COS(RADIANS([.AD230])))-SIN(RADIANS([.T230])))/(COS(RADIANS([.$B$3]))*SIN(RADIANS([.AD230])))));360))" office:value-type="float" office:value="342.858079174853" calcext:value-type="float">
            <text:p>342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30]+0.1/24" office:value-type="float" office:value="0.958333333333331" calcext:value-type="float">
            <text:p>23:00:00</text:p>
          </table:table-cell>
          <table:table-cell table:style-name="ce9" table:formula="of:=[.D231]+2415018.5+[.E231]-[.$B$5]/24" office:value-type="float" office:value="2455369.75" calcext:value-type="float">
            <text:p>2455369.75</text:p>
          </table:table-cell>
          <table:table-cell table:style-name="ce10" table:formula="of:=([.F231]-2451545)/36525" office:value-type="float" office:value="0.104715947980835" calcext:value-type="float">
            <text:p>0.10471595</text:p>
          </table:table-cell>
          <table:table-cell/>
          <table:table-cell table:formula="of:=MOD(280.46646+[.G231]*(36000.76983+[.G231]*0.0003032);360)" office:value-type="float" office:value="90.3212041130132" calcext:value-type="float">
            <text:p>90.32</text:p>
          </table:table-cell>
          <table:table-cell table:formula="of:=357.52911+[.G231]*(35999.05029-0.0001537*[.G231])" office:value-type="float" office:value="4127.20378584172" calcext:value-type="float">
            <text:p>4127.2</text:p>
          </table:table-cell>
          <table:table-cell table:formula="of:=0.016708634-[.G231]*(0.000042037+0.0000001267*[.G231])" office:value-type="float" office:value="0.0167042306663748" calcext:value-type="float">
            <text:p>0.02</text:p>
          </table:table-cell>
          <table:table-cell table:formula="of:=SIN(RADIANS([.J231]))*(1.914602-[.G231]*(0.004817+0.000014*[.G231]))+SIN(RADIANS(2*[.J231]))*(0.019993-0.000101*[.G231])+SIN(RADIANS(3*[.J231]))*0.000289" office:value-type="float" office:value="0.415489805001229" calcext:value-type="float">
            <text:p>0.42</text:p>
          </table:table-cell>
          <table:table-cell table:formula="of:=[.I231]+[.L231]" office:value-type="float" office:value="90.7366939180144" calcext:value-type="float">
            <text:p>90.74</text:p>
          </table:table-cell>
          <table:table-cell table:formula="of:=[.J231]+[.L231]" office:value-type="float" office:value="4127.61927564672" calcext:value-type="float">
            <text:p>4127.62</text:p>
          </table:table-cell>
          <table:table-cell table:formula="of:=(1.000001018*(1-[.K231]*[.K231]))/(1+[.K231]*COS(RADIANS([.N231])))" office:value-type="float" office:value="1.01630375954737" calcext:value-type="float">
            <text:p>1.02</text:p>
          </table:table-cell>
          <table:table-cell table:formula="of:=[.M231]-0.00569-0.00478*SIN(RADIANS(125.04-1934.136*[.G231]))" office:value-type="float" office:value="90.7356705205448" calcext:value-type="float">
            <text:p>90.74</text:p>
          </table:table-cell>
          <table:table-cell table:formula="of:=23+(26+((21.448-[.G231]*(46.815+[.G231]*(0.00059-[.G231]*0.001813))))/60)/60" office:value-type="float" office:value="23.4379293662521" calcext:value-type="float">
            <text:p>23.44</text:p>
          </table:table-cell>
          <table:table-cell table:formula="of:=[.Q231]+0.00256*COS(RADIANS(125.04-1934.136*[.G231]))" office:value-type="float" office:value="23.4384836747949" calcext:value-type="float">
            <text:p>23.44</text:p>
          </table:table-cell>
          <table:table-cell table:formula="of:=DEGREES(ATAN2(COS(RADIANS([.P231]));COS(RADIANS([.R231]))*SIN(RADIANS([.P231]))))" office:value-type="float" office:value="90.8018232269294" calcext:value-type="float">
            <text:p>90.8</text:p>
          </table:table-cell>
          <table:table-cell table:formula="of:=DEGREES(ASIN(SIN(RADIANS([.R231]))*SIN(RADIANS([.P231]))))" office:value-type="float" office:value="23.4364361449803" calcext:value-type="float">
            <text:p>23.44</text:p>
          </table:table-cell>
          <table:table-cell table:formula="of:=TAN(RADIANS([.R231]/2))*TAN(RADIANS([.R231]/2))" office:value-type="float" office:value="0.0430314800828076" calcext:value-type="float">
            <text:p>0.04</text:p>
          </table:table-cell>
          <table:table-cell table:formula="of:=4*DEGREES([.U231]*SIN(2*RADIANS([.I231]))-2*[.K231]*SIN(RADIANS([.J231]))+4*[.K231]*[.U231]*SIN(RADIANS([.J231]))*COS(2*RADIANS([.I231]))-0.5*[.U231]*[.U231]*SIN(4*RADIANS([.I231]))-1.25*[.K231]*[.K231]*SIN(2*RADIANS([.J231])))" office:value-type="float" office:value="-1.92256653846602" calcext:value-type="float">
            <text:p>-1.92</text:p>
          </table:table-cell>
          <table:table-cell table:formula="of:=DEGREES(ACOS(COS(RADIANS(90.833))/(COS(RADIANS([.$B$3]))*COS(RADIANS([.T231])))-TAN(RADIANS([.$B$3]))*TAN(RADIANS([.T231]))))" office:value-type="float" office:value="112.608302474356" calcext:value-type="float">
            <text:p>112.61</text:p>
          </table:table-cell>
          <table:table-cell table:style-name="ce8" table:formula="of:=(720-4*[.$B$4]-[.V231]+[.$B$5]*60)/1440" office:value-type="float" office:value="0.501335115651713" calcext:value-type="float">
            <text:p>12:01:55</text:p>
          </table:table-cell>
          <table:table-cell table:style-name="ce8" table:formula="of:=[.X231]-[.W231]*4/1440" office:value-type="float" office:value="0.188534275445168" calcext:value-type="float">
            <text:p>4:31:29</text:p>
          </table:table-cell>
          <table:table-cell table:style-name="ce8" table:formula="of:=[.X231]+[.W231]*4/1440" office:value-type="float" office:value="0.814135955858257" calcext:value-type="float">
            <text:p>19:32:21</text:p>
          </table:table-cell>
          <table:table-cell table:style-name="ce11" table:formula="of:=8*[.W231]" office:value-type="float" office:value="900.866419794848" calcext:value-type="float">
            <text:p>900.87</text:p>
          </table:table-cell>
          <table:table-cell table:formula="of:=MOD([.E231]*1440+[.V231]+4*[.$B$4]-60*[.$B$5];1440)" office:value-type="float" office:value="1378.07743346153" calcext:value-type="float">
            <text:p>1378.08</text:p>
          </table:table-cell>
          <table:table-cell table:formula="of:=IF([.AB231]/4&lt;0;[.AB231]/4+180;[.AB231]/4-180)" office:value-type="float" office:value="164.519358365383" calcext:value-type="float">
            <text:p>164.52</text:p>
          </table:table-cell>
          <table:table-cell table:formula="of:=DEGREES(ACOS(SIN(RADIANS([.$B$3]))*SIN(RADIANS([.T231]))+COS(RADIANS([.$B$3]))*COS(RADIANS([.T231]))*COS(RADIANS([.AC231]))))" office:value-type="float" office:value="114.941429178422" calcext:value-type="float">
            <text:p>114.94</text:p>
          </table:table-cell>
          <table:table-cell table:formula="of:=90-[.AD231]" office:value-type="float" office:value="-24.9414291784221" calcext:value-type="float">
            <text:p>-24.94</text:p>
          </table:table-cell>
          <table:table-cell table:formula="of:=IF([.AE231]&gt;85;0;IF([.AE231]&gt;5;58.1/TAN(RADIANS([.AE231]))-0.07/POWER(TAN(RADIANS([.AE231]));3)+0.000086/POWER(TAN(RADIANS([.AE231]));5);IF([.AE231]&gt;-0.575;1735+[.AE231]*(-518.2+[.AE231]*(103.4+[.AE231]*(-12.79+[.AE231]*0.711)));-20.772/TAN(RADIANS([.AE231])))))/3600" office:value-type="float" office:value="0.0124069021308625" calcext:value-type="float">
            <text:p>0.01</text:p>
          </table:table-cell>
          <table:table-cell table:formula="of:=[.AE231]+[.AF231]" office:value-type="float" office:value="-24.9290222762912" calcext:value-type="float">
            <text:p>-24.93</text:p>
          </table:table-cell>
          <table:table-cell table:formula="of:=IF([.AC231]&gt;0;MOD(DEGREES(ACOS(((SIN(RADIANS([.$B$3]))*COS(RADIANS([.AD231])))-SIN(RADIANS([.T231])))/(COS(RADIANS([.$B$3]))*SIN(RADIANS([.AD231])))))+180;360);MOD(540-DEGREES(ACOS(((SIN(RADIANS([.$B$3]))*COS(RADIANS([.AD231])))-SIN(RADIANS([.T231])))/(COS(RADIANS([.$B$3]))*SIN(RADIANS([.AD231])))));360))" office:value-type="float" office:value="344.330918851565" calcext:value-type="float">
            <text:p>344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31]+0.1/24" office:value-type="float" office:value="0.962499999999998" calcext:value-type="float">
            <text:p>23:06:00</text:p>
          </table:table-cell>
          <table:table-cell table:style-name="ce9" table:formula="of:=[.D232]+2415018.5+[.E232]-[.$B$5]/24" office:value-type="float" office:value="2455369.75416667" calcext:value-type="float">
            <text:p>2455369.75</text:p>
          </table:table-cell>
          <table:table-cell table:style-name="ce10" table:formula="of:=([.F232]-2451545)/36525" office:value-type="float" office:value="0.104716062057944" calcext:value-type="float">
            <text:p>0.10471606</text:p>
          </table:table-cell>
          <table:table-cell/>
          <table:table-cell table:formula="of:=MOD(280.46646+[.G232]*(36000.76983+[.G232]*0.0003032);360)" office:value-type="float" office:value="90.3253109767634" calcext:value-type="float">
            <text:p>90.33</text:p>
          </table:table-cell>
          <table:table-cell table:formula="of:=357.52911+[.G232]*(35999.05029-0.0001537*[.G232])" office:value-type="float" office:value="4127.2078925093" calcext:value-type="float">
            <text:p>4127.21</text:p>
          </table:table-cell>
          <table:table-cell table:formula="of:=0.016708634-[.G232]*(0.000042037+0.0000001267*[.G232])" office:value-type="float" office:value="0.0167042306615763" calcext:value-type="float">
            <text:p>0.02</text:p>
          </table:table-cell>
          <table:table-cell table:formula="of:=SIN(RADIANS([.J232]))*(1.914602-[.G232]*(0.004817+0.000014*[.G232]))+SIN(RADIANS(2*[.J232]))*(0.019993-0.000101*[.G232])+SIN(RADIANS(3*[.J232]))*0.000289" office:value-type="float" office:value="0.415358553245915" calcext:value-type="float">
            <text:p>0.42</text:p>
          </table:table-cell>
          <table:table-cell table:formula="of:=[.I232]+[.L232]" office:value-type="float" office:value="90.7406695300093" calcext:value-type="float">
            <text:p>90.74</text:p>
          </table:table-cell>
          <table:table-cell table:formula="of:=[.J232]+[.L232]" office:value-type="float" office:value="4127.62325106254" calcext:value-type="float">
            <text:p>4127.62</text:p>
          </table:table-cell>
          <table:table-cell table:formula="of:=(1.000001018*(1-[.K232]*[.K232]))/(1+[.K232]*COS(RADIANS([.N232])))" office:value-type="float" office:value="1.01630401624166" calcext:value-type="float">
            <text:p>1.02</text:p>
          </table:table-cell>
          <table:table-cell table:formula="of:=[.M232]-0.00569-0.00478*SIN(RADIANS(125.04-1934.136*[.G232]))" office:value-type="float" office:value="90.7396461365253" calcext:value-type="float">
            <text:p>90.74</text:p>
          </table:table-cell>
          <table:table-cell table:formula="of:=23+(26+((21.448-[.G232]*(46.815+[.G232]*(0.00059-[.G232]*0.001813))))/60)/60" office:value-type="float" office:value="23.4379293647686" calcext:value-type="float">
            <text:p>23.44</text:p>
          </table:table-cell>
          <table:table-cell table:formula="of:=[.Q232]+0.00256*COS(RADIANS(125.04-1934.136*[.G232]))" office:value-type="float" office:value="23.438483663687" calcext:value-type="float">
            <text:p>23.44</text:p>
          </table:table-cell>
          <table:table-cell table:formula="of:=DEGREES(ATAN2(COS(RADIANS([.P232]));COS(RADIANS([.R232]))*SIN(RADIANS([.P232]))))" office:value-type="float" office:value="90.8061562465568" calcext:value-type="float">
            <text:p>90.81</text:p>
          </table:table-cell>
          <table:table-cell table:formula="of:=DEGREES(ASIN(SIN(RADIANS([.R232]))*SIN(RADIANS([.P232]))))" office:value-type="float" office:value="23.4364139445649" calcext:value-type="float">
            <text:p>23.44</text:p>
          </table:table-cell>
          <table:table-cell table:formula="of:=TAN(RADIANS([.R232]/2))*TAN(RADIANS([.R232]/2))" office:value-type="float" office:value="0.0430314800408606" calcext:value-type="float">
            <text:p>0.04</text:p>
          </table:table-cell>
          <table:table-cell table:formula="of:=4*DEGREES([.U232]*SIN(2*RADIANS([.I232]))-2*[.K232]*SIN(RADIANS([.J232]))+4*[.K232]*[.U232]*SIN(RADIANS([.J232]))*COS(2*RADIANS([.I232]))-0.5*[.U232]*[.U232]*SIN(4*RADIANS([.I232]))-1.25*[.K232]*[.K232]*SIN(2*RADIANS([.J232])))" office:value-type="float" office:value="-1.92346994498916" calcext:value-type="float">
            <text:p>-1.92</text:p>
          </table:table-cell>
          <table:table-cell table:formula="of:=DEGREES(ACOS(COS(RADIANS(90.833))/(COS(RADIANS([.$B$3]))*COS(RADIANS([.T232])))-TAN(RADIANS([.$B$3]))*TAN(RADIANS([.T232]))))" office:value-type="float" office:value="112.608278287721" calcext:value-type="float">
            <text:p>112.61</text:p>
          </table:table-cell>
          <table:table-cell table:style-name="ce8" table:formula="of:=(720-4*[.$B$4]-[.V232]+[.$B$5]*60)/1440" office:value-type="float" office:value="0.501335743017355" calcext:value-type="float">
            <text:p>12:01:55</text:p>
          </table:table-cell>
          <table:table-cell table:style-name="ce8" table:formula="of:=[.X232]-[.W232]*4/1440" office:value-type="float" office:value="0.188534969995909" calcext:value-type="float">
            <text:p>4:31:29</text:p>
          </table:table-cell>
          <table:table-cell table:style-name="ce8" table:formula="of:=[.X232]+[.W232]*4/1440" office:value-type="float" office:value="0.814136516038802" calcext:value-type="float">
            <text:p>19:32:21</text:p>
          </table:table-cell>
          <table:table-cell table:style-name="ce11" table:formula="of:=8*[.W232]" office:value-type="float" office:value="900.866226301766" calcext:value-type="float">
            <text:p>900.87</text:p>
          </table:table-cell>
          <table:table-cell table:formula="of:=MOD([.E232]*1440+[.V232]+4*[.$B$4]-60*[.$B$5];1440)" office:value-type="float" office:value="1384.07653005501" calcext:value-type="float">
            <text:p>1384.08</text:p>
          </table:table-cell>
          <table:table-cell table:formula="of:=IF([.AB232]/4&lt;0;[.AB232]/4+180;[.AB232]/4-180)" office:value-type="float" office:value="166.019132513752" calcext:value-type="float">
            <text:p>166.02</text:p>
          </table:table-cell>
          <table:table-cell table:formula="of:=DEGREES(ACOS(SIN(RADIANS([.$B$3]))*SIN(RADIANS([.T232]))+COS(RADIANS([.$B$3]))*COS(RADIANS([.T232]))*COS(RADIANS([.AC232]))))" office:value-type="float" office:value="115.237404136654" calcext:value-type="float">
            <text:p>115.24</text:p>
          </table:table-cell>
          <table:table-cell table:formula="of:=90-[.AD232]" office:value-type="float" office:value="-25.2374041366538" calcext:value-type="float">
            <text:p>-25.24</text:p>
          </table:table-cell>
          <table:table-cell table:formula="of:=IF([.AE232]&gt;85;0;IF([.AE232]&gt;5;58.1/TAN(RADIANS([.AE232]))-0.07/POWER(TAN(RADIANS([.AE232]));3)+0.000086/POWER(TAN(RADIANS([.AE232]));5);IF([.AE232]&gt;-0.575;1735+[.AE232]*(-518.2+[.AE232]*(103.4+[.AE232]*(-12.79+[.AE232]*0.711)));-20.772/TAN(RADIANS([.AE232])))))/3600" office:value-type="float" office:value="0.0122411249418868" calcext:value-type="float">
            <text:p>0.01</text:p>
          </table:table-cell>
          <table:table-cell table:formula="of:=[.AE232]+[.AF232]" office:value-type="float" office:value="-25.2251630117119" calcext:value-type="float">
            <text:p>-25.23</text:p>
          </table:table-cell>
          <table:table-cell table:formula="of:=IF([.AC232]&gt;0;MOD(DEGREES(ACOS(((SIN(RADIANS([.$B$3]))*COS(RADIANS([.AD232])))-SIN(RADIANS([.T232])))/(COS(RADIANS([.$B$3]))*SIN(RADIANS([.AD232])))))+180;360);MOD(540-DEGREES(ACOS(((SIN(RADIANS([.$B$3]))*COS(RADIANS([.AD232])))-SIN(RADIANS([.T232])))/(COS(RADIANS([.$B$3]))*SIN(RADIANS([.AD232])))));360))" office:value-type="float" office:value="345.814764861096" calcext:value-type="float">
            <text:p>345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32]+0.1/24" office:value-type="float" office:value="0.966666666666665" calcext:value-type="float">
            <text:p>23:12:00</text:p>
          </table:table-cell>
          <table:table-cell table:style-name="ce9" table:formula="of:=[.D233]+2415018.5+[.E233]-[.$B$5]/24" office:value-type="float" office:value="2455369.75833333" calcext:value-type="float">
            <text:p>2455369.76</text:p>
          </table:table-cell>
          <table:table-cell table:style-name="ce10" table:formula="of:=([.F233]-2451545)/36525" office:value-type="float" office:value="0.104716176135066" calcext:value-type="float">
            <text:p>0.10471618</text:p>
          </table:table-cell>
          <table:table-cell/>
          <table:table-cell table:formula="of:=MOD(280.46646+[.G233]*(36000.76983+[.G233]*0.0003032);360)" office:value-type="float" office:value="90.3294178409828" calcext:value-type="float">
            <text:p>90.33</text:p>
          </table:table-cell>
          <table:table-cell table:formula="of:=357.52911+[.G233]*(35999.05029-0.0001537*[.G233])" office:value-type="float" office:value="4127.21199917735" calcext:value-type="float">
            <text:p>4127.21</text:p>
          </table:table-cell>
          <table:table-cell table:formula="of:=0.016708634-[.G233]*(0.000042037+0.0000001267*[.G233])" office:value-type="float" office:value="0.0167042306567778" calcext:value-type="float">
            <text:p>0.02</text:p>
          </table:table-cell>
          <table:table-cell table:formula="of:=SIN(RADIANS([.J233]))*(1.914602-[.G233]*(0.004817+0.000014*[.G233]))+SIN(RADIANS(2*[.J233]))*(0.019993-0.000101*[.G233])+SIN(RADIANS(3*[.J233]))*0.000289" office:value-type="float" office:value="0.415227299467461" calcext:value-type="float">
            <text:p>0.42</text:p>
          </table:table-cell>
          <table:table-cell table:formula="of:=[.I233]+[.L233]" office:value-type="float" office:value="90.7446451404503" calcext:value-type="float">
            <text:p>90.74</text:p>
          </table:table-cell>
          <table:table-cell table:formula="of:=[.J233]+[.L233]" office:value-type="float" office:value="4127.62722647681" calcext:value-type="float">
            <text:p>4127.63</text:p>
          </table:table-cell>
          <table:table-cell table:formula="of:=(1.000001018*(1-[.K233]*[.K233]))/(1+[.K233]*COS(RADIANS([.N233])))" office:value-type="float" office:value="1.01630427285483" calcext:value-type="float">
            <text:p>1.02</text:p>
          </table:table-cell>
          <table:table-cell table:formula="of:=[.M233]-0.00569-0.00478*SIN(RADIANS(125.04-1934.136*[.G233]))" office:value-type="float" office:value="90.7436217509519" calcext:value-type="float">
            <text:p>90.74</text:p>
          </table:table-cell>
          <table:table-cell table:formula="of:=23+(26+((21.448-[.G233]*(46.815+[.G233]*(0.00059-[.G233]*0.001813))))/60)/60" office:value-type="float" office:value="23.4379293632851" calcext:value-type="float">
            <text:p>23.44</text:p>
          </table:table-cell>
          <table:table-cell table:formula="of:=[.Q233]+0.00256*COS(RADIANS(125.04-1934.136*[.G233]))" office:value-type="float" office:value="23.4384836525791" calcext:value-type="float">
            <text:p>23.44</text:p>
          </table:table-cell>
          <table:table-cell table:formula="of:=DEGREES(ATAN2(COS(RADIANS([.P233]));COS(RADIANS([.R233]))*SIN(RADIANS([.P233]))))" office:value-type="float" office:value="90.8104892630311" calcext:value-type="float">
            <text:p>90.81</text:p>
          </table:table-cell>
          <table:table-cell table:formula="of:=DEGREES(ASIN(SIN(RADIANS([.R233]))*SIN(RADIANS([.P233]))))" office:value-type="float" office:value="23.4363916245792" calcext:value-type="float">
            <text:p>23.44</text:p>
          </table:table-cell>
          <table:table-cell table:formula="of:=TAN(RADIANS([.R233]/2))*TAN(RADIANS([.R233]/2))" office:value-type="float" office:value="0.0430314799989135" calcext:value-type="float">
            <text:p>0.04</text:p>
          </table:table-cell>
          <table:table-cell table:formula="of:=4*DEGREES([.U233]*SIN(2*RADIANS([.I233]))-2*[.K233]*SIN(RADIANS([.J233]))+4*[.K233]*[.U233]*SIN(RADIANS([.J233]))*COS(2*RADIANS([.I233]))-0.5*[.U233]*[.U233]*SIN(4*RADIANS([.I233]))-1.25*[.K233]*[.K233]*SIN(2*RADIANS([.J233])))" office:value-type="float" office:value="-1.92437333731767" calcext:value-type="float">
            <text:p>-1.92</text:p>
          </table:table-cell>
          <table:table-cell table:formula="of:=DEGREES(ACOS(COS(RADIANS(90.833))/(COS(RADIANS([.$B$3]))*COS(RADIANS([.T233])))-TAN(RADIANS([.$B$3]))*TAN(RADIANS([.T233]))))" office:value-type="float" office:value="112.60825397083" calcext:value-type="float">
            <text:p>112.61</text:p>
          </table:table-cell>
          <table:table-cell table:style-name="ce8" table:formula="of:=(720-4*[.$B$4]-[.V233]+[.$B$5]*60)/1440" office:value-type="float" office:value="0.50133637037314" calcext:value-type="float">
            <text:p>12:01:55</text:p>
          </table:table-cell>
          <table:table-cell table:style-name="ce8" table:formula="of:=[.X233]-[.W233]*4/1440" office:value-type="float" office:value="0.188535664898612" calcext:value-type="float">
            <text:p>4:31:29</text:p>
          </table:table-cell>
          <table:table-cell table:style-name="ce8" table:formula="of:=[.X233]+[.W233]*4/1440" office:value-type="float" office:value="0.814137075847668" calcext:value-type="float">
            <text:p>19:32:21</text:p>
          </table:table-cell>
          <table:table-cell table:style-name="ce11" table:formula="of:=8*[.W233]" office:value-type="float" office:value="900.866031766641" calcext:value-type="float">
            <text:p>900.87</text:p>
          </table:table-cell>
          <table:table-cell table:formula="of:=MOD([.E233]*1440+[.V233]+4*[.$B$4]-60*[.$B$5];1440)" office:value-type="float" office:value="1390.07562666268" calcext:value-type="float">
            <text:p>1390.08</text:p>
          </table:table-cell>
          <table:table-cell table:formula="of:=IF([.AB233]/4&lt;0;[.AB233]/4+180;[.AB233]/4-180)" office:value-type="float" office:value="167.51890666567" calcext:value-type="float">
            <text:p>167.52</text:p>
          </table:table-cell>
          <table:table-cell table:formula="of:=DEGREES(ACOS(SIN(RADIANS([.$B$3]))*SIN(RADIANS([.T233]))+COS(RADIANS([.$B$3]))*COS(RADIANS([.T233]))*COS(RADIANS([.AC233]))))" office:value-type="float" office:value="115.504433842945" calcext:value-type="float">
            <text:p>115.5</text:p>
          </table:table-cell>
          <table:table-cell table:formula="of:=90-[.AD233]" office:value-type="float" office:value="-25.504433842945" calcext:value-type="float">
            <text:p>-25.5</text:p>
          </table:table-cell>
          <table:table-cell table:formula="of:=IF([.AE233]&gt;85;0;IF([.AE233]&gt;5;58.1/TAN(RADIANS([.AE233]))-0.07/POWER(TAN(RADIANS([.AE233]));3)+0.000086/POWER(TAN(RADIANS([.AE233]));5);IF([.AE233]&gt;-0.575;1735+[.AE233]*(-518.2+[.AE233]*(103.4+[.AE233]*(-12.79+[.AE233]*0.711)));-20.772/TAN(RADIANS([.AE233])))))/3600" office:value-type="float" office:value="0.0120946478022952" calcext:value-type="float">
            <text:p>0.01</text:p>
          </table:table-cell>
          <table:table-cell table:formula="of:=[.AE233]+[.AF233]" office:value-type="float" office:value="-25.4923391951427" calcext:value-type="float">
            <text:p>-25.49</text:p>
          </table:table-cell>
          <table:table-cell table:formula="of:=IF([.AC233]&gt;0;MOD(DEGREES(ACOS(((SIN(RADIANS([.$B$3]))*COS(RADIANS([.AD233])))-SIN(RADIANS([.T233])))/(COS(RADIANS([.$B$3]))*SIN(RADIANS([.AD233])))))+180;360);MOD(540-DEGREES(ACOS(((SIN(RADIANS([.$B$3]))*COS(RADIANS([.AD233])))-SIN(RADIANS([.T233])))/(COS(RADIANS([.$B$3]))*SIN(RADIANS([.AD233])))));360))" office:value-type="float" office:value="347.308745731939" calcext:value-type="float">
            <text:p>347.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33]+0.1/24" office:value-type="float" office:value="0.970833333333331" calcext:value-type="float">
            <text:p>23:18:00</text:p>
          </table:table-cell>
          <table:table-cell table:style-name="ce9" table:formula="of:=[.D234]+2415018.5+[.E234]-[.$B$5]/24" office:value-type="float" office:value="2455369.7625" calcext:value-type="float">
            <text:p>2455369.76</text:p>
          </table:table-cell>
          <table:table-cell table:style-name="ce10" table:formula="of:=([.F234]-2451545)/36525" office:value-type="float" office:value="0.104716290212176" calcext:value-type="float">
            <text:p>0.10471629</text:p>
          </table:table-cell>
          <table:table-cell/>
          <table:table-cell table:formula="of:=MOD(280.46646+[.G234]*(36000.76983+[.G234]*0.0003032);360)" office:value-type="float" office:value="90.3335247047698" calcext:value-type="float">
            <text:p>90.33</text:p>
          </table:table-cell>
          <table:table-cell table:formula="of:=357.52911+[.G234]*(35999.05029-0.0001537*[.G234])" office:value-type="float" office:value="4127.21610584496" calcext:value-type="float">
            <text:p>4127.22</text:p>
          </table:table-cell>
          <table:table-cell table:formula="of:=0.016708634-[.G234]*(0.000042037+0.0000001267*[.G234])" office:value-type="float" office:value="0.0167042306519793" calcext:value-type="float">
            <text:p>0.02</text:p>
          </table:table-cell>
          <table:table-cell table:formula="of:=SIN(RADIANS([.J234]))*(1.914602-[.G234]*(0.004817+0.000014*[.G234]))+SIN(RADIANS(2*[.J234]))*(0.019993-0.000101*[.G234])+SIN(RADIANS(3*[.J234]))*0.000289" office:value-type="float" office:value="0.415096043695338" calcext:value-type="float">
            <text:p>0.42</text:p>
          </table:table-cell>
          <table:table-cell table:formula="of:=[.I234]+[.L234]" office:value-type="float" office:value="90.7486207484652" calcext:value-type="float">
            <text:p>90.75</text:p>
          </table:table-cell>
          <table:table-cell table:formula="of:=[.J234]+[.L234]" office:value-type="float" office:value="4127.63120188866" calcext:value-type="float">
            <text:p>4127.63</text:p>
          </table:table-cell>
          <table:table-cell table:formula="of:=(1.000001018*(1-[.K234]*[.K234]))/(1+[.K234]*COS(RADIANS([.N234])))" office:value-type="float" office:value="1.01630452938682" calcext:value-type="float">
            <text:p>1.02</text:p>
          </table:table-cell>
          <table:table-cell table:formula="of:=[.M234]-0.00569-0.00478*SIN(RADIANS(125.04-1934.136*[.G234]))" office:value-type="float" office:value="90.7475973629523" calcext:value-type="float">
            <text:p>90.75</text:p>
          </table:table-cell>
          <table:table-cell table:formula="of:=23+(26+((21.448-[.G234]*(46.815+[.G234]*(0.00059-[.G234]*0.001813))))/60)/60" office:value-type="float" office:value="23.4379293618016" calcext:value-type="float">
            <text:p>23.44</text:p>
          </table:table-cell>
          <table:table-cell table:formula="of:=[.Q234]+0.00256*COS(RADIANS(125.04-1934.136*[.G234]))" office:value-type="float" office:value="23.4384836414711" calcext:value-type="float">
            <text:p>23.44</text:p>
          </table:table-cell>
          <table:table-cell table:formula="of:=DEGREES(ATAN2(COS(RADIANS([.P234]));COS(RADIANS([.R234]))*SIN(RADIANS([.P234]))))" office:value-type="float" office:value="90.8148222753937" calcext:value-type="float">
            <text:p>90.81</text:p>
          </table:table-cell>
          <table:table-cell table:formula="of:=DEGREES(ASIN(SIN(RADIANS([.R234]))*SIN(RADIANS([.P234]))))" office:value-type="float" office:value="23.4363691850285" calcext:value-type="float">
            <text:p>23.44</text:p>
          </table:table-cell>
          <table:table-cell table:formula="of:=TAN(RADIANS([.R234]/2))*TAN(RADIANS([.R234]/2))" office:value-type="float" office:value="0.0430314799569665" calcext:value-type="float">
            <text:p>0.04</text:p>
          </table:table-cell>
          <table:table-cell table:formula="of:=4*DEGREES([.U234]*SIN(2*RADIANS([.I234]))-2*[.K234]*SIN(RADIANS([.J234]))+4*[.K234]*[.U234]*SIN(RADIANS([.J234]))*COS(2*RADIANS([.I234]))-0.5*[.U234]*[.U234]*SIN(4*RADIANS([.I234]))-1.25*[.K234]*[.K234]*SIN(2*RADIANS([.J234])))" office:value-type="float" office:value="-1.92527671522482" calcext:value-type="float">
            <text:p>-1.93</text:p>
          </table:table-cell>
          <table:table-cell table:formula="of:=DEGREES(ACOS(COS(RADIANS(90.833))/(COS(RADIANS([.$B$3]))*COS(RADIANS([.T234])))-TAN(RADIANS([.$B$3]))*TAN(RADIANS([.T234]))))" office:value-type="float" office:value="112.60822952369" calcext:value-type="float">
            <text:p>112.61</text:p>
          </table:table-cell>
          <table:table-cell table:style-name="ce8" table:formula="of:=(720-4*[.$B$4]-[.V234]+[.$B$5]*60)/1440" office:value-type="float" office:value="0.501336997718905" calcext:value-type="float">
            <text:p>12:01:56</text:p>
          </table:table-cell>
          <table:table-cell table:style-name="ce8" table:formula="of:=[.X234]-[.W234]*4/1440" office:value-type="float" office:value="0.188536360153099" calcext:value-type="float">
            <text:p>4:31:30</text:p>
          </table:table-cell>
          <table:table-cell table:style-name="ce8" table:formula="of:=[.X234]+[.W234]*4/1440" office:value-type="float" office:value="0.814137635284711" calcext:value-type="float">
            <text:p>19:32:21</text:p>
          </table:table-cell>
          <table:table-cell table:style-name="ce11" table:formula="of:=8*[.W234]" office:value-type="float" office:value="900.865836189521" calcext:value-type="float">
            <text:p>900.87</text:p>
          </table:table-cell>
          <table:table-cell table:formula="of:=MOD([.E234]*1440+[.V234]+4*[.$B$4]-60*[.$B$5];1440)" office:value-type="float" office:value="1396.07472328477" calcext:value-type="float">
            <text:p>1396.07</text:p>
          </table:table-cell>
          <table:table-cell table:formula="of:=IF([.AB234]/4&lt;0;[.AB234]/4+180;[.AB234]/4-180)" office:value-type="float" office:value="169.018680821193" calcext:value-type="float">
            <text:p>169.02</text:p>
          </table:table-cell>
          <table:table-cell table:formula="of:=DEGREES(ACOS(SIN(RADIANS([.$B$3]))*SIN(RADIANS([.T234]))+COS(RADIANS([.$B$3]))*COS(RADIANS([.T234]))*COS(RADIANS([.AC234]))))" office:value-type="float" office:value="115.742148187498" calcext:value-type="float">
            <text:p>115.74</text:p>
          </table:table-cell>
          <table:table-cell table:formula="of:=90-[.AD234]" office:value-type="float" office:value="-25.7421481874977" calcext:value-type="float">
            <text:p>-25.74</text:p>
          </table:table-cell>
          <table:table-cell table:formula="of:=IF([.AE234]&gt;85;0;IF([.AE234]&gt;5;58.1/TAN(RADIANS([.AE234]))-0.07/POWER(TAN(RADIANS([.AE234]));3)+0.000086/POWER(TAN(RADIANS([.AE234]));5);IF([.AE234]&gt;-0.575;1735+[.AE234]*(-518.2+[.AE234]*(103.4+[.AE234]*(-12.79+[.AE234]*0.711)));-20.772/TAN(RADIANS([.AE234])))))/3600" office:value-type="float" office:value="0.0119666386946029" calcext:value-type="float">
            <text:p>0.01</text:p>
          </table:table-cell>
          <table:table-cell table:formula="of:=[.AE234]+[.AF234]" office:value-type="float" office:value="-25.7301815488031" calcext:value-type="float">
            <text:p>-25.73</text:p>
          </table:table-cell>
          <table:table-cell table:formula="of:=IF([.AC234]&gt;0;MOD(DEGREES(ACOS(((SIN(RADIANS([.$B$3]))*COS(RADIANS([.AD234])))-SIN(RADIANS([.T234])))/(COS(RADIANS([.$B$3]))*SIN(RADIANS([.AD234])))))+180;360);MOD(540-DEGREES(ACOS(((SIN(RADIANS([.$B$3]))*COS(RADIANS([.AD234])))-SIN(RADIANS([.T234])))/(COS(RADIANS([.$B$3]))*SIN(RADIANS([.AD234])))));360))" office:value-type="float" office:value="348.81193461923" calcext:value-type="float">
            <text:p>348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34]+0.1/24" office:value-type="float" office:value="0.974999999999998" calcext:value-type="float">
            <text:p>23:24:00</text:p>
          </table:table-cell>
          <table:table-cell table:style-name="ce9" table:formula="of:=[.D235]+2415018.5+[.E235]-[.$B$5]/24" office:value-type="float" office:value="2455369.76666667" calcext:value-type="float">
            <text:p>2455369.77</text:p>
          </table:table-cell>
          <table:table-cell table:style-name="ce10" table:formula="of:=([.F235]-2451545)/36525" office:value-type="float" office:value="0.104716404289298" calcext:value-type="float">
            <text:p>0.10471640</text:p>
          </table:table-cell>
          <table:table-cell/>
          <table:table-cell table:formula="of:=MOD(280.46646+[.G235]*(36000.76983+[.G235]*0.0003032);360)" office:value-type="float" office:value="90.3376315689893" calcext:value-type="float">
            <text:p>90.34</text:p>
          </table:table-cell>
          <table:table-cell table:formula="of:=357.52911+[.G235]*(35999.05029-0.0001537*[.G235])" office:value-type="float" office:value="4127.22021251301" calcext:value-type="float">
            <text:p>4127.22</text:p>
          </table:table-cell>
          <table:table-cell table:formula="of:=0.016708634-[.G235]*(0.000042037+0.0000001267*[.G235])" office:value-type="float" office:value="0.0167042306471808" calcext:value-type="float">
            <text:p>0.02</text:p>
          </table:table-cell>
          <table:table-cell table:formula="of:=SIN(RADIANS([.J235]))*(1.914602-[.G235]*(0.004817+0.000014*[.G235]))+SIN(RADIANS(2*[.J235]))*(0.019993-0.000101*[.G235])+SIN(RADIANS(3*[.J235]))*0.000289" office:value-type="float" office:value="0.414964785902595" calcext:value-type="float">
            <text:p>0.41</text:p>
          </table:table-cell>
          <table:table-cell table:formula="of:=[.I235]+[.L235]" office:value-type="float" office:value="90.7525963548919" calcext:value-type="float">
            <text:p>90.75</text:p>
          </table:table-cell>
          <table:table-cell table:formula="of:=[.J235]+[.L235]" office:value-type="float" office:value="4127.63517729891" calcext:value-type="float">
            <text:p>4127.64</text:p>
          </table:table-cell>
          <table:table-cell table:formula="of:=(1.000001018*(1-[.K235]*[.K235]))/(1+[.K235]*COS(RADIANS([.N235])))" office:value-type="float" office:value="1.01630478583768" calcext:value-type="float">
            <text:p>1.02</text:p>
          </table:table-cell>
          <table:table-cell table:formula="of:=[.M235]-0.00569-0.00478*SIN(RADIANS(125.04-1934.136*[.G235]))" office:value-type="float" office:value="90.7515729733644" calcext:value-type="float">
            <text:p>90.75</text:p>
          </table:table-cell>
          <table:table-cell table:formula="of:=23+(26+((21.448-[.G235]*(46.815+[.G235]*(0.00059-[.G235]*0.001813))))/60)/60" office:value-type="float" office:value="23.4379293603182" calcext:value-type="float">
            <text:p>23.44</text:p>
          </table:table-cell>
          <table:table-cell table:formula="of:=[.Q235]+0.00256*COS(RADIANS(125.04-1934.136*[.G235]))" office:value-type="float" office:value="23.4384836303631" calcext:value-type="float">
            <text:p>23.44</text:p>
          </table:table-cell>
          <table:table-cell table:formula="of:=DEGREES(ATAN2(COS(RADIANS([.P235]));COS(RADIANS([.R235]))*SIN(RADIANS([.P235]))))" office:value-type="float" office:value="90.8191552845502" calcext:value-type="float">
            <text:p>90.82</text:p>
          </table:table-cell>
          <table:table-cell table:formula="of:=DEGREES(ASIN(SIN(RADIANS([.R235]))*SIN(RADIANS([.P235]))))" office:value-type="float" office:value="23.4363466259084" calcext:value-type="float">
            <text:p>23.44</text:p>
          </table:table-cell>
          <table:table-cell table:formula="of:=TAN(RADIANS([.R235]/2))*TAN(RADIANS([.R235]/2))" office:value-type="float" office:value="0.0430314799150194" calcext:value-type="float">
            <text:p>0.04</text:p>
          </table:table-cell>
          <table:table-cell table:formula="of:=4*DEGREES([.U235]*SIN(2*RADIANS([.I235]))-2*[.K235]*SIN(RADIANS([.J235]))+4*[.K235]*[.U235]*SIN(RADIANS([.J235]))*COS(2*RADIANS([.I235]))-0.5*[.U235]*[.U235]*SIN(4*RADIANS([.I235]))-1.25*[.K235]*[.K235]*SIN(2*RADIANS([.J235])))" office:value-type="float" office:value="-1.92618007887268" calcext:value-type="float">
            <text:p>-1.93</text:p>
          </table:table-cell>
          <table:table-cell table:formula="of:=DEGREES(ACOS(COS(RADIANS(90.833))/(COS(RADIANS([.$B$3]))*COS(RADIANS([.T235])))-TAN(RADIANS([.$B$3]))*TAN(RADIANS([.T235]))))" office:value-type="float" office:value="112.608204946296" calcext:value-type="float">
            <text:p>112.61</text:p>
          </table:table-cell>
          <table:table-cell table:style-name="ce8" table:formula="of:=(720-4*[.$B$4]-[.V235]+[.$B$5]*60)/1440" office:value-type="float" office:value="0.501337625054772" calcext:value-type="float">
            <text:p>12:01:56</text:p>
          </table:table-cell>
          <table:table-cell table:style-name="ce8" table:formula="of:=[.X235]-[.W235]*4/1440" office:value-type="float" office:value="0.188537055759505" calcext:value-type="float">
            <text:p>4:31:30</text:p>
          </table:table-cell>
          <table:table-cell table:style-name="ce8" table:formula="of:=[.X235]+[.W235]*4/1440" office:value-type="float" office:value="0.814138194350039" calcext:value-type="float">
            <text:p>19:32:22</text:p>
          </table:table-cell>
          <table:table-cell table:style-name="ce11" table:formula="of:=8*[.W235]" office:value-type="float" office:value="900.865639570369" calcext:value-type="float">
            <text:p>900.87</text:p>
          </table:table-cell>
          <table:table-cell table:formula="of:=MOD([.E235]*1440+[.V235]+4*[.$B$4]-60*[.$B$5];1440)" office:value-type="float" office:value="1402.07381992112" calcext:value-type="float">
            <text:p>1402.07</text:p>
          </table:table-cell>
          <table:table-cell table:formula="of:=IF([.AB235]/4&lt;0;[.AB235]/4+180;[.AB235]/4-180)" office:value-type="float" office:value="170.518454980281" calcext:value-type="float">
            <text:p>170.52</text:p>
          </table:table-cell>
          <table:table-cell table:formula="of:=DEGREES(ACOS(SIN(RADIANS([.$B$3]))*SIN(RADIANS([.T235]))+COS(RADIANS([.$B$3]))*COS(RADIANS([.T235]))*COS(RADIANS([.AC235]))))" office:value-type="float" office:value="115.950212563679" calcext:value-type="float">
            <text:p>115.95</text:p>
          </table:table-cell>
          <table:table-cell table:formula="of:=90-[.AD235]" office:value-type="float" office:value="-25.9502125636792" calcext:value-type="float">
            <text:p>-25.95</text:p>
          </table:table-cell>
          <table:table-cell table:formula="of:=IF([.AE235]&gt;85;0;IF([.AE235]&gt;5;58.1/TAN(RADIANS([.AE235]))-0.07/POWER(TAN(RADIANS([.AE235]));3)+0.000086/POWER(TAN(RADIANS([.AE235]));5);IF([.AE235]&gt;-0.575;1735+[.AE235]*(-518.2+[.AE235]*(103.4+[.AE235]*(-12.79+[.AE235]*0.711)));-20.772/TAN(RADIANS([.AE235])))))/3600" office:value-type="float" office:value="0.0118563906372426" calcext:value-type="float">
            <text:p>0.01</text:p>
          </table:table-cell>
          <table:table-cell table:formula="of:=[.AE235]+[.AF235]" office:value-type="float" office:value="-25.9383561730419" calcext:value-type="float">
            <text:p>-25.94</text:p>
          </table:table-cell>
          <table:table-cell table:formula="of:=IF([.AC235]&gt;0;MOD(DEGREES(ACOS(((SIN(RADIANS([.$B$3]))*COS(RADIANS([.AD235])))-SIN(RADIANS([.T235])))/(COS(RADIANS([.$B$3]))*SIN(RADIANS([.AD235])))))+180;360);MOD(540-DEGREES(ACOS(((SIN(RADIANS([.$B$3]))*COS(RADIANS([.AD235])))-SIN(RADIANS([.T235])))/(COS(RADIANS([.$B$3]))*SIN(RADIANS([.AD235])))));360))" office:value-type="float" office:value="350.323353142766" calcext:value-type="float">
            <text:p>350.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35]+0.1/24" office:value-type="float" office:value="0.979166666666664" calcext:value-type="float">
            <text:p>23:30:00</text:p>
          </table:table-cell>
          <table:table-cell table:style-name="ce9" table:formula="of:=[.D236]+2415018.5+[.E236]-[.$B$5]/24" office:value-type="float" office:value="2455369.77083333" calcext:value-type="float">
            <text:p>2455369.77</text:p>
          </table:table-cell>
          <table:table-cell table:style-name="ce10" table:formula="of:=([.F236]-2451545)/36525" office:value-type="float" office:value="0.104716518366407" calcext:value-type="float">
            <text:p>0.10471652</text:p>
          </table:table-cell>
          <table:table-cell/>
          <table:table-cell table:formula="of:=MOD(280.46646+[.G236]*(36000.76983+[.G236]*0.0003032);360)" office:value-type="float" office:value="90.3417384327404" calcext:value-type="float">
            <text:p>90.34</text:p>
          </table:table-cell>
          <table:table-cell table:formula="of:=357.52911+[.G236]*(35999.05029-0.0001537*[.G236])" office:value-type="float" office:value="4127.22431918059" calcext:value-type="float">
            <text:p>4127.22</text:p>
          </table:table-cell>
          <table:table-cell table:formula="of:=0.016708634-[.G236]*(0.000042037+0.0000001267*[.G236])" office:value-type="float" office:value="0.0167042306423823" calcext:value-type="float">
            <text:p>0.02</text:p>
          </table:table-cell>
          <table:table-cell table:formula="of:=SIN(RADIANS([.J236]))*(1.914602-[.G236]*(0.004817+0.000014*[.G236]))+SIN(RADIANS(2*[.J236]))*(0.019993-0.000101*[.G236])+SIN(RADIANS(3*[.J236]))*0.000289" office:value-type="float" office:value="0.414833526118524" calcext:value-type="float">
            <text:p>0.41</text:p>
          </table:table-cell>
          <table:table-cell table:formula="of:=[.I236]+[.L236]" office:value-type="float" office:value="90.7565719588589" calcext:value-type="float">
            <text:p>90.76</text:p>
          </table:table-cell>
          <table:table-cell table:formula="of:=[.J236]+[.L236]" office:value-type="float" office:value="4127.63915270671" calcext:value-type="float">
            <text:p>4127.64</text:p>
          </table:table-cell>
          <table:table-cell table:formula="of:=(1.000001018*(1-[.K236]*[.K236]))/(1+[.K236]*COS(RADIANS([.N236])))" office:value-type="float" office:value="1.01630504220735" calcext:value-type="float">
            <text:p>1.02</text:p>
          </table:table-cell>
          <table:table-cell table:formula="of:=[.M236]-0.00569-0.00478*SIN(RADIANS(125.04-1934.136*[.G236]))" office:value-type="float" office:value="90.7555485813168" calcext:value-type="float">
            <text:p>90.76</text:p>
          </table:table-cell>
          <table:table-cell table:formula="of:=23+(26+((21.448-[.G236]*(46.815+[.G236]*(0.00059-[.G236]*0.001813))))/60)/60" office:value-type="float" office:value="23.4379293588347" calcext:value-type="float">
            <text:p>23.44</text:p>
          </table:table-cell>
          <table:table-cell table:formula="of:=[.Q236]+0.00256*COS(RADIANS(125.04-1934.136*[.G236]))" office:value-type="float" office:value="23.4384836192552" calcext:value-type="float">
            <text:p>23.44</text:p>
          </table:table-cell>
          <table:table-cell table:formula="of:=DEGREES(ATAN2(COS(RADIANS([.P236]));COS(RADIANS([.R236]))*SIN(RADIANS([.P236]))))" office:value-type="float" office:value="90.8234882895427" calcext:value-type="float">
            <text:p>90.82</text:p>
          </table:table-cell>
          <table:table-cell table:formula="of:=DEGREES(ASIN(SIN(RADIANS([.R236]))*SIN(RADIANS([.P236]))))" office:value-type="float" office:value="23.4363239472241" calcext:value-type="float">
            <text:p>23.44</text:p>
          </table:table-cell>
          <table:table-cell table:formula="of:=TAN(RADIANS([.R236]/2))*TAN(RADIANS([.R236]/2))" office:value-type="float" office:value="0.0430314798730722" calcext:value-type="float">
            <text:p>0.04</text:p>
          </table:table-cell>
          <table:table-cell table:formula="of:=4*DEGREES([.U236]*SIN(2*RADIANS([.I236]))-2*[.K236]*SIN(RADIANS([.J236]))+4*[.K236]*[.U236]*SIN(RADIANS([.J236]))*COS(2*RADIANS([.I236]))-0.5*[.U236]*[.U236]*SIN(4*RADIANS([.I236]))-1.25*[.K236]*[.K236]*SIN(2*RADIANS([.J236])))" office:value-type="float" office:value="-1.92708342803407" calcext:value-type="float">
            <text:p>-1.93</text:p>
          </table:table-cell>
          <table:table-cell table:formula="of:=DEGREES(ACOS(COS(RADIANS(90.833))/(COS(RADIANS([.$B$3]))*COS(RADIANS([.T236])))-TAN(RADIANS([.$B$3]))*TAN(RADIANS([.T236]))))" office:value-type="float" office:value="112.608180238654" calcext:value-type="float">
            <text:p>112.61</text:p>
          </table:table-cell>
          <table:table-cell table:style-name="ce8" table:formula="of:=(720-4*[.$B$4]-[.V236]+[.$B$5]*60)/1440" office:value-type="float" office:value="0.50133825238058" calcext:value-type="float">
            <text:p>12:01:56</text:p>
          </table:table-cell>
          <table:table-cell table:style-name="ce8" table:formula="of:=[.X236]-[.W236]*4/1440" office:value-type="float" office:value="0.188537751717652" calcext:value-type="float">
            <text:p>4:31:30</text:p>
          </table:table-cell>
          <table:table-cell table:style-name="ce8" table:formula="of:=[.X236]+[.W236]*4/1440" office:value-type="float" office:value="0.814138753043509" calcext:value-type="float">
            <text:p>19:32:22</text:p>
          </table:table-cell>
          <table:table-cell table:style-name="ce11" table:formula="of:=8*[.W236]" office:value-type="float" office:value="900.865441909234" calcext:value-type="float">
            <text:p>900.87</text:p>
          </table:table-cell>
          <table:table-cell table:formula="of:=MOD([.E236]*1440+[.V236]+4*[.$B$4]-60*[.$B$5];1440)" office:value-type="float" office:value="1408.07291657196" calcext:value-type="float">
            <text:p>1408.07</text:p>
          </table:table-cell>
          <table:table-cell table:formula="of:=IF([.AB236]/4&lt;0;[.AB236]/4+180;[.AB236]/4-180)" office:value-type="float" office:value="172.018229142991" calcext:value-type="float">
            <text:p>172.02</text:p>
          </table:table-cell>
          <table:table-cell table:formula="of:=DEGREES(ACOS(SIN(RADIANS([.$B$3]))*SIN(RADIANS([.T236]))+COS(RADIANS([.$B$3]))*COS(RADIANS([.T236]))*COS(RADIANS([.AC236]))))" office:value-type="float" office:value="116.128330061523" calcext:value-type="float">
            <text:p>116.13</text:p>
          </table:table-cell>
          <table:table-cell table:formula="of:=90-[.AD236]" office:value-type="float" office:value="-26.1283300615231" calcext:value-type="float">
            <text:p>-26.13</text:p>
          </table:table-cell>
          <table:table-cell table:formula="of:=IF([.AE236]&gt;85;0;IF([.AE236]&gt;5;58.1/TAN(RADIANS([.AE236]))-0.07/POWER(TAN(RADIANS([.AE236]));3)+0.000086/POWER(TAN(RADIANS([.AE236]));5);IF([.AE236]&gt;-0.575;1735+[.AE236]*(-518.2+[.AE236]*(103.4+[.AE236]*(-12.79+[.AE236]*0.711)));-20.772/TAN(RADIANS([.AE236])))))/3600" office:value-type="float" office:value="0.0117633096425094" calcext:value-type="float">
            <text:p>0.01</text:p>
          </table:table-cell>
          <table:table-cell table:formula="of:=[.AE236]+[.AF236]" office:value-type="float" office:value="-26.1165667518806" calcext:value-type="float">
            <text:p>-26.12</text:p>
          </table:table-cell>
          <table:table-cell table:formula="of:=IF([.AC236]&gt;0;MOD(DEGREES(ACOS(((SIN(RADIANS([.$B$3]))*COS(RADIANS([.AD236])))-SIN(RADIANS([.T236])))/(COS(RADIANS([.$B$3]))*SIN(RADIANS([.AD236])))))+180;360);MOD(540-DEGREES(ACOS(((SIN(RADIANS([.$B$3]))*COS(RADIANS([.AD236])))-SIN(RADIANS([.T236])))/(COS(RADIANS([.$B$3]))*SIN(RADIANS([.AD236])))));360))" office:value-type="float" office:value="351.841975865728" calcext:value-type="float">
            <text:p>351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36]+0.1/24" office:value-type="float" office:value="0.983333333333331" calcext:value-type="float">
            <text:p>23:36:00</text:p>
          </table:table-cell>
          <table:table-cell table:style-name="ce9" table:formula="of:=[.D237]+2415018.5+[.E237]-[.$B$5]/24" office:value-type="float" office:value="2455369.775" calcext:value-type="float">
            <text:p>2455369.78</text:p>
          </table:table-cell>
          <table:table-cell table:style-name="ce10" table:formula="of:=([.F237]-2451545)/36525" office:value-type="float" office:value="0.104716632443529" calcext:value-type="float">
            <text:p>0.10471663</text:p>
          </table:table-cell>
          <table:table-cell/>
          <table:table-cell table:formula="of:=MOD(280.46646+[.G237]*(36000.76983+[.G237]*0.0003032);360)" office:value-type="float" office:value="90.3458452969599" calcext:value-type="float">
            <text:p>90.35</text:p>
          </table:table-cell>
          <table:table-cell table:formula="of:=357.52911+[.G237]*(35999.05029-0.0001537*[.G237])" office:value-type="float" office:value="4127.22842584864" calcext:value-type="float">
            <text:p>4127.23</text:p>
          </table:table-cell>
          <table:table-cell table:formula="of:=0.016708634-[.G237]*(0.000042037+0.0000001267*[.G237])" office:value-type="float" office:value="0.0167042306375839" calcext:value-type="float">
            <text:p>0.02</text:p>
          </table:table-cell>
          <table:table-cell table:formula="of:=SIN(RADIANS([.J237]))*(1.914602-[.G237]*(0.004817+0.000014*[.G237]))+SIN(RADIANS(2*[.J237]))*(0.019993-0.000101*[.G237])+SIN(RADIANS(3*[.J237]))*0.000289" office:value-type="float" office:value="0.414702264313987" calcext:value-type="float">
            <text:p>0.41</text:p>
          </table:table-cell>
          <table:table-cell table:formula="of:=[.I237]+[.L237]" office:value-type="float" office:value="90.7605475612738" calcext:value-type="float">
            <text:p>90.76</text:p>
          </table:table-cell>
          <table:table-cell table:formula="of:=[.J237]+[.L237]" office:value-type="float" office:value="4127.64312811295" calcext:value-type="float">
            <text:p>4127.64</text:p>
          </table:table-cell>
          <table:table-cell table:formula="of:=(1.000001018*(1-[.K237]*[.K237]))/(1+[.K237]*COS(RADIANS([.N237])))" office:value-type="float" office:value="1.0163052984959" calcext:value-type="float">
            <text:p>1.02</text:p>
          </table:table-cell>
          <table:table-cell table:formula="of:=[.M237]-0.00569-0.00478*SIN(RADIANS(125.04-1934.136*[.G237]))" office:value-type="float" office:value="90.759524187717" calcext:value-type="float">
            <text:p>90.76</text:p>
          </table:table-cell>
          <table:table-cell table:formula="of:=23+(26+((21.448-[.G237]*(46.815+[.G237]*(0.00059-[.G237]*0.001813))))/60)/60" office:value-type="float" office:value="23.4379293573512" calcext:value-type="float">
            <text:p>23.44</text:p>
          </table:table-cell>
          <table:table-cell table:formula="of:=[.Q237]+0.00256*COS(RADIANS(125.04-1934.136*[.G237]))" office:value-type="float" office:value="23.4384836081472" calcext:value-type="float">
            <text:p>23.44</text:p>
          </table:table-cell>
          <table:table-cell table:formula="of:=DEGREES(ATAN2(COS(RADIANS([.P237]));COS(RADIANS([.R237]))*SIN(RADIANS([.P237]))))" office:value-type="float" office:value="90.8278212913526" calcext:value-type="float">
            <text:p>90.83</text:p>
          </table:table-cell>
          <table:table-cell table:formula="of:=DEGREES(ASIN(SIN(RADIANS([.R237]))*SIN(RADIANS([.P237]))))" office:value-type="float" office:value="23.4363011489708" calcext:value-type="float">
            <text:p>23.44</text:p>
          </table:table-cell>
          <table:table-cell table:formula="of:=TAN(RADIANS([.R237]/2))*TAN(RADIANS([.R237]/2))" office:value-type="float" office:value="0.043031479831125" calcext:value-type="float">
            <text:p>0.04</text:p>
          </table:table-cell>
          <table:table-cell table:formula="of:=4*DEGREES([.U237]*SIN(2*RADIANS([.I237]))-2*[.K237]*SIN(RADIANS([.J237]))+4*[.K237]*[.U237]*SIN(RADIANS([.J237]))*COS(2*RADIANS([.I237]))-0.5*[.U237]*[.U237]*SIN(4*RADIANS([.I237]))-1.25*[.K237]*[.K237]*SIN(2*RADIANS([.J237])))" office:value-type="float" office:value="-1.92798676288735" calcext:value-type="float">
            <text:p>-1.93</text:p>
          </table:table-cell>
          <table:table-cell table:formula="of:=DEGREES(ACOS(COS(RADIANS(90.833))/(COS(RADIANS([.$B$3]))*COS(RADIANS([.T237])))-TAN(RADIANS([.$B$3]))*TAN(RADIANS([.T237]))))" office:value-type="float" office:value="112.608155400759" calcext:value-type="float">
            <text:p>112.61</text:p>
          </table:table-cell>
          <table:table-cell table:style-name="ce8" table:formula="of:=(720-4*[.$B$4]-[.V237]+[.$B$5]*60)/1440" office:value-type="float" office:value="0.501338879696451" calcext:value-type="float">
            <text:p>12:01:56</text:p>
          </table:table-cell>
          <table:table-cell table:style-name="ce8" table:formula="of:=[.X237]-[.W237]*4/1440" office:value-type="float" office:value="0.188538448027675" calcext:value-type="float">
            <text:p>4:31:30</text:p>
          </table:table-cell>
          <table:table-cell table:style-name="ce8" table:formula="of:=[.X237]+[.W237]*4/1440" office:value-type="float" office:value="0.814139311365226" calcext:value-type="float">
            <text:p>19:32:22</text:p>
          </table:table-cell>
          <table:table-cell table:style-name="ce11" table:formula="of:=8*[.W237]" office:value-type="float" office:value="900.865243206074" calcext:value-type="float">
            <text:p>900.87</text:p>
          </table:table-cell>
          <table:table-cell table:formula="of:=MOD([.E237]*1440+[.V237]+4*[.$B$4]-60*[.$B$5];1440)" office:value-type="float" office:value="1414.07201323711" calcext:value-type="float">
            <text:p>1414.07</text:p>
          </table:table-cell>
          <table:table-cell table:formula="of:=IF([.AB237]/4&lt;0;[.AB237]/4+180;[.AB237]/4-180)" office:value-type="float" office:value="173.518003309277" calcext:value-type="float">
            <text:p>173.52</text:p>
          </table:table-cell>
          <table:table-cell table:formula="of:=DEGREES(ACOS(SIN(RADIANS([.$B$3]))*SIN(RADIANS([.T237]))+COS(RADIANS([.$B$3]))*COS(RADIANS([.T237]))*COS(RADIANS([.AC237]))))" office:value-type="float" office:value="116.27624346133" calcext:value-type="float">
            <text:p>116.28</text:p>
          </table:table-cell>
          <table:table-cell table:formula="of:=90-[.AD237]" office:value-type="float" office:value="-26.2762434613295" calcext:value-type="float">
            <text:p>-26.28</text:p>
          </table:table-cell>
          <table:table-cell table:formula="of:=IF([.AE237]&gt;85;0;IF([.AE237]&gt;5;58.1/TAN(RADIANS([.AE237]))-0.07/POWER(TAN(RADIANS([.AE237]));3)+0.000086/POWER(TAN(RADIANS([.AE237]));5);IF([.AE237]&gt;-0.575;1735+[.AE237]*(-518.2+[.AE237]*(103.4+[.AE237]*(-12.79+[.AE237]*0.711)));-20.772/TAN(RADIANS([.AE237])))))/3600" office:value-type="float" office:value="0.0116869048588103" calcext:value-type="float">
            <text:p>0.01</text:p>
          </table:table-cell>
          <table:table-cell table:formula="of:=[.AE237]+[.AF237]" office:value-type="float" office:value="-26.2645565564707" calcext:value-type="float">
            <text:p>-26.26</text:p>
          </table:table-cell>
          <table:table-cell table:formula="of:=IF([.AC237]&gt;0;MOD(DEGREES(ACOS(((SIN(RADIANS([.$B$3]))*COS(RADIANS([.AD237])))-SIN(RADIANS([.T237])))/(COS(RADIANS([.$B$3]))*SIN(RADIANS([.AD237])))))+180;360);MOD(540-DEGREES(ACOS(((SIN(RADIANS([.$B$3]))*COS(RADIANS([.AD237])))-SIN(RADIANS([.T237])))/(COS(RADIANS([.$B$3]))*SIN(RADIANS([.AD237])))));360))" office:value-type="float" office:value="353.366735378574" calcext:value-type="float">
            <text:p>353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37]+0.1/24" office:value-type="float" office:value="0.987499999999998" calcext:value-type="float">
            <text:p>23:42:00</text:p>
          </table:table-cell>
          <table:table-cell table:style-name="ce9" table:formula="of:=[.D238]+2415018.5+[.E238]-[.$B$5]/24" office:value-type="float" office:value="2455369.77916667" calcext:value-type="float">
            <text:p>2455369.78</text:p>
          </table:table-cell>
          <table:table-cell table:style-name="ce10" table:formula="of:=([.F238]-2451545)/36525" office:value-type="float" office:value="0.104716746520639" calcext:value-type="float">
            <text:p>0.10471675</text:p>
          </table:table-cell>
          <table:table-cell/>
          <table:table-cell table:formula="of:=MOD(280.46646+[.G238]*(36000.76983+[.G238]*0.0003032);360)" office:value-type="float" office:value="90.3499521607469" calcext:value-type="float">
            <text:p>90.35</text:p>
          </table:table-cell>
          <table:table-cell table:formula="of:=357.52911+[.G238]*(35999.05029-0.0001537*[.G238])" office:value-type="float" office:value="4127.23253251625" calcext:value-type="float">
            <text:p>4127.23</text:p>
          </table:table-cell>
          <table:table-cell table:formula="of:=0.016708634-[.G238]*(0.000042037+0.0000001267*[.G238])" office:value-type="float" office:value="0.0167042306327854" calcext:value-type="float">
            <text:p>0.02</text:p>
          </table:table-cell>
          <table:table-cell table:formula="of:=SIN(RADIANS([.J238]))*(1.914602-[.G238]*(0.004817+0.000014*[.G238]))+SIN(RADIANS(2*[.J238]))*(0.019993-0.000101*[.G238])+SIN(RADIANS(3*[.J238]))*0.000289" office:value-type="float" office:value="0.4145710005183" calcext:value-type="float">
            <text:p>0.41</text:p>
          </table:table-cell>
          <table:table-cell table:formula="of:=[.I238]+[.L238]" office:value-type="float" office:value="90.7645231612652" calcext:value-type="float">
            <text:p>90.76</text:p>
          </table:table-cell>
          <table:table-cell table:formula="of:=[.J238]+[.L238]" office:value-type="float" office:value="4127.64710351677" calcext:value-type="float">
            <text:p>4127.65</text:p>
          </table:table-cell>
          <table:table-cell table:formula="of:=(1.000001018*(1-[.K238]*[.K238]))/(1+[.K238]*COS(RADIANS([.N238])))" office:value-type="float" office:value="1.01630555470326" calcext:value-type="float">
            <text:p>1.02</text:p>
          </table:table-cell>
          <table:table-cell table:formula="of:=[.M238]-0.00569-0.00478*SIN(RADIANS(125.04-1934.136*[.G238]))" office:value-type="float" office:value="90.7634997916936" calcext:value-type="float">
            <text:p>90.76</text:p>
          </table:table-cell>
          <table:table-cell table:formula="of:=23+(26+((21.448-[.G238]*(46.815+[.G238]*(0.00059-[.G238]*0.001813))))/60)/60" office:value-type="float" office:value="23.4379293558677" calcext:value-type="float">
            <text:p>23.44</text:p>
          </table:table-cell>
          <table:table-cell table:formula="of:=[.Q238]+0.00256*COS(RADIANS(125.04-1934.136*[.G238]))" office:value-type="float" office:value="23.4384835970392" calcext:value-type="float">
            <text:p>23.44</text:p>
          </table:table-cell>
          <table:table-cell table:formula="of:=DEGREES(ATAN2(COS(RADIANS([.P238]));COS(RADIANS([.R238]))*SIN(RADIANS([.P238]))))" office:value-type="float" office:value="90.8321542890223" calcext:value-type="float">
            <text:p>90.83</text:p>
          </table:table-cell>
          <table:table-cell table:formula="of:=DEGREES(ASIN(SIN(RADIANS([.R238]))*SIN(RADIANS([.P238]))))" office:value-type="float" office:value="23.436278231154" calcext:value-type="float">
            <text:p>23.44</text:p>
          </table:table-cell>
          <table:table-cell table:formula="of:=TAN(RADIANS([.R238]/2))*TAN(RADIANS([.R238]/2))" office:value-type="float" office:value="0.0430314797891778" calcext:value-type="float">
            <text:p>0.04</text:p>
          </table:table-cell>
          <table:table-cell table:formula="of:=4*DEGREES([.U238]*SIN(2*RADIANS([.I238]))-2*[.K238]*SIN(RADIANS([.J238]))+4*[.K238]*[.U238]*SIN(RADIANS([.J238]))*COS(2*RADIANS([.I238]))-0.5*[.U238]*[.U238]*SIN(4*RADIANS([.I238]))-1.25*[.K238]*[.K238]*SIN(2*RADIANS([.J238])))" office:value-type="float" office:value="-1.92889008320543" calcext:value-type="float">
            <text:p>-1.93</text:p>
          </table:table-cell>
          <table:table-cell table:formula="of:=DEGREES(ACOS(COS(RADIANS(90.833))/(COS(RADIANS([.$B$3]))*COS(RADIANS([.T238])))-TAN(RADIANS([.$B$3]))*TAN(RADIANS([.T238]))))" office:value-type="float" office:value="112.608130432617" calcext:value-type="float">
            <text:p>112.61</text:p>
          </table:table-cell>
          <table:table-cell table:style-name="ce8" table:formula="of:=(720-4*[.$B$4]-[.V238]+[.$B$5]*60)/1440" office:value-type="float" office:value="0.501339507002224" calcext:value-type="float">
            <text:p>12:01:56</text:p>
          </table:table-cell>
          <table:table-cell table:style-name="ce8" table:formula="of:=[.X238]-[.W238]*4/1440" office:value-type="float" office:value="0.188539144689398" calcext:value-type="float">
            <text:p>4:31:30</text:p>
          </table:table-cell>
          <table:table-cell table:style-name="ce8" table:formula="of:=[.X238]+[.W238]*4/1440" office:value-type="float" office:value="0.81413986931505" calcext:value-type="float">
            <text:p>19:32:22</text:p>
          </table:table-cell>
          <table:table-cell table:style-name="ce11" table:formula="of:=8*[.W238]" office:value-type="float" office:value="900.865043460939" calcext:value-type="float">
            <text:p>900.87</text:p>
          </table:table-cell>
          <table:table-cell table:formula="of:=MOD([.E238]*1440+[.V238]+4*[.$B$4]-60*[.$B$5];1440)" office:value-type="float" office:value="1420.07110991679" calcext:value-type="float">
            <text:p>1420.07</text:p>
          </table:table-cell>
          <table:table-cell table:formula="of:=IF([.AB238]/4&lt;0;[.AB238]/4+180;[.AB238]/4-180)" office:value-type="float" office:value="175.017777479198" calcext:value-type="float">
            <text:p>175.02</text:p>
          </table:table-cell>
          <table:table-cell table:formula="of:=DEGREES(ACOS(SIN(RADIANS([.$B$3]))*SIN(RADIANS([.T238]))+COS(RADIANS([.$B$3]))*COS(RADIANS([.T238]))*COS(RADIANS([.AC238]))))" office:value-type="float" office:value="116.393736996897" calcext:value-type="float">
            <text:p>116.39</text:p>
          </table:table-cell>
          <table:table-cell table:formula="of:=90-[.AD238]" office:value-type="float" office:value="-26.3937369968971" calcext:value-type="float">
            <text:p>-26.39</text:p>
          </table:table-cell>
          <table:table-cell table:formula="of:=IF([.AE238]&gt;85;0;IF([.AE238]&gt;5;58.1/TAN(RADIANS([.AE238]))-0.07/POWER(TAN(RADIANS([.AE238]));3)+0.000086/POWER(TAN(RADIANS([.AE238]));5);IF([.AE238]&gt;-0.575;1735+[.AE238]*(-518.2+[.AE238]*(103.4+[.AE238]*(-12.79+[.AE238]*0.711)));-20.772/TAN(RADIANS([.AE238])))))/3600" office:value-type="float" office:value="0.0116267806050301" calcext:value-type="float">
            <text:p>0.01</text:p>
          </table:table-cell>
          <table:table-cell table:formula="of:=[.AE238]+[.AF238]" office:value-type="float" office:value="-26.3821102162921" calcext:value-type="float">
            <text:p>-26.38</text:p>
          </table:table-cell>
          <table:table-cell table:formula="of:=IF([.AC238]&gt;0;MOD(DEGREES(ACOS(((SIN(RADIANS([.$B$3]))*COS(RADIANS([.AD238])))-SIN(RADIANS([.T238])))/(COS(RADIANS([.$B$3]))*SIN(RADIANS([.AD238])))))+180;360);MOD(540-DEGREES(ACOS(((SIN(RADIANS([.$B$3]))*COS(RADIANS([.AD238])))-SIN(RADIANS([.T238])))/(COS(RADIANS([.$B$3]))*SIN(RADIANS([.AD238])))));360))" office:value-type="float" office:value="354.896527940065" calcext:value-type="float">
            <text:p>354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38]+0.1/24" office:value-type="float" office:value="0.991666666666664" calcext:value-type="float">
            <text:p>23:48:00</text:p>
          </table:table-cell>
          <table:table-cell table:style-name="ce9" table:formula="of:=[.D239]+2415018.5+[.E239]-[.$B$5]/24" office:value-type="float" office:value="2455369.78333333" calcext:value-type="float">
            <text:p>2455369.78</text:p>
          </table:table-cell>
          <table:table-cell table:style-name="ce10" table:formula="of:=([.F239]-2451545)/36525" office:value-type="float" office:value="0.104716860597761" calcext:value-type="float">
            <text:p>0.10471686</text:p>
          </table:table-cell>
          <table:table-cell/>
          <table:table-cell table:formula="of:=MOD(280.46646+[.G239]*(36000.76983+[.G239]*0.0003032);360)" office:value-type="float" office:value="90.3540590249663" calcext:value-type="float">
            <text:p>90.35</text:p>
          </table:table-cell>
          <table:table-cell table:formula="of:=357.52911+[.G239]*(35999.05029-0.0001537*[.G239])" office:value-type="float" office:value="4127.2366391843" calcext:value-type="float">
            <text:p>4127.24</text:p>
          </table:table-cell>
          <table:table-cell table:formula="of:=0.016708634-[.G239]*(0.000042037+0.0000001267*[.G239])" office:value-type="float" office:value="0.0167042306279869" calcext:value-type="float">
            <text:p>0.02</text:p>
          </table:table-cell>
          <table:table-cell table:formula="of:=SIN(RADIANS([.J239]))*(1.914602-[.G239]*(0.004817+0.000014*[.G239]))+SIN(RADIANS(2*[.J239]))*(0.019993-0.000101*[.G239])+SIN(RADIANS(3*[.J239]))*0.000289" office:value-type="float" office:value="0.414439734704463" calcext:value-type="float">
            <text:p>0.41</text:p>
          </table:table-cell>
          <table:table-cell table:formula="of:=[.I239]+[.L239]" office:value-type="float" office:value="90.7684987596708" calcext:value-type="float">
            <text:p>90.77</text:p>
          </table:table-cell>
          <table:table-cell table:formula="of:=[.J239]+[.L239]" office:value-type="float" office:value="4127.65107891901" calcext:value-type="float">
            <text:p>4127.65</text:p>
          </table:table-cell>
          <table:table-cell table:formula="of:=(1.000001018*(1-[.K239]*[.K239]))/(1+[.K239]*COS(RADIANS([.N239])))" office:value-type="float" office:value="1.01630581082949" calcext:value-type="float">
            <text:p>1.02</text:p>
          </table:table-cell>
          <table:table-cell table:formula="of:=[.M239]-0.00569-0.00478*SIN(RADIANS(125.04-1934.136*[.G239]))" office:value-type="float" office:value="90.7674753940844" calcext:value-type="float">
            <text:p>90.77</text:p>
          </table:table-cell>
          <table:table-cell table:formula="of:=23+(26+((21.448-[.G239]*(46.815+[.G239]*(0.00059-[.G239]*0.001813))))/60)/60" office:value-type="float" office:value="23.4379293543842" calcext:value-type="float">
            <text:p>23.44</text:p>
          </table:table-cell>
          <table:table-cell table:formula="of:=[.Q239]+0.00256*COS(RADIANS(125.04-1934.136*[.G239]))" office:value-type="float" office:value="23.4384835859312" calcext:value-type="float">
            <text:p>23.44</text:p>
          </table:table-cell>
          <table:table-cell table:formula="of:=DEGREES(ATAN2(COS(RADIANS([.P239]));COS(RADIANS([.R239]))*SIN(RADIANS([.P239]))))" office:value-type="float" office:value="90.8364872834571" calcext:value-type="float">
            <text:p>90.84</text:p>
          </table:table-cell>
          <table:table-cell table:formula="of:=DEGREES(ASIN(SIN(RADIANS([.R239]))*SIN(RADIANS([.P239]))))" office:value-type="float" office:value="23.436255193769" calcext:value-type="float">
            <text:p>23.44</text:p>
          </table:table-cell>
          <table:table-cell table:formula="of:=TAN(RADIANS([.R239]/2))*TAN(RADIANS([.R239]/2))" office:value-type="float" office:value="0.0430314797472306" calcext:value-type="float">
            <text:p>0.04</text:p>
          </table:table-cell>
          <table:table-cell table:formula="of:=4*DEGREES([.U239]*SIN(2*RADIANS([.I239]))-2*[.K239]*SIN(RADIANS([.J239]))+4*[.K239]*[.U239]*SIN(RADIANS([.J239]))*COS(2*RADIANS([.I239]))-0.5*[.U239]*[.U239]*SIN(4*RADIANS([.I239]))-1.25*[.K239]*[.K239]*SIN(2*RADIANS([.J239])))" office:value-type="float" office:value="-1.92979338915016" calcext:value-type="float">
            <text:p>-1.93</text:p>
          </table:table-cell>
          <table:table-cell table:formula="of:=DEGREES(ACOS(COS(RADIANS(90.833))/(COS(RADIANS([.$B$3]))*COS(RADIANS([.T239])))-TAN(RADIANS([.$B$3]))*TAN(RADIANS([.T239]))))" office:value-type="float" office:value="112.608105334224" calcext:value-type="float">
            <text:p>112.61</text:p>
          </table:table-cell>
          <table:table-cell table:style-name="ce8" table:formula="of:=(720-4*[.$B$4]-[.V239]+[.$B$5]*60)/1440" office:value-type="float" office:value="0.501340134298019" calcext:value-type="float">
            <text:p>12:01:56</text:p>
          </table:table-cell>
          <table:table-cell table:style-name="ce8" table:formula="of:=[.X239]-[.W239]*4/1440" office:value-type="float" office:value="0.188539841702953" calcext:value-type="float">
            <text:p>4:31:30</text:p>
          </table:table-cell>
          <table:table-cell table:style-name="ce8" table:formula="of:=[.X239]+[.W239]*4/1440" office:value-type="float" office:value="0.814140426893085" calcext:value-type="float">
            <text:p>19:32:22</text:p>
          </table:table-cell>
          <table:table-cell table:style-name="ce11" table:formula="of:=8*[.W239]" office:value-type="float" office:value="900.86484267379" calcext:value-type="float">
            <text:p>900.86</text:p>
          </table:table-cell>
          <table:table-cell table:formula="of:=MOD([.E239]*1440+[.V239]+4*[.$B$4]-60*[.$B$5];1440)" office:value-type="float" office:value="1426.07020661085" calcext:value-type="float">
            <text:p>1426.07</text:p>
          </table:table-cell>
          <table:table-cell table:formula="of:=IF([.AB239]/4&lt;0;[.AB239]/4+180;[.AB239]/4-180)" office:value-type="float" office:value="176.517551652712" calcext:value-type="float">
            <text:p>176.52</text:p>
          </table:table-cell>
          <table:table-cell table:formula="of:=DEGREES(ACOS(SIN(RADIANS([.$B$3]))*SIN(RADIANS([.T239]))+COS(RADIANS([.$B$3]))*COS(RADIANS([.T239]))*COS(RADIANS([.AC239]))))" office:value-type="float" office:value="116.480637860588" calcext:value-type="float">
            <text:p>116.48</text:p>
          </table:table-cell>
          <table:table-cell table:formula="of:=90-[.AD239]" office:value-type="float" office:value="-26.4806378605881" calcext:value-type="float">
            <text:p>-26.48</text:p>
          </table:table-cell>
          <table:table-cell table:formula="of:=IF([.AE239]&gt;85;0;IF([.AE239]&gt;5;58.1/TAN(RADIANS([.AE239]))-0.07/POWER(TAN(RADIANS([.AE239]));3)+0.000086/POWER(TAN(RADIANS([.AE239]));5);IF([.AE239]&gt;-0.575;1735+[.AE239]*(-518.2+[.AE239]*(103.4+[.AE239]*(-12.79+[.AE239]*0.711)));-20.772/TAN(RADIANS([.AE239])))))/3600" office:value-type="float" office:value="0.0115826300690863" calcext:value-type="float">
            <text:p>0.01</text:p>
          </table:table-cell>
          <table:table-cell table:formula="of:=[.AE239]+[.AF239]" office:value-type="float" office:value="-26.469055230519" calcext:value-type="float">
            <text:p>-26.47</text:p>
          </table:table-cell>
          <table:table-cell table:formula="of:=IF([.AC239]&gt;0;MOD(DEGREES(ACOS(((SIN(RADIANS([.$B$3]))*COS(RADIANS([.AD239])))-SIN(RADIANS([.T239])))/(COS(RADIANS([.$B$3]))*SIN(RADIANS([.AD239])))))+180;360);MOD(540-DEGREES(ACOS(((SIN(RADIANS([.$B$3]))*COS(RADIANS([.AD239])))-SIN(RADIANS([.T239])))/(COS(RADIANS([.$B$3]))*SIN(RADIANS([.AD239])))));360))" office:value-type="float" office:value="356.430219612263" calcext:value-type="float">
            <text:p>356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39]+0.1/24" office:value-type="float" office:value="0.995833333333331" calcext:value-type="float">
            <text:p>23:54:00</text:p>
          </table:table-cell>
          <table:table-cell table:style-name="ce9" table:formula="of:=[.D240]+2415018.5+[.E240]-[.$B$5]/24" office:value-type="float" office:value="2455369.7875" calcext:value-type="float">
            <text:p>2455369.79</text:p>
          </table:table-cell>
          <table:table-cell table:style-name="ce10" table:formula="of:=([.F240]-2451545)/36525" office:value-type="float" office:value="0.10471697467487" calcext:value-type="float">
            <text:p>0.10471697</text:p>
          </table:table-cell>
          <table:table-cell/>
          <table:table-cell table:formula="of:=MOD(280.46646+[.G240]*(36000.76983+[.G240]*0.0003032);360)" office:value-type="float" office:value="90.3581658887169" calcext:value-type="float">
            <text:p>90.36</text:p>
          </table:table-cell>
          <table:table-cell table:formula="of:=357.52911+[.G240]*(35999.05029-0.0001537*[.G240])" office:value-type="float" office:value="4127.24074585188" calcext:value-type="float">
            <text:p>4127.24</text:p>
          </table:table-cell>
          <table:table-cell table:formula="of:=0.016708634-[.G240]*(0.000042037+0.0000001267*[.G240])" office:value-type="float" office:value="0.0167042306231884" calcext:value-type="float">
            <text:p>0.02</text:p>
          </table:table-cell>
          <table:table-cell table:formula="of:=SIN(RADIANS([.J240]))*(1.914602-[.G240]*(0.004817+0.000014*[.G240]))+SIN(RADIANS(2*[.J240]))*(0.019993-0.000101*[.G240])+SIN(RADIANS(3*[.J240]))*0.000289" office:value-type="float" office:value="0.414308466901947" calcext:value-type="float">
            <text:p>0.41</text:p>
          </table:table-cell>
          <table:table-cell table:formula="of:=[.I240]+[.L240]" office:value-type="float" office:value="90.7724743556189" calcext:value-type="float">
            <text:p>90.77</text:p>
          </table:table-cell>
          <table:table-cell table:formula="of:=[.J240]+[.L240]" office:value-type="float" office:value="4127.65505431878" calcext:value-type="float">
            <text:p>4127.66</text:p>
          </table:table-cell>
          <table:table-cell table:formula="of:=(1.000001018*(1-[.K240]*[.K240]))/(1+[.K240]*COS(RADIANS([.N240])))" office:value-type="float" office:value="1.01630606687452" calcext:value-type="float">
            <text:p>1.02</text:p>
          </table:table-cell>
          <table:table-cell table:formula="of:=[.M240]-0.00569-0.00478*SIN(RADIANS(125.04-1934.136*[.G240]))" office:value-type="float" office:value="90.7714509940176" calcext:value-type="float">
            <text:p>90.77</text:p>
          </table:table-cell>
          <table:table-cell table:formula="of:=23+(26+((21.448-[.G240]*(46.815+[.G240]*(0.00059-[.G240]*0.001813))))/60)/60" office:value-type="float" office:value="23.4379293529008" calcext:value-type="float">
            <text:p>23.44</text:p>
          </table:table-cell>
          <table:table-cell table:formula="of:=[.Q240]+0.00256*COS(RADIANS(125.04-1934.136*[.G240]))" office:value-type="float" office:value="23.4384835748232" calcext:value-type="float">
            <text:p>23.44</text:p>
          </table:table-cell>
          <table:table-cell table:formula="of:=DEGREES(ATAN2(COS(RADIANS([.P240]));COS(RADIANS([.R240]))*SIN(RADIANS([.P240]))))" office:value-type="float" office:value="90.840820273699" calcext:value-type="float">
            <text:p>90.84</text:p>
          </table:table-cell>
          <table:table-cell table:formula="of:=DEGREES(ASIN(SIN(RADIANS([.R240]))*SIN(RADIANS([.P240]))))" office:value-type="float" office:value="23.4362320368214" calcext:value-type="float">
            <text:p>23.44</text:p>
          </table:table-cell>
          <table:table-cell table:formula="of:=TAN(RADIANS([.R240]/2))*TAN(RADIANS([.R240]/2))" office:value-type="float" office:value="0.0430314797052833" calcext:value-type="float">
            <text:p>0.04</text:p>
          </table:table-cell>
          <table:table-cell table:formula="of:=4*DEGREES([.U240]*SIN(2*RADIANS([.I240]))-2*[.K240]*SIN(RADIANS([.J240]))+4*[.K240]*[.U240]*SIN(RADIANS([.J240]))*COS(2*RADIANS([.I240]))-0.5*[.U240]*[.U240]*SIN(4*RADIANS([.I240]))-1.25*[.K240]*[.K240]*SIN(2*RADIANS([.J240])))" office:value-type="float" office:value="-1.93069668049498" calcext:value-type="float">
            <text:p>-1.93</text:p>
          </table:table-cell>
          <table:table-cell table:formula="of:=DEGREES(ACOS(COS(RADIANS(90.833))/(COS(RADIANS([.$B$3]))*COS(RADIANS([.T240])))-TAN(RADIANS([.$B$3]))*TAN(RADIANS([.T240]))))" office:value-type="float" office:value="112.608080105585" calcext:value-type="float">
            <text:p>112.61</text:p>
          </table:table-cell>
          <table:table-cell table:style-name="ce8" table:formula="of:=(720-4*[.$B$4]-[.V240]+[.$B$5]*60)/1440" office:value-type="float" office:value="0.501340761583677" calcext:value-type="float">
            <text:p>12:01:56</text:p>
          </table:table-cell>
          <table:table-cell table:style-name="ce8" table:formula="of:=[.X240]-[.W240]*4/1440" office:value-type="float" office:value="0.188540539068164" calcext:value-type="float">
            <text:p>4:31:30</text:p>
          </table:table-cell>
          <table:table-cell table:style-name="ce8" table:formula="of:=[.X240]+[.W240]*4/1440" office:value-type="float" office:value="0.81414098409919" calcext:value-type="float">
            <text:p>19:32:22</text:p>
          </table:table-cell>
          <table:table-cell table:style-name="ce11" table:formula="of:=8*[.W240]" office:value-type="float" office:value="900.864640844677" calcext:value-type="float">
            <text:p>900.86</text:p>
          </table:table-cell>
          <table:table-cell table:formula="of:=MOD([.E240]*1440+[.V240]+4*[.$B$4]-60*[.$B$5];1440)" office:value-type="float" office:value="1432.0693033195" calcext:value-type="float">
            <text:p>1432.07</text:p>
          </table:table-cell>
          <table:table-cell table:formula="of:=IF([.AB240]/4&lt;0;[.AB240]/4+180;[.AB240]/4-180)" office:value-type="float" office:value="178.017325829875" calcext:value-type="float">
            <text:p>178.02</text:p>
          </table:table-cell>
          <table:table-cell table:formula="of:=DEGREES(ACOS(SIN(RADIANS([.$B$3]))*SIN(RADIANS([.T240]))+COS(RADIANS([.$B$3]))*COS(RADIANS([.T240]))*COS(RADIANS([.AC240]))))" office:value-type="float" office:value="116.536817425912" calcext:value-type="float">
            <text:p>116.54</text:p>
          </table:table-cell>
          <table:table-cell table:formula="of:=90-[.AD240]" office:value-type="float" office:value="-26.5368174259115" calcext:value-type="float">
            <text:p>-26.54</text:p>
          </table:table-cell>
          <table:table-cell table:formula="of:=IF([.AE240]&gt;85;0;IF([.AE240]&gt;5;58.1/TAN(RADIANS([.AE240]))-0.07/POWER(TAN(RADIANS([.AE240]));3)+0.000086/POWER(TAN(RADIANS([.AE240]));5);IF([.AE240]&gt;-0.575;1735+[.AE240]*(-518.2+[.AE240]*(103.4+[.AE240]*(-12.79+[.AE240]*0.711)));-20.772/TAN(RADIANS([.AE240])))))/3600" office:value-type="float" office:value="0.0115542304957648" calcext:value-type="float">
            <text:p>0.01</text:p>
          </table:table-cell>
          <table:table-cell table:formula="of:=[.AE240]+[.AF240]" office:value-type="float" office:value="-26.5252631954158" calcext:value-type="float">
            <text:p>-26.53</text:p>
          </table:table-cell>
          <table:table-cell table:formula="of:=IF([.AC240]&gt;0;MOD(DEGREES(ACOS(((SIN(RADIANS([.$B$3]))*COS(RADIANS([.AD240])))-SIN(RADIANS([.T240])))/(COS(RADIANS([.$B$3]))*SIN(RADIANS([.AD240])))))+180;360);MOD(540-DEGREES(ACOS(((SIN(RADIANS([.$B$3]))*COS(RADIANS([.AD240])))-SIN(RADIANS([.T240])))/(COS(RADIANS([.$B$3]))*SIN(RADIANS([.AD240])))));360))" office:value-type="float" office:value="357.966652815532" calcext:value-type="float">
            <text:p>357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0-06-21" calcext:value-type="date">
            <text:p>6/21/2010</text:p>
          </table:table-cell>
          <table:table-cell table:style-name="ce8" table:formula="of:=[.E240]+0.1/24" office:value-type="float" office:value="0.999999999999998" calcext:value-type="float">
            <text:p>0:00:00</text:p>
          </table:table-cell>
          <table:table-cell table:style-name="ce9" table:formula="of:=[.D241]+2415018.5+[.E241]-[.$B$5]/24" office:value-type="float" office:value="2455369.79166667" calcext:value-type="float">
            <text:p>2455369.79</text:p>
          </table:table-cell>
          <table:table-cell table:style-name="ce10" table:formula="of:=([.F241]-2451545)/36525" office:value-type="float" office:value="0.104717088751992" calcext:value-type="float">
            <text:p>0.10471709</text:p>
          </table:table-cell>
          <table:table-cell/>
          <table:table-cell table:formula="of:=MOD(280.46646+[.G241]*(36000.76983+[.G241]*0.0003032);360)" office:value-type="float" office:value="90.3622727529369" calcext:value-type="float">
            <text:p>90.36</text:p>
          </table:table-cell>
          <table:table-cell table:formula="of:=357.52911+[.G241]*(35999.05029-0.0001537*[.G241])" office:value-type="float" office:value="4127.24485251993" calcext:value-type="float">
            <text:p>4127.24</text:p>
          </table:table-cell>
          <table:table-cell table:formula="of:=0.016708634-[.G241]*(0.000042037+0.0000001267*[.G241])" office:value-type="float" office:value="0.0167042306183899" calcext:value-type="float">
            <text:p>0.02</text:p>
          </table:table-cell>
          <table:table-cell table:formula="of:=SIN(RADIANS([.J241]))*(1.914602-[.G241]*(0.004817+0.000014*[.G241]))+SIN(RADIANS(2*[.J241]))*(0.019993-0.000101*[.G241])+SIN(RADIANS(3*[.J241]))*0.000289" office:value-type="float" office:value="0.414177197081432" calcext:value-type="float">
            <text:p>0.41</text:p>
          </table:table-cell>
          <table:table-cell table:formula="of:=[.I241]+[.L241]" office:value-type="float" office:value="90.7764499500183" calcext:value-type="float">
            <text:p>90.78</text:p>
          </table:table-cell>
          <table:table-cell table:formula="of:=[.J241]+[.L241]" office:value-type="float" office:value="4127.65902971701" calcext:value-type="float">
            <text:p>4127.66</text:p>
          </table:table-cell>
          <table:table-cell table:formula="of:=(1.000001018*(1-[.K241]*[.K241]))/(1+[.K241]*COS(RADIANS([.N241])))" office:value-type="float" office:value="1.01630632283843" calcext:value-type="float">
            <text:p>1.02</text:p>
          </table:table-cell>
          <table:table-cell table:formula="of:=[.M241]-0.00569-0.00478*SIN(RADIANS(125.04-1934.136*[.G241]))" office:value-type="float" office:value="90.775426592402" calcext:value-type="float">
            <text:p>90.78</text:p>
          </table:table-cell>
          <table:table-cell table:formula="of:=23+(26+((21.448-[.G241]*(46.815+[.G241]*(0.00059-[.G241]*0.001813))))/60)/60" office:value-type="float" office:value="23.4379293514173" calcext:value-type="float">
            <text:p>23.44</text:p>
          </table:table-cell>
          <table:table-cell table:formula="of:=[.Q241]+0.00256*COS(RADIANS(125.04-1934.136*[.G241]))" office:value-type="float" office:value="23.4384835637152" calcext:value-type="float">
            <text:p>23.44</text:p>
          </table:table-cell>
          <table:table-cell table:formula="of:=DEGREES(ATAN2(COS(RADIANS([.P241]));COS(RADIANS([.R241]))*SIN(RADIANS([.P241]))))" office:value-type="float" office:value="90.8451532607308" calcext:value-type="float">
            <text:p>90.85</text:p>
          </table:table-cell>
          <table:table-cell table:formula="of:=DEGREES(ASIN(SIN(RADIANS([.R241]))*SIN(RADIANS([.P241]))))" office:value-type="float" office:value="23.4362087603061" calcext:value-type="float">
            <text:p>23.44</text:p>
          </table:table-cell>
          <table:table-cell table:formula="of:=TAN(RADIANS([.R241]/2))*TAN(RADIANS([.R241]/2))" office:value-type="float" office:value="0.043031479663336" calcext:value-type="float">
            <text:p>0.04</text:p>
          </table:table-cell>
          <table:table-cell table:formula="of:=4*DEGREES([.U241]*SIN(2*RADIANS([.I241]))-2*[.K241]*SIN(RADIANS([.J241]))+4*[.K241]*[.U241]*SIN(RADIANS([.J241]))*COS(2*RADIANS([.I241]))-0.5*[.U241]*[.U241]*SIN(4*RADIANS([.I241]))-1.25*[.K241]*[.K241]*SIN(2*RADIANS([.J241])))" office:value-type="float" office:value="-1.93159995741796" calcext:value-type="float">
            <text:p>-1.93</text:p>
          </table:table-cell>
          <table:table-cell table:formula="of:=DEGREES(ACOS(COS(RADIANS(90.833))/(COS(RADIANS([.$B$3]))*COS(RADIANS([.T241])))-TAN(RADIANS([.$B$3]))*TAN(RADIANS([.T241]))))" office:value-type="float" office:value="112.608054746695" calcext:value-type="float">
            <text:p>112.61</text:p>
          </table:table-cell>
          <table:table-cell table:style-name="ce8" table:formula="of:=(720-4*[.$B$4]-[.V241]+[.$B$5]*60)/1440" office:value-type="float" office:value="0.501341388859318" calcext:value-type="float">
            <text:p>12:01:56</text:p>
          </table:table-cell>
          <table:table-cell table:style-name="ce8" table:formula="of:=[.X241]-[.W241]*4/1440" office:value-type="float" office:value="0.188541236785166" calcext:value-type="float">
            <text:p>4:31:30</text:p>
          </table:table-cell>
          <table:table-cell table:style-name="ce8" table:formula="of:=[.X241]+[.W241]*4/1440" office:value-type="float" office:value="0.81414154093347" calcext:value-type="float">
            <text:p>19:32:22</text:p>
          </table:table-cell>
          <table:table-cell table:style-name="ce11" table:formula="of:=8*[.W241]" office:value-type="float" office:value="900.864437973558" calcext:value-type="float">
            <text:p>900.86</text:p>
          </table:table-cell>
          <table:table-cell table:formula="of:=MOD([.E241]*1440+[.V241]+4*[.$B$4]-60*[.$B$5];1440)" office:value-type="float" office:value="1438.06840004258" calcext:value-type="float">
            <text:p>1438.07</text:p>
          </table:table-cell>
          <table:table-cell table:formula="of:=IF([.AB241]/4&lt;0;[.AB241]/4+180;[.AB241]/4-180)" office:value-type="float" office:value="179.517100010645" calcext:value-type="float">
            <text:p>179.52</text:p>
          </table:table-cell>
          <table:table-cell table:formula="of:=DEGREES(ACOS(SIN(RADIANS([.$B$3]))*SIN(RADIANS([.T241]))+COS(RADIANS([.$B$3]))*COS(RADIANS([.T241]))*COS(RADIANS([.AC241]))))" office:value-type="float" office:value="116.562192167499" calcext:value-type="float">
            <text:p>116.56</text:p>
          </table:table-cell>
          <table:table-cell table:formula="of:=90-[.AD241]" office:value-type="float" office:value="-26.5621921674993" calcext:value-type="float">
            <text:p>-26.56</text:p>
          </table:table-cell>
          <table:table-cell table:formula="of:=IF([.AE241]&gt;85;0;IF([.AE241]&gt;5;58.1/TAN(RADIANS([.AE241]))-0.07/POWER(TAN(RADIANS([.AE241]));3)+0.000086/POWER(TAN(RADIANS([.AE241]));5);IF([.AE241]&gt;-0.575;1735+[.AE241]*(-518.2+[.AE241]*(103.4+[.AE241]*(-12.79+[.AE241]*0.711)));-20.772/TAN(RADIANS([.AE241])))))/3600" office:value-type="float" office:value="0.0115414397335989" calcext:value-type="float">
            <text:p>0.01</text:p>
          </table:table-cell>
          <table:table-cell table:formula="of:=[.AE241]+[.AF241]" office:value-type="float" office:value="-26.5506507277657" calcext:value-type="float">
            <text:p>-26.55</text:p>
          </table:table-cell>
          <table:table-cell table:formula="of:=IF([.AC241]&gt;0;MOD(DEGREES(ACOS(((SIN(RADIANS([.$B$3]))*COS(RADIANS([.AD241])))-SIN(RADIANS([.T241])))/(COS(RADIANS([.$B$3]))*SIN(RADIANS([.AD241])))))+180;360);MOD(540-DEGREES(ACOS(((SIN(RADIANS([.$B$3]))*COS(RADIANS([.AD241])))-SIN(RADIANS([.T241])))/(COS(RADIANS([.$B$3]))*SIN(RADIANS([.AD241])))));360))" office:value-type="float" office:value="359.504653217124" calcext:value-type="float">
            <text:p>359.5</text:p>
          </table:table-cell>
          <table:table-cell table:number-columns-repeated="990"/>
        </table:table-row>
        <table:table-row table:style-name="ro2" table:number-rows-repeated="10483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8" number:min-integer-digits="1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P0" style:volatile="true">
      <number:hours/>
      <number:text>:</number:text>
      <number:minutes number:style="long"/>
      <number:text>:</number:text>
      <number:seconds number:style="long"/>
    </number:time-style>
    <number:text-style style:name="N150">
      <number:text-content/>
      <style:map style:condition="value()&gt;=0" style:apply-style-name="N150P0"/>
    </number:text-style>
    <number:time-style style:name="N152P0" style:volatile="true">
      <number:hours/>
      <number:text>:</number:text>
      <number:minutes number:style="long"/>
    </number:time-style>
    <number:text-style style:name="N152">
      <number:text-content/>
      <style:map style:condition="value()&gt;=0" style:apply-style-name="N152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/00/0000</text:date>, <text:time style:data-style-name="N2" text:time-value="06:20:33.2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Cornwall</meta:initial-creator>
    <meta:creation-date>2010-04-20T12:52:34</meta:creation-date>
    <dc:date>2015-01-23T06:22:10.828000000</dc:date>
    <meta:generator>LibreOffice/4.2.8.2$Windows_x86 LibreOffice_project/48d50dbfc06349262c9d50868e5c1f630a573ebd</meta:generator>
    <meta:editing-duration>PT4M38S</meta:editing-duration>
    <meta:editing-cycles>6</meta:editing-cycles>
    <meta:document-statistic meta:table-count="1" meta:cell-count="72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50P0" style:volatile="true">
      <number:hours/>
      <number:text>:</number:text>
      <number:minutes number:style="long"/>
      <number:text>:</number:text>
      <number:seconds number:style="long"/>
    </number:time-style>
    <number:text-style style:name="N150">
      <number:text-content/>
      <style:map style:condition="value()&gt;=0" style:apply-style-name="N150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150">
      <style:chart-properties chart:display-label="true" chart:logarithmic="false" chart:minimum="0" chart:maximum="1" chart:interval-major="0.25" chart:interval-minor-divisor="2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47cm" svg:height="6.216cm" xlink:href=".." xlink:type="simple" chart:class="chart:scatter" chart:style-name="ch1">
        <chart:title svg:x="2.399cm" svg:y="0.26cm" chart:style-name="ch2">
          <text:p>Solar Declination</text:p>
        </chart:title>
        <chart:plot-area chart:style-name="ch3" table:cell-range-address="Calculations.E2:Calculations.E241 Calculations.T1:Calculations.T241" chart:data-source-has-labels="row" svg:x="1.175cm" svg:y="1.163cm" svg:width="6.908cm" svg:height="3.948cm">
          <chartooo:coordinate-region svg:x="2.14cm" svg:y="1.324cm" svg:width="5.465cm" svg:height="3.219cm"/>
          <chart:axis chart:dimension="x" chart:name="primary-x" chart:style-name="ch4">
            <chart:title svg:x="3.725cm" svg:y="5.235cm" chart:style-name="ch5">
              <text:p>Hour of Day</text:p>
            </chart:title>
          </chart:axis>
          <chart:axis chart:dimension="y" chart:name="primary-y" chart:style-name="ch6">
            <chart:title svg:x="0.451cm" svg:y="4.438cm" chart:style-name="ch7">
              <text:p>Declination (deg)</text:p>
            </chart:title>
            <chart:grid chart:style-name="ch8" chart:class="major"/>
          </chart:axis>
          <chart:series chart:style-name="ch9" chart:values-cell-range-address="Calculations.T2:Calculations.T241" chart:label-cell-address="Calculations.T1:Calculations.T1" chart:class="chart:scatter">
            <chart:domain table:cell-range-address="Calculations.E2:Calculations.E241"/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un Declin (deg)</text:p>
                <draw:g>
                  <svg:desc>Calculations.T1:Calculation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16666666666667">
                <text:p>0.00416666666666667</text:p>
                <draw:g>
                  <svg:desc>Calculations.E2:Calculations.E241</svg:desc>
                </draw:g>
              </table:table-cell>
              <table:table-cell office:value-type="float" office:value="23.4383706192869">
                <text:p>23.4383706192869</text:p>
                <draw:g>
                  <svg:desc>Calculations.T2:Calculations.T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23.4383758073216">
                <text:p>23.4383758073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23.4383808757317">
                <text:p>23.4383808757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23.4383858245162">
                <text:p>23.4383858245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23.4383906536762">
                <text:p>23.4383906536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23.4383953632109">
                <text:p>23.4383953632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23.4383999531216">
                <text:p>23.4383999531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23.4384044234073">
                <text:p>23.4384044234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23.4384087740692">
                <text:p>23.4384087740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23.4384130051065">
                <text:p>23.43841300510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23.4384171165203">
                <text:p>23.4384171165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23.4384211083098">
                <text:p>23.4384211083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23.4384249804762">
                <text:p>23.43842498047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23.4384287330187">
                <text:p>23.4384287330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23.4384323659382">
                <text:p>23.4384323659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23.4384358792346">
                <text:p>23.43843587923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23.4384392729077">
                <text:p>23.4384392729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23.4384425469583">
                <text:p>23.43844254695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23.4384457013859">
                <text:p>23.4384457013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23.4384487361914">
                <text:p>23.43844873619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23.4384516513743">
                <text:p>23.4384516513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23.4384544469354">
                <text:p>23.4384544469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23.4384571228742">
                <text:p>23.43845712287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23.4384596791916">
                <text:p>23.4384596791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23.4384621158871">
                <text:p>23.43846211588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23.4384644329614">
                <text:p>23.4384644329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23.4384666304142">
                <text:p>23.43846663041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23.4384687082462">
                <text:p>23.43846870824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23.4384706664571">
                <text:p>23.43847066645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23.4384725050474">
                <text:p>23.4384725050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23.4384742240172">
                <text:p>23.43847422401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23.4384758233665">
                <text:p>23.43847582336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23.4384773030958">
                <text:p>23.43847730309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23.4384786632049">
                <text:p>23.43847866320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23.4384799036944">
                <text:p>23.43847990369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23.4384810245641">
                <text:p>23.43848102456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23.4384820258145">
                <text:p>23.43848202581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23.4384829074455">
                <text:p>23.4384829074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5">
                <text:p>0.1625</text:p>
              </table:table-cell>
              <table:table-cell office:value-type="float" office:value="23.4384836694576">
                <text:p>23.43848366945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23.4384843118507">
                <text:p>23.4384843118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23.4384848346251">
                <text:p>23.43848483462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5">
                <text:p>0.175</text:p>
              </table:table-cell>
              <table:table-cell office:value-type="float" office:value="23.438485237781">
                <text:p>23.4384852377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23.4384855213186">
                <text:p>23.4384855213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23.4384856852381">
                <text:p>23.43848568523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5">
                <text:p>0.1875</text:p>
              </table:table-cell>
              <table:table-cell office:value-type="float" office:value="23.4384857295396">
                <text:p>23.43848572953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23.4384856542234">
                <text:p>23.43848565422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833333333334">
                <text:p>0.195833333333334</text:p>
              </table:table-cell>
              <table:table-cell office:value-type="float" office:value="23.4384854592897">
                <text:p>23.43848545928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23.4384851447385">
                <text:p>23.4384851447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23.4384847105702">
                <text:p>23.43848471057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8333333333334">
                <text:p>0.208333333333334</text:p>
              </table:table-cell>
              <table:table-cell office:value-type="float" office:value="23.438484156785">
                <text:p>23.4384841567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25">
                <text:p>0.2125</text:p>
              </table:table-cell>
              <table:table-cell office:value-type="float" office:value="23.438483483383">
                <text:p>23.4384834833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23.4384826903643">
                <text:p>23.43848269036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0833333333334">
                <text:p>0.220833333333334</text:p>
              </table:table-cell>
              <table:table-cell office:value-type="float" office:value="23.4384817777294">
                <text:p>23.43848177772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5">
                <text:p>0.225</text:p>
              </table:table-cell>
              <table:table-cell office:value-type="float" office:value="23.4384807454781">
                <text:p>23.43848074547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23.438479593611">
                <text:p>23.4384795936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3333333333334">
                <text:p>0.233333333333334</text:p>
              </table:table-cell>
              <table:table-cell office:value-type="float" office:value="23.438478322128">
                <text:p>23.438478322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75">
                <text:p>0.2375</text:p>
              </table:table-cell>
              <table:table-cell office:value-type="float" office:value="23.4384769310296">
                <text:p>23.43847693102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23.4384754203156">
                <text:p>23.43847542031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5833333333334">
                <text:p>0.245833333333334</text:p>
              </table:table-cell>
              <table:table-cell office:value-type="float" office:value="23.4384737899866">
                <text:p>23.43847378998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23.4384720400425">
                <text:p>23.43847204004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23.4384701704835">
                <text:p>23.43847017048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8333333333334">
                <text:p>0.258333333333334</text:p>
              </table:table-cell>
              <table:table-cell office:value-type="float" office:value="23.4384681813102">
                <text:p>23.43846818131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25">
                <text:p>0.2625</text:p>
              </table:table-cell>
              <table:table-cell office:value-type="float" office:value="23.4384660725224">
                <text:p>23.4384660725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23.4384638441206">
                <text:p>23.43846384412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0833333333334">
                <text:p>0.270833333333334</text:p>
              </table:table-cell>
              <table:table-cell office:value-type="float" office:value="23.4384614961046">
                <text:p>23.43846149610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5">
                <text:p>0.275</text:p>
              </table:table-cell>
              <table:table-cell office:value-type="float" office:value="23.4384590284751">
                <text:p>23.43845902847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23.4384564412319">
                <text:p>23.43845644123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3333333333334">
                <text:p>0.283333333333334</text:p>
              </table:table-cell>
              <table:table-cell office:value-type="float" office:value="23.4384537343756">
                <text:p>23.43845373437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75">
                <text:p>0.2875</text:p>
              </table:table-cell>
              <table:table-cell office:value-type="float" office:value="23.4384509079059">
                <text:p>23.43845090790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23.4384479618236">
                <text:p>23.43844796182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23.4384448961283">
                <text:p>23.43844489612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">
                <text:p>0.3</text:p>
              </table:table-cell>
              <table:table-cell office:value-type="float" office:value="23.4384417108209">
                <text:p>23.43844171082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23.4384384059009">
                <text:p>23.43843840590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23.4384349813692">
                <text:p>23.43843498136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125">
                <text:p>0.3125</text:p>
              </table:table-cell>
              <table:table-cell office:value-type="float" office:value="23.4384314372252">
                <text:p>23.43843143722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23.4384277734697">
                <text:p>23.43842777346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23.4384239901032">
                <text:p>23.4384239901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5">
                <text:p>0.325</text:p>
              </table:table-cell>
              <table:table-cell office:value-type="float" office:value="23.4384200871251">
                <text:p>23.43842008712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23.4384160645365">
                <text:p>23.43841606453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3.4384119223366">
                <text:p>23.43841192233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75">
                <text:p>0.3375</text:p>
              </table:table-cell>
              <table:table-cell office:value-type="float" office:value="23.4384076605267">
                <text:p>23.43840766052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23.4384032791061">
                <text:p>23.43840327910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23.4383987780759">
                <text:p>23.43839877807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">
                <text:p>0.35</text:p>
              </table:table-cell>
              <table:table-cell office:value-type="float" office:value="23.4383941574353">
                <text:p>23.43839415743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23.4383894171856">
                <text:p>23.43838941718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23.438384557326">
                <text:p>23.4383845573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25">
                <text:p>0.3625</text:p>
              </table:table-cell>
              <table:table-cell office:value-type="float" office:value="23.4383795778577">
                <text:p>23.43837957785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23.43837447878">
                <text:p>23.438374478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23.4383692600941">
                <text:p>23.43836926009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5">
                <text:p>0.375</text:p>
              </table:table-cell>
              <table:table-cell office:value-type="float" office:value="23.4383639217991">
                <text:p>23.43836392179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23.4383584638958">
                <text:p>23.43835846389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23.4383528863852">
                <text:p>23.43835288638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75">
                <text:p>0.3875</text:p>
              </table:table-cell>
              <table:table-cell office:value-type="float" office:value="23.4383471892661">
                <text:p>23.43834718926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1666666666666">
                <text:p>0.391666666666666</text:p>
              </table:table-cell>
              <table:table-cell office:value-type="float" office:value="23.43834137254">
                <text:p>23.438341372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23.438335436206">
                <text:p>23.4383354362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">
                <text:p>0.4</text:p>
              </table:table-cell>
              <table:table-cell office:value-type="float" office:value="23.4383293802655">
                <text:p>23.43832938026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04166666666666">
                <text:p>0.404166666666666</text:p>
              </table:table-cell>
              <table:table-cell office:value-type="float" office:value="23.4383232047175">
                <text:p>23.43832320471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23.4383169095635">
                <text:p>23.43831690956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25">
                <text:p>0.4125</text:p>
              </table:table-cell>
              <table:table-cell office:value-type="float" office:value="23.4383104948024">
                <text:p>23.43831049480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6666666666666">
                <text:p>0.416666666666666</text:p>
              </table:table-cell>
              <table:table-cell office:value-type="float" office:value="23.4383039604358">
                <text:p>23.43830396043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23.4382973064626">
                <text:p>23.43829730646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5">
                <text:p>0.425</text:p>
              </table:table-cell>
              <table:table-cell office:value-type="float" office:value="23.4382905328845">
                <text:p>23.43829053288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9166666666666">
                <text:p>0.429166666666666</text:p>
              </table:table-cell>
              <table:table-cell office:value-type="float" office:value="23.4382836397002">
                <text:p>23.43828363970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23.4382766269114">
                <text:p>23.43827662691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75">
                <text:p>0.4375</text:p>
              </table:table-cell>
              <table:table-cell office:value-type="float" office:value="23.4382694945168">
                <text:p>23.43826949451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41666666666666">
                <text:p>0.441666666666666</text:p>
              </table:table-cell>
              <table:table-cell office:value-type="float" office:value="23.4382622425175">
                <text:p>23.43826224251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23.4382548709145">
                <text:p>23.43825487091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">
                <text:p>0.45</text:p>
              </table:table-cell>
              <table:table-cell office:value-type="float" office:value="23.4382473797064">
                <text:p>23.43824737970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4166666666666">
                <text:p>0.454166666666666</text:p>
              </table:table-cell>
              <table:table-cell office:value-type="float" office:value="23.4382397688952">
                <text:p>23.43823976889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23.4382320384794">
                <text:p>23.43823203847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625">
                <text:p>0.4625</text:p>
              </table:table-cell>
              <table:table-cell office:value-type="float" office:value="23.4382241884609">
                <text:p>23.43822418846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6666666666666">
                <text:p>0.466666666666666</text:p>
              </table:table-cell>
              <table:table-cell office:value-type="float" office:value="23.4382162188382">
                <text:p>23.43821621883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0833333333333">
                <text:p>0.470833333333333</text:p>
              </table:table-cell>
              <table:table-cell office:value-type="float" office:value="23.4382081296135">
                <text:p>23.43820812961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5">
                <text:p>0.475</text:p>
              </table:table-cell>
              <table:table-cell office:value-type="float" office:value="23.4381999207851">
                <text:p>23.43819992078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9166666666666">
                <text:p>0.479166666666666</text:p>
              </table:table-cell>
              <table:table-cell office:value-type="float" office:value="23.438191592355">
                <text:p>23.4381915923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23.4381831443217">
                <text:p>23.43818314432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75">
                <text:p>0.4875</text:p>
              </table:table-cell>
              <table:table-cell office:value-type="float" office:value="23.4381745766874">
                <text:p>23.43817457668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23.4381658894504">
                <text:p>23.43816588945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23.4381570826127">
                <text:p>23.43815708261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23.4381481561729">
                <text:p>23.43814815617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04166666666666">
                <text:p>0.504166666666666</text:p>
              </table:table-cell>
              <table:table-cell office:value-type="float" office:value="23.4381391101319">
                <text:p>23.43813911013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23.4381299444913">
                <text:p>23.43812994449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12499999999999">
                <text:p>0.512499999999999</text:p>
              </table:table-cell>
              <table:table-cell office:value-type="float" office:value="23.4381206592491">
                <text:p>23.43812065924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16666666666666">
                <text:p>0.516666666666666</text:p>
              </table:table-cell>
              <table:table-cell office:value-type="float" office:value="23.4381112544077">
                <text:p>23.43811125440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23.4381017299653">
                <text:p>23.43810172996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4999999999999">
                <text:p>0.524999999999999</text:p>
              </table:table-cell>
              <table:table-cell office:value-type="float" office:value="23.4380920859241">
                <text:p>23.43809208592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9166666666666">
                <text:p>0.529166666666666</text:p>
              </table:table-cell>
              <table:table-cell office:value-type="float" office:value="23.4380823222824">
                <text:p>23.43808232228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23.4380724390427">
                <text:p>23.43807243904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7499999999999">
                <text:p>0.537499999999999</text:p>
              </table:table-cell>
              <table:table-cell office:value-type="float" office:value="23.4380624362028">
                <text:p>23.43806243620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1666666666666">
                <text:p>0.541666666666666</text:p>
              </table:table-cell>
              <table:table-cell office:value-type="float" office:value="23.4380523137653">
                <text:p>23.43805231376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23.4380420717283">
                <text:p>23.43804207172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9999999999999">
                <text:p>0.549999999999999</text:p>
              </table:table-cell>
              <table:table-cell office:value-type="float" office:value="23.4380317100943">
                <text:p>23.43803171009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4166666666666">
                <text:p>0.554166666666666</text:p>
              </table:table-cell>
              <table:table-cell office:value-type="float" office:value="23.4380212288612">
                <text:p>23.43802122886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23.4380106280317">
                <text:p>23.43801062803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2499999999999">
                <text:p>0.562499999999999</text:p>
              </table:table-cell>
              <table:table-cell office:value-type="float" office:value="23.4379999076035">
                <text:p>23.43799990760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66666666666666">
                <text:p>0.566666666666666</text:p>
              </table:table-cell>
              <table:table-cell office:value-type="float" office:value="23.4379890675783">
                <text:p>23.43798906757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23.4379781079573">
                <text:p>23.43797810795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4999999999999">
                <text:p>0.574999999999999</text:p>
              </table:table-cell>
              <table:table-cell office:value-type="float" office:value="23.4379670287386">
                <text:p>23.43796702873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9166666666666">
                <text:p>0.579166666666666</text:p>
              </table:table-cell>
              <table:table-cell office:value-type="float" office:value="23.4379558299248">
                <text:p>23.43795582992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83333333333332">
                <text:p>0.583333333333332</text:p>
              </table:table-cell>
              <table:table-cell office:value-type="float" office:value="23.4379445115138">
                <text:p>23.43794451151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7499999999999">
                <text:p>0.587499999999999</text:p>
              </table:table-cell>
              <table:table-cell office:value-type="float" office:value="23.4379330735081">
                <text:p>23.43793307350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1666666666666">
                <text:p>0.591666666666666</text:p>
              </table:table-cell>
              <table:table-cell office:value-type="float" office:value="23.4379215159057">
                <text:p>23.43792151590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5833333333332">
                <text:p>0.595833333333332</text:p>
              </table:table-cell>
              <table:table-cell office:value-type="float" office:value="23.4379098387095">
                <text:p>23.43790983870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23.4378980419169">
                <text:p>23.43789804191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04166666666666">
                <text:p>0.604166666666666</text:p>
              </table:table-cell>
              <table:table-cell office:value-type="float" office:value="23.437886125531">
                <text:p>23.4378861255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08333333333332">
                <text:p>0.608333333333332</text:p>
              </table:table-cell>
              <table:table-cell office:value-type="float" office:value="23.4378740895492">
                <text:p>23.43787408954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2499999999999">
                <text:p>0.612499999999999</text:p>
              </table:table-cell>
              <table:table-cell office:value-type="float" office:value="23.4378619339748">
                <text:p>23.43786193397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6666666666666">
                <text:p>0.616666666666666</text:p>
              </table:table-cell>
              <table:table-cell office:value-type="float" office:value="23.4378496588051">
                <text:p>23.43784965880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0833333333332">
                <text:p>0.620833333333332</text:p>
              </table:table-cell>
              <table:table-cell office:value-type="float" office:value="23.4378372640433">
                <text:p>23.43783726404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24999999999999">
                <text:p>0.624999999999999</text:p>
              </table:table-cell>
              <table:table-cell office:value-type="float" office:value="23.4378247496867">
                <text:p>23.43782474968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29166666666666">
                <text:p>0.629166666666666</text:p>
              </table:table-cell>
              <table:table-cell office:value-type="float" office:value="23.4378121157371">
                <text:p>23.43781211573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33333333333332">
                <text:p>0.633333333333332</text:p>
              </table:table-cell>
              <table:table-cell office:value-type="float" office:value="23.437799362196">
                <text:p>23.4377993621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7499999999999">
                <text:p>0.637499999999999</text:p>
              </table:table-cell>
              <table:table-cell office:value-type="float" office:value="23.4377864890612">
                <text:p>23.43778648906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41666666666666">
                <text:p>0.641666666666666</text:p>
              </table:table-cell>
              <table:table-cell office:value-type="float" office:value="23.4377734963356">
                <text:p>23.43777349633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5833333333332">
                <text:p>0.645833333333332</text:p>
              </table:table-cell>
              <table:table-cell office:value-type="float" office:value="23.4377603840167">
                <text:p>23.43776038401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23.4377471521075">
                <text:p>23.43774715210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54166666666666">
                <text:p>0.654166666666666</text:p>
              </table:table-cell>
              <table:table-cell office:value-type="float" office:value="23.4377338006055">
                <text:p>23.43773380060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58333333333332">
                <text:p>0.658333333333332</text:p>
              </table:table-cell>
              <table:table-cell office:value-type="float" office:value="23.4377203295141">
                <text:p>23.43772032951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2499999999999">
                <text:p>0.662499999999999</text:p>
              </table:table-cell>
              <table:table-cell office:value-type="float" office:value="23.4377067388303">
                <text:p>23.43770673883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6666666666665">
                <text:p>0.666666666666665</text:p>
              </table:table-cell>
              <table:table-cell office:value-type="float" office:value="23.4376930285576">
                <text:p>23.43769302855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0833333333332">
                <text:p>0.670833333333332</text:p>
              </table:table-cell>
              <table:table-cell office:value-type="float" office:value="23.4376791986931">
                <text:p>23.43767919869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4999999999999">
                <text:p>0.674999999999999</text:p>
              </table:table-cell>
              <table:table-cell office:value-type="float" office:value="23.4376652492402">
                <text:p>23.43766524924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9166666666665">
                <text:p>0.679166666666665</text:p>
              </table:table-cell>
              <table:table-cell office:value-type="float" office:value="23.4376511801962">
                <text:p>23.43765118019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3333333333332">
                <text:p>0.683333333333332</text:p>
              </table:table-cell>
              <table:table-cell office:value-type="float" office:value="23.4376369915644">
                <text:p>23.43763699156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87499999999999">
                <text:p>0.687499999999999</text:p>
              </table:table-cell>
              <table:table-cell office:value-type="float" office:value="23.437622683342">
                <text:p>23.4376226833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91666666666665">
                <text:p>0.691666666666665</text:p>
              </table:table-cell>
              <table:table-cell office:value-type="float" office:value="23.4376082555308">
                <text:p>23.43760825553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5833333333332">
                <text:p>0.695833333333332</text:p>
              </table:table-cell>
              <table:table-cell office:value-type="float" office:value="23.4375937081327">
                <text:p>23.43759370813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23.4375790411449">
                <text:p>23.43757904114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4166666666665">
                <text:p>0.704166666666665</text:p>
              </table:table-cell>
              <table:table-cell office:value-type="float" office:value="23.4375642545708">
                <text:p>23.43756425457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08333333333332">
                <text:p>0.708333333333332</text:p>
              </table:table-cell>
              <table:table-cell office:value-type="float" office:value="23.4375493484075">
                <text:p>23.43754934840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12499999999999">
                <text:p>0.712499999999999</text:p>
              </table:table-cell>
              <table:table-cell office:value-type="float" office:value="23.4375343226585">
                <text:p>23.43753432265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6666666666665">
                <text:p>0.716666666666665</text:p>
              </table:table-cell>
              <table:table-cell office:value-type="float" office:value="23.4375191773209">
                <text:p>23.43751917732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833333333332">
                <text:p>0.720833333333332</text:p>
              </table:table-cell>
              <table:table-cell office:value-type="float" office:value="23.4375039123983">
                <text:p>23.43750391239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4999999999999">
                <text:p>0.724999999999999</text:p>
              </table:table-cell>
              <table:table-cell office:value-type="float" office:value="23.4374885278876">
                <text:p>23.43748852788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9166666666665">
                <text:p>0.729166666666665</text:p>
              </table:table-cell>
              <table:table-cell office:value-type="float" office:value="23.4374730237926">
                <text:p>23.43747302379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3333333333332">
                <text:p>0.733333333333332</text:p>
              </table:table-cell>
              <table:table-cell office:value-type="float" office:value="23.4374574001099">
                <text:p>23.43745740010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7499999999999">
                <text:p>0.737499999999999</text:p>
              </table:table-cell>
              <table:table-cell office:value-type="float" office:value="23.4374416568435">
                <text:p>23.43744165684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41666666666665">
                <text:p>0.741666666666665</text:p>
              </table:table-cell>
              <table:table-cell office:value-type="float" office:value="23.4374257939901">
                <text:p>23.43742579399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5833333333332">
                <text:p>0.745833333333332</text:p>
              </table:table-cell>
              <table:table-cell office:value-type="float" office:value="23.4374098115537">
                <text:p>23.43740981155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49999999999999">
                <text:p>0.749999999999999</text:p>
              </table:table-cell>
              <table:table-cell office:value-type="float" office:value="23.4373937095308">
                <text:p>23.43739370953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54166666666665">
                <text:p>0.754166666666665</text:p>
              </table:table-cell>
              <table:table-cell office:value-type="float" office:value="23.4373774879236">
                <text:p>23.43737748792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58333333333332">
                <text:p>0.758333333333332</text:p>
              </table:table-cell>
              <table:table-cell office:value-type="float" office:value="23.4373611467342">
                <text:p>23.43736114673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62499999999999">
                <text:p>0.762499999999999</text:p>
              </table:table-cell>
              <table:table-cell office:value-type="float" office:value="23.4373446859593">
                <text:p>23.43734468595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66666666666665">
                <text:p>0.766666666666665</text:p>
              </table:table-cell>
              <table:table-cell office:value-type="float" office:value="23.4373281056029">
                <text:p>23.43732810560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70833333333332">
                <text:p>0.770833333333332</text:p>
              </table:table-cell>
              <table:table-cell office:value-type="float" office:value="23.4373114056616">
                <text:p>23.43731140566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4999999999998">
                <text:p>0.774999999999998</text:p>
              </table:table-cell>
              <table:table-cell office:value-type="float" office:value="23.4372945861392">
                <text:p>23.43729458613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9166666666665">
                <text:p>0.779166666666665</text:p>
              </table:table-cell>
              <table:table-cell office:value-type="float" office:value="23.4372776470326">
                <text:p>23.43727764703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83333333333332">
                <text:p>0.783333333333332</text:p>
              </table:table-cell>
              <table:table-cell office:value-type="float" office:value="23.4372605883458">
                <text:p>23.43726058834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7499999999998">
                <text:p>0.787499999999998</text:p>
              </table:table-cell>
              <table:table-cell office:value-type="float" office:value="23.4372434100752">
                <text:p>23.43724341007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91666666666665">
                <text:p>0.791666666666665</text:p>
              </table:table-cell>
              <table:table-cell office:value-type="float" office:value="23.4372261122251">
                <text:p>23.43722611222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95833333333332">
                <text:p>0.795833333333332</text:p>
              </table:table-cell>
              <table:table-cell office:value-type="float" office:value="23.4372086947917">
                <text:p>23.43720869479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99999999999998">
                <text:p>0.799999999999998</text:p>
              </table:table-cell>
              <table:table-cell office:value-type="float" office:value="23.4371911577793">
                <text:p>23.43719115777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04166666666665">
                <text:p>0.804166666666665</text:p>
              </table:table-cell>
              <table:table-cell office:value-type="float" office:value="23.4371735011844">
                <text:p>23.43717350118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8333333333332">
                <text:p>0.808333333333332</text:p>
              </table:table-cell>
              <table:table-cell office:value-type="float" office:value="23.4371557250112">
                <text:p>23.43715572501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12499999999998">
                <text:p>0.812499999999998</text:p>
              </table:table-cell>
              <table:table-cell office:value-type="float" office:value="23.4371378292561">
                <text:p>23.43713782925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16666666666665">
                <text:p>0.816666666666665</text:p>
              </table:table-cell>
              <table:table-cell office:value-type="float" office:value="23.4371198139213">
                <text:p>23.43711981392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20833333333332">
                <text:p>0.820833333333332</text:p>
              </table:table-cell>
              <table:table-cell office:value-type="float" office:value="23.437101679009">
                <text:p>23.4371016790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4999999999998">
                <text:p>0.824999999999998</text:p>
              </table:table-cell>
              <table:table-cell office:value-type="float" office:value="23.4370834245158">
                <text:p>23.43708342451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9166666666665">
                <text:p>0.829166666666665</text:p>
              </table:table-cell>
              <table:table-cell office:value-type="float" office:value="23.437065050446">
                <text:p>23.4370650504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33333333333332">
                <text:p>0.833333333333332</text:p>
              </table:table-cell>
              <table:table-cell office:value-type="float" office:value="23.4370465567957">
                <text:p>23.43704655679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7499999999998">
                <text:p>0.837499999999998</text:p>
              </table:table-cell>
              <table:table-cell office:value-type="float" office:value="23.4370279435695">
                <text:p>23.43702794356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41666666666665">
                <text:p>0.841666666666665</text:p>
              </table:table-cell>
              <table:table-cell office:value-type="float" office:value="23.4370092107632">
                <text:p>23.43700921076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5833333333331">
                <text:p>0.845833333333331</text:p>
              </table:table-cell>
              <table:table-cell office:value-type="float" office:value="23.4369903583818">
                <text:p>23.43699035838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9999999999998">
                <text:p>0.849999999999998</text:p>
              </table:table-cell>
              <table:table-cell office:value-type="float" office:value="23.4369713864212">
                <text:p>23.43697138642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54166666666665">
                <text:p>0.854166666666665</text:p>
              </table:table-cell>
              <table:table-cell office:value-type="float" office:value="23.4369522948859">
                <text:p>23.43695229488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58333333333331">
                <text:p>0.858333333333331</text:p>
              </table:table-cell>
              <table:table-cell office:value-type="float" office:value="23.436933083772">
                <text:p>23.4369330837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62499999999998">
                <text:p>0.862499999999998</text:p>
              </table:table-cell>
              <table:table-cell office:value-type="float" office:value="23.436913753084">
                <text:p>23.4369137530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66666666666665">
                <text:p>0.866666666666665</text:p>
              </table:table-cell>
              <table:table-cell office:value-type="float" office:value="23.4368943028181">
                <text:p>23.43689430281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70833333333331">
                <text:p>0.870833333333331</text:p>
              </table:table-cell>
              <table:table-cell office:value-type="float" office:value="23.436874732979">
                <text:p>23.4368747329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74999999999998">
                <text:p>0.874999999999998</text:p>
              </table:table-cell>
              <table:table-cell office:value-type="float" office:value="23.4368550435625">
                <text:p>23.43685504356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79166666666665">
                <text:p>0.879166666666665</text:p>
              </table:table-cell>
              <table:table-cell office:value-type="float" office:value="23.4368352345712">
                <text:p>23.43683523457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83333333333331">
                <text:p>0.883333333333331</text:p>
              </table:table-cell>
              <table:table-cell office:value-type="float" office:value="23.4368153060075">
                <text:p>23.43681530600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87499999999998">
                <text:p>0.887499999999998</text:p>
              </table:table-cell>
              <table:table-cell office:value-type="float" office:value="23.4367952578675">
                <text:p>23.43679525786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91666666666665">
                <text:p>0.891666666666665</text:p>
              </table:table-cell>
              <table:table-cell office:value-type="float" office:value="23.4367750901559">
                <text:p>23.43677509015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95833333333331">
                <text:p>0.895833333333331</text:p>
              </table:table-cell>
              <table:table-cell office:value-type="float" office:value="23.4367548028685">
                <text:p>23.43675480286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99999999999998">
                <text:p>0.899999999999998</text:p>
              </table:table-cell>
              <table:table-cell office:value-type="float" office:value="23.4367343960103">
                <text:p>23.43673439601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04166666666665">
                <text:p>0.904166666666665</text:p>
              </table:table-cell>
              <table:table-cell office:value-type="float" office:value="23.4367138695769">
                <text:p>23.43671386957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08333333333331">
                <text:p>0.908333333333331</text:p>
              </table:table-cell>
              <table:table-cell office:value-type="float" office:value="23.4366932235732">
                <text:p>23.43669322357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12499999999998">
                <text:p>0.912499999999998</text:p>
              </table:table-cell>
              <table:table-cell office:value-type="float" office:value="23.4366724579951">
                <text:p>23.43667245799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16666666666665">
                <text:p>0.916666666666665</text:p>
              </table:table-cell>
              <table:table-cell office:value-type="float" office:value="23.4366515728475">
                <text:p>23.43665157284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20833333333331">
                <text:p>0.920833333333331</text:p>
              </table:table-cell>
              <table:table-cell office:value-type="float" office:value="23.4366305681261">
                <text:p>23.43663056812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24999999999998">
                <text:p>0.924999999999998</text:p>
              </table:table-cell>
              <table:table-cell office:value-type="float" office:value="23.4366094438357">
                <text:p>23.43660944383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29166666666665">
                <text:p>0.929166666666665</text:p>
              </table:table-cell>
              <table:table-cell office:value-type="float" office:value="23.4365881999722">
                <text:p>23.43658819997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33333333333331">
                <text:p>0.933333333333331</text:p>
              </table:table-cell>
              <table:table-cell office:value-type="float" office:value="23.4365668365407">
                <text:p>23.43656683654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37499999999998">
                <text:p>0.937499999999998</text:p>
              </table:table-cell>
              <table:table-cell office:value-type="float" office:value="23.4365453535365">
                <text:p>23.43654535353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41666666666665">
                <text:p>0.941666666666665</text:p>
              </table:table-cell>
              <table:table-cell office:value-type="float" office:value="23.4365237509626">
                <text:p>23.43652375096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45833333333331">
                <text:p>0.945833333333331</text:p>
              </table:table-cell>
              <table:table-cell office:value-type="float" office:value="23.4365020288215">
                <text:p>23.43650202882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49999999999998">
                <text:p>0.949999999999998</text:p>
              </table:table-cell>
              <table:table-cell office:value-type="float" office:value="23.4364801871089">
                <text:p>23.43648018710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54166666666665">
                <text:p>0.954166666666665</text:p>
              </table:table-cell>
              <table:table-cell office:value-type="float" office:value="23.4364582258301">
                <text:p>23.43645822583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58333333333331">
                <text:p>0.958333333333331</text:p>
              </table:table-cell>
              <table:table-cell office:value-type="float" office:value="23.4364361449803">
                <text:p>23.43643614498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62499999999998">
                <text:p>0.962499999999998</text:p>
              </table:table-cell>
              <table:table-cell office:value-type="float" office:value="23.4364139445649">
                <text:p>23.43641394456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66666666666665">
                <text:p>0.966666666666665</text:p>
              </table:table-cell>
              <table:table-cell office:value-type="float" office:value="23.4363916245792">
                <text:p>23.43639162457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70833333333331">
                <text:p>0.970833333333331</text:p>
              </table:table-cell>
              <table:table-cell office:value-type="float" office:value="23.4363691850285">
                <text:p>23.43636918502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4999999999998">
                <text:p>0.974999999999998</text:p>
              </table:table-cell>
              <table:table-cell office:value-type="float" office:value="23.4363466259084">
                <text:p>23.43634662590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9166666666664">
                <text:p>0.979166666666664</text:p>
              </table:table-cell>
              <table:table-cell office:value-type="float" office:value="23.4363239472241">
                <text:p>23.4363239472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83333333333331">
                <text:p>0.983333333333331</text:p>
              </table:table-cell>
              <table:table-cell office:value-type="float" office:value="23.4363011489708">
                <text:p>23.43630114897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87499999999998">
                <text:p>0.987499999999998</text:p>
              </table:table-cell>
              <table:table-cell office:value-type="float" office:value="23.436278231154">
                <text:p>23.4362782311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1666666666664">
                <text:p>0.991666666666664</text:p>
              </table:table-cell>
              <table:table-cell office:value-type="float" office:value="23.436255193769">
                <text:p>23.4362551937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833333333331">
                <text:p>0.995833333333331</text:p>
              </table:table-cell>
              <table:table-cell office:value-type="float" office:value="23.4362320368214">
                <text:p>23.43623203682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9999999999998">
                <text:p>0.999999999999998</text:p>
              </table:table-cell>
              <table:table-cell office:value-type="float" office:value="23.4362087603061">
                <text:p>23.4362087603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Windows_x86 LibreOffice_project/48d50dbfc06349262c9d50868e5c1f630a573eb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50P0" style:volatile="true">
      <number:hours/>
      <number:text>:</number:text>
      <number:minutes number:style="long"/>
      <number:text>:</number:text>
      <number:seconds number:style="long"/>
    </number:time-style>
    <number:text-style style:name="N150">
      <number:text-content/>
      <style:map style:condition="value()&gt;=0" style:apply-style-name="N150P0"/>
    </number:text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150">
      <style:chart-properties chart:display-label="true" chart:logarithmic="false" chart:minimum="0" chart:maximum="1" chart:interval-major="0.25" chart:interval-minor-divisor="2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21cm" svg:height="6.74cm" xlink:href=".." xlink:type="simple" chart:class="chart:scatter" chart:style-name="ch1">
        <chart:title svg:x="1.143cm" svg:y="0.27cm" chart:style-name="ch2">
          <text:p>Sun Elevation vs. Hour of Day</text:p>
        </chart:title>
        <chart:plot-area chart:style-name="ch3" table:cell-range-address="Calculations.E2:Calculations.E241 Calculations.AG1:Calculations.AG241" chart:data-source-has-labels="row" svg:x="1.175cm" svg:y="1.183cm" svg:width="6.882cm" svg:height="4.442cm">
          <chartooo:coordinate-region svg:x="1.849cm" svg:y="1.343cm" svg:width="5.731cm" svg:height="4.123cm"/>
          <chart:axis chart:dimension="x" chart:name="primary-x" chart:style-name="ch4">
            <chart:title svg:x="3.712cm" svg:y="5.759cm" chart:style-name="ch5">
              <text:p>Hour of Day</text:p>
            </chart:title>
          </chart:axis>
          <chart:axis chart:dimension="y" chart:name="primary-y" chart:style-name="ch6">
            <chart:title svg:x="0.451cm" svg:y="4.546cm" chart:style-name="ch7">
              <text:p>Elevation (deg)</text:p>
            </chart:title>
            <chart:grid chart:style-name="ch8" chart:class="major"/>
          </chart:axis>
          <chart:series chart:style-name="ch9" chart:values-cell-range-address="Calculations.AG2:Calculations.AG241" chart:label-cell-address="Calculations.AG1:Calculations.AG1" chart:class="chart:scatter">
            <chart:domain table:cell-range-address="Calculations.E2:Calculations.E241"/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olar Elevation corrected for atm refraction (deg)</text:p>
                <draw:g>
                  <svg:desc>Calculations.AG1:Calculations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16666666666667">
                <text:p>0.00416666666666667</text:p>
                <draw:g>
                  <svg:desc>Calculations.E2:Calculations.E241</svg:desc>
                </draw:g>
              </table:table-cell>
              <table:table-cell office:value-type="float" office:value="-26.5422164325893">
                <text:p>-26.5422164325893</text:p>
                <draw:g>
                  <svg:desc>Calculations.AG2:Calculations.AG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-26.504752503903">
                <text:p>-26.504752503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-26.4364964958038">
                <text:p>-26.4364964958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-26.3375495020921">
                <text:p>-26.3375495020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-26.2080573080211">
                <text:p>-26.2080573080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-26.0482093459096">
                <text:p>-26.0482093459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-25.858237354152">
                <text:p>-25.858237354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-25.6384137612749">
                <text:p>-25.6384137612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-25.3890498206691">
                <text:p>-25.38904982066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-25.1104935245904">
                <text:p>-25.1104935245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-24.8031273285504">
                <text:p>-24.8031273285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-24.467365718475">
                <text:p>-24.467365718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-24.1036526539532">
                <text:p>-24.1036526539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-23.7124589204498">
                <text:p>-23.71245892044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-23.2942794227917">
                <text:p>-23.29427942279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-22.8496304502975">
                <text:p>-22.8496304502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-22.3790469420239">
                <text:p>-22.3790469420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-21.8830797776676">
                <text:p>-21.8830797776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-21.3622931163889">
                <text:p>-21.3622931163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20.8172618024825">
                <text:p>-20.8172618024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-20.2485688523572">
                <text:p>-20.24856885235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-19.6568030333837">
                <text:p>-19.65680303338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-19.0425565397502">
                <text:p>-19.04255653975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-18.4064227655396">
                <text:p>-18.40642276553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-17.748994168205">
                <text:p>-17.7489941682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-17.070860208413">
                <text:p>-17.0708602084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-16.372605341485">
                <text:p>-16.3726053414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-15.6548070226419">
                <text:p>-15.65480702264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-14.9180336680159">
                <text:p>-14.91803366801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-14.1628424848915">
                <text:p>-14.1628424848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-13.3897770384193">
                <text:p>-13.38977703841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-12.5993643491368">
                <text:p>-12.59936434913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-11.792111191992">
                <text:p>-11.7921111919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-10.9684990531574">
                <text:p>-10.96849905315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-10.1289768134136">
                <text:p>-10.1289768134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-9.2739494919356">
                <text:p>-9.2739494919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-8.4037599228337">
                <text:p>-8.40375992283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-7.51865714315994">
                <text:p>-7.518657143159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5">
                <text:p>0.1625</text:p>
              </table:table-cell>
              <table:table-cell office:value-type="float" office:value="-6.61873824277377">
                <text:p>-6.618738242773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5.70383297561744">
                <text:p>-5.703832975617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-4.77325201262155">
                <text:p>-4.77325201262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5">
                <text:p>0.175</text:p>
              </table:table-cell>
              <table:table-cell office:value-type="float" office:value="-3.82516424925892">
                <text:p>-3.825164249258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-2.85475750001607">
                <text:p>-2.854757500016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-1.84707024575986">
                <text:p>-1.847070245759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5">
                <text:p>0.1875</text:p>
              </table:table-cell>
              <table:table-cell office:value-type="float" office:value="-0.729664707309071">
                <text:p>-0.7296647073090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422420619818436">
                <text:p>0.422420619818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833333333334">
                <text:p>0.195833333333334</text:p>
              </table:table-cell>
              <table:table-cell office:value-type="float" office:value="1.28798788313801">
                <text:p>1.287987883138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2.20175934394743">
                <text:p>2.201759343947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3.14992917410899">
                <text:p>3.149929174108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8333333333334">
                <text:p>0.208333333333334</text:p>
              </table:table-cell>
              <table:table-cell office:value-type="float" office:value="4.12273265477435">
                <text:p>4.12273265477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25">
                <text:p>0.2125</text:p>
              </table:table-cell>
              <table:table-cell office:value-type="float" office:value="5.11490902620552">
                <text:p>5.114909026205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6.12407315254788">
                <text:p>6.124073152547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0833333333334">
                <text:p>0.220833333333334</text:p>
              </table:table-cell>
              <table:table-cell office:value-type="float" office:value="7.14545807209253">
                <text:p>7.145458072092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5">
                <text:p>0.225</text:p>
              </table:table-cell>
              <table:table-cell office:value-type="float" office:value="8.17795619562979">
                <text:p>8.177956195629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9.22037553722926">
                <text:p>9.22037553722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3333333333334">
                <text:p>0.233333333333334</text:p>
              </table:table-cell>
              <table:table-cell office:value-type="float" office:value="10.2717779509594">
                <text:p>10.27177795095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75">
                <text:p>0.2375</text:p>
              </table:table-cell>
              <table:table-cell office:value-type="float" office:value="11.3314075333751">
                <text:p>11.33140753337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12.3986386454709">
                <text:p>12.39863864547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5833333333334">
                <text:p>0.245833333333334</text:p>
              </table:table-cell>
              <table:table-cell office:value-type="float" office:value="13.4729389809166">
                <text:p>13.47293898091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14.5538438427532">
                <text:p>14.55384384275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15.6409382680221">
                <text:p>15.64093826802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8333333333334">
                <text:p>0.258333333333334</text:p>
              </table:table-cell>
              <table:table-cell office:value-type="float" office:value="16.7338444919982">
                <text:p>16.73384449199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25">
                <text:p>0.2625</text:p>
              </table:table-cell>
              <table:table-cell office:value-type="float" office:value="17.832213017574">
                <text:p>17.8322130175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8.9357161255311">
                <text:p>18.93571612553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0833333333334">
                <text:p>0.270833333333334</text:p>
              </table:table-cell>
              <table:table-cell office:value-type="float" office:value="20.0440430494111">
                <text:p>20.0440430494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5">
                <text:p>0.275</text:p>
              </table:table-cell>
              <table:table-cell office:value-type="float" office:value="21.1568962967961">
                <text:p>21.15689629679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22.2739887660264">
                <text:p>22.27398876602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3333333333334">
                <text:p>0.283333333333334</text:p>
              </table:table-cell>
              <table:table-cell office:value-type="float" office:value="23.3950414192423">
                <text:p>23.39504141924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75">
                <text:p>0.2875</text:p>
              </table:table-cell>
              <table:table-cell office:value-type="float" office:value="24.5197813444065">
                <text:p>24.51978134440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25.6479400888747">
                <text:p>25.6479400888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26.7792521785157">
                <text:p>26.77925217851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">
                <text:p>0.3</text:p>
              </table:table-cell>
              <table:table-cell office:value-type="float" office:value="27.9134537596929">
                <text:p>27.91345375969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29.0502813151848">
                <text:p>29.05028131518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30.1894704164539">
                <text:p>30.18947041645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125">
                <text:p>0.3125</text:p>
              </table:table-cell>
              <table:table-cell office:value-type="float" office:value="31.3307544801783">
                <text:p>31.33075448017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32.4738635025232">
                <text:p>32.47386350252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33.6185227460563">
                <text:p>33.61852274605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5">
                <text:p>0.325</text:p>
              </table:table-cell>
              <table:table-cell office:value-type="float" office:value="34.7644513561504">
                <text:p>34.76445135615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35.9113608837768">
                <text:p>35.91136088377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7.0589536901355">
                <text:p>37.05895369013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75">
                <text:p>0.3375</text:p>
              </table:table-cell>
              <table:table-cell office:value-type="float" office:value="38.2069212080309">
                <text:p>38.20692120803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39.3549420312285">
                <text:p>39.35494203122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40.5026798010564">
                <text:p>40.50267980105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">
                <text:p>0.35</text:p>
              </table:table-cell>
              <table:table-cell office:value-type="float" office:value="41.649780854194">
                <text:p>41.6497808541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42.7958715918073">
                <text:p>42.79587159180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43.9405555229086">
                <text:p>43.94055552290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25">
                <text:p>0.3625</text:p>
              </table:table-cell>
              <table:table-cell office:value-type="float" office:value="45.0834099288226">
                <text:p>45.08340992882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46.2239820858477">
                <text:p>46.22398208584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47.3617849743451">
                <text:p>47.36178497434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5">
                <text:p>0.375</text:p>
              </table:table-cell>
              <table:table-cell office:value-type="float" office:value="48.4962923894066">
                <text:p>48.49629238940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49.6269333557462">
                <text:p>49.62693335574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50.7530857323999">
                <text:p>50.7530857323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75">
                <text:p>0.3875</text:p>
              </table:table-cell>
              <table:table-cell office:value-type="float" office:value="51.8740688753551">
                <text:p>51.87406887535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1666666666666">
                <text:p>0.391666666666666</text:p>
              </table:table-cell>
              <table:table-cell office:value-type="float" office:value="52.9891352055654">
                <text:p>52.98913520556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54.0974605063089">
                <text:p>54.09746050630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">
                <text:p>0.4</text:p>
              </table:table-cell>
              <table:table-cell office:value-type="float" office:value="55.1981327501788">
                <text:p>55.19813275017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04166666666666">
                <text:p>0.404166666666666</text:p>
              </table:table-cell>
              <table:table-cell office:value-type="float" office:value="56.2901392290924">
                <text:p>56.29013922909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57.3723517369068">
                <text:p>57.37235173690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25">
                <text:p>0.4125</text:p>
              </table:table-cell>
              <table:table-cell office:value-type="float" office:value="58.4435095316438">
                <text:p>58.44350953164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6666666666666">
                <text:p>0.416666666666666</text:p>
              </table:table-cell>
              <table:table-cell office:value-type="float" office:value="59.5021997924325">
                <text:p>59.50219979243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60.5468352878086">
                <text:p>60.54683528780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5">
                <text:p>0.425</text:p>
              </table:table-cell>
              <table:table-cell office:value-type="float" office:value="61.5756290030855">
                <text:p>61.57562900308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9166666666666">
                <text:p>0.429166666666666</text:p>
              </table:table-cell>
              <table:table-cell office:value-type="float" office:value="62.5865655474713">
                <text:p>62.58656554747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63.5773693055546">
                <text:p>63.57736930555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75">
                <text:p>0.4375</text:p>
              </table:table-cell>
              <table:table-cell office:value-type="float" office:value="64.5454695425601">
                <text:p>64.54546954256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41666666666666">
                <text:p>0.441666666666666</text:p>
              </table:table-cell>
              <table:table-cell office:value-type="float" office:value="65.4879630689658">
                <text:p>65.48796306896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66.4015756715995">
                <text:p>66.40157567159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">
                <text:p>0.45</text:p>
              </table:table-cell>
              <table:table-cell office:value-type="float" office:value="67.2826243962001">
                <text:p>67.2826243962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4166666666666">
                <text:p>0.454166666666666</text:p>
              </table:table-cell>
              <table:table-cell office:value-type="float" office:value="68.1269839840599">
                <text:p>68.12698398405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68.9300623623149">
                <text:p>68.93006236231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625">
                <text:p>0.4625</text:p>
              </table:table-cell>
              <table:table-cell office:value-type="float" office:value="69.6867920345306">
                <text:p>69.68679203453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6666666666666">
                <text:p>0.466666666666666</text:p>
              </table:table-cell>
              <table:table-cell office:value-type="float" office:value="70.3916463379466">
                <text:p>70.39164633794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0833333333333">
                <text:p>0.470833333333333</text:p>
              </table:table-cell>
              <table:table-cell office:value-type="float" office:value="71.0386914177286">
                <text:p>71.03869141772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5">
                <text:p>0.475</text:p>
              </table:table-cell>
              <table:table-cell office:value-type="float" office:value="71.6216856704346">
                <text:p>71.62168567043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9166666666666">
                <text:p>0.479166666666666</text:p>
              </table:table-cell>
              <table:table-cell office:value-type="float" office:value="72.1342372367002">
                <text:p>72.13423723670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72.5700255902531">
                <text:p>72.57002559025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75">
                <text:p>0.4875</text:p>
              </table:table-cell>
              <table:table-cell office:value-type="float" office:value="72.9230843888975">
                <text:p>72.92308438889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73.1881296413684">
                <text:p>73.18812964136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73.3609020296951">
                <text:p>73.36090202969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73.4384793439627">
                <text:p>73.43847934396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04166666666666">
                <text:p>0.504166666666666</text:p>
              </table:table-cell>
              <table:table-cell office:value-type="float" office:value="73.4195101233167">
                <text:p>73.41951012331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73.3043270973898">
                <text:p>73.30432709738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12499999999999">
                <text:p>0.512499999999999</text:p>
              </table:table-cell>
              <table:table-cell office:value-type="float" office:value="73.094918937806">
                <text:p>73.0949189378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16666666666666">
                <text:p>0.516666666666666</text:p>
              </table:table-cell>
              <table:table-cell office:value-type="float" office:value="72.7947657532212">
                <text:p>72.79476575322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72.4085688801047">
                <text:p>72.4085688801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4999999999999">
                <text:p>0.524999999999999</text:p>
              </table:table-cell>
              <table:table-cell office:value-type="float" office:value="71.9419209175595">
                <text:p>71.94192091755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9166666666666">
                <text:p>0.529166666666666</text:p>
              </table:table-cell>
              <table:table-cell office:value-type="float" office:value="71.4009643050084">
                <text:p>71.40096430500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70.792078068538">
                <text:p>70.7920780685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7499999999999">
                <text:p>0.537499999999999</text:p>
              </table:table-cell>
              <table:table-cell office:value-type="float" office:value="70.1216179125422">
                <text:p>70.12161791254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1666666666666">
                <text:p>0.541666666666666</text:p>
              </table:table-cell>
              <table:table-cell office:value-type="float" office:value="69.3957200365558">
                <text:p>69.39572003655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68.6201674804">
                <text:p>68.62016748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9999999999999">
                <text:p>0.549999999999999</text:p>
              </table:table-cell>
              <table:table-cell office:value-type="float" office:value="67.8003106931461">
                <text:p>67.80031069314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4166666666666">
                <text:p>0.554166666666666</text:p>
              </table:table-cell>
              <table:table-cell office:value-type="float" office:value="66.9410309572938">
                <text:p>66.94103095729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66.0467350896641">
                <text:p>66.04673508966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2499999999999">
                <text:p>0.562499999999999</text:p>
              </table:table-cell>
              <table:table-cell office:value-type="float" office:value="65.1213712407823">
                <text:p>65.12137124078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66666666666666">
                <text:p>0.566666666666666</text:p>
              </table:table-cell>
              <table:table-cell office:value-type="float" office:value="64.1684576585607">
                <text:p>64.16845765856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63.1911183687445">
                <text:p>63.19111836874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4999999999999">
                <text:p>0.574999999999999</text:p>
              </table:table-cell>
              <table:table-cell office:value-type="float" office:value="62.1921215443981">
                <text:p>62.19212154439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9166666666666">
                <text:p>0.579166666666666</text:p>
              </table:table-cell>
              <table:table-cell office:value-type="float" office:value="61.173917783694">
                <text:p>61.1739177836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83333333333332">
                <text:p>0.583333333333332</text:p>
              </table:table-cell>
              <table:table-cell office:value-type="float" office:value="60.138676592961">
                <text:p>60.1386765929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7499999999999">
                <text:p>0.587499999999999</text:p>
              </table:table-cell>
              <table:table-cell office:value-type="float" office:value="59.0883201322627">
                <text:p>59.08832013226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1666666666666">
                <text:p>0.591666666666666</text:p>
              </table:table-cell>
              <table:table-cell office:value-type="float" office:value="58.0245537952483">
                <text:p>58.02455379524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5833333333332">
                <text:p>0.595833333333332</text:p>
              </table:table-cell>
              <table:table-cell office:value-type="float" office:value="56.9488935242185">
                <text:p>56.94889352421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55.8626899630571">
                <text:p>55.86268996305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04166666666666">
                <text:p>0.604166666666666</text:p>
              </table:table-cell>
              <table:table-cell office:value-type="float" office:value="54.7671496619704">
                <text:p>54.76714966197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08333333333332">
                <text:p>0.608333333333332</text:p>
              </table:table-cell>
              <table:table-cell office:value-type="float" office:value="53.6633536033645">
                <text:p>53.66335360336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2499999999999">
                <text:p>0.612499999999999</text:p>
              </table:table-cell>
              <table:table-cell office:value-type="float" office:value="52.552273334625">
                <text:p>52.552273334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6666666666666">
                <text:p>0.616666666666666</text:p>
              </table:table-cell>
              <table:table-cell office:value-type="float" office:value="51.4347849901469">
                <text:p>51.43478499014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0833333333332">
                <text:p>0.620833333333332</text:p>
              </table:table-cell>
              <table:table-cell office:value-type="float" office:value="50.3116814666939">
                <text:p>50.31168146669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24999999999999">
                <text:p>0.624999999999999</text:p>
              </table:table-cell>
              <table:table-cell office:value-type="float" office:value="49.1836829941271">
                <text:p>49.18368299412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29166666666666">
                <text:p>0.629166666666666</text:p>
              </table:table-cell>
              <table:table-cell office:value-type="float" office:value="48.0514463168187">
                <text:p>48.05144631681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33333333333332">
                <text:p>0.633333333333332</text:p>
              </table:table-cell>
              <table:table-cell office:value-type="float" office:value="46.915572676629">
                <text:p>46.9155726766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7499999999999">
                <text:p>0.637499999999999</text:p>
              </table:table-cell>
              <table:table-cell office:value-type="float" office:value="45.7766147636059">
                <text:p>45.77661476360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41666666666666">
                <text:p>0.641666666666666</text:p>
              </table:table-cell>
              <table:table-cell office:value-type="float" office:value="44.6350827785859">
                <text:p>44.63508277858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5833333333332">
                <text:p>0.645833333333332</text:p>
              </table:table-cell>
              <table:table-cell office:value-type="float" office:value="43.491449732815">
                <text:p>43.4914497328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42.3461560914165">
                <text:p>42.34615609141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54166666666666">
                <text:p>0.654166666666666</text:p>
              </table:table-cell>
              <table:table-cell office:value-type="float" office:value="41.1996138536249">
                <text:p>41.19961385362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58333333333332">
                <text:p>0.658333333333332</text:p>
              </table:table-cell>
              <table:table-cell office:value-type="float" office:value="40.0522101485586">
                <text:p>40.05221014855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2499999999999">
                <text:p>0.662499999999999</text:p>
              </table:table-cell>
              <table:table-cell office:value-type="float" office:value="38.9043104153419">
                <text:p>38.90431041534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6666666666665">
                <text:p>0.666666666666665</text:p>
              </table:table-cell>
              <table:table-cell office:value-type="float" office:value="37.7562612257633">
                <text:p>37.75626122576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0833333333332">
                <text:p>0.670833333333332</text:p>
              </table:table-cell>
              <table:table-cell office:value-type="float" office:value="36.6083928008054">
                <text:p>36.60839280080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4999999999999">
                <text:p>0.674999999999999</text:p>
              </table:table-cell>
              <table:table-cell office:value-type="float" office:value="35.4610212644525">
                <text:p>35.46102126445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9166666666665">
                <text:p>0.679166666666665</text:p>
              </table:table-cell>
              <table:table-cell office:value-type="float" office:value="34.3144506737358">
                <text:p>34.31445067373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3333333333332">
                <text:p>0.683333333333332</text:p>
              </table:table-cell>
              <table:table-cell office:value-type="float" office:value="33.1689748581734">
                <text:p>33.16897485817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87499999999999">
                <text:p>0.687499999999999</text:p>
              </table:table-cell>
              <table:table-cell office:value-type="float" office:value="32.0248790991758">
                <text:p>32.02487909917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91666666666665">
                <text:p>0.691666666666665</text:p>
              </table:table-cell>
              <table:table-cell office:value-type="float" office:value="30.8824416759376">
                <text:p>30.88244167593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5833333333332">
                <text:p>0.695833333333332</text:p>
              </table:table-cell>
              <table:table-cell office:value-type="float" office:value="29.7419353032465">
                <text:p>29.74193530324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28.6036284846736">
                <text:p>28.60362848467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4166666666665">
                <text:p>0.704166666666665</text:p>
              </table:table-cell>
              <table:table-cell office:value-type="float" office:value="27.4677868041729">
                <text:p>27.46778680417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08333333333332">
                <text:p>0.708333333333332</text:p>
              </table:table-cell>
              <table:table-cell office:value-type="float" office:value="26.3346741802468">
                <text:p>26.33467418024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12499999999999">
                <text:p>0.712499999999999</text:p>
              </table:table-cell>
              <table:table-cell office:value-type="float" office:value="25.2045541075325">
                <text:p>25.20455410753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6666666666665">
                <text:p>0.716666666666665</text:p>
              </table:table-cell>
              <table:table-cell office:value-type="float" office:value="24.07769091498">
                <text:p>24.077690914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833333333332">
                <text:p>0.720833333333332</text:p>
              </table:table-cell>
              <table:table-cell office:value-type="float" office:value="22.9543510738364">
                <text:p>22.95435107383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4999999999999">
                <text:p>0.724999999999999</text:p>
              </table:table-cell>
              <table:table-cell office:value-type="float" office:value="21.8348045977065">
                <text:p>21.83480459770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9166666666665">
                <text:p>0.729166666666665</text:p>
              </table:table-cell>
              <table:table-cell office:value-type="float" office:value="20.7193265876447">
                <text:p>20.71932658764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3333333333332">
                <text:p>0.733333333333332</text:p>
              </table:table-cell>
              <table:table-cell office:value-type="float" office:value="19.6081989938274">
                <text:p>19.60819899382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7499999999999">
                <text:p>0.737499999999999</text:p>
              </table:table-cell>
              <table:table-cell office:value-type="float" office:value="18.5017126899484">
                <text:p>18.50171268994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41666666666665">
                <text:p>0.741666666666665</text:p>
              </table:table-cell>
              <table:table-cell office:value-type="float" office:value="17.4001699957989">
                <text:p>17.40016999579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5833333333332">
                <text:p>0.745833333333332</text:p>
              </table:table-cell>
              <table:table-cell office:value-type="float" office:value="16.3038878393964">
                <text:p>16.30388783939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49999999999999">
                <text:p>0.749999999999999</text:p>
              </table:table-cell>
              <table:table-cell office:value-type="float" office:value="15.2132018370298">
                <text:p>15.21320183702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54166666666665">
                <text:p>0.754166666666665</text:p>
              </table:table-cell>
              <table:table-cell office:value-type="float" office:value="14.1284716989184">
                <text:p>14.12847169891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58333333333332">
                <text:p>0.758333333333332</text:p>
              </table:table-cell>
              <table:table-cell office:value-type="float" office:value="13.0500885681029">
                <text:p>13.05008856810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62499999999999">
                <text:p>0.762499999999999</text:p>
              </table:table-cell>
              <table:table-cell office:value-type="float" office:value="11.9784852025527">
                <text:p>11.97848520255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66666666666665">
                <text:p>0.766666666666665</text:p>
              </table:table-cell>
              <table:table-cell office:value-type="float" office:value="10.9141503648376">
                <text:p>10.91415036483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70833333333332">
                <text:p>0.770833333333332</text:p>
              </table:table-cell>
              <table:table-cell office:value-type="float" office:value="9.85764943591597">
                <text:p>9.857649435915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4999999999998">
                <text:p>0.774999999999998</text:p>
              </table:table-cell>
              <table:table-cell office:value-type="float" office:value="8.80965410306169">
                <text:p>8.809654103061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9166666666665">
                <text:p>0.779166666666665</text:p>
              </table:table-cell>
              <table:table-cell office:value-type="float" office:value="7.77098475176817">
                <text:p>7.770984751768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83333333333332">
                <text:p>0.783333333333332</text:p>
              </table:table-cell>
              <table:table-cell office:value-type="float" office:value="6.74266941803523">
                <text:p>6.742669418035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7499999999998">
                <text:p>0.787499999999998</text:p>
              </table:table-cell>
              <table:table-cell office:value-type="float" office:value="5.7260270494369">
                <text:p>5.72602704943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91666666666665">
                <text:p>0.791666666666665</text:p>
              </table:table-cell>
              <table:table-cell office:value-type="float" office:value="4.72277345733869">
                <text:p>4.722773457338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95833333333332">
                <text:p>0.795833333333332</text:p>
              </table:table-cell>
              <table:table-cell office:value-type="float" office:value="3.73786333149602">
                <text:p>3.737863331496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99999999999998">
                <text:p>0.799999999999998</text:p>
              </table:table-cell>
              <table:table-cell office:value-type="float" office:value="2.77382780594848">
                <text:p>2.773827805948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04166666666665">
                <text:p>0.804166666666665</text:p>
              </table:table-cell>
              <table:table-cell office:value-type="float" office:value="1.83775283902569">
                <text:p>1.837752839025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8333333333332">
                <text:p>0.808333333333332</text:p>
              </table:table-cell>
              <table:table-cell office:value-type="float" office:value="0.941048931469026">
                <text:p>0.9410489314690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12499999999998">
                <text:p>0.812499999999998</text:p>
              </table:table-cell>
              <table:table-cell office:value-type="float" office:value="0.0989819972923182">
                <text:p>0.09898199729231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16666666666665">
                <text:p>0.816666666666665</text:p>
              </table:table-cell>
              <table:table-cell office:value-type="float" office:value="-1.19505705429261">
                <text:p>-1.195057054292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20833333333332">
                <text:p>0.820833333333332</text:p>
              </table:table-cell>
              <table:table-cell office:value-type="float" office:value="-2.24979435294069">
                <text:p>-2.249794352940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4999999999998">
                <text:p>0.824999999999998</text:p>
              </table:table-cell>
              <table:table-cell office:value-type="float" office:value="-3.23963665336605">
                <text:p>-3.239636653366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9166666666665">
                <text:p>0.829166666666665</text:p>
              </table:table-cell>
              <table:table-cell office:value-type="float" office:value="-4.20037140373894">
                <text:p>-4.200371403738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33333333333332">
                <text:p>0.833333333333332</text:p>
              </table:table-cell>
              <table:table-cell office:value-type="float" office:value="-5.14127074415242">
                <text:p>-5.141270744152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7499999999998">
                <text:p>0.837499999999998</text:p>
              </table:table-cell>
              <table:table-cell office:value-type="float" office:value="-6.06559172437089">
                <text:p>-6.065591724370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41666666666665">
                <text:p>0.841666666666665</text:p>
              </table:table-cell>
              <table:table-cell office:value-type="float" office:value="-6.97459755353468">
                <text:p>-6.974597553534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5833333333331">
                <text:p>0.845833333333331</text:p>
              </table:table-cell>
              <table:table-cell office:value-type="float" office:value="-7.86872827058425">
                <text:p>-7.868728270584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9999999999998">
                <text:p>0.849999999999998</text:p>
              </table:table-cell>
              <table:table-cell office:value-type="float" office:value="-8.74802925470865">
                <text:p>-8.748029254708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54166666666665">
                <text:p>0.854166666666665</text:p>
              </table:table-cell>
              <table:table-cell office:value-type="float" office:value="-9.61233408707562">
                <text:p>-9.612334087075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58333333333331">
                <text:p>0.858333333333331</text:p>
              </table:table-cell>
              <table:table-cell office:value-type="float" office:value="-10.4613518010271">
                <text:p>-10.46135180102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62499999999998">
                <text:p>0.862499999999998</text:p>
              </table:table-cell>
              <table:table-cell office:value-type="float" office:value="-11.2947122634637">
                <text:p>-11.29471226346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66666666666665">
                <text:p>0.866666666666665</text:p>
              </table:table-cell>
              <table:table-cell office:value-type="float" office:value="-12.111991501813">
                <text:p>-12.1119915018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70833333333331">
                <text:p>0.870833333333331</text:p>
              </table:table-cell>
              <table:table-cell office:value-type="float" office:value="-12.9127267305492">
                <text:p>-12.91272673054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74999999999998">
                <text:p>0.874999999999998</text:p>
              </table:table-cell>
              <table:table-cell office:value-type="float" office:value="-13.6964257887735">
                <text:p>-13.69642578877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79166666666665">
                <text:p>0.879166666666665</text:p>
              </table:table-cell>
              <table:table-cell office:value-type="float" office:value="-14.4625734153804">
                <text:p>-14.46257341538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83333333333331">
                <text:p>0.883333333333331</text:p>
              </table:table-cell>
              <table:table-cell office:value-type="float" office:value="-15.2106356797546">
                <text:p>-15.21063567975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87499999999998">
                <text:p>0.887499999999998</text:p>
              </table:table-cell>
              <table:table-cell office:value-type="float" office:value="-15.9400633182741">
                <text:p>-15.94006331827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91666666666665">
                <text:p>0.891666666666665</text:p>
              </table:table-cell>
              <table:table-cell office:value-type="float" office:value="-16.6502944211347">
                <text:p>-16.65029442113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95833333333331">
                <text:p>0.895833333333331</text:p>
              </table:table-cell>
              <table:table-cell office:value-type="float" office:value="-17.3407567420205">
                <text:p>-17.34075674202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99999999999998">
                <text:p>0.899999999999998</text:p>
              </table:table-cell>
              <table:table-cell office:value-type="float" office:value="-18.0108698035333">
                <text:p>-18.0108698035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04166666666665">
                <text:p>0.904166666666665</text:p>
              </table:table-cell>
              <table:table-cell office:value-type="float" office:value="-18.6600469100327">
                <text:p>-18.66004691003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08333333333331">
                <text:p>0.908333333333331</text:p>
              </table:table-cell>
              <table:table-cell office:value-type="float" office:value="-19.2876971421243">
                <text:p>-19.28769714212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12499999999998">
                <text:p>0.912499999999998</text:p>
              </table:table-cell>
              <table:table-cell office:value-type="float" office:value="-19.8932273815996">
                <text:p>-19.89322738159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16666666666665">
                <text:p>0.916666666666665</text:p>
              </table:table-cell>
              <table:table-cell office:value-type="float" office:value="-20.4760443993109">
                <text:p>-20.47604439931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20833333333331">
                <text:p>0.920833333333331</text:p>
              </table:table-cell>
              <table:table-cell office:value-type="float" office:value="-21.0355570258599">
                <text:p>-21.03555702585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24999999999998">
                <text:p>0.924999999999998</text:p>
              </table:table-cell>
              <table:table-cell office:value-type="float" office:value="-21.571178416413">
                <text:p>-21.5711784164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29166666666665">
                <text:p>0.929166666666665</text:p>
              </table:table-cell>
              <table:table-cell office:value-type="float" office:value="-22.08232841325">
                <text:p>-22.082328413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33333333333331">
                <text:p>0.933333333333331</text:p>
              </table:table-cell>
              <table:table-cell office:value-type="float" office:value="-22.568436004111">
                <text:p>-22.5684360041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37499999999998">
                <text:p>0.937499999999998</text:p>
              </table:table-cell>
              <table:table-cell office:value-type="float" office:value="-23.0289418687351">
                <text:p>-23.02894186873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41666666666665">
                <text:p>0.941666666666665</text:p>
              </table:table-cell>
              <table:table-cell office:value-type="float" office:value="-23.4633010017026">
                <text:p>-23.46330100170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45833333333331">
                <text:p>0.945833333333331</text:p>
              </table:table-cell>
              <table:table-cell office:value-type="float" office:value="-23.870985395099">
                <text:p>-23.8709853950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49999999999998">
                <text:p>0.949999999999998</text:p>
              </table:table-cell>
              <table:table-cell office:value-type="float" office:value="-24.2514867608729">
                <text:p>-24.25148676087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54166666666665">
                <text:p>0.954166666666665</text:p>
              </table:table-cell>
              <table:table-cell office:value-type="float" office:value="-24.6043192692371">
                <text:p>-24.60431926923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58333333333331">
                <text:p>0.958333333333331</text:p>
              </table:table-cell>
              <table:table-cell office:value-type="float" office:value="-24.9290222762912">
                <text:p>-24.92902227629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62499999999998">
                <text:p>0.962499999999998</text:p>
              </table:table-cell>
              <table:table-cell office:value-type="float" office:value="-25.2251630117119">
                <text:p>-25.22516301171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66666666666665">
                <text:p>0.966666666666665</text:p>
              </table:table-cell>
              <table:table-cell office:value-type="float" office:value="-25.4923391951427">
                <text:p>-25.49233919514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70833333333331">
                <text:p>0.970833333333331</text:p>
              </table:table-cell>
              <table:table-cell office:value-type="float" office:value="-25.7301815488031">
                <text:p>-25.73018154880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4999999999998">
                <text:p>0.974999999999998</text:p>
              </table:table-cell>
              <table:table-cell office:value-type="float" office:value="-25.9383561730419">
                <text:p>-25.93835617304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9166666666664">
                <text:p>0.979166666666664</text:p>
              </table:table-cell>
              <table:table-cell office:value-type="float" office:value="-26.1165667518806">
                <text:p>-26.11656675188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83333333333331">
                <text:p>0.983333333333331</text:p>
              </table:table-cell>
              <table:table-cell office:value-type="float" office:value="-26.2645565564707">
                <text:p>-26.26455655647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87499999999998">
                <text:p>0.987499999999998</text:p>
              </table:table-cell>
              <table:table-cell office:value-type="float" office:value="-26.3821102162921">
                <text:p>-26.38211021629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1666666666664">
                <text:p>0.991666666666664</text:p>
              </table:table-cell>
              <table:table-cell office:value-type="float" office:value="-26.469055230519">
                <text:p>-26.4690552305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833333333331">
                <text:p>0.995833333333331</text:p>
              </table:table-cell>
              <table:table-cell office:value-type="float" office:value="-26.5252631954158">
                <text:p>-26.52526319541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9999999999998">
                <text:p>0.999999999999998</text:p>
              </table:table-cell>
              <table:table-cell office:value-type="float" office:value="-26.5506507277657">
                <text:p>-26.55065072776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Windows_x86 LibreOffice_project/48d50dbfc06349262c9d50868e5c1f630a573eb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32cm" svg:height="6.385cm" xlink:href=".." xlink:type="simple" chart:class="chart:scatter" chart:style-name="ch1">
        <chart:plot-area chart:style-name="ch2" table:cell-range-address="Calculations.AG2:Calculations.AH241 Calculations.AH1:Calculations.AH1" chart:data-source-has-labels="row" svg:x="1.177cm" svg:y="0.127cm" svg:width="6.989cm" svg:height="5.15cm">
          <chartooo:coordinate-region svg:x="1.389cm" svg:y="0.287cm" svg:width="6.617cm" svg:height="4.422cm"/>
          <chart:axis chart:dimension="x" chart:name="primary-x" chart:style-name="ch3">
            <chart:title svg:x="3.952cm" svg:y="5.404cm" chart:style-name="ch4">
              <text:p>Elevation</text:p>
            </chart:title>
          </chart:axis>
          <chart:axis chart:dimension="y" chart:name="primary-y" chart:style-name="ch3">
            <chart:title svg:x="0.451cm" svg:y="3.328cm" chart:style-name="ch5">
              <text:p>Azimuth</text:p>
            </chart:title>
            <chart:grid chart:style-name="ch6" chart:class="major"/>
          </chart:axis>
          <chart:series chart:style-name="ch7" chart:values-cell-range-address="Calculations.AH2:Calculations.AH241" chart:label-cell-address="Calculations.AH1:Calculations.AH1" chart:class="chart:scatter">
            <chart:domain table:cell-range-address="Calculations.AG2:Calculations.AG241"/>
            <chart:data-point chart:repeated="2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  <table:table-cell office:value-type="string">
                <text:p>Solar Azimuth Angle (deg cw from N)</text:p>
                <draw:g>
                  <svg:desc>Calculations.AH1:Calculations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6.5422164325893">
                <text:p>-26.5422164325893</text:p>
                <draw:g>
                  <svg:desc>Calculations.AG2:Calculations.AG241</svg:desc>
                </draw:g>
              </table:table-cell>
              <table:table-cell office:value-type="float" office:value="1.09867118388445">
                <text:p>1.09867118388445</text:p>
                <draw:g>
                  <svg:desc>Calculations.AH2:Calculations.AH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6.504752503903">
                <text:p>-26.504752503903</text:p>
              </table:table-cell>
              <table:table-cell office:value-type="float" office:value="2.6361438658098">
                <text:p>2.6361438658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6.4364964958038">
                <text:p>-26.4364964958038</text:p>
              </table:table-cell>
              <table:table-cell office:value-type="float" office:value="4.17158831262998">
                <text:p>4.17158831262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6.3375495020921">
                <text:p>-26.3375495020921</text:p>
              </table:table-cell>
              <table:table-cell office:value-type="float" office:value="5.70383603820028">
                <text:p>5.7038360382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6.2080573080211">
                <text:p>-26.2080573080211</text:p>
              </table:table-cell>
              <table:table-cell office:value-type="float" office:value="7.23173803789268">
                <text:p>7.23173803789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6.0482093459096">
                <text:p>-26.0482093459096</text:p>
              </table:table-cell>
              <table:table-cell office:value-type="float" office:value="8.75417155644425">
                <text:p>8.75417155644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5.858237354152">
                <text:p>-25.858237354152</text:p>
              </table:table-cell>
              <table:table-cell office:value-type="float" office:value="10.270046486808">
                <text:p>10.270046486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.6384137612749">
                <text:p>-25.6384137612749</text:p>
              </table:table-cell>
              <table:table-cell office:value-type="float" office:value="11.7783113192475">
                <text:p>11.7783113192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5.3890498206691">
                <text:p>-25.3890498206691</text:p>
              </table:table-cell>
              <table:table-cell office:value-type="float" office:value="13.2779585697826">
                <text:p>13.2779585697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5.1104935245904">
                <text:p>-25.1104935245904</text:p>
              </table:table-cell>
              <table:table-cell office:value-type="float" office:value="14.768029631692">
                <text:p>14.768029631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4.8031273285504">
                <text:p>-24.8031273285504</text:p>
              </table:table-cell>
              <table:table-cell office:value-type="float" office:value="16.247619005852">
                <text:p>16.247619005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4.467365718475">
                <text:p>-24.467365718475</text:p>
              </table:table-cell>
              <table:table-cell office:value-type="float" office:value="17.7158778816307">
                <text:p>17.7158778816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4.1036526539532">
                <text:p>-24.1036526539532</text:p>
              </table:table-cell>
              <table:table-cell office:value-type="float" office:value="19.1720170524166">
                <text:p>19.17201705241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3.7124589204498">
                <text:p>-23.7124589204498</text:p>
              </table:table-cell>
              <table:table-cell office:value-type="float" office:value="20.6153091650949">
                <text:p>20.6153091650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.2942794227917">
                <text:p>-23.2942794227917</text:p>
              </table:table-cell>
              <table:table-cell office:value-type="float" office:value="22.0450903137506">
                <text:p>22.04509031375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2.8496304502975">
                <text:p>-22.8496304502975</text:p>
              </table:table-cell>
              <table:table-cell office:value-type="float" office:value="23.4607610007812">
                <text:p>23.4607610007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2.3790469420239">
                <text:p>-22.3790469420239</text:p>
              </table:table-cell>
              <table:table-cell office:value-type="float" office:value="24.8617864971126">
                <text:p>24.8617864971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1.8830797776676">
                <text:p>-21.8830797776676</text:p>
              </table:table-cell>
              <table:table-cell office:value-type="float" office:value="26.247696642217">
                <text:p>26.247696642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1.3622931163889">
                <text:p>-21.3622931163889</text:p>
              </table:table-cell>
              <table:table-cell office:value-type="float" office:value="27.6180851311275">
                <text:p>27.6180851311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0.8172618024825">
                <text:p>-20.8172618024825</text:p>
              </table:table-cell>
              <table:table-cell office:value-type="float" office:value="28.972608339537">
                <text:p>28.9726083395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0.2485688523572">
                <text:p>-20.2485688523572</text:p>
              </table:table-cell>
              <table:table-cell office:value-type="float" office:value="30.3109837424454">
                <text:p>30.31098374244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9.6568030333837">
                <text:p>-19.6568030333837</text:p>
              </table:table-cell>
              <table:table-cell office:value-type="float" office:value="31.6329879818932">
                <text:p>31.63298798189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9.0425565397502">
                <text:p>-19.0425565397502</text:p>
              </table:table-cell>
              <table:table-cell office:value-type="float" office:value="32.9384546408682">
                <text:p>32.9384546408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8.4064227655396">
                <text:p>-18.4064227655396</text:p>
              </table:table-cell>
              <table:table-cell office:value-type="float" office:value="34.2272717779082">
                <text:p>34.22727177790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748994168205">
                <text:p>-17.748994168205</text:p>
              </table:table-cell>
              <table:table-cell office:value-type="float" office:value="35.4993792762345">
                <text:p>35.49937927623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.070860208413">
                <text:p>-17.070860208413</text:p>
              </table:table-cell>
              <table:table-cell office:value-type="float" office:value="36.7547660568476">
                <text:p>36.7547660568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6.372605341485">
                <text:p>-16.372605341485</text:p>
              </table:table-cell>
              <table:table-cell office:value-type="float" office:value="37.9934672028208">
                <text:p>37.9934672028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.6548070226419">
                <text:p>-15.6548070226419</text:p>
              </table:table-cell>
              <table:table-cell office:value-type="float" office:value="39.2155610366285">
                <text:p>39.2155610366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.9180336680159">
                <text:p>-14.9180336680159</text:p>
              </table:table-cell>
              <table:table-cell office:value-type="float" office:value="40.4211661893861">
                <text:p>40.4211661893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.1628424848915">
                <text:p>-14.1628424848915</text:p>
              </table:table-cell>
              <table:table-cell office:value-type="float" office:value="41.6104386951082">
                <text:p>41.6104386951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.3897770384193">
                <text:p>-13.3897770384193</text:p>
              </table:table-cell>
              <table:table-cell office:value-type="float" office:value="42.7835691399641">
                <text:p>42.7835691399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2.5993643491368">
                <text:p>-12.5993643491368</text:p>
              </table:table-cell>
              <table:table-cell office:value-type="float" office:value="43.940779891086">
                <text:p>43.9407798910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1.792111191992">
                <text:p>-11.792111191992</text:p>
              </table:table-cell>
              <table:table-cell office:value-type="float" office:value="45.082322426053">
                <text:p>45.082322426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.9684990531574">
                <text:p>-10.9684990531574</text:p>
              </table:table-cell>
              <table:table-cell office:value-type="float" office:value="46.2084747803339">
                <text:p>46.20847478033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.1289768134136">
                <text:p>-10.1289768134136</text:p>
              </table:table-cell>
              <table:table-cell office:value-type="float" office:value="47.3195391257445">
                <text:p>47.31953912574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.2739494919356">
                <text:p>-9.2739494919356</text:p>
              </table:table-cell>
              <table:table-cell office:value-type="float" office:value="48.4158394908437">
                <text:p>48.41583949084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.4037599228337">
                <text:p>-8.4037599228337</text:p>
              </table:table-cell>
              <table:table-cell office:value-type="float" office:value="49.4977196301484">
                <text:p>49.49771963014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.51865714315994">
                <text:p>-7.51865714315994</text:p>
              </table:table-cell>
              <table:table-cell office:value-type="float" office:value="50.5655410477431">
                <text:p>50.56554104774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61873824277377">
                <text:p>-6.61873824277377</text:p>
              </table:table-cell>
              <table:table-cell office:value-type="float" office:value="51.6196811774998">
                <text:p>51.6196811774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.70383297561744">
                <text:p>-5.70383297561744</text:p>
              </table:table-cell>
              <table:table-cell office:value-type="float" office:value="52.6605317215073">
                <text:p>52.6605317215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77325201262155">
                <text:p>-4.77325201262155</text:p>
              </table:table-cell>
              <table:table-cell office:value-type="float" office:value="53.6884971456183">
                <text:p>53.68849714561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82516424925892">
                <text:p>-3.82516424925892</text:p>
              </table:table-cell>
              <table:table-cell office:value-type="float" office:value="54.7039933309669">
                <text:p>54.70399333096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85475750001607">
                <text:p>-2.85475750001607</text:p>
              </table:table-cell>
              <table:table-cell office:value-type="float" office:value="55.7074463782424">
                <text:p>55.70744637824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84707024575986">
                <text:p>-1.84707024575986</text:p>
              </table:table-cell>
              <table:table-cell office:value-type="float" office:value="56.6992915619218">
                <text:p>56.6992915619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29664707309071">
                <text:p>-0.729664707309071</text:p>
              </table:table-cell>
              <table:table-cell office:value-type="float" office:value="57.6799724300864">
                <text:p>57.67997243008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22420619818436">
                <text:p>0.422420619818436</text:p>
              </table:table-cell>
              <table:table-cell office:value-type="float" office:value="58.6499400462361">
                <text:p>58.64994004623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8798788313801">
                <text:p>1.28798788313801</text:p>
              </table:table-cell>
              <table:table-cell office:value-type="float" office:value="59.6096523684941">
                <text:p>59.6096523684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0175934394743">
                <text:p>2.20175934394743</text:p>
              </table:table-cell>
              <table:table-cell office:value-type="float" office:value="60.5595737622039">
                <text:p>60.55957376220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4992917410899">
                <text:p>3.14992917410899</text:p>
              </table:table-cell>
              <table:table-cell office:value-type="float" office:value="61.5001746421255">
                <text:p>61.5001746421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12273265477435">
                <text:p>4.12273265477435</text:p>
              </table:table-cell>
              <table:table-cell office:value-type="float" office:value="62.4319312401588">
                <text:p>62.43193124015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1490902620552">
                <text:p>5.11490902620552</text:p>
              </table:table-cell>
              <table:table-cell office:value-type="float" office:value="63.3553254958714">
                <text:p>63.35532549587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12407315254788">
                <text:p>6.12407315254788</text:p>
              </table:table-cell>
              <table:table-cell office:value-type="float" office:value="64.2708450665602">
                <text:p>64.2708450665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14545807209253">
                <text:p>7.14545807209253</text:p>
              </table:table-cell>
              <table:table-cell office:value-type="float" office:value="65.1789834552447">
                <text:p>65.17898345524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17795619562979">
                <text:p>8.17795619562979</text:p>
              </table:table-cell>
              <table:table-cell office:value-type="float" office:value="66.0802402546083">
                <text:p>66.08024025460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22037553722926">
                <text:p>9.22037553722926</text:p>
              </table:table-cell>
              <table:table-cell office:value-type="float" office:value="66.9751215066817">
                <text:p>66.97512150668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2717779509594">
                <text:p>10.2717779509594</text:p>
              </table:table-cell>
              <table:table-cell office:value-type="float" office:value="67.8641401778854">
                <text:p>67.86414017788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3314075333751">
                <text:p>11.3314075333751</text:p>
              </table:table-cell>
              <table:table-cell office:value-type="float" office:value="68.7478167509191">
                <text:p>68.74781675091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3986386454709">
                <text:p>12.3986386454709</text:p>
              </table:table-cell>
              <table:table-cell office:value-type="float" office:value="69.6266799350142">
                <text:p>69.6266799350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4729389809166">
                <text:p>13.4729389809166</text:p>
              </table:table-cell>
              <table:table-cell office:value-type="float" office:value="70.5012674980528">
                <text:p>70.50126749805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5538438427532">
                <text:p>14.5538438427532</text:p>
              </table:table-cell>
              <table:table-cell office:value-type="float" office:value="71.3721272242721">
                <text:p>71.37212722427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6409382680221">
                <text:p>15.6409382680221</text:p>
              </table:table-cell>
              <table:table-cell office:value-type="float" office:value="72.2398180034304">
                <text:p>72.23981800343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7338444919982">
                <text:p>16.7338444919982</text:p>
              </table:table-cell>
              <table:table-cell office:value-type="float" office:value="73.1049110578653">
                <text:p>73.10491105786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832213017574">
                <text:p>17.832213017574</text:p>
              </table:table-cell>
              <table:table-cell office:value-type="float" office:value="73.9679913158527">
                <text:p>73.96799131585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9357161255311">
                <text:p>18.9357161255311</text:p>
              </table:table-cell>
              <table:table-cell office:value-type="float" office:value="74.8296589413114">
                <text:p>74.82965894131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0440430494111">
                <text:p>20.0440430494111</text:p>
              </table:table-cell>
              <table:table-cell office:value-type="float" office:value="75.6905310311766">
                <text:p>75.69053103117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1568962967961">
                <text:p>21.1568962967961</text:p>
              </table:table-cell>
              <table:table-cell office:value-type="float" office:value="76.5512434945835">
                <text:p>76.55124349458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.2739887660264">
                <text:p>22.2739887660264</text:p>
              </table:table-cell>
              <table:table-cell office:value-type="float" office:value="77.4124531292592">
                <text:p>77.41245312925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.3950414192423">
                <text:p>23.3950414192423</text:p>
              </table:table-cell>
              <table:table-cell office:value-type="float" office:value="78.2748399139524">
                <text:p>78.27483991395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.5197813444065">
                <text:p>24.5197813444065</text:p>
              </table:table-cell>
              <table:table-cell office:value-type="float" office:value="79.1391095375203">
                <text:p>79.13910953752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6479400888747">
                <text:p>25.6479400888747</text:p>
              </table:table-cell>
              <table:table-cell office:value-type="float" office:value="80.0059961893244">
                <text:p>80.0059961893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.7792521785157">
                <text:p>26.7792521785157</text:p>
              </table:table-cell>
              <table:table-cell office:value-type="float" office:value="80.8762656381347">
                <text:p>80.87626563813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.9134537596929">
                <text:p>27.9134537596929</text:p>
              </table:table-cell>
              <table:table-cell office:value-type="float" office:value="81.7507186315735">
                <text:p>81.75071863157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.0502813151848">
                <text:p>29.0502813151848</text:p>
              </table:table-cell>
              <table:table-cell office:value-type="float" office:value="82.6301946516571">
                <text:p>82.63019465165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.1894704164539">
                <text:p>30.1894704164539</text:p>
              </table:table-cell>
              <table:table-cell office:value-type="float" office:value="83.5155760679082">
                <text:p>83.51557606790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.3307544801783">
                <text:p>31.3307544801783</text:p>
              </table:table-cell>
              <table:table-cell office:value-type="float" office:value="84.4077927342673">
                <text:p>84.40779273426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4738635025232">
                <text:p>32.4738635025232</text:p>
              </table:table-cell>
              <table:table-cell office:value-type="float" office:value="85.3078270833906">
                <text:p>85.30782708339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.6185227460563">
                <text:p>33.6185227460563</text:p>
              </table:table-cell>
              <table:table-cell office:value-type="float" office:value="86.2167197783723">
                <text:p>86.21671977837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.7644513561504">
                <text:p>34.7644513561504</text:p>
              </table:table-cell>
              <table:table-cell office:value-type="float" office:value="87.13557599074">
                <text:p>87.135575990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.9113608837768">
                <text:p>35.9113608837768</text:p>
              </table:table-cell>
              <table:table-cell office:value-type="float" office:value="88.0655723828974">
                <text:p>88.06557238289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.0589536901355">
                <text:p>37.0589536901355</text:p>
              </table:table-cell>
              <table:table-cell office:value-type="float" office:value="89.0079648832438">
                <text:p>89.00796488324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.2069212080309">
                <text:p>38.2069212080309</text:p>
              </table:table-cell>
              <table:table-cell office:value-type="float" office:value="89.9640973549547">
                <text:p>89.9640973549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.3549420312285">
                <text:p>39.3549420312285</text:p>
              </table:table-cell>
              <table:table-cell office:value-type="float" office:value="90.9354112718009">
                <text:p>90.93541127180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.5026798010564">
                <text:p>40.5026798010564</text:p>
              </table:table-cell>
              <table:table-cell office:value-type="float" office:value="91.9234565302883">
                <text:p>91.92345653028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.649780854194">
                <text:p>41.649780854194</text:p>
              </table:table-cell>
              <table:table-cell office:value-type="float" office:value="92.9299035429493">
                <text:p>92.92990354294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.7958715918073">
                <text:p>42.7958715918073</text:p>
              </table:table-cell>
              <table:table-cell office:value-type="float" office:value="93.9565567767395">
                <text:p>93.95655677673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.9405555229086">
                <text:p>43.9405555229086</text:p>
              </table:table-cell>
              <table:table-cell office:value-type="float" office:value="95.005369919115">
                <text:p>95.0053699191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.0834099288226">
                <text:p>45.0834099288226</text:p>
              </table:table-cell>
              <table:table-cell office:value-type="float" office:value="96.0784628762019">
                <text:p>96.07846287620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.2239820858477">
                <text:p>46.2239820858477</text:p>
              </table:table-cell>
              <table:table-cell office:value-type="float" office:value="97.1781408279003">
                <text:p>97.17814082790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.3617849743451">
                <text:p>47.3617849743451</text:p>
              </table:table-cell>
              <table:table-cell office:value-type="float" office:value="98.3069155869781">
                <text:p>98.30691558697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.4962923894066">
                <text:p>48.4962923894066</text:p>
              </table:table-cell>
              <table:table-cell office:value-type="float" office:value="99.4675295274194">
                <text:p>99.46752952741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.6269333557462">
                <text:p>49.6269333557462</text:p>
              </table:table-cell>
              <table:table-cell office:value-type="float" office:value="100.662982363515">
                <text:p>100.6629823635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.7530857323999">
                <text:p>50.7530857323999</text:p>
              </table:table-cell>
              <table:table-cell office:value-type="float" office:value="101.896561067381">
                <text:p>101.8965610673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.8740688753551">
                <text:p>51.8740688753551</text:p>
              </table:table-cell>
              <table:table-cell office:value-type="float" office:value="103.171873207295">
                <text:p>103.1718732072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.9891352055654">
                <text:p>52.9891352055654</text:p>
              </table:table-cell>
              <table:table-cell office:value-type="float" office:value="104.492883962128">
                <text:p>104.492883962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.0974605063089">
                <text:p>54.0974605063089</text:p>
              </table:table-cell>
              <table:table-cell office:value-type="float" office:value="105.863957006781">
                <text:p>105.8639570067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.1981327501788">
                <text:p>55.1981327501788</text:p>
              </table:table-cell>
              <table:table-cell office:value-type="float" office:value="107.289899356067">
                <text:p>107.2898993560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.2901392290924">
                <text:p>56.2901392290924</text:p>
              </table:table-cell>
              <table:table-cell office:value-type="float" office:value="108.776010072348">
                <text:p>108.7760100723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.3723517369068">
                <text:p>57.3723517369068</text:p>
              </table:table-cell>
              <table:table-cell office:value-type="float" office:value="110.328132458109">
                <text:p>110.3281324581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.4435095316438">
                <text:p>58.4435095316438</text:p>
              </table:table-cell>
              <table:table-cell office:value-type="float" office:value="111.952708918206">
                <text:p>111.9527089182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.5021997924325">
                <text:p>59.5021997924325</text:p>
              </table:table-cell>
              <table:table-cell office:value-type="float" office:value="113.656837032381">
                <text:p>113.6568370323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.5468352878086">
                <text:p>60.5468352878086</text:p>
              </table:table-cell>
              <table:table-cell office:value-type="float" office:value="115.44832444001">
                <text:p>115.44832444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1.5756290030855">
                <text:p>61.5756290030855</text:p>
              </table:table-cell>
              <table:table-cell office:value-type="float" office:value="117.335738807679">
                <text:p>117.3357388076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2.5865655474713">
                <text:p>62.5865655474713</text:p>
              </table:table-cell>
              <table:table-cell office:value-type="float" office:value="119.328447290672">
                <text:p>119.3284472906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.5773693055546">
                <text:p>63.5773693055546</text:p>
              </table:table-cell>
              <table:table-cell office:value-type="float" office:value="121.436637370036">
                <text:p>121.4366373700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4.5454695425601">
                <text:p>64.5454695425601</text:p>
              </table:table-cell>
              <table:table-cell office:value-type="float" office:value="123.671307589172">
                <text:p>123.6713075891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5.4879630689658">
                <text:p>65.4879630689658</text:p>
              </table:table-cell>
              <table:table-cell office:value-type="float" office:value="126.044212421206">
                <text:p>126.0442124212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.4015756715995">
                <text:p>66.4015756715995</text:p>
              </table:table-cell>
              <table:table-cell office:value-type="float" office:value="128.567740264205">
                <text:p>128.567740264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7.2826243962001">
                <text:p>67.2826243962001</text:p>
              </table:table-cell>
              <table:table-cell office:value-type="float" office:value="131.254697646958">
                <text:p>131.2546976469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.1269839840599">
                <text:p>68.1269839840599</text:p>
              </table:table-cell>
              <table:table-cell office:value-type="float" office:value="134.117966859037">
                <text:p>134.1179668590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8.9300623623149">
                <text:p>68.9300623623149</text:p>
              </table:table-cell>
              <table:table-cell office:value-type="float" office:value="137.169999908704">
                <text:p>137.1699999087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.6867920345306">
                <text:p>69.6867920345306</text:p>
              </table:table-cell>
              <table:table-cell office:value-type="float" office:value="140.422111632639">
                <text:p>140.4221116326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.3916463379466">
                <text:p>70.3916463379466</text:p>
              </table:table-cell>
              <table:table-cell office:value-type="float" office:value="143.883543012357">
                <text:p>143.8835430123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1.0386914177286">
                <text:p>71.0386914177286</text:p>
              </table:table-cell>
              <table:table-cell office:value-type="float" office:value="147.560287671161">
                <text:p>147.5602876711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.6216856704346">
                <text:p>71.6216856704346</text:p>
              </table:table-cell>
              <table:table-cell office:value-type="float" office:value="151.453715632979">
                <text:p>151.4537156329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2.1342372367002">
                <text:p>72.1342372367002</text:p>
              </table:table-cell>
              <table:table-cell office:value-type="float" office:value="155.559091611415">
                <text:p>155.5590916114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2.5700255902531">
                <text:p>72.5700255902531</text:p>
              </table:table-cell>
              <table:table-cell office:value-type="float" office:value="159.864165906022">
                <text:p>159.8641659060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2.9230843888975">
                <text:p>72.9230843888975</text:p>
              </table:table-cell>
              <table:table-cell office:value-type="float" office:value="164.348097266109">
                <text:p>164.3480972661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3.1881296413684">
                <text:p>73.1881296413684</text:p>
              </table:table-cell>
              <table:table-cell office:value-type="float" office:value="168.981016568875">
                <text:p>168.9810165688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3.3609020296951">
                <text:p>73.3609020296951</text:p>
              </table:table-cell>
              <table:table-cell office:value-type="float" office:value="173.724516981127">
                <text:p>173.7245169811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3.4384793439627">
                <text:p>73.4384793439627</text:p>
              </table:table-cell>
              <table:table-cell office:value-type="float" office:value="178.533230037881">
                <text:p>178.5332300378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.4195101233167">
                <text:p>73.4195101233167</text:p>
              </table:table-cell>
              <table:table-cell office:value-type="float" office:value="183.3574244066">
                <text:p>183.35742440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3043270973898">
                <text:p>73.3043270973898</text:p>
              </table:table-cell>
              <table:table-cell office:value-type="float" office:value="188.146304468252">
                <text:p>188.1463044682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.094918937806">
                <text:p>73.094918937806</text:p>
              </table:table-cell>
              <table:table-cell office:value-type="float" office:value="192.851486254073">
                <text:p>192.8514862540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2.7947657532212">
                <text:p>72.7947657532212</text:p>
              </table:table-cell>
              <table:table-cell office:value-type="float" office:value="197.430075203461">
                <text:p>197.4300752034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2.4085688801047">
                <text:p>72.4085688801047</text:p>
              </table:table-cell>
              <table:table-cell office:value-type="float" office:value="201.846887993573">
                <text:p>201.8468879935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1.9419209175595">
                <text:p>71.9419209175595</text:p>
              </table:table-cell>
              <table:table-cell office:value-type="float" office:value="206.075596047594">
                <text:p>206.0755960475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1.4009643050084">
                <text:p>71.4009643050084</text:p>
              </table:table-cell>
              <table:table-cell office:value-type="float" office:value="210.098823729229">
                <text:p>210.0988237292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.792078068538">
                <text:p>70.792078068538</text:p>
              </table:table-cell>
              <table:table-cell office:value-type="float" office:value="213.907423165861">
                <text:p>213.9074231658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0.1216179125422">
                <text:p>70.1216179125422</text:p>
              </table:table-cell>
              <table:table-cell office:value-type="float" office:value="217.499231602808">
                <text:p>217.4992316028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.3957200365558">
                <text:p>69.3957200365558</text:p>
              </table:table-cell>
              <table:table-cell office:value-type="float" office:value="220.87760709305">
                <text:p>220.877607093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.6201674804">
                <text:p>68.6201674804</text:p>
              </table:table-cell>
              <table:table-cell office:value-type="float" office:value="224.049971675357">
                <text:p>224.0499716753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7.8003106931461">
                <text:p>67.8003106931461</text:p>
              </table:table-cell>
              <table:table-cell office:value-type="float" office:value="227.026507070553">
                <text:p>227.0265070705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.9410309572938">
                <text:p>66.9410309572938</text:p>
              </table:table-cell>
              <table:table-cell office:value-type="float" office:value="229.819072793473">
                <text:p>229.8190727934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.0467350896641">
                <text:p>66.0467350896641</text:p>
              </table:table-cell>
              <table:table-cell office:value-type="float" office:value="232.44036205765">
                <text:p>232.440362057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.1213712407823">
                <text:p>65.1213712407823</text:p>
              </table:table-cell>
              <table:table-cell office:value-type="float" office:value="234.90327784097">
                <text:p>234.903277840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4.1684576585607">
                <text:p>64.1684576585607</text:p>
              </table:table-cell>
              <table:table-cell office:value-type="float" office:value="237.220495626811">
                <text:p>237.2204956268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3.1911183687445">
                <text:p>63.1911183687445</text:p>
              </table:table-cell>
              <table:table-cell office:value-type="float" office:value="239.40417494219">
                <text:p>239.404174942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.1921215443981">
                <text:p>62.1921215443981</text:p>
              </table:table-cell>
              <table:table-cell office:value-type="float" office:value="241.465783962095">
                <text:p>241.4657839620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1.173917783694">
                <text:p>61.173917783694</text:p>
              </table:table-cell>
              <table:table-cell office:value-type="float" office:value="243.416006615862">
                <text:p>243.416006615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.138676592961">
                <text:p>60.138676592961</text:p>
              </table:table-cell>
              <table:table-cell office:value-type="float" office:value="245.264707646809">
                <text:p>245.2647076468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.0883201322627">
                <text:p>59.0883201322627</text:p>
              </table:table-cell>
              <table:table-cell office:value-type="float" office:value="247.020936780497">
                <text:p>247.0209367804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8.0245537952483">
                <text:p>58.0245537952483</text:p>
              </table:table-cell>
              <table:table-cell office:value-type="float" office:value="248.692958031527">
                <text:p>248.6929580315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.9488935242185">
                <text:p>56.9488935242185</text:p>
              </table:table-cell>
              <table:table-cell office:value-type="float" office:value="250.288294098721">
                <text:p>250.2882940987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5.8626899630571">
                <text:p>55.8626899630571</text:p>
              </table:table-cell>
              <table:table-cell office:value-type="float" office:value="251.81377881183">
                <text:p>251.813778811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4.7671496619704">
                <text:p>54.7671496619704</text:p>
              </table:table-cell>
              <table:table-cell office:value-type="float" office:value="253.275612843348">
                <text:p>253.2756128433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.6633536033645">
                <text:p>53.6633536033645</text:p>
              </table:table-cell>
              <table:table-cell office:value-type="float" office:value="254.679419532227">
                <text:p>254.6794195322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.552273334625">
                <text:p>52.552273334625</text:p>
              </table:table-cell>
              <table:table-cell office:value-type="float" office:value="256.030298831705">
                <text:p>256.0302988317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.4347849901469">
                <text:p>51.4347849901469</text:p>
              </table:table-cell>
              <table:table-cell office:value-type="float" office:value="257.332878203311">
                <text:p>257.3328782033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.3116814666939">
                <text:p>50.3116814666939</text:p>
              </table:table-cell>
              <table:table-cell office:value-type="float" office:value="258.591359835366">
                <text:p>258.5913598353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.1836829941271">
                <text:p>49.1836829941271</text:p>
              </table:table-cell>
              <table:table-cell office:value-type="float" office:value="259.809563932718">
                <text:p>259.8095639327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.0514463168187">
                <text:p>48.0514463168187</text:p>
              </table:table-cell>
              <table:table-cell office:value-type="float" office:value="260.990968065824">
                <text:p>260.9909680658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.915572676629">
                <text:p>46.915572676629</text:p>
              </table:table-cell>
              <table:table-cell office:value-type="float" office:value="262.138742715166">
                <text:p>262.1387427151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.7766147636059">
                <text:p>45.7766147636059</text:p>
              </table:table-cell>
              <table:table-cell office:value-type="float" office:value="263.255783234857">
                <text:p>263.2557832348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.6350827785859">
                <text:p>44.6350827785859</text:p>
              </table:table-cell>
              <table:table-cell office:value-type="float" office:value="264.34473850451">
                <text:p>264.344738504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.491449732815">
                <text:p>43.491449732815</text:p>
              </table:table-cell>
              <table:table-cell office:value-type="float" office:value="265.408036555418">
                <text:p>265.4080365554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.3461560914165">
                <text:p>42.3461560914165</text:p>
              </table:table-cell>
              <table:table-cell office:value-type="float" office:value="266.447907458205">
                <text:p>266.4479074582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.1996138536249">
                <text:p>41.1996138536249</text:p>
              </table:table-cell>
              <table:table-cell office:value-type="float" office:value="267.466403747037">
                <text:p>267.4664037470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.0522101485586">
                <text:p>40.0522101485586</text:p>
              </table:table-cell>
              <table:table-cell office:value-type="float" office:value="268.465418639585">
                <text:p>268.4654186395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.9043104153419">
                <text:p>38.9043104153419</text:p>
              </table:table-cell>
              <table:table-cell office:value-type="float" office:value="269.446702290497">
                <text:p>269.4467022904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.7562612257633">
                <text:p>37.7562612257633</text:p>
              </table:table-cell>
              <table:table-cell office:value-type="float" office:value="270.411876295863">
                <text:p>270.4118762958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.6083928008054">
                <text:p>36.6083928008054</text:p>
              </table:table-cell>
              <table:table-cell office:value-type="float" office:value="271.362446643729">
                <text:p>271.3624466437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.4610212644525">
                <text:p>35.4610212644525</text:p>
              </table:table-cell>
              <table:table-cell office:value-type="float" office:value="272.299815286426">
                <text:p>272.2998152864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.3144506737358">
                <text:p>34.3144506737358</text:p>
              </table:table-cell>
              <table:table-cell office:value-type="float" office:value="273.225290490338">
                <text:p>273.2252904903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.1689748581734">
                <text:p>33.1689748581734</text:p>
              </table:table-cell>
              <table:table-cell office:value-type="float" office:value="274.140096102264">
                <text:p>274.1400961022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.0248790991758">
                <text:p>32.0248790991758</text:p>
              </table:table-cell>
              <table:table-cell office:value-type="float" office:value="275.045379854609">
                <text:p>275.0453798546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.8824416759376">
                <text:p>30.8824416759376</text:p>
              </table:table-cell>
              <table:table-cell office:value-type="float" office:value="275.942220818358">
                <text:p>275.9422208183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.7419353032465">
                <text:p>29.7419353032465</text:p>
              </table:table-cell>
              <table:table-cell office:value-type="float" office:value="276.831636099089">
                <text:p>276.8316360990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.6036284846736">
                <text:p>28.6036284846736</text:p>
              </table:table-cell>
              <table:table-cell office:value-type="float" office:value="277.714586860496">
                <text:p>277.7145868604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.4677868041729">
                <text:p>27.4677868041729</text:p>
              </table:table-cell>
              <table:table-cell office:value-type="float" office:value="278.591983749817">
                <text:p>278.5919837498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.3346741802468">
                <text:p>26.3346741802468</text:p>
              </table:table-cell>
              <table:table-cell office:value-type="float" office:value="279.464691790066">
                <text:p>279.4646917900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2045541075325">
                <text:p>25.2045541075325</text:p>
              </table:table-cell>
              <table:table-cell office:value-type="float" office:value="280.333534797043">
                <text:p>280.3335347970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.07769091498">
                <text:p>24.07769091498</text:p>
              </table:table-cell>
              <table:table-cell office:value-type="float" office:value="281.199299371094">
                <text:p>281.1992993710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.9543510738364">
                <text:p>22.9543510738364</text:p>
              </table:table-cell>
              <table:table-cell office:value-type="float" office:value="282.062738508514">
                <text:p>282.0627385085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8348045977065">
                <text:p>21.8348045977065</text:p>
              </table:table-cell>
              <table:table-cell office:value-type="float" office:value="282.924574871073">
                <text:p>282.9245748710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7193265876447">
                <text:p>20.7193265876447</text:p>
              </table:table-cell>
              <table:table-cell office:value-type="float" office:value="283.785503748376">
                <text:p>283.7855037483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.6081989938274">
                <text:p>19.6081989938274</text:p>
              </table:table-cell>
              <table:table-cell office:value-type="float" office:value="284.646195742523">
                <text:p>284.6461957425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.5017126899484">
                <text:p>18.5017126899484</text:p>
              </table:table-cell>
              <table:table-cell office:value-type="float" office:value="285.507299201828">
                <text:p>285.5072992018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4001699957989">
                <text:p>17.4001699957989</text:p>
              </table:table-cell>
              <table:table-cell office:value-type="float" office:value="286.36944242603">
                <text:p>286.369442426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3038878393964">
                <text:p>16.3038878393964</text:p>
              </table:table-cell>
              <table:table-cell office:value-type="float" office:value="287.233235663462">
                <text:p>287.2332356634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.2132018370298">
                <text:p>15.2132018370298</text:p>
              </table:table-cell>
              <table:table-cell office:value-type="float" office:value="288.099272917031">
                <text:p>288.0992729170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.1284716989184">
                <text:p>14.1284716989184</text:p>
              </table:table-cell>
              <table:table-cell office:value-type="float" office:value="288.968133574497">
                <text:p>288.9681335744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0500885681029">
                <text:p>13.0500885681029</text:p>
              </table:table-cell>
              <table:table-cell office:value-type="float" office:value="289.8403838755">
                <text:p>289.84038387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9784852025527">
                <text:p>11.9784852025527</text:p>
              </table:table-cell>
              <table:table-cell office:value-type="float" office:value="290.716578226499">
                <text:p>290.7165782264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9141503648376">
                <text:p>10.9141503648376</text:p>
              </table:table-cell>
              <table:table-cell office:value-type="float" office:value="291.597260372981">
                <text:p>291.5972603729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85764943591597">
                <text:p>9.85764943591597</text:p>
              </table:table-cell>
              <table:table-cell office:value-type="float" office:value="292.482964436248">
                <text:p>292.4829644362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80965410306169">
                <text:p>8.80965410306169</text:p>
              </table:table-cell>
              <table:table-cell office:value-type="float" office:value="293.374215821494">
                <text:p>293.3742158214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77098475176817">
                <text:p>7.77098475176817</text:p>
              </table:table-cell>
              <table:table-cell office:value-type="float" office:value="294.2715320016">
                <text:p>294.27153200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74266941803523">
                <text:p>6.74266941803523</text:p>
              </table:table-cell>
              <table:table-cell office:value-type="float" office:value="295.17542318087">
                <text:p>295.175423180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7260270494369">
                <text:p>5.7260270494369</text:p>
              </table:table-cell>
              <table:table-cell office:value-type="float" office:value="296.086392840823">
                <text:p>296.0863928408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72277345733869">
                <text:p>4.72277345733869</text:p>
              </table:table-cell>
              <table:table-cell office:value-type="float" office:value="297.004938170146">
                <text:p>297.0049381701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73786333149602">
                <text:p>3.73786333149602</text:p>
              </table:table-cell>
              <table:table-cell office:value-type="float" office:value="297.931550378918">
                <text:p>297.9315503789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77382780594848">
                <text:p>2.77382780594848</text:p>
              </table:table-cell>
              <table:table-cell office:value-type="float" office:value="298.866714897435">
                <text:p>298.8667148974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83775283902569">
                <text:p>1.83775283902569</text:p>
              </table:table-cell>
              <table:table-cell office:value-type="float" office:value="299.81091145807">
                <text:p>299.810911458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41048931469026">
                <text:p>0.941048931469026</text:p>
              </table:table-cell>
              <table:table-cell office:value-type="float" office:value="300.76461405897">
                <text:p>300.764614058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989819972923182">
                <text:p>0.0989819972923182</text:p>
              </table:table-cell>
              <table:table-cell office:value-type="float" office:value="301.72829080667">
                <text:p>301.72829080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19505705429261">
                <text:p>-1.19505705429261</text:p>
              </table:table-cell>
              <table:table-cell office:value-type="float" office:value="302.70240363522">
                <text:p>302.702403635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.24979435294069">
                <text:p>-2.24979435294069</text:p>
              </table:table-cell>
              <table:table-cell office:value-type="float" office:value="303.687407897954">
                <text:p>303.6874078979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.23963665336605">
                <text:p>-3.23963665336605</text:p>
              </table:table-cell>
              <table:table-cell office:value-type="float" office:value="304.683751828306">
                <text:p>304.6837518283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4.20037140373894">
                <text:p>-4.20037140373894</text:p>
              </table:table-cell>
              <table:table-cell office:value-type="float" office:value="305.691875865777">
                <text:p>305.6918758657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.14127074415242">
                <text:p>-5.14127074415242</text:p>
              </table:table-cell>
              <table:table-cell office:value-type="float" office:value="306.712211842429">
                <text:p>306.7122118424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6.06559172437089">
                <text:p>-6.06559172437089</text:p>
              </table:table-cell>
              <table:table-cell office:value-type="float" office:value="307.745182026279">
                <text:p>307.7451820262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6.97459755353468">
                <text:p>-6.97459755353468</text:p>
              </table:table-cell>
              <table:table-cell office:value-type="float" office:value="308.791198016968">
                <text:p>308.7911980169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7.86872827058425">
                <text:p>-7.86872827058425</text:p>
              </table:table-cell>
              <table:table-cell office:value-type="float" office:value="309.850659490673">
                <text:p>309.8506594906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8.74802925470865">
                <text:p>-8.74802925470865</text:p>
              </table:table-cell>
              <table:table-cell office:value-type="float" office:value="310.923952790492">
                <text:p>310.9239527904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9.61233408707562">
                <text:p>-9.61233408707562</text:p>
              </table:table-cell>
              <table:table-cell office:value-type="float" office:value="312.011449360657">
                <text:p>312.0114493606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0.4613518010271">
                <text:p>-10.4613518010271</text:p>
              </table:table-cell>
              <table:table-cell office:value-type="float" office:value="313.113504022618">
                <text:p>313.1135040226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1.2947122634637">
                <text:p>-11.2947122634637</text:p>
              </table:table-cell>
              <table:table-cell office:value-type="float" office:value="314.230453093714">
                <text:p>314.2304530937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2.111991501813">
                <text:p>-12.111991501813</text:p>
              </table:table-cell>
              <table:table-cell office:value-type="float" office:value="315.362612349445">
                <text:p>315.3626123494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2.9127267305492">
                <text:p>-12.9127267305492</text:p>
              </table:table-cell>
              <table:table-cell office:value-type="float" office:value="316.510274833605">
                <text:p>316.5102748336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3.6964257887735">
                <text:p>-13.6964257887735</text:p>
              </table:table-cell>
              <table:table-cell office:value-type="float" office:value="317.673708521563">
                <text:p>317.6737085215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4.4625734153804">
                <text:p>-14.4625734153804</text:p>
              </table:table-cell>
              <table:table-cell office:value-type="float" office:value="318.853153845855">
                <text:p>318.8531538458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5.2106356797546">
                <text:p>-15.2106356797546</text:p>
              </table:table-cell>
              <table:table-cell office:value-type="float" office:value="320.04882109513">
                <text:p>320.048821095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5.9400633182741">
                <text:p>-15.9400633182741</text:p>
              </table:table-cell>
              <table:table-cell office:value-type="float" office:value="321.260887701558">
                <text:p>321.2608877015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6.6502944211347">
                <text:p>-16.6502944211347</text:p>
              </table:table-cell>
              <table:table-cell office:value-type="float" office:value="322.489495435437">
                <text:p>322.4894954354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7.3407567420205">
                <text:p>-17.3407567420205</text:p>
              </table:table-cell>
              <table:table-cell office:value-type="float" office:value="323.734747529018">
                <text:p>323.7347475290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8.0108698035333">
                <text:p>-18.0108698035333</text:p>
              </table:table-cell>
              <table:table-cell office:value-type="float" office:value="324.996705756921">
                <text:p>324.9967057569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8.6600469100327">
                <text:p>-18.6600469100327</text:p>
              </table:table-cell>
              <table:table-cell office:value-type="float" office:value="326.275387503496">
                <text:p>326.2753875034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9.2876971421243">
                <text:p>-19.2876971421243</text:p>
              </table:table-cell>
              <table:table-cell office:value-type="float" office:value="327.570762853396">
                <text:p>327.5707628533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9.8932273815996">
                <text:p>-19.8932273815996</text:p>
              </table:table-cell>
              <table:table-cell office:value-type="float" office:value="328.882751744546">
                <text:p>328.8827517445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0.4760443993109">
                <text:p>-20.4760443993109</text:p>
              </table:table-cell>
              <table:table-cell office:value-type="float" office:value="330.211221228355">
                <text:p>330.2112212283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1.0355570258599">
                <text:p>-21.0355570258599</text:p>
              </table:table-cell>
              <table:table-cell office:value-type="float" office:value="331.555982884499">
                <text:p>331.5559828844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1.571178416413">
                <text:p>-21.571178416413</text:p>
              </table:table-cell>
              <table:table-cell office:value-type="float" office:value="332.916790442393">
                <text:p>332.9167904423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2.08232841325">
                <text:p>-22.08232841325</text:p>
              </table:table-cell>
              <table:table-cell office:value-type="float" office:value="334.293337662684">
                <text:p>334.2933376626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2.568436004111">
                <text:p>-22.568436004111</text:p>
              </table:table-cell>
              <table:table-cell office:value-type="float" office:value="335.685256535334">
                <text:p>335.6852565353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3.0289418687351">
                <text:p>-23.0289418687351</text:p>
              </table:table-cell>
              <table:table-cell office:value-type="float" office:value="337.092115850051">
                <text:p>337.0921158500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3.4633010017026">
                <text:p>-23.4633010017026</text:p>
              </table:table-cell>
              <table:table-cell office:value-type="float" office:value="338.513420195657">
                <text:p>338.5134201956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3.870985395099">
                <text:p>-23.870985395099</text:p>
              </table:table-cell>
              <table:table-cell office:value-type="float" office:value="339.948609441545">
                <text:p>339.9486094415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4.2514867608729">
                <text:p>-24.2514867608729</text:p>
              </table:table-cell>
              <table:table-cell office:value-type="float" office:value="341.397058751513">
                <text:p>341.3970587515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4.6043192692371">
                <text:p>-24.6043192692371</text:p>
              </table:table-cell>
              <table:table-cell office:value-type="float" office:value="342.858079174853">
                <text:p>342.8580791748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4.9290222762912">
                <text:p>-24.9290222762912</text:p>
              </table:table-cell>
              <table:table-cell office:value-type="float" office:value="344.330918851565">
                <text:p>344.3309188515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5.2251630117119">
                <text:p>-25.2251630117119</text:p>
              </table:table-cell>
              <table:table-cell office:value-type="float" office:value="345.814764861096">
                <text:p>345.8147648610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5.4923391951427">
                <text:p>-25.4923391951427</text:p>
              </table:table-cell>
              <table:table-cell office:value-type="float" office:value="347.308745731939">
                <text:p>347.3087457319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5.7301815488031">
                <text:p>-25.7301815488031</text:p>
              </table:table-cell>
              <table:table-cell office:value-type="float" office:value="348.81193461923">
                <text:p>348.811934619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5.9383561730419">
                <text:p>-25.9383561730419</text:p>
              </table:table-cell>
              <table:table-cell office:value-type="float" office:value="350.323353142766">
                <text:p>350.3233531427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6.1165667518806">
                <text:p>-26.1165667518806</text:p>
              </table:table-cell>
              <table:table-cell office:value-type="float" office:value="351.841975865728">
                <text:p>351.8419758657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6.2645565564707">
                <text:p>-26.2645565564707</text:p>
              </table:table-cell>
              <table:table-cell office:value-type="float" office:value="353.366735378574">
                <text:p>353.3667353785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6.3821102162921">
                <text:p>-26.3821102162921</text:p>
              </table:table-cell>
              <table:table-cell office:value-type="float" office:value="354.896527940065">
                <text:p>354.8965279400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6.469055230519">
                <text:p>-26.469055230519</text:p>
              </table:table-cell>
              <table:table-cell office:value-type="float" office:value="356.430219612263">
                <text:p>356.4302196122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6.5252631954158">
                <text:p>-26.5252631954158</text:p>
              </table:table-cell>
              <table:table-cell office:value-type="float" office:value="357.966652815532">
                <text:p>357.9666528155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6.5506507277657">
                <text:p>-26.5506507277657</text:p>
              </table:table-cell>
              <table:table-cell office:value-type="float" office:value="359.504653217124">
                <text:p>359.5046532171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Windows_x86 LibreOffice_project/48d50dbfc06349262c9d50868e5c1f630a573eb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